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60" table:default-cell-style-name="Default"/>
        <table:table-column table:style-name="co2" table:default-cell-style-name="ce1"/>
        <table:table-row table:style-name="ro1">
          <table:table-cell office:value-type="float" office:value="1.14393016631154" calcext:value-type="float">
            <text:p>1,1439301663</text:p>
          </table:table-cell>
          <table:table-cell office:value-type="float" office:value="-0.0879856264384772" calcext:value-type="float">
            <text:p>-0,0879856264</text:p>
          </table:table-cell>
          <table:table-cell office:value-type="float" office:value="0.64796313988809" calcext:value-type="float">
            <text:p>0,6479631399</text:p>
          </table:table-cell>
          <table:table-cell office:value-type="float" office:value="1.78279883299106" calcext:value-type="float">
            <text:p>1,782798833</text:p>
          </table:table-cell>
          <table:table-cell office:value-type="float" office:value="2.06472591276757" calcext:value-type="float">
            <text:p>2,0647259128</text:p>
          </table:table-cell>
          <table:table-cell office:value-type="float" office:value="1.66905115625909" calcext:value-type="float">
            <text:p>1,6690511563</text:p>
          </table:table-cell>
          <table:table-cell office:value-type="float" office:value="1.85716003095902" calcext:value-type="float">
            <text:p>1,857160031</text:p>
          </table:table-cell>
          <table:table-cell office:value-type="float" office:value="-0.41455190243595" calcext:value-type="float">
            <text:p>-0,4145519024</text:p>
          </table:table-cell>
          <table:table-cell office:value-type="float" office:value="-0.233555671183146" calcext:value-type="float">
            <text:p>-0,2335556712</text:p>
          </table:table-cell>
          <table:table-cell office:value-type="float" office:value="0.151767959089785" calcext:value-type="float">
            <text:p>0,1517679591</text:p>
          </table:table-cell>
          <table:table-cell office:value-type="float" office:value="-0.98037289664163" calcext:value-type="float">
            <text:p>-0,9803728966</text:p>
          </table:table-cell>
          <table:table-cell office:value-type="float" office:value="0.00464047094998436" calcext:value-type="float">
            <text:p>0,0046404709</text:p>
          </table:table-cell>
          <table:table-cell office:value-type="float" office:value="-0.30540124494277" calcext:value-type="float">
            <text:p>-0,3054012449</text:p>
          </table:table-cell>
          <table:table-cell office:value-type="float" office:value="0.233470970139698" calcext:value-type="float">
            <text:p>0,2334709701</text:p>
          </table:table-cell>
          <table:table-cell office:value-type="float" office:value="0.254591896201971" calcext:value-type="float">
            <text:p>0,2545918962</text:p>
          </table:table-cell>
          <table:table-cell office:value-type="float" office:value="0.118633143801984" calcext:value-type="float">
            <text:p>0,1186331438</text:p>
          </table:table-cell>
          <table:table-cell office:value-type="float" office:value="-0.115292537807296" calcext:value-type="float">
            <text:p>-0,1152925378</text:p>
          </table:table-cell>
          <table:table-cell office:value-type="float" office:value="-0.270715331934232" calcext:value-type="float">
            <text:p>-0,2707153319</text:p>
          </table:table-cell>
          <table:table-cell office:value-type="float" office:value="-0.543241586250726" calcext:value-type="float">
            <text:p>-0,5432415863</text:p>
          </table:table-cell>
          <table:table-cell office:value-type="float" office:value="-1.40718088598532" calcext:value-type="float">
            <text:p>-1,407180886</text:p>
          </table:table-cell>
          <table:table-cell office:value-type="float" office:value="-1.12986619078312" calcext:value-type="float">
            <text:p>-1,1298661908</text:p>
          </table:table-cell>
          <table:table-cell office:value-type="float" office:value="-1.10011165965332" calcext:value-type="float">
            <text:p>-1,1001116597</text:p>
          </table:table-cell>
          <table:table-cell office:value-type="float" office:value="-1.38862572187321" calcext:value-type="float">
            <text:p>-1,3886257219</text:p>
          </table:table-cell>
          <table:table-cell office:value-type="float" office:value="-0.658675550093446" calcext:value-type="float">
            <text:p>-0,6586755501</text:p>
          </table:table-cell>
          <table:table-cell office:value-type="float" office:value="-0.809630847675778" calcext:value-type="float">
            <text:p>-0,8096308477</text:p>
          </table:table-cell>
          <table:table-cell office:value-type="float" office:value="-1.29411515049946" calcext:value-type="float">
            <text:p>-1,2941151505</text:p>
          </table:table-cell>
          <table:table-cell office:value-type="float" office:value="-0.861363743970189" calcext:value-type="float">
            <text:p>-0,861363744</text:p>
          </table:table-cell>
          <table:table-cell office:value-type="float" office:value="-0.841522886946344" calcext:value-type="float">
            <text:p>-0,8415228869</text:p>
          </table:table-cell>
          <table:table-cell office:value-type="float" office:value="-1.2074933546939" calcext:value-type="float">
            <text:p>-1,2074933547</text:p>
          </table:table-cell>
          <table:table-cell office:value-type="float" office:value="-1.18482773205753" calcext:value-type="float">
            <text:p>-1,1848277321</text:p>
          </table:table-cell>
          <table:table-cell office:value-type="float" office:value="-0.3796863144415" calcext:value-type="float">
            <text:p>-0,3796863144</text:p>
          </table:table-cell>
          <table:table-cell office:value-type="float" office:value="0.160853955139923" calcext:value-type="float">
            <text:p>0,1608539551</text:p>
          </table:table-cell>
          <table:table-cell office:value-type="float" office:value="0.807697715882706" calcext:value-type="float">
            <text:p>0,8076977159</text:p>
          </table:table-cell>
          <table:table-cell office:value-type="float" office:value="0.958521463289312" calcext:value-type="float">
            <text:p>0,9585214633</text:p>
          </table:table-cell>
          <table:table-cell office:value-type="float" office:value="1.24550320261239" calcext:value-type="float">
            <text:p>1,2455032026</text:p>
          </table:table-cell>
          <table:table-cell office:value-type="float" office:value="1.64754052059722" calcext:value-type="float">
            <text:p>1,6475405206</text:p>
          </table:table-cell>
          <table:table-cell office:value-type="float" office:value="1.60058422411201" calcext:value-type="float">
            <text:p>1,6005842241</text:p>
          </table:table-cell>
          <table:table-cell office:value-type="float" office:value="1.43163483761532" calcext:value-type="float">
            <text:p>1,4316348376</text:p>
          </table:table-cell>
          <table:table-cell office:value-type="float" office:value="1.27791301186096" calcext:value-type="float">
            <text:p>1,2779130119</text:p>
          </table:table-cell>
          <table:table-cell office:value-type="float" office:value="1.59043748554485" calcext:value-type="float">
            <text:p>1,5904374855</text:p>
          </table:table-cell>
          <table:table-cell office:value-type="float" office:value="2.28681833205112" calcext:value-type="float">
            <text:p>2,2868183321</text:p>
          </table:table-cell>
          <table:table-cell office:value-type="float" office:value="1.39040117889131" calcext:value-type="float">
            <text:p>1,3904011789</text:p>
          </table:table-cell>
          <table:table-cell office:value-type="float" office:value="1.0867424057139" calcext:value-type="float">
            <text:p>1,0867424057</text:p>
          </table:table-cell>
          <table:table-cell office:value-type="float" office:value="0.77049494431193" calcext:value-type="float">
            <text:p>0,7704949443</text:p>
          </table:table-cell>
          <table:table-cell office:value-type="float" office:value="0.331072400005904" calcext:value-type="float">
            <text:p>0,3310724</text:p>
          </table:table-cell>
          <table:table-cell office:value-type="float" office:value="0.914229535008082" calcext:value-type="float">
            <text:p>0,914229535</text:p>
          </table:table-cell>
          <table:table-cell office:value-type="float" office:value="0.888413771467412" calcext:value-type="float">
            <text:p>0,8884137715</text:p>
          </table:table-cell>
          <table:table-cell office:value-type="float" office:value="1.48197488160741" calcext:value-type="float">
            <text:p>1,4819748816</text:p>
          </table:table-cell>
          <table:table-cell office:value-type="float" office:value="0.876120217928908" calcext:value-type="float">
            <text:p>0,8761202179</text:p>
          </table:table-cell>
          <table:table-cell office:value-type="float" office:value="0.43175958406444" calcext:value-type="float">
            <text:p>0,4317595841</text:p>
          </table:table-cell>
          <table:table-cell office:value-type="float" office:value="1.07423937000525" calcext:value-type="float">
            <text:p>1,07423937</text:p>
          </table:table-cell>
          <table:table-cell office:value-type="float" office:value="-0.342537327364247" calcext:value-type="float">
            <text:p>-0,3425373274</text:p>
          </table:table-cell>
          <table:table-cell office:value-type="float" office:value="0.474481544800902" calcext:value-type="float">
            <text:p>0,4744815448</text:p>
          </table:table-cell>
          <table:table-cell office:value-type="float" office:value="0.931404154913848" calcext:value-type="float">
            <text:p>0,9314041549</text:p>
          </table:table-cell>
          <table:table-cell office:value-type="float" office:value="-0.169309068112126" calcext:value-type="float">
            <text:p>-0,1693090681</text:p>
          </table:table-cell>
          <table:table-cell office:value-type="float" office:value="0.880387556967611" calcext:value-type="float">
            <text:p>0,880387557</text:p>
          </table:table-cell>
          <table:table-cell office:value-type="float" office:value="2.32477929446476" calcext:value-type="float">
            <text:p>2,3247792945</text:p>
          </table:table-cell>
          <table:table-cell office:value-type="float" office:value="1.2674191352584" calcext:value-type="float">
            <text:p>1,2674191353</text:p>
          </table:table-cell>
          <table:table-cell office:value-type="float" office:value="4.33559966163149" calcext:value-type="float">
            <text:p>4,3355996616</text:p>
          </table:table-cell>
          <table:table-cell office:value-type="float" office:value="7.67236484475008" calcext:value-type="float">
            <text:p>7,6723648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1925562907993" calcext:value-type="float">
            <text:p>4,7192556291</text:p>
          </table:table-cell>
          <table:table-cell office:value-type="float" office:value="6.16202783781198" calcext:value-type="float">
            <text:p>6,1620278378</text:p>
          </table:table-cell>
          <table:table-cell office:value-type="float" office:value="7.06774252183153" calcext:value-type="float">
            <text:p>7,0677425218</text:p>
          </table:table-cell>
          <table:table-cell office:value-type="float" office:value="8.21763874375083" calcext:value-type="float">
            <text:p>8,2176387438</text:p>
          </table:table-cell>
          <table:table-cell office:value-type="float" office:value="6.09337159086158" calcext:value-type="float">
            <text:p>6,0933715909</text:p>
          </table:table-cell>
          <table:table-cell office:value-type="float" office:value="1.47109982804589" calcext:value-type="float">
            <text:p>1,471099828</text:p>
          </table:table-cell>
          <table:table-cell office:value-type="float" office:value="1.26804782941734" calcext:value-type="float">
            <text:p>1,2680478294</text:p>
          </table:table-cell>
          <table:table-cell office:value-type="float" office:value="-1.25187628327684" calcext:value-type="float">
            <text:p>-1,2518762833</text:p>
          </table:table-cell>
          <table:table-cell office:value-type="float" office:value="0.343364847507953" calcext:value-type="float">
            <text:p>0,3433648475</text:p>
          </table:table-cell>
          <table:table-cell office:value-type="float" office:value="0.302791957595797" calcext:value-type="float">
            <text:p>0,3027919576</text:p>
          </table:table-cell>
          <table:table-cell office:value-type="float" office:value="0.496591651719319" calcext:value-type="float">
            <text:p>0,4965916517</text:p>
          </table:table-cell>
          <table:table-cell office:value-type="float" office:value="-0.165272157680209" calcext:value-type="float">
            <text:p>-0,1652721577</text:p>
          </table:table-cell>
          <table:table-cell office:value-type="float" office:value="0.352222341728421" calcext:value-type="float">
            <text:p>0,3522223417</text:p>
          </table:table-cell>
          <table:table-cell office:value-type="float" office:value="0.298526683173416" calcext:value-type="float">
            <text:p>0,2985266832</text:p>
          </table:table-cell>
          <table:table-cell office:value-type="float" office:value="0.410365140532048" calcext:value-type="float">
            <text:p>0,4103651405</text:p>
          </table:table-cell>
          <table:table-cell office:value-type="float" office:value="0.390715680130447" calcext:value-type="float">
            <text:p>0,3907156801</text:p>
          </table:table-cell>
          <table:table-cell office:value-type="float" office:value="0.493785803372036" calcext:value-type="float">
            <text:p>0,4937858034</text:p>
          </table:table-cell>
          <table:table-cell office:value-type="float" office:value="0.377395526298145" calcext:value-type="float">
            <text:p>0,3773955263</text:p>
          </table:table-cell>
          <table:table-cell office:value-type="float" office:value="0.350984842204804" calcext:value-type="float">
            <text:p>0,3509848422</text:p>
          </table:table-cell>
          <table:table-cell office:value-type="float" office:value="-0.643434983039827" calcext:value-type="float">
            <text:p>-0,643434983</text:p>
          </table:table-cell>
          <table:table-cell office:value-type="float" office:value="-1.52588176949563" calcext:value-type="float">
            <text:p>-1,5258817695</text:p>
          </table:table-cell>
          <table:table-cell office:value-type="float" office:value="-1.82739684566214" calcext:value-type="float">
            <text:p>-1,8273968457</text:p>
          </table:table-cell>
          <table:table-cell office:value-type="float" office:value="-1.06325400696106" calcext:value-type="float">
            <text:p>-1,063254007</text:p>
          </table:table-cell>
          <table:table-cell office:value-type="float" office:value="-0.18944763440783" calcext:value-type="float">
            <text:p>-0,1894476344</text:p>
          </table:table-cell>
          <table:table-cell office:value-type="float" office:value="-0.874140012543541" calcext:value-type="float">
            <text:p>-0,8741400125</text:p>
          </table:table-cell>
          <table:table-cell office:value-type="float" office:value="-2.00187389241756" calcext:value-type="float">
            <text:p>-2,0018738924</text:p>
          </table:table-cell>
          <table:table-cell office:value-type="float" office:value="-1.34048714976079" calcext:value-type="float">
            <text:p>-1,3404871498</text:p>
          </table:table-cell>
          <table:table-cell office:value-type="float" office:value="-0.577176769654081" calcext:value-type="float">
            <text:p>-0,5771767697</text:p>
          </table:table-cell>
          <table:table-cell office:value-type="float" office:value="-0.651821645450068" calcext:value-type="float">
            <text:p>-0,6518216455</text:p>
          </table:table-cell>
          <table:table-cell office:value-type="float" office:value="-0.857760011718957" calcext:value-type="float">
            <text:p>-0,8577600117</text:p>
          </table:table-cell>
          <table:table-cell office:value-type="float" office:value="-0.555860764342357" calcext:value-type="float">
            <text:p>-0,5558607643</text:p>
          </table:table-cell>
          <table:table-cell office:value-type="float" office:value="-0.900875941177233" calcext:value-type="float">
            <text:p>-0,9008759412</text:p>
          </table:table-cell>
          <table:table-cell office:value-type="float" office:value="-1.47642106458415" calcext:value-type="float">
            <text:p>-1,4764210646</text:p>
          </table:table-cell>
          <table:table-cell office:value-type="float" office:value="-0.89668136888355" calcext:value-type="float">
            <text:p>-0,8966813689</text:p>
          </table:table-cell>
          <table:table-cell office:value-type="float" office:value="-0.0893366356017874" calcext:value-type="float">
            <text:p>-0,0893366356</text:p>
          </table:table-cell>
          <table:table-cell office:value-type="float" office:value="0.516997950333334" calcext:value-type="float">
            <text:p>0,5169979503</text:p>
          </table:table-cell>
          <table:table-cell office:value-type="float" office:value="0.275934051135977" calcext:value-type="float">
            <text:p>0,2759340511</text:p>
          </table:table-cell>
          <table:table-cell office:value-type="float" office:value="0.115037892822484" calcext:value-type="float">
            <text:p>0,1150378928</text:p>
          </table:table-cell>
          <table:table-cell office:value-type="float" office:value="0.486249919607471" calcext:value-type="float">
            <text:p>0,4862499196</text:p>
          </table:table-cell>
          <table:table-cell office:value-type="float" office:value="0.783884461905882" calcext:value-type="float">
            <text:p>0,7838844619</text:p>
          </table:table-cell>
          <table:table-cell office:value-type="float" office:value="0.589090947791343" calcext:value-type="float">
            <text:p>0,5890909478</text:p>
          </table:table-cell>
          <table:table-cell office:value-type="float" office:value="0.154093907294007" calcext:value-type="float">
            <text:p>0,1540939073</text:p>
          </table:table-cell>
          <table:table-cell office:value-type="float" office:value="-0.411890120669452" calcext:value-type="float">
            <text:p>-0,4118901207</text:p>
          </table:table-cell>
          <table:table-cell office:value-type="float" office:value="0.130541499815264" calcext:value-type="float">
            <text:p>0,1305414998</text:p>
          </table:table-cell>
          <table:table-cell office:value-type="float" office:value="0.87780351475669" calcext:value-type="float">
            <text:p>0,8778035148</text:p>
          </table:table-cell>
          <table:table-cell office:value-type="float" office:value="0.770879538502119" calcext:value-type="float">
            <text:p>0,7708795385</text:p>
          </table:table-cell>
          <table:table-cell office:value-type="float" office:value="1.04022039649485" calcext:value-type="float">
            <text:p>1,0402203965</text:p>
          </table:table-cell>
          <table:table-cell office:value-type="float" office:value="1.15193507013592" calcext:value-type="float">
            <text:p>1,1519350701</text:p>
          </table:table-cell>
          <table:table-cell office:value-type="float" office:value="0.606330817487308" calcext:value-type="float">
            <text:p>0,6063308175</text:p>
          </table:table-cell>
          <table:table-cell office:value-type="float" office:value="0.102451426727155" calcext:value-type="float">
            <text:p>0,1024514267</text:p>
          </table:table-cell>
          <table:table-cell office:value-type="float" office:value="0.141566428605343" calcext:value-type="float">
            <text:p>0,1415664286</text:p>
          </table:table-cell>
          <table:table-cell office:value-type="float" office:value="2.57421991473737" calcext:value-type="float">
            <text:p>2,5742199147</text:p>
          </table:table-cell>
          <table:table-cell office:value-type="float" office:value="1.62173542924487" calcext:value-type="float">
            <text:p>1,6217354292</text:p>
          </table:table-cell>
          <table:table-cell office:value-type="float" office:value="0.835524315437423" calcext:value-type="float">
            <text:p>0,8355243154</text:p>
          </table:table-cell>
          <table:table-cell office:value-type="float" office:value="1.4814543459811" calcext:value-type="float">
            <text:p>1,481454346</text:p>
          </table:table-cell>
          <table:table-cell office:value-type="float" office:value="-0.967554641815889" calcext:value-type="float">
            <text:p>-0,9675546418</text:p>
          </table:table-cell>
          <table:table-cell office:value-type="float" office:value="0.803734105521273" calcext:value-type="float">
            <text:p>0,8037341055</text:p>
          </table:table-cell>
          <table:table-cell office:value-type="float" office:value="1.06648683332719" calcext:value-type="float">
            <text:p>1,0664868333</text:p>
          </table:table-cell>
          <table:table-cell office:value-type="float" office:value="1.84424761726116" calcext:value-type="float">
            <text:p>1,8442476173</text:p>
          </table:table-cell>
          <table:table-cell office:value-type="float" office:value="3.53803352944434" calcext:value-type="float">
            <text:p>3,5380335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441672877982" calcext:value-type="float">
            <text:p>1,7441672878</text:p>
          </table:table-cell>
          <table:table-cell office:value-type="float" office:value="2.29672824875611" calcext:value-type="float">
            <text:p>2,2967282488</text:p>
          </table:table-cell>
          <table:table-cell office:value-type="float" office:value="3.07847547986992" calcext:value-type="float">
            <text:p>3,0784754799</text:p>
          </table:table-cell>
          <table:table-cell office:value-type="float" office:value="1.69467978277691" calcext:value-type="float">
            <text:p>1,6946797828</text:p>
          </table:table-cell>
          <table:table-cell office:value-type="float" office:value="1.46168913789648" calcext:value-type="float">
            <text:p>1,4616891379</text:p>
          </table:table-cell>
          <table:table-cell office:value-type="float" office:value="0.454272919873862" calcext:value-type="float">
            <text:p>0,4542729199</text:p>
          </table:table-cell>
          <table:table-cell office:value-type="float" office:value="-0.300220641170282" calcext:value-type="float">
            <text:p>-0,3002206412</text:p>
          </table:table-cell>
          <table:table-cell office:value-type="float" office:value="-0.251314751051823" calcext:value-type="float">
            <text:p>-0,2513147511</text:p>
          </table:table-cell>
          <table:table-cell office:value-type="float" office:value="0.493718950475764" calcext:value-type="float">
            <text:p>0,4937189505</text:p>
          </table:table-cell>
          <table:table-cell office:value-type="float" office:value="1.31904211503034" calcext:value-type="float">
            <text:p>1,319042115</text:p>
          </table:table-cell>
          <table:table-cell office:value-type="float" office:value="2.42493465133956" calcext:value-type="float">
            <text:p>2,4249346513</text:p>
          </table:table-cell>
          <table:table-cell office:value-type="float" office:value="1.9379320605742" calcext:value-type="float">
            <text:p>1,9379320606</text:p>
          </table:table-cell>
          <table:table-cell office:value-type="float" office:value="1.7646587614289" calcext:value-type="float">
            <text:p>1,7646587614</text:p>
          </table:table-cell>
          <table:table-cell office:value-type="float" office:value="1.57106506989839" calcext:value-type="float">
            <text:p>1,5710650699</text:p>
          </table:table-cell>
          <table:table-cell office:value-type="float" office:value="1.82108658449632" calcext:value-type="float">
            <text:p>1,8210865845</text:p>
          </table:table-cell>
          <table:table-cell office:value-type="float" office:value="2.43197944794067" calcext:value-type="float">
            <text:p>2,4319794479</text:p>
          </table:table-cell>
          <table:table-cell office:value-type="float" office:value="2.54174535652795" calcext:value-type="float">
            <text:p>2,5417453565</text:p>
          </table:table-cell>
          <table:table-cell office:value-type="float" office:value="2.16113426001734" calcext:value-type="float">
            <text:p>2,16113426</text:p>
          </table:table-cell>
          <table:table-cell office:value-type="float" office:value="1.38281438383836" calcext:value-type="float">
            <text:p>1,3828143838</text:p>
          </table:table-cell>
          <table:table-cell office:value-type="float" office:value="0.745470826504131" calcext:value-type="float">
            <text:p>0,7454708265</text:p>
          </table:table-cell>
          <table:table-cell office:value-type="float" office:value="0.283533191027277" calcext:value-type="float">
            <text:p>0,283533191</text:p>
          </table:table-cell>
          <table:table-cell office:value-type="float" office:value="-1.09385880474943" calcext:value-type="float">
            <text:p>-1,0938588047</text:p>
          </table:table-cell>
          <table:table-cell office:value-type="float" office:value="-2.52862588272018" calcext:value-type="float">
            <text:p>-2,5286258827</text:p>
          </table:table-cell>
          <table:table-cell office:value-type="float" office:value="-2.71123402619416" calcext:value-type="float">
            <text:p>-2,7112340262</text:p>
          </table:table-cell>
          <table:table-cell office:value-type="float" office:value="-1.83483662604889" calcext:value-type="float">
            <text:p>-1,834836626</text:p>
          </table:table-cell>
          <table:table-cell office:value-type="float" office:value="-1.98374784959298" calcext:value-type="float">
            <text:p>-1,9837478496</text:p>
          </table:table-cell>
          <table:table-cell office:value-type="float" office:value="-2.12572848346518" calcext:value-type="float">
            <text:p>-2,1257284835</text:p>
          </table:table-cell>
          <table:table-cell office:value-type="float" office:value="-2.28003796222737" calcext:value-type="float">
            <text:p>-2,2800379622</text:p>
          </table:table-cell>
          <table:table-cell office:value-type="float" office:value="-2.66389433644983" calcext:value-type="float">
            <text:p>-2,6638943364</text:p>
          </table:table-cell>
          <table:table-cell office:value-type="float" office:value="-1.6038549360924" calcext:value-type="float">
            <text:p>-1,6038549361</text:p>
          </table:table-cell>
          <table:table-cell office:value-type="float" office:value="-1.36663707887282" calcext:value-type="float">
            <text:p>-1,3666370789</text:p>
          </table:table-cell>
          <table:table-cell office:value-type="float" office:value="-1.12785353385281" calcext:value-type="float">
            <text:p>-1,1278535339</text:p>
          </table:table-cell>
          <table:table-cell office:value-type="float" office:value="-0.71617801066578" calcext:value-type="float">
            <text:p>-0,7161780107</text:p>
          </table:table-cell>
          <table:table-cell office:value-type="float" office:value="-0.67224074652977" calcext:value-type="float">
            <text:p>-0,6722407465</text:p>
          </table:table-cell>
          <table:table-cell office:value-type="float" office:value="-0.177708512719754" calcext:value-type="float">
            <text:p>-0,1777085127</text:p>
          </table:table-cell>
          <table:table-cell office:value-type="float" office:value="-0.70857683196546" calcext:value-type="float">
            <text:p>-0,708576832</text:p>
          </table:table-cell>
          <table:table-cell office:value-type="float" office:value="-0.829469428641382" calcext:value-type="float">
            <text:p>-0,8294694286</text:p>
          </table:table-cell>
          <table:table-cell office:value-type="float" office:value="-0.518374831330703" calcext:value-type="float">
            <text:p>-0,5183748313</text:p>
          </table:table-cell>
          <table:table-cell office:value-type="float" office:value="-0.522919593296877" calcext:value-type="float">
            <text:p>-0,5229195933</text:p>
          </table:table-cell>
          <table:table-cell office:value-type="float" office:value="-1.42923882433179" calcext:value-type="float">
            <text:p>-1,4292388243</text:p>
          </table:table-cell>
          <table:table-cell office:value-type="float" office:value="-0.749220828440974" calcext:value-type="float">
            <text:p>-0,7492208284</text:p>
          </table:table-cell>
          <table:table-cell office:value-type="float" office:value="-0.400644158964418" calcext:value-type="float">
            <text:p>-0,400644159</text:p>
          </table:table-cell>
          <table:table-cell office:value-type="float" office:value="-0.48671382817971" calcext:value-type="float">
            <text:p>-0,4867138282</text:p>
          </table:table-cell>
          <table:table-cell office:value-type="float" office:value="-0.113286014207499" calcext:value-type="float">
            <text:p>-0,1132860142</text:p>
          </table:table-cell>
          <table:table-cell office:value-type="float" office:value="-0.509139228694339" calcext:value-type="float">
            <text:p>-0,5091392287</text:p>
          </table:table-cell>
          <table:table-cell office:value-type="float" office:value="-0.80970349588915" calcext:value-type="float">
            <text:p>-0,8097034959</text:p>
          </table:table-cell>
          <table:table-cell office:value-type="float" office:value="-0.254736116996805" calcext:value-type="float">
            <text:p>-0,254736117</text:p>
          </table:table-cell>
          <table:table-cell office:value-type="float" office:value="-0.0304405651357198" calcext:value-type="float">
            <text:p>-0,0304405651</text:p>
          </table:table-cell>
          <table:table-cell office:value-type="float" office:value="-0.917840228306475" calcext:value-type="float">
            <text:p>-0,9178402283</text:p>
          </table:table-cell>
          <table:table-cell office:value-type="float" office:value="-0.86351916812888" calcext:value-type="float">
            <text:p>-0,8635191681</text:p>
          </table:table-cell>
          <table:table-cell office:value-type="float" office:value="0.982637563260616" calcext:value-type="float">
            <text:p>0,9826375633</text:p>
          </table:table-cell>
          <table:table-cell office:value-type="float" office:value="-0.259497975275945" calcext:value-type="float">
            <text:p>-0,2594979753</text:p>
          </table:table-cell>
          <table:table-cell office:value-type="float" office:value="2.3582440958015" calcext:value-type="float">
            <text:p>2,3582440958</text:p>
          </table:table-cell>
          <table:table-cell office:value-type="float" office:value="0.205456798878055" calcext:value-type="float">
            <text:p>0,2054567989</text:p>
          </table:table-cell>
          <table:table-cell office:value-type="float" office:value="0.888872607588663" calcext:value-type="float">
            <text:p>0,8888726076</text:p>
          </table:table-cell>
          <table:table-cell office:value-type="float" office:value="2.0658599109042" calcext:value-type="float">
            <text:p>2,0658599109</text:p>
          </table:table-cell>
          <table:table-cell office:value-type="float" office:value="2.947025053578" calcext:value-type="float">
            <text:p>2,9470250536</text:p>
          </table:table-cell>
          <table:table-cell office:value-type="float" office:value="-0.0154563309177854" calcext:value-type="float">
            <text:p>-0,0154563309</text:p>
          </table:table-cell>
          <table:table-cell office:value-type="float" office:value="0.792702923208743" calcext:value-type="float">
            <text:p>0,7927029232</text:p>
          </table:table-cell>
          <table:table-cell office:value-type="float" office:value="1.55037424323965" calcext:value-type="float">
            <text:p>1,5503742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6148642473705" calcext:value-type="float">
            <text:p>1,5614864247</text:p>
          </table:table-cell>
          <table:table-cell office:value-type="float" office:value="2.7366563809485" calcext:value-type="float">
            <text:p>2,7366563809</text:p>
          </table:table-cell>
          <table:table-cell office:value-type="float" office:value="2.40709198552804" calcext:value-type="float">
            <text:p>2,4070919855</text:p>
          </table:table-cell>
          <table:table-cell office:value-type="float" office:value="2.27282672198679" calcext:value-type="float">
            <text:p>2,272826722</text:p>
          </table:table-cell>
          <table:table-cell office:value-type="float" office:value="1.45988902812075" calcext:value-type="float">
            <text:p>1,4598890281</text:p>
          </table:table-cell>
          <table:table-cell office:value-type="float" office:value="-0.609926955733807" calcext:value-type="float">
            <text:p>-0,6099269557</text:p>
          </table:table-cell>
          <table:table-cell office:value-type="float" office:value="-0.384379527104808" calcext:value-type="float">
            <text:p>-0,3843795271</text:p>
          </table:table-cell>
          <table:table-cell office:value-type="float" office:value="-0.5272912300106" calcext:value-type="float">
            <text:p>-0,52729123</text:p>
          </table:table-cell>
          <table:table-cell office:value-type="float" office:value="-0.127125238745257" calcext:value-type="float">
            <text:p>-0,1271252387</text:p>
          </table:table-cell>
          <table:table-cell office:value-type="float" office:value="0.392811188232385" calcext:value-type="float">
            <text:p>0,3928111882</text:p>
          </table:table-cell>
          <table:table-cell office:value-type="float" office:value="0.723411207360465" calcext:value-type="float">
            <text:p>0,7234112074</text:p>
          </table:table-cell>
          <table:table-cell office:value-type="float" office:value="1.26113722048419" calcext:value-type="float">
            <text:p>1,2611372205</text:p>
          </table:table-cell>
          <table:table-cell office:value-type="float" office:value="1.81715514267341" calcext:value-type="float">
            <text:p>1,8171551427</text:p>
          </table:table-cell>
          <table:table-cell office:value-type="float" office:value="1.27861835990569" calcext:value-type="float">
            <text:p>1,2786183599</text:p>
          </table:table-cell>
          <table:table-cell office:value-type="float" office:value="1.52511742026917" calcext:value-type="float">
            <text:p>1,5251174203</text:p>
          </table:table-cell>
          <table:table-cell office:value-type="float" office:value="1.79411138488943" calcext:value-type="float">
            <text:p>1,7941113849</text:p>
          </table:table-cell>
          <table:table-cell office:value-type="float" office:value="2.25844428500805" calcext:value-type="float">
            <text:p>2,258444285</text:p>
          </table:table-cell>
          <table:table-cell office:value-type="float" office:value="2.07548421149578" calcext:value-type="float">
            <text:p>2,0754842115</text:p>
          </table:table-cell>
          <table:table-cell office:value-type="float" office:value="1.69523159291299" calcext:value-type="float">
            <text:p>1,6952315929</text:p>
          </table:table-cell>
          <table:table-cell office:value-type="float" office:value="0.860832246540265" calcext:value-type="float">
            <text:p>0,8608322465</text:p>
          </table:table-cell>
          <table:table-cell office:value-type="float" office:value="0.445662977414967" calcext:value-type="float">
            <text:p>0,4456629774</text:p>
          </table:table-cell>
          <table:table-cell office:value-type="float" office:value="-0.557676496740778" calcext:value-type="float">
            <text:p>-0,5576764967</text:p>
          </table:table-cell>
          <table:table-cell office:value-type="float" office:value="-1.55890625080757" calcext:value-type="float">
            <text:p>-1,5589062508</text:p>
          </table:table-cell>
          <table:table-cell office:value-type="float" office:value="-1.59462214127385" calcext:value-type="float">
            <text:p>-1,5946221413</text:p>
          </table:table-cell>
          <table:table-cell office:value-type="float" office:value="-2.01734040260515" calcext:value-type="float">
            <text:p>-2,0173404026</text:p>
          </table:table-cell>
          <table:table-cell office:value-type="float" office:value="-2.48916936928315" calcext:value-type="float">
            <text:p>-2,4891693693</text:p>
          </table:table-cell>
          <table:table-cell office:value-type="float" office:value="-2.32437947923903" calcext:value-type="float">
            <text:p>-2,3243794792</text:p>
          </table:table-cell>
          <table:table-cell office:value-type="float" office:value="-2.31207991583855" calcext:value-type="float">
            <text:p>-2,3120799158</text:p>
          </table:table-cell>
          <table:table-cell office:value-type="float" office:value="-1.98127141273456" calcext:value-type="float">
            <text:p>-1,9812714127</text:p>
          </table:table-cell>
          <table:table-cell office:value-type="float" office:value="-1.99207797810093" calcext:value-type="float">
            <text:p>-1,9920779781</text:p>
          </table:table-cell>
          <table:table-cell office:value-type="float" office:value="-0.998399767143711" calcext:value-type="float">
            <text:p>-0,9983997671</text:p>
          </table:table-cell>
          <table:table-cell office:value-type="float" office:value="-0.559002666258856" calcext:value-type="float">
            <text:p>-0,5590026663</text:p>
          </table:table-cell>
          <table:table-cell office:value-type="float" office:value="-0.24841062844594" calcext:value-type="float">
            <text:p>-0,2484106284</text:p>
          </table:table-cell>
          <table:table-cell office:value-type="float" office:value="0.402393061850081" calcext:value-type="float">
            <text:p>0,4023930619</text:p>
          </table:table-cell>
          <table:table-cell office:value-type="float" office:value="0.740355660483927" calcext:value-type="float">
            <text:p>0,7403556605</text:p>
          </table:table-cell>
          <table:table-cell office:value-type="float" office:value="-0.150499220254486" calcext:value-type="float">
            <text:p>-0,1504992203</text:p>
          </table:table-cell>
          <table:table-cell office:value-type="float" office:value="-0.57604359315698" calcext:value-type="float">
            <text:p>-0,5760435932</text:p>
          </table:table-cell>
          <table:table-cell office:value-type="float" office:value="-0.231953955323702" calcext:value-type="float">
            <text:p>-0,2319539553</text:p>
          </table:table-cell>
          <table:table-cell office:value-type="float" office:value="0.182343719852802" calcext:value-type="float">
            <text:p>0,1823437199</text:p>
          </table:table-cell>
          <table:table-cell office:value-type="float" office:value="-0.474360643673856" calcext:value-type="float">
            <text:p>-0,4743606437</text:p>
          </table:table-cell>
          <table:table-cell office:value-type="float" office:value="-0.970714349485536" calcext:value-type="float">
            <text:p>-0,9707143495</text:p>
          </table:table-cell>
          <table:table-cell office:value-type="float" office:value="-1.1900790994091" calcext:value-type="float">
            <text:p>-1,1900790994</text:p>
          </table:table-cell>
          <table:table-cell office:value-type="float" office:value="-1.03997758851999" calcext:value-type="float">
            <text:p>-1,0399775885</text:p>
          </table:table-cell>
          <table:table-cell office:value-type="float" office:value="-0.791501622443122" calcext:value-type="float">
            <text:p>-0,7915016224</text:p>
          </table:table-cell>
          <table:table-cell office:value-type="float" office:value="-0.708969780889137" calcext:value-type="float">
            <text:p>-0,7089697809</text:p>
          </table:table-cell>
          <table:table-cell office:value-type="float" office:value="-0.493138920271815" calcext:value-type="float">
            <text:p>-0,4931389203</text:p>
          </table:table-cell>
          <table:table-cell office:value-type="float" office:value="0.0741782372293179" calcext:value-type="float">
            <text:p>0,0741782372</text:p>
          </table:table-cell>
          <table:table-cell office:value-type="float" office:value="0.573564332557247" calcext:value-type="float">
            <text:p>0,5735643326</text:p>
          </table:table-cell>
          <table:table-cell office:value-type="float" office:value="0.890026888054763" calcext:value-type="float">
            <text:p>0,8900268881</text:p>
          </table:table-cell>
          <table:table-cell office:value-type="float" office:value="0.629344478466811" calcext:value-type="float">
            <text:p>0,6293444785</text:p>
          </table:table-cell>
          <table:table-cell office:value-type="float" office:value="0.632885210235651" calcext:value-type="float">
            <text:p>0,6328852102</text:p>
          </table:table-cell>
          <table:table-cell office:value-type="float" office:value="2.2524424253952" calcext:value-type="float">
            <text:p>2,2524424254</text:p>
          </table:table-cell>
          <table:table-cell office:value-type="float" office:value="0.219536237146686" calcext:value-type="float">
            <text:p>0,2195362371</text:p>
          </table:table-cell>
          <table:table-cell office:value-type="float" office:value="-0.0684855996260183" calcext:value-type="float">
            <text:p>-0,0684855996</text:p>
          </table:table-cell>
          <table:table-cell office:value-type="float" office:value="1.17105438777554" calcext:value-type="float">
            <text:p>1,1710543878</text:p>
          </table:table-cell>
          <table:table-cell office:value-type="float" office:value="0.932687807876578" calcext:value-type="float">
            <text:p>0,9326878079</text:p>
          </table:table-cell>
          <table:table-cell office:value-type="float" office:value="-0.371618995025965" calcext:value-type="float">
            <text:p>-0,371618995</text:p>
          </table:table-cell>
          <table:table-cell office:value-type="float" office:value="0.664622229464769" calcext:value-type="float">
            <text:p>0,6646222295</text:p>
          </table:table-cell>
          <table:table-cell office:value-type="float" office:value="2.65312815114763" calcext:value-type="float">
            <text:p>2,6531281511</text:p>
          </table:table-cell>
          <table:table-cell office:value-type="float" office:value="1.41123809320533" calcext:value-type="float">
            <text:p>1,4112380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7069927667535" calcext:value-type="float">
            <text:p>-0,2870699277</text:p>
          </table:table-cell>
          <table:table-cell office:value-type="float" office:value="-0.16686929152125" calcext:value-type="float">
            <text:p>-0,1668692915</text:p>
          </table:table-cell>
          <table:table-cell office:value-type="float" office:value="-0.210783190084077" calcext:value-type="float">
            <text:p>-0,2107831901</text:p>
          </table:table-cell>
          <table:table-cell office:value-type="float" office:value="-0.117133859430998" calcext:value-type="float">
            <text:p>-0,1171338594</text:p>
          </table:table-cell>
          <table:table-cell office:value-type="float" office:value="0.0360021955146918" calcext:value-type="float">
            <text:p>0,0360021955</text:p>
          </table:table-cell>
          <table:table-cell office:value-type="float" office:value="-0.760505316511363" calcext:value-type="float">
            <text:p>-0,7605053165</text:p>
          </table:table-cell>
          <table:table-cell office:value-type="float" office:value="-0.0218489415406944" calcext:value-type="float">
            <text:p>-0,0218489415</text:p>
          </table:table-cell>
          <table:table-cell office:value-type="float" office:value="0.313556254816994" calcext:value-type="float">
            <text:p>0,3135562548</text:p>
          </table:table-cell>
          <table:table-cell office:value-type="float" office:value="-0.780912180863719" calcext:value-type="float">
            <text:p>-0,7809121809</text:p>
          </table:table-cell>
          <table:table-cell office:value-type="float" office:value="-0.364540686048993" calcext:value-type="float">
            <text:p>-0,364540686</text:p>
          </table:table-cell>
          <table:table-cell office:value-type="float" office:value="0.543311958861349" calcext:value-type="float">
            <text:p>0,5433119589</text:p>
          </table:table-cell>
          <table:table-cell office:value-type="float" office:value="1.61595476850606" calcext:value-type="float">
            <text:p>1,6159547685</text:p>
          </table:table-cell>
          <table:table-cell office:value-type="float" office:value="2.15483456797599" calcext:value-type="float">
            <text:p>2,154834568</text:p>
          </table:table-cell>
          <table:table-cell office:value-type="float" office:value="1.75042427872967" calcext:value-type="float">
            <text:p>1,7504242787</text:p>
          </table:table-cell>
          <table:table-cell office:value-type="float" office:value="1.7543961642675" calcext:value-type="float">
            <text:p>1,7543961643</text:p>
          </table:table-cell>
          <table:table-cell office:value-type="float" office:value="1.90844622637974" calcext:value-type="float">
            <text:p>1,9084462264</text:p>
          </table:table-cell>
          <table:table-cell office:value-type="float" office:value="2.24327421424393" calcext:value-type="float">
            <text:p>2,2432742142</text:p>
          </table:table-cell>
          <table:table-cell office:value-type="float" office:value="2.41540784156574" calcext:value-type="float">
            <text:p>2,4154078416</text:p>
          </table:table-cell>
          <table:table-cell office:value-type="float" office:value="2.07005472092187" calcext:value-type="float">
            <text:p>2,0700547209</text:p>
          </table:table-cell>
          <table:table-cell office:value-type="float" office:value="1.37329584841696" calcext:value-type="float">
            <text:p>1,3732958484</text:p>
          </table:table-cell>
          <table:table-cell office:value-type="float" office:value="0.584908415963247" calcext:value-type="float">
            <text:p>0,584908416</text:p>
          </table:table-cell>
          <table:table-cell office:value-type="float" office:value="0.136390397591122" calcext:value-type="float">
            <text:p>0,1363903976</text:p>
          </table:table-cell>
          <table:table-cell office:value-type="float" office:value="-0.14110100167566" calcext:value-type="float">
            <text:p>-0,1411010017</text:p>
          </table:table-cell>
          <table:table-cell office:value-type="float" office:value="-0.426989039139942" calcext:value-type="float">
            <text:p>-0,4269890391</text:p>
          </table:table-cell>
          <table:table-cell office:value-type="float" office:value="-1.42900048757702" calcext:value-type="float">
            <text:p>-1,4290004876</text:p>
          </table:table-cell>
          <table:table-cell office:value-type="float" office:value="-2.79225366674541" calcext:value-type="float">
            <text:p>-2,7922536667</text:p>
          </table:table-cell>
          <table:table-cell office:value-type="float" office:value="-2.83932519574294" calcext:value-type="float">
            <text:p>-2,8393251957</text:p>
          </table:table-cell>
          <table:table-cell office:value-type="float" office:value="-2.71639877785335" calcext:value-type="float">
            <text:p>-2,7163987779</text:p>
          </table:table-cell>
          <table:table-cell office:value-type="float" office:value="-2.40083477072541" calcext:value-type="float">
            <text:p>-2,4008347707</text:p>
          </table:table-cell>
          <table:table-cell office:value-type="float" office:value="-1.97395788279131" calcext:value-type="float">
            <text:p>-1,9739578828</text:p>
          </table:table-cell>
          <table:table-cell office:value-type="float" office:value="-0.766148569263803" calcext:value-type="float">
            <text:p>-0,7661485693</text:p>
          </table:table-cell>
          <table:table-cell office:value-type="float" office:value="0.148191981994797" calcext:value-type="float">
            <text:p>0,148191982</text:p>
          </table:table-cell>
          <table:table-cell office:value-type="float" office:value="0.0130742436024181" calcext:value-type="float">
            <text:p>0,0130742436</text:p>
          </table:table-cell>
          <table:table-cell office:value-type="float" office:value="0.665754023340355" calcext:value-type="float">
            <text:p>0,6657540233</text:p>
          </table:table-cell>
          <table:table-cell office:value-type="float" office:value="0.658158237662412" calcext:value-type="float">
            <text:p>0,6581582377</text:p>
          </table:table-cell>
          <table:table-cell office:value-type="float" office:value="0.113395009977908" calcext:value-type="float">
            <text:p>0,11339501</text:p>
          </table:table-cell>
          <table:table-cell office:value-type="float" office:value="-0.310113193421703" calcext:value-type="float">
            <text:p>-0,3101131934</text:p>
          </table:table-cell>
          <table:table-cell office:value-type="float" office:value="0.423527262554614" calcext:value-type="float">
            <text:p>0,4235272626</text:p>
          </table:table-cell>
          <table:table-cell office:value-type="float" office:value="0.422454733873846" calcext:value-type="float">
            <text:p>0,4224547339</text:p>
          </table:table-cell>
          <table:table-cell office:value-type="float" office:value="-0.711121177330542" calcext:value-type="float">
            <text:p>-0,7111211773</text:p>
          </table:table-cell>
          <table:table-cell office:value-type="float" office:value="-1.08116890219641" calcext:value-type="float">
            <text:p>-1,0811689022</text:p>
          </table:table-cell>
          <table:table-cell office:value-type="float" office:value="-0.625858331163351" calcext:value-type="float">
            <text:p>-0,6258583312</text:p>
          </table:table-cell>
          <table:table-cell office:value-type="float" office:value="-0.48455545200153" calcext:value-type="float">
            <text:p>-0,484555452</text:p>
          </table:table-cell>
          <table:table-cell office:value-type="float" office:value="-1.05033390655959" calcext:value-type="float">
            <text:p>-1,0503339066</text:p>
          </table:table-cell>
          <table:table-cell office:value-type="float" office:value="-0.556623716344588" calcext:value-type="float">
            <text:p>-0,5566237163</text:p>
          </table:table-cell>
          <table:table-cell office:value-type="float" office:value="-0.57526652243669" calcext:value-type="float">
            <text:p>-0,5752665224</text:p>
          </table:table-cell>
          <table:table-cell office:value-type="float" office:value="-0.865412767675376" calcext:value-type="float">
            <text:p>-0,8654127677</text:p>
          </table:table-cell>
          <table:table-cell office:value-type="float" office:value="-0.893991333985876" calcext:value-type="float">
            <text:p>-0,893991334</text:p>
          </table:table-cell>
          <table:table-cell office:value-type="float" office:value="-0.723146846544495" calcext:value-type="float">
            <text:p>-0,7231468465</text:p>
          </table:table-cell>
          <table:table-cell office:value-type="float" office:value="-0.746431823297845" calcext:value-type="float">
            <text:p>-0,7464318233</text:p>
          </table:table-cell>
          <table:table-cell office:value-type="float" office:value="-0.0166548739535698" calcext:value-type="float">
            <text:p>-0,016654874</text:p>
          </table:table-cell>
          <table:table-cell office:value-type="float" office:value="-0.446336517474625" calcext:value-type="float">
            <text:p>-0,4463365175</text:p>
          </table:table-cell>
          <table:table-cell office:value-type="float" office:value="-0.191208980740662" calcext:value-type="float">
            <text:p>-0,1912089807</text:p>
          </table:table-cell>
          <table:table-cell office:value-type="float" office:value="1.90389966960331" calcext:value-type="float">
            <text:p>1,9038996696</text:p>
          </table:table-cell>
          <table:table-cell office:value-type="float" office:value="1.73541794814929" calcext:value-type="float">
            <text:p>1,7354179481</text:p>
          </table:table-cell>
          <table:table-cell office:value-type="float" office:value="0.0958837933331061" calcext:value-type="float">
            <text:p>0,0958837933</text:p>
          </table:table-cell>
          <table:table-cell office:value-type="float" office:value="-0.423472808285402" calcext:value-type="float">
            <text:p>-0,4234728083</text:p>
          </table:table-cell>
          <table:table-cell office:value-type="float" office:value="0.649165898546984" calcext:value-type="float">
            <text:p>0,6491658985</text:p>
          </table:table-cell>
          <table:table-cell office:value-type="float" office:value="-0.258841770843671" calcext:value-type="float">
            <text:p>-0,2588417708</text:p>
          </table:table-cell>
          <table:table-cell office:value-type="float" office:value="-0.675804157309593" calcext:value-type="float">
            <text:p>-0,675804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9908871719803" calcext:value-type="float">
            <text:p>0,8699088717</text:p>
          </table:table-cell>
          <table:table-cell office:value-type="float" office:value="0.749394818286341" calcext:value-type="float">
            <text:p>0,7493948183</text:p>
          </table:table-cell>
          <table:table-cell office:value-type="float" office:value="0.949825486181336" calcext:value-type="float">
            <text:p>0,9498254862</text:p>
          </table:table-cell>
          <table:table-cell office:value-type="float" office:value="0.381491010073433" calcext:value-type="float">
            <text:p>0,3814910101</text:p>
          </table:table-cell>
          <table:table-cell office:value-type="float" office:value="1.06206476768341" calcext:value-type="float">
            <text:p>1,0620647677</text:p>
          </table:table-cell>
          <table:table-cell office:value-type="float" office:value="1.01936474571323" calcext:value-type="float">
            <text:p>1,0193647457</text:p>
          </table:table-cell>
          <table:table-cell office:value-type="float" office:value="0.766331394038429" calcext:value-type="float">
            <text:p>0,766331394</text:p>
          </table:table-cell>
          <table:table-cell office:value-type="float" office:value="-0.857288636765563" calcext:value-type="float">
            <text:p>-0,8572886368</text:p>
          </table:table-cell>
          <table:table-cell office:value-type="float" office:value="-0.770775949202968" calcext:value-type="float">
            <text:p>-0,7707759492</text:p>
          </table:table-cell>
          <table:table-cell office:value-type="float" office:value="-1.27291655883638" calcext:value-type="float">
            <text:p>-1,2729165588</text:p>
          </table:table-cell>
          <table:table-cell office:value-type="float" office:value="-0.748278467613481" calcext:value-type="float">
            <text:p>-0,7482784676</text:p>
          </table:table-cell>
          <table:table-cell office:value-type="float" office:value="-0.0124935756345729" calcext:value-type="float">
            <text:p>-0,0124935756</text:p>
          </table:table-cell>
          <table:table-cell office:value-type="float" office:value="0.263546022058627" calcext:value-type="float">
            <text:p>0,2635460221</text:p>
          </table:table-cell>
          <table:table-cell office:value-type="float" office:value="0.569085489715515" calcext:value-type="float">
            <text:p>0,5690854897</text:p>
          </table:table-cell>
          <table:table-cell office:value-type="float" office:value="0.829005734669132" calcext:value-type="float">
            <text:p>0,8290057347</text:p>
          </table:table-cell>
          <table:table-cell office:value-type="float" office:value="1.0079518920857" calcext:value-type="float">
            <text:p>1,0079518921</text:p>
          </table:table-cell>
          <table:table-cell office:value-type="float" office:value="1.32889819893672" calcext:value-type="float">
            <text:p>1,3288981989</text:p>
          </table:table-cell>
          <table:table-cell office:value-type="float" office:value="1.31151636798646" calcext:value-type="float">
            <text:p>1,311516368</text:p>
          </table:table-cell>
          <table:table-cell office:value-type="float" office:value="1.26071584679307" calcext:value-type="float">
            <text:p>1,2607158468</text:p>
          </table:table-cell>
          <table:table-cell office:value-type="float" office:value="1.2362327751067" calcext:value-type="float">
            <text:p>1,2362327751</text:p>
          </table:table-cell>
          <table:table-cell office:value-type="float" office:value="0.868441606990524" calcext:value-type="float">
            <text:p>0,868441607</text:p>
          </table:table-cell>
          <table:table-cell office:value-type="float" office:value="0.517814546728473" calcext:value-type="float">
            <text:p>0,5178145467</text:p>
          </table:table-cell>
          <table:table-cell office:value-type="float" office:value="0.5548107374669" calcext:value-type="float">
            <text:p>0,5548107375</text:p>
          </table:table-cell>
          <table:table-cell office:value-type="float" office:value="0.975258020836771" calcext:value-type="float">
            <text:p>0,9752580208</text:p>
          </table:table-cell>
          <table:table-cell office:value-type="float" office:value="0.548736187229574" calcext:value-type="float">
            <text:p>0,5487361872</text:p>
          </table:table-cell>
          <table:table-cell office:value-type="float" office:value="-0.582984121544217" calcext:value-type="float">
            <text:p>-0,5829841215</text:p>
          </table:table-cell>
          <table:table-cell office:value-type="float" office:value="-1.35025687086442" calcext:value-type="float">
            <text:p>-1,3502568709</text:p>
          </table:table-cell>
          <table:table-cell office:value-type="float" office:value="-1.70749884375385" calcext:value-type="float">
            <text:p>-1,7074988438</text:p>
          </table:table-cell>
          <table:table-cell office:value-type="float" office:value="-1.54006391326006" calcext:value-type="float">
            <text:p>-1,5400639133</text:p>
          </table:table-cell>
          <table:table-cell office:value-type="float" office:value="-1.59343588128937" calcext:value-type="float">
            <text:p>-1,5934358813</text:p>
          </table:table-cell>
          <table:table-cell office:value-type="float" office:value="-0.71801602724845" calcext:value-type="float">
            <text:p>-0,7180160272</text:p>
          </table:table-cell>
          <table:table-cell office:value-type="float" office:value="0.0792545726491164" calcext:value-type="float">
            <text:p>0,0792545726</text:p>
          </table:table-cell>
          <table:table-cell office:value-type="float" office:value="0.526843594052988" calcext:value-type="float">
            <text:p>0,5268435941</text:p>
          </table:table-cell>
          <table:table-cell office:value-type="float" office:value="0.692133364310645" calcext:value-type="float">
            <text:p>0,6921333643</text:p>
          </table:table-cell>
          <table:table-cell office:value-type="float" office:value="0.797469362726106" calcext:value-type="float">
            <text:p>0,7974693627</text:p>
          </table:table-cell>
          <table:table-cell office:value-type="float" office:value="0.532899754737582" calcext:value-type="float">
            <text:p>0,5328997547</text:p>
          </table:table-cell>
          <table:table-cell office:value-type="float" office:value="0.488094824592491" calcext:value-type="float">
            <text:p>0,4880948246</text:p>
          </table:table-cell>
          <table:table-cell office:value-type="float" office:value="0.584580312506092" calcext:value-type="float">
            <text:p>0,5845803125</text:p>
          </table:table-cell>
          <table:table-cell office:value-type="float" office:value="0.724351636440055" calcext:value-type="float">
            <text:p>0,7243516364</text:p>
          </table:table-cell>
          <table:table-cell office:value-type="float" office:value="0.924933290467312" calcext:value-type="float">
            <text:p>0,9249332905</text:p>
          </table:table-cell>
          <table:table-cell office:value-type="float" office:value="0.645779263203803" calcext:value-type="float">
            <text:p>0,6457792632</text:p>
          </table:table-cell>
          <table:table-cell office:value-type="float" office:value="0.517399927183338" calcext:value-type="float">
            <text:p>0,5173999272</text:p>
          </table:table-cell>
          <table:table-cell office:value-type="float" office:value="0.24353677877137" calcext:value-type="float">
            <text:p>0,2435367788</text:p>
          </table:table-cell>
          <table:table-cell office:value-type="float" office:value="0.562678878514068" calcext:value-type="float">
            <text:p>0,5626788785</text:p>
          </table:table-cell>
          <table:table-cell office:value-type="float" office:value="0.433295949808524" calcext:value-type="float">
            <text:p>0,4332959498</text:p>
          </table:table-cell>
          <table:table-cell office:value-type="float" office:value="0.429676682235321" calcext:value-type="float">
            <text:p>0,4296766822</text:p>
          </table:table-cell>
          <table:table-cell office:value-type="float" office:value="-0.00747532623241186" calcext:value-type="float">
            <text:p>-0,0074753262</text:p>
          </table:table-cell>
          <table:table-cell office:value-type="float" office:value="-0.405340156807216" calcext:value-type="float">
            <text:p>-0,4053401568</text:p>
          </table:table-cell>
          <table:table-cell office:value-type="float" office:value="0.0166880041510267" calcext:value-type="float">
            <text:p>0,0166880042</text:p>
          </table:table-cell>
          <table:table-cell office:value-type="float" office:value="-0.446395502168319" calcext:value-type="float">
            <text:p>-0,4463955022</text:p>
          </table:table-cell>
          <table:table-cell office:value-type="float" office:value="-1.08256680698204" calcext:value-type="float">
            <text:p>-1,082566807</text:p>
          </table:table-cell>
          <table:table-cell office:value-type="float" office:value="0.290637732309058" calcext:value-type="float">
            <text:p>0,2906377323</text:p>
          </table:table-cell>
          <table:table-cell office:value-type="float" office:value="1.1826629549515" calcext:value-type="float">
            <text:p>1,182662955</text:p>
          </table:table-cell>
          <table:table-cell office:value-type="float" office:value="-0.191759678952851" calcext:value-type="float">
            <text:p>-0,191759679</text:p>
          </table:table-cell>
          <table:table-cell office:value-type="float" office:value="-0.211636335140158" calcext:value-type="float">
            <text:p>-0,2116363351</text:p>
          </table:table-cell>
          <table:table-cell office:value-type="float" office:value="1.08958856060348" calcext:value-type="float">
            <text:p>1,0895885606</text:p>
          </table:table-cell>
          <table:table-cell office:value-type="float" office:value="0.509895830384463" calcext:value-type="float">
            <text:p>0,5098958304</text:p>
          </table:table-cell>
          <table:table-cell office:value-type="float" office:value="0.401864603862419" calcext:value-type="float">
            <text:p>0,4018646039</text:p>
          </table:table-cell>
          <table:table-cell office:value-type="float" office:value="0.792702923208743" calcext:value-type="float">
            <text:p>0,7927029232</text:p>
          </table:table-cell>
          <table:table-cell office:value-type="float" office:value="-0.0795063714481874" calcext:value-type="float">
            <text:p>-0,0795063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583596909564" calcext:value-type="float">
            <text:p>0,1565835969</text:p>
          </table:table-cell>
          <table:table-cell office:value-type="float" office:value="-0.719054947100659" calcext:value-type="float">
            <text:p>-0,7190549471</text:p>
          </table:table-cell>
          <table:table-cell office:value-type="float" office:value="-0.00260226160597616" calcext:value-type="float">
            <text:p>-0,0026022616</text:p>
          </table:table-cell>
          <table:table-cell office:value-type="float" office:value="0.757608907328931" calcext:value-type="float">
            <text:p>0,7576089073</text:p>
          </table:table-cell>
          <table:table-cell office:value-type="float" office:value="0.752445886257057" calcext:value-type="float">
            <text:p>0,7524458863</text:p>
          </table:table-cell>
          <table:table-cell office:value-type="float" office:value="-0.234326999636983" calcext:value-type="float">
            <text:p>-0,2343269996</text:p>
          </table:table-cell>
          <table:table-cell office:value-type="float" office:value="0.562407939658615" calcext:value-type="float">
            <text:p>0,5624079397</text:p>
          </table:table-cell>
          <table:table-cell office:value-type="float" office:value="0.0645902397563096" calcext:value-type="float">
            <text:p>0,0645902398</text:p>
          </table:table-cell>
          <table:table-cell office:value-type="float" office:value="-0.903391646764465" calcext:value-type="float">
            <text:p>-0,9033916468</text:p>
          </table:table-cell>
          <table:table-cell office:value-type="float" office:value="-0.653941353136868" calcext:value-type="float">
            <text:p>-0,6539413531</text:p>
          </table:table-cell>
          <table:table-cell office:value-type="float" office:value="-0.84096552855654" calcext:value-type="float">
            <text:p>-0,8409655286</text:p>
          </table:table-cell>
          <table:table-cell office:value-type="float" office:value="-1.17832266199216" calcext:value-type="float">
            <text:p>-1,178322662</text:p>
          </table:table-cell>
          <table:table-cell office:value-type="float" office:value="-1.36384179652143" calcext:value-type="float">
            <text:p>-1,3638417965</text:p>
          </table:table-cell>
          <table:table-cell office:value-type="float" office:value="-0.512541739134807" calcext:value-type="float">
            <text:p>-0,5125417391</text:p>
          </table:table-cell>
          <table:table-cell office:value-type="float" office:value="-0.0895696154897948" calcext:value-type="float">
            <text:p>-0,0895696155</text:p>
          </table:table-cell>
          <table:table-cell office:value-type="float" office:value="0.491725784454601" calcext:value-type="float">
            <text:p>0,4917257845</text:p>
          </table:table-cell>
          <table:table-cell office:value-type="float" office:value="0.745608978056392" calcext:value-type="float">
            <text:p>0,7456089781</text:p>
          </table:table-cell>
          <table:table-cell office:value-type="float" office:value="1.1578051201933" calcext:value-type="float">
            <text:p>1,1578051202</text:p>
          </table:table-cell>
          <table:table-cell office:value-type="float" office:value="1.38475245585495" calcext:value-type="float">
            <text:p>1,3847524559</text:p>
          </table:table-cell>
          <table:table-cell office:value-type="float" office:value="1.1254401241809" calcext:value-type="float">
            <text:p>1,1254401242</text:p>
          </table:table-cell>
          <table:table-cell office:value-type="float" office:value="1.001481120701" calcext:value-type="float">
            <text:p>1,0014811207</text:p>
          </table:table-cell>
          <table:table-cell office:value-type="float" office:value="1.08369791553061" calcext:value-type="float">
            <text:p>1,0836979155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1.2320369336986" calcext:value-type="float">
            <text:p>1,2320369337</text:p>
          </table:table-cell>
          <table:table-cell office:value-type="float" office:value="0.965187757894876" calcext:value-type="float">
            <text:p>0,9651877579</text:p>
          </table:table-cell>
          <table:table-cell office:value-type="float" office:value="0.464532539364951" calcext:value-type="float">
            <text:p>0,4645325394</text:p>
          </table:table-cell>
          <table:table-cell office:value-type="float" office:value="-0.0981042827489677" calcext:value-type="float">
            <text:p>-0,0981042827</text:p>
          </table:table-cell>
          <table:table-cell office:value-type="float" office:value="-0.639995862918111" calcext:value-type="float">
            <text:p>-0,6399958629</text:p>
          </table:table-cell>
          <table:table-cell office:value-type="float" office:value="-0.767534555689607" calcext:value-type="float">
            <text:p>-0,7675345557</text:p>
          </table:table-cell>
          <table:table-cell office:value-type="float" office:value="-0.53703432473875" calcext:value-type="float">
            <text:p>-0,5370343247</text:p>
          </table:table-cell>
          <table:table-cell office:value-type="float" office:value="-0.385293989239406" calcext:value-type="float">
            <text:p>-0,3852939892</text:p>
          </table:table-cell>
          <table:table-cell office:value-type="float" office:value="-0.868986527330251" calcext:value-type="float">
            <text:p>-0,8689865273</text:p>
          </table:table-cell>
          <table:table-cell office:value-type="float" office:value="-1.03819178828089" calcext:value-type="float">
            <text:p>-1,0381917883</text:p>
          </table:table-cell>
          <table:table-cell office:value-type="float" office:value="-0.449097468813874" calcext:value-type="float">
            <text:p>-0,4490974688</text:p>
          </table:table-cell>
          <table:table-cell office:value-type="float" office:value="0.150695275172777" calcext:value-type="float">
            <text:p>0,1506952752</text:p>
          </table:table-cell>
          <table:table-cell office:value-type="float" office:value="0.208427222012816" calcext:value-type="float">
            <text:p>0,208427222</text:p>
          </table:table-cell>
          <table:table-cell office:value-type="float" office:value="-0.0641900964878256" calcext:value-type="float">
            <text:p>-0,0641900965</text:p>
          </table:table-cell>
          <table:table-cell office:value-type="float" office:value="-0.383146614461824" calcext:value-type="float">
            <text:p>-0,3831466145</text:p>
          </table:table-cell>
          <table:table-cell office:value-type="float" office:value="0.167273990939347" calcext:value-type="float">
            <text:p>0,1672739909</text:p>
          </table:table-cell>
          <table:table-cell office:value-type="float" office:value="0.432941543223277" calcext:value-type="float">
            <text:p>0,4329415432</text:p>
          </table:table-cell>
          <table:table-cell office:value-type="float" office:value="0.669740303738967" calcext:value-type="float">
            <text:p>0,6697403037</text:p>
          </table:table-cell>
          <table:table-cell office:value-type="float" office:value="1.18059639742178" calcext:value-type="float">
            <text:p>1,1805963974</text:p>
          </table:table-cell>
          <table:table-cell office:value-type="float" office:value="0.744999510835314" calcext:value-type="float">
            <text:p>0,7449995108</text:p>
          </table:table-cell>
          <table:table-cell office:value-type="float" office:value="0.139544361871489" calcext:value-type="float">
            <text:p>0,1395443619</text:p>
          </table:table-cell>
          <table:table-cell office:value-type="float" office:value="-0.406256172118799" calcext:value-type="float">
            <text:p>-0,4062561721</text:p>
          </table:table-cell>
          <table:table-cell office:value-type="float" office:value="0.354268611156664" calcext:value-type="float">
            <text:p>0,3542686112</text:p>
          </table:table-cell>
          <table:table-cell office:value-type="float" office:value="1.12072390976698" calcext:value-type="float">
            <text:p>1,1207239098</text:p>
          </table:table-cell>
          <table:table-cell office:value-type="float" office:value="0.698530863114412" calcext:value-type="float">
            <text:p>0,6985308631</text:p>
          </table:table-cell>
          <table:table-cell office:value-type="float" office:value="0.503421458555976" calcext:value-type="float">
            <text:p>0,5034214586</text:p>
          </table:table-cell>
          <table:table-cell office:value-type="float" office:value="1.05378610347931" calcext:value-type="float">
            <text:p>1,0537861035</text:p>
          </table:table-cell>
          <table:table-cell office:value-type="float" office:value="0.949327815353477" calcext:value-type="float">
            <text:p>0,9493278154</text:p>
          </table:table-cell>
          <table:table-cell office:value-type="float" office:value="1.03799190110378" calcext:value-type="float">
            <text:p>1,0379919011</text:p>
          </table:table-cell>
          <table:table-cell office:value-type="float" office:value="2.3582440958015" calcext:value-type="float">
            <text:p>2,3582440958</text:p>
          </table:table-cell>
          <table:table-cell office:value-type="float" office:value="1.15055807371711" calcext:value-type="float">
            <text:p>1,1505580737</text:p>
          </table:table-cell>
          <table:table-cell office:value-type="float" office:value="-0.536145382355066" calcext:value-type="float">
            <text:p>-0,5361453824</text:p>
          </table:table-cell>
          <table:table-cell office:value-type="float" office:value="-0.00871670848482778" calcext:value-type="float">
            <text:p>-0,0087167085</text:p>
          </table:table-cell>
          <table:table-cell office:value-type="float" office:value="1.06300317181846" calcext:value-type="float">
            <text:p>1,0630031718</text:p>
          </table:table-cell>
          <table:table-cell office:value-type="float" office:value="0.293670287437921" calcext:value-type="float">
            <text:p>0,2936702874</text:p>
          </table:table-cell>
          <table:table-cell office:value-type="float" office:value="0.226486549488212" calcext:value-type="float">
            <text:p>0,2264865495</text:p>
          </table:table-cell>
          <table:table-cell office:value-type="float" office:value="0.258395707206609" calcext:value-type="float">
            <text:p>0,2583957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997025043377" calcext:value-type="float">
            <text:p>0,982997025</text:p>
          </table:table-cell>
          <table:table-cell office:value-type="float" office:value="0.497573887445182" calcext:value-type="float">
            <text:p>0,4975738874</text:p>
          </table:table-cell>
          <table:table-cell office:value-type="float" office:value="0.921200608515597" calcext:value-type="float">
            <text:p>0,9212006085</text:p>
          </table:table-cell>
          <table:table-cell office:value-type="float" office:value="1.24763679632467" calcext:value-type="float">
            <text:p>1,2476367963</text:p>
          </table:table-cell>
          <table:table-cell office:value-type="float" office:value="1.3896847468671" calcext:value-type="float">
            <text:p>1,3896847469</text:p>
          </table:table-cell>
          <table:table-cell office:value-type="float" office:value="0.966916103195203" calcext:value-type="float">
            <text:p>0,9669161032</text:p>
          </table:table-cell>
          <table:table-cell office:value-type="float" office:value="0.6756987476474" calcext:value-type="float">
            <text:p>0,6756987476</text:p>
          </table:table-cell>
          <table:table-cell office:value-type="float" office:value="-0.411028798449243" calcext:value-type="float">
            <text:p>-0,4110287984</text:p>
          </table:table-cell>
          <table:table-cell office:value-type="float" office:value="-0.296907119062842" calcext:value-type="float">
            <text:p>-0,2969071191</text:p>
          </table:table-cell>
          <table:table-cell office:value-type="float" office:value="-0.110850126982245" calcext:value-type="float">
            <text:p>-0,110850127</text:p>
          </table:table-cell>
          <table:table-cell office:value-type="float" office:value="0.415207890891267" calcext:value-type="float">
            <text:p>0,4152078909</text:p>
          </table:table-cell>
          <table:table-cell office:value-type="float" office:value="0.594337240901833" calcext:value-type="float">
            <text:p>0,5943372409</text:p>
          </table:table-cell>
          <table:table-cell office:value-type="float" office:value="0.973665989974336" calcext:value-type="float">
            <text:p>0,97366599</text:p>
          </table:table-cell>
          <table:table-cell office:value-type="float" office:value="0.902876017337115" calcext:value-type="float">
            <text:p>0,9028760173</text:p>
          </table:table-cell>
          <table:table-cell office:value-type="float" office:value="1.23304258715027" calcext:value-type="float">
            <text:p>1,2330425872</text:p>
          </table:table-cell>
          <table:table-cell office:value-type="float" office:value="1.01611866647786" calcext:value-type="float">
            <text:p>1,0161186665</text:p>
          </table:table-cell>
          <table:table-cell office:value-type="float" office:value="1.43584719782375" calcext:value-type="float">
            <text:p>1,4358471978</text:p>
          </table:table-cell>
          <table:table-cell office:value-type="float" office:value="1.66788174844226" calcext:value-type="float">
            <text:p>1,6678817484</text:p>
          </table:table-cell>
          <table:table-cell office:value-type="float" office:value="1.87779797687595" calcext:value-type="float">
            <text:p>1,8777979769</text:p>
          </table:table-cell>
          <table:table-cell office:value-type="float" office:value="1.42545596242669" calcext:value-type="float">
            <text:p>1,4254559624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1.29863980285186" calcext:value-type="float">
            <text:p>1,2986398029</text:p>
          </table:table-cell>
          <table:table-cell office:value-type="float" office:value="0.837812179921198" calcext:value-type="float">
            <text:p>0,8378121799</text:p>
          </table:table-cell>
          <table:table-cell office:value-type="float" office:value="0.390186849674403" calcext:value-type="float">
            <text:p>0,3901868497</text:p>
          </table:table-cell>
          <table:table-cell office:value-type="float" office:value="-0.206592641918278" calcext:value-type="float">
            <text:p>-0,2065926419</text:p>
          </table:table-cell>
          <table:table-cell office:value-type="float" office:value="-0.936231188683808" calcext:value-type="float">
            <text:p>-0,9362311887</text:p>
          </table:table-cell>
          <table:table-cell office:value-type="float" office:value="-1.58106653193772" calcext:value-type="float">
            <text:p>-1,5810665319</text:p>
          </table:table-cell>
          <table:table-cell office:value-type="float" office:value="-2.03845849618516" calcext:value-type="float">
            <text:p>-2,0384584962</text:p>
          </table:table-cell>
          <table:table-cell office:value-type="float" office:value="-1.51800353828633" calcext:value-type="float">
            <text:p>-1,5180035383</text:p>
          </table:table-cell>
          <table:table-cell office:value-type="float" office:value="-1.04031997196334" calcext:value-type="float">
            <text:p>-1,040319972</text:p>
          </table:table-cell>
          <table:table-cell office:value-type="float" office:value="-0.825029154641808" calcext:value-type="float">
            <text:p>-0,8250291546</text:p>
          </table:table-cell>
          <table:table-cell office:value-type="float" office:value="-1.21132876421697" calcext:value-type="float">
            <text:p>-1,2113287642</text:p>
          </table:table-cell>
          <table:table-cell office:value-type="float" office:value="-0.472125463420646" calcext:value-type="float">
            <text:p>-0,4721254634</text:p>
          </table:table-cell>
          <table:table-cell office:value-type="float" office:value="0.745324494463853" calcext:value-type="float">
            <text:p>0,7453244945</text:p>
          </table:table-cell>
          <table:table-cell office:value-type="float" office:value="1.07995064678878" calcext:value-type="float">
            <text:p>1,0799506468</text:p>
          </table:table-cell>
          <table:table-cell office:value-type="float" office:value="0.842606326229832" calcext:value-type="float">
            <text:p>0,8426063262</text:p>
          </table:table-cell>
          <table:table-cell office:value-type="float" office:value="0.605637728550717" calcext:value-type="float">
            <text:p>0,6056377286</text:p>
          </table:table-cell>
          <table:table-cell office:value-type="float" office:value="0.118324689760269" calcext:value-type="float">
            <text:p>0,1183246898</text:p>
          </table:table-cell>
          <table:table-cell office:value-type="float" office:value="0.190883232903759" calcext:value-type="float">
            <text:p>0,1908832329</text:p>
          </table:table-cell>
          <table:table-cell office:value-type="float" office:value="-0.337229838128021" calcext:value-type="float">
            <text:p>-0,3372298381</text:p>
          </table:table-cell>
          <table:table-cell office:value-type="float" office:value="-0.538246788606971" calcext:value-type="float">
            <text:p>-0,5382467886</text:p>
          </table:table-cell>
          <table:table-cell office:value-type="float" office:value="0.108458403980013" calcext:value-type="float">
            <text:p>0,108458404</text:p>
          </table:table-cell>
          <table:table-cell office:value-type="float" office:value="0.542831608812404" calcext:value-type="float">
            <text:p>0,5428316088</text:p>
          </table:table-cell>
          <table:table-cell office:value-type="float" office:value="0.19506201121821" calcext:value-type="float">
            <text:p>0,1950620112</text:p>
          </table:table-cell>
          <table:table-cell office:value-type="float" office:value="-0.214339701199042" calcext:value-type="float">
            <text:p>-0,2143397012</text:p>
          </table:table-cell>
          <table:table-cell office:value-type="float" office:value="-0.219877989432323" calcext:value-type="float">
            <text:p>-0,2198779894</text:p>
          </table:table-cell>
          <table:table-cell office:value-type="float" office:value="-0.154681750501446" calcext:value-type="float">
            <text:p>-0,1546817505</text:p>
          </table:table-cell>
          <table:table-cell office:value-type="float" office:value="-0.885980658950161" calcext:value-type="float">
            <text:p>-0,885980659</text:p>
          </table:table-cell>
          <table:table-cell office:value-type="float" office:value="-0.186349379686466" calcext:value-type="float">
            <text:p>-0,1863493797</text:p>
          </table:table-cell>
          <table:table-cell office:value-type="float" office:value="-0.270764484921767" calcext:value-type="float">
            <text:p>-0,2707644849</text:p>
          </table:table-cell>
          <table:table-cell office:value-type="float" office:value="-0.0166548739535698" calcext:value-type="float">
            <text:p>-0,016654874</text:p>
          </table:table-cell>
          <table:table-cell office:value-type="float" office:value="0.0622795140662267" calcext:value-type="float">
            <text:p>0,0622795141</text:p>
          </table:table-cell>
          <table:table-cell office:value-type="float" office:value="-0.757754108861141" calcext:value-type="float">
            <text:p>-0,7577541089</text:p>
          </table:table-cell>
          <table:table-cell office:value-type="float" office:value="1.98608238915453" calcext:value-type="float">
            <text:p>1,9860823892</text:p>
          </table:table-cell>
          <table:table-cell office:value-type="float" office:value="0.761890806504568" calcext:value-type="float">
            <text:p>0,7618908065</text:p>
          </table:table-cell>
          <table:table-cell office:value-type="float" office:value="0.270217963029663" calcext:value-type="float">
            <text:p>0,270217963</text:p>
          </table:table-cell>
          <table:table-cell office:value-type="float" office:value="2.73960980054025" calcext:value-type="float">
            <text:p>2,7396098005</text:p>
          </table:table-cell>
          <table:table-cell office:value-type="float" office:value="4.06501503137754" calcext:value-type="float">
            <text:p>4,0650150314</text:p>
          </table:table-cell>
          <table:table-cell office:value-type="float" office:value="1.45598496099565" calcext:value-type="float">
            <text:p>1,4559849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9224939722946" calcext:value-type="float">
            <text:p>0,2392249397</text:p>
          </table:table-cell>
          <table:table-cell office:value-type="float" office:value="0.882890251503341" calcext:value-type="float">
            <text:p>0,8828902515</text:p>
          </table:table-cell>
          <table:table-cell office:value-type="float" office:value="0.814507882670571" calcext:value-type="float">
            <text:p>0,8145078827</text:p>
          </table:table-cell>
          <table:table-cell office:value-type="float" office:value="-0.454565344397359" calcext:value-type="float">
            <text:p>-0,4545653444</text:p>
          </table:table-cell>
          <table:table-cell office:value-type="float" office:value="0.385223492007202" calcext:value-type="float">
            <text:p>0,385223492</text:p>
          </table:table-cell>
          <table:table-cell office:value-type="float" office:value="1.27145660813857" calcext:value-type="float">
            <text:p>1,2714566081</text:p>
          </table:table-cell>
          <table:table-cell office:value-type="float" office:value="0.136758189643605" calcext:value-type="float">
            <text:p>0,1367581896</text:p>
          </table:table-cell>
          <table:table-cell office:value-type="float" office:value="-0.027010463898093" calcext:value-type="float">
            <text:p>-0,0270104639</text:p>
          </table:table-cell>
          <table:table-cell office:value-type="float" office:value="-0.128814610688715" calcext:value-type="float">
            <text:p>-0,1288146107</text:p>
          </table:table-cell>
          <table:table-cell office:value-type="float" office:value="-0.0424057532750871" calcext:value-type="float">
            <text:p>-0,0424057533</text:p>
          </table:table-cell>
          <table:table-cell office:value-type="float" office:value="-0.190648995273122" calcext:value-type="float">
            <text:p>-0,1906489953</text:p>
          </table:table-cell>
          <table:table-cell office:value-type="float" office:value="0.270218193010623" calcext:value-type="float">
            <text:p>0,270218193</text:p>
          </table:table-cell>
          <table:table-cell office:value-type="float" office:value="0.450830409201232" calcext:value-type="float">
            <text:p>0,4508304092</text:p>
          </table:table-cell>
          <table:table-cell office:value-type="float" office:value="0.582461430713101" calcext:value-type="float">
            <text:p>0,5824614307</text:p>
          </table:table-cell>
          <table:table-cell office:value-type="float" office:value="0.658141957294578" calcext:value-type="float">
            <text:p>0,6581419573</text:p>
          </table:table-cell>
          <table:table-cell office:value-type="float" office:value="0.854932329790385" calcext:value-type="float">
            <text:p>0,8549323298</text:p>
          </table:table-cell>
          <table:table-cell office:value-type="float" office:value="1.17416347714272" calcext:value-type="float">
            <text:p>1,1741634771</text:p>
          </table:table-cell>
          <table:table-cell office:value-type="float" office:value="1.66023442268141" calcext:value-type="float">
            <text:p>1,6602344227</text:p>
          </table:table-cell>
          <table:table-cell office:value-type="float" office:value="1.9316763789372" calcext:value-type="float">
            <text:p>1,9316763789</text:p>
          </table:table-cell>
          <table:table-cell office:value-type="float" office:value="1.51302403704158" calcext:value-type="float">
            <text:p>1,513024037</text:p>
          </table:table-cell>
          <table:table-cell office:value-type="float" office:value="1.20162219672025" calcext:value-type="float">
            <text:p>1,2016221967</text:p>
          </table:table-cell>
          <table:table-cell office:value-type="float" office:value="1.09464041161242" calcext:value-type="float">
            <text:p>1,0946404116</text:p>
          </table:table-cell>
          <table:table-cell office:value-type="float" office:value="0.53202672303202" calcext:value-type="float">
            <text:p>0,532026723</text:p>
          </table:table-cell>
          <table:table-cell office:value-type="float" office:value="0.329546878395958" calcext:value-type="float">
            <text:p>0,3295468784</text:p>
          </table:table-cell>
          <table:table-cell office:value-type="float" office:value="-0.0832903141330607" calcext:value-type="float">
            <text:p>-0,0832903141</text:p>
          </table:table-cell>
          <table:table-cell office:value-type="float" office:value="-0.586356408581349" calcext:value-type="float">
            <text:p>-0,5863564086</text:p>
          </table:table-cell>
          <table:table-cell office:value-type="float" office:value="-0.67004003902407" calcext:value-type="float">
            <text:p>-0,670040039</text:p>
          </table:table-cell>
          <table:table-cell office:value-type="float" office:value="-1.20789733021106" calcext:value-type="float">
            <text:p>-1,2078973302</text:p>
          </table:table-cell>
          <table:table-cell office:value-type="float" office:value="-1.29074005270796" calcext:value-type="float">
            <text:p>-1,2907400527</text:p>
          </table:table-cell>
          <table:table-cell office:value-type="float" office:value="-1.44077407830586" calcext:value-type="float">
            <text:p>-1,4407740783</text:p>
          </table:table-cell>
          <table:table-cell office:value-type="float" office:value="-1.27037199484212" calcext:value-type="float">
            <text:p>-1,2703719948</text:p>
          </table:table-cell>
          <table:table-cell office:value-type="float" office:value="-1.21226668815364" calcext:value-type="float">
            <text:p>-1,2122666882</text:p>
          </table:table-cell>
          <table:table-cell office:value-type="float" office:value="-0.161733235674355" calcext:value-type="float">
            <text:p>-0,1617332357</text:p>
          </table:table-cell>
          <table:table-cell office:value-type="float" office:value="0.188763644811994" calcext:value-type="float">
            <text:p>0,1887636448</text:p>
          </table:table-cell>
          <table:table-cell office:value-type="float" office:value="-0.100527834014106" calcext:value-type="float">
            <text:p>-0,100527834</text:p>
          </table:table-cell>
          <table:table-cell office:value-type="float" office:value="-0.30686696356292" calcext:value-type="float">
            <text:p>-0,3068669636</text:p>
          </table:table-cell>
          <table:table-cell office:value-type="float" office:value="0.231751257449552" calcext:value-type="float">
            <text:p>0,2317512574</text:p>
          </table:table-cell>
          <table:table-cell office:value-type="float" office:value="0.0878044324808348" calcext:value-type="float">
            <text:p>0,0878044325</text:p>
          </table:table-cell>
          <table:table-cell office:value-type="float" office:value="0.466156947722865" calcext:value-type="float">
            <text:p>0,4661569477</text:p>
          </table:table-cell>
          <table:table-cell office:value-type="float" office:value="1.11187896006857" calcext:value-type="float">
            <text:p>1,1118789601</text:p>
          </table:table-cell>
          <table:table-cell office:value-type="float" office:value="0.855584471792189" calcext:value-type="float">
            <text:p>0,8555844718</text:p>
          </table:table-cell>
          <table:table-cell office:value-type="float" office:value="0.717129337791339" calcext:value-type="float">
            <text:p>0,7171293378</text:p>
          </table:table-cell>
          <table:table-cell office:value-type="float" office:value="0.0679888496126867" calcext:value-type="float">
            <text:p>0,0679888496</text:p>
          </table:table-cell>
          <table:table-cell office:value-type="float" office:value="-0.245327991032134" calcext:value-type="float">
            <text:p>-0,245327991</text:p>
          </table:table-cell>
          <table:table-cell office:value-type="float" office:value="-0.305351635862019" calcext:value-type="float">
            <text:p>-0,3053516359</text:p>
          </table:table-cell>
          <table:table-cell office:value-type="float" office:value="-0.0765279929263604" calcext:value-type="float">
            <text:p>-0,0765279929</text:p>
          </table:table-cell>
          <table:table-cell office:value-type="float" office:value="-0.415743143541061" calcext:value-type="float">
            <text:p>-0,4157431435</text:p>
          </table:table-cell>
          <table:table-cell office:value-type="float" office:value="-0.817088853643005" calcext:value-type="float">
            <text:p>-0,8170888536</text:p>
          </table:table-cell>
          <table:table-cell office:value-type="float" office:value="-0.564610807109741" calcext:value-type="float">
            <text:p>-0,5646108071</text:p>
          </table:table-cell>
          <table:table-cell office:value-type="float" office:value="0" calcext:value-type="float">
            <text:p>0</text:p>
          </table:table-cell>
          <table:table-cell office:value-type="float" office:value="-0.249823109303547" calcext:value-type="float">
            <text:p>-0,2498231093</text:p>
          </table:table-cell>
          <table:table-cell office:value-type="float" office:value="0.342537327364247" calcext:value-type="float">
            <text:p>0,3425373274</text:p>
          </table:table-cell>
          <table:table-cell office:value-type="float" office:value="1.05519030112439" calcext:value-type="float">
            <text:p>1,0551903011</text:p>
          </table:table-cell>
          <table:table-cell office:value-type="float" office:value="0.890312795138238" calcext:value-type="float">
            <text:p>0,8903127951</text:p>
          </table:table-cell>
          <table:table-cell office:value-type="float" office:value="-0.409163581270972" calcext:value-type="float">
            <text:p>-0,4091635813</text:p>
          </table:table-cell>
          <table:table-cell office:value-type="float" office:value="0.0784503763634504" calcext:value-type="float">
            <text:p>0,0784503764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386408272944633" calcext:value-type="float">
            <text:p>-0,3864082729</text:p>
          </table:table-cell>
          <table:table-cell office:value-type="float" office:value="-0.307374602876859" calcext:value-type="float">
            <text:p>-0,3073746029</text:p>
          </table:table-cell>
          <table:table-cell office:value-type="float" office:value="0.516791414413218" calcext:value-type="float">
            <text:p>0,5167914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2838944052268" calcext:value-type="float">
            <text:p>-0,5828389441</text:p>
          </table:table-cell>
          <table:table-cell office:value-type="float" office:value="0.0758496779642046" calcext:value-type="float">
            <text:p>0,075849678</text:p>
          </table:table-cell>
          <table:table-cell office:value-type="float" office:value="-0.0962836794211216" calcext:value-type="float">
            <text:p>-0,0962836794</text:p>
          </table:table-cell>
          <table:table-cell office:value-type="float" office:value="-0.138626310702741" calcext:value-type="float">
            <text:p>-0,1386263107</text:p>
          </table:table-cell>
          <table:table-cell office:value-type="float" office:value="1.20787365951791" calcext:value-type="float">
            <text:p>1,2078736595</text:p>
          </table:table-cell>
          <table:table-cell office:value-type="float" office:value="1.47786739482241" calcext:value-type="float">
            <text:p>1,4778673948</text:p>
          </table:table-cell>
          <table:table-cell office:value-type="float" office:value="1.35868047580837" calcext:value-type="float">
            <text:p>1,3586804758</text:p>
          </table:table-cell>
          <table:table-cell office:value-type="float" office:value="0.67056412547005" calcext:value-type="float">
            <text:p>0,6705641255</text:p>
          </table:table-cell>
          <table:table-cell office:value-type="float" office:value="0.293528375175925" calcext:value-type="float">
            <text:p>0,2935283752</text:p>
          </table:table-cell>
          <table:table-cell office:value-type="float" office:value="-0.0736520977935721" calcext:value-type="float">
            <text:p>-0,0736520978</text:p>
          </table:table-cell>
          <table:table-cell office:value-type="float" office:value="-0.0150710668200097" calcext:value-type="float">
            <text:p>-0,0150710668</text:p>
          </table:table-cell>
          <table:table-cell office:value-type="float" office:value="0.439416903033127" calcext:value-type="float">
            <text:p>0,439416903</text:p>
          </table:table-cell>
          <table:table-cell office:value-type="float" office:value="1.06730818354564" calcext:value-type="float">
            <text:p>1,0673081835</text:p>
          </table:table-cell>
          <table:table-cell office:value-type="float" office:value="1.42636170819722" calcext:value-type="float">
            <text:p>1,4263617082</text:p>
          </table:table-cell>
          <table:table-cell office:value-type="float" office:value="1.24229162353237" calcext:value-type="float">
            <text:p>1,2422916235</text:p>
          </table:table-cell>
          <table:table-cell office:value-type="float" office:value="0.885450276203214" calcext:value-type="float">
            <text:p>0,8854502762</text:p>
          </table:table-cell>
          <table:table-cell office:value-type="float" office:value="1.27314818887859" calcext:value-type="float">
            <text:p>1,2731481889</text:p>
          </table:table-cell>
          <table:table-cell office:value-type="float" office:value="1.39296038733956" calcext:value-type="float">
            <text:p>1,3929603873</text:p>
          </table:table-cell>
          <table:table-cell office:value-type="float" office:value="1.478555141458" calcext:value-type="float">
            <text:p>1,4785551415</text:p>
          </table:table-cell>
          <table:table-cell office:value-type="float" office:value="1.30628723479861" calcext:value-type="float">
            <text:p>1,3062872348</text:p>
          </table:table-cell>
          <table:table-cell office:value-type="float" office:value="1.4405503029758" calcext:value-type="float">
            <text:p>1,440550303</text:p>
          </table:table-cell>
          <table:table-cell office:value-type="float" office:value="1.30958229893367" calcext:value-type="float">
            <text:p>1,3095822989</text:p>
          </table:table-cell>
          <table:table-cell office:value-type="float" office:value="0.700708373760429" calcext:value-type="float">
            <text:p>0,7007083738</text:p>
          </table:table-cell>
          <table:table-cell office:value-type="float" office:value="0.68836822568496" calcext:value-type="float">
            <text:p>0,6883682257</text:p>
          </table:table-cell>
          <table:table-cell office:value-type="float" office:value="0.760636545244566" calcext:value-type="float">
            <text:p>0,7606365452</text:p>
          </table:table-cell>
          <table:table-cell office:value-type="float" office:value="0.475914008115272" calcext:value-type="float">
            <text:p>0,4759140081</text:p>
          </table:table-cell>
          <table:table-cell office:value-type="float" office:value="0.119679083519487" calcext:value-type="float">
            <text:p>0,1196790835</text:p>
          </table:table-cell>
          <table:table-cell office:value-type="float" office:value="-0.303133745347906" calcext:value-type="float">
            <text:p>-0,3031337453</text:p>
          </table:table-cell>
          <table:table-cell office:value-type="float" office:value="-0.496566553653851" calcext:value-type="float">
            <text:p>-0,4965665537</text:p>
          </table:table-cell>
          <table:table-cell office:value-type="float" office:value="-0.931146397722902" calcext:value-type="float">
            <text:p>-0,9311463977</text:p>
          </table:table-cell>
          <table:table-cell office:value-type="float" office:value="-1.20214528480094" calcext:value-type="float">
            <text:p>-1,2021452848</text:p>
          </table:table-cell>
          <table:table-cell office:value-type="float" office:value="-1.46878888483451" calcext:value-type="float">
            <text:p>-1,4687888848</text:p>
          </table:table-cell>
          <table:table-cell office:value-type="float" office:value="-1.36407941585227" calcext:value-type="float">
            <text:p>-1,3640794159</text:p>
          </table:table-cell>
          <table:table-cell office:value-type="float" office:value="-1.33172427078702" calcext:value-type="float">
            <text:p>-1,3317242708</text:p>
          </table:table-cell>
          <table:table-cell office:value-type="float" office:value="-0.968038662665588" calcext:value-type="float">
            <text:p>-0,9680386627</text:p>
          </table:table-cell>
          <table:table-cell office:value-type="float" office:value="-0.475350367369829" calcext:value-type="float">
            <text:p>-0,4753503674</text:p>
          </table:table-cell>
          <table:table-cell office:value-type="float" office:value="-0.393060136285841" calcext:value-type="float">
            <text:p>-0,3930601363</text:p>
          </table:table-cell>
          <table:table-cell office:value-type="float" office:value="0.0539973782636149" calcext:value-type="float">
            <text:p>0,0539973783</text:p>
          </table:table-cell>
          <table:table-cell office:value-type="float" office:value="0.636444884444902" calcext:value-type="float">
            <text:p>0,6364448844</text:p>
          </table:table-cell>
          <table:table-cell office:value-type="float" office:value="0.0887152354245499" calcext:value-type="float">
            <text:p>0,0887152354</text:p>
          </table:table-cell>
          <table:table-cell office:value-type="float" office:value="-0.399740286001268" calcext:value-type="float">
            <text:p>-0,399740286</text:p>
          </table:table-cell>
          <table:table-cell office:value-type="float" office:value="-0.443908986781581" calcext:value-type="float">
            <text:p>-0,4439089868</text:p>
          </table:table-cell>
          <table:table-cell office:value-type="float" office:value="-0.874502081526146" calcext:value-type="float">
            <text:p>-0,8745020815</text:p>
          </table:table-cell>
          <table:table-cell office:value-type="float" office:value="-0.198813203741637" calcext:value-type="float">
            <text:p>-0,1988132037</text:p>
          </table:table-cell>
          <table:table-cell office:value-type="float" office:value="-0.0349538589647669" calcext:value-type="float">
            <text:p>-0,034953859</text:p>
          </table:table-cell>
          <table:table-cell office:value-type="float" office:value="-0.0869805968382535" calcext:value-type="float">
            <text:p>-0,0869805968</text:p>
          </table:table-cell>
          <table:table-cell office:value-type="float" office:value="0.179982854672686" calcext:value-type="float">
            <text:p>0,1799828547</text:p>
          </table:table-cell>
          <table:table-cell office:value-type="float" office:value="0.306007786364341" calcext:value-type="float">
            <text:p>0,3060077864</text:p>
          </table:table-cell>
          <table:table-cell office:value-type="float" office:value="0.712021510443811" calcext:value-type="float">
            <text:p>0,7120215104</text:p>
          </table:table-cell>
          <table:table-cell office:value-type="float" office:value="0.746431823297846" calcext:value-type="float">
            <text:p>0,7464318233</text:p>
          </table:table-cell>
          <table:table-cell office:value-type="float" office:value="0.641212647212436" calcext:value-type="float">
            <text:p>0,6412126472</text:p>
          </table:table-cell>
          <table:table-cell office:value-type="float" office:value="0.404816841430474" calcext:value-type="float">
            <text:p>0,4048168414</text:p>
          </table:table-cell>
          <table:table-cell office:value-type="float" office:value="0.233699865349698" calcext:value-type="float">
            <text:p>0,2336998653</text:p>
          </table:table-cell>
          <table:table-cell office:value-type="float" office:value="2.02717374893014" calcext:value-type="float">
            <text:p>2,0271737489</text:p>
          </table:table-cell>
          <table:table-cell office:value-type="float" office:value="1.2557089218316" calcext:value-type="float">
            <text:p>1,2557089218</text:p>
          </table:table-cell>
          <table:table-cell office:value-type="float" office:value="-0.235351129090351" calcext:value-type="float">
            <text:p>-0,2353511291</text:p>
          </table:table-cell>
          <table:table-cell office:value-type="float" office:value="0.319765181766528" calcext:value-type="float">
            <text:p>0,3197651818</text:p>
          </table:table-cell>
          <table:table-cell office:value-type="float" office:value="-0.046368992753356" calcext:value-type="float">
            <text:p>-0,0463689928</text:p>
          </table:table-cell>
          <table:table-cell office:value-type="float" office:value="0.436795488298695" calcext:value-type="float">
            <text:p>0,4367954883</text:p>
          </table:table-cell>
          <table:table-cell office:value-type="float" office:value="0.278272300068656" calcext:value-type="float">
            <text:p>0,278272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188488410867" calcext:value-type="float">
            <text:p>0,5871884884</text:p>
          </table:table-cell>
          <table:table-cell office:value-type="float" office:value="0.515777810156591" calcext:value-type="float">
            <text:p>0,5157778102</text:p>
          </table:table-cell>
          <table:table-cell office:value-type="float" office:value="-0.117101772268932" calcext:value-type="float">
            <text:p>-0,1171017723</text:p>
          </table:table-cell>
          <table:table-cell office:value-type="float" office:value="-0.49540100181367" calcext:value-type="float">
            <text:p>-0,4954010018</text:p>
          </table:table-cell>
          <table:table-cell office:value-type="float" office:value="1.41128606417592" calcext:value-type="float">
            <text:p>1,4112860642</text:p>
          </table:table-cell>
          <table:table-cell office:value-type="float" office:value="1.68258628981212" calcext:value-type="float">
            <text:p>1,6825862898</text:p>
          </table:table-cell>
          <table:table-cell office:value-type="float" office:value="0.45235401189808" calcext:value-type="float">
            <text:p>0,4523540119</text:p>
          </table:table-cell>
          <table:table-cell office:value-type="float" office:value="0.577789053820078" calcext:value-type="float">
            <text:p>0,5777890538</text:p>
          </table:table-cell>
          <table:table-cell office:value-type="float" office:value="0.152465817897135" calcext:value-type="float">
            <text:p>0,1524658179</text:p>
          </table:table-cell>
          <table:table-cell office:value-type="float" office:value="-0.282705021833913" calcext:value-type="float">
            <text:p>-0,2827050218</text:p>
          </table:table-cell>
          <table:table-cell office:value-type="float" office:value="-0.195170315319125" calcext:value-type="float">
            <text:p>-0,1951703153</text:p>
          </table:table-cell>
          <table:table-cell office:value-type="float" office:value="-0.240233611487647" calcext:value-type="float">
            <text:p>-0,2402336115</text:p>
          </table:table-cell>
          <table:table-cell office:value-type="float" office:value="0.158553259569591" calcext:value-type="float">
            <text:p>0,1585532596</text:p>
          </table:table-cell>
          <table:table-cell office:value-type="float" office:value="0.461469964416747" calcext:value-type="float">
            <text:p>0,4614699644</text:p>
          </table:table-cell>
          <table:table-cell office:value-type="float" office:value="0.566138384862126" calcext:value-type="float">
            <text:p>0,5661383849</text:p>
          </table:table-cell>
          <table:table-cell office:value-type="float" office:value="0.563937263290591" calcext:value-type="float">
            <text:p>0,5639372633</text:p>
          </table:table-cell>
          <table:table-cell office:value-type="float" office:value="0.853316480481629" calcext:value-type="float">
            <text:p>0,8533164805</text:p>
          </table:table-cell>
          <table:table-cell office:value-type="float" office:value="1.00218204095992" calcext:value-type="float">
            <text:p>1,002182041</text:p>
          </table:table-cell>
          <table:table-cell office:value-type="float" office:value="1.0254339039788" calcext:value-type="float">
            <text:p>1,025433904</text:p>
          </table:table-cell>
          <table:table-cell office:value-type="float" office:value="0.765268825982279" calcext:value-type="float">
            <text:p>0,765268826</text:p>
          </table:table-cell>
          <table:table-cell office:value-type="float" office:value="0.854090405803097" calcext:value-type="float">
            <text:p>0,8540904058</text:p>
          </table:table-cell>
          <table:table-cell office:value-type="float" office:value="0.778480435534429" calcext:value-type="float">
            <text:p>0,7784804355</text:p>
          </table:table-cell>
          <table:table-cell office:value-type="float" office:value="0.806234335353558" calcext:value-type="float">
            <text:p>0,8062343354</text:p>
          </table:table-cell>
          <table:table-cell office:value-type="float" office:value="1.02335179116105" calcext:value-type="float">
            <text:p>1,0233517912</text:p>
          </table:table-cell>
          <table:table-cell office:value-type="float" office:value="0.949264609604732" calcext:value-type="float">
            <text:p>0,9492646096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851186951153906" calcext:value-type="float">
            <text:p>0,8511869512</text:p>
          </table:table-cell>
          <table:table-cell office:value-type="float" office:value="1.0228128876412" calcext:value-type="float">
            <text:p>1,0228128876</text:p>
          </table:table-cell>
          <table:table-cell office:value-type="float" office:value="0.896566937611395" calcext:value-type="float">
            <text:p>0,8965669376</text:p>
          </table:table-cell>
          <table:table-cell office:value-type="float" office:value="0.509401179391585" calcext:value-type="float">
            <text:p>0,5094011794</text:p>
          </table:table-cell>
          <table:table-cell office:value-type="float" office:value="0.260990531219173" calcext:value-type="float">
            <text:p>0,2609905312</text:p>
          </table:table-cell>
          <table:table-cell office:value-type="float" office:value="-0.534616643905281" calcext:value-type="float">
            <text:p>-0,5346166439</text:p>
          </table:table-cell>
          <table:table-cell office:value-type="float" office:value="-0.671628736168652" calcext:value-type="float">
            <text:p>-0,6716287362</text:p>
          </table:table-cell>
          <table:table-cell office:value-type="float" office:value="-0.66661891976561" calcext:value-type="float">
            <text:p>-0,6666189198</text:p>
          </table:table-cell>
          <table:table-cell office:value-type="float" office:value="-0.362170334826252" calcext:value-type="float">
            <text:p>-0,3621703348</text:p>
          </table:table-cell>
          <table:table-cell office:value-type="float" office:value="-0.635504254584037" calcext:value-type="float">
            <text:p>-0,6355042546</text:p>
          </table:table-cell>
          <table:table-cell office:value-type="float" office:value="-0.980357837268608" calcext:value-type="float">
            <text:p>-0,9803578373</text:p>
          </table:table-cell>
          <table:table-cell office:value-type="float" office:value="-0.764884601664596" calcext:value-type="float">
            <text:p>-0,7648846017</text:p>
          </table:table-cell>
          <table:table-cell office:value-type="float" office:value="-0.542510240884368" calcext:value-type="float">
            <text:p>-0,5425102409</text:p>
          </table:table-cell>
          <table:table-cell office:value-type="float" office:value="-0.282377515909688" calcext:value-type="float">
            <text:p>-0,2823775159</text:p>
          </table:table-cell>
          <table:table-cell office:value-type="float" office:value="-0.743961087835694" calcext:value-type="float">
            <text:p>-0,7439610878</text:p>
          </table:table-cell>
          <table:table-cell office:value-type="float" office:value="-0.826773079519767" calcext:value-type="float">
            <text:p>-0,8267730795</text:p>
          </table:table-cell>
          <table:table-cell office:value-type="float" office:value="-0.181663328330195" calcext:value-type="float">
            <text:p>-0,1816633283</text:p>
          </table:table-cell>
          <table:table-cell office:value-type="float" office:value="-0.0637702728982611" calcext:value-type="float">
            <text:p>-0,0637702729</text:p>
          </table:table-cell>
          <table:table-cell office:value-type="float" office:value="0.264462215940971" calcext:value-type="float">
            <text:p>0,2644622159</text:p>
          </table:table-cell>
          <table:table-cell office:value-type="float" office:value="-0.0272514316274357" calcext:value-type="float">
            <text:p>-0,0272514316</text:p>
          </table:table-cell>
          <table:table-cell office:value-type="float" office:value="-0.273136920030434" calcext:value-type="float">
            <text:p>-0,27313692</text:p>
          </table:table-cell>
          <table:table-cell office:value-type="float" office:value="-0.45821061204294" calcext:value-type="float">
            <text:p>-0,458210612</text:p>
          </table:table-cell>
          <table:table-cell office:value-type="float" office:value="0.125160031132701" calcext:value-type="float">
            <text:p>0,1251600311</text:p>
          </table:table-cell>
          <table:table-cell office:value-type="float" office:value="0.109769385779095" calcext:value-type="float">
            <text:p>0,1097693858</text:p>
          </table:table-cell>
          <table:table-cell office:value-type="float" office:value="0.924345504423122" calcext:value-type="float">
            <text:p>0,9243455044</text:p>
          </table:table-cell>
          <table:table-cell office:value-type="float" office:value="0.0103799190110377" calcext:value-type="float">
            <text:p>0,010379919</text:p>
          </table:table-cell>
          <table:table-cell office:value-type="float" office:value="1.33846286518463" calcext:value-type="float">
            <text:p>1,3384628652</text:p>
          </table:table-cell>
          <table:table-cell office:value-type="float" office:value="-0.520490557157739" calcext:value-type="float">
            <text:p>-0,5204905572</text:p>
          </table:table-cell>
          <table:table-cell office:value-type="float" office:value="0.296290869196221" calcext:value-type="float">
            <text:p>0,2962908692</text:p>
          </table:table-cell>
          <table:table-cell office:value-type="float" office:value="-0.32251821393863" calcext:value-type="float">
            <text:p>-0,3225182139</text:p>
          </table:table-cell>
          <table:table-cell office:value-type="float" office:value="0.11234992872878" calcext:value-type="float">
            <text:p>0,1123499287</text:p>
          </table:table-cell>
          <table:table-cell office:value-type="float" office:value="0.865554531395978" calcext:value-type="float">
            <text:p>0,8655545314</text:p>
          </table:table-cell>
          <table:table-cell office:value-type="float" office:value="0.145598496099565" calcext:value-type="float">
            <text:p>0,1455984961</text:p>
          </table:table-cell>
          <table:table-cell office:value-type="float" office:value="-0.397531857240937" calcext:value-type="float">
            <text:p>-0,3975318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534963833768" calcext:value-type="float">
            <text:p>0,1435349638</text:p>
          </table:table-cell>
          <table:table-cell office:value-type="float" office:value="-0.127427458979864" calcext:value-type="float">
            <text:p>-0,127427459</text:p>
          </table:table-cell>
          <table:table-cell office:value-type="float" office:value="-0.312271392717151" calcext:value-type="float">
            <text:p>-0,3122713927</text:p>
          </table:table-cell>
          <table:table-cell office:value-type="float" office:value="0.663042121733263" calcext:value-type="float">
            <text:p>0,6630421217</text:p>
          </table:table-cell>
          <table:table-cell office:value-type="float" office:value="1.33028112426786" calcext:value-type="float">
            <text:p>1,3302811243</text:p>
          </table:table-cell>
          <table:table-cell office:value-type="float" office:value="1.0007539370778" calcext:value-type="float">
            <text:p>1,0007539371</text:p>
          </table:table-cell>
          <table:table-cell office:value-type="float" office:value="0.398945488131938" calcext:value-type="float">
            <text:p>0,3989454881</text:p>
          </table:table-cell>
          <table:table-cell office:value-type="float" office:value="0.625938141638418" calcext:value-type="float">
            <text:p>0,6259381416</text:p>
          </table:table-cell>
          <table:table-cell office:value-type="float" office:value="0.288460259345549" calcext:value-type="float">
            <text:p>0,2884602593</text:p>
          </table:table-cell>
          <table:table-cell office:value-type="float" office:value="0.140608550333183" calcext:value-type="float">
            <text:p>0,1406085503</text:p>
          </table:table-cell>
          <table:table-cell office:value-type="float" office:value="0.483781244922311" calcext:value-type="float">
            <text:p>0,4837812449</text:p>
          </table:table-cell>
          <table:table-cell office:value-type="float" office:value="0.827788625616426" calcext:value-type="float">
            <text:p>0,8277886256</text:p>
          </table:table-cell>
          <table:table-cell office:value-type="float" office:value="0.617541890180444" calcext:value-type="float">
            <text:p>0,6175418902</text:p>
          </table:table-cell>
          <table:table-cell office:value-type="float" office:value="0.415870165561338" calcext:value-type="float">
            <text:p>0,4158701656</text:p>
          </table:table-cell>
          <table:table-cell office:value-type="float" office:value="0.734081413905491" calcext:value-type="float">
            <text:p>0,7340814139</text:p>
          </table:table-cell>
          <table:table-cell office:value-type="float" office:value="1.0105308734727" calcext:value-type="float">
            <text:p>1,0105308735</text:p>
          </table:table-cell>
          <table:table-cell office:value-type="float" office:value="1.19578082798159" calcext:value-type="float">
            <text:p>1,195780828</text:p>
          </table:table-cell>
          <table:table-cell office:value-type="float" office:value="1.22089555772034" calcext:value-type="float">
            <text:p>1,2208955577</text:p>
          </table:table-cell>
          <table:table-cell office:value-type="float" office:value="1.15489711468715" calcext:value-type="float">
            <text:p>1,1548971147</text:p>
          </table:table-cell>
          <table:table-cell office:value-type="float" office:value="1.02111989616143" calcext:value-type="float">
            <text:p>1,0211198962</text:p>
          </table:table-cell>
          <table:table-cell office:value-type="float" office:value="0.860684200943266" calcext:value-type="float">
            <text:p>0,8606842009</text:p>
          </table:table-cell>
          <table:table-cell office:value-type="float" office:value="0.77496320465099" calcext:value-type="float">
            <text:p>0,7749632047</text:p>
          </table:table-cell>
          <table:table-cell office:value-type="float" office:value="0.699509215105962" calcext:value-type="float">
            <text:p>0,6995092151</text:p>
          </table:table-cell>
          <table:table-cell office:value-type="float" office:value="1.09653796339366" calcext:value-type="float">
            <text:p>1,0965379634</text:p>
          </table:table-cell>
          <table:table-cell office:value-type="float" office:value="1.02275606325155" calcext:value-type="float">
            <text:p>1,0227560633</text:p>
          </table:table-cell>
          <table:table-cell office:value-type="float" office:value="0.66434054631503" calcext:value-type="float">
            <text:p>0,6643405463</text:p>
          </table:table-cell>
          <table:table-cell office:value-type="float" office:value="0.455920318169476" calcext:value-type="float">
            <text:p>0,4559203182</text:p>
          </table:table-cell>
          <table:table-cell office:value-type="float" office:value="0.623553281459741" calcext:value-type="float">
            <text:p>0,6235532815</text:p>
          </table:table-cell>
          <table:table-cell office:value-type="float" office:value="0.3796049429441" calcext:value-type="float">
            <text:p>0,3796049429</text:p>
          </table:table-cell>
          <table:table-cell office:value-type="float" office:value="-0.163307358977916" calcext:value-type="float">
            <text:p>-0,163307359</text:p>
          </table:table-cell>
          <table:table-cell office:value-type="float" office:value="-0.298842336105033" calcext:value-type="float">
            <text:p>-0,2988423361</text:p>
          </table:table-cell>
          <table:table-cell office:value-type="float" office:value="-0.673429386533319" calcext:value-type="float">
            <text:p>-0,6734293865</text:p>
          </table:table-cell>
          <table:table-cell office:value-type="float" office:value="-0.386416533138129" calcext:value-type="float">
            <text:p>-0,3864165331</text:p>
          </table:table-cell>
          <table:table-cell office:value-type="float" office:value="-0.624671443140723" calcext:value-type="float">
            <text:p>-0,6246714431</text:p>
          </table:table-cell>
          <table:table-cell office:value-type="float" office:value="-0.757335409799169" calcext:value-type="float">
            <text:p>-0,7573354098</text:p>
          </table:table-cell>
          <table:table-cell office:value-type="float" office:value="-1.14587645308227" calcext:value-type="float">
            <text:p>-1,1458764531</text:p>
          </table:table-cell>
          <table:table-cell office:value-type="float" office:value="-0.734017921526368" calcext:value-type="float">
            <text:p>-0,7340179215</text:p>
          </table:table-cell>
          <table:table-cell office:value-type="float" office:value="-0.303793945535294" calcext:value-type="float">
            <text:p>-0,3037939455</text:p>
          </table:table-cell>
          <table:table-cell office:value-type="float" office:value="-0.601784507943957" calcext:value-type="float">
            <text:p>-0,6017845079</text:p>
          </table:table-cell>
          <table:table-cell office:value-type="float" office:value="-0.938926229808724" calcext:value-type="float">
            <text:p>-0,9389262298</text:p>
          </table:table-cell>
          <table:table-cell office:value-type="float" office:value="-0.263571445886801" calcext:value-type="float">
            <text:p>-0,2635714459</text:p>
          </table:table-cell>
          <table:table-cell office:value-type="float" office:value="-0.247735589418826" calcext:value-type="float">
            <text:p>-0,2477355894</text:p>
          </table:table-cell>
          <table:table-cell office:value-type="float" office:value="-0.24353677877137" calcext:value-type="float">
            <text:p>-0,2435367788</text:p>
          </table:table-cell>
          <table:table-cell office:value-type="float" office:value="-0.305347071406968" calcext:value-type="float">
            <text:p>-0,3053470714</text:p>
          </table:table-cell>
          <table:table-cell office:value-type="float" office:value="-0.0685887043836934" calcext:value-type="float">
            <text:p>-0,0685887044</text:p>
          </table:table-cell>
          <table:table-cell office:value-type="float" office:value="-0.67680610329508" calcext:value-type="float">
            <text:p>-0,6768061033</text:p>
          </table:table-cell>
          <table:table-cell office:value-type="float" office:value="-0.740057297008777" calcext:value-type="float">
            <text:p>-0,740057297</text:p>
          </table:table-cell>
          <table:table-cell office:value-type="float" office:value="-0.280373626250051" calcext:value-type="float">
            <text:p>-0,2803736263</text:p>
          </table:table-cell>
          <table:table-cell office:value-type="float" office:value="-0.133504033208214" calcext:value-type="float">
            <text:p>-0,1335040332</text:p>
          </table:table-cell>
          <table:table-cell office:value-type="float" office:value="-0.0731795905193964" calcext:value-type="float">
            <text:p>-0,0731795905</text:p>
          </table:table-cell>
          <table:table-cell office:value-type="float" office:value="-0.0333097479071396" calcext:value-type="float">
            <text:p>-0,0333097479</text:p>
          </table:table-cell>
          <table:table-cell office:value-type="float" office:value="1.12103125319208" calcext:value-type="float">
            <text:p>1,1210312532</text:p>
          </table:table-cell>
          <table:table-cell office:value-type="float" office:value="1.12600844213945" calcext:value-type="float">
            <text:p>1,1260084421</text:p>
          </table:table-cell>
          <table:table-cell office:value-type="float" office:value="0.465702077456924" calcext:value-type="float">
            <text:p>0,4657020775</text:p>
          </table:table-cell>
          <table:table-cell office:value-type="float" office:value="-0.747781717495224" calcext:value-type="float">
            <text:p>-0,7477817175</text:p>
          </table:table-cell>
          <table:table-cell office:value-type="float" office:value="0.967554641815889" calcext:value-type="float">
            <text:p>0,9675546418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571884243958057" calcext:value-type="float">
            <text:p>-0,571884244</text:p>
          </table:table-cell>
          <table:table-cell office:value-type="float" office:value="-0.58239398439826" calcext:value-type="float">
            <text:p>-0,5823939844</text:p>
          </table:table-cell>
          <table:table-cell office:value-type="float" office:value="-0.596297785861405" calcext:value-type="float">
            <text:p>-0,5962977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7069927667535" calcext:value-type="float">
            <text:p>-0,2870699277</text:p>
          </table:table-cell>
          <table:table-cell office:value-type="float" office:value="-0.810074560657704" calcext:value-type="float">
            <text:p>-0,8100745607</text:p>
          </table:table-cell>
          <table:table-cell office:value-type="float" office:value="-0.270635207021531" calcext:value-type="float">
            <text:p>-0,270635207</text:p>
          </table:table-cell>
          <table:table-cell office:value-type="float" office:value="0.00107462256358717" calcext:value-type="float">
            <text:p>0,0010746226</text:p>
          </table:table-cell>
          <table:table-cell office:value-type="float" office:value="0.00900054887867294" calcext:value-type="float">
            <text:p>0,0090005489</text:p>
          </table:table-cell>
          <table:table-cell office:value-type="float" office:value="-0.000845945847065061" calcext:value-type="float">
            <text:p>-0,0008459458</text:p>
          </table:table-cell>
          <table:table-cell office:value-type="float" office:value="0.483104374066464" calcext:value-type="float">
            <text:p>0,4831043741</text:p>
          </table:table-cell>
          <table:table-cell office:value-type="float" office:value="-0.0504978238094783" calcext:value-type="float">
            <text:p>-0,0504978238</text:p>
          </table:table-cell>
          <table:table-cell office:value-type="float" office:value="0.0249182361660138" calcext:value-type="float">
            <text:p>0,0249182362</text:p>
          </table:table-cell>
          <table:table-cell office:value-type="float" office:value="-0.0334782262698056" calcext:value-type="float">
            <text:p>-0,0334782263</text:p>
          </table:table-cell>
          <table:table-cell office:value-type="float" office:value="-0.0632984806440406" calcext:value-type="float">
            <text:p>-0,0632984806</text:p>
          </table:table-cell>
          <table:table-cell office:value-type="float" office:value="0.0553286920959666" calcext:value-type="float">
            <text:p>0,0553286921</text:p>
          </table:table-cell>
          <table:table-cell office:value-type="float" office:value="0.318880045532578" calcext:value-type="float">
            <text:p>0,3188800455</text:p>
          </table:table-cell>
          <table:table-cell office:value-type="float" office:value="0.618941269797429" calcext:value-type="float">
            <text:p>0,6189412698</text:p>
          </table:table-cell>
          <table:table-cell office:value-type="float" office:value="0.767183228325633" calcext:value-type="float">
            <text:p>0,7671832283</text:p>
          </table:table-cell>
          <table:table-cell office:value-type="float" office:value="0.983451568909201" calcext:value-type="float">
            <text:p>0,9834515689</text:p>
          </table:table-cell>
          <table:table-cell office:value-type="float" office:value="1.10438115162778" calcext:value-type="float">
            <text:p>1,1043811516</text:p>
          </table:table-cell>
          <table:table-cell office:value-type="float" office:value="1.16430534709002" calcext:value-type="float">
            <text:p>1,1643053471</text:p>
          </table:table-cell>
          <table:table-cell office:value-type="float" office:value="1.14714482662078" calcext:value-type="float">
            <text:p>1,1471448266</text:p>
          </table:table-cell>
          <table:table-cell office:value-type="float" office:value="1.0154089347735" calcext:value-type="float">
            <text:p>1,0154089348</text:p>
          </table:table-cell>
          <table:table-cell office:value-type="float" office:value="1.07207351573104" calcext:value-type="float">
            <text:p>1,0720735157</text:p>
          </table:table-cell>
          <table:table-cell office:value-type="float" office:value="1.17983555967793" calcext:value-type="float">
            <text:p>1,1798355597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1.21614507915666" calcext:value-type="float">
            <text:p>1,2161450792</text:p>
          </table:table-cell>
          <table:table-cell office:value-type="float" office:value="0.883938873029783" calcext:value-type="float">
            <text:p>0,883938873</text:p>
          </table:table-cell>
          <table:table-cell office:value-type="float" office:value="0.609540881961632" calcext:value-type="float">
            <text:p>0,609540882</text:p>
          </table:table-cell>
          <table:table-cell office:value-type="float" office:value="0.703419919461477" calcext:value-type="float">
            <text:p>0,7034199195</text:p>
          </table:table-cell>
          <table:table-cell office:value-type="float" office:value="0.762682816876722" calcext:value-type="float">
            <text:p>0,7626828169</text:p>
          </table:table-cell>
          <table:table-cell office:value-type="float" office:value="0.417482190540496" calcext:value-type="float">
            <text:p>0,4174821905</text:p>
          </table:table-cell>
          <table:table-cell office:value-type="float" office:value="-0.024235627476612" calcext:value-type="float">
            <text:p>-0,0242356275</text:p>
          </table:table-cell>
          <table:table-cell office:value-type="float" office:value="-0.532028146451259" calcext:value-type="float">
            <text:p>-0,5320281465</text:p>
          </table:table-cell>
          <table:table-cell office:value-type="float" office:value="-0.467086120464614" calcext:value-type="float">
            <text:p>-0,4670861205</text:p>
          </table:table-cell>
          <table:table-cell office:value-type="float" office:value="-0.790265391079481" calcext:value-type="float">
            <text:p>-0,7902653911</text:p>
          </table:table-cell>
          <table:table-cell office:value-type="float" office:value="-1.42643042935249" calcext:value-type="float">
            <text:p>-1,4264304294</text:p>
          </table:table-cell>
          <table:table-cell office:value-type="float" office:value="-0.775858772688525" calcext:value-type="float">
            <text:p>-0,7758587727</text:p>
          </table:table-cell>
          <table:table-cell office:value-type="float" office:value="-0.538957584986819" calcext:value-type="float">
            <text:p>-0,538957585</text:p>
          </table:table-cell>
          <table:table-cell office:value-type="float" office:value="-0.287604977770127" calcext:value-type="float">
            <text:p>-0,2876049778</text:p>
          </table:table-cell>
          <table:table-cell office:value-type="float" office:value="-0.133350047190144" calcext:value-type="float">
            <text:p>-0,1333500472</text:p>
          </table:table-cell>
          <table:table-cell office:value-type="float" office:value="-0.298380632486403" calcext:value-type="float">
            <text:p>-0,2983806325</text:p>
          </table:table-cell>
          <table:table-cell office:value-type="float" office:value="-0.0366615010744986" calcext:value-type="float">
            <text:p>-0,0366615011</text:p>
          </table:table-cell>
          <table:table-cell office:value-type="float" office:value="0.448831198317214" calcext:value-type="float">
            <text:p>0,4488311983</text:p>
          </table:table-cell>
          <table:table-cell office:value-type="float" office:value="0.0563035430497331" calcext:value-type="float">
            <text:p>0,056303543</text:p>
          </table:table-cell>
          <table:table-cell office:value-type="float" office:value="-0.257925953292574" calcext:value-type="float">
            <text:p>-0,2579259533</text:p>
          </table:table-cell>
          <table:table-cell office:value-type="float" office:value="0.287341347294517" calcext:value-type="float">
            <text:p>0,2873413473</text:p>
          </table:table-cell>
          <table:table-cell office:value-type="float" office:value="-0.133220368129866" calcext:value-type="float">
            <text:p>-0,1332203681</text:p>
          </table:table-cell>
          <table:table-cell office:value-type="float" office:value="-0.332616788767742" calcext:value-type="float">
            <text:p>-0,3326167888</text:p>
          </table:table-cell>
          <table:table-cell office:value-type="float" office:value="0.0615276851436977" calcext:value-type="float">
            <text:p>0,0615276851</text:p>
          </table:table-cell>
          <table:table-cell office:value-type="float" office:value="0.264352276178619" calcext:value-type="float">
            <text:p>0,2643522762</text:p>
          </table:table-cell>
          <table:table-cell office:value-type="float" office:value="0.525672130757345" calcext:value-type="float">
            <text:p>0,5256721308</text:p>
          </table:table-cell>
          <table:table-cell office:value-type="float" office:value="0.351262034493104" calcext:value-type="float">
            <text:p>0,3512620345</text:p>
          </table:table-cell>
          <table:table-cell office:value-type="float" office:value="-0.0916018067446337" calcext:value-type="float">
            <text:p>-0,0916018067</text:p>
          </table:table-cell>
          <table:table-cell office:value-type="float" office:value="0.61241522165123" calcext:value-type="float">
            <text:p>0,6124152217</text:p>
          </table:table-cell>
          <table:table-cell office:value-type="float" office:value="0.559463314018974" calcext:value-type="float">
            <text:p>0,559463314</text:p>
          </table:table-cell>
          <table:table-cell office:value-type="float" office:value="0.287639518429277" calcext:value-type="float">
            <text:p>0,2876395184</text:p>
          </table:table-cell>
          <table:table-cell office:value-type="float" office:value="-0.18341815712147" calcext:value-type="float">
            <text:p>-0,1834181571</text:p>
          </table:table-cell>
          <table:table-cell office:value-type="float" office:value="1.54285740181453" calcext:value-type="float">
            <text:p>1,5428574018</text:p>
          </table:table-cell>
          <table:table-cell office:value-type="float" office:value="0.492611225964651" calcext:value-type="float">
            <text:p>0,492611226</text:p>
          </table:table-cell>
          <table:table-cell office:value-type="float" office:value="-0.340039280191277" calcext:value-type="float">
            <text:p>-0,3400392802</text:p>
          </table:table-cell>
          <table:table-cell office:value-type="float" office:value="-0.177953717455024" calcext:value-type="float">
            <text:p>-0,1779537175</text:p>
          </table:table-cell>
          <table:table-cell office:value-type="float" office:value="-0.457161635827077" calcext:value-type="float">
            <text:p>-0,4571616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927097375842" calcext:value-type="float">
            <text:p>0,6959270974</text:p>
          </table:table-cell>
          <table:table-cell office:value-type="float" office:value="0.0485437938970908" calcext:value-type="float">
            <text:p>0,0485437939</text:p>
          </table:table-cell>
          <table:table-cell office:value-type="float" office:value="0.897780254061811" calcext:value-type="float">
            <text:p>0,8977802541</text:p>
          </table:table-cell>
          <table:table-cell office:value-type="float" office:value="0.98327964568223" calcext:value-type="float">
            <text:p>0,9832796457</text:p>
          </table:table-cell>
          <table:table-cell office:value-type="float" office:value="1.1556704760216" calcext:value-type="float">
            <text:p>1,155670476</text:p>
          </table:table-cell>
          <table:table-cell office:value-type="float" office:value="1.00413772046606" calcext:value-type="float">
            <text:p>1,0041377205</text:p>
          </table:table-cell>
          <table:table-cell office:value-type="float" office:value="1.7228295014866" calcext:value-type="float">
            <text:p>1,7228295015</text:p>
          </table:table-cell>
          <table:table-cell office:value-type="float" office:value="1.75215704938934" calcext:value-type="float">
            <text:p>1,7521570494</text:p>
          </table:table-cell>
          <table:table-cell office:value-type="float" office:value="1.10611627997949" calcext:value-type="float">
            <text:p>1,10611628</text:p>
          </table:table-cell>
          <table:table-cell office:value-type="float" office:value="0.66510076189347" calcext:value-type="float">
            <text:p>0,6651007619</text:p>
          </table:table-cell>
          <table:table-cell office:value-type="float" office:value="1.05271401737768" calcext:value-type="float">
            <text:p>1,0527140174</text:p>
          </table:table-cell>
          <table:table-cell office:value-type="float" office:value="1.03054151020035" calcext:value-type="float">
            <text:p>1,0305415102</text:p>
          </table:table-cell>
          <table:table-cell office:value-type="float" office:value="0.853775605780775" calcext:value-type="float">
            <text:p>0,8537756058</text:p>
          </table:table-cell>
          <table:table-cell office:value-type="float" office:value="1.1345229955226" calcext:value-type="float">
            <text:p>1,1345229955</text:p>
          </table:table-cell>
          <table:table-cell office:value-type="float" office:value="1.23985766658971" calcext:value-type="float">
            <text:p>1,2398576666</text:p>
          </table:table-cell>
          <table:table-cell office:value-type="float" office:value="0.763378490551897" calcext:value-type="float">
            <text:p>0,7633784906</text:p>
          </table:table-cell>
          <table:table-cell office:value-type="float" office:value="0.664069847699259" calcext:value-type="float">
            <text:p>0,6640698477</text:p>
          </table:table-cell>
          <table:table-cell office:value-type="float" office:value="0.833176141645045" calcext:value-type="float">
            <text:p>0,8331761416</text:p>
          </table:table-cell>
          <table:table-cell office:value-type="float" office:value="1.25180071551675" calcext:value-type="float">
            <text:p>1,2518007155</text:p>
          </table:table-cell>
          <table:table-cell office:value-type="float" office:value="0.598508753454797" calcext:value-type="float">
            <text:p>0,5985087535</text:p>
          </table:table-cell>
          <table:table-cell office:value-type="float" office:value="0.287411894050906" calcext:value-type="float">
            <text:p>0,2874118941</text:p>
          </table:table-cell>
          <table:table-cell office:value-type="float" office:value="0.775354008082483" calcext:value-type="float">
            <text:p>0,7753540081</text:p>
          </table:table-cell>
          <table:table-cell office:value-type="float" office:value="0.843408253642046" calcext:value-type="float">
            <text:p>0,8434082536</text:p>
          </table:table-cell>
          <table:table-cell office:value-type="float" office:value="0.98738601509246" calcext:value-type="float">
            <text:p>0,9873860151</text:p>
          </table:table-cell>
          <table:table-cell office:value-type="float" office:value="0.27477637946838" calcext:value-type="float">
            <text:p>0,2747763795</text:p>
          </table:table-cell>
          <table:table-cell office:value-type="float" office:value="0.438397314827177" calcext:value-type="float">
            <text:p>0,4383973148</text:p>
          </table:table-cell>
          <table:table-cell office:value-type="float" office:value="0.734764441335629" calcext:value-type="float">
            <text:p>0,7347644413</text:p>
          </table:table-cell>
          <table:table-cell office:value-type="float" office:value="-0.100763512014116" calcext:value-type="float">
            <text:p>-0,100763512</text:p>
          </table:table-cell>
          <table:table-cell office:value-type="float" office:value="-0.428304261282324" calcext:value-type="float">
            <text:p>-0,4283042613</text:p>
          </table:table-cell>
          <table:table-cell office:value-type="float" office:value="-0.387996540817157" calcext:value-type="float">
            <text:p>-0,3879965408</text:p>
          </table:table-cell>
          <table:table-cell office:value-type="float" office:value="-0.18622153391377" calcext:value-type="float">
            <text:p>-0,1862215339</text:p>
          </table:table-cell>
          <table:table-cell office:value-type="float" office:value="-0.547278617050406" calcext:value-type="float">
            <text:p>-0,5472786171</text:p>
          </table:table-cell>
          <table:table-cell office:value-type="float" office:value="-1.19314578653177" calcext:value-type="float">
            <text:p>-1,1931457865</text:p>
          </table:table-cell>
          <table:table-cell office:value-type="float" office:value="-1.06576862002098" calcext:value-type="float">
            <text:p>-1,06576862</text:p>
          </table:table-cell>
          <table:table-cell office:value-type="float" office:value="-0.504568687038173" calcext:value-type="float">
            <text:p>-0,504568687</text:p>
          </table:table-cell>
          <table:table-cell office:value-type="float" office:value="-0.640804856052119" calcext:value-type="float">
            <text:p>-0,6408048561</text:p>
          </table:table-cell>
          <table:table-cell office:value-type="float" office:value="-0.852811281909682" calcext:value-type="float">
            <text:p>-0,8528112819</text:p>
          </table:table-cell>
          <table:table-cell office:value-type="float" office:value="-0.793057146845613" calcext:value-type="float">
            <text:p>-0,7930571468</text:p>
          </table:table-cell>
          <table:table-cell office:value-type="float" office:value="-0.426473328250767" calcext:value-type="float">
            <text:p>-0,4264733283</text:p>
          </table:table-cell>
          <table:table-cell office:value-type="float" office:value="-0.415030580866271" calcext:value-type="float">
            <text:p>-0,4150305809</text:p>
          </table:table-cell>
          <table:table-cell office:value-type="float" office:value="0.106948058974023" calcext:value-type="float">
            <text:p>0,106948059</text:p>
          </table:table-cell>
          <table:table-cell office:value-type="float" office:value="0.253662278160903" calcext:value-type="float">
            <text:p>0,2536622782</text:p>
          </table:table-cell>
          <table:table-cell office:value-type="float" office:value="-0.643555830460829" calcext:value-type="float">
            <text:p>-0,6435558305</text:p>
          </table:table-cell>
          <table:table-cell office:value-type="float" office:value="-0.477901927484615" calcext:value-type="float">
            <text:p>-0,4779019275</text:p>
          </table:table-cell>
          <table:table-cell office:value-type="float" office:value="-0.112116151396422" calcext:value-type="float">
            <text:p>-0,1121161514</text:p>
          </table:table-cell>
          <table:table-cell office:value-type="float" office:value="0.163881897047182" calcext:value-type="float">
            <text:p>0,163881897</text:p>
          </table:table-cell>
          <table:table-cell office:value-type="float" office:value="-0.451394699418718" calcext:value-type="float">
            <text:p>-0,4513946994</text:p>
          </table:table-cell>
          <table:table-cell office:value-type="float" office:value="-1.09105393986448" calcext:value-type="float">
            <text:p>-1,0910539399</text:p>
          </table:table-cell>
          <table:table-cell office:value-type="float" office:value="-0.970685574784726" calcext:value-type="float">
            <text:p>-0,9706855748</text:p>
          </table:table-cell>
          <table:table-cell office:value-type="float" office:value="-0.351262034493104" calcext:value-type="float">
            <text:p>-0,3512620345</text:p>
          </table:table-cell>
          <table:table-cell office:value-type="float" office:value="0.108256680698203" calcext:value-type="float">
            <text:p>0,1082566807</text:p>
          </table:table-cell>
          <table:table-cell office:value-type="float" office:value="1.46356858055633" calcext:value-type="float">
            <text:p>1,4635685806</text:p>
          </table:table-cell>
          <table:table-cell office:value-type="float" office:value="-0.347008890973794" calcext:value-type="float">
            <text:p>-0,347008891</text:p>
          </table:table-cell>
          <table:table-cell office:value-type="float" office:value="2.32851038728462" calcext:value-type="float">
            <text:p>2,3285103873</text:p>
          </table:table-cell>
          <table:table-cell office:value-type="float" office:value="0.0564363560373754" calcext:value-type="float">
            <text:p>0,056436356</text:p>
          </table:table-cell>
          <table:table-cell office:value-type="float" office:value="0.740920221210365" calcext:value-type="float">
            <text:p>0,7409202212</text:p>
          </table:table-cell>
          <table:table-cell office:value-type="float" office:value="0.821018709941085" calcext:value-type="float">
            <text:p>0,8210187099</text:p>
          </table:table-cell>
          <table:table-cell office:value-type="float" office:value="0.154563309177853" calcext:value-type="float">
            <text:p>0,1545633092</text:p>
          </table:table-cell>
          <table:table-cell office:value-type="float" office:value="0.533861152365072" calcext:value-type="float">
            <text:p>0,5338611524</text:p>
          </table:table-cell>
          <table:table-cell office:value-type="float" office:value="0.278272300068656" calcext:value-type="float">
            <text:p>0,278272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1822810263772" calcext:value-type="float">
            <text:p>2,1182281026</text:p>
          </table:table-cell>
          <table:table-cell office:value-type="float" office:value="1.64138703114539" calcext:value-type="float">
            <text:p>1,6413870311</text:p>
          </table:table-cell>
          <table:table-cell office:value-type="float" office:value="0.634951831858208" calcext:value-type="float">
            <text:p>0,6349518319</text:p>
          </table:table-cell>
          <table:table-cell office:value-type="float" office:value="-0.478207040796276" calcext:value-type="float">
            <text:p>-0,4782070408</text:p>
          </table:table-cell>
          <table:table-cell office:value-type="float" office:value="0.426626016849097" calcext:value-type="float">
            <text:p>0,4266260168</text:p>
          </table:table-cell>
          <table:table-cell office:value-type="float" office:value="1.48801874498719" calcext:value-type="float">
            <text:p>1,488018745</text:p>
          </table:table-cell>
          <table:table-cell office:value-type="float" office:value="1.37000955660724" calcext:value-type="float">
            <text:p>1,3700095566</text:p>
          </table:table-cell>
          <table:table-cell office:value-type="float" office:value="0.91013519656618" calcext:value-type="float">
            <text:p>0,9101351966</text:p>
          </table:table-cell>
          <table:table-cell office:value-type="float" office:value="1.21423608436084" calcext:value-type="float">
            <text:p>1,2142360844</text:p>
          </table:table-cell>
          <table:table-cell office:value-type="float" office:value="1.7572348988729" calcext:value-type="float">
            <text:p>1,7572348989</text:p>
          </table:table-cell>
          <table:table-cell office:value-type="float" office:value="1.97355620008027" calcext:value-type="float">
            <text:p>1,9735562001</text:p>
          </table:table-cell>
          <table:table-cell office:value-type="float" office:value="1.96934447931256" calcext:value-type="float">
            <text:p>1,9693444793</text:p>
          </table:table-cell>
          <table:table-cell office:value-type="float" office:value="2.35488834515104" calcext:value-type="float">
            <text:p>2,3548883452</text:p>
          </table:table-cell>
          <table:table-cell office:value-type="float" office:value="2.4587411542837" calcext:value-type="float">
            <text:p>2,4587411543</text:p>
          </table:table-cell>
          <table:table-cell office:value-type="float" office:value="2.80197123238727" calcext:value-type="float">
            <text:p>2,8019712324</text:p>
          </table:table-cell>
          <table:table-cell office:value-type="float" office:value="2.86739747211245" calcext:value-type="float">
            <text:p>2,8673974721</text:p>
          </table:table-cell>
          <table:table-cell office:value-type="float" office:value="2.12722317289843" calcext:value-type="float">
            <text:p>2,1272231729</text:p>
          </table:table-cell>
          <table:table-cell office:value-type="float" office:value="1.9225376962787" calcext:value-type="float">
            <text:p>1,9225376963</text:p>
          </table:table-cell>
          <table:table-cell office:value-type="float" office:value="1.78477052007953" calcext:value-type="float">
            <text:p>1,7847705201</text:p>
          </table:table-cell>
          <table:table-cell office:value-type="float" office:value="1.71214622410065" calcext:value-type="float">
            <text:p>1,7121462241</text:p>
          </table:table-cell>
          <table:table-cell office:value-type="float" office:value="1.0872004575232" calcext:value-type="float">
            <text:p>1,0872004575</text:p>
          </table:table-cell>
          <table:table-cell office:value-type="float" office:value="0.58972237812322" calcext:value-type="float">
            <text:p>0,5897223781</text:p>
          </table:table-cell>
          <table:table-cell office:value-type="float" office:value="0.550014102849031" calcext:value-type="float">
            <text:p>0,5500141028</text:p>
          </table:table-cell>
          <table:table-cell office:value-type="float" office:value="0.232522924350448" calcext:value-type="float">
            <text:p>0,2325229244</text:p>
          </table:table-cell>
          <table:table-cell office:value-type="float" office:value="-0.538120755036145" calcext:value-type="float">
            <text:p>-0,538120755</text:p>
          </table:table-cell>
          <table:table-cell office:value-type="float" office:value="-0.867099304422599" calcext:value-type="float">
            <text:p>-0,8670993044</text:p>
          </table:table-cell>
          <table:table-cell office:value-type="float" office:value="-0.738021015036839" calcext:value-type="float">
            <text:p>-0,738021015</text:p>
          </table:table-cell>
          <table:table-cell office:value-type="float" office:value="-0.806529700765709" calcext:value-type="float">
            <text:p>-0,8065297008</text:p>
          </table:table-cell>
          <table:table-cell office:value-type="float" office:value="-0.842872817392329" calcext:value-type="float">
            <text:p>-0,8428728174</text:p>
          </table:table-cell>
          <table:table-cell office:value-type="float" office:value="-0.739526389823711" calcext:value-type="float">
            <text:p>-0,7395263898</text:p>
          </table:table-cell>
          <table:table-cell office:value-type="float" office:value="-0.563337664072897" calcext:value-type="float">
            <text:p>-0,5633376641</text:p>
          </table:table-cell>
          <table:table-cell office:value-type="float" office:value="-0.807552509477978" calcext:value-type="float">
            <text:p>-0,8075525095</text:p>
          </table:table-cell>
          <table:table-cell office:value-type="float" office:value="-1.17861884919575" calcext:value-type="float">
            <text:p>-1,1786188492</text:p>
          </table:table-cell>
          <table:table-cell office:value-type="float" office:value="-0.764352215819472" calcext:value-type="float">
            <text:p>-0,7643522158</text:p>
          </table:table-cell>
          <table:table-cell office:value-type="float" office:value="-0.732637592613362" calcext:value-type="float">
            <text:p>-0,7326375926</text:p>
          </table:table-cell>
          <table:table-cell office:value-type="float" office:value="-0.614680463102284" calcext:value-type="float">
            <text:p>-0,6146804631</text:p>
          </table:table-cell>
          <table:table-cell office:value-type="float" office:value="-0.525191698536754" calcext:value-type="float">
            <text:p>-0,5251916985</text:p>
          </table:table-cell>
          <table:table-cell office:value-type="float" office:value="-0.79399623168498" calcext:value-type="float">
            <text:p>-0,7939962317</text:p>
          </table:table-cell>
          <table:table-cell office:value-type="float" office:value="-0.586714779030502" calcext:value-type="float">
            <text:p>-0,586714779</text:p>
          </table:table-cell>
          <table:table-cell office:value-type="float" office:value="-0.0842374948352984" calcext:value-type="float">
            <text:p>-0,0842374948</text:p>
          </table:table-cell>
          <table:table-cell office:value-type="float" office:value="-0.210974039834003" calcext:value-type="float">
            <text:p>-0,2109740398</text:p>
          </table:table-cell>
          <table:table-cell office:value-type="float" office:value="-0.718314675539755" calcext:value-type="float">
            <text:p>-0,7183146755</text:p>
          </table:table-cell>
          <table:table-cell office:value-type="float" office:value="-0.975945761900631" calcext:value-type="float">
            <text:p>-0,9759457619</text:p>
          </table:table-cell>
          <table:table-cell office:value-type="float" office:value="0.236325128975908" calcext:value-type="float">
            <text:p>0,236325129</text:p>
          </table:table-cell>
          <table:table-cell office:value-type="float" office:value="0.0125306286854823" calcext:value-type="float">
            <text:p>0,0125306287</text:p>
          </table:table-cell>
          <table:table-cell office:value-type="float" office:value="-0.401305328760183" calcext:value-type="float">
            <text:p>-0,4013053288</text:p>
          </table:table-cell>
          <table:table-cell office:value-type="float" office:value="-0.135130897278215" calcext:value-type="float">
            <text:p>-0,1351308973</text:p>
          </table:table-cell>
          <table:table-cell office:value-type="float" office:value="0.2339117110429" calcext:value-type="float">
            <text:p>0,233911711</text:p>
          </table:table-cell>
          <table:table-cell office:value-type="float" office:value="0.586861479311109" calcext:value-type="float">
            <text:p>0,5868614793</text:p>
          </table:table-cell>
          <table:table-cell office:value-type="float" office:value="-0.680570191830388" calcext:value-type="float">
            <text:p>-0,6805701918</text:p>
          </table:table-cell>
          <table:table-cell office:value-type="float" office:value="0.641212647212436" calcext:value-type="float">
            <text:p>0,6412126472</text:p>
          </table:table-cell>
          <table:table-cell office:value-type="float" office:value="0.404816841430474" calcext:value-type="float">
            <text:p>0,4048168414</text:p>
          </table:table-cell>
          <table:table-cell office:value-type="float" office:value="0.361172519176806" calcext:value-type="float">
            <text:p>0,3611725192</text:p>
          </table:table-cell>
          <table:table-cell office:value-type="float" office:value="0.041091359775611" calcext:value-type="float">
            <text:p>0,0410913598</text:p>
          </table:table-cell>
          <table:table-cell office:value-type="float" office:value="1.70719977013061" calcext:value-type="float">
            <text:p>1,7071997701</text:p>
          </table:table-cell>
          <table:table-cell office:value-type="float" office:value="-0.461985549695875" calcext:value-type="float">
            <text:p>-0,4619855497</text:p>
          </table:table-cell>
          <table:table-cell office:value-type="float" office:value="0.11234992872878" calcext:value-type="float">
            <text:p>0,1123499287</text:p>
          </table:table-cell>
          <table:table-cell office:value-type="float" office:value="0.633709567629199" calcext:value-type="float">
            <text:p>0,6337095676</text:p>
          </table:table-cell>
          <table:table-cell office:value-type="float" office:value="0.307374602876859" calcext:value-type="float">
            <text:p>0,3073746029</text:p>
          </table:table-cell>
          <table:table-cell office:value-type="float" office:value="1.41123809320533" calcext:value-type="float">
            <text:p>1,4112380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26413428133812" calcext:value-type="float">
            <text:p>-0,0826413428</text:p>
          </table:table-cell>
          <table:table-cell office:value-type="float" office:value="-0.142597394572704" calcext:value-type="float">
            <text:p>-0,1425973946</text:p>
          </table:table-cell>
          <table:table-cell office:value-type="float" office:value="-0.580304338132707" calcext:value-type="float">
            <text:p>-0,5803043381</text:p>
          </table:table-cell>
          <table:table-cell office:value-type="float" office:value="0.703877779149575" calcext:value-type="float">
            <text:p>0,7038777791</text:p>
          </table:table-cell>
          <table:table-cell office:value-type="float" office:value="0.790248191547484" calcext:value-type="float">
            <text:p>0,7902481915</text:p>
          </table:table-cell>
          <table:table-cell office:value-type="float" office:value="1.28329984999748" calcext:value-type="float">
            <text:p>1,28329985</text:p>
          </table:table-cell>
          <table:table-cell office:value-type="float" office:value="3.1502936821453" calcext:value-type="float">
            <text:p>3,1502936821</text:p>
          </table:table-cell>
          <table:table-cell office:value-type="float" office:value="2.74684674163651" calcext:value-type="float">
            <text:p>2,7468467416</text:p>
          </table:table-cell>
          <table:table-cell office:value-type="float" office:value="1.51325491835301" calcext:value-type="float">
            <text:p>1,5132549184</text:p>
          </table:table-cell>
          <table:table-cell office:value-type="float" office:value="1.71185330326272" calcext:value-type="float">
            <text:p>1,7118533033</text:p>
          </table:table-cell>
          <table:table-cell office:value-type="float" office:value="1.27727291299582" calcext:value-type="float">
            <text:p>1,277272913</text:p>
          </table:table-cell>
          <table:table-cell office:value-type="float" office:value="-0.825646869793356" calcext:value-type="float">
            <text:p>-0,8256468698</text:p>
          </table:table-cell>
          <table:table-cell office:value-type="float" office:value="1.40640642996293" calcext:value-type="float">
            <text:p>1,40640643</text:p>
          </table:table-cell>
          <table:table-cell office:value-type="float" office:value="4.35265280007839" calcext:value-type="float">
            <text:p>4,3526528001</text:p>
          </table:table-cell>
          <table:table-cell office:value-type="float" office:value="3.07652157551904" calcext:value-type="float">
            <text:p>3,0765215755</text:p>
          </table:table-cell>
          <table:table-cell office:value-type="float" office:value="2.25445956246886" calcext:value-type="float">
            <text:p>2,2544595625</text:p>
          </table:table-cell>
          <table:table-cell office:value-type="float" office:value="1.48287441719252" calcext:value-type="float">
            <text:p>1,4828744172</text:p>
          </table:table-cell>
          <table:table-cell office:value-type="float" office:value="1.58376116507287" calcext:value-type="float">
            <text:p>1,5837611651</text:p>
          </table:table-cell>
          <table:table-cell office:value-type="float" office:value="1.720814143532" calcext:value-type="float">
            <text:p>1,7208141435</text:p>
          </table:table-cell>
          <table:table-cell office:value-type="float" office:value="1.17112781528432" calcext:value-type="float">
            <text:p>1,1711278153</text:p>
          </table:table-cell>
          <table:table-cell office:value-type="float" office:value="1.06392823938142" calcext:value-type="float">
            <text:p>1,0639282394</text:p>
          </table:table-cell>
          <table:table-cell office:value-type="float" office:value="1.10362889053676" calcext:value-type="float">
            <text:p>1,1036288905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0.832231329959337" calcext:value-type="float">
            <text:p>0,83223133</text:p>
          </table:table-cell>
          <table:table-cell office:value-type="float" office:value="0.242930082888093" calcext:value-type="float">
            <text:p>0,2429300829</text:p>
          </table:table-cell>
          <table:table-cell office:value-type="float" office:value="0.327111842601817" calcext:value-type="float">
            <text:p>0,3271118426</text:p>
          </table:table-cell>
          <table:table-cell office:value-type="float" office:value="-0.388346413869357" calcext:value-type="float">
            <text:p>-0,3883464139</text:p>
          </table:table-cell>
          <table:table-cell office:value-type="float" office:value="-1.16826649284986" calcext:value-type="float">
            <text:p>-1,1682664928</text:p>
          </table:table-cell>
          <table:table-cell office:value-type="float" office:value="-0.864100725385913" calcext:value-type="float">
            <text:p>-0,8641007254</text:p>
          </table:table-cell>
          <table:table-cell office:value-type="float" office:value="-1.21427288693566" calcext:value-type="float">
            <text:p>-1,2142728869</text:p>
          </table:table-cell>
          <table:table-cell office:value-type="float" office:value="-1.00774589180689" calcext:value-type="float">
            <text:p>-1,0077458918</text:p>
          </table:table-cell>
          <table:table-cell office:value-type="float" office:value="-1.55601581094537" calcext:value-type="float">
            <text:p>-1,5560158109</text:p>
          </table:table-cell>
          <table:table-cell office:value-type="float" office:value="-1.66333432497428" calcext:value-type="float">
            <text:p>-1,663334325</text:p>
          </table:table-cell>
          <table:table-cell office:value-type="float" office:value="-0.911384608112892" calcext:value-type="float">
            <text:p>-0,9113846081</text:p>
          </table:table-cell>
          <table:table-cell office:value-type="float" office:value="-0.499166039528777" calcext:value-type="float">
            <text:p>-0,4991660395</text:p>
          </table:table-cell>
          <table:table-cell office:value-type="float" office:value="-0.402656404378983" calcext:value-type="float">
            <text:p>-0,4026564044</text:p>
          </table:table-cell>
          <table:table-cell office:value-type="float" office:value="-0.746939304585606" calcext:value-type="float">
            <text:p>-0,7469393046</text:p>
          </table:table-cell>
          <table:table-cell office:value-type="float" office:value="-0.570494039915583" calcext:value-type="float">
            <text:p>-0,5704940399</text:p>
          </table:table-cell>
          <table:table-cell office:value-type="float" office:value="0.279292309196027" calcext:value-type="float">
            <text:p>0,2792923092</text:p>
          </table:table-cell>
          <table:table-cell office:value-type="float" office:value="0.371372610121066" calcext:value-type="float">
            <text:p>0,3713726101</text:p>
          </table:table-cell>
          <table:table-cell office:value-type="float" office:value="-0.132077930754805" calcext:value-type="float">
            <text:p>-0,1320779308</text:p>
          </table:table-cell>
          <table:table-cell office:value-type="float" office:value="-0.744392106004894" calcext:value-type="float">
            <text:p>-0,744392106</text:p>
          </table:table-cell>
          <table:table-cell office:value-type="float" office:value="0.316202110103448" calcext:value-type="float">
            <text:p>0,3162021101</text:p>
          </table:table-cell>
          <table:table-cell office:value-type="float" office:value="0.607693188795193" calcext:value-type="float">
            <text:p>0,6076931888</text:p>
          </table:table-cell>
          <table:table-cell office:value-type="float" office:value="-0.0573770892440512" calcext:value-type="float">
            <text:p>-0,0573770892</text:p>
          </table:table-cell>
          <table:table-cell office:value-type="float" office:value="-0.0974332007501466" calcext:value-type="float">
            <text:p>-0,0974332008</text:p>
          </table:table-cell>
          <table:table-cell office:value-type="float" office:value="0.42149339448907" calcext:value-type="float">
            <text:p>0,4214933945</text:p>
          </table:table-cell>
          <table:table-cell office:value-type="float" office:value="0.8651529038573" calcext:value-type="float">
            <text:p>0,8651529039</text:p>
          </table:table-cell>
          <table:table-cell office:value-type="float" office:value="1.72998976365645" calcext:value-type="float">
            <text:p>1,7299897637</text:p>
          </table:table-cell>
          <table:table-cell office:value-type="float" office:value="1.06842202158319" calcext:value-type="float">
            <text:p>1,0684220216</text:p>
          </table:table-cell>
          <table:table-cell office:value-type="float" office:value="1.47395634489092" calcext:value-type="float">
            <text:p>1,4739563449</text:p>
          </table:table-cell>
          <table:table-cell office:value-type="float" office:value="-0.591655383629154" calcext:value-type="float">
            <text:p>-0,5916553836</text:p>
          </table:table-cell>
          <table:table-cell office:value-type="float" office:value="0.899390390891262" calcext:value-type="float">
            <text:p>0,8993903909</text:p>
          </table:table-cell>
          <table:table-cell office:value-type="float" office:value="-0.109576959401629" calcext:value-type="float">
            <text:p>-0,1095769594</text:p>
          </table:table-cell>
          <table:table-cell office:value-type="float" office:value="4.19039943577513" calcext:value-type="float">
            <text:p>4,1903994358</text:p>
          </table:table-cell>
          <table:table-cell office:value-type="float" office:value="0.566586051513809" calcext:value-type="float">
            <text:p>0,5665860515</text:p>
          </table:table-cell>
          <table:table-cell office:value-type="float" office:value="1.16671079833733" calcext:value-type="float">
            <text:p>1,1667107983</text:p>
          </table:table-cell>
          <table:table-cell office:value-type="float" office:value="3.55495611109063" calcext:value-type="float">
            <text:p>3,5549561111</text:p>
          </table:table-cell>
          <table:table-cell office:value-type="float" office:value="1.05154469405241" calcext:value-type="float">
            <text:p>1,0515446941</text:p>
          </table:table-cell>
          <table:table-cell office:value-type="float" office:value="-0.596297785861405" calcext:value-type="float">
            <text:p>-0,5962977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1866282536327" calcext:value-type="float">
            <text:p>3,2186628254</text:p>
          </table:table-cell>
          <table:table-cell office:value-type="float" office:value="1.55643539182548" calcext:value-type="float">
            <text:p>1,5564353918</text:p>
          </table:table-cell>
          <table:table-cell office:value-type="float" office:value="0.744246819309211" calcext:value-type="float">
            <text:p>0,7442468193</text:p>
          </table:table-cell>
          <table:table-cell office:value-type="float" office:value="0.359998558801691" calcext:value-type="float">
            <text:p>0,3599985588</text:p>
          </table:table-cell>
          <table:table-cell office:value-type="float" office:value="-0.0144008782058766" calcext:value-type="float">
            <text:p>-0,0144008782</text:p>
          </table:table-cell>
          <table:table-cell office:value-type="float" office:value="0.483035078674069" calcext:value-type="float">
            <text:p>0,4830350787</text:p>
          </table:table-cell>
          <table:table-cell office:value-type="float" office:value="-0.203114234322751" calcext:value-type="float">
            <text:p>-0,2031142343</text:p>
          </table:table-cell>
          <table:table-cell office:value-type="float" office:value="3.64288952225586" calcext:value-type="float">
            <text:p>3,6428895223</text:p>
          </table:table-cell>
          <table:table-cell office:value-type="float" office:value="3.56584182965516" calcext:value-type="float">
            <text:p>3,5658418297</text:p>
          </table:table-cell>
          <table:table-cell office:value-type="float" office:value="2.38141782865883" calcext:value-type="float">
            <text:p>2,3814178287</text:p>
          </table:table-cell>
          <table:table-cell office:value-type="float" office:value="0.9344061428406" calcext:value-type="float">
            <text:p>0,9344061428</text:p>
          </table:table-cell>
          <table:table-cell office:value-type="float" office:value="-0.564352659378857" calcext:value-type="float">
            <text:p>-0,5643526594</text:p>
          </table:table-cell>
          <table:table-cell office:value-type="float" office:value="-0.39975284907143" calcext:value-type="float">
            <text:p>-0,3997528491</text:p>
          </table:table-cell>
          <table:table-cell office:value-type="float" office:value="0.167807259787908" calcext:value-type="float">
            <text:p>0,1678072598</text:p>
          </table:table-cell>
          <table:table-cell office:value-type="float" office:value="0.68491548366381" calcext:value-type="float">
            <text:p>0,6849154837</text:p>
          </table:table-cell>
          <table:table-cell office:value-type="float" office:value="0.973565473592369" calcext:value-type="float">
            <text:p>0,9735654736</text:p>
          </table:table-cell>
          <table:table-cell office:value-type="float" office:value="-0.245755146378709" calcext:value-type="float">
            <text:p>-0,2457551464</text:p>
          </table:table-cell>
          <table:table-cell office:value-type="float" office:value="-0.687876952188818" calcext:value-type="float">
            <text:p>-0,6878769522</text:p>
          </table:table-cell>
          <table:table-cell office:value-type="float" office:value="-0.946360565701853" calcext:value-type="float">
            <text:p>-0,9463605657</text:p>
          </table:table-cell>
          <table:table-cell office:value-type="float" office:value="1.10259627862919" calcext:value-type="float">
            <text:p>1,1025962786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-1.00553722923197" calcext:value-type="float">
            <text:p>-1,0055372292</text:p>
          </table:table-cell>
          <table:table-cell office:value-type="float" office:value="-2.41310693233982" calcext:value-type="float">
            <text:p>-2,4131069323</text:p>
          </table:table-cell>
          <table:table-cell office:value-type="float" office:value="-2.11487127417305" calcext:value-type="float">
            <text:p>-2,1148712742</text:p>
          </table:table-cell>
          <table:table-cell office:value-type="float" office:value="-1.95650581041973" calcext:value-type="float">
            <text:p>-1,9565058104</text:p>
          </table:table-cell>
          <table:table-cell office:value-type="float" office:value="-1.58286722805389" calcext:value-type="float">
            <text:p>-1,5828672281</text:p>
          </table:table-cell>
          <table:table-cell office:value-type="float" office:value="-1.85746822482796" calcext:value-type="float">
            <text:p>-1,8574682248</text:p>
          </table:table-cell>
          <table:table-cell office:value-type="float" office:value="-1.63076679694813" calcext:value-type="float">
            <text:p>-1,6307667969</text:p>
          </table:table-cell>
          <table:table-cell office:value-type="float" office:value="-1.26160370840304" calcext:value-type="float">
            <text:p>-1,2616037084</text:p>
          </table:table-cell>
          <table:table-cell office:value-type="float" office:value="-0.388902545582638" calcext:value-type="float">
            <text:p>-0,3889025456</text:p>
          </table:table-cell>
          <table:table-cell office:value-type="float" office:value="-1.20915487829832" calcext:value-type="float">
            <text:p>-1,2091548783</text:p>
          </table:table-cell>
          <table:table-cell office:value-type="float" office:value="-0.450672451572785" calcext:value-type="float">
            <text:p>-0,4506724516</text:p>
          </table:table-cell>
          <table:table-cell office:value-type="float" office:value="0.420796951500043" calcext:value-type="float">
            <text:p>0,4207969515</text:p>
          </table:table-cell>
          <table:table-cell office:value-type="float" office:value="1.12674381800149" calcext:value-type="float">
            <text:p>1,126743818</text:p>
          </table:table-cell>
          <table:table-cell office:value-type="float" office:value="1.38056939034728" calcext:value-type="float">
            <text:p>1,3805693903</text:p>
          </table:table-cell>
          <table:table-cell office:value-type="float" office:value="1.57636101516868" calcext:value-type="float">
            <text:p>1,5763610152</text:p>
          </table:table-cell>
          <table:table-cell office:value-type="float" office:value="1.78940314430023" calcext:value-type="float">
            <text:p>1,7894031443</text:p>
          </table:table-cell>
          <table:table-cell office:value-type="float" office:value="2.19041538782403" calcext:value-type="float">
            <text:p>2,1904153878</text:p>
          </table:table-cell>
          <table:table-cell office:value-type="float" office:value="1.98568794649621" calcext:value-type="float">
            <text:p>1,9856879465</text:p>
          </table:table-cell>
          <table:table-cell office:value-type="float" office:value="1.38726000630755" calcext:value-type="float">
            <text:p>1,3872600063</text:p>
          </table:table-cell>
          <table:table-cell office:value-type="float" office:value="0.0975974090090816" calcext:value-type="float">
            <text:p>0,097597409</text:p>
          </table:table-cell>
          <table:table-cell office:value-type="float" office:value="-0.536958000032193" calcext:value-type="float">
            <text:p>-0,536958</text:p>
          </table:table-cell>
          <table:table-cell office:value-type="float" office:value="-0.148568226931427" calcext:value-type="float">
            <text:p>-0,1485682269</text:p>
          </table:table-cell>
          <table:table-cell office:value-type="float" office:value="0.340608281127182" calcext:value-type="float">
            <text:p>0,3406082811</text:p>
          </table:table-cell>
          <table:table-cell office:value-type="float" office:value="1.80770806457407" calcext:value-type="float">
            <text:p>1,8077080646</text:p>
          </table:table-cell>
          <table:table-cell office:value-type="float" office:value="1.38385009647814" calcext:value-type="float">
            <text:p>1,3838500965</text:p>
          </table:table-cell>
          <table:table-cell office:value-type="float" office:value="0.359390684250571" calcext:value-type="float">
            <text:p>0,3593906843</text:p>
          </table:table-cell>
          <table:table-cell office:value-type="float" office:value="0.910012684057308" calcext:value-type="float">
            <text:p>0,9100126841</text:p>
          </table:table-cell>
          <table:table-cell office:value-type="float" office:value="1.69661375535439" calcext:value-type="float">
            <text:p>1,6966137554</text:p>
          </table:table-cell>
          <table:table-cell office:value-type="float" office:value="2.34174689662069" calcext:value-type="float">
            <text:p>2,3417468966</text:p>
          </table:table-cell>
          <table:table-cell office:value-type="float" office:value="0.557938277444587" calcext:value-type="float">
            <text:p>0,5579382774</text:p>
          </table:table-cell>
          <table:table-cell office:value-type="float" office:value="-0.42557667945255" calcext:value-type="float">
            <text:p>-0,4255766795</text:p>
          </table:table-cell>
          <table:table-cell office:value-type="float" office:value="-0.205372608943674" calcext:value-type="float">
            <text:p>-0,2053726089</text:p>
          </table:table-cell>
          <table:table-cell office:value-type="float" office:value="2.87639518429277" calcext:value-type="float">
            <text:p>2,8763951843</text:p>
          </table:table-cell>
          <table:table-cell office:value-type="float" office:value="1.62254523607454" calcext:value-type="float">
            <text:p>1,6225452361</text:p>
          </table:table-cell>
          <table:table-cell office:value-type="float" office:value="2.50169533514559" calcext:value-type="float">
            <text:p>2,5016953351</text:p>
          </table:table-cell>
          <table:table-cell office:value-type="float" office:value="1.14942619391752" calcext:value-type="float">
            <text:p>1,1494261939</text:p>
          </table:table-cell>
          <table:table-cell office:value-type="float" office:value="2.2102553212433" calcext:value-type="float">
            <text:p>2,2102553212</text:p>
          </table:table-cell>
          <table:table-cell office:value-type="float" office:value="2.3619311589485" calcext:value-type="float">
            <text:p>2,3619311589</text:p>
          </table:table-cell>
          <table:table-cell office:value-type="float" office:value="-0.238519114344562" calcext:value-type="float">
            <text:p>-0,238519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878208123753" calcext:value-type="float">
            <text:p>2,1878208124</text:p>
          </table:table-cell>
          <table:table-cell office:value-type="float" office:value="2.85498187857266" calcext:value-type="float">
            <text:p>2,8549818786</text:p>
          </table:table-cell>
          <table:table-cell office:value-type="float" office:value="3.44018984310062" calcext:value-type="float">
            <text:p>3,4401898431</text:p>
          </table:table-cell>
          <table:table-cell office:value-type="float" office:value="2.26852823173244" calcext:value-type="float">
            <text:p>2,2685282317</text:p>
          </table:table-cell>
          <table:table-cell office:value-type="float" office:value="1.47248979655089" calcext:value-type="float">
            <text:p>1,4724897966</text:p>
          </table:table-cell>
          <table:table-cell office:value-type="float" office:value="3.12746179659901" calcext:value-type="float">
            <text:p>3,1274617966</text:p>
          </table:table-cell>
          <table:table-cell office:value-type="float" office:value="2.40419278953344" calcext:value-type="float">
            <text:p>2,4041927895</text:p>
          </table:table-cell>
          <table:table-cell office:value-type="float" office:value="0.694051485381435" calcext:value-type="float">
            <text:p>0,6940514854</text:p>
          </table:table-cell>
          <table:table-cell office:value-type="float" office:value="-0.892410729131984" calcext:value-type="float">
            <text:p>-0,8924107291</text:p>
          </table:table-cell>
          <table:table-cell office:value-type="float" office:value="-0.528212014479154" calcext:value-type="float">
            <text:p>-0,5282120145</text:p>
          </table:table-cell>
          <table:table-cell office:value-type="float" office:value="-0.383558650569247" calcext:value-type="float">
            <text:p>-0,3835586506</text:p>
          </table:table-cell>
          <table:table-cell office:value-type="float" office:value="0.477968507848381" calcext:value-type="float">
            <text:p>0,4779685078</text:p>
          </table:table-cell>
          <table:table-cell office:value-type="float" office:value="0.432385734709915" calcext:value-type="float">
            <text:p>0,4323857347</text:p>
          </table:table-cell>
          <table:table-cell office:value-type="float" office:value="-0.393374264792669" calcext:value-type="float">
            <text:p>-0,3933742648</text:p>
          </table:table-cell>
          <table:table-cell office:value-type="float" office:value="-0.382618031385754" calcext:value-type="float">
            <text:p>-0,3826180314</text:p>
          </table:table-cell>
          <table:table-cell office:value-type="float" office:value="-0.200730717954806" calcext:value-type="float">
            <text:p>-0,200730718</text:p>
          </table:table-cell>
          <table:table-cell office:value-type="float" office:value="-0.488476278604595" calcext:value-type="float">
            <text:p>-0,4884762786</text:p>
          </table:table-cell>
          <table:table-cell office:value-type="float" office:value="-0.482163889221845" calcext:value-type="float">
            <text:p>-0,4821638892</text:p>
          </table:table-cell>
          <table:table-cell office:value-type="float" office:value="-0.287028465657269" calcext:value-type="float">
            <text:p>-0,2870284657</text:p>
          </table:table-cell>
          <table:table-cell office:value-type="float" office:value="-1.37634169449052" calcext:value-type="float">
            <text:p>-1,3763416945</text:p>
          </table:table-cell>
          <table:table-cell office:value-type="float" office:value="-1.38586059034263" calcext:value-type="float">
            <text:p>-1,3858605903</text:p>
          </table:table-cell>
          <table:table-cell office:value-type="float" office:value="-0.0300918642249756" calcext:value-type="float">
            <text:p>-0,0300918642</text:p>
          </table:table-cell>
          <table:table-cell office:value-type="float" office:value="1.09403241242572" calcext:value-type="float">
            <text:p>1,0940324124</text:p>
          </table:table-cell>
          <table:table-cell office:value-type="float" office:value="1.15926896816446" calcext:value-type="float">
            <text:p>1,1592689682</text:p>
          </table:table-cell>
          <table:table-cell office:value-type="float" office:value="0.3543921209191" calcext:value-type="float">
            <text:p>0,3543921209</text:p>
          </table:table-cell>
          <table:table-cell office:value-type="float" office:value="-0.431652740752913" calcext:value-type="float">
            <text:p>-0,4316527408</text:p>
          </table:table-cell>
          <table:table-cell office:value-type="float" office:value="-1.034369221847" calcext:value-type="float">
            <text:p>-1,0343692218</text:p>
          </table:table-cell>
          <table:table-cell office:value-type="float" office:value="-0.824658700835195" calcext:value-type="float">
            <text:p>-0,8246587008</text:p>
          </table:table-cell>
          <table:table-cell office:value-type="float" office:value="0.35005236514911" calcext:value-type="float">
            <text:p>0,3500523651</text:p>
          </table:table-cell>
          <table:table-cell office:value-type="float" office:value="-0.372141457421243" calcext:value-type="float">
            <text:p>-0,3721414574</text:p>
          </table:table-cell>
          <table:table-cell office:value-type="float" office:value="0.0922929810488567" calcext:value-type="float">
            <text:p>0,092292981</text:p>
          </table:table-cell>
          <table:table-cell office:value-type="float" office:value="-0.0361100715620233" calcext:value-type="float">
            <text:p>-0,0361100716</text:p>
          </table:table-cell>
          <table:table-cell office:value-type="float" office:value="0.120089348644431" calcext:value-type="float">
            <text:p>0,1200893486</text:p>
          </table:table-cell>
          <table:table-cell office:value-type="float" office:value="-0.693863157161156" calcext:value-type="float">
            <text:p>-0,6938631572</text:p>
          </table:table-cell>
          <table:table-cell office:value-type="float" office:value="-1.12085640650277" calcext:value-type="float">
            <text:p>-1,1208564065</text:p>
          </table:table-cell>
          <table:table-cell office:value-type="float" office:value="0.381453998506653" calcext:value-type="float">
            <text:p>0,3814539985</text:p>
          </table:table-cell>
          <table:table-cell office:value-type="float" office:value="1.01412016074597" calcext:value-type="float">
            <text:p>1,0141201607</text:p>
          </table:table-cell>
          <table:table-cell office:value-type="float" office:value="-0.302385318276243" calcext:value-type="float">
            <text:p>-0,3023853183</text:p>
          </table:table-cell>
          <table:table-cell office:value-type="float" office:value="-0.40236176198924" calcext:value-type="float">
            <text:p>-0,402361762</text:p>
          </table:table-cell>
          <table:table-cell office:value-type="float" office:value="-0.028825455043308" calcext:value-type="float">
            <text:p>-0,028825455</text:p>
          </table:table-cell>
          <table:table-cell office:value-type="float" office:value="0.141428580719747" calcext:value-type="float">
            <text:p>0,1414285807</text:p>
          </table:table-cell>
          <table:table-cell office:value-type="float" office:value="1.19244977490593" calcext:value-type="float">
            <text:p>1,1924497749</text:p>
          </table:table-cell>
          <table:table-cell office:value-type="float" office:value="0.685284436572319" calcext:value-type="float">
            <text:p>0,6852844366</text:p>
          </table:table-cell>
          <table:table-cell office:value-type="float" office:value="-0.727731349544861" calcext:value-type="float">
            <text:p>-0,7277313495</text:p>
          </table:table-cell>
          <table:table-cell office:value-type="float" office:value="-0.189937950600997" calcext:value-type="float">
            <text:p>-0,1899379506</text:p>
          </table:table-cell>
          <table:table-cell office:value-type="float" office:value="0.687258707206973" calcext:value-type="float">
            <text:p>0,6872587072</text:p>
          </table:table-cell>
          <table:table-cell office:value-type="float" office:value="2.55828664676927" calcext:value-type="float">
            <text:p>2,5582866468</text:p>
          </table:table-cell>
          <table:table-cell office:value-type="float" office:value="3.46702015545777" calcext:value-type="float">
            <text:p>3,4670201555</text:p>
          </table:table-cell>
          <table:table-cell office:value-type="float" office:value="2.85643004385076" calcext:value-type="float">
            <text:p>2,8564300439</text:p>
          </table:table-cell>
          <table:table-cell office:value-type="float" office:value="0.234174689662069" calcext:value-type="float">
            <text:p>0,2341746897</text:p>
          </table:table-cell>
          <table:table-cell office:value-type="float" office:value="1.84869100884624" calcext:value-type="float">
            <text:p>1,8486910088</text:p>
          </table:table-cell>
          <table:table-cell office:value-type="float" office:value="3.42537327364247" calcext:value-type="float">
            <text:p>3,4253732736</text:p>
          </table:table-cell>
          <table:table-cell office:value-type="float" office:value="1.90500799330511" calcext:value-type="float">
            <text:p>1,9050079933</text:p>
          </table:table-cell>
          <table:table-cell office:value-type="float" office:value="2.69833262526512" calcext:value-type="float">
            <text:p>2,6983326253</text:p>
          </table:table-cell>
          <table:table-cell office:value-type="float" office:value="0.931199874616694" calcext:value-type="float">
            <text:p>0,9311998746</text:p>
          </table:table-cell>
          <table:table-cell office:value-type="float" office:value="1.61259106969315" calcext:value-type="float">
            <text:p>1,6125910697</text:p>
          </table:table-cell>
          <table:table-cell office:value-type="float" office:value="2.03094101932795" calcext:value-type="float">
            <text:p>2,0309410193</text:p>
          </table:table-cell>
          <table:table-cell office:value-type="float" office:value="2.1020610048188" calcext:value-type="float">
            <text:p>2,1020610048</text:p>
          </table:table-cell>
          <table:table-cell office:value-type="float" office:value="2.31339832691531" calcext:value-type="float">
            <text:p>2,3133983269</text:p>
          </table:table-cell>
          <table:table-cell office:value-type="float" office:value="0.0795063714481874" calcext:value-type="float">
            <text:p>0,0795063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78370838950337" calcext:value-type="float">
            <text:p>-0,278370839</text:p>
          </table:table-cell>
          <table:table-cell office:value-type="float" office:value="0.96784189082325" calcext:value-type="float">
            <text:p>0,9678418908</text:p>
          </table:table-cell>
          <table:table-cell office:value-type="float" office:value="1.02789333436062" calcext:value-type="float">
            <text:p>1,0278933344</text:p>
          </table:table-cell>
          <table:table-cell office:value-type="float" office:value="0.359998558801691" calcext:value-type="float">
            <text:p>0,3599985588</text:p>
          </table:table-cell>
          <table:table-cell office:value-type="float" office:value="-0.705643032087958" calcext:value-type="float">
            <text:p>-0,7056430321</text:p>
          </table:table-cell>
          <table:table-cell office:value-type="float" office:value="0.214024299307424" calcext:value-type="float">
            <text:p>0,2140242993</text:p>
          </table:table-cell>
          <table:table-cell office:value-type="float" office:value="0.434551170642699" calcext:value-type="float">
            <text:p>0,4345511706</text:p>
          </table:table-cell>
          <table:table-cell office:value-type="float" office:value="-0.560173533886539" calcext:value-type="float">
            <text:p>-0,5601735339</text:p>
          </table:table-cell>
          <table:table-cell office:value-type="float" office:value="-0.000422342985864594" calcext:value-type="float">
            <text:p>-0,000422343</text:p>
          </table:table-cell>
          <table:table-cell office:value-type="float" office:value="-0.776694849459488" calcext:value-type="float">
            <text:p>-0,7766948495</text:p>
          </table:table-cell>
          <table:table-cell office:value-type="float" office:value="-0.344373876837221" calcext:value-type="float">
            <text:p>-0,3443738768</text:p>
          </table:table-cell>
          <table:table-cell office:value-type="float" office:value="0.136001494764924" calcext:value-type="float">
            <text:p>0,1360014948</text:p>
          </table:table-cell>
          <table:table-cell office:value-type="float" office:value="-0.604063089590635" calcext:value-type="float">
            <text:p>-0,6040630896</text:p>
          </table:table-cell>
          <table:table-cell office:value-type="float" office:value="-1.07737124762382" calcext:value-type="float">
            <text:p>-1,0773712476</text:p>
          </table:table-cell>
          <table:table-cell office:value-type="float" office:value="-0.40744439220086" calcext:value-type="float">
            <text:p>-0,4074443922</text:p>
          </table:table-cell>
          <table:table-cell office:value-type="float" office:value="0.080378253228156" calcext:value-type="float">
            <text:p>0,0803782532</text:p>
          </table:table-cell>
          <table:table-cell office:value-type="float" office:value="0.251823174684356" calcext:value-type="float">
            <text:p>0,2518231747</text:p>
          </table:table-cell>
          <table:table-cell office:value-type="float" office:value="-0.419455817982843" calcext:value-type="float">
            <text:p>-0,419455818</text:p>
          </table:table-cell>
          <table:table-cell office:value-type="float" office:value="-0.259507843021663" calcext:value-type="float">
            <text:p>-0,259507843</text:p>
          </table:table-cell>
          <table:table-cell office:value-type="float" office:value="-0.729860865377129" calcext:value-type="float">
            <text:p>-0,7298608654</text:p>
          </table:table-cell>
          <table:table-cell office:value-type="float" office:value="-0.221473942649214" calcext:value-type="float">
            <text:p>-0,2214739426</text:p>
          </table:table-cell>
          <table:table-cell office:value-type="float" office:value="-0.55415926585734" calcext:value-type="float">
            <text:p>-0,5541592659</text:p>
          </table:table-cell>
          <table:table-cell office:value-type="float" office:value="-0.610771474675377" calcext:value-type="float">
            <text:p>-0,6107714747</text:p>
          </table:table-cell>
          <table:table-cell office:value-type="float" office:value="-0.0129644076526333" calcext:value-type="float">
            <text:p>-0,0129644077</text:p>
          </table:table-cell>
          <table:table-cell office:value-type="float" office:value="-0.350717548236759" calcext:value-type="float">
            <text:p>-0,3507175482</text:p>
          </table:table-cell>
          <table:table-cell office:value-type="float" office:value="-0.332170273157515" calcext:value-type="float">
            <text:p>-0,3321702732</text:p>
          </table:table-cell>
          <table:table-cell office:value-type="float" office:value="0.424575796295324" calcext:value-type="float">
            <text:p>0,4245757963</text:p>
          </table:table-cell>
          <table:table-cell office:value-type="float" office:value="0.297652884861783" calcext:value-type="float">
            <text:p>0,2976528849</text:p>
          </table:table-cell>
          <table:table-cell office:value-type="float" office:value="-0.10197720506722" calcext:value-type="float">
            <text:p>-0,1019772051</text:p>
          </table:table-cell>
          <table:table-cell office:value-type="float" office:value="1.14133950331445" calcext:value-type="float">
            <text:p>1,1413395033</text:p>
          </table:table-cell>
          <table:table-cell office:value-type="float" office:value="0.818486867377584" calcext:value-type="float">
            <text:p>0,8184868674</text:p>
          </table:table-cell>
          <table:table-cell office:value-type="float" office:value="0.503196192026638" calcext:value-type="float">
            <text:p>0,503196192</text:p>
          </table:table-cell>
          <table:table-cell office:value-type="float" office:value="-0.384479608159993" calcext:value-type="float">
            <text:p>-0,3844796082</text:p>
          </table:table-cell>
          <table:table-cell office:value-type="float" office:value="0.109193173688496" calcext:value-type="float">
            <text:p>0,1091931737</text:p>
          </table:table-cell>
          <table:table-cell office:value-type="float" office:value="-0.12599745798697" calcext:value-type="float">
            <text:p>-0,125997458</text:p>
          </table:table-cell>
          <table:table-cell office:value-type="float" office:value="-0.884632523583915" calcext:value-type="float">
            <text:p>-0,8846325236</text:p>
          </table:table-cell>
          <table:table-cell office:value-type="float" office:value="0.106705614940801" calcext:value-type="float">
            <text:p>0,1067056149</text:p>
          </table:table-cell>
          <table:table-cell office:value-type="float" office:value="0.521192085848805" calcext:value-type="float">
            <text:p>0,5211920858</text:p>
          </table:table-cell>
          <table:table-cell office:value-type="float" office:value="-0.519403323217071" calcext:value-type="float">
            <text:p>-0,5194033232</text:p>
          </table:table-cell>
          <table:table-cell office:value-type="float" office:value="0.53872816464435" calcext:value-type="float">
            <text:p>0,5387281646</text:p>
          </table:table-cell>
          <table:table-cell office:value-type="float" office:value="1.18753254554763" calcext:value-type="float">
            <text:p>1,1875325455</text:p>
          </table:table-cell>
          <table:table-cell office:value-type="float" office:value="-0.49606384771186" calcext:value-type="float">
            <text:p>-0,4960638477</text:p>
          </table:table-cell>
          <table:table-cell office:value-type="float" office:value="0.193174667947158" calcext:value-type="float">
            <text:p>0,1931746679</text:p>
          </table:table-cell>
          <table:table-cell office:value-type="float" office:value="1.06908986917673" calcext:value-type="float">
            <text:p>1,0690898692</text:p>
          </table:table-cell>
          <table:table-cell office:value-type="float" office:value="0.5177128167423" calcext:value-type="float">
            <text:p>0,5177128167</text:p>
          </table:table-cell>
          <table:table-cell office:value-type="float" office:value="-0.0503964831466275" calcext:value-type="float">
            <text:p>-0,0503964831</text:p>
          </table:table-cell>
          <table:table-cell office:value-type="float" office:value="-0.621602127479788" calcext:value-type="float">
            <text:p>-0,6216021275</text:p>
          </table:table-cell>
          <table:table-cell office:value-type="float" office:value="0.25954587115719" calcext:value-type="float">
            <text:p>0,2595458712</text:p>
          </table:table-cell>
          <table:table-cell office:value-type="float" office:value="1.04856292748952" calcext:value-type="float">
            <text:p>1,0485629275</text:p>
          </table:table-cell>
          <table:table-cell office:value-type="float" office:value="-0.0585436724155172" calcext:value-type="float">
            <text:p>-0,0585436724</text:p>
          </table:table-cell>
          <table:table-cell office:value-type="float" office:value="0.874380882562413" calcext:value-type="float">
            <text:p>0,8743808826</text:p>
          </table:table-cell>
          <table:table-cell office:value-type="float" office:value="1.49470833758944" calcext:value-type="float">
            <text:p>1,4947083376</text:p>
          </table:table-cell>
          <table:table-cell office:value-type="float" office:value="0.67277233964307" calcext:value-type="float">
            <text:p>0,6727723396</text:p>
          </table:table-cell>
          <table:table-cell office:value-type="float" office:value="1.82171695005209" calcext:value-type="float">
            <text:p>1,8217169501</text:p>
          </table:table-cell>
          <table:table-cell office:value-type="float" office:value="1.58021796904651" calcext:value-type="float">
            <text:p>1,580217969</text:p>
          </table:table-cell>
          <table:table-cell office:value-type="float" office:value="2.03099307696488" calcext:value-type="float">
            <text:p>2,030993077</text:p>
          </table:table-cell>
          <table:table-cell office:value-type="float" office:value="0.872872523200522" calcext:value-type="float">
            <text:p>0,8728725232</text:p>
          </table:table-cell>
          <table:table-cell office:value-type="float" office:value="0.556427913040272" calcext:value-type="float">
            <text:p>0,556427913</text:p>
          </table:table-cell>
          <table:table-cell office:value-type="float" office:value="0.226486549488212" calcext:value-type="float">
            <text:p>0,2264865495</text:p>
          </table:table-cell>
          <table:table-cell office:value-type="float" office:value="1.17271897886076" calcext:value-type="float">
            <text:p>1,1727189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0316161982219" calcext:value-type="float">
            <text:p>0,800316162</text:p>
          </table:table-cell>
          <table:table-cell office:value-type="float" office:value="2.50910734705589" calcext:value-type="float">
            <text:p>2,5091073471</text:p>
          </table:table-cell>
          <table:table-cell office:value-type="float" office:value="0.455395781045846" calcext:value-type="float">
            <text:p>0,455395781</text:p>
          </table:table-cell>
          <table:table-cell office:value-type="float" office:value="-0.448117609015836" calcext:value-type="float">
            <text:p>-0,448117609</text:p>
          </table:table-cell>
          <table:table-cell office:value-type="float" office:value="0.0378023052904264" calcext:value-type="float">
            <text:p>0,0378023053</text:p>
          </table:table-cell>
          <table:table-cell office:value-type="float" office:value="0.342608068061292" calcext:value-type="float">
            <text:p>0,3426080681</text:p>
          </table:table-cell>
          <table:table-cell office:value-type="float" office:value="1.16123078188505" calcext:value-type="float">
            <text:p>1,1612307819</text:p>
          </table:table-cell>
          <table:table-cell office:value-type="float" office:value="1.51023724230207" calcext:value-type="float">
            <text:p>1,5102372423</text:p>
          </table:table-cell>
          <table:table-cell office:value-type="float" office:value="0.9794133842201" calcext:value-type="float">
            <text:p>0,9794133842</text:p>
          </table:table-cell>
          <table:table-cell office:value-type="float" office:value="0.174086776602989" calcext:value-type="float">
            <text:p>0,1740867766</text:p>
          </table:table-cell>
          <table:table-cell office:value-type="float" office:value="-0.52899444538234" calcext:value-type="float">
            <text:p>-0,5289944454</text:p>
          </table:table-cell>
          <table:table-cell office:value-type="float" office:value="0.128862308688025" calcext:value-type="float">
            <text:p>0,1288623087</text:p>
          </table:table-cell>
          <table:table-cell office:value-type="float" office:value="0.355769394515212" calcext:value-type="float">
            <text:p>0,3557693945</text:p>
          </table:table-cell>
          <table:table-cell office:value-type="float" office:value="0.056543750580708" calcext:value-type="float">
            <text:p>0,0565437506</text:p>
          </table:table-cell>
          <table:table-cell office:value-type="float" office:value="0.347569051411486" calcext:value-type="float">
            <text:p>0,3475690514</text:p>
          </table:table-cell>
          <table:table-cell office:value-type="float" office:value="0.873415029730549" calcext:value-type="float">
            <text:p>0,8734150297</text:p>
          </table:table-cell>
          <table:table-cell office:value-type="float" office:value="0.589736500955082" calcext:value-type="float">
            <text:p>0,589736501</text:p>
          </table:table-cell>
          <table:table-cell office:value-type="float" office:value="-0.697436109389886" calcext:value-type="float">
            <text:p>-0,6974361094</text:p>
          </table:table-cell>
          <table:table-cell office:value-type="float" office:value="0.0482579932131396" calcext:value-type="float">
            <text:p>0,0482579932</text:p>
          </table:table-cell>
          <table:table-cell office:value-type="float" office:value="-0.51246360187669" calcext:value-type="float">
            <text:p>-0,5124636019</text:p>
          </table:table-cell>
          <table:table-cell office:value-type="float" office:value="-0.30137522493597" calcext:value-type="float">
            <text:p>-0,3013752249</text:p>
          </table:table-cell>
          <table:table-cell office:value-type="float" office:value="-0.728066792871808" calcext:value-type="float">
            <text:p>-0,7280667929</text:p>
          </table:table-cell>
          <table:table-cell office:value-type="float" office:value="-1.06525260471851" calcext:value-type="float">
            <text:p>-1,0652526047</text:p>
          </table:table-cell>
          <table:table-cell office:value-type="float" office:value="-0.364676241067609" calcext:value-type="float">
            <text:p>-0,3646762411</text:p>
          </table:table-cell>
          <table:table-cell office:value-type="float" office:value="-0.865566009618079" calcext:value-type="float">
            <text:p>-0,8655660096</text:p>
          </table:table-cell>
          <table:table-cell office:value-type="float" office:value="-1.23889395026642" calcext:value-type="float">
            <text:p>-1,2388939503</text:p>
          </table:table-cell>
          <table:table-cell office:value-type="float" office:value="-0.0867062747947307" calcext:value-type="float">
            <text:p>-0,0867062748</text:p>
          </table:table-cell>
          <table:table-cell office:value-type="float" office:value="0.703236560834921" calcext:value-type="float">
            <text:p>0,7032365608</text:p>
          </table:table-cell>
          <table:table-cell office:value-type="float" office:value="0.839959182961836" calcext:value-type="float">
            <text:p>0,839959183</text:p>
          </table:table-cell>
          <table:table-cell office:value-type="float" office:value="1.4176709567861" calcext:value-type="float">
            <text:p>1,4176709568</text:p>
          </table:table-cell>
          <table:table-cell office:value-type="float" office:value="1.44935028214192" calcext:value-type="float">
            <text:p>1,4493502821</text:p>
          </table:table-cell>
          <table:table-cell office:value-type="float" office:value="0.814586939003048" calcext:value-type="float">
            <text:p>0,814586939</text:p>
          </table:table-cell>
          <table:table-cell office:value-type="float" office:value="-0.867742390204921" calcext:value-type="float">
            <text:p>-0,8677423902</text:p>
          </table:table-cell>
          <table:table-cell office:value-type="float" office:value="-0.278712873038557" calcext:value-type="float">
            <text:p>-0,278712873</text:p>
          </table:table-cell>
          <table:table-cell office:value-type="float" office:value="0.34943552283982" calcext:value-type="float">
            <text:p>0,3494355228</text:p>
          </table:table-cell>
          <table:table-cell office:value-type="float" office:value="-0.154663978550837" calcext:value-type="float">
            <text:p>-0,1546639786</text:p>
          </table:table-cell>
          <table:table-cell office:value-type="float" office:value="0.0100036514007001" calcext:value-type="float">
            <text:p>0,0100036514</text:p>
          </table:table-cell>
          <table:table-cell office:value-type="float" office:value="0.198616443526166" calcext:value-type="float">
            <text:p>0,1986164435</text:p>
          </table:table-cell>
          <table:table-cell office:value-type="float" office:value="-0.145674046163395" calcext:value-type="float">
            <text:p>-0,1456740462</text:p>
          </table:table-cell>
          <table:table-cell office:value-type="float" office:value="-0.754779148075746" calcext:value-type="float">
            <text:p>-0,7547791481</text:p>
          </table:table-cell>
          <table:table-cell office:value-type="float" office:value="1.91337674907625" calcext:value-type="float">
            <text:p>1,9133767491</text:p>
          </table:table-cell>
          <table:table-cell office:value-type="float" office:value="2.35882211934672" calcext:value-type="float">
            <text:p>2,3588221193</text:p>
          </table:table-cell>
          <table:table-cell office:value-type="float" office:value="2.59041114317967" calcext:value-type="float">
            <text:p>2,5904111432</text:p>
          </table:table-cell>
          <table:table-cell office:value-type="float" office:value="1.88234840825573" calcext:value-type="float">
            <text:p>1,8823484083</text:p>
          </table:table-cell>
          <table:table-cell office:value-type="float" office:value="2.25155612274932" calcext:value-type="float">
            <text:p>2,2515561227</text:p>
          </table:table-cell>
          <table:table-cell office:value-type="float" office:value="3.40717556799459" calcext:value-type="float">
            <text:p>3,407175568</text:p>
          </table:table-cell>
          <table:table-cell office:value-type="float" office:value="3.79344055040163" calcext:value-type="float">
            <text:p>3,7934405504</text:p>
          </table:table-cell>
          <table:table-cell office:value-type="float" office:value="2.97836897827911" calcext:value-type="float">
            <text:p>2,9783689783</text:p>
          </table:table-cell>
          <table:table-cell office:value-type="float" office:value="3.74645693190552" calcext:value-type="float">
            <text:p>3,7464569319</text:p>
          </table:table-cell>
          <table:table-cell office:value-type="float" office:value="4.33954971780022" calcext:value-type="float">
            <text:p>4,3395497178</text:p>
          </table:table-cell>
          <table:table-cell office:value-type="float" office:value="5.48778096770124" calcext:value-type="float">
            <text:p>5,4877809677</text:p>
          </table:table-cell>
          <table:table-cell office:value-type="float" office:value="2.7195387808919" calcext:value-type="float">
            <text:p>2,7195387809</text:p>
          </table:table-cell>
          <table:table-cell office:value-type="float" office:value="0.67277233964307" calcext:value-type="float">
            <text:p>0,6727723396</text:p>
          </table:table-cell>
          <table:table-cell office:value-type="float" office:value="2.45178446661145" calcext:value-type="float">
            <text:p>2,4517844666</text:p>
          </table:table-cell>
          <table:table-cell office:value-type="float" office:value="0.733672628485881" calcext:value-type="float">
            <text:p>0,7336726285</text:p>
          </table:table-cell>
          <table:table-cell office:value-type="float" office:value="1.69975815454143" calcext:value-type="float">
            <text:p>1,6997581545</text:p>
          </table:table-cell>
          <table:table-cell office:value-type="float" office:value="0.613603456903337" calcext:value-type="float">
            <text:p>0,6136034569</text:p>
          </table:table-cell>
          <table:table-cell office:value-type="float" office:value="2.58120726327015" calcext:value-type="float">
            <text:p>2,5812072633</text:p>
          </table:table-cell>
          <table:table-cell office:value-type="float" office:value="0.550038763042801" calcext:value-type="float">
            <text:p>0,550038763</text:p>
          </table:table-cell>
          <table:table-cell office:value-type="float" office:value="0.636050971585499" calcext:value-type="float">
            <text:p>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9616421886251" calcext:value-type="float">
            <text:p>1,2961642189</text:p>
          </table:table-cell>
          <table:table-cell office:value-type="float" office:value="0.773666715234886" calcext:value-type="float">
            <text:p>0,7736667152</text:p>
          </table:table-cell>
          <table:table-cell office:value-type="float" office:value="2.27958116683521" calcext:value-type="float">
            <text:p>2,2795811668</text:p>
          </table:table-cell>
          <table:table-cell office:value-type="float" office:value="1.64524714485191" calcext:value-type="float">
            <text:p>1,6452471449</text:p>
          </table:table-cell>
          <table:table-cell office:value-type="float" office:value="-0.682241605003408" calcext:value-type="float">
            <text:p>-0,682241605</text:p>
          </table:table-cell>
          <table:table-cell office:value-type="float" office:value="0.170035115260049" calcext:value-type="float">
            <text:p>0,1700351153</text:p>
          </table:table-cell>
          <table:table-cell office:value-type="float" office:value="-0.858582480543583" calcext:value-type="float">
            <text:p>-0,8585824805</text:p>
          </table:table-cell>
          <table:table-cell office:value-type="float" office:value="-0.800918972978238" calcext:value-type="float">
            <text:p>-0,800918973</text:p>
          </table:table-cell>
          <table:table-cell office:value-type="float" office:value="0.649141169273952" calcext:value-type="float">
            <text:p>0,6491411693</text:p>
          </table:table-cell>
          <table:table-cell office:value-type="float" office:value="-0.142840432084504" calcext:value-type="float">
            <text:p>-0,1428404321</text:p>
          </table:table-cell>
          <table:table-cell office:value-type="float" office:value="0.223051788936143" calcext:value-type="float">
            <text:p>0,2230517889</text:p>
          </table:table-cell>
          <table:table-cell office:value-type="float" office:value="0.22595523933385" calcext:value-type="float">
            <text:p>0,2259552393</text:p>
          </table:table-cell>
          <table:table-cell office:value-type="float" office:value="0.263546022058627" calcext:value-type="float">
            <text:p>0,2635460221</text:p>
          </table:table-cell>
          <table:table-cell office:value-type="float" office:value="0.334398524939672" calcext:value-type="float">
            <text:p>0,3343985249</text:p>
          </table:table-cell>
          <table:table-cell office:value-type="float" office:value="0.100765817426019" calcext:value-type="float">
            <text:p>0,1007658174</text:p>
          </table:table-cell>
          <table:table-cell office:value-type="float" office:value="-0.327530636148956" calcext:value-type="float">
            <text:p>-0,3275306361</text:p>
          </table:table-cell>
          <table:table-cell office:value-type="float" office:value="-0.0659898078239128" calcext:value-type="float">
            <text:p>-0,0659898078</text:p>
          </table:table-cell>
          <table:table-cell office:value-type="float" office:value="-0.905061003797072" calcext:value-type="float">
            <text:p>-0,9050610038</text:p>
          </table:table-cell>
          <table:table-cell office:value-type="float" office:value="-1.23978466901388" calcext:value-type="float">
            <text:p>-1,239784669</text:p>
          </table:table-cell>
          <table:table-cell office:value-type="float" office:value="-0.769456864333425" calcext:value-type="float">
            <text:p>-0,7694568643</text:p>
          </table:table-cell>
          <table:table-cell office:value-type="float" office:value="-0.238540235953181" calcext:value-type="float">
            <text:p>-0,238540236</text:p>
          </table:table-cell>
          <table:table-cell office:value-type="float" office:value="-0.105516926503161" calcext:value-type="float">
            <text:p>-0,1055169265</text:p>
          </table:table-cell>
          <table:table-cell office:value-type="float" office:value="-0.17747548086117" calcext:value-type="float">
            <text:p>-0,1774754809</text:p>
          </table:table-cell>
          <table:table-cell office:value-type="float" office:value="0.166864472690339" calcext:value-type="float">
            <text:p>0,1668644727</text:p>
          </table:table-cell>
          <table:table-cell office:value-type="float" office:value="-0.276409522882755" calcext:value-type="float">
            <text:p>-0,2764095229</text:p>
          </table:table-cell>
          <table:table-cell office:value-type="float" office:value="-0.894499136599298" calcext:value-type="float">
            <text:p>-0,8944991366</text:p>
          </table:table-cell>
          <table:table-cell office:value-type="float" office:value="-0.235694521625113" calcext:value-type="float">
            <text:p>-0,2356945216</text:p>
          </table:table-cell>
          <table:table-cell office:value-type="float" office:value="0.00252962791667257" calcext:value-type="float">
            <text:p>0,0025296279</text:p>
          </table:table-cell>
          <table:table-cell office:value-type="float" office:value="0.382102343884522" calcext:value-type="float">
            <text:p>0,3821023439</text:p>
          </table:table-cell>
          <table:table-cell office:value-type="float" office:value="0.977352640762423" calcext:value-type="float">
            <text:p>0,9773526408</text:p>
          </table:table-cell>
          <table:table-cell office:value-type="float" office:value="1.81478375647208" calcext:value-type="float">
            <text:p>1,8147837565</text:p>
          </table:table-cell>
          <table:table-cell office:value-type="float" office:value="2.25664499164229" calcext:value-type="float">
            <text:p>2,2566449916</text:p>
          </table:table-cell>
          <table:table-cell office:value-type="float" office:value="1.35245786598345" calcext:value-type="float">
            <text:p>1,352457866</text:p>
          </table:table-cell>
          <table:table-cell office:value-type="float" office:value="1.11636506089843" calcext:value-type="float">
            <text:p>1,1163650609</text:p>
          </table:table-cell>
          <table:table-cell office:value-type="float" office:value="1.68929210516987" calcext:value-type="float">
            <text:p>1,6892921052</text:p>
          </table:table-cell>
          <table:table-cell office:value-type="float" office:value="0.591963599667644" calcext:value-type="float">
            <text:p>0,5919635997</text:p>
          </table:table-cell>
          <table:table-cell office:value-type="float" office:value="-0.582295875282417" calcext:value-type="float">
            <text:p>-0,5822958753</text:p>
          </table:table-cell>
          <table:table-cell office:value-type="float" office:value="0.292055385043204" calcext:value-type="float">
            <text:p>0,292055385</text:p>
          </table:table-cell>
          <table:table-cell office:value-type="float" office:value="0.472687163585361" calcext:value-type="float">
            <text:p>0,4726871636</text:p>
          </table:table-cell>
          <table:table-cell office:value-type="float" office:value="-0.377529503431287" calcext:value-type="float">
            <text:p>-0,3775295034</text:p>
          </table:table-cell>
          <table:table-cell office:value-type="float" office:value="1.923311814664" calcext:value-type="float">
            <text:p>1,9233118147</text:p>
          </table:table-cell>
          <table:table-cell office:value-type="float" office:value="1.88290901335792" calcext:value-type="float">
            <text:p>1,8829090134</text:p>
          </table:table-cell>
          <table:table-cell office:value-type="float" office:value="0.252889742210152" calcext:value-type="float">
            <text:p>0,2528897422</text:p>
          </table:table-cell>
          <table:table-cell office:value-type="float" office:value="2.60182713424905" calcext:value-type="float">
            <text:p>2,6018271342</text:p>
          </table:table-cell>
          <table:table-cell office:value-type="float" office:value="3.07923712276408" calcext:value-type="float">
            <text:p>3,0792371228</text:p>
          </table:table-cell>
          <table:table-cell office:value-type="float" office:value="2.91888964239616" calcext:value-type="float">
            <text:p>2,9188896424</text:p>
          </table:table-cell>
          <table:table-cell office:value-type="float" office:value="2.72389387407193" calcext:value-type="float">
            <text:p>2,7238938741</text:p>
          </table:table-cell>
          <table:table-cell office:value-type="float" office:value="1.15033293512878" calcext:value-type="float">
            <text:p>1,1503329351</text:p>
          </table:table-cell>
          <table:table-cell office:value-type="float" office:value="0.275352068491942" calcext:value-type="float">
            <text:p>0,2753520685</text:p>
          </table:table-cell>
          <table:table-cell office:value-type="float" office:value="0.665934273726509" calcext:value-type="float">
            <text:p>0,6659342737</text:p>
          </table:table-cell>
          <table:table-cell office:value-type="float" office:value="2.00691231140516" calcext:value-type="float">
            <text:p>2,0069123114</text:p>
          </table:table-cell>
          <table:table-cell office:value-type="float" office:value="2.3354817774835" calcext:value-type="float">
            <text:p>2,3354817775</text:p>
          </table:table-cell>
          <table:table-cell office:value-type="float" office:value="0.757754108861142" calcext:value-type="float">
            <text:p>0,7577541089</text:p>
          </table:table-cell>
          <table:table-cell office:value-type="float" office:value="3.31470302189928" calcext:value-type="float">
            <text:p>3,3147030219</text:p>
          </table:table-cell>
          <table:table-cell office:value-type="float" office:value="4.2468357918125" calcext:value-type="float">
            <text:p>4,2468357918</text:p>
          </table:table-cell>
          <table:table-cell office:value-type="float" office:value="1.83922549029867" calcext:value-type="float">
            <text:p>1,8392254903</text:p>
          </table:table-cell>
          <table:table-cell office:value-type="float" office:value="1.25313382043639" calcext:value-type="float">
            <text:p>1,2531338204</text:p>
          </table:table-cell>
          <table:table-cell office:value-type="float" office:value="0.69553489130034" calcext:value-type="float">
            <text:p>0,6955348913</text:p>
          </table:table-cell>
          <table:table-cell office:value-type="float" office:value="4.85328320331884" calcext:value-type="float">
            <text:p>4,8532832033</text:p>
          </table:table-cell>
          <table:table-cell office:value-type="float" office:value="3.08087189361726" calcext:value-type="float">
            <text:p>3,0808718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881764946053" calcext:value-type="float">
            <text:p>0,3088176495</text:p>
          </table:table-cell>
          <table:table-cell office:value-type="float" office:value="1.15291510505591" calcext:value-type="float">
            <text:p>1,1529151051</text:p>
          </table:table-cell>
          <table:table-cell office:value-type="float" office:value="1.6888677822786" calcext:value-type="float">
            <text:p>1,6888677823</text:p>
          </table:table-cell>
          <table:table-cell office:value-type="float" office:value="1.24763679632467" calcext:value-type="float">
            <text:p>1,2476367963</text:p>
          </table:table-cell>
          <table:table-cell office:value-type="float" office:value="0.315019210753553" calcext:value-type="float">
            <text:p>0,3150192108</text:p>
          </table:table-cell>
          <table:table-cell office:value-type="float" office:value="-0.494878320532978" calcext:value-type="float">
            <text:p>-0,4948783205</text:p>
          </table:table-cell>
          <table:table-cell office:value-type="float" office:value="-1.52052448722092" calcext:value-type="float">
            <text:p>-1,5205244872</text:p>
          </table:table-cell>
          <table:table-cell office:value-type="float" office:value="-0.361705342635334" calcext:value-type="float">
            <text:p>-0,3617053426</text:p>
          </table:table-cell>
          <table:table-cell office:value-type="float" office:value="0.201457604257433" calcext:value-type="float">
            <text:p>0,2014576043</text:p>
          </table:table-cell>
          <table:table-cell office:value-type="float" office:value="-0.614511442196875" calcext:value-type="float">
            <text:p>-0,6145114422</text:p>
          </table:table-cell>
          <table:table-cell office:value-type="float" office:value="-1.29987951322584" calcext:value-type="float">
            <text:p>-1,2998795132</text:p>
          </table:table-cell>
          <table:table-cell office:value-type="float" office:value="-1.13263187110001" calcext:value-type="float">
            <text:p>-1,1326318711</text:p>
          </table:table-cell>
          <table:table-cell office:value-type="float" office:value="0.0109958636390544" calcext:value-type="float">
            <text:p>0,0109958636</text:p>
          </table:table-cell>
          <table:table-cell office:value-type="float" office:value="0.175103227604774" calcext:value-type="float">
            <text:p>0,1751032276</text:p>
          </table:table-cell>
          <table:table-cell office:value-type="float" office:value="0.342214346137639" calcext:value-type="float">
            <text:p>0,3422143461</text:p>
          </table:table-cell>
          <table:table-cell office:value-type="float" office:value="0.363206545335785" calcext:value-type="float">
            <text:p>0,3632065453</text:p>
          </table:table-cell>
          <table:table-cell office:value-type="float" office:value="0.332983053272387" calcext:value-type="float">
            <text:p>0,3329830533</text:p>
          </table:table-cell>
          <table:table-cell office:value-type="float" office:value="-0.471839999444692" calcext:value-type="float">
            <text:p>-0,4718399994</text:p>
          </table:table-cell>
          <table:table-cell office:value-type="float" office:value="-0.773096927418532" calcext:value-type="float">
            <text:p>-0,7730969274</text:p>
          </table:table-cell>
          <table:table-cell office:value-type="float" office:value="-0.906139206884489" calcext:value-type="float">
            <text:p>-0,9061392069</text:p>
          </table:table-cell>
          <table:table-cell office:value-type="float" office:value="-1.18882247674228" calcext:value-type="float">
            <text:p>-1,1888224767</text:p>
          </table:table-cell>
          <table:table-cell office:value-type="float" office:value="-0.762457494843208" calcext:value-type="float">
            <text:p>-0,7624574948</text:p>
          </table:table-cell>
          <table:table-cell office:value-type="float" office:value="-0.584789703828584" calcext:value-type="float">
            <text:p>-0,5847897038</text:p>
          </table:table-cell>
          <table:table-cell office:value-type="float" office:value="-1.02586103135189" calcext:value-type="float">
            <text:p>-1,0258610314</text:p>
          </table:table-cell>
          <table:table-cell office:value-type="float" office:value="-1.12156123982116" calcext:value-type="float">
            <text:p>-1,1215612398</text:p>
          </table:table-cell>
          <table:table-cell office:value-type="float" office:value="-1.21191565396936" calcext:value-type="float">
            <text:p>-1,211915654</text:p>
          </table:table-cell>
          <table:table-cell office:value-type="float" office:value="-1.15404830536649" calcext:value-type="float">
            <text:p>-1,1540483054</text:p>
          </table:table-cell>
          <table:table-cell office:value-type="float" office:value="-0.139551140069759" calcext:value-type="float">
            <text:p>-0,1395511401</text:p>
          </table:table-cell>
          <table:table-cell office:value-type="float" office:value="0.340478994877494" calcext:value-type="float">
            <text:p>0,3404789949</text:p>
          </table:table-cell>
          <table:table-cell office:value-type="float" office:value="0.431937771942976" calcext:value-type="float">
            <text:p>0,4319377719</text:p>
          </table:table-cell>
          <table:table-cell office:value-type="float" office:value="1.15821849888401" calcext:value-type="float">
            <text:p>1,1582184989</text:p>
          </table:table-cell>
          <table:table-cell office:value-type="float" office:value="1.47723020026459" calcext:value-type="float">
            <text:p>1,4772302003</text:p>
          </table:table-cell>
          <table:table-cell office:value-type="float" office:value="1.94418844680399" calcext:value-type="float">
            <text:p>1,9441884468</text:p>
          </table:table-cell>
          <table:table-cell office:value-type="float" office:value="0.742297356975459" calcext:value-type="float">
            <text:p>0,742297357</text:p>
          </table:table-cell>
          <table:table-cell office:value-type="float" office:value="0.323965898866957" calcext:value-type="float">
            <text:p>0,3239658989</text:p>
          </table:table-cell>
          <table:table-cell office:value-type="float" office:value="-0.0641751392028563" calcext:value-type="float">
            <text:p>-0,0641751392</text:p>
          </table:table-cell>
          <table:table-cell office:value-type="float" office:value="-0.731100189867831" calcext:value-type="float">
            <text:p>-0,7311001899</text:p>
          </table:table-cell>
          <table:table-cell office:value-type="float" office:value="-0.337600999752514" calcext:value-type="float">
            <text:p>-0,3376009998</text:p>
          </table:table-cell>
          <table:table-cell office:value-type="float" office:value="-0.52995213345649" calcext:value-type="float">
            <text:p>-0,5299521335</text:p>
          </table:table-cell>
          <table:table-cell office:value-type="float" office:value="-0.661866030848772" calcext:value-type="float">
            <text:p>-0,6618660308</text:p>
          </table:table-cell>
          <table:table-cell office:value-type="float" office:value="1.78948063704077" calcext:value-type="float">
            <text:p>1,789480637</text:p>
          </table:table-cell>
          <table:table-cell office:value-type="float" office:value="2.36593414583721" calcext:value-type="float">
            <text:p>2,3659341458</text:p>
          </table:table-cell>
          <table:table-cell office:value-type="float" office:value="1.45006906237429" calcext:value-type="float">
            <text:p>1,4500690624</text:p>
          </table:table-cell>
          <table:table-cell office:value-type="float" office:value="2.09316542807233" calcext:value-type="float">
            <text:p>2,0931654281</text:p>
          </table:table-cell>
          <table:table-cell office:value-type="float" office:value="2.82268898809815" calcext:value-type="float">
            <text:p>2,8226889881</text:p>
          </table:table-cell>
          <table:table-cell office:value-type="float" office:value="3.04581411846914" calcext:value-type="float">
            <text:p>3,0458141185</text:p>
          </table:table-cell>
          <table:table-cell office:value-type="float" office:value="2.61118895549095" calcext:value-type="float">
            <text:p>2,6111889555</text:p>
          </table:table-cell>
          <table:table-cell office:value-type="float" office:value="0.80427177358586" calcext:value-type="float">
            <text:p>0,8042717736</text:p>
          </table:table-cell>
          <table:table-cell office:value-type="float" office:value="0.698114840317955" calcext:value-type="float">
            <text:p>0,6981148403</text:p>
          </table:table-cell>
          <table:table-cell office:value-type="float" office:value="1.13428365305065" calcext:value-type="float">
            <text:p>1,1342836531</text:p>
          </table:table-cell>
          <table:table-cell office:value-type="float" office:value="1.69046970628733" calcext:value-type="float">
            <text:p>1,6904697063</text:p>
          </table:table-cell>
          <table:table-cell office:value-type="float" office:value="3.58107205880804" calcext:value-type="float">
            <text:p>3,5810720588</text:p>
          </table:table-cell>
          <table:table-cell office:value-type="float" office:value="2.57069851884668" calcext:value-type="float">
            <text:p>2,5706985188</text:p>
          </table:table-cell>
          <table:table-cell office:value-type="float" office:value="1.08207247409109" calcext:value-type="float">
            <text:p>1,0820724741</text:p>
          </table:table-cell>
          <table:table-cell office:value-type="float" office:value="0.169309068112126" calcext:value-type="float">
            <text:p>0,1693090681</text:p>
          </table:table-cell>
          <table:table-cell office:value-type="float" office:value="-0.392251881817252" calcext:value-type="float">
            <text:p>-0,3922518818</text:p>
          </table:table-cell>
          <table:table-cell office:value-type="float" office:value="2.48034073424307" calcext:value-type="float">
            <text:p>2,4803407342</text:p>
          </table:table-cell>
          <table:table-cell office:value-type="float" office:value="1.11285582608054" calcext:value-type="float">
            <text:p>1,1128558261</text:p>
          </table:table-cell>
          <table:table-cell office:value-type="float" office:value="0.825058144564202" calcext:value-type="float">
            <text:p>0,8250581446</text:p>
          </table:table-cell>
          <table:table-cell office:value-type="float" office:value="-0.75531052875778" calcext:value-type="float">
            <text:p>-0,7553105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5290589676318" calcext:value-type="float">
            <text:p>1,8529058968</text:p>
          </table:table-cell>
          <table:table-cell office:value-type="float" office:value="1.03458960743175" calcext:value-type="float">
            <text:p>1,0345896074</text:p>
          </table:table-cell>
          <table:table-cell office:value-type="float" office:value="1.02529107275465" calcext:value-type="float">
            <text:p>1,0252910728</text:p>
          </table:table-cell>
          <table:table-cell office:value-type="float" office:value="1.48620300544101" calcext:value-type="float">
            <text:p>1,4862030054</text:p>
          </table:table-cell>
          <table:table-cell office:value-type="float" office:value="3.34280385353913" calcext:value-type="float">
            <text:p>3,3428038535</text:p>
          </table:table-cell>
          <table:table-cell office:value-type="float" office:value="0.567629663380561" calcext:value-type="float">
            <text:p>0,5676296634</text:p>
          </table:table-cell>
          <table:table-cell office:value-type="float" office:value="1.17741518302631" calcext:value-type="float">
            <text:p>1,177415183</text:p>
          </table:table-cell>
          <table:table-cell office:value-type="float" office:value="-0.155016575415143" calcext:value-type="float">
            <text:p>-0,1550165754</text:p>
          </table:table-cell>
          <table:table-cell office:value-type="float" office:value="0.7918930984962" calcext:value-type="float">
            <text:p>0,7918930985</text:p>
          </table:table-cell>
          <table:table-cell office:value-type="float" office:value="1.18884901286998" calcext:value-type="float">
            <text:p>1,1888490129</text:p>
          </table:table-cell>
          <table:table-cell office:value-type="float" office:value="-0.090426400920058" calcext:value-type="float">
            <text:p>-0,0904264009</text:p>
          </table:table-cell>
          <table:table-cell office:value-type="float" office:value="-0.794948369662691" calcext:value-type="float">
            <text:p>-0,7949483697</text:p>
          </table:table-cell>
          <table:table-cell office:value-type="float" office:value="0.987854201121503" calcext:value-type="float">
            <text:p>0,9878542011</text:p>
          </table:table-cell>
          <table:table-cell office:value-type="float" office:value="1.74677629482123" calcext:value-type="float">
            <text:p>1,7467762948</text:p>
          </table:table-cell>
          <table:table-cell office:value-type="float" office:value="-0.203965591794696" calcext:value-type="float">
            <text:p>-0,2039655918</text:p>
          </table:table-cell>
          <table:table-cell office:value-type="float" office:value="0.551902016817926" calcext:value-type="float">
            <text:p>0,5519020168</text:p>
          </table:table-cell>
          <table:table-cell office:value-type="float" office:value="1.08845257732546" calcext:value-type="float">
            <text:p>1,0884525773</text:p>
          </table:table-cell>
          <table:table-cell office:value-type="float" office:value="0.798763175721201" calcext:value-type="float">
            <text:p>0,7987631757</text:p>
          </table:table-cell>
          <table:table-cell office:value-type="float" office:value="1.48320651429782" calcext:value-type="float">
            <text:p>1,4832065143</text:p>
          </table:table-cell>
          <table:table-cell office:value-type="float" office:value="1.29829188885551" calcext:value-type="float">
            <text:p>1,2982918889</text:p>
          </table:table-cell>
          <table:table-cell office:value-type="float" office:value="-0.36033151089513" calcext:value-type="float">
            <text:p>-0,3603315109</text:p>
          </table:table-cell>
          <table:table-cell office:value-type="float" office:value="-0.10786174709212" calcext:value-type="float">
            <text:p>-0,1078617471</text:p>
          </table:table-cell>
          <table:table-cell office:value-type="float" office:value="0.550813541952009" calcext:value-type="float">
            <text:p>0,550813542</text:p>
          </table:table-cell>
          <table:table-cell office:value-type="float" office:value="-0.119607115763001" calcext:value-type="float">
            <text:p>-0,1196071158</text:p>
          </table:table-cell>
          <table:table-cell office:value-type="float" office:value="0.222515790208421" calcext:value-type="float">
            <text:p>0,2225157902</text:p>
          </table:table-cell>
          <table:table-cell office:value-type="float" office:value="0.507950734968027" calcext:value-type="float">
            <text:p>0,507950735</text:p>
          </table:table-cell>
          <table:table-cell office:value-type="float" office:value="0.343568525477712" calcext:value-type="float">
            <text:p>0,3435685255</text:p>
          </table:table-cell>
          <table:table-cell office:value-type="float" office:value="-0.178338768125403" calcext:value-type="float">
            <text:p>-0,1783387681</text:p>
          </table:table-cell>
          <table:table-cell office:value-type="float" office:value="-1.4301782718815" calcext:value-type="float">
            <text:p>-1,4301782719</text:p>
          </table:table-cell>
          <table:table-cell office:value-type="float" office:value="0.151076294643925" calcext:value-type="float">
            <text:p>0,1510762946</text:p>
          </table:table-cell>
          <table:table-cell office:value-type="float" office:value="1.04419577799327" calcext:value-type="float">
            <text:p>1,044195778</text:p>
          </table:table-cell>
          <table:table-cell office:value-type="float" office:value="1.8317654483281" calcext:value-type="float">
            <text:p>1,8317654483</text:p>
          </table:table-cell>
          <table:table-cell office:value-type="float" office:value="1.32921476624582" calcext:value-type="float">
            <text:p>1,3292147662</text:p>
          </table:table-cell>
          <table:table-cell office:value-type="float" office:value="0.753973458716407" calcext:value-type="float">
            <text:p>0,7539734587</text:p>
          </table:table-cell>
          <table:table-cell office:value-type="float" office:value="-0.0646388184159802" calcext:value-type="float">
            <text:p>-0,0646388184</text:p>
          </table:table-cell>
          <table:table-cell office:value-type="float" office:value="-0.949375584372638" calcext:value-type="float">
            <text:p>-0,9493755844</text:p>
          </table:table-cell>
          <table:table-cell office:value-type="float" office:value="-0.87240176590272" calcext:value-type="float">
            <text:p>-0,8724017659</text:p>
          </table:table-cell>
          <table:table-cell office:value-type="float" office:value="0.382207529622457" calcext:value-type="float">
            <text:p>0,3822075296</text:p>
          </table:table-cell>
          <table:table-cell office:value-type="float" office:value="1.60392148068869" calcext:value-type="float">
            <text:p>1,6039214807</text:p>
          </table:table-cell>
          <table:table-cell office:value-type="float" office:value="0.414470863292614" calcext:value-type="float">
            <text:p>0,4144708633</text:p>
          </table:table-cell>
          <table:table-cell office:value-type="float" office:value="0.776688362712991" calcext:value-type="float">
            <text:p>0,7766883627</text:p>
          </table:table-cell>
          <table:table-cell office:value-type="float" office:value="1.39692053650759" calcext:value-type="float">
            <text:p>1,3969205365</text:p>
          </table:table-cell>
          <table:table-cell office:value-type="float" office:value="1.70979366248201" calcext:value-type="float">
            <text:p>1,7097936625</text:p>
          </table:table-cell>
          <table:table-cell office:value-type="float" office:value="1.79081931068411" calcext:value-type="float">
            <text:p>1,7908193107</text:p>
          </table:table-cell>
          <table:table-cell office:value-type="float" office:value="2.61032780721786" calcext:value-type="float">
            <text:p>2,6103278072</text:p>
          </table:table-cell>
          <table:table-cell office:value-type="float" office:value="3.31160890365728" calcext:value-type="float">
            <text:p>3,3116089037</text:p>
          </table:table-cell>
          <table:table-cell office:value-type="float" office:value="2.50538433804758" calcext:value-type="float">
            <text:p>2,505384338</text:p>
          </table:table-cell>
          <table:table-cell office:value-type="float" office:value="2.72843591716478" calcext:value-type="float">
            <text:p>2,7284359172</text:p>
          </table:table-cell>
          <table:table-cell office:value-type="float" office:value="2.36969658944581" calcext:value-type="float">
            <text:p>2,3696965894</text:p>
          </table:table-cell>
          <table:table-cell office:value-type="float" office:value="4.72740154755302" calcext:value-type="float">
            <text:p>4,7274015476</text:p>
          </table:table-cell>
          <table:table-cell office:value-type="float" office:value="0.866053445585628" calcext:value-type="float">
            <text:p>0,8660534456</text:p>
          </table:table-cell>
          <table:table-cell office:value-type="float" office:value="0.996472225059628" calcext:value-type="float">
            <text:p>0,9964722251</text:p>
          </table:table-cell>
          <table:table-cell office:value-type="float" office:value="3.76044328789968" calcext:value-type="float">
            <text:p>3,7604432879</text:p>
          </table:table-cell>
          <table:table-cell office:value-type="float" office:value="1.99977950907973" calcext:value-type="float">
            <text:p>1,9997795091</text:p>
          </table:table-cell>
          <table:table-cell office:value-type="float" office:value="5.24858111147591" calcext:value-type="float">
            <text:p>5,2485811115</text:p>
          </table:table-cell>
          <table:table-cell office:value-type="float" office:value="5.67457722362292" calcext:value-type="float">
            <text:p>5,6745772236</text:p>
          </table:table-cell>
          <table:table-cell office:value-type="float" office:value="5.10760060605454" calcext:value-type="float">
            <text:p>5,1076006061</text:p>
          </table:table-cell>
          <table:table-cell office:value-type="float" office:value="5.904318410594" calcext:value-type="float">
            <text:p>5,9043184106</text:p>
          </table:table-cell>
          <table:table-cell office:value-type="float" office:value="2.89579231131357" calcext:value-type="float">
            <text:p>2,8957923113</text:p>
          </table:table-cell>
          <table:table-cell office:value-type="float" office:value="0.894446678792108" calcext:value-type="float">
            <text:p>0,8944466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0517946956192" calcext:value-type="float">
            <text:p>2,1051794696</text:p>
          </table:table-cell>
          <table:table-cell office:value-type="float" office:value="1.79915436131093" calcext:value-type="float">
            <text:p>1,7991543613</text:p>
          </table:table-cell>
          <table:table-cell office:value-type="float" office:value="2.42791007837585" calcext:value-type="float">
            <text:p>2,4279100784</text:p>
          </table:table-cell>
          <table:table-cell office:value-type="float" office:value="2.27067747685962" calcext:value-type="float">
            <text:p>2,2706774769</text:p>
          </table:table-cell>
          <table:table-cell office:value-type="float" office:value="1.18627234220909" calcext:value-type="float">
            <text:p>1,1862723422</text:p>
          </table:table-cell>
          <table:table-cell office:value-type="float" office:value="0.411975627520616" calcext:value-type="float">
            <text:p>0,4119756275</text:p>
          </table:table-cell>
          <table:table-cell office:value-type="float" office:value="0.348773844594047" calcext:value-type="float">
            <text:p>0,3487738446</text:p>
          </table:table-cell>
          <table:table-cell office:value-type="float" office:value="0.661169181505496" calcext:value-type="float">
            <text:p>0,6611691815</text:p>
          </table:table-cell>
          <table:table-cell office:value-type="float" office:value="0.259740936306754" calcext:value-type="float">
            <text:p>0,2597409363</text:p>
          </table:table-cell>
          <table:table-cell office:value-type="float" office:value="0.225420056883357" calcext:value-type="float">
            <text:p>0,2254200569</text:p>
          </table:table-cell>
          <table:table-cell office:value-type="float" office:value="0.484534798263312" calcext:value-type="float">
            <text:p>0,4845347983</text:p>
          </table:table-cell>
          <table:table-cell office:value-type="float" office:value="1.06695135919254" calcext:value-type="float">
            <text:p>1,0669513592</text:p>
          </table:table-cell>
          <table:table-cell office:value-type="float" office:value="1.37377354432445" calcext:value-type="float">
            <text:p>1,3737735443</text:p>
          </table:table-cell>
          <table:table-cell office:value-type="float" office:value="1.83007192739711" calcext:value-type="float">
            <text:p>1,8300719274</text:p>
          </table:table-cell>
          <table:table-cell office:value-type="float" office:value="1.0758089686546" calcext:value-type="float">
            <text:p>1,0758089687</text:p>
          </table:table-cell>
          <table:table-cell office:value-type="float" office:value="-0.480120368213102" calcext:value-type="float">
            <text:p>-0,4801203682</text:p>
          </table:table-cell>
          <table:table-cell office:value-type="float" office:value="-0.191522143396988" calcext:value-type="float">
            <text:p>-0,1915221434</text:p>
          </table:table-cell>
          <table:table-cell office:value-type="float" office:value="-0.193477341749606" calcext:value-type="float">
            <text:p>-0,1934773417</text:p>
          </table:table-cell>
          <table:table-cell office:value-type="float" office:value="-0.621927310124359" calcext:value-type="float">
            <text:p>-0,6219273101</text:p>
          </table:table-cell>
          <table:table-cell office:value-type="float" office:value="0.28973610774752" calcext:value-type="float">
            <text:p>0,2897361077</text:p>
          </table:table-cell>
          <table:table-cell office:value-type="float" office:value="1.07866731087121" calcext:value-type="float">
            <text:p>1,0786673109</text:p>
          </table:table-cell>
          <table:table-cell office:value-type="float" office:value="0.309907121174098" calcext:value-type="float">
            <text:p>0,3099071212</text:p>
          </table:table-cell>
          <table:table-cell office:value-type="float" office:value="-0.72309266864382" calcext:value-type="float">
            <text:p>-0,7230926686</text:p>
          </table:table-cell>
          <table:table-cell office:value-type="float" office:value="-1.74559475942225" calcext:value-type="float">
            <text:p>-1,7455947594</text:p>
          </table:table-cell>
          <table:table-cell office:value-type="float" office:value="-2.22025847184109" calcext:value-type="float">
            <text:p>-2,2202584718</text:p>
          </table:table-cell>
          <table:table-cell office:value-type="float" office:value="-0.395400655103742" calcext:value-type="float">
            <text:p>-0,3954006551</text:p>
          </table:table-cell>
          <table:table-cell office:value-type="float" office:value="0.0488486055181582" calcext:value-type="float">
            <text:p>0,0488486055</text:p>
          </table:table-cell>
          <table:table-cell office:value-type="float" office:value="-0.926265422154869" calcext:value-type="float">
            <text:p>-0,9262654222</text:p>
          </table:table-cell>
          <table:table-cell office:value-type="float" office:value="-0.877003963578092" calcext:value-type="float">
            <text:p>-0,8770039636</text:p>
          </table:table-cell>
          <table:table-cell office:value-type="float" office:value="-0.26840391177369" calcext:value-type="float">
            <text:p>-0,2684039118</text:p>
          </table:table-cell>
          <table:table-cell office:value-type="float" office:value="-0.260055918752855" calcext:value-type="float">
            <text:p>-0,2600559188</text:p>
          </table:table-cell>
          <table:table-cell office:value-type="float" office:value="-1.41626514438066" calcext:value-type="float">
            <text:p>-1,4162651444</text:p>
          </table:table-cell>
          <table:table-cell office:value-type="float" office:value="-1.48465299574123" calcext:value-type="float">
            <text:p>-1,4846529957</text:p>
          </table:table-cell>
          <table:table-cell office:value-type="float" office:value="-1.11722995732368" calcext:value-type="float">
            <text:p>-1,1172299573</text:p>
          </table:table-cell>
          <table:table-cell office:value-type="float" office:value="-1.08612510108523" calcext:value-type="float">
            <text:p>-1,0861251011</text:p>
          </table:table-cell>
          <table:table-cell office:value-type="float" office:value="-0.838062953542905" calcext:value-type="float">
            <text:p>-0,8380629535</text:p>
          </table:table-cell>
          <table:table-cell office:value-type="float" office:value="-0.534361712320729" calcext:value-type="float">
            <text:p>-0,5343617123</text:p>
          </table:table-cell>
          <table:table-cell office:value-type="float" office:value="-0.723564868732439" calcext:value-type="float">
            <text:p>-0,7235648687</text:p>
          </table:table-cell>
          <table:table-cell office:value-type="float" office:value="0.0833858333211159" calcext:value-type="float">
            <text:p>0,0833858333</text:p>
          </table:table-cell>
          <table:table-cell office:value-type="float" office:value="-0.320438310918327" calcext:value-type="float">
            <text:p>-0,3204383109</text:p>
          </table:table-cell>
          <table:table-cell office:value-type="float" office:value="-0.666233810002114" calcext:value-type="float">
            <text:p>-0,66623381</text:p>
          </table:table-cell>
          <table:table-cell office:value-type="float" office:value="0.263144980148227" calcext:value-type="float">
            <text:p>0,2631449801</text:p>
          </table:table-cell>
          <table:table-cell office:value-type="float" office:value="0.703270904723824" calcext:value-type="float">
            <text:p>0,7032709047</text:p>
          </table:table-cell>
          <table:table-cell office:value-type="float" office:value="-0.272336577200809" calcext:value-type="float">
            <text:p>-0,2723365772</text:p>
          </table:table-cell>
          <table:table-cell office:value-type="float" office:value="-0.561240263755029" calcext:value-type="float">
            <text:p>-0,5612402638</text:p>
          </table:table-cell>
          <table:table-cell office:value-type="float" office:value="-0.35800168398234" calcext:value-type="float">
            <text:p>-0,358001684</text:p>
          </table:table-cell>
          <table:table-cell office:value-type="float" office:value="-0.243235615100787" calcext:value-type="float">
            <text:p>-0,2432356151</text:p>
          </table:table-cell>
          <table:table-cell office:value-type="float" office:value="-0.277169356235765" calcext:value-type="float">
            <text:p>-0,2771693562</text:p>
          </table:table-cell>
          <table:table-cell office:value-type="float" office:value="0.328197414970194" calcext:value-type="float">
            <text:p>0,328197415</text:p>
          </table:table-cell>
          <table:table-cell office:value-type="float" office:value="0.783021618557544" calcext:value-type="float">
            <text:p>0,7830216186</text:p>
          </table:table-cell>
          <table:table-cell office:value-type="float" office:value="0.124911554651773" calcext:value-type="float">
            <text:p>0,1249115547</text:p>
          </table:table-cell>
          <table:table-cell office:value-type="float" office:value="0.415196760441512" calcext:value-type="float">
            <text:p>0,4151967604</text:p>
          </table:table-cell>
          <table:table-cell office:value-type="float" office:value="0.856899506282226" calcext:value-type="float">
            <text:p>0,8568995063</text:p>
          </table:table-cell>
          <table:table-cell office:value-type="float" office:value="-0.534187677082943" calcext:value-type="float">
            <text:p>-0,5341876771</text:p>
          </table:table-cell>
          <table:table-cell office:value-type="float" office:value="-0.634909005420473" calcext:value-type="float">
            <text:p>-0,6349090054</text:p>
          </table:table-cell>
          <table:table-cell office:value-type="float" office:value="-0.357385047877941" calcext:value-type="float">
            <text:p>-0,3573850479</text:p>
          </table:table-cell>
          <table:table-cell office:value-type="float" office:value="0.475326621544839" calcext:value-type="float">
            <text:p>0,4753266215</text:p>
          </table:table-cell>
          <table:table-cell office:value-type="float" office:value="0.664622229464769" calcext:value-type="float">
            <text:p>0,6646222295</text:p>
          </table:table-cell>
          <table:table-cell office:value-type="float" office:value="0.501505931009613" calcext:value-type="float">
            <text:p>0,501505931</text:p>
          </table:table-cell>
          <table:table-cell office:value-type="float" office:value="0.298148892930703" calcext:value-type="float">
            <text:p>0,2981488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13404315305794" calcext:value-type="float">
            <text:p>-0,0913404315</text:p>
          </table:table-cell>
          <table:table-cell office:value-type="float" office:value="0.688715075914977" calcext:value-type="float">
            <text:p>0,6887150759</text:p>
          </table:table-cell>
          <table:table-cell office:value-type="float" office:value="-0.0234203544537863" calcext:value-type="float">
            <text:p>-0,0234203545</text:p>
          </table:table-cell>
          <table:table-cell office:value-type="float" office:value="0.811340035508288" calcext:value-type="float">
            <text:p>0,8113400355</text:p>
          </table:table-cell>
          <table:table-cell office:value-type="float" office:value="0.207012624209477" calcext:value-type="float">
            <text:p>0,2070126242</text:p>
          </table:table-cell>
          <table:table-cell office:value-type="float" office:value="-1.01090528724258" calcext:value-type="float">
            <text:p>-1,0109052872</text:p>
          </table:table-cell>
          <table:table-cell office:value-type="float" office:value="-0.245193677290015" calcext:value-type="float">
            <text:p>-0,2451936773</text:p>
          </table:table-cell>
          <table:table-cell office:value-type="float" office:value="-0.0598927677740326" calcext:value-type="float">
            <text:p>-0,0598927678</text:p>
          </table:table-cell>
          <table:table-cell office:value-type="float" office:value="0.025762922137743" calcext:value-type="float">
            <text:p>0,0257629221</text:p>
          </table:table-cell>
          <table:table-cell office:value-type="float" office:value="-0.438936744426339" calcext:value-type="float">
            <text:p>-0,4389367444</text:p>
          </table:table-cell>
          <table:table-cell office:value-type="float" office:value="-0.340606110132219" calcext:value-type="float">
            <text:p>-0,3406061101</text:p>
          </table:table-cell>
          <table:table-cell office:value-type="float" office:value="-0.502241740509837" calcext:value-type="float">
            <text:p>-0,5022417405</text:p>
          </table:table-cell>
          <table:table-cell office:value-type="float" office:value="-0.987854201121503" calcext:value-type="float">
            <text:p>-0,9878542011</text:p>
          </table:table-cell>
          <table:table-cell office:value-type="float" office:value="-0.142271372428879" calcext:value-type="float">
            <text:p>-0,1422713724</text:p>
          </table:table-cell>
          <table:table-cell office:value-type="float" office:value="0.269195637857915" calcext:value-type="float">
            <text:p>0,2691956379</text:p>
          </table:table-cell>
          <table:table-cell office:value-type="float" office:value="0.405329907990112" calcext:value-type="float">
            <text:p>0,405329908</text:p>
          </table:table-cell>
          <table:table-cell office:value-type="float" office:value="-0.544984792200934" calcext:value-type="float">
            <text:p>-0,5449847922</text:p>
          </table:table-cell>
          <table:table-cell office:value-type="float" office:value="-0.541813030156507" calcext:value-type="float">
            <text:p>-0,5418130302</text:p>
          </table:table-cell>
          <table:table-cell office:value-type="float" office:value="-0.438198082951442" calcext:value-type="float">
            <text:p>-0,438198083</text:p>
          </table:table-cell>
          <table:table-cell office:value-type="float" office:value="-0.0262704223844659" calcext:value-type="float">
            <text:p>-0,0262704224</text:p>
          </table:table-cell>
          <table:table-cell office:value-type="float" office:value="0.76875893928326" calcext:value-type="float">
            <text:p>0,7687589393</text:p>
          </table:table-cell>
          <table:table-cell office:value-type="float" office:value="1.30958229893367" calcext:value-type="float">
            <text:p>1,3095822989</text:p>
          </table:table-cell>
          <table:table-cell office:value-type="float" office:value="0.681122115737463" calcext:value-type="float">
            <text:p>0,6811221157</text:p>
          </table:table-cell>
          <table:table-cell office:value-type="float" office:value="-0.040147843053315" calcext:value-type="float">
            <text:p>-0,0401478431</text:p>
          </table:table-cell>
          <table:table-cell office:value-type="float" office:value="-0.372356698477211" calcext:value-type="float">
            <text:p>-0,3723566985</text:p>
          </table:table-cell>
          <table:table-cell office:value-type="float" office:value="-0.76171533451222" calcext:value-type="float">
            <text:p>-0,7617153345</text:p>
          </table:table-cell>
          <table:table-cell office:value-type="float" office:value="-0.711968425427155" calcext:value-type="float">
            <text:p>-0,7119684254</text:p>
          </table:table-cell>
          <table:table-cell office:value-type="float" office:value="-0.566215048681834" calcext:value-type="float">
            <text:p>-0,5662150487</text:p>
          </table:table-cell>
          <table:table-cell office:value-type="float" office:value="-1.04349735960621" calcext:value-type="float">
            <text:p>-1,0434973596</text:p>
          </table:table-cell>
          <table:table-cell office:value-type="float" office:value="-1.81812506312862" calcext:value-type="float">
            <text:p>-1,8181250631</text:p>
          </table:table-cell>
          <table:table-cell office:value-type="float" office:value="-1.82412988113526" calcext:value-type="float">
            <text:p>-1,8241298811</text:p>
          </table:table-cell>
          <table:table-cell office:value-type="float" office:value="-0.960903073124493" calcext:value-type="float">
            <text:p>-0,9609030731</text:p>
          </table:table-cell>
          <table:table-cell office:value-type="float" office:value="-0.77670691623253" calcext:value-type="float">
            <text:p>-0,7767069162</text:p>
          </table:table-cell>
          <table:table-cell office:value-type="float" office:value="0.201737091190825" calcext:value-type="float">
            <text:p>0,2017370912</text:p>
          </table:table-cell>
          <table:table-cell office:value-type="float" office:value="0.0731286930736012" calcext:value-type="float">
            <text:p>0,0731286931</text:p>
          </table:table-cell>
          <table:table-cell office:value-type="float" office:value="-0.562431677202613" calcext:value-type="float">
            <text:p>-0,5624316772</text:p>
          </table:table-cell>
          <table:table-cell office:value-type="float" office:value="-0.681081932864331" calcext:value-type="float">
            <text:p>-0,6810819329</text:p>
          </table:table-cell>
          <table:table-cell office:value-type="float" office:value="-0.450291180476579" calcext:value-type="float">
            <text:p>-0,4502911805</text:p>
          </table:table-cell>
          <table:table-cell office:value-type="float" office:value="-0.436017489895955" calcext:value-type="float">
            <text:p>-0,4360174899</text:p>
          </table:table-cell>
          <table:table-cell office:value-type="float" office:value="-0.358499105926967" calcext:value-type="float">
            <text:p>-0,3584991059</text:p>
          </table:table-cell>
          <table:table-cell office:value-type="float" office:value="0.630584457010773" calcext:value-type="float">
            <text:p>0,630584457</text:p>
          </table:table-cell>
          <table:table-cell office:value-type="float" office:value="-0.253662278160904" calcext:value-type="float">
            <text:p>-0,2536622782</text:p>
          </table:table-cell>
          <table:table-cell office:value-type="float" office:value="-1.04141650597211" calcext:value-type="float">
            <text:p>-1,041416506</text:p>
          </table:table-cell>
          <table:table-cell office:value-type="float" office:value="-0.639203205991981" calcext:value-type="float">
            <text:p>-0,639203206</text:p>
          </table:table-cell>
          <table:table-cell office:value-type="float" office:value="0.598832149811476" calcext:value-type="float">
            <text:p>0,5988321498</text:p>
          </table:table-cell>
          <table:table-cell office:value-type="float" office:value="1.63247274666817" calcext:value-type="float">
            <text:p>1,6324727467</text:p>
          </table:table-cell>
          <table:table-cell office:value-type="float" office:value="1.81420417409688" calcext:value-type="float">
            <text:p>1,8142041741</text:p>
          </table:table-cell>
          <table:table-cell office:value-type="float" office:value="0.51428533729295" calcext:value-type="float">
            <text:p>0,5142853373</text:p>
          </table:table-cell>
          <table:table-cell office:value-type="float" office:value="1.29053898767941" calcext:value-type="float">
            <text:p>1,2905389877</text:p>
          </table:table-cell>
          <table:table-cell office:value-type="float" office:value="2.07098241169892" calcext:value-type="float">
            <text:p>2,0709824117</text:p>
          </table:table-cell>
          <table:table-cell office:value-type="float" office:value="0.266477983257116" calcext:value-type="float">
            <text:p>0,2664779833</text:p>
          </table:table-cell>
          <table:table-cell office:value-type="float" office:value="-0.840773439894061" calcext:value-type="float">
            <text:p>-0,8407734399</text:p>
          </table:table-cell>
          <table:table-cell office:value-type="float" office:value="-0.644445083237046" calcext:value-type="float">
            <text:p>-0,6444450832</text:p>
          </table:table-cell>
          <table:table-cell office:value-type="float" office:value="1.32862063274475" calcext:value-type="float">
            <text:p>1,3286206327</text:p>
          </table:table-cell>
          <table:table-cell office:value-type="float" office:value="0.395054492261628" calcext:value-type="float">
            <text:p>0,3950544923</text:p>
          </table:table-cell>
          <table:table-cell office:value-type="float" office:value="0.915254390906922" calcext:value-type="float">
            <text:p>0,9152543909</text:p>
          </table:table-cell>
          <table:table-cell office:value-type="float" office:value="-0.302480577346715" calcext:value-type="float">
            <text:p>-0,3024805773</text:p>
          </table:table-cell>
          <table:table-cell office:value-type="float" office:value="0.494602589369131" calcext:value-type="float">
            <text:p>0,4946025894</text:p>
          </table:table-cell>
          <table:table-cell office:value-type="float" office:value="0.0970656640663767" calcext:value-type="float">
            <text:p>0,0970656641</text:p>
          </table:table-cell>
          <table:table-cell office:value-type="float" office:value="0.914323271654155" calcext:value-type="float">
            <text:p>0,9143232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26413428133812" calcext:value-type="float">
            <text:p>-0,0826413428</text:p>
          </table:table-cell>
          <table:table-cell office:value-type="float" office:value="-0.0910196135570454" calcext:value-type="float">
            <text:p>-0,0910196136</text:p>
          </table:table-cell>
          <table:table-cell office:value-type="float" office:value="-0.593315646162588" calcext:value-type="float">
            <text:p>-0,5933156462</text:p>
          </table:table-cell>
          <table:table-cell office:value-type="float" office:value="0.00967160307228435" calcext:value-type="float">
            <text:p>0,0096716031</text:p>
          </table:table-cell>
          <table:table-cell office:value-type="float" office:value="-0.356421735595448" calcext:value-type="float">
            <text:p>-0,3564217356</text:p>
          </table:table-cell>
          <table:table-cell office:value-type="float" office:value="-0.26308915843719" calcext:value-type="float">
            <text:p>-0,2630891584</text:p>
          </table:table-cell>
          <table:table-cell office:value-type="float" office:value="0.62876398433776" calcext:value-type="float">
            <text:p>0,6287639843</text:p>
          </table:table-cell>
          <table:table-cell office:value-type="float" office:value="0.362879710630903" calcext:value-type="float">
            <text:p>0,3628797106</text:p>
          </table:table-cell>
          <table:table-cell office:value-type="float" office:value="0.313800838497428" calcext:value-type="float">
            <text:p>0,3138008385</text:p>
          </table:table-cell>
          <table:table-cell office:value-type="float" office:value="0.0215748569294303" calcext:value-type="float">
            <text:p>0,0215748569</text:p>
          </table:table-cell>
          <table:table-cell office:value-type="float" office:value="-0.376776670500242" calcext:value-type="float">
            <text:p>-0,3767766705</text:p>
          </table:table-cell>
          <table:table-cell office:value-type="float" office:value="-0.667156938886201" calcext:value-type="float">
            <text:p>-0,6671569389</text:p>
          </table:table-cell>
          <table:table-cell office:value-type="float" office:value="-0.825399183486441" calcext:value-type="float">
            <text:p>-0,8253991835</text:p>
          </table:table-cell>
          <table:table-cell office:value-type="float" office:value="-0.871260156797364" calcext:value-type="float">
            <text:p>-0,8712601568</text:p>
          </table:table-cell>
          <table:table-cell office:value-type="float" office:value="-0.113422393527838" calcext:value-type="float">
            <text:p>-0,1134223935</text:p>
          </table:table-cell>
          <table:table-cell office:value-type="float" office:value="0.335267580309955" calcext:value-type="float">
            <text:p>0,3352675803</text:p>
          </table:table-cell>
          <table:table-cell office:value-type="float" office:value="0.644728007475009" calcext:value-type="float">
            <text:p>0,6447280075</text:p>
          </table:table-cell>
          <table:table-cell office:value-type="float" office:value="0.641228265047609" calcext:value-type="float">
            <text:p>0,641228265</text:p>
          </table:table-cell>
          <table:table-cell office:value-type="float" office:value="0.714179538114136" calcext:value-type="float">
            <text:p>0,7141795381</text:p>
          </table:table-cell>
          <table:table-cell office:value-type="float" office:value="0.946877398118372" calcext:value-type="float">
            <text:p>0,9468773981</text:p>
          </table:table-cell>
          <table:table-cell office:value-type="float" office:value="1.19735562339426" calcext:value-type="float">
            <text:p>1,1973556234</text:p>
          </table:table-cell>
          <table:table-cell office:value-type="float" office:value="1.30958229893367" calcext:value-type="float">
            <text:p>1,3095822989</text:p>
          </table:table-cell>
          <table:table-cell office:value-type="float" office:value="0.832615825751839" calcext:value-type="float">
            <text:p>0,8326158258</text:p>
          </table:table-cell>
          <table:table-cell office:value-type="float" office:value="0.188193014312413" calcext:value-type="float">
            <text:p>0,1881930143</text:p>
          </table:table-cell>
          <table:table-cell office:value-type="float" office:value="-0.675304801843539" calcext:value-type="float">
            <text:p>-0,6753048018</text:p>
          </table:table-cell>
          <table:table-cell office:value-type="float" office:value="-1.84337640167235" calcext:value-type="float">
            <text:p>-1,8433764017</text:p>
          </table:table-cell>
          <table:table-cell office:value-type="float" office:value="-2.50796882164477" calcext:value-type="float">
            <text:p>-2,5079688216</text:p>
          </table:table-cell>
          <table:table-cell office:value-type="float" office:value="-2.83360487132584" calcext:value-type="float">
            <text:p>-2,8336048713</text:p>
          </table:table-cell>
          <table:table-cell office:value-type="float" office:value="-1.70073004042719" calcext:value-type="float">
            <text:p>-1,7007300404</text:p>
          </table:table-cell>
          <table:table-cell office:value-type="float" office:value="-1.11234735081906" calcext:value-type="float">
            <text:p>-1,1123473508</text:p>
          </table:table-cell>
          <table:table-cell office:value-type="float" office:value="-0.752596688502199" calcext:value-type="float">
            <text:p>-0,7525966885</text:p>
          </table:table-cell>
          <table:table-cell office:value-type="float" office:value="0.262149740300923" calcext:value-type="float">
            <text:p>0,2621497403</text:p>
          </table:table-cell>
          <table:table-cell office:value-type="float" office:value="0.011621549868816" calcext:value-type="float">
            <text:p>0,0116215499</text:p>
          </table:table-cell>
          <table:table-cell office:value-type="float" office:value="-0.720242498131446" calcext:value-type="float">
            <text:p>-0,7202424981</text:p>
          </table:table-cell>
          <table:table-cell office:value-type="float" office:value="-1.07493390267291" calcext:value-type="float">
            <text:p>-1,0749339027</text:p>
          </table:table-cell>
          <table:table-cell office:value-type="float" office:value="-0.273548897192116" calcext:value-type="float">
            <text:p>-0,2735488972</text:p>
          </table:table-cell>
          <table:table-cell office:value-type="float" office:value="0.322617757672578" calcext:value-type="float">
            <text:p>0,3226177577</text:p>
          </table:table-cell>
          <table:table-cell office:value-type="float" office:value="0.181712916417556" calcext:value-type="float">
            <text:p>0,1817129164</text:p>
          </table:table-cell>
          <table:table-cell office:value-type="float" office:value="-0.0909206977778432" calcext:value-type="float">
            <text:p>-0,0909206978</text:p>
          </table:table-cell>
          <table:table-cell office:value-type="float" office:value="-0.571191783916425" calcext:value-type="float">
            <text:p>-0,5711917839</text:p>
          </table:table-cell>
          <table:table-cell office:value-type="float" office:value="-0.582077960317636" calcext:value-type="float">
            <text:p>-0,5820779603</text:p>
          </table:table-cell>
          <table:table-cell office:value-type="float" office:value="-0.939380165619234" calcext:value-type="float">
            <text:p>-0,9393801656</text:p>
          </table:table-cell>
          <table:table-cell office:value-type="float" office:value="-1.17667474647142" calcext:value-type="float">
            <text:p>-1,1766747465</text:p>
          </table:table-cell>
          <table:table-cell office:value-type="float" office:value="-0.723229918516749" calcext:value-type="float">
            <text:p>-0,7232299185</text:p>
          </table:table-cell>
          <table:table-cell office:value-type="float" office:value="-0.651592691645086" calcext:value-type="float">
            <text:p>-0,6515926916</text:p>
          </table:table-cell>
          <table:table-cell office:value-type="float" office:value="-0.594678501130206" calcext:value-type="float">
            <text:p>-0,5946785011</text:p>
          </table:table-cell>
          <table:table-cell office:value-type="float" office:value="-0.599751173877354" calcext:value-type="float">
            <text:p>-0,5997511739</text:p>
          </table:table-cell>
          <table:table-cell office:value-type="float" office:value="-0.663283892957263" calcext:value-type="float">
            <text:p>-0,663283893</text:p>
          </table:table-cell>
          <table:table-cell office:value-type="float" office:value="-0.923402896356817" calcext:value-type="float">
            <text:p>-0,9234028964</text:p>
          </table:table-cell>
          <table:table-cell office:value-type="float" office:value="-0.446395502168319" calcext:value-type="float">
            <text:p>-0,4463955022</text:p>
          </table:table-cell>
          <table:table-cell office:value-type="float" office:value="-0.0499646218607093" calcext:value-type="float">
            <text:p>-0,0499646219</text:p>
          </table:table-cell>
          <table:table-cell office:value-type="float" office:value="-0.18683854219868" calcext:value-type="float">
            <text:p>-0,1868385422</text:p>
          </table:table-cell>
          <table:table-cell office:value-type="float" office:value="-1.15433569854548" calcext:value-type="float">
            <text:p>-1,1543356985</text:p>
          </table:table-cell>
          <table:table-cell office:value-type="float" office:value="-0.602673276708961" calcext:value-type="float">
            <text:p>-0,6026732767</text:p>
          </table:table-cell>
          <table:table-cell office:value-type="float" office:value="-0.507927204336379" calcext:value-type="float">
            <text:p>-0,5079272043</text:p>
          </table:table-cell>
          <table:table-cell office:value-type="float" office:value="-0.688619970301399" calcext:value-type="float">
            <text:p>-0,6886199703</text:p>
          </table:table-cell>
          <table:table-cell office:value-type="float" office:value="0.319765181766528" calcext:value-type="float">
            <text:p>0,3197651818</text:p>
          </table:table-cell>
          <table:table-cell office:value-type="float" office:value="-0.170019640095639" calcext:value-type="float">
            <text:p>-0,1700196401</text:p>
          </table:table-cell>
          <table:table-cell office:value-type="float" office:value="-0.695637259142366" calcext:value-type="float">
            <text:p>-0,6956372591</text:p>
          </table:table-cell>
          <table:table-cell office:value-type="float" office:value="-0.834816900205967" calcext:value-type="float">
            <text:p>-0,8348169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17477217929951" calcext:value-type="float">
            <text:p>0,0217477218</text:p>
          </table:table-cell>
          <table:table-cell office:value-type="float" office:value="0.260922892196864" calcext:value-type="float">
            <text:p>0,2609228922</text:p>
          </table:table-cell>
          <table:table-cell office:value-type="float" office:value="0.189965097236267" calcext:value-type="float">
            <text:p>0,1899650972</text:p>
          </table:table-cell>
          <table:table-cell office:value-type="float" office:value="0.22889460604406" calcext:value-type="float">
            <text:p>0,228894606</text:p>
          </table:table-cell>
          <table:table-cell office:value-type="float" office:value="0.662440397470328" calcext:value-type="float">
            <text:p>0,6624403975</text:p>
          </table:table-cell>
          <table:table-cell office:value-type="float" office:value="1.00413772046606" calcext:value-type="float">
            <text:p>1,0041377205</text:p>
          </table:table-cell>
          <table:table-cell office:value-type="float" office:value="0.978347048988871" calcext:value-type="float">
            <text:p>0,978347049</text:p>
          </table:table-cell>
          <table:table-cell office:value-type="float" office:value="0.460352254263152" calcext:value-type="float">
            <text:p>0,4603522543</text:p>
          </table:table-cell>
          <table:table-cell office:value-type="float" office:value="0.169359537331721" calcext:value-type="float">
            <text:p>0,1693595373</text:p>
          </table:table-cell>
          <table:table-cell office:value-type="float" office:value="0.188965988278458" calcext:value-type="float">
            <text:p>0,1889659883</text:p>
          </table:table-cell>
          <table:table-cell office:value-type="float" office:value="-0.760335321069489" calcext:value-type="float">
            <text:p>-0,7603353211</text:p>
          </table:table-cell>
          <table:table-cell office:value-type="float" office:value="-1.60952950103685" calcext:value-type="float">
            <text:p>-1,609529501</text:p>
          </table:table-cell>
          <table:table-cell office:value-type="float" office:value="-0.616123069065727" calcext:value-type="float">
            <text:p>-0,6161230691</text:p>
          </table:table-cell>
          <table:table-cell office:value-type="float" office:value="0.184831184693928" calcext:value-type="float">
            <text:p>0,1848311847</text:p>
          </table:table-cell>
          <table:table-cell office:value-type="float" office:value="1.05779768727893" calcext:value-type="float">
            <text:p>1,0577976873</text:p>
          </table:table-cell>
          <table:table-cell office:value-type="float" office:value="1.57317864606979" calcext:value-type="float">
            <text:p>1,5731786461</text:p>
          </table:table-cell>
          <table:table-cell office:value-type="float" office:value="1.73355983656957" calcext:value-type="float">
            <text:p>1,7335598366</text:p>
          </table:table-cell>
          <table:table-cell office:value-type="float" office:value="1.83612291518105" calcext:value-type="float">
            <text:p>1,8361229152</text:p>
          </table:table-cell>
          <table:table-cell office:value-type="float" office:value="2.11463037730348" calcext:value-type="float">
            <text:p>2,1146303773</text:p>
          </table:table-cell>
          <table:table-cell office:value-type="float" office:value="1.74184322331787" calcext:value-type="float">
            <text:p>1,7418432233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1.30645587148173" calcext:value-type="float">
            <text:p>1,3064558715</text:p>
          </table:table-cell>
          <table:table-cell office:value-type="float" office:value="0.827419471582481" calcext:value-type="float">
            <text:p>0,8274194716</text:p>
          </table:table-cell>
          <table:table-cell office:value-type="float" office:value="-0.0761136191219097" calcext:value-type="float">
            <text:p>-0,0761136191</text:p>
          </table:table-cell>
          <table:table-cell office:value-type="float" office:value="-0.860666579374958" calcext:value-type="float">
            <text:p>-0,8606665794</text:p>
          </table:table-cell>
          <table:table-cell office:value-type="float" office:value="-1.19252500350585" calcext:value-type="float">
            <text:p>-1,1925250035</text:p>
          </table:table-cell>
          <table:table-cell office:value-type="float" office:value="-1.00790956052466" calcext:value-type="float">
            <text:p>-1,0079095605</text:p>
          </table:table-cell>
          <table:table-cell office:value-type="float" office:value="-0.473462025070513" calcext:value-type="float">
            <text:p>-0,4734620251</text:p>
          </table:table-cell>
          <table:table-cell office:value-type="float" office:value="0.151092756895514" calcext:value-type="float">
            <text:p>0,1510927569</text:p>
          </table:table-cell>
          <table:table-cell office:value-type="float" office:value="0.110759082580029" calcext:value-type="float">
            <text:p>0,1107590826</text:p>
          </table:table-cell>
          <table:table-cell office:value-type="float" office:value="-0.63062976164776" calcext:value-type="float">
            <text:p>-0,6306297616</text:p>
          </table:table-cell>
          <table:table-cell office:value-type="float" office:value="-0.656077793704815" calcext:value-type="float">
            <text:p>-0,6560777937</text:p>
          </table:table-cell>
          <table:table-cell office:value-type="float" office:value="0.195629422791735" calcext:value-type="float">
            <text:p>0,1956294228</text:p>
          </table:table-cell>
          <table:table-cell office:value-type="float" office:value="0.121301723642072" calcext:value-type="float">
            <text:p>0,1213017236</text:p>
          </table:table-cell>
          <table:table-cell office:value-type="float" office:value="-0.272640747527701" calcext:value-type="float">
            <text:p>-0,2726407475</text:p>
          </table:table-cell>
          <table:table-cell office:value-type="float" office:value="-0.85850813063408" calcext:value-type="float">
            <text:p>-0,8585081306</text:p>
          </table:table-cell>
          <table:table-cell office:value-type="float" office:value="-1.13041260827911" calcext:value-type="float">
            <text:p>-1,1304126083</text:p>
          </table:table-cell>
          <table:table-cell office:value-type="float" office:value="-1.07196534413768" calcext:value-type="float">
            <text:p>-1,0719653441</text:p>
          </table:table-cell>
          <table:table-cell office:value-type="float" office:value="-1.20507598877926" calcext:value-type="float">
            <text:p>-1,2050759888</text:p>
          </table:table-cell>
          <table:table-cell office:value-type="float" office:value="-0.923813855319999" calcext:value-type="float">
            <text:p>-0,9238138553</text:p>
          </table:table-cell>
          <table:table-cell office:value-type="float" office:value="-0.321428592544879" calcext:value-type="float">
            <text:p>-0,3214285925</text:p>
          </table:table-cell>
          <table:table-cell office:value-type="float" office:value="-0.304631801342767" calcext:value-type="float">
            <text:p>-0,3046318013</text:p>
          </table:table-cell>
          <table:table-cell office:value-type="float" office:value="-1.00112681731274" calcext:value-type="float">
            <text:p>-1,0011268173</text:p>
          </table:table-cell>
          <table:table-cell office:value-type="float" office:value="-0.206315588788492" calcext:value-type="float">
            <text:p>-0,2063155888</text:p>
          </table:table-cell>
          <table:table-cell office:value-type="float" office:value="0.128603820719425" calcext:value-type="float">
            <text:p>0,1286038207</text:p>
          </table:table-cell>
          <table:table-cell office:value-type="float" office:value="-0.116098564878527" calcext:value-type="float">
            <text:p>-0,1160985649</text:p>
          </table:table-cell>
          <table:table-cell office:value-type="float" office:value="0.108679742917373" calcext:value-type="float">
            <text:p>0,1086797429</text:p>
          </table:table-cell>
          <table:table-cell office:value-type="float" office:value="0.108945180485734" calcext:value-type="float">
            <text:p>0,1089451805</text:p>
          </table:table-cell>
          <table:table-cell office:value-type="float" office:value="0.414418769750499" calcext:value-type="float">
            <text:p>0,4144187698</text:p>
          </table:table-cell>
          <table:table-cell office:value-type="float" office:value="0.160995099142673" calcext:value-type="float">
            <text:p>0,1609950991</text:p>
          </table:table-cell>
          <table:table-cell office:value-type="float" office:value="-0.566265714421372" calcext:value-type="float">
            <text:p>-0,5662657144</text:p>
          </table:table-cell>
          <table:table-cell office:value-type="float" office:value="-0.103799190110378" calcext:value-type="float">
            <text:p>-0,1037991901</text:p>
          </table:table-cell>
          <table:table-cell office:value-type="float" office:value="-0.474481544800902" calcext:value-type="float">
            <text:p>-0,4744815448</text:p>
          </table:table-cell>
          <table:table-cell office:value-type="float" office:value="-0.917707034988645" calcext:value-type="float">
            <text:p>-0,917707035</text:p>
          </table:table-cell>
          <table:table-cell office:value-type="float" office:value="-0.705454450467193" calcext:value-type="float">
            <text:p>-0,7054544505</text:p>
          </table:table-cell>
          <table:table-cell office:value-type="float" office:value="-0.130750627272417" calcext:value-type="float">
            <text:p>-0,1307506273</text:p>
          </table:table-cell>
          <table:table-cell office:value-type="float" office:value="-0.371618995025965" calcext:value-type="float">
            <text:p>-0,371618995</text:p>
          </table:table-cell>
          <table:table-cell office:value-type="float" office:value="0.664622229464769" calcext:value-type="float">
            <text:p>0,6646222295</text:p>
          </table:table-cell>
          <table:table-cell office:value-type="float" office:value="0.226486549488212" calcext:value-type="float">
            <text:p>0,2264865495</text:p>
          </table:table-cell>
          <table:table-cell office:value-type="float" office:value="-0.934199864516202" calcext:value-type="float">
            <text:p>-0,9341998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26294867390481" calcext:value-type="float">
            <text:p>-0,5262948674</text:p>
          </table:table-cell>
          <table:table-cell office:value-type="float" office:value="0.439928132192386" calcext:value-type="float">
            <text:p>0,4399281322</text:p>
          </table:table-cell>
          <table:table-cell office:value-type="float" office:value="-0.140522126722718" calcext:value-type="float">
            <text:p>-0,1405221267</text:p>
          </table:table-cell>
          <table:table-cell office:value-type="float" office:value="0.585669297154989" calcext:value-type="float">
            <text:p>0,5856692972</text:p>
          </table:table-cell>
          <table:table-cell office:value-type="float" office:value="0.810049399080564" calcext:value-type="float">
            <text:p>0,8100493991</text:p>
          </table:table-cell>
          <table:table-cell office:value-type="float" office:value="0.164959440177659" calcext:value-type="float">
            <text:p>0,1649594402</text:p>
          </table:table-cell>
          <table:table-cell office:value-type="float" office:value="0.868293121228336" calcext:value-type="float">
            <text:p>0,8682931212</text:p>
          </table:table-cell>
          <table:table-cell office:value-type="float" office:value="1.17201925957813" calcext:value-type="float">
            <text:p>1,1720192596</text:p>
          </table:table-cell>
          <table:table-cell office:value-type="float" office:value="1.2995493675055" calcext:value-type="float">
            <text:p>1,2995493675</text:p>
          </table:table-cell>
          <table:table-cell office:value-type="float" office:value="0.827284169156084" calcext:value-type="float">
            <text:p>0,8272841692</text:p>
          </table:table-cell>
          <table:table-cell office:value-type="float" office:value="0.645041659896415" calcext:value-type="float">
            <text:p>0,6450416599</text:p>
          </table:table-cell>
          <table:table-cell office:value-type="float" office:value="0.671440450532341" calcext:value-type="float">
            <text:p>0,6714404505</text:p>
          </table:table-cell>
          <table:table-cell office:value-type="float" office:value="-0.130176837275257" calcext:value-type="float">
            <text:p>-0,1301768373</text:p>
          </table:table-cell>
          <table:table-cell office:value-type="float" office:value="-0.561789521898649" calcext:value-type="float">
            <text:p>-0,5617895219</text:p>
          </table:table-cell>
          <table:table-cell office:value-type="float" office:value="-0.794930337471928" calcext:value-type="float">
            <text:p>-0,7949303375</text:p>
          </table:table-cell>
          <table:table-cell office:value-type="float" office:value="-0.41564583353811" calcext:value-type="float">
            <text:p>-0,4156458335</text:p>
          </table:table-cell>
          <table:table-cell office:value-type="float" office:value="-0.131979615647825" calcext:value-type="float">
            <text:p>-0,1319796156</text:p>
          </table:table-cell>
          <table:table-cell office:value-type="float" office:value="-0.156387811809464" calcext:value-type="float">
            <text:p>-0,1563878118</text:p>
          </table:table-cell>
          <table:table-cell office:value-type="float" office:value="-0.777360685855034" calcext:value-type="float">
            <text:p>-0,7773606859</text:p>
          </table:table-cell>
          <table:table-cell office:value-type="float" office:value="-1.58574361204786" calcext:value-type="float">
            <text:p>-1,585743612</text:p>
          </table:table-cell>
          <table:table-cell office:value-type="float" office:value="-2.17246156353458" calcext:value-type="float">
            <text:p>-2,1724615635</text:p>
          </table:table-cell>
          <table:table-cell office:value-type="float" office:value="-2.11346495751516" calcext:value-type="float">
            <text:p>-2,1134649575</text:p>
          </table:table-cell>
          <table:table-cell office:value-type="float" office:value="-1.50214607449612" calcext:value-type="float">
            <text:p>-1,5021460745</text:p>
          </table:table-cell>
          <table:table-cell office:value-type="float" office:value="-1.09904720358449" calcext:value-type="float">
            <text:p>-1,0990472036</text:p>
          </table:table-cell>
          <table:table-cell office:value-type="float" office:value="-0.603038205757501" calcext:value-type="float">
            <text:p>-0,6030382058</text:p>
          </table:table-cell>
          <table:table-cell office:value-type="float" office:value="0.118030046299625" calcext:value-type="float">
            <text:p>0,1180300463</text:p>
          </table:table-cell>
          <table:table-cell office:value-type="float" office:value="0.731100795921767" calcext:value-type="float">
            <text:p>0,7311007959</text:p>
          </table:table-cell>
          <table:table-cell office:value-type="float" office:value="0.855857445140821" calcext:value-type="float">
            <text:p>0,8558574451</text:p>
          </table:table-cell>
          <table:table-cell office:value-type="float" office:value="1.05723306477853" calcext:value-type="float">
            <text:p>1,0572330648</text:p>
          </table:table-cell>
          <table:table-cell office:value-type="float" office:value="1.77961986059568" calcext:value-type="float">
            <text:p>1,7796198606</text:p>
          </table:table-cell>
          <table:table-cell office:value-type="float" office:value="2.0582503039478" calcext:value-type="float">
            <text:p>2,0582503039</text:p>
          </table:table-cell>
          <table:table-cell office:value-type="float" office:value="1.96119895158938" calcext:value-type="float">
            <text:p>1,9611989516</text:p>
          </table:table-cell>
          <table:table-cell office:value-type="float" office:value="1.78826598606405" calcext:value-type="float">
            <text:p>1,7882659861</text:p>
          </table:table-cell>
          <table:table-cell office:value-type="float" office:value="1.52632596646949" calcext:value-type="float">
            <text:p>1,5263259665</text:p>
          </table:table-cell>
          <table:table-cell office:value-type="float" office:value="1.70241282054983" calcext:value-type="float">
            <text:p>1,7024128205</text:p>
          </table:table-cell>
          <table:table-cell office:value-type="float" office:value="1.80920886537374" calcext:value-type="float">
            <text:p>1,8092088654</text:p>
          </table:table-cell>
          <table:table-cell office:value-type="float" office:value="1.92153470655114" calcext:value-type="float">
            <text:p>1,9215347066</text:p>
          </table:table-cell>
          <table:table-cell office:value-type="float" office:value="1.32786596286524" calcext:value-type="float">
            <text:p>1,3278659629</text:p>
          </table:table-cell>
          <table:table-cell office:value-type="float" office:value="0.952406867330335" calcext:value-type="float">
            <text:p>0,9524068673</text:p>
          </table:table-cell>
          <table:table-cell office:value-type="float" office:value="1.15273834294549" calcext:value-type="float">
            <text:p>1,1527383429</text:p>
          </table:table-cell>
          <table:table-cell office:value-type="float" office:value="1.01980526180148" calcext:value-type="float">
            <text:p>1,0198052618</text:p>
          </table:table-cell>
          <table:table-cell office:value-type="float" office:value="0.890781317934201" calcext:value-type="float">
            <text:p>0,8907813179</text:p>
          </table:table-cell>
          <table:table-cell office:value-type="float" office:value="1.87886646310615" calcext:value-type="float">
            <text:p>1,8788664631</text:p>
          </table:table-cell>
          <table:table-cell office:value-type="float" office:value="2.7023590938769" calcext:value-type="float">
            <text:p>2,7023590939</text:p>
          </table:table-cell>
          <table:table-cell office:value-type="float" office:value="1.98181785262498" calcext:value-type="float">
            <text:p>1,9818178526</text:p>
          </table:table-cell>
          <table:table-cell office:value-type="float" office:value="1.09043057237999" calcext:value-type="float">
            <text:p>1,0904305724</text:p>
          </table:table-cell>
          <table:table-cell office:value-type="float" office:value="0.603201324446159" calcext:value-type="float">
            <text:p>0,6032013244</text:p>
          </table:table-cell>
          <table:table-cell office:value-type="float" office:value="0.926034034128739" calcext:value-type="float">
            <text:p>0,9260340341</text:p>
          </table:table-cell>
          <table:table-cell office:value-type="float" office:value="1.37397900843454" calcext:value-type="float">
            <text:p>1,3739790084</text:p>
          </table:table-cell>
          <table:table-cell office:value-type="float" office:value="0.600072642259052" calcext:value-type="float">
            <text:p>0,6000726423</text:p>
          </table:table-cell>
          <table:table-cell office:value-type="float" office:value="-0.499646218607093" calcext:value-type="float">
            <text:p>-0,4996462186</text:p>
          </table:table-cell>
          <table:table-cell office:value-type="float" office:value="0.51899595055189" calcext:value-type="float">
            <text:p>0,5189959506</text:p>
          </table:table-cell>
          <table:table-cell office:value-type="float" office:value="0.347008890973794" calcext:value-type="float">
            <text:p>0,347008891</text:p>
          </table:table-cell>
          <table:table-cell office:value-type="float" office:value="0.273942398504073" calcext:value-type="float">
            <text:p>0,2739423985</text:p>
          </table:table-cell>
          <table:table-cell office:value-type="float" office:value="-0.761890806504568" calcext:value-type="float">
            <text:p>-0,7618908065</text:p>
          </table:table-cell>
          <table:table-cell office:value-type="float" office:value="0.496852383635186" calcext:value-type="float">
            <text:p>0,4968523836</text:p>
          </table:table-cell>
          <table:table-cell office:value-type="float" office:value="0.216057555247654" calcext:value-type="float">
            <text:p>0,2160575552</text:p>
          </table:table-cell>
          <table:table-cell office:value-type="float" office:value="0.0309126618355706" calcext:value-type="float">
            <text:p>0,0309126618</text:p>
          </table:table-cell>
          <table:table-cell office:value-type="float" office:value="-0.760347701853284" calcext:value-type="float">
            <text:p>-0,7603477019</text:p>
          </table:table-cell>
          <table:table-cell office:value-type="float" office:value="-0.337902078654796" calcext:value-type="float">
            <text:p>-0,3379020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48633075797" calcext:value-type="float">
            <text:p>0,1304863308</text:p>
          </table:table-cell>
          <table:table-cell office:value-type="float" office:value="0.379248389821023" calcext:value-type="float">
            <text:p>0,3792483898</text:p>
          </table:table-cell>
          <table:table-cell office:value-type="float" office:value="0.530861367619158" calcext:value-type="float">
            <text:p>0,5308613676</text:p>
          </table:table-cell>
          <table:table-cell office:value-type="float" office:value="0.516893453085413" calcext:value-type="float">
            <text:p>0,5168934531</text:p>
          </table:table-cell>
          <table:table-cell office:value-type="float" office:value="0.286217454341799" calcext:value-type="float">
            <text:p>0,2862174543</text:p>
          </table:table-cell>
          <table:table-cell office:value-type="float" office:value="0.555786421521652" calcext:value-type="float">
            <text:p>0,5557864215</text:p>
          </table:table-cell>
          <table:table-cell office:value-type="float" office:value="0.366576685849428" calcext:value-type="float">
            <text:p>0,3665766858</text:p>
          </table:table-cell>
          <table:table-cell office:value-type="float" office:value="0.714015741306113" calcext:value-type="float">
            <text:p>0,7140157413</text:p>
          </table:table-cell>
          <table:table-cell office:value-type="float" office:value="1.07401821305378" calcext:value-type="float">
            <text:p>1,0740182131</text:p>
          </table:table-cell>
          <table:table-cell office:value-type="float" office:value="0.840675459664005" calcext:value-type="float">
            <text:p>0,8406754597</text:p>
          </table:table-cell>
          <table:table-cell office:value-type="float" office:value="0.194416761978125" calcext:value-type="float">
            <text:p>0,194416762</text:p>
          </table:table-cell>
          <table:table-cell office:value-type="float" office:value="0.0788880061497327" calcext:value-type="float">
            <text:p>0,0788880061</text:p>
          </table:table-cell>
          <table:table-cell office:value-type="float" office:value="-0.277024822648436" calcext:value-type="float">
            <text:p>-0,2770248226</text:p>
          </table:table-cell>
          <table:table-cell office:value-type="float" office:value="-0.423166133378203" calcext:value-type="float">
            <text:p>-0,4231661334</text:p>
          </table:table-cell>
          <table:table-cell office:value-type="float" office:value="-0.75306627805822" calcext:value-type="float">
            <text:p>-0,7530662781</text:p>
          </table:table-cell>
          <table:table-cell office:value-type="float" office:value="-0.796905248582892" calcext:value-type="float">
            <text:p>-0,7969052486</text:p>
          </table:table-cell>
          <table:table-cell office:value-type="float" office:value="-0.489234782142801" calcext:value-type="float">
            <text:p>-0,4892347821</text:p>
          </table:table-cell>
          <table:table-cell office:value-type="float" office:value="-0.572784699487965" calcext:value-type="float">
            <text:p>-0,5727846995</text:p>
          </table:table-cell>
          <table:table-cell office:value-type="float" office:value="-1.04791553937127" calcext:value-type="float">
            <text:p>-1,0479155394</text:p>
          </table:table-cell>
          <table:table-cell office:value-type="float" office:value="-1.78372360682934" calcext:value-type="float">
            <text:p>-1,7837236068</text:p>
          </table:table-cell>
          <table:table-cell office:value-type="float" office:value="-2.1534559187188" calcext:value-type="float">
            <text:p>-2,1534559187</text:p>
          </table:table-cell>
          <table:table-cell office:value-type="float" office:value="-1.66794904561292" calcext:value-type="float">
            <text:p>-1,6679490456</text:p>
          </table:table-cell>
          <table:table-cell office:value-type="float" office:value="-0.86859058538586" calcext:value-type="float">
            <text:p>-0,8685905854</text:p>
          </table:table-cell>
          <table:table-cell office:value-type="float" office:value="-0.256360706163354" calcext:value-type="float">
            <text:p>-0,2563607062</text:p>
          </table:table-cell>
          <table:table-cell office:value-type="float" office:value="0.130651473149898" calcext:value-type="float">
            <text:p>0,1306514731</text:p>
          </table:table-cell>
          <table:table-cell office:value-type="float" office:value="0.596051733813104" calcext:value-type="float">
            <text:p>0,5960517338</text:p>
          </table:table-cell>
          <table:table-cell office:value-type="float" office:value="1.01157320593853" calcext:value-type="float">
            <text:p>1,0115732059</text:p>
          </table:table-cell>
          <table:table-cell office:value-type="float" office:value="1.11219307403029" calcext:value-type="float">
            <text:p>1,112193074</text:p>
          </table:table-cell>
          <table:table-cell office:value-type="float" office:value="1.04890839497712" calcext:value-type="float">
            <text:p>1,048908395</text:p>
          </table:table-cell>
          <table:table-cell office:value-type="float" office:value="1.48245029751797" calcext:value-type="float">
            <text:p>1,4824502975</text:p>
          </table:table-cell>
          <table:table-cell office:value-type="float" office:value="1.84609327409372" calcext:value-type="float">
            <text:p>1,8460932741</text:p>
          </table:table-cell>
          <table:table-cell office:value-type="float" office:value="1.59165692053906" calcext:value-type="float">
            <text:p>1,5916569205</text:p>
          </table:table-cell>
          <table:table-cell office:value-type="float" office:value="1.42993486510889" calcext:value-type="float">
            <text:p>1,4299348651</text:p>
          </table:table-cell>
          <table:table-cell office:value-type="float" office:value="1.24523462826148" calcext:value-type="float">
            <text:p>1,2452346283</text:p>
          </table:table-cell>
          <table:table-cell office:value-type="float" office:value="1.25437898066354" calcext:value-type="float">
            <text:p>1,2543789807</text:p>
          </table:table-cell>
          <table:table-cell office:value-type="float" office:value="1.293914679798" calcext:value-type="float">
            <text:p>1,2939146798</text:p>
          </table:table-cell>
          <table:table-cell office:value-type="float" office:value="1.21711092041851" calcext:value-type="float">
            <text:p>1,2171109204</text:p>
          </table:table-cell>
          <table:table-cell office:value-type="float" office:value="0.675201999505028" calcext:value-type="float">
            <text:p>0,6752019995</text:p>
          </table:table-cell>
          <table:table-cell office:value-type="float" office:value="0.147683343351856" calcext:value-type="float">
            <text:p>0,1476833434</text:p>
          </table:table-cell>
          <table:table-cell office:value-type="float" office:value="0.771010957711783" calcext:value-type="float">
            <text:p>0,7710109577</text:p>
          </table:table-cell>
          <table:table-cell office:value-type="float" office:value="1.01103902745935" calcext:value-type="float">
            <text:p>1,0110390275</text:p>
          </table:table-cell>
          <table:table-cell office:value-type="float" office:value="0.936416821248195" calcext:value-type="float">
            <text:p>0,9364168212</text:p>
          </table:table-cell>
          <table:table-cell office:value-type="float" office:value="1.42129071333188" calcext:value-type="float">
            <text:p>1,4212907133</text:p>
          </table:table-cell>
          <table:table-cell office:value-type="float" office:value="2.08566304302548" calcext:value-type="float">
            <text:p>2,085663043</text:p>
          </table:table-cell>
          <table:table-cell office:value-type="float" office:value="1.63227926297732" calcext:value-type="float">
            <text:p>1,632279263</text:p>
          </table:table-cell>
          <table:table-cell office:value-type="float" office:value="1.30844202539948" calcext:value-type="float">
            <text:p>1,3084420254</text:p>
          </table:table-cell>
          <table:table-cell office:value-type="float" office:value="1.24032912948557" calcext:value-type="float">
            <text:p>1,2403291295</text:p>
          </table:table-cell>
          <table:table-cell office:value-type="float" office:value="1.24485890055023" calcext:value-type="float">
            <text:p>1,2448589006</text:p>
          </table:table-cell>
          <table:table-cell office:value-type="float" office:value="1.21544296899979" calcext:value-type="float">
            <text:p>1,215442969</text:p>
          </table:table-cell>
          <table:table-cell office:value-type="float" office:value="0.629344478466811" calcext:value-type="float">
            <text:p>0,6293444785</text:p>
          </table:table-cell>
          <table:table-cell office:value-type="float" office:value="-0.149893865582128" calcext:value-type="float">
            <text:p>-0,1498938656</text:p>
          </table:table-cell>
          <table:table-cell office:value-type="float" office:value="-0.238738137253869" calcext:value-type="float">
            <text:p>-0,2387381373</text:p>
          </table:table-cell>
          <table:table-cell office:value-type="float" office:value="-0.474481544800902" calcext:value-type="float">
            <text:p>-0,4744815448</text:p>
          </table:table-cell>
          <table:table-cell office:value-type="float" office:value="-1.01358687446507" calcext:value-type="float">
            <text:p>-1,0135868745</text:p>
          </table:table-cell>
          <table:table-cell office:value-type="float" office:value="-0.423272670280316" calcext:value-type="float">
            <text:p>-0,4232726703</text:p>
          </table:table-cell>
          <table:table-cell office:value-type="float" office:value="0.183050878181384" calcext:value-type="float">
            <text:p>0,1830508782</text:p>
          </table:table-cell>
          <table:table-cell office:value-type="float" office:value="-0.492611225964651" calcext:value-type="float">
            <text:p>-0,492611226</text:p>
          </table:table-cell>
          <table:table-cell office:value-type="float" office:value="0.0772816545889266" calcext:value-type="float">
            <text:p>0,0772816546</text:p>
          </table:table-cell>
          <table:table-cell office:value-type="float" office:value="-0.258841770843671" calcext:value-type="float">
            <text:p>-0,2588417708</text:p>
          </table:table-cell>
          <table:table-cell office:value-type="float" office:value="-0.0596297785861405" calcext:value-type="float">
            <text:p>-0,0596297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78449879445892" calcext:value-type="float">
            <text:p>-0,0478449879</text:p>
          </table:table-cell>
          <table:table-cell office:value-type="float" office:value="-0.473301990496636" calcext:value-type="float">
            <text:p>-0,4733019905</text:p>
          </table:table-cell>
          <table:table-cell office:value-type="float" office:value="0.00780678481792883" calcext:value-type="float">
            <text:p>0,0078067848</text:p>
          </table:table-cell>
          <table:table-cell office:value-type="float" office:value="-0.203103664517969" calcext:value-type="float">
            <text:p>-0,2031036645</text:p>
          </table:table-cell>
          <table:table-cell office:value-type="float" office:value="-0.253815478378577" calcext:value-type="float">
            <text:p>-0,2538154784</text:p>
          </table:table-cell>
          <table:table-cell office:value-type="float" office:value="-0.669143165028351" calcext:value-type="float">
            <text:p>-0,669143165</text:p>
          </table:table-cell>
          <table:table-cell office:value-type="float" office:value="-0.479867493838213" calcext:value-type="float">
            <text:p>-0,4798674938</text:p>
          </table:table-cell>
          <table:table-cell office:value-type="float" office:value="-0.30416131085244" calcext:value-type="float">
            <text:p>-0,3041613109</text:p>
          </table:table-cell>
          <table:table-cell office:value-type="float" office:value="-0.0603950469786434" calcext:value-type="float">
            <text:p>-0,060395047</text:p>
          </table:table-cell>
          <table:table-cell office:value-type="float" office:value="0.212772726959208" calcext:value-type="float">
            <text:p>0,212772727</text:p>
          </table:table-cell>
          <table:table-cell office:value-type="float" office:value="0.0715875673950461" calcext:value-type="float">
            <text:p>0,0715875674</text:p>
          </table:table-cell>
          <table:table-cell office:value-type="float" office:value="-0.28806615820287" calcext:value-type="float">
            <text:p>-0,2880661582</text:p>
          </table:table-cell>
          <table:table-cell office:value-type="float" office:value="-0.705508799292879" calcext:value-type="float">
            <text:p>-0,7055087993</text:p>
          </table:table-cell>
          <table:table-cell office:value-type="float" office:value="-0.682172990876931" calcext:value-type="float">
            <text:p>-0,6821729909</text:p>
          </table:table-cell>
          <table:table-cell office:value-type="float" office:value="-0.568085550416253" calcext:value-type="float">
            <text:p>-0,5680855504</text:p>
          </table:table-cell>
          <table:table-cell office:value-type="float" office:value="-0.464216649659937" calcext:value-type="float">
            <text:p>-0,4642166497</text:p>
          </table:table-cell>
          <table:table-cell office:value-type="float" office:value="-0.056887765365442" calcext:value-type="float">
            <text:p>-0,0568877654</text:p>
          </table:table-cell>
          <table:table-cell office:value-type="float" office:value="0.00994152348911018" calcext:value-type="float">
            <text:p>0,0099415235</text:p>
          </table:table-cell>
          <table:table-cell office:value-type="float" office:value="-0.0156983833343951" calcext:value-type="float">
            <text:p>-0,0156983833</text:p>
          </table:table-cell>
          <table:table-cell office:value-type="float" office:value="-0.481243679622687" calcext:value-type="float">
            <text:p>-0,4812436796</text:p>
          </table:table-cell>
          <table:table-cell office:value-type="float" office:value="-0.411530390807032" calcext:value-type="float">
            <text:p>-0,4115303908</text:p>
          </table:table-cell>
          <table:table-cell office:value-type="float" office:value="-0.0578389078609918" calcext:value-type="float">
            <text:p>-0,0578389079</text:p>
          </table:table-cell>
          <table:table-cell office:value-type="float" office:value="0.287798077072167" calcext:value-type="float">
            <text:p>0,2877980771</text:p>
          </table:table-cell>
          <table:table-cell office:value-type="float" office:value="0.629819287898875" calcext:value-type="float">
            <text:p>0,6298192879</text:p>
          </table:table-cell>
          <table:table-cell office:value-type="float" office:value="0.772885120852369" calcext:value-type="float">
            <text:p>0,7728851209</text:p>
          </table:table-cell>
          <table:table-cell office:value-type="float" office:value="0.576239547469953" calcext:value-type="float">
            <text:p>0,5762395475</text:p>
          </table:table-cell>
          <table:table-cell office:value-type="float" office:value="0.298383565373416" calcext:value-type="float">
            <text:p>0,2983835654</text:p>
          </table:table-cell>
          <table:table-cell office:value-type="float" office:value="-0.227666512500514" calcext:value-type="float">
            <text:p>-0,2276665125</text:p>
          </table:table-cell>
          <table:table-cell office:value-type="float" office:value="-0.599376225701212" calcext:value-type="float">
            <text:p>-0,5993762257</text:p>
          </table:table-cell>
          <table:table-cell office:value-type="float" office:value="-0.39162055987908" calcext:value-type="float">
            <text:p>-0,3916205599</text:p>
          </table:table-cell>
          <table:table-cell office:value-type="float" office:value="0.34931140928618" calcext:value-type="float">
            <text:p>0,3493114093</text:p>
          </table:table-cell>
          <table:table-cell office:value-type="float" office:value="0.681401739995065" calcext:value-type="float">
            <text:p>0,68140174</text:p>
          </table:table-cell>
          <table:table-cell office:value-type="float" office:value="0.647901405186487" calcext:value-type="float">
            <text:p>0,6479014052</text:p>
          </table:table-cell>
          <table:table-cell office:value-type="float" office:value="0.321957694301328" calcext:value-type="float">
            <text:p>0,3219576943</text:p>
          </table:table-cell>
          <table:table-cell office:value-type="float" office:value="0.0781454371894684" calcext:value-type="float">
            <text:p>0,0781454372</text:p>
          </table:table-cell>
          <table:table-cell office:value-type="float" office:value="-0.333369970903333" calcext:value-type="float">
            <text:p>-0,3333699709</text:p>
          </table:table-cell>
          <table:table-cell office:value-type="float" office:value="-0.671911919080356" calcext:value-type="float">
            <text:p>-0,6719119191</text:p>
          </table:table-cell>
          <table:table-cell office:value-type="float" office:value="-0.694453238712055" calcext:value-type="float">
            <text:p>-0,6944532387</text:p>
          </table:table-cell>
          <table:table-cell office:value-type="float" office:value="-0.070827725893237" calcext:value-type="float">
            <text:p>-0,0708277259</text:p>
          </table:table-cell>
          <table:table-cell office:value-type="float" office:value="0.531451836186815" calcext:value-type="float">
            <text:p>0,5314518362</text:p>
          </table:table-cell>
          <table:table-cell office:value-type="float" office:value="1.09402604589821" calcext:value-type="float">
            <text:p>1,0940260459</text:p>
          </table:table-cell>
          <table:table-cell office:value-type="float" office:value="0.996869046417382" calcext:value-type="float">
            <text:p>0,9968690464</text:p>
          </table:table-cell>
          <table:table-cell office:value-type="float" office:value="1.09177861679632" calcext:value-type="float">
            <text:p>1,0917786168</text:p>
          </table:table-cell>
          <table:table-cell office:value-type="float" office:value="0.933296699828667" calcext:value-type="float">
            <text:p>0,9332966998</text:p>
          </table:table-cell>
          <table:table-cell office:value-type="float" office:value="0.388449489249955" calcext:value-type="float">
            <text:p>0,3884494892</text:p>
          </table:table-cell>
          <table:table-cell office:value-type="float" office:value="0.430423296800456" calcext:value-type="float">
            <text:p>0,4304232968</text:p>
          </table:table-cell>
          <table:table-cell office:value-type="float" office:value="0.77340875250723" calcext:value-type="float">
            <text:p>0,7734087525</text:p>
          </table:table-cell>
          <table:table-cell office:value-type="float" office:value="0.897195604000163" calcext:value-type="float">
            <text:p>0,897195604</text:p>
          </table:table-cell>
          <table:table-cell office:value-type="float" office:value="0.895589556105106" calcext:value-type="float">
            <text:p>0,8955895561</text:p>
          </table:table-cell>
          <table:table-cell office:value-type="float" office:value="0.314672239233406" calcext:value-type="float">
            <text:p>0,3146722392</text:p>
          </table:table-cell>
          <table:table-cell office:value-type="float" office:value="0.549610840467802" calcext:value-type="float">
            <text:p>0,5496108405</text:p>
          </table:table-cell>
          <table:table-cell office:value-type="float" office:value="0.0934192710993401" calcext:value-type="float">
            <text:p>0,0934192711</text:p>
          </table:table-cell>
          <table:table-cell office:value-type="float" office:value="-0.403663403785842" calcext:value-type="float">
            <text:p>-0,4036634038</text:p>
          </table:table-cell>
          <table:table-cell office:value-type="float" office:value="-1.1231638338667" calcext:value-type="float">
            <text:p>-1,1231638339</text:p>
          </table:table-cell>
          <table:table-cell office:value-type="float" office:value="-0.691345361457849" calcext:value-type="float">
            <text:p>-0,6913453615</text:p>
          </table:table-cell>
          <table:table-cell office:value-type="float" office:value="-0.339951630908285" calcext:value-type="float">
            <text:p>-0,3399516309</text:p>
          </table:table-cell>
          <table:table-cell office:value-type="float" office:value="-0.527180434804276" calcext:value-type="float">
            <text:p>-0,5271804348</text:p>
          </table:table-cell>
          <table:table-cell office:value-type="float" office:value="-0.556427913040272" calcext:value-type="float">
            <text:p>-0,556427913</text:p>
          </table:table-cell>
          <table:table-cell office:value-type="float" office:value="-0.679459648464637" calcext:value-type="float">
            <text:p>-0,6794596485</text:p>
          </table:table-cell>
          <table:table-cell office:value-type="float" office:value="-0.417408450102984" calcext:value-type="float">
            <text:p>-0,4174084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2720383308936" calcext:value-type="float">
            <text:p>-0,2827203833</text:p>
          </table:table-cell>
          <table:table-cell office:value-type="float" office:value="-0.3337385830425" calcext:value-type="float">
            <text:p>-0,333738583</text:p>
          </table:table-cell>
          <table:table-cell office:value-type="float" office:value="-0.366918886442653" calcext:value-type="float">
            <text:p>-0,3669188864</text:p>
          </table:table-cell>
          <table:table-cell office:value-type="float" office:value="-0.117133859430998" calcext:value-type="float">
            <text:p>-0,1171338594</text:p>
          </table:table-cell>
          <table:table-cell office:value-type="float" office:value="0.228613941518293" calcext:value-type="float">
            <text:p>0,2286139415</text:p>
          </table:table-cell>
          <table:table-cell office:value-type="float" office:value="0.88401341018284" calcext:value-type="float">
            <text:p>0,8840134102</text:p>
          </table:table-cell>
          <table:table-cell office:value-type="float" office:value="0.6756987476474" calcext:value-type="float">
            <text:p>0,6756987476</text:p>
          </table:table-cell>
          <table:table-cell office:value-type="float" office:value="0.426295582391643" calcext:value-type="float">
            <text:p>0,4262955824</text:p>
          </table:table-cell>
          <table:table-cell office:value-type="float" office:value="0.776688751005073" calcext:value-type="float">
            <text:p>0,776688751</text:p>
          </table:table-cell>
          <table:table-cell office:value-type="float" office:value="0.742472662605909" calcext:value-type="float">
            <text:p>0,7424726626</text:p>
          </table:table-cell>
          <table:table-cell office:value-type="float" office:value="1.0873774710637" calcext:value-type="float">
            <text:p>1,0873774711</text:p>
          </table:table-cell>
          <table:table-cell office:value-type="float" office:value="0.899180486385415" calcext:value-type="float">
            <text:p>0,8991804864</text:p>
          </table:table-cell>
          <table:table-cell office:value-type="float" office:value="0.913366092598876" calcext:value-type="float">
            <text:p>0,9133660926</text:p>
          </table:table-cell>
          <table:table-cell office:value-type="float" office:value="0.302174667081849" calcext:value-type="float">
            <text:p>0,3021746671</text:p>
          </table:table-cell>
          <table:table-cell office:value-type="float" office:value="-0.843122684936546" calcext:value-type="float">
            <text:p>-0,8431226849</text:p>
          </table:table-cell>
          <table:table-cell office:value-type="float" office:value="-0.820116081065889" calcext:value-type="float">
            <text:p>-0,8201160811</text:p>
          </table:table-cell>
          <table:table-cell office:value-type="float" office:value="0.137289140415267" calcext:value-type="float">
            <text:p>0,1372891404</text:p>
          </table:table-cell>
          <table:table-cell office:value-type="float" office:value="0.672199934379068" calcext:value-type="float">
            <text:p>0,6721999344</text:p>
          </table:table-cell>
          <table:table-cell office:value-type="float" office:value="0.821936342236649" calcext:value-type="float">
            <text:p>0,8219363422</text:p>
          </table:table-cell>
          <table:table-cell office:value-type="float" office:value="0.704732635270248" calcext:value-type="float">
            <text:p>0,7047326353</text:p>
          </table:table-cell>
          <table:table-cell office:value-type="float" office:value="0.665973309157092" calcext:value-type="float">
            <text:p>0,6659733092</text:p>
          </table:table-cell>
          <table:table-cell office:value-type="float" office:value="0.631147541861497" calcext:value-type="float">
            <text:p>0,6311475419</text:p>
          </table:table-cell>
          <table:table-cell office:value-type="float" office:value="0.679523237531506" calcext:value-type="float">
            <text:p>0,6795232375</text:p>
          </table:table-cell>
          <table:table-cell office:value-type="float" office:value="0.355893900399696" calcext:value-type="float">
            <text:p>0,3558939004</text:p>
          </table:table-cell>
          <table:table-cell office:value-type="float" office:value="-0.0289882956051342" calcext:value-type="float">
            <text:p>-0,0289882956</text:p>
          </table:table-cell>
          <table:table-cell office:value-type="float" office:value="-0.778576769697881" calcext:value-type="float">
            <text:p>-0,7785767697</text:p>
          </table:table-cell>
          <table:table-cell office:value-type="float" office:value="-1.85136214913819" calcext:value-type="float">
            <text:p>-1,8513621491</text:p>
          </table:table-cell>
          <table:table-cell office:value-type="float" office:value="-1.13116528340533" calcext:value-type="float">
            <text:p>-1,1311652834</text:p>
          </table:table-cell>
          <table:table-cell office:value-type="float" office:value="-0.166077162538044" calcext:value-type="float">
            <text:p>-0,1660771625</text:p>
          </table:table-cell>
          <table:table-cell office:value-type="float" office:value="0.60407867738433" calcext:value-type="float">
            <text:p>0,6040786774</text:p>
          </table:table-cell>
          <table:table-cell office:value-type="float" office:value="1.47925788106409" calcext:value-type="float">
            <text:p>1,4792578811</text:p>
          </table:table-cell>
          <table:table-cell office:value-type="float" office:value="1.93399915742577" calcext:value-type="float">
            <text:p>1,9339991574</text:p>
          </table:table-cell>
          <table:table-cell office:value-type="float" office:value="2.94799981672297" calcext:value-type="float">
            <text:p>2,9479998167</text:p>
          </table:table-cell>
          <table:table-cell office:value-type="float" office:value="2.60571670518825" calcext:value-type="float">
            <text:p>2,6057167052</text:p>
          </table:table-cell>
          <table:table-cell office:value-type="float" office:value="1.39986456002369" calcext:value-type="float">
            <text:p>1,39986456</text:p>
          </table:table-cell>
          <table:table-cell office:value-type="float" office:value="0.262569079865373" calcext:value-type="float">
            <text:p>0,2625690799</text:p>
          </table:table-cell>
          <table:table-cell office:value-type="float" office:value="-0.756109318369581" calcext:value-type="float">
            <text:p>-0,7561093184</text:p>
          </table:table-cell>
          <table:table-cell office:value-type="float" office:value="0.235710294681171" calcext:value-type="float">
            <text:p>0,2357102947</text:p>
          </table:table-cell>
          <table:table-cell office:value-type="float" office:value="1.76868385014246" calcext:value-type="float">
            <text:p>1,7686838501</text:p>
          </table:table-cell>
          <table:table-cell office:value-type="float" office:value="2.98637311424408" calcext:value-type="float">
            <text:p>2,9863731142</text:p>
          </table:table-cell>
          <table:table-cell office:value-type="float" office:value="2.96240279201817" calcext:value-type="float">
            <text:p>2,962402792</text:p>
          </table:table-cell>
          <table:table-cell office:value-type="float" office:value="1.75785588090009" calcext:value-type="float">
            <text:p>1,7578558809</text:p>
          </table:table-cell>
          <table:table-cell office:value-type="float" office:value="0.279509715074379" calcext:value-type="float">
            <text:p>0,2795097151</text:p>
          </table:table-cell>
          <table:table-cell office:value-type="float" office:value="-0.040512879253013" calcext:value-type="float">
            <text:p>-0,0405128793</text:p>
          </table:table-cell>
          <table:table-cell office:value-type="float" office:value="0.87978203507545" calcext:value-type="float">
            <text:p>0,8797820351</text:p>
          </table:table-cell>
          <table:table-cell office:value-type="float" office:value="1.15762588324216" calcext:value-type="float">
            <text:p>1,1576258832</text:p>
          </table:table-cell>
          <table:table-cell office:value-type="float" office:value="1.11382360862937" calcext:value-type="float">
            <text:p>1,1138236086</text:p>
          </table:table-cell>
          <table:table-cell office:value-type="float" office:value="1.15513934015021" calcext:value-type="float">
            <text:p>1,1551393402</text:p>
          </table:table-cell>
          <table:table-cell office:value-type="float" office:value="2.14718986743212" calcext:value-type="float">
            <text:p>2,1471898674</text:p>
          </table:table-cell>
          <table:table-cell office:value-type="float" office:value="2.29783914230905" calcext:value-type="float">
            <text:p>2,2978391423</text:p>
          </table:table-cell>
          <table:table-cell office:value-type="float" office:value="-0.932672941399907" calcext:value-type="float">
            <text:p>-0,9326729414</text:p>
          </table:table-cell>
          <table:table-cell office:value-type="float" office:value="-0.384057003408398" calcext:value-type="float">
            <text:p>-0,3840570034</text:p>
          </table:table-cell>
          <table:table-cell office:value-type="float" office:value="-0.984372160109333" calcext:value-type="float">
            <text:p>-0,9843721601</text:p>
          </table:table-cell>
          <table:table-cell office:value-type="float" office:value="-0.849221435362627" calcext:value-type="float">
            <text:p>-0,8492214354</text:p>
          </table:table-cell>
          <table:table-cell office:value-type="float" office:value="0.112872712074751" calcext:value-type="float">
            <text:p>0,1128727121</text:p>
          </table:table-cell>
          <table:table-cell office:value-type="float" office:value="-0.845520723028299" calcext:value-type="float">
            <text:p>-0,845520723</text:p>
          </table:table-cell>
          <table:table-cell office:value-type="float" office:value="0.423472808285402" calcext:value-type="float">
            <text:p>0,4234728083</text:p>
          </table:table-cell>
          <table:table-cell office:value-type="float" office:value="0.772816545889267" calcext:value-type="float">
            <text:p>0,7728165459</text:p>
          </table:table-cell>
          <table:table-cell office:value-type="float" office:value="0.307374602876859" calcext:value-type="float">
            <text:p>0,3073746029</text:p>
          </table:table-cell>
          <table:table-cell office:value-type="float" office:value="-0.397531857240937" calcext:value-type="float">
            <text:p>-0,3975318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596661762362" calcext:value-type="float">
            <text:p>0,7959666176</text:p>
          </table:table-cell>
          <table:table-cell office:value-type="float" office:value="-0.0940536006756136" calcext:value-type="float">
            <text:p>-0,0940536007</text:p>
          </table:table-cell>
          <table:table-cell office:value-type="float" office:value="0.679190279159805" calcext:value-type="float">
            <text:p>0,6791902792</text:p>
          </table:table-cell>
          <table:table-cell office:value-type="float" office:value="0.181611213246226" calcext:value-type="float">
            <text:p>0,1816112132</text:p>
          </table:table-cell>
          <table:table-cell office:value-type="float" office:value="-0.244814929499904" calcext:value-type="float">
            <text:p>-0,2448149295</text:p>
          </table:table-cell>
          <table:table-cell office:value-type="float" office:value="-0.907699893900659" calcext:value-type="float">
            <text:p>-0,9076998939</text:p>
          </table:table-cell>
          <table:table-cell office:value-type="float" office:value="-0.742054792326546" calcext:value-type="float">
            <text:p>-0,7420547923</text:p>
          </table:table-cell>
          <table:table-cell office:value-type="float" office:value="-0.00469747198227703" calcext:value-type="float">
            <text:p>-0,004697472</text:p>
          </table:table-cell>
          <table:table-cell office:value-type="float" office:value="-0.241157844928709" calcext:value-type="float">
            <text:p>-0,2411578449</text:p>
          </table:table-cell>
          <table:table-cell office:value-type="float" office:value="0.354125237876165" calcext:value-type="float">
            <text:p>0,3541252379</text:p>
          </table:table-cell>
          <table:table-cell office:value-type="float" office:value="-0.661619833398425" calcext:value-type="float">
            <text:p>-0,6616198334</text:p>
          </table:table-cell>
          <table:table-cell office:value-type="float" office:value="-0.824932951185666" calcext:value-type="float">
            <text:p>-0,8249329512</text:p>
          </table:table-cell>
          <table:table-cell office:value-type="float" office:value="-0.356478805072571" calcext:value-type="float">
            <text:p>-0,3564788051</text:p>
          </table:table-cell>
          <table:table-cell office:value-type="float" office:value="-0.781276553722688" calcext:value-type="float">
            <text:p>-0,7812765537</text:p>
          </table:table-cell>
          <table:table-cell office:value-type="float" office:value="-0.994028015381309" calcext:value-type="float">
            <text:p>-0,9940280154</text:p>
          </table:table-cell>
          <table:table-cell office:value-type="float" office:value="-0.795615757889392" calcext:value-type="float">
            <text:p>-0,7956157579</text:p>
          </table:table-cell>
          <table:table-cell office:value-type="float" office:value="-0.827148108413526" calcext:value-type="float">
            <text:p>-0,8271481084</text:p>
          </table:table-cell>
          <table:table-cell office:value-type="float" office:value="-1.14480466639985" calcext:value-type="float">
            <text:p>-1,1448046664</text:p>
          </table:table-cell>
          <table:table-cell office:value-type="float" office:value="-0.883179417960955" calcext:value-type="float">
            <text:p>-0,883179418</text:p>
          </table:table-cell>
          <table:table-cell office:value-type="float" office:value="-0.932790360028151" calcext:value-type="float">
            <text:p>-0,93279036</text:p>
          </table:table-cell>
          <table:table-cell office:value-type="float" office:value="-1.29587468019444" calcext:value-type="float">
            <text:p>-1,2958746802</text:p>
          </table:table-cell>
          <table:table-cell office:value-type="float" office:value="-1.28808811020155" calcext:value-type="float">
            <text:p>-1,2880881102</text:p>
          </table:table-cell>
          <table:table-cell office:value-type="float" office:value="-1.34905348627578" calcext:value-type="float">
            <text:p>-1,3490534863</text:p>
          </table:table-cell>
          <table:table-cell office:value-type="float" office:value="-1.58207594031969" calcext:value-type="float">
            <text:p>-1,5820759403</text:p>
          </table:table-cell>
          <table:table-cell office:value-type="float" office:value="-1.53474652365772" calcext:value-type="float">
            <text:p>-1,5347465237</text:p>
          </table:table-cell>
          <table:table-cell office:value-type="float" office:value="-1.67897740861216" calcext:value-type="float">
            <text:p>-1,6789774086</text:p>
          </table:table-cell>
          <table:table-cell office:value-type="float" office:value="-1.4508035838893" calcext:value-type="float">
            <text:p>-1,4508035839</text:p>
          </table:table-cell>
          <table:table-cell office:value-type="float" office:value="-0.293858442986774" calcext:value-type="float">
            <text:p>-0,293858443</text:p>
          </table:table-cell>
          <table:table-cell office:value-type="float" office:value="1.01810711671192" calcext:value-type="float">
            <text:p>1,0181071167</text:p>
          </table:table-cell>
          <table:table-cell office:value-type="float" office:value="1.77961986059568" calcext:value-type="float">
            <text:p>1,7796198606</text:p>
          </table:table-cell>
          <table:table-cell office:value-type="float" office:value="1.69375144208396" calcext:value-type="float">
            <text:p>1,6937514421</text:p>
          </table:table-cell>
          <table:table-cell office:value-type="float" office:value="0.938392898644271" calcext:value-type="float">
            <text:p>0,9383928986</text:p>
          </table:table-cell>
          <table:table-cell office:value-type="float" office:value="0.647901405186487" calcext:value-type="float">
            <text:p>0,6479014052</text:p>
          </table:table-cell>
          <table:table-cell office:value-type="float" office:value="0.216872778632795" calcext:value-type="float">
            <text:p>0,2168727786</text:p>
          </table:table-cell>
          <table:table-cell office:value-type="float" office:value="-0.0874071186341462" calcext:value-type="float">
            <text:p>-0,0874071186</text:p>
          </table:table-cell>
          <table:table-cell office:value-type="float" office:value="-0.456041033450386" calcext:value-type="float">
            <text:p>-0,4560410335</text:p>
          </table:table-cell>
          <table:table-cell office:value-type="float" office:value="0.122127910850213" calcext:value-type="float">
            <text:p>0,1221279109</text:p>
          </table:table-cell>
          <table:table-cell office:value-type="float" office:value="0.785074925710992" calcext:value-type="float">
            <text:p>0,7850749257</text:p>
          </table:table-cell>
          <table:table-cell office:value-type="float" office:value="1.6636980720454" calcext:value-type="float">
            <text:p>1,663698072</text:p>
          </table:table-cell>
          <table:table-cell office:value-type="float" office:value="1.93970125150649" calcext:value-type="float">
            <text:p>1,9397012515</text:p>
          </table:table-cell>
          <table:table-cell office:value-type="float" office:value="1.3897403510395" calcext:value-type="float">
            <text:p>1,389740351</text:p>
          </table:table-cell>
          <table:table-cell office:value-type="float" office:value="0.616968298050235" calcext:value-type="float">
            <text:p>0,6169682981</text:p>
          </table:table-cell>
          <table:table-cell office:value-type="float" office:value="0.314043733925267" calcext:value-type="float">
            <text:p>0,3140437339</text:p>
          </table:table-cell>
          <table:table-cell office:value-type="float" office:value="1.02032436637218" calcext:value-type="float">
            <text:p>1,0203243664</text:p>
          </table:table-cell>
          <table:table-cell office:value-type="float" office:value="1.8479379777222" calcext:value-type="float">
            <text:p>1,8479379777</text:p>
          </table:table-cell>
          <table:table-cell office:value-type="float" office:value="2.27605450181473" calcext:value-type="float">
            <text:p>2,2760545018</text:p>
          </table:table-cell>
          <table:table-cell office:value-type="float" office:value="2.86880019796176" calcext:value-type="float">
            <text:p>2,868800198</text:p>
          </table:table-cell>
          <table:table-cell office:value-type="float" office:value="2.68678040697906" calcext:value-type="float">
            <text:p>2,686780407</text:p>
          </table:table-cell>
          <table:table-cell office:value-type="float" office:value="2.25844322843896" calcext:value-type="float">
            <text:p>2,2584432284</text:p>
          </table:table-cell>
          <table:table-cell office:value-type="float" office:value="1.08305793968707" calcext:value-type="float">
            <text:p>1,0830579397</text:p>
          </table:table-cell>
          <table:table-cell office:value-type="float" office:value="0.349752353024965" calcext:value-type="float">
            <text:p>0,349752353</text:p>
          </table:table-cell>
          <table:table-cell office:value-type="float" office:value="1.06913165813689" calcext:value-type="float">
            <text:p>1,0691316581</text:p>
          </table:table-cell>
          <table:table-cell office:value-type="float" office:value="-0.81440862167319" calcext:value-type="float">
            <text:p>-0,8144086217</text:p>
          </table:table-cell>
          <table:table-cell office:value-type="float" office:value="-1.01358687446507" calcext:value-type="float">
            <text:p>-1,0135868745</text:p>
          </table:table-cell>
          <table:table-cell office:value-type="float" office:value="-0.141090890093439" calcext:value-type="float">
            <text:p>-0,1410908901</text:p>
          </table:table-cell>
          <table:table-cell office:value-type="float" office:value="1.10702197757313" calcext:value-type="float">
            <text:p>1,1070219776</text:p>
          </table:table-cell>
          <table:table-cell office:value-type="float" office:value="0.838303314360897" calcext:value-type="float">
            <text:p>0,8383033144</text:p>
          </table:table-cell>
          <table:table-cell office:value-type="float" office:value="-0.123650647342283" calcext:value-type="float">
            <text:p>-0,1236506473</text:p>
          </table:table-cell>
          <table:table-cell office:value-type="float" office:value="0.339729824232318" calcext:value-type="float">
            <text:p>0,3397298242</text:p>
          </table:table-cell>
          <table:table-cell office:value-type="float" office:value="-0.178889335758422" calcext:value-type="float">
            <text:p>-0,1788893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9580853663251" calcext:value-type="float">
            <text:p>-0,3958085366</text:p>
          </table:table-cell>
          <table:table-cell office:value-type="float" office:value="-0.03337385830425" calcext:value-type="float">
            <text:p>-0,0333738583</text:p>
          </table:table-cell>
          <table:table-cell office:value-type="float" office:value="-0.590713384556612" calcext:value-type="float">
            <text:p>-0,5907133846</text:p>
          </table:table-cell>
          <table:table-cell office:value-type="float" office:value="-0.770504378091977" calcext:value-type="float">
            <text:p>-0,7705043781</text:p>
          </table:table-cell>
          <table:table-cell office:value-type="float" office:value="-0.691242153882081" calcext:value-type="float">
            <text:p>-0,6912421539</text:p>
          </table:table-cell>
          <table:table-cell office:value-type="float" office:value="-1.1310295975258" calcext:value-type="float">
            <text:p>-1,1310295975</text:p>
          </table:table-cell>
          <table:table-cell office:value-type="float" office:value="-1.27937691021622" calcext:value-type="float">
            <text:p>-1,2793769102</text:p>
          </table:table-cell>
          <table:table-cell office:value-type="float" office:value="-1.16379868360914" calcext:value-type="float">
            <text:p>-1,1637986836</text:p>
          </table:table-cell>
          <table:table-cell office:value-type="float" office:value="-0.872982951782211" calcext:value-type="float">
            <text:p>-0,8729829518</text:p>
          </table:table-cell>
          <table:table-cell office:value-type="float" office:value="-0.706762554584783" calcext:value-type="float">
            <text:p>-0,7067625546</text:p>
          </table:table-cell>
          <table:table-cell office:value-type="float" office:value="-0.865079235468556" calcext:value-type="float">
            <text:p>-0,8650792355</text:p>
          </table:table-cell>
          <table:table-cell office:value-type="float" office:value="-1.00412652171583" calcext:value-type="float">
            <text:p>-1,0041265217</text:p>
          </table:table-cell>
          <table:table-cell office:value-type="float" office:value="-1.09639401639733" calcext:value-type="float">
            <text:p>-1,0963940164</text:p>
          </table:table-cell>
          <table:table-cell office:value-type="float" office:value="-1.08709920471297" calcext:value-type="float">
            <text:p>-1,0870992047</text:p>
          </table:table-cell>
          <table:table-cell office:value-type="float" office:value="-1.07872971698579" calcext:value-type="float">
            <text:p>-1,078729717</text:p>
          </table:table-cell>
          <table:table-cell office:value-type="float" office:value="-0.920266524927709" calcext:value-type="float">
            <text:p>-0,9202665249</text:p>
          </table:table-cell>
          <table:table-cell office:value-type="float" office:value="-0.671654883081318" calcext:value-type="float">
            <text:p>-0,6716548831</text:p>
          </table:table-cell>
          <table:table-cell office:value-type="float" office:value="-0.353688816439498" calcext:value-type="float">
            <text:p>-0,3536888164</text:p>
          </table:table-cell>
          <table:table-cell office:value-type="float" office:value="-0.267260131088031" calcext:value-type="float">
            <text:p>-0,2672601311</text:p>
          </table:table-cell>
          <table:table-cell office:value-type="float" office:value="-0.0593939984344453" calcext:value-type="float">
            <text:p>-0,0593939984</text:p>
          </table:table-cell>
          <table:table-cell office:value-type="float" office:value="-0.142348400967183" calcext:value-type="float">
            <text:p>-0,142348401</text:p>
          </table:table-cell>
          <table:table-cell office:value-type="float" office:value="-0.182896005938812" calcext:value-type="float">
            <text:p>-0,1828960059</text:p>
          </table:table-cell>
          <table:table-cell office:value-type="float" office:value="-0.448485336770794" calcext:value-type="float">
            <text:p>-0,4484853368</text:p>
          </table:table-cell>
          <table:table-cell office:value-type="float" office:value="-0.98111291461538" calcext:value-type="float">
            <text:p>-0,9811129146</text:p>
          </table:table-cell>
          <table:table-cell office:value-type="float" office:value="-0.729606820371466" calcext:value-type="float">
            <text:p>-0,7296068204</text:p>
          </table:table-cell>
          <table:table-cell office:value-type="float" office:value="-0.0750333865761901" calcext:value-type="float">
            <text:p>-0,0750333866</text:p>
          </table:table-cell>
          <table:table-cell office:value-type="float" office:value="0.664748106759602" calcext:value-type="float">
            <text:p>0,6647481068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598959992211141" calcext:value-type="float">
            <text:p>0,5989599922</text:p>
          </table:table-cell>
          <table:table-cell office:value-type="float" office:value="-0.285618002317825" calcext:value-type="float">
            <text:p>-0,2856180023</text:p>
          </table:table-cell>
          <table:table-cell office:value-type="float" office:value="-0.726427539445307" calcext:value-type="float">
            <text:p>-0,7264275394</text:p>
          </table:table-cell>
          <table:table-cell office:value-type="float" office:value="-1.60338096974751" calcext:value-type="float">
            <text:p>-1,6033809697</text:p>
          </table:table-cell>
          <table:table-cell office:value-type="float" office:value="-1.1195426373626" calcext:value-type="float">
            <text:p>-1,1195426374</text:p>
          </table:table-cell>
          <table:table-cell office:value-type="float" office:value="0.284767148015345" calcext:value-type="float">
            <text:p>0,284767148</text:p>
          </table:table-cell>
          <table:table-cell office:value-type="float" office:value="1.33078785258213" calcext:value-type="float">
            <text:p>1,3307878526</text:p>
          </table:table-cell>
          <table:table-cell office:value-type="float" office:value="1.58204023102734" calcext:value-type="float">
            <text:p>1,582040231</text:p>
          </table:table-cell>
          <table:table-cell office:value-type="float" office:value="2.04241216097627" calcext:value-type="float">
            <text:p>2,042412161</text:p>
          </table:table-cell>
          <table:table-cell office:value-type="float" office:value="2.05002220433863" calcext:value-type="float">
            <text:p>2,0500222043</text:p>
          </table:table-cell>
          <table:table-cell office:value-type="float" office:value="1.98920421657602" calcext:value-type="float">
            <text:p>1,9892042166</text:p>
          </table:table-cell>
          <table:table-cell office:value-type="float" office:value="1.08165421109112" calcext:value-type="float">
            <text:p>1,0816542111</text:p>
          </table:table-cell>
          <table:table-cell office:value-type="float" office:value="-0.140259749474129" calcext:value-type="float">
            <text:p>-0,1402597495</text:p>
          </table:table-cell>
          <table:table-cell office:value-type="float" office:value="-0.442723649033166" calcext:value-type="float">
            <text:p>-0,442723649</text:p>
          </table:table-cell>
          <table:table-cell office:value-type="float" office:value="0.361528009845239" calcext:value-type="float">
            <text:p>0,3615280098</text:p>
          </table:table-cell>
          <table:table-cell office:value-type="float" office:value="1.67978401199066" calcext:value-type="float">
            <text:p>1,679784012</text:p>
          </table:table-cell>
          <table:table-cell office:value-type="float" office:value="1.74439541437374" calcext:value-type="float">
            <text:p>1,7443954144</text:p>
          </table:table-cell>
          <table:table-cell office:value-type="float" office:value="1.68473576622763" calcext:value-type="float">
            <text:p>1,6847357662</text:p>
          </table:table-cell>
          <table:table-cell office:value-type="float" office:value="1.98096145158915" calcext:value-type="float">
            <text:p>1,9809614516</text:p>
          </table:table-cell>
          <table:table-cell office:value-type="float" office:value="1.61655422220744" calcext:value-type="float">
            <text:p>1,6165542222</text:p>
          </table:table-cell>
          <table:table-cell office:value-type="float" office:value="1.32113366195629" calcext:value-type="float">
            <text:p>1,321133662</text:p>
          </table:table-cell>
          <table:table-cell office:value-type="float" office:value="0.709842028038147" calcext:value-type="float">
            <text:p>0,709842028</text:p>
          </table:table-cell>
          <table:table-cell office:value-type="float" office:value="0.249823109303547" calcext:value-type="float">
            <text:p>0,2498231093</text:p>
          </table:table-cell>
          <table:table-cell office:value-type="float" office:value="-0.342537327364247" calcext:value-type="float">
            <text:p>-0,3425373274</text:p>
          </table:table-cell>
          <table:table-cell office:value-type="float" office:value="-0.786081365267166" calcext:value-type="float">
            <text:p>-0,7860813653</text:p>
          </table:table-cell>
          <table:table-cell office:value-type="float" office:value="-0.931404154913849" calcext:value-type="float">
            <text:p>-0,9314041549</text:p>
          </table:table-cell>
          <table:table-cell office:value-type="float" office:value="-0.55025447136441" calcext:value-type="float">
            <text:p>-0,5502544714</text:p>
          </table:table-cell>
          <table:table-cell office:value-type="float" office:value="-0.183050878181384" calcext:value-type="float">
            <text:p>-0,1830508782</text:p>
          </table:table-cell>
          <table:table-cell office:value-type="float" office:value="0.129634533148592" calcext:value-type="float">
            <text:p>0,1296345331</text:p>
          </table:table-cell>
          <table:table-cell office:value-type="float" office:value="-0.355495611109063" calcext:value-type="float">
            <text:p>-0,3554956111</text:p>
          </table:table-cell>
          <table:table-cell office:value-type="float" office:value="-0.339729824232318" calcext:value-type="float">
            <text:p>-0,3397298242</text:p>
          </table:table-cell>
          <table:table-cell office:value-type="float" office:value="-0.397531857240937" calcext:value-type="float">
            <text:p>-0,3975318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2645294838159" calcext:value-type="float">
            <text:p>-0,9264529484</text:p>
          </table:table-cell>
          <table:table-cell office:value-type="float" office:value="-0.370146428465318" calcext:value-type="float">
            <text:p>-0,3701464285</text:p>
          </table:table-cell>
          <table:table-cell office:value-type="float" office:value="-0.140522126722718" calcext:value-type="float">
            <text:p>-0,1405221267</text:p>
          </table:table-cell>
          <table:table-cell office:value-type="float" office:value="-0.527639678721284" calcext:value-type="float">
            <text:p>-0,5276396787</text:p>
          </table:table-cell>
          <table:table-cell office:value-type="float" office:value="-0.198012075330804" calcext:value-type="float">
            <text:p>-0,1980120753</text:p>
          </table:table-cell>
          <table:table-cell office:value-type="float" office:value="-0.176802682036568" calcext:value-type="float">
            <text:p>-0,176802682</text:p>
          </table:table-cell>
          <table:table-cell office:value-type="float" office:value="-0.104389387361095" calcext:value-type="float">
            <text:p>-0,1043893874</text:p>
          </table:table-cell>
          <table:table-cell office:value-type="float" office:value="-1.17084489158256" calcext:value-type="float">
            <text:p>-1,1708448916</text:p>
          </table:table-cell>
          <table:table-cell office:value-type="float" office:value="-0.29944117697803" calcext:value-type="float">
            <text:p>-0,299441177</text:p>
          </table:table-cell>
          <table:table-cell office:value-type="float" office:value="-0.258898283153163" calcext:value-type="float">
            <text:p>-0,2588982832</text:p>
          </table:table-cell>
          <table:table-cell office:value-type="float" office:value="-0.0979619343300628" calcext:value-type="float">
            <text:p>-0,0979619343</text:p>
          </table:table-cell>
          <table:table-cell office:value-type="float" office:value="0.0603261223497957" calcext:value-type="float">
            <text:p>0,0603261223</text:p>
          </table:table-cell>
          <table:table-cell office:value-type="float" office:value="-0.202536714125809" calcext:value-type="float">
            <text:p>-0,2025367141</text:p>
          </table:table-cell>
          <table:table-cell office:value-type="float" office:value="-0.898012038792537" calcext:value-type="float">
            <text:p>-0,8980120388</text:p>
          </table:table-cell>
          <table:table-cell office:value-type="float" office:value="-1.32650653374832" calcext:value-type="float">
            <text:p>-1,3265065337</text:p>
          </table:table-cell>
          <table:table-cell office:value-type="float" office:value="-0.471093933358603" calcext:value-type="float">
            <text:p>-0,4710939334</text:p>
          </table:table-cell>
          <table:table-cell office:value-type="float" office:value="0.227930313230871" calcext:value-type="float">
            <text:p>0,2279303132</text:p>
          </table:table-cell>
          <table:table-cell office:value-type="float" office:value="0.368218735385121" calcext:value-type="float">
            <text:p>0,3682187354</text:p>
          </table:table-cell>
          <table:table-cell office:value-type="float" office:value="0.414165989945701" calcext:value-type="float">
            <text:p>0,4141659899</text:p>
          </table:table-cell>
          <table:table-cell office:value-type="float" office:value="0.317910183927962" calcext:value-type="float">
            <text:p>0,3179101839</text:p>
          </table:table-cell>
          <table:table-cell office:value-type="float" office:value="0.482122785837079" calcext:value-type="float">
            <text:p>0,4821227858</text:p>
          </table:table-cell>
          <table:table-cell office:value-type="float" office:value="0.628411917841045" calcext:value-type="float">
            <text:p>0,6284119178</text:p>
          </table:table-cell>
          <table:table-cell office:value-type="float" office:value="0.644347917000463" calcext:value-type="float">
            <text:p>0,644347917</text:p>
          </table:table-cell>
          <table:table-cell office:value-type="float" office:value="0.59176247833792" calcext:value-type="float">
            <text:p>0,5917624783</text:p>
          </table:table-cell>
          <table:table-cell office:value-type="float" office:value="0.709600813545387" calcext:value-type="float">
            <text:p>0,7096008135</text:p>
          </table:table-cell>
          <table:table-cell office:value-type="float" office:value="1.01168611113964" calcext:value-type="float">
            <text:p>1,0116861111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98233884097444" calcext:value-type="float">
            <text:p>0,982338841</text:p>
          </table:table-cell>
          <table:table-cell office:value-type="float" office:value="0.807076737246284" calcext:value-type="float">
            <text:p>0,8070767372</text:p>
          </table:table-cell>
          <table:table-cell office:value-type="float" office:value="0.0840319419983449" calcext:value-type="float">
            <text:p>0,084031942</text:p>
          </table:table-cell>
          <table:table-cell office:value-type="float" office:value="-1.27083930107527" calcext:value-type="float">
            <text:p>-1,2708393011</text:p>
          </table:table-cell>
          <table:table-cell office:value-type="float" office:value="-0.633567619224592" calcext:value-type="float">
            <text:p>-0,6335676192</text:p>
          </table:table-cell>
          <table:table-cell office:value-type="float" office:value="-0.129289742290577" calcext:value-type="float">
            <text:p>-0,1292897423</text:p>
          </table:table-cell>
          <table:table-cell office:value-type="float" office:value="0.649320991260502" calcext:value-type="float">
            <text:p>0,6493209913</text:p>
          </table:table-cell>
          <table:table-cell office:value-type="float" office:value="1.81972745218241" calcext:value-type="float">
            <text:p>1,8197274522</text:p>
          </table:table-cell>
          <table:table-cell office:value-type="float" office:value="2.32828919485525" calcext:value-type="float">
            <text:p>2,3282891949</text:p>
          </table:table-cell>
          <table:table-cell office:value-type="float" office:value="2.13911412451637" calcext:value-type="float">
            <text:p>2,1391141245</text:p>
          </table:table-cell>
          <table:table-cell office:value-type="float" office:value="1.44619065262551" calcext:value-type="float">
            <text:p>1,4461906526</text:p>
          </table:table-cell>
          <table:table-cell office:value-type="float" office:value="0.842900170559232" calcext:value-type="float">
            <text:p>0,8429001706</text:p>
          </table:table-cell>
          <table:table-cell office:value-type="float" office:value="0.12509687771222" calcext:value-type="float">
            <text:p>0,1250968777</text:p>
          </table:table-cell>
          <table:table-cell office:value-type="float" office:value="0.046168834201901" calcext:value-type="float">
            <text:p>0,0461688342</text:p>
          </table:table-cell>
          <table:table-cell office:value-type="float" office:value="-0.124460463583621" calcext:value-type="float">
            <text:p>-0,1244604636</text:p>
          </table:table-cell>
          <table:table-cell office:value-type="float" office:value="0.658664463708092" calcext:value-type="float">
            <text:p>0,6586644637</text:p>
          </table:table-cell>
          <table:table-cell office:value-type="float" office:value="1.43745697497727" calcext:value-type="float">
            <text:p>1,437456975</text:p>
          </table:table-cell>
          <table:table-cell office:value-type="float" office:value="0.993217200017712" calcext:value-type="float">
            <text:p>0,9932172</text:p>
          </table:table-cell>
          <table:table-cell office:value-type="float" office:value="0.755947247199414" calcext:value-type="float">
            <text:p>0,7559472472</text:p>
          </table:table-cell>
          <table:table-cell office:value-type="float" office:value="-0.192633406758306" calcext:value-type="float">
            <text:p>-0,1926334068</text:p>
          </table:table-cell>
          <table:table-cell office:value-type="float" office:value="-0.676100973014408" calcext:value-type="float">
            <text:p>-0,676100973</text:p>
          </table:table-cell>
          <table:table-cell office:value-type="float" office:value="-0.439450775977039" calcext:value-type="float">
            <text:p>-0,439450776</text:p>
          </table:table-cell>
          <table:table-cell office:value-type="float" office:value="-0.417123665960561" calcext:value-type="float">
            <text:p>-0,417123666</text:p>
          </table:table-cell>
          <table:table-cell office:value-type="float" office:value="-0.782779075817779" calcext:value-type="float">
            <text:p>-0,7827790758</text:p>
          </table:table-cell>
          <table:table-cell office:value-type="float" office:value="-0.0622795140662267" calcext:value-type="float">
            <text:p>-0,0622795141</text:p>
          </table:table-cell>
          <table:table-cell office:value-type="float" office:value="-0.290354378161746" calcext:value-type="float">
            <text:p>-0,2903543782</text:p>
          </table:table-cell>
          <table:table-cell office:value-type="float" office:value="-0.0547884797008148" calcext:value-type="float">
            <text:p>-0,0547884797</text:p>
          </table:table-cell>
          <table:table-cell office:value-type="float" office:value="-0.55025447136441" calcext:value-type="float">
            <text:p>-0,5502544714</text:p>
          </table:table-cell>
          <table:table-cell office:value-type="float" office:value="-0.688619970301399" calcext:value-type="float">
            <text:p>-0,6886199703</text:p>
          </table:table-cell>
          <table:table-cell office:value-type="float" office:value="-0.803734105521273" calcext:value-type="float">
            <text:p>-0,8037341055</text:p>
          </table:table-cell>
          <table:table-cell office:value-type="float" office:value="-0.741903884053696" calcext:value-type="float">
            <text:p>-0,7419038841</text:p>
          </table:table-cell>
          <table:table-cell office:value-type="float" office:value="-0.517683541687342" calcext:value-type="float">
            <text:p>-0,5176835417</text:p>
          </table:table-cell>
          <table:table-cell office:value-type="float" office:value="-0.119259557172281" calcext:value-type="float">
            <text:p>-0,1192595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8778129212753" calcext:value-type="float">
            <text:p>-0,2087781292</text:p>
          </table:table-cell>
          <table:table-cell office:value-type="float" office:value="0.412622248125273" calcext:value-type="float">
            <text:p>0,4126222481</text:p>
          </table:table-cell>
          <table:table-cell office:value-type="float" office:value="0.346100793594843" calcext:value-type="float">
            <text:p>0,3461007936</text:p>
          </table:table-cell>
          <table:table-cell office:value-type="float" office:value="0.553430620247375" calcext:value-type="float">
            <text:p>0,5534306202</text:p>
          </table:table-cell>
          <table:table-cell office:value-type="float" office:value="1.78210867797724" calcext:value-type="float">
            <text:p>1,782108678</text:p>
          </table:table-cell>
          <table:table-cell office:value-type="float" office:value="-0.0583702634474796" calcext:value-type="float">
            <text:p>-0,0583702634</text:p>
          </table:table-cell>
          <table:table-cell office:value-type="float" office:value="-0.766331394038429" calcext:value-type="float">
            <text:p>-0,766331394</text:p>
          </table:table-cell>
          <table:table-cell office:value-type="float" office:value="-0.0587183997784633" calcext:value-type="float">
            <text:p>-0,0587183998</text:p>
          </table:table-cell>
          <table:table-cell office:value-type="float" office:value="1.39584356828264" calcext:value-type="float">
            <text:p>1,3958435683</text:p>
          </table:table-cell>
          <table:table-cell office:value-type="float" office:value="0.813892878648161" calcext:value-type="float">
            <text:p>0,8138928786</text:p>
          </table:table-cell>
          <table:table-cell office:value-type="float" office:value="0.772392174525497" calcext:value-type="float">
            <text:p>0,7723921745</text:p>
          </table:table-cell>
          <table:table-cell office:value-type="float" office:value="0.388728681887144" calcext:value-type="float">
            <text:p>0,3887286819</text:p>
          </table:table-cell>
          <table:table-cell office:value-type="float" office:value="0.279153054320511" calcext:value-type="float">
            <text:p>0,2791530543</text:p>
          </table:table-cell>
          <table:table-cell office:value-type="float" office:value="-0.136191399248158" calcext:value-type="float">
            <text:p>-0,1361913992</text:p>
          </table:table-cell>
          <table:table-cell office:value-type="float" office:value="-0.552508225983245" calcext:value-type="float">
            <text:p>-0,552508226</text:p>
          </table:table-cell>
          <table:table-cell office:value-type="float" office:value="-0.747474771998732" calcext:value-type="float">
            <text:p>-0,747474772</text:p>
          </table:table-cell>
          <table:table-cell office:value-type="float" office:value="-0.106569747117928" calcext:value-type="float">
            <text:p>-0,1065697471</text:p>
          </table:table-cell>
          <table:table-cell office:value-type="float" office:value="0.319658216803698" calcext:value-type="float">
            <text:p>0,3196582168</text:p>
          </table:table-cell>
          <table:table-cell office:value-type="float" office:value="0.888218405204094" calcext:value-type="float">
            <text:p>0,8882184052</text:p>
          </table:table-cell>
          <table:table-cell office:value-type="float" office:value="0.85969005426268" calcext:value-type="float">
            <text:p>0,8596900543</text:p>
          </table:table-cell>
          <table:table-cell office:value-type="float" office:value="0.303702446750148" calcext:value-type="float">
            <text:p>0,3037024468</text:p>
          </table:table-cell>
          <table:table-cell office:value-type="float" office:value="-0.88165254144863" calcext:value-type="float">
            <text:p>-0,8816525414</text:p>
          </table:table-cell>
          <table:table-cell office:value-type="float" office:value="-1.82471975254784" calcext:value-type="float">
            <text:p>-1,8247197525</text:p>
          </table:table-cell>
          <table:table-cell office:value-type="float" office:value="-1.71422925703685" calcext:value-type="float">
            <text:p>-1,714229257</text:p>
          </table:table-cell>
          <table:table-cell office:value-type="float" office:value="-0.91333545448851" calcext:value-type="float">
            <text:p>-0,9133354545</text:p>
          </table:table-cell>
          <table:table-cell office:value-type="float" office:value="0.264302996535231" calcext:value-type="float">
            <text:p>0,2643029965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809059328682382" calcext:value-type="float">
            <text:p>0,8090593287</text:p>
          </table:table-cell>
          <table:table-cell office:value-type="float" office:value="0.712175501510259" calcext:value-type="float">
            <text:p>0,7121755015</text:p>
          </table:table-cell>
          <table:table-cell office:value-type="float" office:value="0.747680432713038" calcext:value-type="float">
            <text:p>0,7476804327</text:p>
          </table:table-cell>
          <table:table-cell office:value-type="float" office:value="0.405855463498391" calcext:value-type="float">
            <text:p>0,4058554635</text:p>
          </table:table-cell>
          <table:table-cell office:value-type="float" office:value="0.419251999694142" calcext:value-type="float">
            <text:p>0,4192519997</text:p>
          </table:table-cell>
          <table:table-cell office:value-type="float" office:value="1.410081384083" calcext:value-type="float">
            <text:p>1,4100813841</text:p>
          </table:table-cell>
          <table:table-cell office:value-type="float" office:value="1.17171843211477" calcext:value-type="float">
            <text:p>1,1717184321</text:p>
          </table:table-cell>
          <table:table-cell office:value-type="float" office:value="0.743442887632153" calcext:value-type="float">
            <text:p>0,7434428876</text:p>
          </table:table-cell>
          <table:table-cell office:value-type="float" office:value="0.138762174146589" calcext:value-type="float">
            <text:p>0,1387621741</text:p>
          </table:table-cell>
          <table:table-cell office:value-type="float" office:value="0.310946831038427" calcext:value-type="float">
            <text:p>0,310946831</text:p>
          </table:table-cell>
          <table:table-cell office:value-type="float" office:value="0.322106099902955" calcext:value-type="float">
            <text:p>0,3221060999</text:p>
          </table:table-cell>
          <table:table-cell office:value-type="float" office:value="0.263217931688342" calcext:value-type="float">
            <text:p>0,2632179317</text:p>
          </table:table-cell>
          <table:table-cell office:value-type="float" office:value="-0.00531731694973647" calcext:value-type="float">
            <text:p>-0,0053173169</text:p>
          </table:table-cell>
          <table:table-cell office:value-type="float" office:value="0.615389650817742" calcext:value-type="float">
            <text:p>0,6153896508</text:p>
          </table:table-cell>
          <table:table-cell office:value-type="float" office:value="0.819661053029275" calcext:value-type="float">
            <text:p>0,819661053</text:p>
          </table:table-cell>
          <table:table-cell office:value-type="float" office:value="0.883135586238868" calcext:value-type="float">
            <text:p>0,8831355862</text:p>
          </table:table-cell>
          <table:table-cell office:value-type="float" office:value="0.23932608299465" calcext:value-type="float">
            <text:p>0,239326083</text:p>
          </table:table-cell>
          <table:table-cell office:value-type="float" office:value="-0.296118541041137" calcext:value-type="float">
            <text:p>-0,296118541</text:p>
          </table:table-cell>
          <table:table-cell office:value-type="float" office:value="-0.310218351813685" calcext:value-type="float">
            <text:p>-0,3102183518</text:p>
          </table:table-cell>
          <table:table-cell office:value-type="float" office:value="-0.362840834819377" calcext:value-type="float">
            <text:p>-0,3628408348</text:p>
          </table:table-cell>
          <table:table-cell office:value-type="float" office:value="-0.408544426821503" calcext:value-type="float">
            <text:p>-0,4085444268</text:p>
          </table:table-cell>
          <table:table-cell office:value-type="float" office:value="-0.572954809185254" calcext:value-type="float">
            <text:p>-0,5729548092</text:p>
          </table:table-cell>
          <table:table-cell office:value-type="float" office:value="-0.453713461220259" calcext:value-type="float">
            <text:p>-0,4537134612</text:p>
          </table:table-cell>
          <table:table-cell office:value-type="float" office:value="-0.141566428605343" calcext:value-type="float">
            <text:p>-0,1415664286</text:p>
          </table:table-cell>
          <table:table-cell office:value-type="float" office:value="0.0830393520883024" calcext:value-type="float">
            <text:p>0,0830393521</text:p>
          </table:table-cell>
          <table:table-cell office:value-type="float" office:value="0.262027121755722" calcext:value-type="float">
            <text:p>0,2620271218</text:p>
          </table:table-cell>
          <table:table-cell office:value-type="float" office:value="0.0684855996260181" calcext:value-type="float">
            <text:p>0,0684855996</text:p>
          </table:table-cell>
          <table:table-cell office:value-type="float" office:value="-0.677236272448505" calcext:value-type="float">
            <text:p>-0,6772362724</text:p>
          </table:table-cell>
          <table:table-cell office:value-type="float" office:value="-0.758353638180021" calcext:value-type="float">
            <text:p>-0,7583536382</text:p>
          </table:table-cell>
          <table:table-cell office:value-type="float" office:value="-0.579034248063713" calcext:value-type="float">
            <text:p>-0,5790342481</text:p>
          </table:table-cell>
          <table:table-cell office:value-type="float" office:value="-0.123650647342283" calcext:value-type="float">
            <text:p>-0,1236506473</text:p>
          </table:table-cell>
          <table:table-cell office:value-type="float" office:value="0.145598496099565" calcext:value-type="float">
            <text:p>0,1455984961</text:p>
          </table:table-cell>
          <table:table-cell office:value-type="float" office:value="-0.616174378723452" calcext:value-type="float">
            <text:p>-0,6161743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3039802185" calcext:value-type="float">
            <text:p>0,4393039802</text:p>
          </table:table-cell>
          <table:table-cell office:value-type="float" office:value="-0.279126814908273" calcext:value-type="float">
            <text:p>-0,2791268149</text:p>
          </table:table-cell>
          <table:table-cell office:value-type="float" office:value="0.111897249056979" calcext:value-type="float">
            <text:p>0,1118972491</text:p>
          </table:table-cell>
          <table:table-cell office:value-type="float" office:value="0.400834216218002" calcext:value-type="float">
            <text:p>0,4008342162</text:p>
          </table:table-cell>
          <table:table-cell office:value-type="float" office:value="0.959458510466535" calcext:value-type="float">
            <text:p>0,9594585105</text:p>
          </table:table-cell>
          <table:table-cell office:value-type="float" office:value="0.948305294559774" calcext:value-type="float">
            <text:p>0,9483052946</text:p>
          </table:table-cell>
          <table:table-cell office:value-type="float" office:value="1.59335429235656" calcext:value-type="float">
            <text:p>1,5933542924</text:p>
          </table:table-cell>
          <table:table-cell office:value-type="float" office:value="0.568394109855524" calcext:value-type="float">
            <text:p>0,5683941099</text:p>
          </table:table-cell>
          <table:table-cell office:value-type="float" office:value="0.852710488460709" calcext:value-type="float">
            <text:p>0,8527104885</text:p>
          </table:table-cell>
          <table:table-cell office:value-type="float" office:value="0.630878575039891" calcext:value-type="float">
            <text:p>0,630878575</text:p>
          </table:table-cell>
          <table:table-cell office:value-type="float" office:value="0.608871099528392" calcext:value-type="float">
            <text:p>0,6088710995</text:p>
          </table:table-cell>
          <table:table-cell office:value-type="float" office:value="0.47868242645607" calcext:value-type="float">
            <text:p>0,4786824265</text:p>
          </table:table-cell>
          <table:table-cell office:value-type="float" office:value="-0.230913136420143" calcext:value-type="float">
            <text:p>-0,2309131364</text:p>
          </table:table-cell>
          <table:table-cell office:value-type="float" office:value="-0.452350004645665" calcext:value-type="float">
            <text:p>-0,4523500046</text:p>
          </table:table-cell>
          <table:table-cell office:value-type="float" office:value="-0.493119676582403" calcext:value-type="float">
            <text:p>-0,4931196766</text:p>
          </table:table-cell>
          <table:table-cell office:value-type="float" office:value="-0.102729425248819" calcext:value-type="float">
            <text:p>-0,1027294252</text:p>
          </table:table-cell>
          <table:table-cell office:value-type="float" office:value="0.507818118828845" calcext:value-type="float">
            <text:p>0,5078181188</text:p>
          </table:table-cell>
          <table:table-cell office:value-type="float" office:value="0.865677276128674" calcext:value-type="float">
            <text:p>0,8656772761</text:p>
          </table:table-cell>
          <table:table-cell office:value-type="float" office:value="0.872713829071358" calcext:value-type="float">
            <text:p>0,8727138291</text:p>
          </table:table-cell>
          <table:table-cell office:value-type="float" office:value="0.159526188102774" calcext:value-type="float">
            <text:p>0,1595261881</text:p>
          </table:table-cell>
          <table:table-cell office:value-type="float" office:value="-0.635331555270423" calcext:value-type="float">
            <text:p>-0,6353315553</text:p>
          </table:table-cell>
          <table:table-cell office:value-type="float" office:value="-0.726894382577328" calcext:value-type="float">
            <text:p>-0,7268943826</text:p>
          </table:table-cell>
          <table:table-cell office:value-type="float" office:value="-0.540021114061803" calcext:value-type="float">
            <text:p>-0,5400211141</text:p>
          </table:table-cell>
          <table:table-cell office:value-type="float" office:value="-0.712624214196338" calcext:value-type="float">
            <text:p>-0,7126242142</text:p>
          </table:table-cell>
          <table:table-cell office:value-type="float" office:value="-0.0391954419449698" calcext:value-type="float">
            <text:p>-0,0391954419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858107170268978" calcext:value-type="float">
            <text:p>0,8581071703</text:p>
          </table:table-cell>
          <table:table-cell office:value-type="float" office:value="-0.518152118265059" calcext:value-type="float">
            <text:p>-0,5181521183</text:p>
          </table:table-cell>
          <table:table-cell office:value-type="float" office:value="-0.705931999159205" calcext:value-type="float">
            <text:p>-0,7059319992</text:p>
          </table:table-cell>
          <table:table-cell office:value-type="float" office:value="-0.938394435846749" calcext:value-type="float">
            <text:p>-0,9383944358</text:p>
          </table:table-cell>
          <table:table-cell office:value-type="float" office:value="-2.0661945099115" calcext:value-type="float">
            <text:p>-2,0661945099</text:p>
          </table:table-cell>
          <table:table-cell office:value-type="float" office:value="-1.14614305061799" calcext:value-type="float">
            <text:p>-1,1461430506</text:p>
          </table:table-cell>
          <table:table-cell office:value-type="float" office:value="-0.835783128065677" calcext:value-type="float">
            <text:p>-0,8357831281</text:p>
          </table:table-cell>
          <table:table-cell office:value-type="float" office:value="-0.897113817096178" calcext:value-type="float">
            <text:p>-0,8971138171</text:p>
          </table:table-cell>
          <table:table-cell office:value-type="float" office:value="-0.528880600830452" calcext:value-type="float">
            <text:p>-0,5288806008</text:p>
          </table:table-cell>
          <table:table-cell office:value-type="float" office:value="-0.675258765594656" calcext:value-type="float">
            <text:p>-0,6752587656</text:p>
          </table:table-cell>
          <table:table-cell office:value-type="float" office:value="-0.591465889066392" calcext:value-type="float">
            <text:p>-0,5914658891</text:p>
          </table:table-cell>
          <table:table-cell office:value-type="float" office:value="-0.0178426119479769" calcext:value-type="float">
            <text:p>-0,0178426119</text:p>
          </table:table-cell>
          <table:table-cell office:value-type="float" office:value="0.408389653554622" calcext:value-type="float">
            <text:p>0,4083896536</text:p>
          </table:table-cell>
          <table:table-cell office:value-type="float" office:value="0.929411031056564" calcext:value-type="float">
            <text:p>0,9294110311</text:p>
          </table:table-cell>
          <table:table-cell office:value-type="float" office:value="0.738701347230414" calcext:value-type="float">
            <text:p>0,7387013472</text:p>
          </table:table-cell>
          <table:table-cell office:value-type="float" office:value="0.214546132463194" calcext:value-type="float">
            <text:p>0,2145461325</text:p>
          </table:table-cell>
          <table:table-cell office:value-type="float" office:value="-0.710465491984426" calcext:value-type="float">
            <text:p>-0,710465492</text:p>
          </table:table-cell>
          <table:table-cell office:value-type="float" office:value="-0.618196527860789" calcext:value-type="float">
            <text:p>-0,6181965279</text:p>
          </table:table-cell>
          <table:table-cell office:value-type="float" office:value="-0.184002389644716" calcext:value-type="float">
            <text:p>-0,1840023896</text:p>
          </table:table-cell>
          <table:table-cell office:value-type="float" office:value="-0.290059758555034" calcext:value-type="float">
            <text:p>-0,2900597586</text:p>
          </table:table-cell>
          <table:table-cell office:value-type="float" office:value="-0.458295000556329" calcext:value-type="float">
            <text:p>-0,4582950006</text:p>
          </table:table-cell>
          <table:table-cell office:value-type="float" office:value="-1.02536640457161" calcext:value-type="float">
            <text:p>-1,0253664046</text:p>
          </table:table-cell>
          <table:table-cell office:value-type="float" office:value="-0.942872234533015" calcext:value-type="float">
            <text:p>-0,9428722345</text:p>
          </table:table-cell>
          <table:table-cell office:value-type="float" office:value="-0.402487747856681" calcext:value-type="float">
            <text:p>-0,4024877479</text:p>
          </table:table-cell>
          <table:table-cell office:value-type="float" office:value="-0.291460294187471" calcext:value-type="float">
            <text:p>-0,2914602942</text:p>
          </table:table-cell>
          <table:table-cell office:value-type="float" office:value="-0.197218461209718" calcext:value-type="float">
            <text:p>-0,1972184612</text:p>
          </table:table-cell>
          <table:table-cell office:value-type="float" office:value="0.786081365267166" calcext:value-type="float">
            <text:p>0,7860813653</text:p>
          </table:table-cell>
          <table:table-cell office:value-type="float" office:value="-0.465702077456924" calcext:value-type="float">
            <text:p>-0,4657020775</text:p>
          </table:table-cell>
          <table:table-cell office:value-type="float" office:value="-0.846545340560631" calcext:value-type="float">
            <text:p>-0,8465453406</text:p>
          </table:table-cell>
          <table:table-cell office:value-type="float" office:value="-0.270217963029663" calcext:value-type="float">
            <text:p>-0,270217963</text:p>
          </table:table-cell>
          <table:table-cell office:value-type="float" office:value="-0.751880292261836" calcext:value-type="float">
            <text:p>-0,7518802923</text:p>
          </table:table-cell>
          <table:table-cell office:value-type="float" office:value="-0.247301294684565" calcext:value-type="float">
            <text:p>-0,2473012947</text:p>
          </table:table-cell>
          <table:table-cell office:value-type="float" office:value="-0.177953717455024" calcext:value-type="float">
            <text:p>-0,1779537175</text:p>
          </table:table-cell>
          <table:table-cell office:value-type="float" office:value="0.417408450102984" calcext:value-type="float">
            <text:p>0,4174084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7069927667535" calcext:value-type="float">
            <text:p>0,2870699277</text:p>
          </table:table-cell>
          <table:table-cell office:value-type="float" office:value="-0.561287616935114" calcext:value-type="float">
            <text:p>-0,5612876169</text:p>
          </table:table-cell>
          <table:table-cell office:value-type="float" office:value="-0.588111122950635" calcext:value-type="float">
            <text:p>-0,588111123</text:p>
          </table:table-cell>
          <table:table-cell office:value-type="float" office:value="-0.703877779149574" calcext:value-type="float">
            <text:p>-0,7038777791</text:p>
          </table:table-cell>
          <table:table-cell office:value-type="float" office:value="-0.230414051294027" calcext:value-type="float">
            <text:p>-0,2304140513</text:p>
          </table:table-cell>
          <table:table-cell office:value-type="float" office:value="0.129429714600932" calcext:value-type="float">
            <text:p>0,1294297146</text:p>
          </table:table-cell>
          <table:table-cell office:value-type="float" office:value="0.415129889273193" calcext:value-type="float">
            <text:p>0,4151298893</text:p>
          </table:table-cell>
          <table:table-cell office:value-type="float" office:value="-0.00469747198227703" calcext:value-type="float">
            <text:p>-0,004697472</text:p>
          </table:table-cell>
          <table:table-cell office:value-type="float" office:value="1.23450854768234" calcext:value-type="float">
            <text:p>1,2345085477</text:p>
          </table:table-cell>
          <table:table-cell office:value-type="float" office:value="1.22679100264243" calcext:value-type="float">
            <text:p>1,2267910026</text:p>
          </table:table-cell>
          <table:table-cell office:value-type="float" office:value="1.49429627520396" calcext:value-type="float">
            <text:p>1,4942962752</text:p>
          </table:table-cell>
          <table:table-cell office:value-type="float" office:value="1.82299116473613" calcext:value-type="float">
            <text:p>1,8229911647</text:p>
          </table:table-cell>
          <table:table-cell office:value-type="float" office:value="1.84269392273832" calcext:value-type="float">
            <text:p>1,8426939227</text:p>
          </table:table-cell>
          <table:table-cell office:value-type="float" office:value="0.964891743780472" calcext:value-type="float">
            <text:p>0,9648917438</text:p>
          </table:table-cell>
          <table:table-cell office:value-type="float" office:value="0.203965591794695" calcext:value-type="float">
            <text:p>0,2039655918</text:p>
          </table:table-cell>
          <table:table-cell office:value-type="float" office:value="-0.0391145510361611" calcext:value-type="float">
            <text:p>-0,039114551</text:p>
          </table:table-cell>
          <table:table-cell office:value-type="float" office:value="0.0766088573587951" calcext:value-type="float">
            <text:p>0,0766088574</text:p>
          </table:table-cell>
          <table:table-cell office:value-type="float" office:value="-0.172829562195301" calcext:value-type="float">
            <text:p>-0,1728295622</text:p>
          </table:table-cell>
          <table:table-cell office:value-type="float" office:value="0.0691891709923328" calcext:value-type="float">
            <text:p>0,069189171</text:p>
          </table:table-cell>
          <table:table-cell office:value-type="float" office:value="0.34798791390438" calcext:value-type="float">
            <text:p>0,3479879139</text:p>
          </table:table-cell>
          <table:table-cell office:value-type="float" office:value="0.336283552148631" calcext:value-type="float">
            <text:p>0,3362835521</text:p>
          </table:table-cell>
          <table:table-cell office:value-type="float" office:value="0.650687713436157" calcext:value-type="float">
            <text:p>0,6506877134</text:p>
          </table:table-cell>
          <table:table-cell office:value-type="float" office:value="0.580392788762204" calcext:value-type="float">
            <text:p>0,5803927888</text:p>
          </table:table-cell>
          <table:table-cell office:value-type="float" office:value="0.638601628566788" calcext:value-type="float">
            <text:p>0,6386016286</text:p>
          </table:table-cell>
          <table:table-cell office:value-type="float" office:value="0.786766839874546" calcext:value-type="float">
            <text:p>0,7867668399</text:p>
          </table:table-cell>
          <table:table-cell office:value-type="float" office:value="1.0285475463253" calcext:value-type="float">
            <text:p>1,0285475463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0948610468752145" calcext:value-type="float">
            <text:p>0,0948610469</text:p>
          </table:table-cell>
          <table:table-cell office:value-type="float" office:value="-0.893653303180904" calcext:value-type="float">
            <text:p>-0,8936533032</text:p>
          </table:table-cell>
          <table:table-cell office:value-type="float" office:value="-0.972822616935019" calcext:value-type="float">
            <text:p>-0,9728226169</text:p>
          </table:table-cell>
          <table:table-cell office:value-type="float" office:value="-0.492774422865923" calcext:value-type="float">
            <text:p>-0,4927744229</text:p>
          </table:table-cell>
          <table:table-cell office:value-type="float" office:value="0.177267624031752" calcext:value-type="float">
            <text:p>0,177267624</text:p>
          </table:table-cell>
          <table:table-cell office:value-type="float" office:value="0.161249004429821" calcext:value-type="float">
            <text:p>0,1612490044</text:p>
          </table:table-cell>
          <table:table-cell office:value-type="float" office:value="-0.179682232346812" calcext:value-type="float">
            <text:p>-0,1796822323</text:p>
          </table:table-cell>
          <table:table-cell office:value-type="float" office:value="-0.916713511326332" calcext:value-type="float">
            <text:p>-0,9167135113</text:p>
          </table:table-cell>
          <table:table-cell office:value-type="float" office:value="-0.123617598523496" calcext:value-type="float">
            <text:p>-0,1236175985</text:p>
          </table:table-cell>
          <table:table-cell office:value-type="float" office:value="0.420570177637766" calcext:value-type="float">
            <text:p>0,4205701776</text:p>
          </table:table-cell>
          <table:table-cell office:value-type="float" office:value="0.0201903240463952" calcext:value-type="float">
            <text:p>0,020190324</text:p>
          </table:table-cell>
          <table:table-cell office:value-type="float" office:value="0.0140650803192242" calcext:value-type="float">
            <text:p>0,0140650803</text:p>
          </table:table-cell>
          <table:table-cell office:value-type="float" office:value="-0.0819986245406724" calcext:value-type="float">
            <text:p>-0,0819986245</text:p>
          </table:table-cell>
          <table:table-cell office:value-type="float" office:value="-1.20038968924942" calcext:value-type="float">
            <text:p>-1,2003896892</text:p>
          </table:table-cell>
          <table:table-cell office:value-type="float" office:value="-0.341969940417854" calcext:value-type="float">
            <text:p>-0,3419699404</text:p>
          </table:table-cell>
          <table:table-cell office:value-type="float" office:value="0.887452338595229" calcext:value-type="float">
            <text:p>0,8874523386</text:p>
          </table:table-cell>
          <table:table-cell office:value-type="float" office:value="2.15243426994248" calcext:value-type="float">
            <text:p>2,1524342699</text:p>
          </table:table-cell>
          <table:table-cell office:value-type="float" office:value="1.90333654664749" calcext:value-type="float">
            <text:p>1,9033365466</text:p>
          </table:table-cell>
          <table:table-cell office:value-type="float" office:value="1.02099541782242" calcext:value-type="float">
            <text:p>1,0209954178</text:p>
          </table:table-cell>
          <table:table-cell office:value-type="float" office:value="0.347890182354553" calcext:value-type="float">
            <text:p>0,3478901824</text:p>
          </table:table-cell>
          <table:table-cell office:value-type="float" office:value="-0.442189261971509" calcext:value-type="float">
            <text:p>-0,442189262</text:p>
          </table:table-cell>
          <table:table-cell office:value-type="float" office:value="-0.93174689843233" calcext:value-type="float">
            <text:p>-0,9317468984</text:p>
          </table:table-cell>
          <table:table-cell office:value-type="float" office:value="-0.878155086232759" calcext:value-type="float">
            <text:p>-0,8781550862</text:p>
          </table:table-cell>
          <table:table-cell office:value-type="float" office:value="-0.816088823724919" calcext:value-type="float">
            <text:p>-0,8160888237</text:p>
          </table:table-cell>
          <table:table-cell office:value-type="float" office:value="-0.602035302640192" calcext:value-type="float">
            <text:p>-0,6020353026</text:p>
          </table:table-cell>
          <table:table-cell office:value-type="float" office:value="0.120390839725602" calcext:value-type="float">
            <text:p>0,1203908397</text:p>
          </table:table-cell>
          <table:table-cell office:value-type="float" office:value="-0.191759678952851" calcext:value-type="float">
            <text:p>-0,191759679</text:p>
          </table:table-cell>
          <table:table-cell office:value-type="float" office:value="-0.860654429569975" calcext:value-type="float">
            <text:p>-0,8606544296</text:p>
          </table:table-cell>
          <table:table-cell office:value-type="float" office:value="-0.252784546060007" calcext:value-type="float">
            <text:p>-0,2527845461</text:p>
          </table:table-cell>
          <table:table-cell office:value-type="float" office:value="-0.769164896681648" calcext:value-type="float">
            <text:p>-0,7691648967</text:p>
          </table:table-cell>
          <table:table-cell office:value-type="float" office:value="-0.803729207724837" calcext:value-type="float">
            <text:p>-0,8037292077</text:p>
          </table:table-cell>
          <table:table-cell office:value-type="float" office:value="0.2750193815214" calcext:value-type="float">
            <text:p>0,2750193815</text:p>
          </table:table-cell>
          <table:table-cell office:value-type="float" office:value="-0.198765928620468" calcext:value-type="float">
            <text:p>-0,1987659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7437697682173" calcext:value-type="float">
            <text:p>-0,1174376977</text:p>
          </table:table-cell>
          <table:table-cell office:value-type="float" office:value="-0.43386015795525" calcext:value-type="float">
            <text:p>-0,433860158</text:p>
          </table:table-cell>
          <table:table-cell office:value-type="float" office:value="0.00260226160597634" calcext:value-type="float">
            <text:p>0,0026022616</text:p>
          </table:table-cell>
          <table:table-cell office:value-type="float" office:value="-0.237491586552757" calcext:value-type="float">
            <text:p>-0,2374915866</text:p>
          </table:table-cell>
          <table:table-cell office:value-type="float" office:value="-0.410425028867486" calcext:value-type="float">
            <text:p>-0,4104250289</text:p>
          </table:table-cell>
          <table:table-cell office:value-type="float" office:value="-0.809570175641128" calcext:value-type="float">
            <text:p>-0,8095701756</text:p>
          </table:table-cell>
          <table:table-cell office:value-type="float" office:value="-0.623908663995384" calcext:value-type="float">
            <text:p>-0,623908664</text:p>
          </table:table-cell>
          <table:table-cell office:value-type="float" office:value="-0.2560122230341" calcext:value-type="float">
            <text:p>-0,256012223</text:p>
          </table:table-cell>
          <table:table-cell office:value-type="float" office:value="0.182874512879389" calcext:value-type="float">
            <text:p>0,1828745129</text:p>
          </table:table-cell>
          <table:table-cell office:value-type="float" office:value="0.555738556078772" calcext:value-type="float">
            <text:p>0,5557385561</text:p>
          </table:table-cell>
          <table:table-cell office:value-type="float" office:value="0.514676931903331" calcext:value-type="float">
            <text:p>0,5146769319</text:p>
          </table:table-cell>
          <table:table-cell office:value-type="float" office:value="0.440844740248506" calcext:value-type="float">
            <text:p>0,4408447402</text:p>
          </table:table-cell>
          <table:table-cell office:value-type="float" office:value="0.68351707201477" calcext:value-type="float">
            <text:p>0,683517072</text:p>
          </table:table-cell>
          <table:table-cell office:value-type="float" office:value="0.116127487751777" calcext:value-type="float">
            <text:p>0,1161274878</text:p>
          </table:table-cell>
          <table:table-cell office:value-type="float" office:value="-0.0481923474646182" calcext:value-type="float">
            <text:p>-0,0481923475</text:p>
          </table:table-cell>
          <table:table-cell office:value-type="float" office:value="-0.447023440413273" calcext:value-type="float">
            <text:p>-0,4470234404</text:p>
          </table:table-cell>
          <table:table-cell office:value-type="float" office:value="-0.48658001975908" calcext:value-type="float">
            <text:p>-0,4865800198</text:p>
          </table:table-cell>
          <table:table-cell office:value-type="float" office:value="-0.554048751373873" calcext:value-type="float">
            <text:p>-0,5540487514</text:p>
          </table:table-cell>
          <table:table-cell office:value-type="float" office:value="-0.302920656193323" calcext:value-type="float">
            <text:p>-0,3029206562</text:p>
          </table:table-cell>
          <table:table-cell office:value-type="float" office:value="0.0255089608660761" calcext:value-type="float">
            <text:p>0,0255089609</text:p>
          </table:table-cell>
          <table:table-cell office:value-type="float" office:value="0.400282152038508" calcext:value-type="float">
            <text:p>0,400282152</text:p>
          </table:table-cell>
          <table:table-cell office:value-type="float" office:value="0.65225092716213" calcext:value-type="float">
            <text:p>0,6522509272</text:p>
          </table:table-cell>
          <table:table-cell office:value-type="float" office:value="0.74627640263019" calcext:value-type="float">
            <text:p>0,7462764026</text:p>
          </table:table-cell>
          <table:table-cell office:value-type="float" office:value="1.06015398062659" calcext:value-type="float">
            <text:p>1,0601539806</text:p>
          </table:table-cell>
          <table:table-cell office:value-type="float" office:value="0.990501480817669" calcext:value-type="float">
            <text:p>0,9905014808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902477986947972" calcext:value-type="float">
            <text:p>0,9024779869</text:p>
          </table:table-cell>
          <table:table-cell office:value-type="float" office:value="0.567058257987391" calcext:value-type="float">
            <text:p>0,567058258</text:p>
          </table:table-cell>
          <table:table-cell office:value-type="float" office:value="0.452862037196471" calcext:value-type="float">
            <text:p>0,4528620372</text:p>
          </table:table-cell>
          <table:table-cell office:value-type="float" office:value="0.123896151679501" calcext:value-type="float">
            <text:p>0,1238961517</text:p>
          </table:table-cell>
          <table:table-cell office:value-type="float" office:value="0.209119539338549" calcext:value-type="float">
            <text:p>0,2091195393</text:p>
          </table:table-cell>
          <table:table-cell office:value-type="float" office:value="-0.112550872401112" calcext:value-type="float">
            <text:p>-0,1125508724</text:p>
          </table:table-cell>
          <table:table-cell office:value-type="float" office:value="-0.65322794887636" calcext:value-type="float">
            <text:p>-0,6532279489</text:p>
          </table:table-cell>
          <table:table-cell office:value-type="float" office:value="-0.266604323084981" calcext:value-type="float">
            <text:p>-0,2666043231</text:p>
          </table:table-cell>
          <table:table-cell office:value-type="float" office:value="0.177708512719754" calcext:value-type="float">
            <text:p>0,1777085127</text:p>
          </table:table-cell>
          <table:table-cell office:value-type="float" office:value="0.410607306581107" calcext:value-type="float">
            <text:p>0,4106073066</text:p>
          </table:table-cell>
          <table:table-cell office:value-type="float" office:value="0.712760162299881" calcext:value-type="float">
            <text:p>0,7127601623</text:p>
          </table:table-cell>
          <table:table-cell office:value-type="float" office:value="0.652194420940531" calcext:value-type="float">
            <text:p>0,6521944209</text:p>
          </table:table-cell>
          <table:table-cell office:value-type="float" office:value="0.467161596317095" calcext:value-type="float">
            <text:p>0,4671615963</text:p>
          </table:table-cell>
          <table:table-cell office:value-type="float" office:value="0.151403603674074" calcext:value-type="float">
            <text:p>0,1514036037</text:p>
          </table:table-cell>
          <table:table-cell office:value-type="float" office:value="-0.39389612977318" calcext:value-type="float">
            <text:p>-0,3938961298</text:p>
          </table:table-cell>
          <table:table-cell office:value-type="float" office:value="-0.750911463621179" calcext:value-type="float">
            <text:p>-0,7509114636</text:p>
          </table:table-cell>
          <table:table-cell office:value-type="float" office:value="-0.173749282343533" calcext:value-type="float">
            <text:p>-0,1737492823</text:p>
          </table:table-cell>
          <table:table-cell office:value-type="float" office:value="-0.155299370469883" calcext:value-type="float">
            <text:p>-0,1552993705</text:p>
          </table:table-cell>
          <table:table-cell office:value-type="float" office:value="-0.540795553794505" calcext:value-type="float">
            <text:p>-0,5407955538</text:p>
          </table:table-cell>
          <table:table-cell office:value-type="float" office:value="0.0601024724933856" calcext:value-type="float">
            <text:p>0,0601024725</text:p>
          </table:table-cell>
          <table:table-cell office:value-type="float" office:value="-0.252436016617601" calcext:value-type="float">
            <text:p>-0,2524360166</text:p>
          </table:table-cell>
          <table:table-cell office:value-type="float" office:value="-1.16795642020735" calcext:value-type="float">
            <text:p>-1,1679564202</text:p>
          </table:table-cell>
          <table:table-cell office:value-type="float" office:value="-0.595205481386623" calcext:value-type="float">
            <text:p>-0,5952054814</text:p>
          </table:table-cell>
          <table:table-cell office:value-type="float" office:value="-0.197584894402371" calcext:value-type="float">
            <text:p>-0,1975848944</text:p>
          </table:table-cell>
          <table:table-cell office:value-type="float" office:value="-0.116584117674988" calcext:value-type="float">
            <text:p>-0,1165841177</text:p>
          </table:table-cell>
          <table:table-cell office:value-type="float" office:value="-0.622795140662268" calcext:value-type="float">
            <text:p>-0,6227951407</text:p>
          </table:table-cell>
          <table:table-cell office:value-type="float" office:value="-0.545299685815962" calcext:value-type="float">
            <text:p>-0,5452996858</text:p>
          </table:table-cell>
          <table:table-cell office:value-type="float" office:value="0.602673276708961" calcext:value-type="float">
            <text:p>0,6026732767</text:p>
          </table:table-cell>
          <table:table-cell office:value-type="float" office:value="0.479709026317691" calcext:value-type="float">
            <text:p>0,4797090263</text:p>
          </table:table-cell>
          <table:table-cell office:value-type="float" office:value="-0.584019468483465" calcext:value-type="float">
            <text:p>-0,5840194685</text:p>
          </table:table-cell>
          <table:table-cell office:value-type="float" office:value="-0.0604961154693432" calcext:value-type="float">
            <text:p>-0,0604961155</text:p>
          </table:table-cell>
          <table:table-cell office:value-type="float" office:value="0.726447553135911" calcext:value-type="float">
            <text:p>0,7264475531</text:p>
          </table:table-cell>
          <table:table-cell office:value-type="float" office:value="0.29119699219913" calcext:value-type="float">
            <text:p>0,2911969922</text:p>
          </table:table-cell>
          <table:table-cell office:value-type="float" office:value="-0.337902078654796" calcext:value-type="float">
            <text:p>-0,3379020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34835875116569" calcext:value-type="float">
            <text:p>-0,1348358751</text:p>
          </table:table-cell>
          <table:table-cell office:value-type="float" office:value="0.260922892196864" calcext:value-type="float">
            <text:p>0,2609228922</text:p>
          </table:table-cell>
          <table:table-cell office:value-type="float" office:value="0.106692725845027" calcext:value-type="float">
            <text:p>0,1066927258</text:p>
          </table:table-cell>
          <table:table-cell office:value-type="float" office:value="-0.783399848855022" calcext:value-type="float">
            <text:p>-0,7833998489</text:p>
          </table:table-cell>
          <table:table-cell office:value-type="float" office:value="-0.673241056124736" calcext:value-type="float">
            <text:p>-0,6732410561</text:p>
          </table:table-cell>
          <table:table-cell office:value-type="float" office:value="-0.494878320532978" calcext:value-type="float">
            <text:p>-0,4948783205</text:p>
          </table:table-cell>
          <table:table-cell office:value-type="float" office:value="-0.521946936805477" calcext:value-type="float">
            <text:p>-0,5219469368</text:p>
          </table:table-cell>
          <table:table-cell office:value-type="float" office:value="-0.637681821594111" calcext:value-type="float">
            <text:p>-0,6376818216</text:p>
          </table:table-cell>
          <table:table-cell office:value-type="float" office:value="-0.139795528321196" calcext:value-type="float">
            <text:p>-0,1397955283</text:p>
          </table:table-cell>
          <table:table-cell office:value-type="float" office:value="-0.0959709153067758" calcext:value-type="float">
            <text:p>-0,0959709153</text:p>
          </table:table-cell>
          <table:table-cell office:value-type="float" office:value="-0.387326417274249" calcext:value-type="float">
            <text:p>-0,3873264173</text:p>
          </table:table-cell>
          <table:table-cell office:value-type="float" office:value="-0.0146353314576427" calcext:value-type="float">
            <text:p>-0,0146353315</text:p>
          </table:table-cell>
          <table:table-cell office:value-type="float" office:value="0.355769394515212" calcext:value-type="float">
            <text:p>0,3557693945</text:p>
          </table:table-cell>
          <table:table-cell office:value-type="float" office:value="0.295486696583055" calcext:value-type="float">
            <text:p>0,2954866966</text:p>
          </table:table-cell>
          <table:table-cell office:value-type="float" office:value="-0.0282339005348267" calcext:value-type="float">
            <text:p>-0,0282339005</text:p>
          </table:table-cell>
          <table:table-cell office:value-type="float" office:value="-0.425961759086109" calcext:value-type="float">
            <text:p>-0,4259617591</text:p>
          </table:table-cell>
          <table:table-cell office:value-type="float" office:value="-0.728921900215863" calcext:value-type="float">
            <text:p>-0,7289219002</text:p>
          </table:table-cell>
          <table:table-cell office:value-type="float" office:value="-0.687876952188818" calcext:value-type="float">
            <text:p>-0,6878769522</text:p>
          </table:table-cell>
          <table:table-cell office:value-type="float" office:value="-0.371916019983997" calcext:value-type="float">
            <text:p>-0,37191602</text:p>
          </table:table-cell>
          <table:table-cell office:value-type="float" office:value="-0.57071540803355" calcext:value-type="float">
            <text:p>-0,570715408</text:p>
          </table:table-cell>
          <table:table-cell office:value-type="float" office:value="-0.735014222977688" calcext:value-type="float">
            <text:p>-0,735014223</text:p>
          </table:table-cell>
          <table:table-cell office:value-type="float" office:value="-0.481079024168113" calcext:value-type="float">
            <text:p>-0,4810790242</text:p>
          </table:table-cell>
          <table:table-cell office:value-type="float" office:value="-0.219446033767527" calcext:value-type="float">
            <text:p>-0,2194460338</text:p>
          </table:table-cell>
          <table:table-cell office:value-type="float" office:value="0.0995331942363426" calcext:value-type="float">
            <text:p>0,0995331942</text:p>
          </table:table-cell>
          <table:table-cell office:value-type="float" office:value="0.262119518006984" calcext:value-type="float">
            <text:p>0,262119518</text:p>
          </table:table-cell>
          <table:table-cell office:value-type="float" office:value="0.185054251162625" calcext:value-type="float">
            <text:p>0,1850542512</text:p>
          </table:table-cell>
          <table:table-cell office:value-type="float" office:value="0.566236752297983" calcext:value-type="float">
            <text:p>0,5662367523</text:p>
          </table:table-cell>
          <table:table-cell office:value-type="float" office:value="0.954091329238265" calcext:value-type="float">
            <text:p>0,9540913292</text:p>
          </table:table-cell>
          <table:table-cell office:value-type="float" office:value="0.908221475333363" calcext:value-type="float">
            <text:p>0,9082214753</text:p>
          </table:table-cell>
          <table:table-cell office:value-type="float" office:value="0.344055309691337" calcext:value-type="float">
            <text:p>0,3440553097</text:p>
          </table:table-cell>
          <table:table-cell office:value-type="float" office:value="0.562870357839738" calcext:value-type="float">
            <text:p>0,5628703578</text:p>
          </table:table-cell>
          <table:table-cell office:value-type="float" office:value="0.555250970512152" calcext:value-type="float">
            <text:p>0,5552509705</text:p>
          </table:table-cell>
          <table:table-cell office:value-type="float" office:value="0.55492900623596" calcext:value-type="float">
            <text:p>0,5549290062</text:p>
          </table:table-cell>
          <table:table-cell office:value-type="float" office:value="0.417528749292051" calcext:value-type="float">
            <text:p>0,4175287493</text:p>
          </table:table-cell>
          <table:table-cell office:value-type="float" office:value="-0.280358815398266" calcext:value-type="float">
            <text:p>-0,2803588154</text:p>
          </table:table-cell>
          <table:table-cell office:value-type="float" office:value="-0.683966896577934" calcext:value-type="float">
            <text:p>-0,6839668966</text:p>
          </table:table-cell>
          <table:table-cell office:value-type="float" office:value="-0.538113081595992" calcext:value-type="float">
            <text:p>-0,5381130816</text:p>
          </table:table-cell>
          <table:table-cell office:value-type="float" office:value="-0.650316251261796" calcext:value-type="float">
            <text:p>-0,6503162513</text:p>
          </table:table-cell>
          <table:table-cell office:value-type="float" office:value="0.246641229883541" calcext:value-type="float">
            <text:p>0,2466412299</text:p>
          </table:table-cell>
          <table:table-cell office:value-type="float" office:value="0.694329650120847" calcext:value-type="float">
            <text:p>0,6943296501</text:p>
          </table:table-cell>
          <table:table-cell office:value-type="float" office:value="0.241948067842873" calcext:value-type="float">
            <text:p>0,2419480678</text:p>
          </table:table-cell>
          <table:table-cell office:value-type="float" office:value="-0.222843496702102" calcext:value-type="float">
            <text:p>-0,2228434967</text:p>
          </table:table-cell>
          <table:table-cell office:value-type="float" office:value="-0.733488171218352" calcext:value-type="float">
            <text:p>-0,7334881712</text:p>
          </table:table-cell>
          <table:table-cell office:value-type="float" office:value="-1.14186300413122" calcext:value-type="float">
            <text:p>-1,1418630041</text:p>
          </table:table-cell>
          <table:table-cell office:value-type="float" office:value="-0.779537005591591" calcext:value-type="float">
            <text:p>-0,7795370056</text:p>
          </table:table-cell>
          <table:table-cell office:value-type="float" office:value="-0.390106110283154" calcext:value-type="float">
            <text:p>-0,3901061103</text:p>
          </table:table-cell>
          <table:table-cell office:value-type="float" office:value="-0.270836819651231" calcext:value-type="float">
            <text:p>-0,2708368197</text:p>
          </table:table-cell>
          <table:table-cell office:value-type="float" office:value="-0.00640854002857255" calcext:value-type="float">
            <text:p>-0,00640854</text:p>
          </table:table-cell>
          <table:table-cell office:value-type="float" office:value="-0.216944053963349" calcext:value-type="float">
            <text:p>-0,216944054</text:p>
          </table:table-cell>
          <table:table-cell office:value-type="float" office:value="-0.892791004336639" calcext:value-type="float">
            <text:p>-0,8927910043</text:p>
          </table:table-cell>
          <table:table-cell office:value-type="float" office:value="-0.399716974885674" calcext:value-type="float">
            <text:p>-0,3997169749</text:p>
          </table:table-cell>
          <table:table-cell office:value-type="float" office:value="0.207598380220756" calcext:value-type="float">
            <text:p>0,2075983802</text:p>
          </table:table-cell>
          <table:table-cell office:value-type="float" office:value="0.0212454423045181" calcext:value-type="float">
            <text:p>0,0212454423</text:p>
          </table:table-cell>
          <table:table-cell office:value-type="float" office:value="-0.698553116185386" calcext:value-type="float">
            <text:p>-0,6985531162</text:p>
          </table:table-cell>
          <table:table-cell office:value-type="float" office:value="-0.239854513158846" calcext:value-type="float">
            <text:p>-0,2398545132</text:p>
          </table:table-cell>
          <table:table-cell office:value-type="float" office:value="0.0610169593937949" calcext:value-type="float">
            <text:p>0,0610169594</text:p>
          </table:table-cell>
          <table:table-cell office:value-type="float" office:value="-0.319765181766528" calcext:value-type="float">
            <text:p>-0,3197651818</text:p>
          </table:table-cell>
          <table:table-cell office:value-type="float" office:value="-0.200932301931209" calcext:value-type="float">
            <text:p>-0,2009323019</text:p>
          </table:table-cell>
          <table:table-cell office:value-type="float" office:value="-0.275019381521401" calcext:value-type="float">
            <text:p>-0,2750193815</text:p>
          </table:table-cell>
          <table:table-cell office:value-type="float" office:value="0.0198765928620469" calcext:value-type="float">
            <text:p>0,0198765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2024363527437" calcext:value-type="float">
            <text:p>0,7220243635</text:p>
          </table:table-cell>
          <table:table-cell office:value-type="float" office:value="0.339806557279636" calcext:value-type="float">
            <text:p>0,3398065573</text:p>
          </table:table-cell>
          <table:table-cell office:value-type="float" office:value="0.268032945415555" calcext:value-type="float">
            <text:p>0,2680329454</text:p>
          </table:table-cell>
          <table:table-cell office:value-type="float" office:value="0.237491586552757" calcext:value-type="float">
            <text:p>0,2374915866</text:p>
          </table:table-cell>
          <table:table-cell office:value-type="float" office:value="-0.0504030737205684" calcext:value-type="float">
            <text:p>-0,0504030737</text:p>
          </table:table-cell>
          <table:table-cell office:value-type="float" office:value="0.836640442747205" calcext:value-type="float">
            <text:p>0,8366404427</text:p>
          </table:table-cell>
          <table:table-cell office:value-type="float" office:value="-0.183692952953245" calcext:value-type="float">
            <text:p>-0,183692953</text:p>
          </table:table-cell>
          <table:table-cell office:value-type="float" office:value="-0.374623390586595" calcext:value-type="float">
            <text:p>-0,3746233906</text:p>
          </table:table-cell>
          <table:table-cell office:value-type="float" office:value="0.0806675103001463" calcext:value-type="float">
            <text:p>0,0806675103</text:p>
          </table:table-cell>
          <table:table-cell office:value-type="float" office:value="0.546067068489717" calcext:value-type="float">
            <text:p>0,5460670685</text:p>
          </table:table-cell>
          <table:table-cell office:value-type="float" office:value="0.625449273030402" calcext:value-type="float">
            <text:p>0,625449273</text:p>
          </table:table-cell>
          <table:table-cell office:value-type="float" office:value="0.652164648124714" calcext:value-type="float">
            <text:p>0,6521646481</text:p>
          </table:table-cell>
          <table:table-cell office:value-type="float" office:value="0.539506728871025" calcext:value-type="float">
            <text:p>0,5395067289</text:p>
          </table:table-cell>
          <table:table-cell office:value-type="float" office:value="0.693116942602229" calcext:value-type="float">
            <text:p>0,6931169426</text:p>
          </table:table-cell>
          <table:table-cell office:value-type="float" office:value="0.260433392864348" calcext:value-type="float">
            <text:p>0,2604333929</text:p>
          </table:table-cell>
          <table:table-cell office:value-type="float" office:value="-0.341715033777454" calcext:value-type="float">
            <text:p>-0,3417150338</text:p>
          </table:table-cell>
          <table:table-cell office:value-type="float" office:value="-0.37849326556474" calcext:value-type="float">
            <text:p>-0,3784932656</text:p>
          </table:table-cell>
          <table:table-cell office:value-type="float" office:value="-0.548695623341275" calcext:value-type="float">
            <text:p>-0,5486956233</text:p>
          </table:table-cell>
          <table:table-cell office:value-type="float" office:value="-0.375016935210544" calcext:value-type="float">
            <text:p>-0,3750169352</text:p>
          </table:table-cell>
          <table:table-cell office:value-type="float" office:value="-0.322478953038303" calcext:value-type="float">
            <text:p>-0,322478953</text:p>
          </table:table-cell>
          <table:table-cell office:value-type="float" office:value="0.11519747980178" calcext:value-type="float">
            <text:p>0,1151974798</text:p>
          </table:table-cell>
          <table:table-cell office:value-type="float" office:value="0.0230574024580981" calcext:value-type="float">
            <text:p>0,0230574025</text:p>
          </table:table-cell>
          <table:table-cell office:value-type="float" office:value="0.00399719551489121" calcext:value-type="float">
            <text:p>0,0039971955</text:p>
          </table:table-cell>
          <table:table-cell office:value-type="float" office:value="0.265143046831266" calcext:value-type="float">
            <text:p>0,2651430468</text:p>
          </table:table-cell>
          <table:table-cell office:value-type="float" office:value="0.218024645818893" calcext:value-type="float">
            <text:p>0,2180246458</text:p>
          </table:table-cell>
          <table:table-cell office:value-type="float" office:value="-0.3279549143611" calcext:value-type="float">
            <text:p>-0,3279549144</text:p>
          </table:table-cell>
          <table:table-cell office:value-type="float" office:value="-0.0337869521500593" calcext:value-type="float">
            <text:p>-0,0337869522</text:p>
          </table:table-cell>
          <table:table-cell office:value-type="float" office:value="0.217126396181046" calcext:value-type="float">
            <text:p>0,2171263962</text:p>
          </table:table-cell>
          <table:table-cell office:value-type="float" office:value="1.17003234058757" calcext:value-type="float">
            <text:p>1,1700323406</text:p>
          </table:table-cell>
          <table:table-cell office:value-type="float" office:value="1.77961986059568" calcext:value-type="float">
            <text:p>1,7796198606</text:p>
          </table:table-cell>
          <table:table-cell office:value-type="float" office:value="1.48720208702778" calcext:value-type="float">
            <text:p>1,487202087</text:p>
          </table:table-cell>
          <table:table-cell office:value-type="float" office:value="0.591830004042514" calcext:value-type="float">
            <text:p>0,591830004</text:p>
          </table:table-cell>
          <table:table-cell office:value-type="float" office:value="0.724894173067392" calcext:value-type="float">
            <text:p>0,7248941731</text:p>
          </table:table-cell>
          <table:table-cell office:value-type="float" office:value="0.638942234157437" calcext:value-type="float">
            <text:p>0,6389422342</text:p>
          </table:table-cell>
          <table:table-cell office:value-type="float" office:value="-0.00752511617380069" calcext:value-type="float">
            <text:p>-0,0075251162</text:p>
          </table:table-cell>
          <table:table-cell office:value-type="float" office:value="-0.119074225836568" calcext:value-type="float">
            <text:p>-0,1190742258</text:p>
          </table:table-cell>
          <table:table-cell office:value-type="float" office:value="-0.34137460404889" calcext:value-type="float">
            <text:p>-0,341374604</text:p>
          </table:table-cell>
          <table:table-cell office:value-type="float" office:value="-1.01749842345438" calcext:value-type="float">
            <text:p>-1,0174984235</text:p>
          </table:table-cell>
          <table:table-cell office:value-type="float" office:value="-0.275273714819105" calcext:value-type="float">
            <text:p>-0,2752737148</text:p>
          </table:table-cell>
          <table:table-cell office:value-type="float" office:value="0.250473614211269" calcext:value-type="float">
            <text:p>0,2504736142</text:p>
          </table:table-cell>
          <table:table-cell office:value-type="float" office:value="0.502013019992821" calcext:value-type="float">
            <text:p>0,50201302</text:p>
          </table:table-cell>
          <table:table-cell office:value-type="float" office:value="0.848109158991245" calcext:value-type="float">
            <text:p>0,848109159</text:p>
          </table:table-cell>
          <table:table-cell office:value-type="float" office:value="0.72989087758805" calcext:value-type="float">
            <text:p>0,7298908776</text:p>
          </table:table-cell>
          <table:table-cell office:value-type="float" office:value="-0.638452967487296" calcext:value-type="float">
            <text:p>-0,6384529675</text:p>
          </table:table-cell>
          <table:table-cell office:value-type="float" office:value="-0.202468579286479" calcext:value-type="float">
            <text:p>-0,2024685793</text:p>
          </table:table-cell>
          <table:table-cell office:value-type="float" office:value="-0.483432930925057" calcext:value-type="float">
            <text:p>-0,4834329309</text:p>
          </table:table-cell>
          <table:table-cell office:value-type="float" office:value="-0.288087572495258" calcext:value-type="float">
            <text:p>-0,2880875725</text:p>
          </table:table-cell>
          <table:table-cell office:value-type="float" office:value="0.301201381342912" calcext:value-type="float">
            <text:p>0,3012013813</text:p>
          </table:table-cell>
          <table:table-cell office:value-type="float" office:value="0.39216809754913" calcext:value-type="float">
            <text:p>0,3921680975</text:p>
          </table:table-cell>
          <table:table-cell office:value-type="float" office:value="-0.944016717700216" calcext:value-type="float">
            <text:p>-0,9440167177</text:p>
          </table:table-cell>
          <table:table-cell office:value-type="float" office:value="-0.174876176512483" calcext:value-type="float">
            <text:p>-0,1748761765</text:p>
          </table:table-cell>
          <table:table-cell office:value-type="float" office:value="0.332157408353209" calcext:value-type="float">
            <text:p>0,3321574084</text:p>
          </table:table-cell>
          <table:table-cell office:value-type="float" office:value="-0.786081365267166" calcext:value-type="float">
            <text:p>-0,7860813653</text:p>
          </table:table-cell>
          <table:table-cell office:value-type="float" office:value="0.287639518429277" calcext:value-type="float">
            <text:p>0,2876395184</text:p>
          </table:table-cell>
          <table:table-cell office:value-type="float" office:value="-0.606690827401786" calcext:value-type="float">
            <text:p>-0,6066908274</text:p>
          </table:table-cell>
          <table:table-cell office:value-type="float" office:value="-0.113317210302762" calcext:value-type="float">
            <text:p>-0,1133172103</text:p>
          </table:table-cell>
          <table:table-cell office:value-type="float" office:value="0.717311083422211" calcext:value-type="float">
            <text:p>0,7173110834</text:p>
          </table:table-cell>
          <table:table-cell office:value-type="float" office:value="0.154563309177853" calcext:value-type="float">
            <text:p>0,1545633092</text:p>
          </table:table-cell>
          <table:table-cell office:value-type="float" office:value="-0.177953717455024" calcext:value-type="float">
            <text:p>-0,1779537175</text:p>
          </table:table-cell>
          <table:table-cell office:value-type="float" office:value="0.675804157309593" calcext:value-type="float">
            <text:p>0,675804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6662637405119" calcext:value-type="float">
            <text:p>0,3566626374</text:p>
          </table:table-cell>
          <table:table-cell office:value-type="float" office:value="-0.263956879315432" calcext:value-type="float">
            <text:p>-0,2639568793</text:p>
          </table:table-cell>
          <table:table-cell office:value-type="float" office:value="0.234203544537864" calcext:value-type="float">
            <text:p>0,2342035445</text:p>
          </table:table-cell>
          <table:table-cell office:value-type="float" office:value="-0.536236659229981" calcext:value-type="float">
            <text:p>-0,5362366592</text:p>
          </table:table-cell>
          <table:table-cell office:value-type="float" office:value="0.610237213974025" calcext:value-type="float">
            <text:p>0,610237214</text:p>
          </table:table-cell>
          <table:table-cell office:value-type="float" office:value="1.53200792903457" calcext:value-type="float">
            <text:p>1,532007929</text:p>
          </table:table-cell>
          <table:table-cell office:value-type="float" office:value="0.0590730641655811" calcext:value-type="float">
            <text:p>0,0590730642</text:p>
          </table:table-cell>
          <table:table-cell office:value-type="float" office:value="0.682307805425743" calcext:value-type="float">
            <text:p>0,6823078054</text:p>
          </table:table-cell>
          <table:table-cell office:value-type="float" office:value="1.08246507277107" calcext:value-type="float">
            <text:p>1,0824650728</text:p>
          </table:table-cell>
          <table:table-cell office:value-type="float" office:value="1.94024920248117" calcext:value-type="float">
            <text:p>1,9402492025</text:p>
          </table:table-cell>
          <table:table-cell office:value-type="float" office:value="2.24106763613544" calcext:value-type="float">
            <text:p>2,2410676361</text:p>
          </table:table-cell>
          <table:table-cell office:value-type="float" office:value="2.2277830152963" calcext:value-type="float">
            <text:p>2,2277830153</text:p>
          </table:table-cell>
          <table:table-cell office:value-type="float" office:value="1.9434302218832" calcext:value-type="float">
            <text:p>1,9434302219</text:p>
          </table:table-cell>
          <table:table-cell office:value-type="float" office:value="0.752092682455226" calcext:value-type="float">
            <text:p>0,7520926825</text:p>
          </table:table-cell>
          <table:table-cell office:value-type="float" office:value="-0.278444674240014" calcext:value-type="float">
            <text:p>-0,2784446742</text:p>
          </table:table-cell>
          <table:table-cell office:value-type="float" office:value="-0.542875581963427" calcext:value-type="float">
            <text:p>-0,542875582</text:p>
          </table:table-cell>
          <table:table-cell office:value-type="float" office:value="-0.298471142284019" calcext:value-type="float">
            <text:p>-0,2984711423</text:p>
          </table:table-cell>
          <table:table-cell office:value-type="float" office:value="-0.368218735385121" calcext:value-type="float">
            <text:p>-0,3682187354</text:p>
          </table:table-cell>
          <table:table-cell office:value-type="float" office:value="0.333154579652157" calcext:value-type="float">
            <text:p>0,3331545797</text:p>
          </table:table-cell>
          <table:table-cell office:value-type="float" office:value="0.560816408294476" calcext:value-type="float">
            <text:p>0,5608164083</text:p>
          </table:table-cell>
          <table:table-cell office:value-type="float" office:value="0.785437362284864" calcext:value-type="float">
            <text:p>0,7854373623</text:p>
          </table:table-cell>
          <table:table-cell office:value-type="float" office:value="0.832802112511982" calcext:value-type="float">
            <text:p>0,8328021125</text:p>
          </table:table-cell>
          <table:table-cell office:value-type="float" office:value="0.24103088954794" calcext:value-type="float">
            <text:p>0,2410308895</text:p>
          </table:table-cell>
          <table:table-cell office:value-type="float" office:value="0.26388842673585" calcext:value-type="float">
            <text:p>0,2638884267</text:p>
          </table:table-cell>
          <table:table-cell office:value-type="float" office:value="-0.0240888653620126" calcext:value-type="float">
            <text:p>-0,0240888654</text:p>
          </table:table-cell>
          <table:table-cell office:value-type="float" office:value="-0.10833472106787" calcext:value-type="float">
            <text:p>-0,1083347211</text:p>
          </table:table-cell>
          <table:table-cell office:value-type="float" office:value="0.500698206561121" calcext:value-type="float">
            <text:p>0,5006982066</text:p>
          </table:table-cell>
          <table:table-cell office:value-type="float" office:value="0.923314189585418" calcext:value-type="float">
            <text:p>0,9233141896</text:p>
          </table:table-cell>
          <table:table-cell office:value-type="float" office:value="0.64099957470824" calcext:value-type="float">
            <text:p>0,6409995747</text:p>
          </table:table-cell>
          <table:table-cell office:value-type="float" office:value="-0.154700313705848" calcext:value-type="float">
            <text:p>-0,1547003137</text:p>
          </table:table-cell>
          <table:table-cell office:value-type="float" office:value="-0.252579019022315" calcext:value-type="float">
            <text:p>-0,252579019</text:p>
          </table:table-cell>
          <table:table-cell office:value-type="float" office:value="-0.00328273377836566" calcext:value-type="float">
            <text:p>-0,0032827338</text:p>
          </table:table-cell>
          <table:table-cell office:value-type="float" office:value="0.158827848207151" calcext:value-type="float">
            <text:p>0,1588278482</text:p>
          </table:table-cell>
          <table:table-cell office:value-type="float" office:value="-0.153302891376522" calcext:value-type="float">
            <text:p>-0,1533028914</text:p>
          </table:table-cell>
          <table:table-cell office:value-type="float" office:value="-0.710255195788724" calcext:value-type="float">
            <text:p>-0,7102551958</text:p>
          </table:table-cell>
          <table:table-cell office:value-type="float" office:value="-0.656706660456367" calcext:value-type="float">
            <text:p>-0,6567066605</text:p>
          </table:table-cell>
          <table:table-cell office:value-type="float" office:value="-0.417235627170866" calcext:value-type="float">
            <text:p>-0,4172356272</text:p>
          </table:table-cell>
          <table:table-cell office:value-type="float" office:value="-0.341357339109983" calcext:value-type="float">
            <text:p>-0,3413573391</text:p>
          </table:table-cell>
          <table:table-cell office:value-type="float" office:value="1.17443420665523" calcext:value-type="float">
            <text:p>1,1744342067</text:p>
          </table:table-cell>
          <table:table-cell office:value-type="float" office:value="1.33632570710482" calcext:value-type="float">
            <text:p>1,3363257071</text:p>
          </table:table-cell>
          <table:table-cell office:value-type="float" office:value="-0.645194847580995" calcext:value-type="float">
            <text:p>-0,6451948476</text:p>
          </table:table-cell>
          <table:table-cell office:value-type="float" office:value="-0.0260774304651395" calcext:value-type="float">
            <text:p>-0,0260774305</text:p>
          </table:table-cell>
          <table:table-cell office:value-type="float" office:value="0.855796154648581" calcext:value-type="float">
            <text:p>0,8557961546</text:p>
          </table:table-cell>
          <table:table-cell office:value-type="float" office:value="2.0383980172303" calcext:value-type="float">
            <text:p>2,0383980172</text:p>
          </table:table-cell>
          <table:table-cell office:value-type="float" office:value="2.07348929406088" calcext:value-type="float">
            <text:p>2,0734892941</text:p>
          </table:table-cell>
          <table:table-cell office:value-type="float" office:value="0.587958970043989" calcext:value-type="float">
            <text:p>0,58795897</text:p>
          </table:table-cell>
          <table:table-cell office:value-type="float" office:value="-0.277737120788842" calcext:value-type="float">
            <text:p>-0,2777371208</text:p>
          </table:table-cell>
          <table:table-cell office:value-type="float" office:value="0.72256288822156" calcext:value-type="float">
            <text:p>0,7225628882</text:p>
          </table:table-cell>
          <table:table-cell office:value-type="float" office:value="0.934528232457502" calcext:value-type="float">
            <text:p>0,9345282325</text:p>
          </table:table-cell>
          <table:table-cell office:value-type="float" office:value="-0.65861631467457" calcext:value-type="float">
            <text:p>-0,6586163147</text:p>
          </table:table-cell>
          <table:table-cell office:value-type="float" office:value="0.916018067446337" calcext:value-type="float">
            <text:p>0,9160180674</text:p>
          </table:table-cell>
          <table:table-cell office:value-type="float" office:value="0.934192710993402" calcext:value-type="float">
            <text:p>0,934192711</text:p>
          </table:table-cell>
          <table:table-cell office:value-type="float" office:value="-0.516972429409938" calcext:value-type="float">
            <text:p>-0,5169724294</text:p>
          </table:table-cell>
          <table:table-cell office:value-type="float" office:value="-0.547884797008146" calcext:value-type="float">
            <text:p>-0,547884797</text:p>
          </table:table-cell>
          <table:table-cell office:value-type="float" office:value="0.0564363560373754" calcext:value-type="float">
            <text:p>0,056436356</text:p>
          </table:table-cell>
          <table:table-cell office:value-type="float" office:value="-0.549152634544153" calcext:value-type="float">
            <text:p>-0,5491526345</text:p>
          </table:table-cell>
          <table:table-cell office:value-type="float" office:value="-0.769164896681648" calcext:value-type="float">
            <text:p>-0,7691648967</text:p>
          </table:table-cell>
          <table:table-cell office:value-type="float" office:value="-0.0309126618355707" calcext:value-type="float">
            <text:p>-0,0309126618</text:p>
          </table:table-cell>
          <table:table-cell office:value-type="float" office:value="0.0485328320331883" calcext:value-type="float">
            <text:p>0,048532832</text:p>
          </table:table-cell>
          <table:table-cell office:value-type="float" office:value="0.0198765928620469" calcext:value-type="float">
            <text:p>0,0198765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8489399693669" calcext:value-type="float">
            <text:p>-0,5784893997</text:p>
          </table:table-cell>
          <table:table-cell office:value-type="float" office:value="0" calcext:value-type="float">
            <text:p>0</text:p>
          </table:table-cell>
          <table:table-cell office:value-type="float" office:value="0.510043274771348" calcext:value-type="float">
            <text:p>0,5100432748</text:p>
          </table:table-cell>
          <table:table-cell office:value-type="float" office:value="-0.0634027312516409" calcext:value-type="float">
            <text:p>-0,0634027313</text:p>
          </table:table-cell>
          <table:table-cell office:value-type="float" office:value="-0.021601317308815" calcext:value-type="float">
            <text:p>-0,0216013173</text:p>
          </table:table-cell>
          <table:table-cell office:value-type="float" office:value="0.198797274060256" calcext:value-type="float">
            <text:p>0,1987972741</text:p>
          </table:table-cell>
          <table:table-cell office:value-type="float" office:value="-0.0865865461057146" calcext:value-type="float">
            <text:p>-0,0865865461</text:p>
          </table:table-cell>
          <table:table-cell office:value-type="float" office:value="0.320602462790409" calcext:value-type="float">
            <text:p>0,3206024628</text:p>
          </table:table-cell>
          <table:table-cell office:value-type="float" office:value="0.903391646764465" calcext:value-type="float">
            <text:p>0,9033916468</text:p>
          </table:table-cell>
          <table:table-cell office:value-type="float" office:value="1.42914828142881" calcext:value-type="float">
            <text:p>1,4291482814</text:p>
          </table:table-cell>
          <table:table-cell office:value-type="float" office:value="1.49278916852196" calcext:value-type="float">
            <text:p>1,4927891685</text:p>
          </table:table-cell>
          <table:table-cell office:value-type="float" office:value="1.43390552354514" calcext:value-type="float">
            <text:p>1,4339055235</text:p>
          </table:table-cell>
          <table:table-cell office:value-type="float" office:value="1.96116548581716" calcext:value-type="float">
            <text:p>1,9611654858</text:p>
          </table:table-cell>
          <table:table-cell office:value-type="float" office:value="0.907131998563619" calcext:value-type="float">
            <text:p>0,9071319986</text:p>
          </table:table-cell>
          <table:table-cell office:value-type="float" office:value="0.25118435648225" calcext:value-type="float">
            <text:p>0,2511843565</text:p>
          </table:table-cell>
          <table:table-cell office:value-type="float" office:value="0.192993773793808" calcext:value-type="float">
            <text:p>0,1929937738</text:p>
          </table:table-cell>
          <table:table-cell office:value-type="float" office:value="0.129704105033208" calcext:value-type="float">
            <text:p>0,129704105</text:p>
          </table:table-cell>
          <table:table-cell office:value-type="float" office:value="-0.318128751651527" calcext:value-type="float">
            <text:p>-0,3181287517</text:p>
          </table:table-cell>
          <table:table-cell office:value-type="float" office:value="-0.111439140954038" calcext:value-type="float">
            <text:p>-0,111439141</text:p>
          </table:table-cell>
          <table:table-cell office:value-type="float" office:value="0.536068908946791" calcext:value-type="float">
            <text:p>0,5360689089</text:p>
          </table:table-cell>
          <table:table-cell office:value-type="float" office:value="0.571332955380546" calcext:value-type="float">
            <text:p>0,5713329554</text:p>
          </table:table-cell>
          <table:table-cell office:value-type="float" office:value="0.00820687206135689" calcext:value-type="float">
            <text:p>0,0082068721</text:p>
          </table:table-cell>
          <table:table-cell office:value-type="float" office:value="-0.517237099626923" calcext:value-type="float">
            <text:p>-0,5172370996</text:p>
          </table:table-cell>
          <table:table-cell office:value-type="float" office:value="-0.414024631487309" calcext:value-type="float">
            <text:p>-0,4140246315</text:p>
          </table:table-cell>
          <table:table-cell office:value-type="float" office:value="-0.296823815562426" calcext:value-type="float">
            <text:p>-0,2968238156</text:p>
          </table:table-cell>
          <table:table-cell office:value-type="float" office:value="0.450621855336781" calcext:value-type="float">
            <text:p>0,4506218553</text:p>
          </table:table-cell>
          <table:table-cell office:value-type="float" office:value="0.961910456995064" calcext:value-type="float">
            <text:p>0,961910457</text:p>
          </table:table-cell>
          <table:table-cell office:value-type="float" office:value="0.868927189376962" calcext:value-type="float">
            <text:p>0,8689271894</text:p>
          </table:table-cell>
          <table:table-cell office:value-type="float" office:value="0.677211888344355" calcext:value-type="float">
            <text:p>0,6772118883</text:p>
          </table:table-cell>
          <table:table-cell office:value-type="float" office:value="0.00113250595685089" calcext:value-type="float">
            <text:p>0,001132506</text:p>
          </table:table-cell>
          <table:table-cell office:value-type="float" office:value="0.233419463462805" calcext:value-type="float">
            <text:p>0,2334194635</text:p>
          </table:table-cell>
          <table:table-cell office:value-type="float" office:value="1.21648734586868" calcext:value-type="float">
            <text:p>1,2164873459</text:p>
          </table:table-cell>
          <table:table-cell office:value-type="float" office:value="0.999937519962702" calcext:value-type="float">
            <text:p>0,99993752</text:p>
          </table:table-cell>
          <table:table-cell office:value-type="float" office:value="-0.115247448665284" calcext:value-type="float">
            <text:p>-0,1152474487</text:p>
          </table:table-cell>
          <table:table-cell office:value-type="float" office:value="-1.007786712199" calcext:value-type="float">
            <text:p>-1,0077867122</text:p>
          </table:table-cell>
          <table:table-cell office:value-type="float" office:value="-0.0206344842864641" calcext:value-type="float">
            <text:p>-0,0206344843</text:p>
          </table:table-cell>
          <table:table-cell office:value-type="float" office:value="0.219663512007039" calcext:value-type="float">
            <text:p>0,219663512</text:p>
          </table:table-cell>
          <table:table-cell office:value-type="float" office:value="0.35403498444144" calcext:value-type="float">
            <text:p>0,3540349844</text:p>
          </table:table-cell>
          <table:table-cell office:value-type="float" office:value="1.44719629998876" calcext:value-type="float">
            <text:p>1,4471963</text:p>
          </table:table-cell>
          <table:table-cell office:value-type="float" office:value="0.858326899202192" calcext:value-type="float">
            <text:p>0,8583268992</text:p>
          </table:table-cell>
          <table:table-cell office:value-type="float" office:value="0.266493524000846" calcext:value-type="float">
            <text:p>0,266493524</text:p>
          </table:table-cell>
          <table:table-cell office:value-type="float" office:value="1.15096295371139" calcext:value-type="float">
            <text:p>1,1509629537</text:p>
          </table:table-cell>
          <table:table-cell office:value-type="float" office:value="1.49395604466396" calcext:value-type="float">
            <text:p>1,4939560447</text:p>
          </table:table-cell>
          <table:table-cell office:value-type="float" office:value="2.29122839330928" calcext:value-type="float">
            <text:p>2,2912283933</text:p>
          </table:table-cell>
          <table:table-cell office:value-type="float" office:value="2.37686240960414" calcext:value-type="float">
            <text:p>2,3768624096</text:p>
          </table:table-cell>
          <table:table-cell office:value-type="float" office:value="0.551374856352363" calcext:value-type="float">
            <text:p>0,5513748564</text:p>
          </table:table-cell>
          <table:table-cell office:value-type="float" office:value="0.600901224066955" calcext:value-type="float">
            <text:p>0,6009012241</text:p>
          </table:table-cell>
          <table:table-cell office:value-type="float" office:value="2.01228156897179" calcext:value-type="float">
            <text:p>2,012281569</text:p>
          </table:table-cell>
          <table:table-cell office:value-type="float" office:value="1.68826975327888" calcext:value-type="float">
            <text:p>1,6882697533</text:p>
          </table:table-cell>
          <table:table-cell office:value-type="float" office:value="0.526893051739656" calcext:value-type="float">
            <text:p>0,5268930517</text:p>
          </table:table-cell>
          <table:table-cell office:value-type="float" office:value="1.8153812609391" calcext:value-type="float">
            <text:p>1,8153812609</text:p>
          </table:table-cell>
          <table:table-cell office:value-type="float" office:value="0.695454573739532" calcext:value-type="float">
            <text:p>0,6954545737</text:p>
          </table:table-cell>
          <table:table-cell office:value-type="float" office:value="-1.08351755753042" calcext:value-type="float">
            <text:p>-1,0835175575</text:p>
          </table:table-cell>
          <table:table-cell office:value-type="float" office:value="0.123274079326833" calcext:value-type="float">
            <text:p>0,1232740793</text:p>
          </table:table-cell>
          <table:table-cell office:value-type="float" office:value="0.818327162541944" calcext:value-type="float">
            <text:p>0,8183271625</text:p>
          </table:table-cell>
          <table:table-cell office:value-type="float" office:value="-0.496852383635186" calcext:value-type="float">
            <text:p>-0,4968523836</text:p>
          </table:table-cell>
          <table:table-cell office:value-type="float" office:value="-0.302480577346715" calcext:value-type="float">
            <text:p>-0,3024805773</text:p>
          </table:table-cell>
          <table:table-cell office:value-type="float" office:value="-0.432777265697989" calcext:value-type="float">
            <text:p>-0,4327772657</text:p>
          </table:table-cell>
          <table:table-cell office:value-type="float" office:value="-0.533861152365072" calcext:value-type="float">
            <text:p>-0,5338611524</text:p>
          </table:table-cell>
          <table:table-cell office:value-type="float" office:value="-0.397531857240937" calcext:value-type="float">
            <text:p>-0,3975318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936210203862" calcext:value-type="float">
            <text:p>0,6089362102</text:p>
          </table:table-cell>
          <table:table-cell office:value-type="float" office:value="-0.0879856264384772" calcext:value-type="float">
            <text:p>-0,0879856264</text:p>
          </table:table-cell>
          <table:table-cell office:value-type="float" office:value="-0.624542785434303" calcext:value-type="float">
            <text:p>-0,6245427854</text:p>
          </table:table-cell>
          <table:table-cell office:value-type="float" office:value="0.269730263460371" calcext:value-type="float">
            <text:p>0,2697302635</text:p>
          </table:table-cell>
          <table:table-cell office:value-type="float" office:value="0.241214709948435" calcext:value-type="float">
            <text:p>0,2412147099</text:p>
          </table:table-cell>
          <table:table-cell office:value-type="float" office:value="-0.410283735826486" calcext:value-type="float">
            <text:p>-0,4102837358</text:p>
          </table:table-cell>
          <table:table-cell office:value-type="float" office:value="-0.161034791355488" calcext:value-type="float">
            <text:p>-0,1610347914</text:p>
          </table:table-cell>
          <table:table-cell office:value-type="float" office:value="0.413377534440381" calcext:value-type="float">
            <text:p>0,4133775344</text:p>
          </table:table-cell>
          <table:table-cell office:value-type="float" office:value="0.541866050864333" calcext:value-type="float">
            <text:p>0,5418660509</text:p>
          </table:table-cell>
          <table:table-cell office:value-type="float" office:value="0.535651620316888" calcext:value-type="float">
            <text:p>0,5356516203</text:p>
          </table:table-cell>
          <table:table-cell office:value-type="float" office:value="0.518444698608333" calcext:value-type="float">
            <text:p>0,5184446986</text:p>
          </table:table-cell>
          <table:table-cell office:value-type="float" office:value="0.317336821118156" calcext:value-type="float">
            <text:p>0,3173368211</text:p>
          </table:table-cell>
          <table:table-cell office:value-type="float" office:value="0.0124146847537709" calcext:value-type="float">
            <text:p>0,0124146848</text:p>
          </table:table-cell>
          <table:table-cell office:value-type="float" office:value="0.228606991595121" calcext:value-type="float">
            <text:p>0,2286069916</text:p>
          </table:table-cell>
          <table:table-cell office:value-type="float" office:value="-0.0111962019362245" calcext:value-type="float">
            <text:p>-0,0111962019</text:p>
          </table:table-cell>
          <table:table-cell office:value-type="float" office:value="-0.22050290858847" calcext:value-type="float">
            <text:p>-0,2205029086</text:p>
          </table:table-cell>
          <table:table-cell office:value-type="float" office:value="-0.418693953089653" calcext:value-type="float">
            <text:p>-0,4186939531</text:p>
          </table:table-cell>
          <table:table-cell office:value-type="float" office:value="-0.670670469226897" calcext:value-type="float">
            <text:p>-0,6706704692</text:p>
          </table:table-cell>
          <table:table-cell office:value-type="float" office:value="-0.59053054345557" calcext:value-type="float">
            <text:p>-0,5905305435</text:p>
          </table:table-cell>
          <table:table-cell office:value-type="float" office:value="-0.829993055045457" calcext:value-type="float">
            <text:p>-0,829993055</text:p>
          </table:table-cell>
          <table:table-cell office:value-type="float" office:value="-1.03677731821602" calcext:value-type="float">
            <text:p>-1,0367773182</text:p>
          </table:table-cell>
          <table:table-cell office:value-type="float" office:value="-1.29942140971485" calcext:value-type="float">
            <text:p>-1,2994214097</text:p>
          </table:table-cell>
          <table:table-cell office:value-type="float" office:value="-1.11122035313976" calcext:value-type="float">
            <text:p>-1,1112203531</text:p>
          </table:table-cell>
          <table:table-cell office:value-type="float" office:value="-0.924655010321656" calcext:value-type="float">
            <text:p>-0,9246550103</text:p>
          </table:table-cell>
          <table:table-cell office:value-type="float" office:value="-0.98111090618502" calcext:value-type="float">
            <text:p>-0,9811109062</text:p>
          </table:table-cell>
          <table:table-cell office:value-type="float" office:value="-0.51427377316265" calcext:value-type="float">
            <text:p>-0,5142737732</text:p>
          </table:table-cell>
          <table:table-cell office:value-type="float" office:value="0.357408963707857" calcext:value-type="float">
            <text:p>0,3574089637</text:p>
          </table:table-cell>
          <table:table-cell office:value-type="float" office:value="0.901812352293703" calcext:value-type="float">
            <text:p>0,9018123523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06614110777954" calcext:value-type="float">
            <text:p>1,0661411078</text:p>
          </table:table-cell>
          <table:table-cell office:value-type="float" office:value="0.289963517675016" calcext:value-type="float">
            <text:p>0,2899635177</text:p>
          </table:table-cell>
          <table:table-cell office:value-type="float" office:value="0.234012022200645" calcext:value-type="float">
            <text:p>0,2340120222</text:p>
          </table:table-cell>
          <table:table-cell office:value-type="float" office:value="0.623689842959787" calcext:value-type="float">
            <text:p>0,623689843</text:p>
          </table:table-cell>
          <table:table-cell office:value-type="float" office:value="0.197845057277176" calcext:value-type="float">
            <text:p>0,1978450573</text:p>
          </table:table-cell>
          <table:table-cell office:value-type="float" office:value="-0.458260279814784" calcext:value-type="float">
            <text:p>-0,4582602798</text:p>
          </table:table-cell>
          <table:table-cell office:value-type="float" office:value="-0.640804856052119" calcext:value-type="float">
            <text:p>-0,6408048561</text:p>
          </table:table-cell>
          <table:table-cell office:value-type="float" office:value="-0.438910205205716" calcext:value-type="float">
            <text:p>-0,4389102052</text:p>
          </table:table-cell>
          <table:table-cell office:value-type="float" office:value="-0.653133505779898" calcext:value-type="float">
            <text:p>-0,6531335058</text:p>
          </table:table-cell>
          <table:table-cell office:value-type="float" office:value="-0.907197680589972" calcext:value-type="float">
            <text:p>-0,9071976806</text:p>
          </table:table-cell>
          <table:table-cell office:value-type="float" office:value="-0.300288478266695" calcext:value-type="float">
            <text:p>-0,3002884783</text:p>
          </table:table-cell>
          <table:table-cell office:value-type="float" office:value="0.655714328791554" calcext:value-type="float">
            <text:p>0,6557143288</text:p>
          </table:table-cell>
          <table:table-cell office:value-type="float" office:value="1.18415241066702" calcext:value-type="float">
            <text:p>1,1841524107</text:p>
          </table:table-cell>
          <table:table-cell office:value-type="float" office:value="1.23279252710411" calcext:value-type="float">
            <text:p>1,2327925271</text:p>
          </table:table-cell>
          <table:table-cell office:value-type="float" office:value="0.189810341685412" calcext:value-type="float">
            <text:p>0,1898103417</text:p>
          </table:table-cell>
          <table:table-cell office:value-type="float" office:value="0.349538589647668" calcext:value-type="float">
            <text:p>0,3495385896</text:p>
          </table:table-cell>
          <table:table-cell office:value-type="float" office:value="0.72682927915914" calcext:value-type="float">
            <text:p>0,7268292792</text:p>
          </table:table-cell>
          <table:table-cell office:value-type="float" office:value="0.947066331137106" calcext:value-type="float">
            <text:p>0,9470663311</text:p>
          </table:table-cell>
          <table:table-cell office:value-type="float" office:value="1.11508596497163" calcext:value-type="float">
            <text:p>1,115085965</text:p>
          </table:table-cell>
          <table:table-cell office:value-type="float" office:value="1.45741902918968" calcext:value-type="float">
            <text:p>1,4574190292</text:p>
          </table:table-cell>
          <table:table-cell office:value-type="float" office:value="0.329308157337285" calcext:value-type="float">
            <text:p>0,3293081573</text:p>
          </table:table-cell>
          <table:table-cell office:value-type="float" office:value="0.0999292437214186" calcext:value-type="float">
            <text:p>0,0999292437</text:p>
          </table:table-cell>
          <table:table-cell office:value-type="float" office:value="-0.0934192710993401" calcext:value-type="float">
            <text:p>-0,0934192711</text:p>
          </table:table-cell>
          <table:table-cell office:value-type="float" office:value="-1.01269941651536" calcext:value-type="float">
            <text:p>-1,0126994165</text:p>
          </table:table-cell>
          <table:table-cell office:value-type="float" office:value="-1.02728399439027" calcext:value-type="float">
            <text:p>-1,0272839944</text:p>
          </table:table-cell>
          <table:table-cell office:value-type="float" office:value="-0.253963602168189" calcext:value-type="float">
            <text:p>-0,2539636022</text:p>
          </table:table-cell>
          <table:table-cell office:value-type="float" office:value="0.409685298786908" calcext:value-type="float">
            <text:p>0,4096852988</text:p>
          </table:table-cell>
          <table:table-cell office:value-type="float" office:value="-0.872872523200522" calcext:value-type="float">
            <text:p>-0,8728725232</text:p>
          </table:table-cell>
          <table:table-cell office:value-type="float" office:value="0.432777265697989" calcext:value-type="float">
            <text:p>0,4327772657</text:p>
          </table:table-cell>
          <table:table-cell office:value-type="float" office:value="0.744170091175555" calcext:value-type="float">
            <text:p>0,7441700912</text:p>
          </table:table-cell>
          <table:table-cell office:value-type="float" office:value="-0.0198765928620467" calcext:value-type="float">
            <text:p>-0,0198765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04468105101931" calcext:value-type="float">
            <text:p>-0,3044681051</text:p>
          </table:table-cell>
          <table:table-cell office:value-type="float" office:value="-0.209345111181204" calcext:value-type="float">
            <text:p>-0,2093451112</text:p>
          </table:table-cell>
          <table:table-cell office:value-type="float" office:value="-0.502236489953419" calcext:value-type="float">
            <text:p>-0,50223649</text:p>
          </table:table-cell>
          <table:table-cell office:value-type="float" office:value="0.114984614303824" calcext:value-type="float">
            <text:p>0,1149846143</text:p>
          </table:table-cell>
          <table:table-cell office:value-type="float" office:value="0.653439848591655" calcext:value-type="float">
            <text:p>0,6534398486</text:p>
          </table:table-cell>
          <table:table-cell office:value-type="float" office:value="0.851867467994374" calcext:value-type="float">
            <text:p>0,851867468</text:p>
          </table:table-cell>
          <table:table-cell office:value-type="float" office:value="0.636856184908388" calcext:value-type="float">
            <text:p>0,6368561849</text:p>
          </table:table-cell>
          <table:table-cell office:value-type="float" office:value="0.115088063565788" calcext:value-type="float">
            <text:p>0,1150880636</text:p>
          </table:table-cell>
          <table:table-cell office:value-type="float" office:value="0.14739770206676" calcext:value-type="float">
            <text:p>0,1473977021</text:p>
          </table:table-cell>
          <table:table-cell office:value-type="float" office:value="0.0736520977935721" calcext:value-type="float">
            <text:p>0,0736520978</text:p>
          </table:table-cell>
          <table:table-cell office:value-type="float" office:value="0.0851515275330548" calcext:value-type="float">
            <text:p>0,0851515275</text:p>
          </table:table-cell>
          <table:table-cell office:value-type="float" office:value="0.16313040185714" calcext:value-type="float">
            <text:p>0,1631304019</text:p>
          </table:table-cell>
          <table:table-cell office:value-type="float" office:value="0.290503623238244" calcext:value-type="float">
            <text:p>0,2905036232</text:p>
          </table:table-cell>
          <table:table-cell office:value-type="float" office:value="0.106399530662623" calcext:value-type="float">
            <text:p>0,1063995307</text:p>
          </table:table-cell>
          <table:table-cell office:value-type="float" office:value="-0.287693710622113" calcext:value-type="float">
            <text:p>-0,2876937106</text:p>
          </table:table-cell>
          <table:table-cell office:value-type="float" office:value="-0.559638960978924" calcext:value-type="float">
            <text:p>-0,559638961</text:p>
          </table:table-cell>
          <table:table-cell office:value-type="float" office:value="-0.237032355689341" calcext:value-type="float">
            <text:p>-0,2370323557</text:p>
          </table:table-cell>
          <table:table-cell office:value-type="float" office:value="-0.222919545928894" calcext:value-type="float">
            <text:p>-0,2229195459</text:p>
          </table:table-cell>
          <table:table-cell office:value-type="float" office:value="-0.30137019858005" calcext:value-type="float">
            <text:p>-0,3013701986</text:p>
          </table:table-cell>
          <table:table-cell office:value-type="float" office:value="-0.434794527000877" calcext:value-type="float">
            <text:p>-0,434794527</text:p>
          </table:table-cell>
          <table:table-cell office:value-type="float" office:value="-0.740444407210768" calcext:value-type="float">
            <text:p>-0,7404444072</text:p>
          </table:table-cell>
          <table:table-cell office:value-type="float" office:value="-1.13880119937115" calcext:value-type="float">
            <text:p>-1,1388011994</text:p>
          </table:table-cell>
          <table:table-cell office:value-type="float" office:value="-0.96412355819176" calcext:value-type="float">
            <text:p>-0,9641235582</text:p>
          </table:table-cell>
          <table:table-cell office:value-type="float" office:value="-0.372622168338578" calcext:value-type="float">
            <text:p>-0,3726221683</text:p>
          </table:table-cell>
          <table:table-cell office:value-type="float" office:value="0.00408285853593434" calcext:value-type="float">
            <text:p>0,0040828585</text:p>
          </table:table-cell>
          <table:table-cell office:value-type="float" office:value="0.0210767939820758" calcext:value-type="float">
            <text:p>0,021076794</text:p>
          </table:table-cell>
          <table:table-cell office:value-type="float" office:value="0.508839640814147" calcext:value-type="float">
            <text:p>0,5088396408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1.25161410464135" calcext:value-type="float">
            <text:p>1,2516141046</text:p>
          </table:table-cell>
          <table:table-cell office:value-type="float" office:value="0.505324157946921" calcext:value-type="float">
            <text:p>0,5053241579</text:p>
          </table:table-cell>
          <table:table-cell office:value-type="float" office:value="0.441370737218457" calcext:value-type="float">
            <text:p>0,4413707372</text:p>
          </table:table-cell>
          <table:table-cell office:value-type="float" office:value="-0.0487720447071483" calcext:value-type="float">
            <text:p>-0,0487720447</text:p>
          </table:table-cell>
          <table:table-cell office:value-type="float" office:value="-0.0755400741473031" calcext:value-type="float">
            <text:p>-0,0755400741</text:p>
          </table:table-cell>
          <table:table-cell office:value-type="float" office:value="-0.107030932625357" calcext:value-type="float">
            <text:p>-0,1070309326</text:p>
          </table:table-cell>
          <table:table-cell office:value-type="float" office:value="-0.456716666240671" calcext:value-type="float">
            <text:p>-0,4567166662</text:p>
          </table:table-cell>
          <table:table-cell office:value-type="float" office:value="-0.688131654874285" calcext:value-type="float">
            <text:p>-0,6881316549</text:p>
          </table:table-cell>
          <table:table-cell office:value-type="float" office:value="-0.580628600048967" calcext:value-type="float">
            <text:p>-0,5806286</text:p>
          </table:table-cell>
          <table:table-cell office:value-type="float" office:value="-0.869592561254041" calcext:value-type="float">
            <text:p>-0,8695925613</text:p>
          </table:table-cell>
          <table:table-cell office:value-type="float" office:value="-0.587217103327617" calcext:value-type="float">
            <text:p>-0,5872171033</text:p>
          </table:table-cell>
          <table:table-cell office:value-type="float" office:value="-0.11558167896006" calcext:value-type="float">
            <text:p>-0,115581679</text:p>
          </table:table-cell>
          <table:table-cell office:value-type="float" office:value="-0.19694806488659" calcext:value-type="float">
            <text:p>-0,1969480649</text:p>
          </table:table-cell>
          <table:table-cell office:value-type="float" office:value="0.193210052991716" calcext:value-type="float">
            <text:p>0,193210053</text:p>
          </table:table-cell>
          <table:table-cell office:value-type="float" office:value="-0.440668469711859" calcext:value-type="float">
            <text:p>-0,4406684697</text:p>
          </table:table-cell>
          <table:table-cell office:value-type="float" office:value="-0.331605419070957" calcext:value-type="float">
            <text:p>-0,3316054191</text:p>
          </table:table-cell>
          <table:table-cell office:value-type="float" office:value="0.327115359368383" calcext:value-type="float">
            <text:p>0,3271153594</text:p>
          </table:table-cell>
          <table:table-cell office:value-type="float" office:value="0.0153055985852722" calcext:value-type="float">
            <text:p>0,0153055986</text:p>
          </table:table-cell>
          <table:table-cell office:value-type="float" office:value="0.618151976910983" calcext:value-type="float">
            <text:p>0,6181519769</text:p>
          </table:table-cell>
          <table:table-cell office:value-type="float" office:value="0.442189261971509" calcext:value-type="float">
            <text:p>0,442189262</text:p>
          </table:table-cell>
          <table:table-cell office:value-type="float" office:value="0.119597363082359" calcext:value-type="float">
            <text:p>0,1195973631</text:p>
          </table:table-cell>
          <table:table-cell office:value-type="float" office:value="-0.600072642259052" calcext:value-type="float">
            <text:p>-0,6000726423</text:p>
          </table:table-cell>
          <table:table-cell office:value-type="float" office:value="0.69950470604993" calcext:value-type="float">
            <text:p>0,699504706</text:p>
          </table:table-cell>
          <table:table-cell office:value-type="float" office:value="0.0726594330772647" calcext:value-type="float">
            <text:p>0,0726594331</text:p>
          </table:table-cell>
          <table:table-cell office:value-type="float" office:value="0.17704535253765" calcext:value-type="float">
            <text:p>0,1770453525</text:p>
          </table:table-cell>
          <table:table-cell office:value-type="float" office:value="-0.493096317307332" calcext:value-type="float">
            <text:p>-0,4930963173</text:p>
          </table:table-cell>
          <table:table-cell office:value-type="float" office:value="-0.663127183439161" calcext:value-type="float">
            <text:p>-0,6631271834</text:p>
          </table:table-cell>
          <table:table-cell office:value-type="float" office:value="0.183050878181384" calcext:value-type="float">
            <text:p>0,1830508782</text:p>
          </table:table-cell>
          <table:table-cell office:value-type="float" office:value="-0.440757412705214" calcext:value-type="float">
            <text:p>-0,4407574127</text:p>
          </table:table-cell>
          <table:table-cell office:value-type="float" office:value="-0.185475971013424" calcext:value-type="float">
            <text:p>-0,185475971</text:p>
          </table:table-cell>
          <table:table-cell office:value-type="float" office:value="-0.679459648464637" calcext:value-type="float">
            <text:p>-0,6794596485</text:p>
          </table:table-cell>
          <table:table-cell office:value-type="float" office:value="-0.636050971585499" calcext:value-type="float">
            <text:p>-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410359198114" calcext:value-type="float">
            <text:p>0,3784103592</text:p>
          </table:table-cell>
          <table:table-cell office:value-type="float" office:value="-0.169903278639818" calcext:value-type="float">
            <text:p>-0,1699032786</text:p>
          </table:table-cell>
          <table:table-cell office:value-type="float" office:value="-0.457998042651822" calcext:value-type="float">
            <text:p>-0,4579980427</text:p>
          </table:table-cell>
          <table:table-cell office:value-type="float" office:value="0.0827459373962096" calcext:value-type="float">
            <text:p>0,0827459374</text:p>
          </table:table-cell>
          <table:table-cell office:value-type="float" office:value="0.498630407878481" calcext:value-type="float">
            <text:p>0,4986304079</text:p>
          </table:table-cell>
          <table:table-cell office:value-type="float" office:value="0.229251324554593" calcext:value-type="float">
            <text:p>0,2292513246</text:p>
          </table:table-cell>
          <table:table-cell office:value-type="float" office:value="-0.0736390251927106" calcext:value-type="float">
            <text:p>-0,0736390252</text:p>
          </table:table-cell>
          <table:table-cell office:value-type="float" office:value="0.103344383610095" calcext:value-type="float">
            <text:p>0,1033443836</text:p>
          </table:table-cell>
          <table:table-cell office:value-type="float" office:value="-0.237779101041792" calcext:value-type="float">
            <text:p>-0,237779101</text:p>
          </table:table-cell>
          <table:table-cell office:value-type="float" office:value="-0.216492529878076" calcext:value-type="float">
            <text:p>-0,2164925299</text:p>
          </table:table-cell>
          <table:table-cell office:value-type="float" office:value="-0.090426400920058" calcext:value-type="float">
            <text:p>-0,0904264009</text:p>
          </table:table-cell>
          <table:table-cell office:value-type="float" office:value="0.0324832966498899" calcext:value-type="float">
            <text:p>0,0324832966</text:p>
          </table:table-cell>
          <table:table-cell office:value-type="float" office:value="0.0329875909171632" calcext:value-type="float">
            <text:p>0,0329875909</text:p>
          </table:table-cell>
          <table:table-cell office:value-type="float" office:value="-0.00486397854457719" calcext:value-type="float">
            <text:p>-0,0048639785</text:p>
          </table:table-cell>
          <table:table-cell office:value-type="float" office:value="-0.45320278272282" calcext:value-type="float">
            <text:p>-0,4532027827</text:p>
          </table:table-cell>
          <table:table-cell office:value-type="float" office:value="-0.671394821082243" calcext:value-type="float">
            <text:p>-0,6713948211</text:p>
          </table:table-cell>
          <table:table-cell office:value-type="float" office:value="-0.350428634651122" calcext:value-type="float">
            <text:p>-0,3504286347</text:p>
          </table:table-cell>
          <table:table-cell office:value-type="float" office:value="-0.484075720662059" calcext:value-type="float">
            <text:p>-0,4840757207</text:p>
          </table:table-cell>
          <table:table-cell office:value-type="float" office:value="-0.527349395714672" calcext:value-type="float">
            <text:p>-0,5273493957</text:p>
          </table:table-cell>
          <table:table-cell office:value-type="float" office:value="-0.793442902162721" calcext:value-type="float">
            <text:p>-0,7934429022</text:p>
          </table:table-cell>
          <table:table-cell office:value-type="float" office:value="-0.927397892949684" calcext:value-type="float">
            <text:p>-0,9273978929</text:p>
          </table:table-cell>
          <table:table-cell office:value-type="float" office:value="-1.05243364101115" calcext:value-type="float">
            <text:p>-1,052433641</text:p>
          </table:table-cell>
          <table:table-cell office:value-type="float" office:value="-0.705505008378299" calcext:value-type="float">
            <text:p>-0,7055050084</text:p>
          </table:table-cell>
          <table:table-cell office:value-type="float" office:value="-0.0301108822899865" calcext:value-type="float">
            <text:p>-0,0301108823</text:p>
          </table:table-cell>
          <table:table-cell office:value-type="float" office:value="0.268243805810886" calcext:value-type="float">
            <text:p>0,2682438058</text:p>
          </table:table-cell>
          <table:table-cell office:value-type="float" office:value="0.333856416676081" calcext:value-type="float">
            <text:p>0,3338564167</text:p>
          </table:table-cell>
          <table:table-cell office:value-type="float" office:value="0.709525995151247" calcext:value-type="float">
            <text:p>0,7095259952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908221475333363" calcext:value-type="float">
            <text:p>0,9082214753</text:p>
          </table:table-cell>
          <table:table-cell office:value-type="float" office:value="0.174179416163686" calcext:value-type="float">
            <text:p>0,1741794162</text:p>
          </table:table-cell>
          <table:table-cell office:value-type="float" office:value="0.496980178964351" calcext:value-type="float">
            <text:p>0,496980179</text:p>
          </table:table-cell>
          <table:table-cell office:value-type="float" office:value="0.0276687561319401" calcext:value-type="float">
            <text:p>0,0276687561</text:p>
          </table:table-cell>
          <table:table-cell office:value-type="float" office:value="-0.443071588748606" calcext:value-type="float">
            <text:p>-0,4430715887</text:p>
          </table:table-cell>
          <table:table-cell office:value-type="float" office:value="-0.526073250661605" calcext:value-type="float">
            <text:p>-0,5260732507</text:p>
          </table:table-cell>
          <table:table-cell office:value-type="float" office:value="-0.486817130935874" calcext:value-type="float">
            <text:p>-0,4868171309</text:p>
          </table:table-cell>
          <table:table-cell office:value-type="float" office:value="-0.866837647226781" calcext:value-type="float">
            <text:p>-0,8668376472</text:p>
          </table:table-cell>
          <table:table-cell office:value-type="float" office:value="-0.514354409519329" calcext:value-type="float">
            <text:p>-0,5143544095</text:p>
          </table:table-cell>
          <table:table-cell office:value-type="float" office:value="-0.649846708842113" calcext:value-type="float">
            <text:p>-0,6498467088</text:p>
          </table:table-cell>
          <table:table-cell office:value-type="float" office:value="-0.192390205795105" calcext:value-type="float">
            <text:p>-0,1923902058</text:p>
          </table:table-cell>
          <table:table-cell office:value-type="float" office:value="-0.20905451376069" calcext:value-type="float">
            <text:p>-0,2090545138</text:p>
          </table:table-cell>
          <table:table-cell office:value-type="float" office:value="-0.045000002956283" calcext:value-type="float">
            <text:p>-0,045000003</text:p>
          </table:table-cell>
          <table:table-cell office:value-type="float" office:value="0.434426284794258" calcext:value-type="float">
            <text:p>0,4344262848</text:p>
          </table:table-cell>
          <table:table-cell office:value-type="float" office:value="-0.388867441435526" calcext:value-type="float">
            <text:p>-0,3888674414</text:p>
          </table:table-cell>
          <table:table-cell office:value-type="float" office:value="-0.826762832163337" calcext:value-type="float">
            <text:p>-0,8267628322</text:p>
          </table:table-cell>
          <table:table-cell office:value-type="float" office:value="-0.193894991238518" calcext:value-type="float">
            <text:p>-0,1938949912</text:p>
          </table:table-cell>
          <table:table-cell office:value-type="float" office:value="0.462527723101271" calcext:value-type="float">
            <text:p>0,4625277231</text:p>
          </table:table-cell>
          <table:table-cell office:value-type="float" office:value="0.990768238341975" calcext:value-type="float">
            <text:p>0,9907682383</text:p>
          </table:table-cell>
          <table:table-cell office:value-type="float" office:value="0.533510957378668" calcext:value-type="float">
            <text:p>0,5335109574</text:p>
          </table:table-cell>
          <table:table-cell office:value-type="float" office:value="-0.381042761448446" calcext:value-type="float">
            <text:p>-0,3810427614</text:p>
          </table:table-cell>
          <table:table-cell office:value-type="float" office:value="-0.263446525869828" calcext:value-type="float">
            <text:p>-0,2634465259</text:p>
          </table:table-cell>
          <table:table-cell office:value-type="float" office:value="-0.00832743697678483" calcext:value-type="float">
            <text:p>-0,008327437</text:p>
          </table:table-cell>
          <table:table-cell office:value-type="float" office:value="-0.0622795140662267" calcext:value-type="float">
            <text:p>-0,0622795141</text:p>
          </table:table-cell>
          <table:table-cell office:value-type="float" office:value="-0.474481544800902" calcext:value-type="float">
            <text:p>-0,4744815448</text:p>
          </table:table-cell>
          <table:table-cell office:value-type="float" office:value="-0.671158876334979" calcext:value-type="float">
            <text:p>-0,6711588763</text:p>
          </table:table-cell>
          <table:table-cell office:value-type="float" office:value="-0.0423272670280316" calcext:value-type="float">
            <text:p>-0,042327267</text:p>
          </table:table-cell>
          <table:table-cell office:value-type="float" office:value="-1.07215514363382" calcext:value-type="float">
            <text:p>-1,0721551436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355495611109063" calcext:value-type="float">
            <text:p>-0,3554956111</text:p>
          </table:table-cell>
          <table:table-cell office:value-type="float" office:value="-1.01918947269696" calcext:value-type="float">
            <text:p>-1,0191894727</text:p>
          </table:table-cell>
          <table:table-cell office:value-type="float" office:value="0.0397531857240938" calcext:value-type="float">
            <text:p>0,0397531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0604891501302" calcext:value-type="float">
            <text:p>-0,4306048915</text:p>
          </table:table-cell>
          <table:table-cell office:value-type="float" office:value="-0.506675848800886" calcext:value-type="float">
            <text:p>-0,5066758488</text:p>
          </table:table-cell>
          <table:table-cell office:value-type="float" office:value="-0.0884768946031929" calcext:value-type="float">
            <text:p>-0,0884768946</text:p>
          </table:table-cell>
          <table:table-cell office:value-type="float" office:value="-0.140775555829915" calcext:value-type="float">
            <text:p>-0,1407755558</text:p>
          </table:table-cell>
          <table:table-cell office:value-type="float" office:value="0.255615588154311" calcext:value-type="float">
            <text:p>0,2556155882</text:p>
          </table:table-cell>
          <table:table-cell office:value-type="float" office:value="-0.227559432860463" calcext:value-type="float">
            <text:p>-0,2275594329</text:p>
          </table:table-cell>
          <table:table-cell office:value-type="float" office:value="-0.659514346506145" calcext:value-type="float">
            <text:p>-0,6595143465</text:p>
          </table:table-cell>
          <table:table-cell office:value-type="float" office:value="-0.0152667839424004" calcext:value-type="float">
            <text:p>-0,0152667839</text:p>
          </table:table-cell>
          <table:table-cell office:value-type="float" office:value="0.214972579805102" calcext:value-type="float">
            <text:p>0,2149725798</text:p>
          </table:table-cell>
          <table:table-cell office:value-type="float" office:value="0.313207405768625" calcext:value-type="float">
            <text:p>0,3132074058</text:p>
          </table:table-cell>
          <table:table-cell office:value-type="float" office:value="0.137900261403089" calcext:value-type="float">
            <text:p>0,1379002614</text:p>
          </table:table-cell>
          <table:table-cell office:value-type="float" office:value="0.459406624048444" calcext:value-type="float">
            <text:p>0,459406624</text:p>
          </table:table-cell>
          <table:table-cell office:value-type="float" office:value="0.401881080743505" calcext:value-type="float">
            <text:p>0,4018810807</text:p>
          </table:table-cell>
          <table:table-cell office:value-type="float" office:value="0.0644477157156459" calcext:value-type="float">
            <text:p>0,0644477157</text:p>
          </table:table-cell>
          <table:table-cell office:value-type="float" office:value="-0.276497508685888" calcext:value-type="float">
            <text:p>-0,2764975087</text:p>
          </table:table-cell>
          <table:table-cell office:value-type="float" office:value="-0.300881161816626" calcext:value-type="float">
            <text:p>-0,3008811618</text:p>
          </table:table-cell>
          <table:table-cell office:value-type="float" office:value="-0.356875914725872" calcext:value-type="float">
            <text:p>-0,3568759147</text:p>
          </table:table-cell>
          <table:table-cell office:value-type="float" office:value="-0.284480518303769" calcext:value-type="float">
            <text:p>-0,2844805183</text:p>
          </table:table-cell>
          <table:table-cell office:value-type="float" office:value="0.212606500220138" calcext:value-type="float">
            <text:p>0,2126065002</text:p>
          </table:table-cell>
          <table:table-cell office:value-type="float" office:value="0.267272992955005" calcext:value-type="float">
            <text:p>0,267272993</text:p>
          </table:table-cell>
          <table:table-cell office:value-type="float" office:value="0.525176389399361" calcext:value-type="float">
            <text:p>0,5251763894</text:p>
          </table:table-cell>
          <table:table-cell office:value-type="float" office:value="0.417768868266217" calcext:value-type="float">
            <text:p>0,4177688683</text:p>
          </table:table-cell>
          <table:table-cell office:value-type="float" office:value="0.173878004897768" calcext:value-type="float">
            <text:p>0,1738780049</text:p>
          </table:table-cell>
          <table:table-cell office:value-type="float" office:value="0.705932907020785" calcext:value-type="float">
            <text:p>0,705932907</text:p>
          </table:table-cell>
          <table:table-cell office:value-type="float" office:value="0.856175434985429" calcext:value-type="float">
            <text:p>0,856175435</text:p>
          </table:table-cell>
          <table:table-cell office:value-type="float" office:value="0.965738700258714" calcext:value-type="float">
            <text:p>0,9657387003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959572189724388" calcext:value-type="float">
            <text:p>0,9595721897</text:p>
          </table:table-cell>
          <table:table-cell office:value-type="float" office:value="0.796670899994527" calcext:value-type="float">
            <text:p>0,7966709</text:p>
          </table:table-cell>
          <table:table-cell office:value-type="float" office:value="0.35809838355629" calcext:value-type="float">
            <text:p>0,3580983836</text:p>
          </table:table-cell>
          <table:table-cell office:value-type="float" office:value="-0.00116826558289705" calcext:value-type="float">
            <text:p>-0,0011682656</text:p>
          </table:table-cell>
          <table:table-cell office:value-type="float" office:value="-0.476465359831374" calcext:value-type="float">
            <text:p>-0,4764653598</text:p>
          </table:table-cell>
          <table:table-cell office:value-type="float" office:value="-0.385932301893595" calcext:value-type="float">
            <text:p>-0,3859323019</text:p>
          </table:table-cell>
          <table:table-cell office:value-type="float" office:value="-0.66661891976561" calcext:value-type="float">
            <text:p>-0,6666189198</text:p>
          </table:table-cell>
          <table:table-cell office:value-type="float" office:value="-0.813677305254292" calcext:value-type="float">
            <text:p>-0,8136773053</text:p>
          </table:table-cell>
          <table:table-cell office:value-type="float" office:value="-1.09589935352606" calcext:value-type="float">
            <text:p>-1,0958993535</text:p>
          </table:table-cell>
          <table:table-cell office:value-type="float" office:value="-0.961600990892295" calcext:value-type="float">
            <text:p>-0,9616009909</text:p>
          </table:table-cell>
          <table:table-cell office:value-type="float" office:value="-1.04238417169761" calcext:value-type="float">
            <text:p>-1,0423841717</text:p>
          </table:table-cell>
          <table:table-cell office:value-type="float" office:value="-0.888611681596711" calcext:value-type="float">
            <text:p>-0,8886116816</text:p>
          </table:table-cell>
          <table:table-cell office:value-type="float" office:value="-0.783884461905882" calcext:value-type="float">
            <text:p>-0,7838844619</text:p>
          </table:table-cell>
          <table:table-cell office:value-type="float" office:value="-1.12792215202112" calcext:value-type="float">
            <text:p>-1,127922152</text:p>
          </table:table-cell>
          <table:table-cell office:value-type="float" office:value="-0.578444821226733" calcext:value-type="float">
            <text:p>-0,5784448212</text:p>
          </table:table-cell>
          <table:table-cell office:value-type="float" office:value="0.175907658521713" calcext:value-type="float">
            <text:p>0,1759076585</text:p>
          </table:table-cell>
          <table:table-cell office:value-type="float" office:value="0.758491128236963" calcext:value-type="float">
            <text:p>0,7584911282</text:p>
          </table:table-cell>
          <table:table-cell office:value-type="float" office:value="0.810533823918837" calcext:value-type="float">
            <text:p>0,8105338239</text:p>
          </table:table-cell>
          <table:table-cell office:value-type="float" office:value="0.798504277412122" calcext:value-type="float">
            <text:p>0,7985042774</text:p>
          </table:table-cell>
          <table:table-cell office:value-type="float" office:value="0.921765226965866" calcext:value-type="float">
            <text:p>0,921765227</text:p>
          </table:table-cell>
          <table:table-cell office:value-type="float" office:value="0.647262542885832" calcext:value-type="float">
            <text:p>0,6472625429</text:p>
          </table:table-cell>
          <table:table-cell office:value-type="float" office:value="0.275352068491942" calcext:value-type="float">
            <text:p>0,2753520685</text:p>
          </table:table-cell>
          <table:table-cell office:value-type="float" office:value="0.292718362077586" calcext:value-type="float">
            <text:p>0,2927183621</text:p>
          </table:table-cell>
          <table:table-cell office:value-type="float" office:value="0.541283403491018" calcext:value-type="float">
            <text:p>0,5412834035</text:p>
          </table:table-cell>
          <table:table-cell office:value-type="float" office:value="0.103799190110378" calcext:value-type="float">
            <text:p>0,1037991901</text:p>
          </table:table-cell>
          <table:table-cell office:value-type="float" office:value="-0.0354090705075298" calcext:value-type="float">
            <text:p>-0,0354090705</text:p>
          </table:table-cell>
          <table:table-cell office:value-type="float" office:value="-0.287639518429277" calcext:value-type="float">
            <text:p>-0,2876395184</text:p>
          </table:table-cell>
          <table:table-cell office:value-type="float" office:value="-0.790108984523256" calcext:value-type="float">
            <text:p>-0,7901089845</text:p>
          </table:table-cell>
          <table:table-cell office:value-type="float" office:value="-0.72348680424071" calcext:value-type="float">
            <text:p>-0,7234868042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633709567629199" calcext:value-type="float">
            <text:p>-0,6337095676</text:p>
          </table:table-cell>
          <table:table-cell office:value-type="float" office:value="-0.647104427109178" calcext:value-type="float">
            <text:p>-0,6471044271</text:p>
          </table:table-cell>
          <table:table-cell office:value-type="float" office:value="-0.477038228689124" calcext:value-type="float">
            <text:p>-0,4770382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74218895830624" calcext:value-type="float">
            <text:p>-0,7742188958</text:p>
          </table:table-cell>
          <table:table-cell office:value-type="float" office:value="-0.882890251503341" calcext:value-type="float">
            <text:p>-0,8828902515</text:p>
          </table:table-cell>
          <table:table-cell office:value-type="float" office:value="-0.189965097236267" calcext:value-type="float">
            <text:p>-0,1899650972</text:p>
          </table:table-cell>
          <table:table-cell office:value-type="float" office:value="0.0204178287081556" calcext:value-type="float">
            <text:p>0,0204178287</text:p>
          </table:table-cell>
          <table:table-cell office:value-type="float" office:value="0.599436555319618" calcext:value-type="float">
            <text:p>0,5994365553</text:p>
          </table:table-cell>
          <table:table-cell office:value-type="float" office:value="-0.15480809001288" calcext:value-type="float">
            <text:p>-0,15480809</text:p>
          </table:table-cell>
          <table:table-cell office:value-type="float" office:value="-0.308312841740909" calcext:value-type="float">
            <text:p>-0,3083128417</text:p>
          </table:table-cell>
          <table:table-cell office:value-type="float" office:value="0.116262431561357" calcext:value-type="float">
            <text:p>0,1162624316</text:p>
          </table:table-cell>
          <table:table-cell office:value-type="float" office:value="0.383909774150958" calcext:value-type="float">
            <text:p>0,3839097742</text:p>
          </table:table-cell>
          <table:table-cell office:value-type="float" office:value="0.340733947368243" calcext:value-type="float">
            <text:p>0,3407339474</text:p>
          </table:table-cell>
          <table:table-cell office:value-type="float" office:value="0.205720062093132" calcext:value-type="float">
            <text:p>0,2057200621</text:p>
          </table:table-cell>
          <table:table-cell office:value-type="float" office:value="0.709278136739905" calcext:value-type="float">
            <text:p>0,7092781367</text:p>
          </table:table-cell>
          <table:table-cell office:value-type="float" office:value="0.474950368151416" calcext:value-type="float">
            <text:p>0,4749503682</text:p>
          </table:table-cell>
          <table:table-cell office:value-type="float" office:value="-0.11977547166021" calcext:value-type="float">
            <text:p>-0,1197754717</text:p>
          </table:table-cell>
          <table:table-cell office:value-type="float" office:value="-0.503829087130096" calcext:value-type="float">
            <text:p>-0,5038290871</text:p>
          </table:table-cell>
          <table:table-cell office:value-type="float" office:value="-0.426391589317276" calcext:value-type="float">
            <text:p>-0,4263915893</text:p>
          </table:table-cell>
          <table:table-cell office:value-type="float" office:value="-0.298091890514916" calcext:value-type="float">
            <text:p>-0,2980918905</text:p>
          </table:table-cell>
          <table:table-cell office:value-type="float" office:value="-0.0527665477498926" calcext:value-type="float">
            <text:p>-0,0527665477</text:p>
          </table:table-cell>
          <table:table-cell office:value-type="float" office:value="0.724257512600414" calcext:value-type="float">
            <text:p>0,7242575126</text:p>
          </table:table-cell>
          <table:table-cell office:value-type="float" office:value="0.700544596919101" calcext:value-type="float">
            <text:p>0,7005445969</text:p>
          </table:table-cell>
          <table:table-cell office:value-type="float" office:value="0.841290685825121" calcext:value-type="float">
            <text:p>0,8412906858</text:p>
          </table:table-cell>
          <table:table-cell office:value-type="float" office:value="0.63271075558747" calcext:value-type="float">
            <text:p>0,6327107556</text:p>
          </table:table-cell>
          <table:table-cell office:value-type="float" office:value="0.547216065988607" calcext:value-type="float">
            <text:p>0,547216066</text:p>
          </table:table-cell>
          <table:table-cell office:value-type="float" office:value="1.01331483039773" calcext:value-type="float">
            <text:p>1,0133148304</text:p>
          </table:table-cell>
          <table:table-cell office:value-type="float" office:value="0.938649177411303" calcext:value-type="float">
            <text:p>0,9386491774</text:p>
          </table:table-cell>
          <table:table-cell office:value-type="float" office:value="0.950984944471261" calcext:value-type="float">
            <text:p>0,9509849445</text:p>
          </table:table-cell>
          <table:table-cell office:value-type="float" office:value="1.02500657245602" calcext:value-type="float">
            <text:p>1,0250065725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927368215876597" calcext:value-type="float">
            <text:p>0,9273682159</text:p>
          </table:table-cell>
          <table:table-cell office:value-type="float" office:value="0.152888304174886" calcext:value-type="float">
            <text:p>0,1528883042</text:p>
          </table:table-cell>
          <table:table-cell office:value-type="float" office:value="-0.489035973000652" calcext:value-type="float">
            <text:p>-0,489035973</text:p>
          </table:table-cell>
          <table:table-cell office:value-type="float" office:value="-0.650919212053097" calcext:value-type="float">
            <text:p>-0,6509192121</text:p>
          </table:table-cell>
          <table:table-cell office:value-type="float" office:value="-0.90648088976764" calcext:value-type="float">
            <text:p>-0,9064808898</text:p>
          </table:table-cell>
          <table:table-cell office:value-type="float" office:value="-0.803272554955965" calcext:value-type="float">
            <text:p>-0,803272555</text:p>
          </table:table-cell>
          <table:table-cell office:value-type="float" office:value="-0.524249760108113" calcext:value-type="float">
            <text:p>-0,5242497601</text:p>
          </table:table-cell>
          <table:table-cell office:value-type="float" office:value="-0.784299710080925" calcext:value-type="float">
            <text:p>-0,7842997101</text:p>
          </table:table-cell>
          <table:table-cell office:value-type="float" office:value="-0.968270091826095" calcext:value-type="float">
            <text:p>-0,9682700918</text:p>
          </table:table-cell>
          <table:table-cell office:value-type="float" office:value="-1.02641972942837" calcext:value-type="float">
            <text:p>-1,0264197294</text:p>
          </table:table-cell>
          <table:table-cell office:value-type="float" office:value="-1.11214599381296" calcext:value-type="float">
            <text:p>-1,1121459938</text:p>
          </table:table-cell>
          <table:table-cell office:value-type="float" office:value="-1.31785502717415" calcext:value-type="float">
            <text:p>-1,3178550272</text:p>
          </table:table-cell>
          <table:table-cell office:value-type="float" office:value="-1.18227280494235" calcext:value-type="float">
            <text:p>-1,1822728049</text:p>
          </table:table-cell>
          <table:table-cell office:value-type="float" office:value="-0.819661053029275" calcext:value-type="float">
            <text:p>-0,819661053</text:p>
          </table:table-cell>
          <table:table-cell office:value-type="float" office:value="-0.227708686798046" calcext:value-type="float">
            <text:p>-0,2277086868</text:p>
          </table:table-cell>
          <table:table-cell office:value-type="float" office:value="0.339107804117812" calcext:value-type="float">
            <text:p>0,3391078041</text:p>
          </table:table-cell>
          <table:table-cell office:value-type="float" office:value="0.476823396821252" calcext:value-type="float">
            <text:p>0,4768233968</text:p>
          </table:table-cell>
          <table:table-cell office:value-type="float" office:value="0.785065215239688" calcext:value-type="float">
            <text:p>0,7850652152</text:p>
          </table:table-cell>
          <table:table-cell office:value-type="float" office:value="0.86196261710657" calcext:value-type="float">
            <text:p>0,8619626171</text:p>
          </table:table-cell>
          <table:table-cell office:value-type="float" office:value="0.506274662257235" calcext:value-type="float">
            <text:p>0,5062746623</text:p>
          </table:table-cell>
          <table:table-cell office:value-type="float" office:value="0.308728076793996" calcext:value-type="float">
            <text:p>0,3087280768</text:p>
          </table:table-cell>
          <table:table-cell office:value-type="float" office:value="-0.270764484921767" calcext:value-type="float">
            <text:p>-0,2707644849</text:p>
          </table:table-cell>
          <table:table-cell office:value-type="float" office:value="1.18249605070345" calcext:value-type="float">
            <text:p>1,1824960507</text:p>
          </table:table-cell>
          <table:table-cell office:value-type="float" office:value="0.529375869562928" calcext:value-type="float">
            <text:p>0,5293758696</text:p>
          </table:table-cell>
          <table:table-cell office:value-type="float" office:value="-0.559463314018974" calcext:value-type="float">
            <text:p>-0,559463314</text:p>
          </table:table-cell>
          <table:table-cell office:value-type="float" office:value="-1.1368609537919" calcext:value-type="float">
            <text:p>-1,1368609538</text:p>
          </table:table-cell>
          <table:table-cell office:value-type="float" office:value="-0.677236272448505" calcext:value-type="float">
            <text:p>-0,6772362724</text:p>
          </table:table-cell>
          <table:table-cell office:value-type="float" office:value="-0.113317210302762" calcext:value-type="float">
            <text:p>-0,1133172103</text:p>
          </table:table-cell>
          <table:table-cell office:value-type="float" office:value="-0.613603456903337" calcext:value-type="float">
            <text:p>-0,6136034569</text:p>
          </table:table-cell>
          <table:table-cell office:value-type="float" office:value="0.0772816545889266" calcext:value-type="float">
            <text:p>0,0772816546</text:p>
          </table:table-cell>
          <table:table-cell office:value-type="float" office:value="-0.760347701853284" calcext:value-type="float">
            <text:p>-0,7603477019</text:p>
          </table:table-cell>
          <table:table-cell office:value-type="float" office:value="-0.496914821551171" calcext:value-type="float">
            <text:p>-0,496914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3206714066906" calcext:value-type="float">
            <text:p>0,4132067141</text:p>
          </table:table-cell>
          <table:table-cell office:value-type="float" office:value="-0.628035333543613" calcext:value-type="float">
            <text:p>-0,6280353335</text:p>
          </table:table-cell>
          <table:table-cell office:value-type="float" office:value="-0.117101772268932" calcext:value-type="float">
            <text:p>-0,1171017723</text:p>
          </table:table-cell>
          <table:table-cell office:value-type="float" office:value="0.265431773206023" calcext:value-type="float">
            <text:p>0,2654317732</text:p>
          </table:table-cell>
          <table:table-cell office:value-type="float" office:value="0.243014819724169" calcext:value-type="float">
            <text:p>0,2430148197</text:p>
          </table:table-cell>
          <table:table-cell office:value-type="float" office:value="0.0617540468357391" calcext:value-type="float">
            <text:p>0,0617540468</text:p>
          </table:table-cell>
          <table:table-cell office:value-type="float" office:value="-0.128665989072978" calcext:value-type="float">
            <text:p>-0,1286659891</text:p>
          </table:table-cell>
          <table:table-cell office:value-type="float" office:value="-0.120959903543634" calcext:value-type="float">
            <text:p>-0,1209599035</text:p>
          </table:table-cell>
          <table:table-cell office:value-type="float" office:value="-0.41600784107667" calcext:value-type="float">
            <text:p>-0,4160078411</text:p>
          </table:table-cell>
          <table:table-cell office:value-type="float" office:value="0.245506992645241" calcext:value-type="float">
            <text:p>0,2455069926</text:p>
          </table:table-cell>
          <table:table-cell office:value-type="float" office:value="0.630724146417405" calcext:value-type="float">
            <text:p>0,6307241464</text:p>
          </table:table-cell>
          <table:table-cell office:value-type="float" office:value="0.667156938886201" calcext:value-type="float">
            <text:p>0,6671569389</text:p>
          </table:table-cell>
          <table:table-cell office:value-type="float" office:value="0.248648400354102" calcext:value-type="float">
            <text:p>0,2486484004</text:p>
          </table:table-cell>
          <table:table-cell office:value-type="float" office:value="-0.856668221163632" calcext:value-type="float">
            <text:p>-0,8566682212</text:p>
          </table:table-cell>
          <table:table-cell office:value-type="float" office:value="-0.770103976656822" calcext:value-type="float">
            <text:p>-0,7701039767</text:p>
          </table:table-cell>
          <table:table-cell office:value-type="float" office:value="-0.650333139755079" calcext:value-type="float">
            <text:p>-0,6503331398</text:p>
          </table:table-cell>
          <table:table-cell office:value-type="float" office:value="-0.448654842848785" calcext:value-type="float">
            <text:p>-0,4486548428</text:p>
          </table:table-cell>
          <table:table-cell office:value-type="float" office:value="-0.479487325205546" calcext:value-type="float">
            <text:p>-0,4794873252</text:p>
          </table:table-cell>
          <table:table-cell office:value-type="float" office:value="-0.864186312198354" calcext:value-type="float">
            <text:p>-0,8641863122</text:p>
          </table:table-cell>
          <table:table-cell office:value-type="float" office:value="-1.15361420036135" calcext:value-type="float">
            <text:p>-1,1536142004</text:p>
          </table:table-cell>
          <table:table-cell office:value-type="float" office:value="-1.12676322836421" calcext:value-type="float">
            <text:p>-1,1267632284</text:p>
          </table:table-cell>
          <table:table-cell office:value-type="float" office:value="-0.273562402045231" calcext:value-type="float">
            <text:p>-0,273562402</text:p>
          </table:table-cell>
          <table:table-cell office:value-type="float" office:value="0.521634014693303" calcext:value-type="float">
            <text:p>0,5216340147</text:p>
          </table:table-cell>
          <table:table-cell office:value-type="float" office:value="0.861505798852379" calcext:value-type="float">
            <text:p>0,8615057989</text:p>
          </table:table-cell>
          <table:table-cell office:value-type="float" office:value="1.09298123006962" calcext:value-type="float">
            <text:p>1,0929812301</text:p>
          </table:table-cell>
          <table:table-cell office:value-type="float" office:value="0.997775427111469" calcext:value-type="float">
            <text:p>0,9977754271</text:p>
          </table:table-cell>
          <table:table-cell office:value-type="float" office:value="0.810886851601425" calcext:value-type="float">
            <text:p>0,8108868516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950677291320532" calcext:value-type="float">
            <text:p>0,9506772913</text:p>
          </table:table-cell>
          <table:table-cell office:value-type="float" office:value="0.607249694063513" calcext:value-type="float">
            <text:p>0,6072496941</text:p>
          </table:table-cell>
          <table:table-cell office:value-type="float" office:value="1.30261612493007" calcext:value-type="float">
            <text:p>1,3026161249</text:p>
          </table:table-cell>
          <table:table-cell office:value-type="float" office:value="1.3229417126814" calcext:value-type="float">
            <text:p>1,3229417127</text:p>
          </table:table-cell>
          <table:table-cell office:value-type="float" office:value="0.674049892391322" calcext:value-type="float">
            <text:p>0,6740498924</text:p>
          </table:table-cell>
          <table:table-cell office:value-type="float" office:value="-0.596562309319921" calcext:value-type="float">
            <text:p>-0,5965623093</text:p>
          </table:table-cell>
          <table:table-cell office:value-type="float" office:value="-0.848794514065362" calcext:value-type="float">
            <text:p>-0,8487945141</text:p>
          </table:table-cell>
          <table:table-cell office:value-type="float" office:value="-0.724857250760285" calcext:value-type="float">
            <text:p>-0,7248572508</text:p>
          </table:table-cell>
          <table:table-cell office:value-type="float" office:value="-0.793623011122206" calcext:value-type="float">
            <text:p>-0,7936230111</text:p>
          </table:table-cell>
          <table:table-cell office:value-type="float" office:value="-0.892600139818538" calcext:value-type="float">
            <text:p>-0,8926001398</text:p>
          </table:table-cell>
          <table:table-cell office:value-type="float" office:value="-0.535980025021871" calcext:value-type="float">
            <text:p>-0,535980025</text:p>
          </table:table-cell>
          <table:table-cell office:value-type="float" office:value="-1.36319215064033" calcext:value-type="float">
            <text:p>-1,3631921506</text:p>
          </table:table-cell>
          <table:table-cell office:value-type="float" office:value="-0.603701338361565" calcext:value-type="float">
            <text:p>-0,6037013384</text:p>
          </table:table-cell>
          <table:table-cell office:value-type="float" office:value="-0.964272258335958" calcext:value-type="float">
            <text:p>-0,9642722583</text:p>
          </table:table-cell>
          <table:table-cell office:value-type="float" office:value="-0.774497318603782" calcext:value-type="float">
            <text:p>-0,7744973186</text:p>
          </table:table-cell>
          <table:table-cell office:value-type="float" office:value="-0.0622697958888904" calcext:value-type="float">
            <text:p>-0,0622697959</text:p>
          </table:table-cell>
          <table:table-cell office:value-type="float" office:value="-0.346900562555987" calcext:value-type="float">
            <text:p>-0,3469005626</text:p>
          </table:table-cell>
          <table:table-cell office:value-type="float" office:value="-0.846287609580776" calcext:value-type="float">
            <text:p>-0,8462876096</text:p>
          </table:table-cell>
          <table:table-cell office:value-type="float" office:value="-0.260486367944814" calcext:value-type="float">
            <text:p>-0,2604863679</text:p>
          </table:table-cell>
          <table:table-cell office:value-type="float" office:value="0.759411993385852" calcext:value-type="float">
            <text:p>0,7594119934</text:p>
          </table:table-cell>
          <table:table-cell office:value-type="float" office:value="0.556266805034227" calcext:value-type="float">
            <text:p>0,556266805</text:p>
          </table:table-cell>
          <table:table-cell office:value-type="float" office:value="0" calcext:value-type="float">
            <text:p>0</text:p>
          </table:table-cell>
          <table:table-cell office:value-type="float" office:value="-0.73281445395707" calcext:value-type="float">
            <text:p>-0,732814454</text:p>
          </table:table-cell>
          <table:table-cell office:value-type="float" office:value="-0.550135707585003" calcext:value-type="float">
            <text:p>-0,5501357076</text:p>
          </table:table-cell>
          <table:table-cell office:value-type="float" office:value="-0.0354090705075298" calcext:value-type="float">
            <text:p>-0,0354090705</text:p>
          </table:table-cell>
          <table:table-cell office:value-type="float" office:value="0.575279036858553" calcext:value-type="float">
            <text:p>0,5752790369</text:p>
          </table:table-cell>
          <table:table-cell office:value-type="float" office:value="-0.169309068112126" calcext:value-type="float">
            <text:p>-0,1693090681</text:p>
          </table:table-cell>
          <table:table-cell office:value-type="float" office:value="-0.0958837933331061" calcext:value-type="float">
            <text:p>-0,0958837933</text:p>
          </table:table-cell>
          <table:table-cell office:value-type="float" office:value="-0.440757412705214" calcext:value-type="float">
            <text:p>-0,4407574127</text:p>
          </table:table-cell>
          <table:table-cell office:value-type="float" office:value="-0.401864603862419" calcext:value-type="float">
            <text:p>-0,4018646039</text:p>
          </table:table-cell>
          <table:table-cell office:value-type="float" office:value="-0.0323552213554588" calcext:value-type="float">
            <text:p>-0,0323552214</text:p>
          </table:table-cell>
          <table:table-cell office:value-type="float" office:value="0.278272300068656" calcext:value-type="float">
            <text:p>0,278272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215826894926" calcext:value-type="float">
            <text:p>0,3262158269</text:p>
          </table:table-cell>
          <table:table-cell office:value-type="float" office:value="0.136529420335568" calcext:value-type="float">
            <text:p>0,1365294203</text:p>
          </table:table-cell>
          <table:table-cell office:value-type="float" office:value="0.382532456078511" calcext:value-type="float">
            <text:p>0,3825324561</text:p>
          </table:table-cell>
          <table:table-cell office:value-type="float" office:value="0.359998558801691" calcext:value-type="float">
            <text:p>0,3599985588</text:p>
          </table:table-cell>
          <table:table-cell office:value-type="float" office:value="-0.824450277286441" calcext:value-type="float">
            <text:p>-0,8244502773</text:p>
          </table:table-cell>
          <table:table-cell office:value-type="float" office:value="0.731743157711155" calcext:value-type="float">
            <text:p>0,7317431577</text:p>
          </table:table-cell>
          <table:table-cell office:value-type="float" office:value="0.640093065136639" calcext:value-type="float">
            <text:p>0,6400930651</text:p>
          </table:table-cell>
          <table:table-cell office:value-type="float" office:value="0.0023487359911386" calcext:value-type="float">
            <text:p>0,002348736</text:p>
          </table:table-cell>
          <table:table-cell office:value-type="float" office:value="0.356879823055621" calcext:value-type="float">
            <text:p>0,3568798231</text:p>
          </table:table-cell>
          <table:table-cell office:value-type="float" office:value="0.394299109399932" calcext:value-type="float">
            <text:p>0,3942991094</text:p>
          </table:table-cell>
          <table:table-cell office:value-type="float" office:value="0.489809671650315" calcext:value-type="float">
            <text:p>0,4898096717</text:p>
          </table:table-cell>
          <table:table-cell office:value-type="float" office:value="0.229524832372299" calcext:value-type="float">
            <text:p>0,2295248324</text:p>
          </table:table-cell>
          <table:table-cell office:value-type="float" office:value="-0.753039306635889" calcext:value-type="float">
            <text:p>-0,7530393066</text:p>
          </table:table-cell>
          <table:table-cell office:value-type="float" office:value="-1.54309719326707" calcext:value-type="float">
            <text:p>-1,5430971933</text:p>
          </table:table-cell>
          <table:table-cell office:value-type="float" office:value="-1.04368073701152" calcext:value-type="float">
            <text:p>-1,043680737</text:p>
          </table:table-cell>
          <table:table-cell office:value-type="float" office:value="-0.689017860560073" calcext:value-type="float">
            <text:p>-0,6890178606</text:p>
          </table:table-cell>
          <table:table-cell office:value-type="float" office:value="-0.384561293870387" calcext:value-type="float">
            <text:p>-0,3845612939</text:p>
          </table:table-cell>
          <table:table-cell office:value-type="float" office:value="-0.396896206988323" calcext:value-type="float">
            <text:p>-0,396896207</text:p>
          </table:table-cell>
          <table:table-cell office:value-type="float" office:value="-0.589755314648933" calcext:value-type="float">
            <text:p>-0,5897553146</text:p>
          </table:table-cell>
          <table:table-cell office:value-type="float" office:value="-0.430987219408925" calcext:value-type="float">
            <text:p>-0,4309872194</text:p>
          </table:table-cell>
          <table:table-cell office:value-type="float" office:value="-0.190832188762545" calcext:value-type="float">
            <text:p>-0,1908321888</text:p>
          </table:table-cell>
          <table:table-cell office:value-type="float" office:value="0.133263970139177" calcext:value-type="float">
            <text:p>0,1332639701</text:p>
          </table:table-cell>
          <table:table-cell office:value-type="float" office:value="0.0995301683207913" calcext:value-type="float">
            <text:p>0,0995301683</text:p>
          </table:table-cell>
          <table:table-cell office:value-type="float" office:value="0.266397666926682" calcext:value-type="float">
            <text:p>0,2663976669</text:p>
          </table:table-cell>
          <table:table-cell office:value-type="float" office:value="0.829228568648263" calcext:value-type="float">
            <text:p>0,8292285686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1.02704193101927" calcext:value-type="float">
            <text:p>1,027041931</text:p>
          </table:table-cell>
          <table:table-cell office:value-type="float" office:value="0.412329350417597" calcext:value-type="float">
            <text:p>0,4123293504</text:p>
          </table:table-cell>
          <table:table-cell office:value-type="float" office:value="0.0932363017757439" calcext:value-type="float">
            <text:p>0,0932363018</text:p>
          </table:table-cell>
          <table:table-cell office:value-type="float" office:value="0.484486048340863" calcext:value-type="float">
            <text:p>0,4844860483</text:p>
          </table:table-cell>
          <table:table-cell office:value-type="float" office:value="0.929705750869372" calcext:value-type="float">
            <text:p>0,9297057509</text:p>
          </table:table-cell>
          <table:table-cell office:value-type="float" office:value="0.311859708944748" calcext:value-type="float">
            <text:p>0,3118597089</text:p>
          </table:table-cell>
          <table:table-cell office:value-type="float" office:value="-0.643059092741146" calcext:value-type="float">
            <text:p>-0,6430590927</text:p>
          </table:table-cell>
          <table:table-cell office:value-type="float" office:value="-1.09906713239332" calcext:value-type="float">
            <text:p>-1,0990671324</text:p>
          </table:table-cell>
          <table:table-cell office:value-type="float" office:value="-0.907451829881654" calcext:value-type="float">
            <text:p>-0,9074518299</text:p>
          </table:table-cell>
          <table:table-cell office:value-type="float" office:value="-1.07810447716893" calcext:value-type="float">
            <text:p>-1,0781044772</text:p>
          </table:table-cell>
          <table:table-cell office:value-type="float" office:value="-0.621476843268493" calcext:value-type="float">
            <text:p>-0,6214768433</text:p>
          </table:table-cell>
          <table:table-cell office:value-type="float" office:value="-0.612283315267424" calcext:value-type="float">
            <text:p>-0,6122833153</text:p>
          </table:table-cell>
          <table:table-cell office:value-type="float" office:value="-0.746453905513122" calcext:value-type="float">
            <text:p>-0,7464539055</text:p>
          </table:table-cell>
          <table:table-cell office:value-type="float" office:value="-1.08109449351747" calcext:value-type="float">
            <text:p>-1,0810944935</text:p>
          </table:table-cell>
          <table:table-cell office:value-type="float" office:value="-1.22902605476706" calcext:value-type="float">
            <text:p>-1,2290260548</text:p>
          </table:table-cell>
          <table:table-cell office:value-type="float" office:value="-0.642453059641167" calcext:value-type="float">
            <text:p>-0,6424530596</text:p>
          </table:table-cell>
          <table:table-cell office:value-type="float" office:value="-0.48455545200153" calcext:value-type="float">
            <text:p>-0,484555452</text:p>
          </table:table-cell>
          <table:table-cell office:value-type="float" office:value="-0.171804617572962" calcext:value-type="float">
            <text:p>-0,1718046176</text:p>
          </table:table-cell>
          <table:table-cell office:value-type="float" office:value="-0.106180590440141" calcext:value-type="float">
            <text:p>-0,1061805904</text:p>
          </table:table-cell>
          <table:table-cell office:value-type="float" office:value="-0.170601428133399" calcext:value-type="float">
            <text:p>-0,1706014281</text:p>
          </table:table-cell>
          <table:table-cell office:value-type="float" office:value="0.277737120788841" calcext:value-type="float">
            <text:p>0,2777371208</text:p>
          </table:table-cell>
          <table:table-cell office:value-type="float" office:value="0.277169356235764" calcext:value-type="float">
            <text:p>0,2771693562</text:p>
          </table:table-cell>
          <table:table-cell office:value-type="float" office:value="0.116816029057188" calcext:value-type="float">
            <text:p>0,1168160291</text:p>
          </table:table-cell>
          <table:table-cell office:value-type="float" office:value="0.453713461220259" calcext:value-type="float">
            <text:p>0,4537134612</text:p>
          </table:table-cell>
          <table:table-cell office:value-type="float" office:value="-0.807761386748134" calcext:value-type="float">
            <text:p>-0,8077613867</text:p>
          </table:table-cell>
          <table:table-cell office:value-type="float" office:value="-0.290637732309058" calcext:value-type="float">
            <text:p>-0,2906377323</text:p>
          </table:table-cell>
          <table:table-cell office:value-type="float" office:value="-0.701099596049094" calcext:value-type="float">
            <text:p>-0,701099596</text:p>
          </table:table-cell>
          <table:table-cell office:value-type="float" office:value="0.452004957531721" calcext:value-type="float">
            <text:p>0,4520049575</text:p>
          </table:table-cell>
          <table:table-cell office:value-type="float" office:value="-0.55025447136441" calcext:value-type="float">
            <text:p>-0,5502544714</text:p>
          </table:table-cell>
          <table:table-cell office:value-type="float" office:value="-0.584019468483465" calcext:value-type="float">
            <text:p>-0,5840194685</text:p>
          </table:table-cell>
          <table:table-cell office:value-type="float" office:value="-0.440757412705214" calcext:value-type="float">
            <text:p>-0,4407574127</text:p>
          </table:table-cell>
          <table:table-cell office:value-type="float" office:value="0.324582949273492" calcext:value-type="float">
            <text:p>0,3245829493</text:p>
          </table:table-cell>
          <table:table-cell office:value-type="float" office:value="-0.452973098976425" calcext:value-type="float">
            <text:p>-0,452973099</text:p>
          </table:table-cell>
          <table:table-cell office:value-type="float" office:value="-0.0993829643102341" calcext:value-type="float">
            <text:p>-0,0993829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7437697682173" calcext:value-type="float">
            <text:p>-0,1174376977</text:p>
          </table:table-cell>
          <table:table-cell office:value-type="float" office:value="0.348908518635341" calcext:value-type="float">
            <text:p>0,3489085186</text:p>
          </table:table-cell>
          <table:table-cell office:value-type="float" office:value="0.549077198860992" calcext:value-type="float">
            <text:p>0,5490771989</text:p>
          </table:table-cell>
          <table:table-cell office:value-type="float" office:value="0.736116456057189" calcext:value-type="float">
            <text:p>0,7361164561</text:p>
          </table:table-cell>
          <table:table-cell office:value-type="float" office:value="-0.00900054887867294" calcext:value-type="float">
            <text:p>-0,0090005489</text:p>
          </table:table-cell>
          <table:table-cell office:value-type="float" office:value="-0.0854405305535568" calcext:value-type="float">
            <text:p>-0,0854405306</text:p>
          </table:table-cell>
          <table:table-cell office:value-type="float" office:value="0.212824875007505" calcext:value-type="float">
            <text:p>0,212824875</text:p>
          </table:table-cell>
          <table:table-cell office:value-type="float" office:value="1.86254764097285" calcext:value-type="float">
            <text:p>1,862547641</text:p>
          </table:table-cell>
          <table:table-cell office:value-type="float" office:value="-0.267343110052317" calcext:value-type="float">
            <text:p>-0,2673431101</text:p>
          </table:table-cell>
          <table:table-cell office:value-type="float" office:value="-1.14941910192999" calcext:value-type="float">
            <text:p>-1,1494191019</text:p>
          </table:table-cell>
          <table:table-cell office:value-type="float" office:value="0.00226066002300162" calcext:value-type="float">
            <text:p>0,00226066</text:p>
          </table:table-cell>
          <table:table-cell office:value-type="float" office:value="0.0888828666573913" calcext:value-type="float">
            <text:p>0,0888828667</text:p>
          </table:table-cell>
          <table:table-cell office:value-type="float" office:value="-0.616832479623086" calcext:value-type="float">
            <text:p>-0,6168324796</text:p>
          </table:table-cell>
          <table:table-cell office:value-type="float" office:value="0.545981591628774" calcext:value-type="float">
            <text:p>0,5459815916</text:p>
          </table:table-cell>
          <table:table-cell office:value-type="float" office:value="0.835334022720042" calcext:value-type="float">
            <text:p>0,8353340227</text:p>
          </table:table-cell>
          <table:table-cell office:value-type="float" office:value="1.07715455930352" calcext:value-type="float">
            <text:p>1,0771545593</text:p>
          </table:table-cell>
          <table:table-cell office:value-type="float" office:value="0.581013710265714" calcext:value-type="float">
            <text:p>0,5810137103</text:p>
          </table:table-cell>
          <table:table-cell office:value-type="float" office:value="0.0435897568368679" calcext:value-type="float">
            <text:p>0,0435897568</text:p>
          </table:table-cell>
          <table:table-cell office:value-type="float" office:value="-0.348659155784893" calcext:value-type="float">
            <text:p>-0,3486591558</text:p>
          </table:table-cell>
          <table:table-cell office:value-type="float" office:value="-1.05081689537865" calcext:value-type="float">
            <text:p>-1,0508168954</text:p>
          </table:table-cell>
          <table:table-cell office:value-type="float" office:value="-1.46692548353647" calcext:value-type="float">
            <text:p>-1,4669254835</text:p>
          </table:table-cell>
          <table:table-cell office:value-type="float" office:value="-2.15801654870538" calcext:value-type="float">
            <text:p>-2,1580165487</text:p>
          </table:table-cell>
          <table:table-cell office:value-type="float" office:value="-1.77515452816319" calcext:value-type="float">
            <text:p>-1,7751545282</text:p>
          </table:table-cell>
          <table:table-cell office:value-type="float" office:value="-0.759463364425205" calcext:value-type="float">
            <text:p>-0,7594633644</text:p>
          </table:table-cell>
          <table:table-cell office:value-type="float" office:value="-1.40123704953266" calcext:value-type="float">
            <text:p>-1,4012370495</text:p>
          </table:table-cell>
          <table:table-cell office:value-type="float" office:value="-1.45977875119857" calcext:value-type="float">
            <text:p>-1,4597787512</text:p>
          </table:table-cell>
          <table:table-cell office:value-type="float" office:value="-0.856071811705722" calcext:value-type="float">
            <text:p>-0,8560718117</text:p>
          </table:table-cell>
          <table:table-cell office:value-type="float" office:value="-0.928795050071541" calcext:value-type="float">
            <text:p>-0,9287950501</text:p>
          </table:table-cell>
          <table:table-cell office:value-type="float" office:value="-0.942352621519127" calcext:value-type="float">
            <text:p>-0,9423526215</text:p>
          </table:table-cell>
          <table:table-cell office:value-type="float" office:value="-0.821519821099724" calcext:value-type="float">
            <text:p>-0,8215198211</text:p>
          </table:table-cell>
          <table:table-cell office:value-type="float" office:value="-0.483428298202747" calcext:value-type="float">
            <text:p>-0,4834282982</text:p>
          </table:table-cell>
          <table:table-cell office:value-type="float" office:value="-0.167419422696654" calcext:value-type="float">
            <text:p>-0,1674194227</text:p>
          </table:table-cell>
          <table:table-cell office:value-type="float" office:value="0.362689202155963" calcext:value-type="float">
            <text:p>0,3626892022</text:p>
          </table:table-cell>
          <table:table-cell office:value-type="float" office:value="0.200439746552942" calcext:value-type="float">
            <text:p>0,2004397466</text:p>
          </table:table-cell>
          <table:table-cell office:value-type="float" office:value="-0.360240817858611" calcext:value-type="float">
            <text:p>-0,3602408179</text:p>
          </table:table-cell>
          <table:table-cell office:value-type="float" office:value="-0.528356382050654" calcext:value-type="float">
            <text:p>-0,5283563821</text:p>
          </table:table-cell>
          <table:table-cell office:value-type="float" office:value="-0.850310369059507" calcext:value-type="float">
            <text:p>-0,8503103691</text:p>
          </table:table-cell>
          <table:table-cell office:value-type="float" office:value="-0.478463725657596" calcext:value-type="float">
            <text:p>-0,4784637257</text:p>
          </table:table-cell>
          <table:table-cell office:value-type="float" office:value="0.209971556194135" calcext:value-type="float">
            <text:p>0,2099715562</text:p>
          </table:table-cell>
          <table:table-cell office:value-type="float" office:value="0.512981156256152" calcext:value-type="float">
            <text:p>0,5129811563</text:p>
          </table:table-cell>
          <table:table-cell office:value-type="float" office:value="0.185259752430412" calcext:value-type="float">
            <text:p>0,1852597524</text:p>
          </table:table-cell>
          <table:table-cell office:value-type="float" office:value="0.331301900682114" calcext:value-type="float">
            <text:p>0,3313019007</text:p>
          </table:table-cell>
          <table:table-cell office:value-type="float" office:value="0.24281732004531" calcext:value-type="float">
            <text:p>0,24281732</text:p>
          </table:table-cell>
          <table:table-cell office:value-type="float" office:value="0.112535775702813" calcext:value-type="float">
            <text:p>0,1125357757</text:p>
          </table:table-cell>
          <table:table-cell office:value-type="float" office:value="0.383832941839514" calcext:value-type="float">
            <text:p>0,3838329418</text:p>
          </table:table-cell>
          <table:table-cell office:value-type="float" office:value="0.401305328760183" calcext:value-type="float">
            <text:p>0,4013053288</text:p>
          </table:table-cell>
          <table:table-cell office:value-type="float" office:value="-0.201833808275121" calcext:value-type="float">
            <text:p>-0,2018338083</text:p>
          </table:table-cell>
          <table:table-cell office:value-type="float" office:value="0.40694229181436" calcext:value-type="float">
            <text:p>0,4069422918</text:p>
          </table:table-cell>
          <table:table-cell office:value-type="float" office:value="0.5395788008832" calcext:value-type="float">
            <text:p>0,5395788009</text:p>
          </table:table-cell>
          <table:table-cell office:value-type="float" office:value="-0.190266935350431" calcext:value-type="float">
            <text:p>-0,1902669354</text:p>
          </table:table-cell>
          <table:table-cell office:value-type="float" office:value="-0.482991344653523" calcext:value-type="float">
            <text:p>-0,4829913447</text:p>
          </table:table-cell>
          <table:table-cell office:value-type="float" office:value="0.79925376384991" calcext:value-type="float">
            <text:p>0,7992537638</text:p>
          </table:table-cell>
          <table:table-cell office:value-type="float" office:value="1.22515383956054" calcext:value-type="float">
            <text:p>1,2251538396</text:p>
          </table:table-cell>
          <table:table-cell office:value-type="float" office:value="0.917707034988645" calcext:value-type="float">
            <text:p>0,917707035</text:p>
          </table:table-cell>
          <table:table-cell office:value-type="float" office:value="3.03345413700893" calcext:value-type="float">
            <text:p>3,033454137</text:p>
          </table:table-cell>
          <table:table-cell office:value-type="float" office:value="0.374818464847597" calcext:value-type="float">
            <text:p>0,3748184648</text:p>
          </table:table-cell>
          <table:table-cell office:value-type="float" office:value="3.15444030661575" calcext:value-type="float">
            <text:p>3,1544403066</text:p>
          </table:table-cell>
          <table:table-cell office:value-type="float" office:value="2.56575093235236" calcext:value-type="float">
            <text:p>2,5657509324</text:p>
          </table:table-cell>
          <table:table-cell office:value-type="float" office:value="2.03837894539391" calcext:value-type="float">
            <text:p>2,0383789454</text:p>
          </table:table-cell>
          <table:table-cell office:value-type="float" office:value="0.854693493068014" calcext:value-type="float">
            <text:p>0,8546934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401246370095" calcext:value-type="float">
            <text:p>0,4654012464</text:p>
          </table:table-cell>
          <table:table-cell office:value-type="float" office:value="-0.527913758630863" calcext:value-type="float">
            <text:p>-0,5279137586</text:p>
          </table:table-cell>
          <table:table-cell office:value-type="float" office:value="0.918598346909621" calcext:value-type="float">
            <text:p>0,9185983469</text:p>
          </table:table-cell>
          <table:table-cell office:value-type="float" office:value="1.58936677154538" calcext:value-type="float">
            <text:p>1,5893667715</text:p>
          </table:table-cell>
          <table:table-cell office:value-type="float" office:value="-0.49863040787848" calcext:value-type="float">
            <text:p>-0,4986304079</text:p>
          </table:table-cell>
          <table:table-cell office:value-type="float" office:value="0.437354002932563" calcext:value-type="float">
            <text:p>0,4373540029</text:p>
          </table:table-cell>
          <table:table-cell office:value-type="float" office:value="1.42179964025926" calcext:value-type="float">
            <text:p>1,4217996403</text:p>
          </table:table-cell>
          <table:table-cell office:value-type="float" office:value="0.570742845846663" calcext:value-type="float">
            <text:p>0,5707428458</text:p>
          </table:table-cell>
          <table:table-cell office:value-type="float" office:value="1.27843221821227" calcext:value-type="float">
            <text:p>1,2784322182</text:p>
          </table:table-cell>
          <table:table-cell office:value-type="float" office:value="1.89561156745477" calcext:value-type="float">
            <text:p>1,8956115675</text:p>
          </table:table-cell>
          <table:table-cell office:value-type="float" office:value="2.47542272518659" calcext:value-type="float">
            <text:p>2,4754227252</text:p>
          </table:table-cell>
          <table:table-cell office:value-type="float" office:value="2.34200999252668" calcext:value-type="float">
            <text:p>2,3420099925</text:p>
          </table:table-cell>
          <table:table-cell office:value-type="float" office:value="3.10899176762297" calcext:value-type="float">
            <text:p>3,1089917676</text:p>
          </table:table-cell>
          <table:table-cell office:value-type="float" office:value="2.58763658571499" calcext:value-type="float">
            <text:p>2,5876365857</text:p>
          </table:table-cell>
          <table:table-cell office:value-type="float" office:value="2.21490081781829" calcext:value-type="float">
            <text:p>2,2149008178</text:p>
          </table:table-cell>
          <table:table-cell office:value-type="float" office:value="1.86718252418775" calcext:value-type="float">
            <text:p>1,8671825242</text:p>
          </table:table-cell>
          <table:table-cell office:value-type="float" office:value="2.10029629729212" calcext:value-type="float">
            <text:p>2,1002962973</text:p>
          </table:table-cell>
          <table:table-cell office:value-type="float" office:value="2.2081653134466" calcext:value-type="float">
            <text:p>2,2081653134</text:p>
          </table:table-cell>
          <table:table-cell office:value-type="float" office:value="1.71810084270877" calcext:value-type="float">
            <text:p>1,7181008427</text:p>
          </table:table-cell>
          <table:table-cell office:value-type="float" office:value="0.947258128877567" calcext:value-type="float">
            <text:p>0,9472581289</text:p>
          </table:table-cell>
          <table:table-cell office:value-type="float" office:value="-0.161741916085327" calcext:value-type="float">
            <text:p>-0,1617419161</text:p>
          </table:table-cell>
          <table:table-cell office:value-type="float" office:value="-1.40220271219756" calcext:value-type="float">
            <text:p>-1,4022027122</text:p>
          </table:table-cell>
          <table:table-cell office:value-type="float" office:value="-2.57179559428101" calcext:value-type="float">
            <text:p>-2,5717955943</text:p>
          </table:table-cell>
          <table:table-cell office:value-type="float" office:value="-2.82122238789231" calcext:value-type="float">
            <text:p>-2,8212223879</text:p>
          </table:table-cell>
          <table:table-cell office:value-type="float" office:value="-1.90138722018462" calcext:value-type="float">
            <text:p>-1,9013872202</text:p>
          </table:table-cell>
          <table:table-cell office:value-type="float" office:value="-1.13098076507819" calcext:value-type="float">
            <text:p>-1,1309807651</text:p>
          </table:table-cell>
          <table:table-cell office:value-type="float" office:value="-0.988777190030051" calcext:value-type="float">
            <text:p>-0,98877719</text:p>
          </table:table-cell>
          <table:table-cell office:value-type="float" office:value="-1.22982077215555" calcext:value-type="float">
            <text:p>-1,2298207722</text:p>
          </table:table-cell>
          <table:table-cell office:value-type="float" office:value="-1.6487008541684" calcext:value-type="float">
            <text:p>-1,6487008542</text:p>
          </table:table-cell>
          <table:table-cell office:value-type="float" office:value="-1.93635868502386" calcext:value-type="float">
            <text:p>-1,936358685</text:p>
          </table:table-cell>
          <table:table-cell office:value-type="float" office:value="-0.627825924248807" calcext:value-type="float">
            <text:p>-0,6278259242</text:p>
          </table:table-cell>
          <table:table-cell office:value-type="float" office:value="-0.362976563493586" calcext:value-type="float">
            <text:p>-0,3629765635</text:p>
          </table:table-cell>
          <table:table-cell office:value-type="float" office:value="-0.286180665519592" calcext:value-type="float">
            <text:p>-0,2861806655</text:p>
          </table:table-cell>
          <table:table-cell office:value-type="float" office:value="-0.172330612732141" calcext:value-type="float">
            <text:p>-0,1723306127</text:p>
          </table:table-cell>
          <table:table-cell office:value-type="float" office:value="0.197003682396166" calcext:value-type="float">
            <text:p>0,1970036824</text:p>
          </table:table-cell>
          <table:table-cell office:value-type="float" office:value="-0.930444864843771" calcext:value-type="float">
            <text:p>-0,9304448648</text:p>
          </table:table-cell>
          <table:table-cell office:value-type="float" office:value="-0.512270315477517" calcext:value-type="float">
            <text:p>-0,5122703155</text:p>
          </table:table-cell>
          <table:table-cell office:value-type="float" office:value="-0.613691942526475" calcext:value-type="float">
            <text:p>-0,6136919425</text:p>
          </table:table-cell>
          <table:table-cell office:value-type="float" office:value="-0.512370783057459" calcext:value-type="float">
            <text:p>-0,5123707831</text:p>
          </table:table-cell>
          <table:table-cell office:value-type="float" office:value="-0.664664618717055" calcext:value-type="float">
            <text:p>-0,6646646187</text:p>
          </table:table-cell>
          <table:table-cell office:value-type="float" office:value="-1.17993514245111" calcext:value-type="float">
            <text:p>-1,1799351425</text:p>
          </table:table-cell>
          <table:table-cell office:value-type="float" office:value="-0.887225304688955" calcext:value-type="float">
            <text:p>-0,8872253047</text:p>
          </table:table-cell>
          <table:table-cell office:value-type="float" office:value="-0.819823218345573" calcext:value-type="float">
            <text:p>-0,8198232183</text:p>
          </table:table-cell>
          <table:table-cell office:value-type="float" office:value="-0.723980157021434" calcext:value-type="float">
            <text:p>-0,723980157</text:p>
          </table:table-cell>
          <table:table-cell office:value-type="float" office:value="-0.459016713952409" calcext:value-type="float">
            <text:p>-0,459016714</text:p>
          </table:table-cell>
          <table:table-cell office:value-type="float" office:value="-0.54241548157074" calcext:value-type="float">
            <text:p>-0,5424154816</text:p>
          </table:table-cell>
          <table:table-cell office:value-type="float" office:value="-0.664153984495056" calcext:value-type="float">
            <text:p>-0,6641539845</text:p>
          </table:table-cell>
          <table:table-cell office:value-type="float" office:value="-0.312416326392914" calcext:value-type="float">
            <text:p>-0,3124163264</text:p>
          </table:table-cell>
          <table:table-cell office:value-type="float" office:value="-0.214162719938178" calcext:value-type="float">
            <text:p>-0,2141627199</text:p>
          </table:table-cell>
          <table:table-cell office:value-type="float" office:value="0.0439077543116382" calcext:value-type="float">
            <text:p>0,0439077543</text:p>
          </table:table-cell>
          <table:table-cell office:value-type="float" office:value="1.35737222721594" calcext:value-type="float">
            <text:p>1,3573722272</text:p>
          </table:table-cell>
          <table:table-cell office:value-type="float" office:value="1.34938947143491" calcext:value-type="float">
            <text:p>1,3493894714</text:p>
          </table:table-cell>
          <table:table-cell office:value-type="float" office:value="1.93333524971114" calcext:value-type="float">
            <text:p>1,9333352497</text:p>
          </table:table-cell>
          <table:table-cell office:value-type="float" office:value="0" calcext:value-type="float">
            <text:p>0</text:p>
          </table:table-cell>
          <table:table-cell office:value-type="float" office:value="1.18516347678488" calcext:value-type="float">
            <text:p>1,1851634768</text:p>
          </table:table-cell>
          <table:table-cell office:value-type="float" office:value="2.17046041272213" calcext:value-type="float">
            <text:p>2,1704604127</text:p>
          </table:table-cell>
          <table:table-cell office:value-type="float" office:value="-0.475326621544839" calcext:value-type="float">
            <text:p>-0,4753266215</text:p>
          </table:table-cell>
          <table:table-cell office:value-type="float" office:value="4.93056956277352" calcext:value-type="float">
            <text:p>4,9305695628</text:p>
          </table:table-cell>
          <table:table-cell office:value-type="float" office:value="1.00301186201923" calcext:value-type="float">
            <text:p>1,003011862</text:p>
          </table:table-cell>
          <table:table-cell office:value-type="float" office:value="2.04728906479082" calcext:value-type="float">
            <text:p>2,0472890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3614004329322" calcext:value-type="float">
            <text:p>0,3436140043</text:p>
          </table:table-cell>
          <table:table-cell office:value-type="float" office:value="0.652307230492159" calcext:value-type="float">
            <text:p>0,6523072305</text:p>
          </table:table-cell>
          <table:table-cell office:value-type="float" office:value="0.806701097852642" calcext:value-type="float">
            <text:p>0,8067010979</text:p>
          </table:table-cell>
          <table:table-cell office:value-type="float" office:value="0.173014232737529" calcext:value-type="float">
            <text:p>0,1730142327</text:p>
          </table:table-cell>
          <table:table-cell office:value-type="float" office:value="-0.0252015368602842" calcext:value-type="float">
            <text:p>-0,0252015369</text:p>
          </table:table-cell>
          <table:table-cell office:value-type="float" office:value="-0.58285668862773" calcext:value-type="float">
            <text:p>-0,5828566886</text:p>
          </table:table-cell>
          <table:table-cell office:value-type="float" office:value="-0.654659026163768" calcext:value-type="float">
            <text:p>-0,6546590262</text:p>
          </table:table-cell>
          <table:table-cell office:value-type="float" office:value="-0.536686173975154" calcext:value-type="float">
            <text:p>-0,536686174</text:p>
          </table:table-cell>
          <table:table-cell office:value-type="float" office:value="-0.0527928732330801" calcext:value-type="float">
            <text:p>-0,0527928732</text:p>
          </table:table-cell>
          <table:table-cell office:value-type="float" office:value="0.720153845092706" calcext:value-type="float">
            <text:p>0,7201538451</text:p>
          </table:table-cell>
          <table:table-cell office:value-type="float" office:value="1.22753839248979" calcext:value-type="float">
            <text:p>1,2275383925</text:p>
          </table:table-cell>
          <table:table-cell office:value-type="float" office:value="1.78586739713626" calcext:value-type="float">
            <text:p>1,7858673971</text:p>
          </table:table-cell>
          <table:table-cell office:value-type="float" office:value="1.66108482005458" calcext:value-type="float">
            <text:p>1,6610848201</text:p>
          </table:table-cell>
          <table:table-cell office:value-type="float" office:value="1.31388220435388" calcext:value-type="float">
            <text:p>1,3138822044</text:p>
          </table:table-cell>
          <table:table-cell office:value-type="float" office:value="1.35814797400287" calcext:value-type="float">
            <text:p>1,358147974</text:p>
          </table:table-cell>
          <table:table-cell office:value-type="float" office:value="1.84483135216708" calcext:value-type="float">
            <text:p>1,8448313522</text:p>
          </table:table-cell>
          <table:table-cell office:value-type="float" office:value="1.95162960380376" calcext:value-type="float">
            <text:p>1,9516296038</text:p>
          </table:table-cell>
          <table:table-cell office:value-type="float" office:value="2.09919092135443" calcext:value-type="float">
            <text:p>2,0991909214</text:p>
          </table:table-cell>
          <table:table-cell office:value-type="float" office:value="2.18052482586761" calcext:value-type="float">
            <text:p>2,1805248259</text:p>
          </table:table-cell>
          <table:table-cell office:value-type="float" office:value="1.7079581857495" calcext:value-type="float">
            <text:p>1,7079581857</text:p>
          </table:table-cell>
          <table:table-cell office:value-type="float" office:value="0.800176433774654" calcext:value-type="float">
            <text:p>0,8001764338</text:p>
          </table:table-cell>
          <table:table-cell office:value-type="float" office:value="-0.0590113181554713" calcext:value-type="float">
            <text:p>-0,0590113182</text:p>
          </table:table-cell>
          <table:table-cell office:value-type="float" office:value="-0.406514783864436" calcext:value-type="float">
            <text:p>-0,4065147839</text:p>
          </table:table-cell>
          <table:table-cell office:value-type="float" office:value="-0.887852820856118" calcext:value-type="float">
            <text:p>-0,8878528209</text:p>
          </table:table-cell>
          <table:table-cell office:value-type="float" office:value="-1.65804885144293" calcext:value-type="float">
            <text:p>-1,6580488514</text:p>
          </table:table-cell>
          <table:table-cell office:value-type="float" office:value="-2.53005834960838" calcext:value-type="float">
            <text:p>-2,5300583496</text:p>
          </table:table-cell>
          <table:table-cell office:value-type="float" office:value="-2.63253276571607" calcext:value-type="float">
            <text:p>-2,6325327657</text:p>
          </table:table-cell>
          <table:table-cell office:value-type="float" office:value="-2.96598873229836" calcext:value-type="float">
            <text:p>-2,9659887323</text:p>
          </table:table-cell>
          <table:table-cell office:value-type="float" office:value="-2.41415424240766" calcext:value-type="float">
            <text:p>-2,4141542424</text:p>
          </table:table-cell>
          <table:table-cell office:value-type="float" office:value="-1.55628968590466" calcext:value-type="float">
            <text:p>-1,5562896859</text:p>
          </table:table-cell>
          <table:table-cell office:value-type="float" office:value="-1.0325131221643" calcext:value-type="float">
            <text:p>-1,0325131222</text:p>
          </table:table-cell>
          <table:table-cell office:value-type="float" office:value="-0.640602048749662" calcext:value-type="float">
            <text:p>-0,6406020487</text:p>
          </table:table-cell>
          <table:table-cell office:value-type="float" office:value="-0.477936238355054" calcext:value-type="float">
            <text:p>-0,4779362384</text:p>
          </table:table-cell>
          <table:table-cell office:value-type="float" office:value="0.210818503656007" calcext:value-type="float">
            <text:p>0,2108185037</text:p>
          </table:table-cell>
          <table:table-cell office:value-type="float" office:value="0.205493557053787" calcext:value-type="float">
            <text:p>0,2054935571</text:p>
          </table:table-cell>
          <table:table-cell office:value-type="float" office:value="-0.0149552684278043" calcext:value-type="float">
            <text:p>-0,0149552684</text:p>
          </table:table-cell>
          <table:table-cell office:value-type="float" office:value="0.64440187772843" calcext:value-type="float">
            <text:p>0,6444018777</text:p>
          </table:table-cell>
          <table:table-cell office:value-type="float" office:value="0.585519397345459" calcext:value-type="float">
            <text:p>0,5855193973</text:p>
          </table:table-cell>
          <table:table-cell office:value-type="float" office:value="-0.509859161571883" calcext:value-type="float">
            <text:p>-0,5098591616</text:p>
          </table:table-cell>
          <table:table-cell office:value-type="float" office:value="0.333311815112426" calcext:value-type="float">
            <text:p>0,3333118151</text:p>
          </table:table-cell>
          <table:table-cell office:value-type="float" office:value="2.1079871514716" calcext:value-type="float">
            <text:p>2,1079871515</text:p>
          </table:table-cell>
          <table:table-cell office:value-type="float" office:value="1.18355974179281" calcext:value-type="float">
            <text:p>1,1835597418</text:p>
          </table:table-cell>
          <table:table-cell office:value-type="float" office:value="-0.260803788196814" calcext:value-type="float">
            <text:p>-0,2608037882</text:p>
          </table:table-cell>
          <table:table-cell office:value-type="float" office:value="-0.267835146172696" calcext:value-type="float">
            <text:p>-0,2678351462</text:p>
          </table:table-cell>
          <table:table-cell office:value-type="float" office:value="-0.587620534671834" calcext:value-type="float">
            <text:p>-0,5876205347</text:p>
          </table:table-cell>
          <table:table-cell office:value-type="float" office:value="-0.475966785273705" calcext:value-type="float">
            <text:p>-0,4759667853</text:p>
          </table:table-cell>
          <table:table-cell office:value-type="float" office:value="-0.39619229031783" calcext:value-type="float">
            <text:p>-0,3961922903</text:p>
          </table:table-cell>
          <table:table-cell office:value-type="float" office:value="-0.820293123657292" calcext:value-type="float">
            <text:p>-0,8202931237</text:p>
          </table:table-cell>
          <table:table-cell office:value-type="float" office:value="-0.561829473084569" calcext:value-type="float">
            <text:p>-0,5618294731</text:p>
          </table:table-cell>
          <table:table-cell office:value-type="float" office:value="0.0804975495713363" calcext:value-type="float">
            <text:p>0,0804975496</text:p>
          </table:table-cell>
          <table:table-cell office:value-type="float" office:value="-0.632885210235651" calcext:value-type="float">
            <text:p>-0,6328852102</text:p>
          </table:table-cell>
          <table:table-cell office:value-type="float" office:value="2.14864323528482" calcext:value-type="float">
            <text:p>2,1486432353</text:p>
          </table:table-cell>
          <table:table-cell office:value-type="float" office:value="1.32429923698162" calcext:value-type="float">
            <text:p>1,324299237</text:p>
          </table:table-cell>
          <table:table-cell office:value-type="float" office:value="0.602673276708961" calcext:value-type="float">
            <text:p>0,6026732767</text:p>
          </table:table-cell>
          <table:table-cell office:value-type="float" office:value="2.85003597988746" calcext:value-type="float">
            <text:p>2,8500359799</text:p>
          </table:table-cell>
          <table:table-cell office:value-type="float" office:value="1.45569031696625" calcext:value-type="float">
            <text:p>1,455690317</text:p>
          </table:table-cell>
          <table:table-cell office:value-type="float" office:value="-0.129634533148592" calcext:value-type="float">
            <text:p>-0,1296345331</text:p>
          </table:table-cell>
          <table:table-cell office:value-type="float" office:value="0.973748847820476" calcext:value-type="float">
            <text:p>0,9737488478</text:p>
          </table:table-cell>
          <table:table-cell office:value-type="float" office:value="0.970656640663767" calcext:value-type="float">
            <text:p>0,9706566407</text:p>
          </table:table-cell>
          <table:table-cell office:value-type="float" office:value="0.0397531857240938" calcext:value-type="float">
            <text:p>0,0397531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714896816309" calcext:value-type="float">
            <text:p>-0,4871489682</text:p>
          </table:table-cell>
          <table:table-cell office:value-type="float" office:value="-0.391384338295295" calcext:value-type="float">
            <text:p>-0,3913843383</text:p>
          </table:table-cell>
          <table:table-cell office:value-type="float" office:value="0.275839730233484" calcext:value-type="float">
            <text:p>0,2758397302</text:p>
          </table:table-cell>
          <table:table-cell office:value-type="float" office:value="1.40883018086274" calcext:value-type="float">
            <text:p>1,4088301809</text:p>
          </table:table-cell>
          <table:table-cell office:value-type="float" office:value="2.31854139114615" calcext:value-type="float">
            <text:p>2,3185413911</text:p>
          </table:table-cell>
          <table:table-cell office:value-type="float" office:value="0.0042297292353246" calcext:value-type="float">
            <text:p>0,0042297292</text:p>
          </table:table-cell>
          <table:table-cell office:value-type="float" office:value="-0.49928877520772" calcext:value-type="float">
            <text:p>-0,4992887752</text:p>
          </table:table-cell>
          <table:table-cell office:value-type="float" office:value="-0.0340566718715087" calcext:value-type="float">
            <text:p>-0,0340566719</text:p>
          </table:table-cell>
          <table:table-cell office:value-type="float" office:value="-0.646607111358764" calcext:value-type="float">
            <text:p>-0,6466071114</text:p>
          </table:table-cell>
          <table:table-cell office:value-type="float" office:value="-0.608559757526687" calcext:value-type="float">
            <text:p>-0,6085597575</text:p>
          </table:table-cell>
          <table:table-cell office:value-type="float" office:value="0.189895441932122" calcext:value-type="float">
            <text:p>0,1898954419</text:p>
          </table:table-cell>
          <table:table-cell office:value-type="float" office:value="1.06909311501561" calcext:value-type="float">
            <text:p>1,069093115</text:p>
          </table:table-cell>
          <table:table-cell office:value-type="float" office:value="0.829655646830591" calcext:value-type="float">
            <text:p>0,8296556468</text:p>
          </table:table-cell>
          <table:table-cell office:value-type="float" office:value="1.18073079169608" calcext:value-type="float">
            <text:p>1,1807307917</text:p>
          </table:table-cell>
          <table:table-cell office:value-type="float" office:value="1.62977756880344" calcext:value-type="float">
            <text:p>1,6297775688</text:p>
          </table:table-cell>
          <table:table-cell office:value-type="float" office:value="1.4687298998963" calcext:value-type="float">
            <text:p>1,4687298999</text:p>
          </table:table-cell>
          <table:table-cell office:value-type="float" office:value="1.87350373936855" calcext:value-type="float">
            <text:p>1,8735037394</text:p>
          </table:table-cell>
          <table:table-cell office:value-type="float" office:value="2.11257374143592" calcext:value-type="float">
            <text:p>2,1125737414</text:p>
          </table:table-cell>
          <table:table-cell office:value-type="float" office:value="2.12509596619308" calcext:value-type="float">
            <text:p>2,1250959662</text:p>
          </table:table-cell>
          <table:table-cell office:value-type="float" office:value="1.60249576545244" calcext:value-type="float">
            <text:p>1,6024957655</text:p>
          </table:table-cell>
          <table:table-cell office:value-type="float" office:value="0.95765177653399" calcext:value-type="float">
            <text:p>0,9576517765</text:p>
          </table:table-cell>
          <table:table-cell office:value-type="float" office:value="0.654986551182582" calcext:value-type="float">
            <text:p>0,6549865512</text:p>
          </table:table-cell>
          <table:table-cell office:value-type="float" office:value="0.511241306354586" calcext:value-type="float">
            <text:p>0,5112413064</text:p>
          </table:table-cell>
          <table:table-cell office:value-type="float" office:value="0.427407245838413" calcext:value-type="float">
            <text:p>0,4274072458</text:p>
          </table:table-cell>
          <table:table-cell office:value-type="float" office:value="-0.452789011635117" calcext:value-type="float">
            <text:p>-0,4527890116</text:p>
          </table:table-cell>
          <table:table-cell office:value-type="float" office:value="-1.13477458799496" calcext:value-type="float">
            <text:p>-1,134774588</text:p>
          </table:table-cell>
          <table:table-cell office:value-type="float" office:value="-1.26232938093174" calcext:value-type="float">
            <text:p>-1,2623293809</text:p>
          </table:table-cell>
          <table:table-cell office:value-type="float" office:value="-1.26987321416953" calcext:value-type="float">
            <text:p>-1,2698732142</text:p>
          </table:table-cell>
          <table:table-cell office:value-type="float" office:value="-1.00270647757932" calcext:value-type="float">
            <text:p>-1,0027064776</text:p>
          </table:table-cell>
          <table:table-cell office:value-type="float" office:value="-1.0140458337644" calcext:value-type="float">
            <text:p>-1,0140458338</text:p>
          </table:table-cell>
          <table:table-cell office:value-type="float" office:value="-0.874563615356637" calcext:value-type="float">
            <text:p>-0,8745636154</text:p>
          </table:table-cell>
          <table:table-cell office:value-type="float" office:value="-0.591361042074175" calcext:value-type="float">
            <text:p>-0,5913610421</text:p>
          </table:table-cell>
          <table:table-cell office:value-type="float" office:value="-0.346225339841807" calcext:value-type="float">
            <text:p>-0,3462253398</text:p>
          </table:table-cell>
          <table:table-cell office:value-type="float" office:value="-0.526938147086861" calcext:value-type="float">
            <text:p>-0,5269381471</text:p>
          </table:table-cell>
          <table:table-cell office:value-type="float" office:value="-0.38455273165089" calcext:value-type="float">
            <text:p>-0,3845527317</text:p>
          </table:table-cell>
          <table:table-cell office:value-type="float" office:value="-0.327312140654096" calcext:value-type="float">
            <text:p>-0,3273121407</text:p>
          </table:table-cell>
          <table:table-cell office:value-type="float" office:value="0.0575209955540254" calcext:value-type="float">
            <text:p>0,0575209956</text:p>
          </table:table-cell>
          <table:table-cell office:value-type="float" office:value="0.623552333339831" calcext:value-type="float">
            <text:p>0,6235523333</text:p>
          </table:table-cell>
          <table:table-cell office:value-type="float" office:value="0.411905923634428" calcext:value-type="float">
            <text:p>0,4119059236</text:p>
          </table:table-cell>
          <table:table-cell office:value-type="float" office:value="-0.0366615010744986" calcext:value-type="float">
            <text:p>-0,0366615011</text:p>
          </table:table-cell>
          <table:table-cell office:value-type="float" office:value="-0.495584448141923" calcext:value-type="float">
            <text:p>-0,4955844481</text:p>
          </table:table-cell>
          <table:table-cell office:value-type="float" office:value="-0.397088145719171" calcext:value-type="float">
            <text:p>-0,3970881457</text:p>
          </table:table-cell>
          <table:table-cell office:value-type="float" office:value="-0.0190656562405948" calcext:value-type="float">
            <text:p>-0,0190656562</text:p>
          </table:table-cell>
          <table:table-cell office:value-type="float" office:value="-0.540921961878191" calcext:value-type="float">
            <text:p>-0,5409219619</text:p>
          </table:table-cell>
          <table:table-cell office:value-type="float" office:value="-0.598172643038556" calcext:value-type="float">
            <text:p>-0,598172643</text:p>
          </table:table-cell>
          <table:table-cell office:value-type="float" office:value="-0.67680610329508" calcext:value-type="float">
            <text:p>-0,6768061033</text:p>
          </table:table-cell>
          <table:table-cell office:value-type="float" office:value="-0.896464122794625" calcext:value-type="float">
            <text:p>-0,8964641228</text:p>
          </table:table-cell>
          <table:table-cell office:value-type="float" office:value="-0.498263987221519" calcext:value-type="float">
            <text:p>-0,4982639872</text:p>
          </table:table-cell>
          <table:table-cell office:value-type="float" office:value="-0.959560238684042" calcext:value-type="float">
            <text:p>-0,9595602387</text:p>
          </table:table-cell>
          <table:table-cell office:value-type="float" office:value="-0.892791004336639" calcext:value-type="float">
            <text:p>-0,8927910043</text:p>
          </table:table-cell>
          <table:table-cell office:value-type="float" office:value="-0.899363193492767" calcext:value-type="float">
            <text:p>-0,8993631935</text:p>
          </table:table-cell>
          <table:table-cell office:value-type="float" office:value="0.508616031540852" calcext:value-type="float">
            <text:p>0,5086160315</text:p>
          </table:table-cell>
          <table:table-cell office:value-type="float" office:value="0.0495726987105422" calcext:value-type="float">
            <text:p>0,0495726987</text:p>
          </table:table-cell>
          <table:table-cell office:value-type="float" office:value="-0.123274079326833" calcext:value-type="float">
            <text:p>-0,1232740793</text:p>
          </table:table-cell>
          <table:table-cell office:value-type="float" office:value="2.75127235682205" calcext:value-type="float">
            <text:p>2,7512723568</text:p>
          </table:table-cell>
          <table:table-cell office:value-type="float" office:value="3.6348674381732" calcext:value-type="float">
            <text:p>3,6348674382</text:p>
          </table:table-cell>
          <table:table-cell office:value-type="float" office:value="0.648172665742962" calcext:value-type="float">
            <text:p>0,6481726657</text:p>
          </table:table-cell>
          <table:table-cell office:value-type="float" office:value="-0.0618253236711414" calcext:value-type="float">
            <text:p>-0,0618253237</text:p>
          </table:table-cell>
          <table:table-cell office:value-type="float" office:value="1.35891929692927" calcext:value-type="float">
            <text:p>1,3589192969</text:p>
          </table:table-cell>
          <table:table-cell office:value-type="float" office:value="0.775187121619827" calcext:value-type="float">
            <text:p>0,775187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8003068935699" calcext:value-type="float">
            <text:p>0,4480030689</text:p>
          </table:table-cell>
          <table:table-cell office:value-type="float" office:value="0.348908518635341" calcext:value-type="float">
            <text:p>0,3489085186</text:p>
          </table:table-cell>
          <table:table-cell office:value-type="float" office:value="0.340896270382891" calcext:value-type="float">
            <text:p>0,3408962704</text:p>
          </table:table-cell>
          <table:table-cell office:value-type="float" office:value="0.811340035508288" calcext:value-type="float">
            <text:p>0,8113400355</text:p>
          </table:table-cell>
          <table:table-cell office:value-type="float" office:value="0.378023052904263" calcext:value-type="float">
            <text:p>0,3780230529</text:p>
          </table:table-cell>
          <table:table-cell office:value-type="float" office:value="-0.280008075378488" calcext:value-type="float">
            <text:p>-0,2800080754</text:p>
          </table:table-cell>
          <table:table-cell office:value-type="float" office:value="-1.12562509937429" calcext:value-type="float">
            <text:p>-1,1256250994</text:p>
          </table:table-cell>
          <table:table-cell office:value-type="float" office:value="-0.187898879291082" calcext:value-type="float">
            <text:p>-0,1878988793</text:p>
          </table:table-cell>
          <table:table-cell office:value-type="float" office:value="-0.823146479450183" calcext:value-type="float">
            <text:p>-0,8231464795</text:p>
          </table:table-cell>
          <table:table-cell office:value-type="float" office:value="-1.21339971213451" calcext:value-type="float">
            <text:p>-1,2133997121</text:p>
          </table:table-cell>
          <table:table-cell office:value-type="float" office:value="-1.01805056369165" calcext:value-type="float">
            <text:p>-1,0180505637</text:p>
          </table:table-cell>
          <table:table-cell office:value-type="float" office:value="-0.540079426717401" calcext:value-type="float">
            <text:p>-0,5400794267</text:p>
          </table:table-cell>
          <table:table-cell office:value-type="float" office:value="-0.499070327101599" calcext:value-type="float">
            <text:p>-0,4990703271</text:p>
          </table:table-cell>
          <table:table-cell office:value-type="float" office:value="-0.00486397854457719" calcext:value-type="float">
            <text:p>-0,0048639785</text:p>
          </table:table-cell>
          <table:table-cell office:value-type="float" office:value="0.24144852871162" calcext:value-type="float">
            <text:p>0,2414485287</text:p>
          </table:table-cell>
          <table:table-cell office:value-type="float" office:value="0.848055046091719" calcext:value-type="float">
            <text:p>0,8480550461</text:p>
          </table:table-cell>
          <table:table-cell office:value-type="float" office:value="1.24242879558125" calcext:value-type="float">
            <text:p>1,2424287956</text:p>
          </table:table-cell>
          <table:table-cell office:value-type="float" office:value="1.30501614108974" calcext:value-type="float">
            <text:p>1,3050161411</text:p>
          </table:table-cell>
          <table:table-cell office:value-type="float" office:value="1.54406197561881" calcext:value-type="float">
            <text:p>1,5440619756</text:p>
          </table:table-cell>
          <table:table-cell office:value-type="float" office:value="1.25831515914002" calcext:value-type="float">
            <text:p>1,2583151591</text:p>
          </table:table-cell>
          <table:table-cell office:value-type="float" office:value="0.73540209328005" calcext:value-type="float">
            <text:p>0,7354020933</text:p>
          </table:table-cell>
          <table:table-cell office:value-type="float" office:value="0.335309344221155" calcext:value-type="float">
            <text:p>0,3353093442</text:p>
          </table:table-cell>
          <table:table-cell office:value-type="float" office:value="0.211451642737745" calcext:value-type="float">
            <text:p>0,2114516427</text:p>
          </table:table-cell>
          <table:table-cell office:value-type="float" office:value="0.130898696621745" calcext:value-type="float">
            <text:p>0,1308986966</text:p>
          </table:table-cell>
          <table:table-cell office:value-type="float" office:value="-0.42216757261561" calcext:value-type="float">
            <text:p>-0,4221675726</text:p>
          </table:table-cell>
          <table:table-cell office:value-type="float" office:value="-1.0955717511883" calcext:value-type="float">
            <text:p>-1,0955717512</text:p>
          </table:table-cell>
          <table:table-cell office:value-type="float" office:value="-1.19068475950511" calcext:value-type="float">
            <text:p>-1,1906847595</text:p>
          </table:table-cell>
          <table:table-cell office:value-type="float" office:value="-1.35756698194751" calcext:value-type="float">
            <text:p>-1,3575669819</text:p>
          </table:table-cell>
          <table:table-cell office:value-type="float" office:value="-0.944017555479408" calcext:value-type="float">
            <text:p>-0,9440175555</text:p>
          </table:table-cell>
          <table:table-cell office:value-type="float" office:value="-0.882222140386938" calcext:value-type="float">
            <text:p>-0,8822221404</text:p>
          </table:table-cell>
          <table:table-cell office:value-type="float" office:value="-0.824561848408649" calcext:value-type="float">
            <text:p>-0,8245618484</text:p>
          </table:table-cell>
          <table:table-cell office:value-type="float" office:value="-0.516796089108439" calcext:value-type="float">
            <text:p>-0,5167960891</text:p>
          </table:table-cell>
          <table:table-cell office:value-type="float" office:value="-0.106530873797479" calcext:value-type="float">
            <text:p>-0,1065308738</text:p>
          </table:table-cell>
          <table:table-cell office:value-type="float" office:value="0.114815000452656" calcext:value-type="float">
            <text:p>0,1148150005</text:p>
          </table:table-cell>
          <table:table-cell office:value-type="float" office:value="0.517689402418133" calcext:value-type="float">
            <text:p>0,5176894024</text:p>
          </table:table-cell>
          <table:table-cell office:value-type="float" office:value="0.592720828448799" calcext:value-type="float">
            <text:p>0,5927208284</text:p>
          </table:table-cell>
          <table:table-cell office:value-type="float" office:value="0.689001490223218" calcext:value-type="float">
            <text:p>0,6890014902</text:p>
          </table:table-cell>
          <table:table-cell office:value-type="float" office:value="0.721686699053705" calcext:value-type="float">
            <text:p>0,7216866991</text:p>
          </table:table-cell>
          <table:table-cell office:value-type="float" office:value="0.531459106347835" calcext:value-type="float">
            <text:p>0,5314591063</text:p>
          </table:table-cell>
          <table:table-cell office:value-type="float" office:value="0.825303562356461" calcext:value-type="float">
            <text:p>0,8253035624</text:p>
          </table:table-cell>
          <table:table-cell office:value-type="float" office:value="0.858506549906233" calcext:value-type="float">
            <text:p>0,8585065499</text:p>
          </table:table-cell>
          <table:table-cell office:value-type="float" office:value="0.747355450375933" calcext:value-type="float">
            <text:p>0,7473554504</text:p>
          </table:table-cell>
          <table:table-cell office:value-type="float" office:value="1.17811366392354" calcext:value-type="float">
            <text:p>1,1781136639</text:p>
          </table:table-cell>
          <table:table-cell office:value-type="float" office:value="0.768994467302559" calcext:value-type="float">
            <text:p>0,7689944673</text:p>
          </table:table-cell>
          <table:table-cell office:value-type="float" office:value="-0.129922834265265" calcext:value-type="float">
            <text:p>-0,1299228343</text:p>
          </table:table-cell>
          <table:table-cell office:value-type="float" office:value="-0.072048305535549" calcext:value-type="float">
            <text:p>-0,0720483055</text:p>
          </table:table-cell>
          <table:table-cell office:value-type="float" office:value="0.329489379320924" calcext:value-type="float">
            <text:p>0,3294893793</text:p>
          </table:table-cell>
          <table:table-cell office:value-type="float" office:value="0.00961281004285894" calcext:value-type="float">
            <text:p>0,00961281</text:p>
          </table:table-cell>
          <table:table-cell office:value-type="float" office:value="-0.0305946742768826" calcext:value-type="float">
            <text:p>-0,0305946743</text:p>
          </table:table-cell>
          <table:table-cell office:value-type="float" office:value="0.329308157337285" calcext:value-type="float">
            <text:p>0,3293081573</text:p>
          </table:table-cell>
          <table:table-cell office:value-type="float" office:value="-0.0499646218607093" calcext:value-type="float">
            <text:p>-0,0499646219</text:p>
          </table:table-cell>
          <table:table-cell office:value-type="float" office:value="-0.373677084397361" calcext:value-type="float">
            <text:p>-0,3736770844</text:p>
          </table:table-cell>
          <table:table-cell office:value-type="float" office:value="1.11184481393644" calcext:value-type="float">
            <text:p>1,1118448139</text:p>
          </table:table-cell>
          <table:table-cell office:value-type="float" office:value="1.1368609537919" calcext:value-type="float">
            <text:p>1,1368609538</text:p>
          </table:table-cell>
          <table:table-cell office:value-type="float" office:value="-0.522036293345723" calcext:value-type="float">
            <text:p>-0,5220362933</text:p>
          </table:table-cell>
          <table:table-cell office:value-type="float" office:value="1.05472172666417" calcext:value-type="float">
            <text:p>1,0547217267</text:p>
          </table:table-cell>
          <table:table-cell office:value-type="float" office:value="0.11234992872878" calcext:value-type="float">
            <text:p>0,1123499287</text:p>
          </table:table-cell>
          <table:table-cell office:value-type="float" office:value="-0.216388632848995" calcext:value-type="float">
            <text:p>-0,2163886328</text:p>
          </table:table-cell>
          <table:table-cell office:value-type="float" office:value="1.13243274744106" calcext:value-type="float">
            <text:p>1,1324327474</text:p>
          </table:table-cell>
          <table:table-cell office:value-type="float" office:value="0.775187121619827" calcext:value-type="float">
            <text:p>0,775187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1368095704023" calcext:value-type="float">
            <text:p>1,613680957</text:p>
          </table:table-cell>
          <table:table-cell office:value-type="float" office:value="0.503641861682318" calcext:value-type="float">
            <text:p>0,5036418617</text:p>
          </table:table-cell>
          <table:table-cell office:value-type="float" office:value="0.403350548926321" calcext:value-type="float">
            <text:p>0,4033505489</text:p>
          </table:table-cell>
          <table:table-cell office:value-type="float" office:value="-0.114984614303823" calcext:value-type="float">
            <text:p>-0,1149846143</text:p>
          </table:table-cell>
          <table:table-cell office:value-type="float" office:value="0.72184402006957" calcext:value-type="float">
            <text:p>0,7218440201</text:p>
          </table:table-cell>
          <table:table-cell office:value-type="float" office:value="-0.251245916578281" calcext:value-type="float">
            <text:p>-0,2512459166</text:p>
          </table:table-cell>
          <table:table-cell office:value-type="float" office:value="-0.350392284708173" calcext:value-type="float">
            <text:p>-0,3503922847</text:p>
          </table:table-cell>
          <table:table-cell office:value-type="float" office:value="-0.791524029013684" calcext:value-type="float">
            <text:p>-0,791524029</text:p>
          </table:table-cell>
          <table:table-cell office:value-type="float" office:value="-0.361947938885996" calcext:value-type="float">
            <text:p>-0,3619479389</text:p>
          </table:table-cell>
          <table:table-cell office:value-type="float" office:value="-1.0958539398983" calcext:value-type="float">
            <text:p>-1,0958539399</text:p>
          </table:table-cell>
          <table:table-cell office:value-type="float" office:value="-0.501866525106322" calcext:value-type="float">
            <text:p>-0,5018665251</text:p>
          </table:table-cell>
          <table:table-cell office:value-type="float" office:value="-0.333756949095023" calcext:value-type="float">
            <text:p>-0,3337569491</text:p>
          </table:table-cell>
          <table:table-cell office:value-type="float" office:value="-0.263546022058627" calcext:value-type="float">
            <text:p>-0,2635460221</text:p>
          </table:table-cell>
          <table:table-cell office:value-type="float" office:value="0.0109439517252985" calcext:value-type="float">
            <text:p>0,0109439517</text:p>
          </table:table-cell>
          <table:table-cell office:value-type="float" office:value="0.487764971308556" calcext:value-type="float">
            <text:p>0,4877649713</text:p>
          </table:table-cell>
          <table:table-cell office:value-type="float" office:value="0.695465314027573" calcext:value-type="float">
            <text:p>0,695465314</text:p>
          </table:table-cell>
          <table:table-cell office:value-type="float" office:value="1.36644412407792" calcext:value-type="float">
            <text:p>1,3664441241</text:p>
          </table:table-cell>
          <table:table-cell office:value-type="float" office:value="1.89806625384397" calcext:value-type="float">
            <text:p>1,8980662538</text:p>
          </table:table-cell>
          <table:table-cell office:value-type="float" office:value="1.94252958223012" calcext:value-type="float">
            <text:p>1,9425295822</text:p>
          </table:table-cell>
          <table:table-cell office:value-type="float" office:value="1.50084065274734" calcext:value-type="float">
            <text:p>1,5008406527</text:p>
          </table:table-cell>
          <table:table-cell office:value-type="float" office:value="1.15081118711071" calcext:value-type="float">
            <text:p>1,1508111871</text:p>
          </table:table-cell>
          <table:table-cell office:value-type="float" office:value="0.982089023342379" calcext:value-type="float">
            <text:p>0,9820890233</text:p>
          </table:table-cell>
          <table:table-cell office:value-type="float" office:value="0.924951042145826" calcext:value-type="float">
            <text:p>0,9249510421</text:p>
          </table:table-cell>
          <table:table-cell office:value-type="float" office:value="0.677076644826215" calcext:value-type="float">
            <text:p>0,6770766448</text:p>
          </table:table-cell>
          <table:table-cell office:value-type="float" office:value="0.047361159016838" calcext:value-type="float">
            <text:p>0,047361159</text:p>
          </table:table-cell>
          <table:table-cell office:value-type="float" office:value="-0.751176937521182" calcext:value-type="float">
            <text:p>-0,7511769375</text:p>
          </table:table-cell>
          <table:table-cell office:value-type="float" office:value="-1.34089422147344" calcext:value-type="float">
            <text:p>-1,3408942215</text:p>
          </table:table-cell>
          <table:table-cell office:value-type="float" office:value="-1.35166451680861" calcext:value-type="float">
            <text:p>-1,3516645168</text:p>
          </table:table-cell>
          <table:table-cell office:value-type="float" office:value="-1.1080135505671" calcext:value-type="float">
            <text:p>-1,1080135506</text:p>
          </table:table-cell>
          <table:table-cell office:value-type="float" office:value="-1.32389946355883" calcext:value-type="float">
            <text:p>-1,3238994636</text:p>
          </table:table-cell>
          <table:table-cell office:value-type="float" office:value="-0.919425013739879" calcext:value-type="float">
            <text:p>-0,9194250137</text:p>
          </table:table-cell>
          <table:table-cell office:value-type="float" office:value="-0.528520138316888" calcext:value-type="float">
            <text:p>-0,5285201383</text:p>
          </table:table-cell>
          <table:table-cell office:value-type="float" office:value="-0.369468439579439" calcext:value-type="float">
            <text:p>-0,3694684396</text:p>
          </table:table-cell>
          <table:table-cell office:value-type="float" office:value="0.26876656414812" calcext:value-type="float">
            <text:p>0,2687665641</text:p>
          </table:table-cell>
          <table:table-cell office:value-type="float" office:value="0.334385290492219" calcext:value-type="float">
            <text:p>0,3343852905</text:p>
          </table:table-cell>
          <table:table-cell office:value-type="float" office:value="0.372367253132797" calcext:value-type="float">
            <text:p>0,3723672531</text:p>
          </table:table-cell>
          <table:table-cell office:value-type="float" office:value="0.612306829484518" calcext:value-type="float">
            <text:p>0,6123068295</text:p>
          </table:table-cell>
          <table:table-cell office:value-type="float" office:value="0.606648806231221" calcext:value-type="float">
            <text:p>0,6066488062</text:p>
          </table:table-cell>
          <table:table-cell office:value-type="float" office:value="0.955420813113026" calcext:value-type="float">
            <text:p>0,9554208131</text:p>
          </table:table-cell>
          <table:table-cell office:value-type="float" office:value="0.364096281663532" calcext:value-type="float">
            <text:p>0,3640962817</text:p>
          </table:table-cell>
          <table:table-cell office:value-type="float" office:value="0.350064958062514" calcext:value-type="float">
            <text:p>0,3500649581</text:p>
          </table:table-cell>
          <table:table-cell office:value-type="float" office:value="0.544662695396893" calcext:value-type="float">
            <text:p>0,5446626954</text:p>
          </table:table-cell>
          <table:table-cell office:value-type="float" office:value="0.192455209221098" calcext:value-type="float">
            <text:p>0,1924552092</text:p>
          </table:table-cell>
          <table:table-cell office:value-type="float" office:value="0.654958214590375" calcext:value-type="float">
            <text:p>0,6549582146</text:p>
          </table:table-cell>
          <table:table-cell office:value-type="float" office:value="0.176747815142594" calcext:value-type="float">
            <text:p>0,1767478151</text:p>
          </table:table-cell>
          <table:table-cell office:value-type="float" office:value="-0.210172000085565" calcext:value-type="float">
            <text:p>-0,2101720001</text:p>
          </table:table-cell>
          <table:table-cell office:value-type="float" office:value="-0.55949941724129" calcext:value-type="float">
            <text:p>-0,5594994172</text:p>
          </table:table-cell>
          <table:table-cell office:value-type="float" office:value="-1.1214945050002" calcext:value-type="float">
            <text:p>-1,121494505</text:p>
          </table:table-cell>
          <table:table-cell office:value-type="float" office:value="-0.292040072642969" calcext:value-type="float">
            <text:p>-0,2920400726</text:p>
          </table:table-cell>
          <table:table-cell office:value-type="float" office:value="-0.307354280181466" calcext:value-type="float">
            <text:p>-0,3073542802</text:p>
          </table:table-cell>
          <table:table-cell office:value-type="float" office:value="-0.924345504423122" calcext:value-type="float">
            <text:p>-0,9243455044</text:p>
          </table:table-cell>
          <table:table-cell office:value-type="float" office:value="-1.04837182011482" calcext:value-type="float">
            <text:p>-1,0483718201</text:p>
          </table:table-cell>
          <table:table-cell office:value-type="float" office:value="-1.28180835237259" calcext:value-type="float">
            <text:p>-1,2818083524</text:p>
          </table:table-cell>
          <table:table-cell office:value-type="float" office:value="1.83541406997729" calcext:value-type="float">
            <text:p>1,83541407</text:p>
          </table:table-cell>
          <table:table-cell office:value-type="float" office:value="1.89061792725208" calcext:value-type="float">
            <text:p>1,8906179273</text:p>
          </table:table-cell>
          <table:table-cell office:value-type="float" office:value="0.217917712120696" calcext:value-type="float">
            <text:p>0,2179177121</text:p>
          </table:table-cell>
          <table:table-cell office:value-type="float" office:value="0.993864754139208" calcext:value-type="float">
            <text:p>0,9938647541</text:p>
          </table:table-cell>
          <table:table-cell office:value-type="float" office:value="0.865554531395978" calcext:value-type="float">
            <text:p>0,8655545314</text:p>
          </table:table-cell>
          <table:table-cell office:value-type="float" office:value="0.776525312531014" calcext:value-type="float">
            <text:p>0,7765253125</text:p>
          </table:table-cell>
          <table:table-cell office:value-type="float" office:value="0.934199864516202" calcext:value-type="float">
            <text:p>0,9341998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82917984547822" calcext:value-type="float">
            <text:p>-0,0782917985</text:p>
          </table:table-cell>
          <table:table-cell office:value-type="float" office:value="-0.56735559117225" calcext:value-type="float">
            <text:p>-0,5673555912</text:p>
          </table:table-cell>
          <table:table-cell office:value-type="float" office:value="-0.364316624836677" calcext:value-type="float">
            <text:p>-0,3643166248</text:p>
          </table:table-cell>
          <table:table-cell office:value-type="float" office:value="1.27987547323228" calcext:value-type="float">
            <text:p>1,2798754732</text:p>
          </table:table-cell>
          <table:table-cell office:value-type="float" office:value="1.89011526452132" calcext:value-type="float">
            <text:p>1,8901152645</text:p>
          </table:table-cell>
          <table:table-cell office:value-type="float" office:value="-0.851867467994374" calcext:value-type="float">
            <text:p>-0,851867468</text:p>
          </table:table-cell>
          <table:table-cell office:value-type="float" office:value="-0.560789499544489" calcext:value-type="float">
            <text:p>-0,5607894995</text:p>
          </table:table-cell>
          <table:table-cell office:value-type="float" office:value="-0.344089822701795" calcext:value-type="float">
            <text:p>-0,3440898227</text:p>
          </table:table-cell>
          <table:table-cell office:value-type="float" office:value="-0.868759521923565" calcext:value-type="float">
            <text:p>-0,8687595219</text:p>
          </table:table-cell>
          <table:table-cell office:value-type="float" office:value="-0.846627144334193" calcext:value-type="float">
            <text:p>-0,8466271443</text:p>
          </table:table-cell>
          <table:table-cell office:value-type="float" office:value="-0.846240401943544" calcext:value-type="float">
            <text:p>-0,8462404019</text:p>
          </table:table-cell>
          <table:table-cell office:value-type="float" office:value="-0.535081996463572" calcext:value-type="float">
            <text:p>-0,5350819965</text:p>
          </table:table-cell>
          <table:table-cell office:value-type="float" office:value="0.0500134442937637" calcext:value-type="float">
            <text:p>0,0500134443</text:p>
          </table:table-cell>
          <table:table-cell office:value-type="float" office:value="0.167807259787908" calcext:value-type="float">
            <text:p>0,1678072598</text:p>
          </table:table-cell>
          <table:table-cell office:value-type="float" office:value="0.368987872506872" calcext:value-type="float">
            <text:p>0,3689878725</text:p>
          </table:table-cell>
          <table:table-cell office:value-type="float" office:value="0.838598781006054" calcext:value-type="float">
            <text:p>0,838598781</text:p>
          </table:table-cell>
          <table:table-cell office:value-type="float" office:value="1.11006992816432" calcext:value-type="float">
            <text:p>1,1100699282</text:p>
          </table:table-cell>
          <table:table-cell office:value-type="float" office:value="1.06565484477501" calcext:value-type="float">
            <text:p>1,0656548448</text:p>
          </table:table-cell>
          <table:table-cell office:value-type="float" office:value="1.44095654433612" calcext:value-type="float">
            <text:p>1,4409565443</text:p>
          </table:table-cell>
          <table:table-cell office:value-type="float" office:value="1.36415831019627" calcext:value-type="float">
            <text:p>1,3641583102</text:p>
          </table:table-cell>
          <table:table-cell office:value-type="float" office:value="1.05849805514834" calcext:value-type="float">
            <text:p>1,0584980551</text:p>
          </table:table-cell>
          <table:table-cell office:value-type="float" office:value="1.05087042728518" calcext:value-type="float">
            <text:p>1,0508704273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0.885343580665285" calcext:value-type="float">
            <text:p>0,8853435807</text:p>
          </table:table-cell>
          <table:table-cell office:value-type="float" office:value="0.524647321867561" calcext:value-type="float">
            <text:p>0,5246473219</text:p>
          </table:table-cell>
          <table:table-cell office:value-type="float" office:value="0.135734553244568" calcext:value-type="float">
            <text:p>0,1357345532</text:p>
          </table:table-cell>
          <table:table-cell office:value-type="float" office:value="0.0944406373351058" calcext:value-type="float">
            <text:p>0,0944406373</text:p>
          </table:table-cell>
          <table:table-cell office:value-type="float" office:value="0.168220256458713" calcext:value-type="float">
            <text:p>0,1682202565</text:p>
          </table:table-cell>
          <table:table-cell office:value-type="float" office:value="-0.224766084637954" calcext:value-type="float">
            <text:p>-0,2247660846</text:p>
          </table:table-cell>
          <table:table-cell office:value-type="float" office:value="-0.802040718641887" calcext:value-type="float">
            <text:p>-0,8020407186</text:p>
          </table:table-cell>
          <table:table-cell office:value-type="float" office:value="-1.32084106802326" calcext:value-type="float">
            <text:p>-1,320841068</text:p>
          </table:table-cell>
          <table:table-cell office:value-type="float" office:value="-1.45284417791102" calcext:value-type="float">
            <text:p>-1,4528441779</text:p>
          </table:table-cell>
          <table:table-cell office:value-type="float" office:value="-1.09048876269056" calcext:value-type="float">
            <text:p>-1,0904887627</text:p>
          </table:table-cell>
          <table:table-cell office:value-type="float" office:value="-0.385960029770228" calcext:value-type="float">
            <text:p>-0,3859600298</text:p>
          </table:table-cell>
          <table:table-cell office:value-type="float" office:value="0.283446042546492" calcext:value-type="float">
            <text:p>0,2834460425</text:p>
          </table:table-cell>
          <table:table-cell office:value-type="float" office:value="0.282635642565972" calcext:value-type="float">
            <text:p>0,2826356426</text:p>
          </table:table-cell>
          <table:table-cell office:value-type="float" office:value="0.0771114795470632" calcext:value-type="float">
            <text:p>0,0771114795</text:p>
          </table:table-cell>
          <table:table-cell office:value-type="float" office:value="-0.387372496238976" calcext:value-type="float">
            <text:p>-0,3873724962</text:p>
          </table:table-cell>
          <table:table-cell office:value-type="float" office:value="0.20846458330279" calcext:value-type="float">
            <text:p>0,2084645833</text:p>
          </table:table-cell>
          <table:table-cell office:value-type="float" office:value="0.694889367694504" calcext:value-type="float">
            <text:p>0,6948893677</text:p>
          </table:table-cell>
          <table:table-cell office:value-type="float" office:value="1.02214292429272" calcext:value-type="float">
            <text:p>1,0221429243</text:p>
          </table:table-cell>
          <table:table-cell office:value-type="float" office:value="0.922785437141418" calcext:value-type="float">
            <text:p>0,9227854371</text:p>
          </table:table-cell>
          <table:table-cell office:value-type="float" office:value="0.823420511975873" calcext:value-type="float">
            <text:p>0,823420512</text:p>
          </table:table-cell>
          <table:table-cell office:value-type="float" office:value="0.555926731971899" calcext:value-type="float">
            <text:p>0,555926732</text:p>
          </table:table-cell>
          <table:table-cell office:value-type="float" office:value="0.409553705983399" calcext:value-type="float">
            <text:p>0,409553706</text:p>
          </table:table-cell>
          <table:table-cell office:value-type="float" office:value="-0.0242649733668947" calcext:value-type="float">
            <text:p>-0,0242649734</text:p>
          </table:table-cell>
          <table:table-cell office:value-type="float" office:value="0.153531700311844" calcext:value-type="float">
            <text:p>0,1535317003</text:p>
          </table:table-cell>
          <table:table-cell office:value-type="float" office:value="-0.370093186650067" calcext:value-type="float">
            <text:p>-0,3700931867</text:p>
          </table:table-cell>
          <table:table-cell office:value-type="float" office:value="-0.428325439876355" calcext:value-type="float">
            <text:p>-0,4283254399</text:p>
          </table:table-cell>
          <table:table-cell office:value-type="float" office:value="0.0292718362077587" calcext:value-type="float">
            <text:p>0,0292718362</text:p>
          </table:table-cell>
          <table:table-cell office:value-type="float" office:value="-0.291460294187471" calcext:value-type="float">
            <text:p>-0,2914602942</text:p>
          </table:table-cell>
          <table:table-cell office:value-type="float" office:value="0.0311397570331134" calcext:value-type="float">
            <text:p>0,031139757</text:p>
          </table:table-cell>
          <table:table-cell office:value-type="float" office:value="0.0778999551165662" calcext:value-type="float">
            <text:p>0,0778999551</text:p>
          </table:table-cell>
          <table:table-cell office:value-type="float" office:value="-0.438307837606517" calcext:value-type="float">
            <text:p>-0,4383078376</text:p>
          </table:table-cell>
          <table:table-cell office:value-type="float" office:value="-0.62079991641113" calcext:value-type="float">
            <text:p>-0,6207999164</text:p>
          </table:table-cell>
          <table:table-cell office:value-type="float" office:value="0.531719217574498" calcext:value-type="float">
            <text:p>0,5317192176</text:p>
          </table:table-cell>
          <table:table-cell office:value-type="float" office:value="0.354334390606152" calcext:value-type="float">
            <text:p>0,3543343906</text:p>
          </table:table-cell>
          <table:table-cell office:value-type="float" office:value="0.757360214971481" calcext:value-type="float">
            <text:p>0,757360215</text:p>
          </table:table-cell>
          <table:table-cell office:value-type="float" office:value="1.56922823573976" calcext:value-type="float">
            <text:p>1,5692282357</text:p>
          </table:table-cell>
          <table:table-cell office:value-type="float" office:value="1.59012742896375" calcext:value-type="float">
            <text:p>1,590127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135623962969" calcext:value-type="float">
            <text:p>1,3135623963</text:p>
          </table:table-cell>
          <table:table-cell office:value-type="float" office:value="1.75061056741384" calcext:value-type="float">
            <text:p>1,7506105674</text:p>
          </table:table-cell>
          <table:table-cell office:value-type="float" office:value="4.30414069628474" calcext:value-type="float">
            <text:p>4,3041406963</text:p>
          </table:table-cell>
          <table:table-cell office:value-type="float" office:value="4.64989183264154" calcext:value-type="float">
            <text:p>4,6498918326</text:p>
          </table:table-cell>
          <table:table-cell office:value-type="float" office:value="4.68028541690993" calcext:value-type="float">
            <text:p>4,6802854169</text:p>
          </table:table-cell>
          <table:table-cell office:value-type="float" office:value="2.2426024405691" calcext:value-type="float">
            <text:p>2,2426024406</text:p>
          </table:table-cell>
          <table:table-cell office:value-type="float" office:value="-0.732344151641793" calcext:value-type="float">
            <text:p>-0,7323441516</text:p>
          </table:table-cell>
          <table:table-cell office:value-type="float" office:value="1.36931308283376" calcext:value-type="float">
            <text:p>1,3693130828</text:p>
          </table:table-cell>
          <table:table-cell office:value-type="float" office:value="-0.483582718815013" calcext:value-type="float">
            <text:p>-0,4835827188</text:p>
          </table:table-cell>
          <table:table-cell office:value-type="float" office:value="-0.806453272810427" calcext:value-type="float">
            <text:p>-0,8064532728</text:p>
          </table:table-cell>
          <table:table-cell office:value-type="float" office:value="-0.480767031558309" calcext:value-type="float">
            <text:p>-0,4807670316</text:p>
          </table:table-cell>
          <table:table-cell office:value-type="float" office:value="-0.188831471733975" calcext:value-type="float">
            <text:p>-0,1888314717</text:p>
          </table:table-cell>
          <table:table-cell office:value-type="float" office:value="0.0450475703922554" calcext:value-type="float">
            <text:p>0,0450475704</text:p>
          </table:table-cell>
          <table:table-cell office:value-type="float" office:value="0.336830514211961" calcext:value-type="float">
            <text:p>0,3368305142</text:p>
          </table:table-cell>
          <table:table-cell office:value-type="float" office:value="0.705360721982133" calcext:value-type="float">
            <text:p>0,705360722</text:p>
          </table:table-cell>
          <table:table-cell office:value-type="float" office:value="0.47152376358977" calcext:value-type="float">
            <text:p>0,4715237636</text:p>
          </table:table-cell>
          <table:table-cell office:value-type="float" office:value="0.975056298363675" calcext:value-type="float">
            <text:p>0,9750562984</text:p>
          </table:table-cell>
          <table:table-cell office:value-type="float" office:value="1.23810204068226" calcext:value-type="float">
            <text:p>1,2381020407</text:p>
          </table:table-cell>
          <table:table-cell office:value-type="float" office:value="1.62701145792895" calcext:value-type="float">
            <text:p>1,6270114579</text:p>
          </table:table-cell>
          <table:table-cell office:value-type="float" office:value="1.45020346177438" calcext:value-type="float">
            <text:p>1,4502034618</text:p>
          </table:table-cell>
          <table:table-cell office:value-type="float" office:value="1.16128368527451" calcext:value-type="float">
            <text:p>1,1612836853</text:p>
          </table:table-cell>
          <table:table-cell office:value-type="float" office:value="1.30958229893367" calcext:value-type="float">
            <text:p>1,3095822989</text:p>
          </table:table-cell>
          <table:table-cell office:value-type="float" office:value="1.01328906302492" calcext:value-type="float">
            <text:p>1,013289063</text:p>
          </table:table-cell>
          <table:table-cell office:value-type="float" office:value="0.884925373966813" calcext:value-type="float">
            <text:p>0,884925374</text:p>
          </table:table-cell>
          <table:table-cell office:value-type="float" office:value="0.459729871146206" calcext:value-type="float">
            <text:p>0,4597298711</text:p>
          </table:table-cell>
          <table:table-cell office:value-type="float" office:value="-0.207395652783626" calcext:value-type="float">
            <text:p>-0,2073956528</text:p>
          </table:table-cell>
          <table:table-cell office:value-type="float" office:value="-0.375320119064515" calcext:value-type="float">
            <text:p>-0,3753201191</text:p>
          </table:table-cell>
          <table:table-cell office:value-type="float" office:value="-1.19567079528048" calcext:value-type="float">
            <text:p>-1,1956707953</text:p>
          </table:table-cell>
          <table:table-cell office:value-type="float" office:value="-1.8097832148256" calcext:value-type="float">
            <text:p>-1,8097832148</text:p>
          </table:table-cell>
          <table:table-cell office:value-type="float" office:value="-1.83533915367275" calcext:value-type="float">
            <text:p>-1,8353391537</text:p>
          </table:table-cell>
          <table:table-cell office:value-type="float" office:value="-1.61571130114645" calcext:value-type="float">
            <text:p>-1,6157113011</text:p>
          </table:table-cell>
          <table:table-cell office:value-type="float" office:value="-1.54851241945196" calcext:value-type="float">
            <text:p>-1,5485124195</text:p>
          </table:table-cell>
          <table:table-cell office:value-type="float" office:value="-1.16312344937066" calcext:value-type="float">
            <text:p>-1,1631234494</text:p>
          </table:table-cell>
          <table:table-cell office:value-type="float" office:value="-0.48369332582409" calcext:value-type="float">
            <text:p>-0,4836933258</text:p>
          </table:table-cell>
          <table:table-cell office:value-type="float" office:value="0.504182783644644" calcext:value-type="float">
            <text:p>0,5041827836</text:p>
          </table:table-cell>
          <table:table-cell office:value-type="float" office:value="0.68585996853082" calcext:value-type="float">
            <text:p>0,6858599685</text:p>
          </table:table-cell>
          <table:table-cell office:value-type="float" office:value="0.57437631792353" calcext:value-type="float">
            <text:p>0,5743763179</text:p>
          </table:table-cell>
          <table:table-cell office:value-type="float" office:value="0.678019254023129" calcext:value-type="float">
            <text:p>0,678019254</text:p>
          </table:table-cell>
          <table:table-cell office:value-type="float" office:value="0.54853813244975" calcext:value-type="float">
            <text:p>0,5485381324</text:p>
          </table:table-cell>
          <table:table-cell office:value-type="float" office:value="0.0668862500519476" calcext:value-type="float">
            <text:p>0,0668862501</text:p>
          </table:table-cell>
          <table:table-cell office:value-type="float" office:value="0.475129901343613" calcext:value-type="float">
            <text:p>0,4751299013</text:p>
          </table:table-cell>
          <table:table-cell office:value-type="float" office:value="1.5047862716134" calcext:value-type="float">
            <text:p>1,5047862716</text:p>
          </table:table-cell>
          <table:table-cell office:value-type="float" office:value="1.01191869820364" calcext:value-type="float">
            <text:p>1,0119186982</text:p>
          </table:table-cell>
          <table:table-cell office:value-type="float" office:value="-0.292593016827315" calcext:value-type="float">
            <text:p>-0,2925930168</text:p>
          </table:table-cell>
          <table:table-cell office:value-type="float" office:value="0.211042167334441" calcext:value-type="float">
            <text:p>0,2110421673</text:p>
          </table:table-cell>
          <table:table-cell office:value-type="float" office:value="0.0638355453190617" calcext:value-type="float">
            <text:p>0,0638355453</text:p>
          </table:table-cell>
          <table:table-cell office:value-type="float" office:value="-0.567549768568502" calcext:value-type="float">
            <text:p>-0,5675497686</text:p>
          </table:table-cell>
          <table:table-cell office:value-type="float" office:value="0.0576768602571534" calcext:value-type="float">
            <text:p>0,0576768603</text:p>
          </table:table-cell>
          <table:table-cell office:value-type="float" office:value="0.061189348553765" calcext:value-type="float">
            <text:p>0,0611893486</text:p>
          </table:table-cell>
          <table:table-cell office:value-type="float" office:value="-0.475667338376078" calcext:value-type="float">
            <text:p>-0,4756673384</text:p>
          </table:table-cell>
          <table:table-cell office:value-type="float" office:value="1.33238991628558" calcext:value-type="float">
            <text:p>1,3323899163</text:p>
          </table:table-cell>
          <table:table-cell office:value-type="float" office:value="1.34938947143491" calcext:value-type="float">
            <text:p>1,3493894714</text:p>
          </table:table-cell>
          <table:table-cell office:value-type="float" office:value="1.46593551901174" calcext:value-type="float">
            <text:p>1,465935519</text:p>
          </table:table-cell>
          <table:table-cell office:value-type="float" office:value="2.2463276677334" calcext:value-type="float">
            <text:p>2,2463276677</text:p>
          </table:table-cell>
          <table:table-cell office:value-type="float" office:value="0.098763623065407" calcext:value-type="float">
            <text:p>0,0987636231</text:p>
          </table:table-cell>
          <table:table-cell office:value-type="float" office:value="1.43825689999659" calcext:value-type="float">
            <text:p>1,4382569</text:p>
          </table:table-cell>
          <table:table-cell office:value-type="float" office:value="1.92723339280907" calcext:value-type="float">
            <text:p>1,9272333928</text:p>
          </table:table-cell>
          <table:table-cell office:value-type="float" office:value="1.36015712076511" calcext:value-type="float">
            <text:p>1,3601571208</text:p>
          </table:table-cell>
          <table:table-cell office:value-type="float" office:value="1.13243274744106" calcext:value-type="float">
            <text:p>1,1324327474</text:p>
          </table:table-cell>
          <table:table-cell office:value-type="float" office:value="0.0596297785861405" calcext:value-type="float">
            <text:p>0,0596297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95848056880288" calcext:value-type="float">
            <text:p>-0,4958480569</text:p>
          </table:table-cell>
          <table:table-cell office:value-type="float" office:value="-0.260922892196863" calcext:value-type="float">
            <text:p>-0,2609228922</text:p>
          </table:table-cell>
          <table:table-cell office:value-type="float" office:value="-0.192567358842243" calcext:value-type="float">
            <text:p>-0,1925673588</text:p>
          </table:table-cell>
          <table:table-cell office:value-type="float" office:value="-0.121432349685346" calcext:value-type="float">
            <text:p>-0,1214323497</text:p>
          </table:table-cell>
          <table:table-cell office:value-type="float" office:value="1.06566498723488" calcext:value-type="float">
            <text:p>1,0656649872</text:p>
          </table:table-cell>
          <table:table-cell office:value-type="float" office:value="1.92960247715508" calcext:value-type="float">
            <text:p>1,9296024772</text:p>
          </table:table-cell>
          <table:table-cell office:value-type="float" office:value="0.678935627875651" calcext:value-type="float">
            <text:p>0,6789356279</text:p>
          </table:table-cell>
          <table:table-cell office:value-type="float" office:value="-0.225478655149299" calcext:value-type="float">
            <text:p>-0,2254786551</text:p>
          </table:table-cell>
          <table:table-cell office:value-type="float" office:value="-0.145708330123301" calcext:value-type="float">
            <text:p>-0,1457083301</text:p>
          </table:table-cell>
          <table:table-cell office:value-type="float" office:value="-0.0185990145943364" calcext:value-type="float">
            <text:p>-0,0185990146</text:p>
          </table:table-cell>
          <table:table-cell office:value-type="float" office:value="0.179345695158115" calcext:value-type="float">
            <text:p>0,1793456952</text:p>
          </table:table-cell>
          <table:table-cell office:value-type="float" office:value="0.344465728210371" calcext:value-type="float">
            <text:p>0,3444657282</text:p>
          </table:table-cell>
          <table:table-cell office:value-type="float" office:value="0.732466400472497" calcext:value-type="float">
            <text:p>0,7324664005</text:p>
          </table:table-cell>
          <table:table-cell office:value-type="float" office:value="0.962459754508183" calcext:value-type="float">
            <text:p>0,9624597545</text:p>
          </table:table-cell>
          <table:table-cell office:value-type="float" office:value="1.18825777940537" calcext:value-type="float">
            <text:p>1,1882577794</text:p>
          </table:table-cell>
          <table:table-cell office:value-type="float" office:value="1.59381049716578" calcext:value-type="float">
            <text:p>1,5938104972</text:p>
          </table:table-cell>
          <table:table-cell office:value-type="float" office:value="1.63760913898652" calcext:value-type="float">
            <text:p>1,637609139</text:p>
          </table:table-cell>
          <table:table-cell office:value-type="float" office:value="1.75926729128447" calcext:value-type="float">
            <text:p>1,7592672913</text:p>
          </table:table-cell>
          <table:table-cell office:value-type="float" office:value="1.81539205794169" calcext:value-type="float">
            <text:p>1,8153920579</text:p>
          </table:table-cell>
          <table:table-cell office:value-type="float" office:value="1.58345922749269" calcext:value-type="float">
            <text:p>1,5834592275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1.30254783716679" calcext:value-type="float">
            <text:p>1,3025478372</text:p>
          </table:table-cell>
          <table:table-cell office:value-type="float" office:value="0.760266586932308" calcext:value-type="float">
            <text:p>0,7602665869</text:p>
          </table:table-cell>
          <table:table-cell office:value-type="float" office:value="0.21244900282379" calcext:value-type="float">
            <text:p>0,2124490028</text:p>
          </table:table-cell>
          <table:table-cell office:value-type="float" office:value="-0.344593260432858" calcext:value-type="float">
            <text:p>-0,3445932604</text:p>
          </table:table-cell>
          <table:table-cell office:value-type="float" office:value="-0.337650239592855" calcext:value-type="float">
            <text:p>-0,3376502396</text:p>
          </table:table-cell>
          <table:table-cell office:value-type="float" office:value="-0.101360856450178" calcext:value-type="float">
            <text:p>-0,1013608565</text:p>
          </table:table-cell>
          <table:table-cell office:value-type="float" office:value="-0.209959117083807" calcext:value-type="float">
            <text:p>-0,2099591171</text:p>
          </table:table-cell>
          <table:table-cell office:value-type="float" office:value="-0.539438603131091" calcext:value-type="float">
            <text:p>-0,5394386031</text:p>
          </table:table-cell>
          <table:table-cell office:value-type="float" office:value="-0.580975555864569" calcext:value-type="float">
            <text:p>-0,5809755559</text:p>
          </table:table-cell>
          <table:table-cell office:value-type="float" office:value="-0.457726455379015" calcext:value-type="float">
            <text:p>-0,4577264554</text:p>
          </table:table-cell>
          <table:table-cell office:value-type="float" office:value="-0.826779950179834" calcext:value-type="float">
            <text:p>-0,8267799502</text:p>
          </table:table-cell>
          <table:table-cell office:value-type="float" office:value="-1.36698480331947" calcext:value-type="float">
            <text:p>-1,3669848033</text:p>
          </table:table-cell>
          <table:table-cell office:value-type="float" office:value="-0.917006434877052" calcext:value-type="float">
            <text:p>-0,9170064349</text:p>
          </table:table-cell>
          <table:table-cell office:value-type="float" office:value="-0.22247330636903" calcext:value-type="float">
            <text:p>-0,2224733064</text:p>
          </table:table-cell>
          <table:table-cell office:value-type="float" office:value="0.0338859879566702" calcext:value-type="float">
            <text:p>0,033885988</text:p>
          </table:table-cell>
          <table:table-cell office:value-type="float" office:value="-0.102120608048813" calcext:value-type="float">
            <text:p>-0,102120608</text:p>
          </table:table-cell>
          <table:table-cell office:value-type="float" office:value="-0.462499283388353" calcext:value-type="float">
            <text:p>-0,4624992834</text:p>
          </table:table-cell>
          <table:table-cell office:value-type="float" office:value="-0.285822525058524" calcext:value-type="float">
            <text:p>-0,2858225251</text:p>
          </table:table-cell>
          <table:table-cell office:value-type="float" office:value="-0.357379670779654" calcext:value-type="float">
            <text:p>-0,3573796708</text:p>
          </table:table-cell>
          <table:table-cell office:value-type="float" office:value="-0.140844165096938" calcext:value-type="float">
            <text:p>-0,1408441651</text:p>
          </table:table-cell>
          <table:table-cell office:value-type="float" office:value="0.248920927167242" calcext:value-type="float">
            <text:p>0,2489209272</text:p>
          </table:table-cell>
          <table:table-cell office:value-type="float" office:value="0.266559458005296" calcext:value-type="float">
            <text:p>0,266559458</text:p>
          </table:table-cell>
          <table:table-cell office:value-type="float" office:value="0.111035298693443" calcext:value-type="float">
            <text:p>0,1110352987</text:p>
          </table:table-cell>
          <table:table-cell office:value-type="float" office:value="-0.147729517134109" calcext:value-type="float">
            <text:p>-0,1477295171</text:p>
          </table:table-cell>
          <table:table-cell office:value-type="float" office:value="-0.157162365960965" calcext:value-type="float">
            <text:p>-0,157162366</text:p>
          </table:table-cell>
          <table:table-cell office:value-type="float" office:value="-0.0753282874189198" calcext:value-type="float">
            <text:p>-0,0753282874</text:p>
          </table:table-cell>
          <table:table-cell office:value-type="float" office:value="0.68731591806441" calcext:value-type="float">
            <text:p>0,6873159181</text:p>
          </table:table-cell>
          <table:table-cell office:value-type="float" office:value="0.781554861073089" calcext:value-type="float">
            <text:p>0,7815548611</text:p>
          </table:table-cell>
          <table:table-cell office:value-type="float" office:value="-0.0365897952596981" calcext:value-type="float">
            <text:p>-0,0365897953</text:p>
          </table:table-cell>
          <table:table-cell office:value-type="float" office:value="0.616230336282081" calcext:value-type="float">
            <text:p>0,6162303363</text:p>
          </table:table-cell>
          <table:table-cell office:value-type="float" office:value="1.60888744671086" calcext:value-type="float">
            <text:p>1,6088874467</text:p>
          </table:table-cell>
          <table:table-cell office:value-type="float" office:value="0.800244993470178" calcext:value-type="float">
            <text:p>0,8002449935</text:p>
          </table:table-cell>
          <table:table-cell office:value-type="float" office:value="2.2463276677334" calcext:value-type="float">
            <text:p>2,2463276677</text:p>
          </table:table-cell>
          <table:table-cell office:value-type="float" office:value="0.310399958205565" calcext:value-type="float">
            <text:p>0,3103999582</text:p>
          </table:table-cell>
          <table:table-cell office:value-type="float" office:value="-0.47941896666553" calcext:value-type="float">
            <text:p>-0,4794189667</text:p>
          </table:table-cell>
          <table:table-cell office:value-type="float" office:value="-0.164203741988217" calcext:value-type="float">
            <text:p>-0,164203742</text:p>
          </table:table-cell>
          <table:table-cell office:value-type="float" office:value="1.34470078984732" calcext:value-type="float">
            <text:p>1,3447007898</text:p>
          </table:table-cell>
          <table:table-cell office:value-type="float" office:value="0.630926816431449" calcext:value-type="float">
            <text:p>0,6309268164</text:p>
          </table:table-cell>
          <table:table-cell office:value-type="float" office:value="-0.556544600137312" calcext:value-type="float">
            <text:p>-0,556544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015250699417" calcext:value-type="float">
            <text:p>0,8090152507</text:p>
          </table:table-cell>
          <table:table-cell office:value-type="float" office:value="0.388350351176727" calcext:value-type="float">
            <text:p>0,3883503512</text:p>
          </table:table-cell>
          <table:table-cell office:value-type="float" office:value="0.270635207021532" calcext:value-type="float">
            <text:p>0,270635207</text:p>
          </table:table-cell>
          <table:table-cell office:value-type="float" office:value="0.867220408814819" calcext:value-type="float">
            <text:p>0,8672204088</text:p>
          </table:table-cell>
          <table:table-cell office:value-type="float" office:value="-0.370822613801325" calcext:value-type="float">
            <text:p>-0,3708226138</text:p>
          </table:table-cell>
          <table:table-cell office:value-type="float" office:value="0.496570212227108" calcext:value-type="float">
            <text:p>0,4965702122</text:p>
          </table:table-cell>
          <table:table-cell office:value-type="float" office:value="1.50919540642204" calcext:value-type="float">
            <text:p>1,5091954064</text:p>
          </table:table-cell>
          <table:table-cell office:value-type="float" office:value="0.46387535824986" calcext:value-type="float">
            <text:p>0,4638753582</text:p>
          </table:table-cell>
          <table:table-cell office:value-type="float" office:value="-0.595081267083278" calcext:value-type="float">
            <text:p>-0,5950812671</text:p>
          </table:table-cell>
          <table:table-cell office:value-type="float" office:value="0.112338048149792" calcext:value-type="float">
            <text:p>0,1123380481</text:p>
          </table:table-cell>
          <table:table-cell office:value-type="float" office:value="0.0459667538010297" calcext:value-type="float">
            <text:p>0,0459667538</text:p>
          </table:table-cell>
          <table:table-cell office:value-type="float" office:value="0.381589495810246" calcext:value-type="float">
            <text:p>0,3815894958</text:p>
          </table:table-cell>
          <table:table-cell office:value-type="float" office:value="0.921169608729818" calcext:value-type="float">
            <text:p>0,9211696087</text:p>
          </table:table-cell>
          <table:table-cell office:value-type="float" office:value="1.3613059951635" calcext:value-type="float">
            <text:p>1,3613059952</text:p>
          </table:table-cell>
          <table:table-cell office:value-type="float" office:value="1.48714769196371" calcext:value-type="float">
            <text:p>1,487147692</text:p>
          </table:table-cell>
          <table:table-cell office:value-type="float" office:value="1.53148511364663" calcext:value-type="float">
            <text:p>1,5314851136</text:p>
          </table:table-cell>
          <table:table-cell office:value-type="float" office:value="1.64329791552307" calcext:value-type="float">
            <text:p>1,6432979155</text:p>
          </table:table-cell>
          <table:table-cell office:value-type="float" office:value="1.65296946320859" calcext:value-type="float">
            <text:p>1,6529694632</text:p>
          </table:table-cell>
          <table:table-cell office:value-type="float" office:value="1.59173854722697" calcext:value-type="float">
            <text:p>1,5917385472</text:p>
          </table:table-cell>
          <table:table-cell office:value-type="float" office:value="0.957157128616642" calcext:value-type="float">
            <text:p>0,9571571286</text:p>
          </table:table-cell>
          <table:table-cell office:value-type="float" office:value="1.01893528430733" calcext:value-type="float">
            <text:p>1,0189352843</text:p>
          </table:table-cell>
          <table:table-cell office:value-type="float" office:value="0.67804395364068" calcext:value-type="float">
            <text:p>0,6780439536</text:p>
          </table:table-cell>
          <table:table-cell office:value-type="float" office:value="0.341760216523199" calcext:value-type="float">
            <text:p>0,3417602165</text:p>
          </table:table-cell>
          <table:table-cell office:value-type="float" office:value="0.624800807517211" calcext:value-type="float">
            <text:p>0,6248008075</text:p>
          </table:table-cell>
          <table:table-cell office:value-type="float" office:value="0.0910477453513356" calcext:value-type="float">
            <text:p>0,0910477454</text:p>
          </table:table-cell>
          <table:table-cell office:value-type="float" office:value="-0.468747898161367" calcext:value-type="float">
            <text:p>-0,4687478982</text:p>
          </table:table-cell>
          <table:table-cell office:value-type="float" office:value="-0.79053326596886" calcext:value-type="float">
            <text:p>-0,790533266</text:p>
          </table:table-cell>
          <table:table-cell office:value-type="float" office:value="-1.60209768055917" calcext:value-type="float">
            <text:p>-1,6020976806</text:p>
          </table:table-cell>
          <table:table-cell office:value-type="float" office:value="-1.51508990385584" calcext:value-type="float">
            <text:p>-1,5150899039</text:p>
          </table:table-cell>
          <table:table-cell office:value-type="float" office:value="-1.23465799415897" calcext:value-type="float">
            <text:p>-1,2346579942</text:p>
          </table:table-cell>
          <table:table-cell office:value-type="float" office:value="-1.3306544989196" calcext:value-type="float">
            <text:p>-1,3306544989</text:p>
          </table:table-cell>
          <table:table-cell office:value-type="float" office:value="-1.53069186465512" calcext:value-type="float">
            <text:p>-1,5306918647</text:p>
          </table:table-cell>
          <table:table-cell office:value-type="float" office:value="-0.360268045933293" calcext:value-type="float">
            <text:p>-0,3602680459</text:p>
          </table:table-cell>
          <table:table-cell office:value-type="float" office:value="0.228981328586371" calcext:value-type="float">
            <text:p>0,2289813286</text:p>
          </table:table-cell>
          <table:table-cell office:value-type="float" office:value="0.445525467828352" calcext:value-type="float">
            <text:p>0,4455254678</text:p>
          </table:table-cell>
          <table:table-cell office:value-type="float" office:value="0.502231989100819" calcext:value-type="float">
            <text:p>0,5022319891</text:p>
          </table:table-cell>
          <table:table-cell office:value-type="float" office:value="0.267180856160365" calcext:value-type="float">
            <text:p>0,2671808562</text:p>
          </table:table-cell>
          <table:table-cell office:value-type="float" office:value="0.288299045685735" calcext:value-type="float">
            <text:p>0,2882990457</text:p>
          </table:table-cell>
          <table:table-cell office:value-type="float" office:value="0.504333594303616" calcext:value-type="float">
            <text:p>0,5043335943</text:p>
          </table:table-cell>
          <table:table-cell office:value-type="float" office:value="0.399358488803889" calcext:value-type="float">
            <text:p>0,3993584888</text:p>
          </table:table-cell>
          <table:table-cell office:value-type="float" office:value="1.04318188671384" calcext:value-type="float">
            <text:p>1,0431818867</text:p>
          </table:table-cell>
          <table:table-cell office:value-type="float" office:value="1.0751013378128" calcext:value-type="float">
            <text:p>1,0751013378</text:p>
          </table:table-cell>
          <table:table-cell office:value-type="float" office:value="0.452179809328822" calcext:value-type="float">
            <text:p>0,4521798093</text:p>
          </table:table-cell>
          <table:table-cell office:value-type="float" office:value="0.773495898330672" calcext:value-type="float">
            <text:p>0,7734958983</text:p>
          </table:table-cell>
          <table:table-cell office:value-type="float" office:value="0.603448697221917" calcext:value-type="float">
            <text:p>0,6034486972</text:p>
          </table:table-cell>
          <table:table-cell office:value-type="float" office:value="-0.630516000256696" calcext:value-type="float">
            <text:p>-0,6305160003</text:p>
          </table:table-cell>
          <table:table-cell office:value-type="float" office:value="-0.243235615100787" calcext:value-type="float">
            <text:p>-0,2432356151</text:p>
          </table:table-cell>
          <table:table-cell office:value-type="float" office:value="-0.384512401714355" calcext:value-type="float">
            <text:p>-0,3845124017</text:p>
          </table:table-cell>
          <table:table-cell office:value-type="float" office:value="-0.750960186796207" calcext:value-type="float">
            <text:p>-0,7509601868</text:p>
          </table:table-cell>
          <table:table-cell office:value-type="float" office:value="-0.834247331921121" calcext:value-type="float">
            <text:p>-0,8342473319</text:p>
          </table:table-cell>
          <table:table-cell office:value-type="float" office:value="0.691177269073145" calcext:value-type="float">
            <text:p>0,6911772691</text:p>
          </table:table-cell>
          <table:table-cell office:value-type="float" office:value="-0.716214411761608" calcext:value-type="float">
            <text:p>-0,7162144118</text:p>
          </table:table-cell>
          <table:table-cell office:value-type="float" office:value="0.573626942221986" calcext:value-type="float">
            <text:p>0,5736269422</text:p>
          </table:table-cell>
          <table:table-cell office:value-type="float" office:value="0.273942398504073" calcext:value-type="float">
            <text:p>0,2739423985</text:p>
          </table:table-cell>
          <table:table-cell office:value-type="float" office:value="-0.310399958205565" calcext:value-type="float">
            <text:p>-0,3103999582</text:p>
          </table:table-cell>
          <table:table-cell office:value-type="float" office:value="1.68232473757177" calcext:value-type="float">
            <text:p>1,6823247376</text:p>
          </table:table-cell>
          <table:table-cell office:value-type="float" office:value="1.4086952602147" calcext:value-type="float">
            <text:p>1,4086952602</text:p>
          </table:table-cell>
          <table:table-cell office:value-type="float" office:value="0.293670287437921" calcext:value-type="float">
            <text:p>0,2936702874</text:p>
          </table:table-cell>
          <table:table-cell office:value-type="float" office:value="2.94432514334676" calcext:value-type="float">
            <text:p>2,9443251433</text:p>
          </table:table-cell>
          <table:table-cell office:value-type="float" office:value="2.88210596499679" calcext:value-type="float">
            <text:p>2,882105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12865397950773" calcext:value-type="float">
            <text:p>-0,612865398</text:p>
          </table:table-cell>
          <table:table-cell office:value-type="float" office:value="-0.554281722072944" calcext:value-type="float">
            <text:p>-0,5542817221</text:p>
          </table:table-cell>
          <table:table-cell office:value-type="float" office:value="0.862921918560471" calcext:value-type="float">
            <text:p>0,8629219186</text:p>
          </table:table-cell>
          <table:table-cell office:value-type="float" office:value="0.885654009661417" calcext:value-type="float">
            <text:p>0,8856540097</text:p>
          </table:table-cell>
          <table:table-cell office:value-type="float" office:value="0.988910695218891" calcext:value-type="float">
            <text:p>0,9889106952</text:p>
          </table:table-cell>
          <table:table-cell office:value-type="float" office:value="1.14342794062967" calcext:value-type="float">
            <text:p>1,1434279406</text:p>
          </table:table-cell>
          <table:table-cell office:value-type="float" office:value="-0.145621631450589" calcext:value-type="float">
            <text:p>-0,1456216315</text:p>
          </table:table-cell>
          <table:table-cell office:value-type="float" office:value="-0.0798228243284169" calcext:value-type="float">
            <text:p>-0,0798228243</text:p>
          </table:table-cell>
          <table:table-cell office:value-type="float" office:value="0.299816115260703" calcext:value-type="float">
            <text:p>0,2998161153</text:p>
          </table:table-cell>
          <table:table-cell office:value-type="float" office:value="0.281075396193181" calcext:value-type="float">
            <text:p>0,2810753962</text:p>
          </table:table-cell>
          <table:table-cell office:value-type="float" office:value="0.441558658856196" calcext:value-type="float">
            <text:p>0,4415586589</text:p>
          </table:table-cell>
          <table:table-cell office:value-type="float" office:value="0.155715617340158" calcext:value-type="float">
            <text:p>0,1557156173</text:p>
          </table:table-cell>
          <table:table-cell office:value-type="float" office:value="0.307038645626426" calcext:value-type="float">
            <text:p>0,3070386456</text:p>
          </table:table-cell>
          <table:table-cell office:value-type="float" office:value="0.45661032244254" calcext:value-type="float">
            <text:p>0,4566103224</text:p>
          </table:table-cell>
          <table:table-cell office:value-type="float" office:value="0.624113495653916" calcext:value-type="float">
            <text:p>0,6241134957</text:p>
          </table:table-cell>
          <table:table-cell office:value-type="float" office:value="0.637522223862053" calcext:value-type="float">
            <text:p>0,6375222239</text:p>
          </table:table-cell>
          <table:table-cell office:value-type="float" office:value="0.983063726557783" calcext:value-type="float">
            <text:p>0,9830637266</text:p>
          </table:table-cell>
          <table:table-cell office:value-type="float" office:value="1.14520675460419" calcext:value-type="float">
            <text:p>1,1452067546</text:p>
          </table:table-cell>
          <table:table-cell office:value-type="float" office:value="1.24765469788255" calcext:value-type="float">
            <text:p>1,2476546979</text:p>
          </table:table-cell>
          <table:table-cell office:value-type="float" office:value="1.23032459909511" calcext:value-type="float">
            <text:p>1,2303245991</text:p>
          </table:table-cell>
          <table:table-cell office:value-type="float" office:value="1.1587321743773" calcext:value-type="float">
            <text:p>1,1587321744</text:p>
          </table:table-cell>
          <table:table-cell office:value-type="float" office:value="0.851002925120339" calcext:value-type="float">
            <text:p>0,8510029251</text:p>
          </table:table-cell>
          <table:table-cell office:value-type="float" office:value="1.02795206484425" calcext:value-type="float">
            <text:p>1,0279520648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805133530115296" calcext:value-type="float">
            <text:p>0,8051335301</text:p>
          </table:table-cell>
          <table:table-cell office:value-type="float" office:value="0.553210457493141" calcext:value-type="float">
            <text:p>0,5532104575</text:p>
          </table:table-cell>
          <table:table-cell office:value-type="float" office:value="0.0847425352085246" calcext:value-type="float">
            <text:p>0,0847425352</text:p>
          </table:table-cell>
          <table:table-cell office:value-type="float" office:value="0.108220707418274" calcext:value-type="float">
            <text:p>0,1082207074</text:p>
          </table:table-cell>
          <table:table-cell office:value-type="float" office:value="-0.0387317037243049" calcext:value-type="float">
            <text:p>-0,0387317037</text:p>
          </table:table-cell>
          <table:table-cell office:value-type="float" office:value="-0.489035973000652" calcext:value-type="float">
            <text:p>-0,489035973</text:p>
          </table:table-cell>
          <table:table-cell office:value-type="float" office:value="-0.837566075451607" calcext:value-type="float">
            <text:p>-0,8375660755</text:p>
          </table:table-cell>
          <table:table-cell office:value-type="float" office:value="-0.847404677934493" calcext:value-type="float">
            <text:p>-0,8474046779</text:p>
          </table:table-cell>
          <table:table-cell office:value-type="float" office:value="-1.09949958060594" calcext:value-type="float">
            <text:p>-1,0994995806</text:p>
          </table:table-cell>
          <table:table-cell office:value-type="float" office:value="-0.696362673621708" calcext:value-type="float">
            <text:p>-0,6963626736</text:p>
          </table:table-cell>
          <table:table-cell office:value-type="float" office:value="-0.707062374403151" calcext:value-type="float">
            <text:p>-0,7070623744</text:p>
          </table:table-cell>
          <table:table-cell office:value-type="float" office:value="-0.338873691198715" calcext:value-type="float">
            <text:p>-0,3388736912</text:p>
          </table:table-cell>
          <table:table-cell office:value-type="float" office:value="0.0549364631029823" calcext:value-type="float">
            <text:p>0,0549364631</text:p>
          </table:table-cell>
          <table:table-cell office:value-type="float" office:value="0.554566024015132" calcext:value-type="float">
            <text:p>0,554566024</text:p>
          </table:table-cell>
          <table:table-cell office:value-type="float" office:value="0.573990371784707" calcext:value-type="float">
            <text:p>0,5739903718</text:p>
          </table:table-cell>
          <table:table-cell office:value-type="float" office:value="0.387467557922282" calcext:value-type="float">
            <text:p>0,3874675579</text:p>
          </table:table-cell>
          <table:table-cell office:value-type="float" office:value="0.712980655671885" calcext:value-type="float">
            <text:p>0,7129806557</text:p>
          </table:table-cell>
          <table:table-cell office:value-type="float" office:value="0.544989984990585" calcext:value-type="float">
            <text:p>0,544989985</text:p>
          </table:table-cell>
          <table:table-cell office:value-type="float" office:value="0.00150047700937068" calcext:value-type="float">
            <text:p>0,001500477</text:p>
          </table:table-cell>
          <table:table-cell office:value-type="float" office:value="0.0362728725106069" calcext:value-type="float">
            <text:p>0,0362728725</text:p>
          </table:table-cell>
          <table:table-cell office:value-type="float" office:value="-0.0108259111944607" calcext:value-type="float">
            <text:p>-0,0108259112</text:p>
          </table:table-cell>
          <table:table-cell office:value-type="float" office:value="-0.0661278859021052" calcext:value-type="float">
            <text:p>-0,0661278859</text:p>
          </table:table-cell>
          <table:table-cell office:value-type="float" office:value="-0.0256341601142904" calcext:value-type="float">
            <text:p>-0,0256341601</text:p>
          </table:table-cell>
          <table:table-cell office:value-type="float" office:value="0.561829473084569" calcext:value-type="float">
            <text:p>0,5618294731</text:p>
          </table:table-cell>
          <table:table-cell office:value-type="float" office:value="0.980606512959915" calcext:value-type="float">
            <text:p>0,980606513</text:p>
          </table:table-cell>
          <table:table-cell office:value-type="float" office:value="0.383062100932105" calcext:value-type="float">
            <text:p>0,3830621009</text:p>
          </table:table-cell>
          <table:table-cell office:value-type="float" office:value="-0.166078704176605" calcext:value-type="float">
            <text:p>-0,1660787042</text:p>
          </table:table-cell>
          <table:table-cell office:value-type="float" office:value="1.16849932674849" calcext:value-type="float">
            <text:p>1,1684993267</text:p>
          </table:table-cell>
          <table:table-cell office:value-type="float" office:value="-0.219153918803259" calcext:value-type="float">
            <text:p>-0,2191539188</text:p>
          </table:table-cell>
          <table:table-cell office:value-type="float" office:value="-0.0141090890093439" calcext:value-type="float">
            <text:p>-0,014109089</text:p>
          </table:table-cell>
          <table:table-cell office:value-type="float" office:value="0.461985549695875" calcext:value-type="float">
            <text:p>0,4619855497</text:p>
          </table:table-cell>
          <table:table-cell office:value-type="float" office:value="-0.0777807198891554" calcext:value-type="float">
            <text:p>-0,0777807199</text:p>
          </table:table-cell>
          <table:table-cell office:value-type="float" office:value="-0.200932301931209" calcext:value-type="float">
            <text:p>-0,2009323019</text:p>
          </table:table-cell>
          <table:table-cell office:value-type="float" office:value="-0.0161776106777295" calcext:value-type="float">
            <text:p>-0,0161776107</text:p>
          </table:table-cell>
          <table:table-cell office:value-type="float" office:value="-0.278272300068656" calcext:value-type="float">
            <text:p>-0,278272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246234314684" calcext:value-type="float">
            <text:p>0,5132462343</text:p>
          </table:table-cell>
          <table:table-cell office:value-type="float" office:value="0.609831410832204" calcext:value-type="float">
            <text:p>0,6098314108</text:p>
          </table:table-cell>
          <table:table-cell office:value-type="float" office:value="-0.686997063977733" calcext:value-type="float">
            <text:p>-0,686997064</text:p>
          </table:table-cell>
          <table:table-cell office:value-type="float" office:value="-0.424475912616919" calcext:value-type="float">
            <text:p>-0,4244759126</text:p>
          </table:table-cell>
          <table:table-cell office:value-type="float" office:value="-0.347421186716775" calcext:value-type="float">
            <text:p>-0,3474211867</text:p>
          </table:table-cell>
          <table:table-cell office:value-type="float" office:value="-0.315537800955215" calcext:value-type="float">
            <text:p>-0,315537801</text:p>
          </table:table-cell>
          <table:table-cell office:value-type="float" office:value="-0.212824875007504" calcext:value-type="float">
            <text:p>-0,212824875</text:p>
          </table:table-cell>
          <table:table-cell office:value-type="float" office:value="0.0152667839424004" calcext:value-type="float">
            <text:p>0,0152667839</text:p>
          </table:table-cell>
          <table:table-cell office:value-type="float" office:value="-0.248760018674273" calcext:value-type="float">
            <text:p>-0,2487600187</text:p>
          </table:table-cell>
          <table:table-cell office:value-type="float" office:value="-0.235091544472412" calcext:value-type="float">
            <text:p>-0,2350915445</text:p>
          </table:table-cell>
          <table:table-cell office:value-type="float" office:value="-0.330809916699213" calcext:value-type="float">
            <text:p>-0,3308099167</text:p>
          </table:table-cell>
          <table:table-cell office:value-type="float" office:value="-0.0717488200728336" calcext:value-type="float">
            <text:p>-0,0717488201</text:p>
          </table:table-cell>
          <table:table-cell office:value-type="float" office:value="0.218143746387693" calcext:value-type="float">
            <text:p>0,2181437464</text:p>
          </table:table-cell>
          <table:table-cell office:value-type="float" office:value="0.0334398524939672" calcext:value-type="float">
            <text:p>0,0334398525</text:p>
          </table:table-cell>
          <table:table-cell office:value-type="float" office:value="0.580742126518071" calcext:value-type="float">
            <text:p>0,5807421265</text:p>
          </table:table-cell>
          <table:table-cell office:value-type="float" office:value="0.979153266597534" calcext:value-type="float">
            <text:p>0,9791532666</text:p>
          </table:table-cell>
          <table:table-cell office:value-type="float" office:value="0.910962749385277" calcext:value-type="float">
            <text:p>0,9109627494</text:p>
          </table:table-cell>
          <table:table-cell office:value-type="float" office:value="0.818263856411379" calcext:value-type="float">
            <text:p>0,8182638564</text:p>
          </table:table-cell>
          <table:table-cell office:value-type="float" office:value="0.655649763213059" calcext:value-type="float">
            <text:p>0,6556497632</text:p>
          </table:table-cell>
          <table:table-cell office:value-type="float" office:value="0.504087525174397" calcext:value-type="float">
            <text:p>0,5040875252</text:p>
          </table:table-cell>
          <table:table-cell office:value-type="float" office:value="0.351798364243146" calcext:value-type="float">
            <text:p>0,3517983642</text:p>
          </table:table-cell>
          <table:table-cell office:value-type="float" office:value="0.484987058483045" calcext:value-type="float">
            <text:p>0,4849870585</text:p>
          </table:table-cell>
          <table:table-cell office:value-type="float" office:value="0.91415861425562" calcext:value-type="float">
            <text:p>0,9141586143</text:p>
          </table:table-cell>
          <table:table-cell office:value-type="float" office:value="1.16930592892779" calcext:value-type="float">
            <text:p>1,1693059289</text:p>
          </table:table-cell>
          <table:table-cell office:value-type="float" office:value="1.03173835203061" calcext:value-type="float">
            <text:p>1,031738352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91428306661486" calcext:value-type="float">
            <text:p>0,9142830666</text:p>
          </table:table-cell>
          <table:table-cell office:value-type="float" office:value="1.11177146937751" calcext:value-type="float">
            <text:p>1,1117714694</text:p>
          </table:table-cell>
          <table:table-cell office:value-type="float" office:value="0.593965190330297" calcext:value-type="float">
            <text:p>0,5939651903</text:p>
          </table:table-cell>
          <table:table-cell office:value-type="float" office:value="-0.0233296227111313" calcext:value-type="float">
            <text:p>-0,0233296227</text:p>
          </table:table-cell>
          <table:table-cell office:value-type="float" office:value="0.20491378324012" calcext:value-type="float">
            <text:p>0,2049137832</text:p>
          </table:table-cell>
          <table:table-cell office:value-type="float" office:value="0.267777283920979" calcext:value-type="float">
            <text:p>0,2677772839</text:p>
          </table:table-cell>
          <table:table-cell office:value-type="float" office:value="-0.186913260390122" calcext:value-type="float">
            <text:p>-0,1869132604</text:p>
          </table:table-cell>
          <table:table-cell office:value-type="float" office:value="-0.840895549454576" calcext:value-type="float">
            <text:p>-0,8408955495</text:p>
          </table:table-cell>
          <table:table-cell office:value-type="float" office:value="-0.841848252981854" calcext:value-type="float">
            <text:p>-0,841848253</text:p>
          </table:table-cell>
          <table:table-cell office:value-type="float" office:value="-0.605215103337851" calcext:value-type="float">
            <text:p>-0,6052151033</text:p>
          </table:table-cell>
          <table:table-cell office:value-type="float" office:value="-0.0996196951986382" calcext:value-type="float">
            <text:p>-0,0996196952</text:p>
          </table:table-cell>
          <table:table-cell office:value-type="float" office:value="0.123489656376789" calcext:value-type="float">
            <text:p>0,1234896564</text:p>
          </table:table-cell>
          <table:table-cell office:value-type="float" office:value="0.0924276706691885" calcext:value-type="float">
            <text:p>0,0924276707</text:p>
          </table:table-cell>
          <table:table-cell office:value-type="float" office:value="0.092073540866489" calcext:value-type="float">
            <text:p>0,0920735409</text:p>
          </table:table-cell>
          <table:table-cell office:value-type="float" office:value="0.223831183535798" calcext:value-type="float">
            <text:p>0,2238311835</text:p>
          </table:table-cell>
          <table:table-cell office:value-type="float" office:value="0.133350496696737" calcext:value-type="float">
            <text:p>0,1333504967</text:p>
          </table:table-cell>
          <table:table-cell office:value-type="float" office:value="-0.12266771279326" calcext:value-type="float">
            <text:p>-0,1226677128</text:p>
          </table:table-cell>
          <table:table-cell office:value-type="float" office:value="0.219069643368144" calcext:value-type="float">
            <text:p>0,2190696434</text:p>
          </table:table-cell>
          <table:table-cell office:value-type="float" office:value="0.0956284820734184" calcext:value-type="float">
            <text:p>0,0956284821</text:p>
          </table:table-cell>
          <table:table-cell office:value-type="float" office:value="0.00186653641283806" calcext:value-type="float">
            <text:p>0,0018665364</text:p>
          </table:table-cell>
          <table:table-cell office:value-type="float" office:value="-0.00402517566360644" calcext:value-type="float">
            <text:p>-0,0040251757</text:p>
          </table:table-cell>
          <table:table-cell office:value-type="float" office:value="-0.0592789952642964" calcext:value-type="float">
            <text:p>-0,0592789953</text:p>
          </table:table-cell>
          <table:table-cell office:value-type="float" office:value="-0.169661375535439" calcext:value-type="float">
            <text:p>-0,1696613755</text:p>
          </table:table-cell>
          <table:table-cell office:value-type="float" office:value="-0.944016717700216" calcext:value-type="float">
            <text:p>-0,9440167177</text:p>
          </table:table-cell>
          <table:table-cell office:value-type="float" office:value="0.0582920588374941" calcext:value-type="float">
            <text:p>0,0582920588</text:p>
          </table:table-cell>
          <table:table-cell office:value-type="float" office:value="-0.768114006816797" calcext:value-type="float">
            <text:p>-0,7681140068</text:p>
          </table:table-cell>
          <table:table-cell office:value-type="float" office:value="0.375336147379818" calcext:value-type="float">
            <text:p>0,3753361474</text:p>
          </table:table-cell>
          <table:table-cell office:value-type="float" office:value="0.191759678952851" calcext:value-type="float">
            <text:p>0,191759679</text:p>
          </table:table-cell>
          <table:table-cell office:value-type="float" office:value="0.522036293345723" calcext:value-type="float">
            <text:p>0,5220362933</text:p>
          </table:table-cell>
          <table:table-cell office:value-type="float" office:value="0.584019468483465" calcext:value-type="float">
            <text:p>0,5840194685</text:p>
          </table:table-cell>
          <table:table-cell office:value-type="float" office:value="-0.129634533148592" calcext:value-type="float">
            <text:p>-0,1296345331</text:p>
          </table:table-cell>
          <table:table-cell office:value-type="float" office:value="-0.525515251204701" calcext:value-type="float">
            <text:p>-0,5255152512</text:p>
          </table:table-cell>
          <table:table-cell office:value-type="float" office:value="0.242664160165942" calcext:value-type="float">
            <text:p>0,2426641602</text:p>
          </table:table-cell>
          <table:table-cell office:value-type="float" office:value="-0.43728504296503" calcext:value-type="float">
            <text:p>-0,437285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13404315305794" calcext:value-type="float">
            <text:p>0,0913404315</text:p>
          </table:table-cell>
          <table:table-cell office:value-type="float" office:value="-0.573423565409386" calcext:value-type="float">
            <text:p>-0,5734235654</text:p>
          </table:table-cell>
          <table:table-cell office:value-type="float" office:value="-0.171749265994433" calcext:value-type="float">
            <text:p>-0,171749266</text:p>
          </table:table-cell>
          <table:table-cell office:value-type="float" office:value="0.68668381813218" calcext:value-type="float">
            <text:p>0,6866838181</text:p>
          </table:table-cell>
          <table:table-cell office:value-type="float" office:value="1.06746509701061" calcext:value-type="float">
            <text:p>1,067465097</text:p>
          </table:table-cell>
          <table:table-cell office:value-type="float" office:value="1.04305122943105" calcext:value-type="float">
            <text:p>1,0430512294</text:p>
          </table:table-cell>
          <table:table-cell office:value-type="float" office:value="0.198258913980375" calcext:value-type="float">
            <text:p>0,198258914</text:p>
          </table:table-cell>
          <table:table-cell office:value-type="float" office:value="0.126831743521481" calcext:value-type="float">
            <text:p>0,1268317435</text:p>
          </table:table-cell>
          <table:table-cell office:value-type="float" office:value="0.503855182136516" calcext:value-type="float">
            <text:p>0,5038551821</text:p>
          </table:table-cell>
          <table:table-cell office:value-type="float" office:value="0.525980132727833" calcext:value-type="float">
            <text:p>0,5259801327</text:p>
          </table:table-cell>
          <table:table-cell office:value-type="float" office:value="0.457406877987294" calcext:value-type="float">
            <text:p>0,457406878</text:p>
          </table:table-cell>
          <table:table-cell office:value-type="float" office:value="0.335898704918093" calcext:value-type="float">
            <text:p>0,3358987049</text:p>
          </table:table-cell>
          <table:table-cell office:value-type="float" office:value="0.497651505986883" calcext:value-type="float">
            <text:p>0,497651506</text:p>
          </table:table-cell>
          <table:table-cell office:value-type="float" office:value="0.897404041474465" calcext:value-type="float">
            <text:p>0,8974040415</text:p>
          </table:table-cell>
          <table:table-cell office:value-type="float" office:value="1.16245783581321" calcext:value-type="float">
            <text:p>1,1624578358</text:p>
          </table:table-cell>
          <table:table-cell office:value-type="float" office:value="1.30668390274649" calcext:value-type="float">
            <text:p>1,3066839027</text:p>
          </table:table-cell>
          <table:table-cell office:value-type="float" office:value="1.57465334531543" calcext:value-type="float">
            <text:p>1,5746533453</text:p>
          </table:table-cell>
          <table:table-cell office:value-type="float" office:value="1.48893432563828" calcext:value-type="float">
            <text:p>1,4889343256</text:p>
          </table:table-cell>
          <table:table-cell office:value-type="float" office:value="1.30878003280455" calcext:value-type="float">
            <text:p>1,3087800328</text:p>
          </table:table-cell>
          <table:table-cell office:value-type="float" office:value="1.01769331932867" calcext:value-type="float">
            <text:p>1,0176933193</text:p>
          </table:table-cell>
          <table:table-cell office:value-type="float" office:value="1.09301851205864" calcext:value-type="float">
            <text:p>1,0930185121</text:p>
          </table:table-cell>
          <table:table-cell office:value-type="float" office:value="1.0153073150193" calcext:value-type="float">
            <text:p>1,015307315</text:p>
          </table:table-cell>
          <table:table-cell office:value-type="float" office:value="0.946535897926239" calcext:value-type="float">
            <text:p>0,9465358979</text:p>
          </table:table-cell>
          <table:table-cell office:value-type="float" office:value="1.19941681121778" calcext:value-type="float">
            <text:p>1,1994168112</text:p>
          </table:table-cell>
          <table:table-cell office:value-type="float" office:value="1.04725321446716" calcext:value-type="float">
            <text:p>1,0472532145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993254978869216" calcext:value-type="float">
            <text:p>0,9932549789</text:p>
          </table:table-cell>
          <table:table-cell office:value-type="float" office:value="0.740759374932228" calcext:value-type="float">
            <text:p>0,7407593749</text:p>
          </table:table-cell>
          <table:table-cell office:value-type="float" office:value="0.207284278055002" calcext:value-type="float">
            <text:p>0,2072842781</text:p>
          </table:table-cell>
          <table:table-cell office:value-type="float" office:value="-0.142016246989117" calcext:value-type="float">
            <text:p>-0,142016247</text:p>
          </table:table-cell>
          <table:table-cell office:value-type="float" office:value="-0.203044558307486" calcext:value-type="float">
            <text:p>-0,2030445583</text:p>
          </table:table-cell>
          <table:table-cell office:value-type="float" office:value="-0.270591055731006" calcext:value-type="float">
            <text:p>-0,2705910557</text:p>
          </table:table-cell>
          <table:table-cell office:value-type="float" office:value="-0.887595871230815" calcext:value-type="float">
            <text:p>-0,8875958712</text:p>
          </table:table-cell>
          <table:table-cell office:value-type="float" office:value="-1.1051214073701" calcext:value-type="float">
            <text:p>-1,1051214074</text:p>
          </table:table-cell>
          <table:table-cell office:value-type="float" office:value="-1.01859200721779" calcext:value-type="float">
            <text:p>-1,0185920072</text:p>
          </table:table-cell>
          <table:table-cell office:value-type="float" office:value="-0.683588282187357" calcext:value-type="float">
            <text:p>-0,6835882822</text:p>
          </table:table-cell>
          <table:table-cell office:value-type="float" office:value="-0.212160773456514" calcext:value-type="float">
            <text:p>-0,2121607735</text:p>
          </table:table-cell>
          <table:table-cell office:value-type="float" office:value="-0.503819016320511" calcext:value-type="float">
            <text:p>-0,5038190163</text:p>
          </table:table-cell>
          <table:table-cell office:value-type="float" office:value="-0.613337966777605" calcext:value-type="float">
            <text:p>-0,6133379668</text:p>
          </table:table-cell>
          <table:table-cell office:value-type="float" office:value="-0.307005089150572" calcext:value-type="float">
            <text:p>-0,3070050892</text:p>
          </table:table-cell>
          <table:table-cell office:value-type="float" office:value="-0.480389641948893" calcext:value-type="float">
            <text:p>-0,4803896419</text:p>
          </table:table-cell>
          <table:table-cell office:value-type="float" office:value="-0.0936416821248196" calcext:value-type="float">
            <text:p>-0,0936416821</text:p>
          </table:table-cell>
          <table:table-cell office:value-type="float" office:value="0.212600053550782" calcext:value-type="float">
            <text:p>0,2126000536</text:p>
          </table:table-cell>
          <table:table-cell office:value-type="float" office:value="-0.234824651966538" calcext:value-type="float">
            <text:p>-0,234824652</text:p>
          </table:table-cell>
          <table:table-cell office:value-type="float" office:value="-0.532221965746543" calcext:value-type="float">
            <text:p>-0,5322219657</text:p>
          </table:table-cell>
          <table:table-cell office:value-type="float" office:value="-0.185533719436103" calcext:value-type="float">
            <text:p>-0,1855337194</text:p>
          </table:table-cell>
          <table:table-cell office:value-type="float" office:value="0.546848865155669" calcext:value-type="float">
            <text:p>0,5468488652</text:p>
          </table:table-cell>
          <table:table-cell office:value-type="float" office:value="0.555940847478672" calcext:value-type="float">
            <text:p>0,5559408475</text:p>
          </table:table-cell>
          <table:table-cell office:value-type="float" office:value="0.0445013444027381" calcext:value-type="float">
            <text:p>0,0445013444</text:p>
          </table:table-cell>
          <table:table-cell office:value-type="float" office:value="0.102451426727155" calcext:value-type="float">
            <text:p>0,1024514267</text:p>
          </table:table-cell>
          <table:table-cell office:value-type="float" office:value="0.00832743697678483" calcext:value-type="float">
            <text:p>0,008327437</text:p>
          </table:table-cell>
          <table:table-cell office:value-type="float" office:value="-0.903052953960288" calcext:value-type="float">
            <text:p>-0,903052954</text:p>
          </table:table-cell>
          <table:table-cell office:value-type="float" office:value="-0.38949977558283" calcext:value-type="float">
            <text:p>-0,3894997756</text:p>
          </table:table-cell>
          <table:table-cell office:value-type="float" office:value="0.780735835736608" calcext:value-type="float">
            <text:p>0,7807358357</text:p>
          </table:table-cell>
          <table:table-cell office:value-type="float" office:value="-0.888872607588663" calcext:value-type="float">
            <text:p>-0,8888726076</text:p>
          </table:table-cell>
          <table:table-cell office:value-type="float" office:value="1.12445539454279" calcext:value-type="float">
            <text:p>1,1244553945</text:p>
          </table:table-cell>
          <table:table-cell office:value-type="float" office:value="-0.198772950827842" calcext:value-type="float">
            <text:p>-0,1987729508</text:p>
          </table:table-cell>
          <table:table-cell office:value-type="float" office:value="2.87487755070807" calcext:value-type="float">
            <text:p>2,8748775507</text:p>
          </table:table-cell>
          <table:table-cell office:value-type="float" office:value="0.210308938810483" calcext:value-type="float">
            <text:p>0,2103089388</text:p>
          </table:table-cell>
          <table:table-cell office:value-type="float" office:value="0.417408450102984" calcext:value-type="float">
            <text:p>0,4174084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2680863061159" calcext:value-type="float">
            <text:p>0,1826808631</text:p>
          </table:table-cell>
          <table:table-cell office:value-type="float" office:value="-0.439928132192386" calcext:value-type="float">
            <text:p>-0,4399281322</text:p>
          </table:table-cell>
          <table:table-cell office:value-type="float" office:value="-0.0052045232119525" calcext:value-type="float">
            <text:p>-0,0052045232</text:p>
          </table:table-cell>
          <table:table-cell office:value-type="float" office:value="-0.415878932108222" calcext:value-type="float">
            <text:p>-0,4158789321</text:p>
          </table:table-cell>
          <table:table-cell office:value-type="float" office:value="0.354621625819714" calcext:value-type="float">
            <text:p>0,3546216258</text:p>
          </table:table-cell>
          <table:table-cell office:value-type="float" office:value="0.565937771686431" calcext:value-type="float">
            <text:p>0,5659377717</text:p>
          </table:table-cell>
          <table:table-cell office:value-type="float" office:value="0.410274568930817" calcext:value-type="float">
            <text:p>0,4102745689</text:p>
          </table:table-cell>
          <table:table-cell office:value-type="float" office:value="0.54373238194857" calcext:value-type="float">
            <text:p>0,5437323819</text:p>
          </table:table-cell>
          <table:table-cell office:value-type="float" office:value="0.417697213020129" calcext:value-type="float">
            <text:p>0,417697213</text:p>
          </table:table-cell>
          <table:table-cell office:value-type="float" office:value="0.22170025396449" calcext:value-type="float">
            <text:p>0,221700254</text:p>
          </table:table-cell>
          <table:table-cell office:value-type="float" office:value="-0.0286350269580184" calcext:value-type="float">
            <text:p>-0,028635027</text:p>
          </table:table-cell>
          <table:table-cell office:value-type="float" office:value="-0.0653235526036248" calcext:value-type="float">
            <text:p>-0,0653235526</text:p>
          </table:table-cell>
          <table:table-cell office:value-type="float" office:value="0.230203725862785" calcext:value-type="float">
            <text:p>0,2302037259</text:p>
          </table:table-cell>
          <table:table-cell office:value-type="float" office:value="0.759996647590164" calcext:value-type="float">
            <text:p>0,7599966476</text:p>
          </table:table-cell>
          <table:table-cell office:value-type="float" office:value="1.10891078307474" calcext:value-type="float">
            <text:p>1,1089107831</text:p>
          </table:table-cell>
          <table:table-cell office:value-type="float" office:value="1.05953151982569" calcext:value-type="float">
            <text:p>1,0595315198</text:p>
          </table:table-cell>
          <table:table-cell office:value-type="float" office:value="1.3383794931643" calcext:value-type="float">
            <text:p>1,3383794932</text:p>
          </table:table-cell>
          <table:table-cell office:value-type="float" office:value="1.19336518498127" calcext:value-type="float">
            <text:p>1,193365185</text:p>
          </table:table-cell>
          <table:table-cell office:value-type="float" office:value="0.841317062402569" calcext:value-type="float">
            <text:p>0,8413170624</text:p>
          </table:table-cell>
          <table:table-cell office:value-type="float" office:value="0.518936024783008" calcext:value-type="float">
            <text:p>0,5189360248</text:p>
          </table:table-cell>
          <table:table-cell office:value-type="float" office:value="0.633780074060972" calcext:value-type="float">
            <text:p>0,6337800741</text:p>
          </table:table-cell>
          <table:table-cell office:value-type="float" office:value="0.672181902168282" calcext:value-type="float">
            <text:p>0,6721819022</text:p>
          </table:table-cell>
          <table:table-cell office:value-type="float" office:value="0.788246955536547" calcext:value-type="float">
            <text:p>0,7882469555</text:p>
          </table:table-cell>
          <table:table-cell office:value-type="float" office:value="1.20067143131319" calcext:value-type="float">
            <text:p>1,2006714313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779841377336805" calcext:value-type="float">
            <text:p>0,7798413773</text:p>
          </table:table-cell>
          <table:table-cell office:value-type="float" office:value="0.594731772183576" calcext:value-type="float">
            <text:p>0,5947317722</text:p>
          </table:table-cell>
          <table:table-cell office:value-type="float" office:value="0.331381257084081" calcext:value-type="float">
            <text:p>0,3313812571</text:p>
          </table:table-cell>
          <table:table-cell office:value-type="float" office:value="0.00832466980140572" calcext:value-type="float">
            <text:p>0,0083246698</text:p>
          </table:table-cell>
          <table:table-cell office:value-type="float" office:value="-0.226274690178832" calcext:value-type="float">
            <text:p>-0,2262746902</text:p>
          </table:table-cell>
          <table:table-cell office:value-type="float" office:value="-0.281552005478159" calcext:value-type="float">
            <text:p>-0,2815520055</text:p>
          </table:table-cell>
          <table:table-cell office:value-type="float" office:value="-0.448796603699434" calcext:value-type="float">
            <text:p>-0,4487966037</text:p>
          </table:table-cell>
          <table:table-cell office:value-type="float" office:value="-0.90890204599031" calcext:value-type="float">
            <text:p>-0,908902046</text:p>
          </table:table-cell>
          <table:table-cell office:value-type="float" office:value="-1.17301577675266" calcext:value-type="float">
            <text:p>-1,1730157768</text:p>
          </table:table-cell>
          <table:table-cell office:value-type="float" office:value="-0.894717017895223" calcext:value-type="float">
            <text:p>-0,8947170179</text:p>
          </table:table-cell>
          <table:table-cell office:value-type="float" office:value="-0.638533169708655" calcext:value-type="float">
            <text:p>-0,6385331697</text:p>
          </table:table-cell>
          <table:table-cell office:value-type="float" office:value="-0.182149819254414" calcext:value-type="float">
            <text:p>-0,1821498193</text:p>
          </table:table-cell>
          <table:table-cell office:value-type="float" office:value="-0.315062963607701" calcext:value-type="float">
            <text:p>-0,3150629636</text:p>
          </table:table-cell>
          <table:table-cell office:value-type="float" office:value="-0.429487274033458" calcext:value-type="float">
            <text:p>-0,429487274</text:p>
          </table:table-cell>
          <table:table-cell office:value-type="float" office:value="-0.206255925892408" calcext:value-type="float">
            <text:p>-0,2062559259</text:p>
          </table:table-cell>
          <table:table-cell office:value-type="float" office:value="-0.10870130584245" calcext:value-type="float">
            <text:p>-0,1087013058</text:p>
          </table:table-cell>
          <table:table-cell office:value-type="float" office:value="-0.325967880814245" calcext:value-type="float">
            <text:p>-0,3259678808</text:p>
          </table:table-cell>
          <table:table-cell office:value-type="float" office:value="-0.106839620819936" calcext:value-type="float">
            <text:p>-0,1068396208</text:p>
          </table:table-cell>
          <table:table-cell office:value-type="float" office:value="-0.00750238504685445" calcext:value-type="float">
            <text:p>-0,007502385</text:p>
          </table:table-cell>
          <table:table-cell office:value-type="float" office:value="-0.238081945024166" calcext:value-type="float">
            <text:p>-0,238081945</text:p>
          </table:table-cell>
          <table:table-cell office:value-type="float" office:value="-0.324404028551255" calcext:value-type="float">
            <text:p>-0,3244040286</text:p>
          </table:table-cell>
          <table:table-cell office:value-type="float" office:value="0.376641437094599" calcext:value-type="float">
            <text:p>0,3766414371</text:p>
          </table:table-cell>
          <table:table-cell office:value-type="float" office:value="0.286782166278623" calcext:value-type="float">
            <text:p>0,2867821663</text:p>
          </table:table-cell>
          <table:table-cell office:value-type="float" office:value="0.419981437800842" calcext:value-type="float">
            <text:p>0,4199814378</text:p>
          </table:table-cell>
          <table:table-cell office:value-type="float" office:value="1.10501181684289" calcext:value-type="float">
            <text:p>1,1050118168</text:p>
          </table:table-cell>
          <table:table-cell office:value-type="float" office:value="0.482991344653523" calcext:value-type="float">
            <text:p>0,4829913447</text:p>
          </table:table-cell>
          <table:table-cell office:value-type="float" office:value="0.778493925827835" calcext:value-type="float">
            <text:p>0,7784939258</text:p>
          </table:table-cell>
          <table:table-cell office:value-type="float" office:value="1.5367536600268" calcext:value-type="float">
            <text:p>1,53675366</text:p>
          </table:table-cell>
          <table:table-cell office:value-type="float" office:value="-0.109576959401629" calcext:value-type="float">
            <text:p>-0,1095769594</text:p>
          </table:table-cell>
          <table:table-cell office:value-type="float" office:value="-0.451490848299003" calcext:value-type="float">
            <text:p>-0,4514908483</text:p>
          </table:table-cell>
          <table:table-cell office:value-type="float" office:value="0.409685298786908" calcext:value-type="float">
            <text:p>0,4096852988</text:p>
          </table:table-cell>
          <table:table-cell office:value-type="float" office:value="1.35684144695527" calcext:value-type="float">
            <text:p>1,356841447</text:p>
          </table:table-cell>
          <table:table-cell office:value-type="float" office:value="0.556427913040272" calcext:value-type="float">
            <text:p>0,556427913</text:p>
          </table:table-cell>
          <table:table-cell office:value-type="float" office:value="0.663282037786908" calcext:value-type="float">
            <text:p>0,6632820378</text:p>
          </table:table-cell>
          <table:table-cell office:value-type="float" office:value="0.795063714481874" calcext:value-type="float">
            <text:p>0,7950637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5352297961966" calcext:value-type="float">
            <text:p>1,6535229796</text:p>
          </table:table-cell>
          <table:table-cell office:value-type="float" office:value="1.70968587512641" calcext:value-type="float">
            <text:p>1,7096858751</text:p>
          </table:table-cell>
          <table:table-cell office:value-type="float" office:value="-0.0268655640896783" calcext:value-type="float">
            <text:p>-0,0268655641</text:p>
          </table:table-cell>
          <table:table-cell office:value-type="float" office:value="0.885654009661417" calcext:value-type="float">
            <text:p>0,8856540097</text:p>
          </table:table-cell>
          <table:table-cell office:value-type="float" office:value="1.23423499086772" calcext:value-type="float">
            <text:p>1,2342349909</text:p>
          </table:table-cell>
          <table:table-cell office:value-type="float" office:value="0.853727160201206" calcext:value-type="float">
            <text:p>0,8537271602</text:p>
          </table:table-cell>
          <table:table-cell office:value-type="float" office:value="1.16849615559142" calcext:value-type="float">
            <text:p>1,1684961556</text:p>
          </table:table-cell>
          <table:table-cell office:value-type="float" office:value="1.49720588489015" calcext:value-type="float">
            <text:p>1,4972058849</text:p>
          </table:table-cell>
          <table:table-cell office:value-type="float" office:value="1.25952526832846" calcext:value-type="float">
            <text:p>1,2595252683</text:p>
          </table:table-cell>
          <table:table-cell office:value-type="float" office:value="0.815344714962524" calcext:value-type="float">
            <text:p>0,815344715</text:p>
          </table:table-cell>
          <table:table-cell office:value-type="float" office:value="0.822791195362597" calcext:value-type="float">
            <text:p>0,8227911954</text:p>
          </table:table-cell>
          <table:table-cell office:value-type="float" office:value="0.979341274433203" calcext:value-type="float">
            <text:p>0,9793412744</text:p>
          </table:table-cell>
          <table:table-cell office:value-type="float" office:value="1.16735485069849" calcext:value-type="float">
            <text:p>1,1673548507</text:p>
          </table:table-cell>
          <table:table-cell office:value-type="float" office:value="1.15807671331642" calcext:value-type="float">
            <text:p>1,1580767133</text:p>
          </table:table-cell>
          <table:table-cell office:value-type="float" office:value="1.51558139509346" calcext:value-type="float">
            <text:p>1,5155813951</text:p>
          </table:table-cell>
          <table:table-cell office:value-type="float" office:value="2.02596295054794" calcext:value-type="float">
            <text:p>2,0259629505</text:p>
          </table:table-cell>
          <table:table-cell office:value-type="float" office:value="1.83268161858866" calcext:value-type="float">
            <text:p>1,8326816186</text:p>
          </table:table-cell>
          <table:table-cell office:value-type="float" office:value="1.54832573405531" calcext:value-type="float">
            <text:p>1,5483257341</text:p>
          </table:table-cell>
          <table:table-cell office:value-type="float" office:value="1.15285273884296" calcext:value-type="float">
            <text:p>1,1528527388</text:p>
          </table:table-cell>
          <table:table-cell office:value-type="float" office:value="0.706699690905196" calcext:value-type="float">
            <text:p>0,7066996909</text:p>
          </table:table-cell>
          <table:table-cell office:value-type="float" office:value="0.737836878659137" calcext:value-type="float">
            <text:p>0,7378368787</text:p>
          </table:table-cell>
          <table:table-cell office:value-type="float" office:value="1.05725821368873" calcext:value-type="float">
            <text:p>1,0572582137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0.876181441811508" calcext:value-type="float">
            <text:p>0,8761814418</text:p>
          </table:table-cell>
          <table:table-cell office:value-type="float" office:value="0.785742879651787" calcext:value-type="float">
            <text:p>0,7857428797</text:p>
          </table:table-cell>
          <table:table-cell office:value-type="float" office:value="0.657013744219227" calcext:value-type="float">
            <text:p>0,6570137442</text:p>
          </table:table-cell>
          <table:table-cell office:value-type="float" office:value="-0.0906450003474267" calcext:value-type="float">
            <text:p>-0,0906450003</text:p>
          </table:table-cell>
          <table:table-cell office:value-type="float" office:value="-0.2031219431543" calcext:value-type="float">
            <text:p>-0,2031219432</text:p>
          </table:table-cell>
          <table:table-cell office:value-type="float" office:value="-0.183239463818494" calcext:value-type="float">
            <text:p>-0,1832394638</text:p>
          </table:table-cell>
          <table:table-cell office:value-type="float" office:value="-0.655396992005175" calcext:value-type="float">
            <text:p>-0,655396992</text:p>
          </table:table-cell>
          <table:table-cell office:value-type="float" office:value="-0.867110679456899" calcext:value-type="float">
            <text:p>-0,8671106795</text:p>
          </table:table-cell>
          <table:table-cell office:value-type="float" office:value="-1.07208797539827" calcext:value-type="float">
            <text:p>-1,0720879754</text:p>
          </table:table-cell>
          <table:table-cell office:value-type="float" office:value="-0.0953548308844092" calcext:value-type="float">
            <text:p>-0,0953548309</text:p>
          </table:table-cell>
          <table:table-cell office:value-type="float" office:value="0.210896204563183" calcext:value-type="float">
            <text:p>0,2108962046</text:p>
          </table:table-cell>
          <table:table-cell office:value-type="float" office:value="-0.333369970903333" calcext:value-type="float">
            <text:p>-0,3333699709</text:p>
          </table:table-cell>
          <table:table-cell office:value-type="float" office:value="-0.270932225435627" calcext:value-type="float">
            <text:p>-0,2709322254</text:p>
          </table:table-cell>
          <table:table-cell office:value-type="float" office:value="-0.26810872163934" calcext:value-type="float">
            <text:p>-0,2681087216</text:p>
          </table:table-cell>
          <table:table-cell office:value-type="float" office:value="-0.473691812179592" calcext:value-type="float">
            <text:p>-0,4736918122</text:p>
          </table:table-cell>
          <table:table-cell office:value-type="float" office:value="-0.470442620658261" calcext:value-type="float">
            <text:p>-0,4704426207</text:p>
          </table:table-cell>
          <table:table-cell office:value-type="float" office:value="0.27993508332545" calcext:value-type="float">
            <text:p>0,2799350833</text:p>
          </table:table-cell>
          <table:table-cell office:value-type="float" office:value="0.197951403985378" calcext:value-type="float">
            <text:p>0,197951404</text:p>
          </table:table-cell>
          <table:table-cell office:value-type="float" office:value="-1.37956210722039" calcext:value-type="float">
            <text:p>-1,3795621072</text:p>
          </table:table-cell>
          <table:table-cell office:value-type="float" office:value="-0.404378554025444" calcext:value-type="float">
            <text:p>-0,404378554</text:p>
          </table:table-cell>
          <table:table-cell office:value-type="float" office:value="0.246655533072128" calcext:value-type="float">
            <text:p>0,2466555331</text:p>
          </table:table-cell>
          <table:table-cell office:value-type="float" office:value="0.402798557890453" calcext:value-type="float">
            <text:p>0,4027985579</text:p>
          </table:table-cell>
          <table:table-cell office:value-type="float" office:value="0.0718781368501143" calcext:value-type="float">
            <text:p>0,0718781369</text:p>
          </table:table-cell>
          <table:table-cell office:value-type="float" office:value="-0.0849131553785868" calcext:value-type="float">
            <text:p>-0,0849131554</text:p>
          </table:table-cell>
          <table:table-cell office:value-type="float" office:value="-0.570173475160083" calcext:value-type="float">
            <text:p>-0,5701734752</text:p>
          </table:table-cell>
          <table:table-cell office:value-type="float" office:value="0.0878155086232762" calcext:value-type="float">
            <text:p>0,0878155086</text:p>
          </table:table-cell>
          <table:table-cell office:value-type="float" office:value="0.166548739535698" calcext:value-type="float">
            <text:p>0,1665487395</text:p>
          </table:table-cell>
          <table:table-cell office:value-type="float" office:value="0.602035302640192" calcext:value-type="float">
            <text:p>0,6020353026</text:p>
          </table:table-cell>
          <table:table-cell office:value-type="float" office:value="1.35262649338765" calcext:value-type="float">
            <text:p>1,3526264934</text:p>
          </table:table-cell>
          <table:table-cell office:value-type="float" office:value="2.28741902750901" calcext:value-type="float">
            <text:p>2,2874190275</text:p>
          </table:table-cell>
          <table:table-cell office:value-type="float" office:value="0.91709078560735" calcext:value-type="float">
            <text:p>0,9170907856</text:p>
          </table:table-cell>
          <table:table-cell office:value-type="float" office:value="0.984988058785545" calcext:value-type="float">
            <text:p>0,9849880588</text:p>
          </table:table-cell>
          <table:table-cell office:value-type="float" office:value="0.976580149719396" calcext:value-type="float">
            <text:p>0,9765801497</text:p>
          </table:table-cell>
          <table:table-cell office:value-type="float" office:value="0.540971582122487" calcext:value-type="float">
            <text:p>0,5409715821</text:p>
          </table:table-cell>
          <table:table-cell office:value-type="float" office:value="-0.841235755241931" calcext:value-type="float">
            <text:p>-0,8412357552</text:p>
          </table:table-cell>
          <table:table-cell office:value-type="float" office:value="-0.337902078654796" calcext:value-type="float">
            <text:p>-0,3379020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5033476355456" calcext:value-type="float">
            <text:p>0,6350334764</text:p>
          </table:table-cell>
          <table:table-cell office:value-type="float" office:value="0.843448418961954" calcext:value-type="float">
            <text:p>0,843448419</text:p>
          </table:table-cell>
          <table:table-cell office:value-type="float" office:value="0.741644557703235" calcext:value-type="float">
            <text:p>0,7416445577</text:p>
          </table:table-cell>
          <table:table-cell office:value-type="float" office:value="0.200954419390795" calcext:value-type="float">
            <text:p>0,2009544194</text:p>
          </table:table-cell>
          <table:table-cell office:value-type="float" office:value="-0.666040617021797" calcext:value-type="float">
            <text:p>-0,666040617</text:p>
          </table:table-cell>
          <table:table-cell office:value-type="float" office:value="0.846791792911984" calcext:value-type="float">
            <text:p>0,8467917929</text:p>
          </table:table-cell>
          <table:table-cell office:value-type="float" office:value="1.62248621441082" calcext:value-type="float">
            <text:p>1,6224862144</text:p>
          </table:table-cell>
          <table:table-cell office:value-type="float" office:value="1.89425557685322" calcext:value-type="float">
            <text:p>1,8942555769</text:p>
          </table:table-cell>
          <table:table-cell office:value-type="float" office:value="1.30715154125106" calcext:value-type="float">
            <text:p>1,3071515413</text:p>
          </table:table-cell>
          <table:table-cell office:value-type="float" office:value="0.575081531256882" calcext:value-type="float">
            <text:p>0,5750815313</text:p>
          </table:table-cell>
          <table:table-cell office:value-type="float" office:value="0.930638376135598" calcext:value-type="float">
            <text:p>0,9306383761</text:p>
          </table:table-cell>
          <table:table-cell office:value-type="float" office:value="1.0769462197002" calcext:value-type="float">
            <text:p>1,0769462197</text:p>
          </table:table-cell>
          <table:table-cell office:value-type="float" office:value="1.37235472320973" calcext:value-type="float">
            <text:p>1,3723547232</text:p>
          </table:table-cell>
          <table:table-cell office:value-type="float" office:value="1.90850358142842" calcext:value-type="float">
            <text:p>1,9085035814</text:p>
          </table:table-cell>
          <table:table-cell office:value-type="float" office:value="2.48604362123033" calcext:value-type="float">
            <text:p>2,4860436212</text:p>
          </table:table-cell>
          <table:table-cell office:value-type="float" office:value="2.24586295784553" calcext:value-type="float">
            <text:p>2,2458629578</text:p>
          </table:table-cell>
          <table:table-cell office:value-type="float" office:value="1.89739660082204" calcext:value-type="float">
            <text:p>1,8973966008</text:p>
          </table:table-cell>
          <table:table-cell office:value-type="float" office:value="2.02424712889806" calcext:value-type="float">
            <text:p>2,0242471289</text:p>
          </table:table-cell>
          <table:table-cell office:value-type="float" office:value="2.12354550857981" calcext:value-type="float">
            <text:p>2,1235455086</text:p>
          </table:table-cell>
          <table:table-cell office:value-type="float" office:value="1.3542593104572" calcext:value-type="float">
            <text:p>1,3542593105</text:p>
          </table:table-cell>
          <table:table-cell office:value-type="float" office:value="1.05229213031054" calcext:value-type="float">
            <text:p>1,0522921303</text:p>
          </table:table-cell>
          <table:table-cell office:value-type="float" office:value="1.06220372679848" calcext:value-type="float">
            <text:p>1,0622037268</text:p>
          </table:table-cell>
          <table:table-cell office:value-type="float" office:value="0.849404046914382" calcext:value-type="float">
            <text:p>0,8494040469</text:p>
          </table:table-cell>
          <table:table-cell office:value-type="float" office:value="0.397714570246899" calcext:value-type="float">
            <text:p>0,3977145702</text:p>
          </table:table-cell>
          <table:table-cell office:value-type="float" office:value="-0.201284925821563" calcext:value-type="float">
            <text:p>-0,2012849258</text:p>
          </table:table-cell>
          <table:table-cell office:value-type="float" office:value="-0.517224524320141" calcext:value-type="float">
            <text:p>-0,5172245243</text:p>
          </table:table-cell>
          <table:table-cell office:value-type="float" office:value="-1.05472280747956" calcext:value-type="float">
            <text:p>-1,0547228075</text:p>
          </table:table-cell>
          <table:table-cell office:value-type="float" office:value="-1.65732789007319" calcext:value-type="float">
            <text:p>-1,6573278901</text:p>
          </table:table-cell>
          <table:table-cell office:value-type="float" office:value="-0.822477376378885" calcext:value-type="float">
            <text:p>-0,8224773764</text:p>
          </table:table-cell>
          <table:table-cell office:value-type="float" office:value="-1.01902885997454" calcext:value-type="float">
            <text:p>-1,01902886</text:p>
          </table:table-cell>
          <table:table-cell office:value-type="float" office:value="-0.85446944733081" calcext:value-type="float">
            <text:p>-0,8544694473</text:p>
          </table:table-cell>
          <table:table-cell office:value-type="float" office:value="-1.4204858020957" calcext:value-type="float">
            <text:p>-1,4204858021</text:p>
          </table:table-cell>
          <table:table-cell office:value-type="float" office:value="-1.53452881392823" calcext:value-type="float">
            <text:p>-1,5345288139</text:p>
          </table:table-cell>
          <table:table-cell office:value-type="float" office:value="-0.865112649361728" calcext:value-type="float">
            <text:p>-0,8651126494</text:p>
          </table:table-cell>
          <table:table-cell office:value-type="float" office:value="-0.471380995194744" calcext:value-type="float">
            <text:p>-0,4713809952</text:p>
          </table:table-cell>
          <table:table-cell office:value-type="float" office:value="-0.527977767660077" calcext:value-type="float">
            <text:p>-0,5279777677</text:p>
          </table:table-cell>
          <table:table-cell office:value-type="float" office:value="-0.56437266652283" calcext:value-type="float">
            <text:p>-0,5643726665</text:p>
          </table:table-cell>
          <table:table-cell office:value-type="float" office:value="-1.02407201732995" calcext:value-type="float">
            <text:p>-1,0240720173</text:p>
          </table:table-cell>
          <table:table-cell office:value-type="float" office:value="-0.00301394578269088" calcext:value-type="float">
            <text:p>-0,0030139458</text:p>
          </table:table-cell>
          <table:table-cell office:value-type="float" office:value="0.126216312859533" calcext:value-type="float">
            <text:p>0,1262163129</text:p>
          </table:table-cell>
          <table:table-cell office:value-type="float" office:value="-0.58032471344921" calcext:value-type="float">
            <text:p>-0,5803247134</text:p>
          </table:table-cell>
          <table:table-cell office:value-type="float" office:value="-0.573703470233071" calcext:value-type="float">
            <text:p>-0,5737034702</text:p>
          </table:table-cell>
          <table:table-cell office:value-type="float" office:value="0.467288442576086" calcext:value-type="float">
            <text:p>0,4672884426</text:p>
          </table:table-cell>
          <table:table-cell office:value-type="float" office:value="0.202564396265064" calcext:value-type="float">
            <text:p>0,2025643963</text:p>
          </table:table-cell>
          <table:table-cell office:value-type="float" office:value="-0.274354817534773" calcext:value-type="float">
            <text:p>-0,2743548175</text:p>
          </table:table-cell>
          <table:table-cell office:value-type="float" office:value="0.135510543572043" calcext:value-type="float">
            <text:p>0,1355105436</text:p>
          </table:table-cell>
          <table:table-cell office:value-type="float" office:value="0.0557774341956888" calcext:value-type="float">
            <text:p>0,0557774342</text:p>
          </table:table-cell>
          <table:table-cell office:value-type="float" office:value="-0.406942291814359" calcext:value-type="float">
            <text:p>-0,4069422918</text:p>
          </table:table-cell>
          <table:table-cell office:value-type="float" office:value="-0.144629369308899" calcext:value-type="float">
            <text:p>-0,1446293693</text:p>
          </table:table-cell>
          <table:table-cell office:value-type="float" office:value="0.0292718362077587" calcext:value-type="float">
            <text:p>0,0292718362</text:p>
          </table:table-cell>
          <table:table-cell office:value-type="float" office:value="1.78207151303197" calcext:value-type="float">
            <text:p>1,782071513</text:p>
          </table:table-cell>
          <table:table-cell office:value-type="float" office:value="0.0415196760441511" calcext:value-type="float">
            <text:p>0,041519676</text:p>
          </table:table-cell>
          <table:table-cell office:value-type="float" office:value="-0.46031791659789" calcext:value-type="float">
            <text:p>-0,4603179166</text:p>
          </table:table-cell>
          <table:table-cell office:value-type="float" office:value="1.97238526922933" calcext:value-type="float">
            <text:p>1,9723852692</text:p>
          </table:table-cell>
          <table:table-cell office:value-type="float" office:value="-0.606690827401786" calcext:value-type="float">
            <text:p>-0,6066908274</text:p>
          </table:table-cell>
          <table:table-cell office:value-type="float" office:value="0.32251821393863" calcext:value-type="float">
            <text:p>0,3225182139</text:p>
          </table:table-cell>
          <table:table-cell office:value-type="float" office:value="1.11485698507789" calcext:value-type="float">
            <text:p>1,1148569851</text:p>
          </table:table-cell>
          <table:table-cell office:value-type="float" office:value="0.850098200478193" calcext:value-type="float">
            <text:p>0,8500982005</text:p>
          </table:table-cell>
          <table:table-cell office:value-type="float" office:value="0.550038763042801" calcext:value-type="float">
            <text:p>0,550038763</text:p>
          </table:table-cell>
          <table:table-cell office:value-type="float" office:value="1.45099127892942" calcext:value-type="float">
            <text:p>1,450991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7152920187867" calcext:value-type="float">
            <text:p>4,9715292019</text:p>
          </table:table-cell>
          <table:table-cell office:value-type="float" office:value="2.78520017484559" calcext:value-type="float">
            <text:p>2,7852001748</text:p>
          </table:table-cell>
          <table:table-cell office:value-type="float" office:value="2.71155659342727" calcext:value-type="float">
            <text:p>2,7115565934</text:p>
          </table:table-cell>
          <table:table-cell office:value-type="float" office:value="2.24273729020635" calcext:value-type="float">
            <text:p>2,2427372902</text:p>
          </table:table-cell>
          <table:table-cell office:value-type="float" office:value="2.07192635187051" calcext:value-type="float">
            <text:p>2,0719263519</text:p>
          </table:table-cell>
          <table:table-cell office:value-type="float" office:value="0.856943143076763" calcext:value-type="float">
            <text:p>0,8569431431</text:p>
          </table:table-cell>
          <table:table-cell office:value-type="float" office:value="1.1385726202873" calcext:value-type="float">
            <text:p>1,1385726203</text:p>
          </table:table-cell>
          <table:table-cell office:value-type="float" office:value="1.22134271539204" calcext:value-type="float">
            <text:p>1,2213427154</text:p>
          </table:table-cell>
          <table:table-cell office:value-type="float" office:value="0.0908037419608977" calcext:value-type="float">
            <text:p>0,090803742</text:p>
          </table:table-cell>
          <table:table-cell office:value-type="float" office:value="0.18078242185695" calcext:value-type="float">
            <text:p>0,1807824219</text:p>
          </table:table-cell>
          <table:table-cell office:value-type="float" office:value="1.51388866206997" calcext:value-type="float">
            <text:p>1,5138886621</text:p>
          </table:table-cell>
          <table:table-cell office:value-type="float" office:value="2.13711535211968" calcext:value-type="float">
            <text:p>2,1371153521</text:p>
          </table:table-cell>
          <table:table-cell office:value-type="float" office:value="3.18631751837503" calcext:value-type="float">
            <text:p>3,1863175184</text:p>
          </table:table-cell>
          <table:table-cell office:value-type="float" office:value="2.54872475735837" calcext:value-type="float">
            <text:p>2,5487247574</text:p>
          </table:table-cell>
          <table:table-cell office:value-type="float" office:value="1.92769389858471" calcext:value-type="float">
            <text:p>1,9276938986</text:p>
          </table:table-cell>
          <table:table-cell office:value-type="float" office:value="2.10272949086705" calcext:value-type="float">
            <text:p>2,1027294909</text:p>
          </table:table-cell>
          <table:table-cell office:value-type="float" office:value="2.38852764181036" calcext:value-type="float">
            <text:p>2,3885276418</text:p>
          </table:table-cell>
          <table:table-cell office:value-type="float" office:value="2.00436408191984" calcext:value-type="float">
            <text:p>2,0043640819</text:p>
          </table:table-cell>
          <table:table-cell office:value-type="float" office:value="1.85919248551666" calcext:value-type="float">
            <text:p>1,8591924855</text:p>
          </table:table-cell>
          <table:table-cell office:value-type="float" office:value="0.916418937382759" calcext:value-type="float">
            <text:p>0,9164189374</text:p>
          </table:table-cell>
          <table:table-cell office:value-type="float" office:value="0.691572749113043" calcext:value-type="float">
            <text:p>0,6915727491</text:p>
          </table:table-cell>
          <table:table-cell office:value-type="float" office:value="0.521331777611912" calcext:value-type="float">
            <text:p>0,5213317776</text:p>
          </table:table-cell>
          <table:table-cell office:value-type="float" office:value="0.287398357520678" calcext:value-type="float">
            <text:p>0,2873983575</text:p>
          </table:table-cell>
          <table:table-cell office:value-type="float" office:value="-0.154736478434651" calcext:value-type="float">
            <text:p>-0,1547364784</text:p>
          </table:table-cell>
          <table:table-cell office:value-type="float" office:value="-0.959880041798162" calcext:value-type="float">
            <text:p>-0,9598800418</text:p>
          </table:table-cell>
          <table:table-cell office:value-type="float" office:value="-0.831690290532712" calcext:value-type="float">
            <text:p>-0,8316902905</text:p>
          </table:table-cell>
          <table:table-cell office:value-type="float" office:value="-1.12311085520499" calcext:value-type="float">
            <text:p>-1,1231108552</text:p>
          </table:table-cell>
          <table:table-cell office:value-type="float" office:value="-0.707874212015487" calcext:value-type="float">
            <text:p>-0,707874212</text:p>
          </table:table-cell>
          <table:table-cell office:value-type="float" office:value="-0.953590925751025" calcext:value-type="float">
            <text:p>-0,9535909258</text:p>
          </table:table-cell>
          <table:table-cell office:value-type="float" office:value="-1.22423893935594" calcext:value-type="float">
            <text:p>-1,2242389394</text:p>
          </table:table-cell>
          <table:table-cell office:value-type="float" office:value="-1.03718618449589" calcext:value-type="float">
            <text:p>-1,0371861845</text:p>
          </table:table-cell>
          <table:table-cell office:value-type="float" office:value="-0.9177585720374" calcext:value-type="float">
            <text:p>-0,917758572</text:p>
          </table:table-cell>
          <table:table-cell office:value-type="float" office:value="-0.416438870299236" calcext:value-type="float">
            <text:p>-0,4164388703</text:p>
          </table:table-cell>
          <table:table-cell office:value-type="float" office:value="-0.213845641144401" calcext:value-type="float">
            <text:p>-0,2138456411</text:p>
          </table:table-cell>
          <table:table-cell office:value-type="float" office:value="-0.144520820876326" calcext:value-type="float">
            <text:p>-0,1445208209</text:p>
          </table:table-cell>
          <table:table-cell office:value-type="float" office:value="-0.82178253474808" calcext:value-type="float">
            <text:p>-0,8217825347</text:p>
          </table:table-cell>
          <table:table-cell office:value-type="float" office:value="-0.54436536372143" calcext:value-type="float">
            <text:p>-0,5443653637</text:p>
          </table:table-cell>
          <table:table-cell office:value-type="float" office:value="0.0136167301708247" calcext:value-type="float">
            <text:p>0,0136167302</text:p>
          </table:table-cell>
          <table:table-cell office:value-type="float" office:value="0.38578506018444" calcext:value-type="float">
            <text:p>0,3857850602</text:p>
          </table:table-cell>
          <table:table-cell office:value-type="float" office:value="-0.0249074320277128" calcext:value-type="float">
            <text:p>-0,024907432</text:p>
          </table:table-cell>
          <table:table-cell office:value-type="float" office:value="-0.75623381591468" calcext:value-type="float">
            <text:p>-0,7562338159</text:p>
          </table:table-cell>
          <table:table-cell office:value-type="float" office:value="0.00414868211945407" calcext:value-type="float">
            <text:p>0,0041486821</text:p>
          </table:table-cell>
          <table:table-cell office:value-type="float" office:value="0.84788210866192" calcext:value-type="float">
            <text:p>0,8478821087</text:p>
          </table:table-cell>
          <table:table-cell office:value-type="float" office:value="-0.0180057241124503" calcext:value-type="float">
            <text:p>-0,0180057241</text:p>
          </table:table-cell>
          <table:table-cell office:value-type="float" office:value="-0.528264925109022" calcext:value-type="float">
            <text:p>-0,5282649251</text:p>
          </table:table-cell>
          <table:table-cell office:value-type="float" office:value="-0.113112106617986" calcext:value-type="float">
            <text:p>-0,1131121066</text:p>
          </table:table-cell>
          <table:table-cell office:value-type="float" office:value="-0.429543745816283" calcext:value-type="float">
            <text:p>-0,4295437458</text:p>
          </table:table-cell>
          <table:table-cell office:value-type="float" office:value="-0.398931616778644" calcext:value-type="float">
            <text:p>-0,3989316168</text:p>
          </table:table-cell>
          <table:table-cell office:value-type="float" office:value="0.233632058114375" calcext:value-type="float">
            <text:p>0,2336320581</text:p>
          </table:table-cell>
          <table:table-cell office:value-type="float" office:value="0.680570191830389" calcext:value-type="float">
            <text:p>0,6805701918</text:p>
          </table:table-cell>
          <table:table-cell office:value-type="float" office:value="0.266477983257116" calcext:value-type="float">
            <text:p>0,2664779833</text:p>
          </table:table-cell>
          <table:table-cell office:value-type="float" office:value="0.0415196760441511" calcext:value-type="float">
            <text:p>0,041519676</text:p>
          </table:table-cell>
          <table:table-cell office:value-type="float" office:value="0.474481544800902" calcext:value-type="float">
            <text:p>0,4744815448</text:p>
          </table:table-cell>
          <table:table-cell office:value-type="float" office:value="3.43797710122612" calcext:value-type="float">
            <text:p>3,4379771012</text:p>
          </table:table-cell>
          <table:table-cell office:value-type="float" office:value="-0.141090890093439" calcext:value-type="float">
            <text:p>-0,1410908901</text:p>
          </table:table-cell>
          <table:table-cell office:value-type="float" office:value="-0.0261501254544835" calcext:value-type="float">
            <text:p>-0,0261501255</text:p>
          </table:table-cell>
          <table:table-cell office:value-type="float" office:value="-0.648172665742962" calcext:value-type="float">
            <text:p>-0,6481726657</text:p>
          </table:table-cell>
          <table:table-cell office:value-type="float" office:value="0.324582949273492" calcext:value-type="float">
            <text:p>0,3245829493</text:p>
          </table:table-cell>
          <table:table-cell office:value-type="float" office:value="1.32656407557381" calcext:value-type="float">
            <text:p>1,3265640756</text:p>
          </table:table-cell>
          <table:table-cell office:value-type="float" office:value="-0.0397531857240936" calcext:value-type="float">
            <text:p>-0,0397531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5152037098788" calcext:value-type="float">
            <text:p>0,9351520371</text:p>
          </table:table-cell>
          <table:table-cell office:value-type="float" office:value="0.418690222362409" calcext:value-type="float">
            <text:p>0,4186902224</text:p>
          </table:table-cell>
          <table:table-cell office:value-type="float" office:value="-0.281044253445436" calcext:value-type="float">
            <text:p>-0,2810442534</text:p>
          </table:table-cell>
          <table:table-cell office:value-type="float" office:value="1.2196966096714" calcext:value-type="float">
            <text:p>1,2196966097</text:p>
          </table:table-cell>
          <table:table-cell office:value-type="float" office:value="2.92877860512017" calcext:value-type="float">
            <text:p>2,9287786051</text:p>
          </table:table-cell>
          <table:table-cell office:value-type="float" office:value="2.85845101723236" calcext:value-type="float">
            <text:p>2,8584510172</text:p>
          </table:table-cell>
          <table:table-cell office:value-type="float" office:value="1.60468337315544" calcext:value-type="float">
            <text:p>1,6046833732</text:p>
          </table:table-cell>
          <table:table-cell office:value-type="float" office:value="0.642379293576388" calcext:value-type="float">
            <text:p>0,6423792936</text:p>
          </table:table-cell>
          <table:table-cell office:value-type="float" office:value="0.235245043126605" calcext:value-type="float">
            <text:p>0,2352450431</text:p>
          </table:table-cell>
          <table:table-cell office:value-type="float" office:value="0.936646374970782" calcext:value-type="float">
            <text:p>0,936646375</text:p>
          </table:table-cell>
          <table:table-cell office:value-type="float" office:value="1.16499346518675" calcext:value-type="float">
            <text:p>1,1649934652</text:p>
          </table:table-cell>
          <table:table-cell office:value-type="float" office:value="2.0514451191969" calcext:value-type="float">
            <text:p>2,0514451192</text:p>
          </table:table-cell>
          <table:table-cell office:value-type="float" office:value="2.50670220442573" calcext:value-type="float">
            <text:p>2,5067022044</text:p>
          </table:table-cell>
          <table:table-cell office:value-type="float" office:value="3.05883450722089" calcext:value-type="float">
            <text:p>3,0588345072</text:p>
          </table:table-cell>
          <table:table-cell office:value-type="float" office:value="2.71386199106307" calcext:value-type="float">
            <text:p>2,7138619911</text:p>
          </table:table-cell>
          <table:table-cell office:value-type="float" office:value="2.56565664983349" calcext:value-type="float">
            <text:p>2,5656566498</text:p>
          </table:table-cell>
          <table:table-cell office:value-type="float" office:value="2.62290523511598" calcext:value-type="float">
            <text:p>2,6229052351</text:p>
          </table:table-cell>
          <table:table-cell office:value-type="float" office:value="1.99901095388724" calcext:value-type="float">
            <text:p>1,9990109539</text:p>
          </table:table-cell>
          <table:table-cell office:value-type="float" office:value="1.70686002501254" calcext:value-type="float">
            <text:p>1,706860025</text:p>
          </table:table-cell>
          <table:table-cell office:value-type="float" office:value="0.936978398379298" calcext:value-type="float">
            <text:p>0,9369783984</text:p>
          </table:table-cell>
          <table:table-cell office:value-type="float" office:value="0.379725026013275" calcext:value-type="float">
            <text:p>0,379725026</text:p>
          </table:table-cell>
          <table:table-cell office:value-type="float" office:value="0.36422879815165" calcext:value-type="float">
            <text:p>0,3642287982</text:p>
          </table:table-cell>
          <table:table-cell office:value-type="float" office:value="-0.249824719680701" calcext:value-type="float">
            <text:p>-0,2498247197</text:p>
          </table:table-cell>
          <table:table-cell office:value-type="float" office:value="-1.57873028673191" calcext:value-type="float">
            <text:p>-1,5787302867</text:p>
          </table:table-cell>
          <table:table-cell office:value-type="float" office:value="-2.09654785820228" calcext:value-type="float">
            <text:p>-2,0965478582</text:p>
          </table:table-cell>
          <table:table-cell office:value-type="float" office:value="-2.21980794219223" calcext:value-type="float">
            <text:p>-2,2198079422</text:p>
          </table:table-cell>
          <table:table-cell office:value-type="float" office:value="-1.68812639236502" calcext:value-type="float">
            <text:p>-1,6881263924</text:p>
          </table:table-cell>
          <table:table-cell office:value-type="float" office:value="-1.88541600722648" calcext:value-type="float">
            <text:p>-1,8854160072</text:p>
          </table:table-cell>
          <table:table-cell office:value-type="float" office:value="-2.02247852825152" calcext:value-type="float">
            <text:p>-2,0224785283</text:p>
          </table:table-cell>
          <table:table-cell office:value-type="float" office:value="-1.99343698524915" calcext:value-type="float">
            <text:p>-1,9934369852</text:p>
          </table:table-cell>
          <table:table-cell office:value-type="float" office:value="-1.81244722530629" calcext:value-type="float">
            <text:p>-1,8124472253</text:p>
          </table:table-cell>
          <table:table-cell office:value-type="float" office:value="-1.37593441510359" calcext:value-type="float">
            <text:p>-1,3759344151</text:p>
          </table:table-cell>
          <table:table-cell office:value-type="float" office:value="-0.823193115707793" calcext:value-type="float">
            <text:p>-0,8231931157</text:p>
          </table:table-cell>
          <table:table-cell office:value-type="float" office:value="-1.03203765943602" calcext:value-type="float">
            <text:p>-1,0320376594</text:p>
          </table:table-cell>
          <table:table-cell office:value-type="float" office:value="-0.559752872312711" calcext:value-type="float">
            <text:p>-0,5597528723</text:p>
          </table:table-cell>
          <table:table-cell office:value-type="float" office:value="-0.822539763529234" calcext:value-type="float">
            <text:p>-0,8225397635</text:p>
          </table:table-cell>
          <table:table-cell office:value-type="float" office:value="-0.208826222989614" calcext:value-type="float">
            <text:p>-0,208826223</text:p>
          </table:table-cell>
          <table:table-cell office:value-type="float" office:value="-0.236179837100854" calcext:value-type="float">
            <text:p>-0,2361798371</text:p>
          </table:table-cell>
          <table:table-cell office:value-type="float" office:value="-0.300892253971978" calcext:value-type="float">
            <text:p>-0,300892254</text:p>
          </table:table-cell>
          <table:table-cell office:value-type="float" office:value="-0.895827976637176" calcext:value-type="float">
            <text:p>-0,8958279766</text:p>
          </table:table-cell>
          <table:table-cell office:value-type="float" office:value="-0.871948109230837" calcext:value-type="float">
            <text:p>-0,8719481092</text:p>
          </table:table-cell>
          <table:table-cell office:value-type="float" office:value="0.225214172198933" calcext:value-type="float">
            <text:p>0,2252141722</text:p>
          </table:table-cell>
          <table:table-cell office:value-type="float" office:value="0.114753666806598" calcext:value-type="float">
            <text:p>0,1147536668</text:p>
          </table:table-cell>
          <table:table-cell office:value-type="float" office:value="-1.14186300413122" calcext:value-type="float">
            <text:p>-1,1418630041</text:p>
          </table:table-cell>
          <table:table-cell office:value-type="float" office:value="0.321179798412102" calcext:value-type="float">
            <text:p>0,3211797984</text:p>
          </table:table-cell>
          <table:table-cell office:value-type="float" office:value="0.201212625303943" calcext:value-type="float">
            <text:p>0,2012126253</text:p>
          </table:table-cell>
          <table:table-cell office:value-type="float" office:value="-0.669904235443065" calcext:value-type="float">
            <text:p>-0,6699042354</text:p>
          </table:table-cell>
          <table:table-cell office:value-type="float" office:value="-0.246728791100045" calcext:value-type="float">
            <text:p>-0,2467287911</text:p>
          </table:table-cell>
          <table:table-cell office:value-type="float" office:value="0.183568045661295" calcext:value-type="float">
            <text:p>0,1835680457</text:p>
          </table:table-cell>
          <table:table-cell office:value-type="float" office:value="2.15147996127026" calcext:value-type="float">
            <text:p>2,1514799613</text:p>
          </table:table-cell>
          <table:table-cell office:value-type="float" office:value="0.907690630469552" calcext:value-type="float">
            <text:p>0,9076906305</text:p>
          </table:table-cell>
          <table:table-cell office:value-type="float" office:value="1.66078704176605" calcext:value-type="float">
            <text:p>1,6607870418</text:p>
          </table:table-cell>
          <table:table-cell office:value-type="float" office:value="1.55091728822981" calcext:value-type="float">
            <text:p>1,5509172882</text:p>
          </table:table-cell>
          <table:table-cell office:value-type="float" office:value="0.657461756409775" calcext:value-type="float">
            <text:p>0,6574617564</text:p>
          </table:table-cell>
          <table:table-cell office:value-type="float" office:value="1.55199979102782" calcext:value-type="float">
            <text:p>1,551999791</text:p>
          </table:table-cell>
          <table:table-cell office:value-type="float" office:value="-0.235351129090351" calcext:value-type="float">
            <text:p>-0,2353511291</text:p>
          </table:table-cell>
          <table:table-cell office:value-type="float" office:value="-0.250626764087279" calcext:value-type="float">
            <text:p>-0,2506267641</text:p>
          </table:table-cell>
          <table:table-cell office:value-type="float" office:value="0.881010862313764" calcext:value-type="float">
            <text:p>0,8810108623</text:p>
          </table:table-cell>
          <table:table-cell office:value-type="float" office:value="1.42362973964019" calcext:value-type="float">
            <text:p>1,4236297396</text:p>
          </table:table-cell>
          <table:table-cell office:value-type="float" office:value="0.934199864516202" calcext:value-type="float">
            <text:p>0,9341998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01027989862829" calcext:value-type="float">
            <text:p>4,0102798986</text:p>
          </table:table-cell>
          <table:table-cell office:value-type="float" office:value="2.59405898637579" calcext:value-type="float">
            <text:p>2,5940589864</text:p>
          </table:table-cell>
          <table:table-cell office:value-type="float" office:value="1.36098281992559" calcext:value-type="float">
            <text:p>1,3609828199</text:p>
          </table:table-cell>
          <table:table-cell office:value-type="float" office:value="-0.177312722991878" calcext:value-type="float">
            <text:p>-0,177312723</text:p>
          </table:table-cell>
          <table:table-cell office:value-type="float" office:value="-0.707443141863693" calcext:value-type="float">
            <text:p>-0,7074431419</text:p>
          </table:table-cell>
          <table:table-cell office:value-type="float" office:value="0.584548580321859" calcext:value-type="float">
            <text:p>0,5845485803</text:p>
          </table:table-cell>
          <table:table-cell office:value-type="float" office:value="2.18084805378412" calcext:value-type="float">
            <text:p>2,1808480538</text:p>
          </table:table-cell>
          <table:table-cell office:value-type="float" office:value="1.80852671317667" calcext:value-type="float">
            <text:p>1,8085267132</text:p>
          </table:table-cell>
          <table:table-cell office:value-type="float" office:value="2.38497084117762" calcext:value-type="float">
            <text:p>2,3849708412</text:p>
          </table:table-cell>
          <table:table-cell office:value-type="float" office:value="2.64403591473086" calcext:value-type="float">
            <text:p>2,6440359147</text:p>
          </table:table-cell>
          <table:table-cell office:value-type="float" office:value="1.18157163868876" calcext:value-type="float">
            <text:p>1,1815716387</text:p>
          </table:table-cell>
          <table:table-cell office:value-type="float" office:value="-1.07052095223099" calcext:value-type="float">
            <text:p>-1,0705209522</text:p>
          </table:table-cell>
          <table:table-cell office:value-type="float" office:value="-1.43549226281462" calcext:value-type="float">
            <text:p>-1,4354922628</text:p>
          </table:table-cell>
          <table:table-cell office:value-type="float" office:value="-0.617725275161285" calcext:value-type="float">
            <text:p>-0,6177252752</text:p>
          </table:table-cell>
          <table:table-cell office:value-type="float" office:value="0.530602613499327" calcext:value-type="float">
            <text:p>0,5306026135</text:p>
          </table:table-cell>
          <table:table-cell office:value-type="float" office:value="0.238555778297468" calcext:value-type="float">
            <text:p>0,2385557783</text:p>
          </table:table-cell>
          <table:table-cell office:value-type="float" office:value="-0.0163078260714266" calcext:value-type="float">
            <text:p>-0,0163078261</text:p>
          </table:table-cell>
          <table:table-cell office:value-type="float" office:value="-0.479869691493589" calcext:value-type="float">
            <text:p>-0,4798696915</text:p>
          </table:table-cell>
          <table:table-cell office:value-type="float" office:value="-0.112214369760674" calcext:value-type="float">
            <text:p>-0,1122143698</text:p>
          </table:table-cell>
          <table:table-cell office:value-type="float" office:value="1.13077035480964" calcext:value-type="float">
            <text:p>1,1307703548</text:p>
          </table:table-cell>
          <table:table-cell office:value-type="float" office:value="1.39633308850643" calcext:value-type="float">
            <text:p>1,3963330885</text:p>
          </table:table-cell>
          <table:table-cell office:value-type="float" office:value="-0.769491956610086" calcext:value-type="float">
            <text:p>-0,7694919566</text:p>
          </table:table-cell>
          <table:table-cell office:value-type="float" office:value="-2.55300877536102" calcext:value-type="float">
            <text:p>-2,5530087754</text:p>
          </table:table-cell>
          <table:table-cell office:value-type="float" office:value="-2.02495683400156" calcext:value-type="float">
            <text:p>-2,024956834</text:p>
          </table:table-cell>
          <table:table-cell office:value-type="float" office:value="-2.3937799596183" calcext:value-type="float">
            <text:p>-2,3937799596</text:p>
          </table:table-cell>
          <table:table-cell office:value-type="float" office:value="-1.97742481139835" calcext:value-type="float">
            <text:p>-1,9774248114</text:p>
          </table:table-cell>
          <table:table-cell office:value-type="float" office:value="-2.37689173017105" calcext:value-type="float">
            <text:p>-2,3768917302</text:p>
          </table:table-cell>
          <table:table-cell office:value-type="float" office:value="-1.96889372847667" calcext:value-type="float">
            <text:p>-1,9688937285</text:p>
          </table:table-cell>
          <table:table-cell office:value-type="float" office:value="-0.933611718227651" calcext:value-type="float">
            <text:p>-0,9336117182</text:p>
          </table:table-cell>
          <table:table-cell office:value-type="float" office:value="0.195017525769744" calcext:value-type="float">
            <text:p>0,1950175258</text:p>
          </table:table-cell>
          <table:table-cell office:value-type="float" office:value="-0.960547962257851" calcext:value-type="float">
            <text:p>-0,9605479623</text:p>
          </table:table-cell>
          <table:table-cell office:value-type="float" office:value="-0.468961968337966" calcext:value-type="float">
            <text:p>-0,4689619683</text:p>
          </table:table-cell>
          <table:table-cell office:value-type="float" office:value="0.706009154530566" calcext:value-type="float">
            <text:p>0,7060091545</text:p>
          </table:table-cell>
          <table:table-cell office:value-type="float" office:value="1.34772485465425" calcext:value-type="float">
            <text:p>1,3477248547</text:p>
          </table:table-cell>
          <table:table-cell office:value-type="float" office:value="2.12188980931502" calcext:value-type="float">
            <text:p>2,1218898093</text:p>
          </table:table-cell>
          <table:table-cell office:value-type="float" office:value="2.02009708092531" calcext:value-type="float">
            <text:p>2,0200970809</text:p>
          </table:table-cell>
          <table:table-cell office:value-type="float" office:value="1.99447799801458" calcext:value-type="float">
            <text:p>1,994477998</text:p>
          </table:table-cell>
          <table:table-cell office:value-type="float" office:value="2.76513530951677" calcext:value-type="float">
            <text:p>2,7651353095</text:p>
          </table:table-cell>
          <table:table-cell office:value-type="float" office:value="3.00992718831401" calcext:value-type="float">
            <text:p>3,0099271883</text:p>
          </table:table-cell>
          <table:table-cell office:value-type="float" office:value="1.85014643972145" calcext:value-type="float">
            <text:p>1,8501464397</text:p>
          </table:table-cell>
          <table:table-cell office:value-type="float" office:value="0.125649358903908" calcext:value-type="float">
            <text:p>0,1256493589</text:p>
          </table:table-cell>
          <table:table-cell office:value-type="float" office:value="-0.915673410650925" calcext:value-type="float">
            <text:p>-0,9156734107</text:p>
          </table:table-cell>
          <table:table-cell office:value-type="float" office:value="-0.754352474274097" calcext:value-type="float">
            <text:p>-0,7543524743</text:p>
          </table:table-cell>
          <table:table-cell office:value-type="float" office:value="0.687968708796534" calcext:value-type="float">
            <text:p>0,6879687088</text:p>
          </table:table-cell>
          <table:table-cell office:value-type="float" office:value="2.46259829008376" calcext:value-type="float">
            <text:p>2,4625982901</text:p>
          </table:table-cell>
          <table:table-cell office:value-type="float" office:value="2.25365606486067" calcext:value-type="float">
            <text:p>2,2536560649</text:p>
          </table:table-cell>
          <table:table-cell office:value-type="float" office:value="1.52209142593802" calcext:value-type="float">
            <text:p>1,5220914259</text:p>
          </table:table-cell>
          <table:table-cell office:value-type="float" office:value="1.83764885319319" calcext:value-type="float">
            <text:p>1,8376488532</text:p>
          </table:table-cell>
          <table:table-cell office:value-type="float" office:value="1.79396044623538" calcext:value-type="float">
            <text:p>1,7939604462</text:p>
          </table:table-cell>
          <table:table-cell office:value-type="float" office:value="2.40029056903621" calcext:value-type="float">
            <text:p>2,400290569</text:p>
          </table:table-cell>
          <table:table-cell office:value-type="float" office:value="0.741141890933855" calcext:value-type="float">
            <text:p>0,7411418909</text:p>
          </table:table-cell>
          <table:table-cell office:value-type="float" office:value="-0.155698785165567" calcext:value-type="float">
            <text:p>-0,1556987852</text:p>
          </table:table-cell>
          <table:table-cell office:value-type="float" office:value="-0.431990660191866" calcext:value-type="float">
            <text:p>-0,4319906602</text:p>
          </table:table-cell>
          <table:table-cell office:value-type="float" office:value="-0.109576959401629" calcext:value-type="float">
            <text:p>-0,1095769594</text:p>
          </table:table-cell>
          <table:table-cell office:value-type="float" office:value="1.28392709985029" calcext:value-type="float">
            <text:p>1,2839270999</text:p>
          </table:table-cell>
          <table:table-cell office:value-type="float" office:value="0.72348680424071" calcext:value-type="float">
            <text:p>0,7234868042</text:p>
          </table:table-cell>
          <table:table-cell office:value-type="float" office:value="2.25564087678551" calcext:value-type="float">
            <text:p>2,2556408768</text:p>
          </table:table-cell>
          <table:table-cell office:value-type="float" office:value="1.28287546617618" calcext:value-type="float">
            <text:p>1,2828754662</text:p>
          </table:table-cell>
          <table:table-cell office:value-type="float" office:value="0.0647104427109178" calcext:value-type="float">
            <text:p>0,0647104427</text:p>
          </table:table-cell>
          <table:table-cell office:value-type="float" office:value="0.655927564447546" calcext:value-type="float">
            <text:p>0,6559275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4444392953265" calcext:value-type="float">
            <text:p>2,4444439295</text:p>
          </table:table-cell>
          <table:table-cell office:value-type="float" office:value="1.2105608603087" calcext:value-type="float">
            <text:p>1,2105608603</text:p>
          </table:table-cell>
          <table:table-cell office:value-type="float" office:value="0.0234203544537865" calcext:value-type="float">
            <text:p>0,0234203545</text:p>
          </table:table-cell>
          <table:table-cell office:value-type="float" office:value="2.62100443258903" calcext:value-type="float">
            <text:p>2,6210044326</text:p>
          </table:table-cell>
          <table:table-cell office:value-type="float" office:value="1.26907739189288" calcext:value-type="float">
            <text:p>1,2690773919</text:p>
          </table:table-cell>
          <table:table-cell office:value-type="float" office:value="-1.1767106732673" calcext:value-type="float">
            <text:p>-1,1767106733</text:p>
          </table:table-cell>
          <table:table-cell office:value-type="float" office:value="-0.483104374066464" calcext:value-type="float">
            <text:p>-0,4831043741</text:p>
          </table:table-cell>
          <table:table-cell office:value-type="float" office:value="1.82849096910135" calcext:value-type="float">
            <text:p>1,8284909691</text:p>
          </table:table-cell>
          <table:table-cell office:value-type="float" office:value="3.49826695191681" calcext:value-type="float">
            <text:p>3,4982669519</text:p>
          </table:table-cell>
          <table:table-cell office:value-type="float" office:value="3.55985139335599" calcext:value-type="float">
            <text:p>3,5598513934</text:p>
          </table:table-cell>
          <table:table-cell office:value-type="float" office:value="2.07528590111533" calcext:value-type="float">
            <text:p>2,0752859011</text:p>
          </table:table-cell>
          <table:table-cell office:value-type="float" office:value="0.066037471211315" calcext:value-type="float">
            <text:p>0,0660374712</text:p>
          </table:table-cell>
          <table:table-cell office:value-type="float" office:value="-0.701961746506088" calcext:value-type="float">
            <text:p>-0,7019617465</text:p>
          </table:table-cell>
          <table:table-cell office:value-type="float" office:value="0.933883880558793" calcext:value-type="float">
            <text:p>0,9338838806</text:p>
          </table:table-cell>
          <table:table-cell office:value-type="float" office:value="0.826571777726475" calcext:value-type="float">
            <text:p>0,8265717777</text:p>
          </table:table-cell>
          <table:table-cell office:value-type="float" office:value="0.658499914147245" calcext:value-type="float">
            <text:p>0,6584999141</text:p>
          </table:table-cell>
          <table:table-cell office:value-type="float" office:value="0.106948998887031" calcext:value-type="float">
            <text:p>0,1069489989</text:p>
          </table:table-cell>
          <table:table-cell office:value-type="float" office:value="0.121210113309536" calcext:value-type="float">
            <text:p>0,1212101133</text:p>
          </table:table-cell>
          <table:table-cell office:value-type="float" office:value="0.378117850437091" calcext:value-type="float">
            <text:p>0,3781178504</text:p>
          </table:table-cell>
          <table:table-cell office:value-type="float" office:value="1.36491977171466" calcext:value-type="float">
            <text:p>1,3649197717</text:p>
          </table:table-cell>
          <table:table-cell office:value-type="float" office:value="1.45916807748921" calcext:value-type="float">
            <text:p>1,4591680775</text:p>
          </table:table-cell>
          <table:table-cell office:value-type="float" office:value="-1.15677815721983" calcext:value-type="float">
            <text:p>-1,1567781572</text:p>
          </table:table-cell>
          <table:table-cell office:value-type="float" office:value="-2.39232151566239" calcext:value-type="float">
            <text:p>-2,3923215157</text:p>
          </table:table-cell>
          <table:table-cell office:value-type="float" office:value="-2.81745852760606" calcext:value-type="float">
            <text:p>-2,8174585276</text:p>
          </table:table-cell>
          <table:table-cell office:value-type="float" office:value="-1.99774268163267" calcext:value-type="float">
            <text:p>-1,9977426816</text:p>
          </table:table-cell>
          <table:table-cell office:value-type="float" office:value="-1.50235387504236" calcext:value-type="float">
            <text:p>-1,502353875</text:p>
          </table:table-cell>
          <table:table-cell office:value-type="float" office:value="-2.1155516906489" calcext:value-type="float">
            <text:p>-2,1155516906</text:p>
          </table:table-cell>
          <table:table-cell office:value-type="float" office:value="-0.873564840557527" calcext:value-type="float">
            <text:p>-0,8735648406</text:p>
          </table:table-cell>
          <table:table-cell office:value-type="float" office:value="0.0374610141063257" calcext:value-type="float">
            <text:p>0,0374610141</text:p>
          </table:table-cell>
          <table:table-cell office:value-type="float" office:value="1.01676384806084" calcext:value-type="float">
            <text:p>1,0167638481</text:p>
          </table:table-cell>
          <table:table-cell office:value-type="float" office:value="-0.26986934964919" calcext:value-type="float">
            <text:p>-0,2698693496</text:p>
          </table:table-cell>
          <table:table-cell office:value-type="float" office:value="-0.260273892427571" calcext:value-type="float">
            <text:p>-0,2602738924</text:p>
          </table:table-cell>
          <table:table-cell office:value-type="float" office:value="0.892922414920689" calcext:value-type="float">
            <text:p>0,8929224149</text:p>
          </table:table-cell>
          <table:table-cell office:value-type="float" office:value="1.96007152373508" calcext:value-type="float">
            <text:p>1,9600715237</text:p>
          </table:table-cell>
          <table:table-cell office:value-type="float" office:value="1.8660358594058" calcext:value-type="float">
            <text:p>1,8660358594</text:p>
          </table:table-cell>
          <table:table-cell office:value-type="float" office:value="1.50025952266264" calcext:value-type="float">
            <text:p>1,5002595227</text:p>
          </table:table-cell>
          <table:table-cell office:value-type="float" office:value="1.66435750179148" calcext:value-type="float">
            <text:p>1,6643575018</text:p>
          </table:table-cell>
          <table:table-cell office:value-type="float" office:value="2.35757248923139" calcext:value-type="float">
            <text:p>2,3575724892</text:p>
          </table:table-cell>
          <table:table-cell office:value-type="float" office:value="2.39407760005083" calcext:value-type="float">
            <text:p>2,3940776001</text:p>
          </table:table-cell>
          <table:table-cell office:value-type="float" office:value="1.82104112589132" calcext:value-type="float">
            <text:p>1,8210411259</text:p>
          </table:table-cell>
          <table:table-cell office:value-type="float" office:value="1.14487020508258" calcext:value-type="float">
            <text:p>1,1448702051</text:p>
          </table:table-cell>
          <table:table-cell office:value-type="float" office:value="1.35009969544518" calcext:value-type="float">
            <text:p>1,3500996954</text:p>
          </table:table-cell>
          <table:table-cell office:value-type="float" office:value="1.62058078045055" calcext:value-type="float">
            <text:p>1,6205807805</text:p>
          </table:table-cell>
          <table:table-cell office:value-type="float" office:value="1.45921389161315" calcext:value-type="float">
            <text:p>1,4592138916</text:p>
          </table:table-cell>
          <table:table-cell office:value-type="float" office:value="2.11899526139237" calcext:value-type="float">
            <text:p>2,1189952614</text:p>
          </table:table-cell>
          <table:table-cell office:value-type="float" office:value="1.96023654076253" calcext:value-type="float">
            <text:p>1,9602365408</text:p>
          </table:table-cell>
          <table:table-cell office:value-type="float" office:value="-0.285787472116054" calcext:value-type="float">
            <text:p>-0,2857874721</text:p>
          </table:table-cell>
          <table:table-cell office:value-type="float" office:value="1.0990646149002" calcext:value-type="float">
            <text:p>1,0990646149</text:p>
          </table:table-cell>
          <table:table-cell office:value-type="float" office:value="0.917840228306475" calcext:value-type="float">
            <text:p>0,9178402283</text:p>
          </table:table-cell>
          <table:table-cell office:value-type="float" office:value="2.1222081250625" calcext:value-type="float">
            <text:p>2,1222081251</text:p>
          </table:table-cell>
          <table:table-cell office:value-type="float" office:value="0.449681596746384" calcext:value-type="float">
            <text:p>0,4496815967</text:p>
          </table:table-cell>
          <table:table-cell office:value-type="float" office:value="1.90990509803095" calcext:value-type="float">
            <text:p>1,909905098</text:p>
          </table:table-cell>
          <table:table-cell office:value-type="float" office:value="4.17118850578703" calcext:value-type="float">
            <text:p>4,1711885058</text:p>
          </table:table-cell>
          <table:table-cell office:value-type="float" office:value="2.75312110496593" calcext:value-type="float">
            <text:p>2,753121105</text:p>
          </table:table-cell>
          <table:table-cell office:value-type="float" office:value="1.41090890093439" calcext:value-type="float">
            <text:p>1,4109089009</text:p>
          </table:table-cell>
          <table:table-cell office:value-type="float" office:value="3.14673176302285" calcext:value-type="float">
            <text:p>3,146731763</text:p>
          </table:table-cell>
          <table:table-cell office:value-type="float" office:value="1.4086952602147" calcext:value-type="float">
            <text:p>1,4086952602</text:p>
          </table:table-cell>
          <table:table-cell office:value-type="float" office:value="0.23184496376678" calcext:value-type="float">
            <text:p>0,2318449638</text:p>
          </table:table-cell>
          <table:table-cell office:value-type="float" office:value="-0.630926816431449" calcext:value-type="float">
            <text:p>-0,6309268164</text:p>
          </table:table-cell>
          <table:table-cell office:value-type="float" office:value="0.954076457378249" calcext:value-type="float">
            <text:p>0,9540764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1886042660216" calcext:value-type="float">
            <text:p>3,7188604266</text:p>
          </table:table-cell>
          <table:table-cell office:value-type="float" office:value="2.31189818434895" calcext:value-type="float">
            <text:p>2,3118981843</text:p>
          </table:table-cell>
          <table:table-cell office:value-type="float" office:value="-0.223794498113959" calcext:value-type="float">
            <text:p>-0,2237944981</text:p>
          </table:table-cell>
          <table:table-cell office:value-type="float" office:value="0.852175692924599" calcext:value-type="float">
            <text:p>0,8521756929</text:p>
          </table:table-cell>
          <table:table-cell office:value-type="float" office:value="0.221413502415354" calcext:value-type="float">
            <text:p>0,2214135024</text:p>
          </table:table-cell>
          <table:table-cell office:value-type="float" office:value="0.344299959755422" calcext:value-type="float">
            <text:p>0,3442999598</text:p>
          </table:table-cell>
          <table:table-cell office:value-type="float" office:value="3.64553635706771" calcext:value-type="float">
            <text:p>3,6455363571</text:p>
          </table:table-cell>
          <table:table-cell office:value-type="float" office:value="4.07388257662978" calcext:value-type="float">
            <text:p>4,0738825766</text:p>
          </table:table-cell>
          <table:table-cell office:value-type="float" office:value="3.38170028781817" calcext:value-type="float">
            <text:p>3,3817002878</text:p>
          </table:table-cell>
          <table:table-cell office:value-type="float" office:value="3.08148473798966" calcext:value-type="float">
            <text:p>3,081484738</text:p>
          </table:table-cell>
          <table:table-cell office:value-type="float" office:value="2.30285901009748" calcext:value-type="float">
            <text:p>2,3028590101</text:p>
          </table:table-cell>
          <table:table-cell office:value-type="float" office:value="-0.170983506541728" calcext:value-type="float">
            <text:p>-0,1709835065</text:p>
          </table:table-cell>
          <table:table-cell office:value-type="float" office:value="-0.168485007372608" calcext:value-type="float">
            <text:p>-0,1684850074</text:p>
          </table:table-cell>
          <table:table-cell office:value-type="float" office:value="-0.0741756728047999" calcext:value-type="float">
            <text:p>-0,0741756728</text:p>
          </table:table-cell>
          <table:table-cell office:value-type="float" office:value="1.86392422668709" calcext:value-type="float">
            <text:p>1,8639242267</text:p>
          </table:table-cell>
          <table:table-cell office:value-type="float" office:value="1.54094137873229" calcext:value-type="float">
            <text:p>1,5409413787</text:p>
          </table:table-cell>
          <table:table-cell office:value-type="float" office:value="-0.534744994435154" calcext:value-type="float">
            <text:p>-0,5347449944</text:p>
          </table:table-cell>
          <table:table-cell office:value-type="float" office:value="-1.08821445576953" calcext:value-type="float">
            <text:p>-1,0882144558</text:p>
          </table:table-cell>
          <table:table-cell office:value-type="float" office:value="-0.00717086646139031" calcext:value-type="float">
            <text:p>-0,0071708665</text:p>
          </table:table-cell>
          <table:table-cell office:value-type="float" office:value="1.25374639002967" calcext:value-type="float">
            <text:p>1,25374639</text:p>
          </table:table-cell>
          <table:table-cell office:value-type="float" office:value="0.703984598788656" calcext:value-type="float">
            <text:p>0,7039845988</text:p>
          </table:table-cell>
          <table:table-cell office:value-type="float" office:value="-1.14778967829549" calcext:value-type="float">
            <text:p>-1,1477896783</text:p>
          </table:table-cell>
          <table:table-cell office:value-type="float" office:value="-2.11611530558341" calcext:value-type="float">
            <text:p>-2,1161153056</text:p>
          </table:table-cell>
          <table:table-cell office:value-type="float" office:value="-2.24744279758868" calcext:value-type="float">
            <text:p>-2,2474427976</text:p>
          </table:table-cell>
          <table:table-cell office:value-type="float" office:value="-2.09246499966635" calcext:value-type="float">
            <text:p>-2,0924649997</text:p>
          </table:table-cell>
          <table:table-cell office:value-type="float" office:value="-1.98037556255584" calcext:value-type="float">
            <text:p>-1,9803755626</text:p>
          </table:table-cell>
          <table:table-cell office:value-type="float" office:value="-2.13509113285616" calcext:value-type="float">
            <text:p>-2,1350911329</text:p>
          </table:table-cell>
          <table:table-cell office:value-type="float" office:value="-0.499601513542794" calcext:value-type="float">
            <text:p>-0,4996015135</text:p>
          </table:table-cell>
          <table:table-cell office:value-type="float" office:value="-0.416649723560356" calcext:value-type="float">
            <text:p>-0,4166497236</text:p>
          </table:table-cell>
          <table:table-cell office:value-type="float" office:value="0.386637533668935" calcext:value-type="float">
            <text:p>0,3866375337</text:p>
          </table:table-cell>
          <table:table-cell office:value-type="float" office:value="-0.503989772461733" calcext:value-type="float">
            <text:p>-0,5039897725</text:p>
          </table:table-cell>
          <table:table-cell office:value-type="float" office:value="0.00328273377836592" calcext:value-type="float">
            <text:p>0,0032827338</text:p>
          </table:table-cell>
          <table:table-cell office:value-type="float" office:value="1.87833299754737" calcext:value-type="float">
            <text:p>1,8783329975</text:p>
          </table:table-cell>
          <table:table-cell office:value-type="float" office:value="2.24548734406937" calcext:value-type="float">
            <text:p>2,2454873441</text:p>
          </table:table-cell>
          <table:table-cell office:value-type="float" office:value="2.65212107202282" calcext:value-type="float">
            <text:p>2,652121072</text:p>
          </table:table-cell>
          <table:table-cell office:value-type="float" office:value="2.27187565065923" calcext:value-type="float">
            <text:p>2,2718756507</text:p>
          </table:table-cell>
          <table:table-cell office:value-type="float" office:value="2.63554532527611" calcext:value-type="float">
            <text:p>2,6355453253</text:p>
          </table:table-cell>
          <table:table-cell office:value-type="float" office:value="2.89989398396596" calcext:value-type="float">
            <text:p>2,899893984</text:p>
          </table:table-cell>
          <table:table-cell office:value-type="float" office:value="2.24991052677878" calcext:value-type="float">
            <text:p>2,2499105268</text:p>
          </table:table-cell>
          <table:table-cell office:value-type="float" office:value="1.12531218183633" calcext:value-type="float">
            <text:p>1,1253121818</text:p>
          </table:table-cell>
          <table:table-cell office:value-type="float" office:value="-0.296883136386907" calcext:value-type="float">
            <text:p>-0,2968831364</text:p>
          </table:table-cell>
          <table:table-cell office:value-type="float" office:value="-0.257810960280358" calcext:value-type="float">
            <text:p>-0,2578109603</text:p>
          </table:table-cell>
          <table:table-cell office:value-type="float" office:value="-0.400378781052489" calcext:value-type="float">
            <text:p>-0,4003787811</text:p>
          </table:table-cell>
          <table:table-cell office:value-type="float" office:value="0.821511162630539" calcext:value-type="float">
            <text:p>0,8215111626</text:p>
          </table:table-cell>
          <table:table-cell office:value-type="float" office:value="1.90861260083085" calcext:value-type="float">
            <text:p>1,9086126008</text:p>
          </table:table-cell>
          <table:table-cell office:value-type="float" office:value="1.40624853343219" calcext:value-type="float">
            <text:p>1,4062485334</text:p>
          </table:table-cell>
          <table:table-cell office:value-type="float" office:value="0.645753181461427" calcext:value-type="float">
            <text:p>0,6457531815</text:p>
          </table:table-cell>
          <table:table-cell office:value-type="float" office:value="-0.365286781628638" calcext:value-type="float">
            <text:p>-0,3652867816</text:p>
          </table:table-cell>
          <table:table-cell office:value-type="float" office:value="-0.314290744844338" calcext:value-type="float">
            <text:p>-0,3142907448</text:p>
          </table:table-cell>
          <table:table-cell office:value-type="float" office:value="0.21953877155819" calcext:value-type="float">
            <text:p>0,2195387716</text:p>
          </table:table-cell>
          <table:table-cell office:value-type="float" office:value="0.274805420233901" calcext:value-type="float">
            <text:p>0,2748054202</text:p>
          </table:table-cell>
          <table:table-cell office:value-type="float" office:value="0.685074654728495" calcext:value-type="float">
            <text:p>0,6850746547</text:p>
          </table:table-cell>
          <table:table-cell office:value-type="float" office:value="0.205372608943674" calcext:value-type="float">
            <text:p>0,2053726089</text:p>
          </table:table-cell>
          <table:table-cell office:value-type="float" office:value="1.93129390945372" calcext:value-type="float">
            <text:p>1,9312939095</text:p>
          </table:table-cell>
          <table:table-cell office:value-type="float" office:value="2.83592689087811" calcext:value-type="float">
            <text:p>2,8359268909</text:p>
          </table:table-cell>
          <table:table-cell office:value-type="float" office:value="-0.636319719392431" calcext:value-type="float">
            <text:p>-0,6363197194</text:p>
          </table:table-cell>
          <table:table-cell office:value-type="float" office:value="0.423472808285402" calcext:value-type="float">
            <text:p>0,4234728083</text:p>
          </table:table-cell>
          <table:table-cell office:value-type="float" office:value="0.989205178738261" calcext:value-type="float">
            <text:p>0,9892051787</text:p>
          </table:table-cell>
          <table:table-cell office:value-type="float" office:value="0.29119699219913" calcext:value-type="float">
            <text:p>0,2911969922</text:p>
          </table:table-cell>
          <table:table-cell office:value-type="float" office:value="1.78889335758422" calcext:value-type="float">
            <text:p>1,7888933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2838944052268" calcext:value-type="float">
            <text:p>-0,5828389441</text:p>
          </table:table-cell>
          <table:table-cell office:value-type="float" office:value="0.919298096926159" calcext:value-type="float">
            <text:p>0,9192980969</text:p>
          </table:table-cell>
          <table:table-cell office:value-type="float" office:value="2.06359345353918" calcext:value-type="float">
            <text:p>2,0635934535</text:p>
          </table:table-cell>
          <table:table-cell office:value-type="float" office:value="1.63879940947038" calcext:value-type="float">
            <text:p>1,6387994095</text:p>
          </table:table-cell>
          <table:table-cell office:value-type="float" office:value="-0.399624370213078" calcext:value-type="float">
            <text:p>-0,3996243702</text:p>
          </table:table-cell>
          <table:table-cell office:value-type="float" office:value="0.516872912556666" calcext:value-type="float">
            <text:p>0,5168729126</text:p>
          </table:table-cell>
          <table:table-cell office:value-type="float" office:value="2.30708638268591" calcext:value-type="float">
            <text:p>2,3070863827</text:p>
          </table:table-cell>
          <table:table-cell office:value-type="float" office:value="4.04569774473612" calcext:value-type="float">
            <text:p>4,0456977447</text:p>
          </table:table-cell>
          <table:table-cell office:value-type="float" office:value="4.27791210382294" calcext:value-type="float">
            <text:p>4,2779121038</text:p>
          </table:table-cell>
          <table:table-cell office:value-type="float" office:value="2.4215917001826" calcext:value-type="float">
            <text:p>2,4215917002</text:p>
          </table:table-cell>
          <table:table-cell office:value-type="float" office:value="0.830415781782534" calcext:value-type="float">
            <text:p>0,8304157818</text:p>
          </table:table-cell>
          <table:table-cell office:value-type="float" office:value="-1.1826061736383" calcext:value-type="float">
            <text:p>-1,1826061736</text:p>
          </table:table-cell>
          <table:table-cell office:value-type="float" office:value="0.258580148157119" calcext:value-type="float">
            <text:p>0,2585801482</text:p>
          </table:table-cell>
          <table:table-cell office:value-type="float" office:value="0.696764926510662" calcext:value-type="float">
            <text:p>0,6967649265</text:p>
          </table:table-cell>
          <table:table-cell office:value-type="float" office:value="0.463425401881981" calcext:value-type="float">
            <text:p>0,4634254019</text:p>
          </table:table-cell>
          <table:table-cell office:value-type="float" office:value="0.335697410541122" calcext:value-type="float">
            <text:p>0,3356974105</text:p>
          </table:table-cell>
          <table:table-cell office:value-type="float" office:value="-0.696685499842112" calcext:value-type="float">
            <text:p>-0,6966854998</text:p>
          </table:table-cell>
          <table:table-cell office:value-type="float" office:value="-0.887089788259065" calcext:value-type="float">
            <text:p>-0,8870897883</text:p>
          </table:table-cell>
          <table:table-cell office:value-type="float" office:value="-0.647897475146691" calcext:value-type="float">
            <text:p>-0,6478974751</text:p>
          </table:table-cell>
          <table:table-cell office:value-type="float" office:value="1.4326898468514" calcext:value-type="float">
            <text:p>1,4326898469</text:p>
          </table:table-cell>
          <table:table-cell office:value-type="float" office:value="1.39710882911115" calcext:value-type="float">
            <text:p>1,3971088291</text:p>
          </table:table-cell>
          <table:table-cell office:value-type="float" office:value="-1.33381211168625" calcext:value-type="float">
            <text:p>-1,3338121117</text:p>
          </table:table-cell>
          <table:table-cell office:value-type="float" office:value="-2.01978289367453" calcext:value-type="float">
            <text:p>-2,0197828937</text:p>
          </table:table-cell>
          <table:table-cell office:value-type="float" office:value="-2.13745443589054" calcext:value-type="float">
            <text:p>-2,1374544359</text:p>
          </table:table-cell>
          <table:table-cell office:value-type="float" office:value="-2.58281630983206" calcext:value-type="float">
            <text:p>-2,5828163098</text:p>
          </table:table-cell>
          <table:table-cell office:value-type="float" office:value="-1.7291401782895" calcext:value-type="float">
            <text:p>-1,7291401783</text:p>
          </table:table-cell>
          <table:table-cell office:value-type="float" office:value="-1.83304392206888" calcext:value-type="float">
            <text:p>-1,8330439221</text:p>
          </table:table-cell>
          <table:table-cell office:value-type="float" office:value="-0.594884165070787" calcext:value-type="float">
            <text:p>-0,5948841651</text:p>
          </table:table-cell>
          <table:table-cell office:value-type="float" office:value="-0.934027951717721" calcext:value-type="float">
            <text:p>-0,9340279517</text:p>
          </table:table-cell>
          <table:table-cell office:value-type="float" office:value="0.571915508209761" calcext:value-type="float">
            <text:p>0,5719155082</text:p>
          </table:table-cell>
          <table:table-cell office:value-type="float" office:value="-1.37131014120441" calcext:value-type="float">
            <text:p>-1,3713101412</text:p>
          </table:table-cell>
          <table:table-cell office:value-type="float" office:value="-0.706256724316977" calcext:value-type="float">
            <text:p>-0,7062567243</text:p>
          </table:table-cell>
          <table:table-cell office:value-type="float" office:value="1.11373186242819" calcext:value-type="float">
            <text:p>1,1137318624</text:p>
          </table:table-cell>
          <table:table-cell office:value-type="float" office:value="2.23597348339156" calcext:value-type="float">
            <text:p>2,2359734834</text:p>
          </table:table-cell>
          <table:table-cell office:value-type="float" office:value="2.11996029234738" calcext:value-type="float">
            <text:p>2,1199602923</text:p>
          </table:table-cell>
          <table:table-cell office:value-type="float" office:value="2.33548286827622" calcext:value-type="float">
            <text:p>2,3354828683</text:p>
          </table:table-cell>
          <table:table-cell office:value-type="float" office:value="2.19413420722022" calcext:value-type="float">
            <text:p>2,1941342072</text:p>
          </table:table-cell>
          <table:table-cell office:value-type="float" office:value="2.98300299224996" calcext:value-type="float">
            <text:p>2,9830029922</text:p>
          </table:table-cell>
          <table:table-cell office:value-type="float" office:value="1.9520322185895" calcext:value-type="float">
            <text:p>1,9520322186</text:p>
          </table:table-cell>
          <table:table-cell office:value-type="float" office:value="0.926612443188281" calcext:value-type="float">
            <text:p>0,9266124432</text:p>
          </table:table-cell>
          <table:table-cell office:value-type="float" office:value="1.50077931937318" calcext:value-type="float">
            <text:p>1,5007793194</text:p>
          </table:table-cell>
          <table:table-cell office:value-type="float" office:value="0.804844331174082" calcext:value-type="float">
            <text:p>0,8048443312</text:p>
          </table:table-cell>
          <table:table-cell office:value-type="float" office:value="-0.480958158371229" calcext:value-type="float">
            <text:p>-0,4809581584</text:p>
          </table:table-cell>
          <table:table-cell office:value-type="float" office:value="-0.246078229536819" calcext:value-type="float">
            <text:p>-0,2460782295</text:p>
          </table:table-cell>
          <table:table-cell office:value-type="float" office:value="0.779537005591591" calcext:value-type="float">
            <text:p>0,7795370056</text:p>
          </table:table-cell>
          <table:table-cell office:value-type="float" office:value="0.44236912984262" calcext:value-type="float">
            <text:p>0,4423691298</text:p>
          </table:table-cell>
          <table:table-cell office:value-type="float" office:value="0.784909254403248" calcext:value-type="float">
            <text:p>0,7849092544</text:p>
          </table:table-cell>
          <table:table-cell office:value-type="float" office:value="2.84859604270052" calcext:value-type="float">
            <text:p>2,8485960427</text:p>
          </table:table-cell>
          <table:table-cell office:value-type="float" office:value="1.89686980516671" calcext:value-type="float">
            <text:p>1,8968698052</text:p>
          </table:table-cell>
          <table:table-cell office:value-type="float" office:value="0.160995099142673" calcext:value-type="float">
            <text:p>0,1609950991</text:p>
          </table:table-cell>
          <table:table-cell office:value-type="float" office:value="2.83965600908365" calcext:value-type="float">
            <text:p>2,8396560091</text:p>
          </table:table-cell>
          <table:table-cell office:value-type="float" office:value="1.24559028132454" calcext:value-type="float">
            <text:p>1,2455902813</text:p>
          </table:table-cell>
          <table:table-cell office:value-type="float" office:value="1.12600844213945" calcext:value-type="float">
            <text:p>1,1260084421</text:p>
          </table:table-cell>
          <table:table-cell office:value-type="float" office:value="3.54755406062775" calcext:value-type="float">
            <text:p>3,5475540606</text:p>
          </table:table-cell>
          <table:table-cell office:value-type="float" office:value="1.17105438777554" calcext:value-type="float">
            <text:p>1,1710543878</text:p>
          </table:table-cell>
          <table:table-cell office:value-type="float" office:value="4.48910486968633" calcext:value-type="float">
            <text:p>4,4891048697</text:p>
          </table:table-cell>
          <table:table-cell office:value-type="float" office:value="2.44577152540344" calcext:value-type="float">
            <text:p>2,4457715254</text:p>
          </table:table-cell>
          <table:table-cell office:value-type="float" office:value="1.70019640095639" calcext:value-type="float">
            <text:p>1,700196401</text:p>
          </table:table-cell>
          <table:table-cell office:value-type="float" office:value="2.92814753266903" calcext:value-type="float">
            <text:p>2,9281475327</text:p>
          </table:table-cell>
          <table:table-cell office:value-type="float" office:value="2.00753587906673" calcext:value-type="float">
            <text:p>2,007535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4060814839515" calcext:value-type="float">
            <text:p>3,7406081484</text:p>
          </table:table-cell>
          <table:table-cell office:value-type="float" office:value="2.94296750501114" calcext:value-type="float">
            <text:p>2,942967505</text:p>
          </table:table-cell>
          <table:table-cell office:value-type="float" office:value="1.51711851628416" calcext:value-type="float">
            <text:p>1,5171185163</text:p>
          </table:table-cell>
          <table:table-cell office:value-type="float" office:value="1.70542600841279" calcext:value-type="float">
            <text:p>1,7054260084</text:p>
          </table:table-cell>
          <table:table-cell office:value-type="float" office:value="1.17187146400322" calcext:value-type="float">
            <text:p>1,171871464</text:p>
          </table:table-cell>
          <table:table-cell office:value-type="float" office:value="1.3695863263981" calcext:value-type="float">
            <text:p>1,3695863264</text:p>
          </table:table-cell>
          <table:table-cell office:value-type="float" office:value="1.42179964025926" calcext:value-type="float">
            <text:p>1,4217996403</text:p>
          </table:table-cell>
          <table:table-cell office:value-type="float" office:value="3.68868987408306" calcext:value-type="float">
            <text:p>3,6886898741</text:p>
          </table:table-cell>
          <table:table-cell office:value-type="float" office:value="4.4814814230097" calcext:value-type="float">
            <text:p>4,481481423</text:p>
          </table:table-cell>
          <table:table-cell office:value-type="float" office:value="2.9289728183161" calcext:value-type="float">
            <text:p>2,9289728183</text:p>
          </table:table-cell>
          <table:table-cell office:value-type="float" office:value="1.8725800523862" calcext:value-type="float">
            <text:p>1,8725800524</text:p>
          </table:table-cell>
          <table:table-cell office:value-type="float" office:value="-0.0917385410881505" calcext:value-type="float">
            <text:p>-0,0917385411</text:p>
          </table:table-cell>
          <table:table-cell office:value-type="float" office:value="-1.14676216596977" calcext:value-type="float">
            <text:p>-1,146762166</text:p>
          </table:table-cell>
          <table:table-cell office:value-type="float" office:value="0.056543750580708" calcext:value-type="float">
            <text:p>0,0565437506</text:p>
          </table:table-cell>
          <table:table-cell office:value-type="float" office:value="0.92295647265571" calcext:value-type="float">
            <text:p>0,9229564727</text:p>
          </table:table-cell>
          <table:table-cell office:value-type="float" office:value="0.692886332640573" calcext:value-type="float">
            <text:p>0,6928863326</text:p>
          </table:table-cell>
          <table:table-cell office:value-type="float" office:value="-0.632971202632817" calcext:value-type="float">
            <text:p>-0,6329712026</text:p>
          </table:table-cell>
          <table:table-cell office:value-type="float" office:value="-1.08362606031301" calcext:value-type="float">
            <text:p>-1,0836260603</text:p>
          </table:table-cell>
          <table:table-cell office:value-type="float" office:value="-0.423468735625343" calcext:value-type="float">
            <text:p>-0,4234687356</text:p>
          </table:table-cell>
          <table:table-cell office:value-type="float" office:value="1.36377757943708" calcext:value-type="float">
            <text:p>1,3637775794</text:p>
          </table:table-cell>
          <table:table-cell office:value-type="float" office:value="1.21597339790768" calcext:value-type="float">
            <text:p>1,2159733979</text:p>
          </table:table-cell>
          <table:table-cell office:value-type="float" office:value="-0.700710552667285" calcext:value-type="float">
            <text:p>-0,7007105527</text:p>
          </table:table-cell>
          <table:table-cell office:value-type="float" office:value="-2.25881518546502" calcext:value-type="float">
            <text:p>-2,2588151855</text:p>
          </table:table-cell>
          <table:table-cell office:value-type="float" office:value="-2.25037024447799" calcext:value-type="float">
            <text:p>-2,2503702445</text:p>
          </table:table-cell>
          <table:table-cell office:value-type="float" office:value="-1.82667090897702" calcext:value-type="float">
            <text:p>-1,826670909</text:p>
          </table:table-cell>
          <table:table-cell office:value-type="float" office:value="-0.816093462985976" calcext:value-type="float">
            <text:p>-0,816093463</text:p>
          </table:table-cell>
          <table:table-cell office:value-type="float" office:value="-1.54768665150031" calcext:value-type="float">
            <text:p>-1,5476866515</text:p>
          </table:table-cell>
          <table:table-cell office:value-type="float" office:value="-0.497493490278901" calcext:value-type="float">
            <text:p>-0,4974934903</text:p>
          </table:table-cell>
          <table:table-cell office:value-type="float" office:value="-0.556920409714042" calcext:value-type="float">
            <text:p>-0,5569204097</text:p>
          </table:table-cell>
          <table:table-cell office:value-type="float" office:value="1.08833822453382" calcext:value-type="float">
            <text:p>1,0883382245</text:p>
          </table:table-cell>
          <table:table-cell office:value-type="float" office:value="0.343236428255116" calcext:value-type="float">
            <text:p>0,3432364283</text:p>
          </table:table-cell>
          <table:table-cell office:value-type="float" office:value="0.537899377683647" calcext:value-type="float">
            <text:p>0,5378993777</text:p>
          </table:table-cell>
          <table:table-cell office:value-type="float" office:value="0.568487481082912" calcext:value-type="float">
            <text:p>0,5684874811</text:p>
          </table:table-cell>
          <table:table-cell office:value-type="float" office:value="1.18598922313149" calcext:value-type="float">
            <text:p>1,1859892231</text:p>
          </table:table-cell>
          <table:table-cell office:value-type="float" office:value="2.07210827154988" calcext:value-type="float">
            <text:p>2,0721082715</text:p>
          </table:table-cell>
          <table:table-cell office:value-type="float" office:value="1.9667124518539" calcext:value-type="float">
            <text:p>1,9667124519</text:p>
          </table:table-cell>
          <table:table-cell office:value-type="float" office:value="2.23289835639793" calcext:value-type="float">
            <text:p>2,2328983564</text:p>
          </table:table-cell>
          <table:table-cell office:value-type="float" office:value="2.8214803998788" calcext:value-type="float">
            <text:p>2,8214803999</text:p>
          </table:table-cell>
          <table:table-cell office:value-type="float" office:value="2.45033792132773" calcext:value-type="float">
            <text:p>2,4503379213</text:p>
          </table:table-cell>
          <table:table-cell office:value-type="float" office:value="1.17624648103907" calcext:value-type="float">
            <text:p>1,176246481</text:p>
          </table:table-cell>
          <table:table-cell office:value-type="float" office:value="0.659805238151216" calcext:value-type="float">
            <text:p>0,6598052382</text:p>
          </table:table-cell>
          <table:table-cell office:value-type="float" office:value="1.19600578815118" calcext:value-type="float">
            <text:p>1,1960057882</text:p>
          </table:table-cell>
          <table:table-cell office:value-type="float" office:value="1.69828232286505" calcext:value-type="float">
            <text:p>1,6982823229</text:p>
          </table:table-cell>
          <table:table-cell office:value-type="float" office:value="2.03614730171624" calcext:value-type="float">
            <text:p>2,0361473017</text:p>
          </table:table-cell>
          <table:table-cell office:value-type="float" office:value="2.72772001279765" calcext:value-type="float">
            <text:p>2,7277200128</text:p>
          </table:table-cell>
          <table:table-cell office:value-type="float" office:value="2.30815892811554" calcext:value-type="float">
            <text:p>2,3081589281</text:p>
          </table:table-cell>
          <table:table-cell office:value-type="float" office:value="-0.0822285885565308" calcext:value-type="float">
            <text:p>-0,0822285886</text:p>
          </table:table-cell>
          <table:table-cell office:value-type="float" office:value="0.0208277550928609" calcext:value-type="float">
            <text:p>0,0208277551</text:p>
          </table:table-cell>
          <table:table-cell office:value-type="float" office:value="-0.481170786354607" calcext:value-type="float">
            <text:p>-0,4811707864</text:p>
          </table:table-cell>
          <table:table-cell office:value-type="float" office:value="-0.182948976298491" calcext:value-type="float">
            <text:p>-0,1829489763</text:p>
          </table:table-cell>
          <table:table-cell office:value-type="float" office:value="0.00832743697678483" calcext:value-type="float">
            <text:p>0,008327437</text:p>
          </table:table-cell>
          <table:table-cell office:value-type="float" office:value="3.53955238276389" calcext:value-type="float">
            <text:p>3,5395523828</text:p>
          </table:table-cell>
          <table:table-cell office:value-type="float" office:value="1.66422631385391" calcext:value-type="float">
            <text:p>1,6642263139</text:p>
          </table:table-cell>
          <table:table-cell office:value-type="float" office:value="-0.15066831917724" calcext:value-type="float">
            <text:p>-0,1506683192</text:p>
          </table:table-cell>
          <table:table-cell office:value-type="float" office:value="0.691345361457849" calcext:value-type="float">
            <text:p>0,6913453615</text:p>
          </table:table-cell>
          <table:table-cell office:value-type="float" office:value="1.71719157151108" calcext:value-type="float">
            <text:p>1,7171915715</text:p>
          </table:table-cell>
          <table:table-cell office:value-type="float" office:value="0.751880292261836" calcext:value-type="float">
            <text:p>0,7518802923</text:p>
          </table:table-cell>
          <table:table-cell office:value-type="float" office:value="2.27208064491444" calcext:value-type="float">
            <text:p>2,2720806449</text:p>
          </table:table-cell>
          <table:table-cell office:value-type="float" office:value="1.84424761726116" calcext:value-type="float">
            <text:p>1,8442476173</text:p>
          </table:table-cell>
          <table:table-cell office:value-type="float" office:value="2.66346344351428" calcext:value-type="float">
            <text:p>2,6634634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8607960437001" calcext:value-type="float">
            <text:p>0,8786079604</text:p>
          </table:table-cell>
          <table:table-cell office:value-type="float" office:value="1.8021883484295" calcext:value-type="float">
            <text:p>1,8021883484</text:p>
          </table:table-cell>
          <table:table-cell office:value-type="float" office:value="1.27510818692837" calcext:value-type="float">
            <text:p>1,2751081869</text:p>
          </table:table-cell>
          <table:table-cell office:value-type="float" office:value="0.800593809872417" calcext:value-type="float">
            <text:p>0,8005938099</text:p>
          </table:table-cell>
          <table:table-cell office:value-type="float" office:value="-0.82805049683791" calcext:value-type="float">
            <text:p>-0,8280504968</text:p>
          </table:table-cell>
          <table:table-cell office:value-type="float" office:value="-1.09042419686668" calcext:value-type="float">
            <text:p>-1,0904241969</text:p>
          </table:table-cell>
          <table:table-cell office:value-type="float" office:value="-0.810029277119817" calcext:value-type="float">
            <text:p>-0,8100292771</text:p>
          </table:table-cell>
          <table:table-cell office:value-type="float" office:value="1.09920844385283" calcext:value-type="float">
            <text:p>1,0992084439</text:p>
          </table:table-cell>
          <table:table-cell office:value-type="float" office:value="1.99725998015388" calcext:value-type="float">
            <text:p>1,9972599802</text:p>
          </table:table-cell>
          <table:table-cell office:value-type="float" office:value="3.9295998034914" calcext:value-type="float">
            <text:p>3,9295998035</text:p>
          </table:table-cell>
          <table:table-cell office:value-type="float" office:value="3.83860071905647" calcext:value-type="float">
            <text:p>3,8386007191</text:p>
          </table:table-cell>
          <table:table-cell office:value-type="float" office:value="1.81513806005154" calcext:value-type="float">
            <text:p>1,8151380601</text:p>
          </table:table-cell>
          <table:table-cell office:value-type="float" office:value="0.255742505927685" calcext:value-type="float">
            <text:p>0,2557425059</text:p>
          </table:table-cell>
          <table:table-cell office:value-type="float" office:value="-0.522877693542033" calcext:value-type="float">
            <text:p>-0,5228776935</text:p>
          </table:table-cell>
          <table:table-cell office:value-type="float" office:value="-0.0243395694265749" calcext:value-type="float">
            <text:p>-0,0243395694</text:p>
          </table:table-cell>
          <table:table-cell office:value-type="float" office:value="0.29658285950496" calcext:value-type="float">
            <text:p>0,2965828595</text:p>
          </table:table-cell>
          <table:table-cell office:value-type="float" office:value="-0.2188282707724" calcext:value-type="float">
            <text:p>-0,2188282708</text:p>
          </table:table-cell>
          <table:table-cell office:value-type="float" office:value="-0.449662754738216" calcext:value-type="float">
            <text:p>-0,4496627547</text:p>
          </table:table-cell>
          <table:table-cell office:value-type="float" office:value="-0.409902231509199" calcext:value-type="float">
            <text:p>-0,4099022315</text:p>
          </table:table-cell>
          <table:table-cell office:value-type="float" office:value="-0.21092484059412" calcext:value-type="float">
            <text:p>-0,2109248406</text:p>
          </table:table-cell>
          <table:table-cell office:value-type="float" office:value="0.135754605827014" calcext:value-type="float">
            <text:p>0,1357546058</text:p>
          </table:table-cell>
          <table:table-cell office:value-type="float" office:value="0.705400193845203" calcext:value-type="float">
            <text:p>0,7054001938</text:p>
          </table:table-cell>
          <table:table-cell office:value-type="float" office:value="1.09603101018317" calcext:value-type="float">
            <text:p>1,0960310102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-0.222924076062015" calcext:value-type="float">
            <text:p>-0,2229240761</text:p>
          </table:table-cell>
          <table:table-cell office:value-type="float" office:value="-0.93665272456345" calcext:value-type="float">
            <text:p>-0,9366527246</text:p>
          </table:table-cell>
          <table:table-cell office:value-type="float" office:value="-1.39707011781932" calcext:value-type="float">
            <text:p>-1,3970701178</text:p>
          </table:table-cell>
          <table:table-cell office:value-type="float" office:value="-1.63371802951758" calcext:value-type="float">
            <text:p>-1,6337180295</text:p>
          </table:table-cell>
          <table:table-cell office:value-type="float" office:value="-1.06930383599056" calcext:value-type="float">
            <text:p>-1,069303836</text:p>
          </table:table-cell>
          <table:table-cell office:value-type="float" office:value="-0.855948002187995" calcext:value-type="float">
            <text:p>-0,8559480022</text:p>
          </table:table-cell>
          <table:table-cell office:value-type="float" office:value="-0.238559832027552" calcext:value-type="float">
            <text:p>-0,238559832</text:p>
          </table:table-cell>
          <table:table-cell office:value-type="float" office:value="-1.46972680877119" calcext:value-type="float">
            <text:p>-1,4697268088</text:p>
          </table:table-cell>
          <table:table-cell office:value-type="float" office:value="0.205314047682415" calcext:value-type="float">
            <text:p>0,2053140477</text:p>
          </table:table-cell>
          <table:table-cell office:value-type="float" office:value="1.3157236869198" calcext:value-type="float">
            <text:p>1,3157236869</text:p>
          </table:table-cell>
          <table:table-cell office:value-type="float" office:value="1.17488288159672" calcext:value-type="float">
            <text:p>1,1748828816</text:p>
          </table:table-cell>
          <table:table-cell office:value-type="float" office:value="0.439760614655561" calcext:value-type="float">
            <text:p>0,4397606147</text:p>
          </table:table-cell>
          <table:table-cell office:value-type="float" office:value="0.439743842822441" calcext:value-type="float">
            <text:p>0,4397438428</text:p>
          </table:table-cell>
          <table:table-cell office:value-type="float" office:value="0.241344803717375" calcext:value-type="float">
            <text:p>0,2413448037</text:p>
          </table:table-cell>
          <table:table-cell office:value-type="float" office:value="0.872537304089025" calcext:value-type="float">
            <text:p>0,8725373041</text:p>
          </table:table-cell>
          <table:table-cell office:value-type="float" office:value="0.887991930605985" calcext:value-type="float">
            <text:p>0,8879919306</text:p>
          </table:table-cell>
          <table:table-cell office:value-type="float" office:value="0.215649364816474" calcext:value-type="float">
            <text:p>0,2156493648</text:p>
          </table:table-cell>
          <table:table-cell office:value-type="float" office:value="1.10295677490056" calcext:value-type="float">
            <text:p>1,1029567749</text:p>
          </table:table-cell>
          <table:table-cell office:value-type="float" office:value="1.38819561193311" calcext:value-type="float">
            <text:p>1,3881956119</text:p>
          </table:table-cell>
          <table:table-cell office:value-type="float" office:value="0.0352612097202148" calcext:value-type="float">
            <text:p>0,0352612097</text:p>
          </table:table-cell>
          <table:table-cell office:value-type="float" office:value="0.00461654741044075" calcext:value-type="float">
            <text:p>0,0046165474</text:p>
          </table:table-cell>
          <table:table-cell office:value-type="float" office:value="-0.802983964802933" calcext:value-type="float">
            <text:p>-0,8029839648</text:p>
          </table:table-cell>
          <table:table-cell office:value-type="float" office:value="0.16963240296627" calcext:value-type="float">
            <text:p>0,169632403</text:p>
          </table:table-cell>
          <table:table-cell office:value-type="float" office:value="2.03631359407894" calcext:value-type="float">
            <text:p>2,0363135941</text:p>
          </table:table-cell>
          <table:table-cell office:value-type="float" office:value="1.72998976365645" calcext:value-type="float">
            <text:p>1,7299897637</text:p>
          </table:table-cell>
          <table:table-cell office:value-type="float" office:value="0.146359181038793" calcext:value-type="float">
            <text:p>0,146359181</text:p>
          </table:table-cell>
          <table:table-cell office:value-type="float" office:value="0.574593151398157" calcext:value-type="float">
            <text:p>0,5745931514</text:p>
          </table:table-cell>
          <table:table-cell office:value-type="float" office:value="0.643554978684343" calcext:value-type="float">
            <text:p>0,6435549787</text:p>
          </table:table-cell>
          <table:table-cell office:value-type="float" office:value="1.43760826260572" calcext:value-type="float">
            <text:p>1,4376082626</text:p>
          </table:table-cell>
          <table:table-cell office:value-type="float" office:value="1.60256303124883" calcext:value-type="float">
            <text:p>1,6025630312</text:p>
          </table:table-cell>
          <table:table-cell office:value-type="float" office:value="0.931199874616694" calcext:value-type="float">
            <text:p>0,9311998746</text:p>
          </table:table-cell>
          <table:table-cell office:value-type="float" office:value="-0.339951630908285" calcext:value-type="float">
            <text:p>-0,3399516309</text:p>
          </table:table-cell>
          <table:table-cell office:value-type="float" office:value="-0.5617496436439" calcext:value-type="float">
            <text:p>-0,5617496436</text:p>
          </table:table-cell>
          <table:table-cell office:value-type="float" office:value="1.60745841544967" calcext:value-type="float">
            <text:p>1,6074584154</text:p>
          </table:table-cell>
          <table:table-cell office:value-type="float" office:value="-0.0808880533886473" calcext:value-type="float">
            <text:p>-0,0808880534</text:p>
          </table:table-cell>
          <table:table-cell office:value-type="float" office:value="-0.636050971585499" calcext:value-type="float">
            <text:p>-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8343174776893" calcext:value-type="float">
            <text:p>2,0834317478</text:p>
          </table:table-cell>
          <table:table-cell office:value-type="float" office:value="2.86408383992836" calcext:value-type="float">
            <text:p>2,8640838399</text:p>
          </table:table-cell>
          <table:table-cell office:value-type="float" office:value="2.87289681299779" calcext:value-type="float">
            <text:p>2,872896813</text:p>
          </table:table-cell>
          <table:table-cell office:value-type="float" office:value="2.58661651055424" calcext:value-type="float">
            <text:p>2,5866165106</text:p>
          </table:table-cell>
          <table:table-cell office:value-type="float" office:value="1.92251724048454" calcext:value-type="float">
            <text:p>1,9225172405</text:p>
          </table:table-cell>
          <table:table-cell office:value-type="float" office:value="-0.131121606295063" calcext:value-type="float">
            <text:p>-0,1311216063</text:p>
          </table:table-cell>
          <table:table-cell office:value-type="float" office:value="-0.573737020457493" calcext:value-type="float">
            <text:p>-0,5737370205</text:p>
          </table:table-cell>
          <table:table-cell office:value-type="float" office:value="-0.204340031229052" calcext:value-type="float">
            <text:p>-0,2043400312</text:p>
          </table:table-cell>
          <table:table-cell office:value-type="float" office:value="0.0511035012896214" calcext:value-type="float">
            <text:p>0,0511035013</text:p>
          </table:table-cell>
          <table:table-cell office:value-type="float" office:value="-0.429265256837284" calcext:value-type="float">
            <text:p>-0,4292652568</text:p>
          </table:table-cell>
          <table:table-cell office:value-type="float" office:value="0.0693269073720447" calcext:value-type="float">
            <text:p>0,0693269074</text:p>
          </table:table-cell>
          <table:table-cell office:value-type="float" office:value="-0.518661868486704" calcext:value-type="float">
            <text:p>-0,5186618685</text:p>
          </table:table-cell>
          <table:table-cell office:value-type="float" office:value="-0.252195453140893" calcext:value-type="float">
            <text:p>-0,2521954531</text:p>
          </table:table-cell>
          <table:table-cell office:value-type="float" office:value="0.184831184693928" calcext:value-type="float">
            <text:p>0,1848311847</text:p>
          </table:table-cell>
          <table:table-cell office:value-type="float" office:value="0.928797969318088" calcext:value-type="float">
            <text:p>0,9287979693</text:p>
          </table:table-cell>
          <table:table-cell office:value-type="float" office:value="1.07285625699186" calcext:value-type="float">
            <text:p>1,072856257</text:p>
          </table:table-cell>
          <table:table-cell office:value-type="float" office:value="0.873037572474983" calcext:value-type="float">
            <text:p>0,8730375725</text:p>
          </table:table-cell>
          <table:table-cell office:value-type="float" office:value="0.0240890761466902" calcext:value-type="float">
            <text:p>0,0240890761</text:p>
          </table:table-cell>
          <table:table-cell office:value-type="float" office:value="0.0905079631748443" calcext:value-type="float">
            <text:p>0,0905079632</text:p>
          </table:table-cell>
          <table:table-cell office:value-type="float" office:value="0.204071686928608" calcext:value-type="float">
            <text:p>0,2040716869</text:p>
          </table:table-cell>
          <table:table-cell office:value-type="float" office:value="0.499189079141047" calcext:value-type="float">
            <text:p>0,4991890791</text:p>
          </table:table-cell>
          <table:table-cell office:value-type="float" office:value="0.388849414335721" calcext:value-type="float">
            <text:p>0,3888494143</text:p>
          </table:table-cell>
          <table:table-cell office:value-type="float" office:value="-0.51403934321501" calcext:value-type="float">
            <text:p>-0,5140393432</text:p>
          </table:table-cell>
          <table:table-cell office:value-type="float" office:value="-0.304454476487637" calcext:value-type="float">
            <text:p>-0,3044544765</text:p>
          </table:table-cell>
          <table:table-cell office:value-type="float" office:value="-0.210675500454212" calcext:value-type="float">
            <text:p>-0,2106755005</text:p>
          </table:table-cell>
          <table:table-cell office:value-type="float" office:value="-0.174515854171588" calcext:value-type="float">
            <text:p>-0,1745158542</text:p>
          </table:table-cell>
          <table:table-cell office:value-type="float" office:value="0.0451849601042963" calcext:value-type="float">
            <text:p>0,0451849601</text:p>
          </table:table-cell>
          <table:table-cell office:value-type="float" office:value="0.319576326806277" calcext:value-type="float">
            <text:p>0,3195763268</text:p>
          </table:table-cell>
          <table:table-cell office:value-type="float" office:value="0.694693694927307" calcext:value-type="float">
            <text:p>0,6946936949</text:p>
          </table:table-cell>
          <table:table-cell office:value-type="float" office:value="1.45753516646725" calcext:value-type="float">
            <text:p>1,4575351665</text:p>
          </table:table-cell>
          <table:table-cell office:value-type="float" office:value="2.15404808174535" calcext:value-type="float">
            <text:p>2,1540480817</text:p>
          </table:table-cell>
          <table:table-cell office:value-type="float" office:value="1.73469032088214" calcext:value-type="float">
            <text:p>1,7346903209</text:p>
          </table:table-cell>
          <table:table-cell office:value-type="float" office:value="0.217904060040298" calcext:value-type="float">
            <text:p>0,21790406</text:p>
          </table:table-cell>
          <table:table-cell office:value-type="float" office:value="0.232440914287393" calcext:value-type="float">
            <text:p>0,2324409143</text:p>
          </table:table-cell>
          <table:table-cell office:value-type="float" office:value="0.704080741492272" calcext:value-type="float">
            <text:p>0,7040807415</text:p>
          </table:table-cell>
          <table:table-cell office:value-type="float" office:value="-0.567732278670696" calcext:value-type="float">
            <text:p>-0,5677322787</text:p>
          </table:table-cell>
          <table:table-cell office:value-type="float" office:value="0.245506278125515" calcext:value-type="float">
            <text:p>0,2455062781</text:p>
          </table:table-cell>
          <table:table-cell office:value-type="float" office:value="0.298628978918775" calcext:value-type="float">
            <text:p>0,2986289789</text:p>
          </table:table-cell>
          <table:table-cell office:value-type="float" office:value="0.00301394578269088" calcext:value-type="float">
            <text:p>0,0030139458</text:p>
          </table:table-cell>
          <table:table-cell office:value-type="float" office:value="-1.3172953096005" calcext:value-type="float">
            <text:p>-1,3172953096</text:p>
          </table:table-cell>
          <table:table-cell office:value-type="float" office:value="1.59896114400507" calcext:value-type="float">
            <text:p>1,598961144</text:p>
          </table:table-cell>
          <table:table-cell office:value-type="float" office:value="2.66760260280894" calcext:value-type="float">
            <text:p>2,6676026028</text:p>
          </table:table-cell>
          <table:table-cell office:value-type="float" office:value="1.48388362249912" calcext:value-type="float">
            <text:p>1,4838836225</text:p>
          </table:table-cell>
          <table:table-cell office:value-type="float" office:value="0.964806717025455" calcext:value-type="float">
            <text:p>0,964806717</text:p>
          </table:table-cell>
          <table:table-cell office:value-type="float" office:value="2.87215199606716" calcext:value-type="float">
            <text:p>2,8721519961</text:p>
          </table:table-cell>
          <table:table-cell office:value-type="float" office:value="3.3437133299581" calcext:value-type="float">
            <text:p>3,34371333</text:p>
          </table:table-cell>
          <table:table-cell office:value-type="float" office:value="1.85560598092255" calcext:value-type="float">
            <text:p>1,8556059809</text:p>
          </table:table-cell>
          <table:table-cell office:value-type="float" office:value="0.664886027964406" calcext:value-type="float">
            <text:p>0,664886028</text:p>
          </table:table-cell>
          <table:table-cell office:value-type="float" office:value="1.49079503749173" calcext:value-type="float">
            <text:p>1,4907950375</text:p>
          </table:table-cell>
          <table:table-cell office:value-type="float" office:value="1.42700201512823" calcext:value-type="float">
            <text:p>1,4270020151</text:p>
          </table:table-cell>
          <table:table-cell office:value-type="float" office:value="1.2657704204713" calcext:value-type="float">
            <text:p>1,2657704205</text:p>
          </table:table-cell>
          <table:table-cell office:value-type="float" office:value="0.435956598463587" calcext:value-type="float">
            <text:p>0,4359565985</text:p>
          </table:table-cell>
          <table:table-cell office:value-type="float" office:value="1.43760826260572" calcext:value-type="float">
            <text:p>1,4376082626</text:p>
          </table:table-cell>
          <table:table-cell office:value-type="float" office:value="0.575279036858553" calcext:value-type="float">
            <text:p>0,5752790369</text:p>
          </table:table-cell>
          <table:table-cell office:value-type="float" office:value="0.733672628485881" calcext:value-type="float">
            <text:p>0,7336726285</text:p>
          </table:table-cell>
          <table:table-cell office:value-type="float" office:value="1.21162247939107" calcext:value-type="float">
            <text:p>1,2116224794</text:p>
          </table:table-cell>
          <table:table-cell office:value-type="float" office:value="1.27041842485621" calcext:value-type="float">
            <text:p>1,2704184249</text:p>
          </table:table-cell>
          <table:table-cell office:value-type="float" office:value="1.12831215699833" calcext:value-type="float">
            <text:p>1,128312157</text:p>
          </table:table-cell>
          <table:table-cell office:value-type="float" office:value="1.45598496099565" calcext:value-type="float">
            <text:p>1,455984961</text:p>
          </table:table-cell>
          <table:table-cell office:value-type="float" office:value="3.27963782223773" calcext:value-type="float">
            <text:p>3,2796378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5266877527652" calcext:value-type="float">
            <text:p>1,2526687753</text:p>
          </table:table-cell>
          <table:table-cell office:value-type="float" office:value="1.92961580740936" calcext:value-type="float">
            <text:p>1,9296158074</text:p>
          </table:table-cell>
          <table:table-cell office:value-type="float" office:value="0.726030988067378" calcext:value-type="float">
            <text:p>0,7260309881</text:p>
          </table:table-cell>
          <table:table-cell office:value-type="float" office:value="-0.0548057507429439" calcext:value-type="float">
            <text:p>-0,0548057507</text:p>
          </table:table-cell>
          <table:table-cell office:value-type="float" office:value="0.666040617021797" calcext:value-type="float">
            <text:p>0,666040617</text:p>
          </table:table-cell>
          <table:table-cell office:value-type="float" office:value="2.55391051228899" calcext:value-type="float">
            <text:p>2,5539105123</text:p>
          </table:table-cell>
          <table:table-cell office:value-type="float" office:value="1.1450463807438" calcext:value-type="float">
            <text:p>1,1450463807</text:p>
          </table:table-cell>
          <table:table-cell office:value-type="float" office:value="1.05340809202563" calcext:value-type="float">
            <text:p>1,053408092</text:p>
          </table:table-cell>
          <table:table-cell office:value-type="float" office:value="0.919440680227321" calcext:value-type="float">
            <text:p>0,9194406802</text:p>
          </table:table-cell>
          <table:table-cell office:value-type="float" office:value="-0.394299109399932" calcext:value-type="float">
            <text:p>-0,3942991094</text:p>
          </table:table-cell>
          <table:table-cell office:value-type="float" office:value="0.299914229718193" calcext:value-type="float">
            <text:p>0,2999142297</text:p>
          </table:table-cell>
          <table:table-cell office:value-type="float" office:value="0.205251599710843" calcext:value-type="float">
            <text:p>0,2052515997</text:p>
          </table:table-cell>
          <table:table-cell office:value-type="float" office:value="1.27161842406484" calcext:value-type="float">
            <text:p>1,2716184241</text:p>
          </table:table-cell>
          <table:table-cell office:value-type="float" office:value="0.523485690860105" calcext:value-type="float">
            <text:p>0,5234856909</text:p>
          </table:table-cell>
          <table:table-cell office:value-type="float" office:value="-0.380670865831628" calcext:value-type="float">
            <text:p>-0,3806708658</text:p>
          </table:table-cell>
          <table:table-cell office:value-type="float" office:value="-0.12164195542015" calcext:value-type="float">
            <text:p>-0,1216419554</text:p>
          </table:table-cell>
          <table:table-cell office:value-type="float" office:value="0.0637142972092949" calcext:value-type="float">
            <text:p>0,0637142972</text:p>
          </table:table-cell>
          <table:table-cell office:value-type="float" office:value="-0.820940420427678" calcext:value-type="float">
            <text:p>-0,8209404204</text:p>
          </table:table-cell>
          <table:table-cell office:value-type="float" office:value="-0.606810348394942" calcext:value-type="float">
            <text:p>-0,6068103484</text:p>
          </table:table-cell>
          <table:table-cell office:value-type="float" office:value="-0.729860865377129" calcext:value-type="float">
            <text:p>-0,7298608654</text:p>
          </table:table-cell>
          <table:table-cell office:value-type="float" office:value="-0.383991599339267" calcext:value-type="float">
            <text:p>-0,3839915993</text:p>
          </table:table-cell>
          <table:table-cell office:value-type="float" office:value="0.157493782891754" calcext:value-type="float">
            <text:p>0,1574937829</text:p>
          </table:table-cell>
          <table:table-cell office:value-type="float" office:value="0.0583590545174119" calcext:value-type="float">
            <text:p>0,0583590545</text:p>
          </table:table-cell>
          <table:table-cell office:value-type="float" office:value="-0.0715133454387174" calcext:value-type="float">
            <text:p>-0,0715133454</text:p>
          </table:table-cell>
          <table:table-cell office:value-type="float" office:value="-0.861891436935738" calcext:value-type="float">
            <text:p>-0,8618914369</text:p>
          </table:table-cell>
          <table:table-cell office:value-type="float" office:value="-0.942975762758072" calcext:value-type="float">
            <text:p>-0,9429757628</text:p>
          </table:table-cell>
          <table:table-cell office:value-type="float" office:value="-0.539370019262996" calcext:value-type="float">
            <text:p>-0,5393700193</text:p>
          </table:table-cell>
          <table:table-cell office:value-type="float" office:value="0.450695373820462" calcext:value-type="float">
            <text:p>0,4506953738</text:p>
          </table:table-cell>
          <table:table-cell office:value-type="float" office:value="0.925287048426245" calcext:value-type="float">
            <text:p>0,9252870484</text:p>
          </table:table-cell>
          <table:table-cell office:value-type="float" office:value="1.1485875414383" calcext:value-type="float">
            <text:p>1,1485875414</text:p>
          </table:table-cell>
          <table:table-cell office:value-type="float" office:value="2.22087287308705" calcext:value-type="float">
            <text:p>2,2208728731</text:p>
          </table:table-cell>
          <table:table-cell office:value-type="float" office:value="2.28478270974257" calcext:value-type="float">
            <text:p>2,2847827097</text:p>
          </table:table-cell>
          <table:table-cell office:value-type="float" office:value="1.55922460739947" calcext:value-type="float">
            <text:p>1,5592246074</text:p>
          </table:table-cell>
          <table:table-cell office:value-type="float" office:value="1.46491832027636" calcext:value-type="float">
            <text:p>1,4649183203</text:p>
          </table:table-cell>
          <table:table-cell office:value-type="float" office:value="1.61404094343186" calcext:value-type="float">
            <text:p>1,6140409434</text:p>
          </table:table-cell>
          <table:table-cell office:value-type="float" office:value="0.34927177530758" calcext:value-type="float">
            <text:p>0,3492717753</text:p>
          </table:table-cell>
          <table:table-cell office:value-type="float" office:value="-0.618142292801593" calcext:value-type="float">
            <text:p>-0,6181422928</text:p>
          </table:table-cell>
          <table:table-cell office:value-type="float" office:value="-0.614161484946159" calcext:value-type="float">
            <text:p>-0,6141614849</text:p>
          </table:table-cell>
          <table:table-cell office:value-type="float" office:value="-0.730379528005437" calcext:value-type="float">
            <text:p>-0,730379528</text:p>
          </table:table-cell>
          <table:table-cell office:value-type="float" office:value="0.100469304471336" calcext:value-type="float">
            <text:p>0,1004693045</text:p>
          </table:table-cell>
          <table:table-cell office:value-type="float" office:value="2.5363638029905" calcext:value-type="float">
            <text:p>2,536363803</text:p>
          </table:table-cell>
          <table:table-cell office:value-type="float" office:value="3.43451612603373" calcext:value-type="float">
            <text:p>3,434516126</text:p>
          </table:table-cell>
          <table:table-cell office:value-type="float" office:value="2.24866824830109" calcext:value-type="float">
            <text:p>2,2486682483</text:p>
          </table:table-cell>
          <table:table-cell office:value-type="float" office:value="1.97012631330392" calcext:value-type="float">
            <text:p>1,9701263133</text:p>
          </table:table-cell>
          <table:table-cell office:value-type="float" office:value="3.27642964786719" calcext:value-type="float">
            <text:p>3,2764296479</text:p>
          </table:table-cell>
          <table:table-cell office:value-type="float" office:value="3.73344613295869" calcext:value-type="float">
            <text:p>3,733446133</text:p>
          </table:table-cell>
          <table:table-cell office:value-type="float" office:value="2.29952535410886" calcext:value-type="float">
            <text:p>2,2995253541</text:p>
          </table:table-cell>
          <table:table-cell office:value-type="float" office:value="0.958076734271602" calcext:value-type="float">
            <text:p>0,9580767343</text:p>
          </table:table-cell>
          <table:table-cell office:value-type="float" office:value="-0.230850724089204" calcext:value-type="float">
            <text:p>-0,2308507241</text:p>
          </table:table-cell>
          <table:table-cell office:value-type="float" office:value="1.28796079314138" calcext:value-type="float">
            <text:p>1,2879607931</text:p>
          </table:table-cell>
          <table:table-cell office:value-type="float" office:value="2.63979752164081" calcext:value-type="float">
            <text:p>2,6397975216</text:p>
          </table:table-cell>
          <table:table-cell office:value-type="float" office:value="3.30081424551002" calcext:value-type="float">
            <text:p>3,3008142455</text:p>
          </table:table-cell>
          <table:table-cell office:value-type="float" office:value="2.52820763423764" calcext:value-type="float">
            <text:p>2,5282076342</text:p>
          </table:table-cell>
          <table:table-cell office:value-type="float" office:value="0.808130075587015" calcext:value-type="float">
            <text:p>0,8081300756</text:p>
          </table:table-cell>
          <table:table-cell office:value-type="float" office:value="0.634909005420473" calcext:value-type="float">
            <text:p>0,6349090054</text:p>
          </table:table-cell>
          <table:table-cell office:value-type="float" office:value="1.05472172666417" calcext:value-type="float">
            <text:p>1,0547217267</text:p>
          </table:table-cell>
          <table:table-cell office:value-type="float" office:value="-0.682741874582587" calcext:value-type="float">
            <text:p>-0,6827418746</text:p>
          </table:table-cell>
          <table:table-cell office:value-type="float" office:value="0.788272876807052" calcext:value-type="float">
            <text:p>0,7882728768</text:p>
          </table:table-cell>
          <table:table-cell office:value-type="float" office:value="0.161776106777295" calcext:value-type="float">
            <text:p>0,1617761068</text:p>
          </table:table-cell>
          <table:table-cell office:value-type="float" office:value="0.496914821551171" calcext:value-type="float">
            <text:p>0,496914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4432536878931" calcext:value-type="float">
            <text:p>2,1443253688</text:p>
          </table:table-cell>
          <table:table-cell office:value-type="float" office:value="3.84102769210732" calcext:value-type="float">
            <text:p>3,8410276921</text:p>
          </table:table-cell>
          <table:table-cell office:value-type="float" office:value="2.00113917499575" calcext:value-type="float">
            <text:p>2,001139175</text:p>
          </table:table-cell>
          <table:table-cell office:value-type="float" office:value="1.38518848446382" calcext:value-type="float">
            <text:p>1,3851884845</text:p>
          </table:table-cell>
          <table:table-cell office:value-type="float" office:value="0.0738045008051182" calcext:value-type="float">
            <text:p>0,0738045008</text:p>
          </table:table-cell>
          <table:table-cell office:value-type="float" office:value="1.48632685329306" calcext:value-type="float">
            <text:p>1,4863268533</text:p>
          </table:table-cell>
          <table:table-cell office:value-type="float" office:value="0.0623099443938322" calcext:value-type="float">
            <text:p>0,0623099444</text:p>
          </table:table-cell>
          <table:table-cell office:value-type="float" office:value="1.96471765658738" calcext:value-type="float">
            <text:p>1,9647176566</text:p>
          </table:table-cell>
          <table:table-cell office:value-type="float" office:value="-0.0967165437630025" calcext:value-type="float">
            <text:p>-0,0967165438</text:p>
          </table:table-cell>
          <table:table-cell office:value-type="float" office:value="-0.765535440702887" calcext:value-type="float">
            <text:p>-0,7655354407</text:p>
          </table:table-cell>
          <table:table-cell office:value-type="float" office:value="0.215516255526139" calcext:value-type="float">
            <text:p>0,2155162555</text:p>
          </table:table-cell>
          <table:table-cell office:value-type="float" office:value="1.0205466496927" calcext:value-type="float">
            <text:p>1,0205466497</text:p>
          </table:table-cell>
          <table:table-cell office:value-type="float" office:value="0.521771464937067" calcext:value-type="float">
            <text:p>0,5217714649</text:p>
          </table:table-cell>
          <table:table-cell office:value-type="float" office:value="-0.730204779004629" calcext:value-type="float">
            <text:p>-0,730204779</text:p>
          </table:table-cell>
          <table:table-cell office:value-type="float" office:value="-0.451742408557226" calcext:value-type="float">
            <text:p>-0,4517424086</text:p>
          </table:table-cell>
          <table:table-cell office:value-type="float" office:value="0.112185690334485" calcext:value-type="float">
            <text:p>0,1121856903</text:p>
          </table:table-cell>
          <table:table-cell office:value-type="float" office:value="-0.304159918820563" calcext:value-type="float">
            <text:p>-0,3041599188</text:p>
          </table:table-cell>
          <table:table-cell office:value-type="float" office:value="-0.575843629792307" calcext:value-type="float">
            <text:p>-0,5758436298</text:p>
          </table:table-cell>
          <table:table-cell office:value-type="float" office:value="-0.967679357884364" calcext:value-type="float">
            <text:p>-0,9676793579</text:p>
          </table:table-cell>
          <table:table-cell office:value-type="float" office:value="-0.098228535872352" calcext:value-type="float">
            <text:p>-0,0982285359</text:p>
          </table:table-cell>
          <table:table-cell office:value-type="float" office:value="-0.323871702473018" calcext:value-type="float">
            <text:p>-0,3238717025</text:p>
          </table:table-cell>
          <table:table-cell office:value-type="float" office:value="-0.137172004454109" calcext:value-type="float">
            <text:p>-0,1371720045</text:p>
          </table:table-cell>
          <table:table-cell office:value-type="float" office:value="0.575596154144334" calcext:value-type="float">
            <text:p>0,5755961541</text:p>
          </table:table-cell>
          <table:table-cell office:value-type="float" office:value="-0.0957693339500952" calcext:value-type="float">
            <text:p>-0,095769334</text:p>
          </table:table-cell>
          <table:table-cell office:value-type="float" office:value="-0.565884193080499" calcext:value-type="float">
            <text:p>-0,5658841931</text:p>
          </table:table-cell>
          <table:table-cell office:value-type="float" office:value="-0.591836375016689" calcext:value-type="float">
            <text:p>-0,591836375</text:p>
          </table:table-cell>
          <table:table-cell office:value-type="float" office:value="0.550768027217233" calcext:value-type="float">
            <text:p>0,5507680272</text:p>
          </table:table-cell>
          <table:table-cell office:value-type="float" office:value="0.445214513334338" calcext:value-type="float">
            <text:p>0,4452145133</text:p>
          </table:table-cell>
          <table:table-cell office:value-type="float" office:value="-1.22331022731657" calcext:value-type="float">
            <text:p>-1,2233102273</text:p>
          </table:table-cell>
          <table:table-cell office:value-type="float" office:value="-0.462288931586583" calcext:value-type="float">
            <text:p>-0,4622889316</text:p>
          </table:table-cell>
          <table:table-cell office:value-type="float" office:value="0.257719387587061" calcext:value-type="float">
            <text:p>0,2577193876</text:p>
          </table:table-cell>
          <table:table-cell office:value-type="float" office:value="-0.0257929082585879" calcext:value-type="float">
            <text:p>-0,0257929083</text:p>
          </table:table-cell>
          <table:table-cell office:value-type="float" office:value="-1.15150189950184" calcext:value-type="float">
            <text:p>-1,1515018995</text:p>
          </table:table-cell>
          <table:table-cell office:value-type="float" office:value="0.622509202077584" calcext:value-type="float">
            <text:p>0,6225092021</text:p>
          </table:table-cell>
          <table:table-cell office:value-type="float" office:value="1.48785053374813" calcext:value-type="float">
            <text:p>1,4878505337</text:p>
          </table:table-cell>
          <table:table-cell office:value-type="float" office:value="1.47564958727512" calcext:value-type="float">
            <text:p>1,4756495873</text:p>
          </table:table-cell>
          <table:table-cell office:value-type="float" office:value="1.07705980080871" calcext:value-type="float">
            <text:p>1,0770598008</text:p>
          </table:table-cell>
          <table:table-cell office:value-type="float" office:value="0.818412437508528" calcext:value-type="float">
            <text:p>0,8184124375</text:p>
          </table:table-cell>
          <table:table-cell office:value-type="float" office:value="1.34622911626862" calcext:value-type="float">
            <text:p>1,3462291163</text:p>
          </table:table-cell>
          <table:table-cell office:value-type="float" office:value="0.924933290467312" calcext:value-type="float">
            <text:p>0,9249332905</text:p>
          </table:table-cell>
          <table:table-cell office:value-type="float" office:value="1.55162347855755" calcext:value-type="float">
            <text:p>1,5516234786</text:p>
          </table:table-cell>
          <table:table-cell office:value-type="float" office:value="2.14783200012877" calcext:value-type="float">
            <text:p>2,1478320001</text:p>
          </table:table-cell>
          <table:table-cell office:value-type="float" office:value="2.17672237569507" calcext:value-type="float">
            <text:p>2,1767223757</text:p>
          </table:table-cell>
          <table:table-cell office:value-type="float" office:value="-0.313599694958507" calcext:value-type="float">
            <text:p>-0,313599695</text:p>
          </table:table-cell>
          <table:table-cell office:value-type="float" office:value="1.83870488290132" calcext:value-type="float">
            <text:p>1,8387048829</text:p>
          </table:table-cell>
          <table:table-cell office:value-type="float" office:value="2.41044512353907" calcext:value-type="float">
            <text:p>2,4104451235</text:p>
          </table:table-cell>
          <table:table-cell office:value-type="float" office:value="1.35303404806655" calcext:value-type="float">
            <text:p>1,3530340481</text:p>
          </table:table-cell>
          <table:table-cell office:value-type="float" office:value="0.190654065850034" calcext:value-type="float">
            <text:p>0,1906540659</text:p>
          </table:table-cell>
          <table:table-cell office:value-type="float" office:value="2.09434452095386" calcext:value-type="float">
            <text:p>2,094344521</text:p>
          </table:table-cell>
          <table:table-cell office:value-type="float" office:value="3.28576361432091" calcext:value-type="float">
            <text:p>3,2857636143</text:p>
          </table:table-cell>
          <table:table-cell office:value-type="float" office:value="0.791106512794564" calcext:value-type="float">
            <text:p>0,7911065128</text:p>
          </table:table-cell>
          <table:table-cell office:value-type="float" office:value="2.02408420715237" calcext:value-type="float">
            <text:p>2,0240842072</text:p>
          </table:table-cell>
          <table:table-cell office:value-type="float" office:value="0.446154288394878" calcext:value-type="float">
            <text:p>0,4461542884</text:p>
          </table:table-cell>
          <table:table-cell office:value-type="float" office:value="-0.15066831917724" calcext:value-type="float">
            <text:p>-0,1506683192</text:p>
          </table:table-cell>
          <table:table-cell office:value-type="float" office:value="2.90647233592483" calcext:value-type="float">
            <text:p>2,9064723359</text:p>
          </table:table-cell>
          <table:table-cell office:value-type="float" office:value="0.845520723028299" calcext:value-type="float">
            <text:p>0,845520723</text:p>
          </table:table-cell>
          <table:table-cell office:value-type="float" office:value="0.5617496436439" calcext:value-type="float">
            <text:p>0,5617496436</text:p>
          </table:table-cell>
          <table:table-cell office:value-type="float" office:value="1.37561345168289" calcext:value-type="float">
            <text:p>1,3756134517</text:p>
          </table:table-cell>
          <table:table-cell office:value-type="float" office:value="1.50451779302884" calcext:value-type="float">
            <text:p>1,504517793</text:p>
          </table:table-cell>
          <table:table-cell office:value-type="float" office:value="1.51062105751556" calcext:value-type="float">
            <text:p>1,5106210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4918867636902" calcext:value-type="float">
            <text:p>3,4491886764</text:p>
          </table:table-cell>
          <table:table-cell office:value-type="float" office:value="1.58374127589259" calcext:value-type="float">
            <text:p>1,5837412759</text:p>
          </table:table-cell>
          <table:table-cell office:value-type="float" office:value="0.608929215798446" calcext:value-type="float">
            <text:p>0,6089292158</text:p>
          </table:table-cell>
          <table:table-cell office:value-type="float" office:value="0.400834216218002" calcext:value-type="float">
            <text:p>0,4008342162</text:p>
          </table:table-cell>
          <table:table-cell office:value-type="float" office:value="0.0180010977573459" calcext:value-type="float">
            <text:p>0,0180010978</text:p>
          </table:table-cell>
          <table:table-cell office:value-type="float" office:value="0.687753973663779" calcext:value-type="float">
            <text:p>0,6877539737</text:p>
          </table:table-cell>
          <table:table-cell office:value-type="float" office:value="-0.131902869301229" calcext:value-type="float">
            <text:p>-0,1319028693</text:p>
          </table:table-cell>
          <table:table-cell office:value-type="float" office:value="0.78212908504913" calcext:value-type="float">
            <text:p>0,782129085</text:p>
          </table:table-cell>
          <table:table-cell office:value-type="float" office:value="-0.273255911854422" calcext:value-type="float">
            <text:p>-0,2732559119</text:p>
          </table:table-cell>
          <table:table-cell office:value-type="float" office:value="-0.338502065616923" calcext:value-type="float">
            <text:p>-0,3385020656</text:p>
          </table:table-cell>
          <table:table-cell office:value-type="float" office:value="0.196677422001127" calcext:value-type="float">
            <text:p>0,196677422</text:p>
          </table:table-cell>
          <table:table-cell office:value-type="float" office:value="0.100305564380429" calcext:value-type="float">
            <text:p>0,1003055644</text:p>
          </table:table-cell>
          <table:table-cell office:value-type="float" office:value="0.111022752226582" calcext:value-type="float">
            <text:p>0,1110227522</text:p>
          </table:table-cell>
          <table:table-cell office:value-type="float" office:value="0.100927554799974" calcext:value-type="float">
            <text:p>0,1009275548</text:p>
          </table:table-cell>
          <table:table-cell office:value-type="float" office:value="0.489712136862682" calcext:value-type="float">
            <text:p>0,4897121369</text:p>
          </table:table-cell>
          <table:table-cell office:value-type="float" office:value="0.0352460789556621" calcext:value-type="float">
            <text:p>0,035246079</text:p>
          </table:table-cell>
          <table:table-cell office:value-type="float" office:value="0.330707542657769" calcext:value-type="float">
            <text:p>0,3307075427</text:p>
          </table:table-cell>
          <table:table-cell office:value-type="float" office:value="-0.607962397987894" calcext:value-type="float">
            <text:p>-0,607962398</text:p>
          </table:table-cell>
          <table:table-cell office:value-type="float" office:value="-0.43858569735476" calcext:value-type="float">
            <text:p>-0,4385856974</text:p>
          </table:table-cell>
          <table:table-cell office:value-type="float" office:value="-0.79191997912594" calcext:value-type="float">
            <text:p>-0,7919199791</text:p>
          </table:table-cell>
          <table:table-cell office:value-type="float" office:value="-1.16089581497215" calcext:value-type="float">
            <text:p>-1,160895815</text:p>
          </table:table-cell>
          <table:table-cell office:value-type="float" office:value="-1.47020250927737" calcext:value-type="float">
            <text:p>-1,4702025093</text:p>
          </table:table-cell>
          <table:table-cell office:value-type="float" office:value="-1.35385012089365" calcext:value-type="float">
            <text:p>-1,3538501209</text:p>
          </table:table-cell>
          <table:table-cell office:value-type="float" office:value="-1.8480554005479" calcext:value-type="float">
            <text:p>-1,8480554005</text:p>
          </table:table-cell>
          <table:table-cell office:value-type="float" office:value="-1.26772757540761" calcext:value-type="float">
            <text:p>-1,2677275754</text:p>
          </table:table-cell>
          <table:table-cell office:value-type="float" office:value="-1.24521698846104" calcext:value-type="float">
            <text:p>-1,2452169885</text:p>
          </table:table-cell>
          <table:table-cell office:value-type="float" office:value="-1.1129340623887" calcext:value-type="float">
            <text:p>-1,1129340624</text:p>
          </table:table-cell>
          <table:table-cell office:value-type="float" office:value="-0.0172857907639279" calcext:value-type="float">
            <text:p>-0,0172857908</text:p>
          </table:table-cell>
          <table:table-cell office:value-type="float" office:value="0.325910822725033" calcext:value-type="float">
            <text:p>0,3259108227</text:p>
          </table:table-cell>
          <table:table-cell office:value-type="float" office:value="0.229898709240755" calcext:value-type="float">
            <text:p>0,2298987092</text:p>
          </table:table-cell>
          <table:table-cell office:value-type="float" office:value="1.21990292166097" calcext:value-type="float">
            <text:p>1,2199029217</text:p>
          </table:table-cell>
          <table:table-cell office:value-type="float" office:value="1.11143986496098" calcext:value-type="float">
            <text:p>1,111439865</text:p>
          </table:table-cell>
          <table:table-cell office:value-type="float" office:value="0.47987316333319" calcext:value-type="float">
            <text:p>0,4798731633</text:p>
          </table:table-cell>
          <table:table-cell office:value-type="float" office:value="1.06014679325682" calcext:value-type="float">
            <text:p>1,0601467933</text:p>
          </table:table-cell>
          <table:table-cell office:value-type="float" office:value="1.32152617113745" calcext:value-type="float">
            <text:p>1,3215261711</text:p>
          </table:table-cell>
          <table:table-cell office:value-type="float" office:value="0.303838048438302" calcext:value-type="float">
            <text:p>0,3038380484</text:p>
          </table:table-cell>
          <table:table-cell office:value-type="float" office:value="-0.781535265679694" calcext:value-type="float">
            <text:p>-0,7815352657</text:p>
          </table:table-cell>
          <table:table-cell office:value-type="float" office:value="0.0554060055226658" calcext:value-type="float">
            <text:p>0,0554060055</text:p>
          </table:table-cell>
          <table:table-cell office:value-type="float" office:value="0.136632208815322" calcext:value-type="float">
            <text:p>0,1366322088</text:p>
          </table:table-cell>
          <table:table-cell office:value-type="float" office:value="-0.79843711882095" calcext:value-type="float">
            <text:p>-0,7984371188</text:p>
          </table:table-cell>
          <table:table-cell office:value-type="float" office:value="1.4692208757415" calcext:value-type="float">
            <text:p>1,4692208757</text:p>
          </table:table-cell>
          <table:table-cell office:value-type="float" office:value="3.28160755648814" calcext:value-type="float">
            <text:p>3,2816075565</text:p>
          </table:table-cell>
          <table:table-cell office:value-type="float" office:value="3.80701584894743" calcext:value-type="float">
            <text:p>3,8070158489</text:p>
          </table:table-cell>
          <table:table-cell office:value-type="float" office:value="2.79913986098132" calcext:value-type="float">
            <text:p>2,799139861</text:p>
          </table:table-cell>
          <table:table-cell office:value-type="float" office:value="2.88732065184432" calcext:value-type="float">
            <text:p>2,8873206518</text:p>
          </table:table-cell>
          <table:table-cell office:value-type="float" office:value="4.53829663417446" calcext:value-type="float">
            <text:p>4,5382966342</text:p>
          </table:table-cell>
          <table:table-cell office:value-type="float" office:value="5.18155112925104" calcext:value-type="float">
            <text:p>5,1815511293</text:p>
          </table:table-cell>
          <table:table-cell office:value-type="float" office:value="4.09826134827217" calcext:value-type="float">
            <text:p>4,0982613483</text:p>
          </table:table-cell>
          <table:table-cell office:value-type="float" office:value="3.22912880322369" calcext:value-type="float">
            <text:p>3,2291288032</text:p>
          </table:table-cell>
          <table:table-cell office:value-type="float" office:value="2.16611587937414" calcext:value-type="float">
            <text:p>2,1661158794</text:p>
          </table:table-cell>
          <table:table-cell office:value-type="float" office:value="7.20323298491893" calcext:value-type="float">
            <text:p>7,2032329849</text:p>
          </table:table-cell>
          <table:table-cell office:value-type="float" office:value="6.17605181156749" calcext:value-type="float">
            <text:p>6,1760518116</text:p>
          </table:table-cell>
          <table:table-cell office:value-type="float" office:value="3.13724364696716" calcext:value-type="float">
            <text:p>3,137243647</text:p>
          </table:table-cell>
          <table:table-cell office:value-type="float" office:value="2.95857790384399" calcext:value-type="float">
            <text:p>2,9585779038</text:p>
          </table:table-cell>
          <table:table-cell office:value-type="float" office:value="2.49730875465386" calcext:value-type="float">
            <text:p>2,4973087547</text:p>
          </table:table-cell>
          <table:table-cell office:value-type="float" office:value="0.32251821393863" calcext:value-type="float">
            <text:p>0,3225182139</text:p>
          </table:table-cell>
          <table:table-cell office:value-type="float" office:value="2.03094101932795" calcext:value-type="float">
            <text:p>2,0309410193</text:p>
          </table:table-cell>
          <table:table-cell office:value-type="float" office:value="2.41118762317451" calcext:value-type="float">
            <text:p>2,4111876232</text:p>
          </table:table-cell>
          <table:table-cell office:value-type="float" office:value="2.6369505404699" calcext:value-type="float">
            <text:p>2,6369505405</text:p>
          </table:table-cell>
          <table:table-cell office:value-type="float" office:value="1.05345942168848" calcext:value-type="float">
            <text:p>1,0534594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30486330757971" calcext:value-type="float">
            <text:p>0,0130486331</text:p>
          </table:table-cell>
          <table:table-cell office:value-type="float" office:value="0.0212379098299772" calcext:value-type="float">
            <text:p>0,0212379098</text:p>
          </table:table-cell>
          <table:table-cell office:value-type="float" office:value="-0.450191257833893" calcext:value-type="float">
            <text:p>-0,4501912578</text:p>
          </table:table-cell>
          <table:table-cell office:value-type="float" office:value="-0.461013079778881" calcext:value-type="float">
            <text:p>-0,4610130798</text:p>
          </table:table-cell>
          <table:table-cell office:value-type="float" office:value="-0.387023601782936" calcext:value-type="float">
            <text:p>-0,3870236018</text:p>
          </table:table-cell>
          <table:table-cell office:value-type="float" office:value="-1.36281875962159" calcext:value-type="float">
            <text:p>-1,3628187596</text:p>
          </table:table-cell>
          <table:table-cell office:value-type="float" office:value="-1.37000955660724" calcext:value-type="float">
            <text:p>-1,3700095566</text:p>
          </table:table-cell>
          <table:table-cell office:value-type="float" office:value="-0.371100286599888" calcext:value-type="float">
            <text:p>-0,3711002866</text:p>
          </table:table-cell>
          <table:table-cell office:value-type="float" office:value="0.711647931181919" calcext:value-type="float">
            <text:p>0,7116479312</text:p>
          </table:table-cell>
          <table:table-cell office:value-type="float" office:value="0.473902891863692" calcext:value-type="float">
            <text:p>0,4739028919</text:p>
          </table:table-cell>
          <table:table-cell office:value-type="float" office:value="-0.00226066002300141" calcext:value-type="float">
            <text:p>-0,00226066</text:p>
          </table:table-cell>
          <table:table-cell office:value-type="float" office:value="-0.692858008763037" calcext:value-type="float">
            <text:p>-0,6928580088</text:p>
          </table:table-cell>
          <table:table-cell office:value-type="float" office:value="-0.643790080802703" calcext:value-type="float">
            <text:p>-0,6437900808</text:p>
          </table:table-cell>
          <table:table-cell office:value-type="float" office:value="0.175103227604774" calcext:value-type="float">
            <text:p>0,1751032276</text:p>
          </table:table-cell>
          <table:table-cell office:value-type="float" office:value="0.760854940274723" calcext:value-type="float">
            <text:p>0,7608549403</text:p>
          </table:table-cell>
          <table:table-cell office:value-type="float" office:value="1.09520742901252" calcext:value-type="float">
            <text:p>1,095207429</text:p>
          </table:table-cell>
          <table:table-cell office:value-type="float" office:value="1.41688460936861" calcext:value-type="float">
            <text:p>1,4168846094</text:p>
          </table:table-cell>
          <table:table-cell office:value-type="float" office:value="0.94865076063394" calcext:value-type="float">
            <text:p>0,9486507606</text:p>
          </table:table-cell>
          <table:table-cell office:value-type="float" office:value="0.951011938541673" calcext:value-type="float">
            <text:p>0,9510119385</text:p>
          </table:table-cell>
          <table:table-cell office:value-type="float" office:value="1.14599958517744" calcext:value-type="float">
            <text:p>1,1459995852</text:p>
          </table:table-cell>
          <table:table-cell office:value-type="float" office:value="1.45218641204668" calcext:value-type="float">
            <text:p>1,452186412</text:p>
          </table:table-cell>
          <table:table-cell office:value-type="float" office:value="1.30958229893367" calcext:value-type="float">
            <text:p>1,3095822989</text:p>
          </table:table-cell>
          <table:table-cell office:value-type="float" office:value="0.394123477768273" calcext:value-type="float">
            <text:p>0,3941234778</text:p>
          </table:table-cell>
          <table:table-cell office:value-type="float" office:value="-0.651984242917894" calcext:value-type="float">
            <text:p>-0,6519842429</text:p>
          </table:table-cell>
          <table:table-cell office:value-type="float" office:value="-1.330603596861" calcext:value-type="float">
            <text:p>-1,3306035969</text:p>
          </table:table-cell>
          <table:table-cell office:value-type="float" office:value="-0.997353891231828" calcext:value-type="float">
            <text:p>-0,9973538912</text:p>
          </table:table-cell>
          <table:table-cell office:value-type="float" office:value="-0.73517151304828" calcext:value-type="float">
            <text:p>-0,735171513</text:p>
          </table:table-cell>
          <table:table-cell office:value-type="float" office:value="-1.80320309993463" calcext:value-type="float">
            <text:p>-1,8032030999</text:p>
          </table:table-cell>
          <table:table-cell office:value-type="float" office:value="-2.0507824055763" calcext:value-type="float">
            <text:p>-2,0507824056</text:p>
          </table:table-cell>
          <table:table-cell office:value-type="float" office:value="-0.956514531156365" calcext:value-type="float">
            <text:p>-0,9565145312</text:p>
          </table:table-cell>
          <table:table-cell office:value-type="float" office:value="-1.22317406529308" calcext:value-type="float">
            <text:p>-1,2231740653</text:p>
          </table:table-cell>
          <table:table-cell office:value-type="float" office:value="-0.352659400190151" calcext:value-type="float">
            <text:p>-0,3526594002</text:p>
          </table:table-cell>
          <table:table-cell office:value-type="float" office:value="0.133163592246849" calcext:value-type="float">
            <text:p>0,1331635922</text:p>
          </table:table-cell>
          <table:table-cell office:value-type="float" office:value="-0.481098636548324" calcext:value-type="float">
            <text:p>-0,4810986365</text:p>
          </table:table-cell>
          <table:table-cell office:value-type="float" office:value="-0.49414929541291" calcext:value-type="float">
            <text:p>-0,4941492954</text:p>
          </table:table-cell>
          <table:table-cell office:value-type="float" office:value="0.207669993231661" calcext:value-type="float">
            <text:p>0,2076699932</text:p>
          </table:table-cell>
          <table:table-cell office:value-type="float" office:value="0.528526249003654" calcext:value-type="float">
            <text:p>0,528526249</text:p>
          </table:table-cell>
          <table:table-cell office:value-type="float" office:value="0.23430166742212" calcext:value-type="float">
            <text:p>0,2343016674</text:p>
          </table:table-cell>
          <table:table-cell office:value-type="float" office:value="-0.158734477888389" calcext:value-type="float">
            <text:p>-0,1587344779</text:p>
          </table:table-cell>
          <table:table-cell office:value-type="float" office:value="-0.509622850814213" calcext:value-type="float">
            <text:p>-0,5096228508</text:p>
          </table:table-cell>
          <table:table-cell office:value-type="float" office:value="-0.905259799730943" calcext:value-type="float">
            <text:p>-0,9052597997</text:p>
          </table:table-cell>
          <table:table-cell office:value-type="float" office:value="-0.0663789139112644" calcext:value-type="float">
            <text:p>-0,0663789139</text:p>
          </table:table-cell>
          <table:table-cell office:value-type="float" office:value="-0.168713071261112" calcext:value-type="float">
            <text:p>-0,1687130713</text:p>
          </table:table-cell>
          <table:table-cell office:value-type="float" office:value="-0.507911467672032" calcext:value-type="float">
            <text:p>-0,5079114677</text:p>
          </table:table-cell>
          <table:table-cell office:value-type="float" office:value="-0.524967391244422" calcext:value-type="float">
            <text:p>-0,5249673912</text:p>
          </table:table-cell>
          <table:table-cell office:value-type="float" office:value="-0.679792561555621" calcext:value-type="float">
            <text:p>-0,6797925616</text:p>
          </table:table-cell>
          <table:table-cell office:value-type="float" office:value="-0.393892189938626" calcext:value-type="float">
            <text:p>-0,3938921899</text:p>
          </table:table-cell>
          <table:table-cell office:value-type="float" office:value="0.00640854002857255" calcext:value-type="float">
            <text:p>0,00640854</text:p>
          </table:table-cell>
          <table:table-cell office:value-type="float" office:value="0.0222506722013689" calcext:value-type="float">
            <text:p>0,0222506722</text:p>
          </table:table-cell>
          <table:table-cell office:value-type="float" office:value="0.490303256479957" calcext:value-type="float">
            <text:p>0,4903032565</text:p>
          </table:table-cell>
          <table:table-cell office:value-type="float" office:value="0.0999292437214186" calcext:value-type="float">
            <text:p>0,0999292437</text:p>
          </table:table-cell>
          <table:table-cell office:value-type="float" office:value="0.114179109121416" calcext:value-type="float">
            <text:p>0,1141791091</text:p>
          </table:table-cell>
          <table:table-cell office:value-type="float" office:value="-0.842735878079213" calcext:value-type="float">
            <text:p>-0,8427358781</text:p>
          </table:table-cell>
          <table:table-cell office:value-type="float" office:value="0.41091359775611" calcext:value-type="float">
            <text:p>0,4109135978</text:p>
          </table:table-cell>
          <table:table-cell office:value-type="float" office:value="-0.451490848299003" calcext:value-type="float">
            <text:p>-0,4514908483</text:p>
          </table:table-cell>
          <table:table-cell office:value-type="float" office:value="0.793220472119332" calcext:value-type="float">
            <text:p>0,7932204721</text:p>
          </table:table-cell>
          <table:table-cell office:value-type="float" office:value="-0.129634533148592" calcext:value-type="float">
            <text:p>-0,1296345331</text:p>
          </table:table-cell>
          <table:table-cell office:value-type="float" office:value="0.510058920286916" calcext:value-type="float">
            <text:p>0,5100589203</text:p>
          </table:table-cell>
          <table:table-cell office:value-type="float" office:value="-0.905946197952849" calcext:value-type="float">
            <text:p>-0,905946198</text:p>
          </table:table-cell>
          <table:table-cell office:value-type="float" office:value="0.775187121619827" calcext:value-type="float">
            <text:p>0,775187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21905802784104" calcext:value-type="float">
            <text:p>-0,4219058028</text:p>
          </table:table-cell>
          <table:table-cell office:value-type="float" office:value="-0.324636621686795" calcext:value-type="float">
            <text:p>-0,3246366217</text:p>
          </table:table-cell>
          <table:table-cell office:value-type="float" office:value="-0.775473958580926" calcext:value-type="float">
            <text:p>-0,7754739586</text:p>
          </table:table-cell>
          <table:table-cell office:value-type="float" office:value="-0.48035628592345" calcext:value-type="float">
            <text:p>-0,4803562859</text:p>
          </table:table-cell>
          <table:table-cell office:value-type="float" office:value="-0.711043361415162" calcext:value-type="float">
            <text:p>-0,7110433614</text:p>
          </table:table-cell>
          <table:table-cell office:value-type="float" office:value="-0.745278291264194" calcext:value-type="float">
            <text:p>-0,7452782913</text:p>
          </table:table-cell>
          <table:table-cell office:value-type="float" office:value="-0.530039137376104" calcext:value-type="float">
            <text:p>-0,5300391374</text:p>
          </table:table-cell>
          <table:table-cell office:value-type="float" office:value="-0.92540198050858" calcext:value-type="float">
            <text:p>-0,9254019805</text:p>
          </table:table-cell>
          <table:table-cell office:value-type="float" office:value="-0.129659296660445" calcext:value-type="float">
            <text:p>-0,1296592967</text:p>
          </table:table-cell>
          <table:table-cell office:value-type="float" office:value="0.189709948862231" calcext:value-type="float">
            <text:p>0,1897099489</text:p>
          </table:table-cell>
          <table:table-cell office:value-type="float" office:value="0.0354170070270228" calcext:value-type="float">
            <text:p>0,035417007</text:p>
          </table:table-cell>
          <table:table-cell office:value-type="float" office:value="-0.357316263148789" calcext:value-type="float">
            <text:p>-0,3573162631</text:p>
          </table:table-cell>
          <table:table-cell office:value-type="float" office:value="-1.03254706623508" calcext:value-type="float">
            <text:p>-1,0325470662</text:p>
          </table:table-cell>
          <table:table-cell office:value-type="float" office:value="-0.55935753262636" calcext:value-type="float">
            <text:p>-0,5593575326</text:p>
          </table:table-cell>
          <table:table-cell office:value-type="float" office:value="0.0642564632861567" calcext:value-type="float">
            <text:p>0,0642564633</text:p>
          </table:table-cell>
          <table:table-cell office:value-type="float" office:value="0.986890210758534" calcext:value-type="float">
            <text:p>0,9868902108</text:p>
          </table:table-cell>
          <table:table-cell office:value-type="float" office:value="1.4282621624417" calcext:value-type="float">
            <text:p>1,4282621624</text:p>
          </table:table-cell>
          <table:table-cell office:value-type="float" office:value="1.62123306130105" calcext:value-type="float">
            <text:p>1,6212330613</text:p>
          </table:table-cell>
          <table:table-cell office:value-type="float" office:value="1.50026154804383" calcext:value-type="float">
            <text:p>1,500261548</text:p>
          </table:table-cell>
          <table:table-cell office:value-type="float" office:value="0.71006286589898" calcext:value-type="float">
            <text:p>0,7100628659</text:p>
          </table:table-cell>
          <table:table-cell office:value-type="float" office:value="0.455747605276403" calcext:value-type="float">
            <text:p>0,4557476053</text:p>
          </table:table-cell>
          <table:table-cell office:value-type="float" office:value="0.495929554564855" calcext:value-type="float">
            <text:p>0,4959295546</text:p>
          </table:table-cell>
          <table:table-cell office:value-type="float" office:value="0.423702724578469" calcext:value-type="float">
            <text:p>0,4237027246</text:p>
          </table:table-cell>
          <table:table-cell office:value-type="float" office:value="-0.872797379711125" calcext:value-type="float">
            <text:p>-0,8727973797</text:p>
          </table:table-cell>
          <table:table-cell office:value-type="float" office:value="-2.15452444941255" calcext:value-type="float">
            <text:p>-2,1545244494</text:p>
          </table:table-cell>
          <table:table-cell office:value-type="float" office:value="-1.94791729982345" calcext:value-type="float">
            <text:p>-1,9479172998</text:p>
          </table:table-cell>
          <table:table-cell office:value-type="float" office:value="-0.488893126894233" calcext:value-type="float">
            <text:p>-0,4888931269</text:p>
          </table:table-cell>
          <table:table-cell office:value-type="float" office:value="0.517308908959501" calcext:value-type="float">
            <text:p>0,517308909</text:p>
          </table:table-cell>
          <table:table-cell office:value-type="float" office:value="0.898231871571677" calcext:value-type="float">
            <text:p>0,8982318716</text:p>
          </table:table-cell>
          <table:table-cell office:value-type="float" office:value="0.792527668604338" calcext:value-type="float">
            <text:p>0,7925276686</text:p>
          </table:table-cell>
          <table:table-cell office:value-type="float" office:value="0.123602498670494" calcext:value-type="float">
            <text:p>0,1236024987</text:p>
          </table:table-cell>
          <table:table-cell office:value-type="float" office:value="0.255115310775854" calcext:value-type="float">
            <text:p>0,2551153108</text:p>
          </table:table-cell>
          <table:table-cell office:value-type="float" office:value="0.0610131368112835" calcext:value-type="float">
            <text:p>0,0610131368</text:p>
          </table:table-cell>
          <table:table-cell office:value-type="float" office:value="-0.0430285971564567" calcext:value-type="float">
            <text:p>-0,0430285972</text:p>
          </table:table-cell>
          <table:table-cell office:value-type="float" office:value="-0.107474095097615" calcext:value-type="float">
            <text:p>-0,1074740951</text:p>
          </table:table-cell>
          <table:table-cell office:value-type="float" office:value="-0.325040454310632" calcext:value-type="float">
            <text:p>-0,3250404543</text:p>
          </table:table-cell>
          <table:table-cell office:value-type="float" office:value="-0.151722046243951" calcext:value-type="float">
            <text:p>-0,1517220462</text:p>
          </table:table-cell>
          <table:table-cell office:value-type="float" office:value="0.617448281883944" calcext:value-type="float">
            <text:p>0,6174482819</text:p>
          </table:table-cell>
          <table:table-cell office:value-type="float" office:value="0.747458554107352" calcext:value-type="float">
            <text:p>0,7474585541</text:p>
          </table:table-cell>
          <table:table-cell office:value-type="float" office:value="0.298609325545725" calcext:value-type="float">
            <text:p>0,2986093255</text:p>
          </table:table-cell>
          <table:table-cell office:value-type="float" office:value="-0.818181871932421" calcext:value-type="float">
            <text:p>-0,8181818719</text:p>
          </table:table-cell>
          <table:table-cell office:value-type="float" office:value="-0.463467059630436" calcext:value-type="float">
            <text:p>-0,4634670596</text:p>
          </table:table-cell>
          <table:table-cell office:value-type="float" office:value="1.06228080902785" calcext:value-type="float">
            <text:p>1,062280809</text:p>
          </table:table-cell>
          <table:table-cell office:value-type="float" office:value="0.971558863567624" calcext:value-type="float">
            <text:p>0,9715588636</text:p>
          </table:table-cell>
          <table:table-cell office:value-type="float" office:value="-0.352836123512268" calcext:value-type="float">
            <text:p>-0,3528361235</text:p>
          </table:table-cell>
          <table:table-cell office:value-type="float" office:value="0.247502728342327" calcext:value-type="float">
            <text:p>0,2475027283</text:p>
          </table:table-cell>
          <table:table-cell office:value-type="float" office:value="0.43414394657469" calcext:value-type="float">
            <text:p>0,4341439466</text:p>
          </table:table-cell>
          <table:table-cell office:value-type="float" office:value="-0.0144192150642883" calcext:value-type="float">
            <text:p>-0,0144192151</text:p>
          </table:table-cell>
          <table:table-cell office:value-type="float" office:value="0.467264116228751" calcext:value-type="float">
            <text:p>0,4672641162</text:p>
          </table:table-cell>
          <table:table-cell office:value-type="float" office:value="0.373215911648923" calcext:value-type="float">
            <text:p>0,3732159116</text:p>
          </table:table-cell>
          <table:table-cell office:value-type="float" office:value="-0.233168235349977" calcext:value-type="float">
            <text:p>-0,2331682353</text:p>
          </table:table-cell>
          <table:table-cell office:value-type="float" office:value="0.560515626596041" calcext:value-type="float">
            <text:p>0,5605156266</text:p>
          </table:table-cell>
          <table:table-cell office:value-type="float" office:value="-0.134554467928614" calcext:value-type="float">
            <text:p>-0,1345544679</text:p>
          </table:table-cell>
          <table:table-cell office:value-type="float" office:value="-0.657461756409775" calcext:value-type="float">
            <text:p>-0,6574617564</text:p>
          </table:table-cell>
          <table:table-cell office:value-type="float" office:value="-0.18341815712147" calcext:value-type="float">
            <text:p>-0,1834181571</text:p>
          </table:table-cell>
          <table:table-cell office:value-type="float" office:value="-0.0610169593937947" calcext:value-type="float">
            <text:p>-0,0610169594</text:p>
          </table:table-cell>
          <table:table-cell office:value-type="float" office:value="-0.509895830384463" calcext:value-type="float">
            <text:p>-0,5098958304</text:p>
          </table:table-cell>
          <table:table-cell office:value-type="float" office:value="0.123650647342283" calcext:value-type="float">
            <text:p>0,1236506473</text:p>
          </table:table-cell>
          <table:table-cell office:value-type="float" office:value="-0.566216373720531" calcext:value-type="float">
            <text:p>-0,5662163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2799423804491" calcext:value-type="float">
            <text:p>-0,4827994238</text:p>
          </table:table-cell>
          <table:table-cell office:value-type="float" office:value="-0.725122921337795" calcext:value-type="float">
            <text:p>-0,7251229213</text:p>
          </table:table-cell>
          <table:table-cell office:value-type="float" office:value="-0.166544742782481" calcext:value-type="float">
            <text:p>-0,1665447428</text:p>
          </table:table-cell>
          <table:table-cell office:value-type="float" office:value="0.306267430622334" calcext:value-type="float">
            <text:p>0,3062674306</text:p>
          </table:table-cell>
          <table:table-cell office:value-type="float" office:value="0.52203183496303" calcext:value-type="float">
            <text:p>0,522031835</text:p>
          </table:table-cell>
          <table:table-cell office:value-type="float" office:value="0.584548580321859" calcext:value-type="float">
            <text:p>0,5845485803</text:p>
          </table:table-cell>
          <table:table-cell office:value-type="float" office:value="0.821358357918696" calcext:value-type="float">
            <text:p>0,8213583579</text:p>
          </table:table-cell>
          <table:table-cell office:value-type="float" office:value="0.946540604428827" calcext:value-type="float">
            <text:p>0,9465406044</text:p>
          </table:table-cell>
          <table:table-cell office:value-type="float" office:value="0.708269187295001" calcext:value-type="float">
            <text:p>0,7082691873</text:p>
          </table:table-cell>
          <table:table-cell office:value-type="float" office:value="0.256666401401842" calcext:value-type="float">
            <text:p>0,2566664014</text:p>
          </table:table-cell>
          <table:table-cell office:value-type="float" office:value="-0.804794968188517" calcext:value-type="float">
            <text:p>-0,8047949682</text:p>
          </table:table-cell>
          <table:table-cell office:value-type="float" office:value="-1.23971966225349" calcext:value-type="float">
            <text:p>-1,2397196623</text:p>
          </table:table-cell>
          <table:table-cell office:value-type="float" office:value="0.101091004423565" calcext:value-type="float">
            <text:p>0,1010910044</text:p>
          </table:table-cell>
          <table:table-cell office:value-type="float" office:value="0.575773460214308" calcext:value-type="float">
            <text:p>0,5757734602</text:p>
          </table:table-cell>
          <table:table-cell office:value-type="float" office:value="1.10793720029768" calcext:value-type="float">
            <text:p>1,1079372003</text:p>
          </table:table-cell>
          <table:table-cell office:value-type="float" office:value="1.52374816948563" calcext:value-type="float">
            <text:p>1,5237481695</text:p>
          </table:table-cell>
          <table:table-cell office:value-type="float" office:value="1.51207680341345" calcext:value-type="float">
            <text:p>1,5120768034</text:p>
          </table:table-cell>
          <table:table-cell office:value-type="float" office:value="1.47172784267635" calcext:value-type="float">
            <text:p>1,4717278427</text:p>
          </table:table-cell>
          <table:table-cell office:value-type="float" office:value="1.55336472129845" calcext:value-type="float">
            <text:p>1,5533647213</text:p>
          </table:table-cell>
          <table:table-cell office:value-type="float" office:value="1.20615504513028" calcext:value-type="float">
            <text:p>1,2061550451</text:p>
          </table:table-cell>
          <table:table-cell office:value-type="float" office:value="1.33349809952364" calcext:value-type="float">
            <text:p>1,3334980995</text:p>
          </table:table-cell>
          <table:table-cell office:value-type="float" office:value="1.24627214303177" calcext:value-type="float">
            <text:p>1,246272143</text:p>
          </table:table-cell>
          <table:table-cell office:value-type="float" office:value="0.682720993943419" calcext:value-type="float">
            <text:p>0,6827209939</text:p>
          </table:table-cell>
          <table:table-cell office:value-type="float" office:value="-0.243396298510721" calcext:value-type="float">
            <text:p>-0,2433962985</text:p>
          </table:table-cell>
          <table:table-cell office:value-type="float" office:value="-0.875364870104321" calcext:value-type="float">
            <text:p>-0,8753648701</text:p>
          </table:table-cell>
          <table:table-cell office:value-type="float" office:value="-0.90630214122926" calcext:value-type="float">
            <text:p>-0,9063021412</text:p>
          </table:table-cell>
          <table:table-cell office:value-type="float" office:value="-0.212491434003988" calcext:value-type="float">
            <text:p>-0,212491434</text:p>
          </table:table-cell>
          <table:table-cell office:value-type="float" office:value="0.492434234445556" calcext:value-type="float">
            <text:p>0,4924342344</text:p>
          </table:table-cell>
          <table:table-cell office:value-type="float" office:value="0.584808053548751" calcext:value-type="float">
            <text:p>0,5848080535</text:p>
          </table:table-cell>
          <table:table-cell office:value-type="float" office:value="-0.0496037609100744" calcext:value-type="float">
            <text:p>-0,0496037609</text:p>
          </table:table-cell>
          <table:table-cell office:value-type="float" office:value="-0.912882726475657" calcext:value-type="float">
            <text:p>-0,9128827265</text:p>
          </table:table-cell>
          <table:table-cell office:value-type="float" office:value="-0.721263507303792" calcext:value-type="float">
            <text:p>-0,7212635073</text:p>
          </table:table-cell>
          <table:table-cell office:value-type="float" office:value="-0.497305488136414" calcext:value-type="float">
            <text:p>-0,4973054881</text:p>
          </table:table-cell>
          <table:table-cell office:value-type="float" office:value="-0.699484983925316" calcext:value-type="float">
            <text:p>-0,6994849839</text:p>
          </table:table-cell>
          <table:table-cell office:value-type="float" office:value="-0.648896556217734" calcext:value-type="float">
            <text:p>-0,6488965562</text:p>
          </table:table-cell>
          <table:table-cell office:value-type="float" office:value="-0.854343372337729" calcext:value-type="float">
            <text:p>-0,8543433723</text:p>
          </table:table-cell>
          <table:table-cell office:value-type="float" office:value="-0.906580908188445" calcext:value-type="float">
            <text:p>-0,9065809082</text:p>
          </table:table-cell>
          <table:table-cell office:value-type="float" office:value="-1.07572168349514" calcext:value-type="float">
            <text:p>-1,0757216835</text:p>
          </table:table-cell>
          <table:table-cell office:value-type="float" office:value="-0.975011460700518" calcext:value-type="float">
            <text:p>-0,9750114607</text:p>
          </table:table-cell>
          <table:table-cell office:value-type="float" office:value="-0.690411627105252" calcext:value-type="float">
            <text:p>-0,6904116271</text:p>
          </table:table-cell>
          <table:table-cell office:value-type="float" office:value="-0.161883127518058" calcext:value-type="float">
            <text:p>-0,1618831275</text:p>
          </table:table-cell>
          <table:table-cell office:value-type="float" office:value="-0.133943165570944" calcext:value-type="float">
            <text:p>-0,1339431656</text:p>
          </table:table-cell>
          <table:table-cell office:value-type="float" office:value="-0.856515613374642" calcext:value-type="float">
            <text:p>-0,8565156134</text:p>
          </table:table-cell>
          <table:table-cell office:value-type="float" office:value="-0.0420133562623839" calcext:value-type="float">
            <text:p>-0,0420133563</text:p>
          </table:table-cell>
          <table:table-cell office:value-type="float" office:value="0.354155137058108" calcext:value-type="float">
            <text:p>0,3541551371</text:p>
          </table:table-cell>
          <table:table-cell office:value-type="float" office:value="0.428183453105051" calcext:value-type="float">
            <text:p>0,4281834531</text:p>
          </table:table-cell>
          <table:table-cell office:value-type="float" office:value="0.109829793106975" calcext:value-type="float">
            <text:p>0,1098297931</text:p>
          </table:table-cell>
          <table:table-cell office:value-type="float" office:value="-0.613617707735826" calcext:value-type="float">
            <text:p>-0,6136177077</text:p>
          </table:table-cell>
          <table:table-cell office:value-type="float" office:value="-0.394949431574301" calcext:value-type="float">
            <text:p>-0,3949494316</text:p>
          </table:table-cell>
          <table:table-cell office:value-type="float" office:value="-0.695206109934268" calcext:value-type="float">
            <text:p>-0,6952061099</text:p>
          </table:table-cell>
          <table:table-cell office:value-type="float" office:value="-0.832743697678488" calcext:value-type="float">
            <text:p>-0,8327436977</text:p>
          </table:table-cell>
          <table:table-cell office:value-type="float" office:value="-0.633175059673305" calcext:value-type="float">
            <text:p>-0,6331750597</text:p>
          </table:table-cell>
          <table:table-cell office:value-type="float" office:value="-0.941881275500297" calcext:value-type="float">
            <text:p>-0,9418812755</text:p>
          </table:table-cell>
          <table:table-cell office:value-type="float" office:value="-0.999889754539867" calcext:value-type="float">
            <text:p>-0,9998897545</text:p>
          </table:table-cell>
          <table:table-cell office:value-type="float" office:value="-0.874763518579319" calcext:value-type="float">
            <text:p>-0,8747635186</text:p>
          </table:table-cell>
          <table:table-cell office:value-type="float" office:value="-0.688619970301399" calcext:value-type="float">
            <text:p>-0,6886199703</text:p>
          </table:table-cell>
          <table:table-cell office:value-type="float" office:value="-0.682741874582587" calcext:value-type="float">
            <text:p>-0,6827418746</text:p>
          </table:table-cell>
          <table:table-cell office:value-type="float" office:value="0.0618253236711414" calcext:value-type="float">
            <text:p>0,0618253237</text:p>
          </table:table-cell>
          <table:table-cell office:value-type="float" office:value="-0.614749205753719" calcext:value-type="float">
            <text:p>-0,6147492058</text:p>
          </table:table-cell>
          <table:table-cell office:value-type="float" office:value="-0.0198765928620467" calcext:value-type="float">
            <text:p>-0,0198765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39422540961833" calcext:value-type="float">
            <text:p>-0,0739422541</text:p>
          </table:table-cell>
          <table:table-cell office:value-type="float" office:value="-0.546117681342273" calcext:value-type="float">
            <text:p>-0,5461176813</text:p>
          </table:table-cell>
          <table:table-cell office:value-type="float" office:value="-0.853541806760214" calcext:value-type="float">
            <text:p>-0,8535418068</text:p>
          </table:table-cell>
          <table:table-cell office:value-type="float" office:value="0.0204178287081556" calcext:value-type="float">
            <text:p>0,0204178287</text:p>
          </table:table-cell>
          <table:table-cell office:value-type="float" office:value="0.154809440713174" calcext:value-type="float">
            <text:p>0,1548094407</text:p>
          </table:table-cell>
          <table:table-cell office:value-type="float" office:value="1.08534852178429" calcext:value-type="float">
            <text:p>1,0853485218</text:p>
          </table:table-cell>
          <table:table-cell office:value-type="float" office:value="0.725870391185291" calcext:value-type="float">
            <text:p>0,7258703912</text:p>
          </table:table-cell>
          <table:table-cell office:value-type="float" office:value="0.0998212796233874" calcext:value-type="float">
            <text:p>0,0998212796</text:p>
          </table:table-cell>
          <table:table-cell office:value-type="float" office:value="0.121212436943152" calcext:value-type="float">
            <text:p>0,1212124369</text:p>
          </table:table-cell>
          <table:table-cell office:value-type="float" office:value="-0.356357119627485" calcext:value-type="float">
            <text:p>-0,3563571196</text:p>
          </table:table-cell>
          <table:table-cell office:value-type="float" office:value="-1.10244853788371" calcext:value-type="float">
            <text:p>-1,1024485379</text:p>
          </table:table-cell>
          <table:table-cell office:value-type="float" office:value="-1.51600616342948" calcext:value-type="float">
            <text:p>-1,5160061634</text:p>
          </table:table-cell>
          <table:table-cell office:value-type="float" office:value="-1.00204241226867" calcext:value-type="float">
            <text:p>-1,0020424123</text:p>
          </table:table-cell>
          <table:table-cell office:value-type="float" office:value="-0.11977547166021" calcext:value-type="float">
            <text:p>-0,1197754717</text:p>
          </table:table-cell>
          <table:table-cell office:value-type="float" office:value="0.712175801421574" calcext:value-type="float">
            <text:p>0,7121758014</text:p>
          </table:table-cell>
          <table:table-cell office:value-type="float" office:value="1.32172796083732" calcext:value-type="float">
            <text:p>1,3217279608</text:p>
          </table:table-cell>
          <table:table-cell office:value-type="float" office:value="1.65012444736692" calcext:value-type="float">
            <text:p>1,6501244474</text:p>
          </table:table-cell>
          <table:table-cell office:value-type="float" office:value="1.70038288292589" calcext:value-type="float">
            <text:p>1,7003828829</text:p>
          </table:table-cell>
          <table:table-cell office:value-type="float" office:value="1.80492646905209" calcext:value-type="float">
            <text:p>1,8049264691</text:p>
          </table:table-cell>
          <table:table-cell office:value-type="float" office:value="1.59069311191739" calcext:value-type="float">
            <text:p>1,5906931119</text:p>
          </table:table-cell>
          <table:table-cell office:value-type="float" office:value="1.15779285255324" calcext:value-type="float">
            <text:p>1,1577928526</text:p>
          </table:table-cell>
          <table:table-cell office:value-type="float" office:value="0.973491347849529" calcext:value-type="float">
            <text:p>0,9734913478</text:p>
          </table:table-cell>
          <table:table-cell office:value-type="float" office:value="0.34136049697171" calcext:value-type="float">
            <text:p>0,341360497</text:p>
          </table:table-cell>
          <table:table-cell office:value-type="float" office:value="-0.774100598871726" calcext:value-type="float">
            <text:p>-0,7741005989</text:p>
          </table:table-cell>
          <table:table-cell office:value-type="float" office:value="-1.54005423975443" calcext:value-type="float">
            <text:p>-1,5400542398</text:p>
          </table:table-cell>
          <table:table-cell office:value-type="float" office:value="-1.79363516787465" calcext:value-type="float">
            <text:p>-1,7936351679</text:p>
          </table:table-cell>
          <table:table-cell office:value-type="float" office:value="-1.98854531630169" calcext:value-type="float">
            <text:p>-1,9885453163</text:p>
          </table:table-cell>
          <table:table-cell office:value-type="float" office:value="-1.5321113081979" calcext:value-type="float">
            <text:p>-1,5321113082</text:p>
          </table:table-cell>
          <table:table-cell office:value-type="float" office:value="-0.434131530143308" calcext:value-type="float">
            <text:p>-0,4341315301</text:p>
          </table:table-cell>
          <table:table-cell office:value-type="float" office:value="0.0536807823547376" calcext:value-type="float">
            <text:p>0,0536807824</text:p>
          </table:table-cell>
          <table:table-cell office:value-type="float" office:value="-0.135752460732623" calcext:value-type="float">
            <text:p>-0,1357524607</text:p>
          </table:table-cell>
          <table:table-cell office:value-type="float" office:value="-0.319363100438155" calcext:value-type="float">
            <text:p>-0,3193631004</text:p>
          </table:table-cell>
          <table:table-cell office:value-type="float" office:value="0.252768709646746" calcext:value-type="float">
            <text:p>0,2527687096</text:p>
          </table:table-cell>
          <table:table-cell office:value-type="float" office:value="0.152870443163895" calcext:value-type="float">
            <text:p>0,1528704432</text:p>
          </table:table-cell>
          <table:table-cell office:value-type="float" office:value="-0.0133136670767243" calcext:value-type="float">
            <text:p>-0,0133136671</text:p>
          </table:table-cell>
          <table:table-cell office:value-type="float" office:value="-0.406442548284756" calcext:value-type="float">
            <text:p>-0,4064425483</text:p>
          </table:table-cell>
          <table:table-cell office:value-type="float" office:value="-0.813213495115244" calcext:value-type="float">
            <text:p>-0,8132134951</text:p>
          </table:table-cell>
          <table:table-cell office:value-type="float" office:value="-0.817473352669161" calcext:value-type="float">
            <text:p>-0,8174733527</text:p>
          </table:table-cell>
          <table:table-cell office:value-type="float" office:value="-0.659049477815085" calcext:value-type="float">
            <text:p>-0,6590494778</text:p>
          </table:table-cell>
          <table:table-cell office:value-type="float" office:value="-0.998816010189966" calcext:value-type="float">
            <text:p>-0,9988160102</text:p>
          </table:table-cell>
          <table:table-cell office:value-type="float" office:value="-0.555779257291237" calcext:value-type="float">
            <text:p>-0,5557792573</text:p>
          </table:table-cell>
          <table:table-cell office:value-type="float" office:value="-0.325375211940037" calcext:value-type="float">
            <text:p>-0,3253752119</text:p>
          </table:table-cell>
          <table:table-cell office:value-type="float" office:value="-0.656506087529912" calcext:value-type="float">
            <text:p>-0,6565060875</text:p>
          </table:table-cell>
          <table:table-cell office:value-type="float" office:value="-0.00075023850468555" calcext:value-type="float">
            <text:p>-0,0007502385</text:p>
          </table:table-cell>
          <table:table-cell office:value-type="float" office:value="0.342943521918466" calcext:value-type="float">
            <text:p>0,3429435219</text:p>
          </table:table-cell>
          <table:table-cell office:value-type="float" office:value="-0.334856632463148" calcext:value-type="float">
            <text:p>-0,3348566325</text:p>
          </table:table-cell>
          <table:table-cell office:value-type="float" office:value="-0.332939529889729" calcext:value-type="float">
            <text:p>-0,3329395299</text:p>
          </table:table-cell>
          <table:table-cell office:value-type="float" office:value="-0.0512683202285806" calcext:value-type="float">
            <text:p>-0,0512683202</text:p>
          </table:table-cell>
          <table:table-cell office:value-type="float" office:value="0.00556266805034224" calcext:value-type="float">
            <text:p>0,0055626681</text:p>
          </table:table-cell>
          <table:table-cell office:value-type="float" office:value="-0.329308157337285" calcext:value-type="float">
            <text:p>-0,3293081573</text:p>
          </table:table-cell>
          <table:table-cell office:value-type="float" office:value="0.291460294187471" calcext:value-type="float">
            <text:p>0,2914602942</text:p>
          </table:table-cell>
          <table:table-cell office:value-type="float" office:value="0.0311397570331134" calcext:value-type="float">
            <text:p>0,031139757</text:p>
          </table:table-cell>
          <table:table-cell office:value-type="float" office:value="-1.02686304471837" calcext:value-type="float">
            <text:p>-1,0268630447</text:p>
          </table:table-cell>
          <table:table-cell office:value-type="float" office:value="-0.630067516559368" calcext:value-type="float">
            <text:p>-0,6300675166</text:p>
          </table:table-cell>
          <table:table-cell office:value-type="float" office:value="-0.36683631424294" calcext:value-type="float">
            <text:p>-0,3668363142</text:p>
          </table:table-cell>
          <table:table-cell office:value-type="float" office:value="-0.653753136362087" calcext:value-type="float">
            <text:p>-0,6537531364</text:p>
          </table:table-cell>
          <table:table-cell office:value-type="float" office:value="-0.613603456903337" calcext:value-type="float">
            <text:p>-0,6136034569</text:p>
          </table:table-cell>
          <table:table-cell office:value-type="float" office:value="-0.293670287437921" calcext:value-type="float">
            <text:p>-0,2936702874</text:p>
          </table:table-cell>
          <table:table-cell office:value-type="float" office:value="-0.210308938810483" calcext:value-type="float">
            <text:p>-0,2103089388</text:p>
          </table:table-cell>
          <table:table-cell office:value-type="float" office:value="-0.75531052875778" calcext:value-type="float">
            <text:p>-0,7553105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87267528906422" calcext:value-type="float">
            <text:p>-0,7872675289</text:p>
          </table:table-cell>
          <table:table-cell office:value-type="float" office:value="-0.755462792523477" calcext:value-type="float">
            <text:p>-0,7554627925</text:p>
          </table:table-cell>
          <table:table-cell office:value-type="float" office:value="-0.684394802371757" calcext:value-type="float">
            <text:p>-0,6843948024</text:p>
          </table:table-cell>
          <table:table-cell office:value-type="float" office:value="0.24393932193428" calcext:value-type="float">
            <text:p>0,2439393219</text:p>
          </table:table-cell>
          <table:table-cell office:value-type="float" office:value="0.464428322139523" calcext:value-type="float">
            <text:p>0,4644283221</text:p>
          </table:table-cell>
          <table:table-cell office:value-type="float" office:value="0.603159388957287" calcext:value-type="float">
            <text:p>0,603159389</text:p>
          </table:table-cell>
          <table:table-cell office:value-type="float" office:value="0.978347048988871" calcext:value-type="float">
            <text:p>0,978347049</text:p>
          </table:table-cell>
          <table:table-cell office:value-type="float" office:value="0.295940734883455" calcext:value-type="float">
            <text:p>0,2959407349</text:p>
          </table:table-cell>
          <table:table-cell office:value-type="float" office:value="1.18213801743513" calcext:value-type="float">
            <text:p>1,1821380174</text:p>
          </table:table-cell>
          <table:table-cell office:value-type="float" office:value="1.22381516030734" calcext:value-type="float">
            <text:p>1,2238151603</text:p>
          </table:table-cell>
          <table:table-cell office:value-type="float" office:value="0.766363747797493" calcext:value-type="float">
            <text:p>0,7663637478</text:p>
          </table:table-cell>
          <table:table-cell office:value-type="float" office:value="0.551502124440439" calcext:value-type="float">
            <text:p>0,5515021244</text:p>
          </table:table-cell>
          <table:table-cell office:value-type="float" office:value="-0.240135473665802" calcext:value-type="float">
            <text:p>-0,2401354737</text:p>
          </table:table-cell>
          <table:table-cell office:value-type="float" office:value="-0.94725982155638" calcext:value-type="float">
            <text:p>-0,9472598216</text:p>
          </table:table-cell>
          <table:table-cell office:value-type="float" office:value="-0.348055842800018" calcext:value-type="float">
            <text:p>-0,3480558428</text:p>
          </table:table-cell>
          <table:table-cell office:value-type="float" office:value="-0.277670329333629" calcext:value-type="float">
            <text:p>-0,2776703293</text:p>
          </table:table-cell>
          <table:table-cell office:value-type="float" office:value="-0.438415045083006" calcext:value-type="float">
            <text:p>-0,4384150451</text:p>
          </table:table-cell>
          <table:table-cell office:value-type="float" office:value="-0.768556238965828" calcext:value-type="float">
            <text:p>-0,768556239</text:p>
          </table:table-cell>
          <table:table-cell office:value-type="float" office:value="-1.20993835995836" calcext:value-type="float">
            <text:p>-1,20993836</text:p>
          </table:table-cell>
          <table:table-cell office:value-type="float" office:value="-1.72204522383973" calcext:value-type="float">
            <text:p>-1,7220452238</text:p>
          </table:table-cell>
          <table:table-cell office:value-type="float" office:value="-1.79196079691658" calcext:value-type="float">
            <text:p>-1,7919607969</text:p>
          </table:table-cell>
          <table:table-cell office:value-type="float" office:value="-1.31231792295412" calcext:value-type="float">
            <text:p>-1,312317923</text:p>
          </table:table-cell>
          <table:table-cell office:value-type="float" office:value="-0.69111510452469" calcext:value-type="float">
            <text:p>-0,6911151045</text:p>
          </table:table-cell>
          <table:table-cell office:value-type="float" office:value="-0.102460641125647" calcext:value-type="float">
            <text:p>-0,1024606411</text:p>
          </table:table-cell>
          <table:table-cell office:value-type="float" office:value="0.283758668247436" calcext:value-type="float">
            <text:p>0,2837586682</text:p>
          </table:table-cell>
          <table:table-cell office:value-type="float" office:value="0.587199480340632" calcext:value-type="float">
            <text:p>0,5871994803</text:p>
          </table:table-cell>
          <table:table-cell office:value-type="float" office:value="0.789312050830905" calcext:value-type="float">
            <text:p>0,7893120508</text:p>
          </table:table-cell>
          <table:table-cell office:value-type="float" office:value="0.916568515140958" calcext:value-type="float">
            <text:p>0,9165685151</text:p>
          </table:table-cell>
          <table:table-cell office:value-type="float" office:value="0.929033149836878" calcext:value-type="float">
            <text:p>0,9290331498</text:p>
          </table:table-cell>
          <table:table-cell office:value-type="float" office:value="1.39502083764908" calcext:value-type="float">
            <text:p>1,3950208376</text:p>
          </table:table-cell>
          <table:table-cell office:value-type="float" office:value="1.83394331203159" calcext:value-type="float">
            <text:p>1,833943312</text:p>
          </table:table-cell>
          <table:table-cell office:value-type="float" office:value="1.77736586000089" calcext:value-type="float">
            <text:p>1,77736586</text:p>
          </table:table-cell>
          <table:table-cell office:value-type="float" office:value="1.5824677071371" calcext:value-type="float">
            <text:p>1,5824677071</text:p>
          </table:table-cell>
          <table:table-cell office:value-type="float" office:value="1.38794253842863" calcext:value-type="float">
            <text:p>1,3879425384</text:p>
          </table:table-cell>
          <table:table-cell office:value-type="float" office:value="1.28100631481699" calcext:value-type="float">
            <text:p>1,2810063148</text:p>
          </table:table-cell>
          <table:table-cell office:value-type="float" office:value="1.38856827744233" calcext:value-type="float">
            <text:p>1,3885682774</text:p>
          </table:table-cell>
          <table:table-cell office:value-type="float" office:value="1.32465017297604" calcext:value-type="float">
            <text:p>1,324650173</text:p>
          </table:table-cell>
          <table:table-cell office:value-type="float" office:value="0.849402237207646" calcext:value-type="float">
            <text:p>0,8494022372</text:p>
          </table:table-cell>
          <table:table-cell office:value-type="float" office:value="0.657542504923739" calcext:value-type="float">
            <text:p>0,6575425049</text:p>
          </table:table-cell>
          <table:table-cell office:value-type="float" office:value="0.816907798751614" calcext:value-type="float">
            <text:p>0,8169077988</text:p>
          </table:table-cell>
          <table:table-cell office:value-type="float" office:value="1.14019488010011" calcext:value-type="float">
            <text:p>1,1401948801</text:p>
          </table:table-cell>
          <table:table-cell office:value-type="float" office:value="1.15037028483718" calcext:value-type="float">
            <text:p>1,1503702848</text:p>
          </table:table-cell>
          <table:table-cell office:value-type="float" office:value="1.50906467791122" calcext:value-type="float">
            <text:p>1,5090646779</text:p>
          </table:table-cell>
          <table:table-cell office:value-type="float" office:value="2.35874985873097" calcext:value-type="float">
            <text:p>2,3587498587</text:p>
          </table:table-cell>
          <table:table-cell office:value-type="float" office:value="2.13020687653201" calcext:value-type="float">
            <text:p>2,1302068765</text:p>
          </table:table-cell>
          <table:table-cell office:value-type="float" office:value="1.48016337538058" calcext:value-type="float">
            <text:p>1,4801633754</text:p>
          </table:table-cell>
          <table:table-cell office:value-type="float" office:value="1.40823645716744" calcext:value-type="float">
            <text:p>1,4082364572</text:p>
          </table:table-cell>
          <table:table-cell office:value-type="float" office:value="1.64218838232173" calcext:value-type="float">
            <text:p>1,6421883823</text:p>
          </table:table-cell>
          <table:table-cell office:value-type="float" office:value="1.51026437566793" calcext:value-type="float">
            <text:p>1,5102643757</text:p>
          </table:table-cell>
          <table:table-cell office:value-type="float" office:value="0.526893051739656" calcext:value-type="float">
            <text:p>0,5268930517</text:p>
          </table:table-cell>
          <table:table-cell office:value-type="float" office:value="-0.0832743697678489" calcext:value-type="float">
            <text:p>-0,0832743698</text:p>
          </table:table-cell>
          <table:table-cell office:value-type="float" office:value="-0.197218461209718" calcext:value-type="float">
            <text:p>-0,1972184612</text:p>
          </table:table-cell>
          <table:table-cell office:value-type="float" office:value="0.431990660191866" calcext:value-type="float">
            <text:p>0,4319906602</text:p>
          </table:table-cell>
          <table:table-cell office:value-type="float" office:value="-0.328730878204888" calcext:value-type="float">
            <text:p>-0,3287308782</text:p>
          </table:table-cell>
          <table:table-cell office:value-type="float" office:value="-0.507927204336379" calcext:value-type="float">
            <text:p>-0,5079272043</text:p>
          </table:table-cell>
          <table:table-cell office:value-type="float" office:value="-0.00871670848482778" calcext:value-type="float">
            <text:p>-0,0087167085</text:p>
          </table:table-cell>
          <table:table-cell office:value-type="float" office:value="0.00864230220990611" calcext:value-type="float">
            <text:p>0,0086423022</text:p>
          </table:table-cell>
          <table:table-cell office:value-type="float" office:value="-0.200932301931209" calcext:value-type="float">
            <text:p>-0,2009323019</text:p>
          </table:table-cell>
          <table:table-cell office:value-type="float" office:value="-1.00301186201923" calcext:value-type="float">
            <text:p>-1,003011862</text:p>
          </table:table-cell>
          <table:table-cell office:value-type="float" office:value="-0.477038228689124" calcext:value-type="float">
            <text:p>-0,4770382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7437697682173" calcext:value-type="float">
            <text:p>-0,1174376977</text:p>
          </table:table-cell>
          <table:table-cell office:value-type="float" office:value="-0.394418325413863" calcext:value-type="float">
            <text:p>-0,3944183254</text:p>
          </table:table-cell>
          <table:table-cell office:value-type="float" office:value="-0.179556050812362" calcext:value-type="float">
            <text:p>-0,1795560508</text:p>
          </table:table-cell>
          <table:table-cell office:value-type="float" office:value="-0.448117609015836" calcext:value-type="float">
            <text:p>-0,448117609</text:p>
          </table:table-cell>
          <table:table-cell office:value-type="float" office:value="0.178210867797724" calcext:value-type="float">
            <text:p>0,1782108678</text:p>
          </table:table-cell>
          <table:table-cell office:value-type="float" office:value="-0.149732414930491" calcext:value-type="float">
            <text:p>-0,1497324149</text:p>
          </table:table-cell>
          <table:table-cell office:value-type="float" office:value="0.262996518545395" calcext:value-type="float">
            <text:p>0,2629965185</text:p>
          </table:table-cell>
          <table:table-cell office:value-type="float" office:value="0.20786313521576" calcext:value-type="float">
            <text:p>0,2078631352</text:p>
          </table:table-cell>
          <table:table-cell office:value-type="float" office:value="0.47513585909772" calcext:value-type="float">
            <text:p>0,4751358591</text:p>
          </table:table-cell>
          <table:table-cell office:value-type="float" office:value="0.666588683061017" calcext:value-type="float">
            <text:p>0,6665886831</text:p>
          </table:table-cell>
          <table:table-cell office:value-type="float" office:value="-0.0452132004600289" calcext:value-type="float">
            <text:p>-0,0452132005</text:p>
          </table:table-cell>
          <table:table-cell office:value-type="float" office:value="0.390156519102524" calcext:value-type="float">
            <text:p>0,3901565191</text:p>
          </table:table-cell>
          <table:table-cell office:value-type="float" office:value="0.226656673075993" calcext:value-type="float">
            <text:p>0,2266566731</text:p>
          </table:table-cell>
          <table:table-cell office:value-type="float" office:value="-0.457213983190243" calcext:value-type="float">
            <text:p>-0,4572139832</text:p>
          </table:table-cell>
          <table:table-cell office:value-type="float" office:value="-0.930258343483683" calcext:value-type="float">
            <text:p>-0,9302583435</text:p>
          </table:table-cell>
          <table:table-cell office:value-type="float" office:value="-0.617666042186417" calcext:value-type="float">
            <text:p>-0,6176660422</text:p>
          </table:table-cell>
          <table:table-cell office:value-type="float" office:value="-0.486959271528183" calcext:value-type="float">
            <text:p>-0,4869592715</text:p>
          </table:table-cell>
          <table:table-cell office:value-type="float" office:value="-0.574696530928179" calcext:value-type="float">
            <text:p>-0,5746965309</text:p>
          </table:table-cell>
          <table:table-cell office:value-type="float" office:value="-0.900622066110283" calcext:value-type="float">
            <text:p>-0,9006220661</text:p>
          </table:table-cell>
          <table:table-cell office:value-type="float" office:value="-1.49208384528585" calcext:value-type="float">
            <text:p>-1,4920838453</text:p>
          </table:table-cell>
          <table:table-cell office:value-type="float" office:value="-2.19379443016454" calcext:value-type="float">
            <text:p>-2,1937944302</text:p>
          </table:table-cell>
          <table:table-cell office:value-type="float" office:value="-1.7609602623083" calcext:value-type="float">
            <text:p>-1,7609602623</text:p>
          </table:table-cell>
          <table:table-cell office:value-type="float" office:value="-1.06485288516702" calcext:value-type="float">
            <text:p>-1,0648528852</text:p>
          </table:table-cell>
          <table:table-cell office:value-type="float" office:value="-0.435771379807854" calcext:value-type="float">
            <text:p>-0,4357713798</text:p>
          </table:table-cell>
          <table:table-cell office:value-type="float" office:value="-0.116361468274129" calcext:value-type="float">
            <text:p>-0,1163614683</text:p>
          </table:table-cell>
          <table:table-cell office:value-type="float" office:value="0.013067612268887" calcext:value-type="float">
            <text:p>0,0130676123</text:p>
          </table:table-cell>
          <table:table-cell office:value-type="float" office:value="0.541812449538904" calcext:value-type="float">
            <text:p>0,5418124495</text:p>
          </table:table-cell>
          <table:table-cell office:value-type="float" office:value="0.734013700487768" calcext:value-type="float">
            <text:p>0,7340137005</text:p>
          </table:table-cell>
          <table:table-cell office:value-type="float" office:value="0.715921602920891" calcext:value-type="float">
            <text:p>0,7159216029</text:p>
          </table:table-cell>
          <table:table-cell office:value-type="float" office:value="1.36602868515369" calcext:value-type="float">
            <text:p>1,3660286852</text:p>
          </table:table-cell>
          <table:table-cell office:value-type="float" office:value="2.22134017932021" calcext:value-type="float">
            <text:p>2,2213401793</text:p>
          </table:table-cell>
          <table:table-cell office:value-type="float" office:value="2.34949946137321" calcext:value-type="float">
            <text:p>2,3494994614</text:p>
          </table:table-cell>
          <table:table-cell office:value-type="float" office:value="1.87010106639029" calcext:value-type="float">
            <text:p>1,8701010664</text:p>
          </table:table-cell>
          <table:table-cell office:value-type="float" office:value="1.35464402605629" calcext:value-type="float">
            <text:p>1,3546440261</text:p>
          </table:table-cell>
          <table:table-cell office:value-type="float" office:value="1.34159314760092" calcext:value-type="float">
            <text:p>1,3415931476</text:p>
          </table:table-cell>
          <table:table-cell office:value-type="float" office:value="1.39046134939522" calcext:value-type="float">
            <text:p>1,3904613494</text:p>
          </table:table-cell>
          <table:table-cell office:value-type="float" office:value="1.6151728824047" calcext:value-type="float">
            <text:p>1,6151728824</text:p>
          </table:table-cell>
          <table:table-cell office:value-type="float" office:value="1.31706648721252" calcext:value-type="float">
            <text:p>1,3170664872</text:p>
          </table:table-cell>
          <table:table-cell office:value-type="float" office:value="1.47633110922144" calcext:value-type="float">
            <text:p>1,4763311092</text:p>
          </table:table-cell>
          <table:table-cell office:value-type="float" office:value="1.92682774731239" calcext:value-type="float">
            <text:p>1,9268277473</text:p>
          </table:table-cell>
          <table:table-cell office:value-type="float" office:value="1.8970131116376" calcext:value-type="float">
            <text:p>1,8970131116</text:p>
          </table:table-cell>
          <table:table-cell office:value-type="float" office:value="1.23038058285522" calcext:value-type="float">
            <text:p>1,2303805829</text:p>
          </table:table-cell>
          <table:table-cell office:value-type="float" office:value="1.93210640883461" calcext:value-type="float">
            <text:p>1,9321064088</text:p>
          </table:table-cell>
          <table:table-cell office:value-type="float" office:value="2.98970044117141" calcext:value-type="float">
            <text:p>2,9897004412</text:p>
          </table:table-cell>
          <table:table-cell office:value-type="float" office:value="2.33003742872681" calcext:value-type="float">
            <text:p>2,3300374287</text:p>
          </table:table-cell>
          <table:table-cell office:value-type="float" office:value="2.11179929748498" calcext:value-type="float">
            <text:p>2,1117992975</text:p>
          </table:table-cell>
          <table:table-cell office:value-type="float" office:value="2.42258072439625" calcext:value-type="float">
            <text:p>2,4225807244</text:p>
          </table:table-cell>
          <table:table-cell office:value-type="float" office:value="2.32469789536471" calcext:value-type="float">
            <text:p>2,3246978954</text:p>
          </table:table-cell>
          <table:table-cell office:value-type="float" office:value="1.77449110805918" calcext:value-type="float">
            <text:p>1,7744911081</text:p>
          </table:table-cell>
          <table:table-cell office:value-type="float" office:value="1.71972037720582" calcext:value-type="float">
            <text:p>1,7197203772</text:p>
          </table:table-cell>
          <table:table-cell office:value-type="float" office:value="0.949327815353477" calcext:value-type="float">
            <text:p>0,9493278154</text:p>
          </table:table-cell>
          <table:table-cell office:value-type="float" office:value="0.176458623187643" calcext:value-type="float">
            <text:p>0,1764586232</text:p>
          </table:table-cell>
          <table:table-cell office:value-type="float" office:value="-0.658608711440058" calcext:value-type="float">
            <text:p>-0,6586087114</text:p>
          </table:table-cell>
          <table:table-cell office:value-type="float" office:value="0.15066831917724" calcext:value-type="float">
            <text:p>0,1506683192</text:p>
          </table:table-cell>
          <table:table-cell office:value-type="float" office:value="0.380945403252284" calcext:value-type="float">
            <text:p>0,3809454033</text:p>
          </table:table-cell>
          <table:table-cell office:value-type="float" office:value="0.409685298786908" calcext:value-type="float">
            <text:p>0,4096852988</text:p>
          </table:table-cell>
          <table:table-cell office:value-type="float" office:value="0.406188203865589" calcext:value-type="float">
            <text:p>0,4061882039</text:p>
          </table:table-cell>
          <table:table-cell office:value-type="float" office:value="-0.587340574875843" calcext:value-type="float">
            <text:p>-0,5873405749</text:p>
          </table:table-cell>
          <table:table-cell office:value-type="float" office:value="-0.258841770843671" calcext:value-type="float">
            <text:p>-0,2588417708</text:p>
          </table:table-cell>
          <table:table-cell office:value-type="float" office:value="-0.337902078654796" calcext:value-type="float">
            <text:p>-0,3379020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04468105101931" calcext:value-type="float">
            <text:p>0,0304468105</text:p>
          </table:table-cell>
          <table:table-cell office:value-type="float" office:value="-0.266990866434" calcext:value-type="float">
            <text:p>-0,2669908664</text:p>
          </table:table-cell>
          <table:table-cell office:value-type="float" office:value="-0.457998042651822" calcext:value-type="float">
            <text:p>-0,4579980427</text:p>
          </table:table-cell>
          <table:table-cell office:value-type="float" office:value="0.162268007101658" calcext:value-type="float">
            <text:p>0,1622680071</text:p>
          </table:table-cell>
          <table:table-cell office:value-type="float" office:value="0.217813282863885" calcext:value-type="float">
            <text:p>0,2178132829</text:p>
          </table:table-cell>
          <table:table-cell office:value-type="float" office:value="0.337532392978903" calcext:value-type="float">
            <text:p>0,337532393</text:p>
          </table:table-cell>
          <table:table-cell office:value-type="float" office:value="0.305075961512658" calcext:value-type="float">
            <text:p>0,3050759615</text:p>
          </table:table-cell>
          <table:table-cell office:value-type="float" office:value="0.699923325359282" calcext:value-type="float">
            <text:p>0,6999233254</text:p>
          </table:table-cell>
          <table:table-cell office:value-type="float" office:value="1.31053028513798" calcext:value-type="float">
            <text:p>1,3105302851</text:p>
          </table:table-cell>
          <table:table-cell office:value-type="float" office:value="1.0229458026885" calcext:value-type="float">
            <text:p>1,0229458027</text:p>
          </table:table-cell>
          <table:table-cell office:value-type="float" office:value="0.525980232018338" calcext:value-type="float">
            <text:p>0,525980232</text:p>
          </table:table-cell>
          <table:table-cell office:value-type="float" office:value="-0.00464047094998416" calcext:value-type="float">
            <text:p>-0,0046404709</text:p>
          </table:table-cell>
          <table:table-cell office:value-type="float" office:value="-0.0918686671779065" calcext:value-type="float">
            <text:p>-0,0918686672</text:p>
          </table:table-cell>
          <table:table-cell office:value-type="float" office:value="-0.611037304662492" calcext:value-type="float">
            <text:p>-0,6110373047</text:p>
          </table:table-cell>
          <table:table-cell office:value-type="float" office:value="-0.683455109498216" calcext:value-type="float">
            <text:p>-0,6834551095</text:p>
          </table:table-cell>
          <table:table-cell office:value-type="float" office:value="-0.0120352464726649" calcext:value-type="float">
            <text:p>-0,0120352465</text:p>
          </table:table-cell>
          <table:table-cell office:value-type="float" office:value="0.208967724775723" calcext:value-type="float">
            <text:p>0,2089677248</text:p>
          </table:table-cell>
          <table:table-cell office:value-type="float" office:value="0.078002722760711" calcext:value-type="float">
            <text:p>0,0780027228</text:p>
          </table:table-cell>
          <table:table-cell office:value-type="float" office:value="-0.530837925344537" calcext:value-type="float">
            <text:p>-0,5308379253</text:p>
          </table:table-cell>
          <table:table-cell office:value-type="float" office:value="-1.22062281397969" calcext:value-type="float">
            <text:p>-1,220622814</text:p>
          </table:table-cell>
          <table:table-cell office:value-type="float" office:value="-1.76597348665826" calcext:value-type="float">
            <text:p>-1,7659734867</text:p>
          </table:table-cell>
          <table:table-cell office:value-type="float" office:value="-2.07360300750285" calcext:value-type="float">
            <text:p>-2,0736030075</text:p>
          </table:table-cell>
          <table:table-cell office:value-type="float" office:value="-1.97901149942264" calcext:value-type="float">
            <text:p>-1,9790114994</text:p>
          </table:table-cell>
          <table:table-cell office:value-type="float" office:value="-1.33575219491966" calcext:value-type="float">
            <text:p>-1,3357521949</text:p>
          </table:table-cell>
          <table:table-cell office:value-type="float" office:value="-0.587931629174544" calcext:value-type="float">
            <text:p>-0,5879316292</text:p>
          </table:table-cell>
          <table:table-cell office:value-type="float" office:value="0" calcext:value-type="float">
            <text:p>0</text:p>
          </table:table-cell>
          <table:table-cell office:value-type="float" office:value="0.386718127018752" calcext:value-type="float">
            <text:p>0,386718127</text:p>
          </table:table-cell>
          <table:table-cell office:value-type="float" office:value="0.51773051361228" calcext:value-type="float">
            <text:p>0,5177305136</text:p>
          </table:table-cell>
          <table:table-cell office:value-type="float" office:value="0.927368215876597" calcext:value-type="float">
            <text:p>0,9273682159</text:p>
          </table:table-cell>
          <table:table-cell office:value-type="float" office:value="1.77961986059568" calcext:value-type="float">
            <text:p>1,7796198606</text:p>
          </table:table-cell>
          <table:table-cell office:value-type="float" office:value="2.21619981075546" calcext:value-type="float">
            <text:p>2,2161998108</text:p>
          </table:table-cell>
          <table:table-cell office:value-type="float" office:value="1.69576647751009" calcext:value-type="float">
            <text:p>1,6957664775</text:p>
          </table:table-cell>
          <table:table-cell office:value-type="float" office:value="1.21057811133499" calcext:value-type="float">
            <text:p>1,2105781113</text:p>
          </table:table-cell>
          <table:table-cell office:value-type="float" office:value="1.07052555035989" calcext:value-type="float">
            <text:p>1,0705255504</text:p>
          </table:table-cell>
          <table:table-cell office:value-type="float" office:value="1.43073683150595" calcext:value-type="float">
            <text:p>1,4307368315</text:p>
          </table:table-cell>
          <table:table-cell office:value-type="float" office:value="1.7262923138373" calcext:value-type="float">
            <text:p>1,7262923138</text:p>
          </table:table-cell>
          <table:table-cell office:value-type="float" office:value="2.09284723678813" calcext:value-type="float">
            <text:p>2,0928472368</text:p>
          </table:table-cell>
          <table:table-cell office:value-type="float" office:value="2.01856286221983" calcext:value-type="float">
            <text:p>2,0185628622</text:p>
          </table:table-cell>
          <table:table-cell office:value-type="float" office:value="1.73804206801844" calcext:value-type="float">
            <text:p>1,738042068</text:p>
          </table:table-cell>
          <table:table-cell office:value-type="float" office:value="1.63857319687931" calcext:value-type="float">
            <text:p>1,6385731969</text:p>
          </table:table-cell>
          <table:table-cell office:value-type="float" office:value="1.07415591472271" calcext:value-type="float">
            <text:p>1,0741559147</text:p>
          </table:table-cell>
          <table:table-cell office:value-type="float" office:value="0.539328675529024" calcext:value-type="float">
            <text:p>0,5393286755</text:p>
          </table:table-cell>
          <table:table-cell office:value-type="float" office:value="1.12919047055145" calcext:value-type="float">
            <text:p>1,1291904706</text:p>
          </table:table-cell>
          <table:table-cell office:value-type="float" office:value="2.38050677536685" calcext:value-type="float">
            <text:p>2,3805067754</text:p>
          </table:table-cell>
          <table:table-cell office:value-type="float" office:value="1.90795309405793" calcext:value-type="float">
            <text:p>1,9079530941</text:p>
          </table:table-cell>
          <table:table-cell office:value-type="float" office:value="0.888844639793484" calcext:value-type="float">
            <text:p>0,8888446398</text:p>
          </table:table-cell>
          <table:table-cell office:value-type="float" office:value="0.128230596140604" calcext:value-type="float">
            <text:p>0,1282305961</text:p>
          </table:table-cell>
          <table:table-cell office:value-type="float" office:value="1.39866386123597" calcext:value-type="float">
            <text:p>1,3986638612</text:p>
          </table:table-cell>
          <table:table-cell office:value-type="float" office:value="1.35172833623317" calcext:value-type="float">
            <text:p>1,3517283362</text:p>
          </table:table-cell>
          <table:table-cell office:value-type="float" office:value="0.336626116389225" calcext:value-type="float">
            <text:p>0,3366261164</text:p>
          </table:table-cell>
          <table:table-cell office:value-type="float" office:value="0.624557773258866" calcext:value-type="float">
            <text:p>0,6245577733</text:p>
          </table:table-cell>
          <table:table-cell office:value-type="float" office:value="1.11065133418104" calcext:value-type="float">
            <text:p>1,1106513342</text:p>
          </table:table-cell>
          <table:table-cell office:value-type="float" office:value="0.800244993470178" calcext:value-type="float">
            <text:p>0,8002449935</text:p>
          </table:table-cell>
          <table:table-cell office:value-type="float" office:value="-0.136971199252037" calcext:value-type="float">
            <text:p>-0,1369711993</text:p>
          </table:table-cell>
          <table:table-cell office:value-type="float" office:value="-0.239854513158846" calcext:value-type="float">
            <text:p>-0,2398545132</text:p>
          </table:table-cell>
          <table:table-cell office:value-type="float" office:value="-0.793220472119332" calcext:value-type="float">
            <text:p>-0,7932204721</text:p>
          </table:table-cell>
          <table:table-cell office:value-type="float" office:value="-0.0432115110495308" calcext:value-type="float">
            <text:p>-0,043211511</text:p>
          </table:table-cell>
          <table:table-cell office:value-type="float" office:value="-0.092737985506712" calcext:value-type="float">
            <text:p>-0,0927379855</text:p>
          </table:table-cell>
          <table:table-cell office:value-type="float" office:value="-0.59857159507599" calcext:value-type="float">
            <text:p>-0,5985715951</text:p>
          </table:table-cell>
          <table:table-cell office:value-type="float" office:value="-0.636050971585499" calcext:value-type="float">
            <text:p>-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4914915612124" calcext:value-type="float">
            <text:p>0,3349149156</text:p>
          </table:table-cell>
          <table:table-cell office:value-type="float" office:value="0.16686929152125" calcext:value-type="float">
            <text:p>0,1668692915</text:p>
          </table:table-cell>
          <table:table-cell office:value-type="float" office:value="-0.335691747170938" calcext:value-type="float">
            <text:p>-0,3356917472</text:p>
          </table:table-cell>
          <table:table-cell office:value-type="float" office:value="-0.458863834651707" calcext:value-type="float">
            <text:p>-0,4588638347</text:p>
          </table:table-cell>
          <table:table-cell office:value-type="float" office:value="-0.304218552099145" calcext:value-type="float">
            <text:p>-0,3042185521</text:p>
          </table:table-cell>
          <table:table-cell office:value-type="float" office:value="-0.433970219544304" calcext:value-type="float">
            <text:p>-0,4339702195</text:p>
          </table:table-cell>
          <table:table-cell office:value-type="float" office:value="-0.211206434893379" calcext:value-type="float">
            <text:p>-0,2112064349</text:p>
          </table:table-cell>
          <table:table-cell office:value-type="float" office:value="-0.17498083133982" calcext:value-type="float">
            <text:p>-0,1749808313</text:p>
          </table:table-cell>
          <table:table-cell office:value-type="float" office:value="0.855244546375896" calcext:value-type="float">
            <text:p>0,8552445464</text:p>
          </table:table-cell>
          <table:table-cell office:value-type="float" office:value="0.969380640656814" calcext:value-type="float">
            <text:p>0,9693806407</text:p>
          </table:table-cell>
          <table:table-cell office:value-type="float" office:value="-0.0421989870960271" calcext:value-type="float">
            <text:p>-0,0421989871</text:p>
          </table:table-cell>
          <table:table-cell office:value-type="float" office:value="0.0931663783035305" calcext:value-type="float">
            <text:p>0,0931663783</text:p>
          </table:table-cell>
          <table:table-cell office:value-type="float" office:value="-0.156425027897516" calcext:value-type="float">
            <text:p>-0,1564250279</text:p>
          </table:table-cell>
          <table:table-cell office:value-type="float" office:value="-0.384254305021587" calcext:value-type="float">
            <text:p>-0,384254305</text:p>
          </table:table-cell>
          <table:table-cell office:value-type="float" office:value="-0.807100122185216" calcext:value-type="float">
            <text:p>-0,8071001222</text:p>
          </table:table-cell>
          <table:table-cell office:value-type="float" office:value="-0.777992718411562" calcext:value-type="float">
            <text:p>-0,7779927184</text:p>
          </table:table-cell>
          <table:table-cell office:value-type="float" office:value="-0.833595388488276" calcext:value-type="float">
            <text:p>-0,8335953885</text:p>
          </table:table-cell>
          <table:table-cell office:value-type="float" office:value="-0.737202203346327" calcext:value-type="float">
            <text:p>-0,7372022033</text:p>
          </table:table-cell>
          <table:table-cell office:value-type="float" office:value="-1.00450272619961" calcext:value-type="float">
            <text:p>-1,0045027262</text:p>
          </table:table-cell>
          <table:table-cell office:value-type="float" office:value="-1.47913899947321" calcext:value-type="float">
            <text:p>-1,4791389995</text:p>
          </table:table-cell>
          <table:table-cell office:value-type="float" office:value="-2.1972852628858" calcext:value-type="float">
            <text:p>-2,1972852629</text:p>
          </table:table-cell>
          <table:table-cell office:value-type="float" office:value="-1.893051822153" calcext:value-type="float">
            <text:p>-1,8930518222</text:p>
          </table:table-cell>
          <table:table-cell office:value-type="float" office:value="-1.18237043330482" calcext:value-type="float">
            <text:p>-1,1823704333</text:p>
          </table:table-cell>
          <table:table-cell office:value-type="float" office:value="-0.538650227631974" calcext:value-type="float">
            <text:p>-0,5386502276</text:p>
          </table:table-cell>
          <table:table-cell office:value-type="float" office:value="-0.258853231178237" calcext:value-type="float">
            <text:p>-0,2588532312</text:p>
          </table:table-cell>
          <table:table-cell office:value-type="float" office:value="-0.0299290474545476" calcext:value-type="float">
            <text:p>-0,0299290475</text:p>
          </table:table-cell>
          <table:table-cell office:value-type="float" office:value="0.442486951651983" calcext:value-type="float">
            <text:p>0,4424869517</text:p>
          </table:table-cell>
          <table:table-cell office:value-type="float" office:value="0.744553816807237" calcext:value-type="float">
            <text:p>0,7445538168</text:p>
          </table:table-cell>
          <table:table-cell office:value-type="float" office:value="0.774194291530731" calcext:value-type="float">
            <text:p>0,7741942915</text:p>
          </table:table-cell>
          <table:table-cell office:value-type="float" office:value="1.27769322051931" calcext:value-type="float">
            <text:p>1,2776932205</text:p>
          </table:table-cell>
          <table:table-cell office:value-type="float" office:value="1.94469488929022" calcext:value-type="float">
            <text:p>1,9446948893</text:p>
          </table:table-cell>
          <table:table-cell office:value-type="float" office:value="1.98183327819625" calcext:value-type="float">
            <text:p>1,9818332782</text:p>
          </table:table-cell>
          <table:table-cell office:value-type="float" office:value="1.59408925700592" calcext:value-type="float">
            <text:p>1,594089257</text:p>
          </table:table-cell>
          <table:table-cell office:value-type="float" office:value="1.16306946786222" calcext:value-type="float">
            <text:p>1,1630694679</text:p>
          </table:table-cell>
          <table:table-cell office:value-type="float" office:value="1.20614105647251" calcext:value-type="float">
            <text:p>1,2061410565</text:p>
          </table:table-cell>
          <table:table-cell office:value-type="float" office:value="1.37683123133444" calcext:value-type="float">
            <text:p>1,3768312313</text:p>
          </table:table-cell>
          <table:table-cell office:value-type="float" office:value="1.78148358694134" calcext:value-type="float">
            <text:p>1,7814835869</text:p>
          </table:table-cell>
          <table:table-cell office:value-type="float" office:value="1.4809367916821" calcext:value-type="float">
            <text:p>1,4809367917</text:p>
          </table:table-cell>
          <table:table-cell office:value-type="float" office:value="1.4517172186628" calcext:value-type="float">
            <text:p>1,4517172187</text:p>
          </table:table-cell>
          <table:table-cell office:value-type="float" office:value="1.86861711965212" calcext:value-type="float">
            <text:p>1,8686171197</text:p>
          </table:table-cell>
          <table:table-cell office:value-type="float" office:value="1.75441569967223" calcext:value-type="float">
            <text:p>1,7544156997</text:p>
          </table:table-cell>
          <table:table-cell office:value-type="float" office:value="1.4899695497582" calcext:value-type="float">
            <text:p>1,4899695498</text:p>
          </table:table-cell>
          <table:table-cell office:value-type="float" office:value="2.01556362105759" calcext:value-type="float">
            <text:p>2,0155636211</text:p>
          </table:table-cell>
          <table:table-cell office:value-type="float" office:value="2.99720282621827" calcext:value-type="float">
            <text:p>2,9972028262</text:p>
          </table:table-cell>
          <table:table-cell office:value-type="float" office:value="2.9196364837174" calcext:value-type="float">
            <text:p>2,9196364837</text:p>
          </table:table-cell>
          <table:table-cell office:value-type="float" office:value="2.67997298155289" calcext:value-type="float">
            <text:p>2,6799729816</text:p>
          </table:table-cell>
          <table:table-cell office:value-type="float" office:value="3.28971856735603" calcext:value-type="float">
            <text:p>3,2897185674</text:p>
          </table:table-cell>
          <table:table-cell office:value-type="float" office:value="3.20106574427201" calcext:value-type="float">
            <text:p>3,2010657443</text:p>
          </table:table-cell>
          <table:table-cell office:value-type="float" office:value="2.72570734466771" calcext:value-type="float">
            <text:p>2,7257073447</text:p>
          </table:table-cell>
          <table:table-cell office:value-type="float" office:value="1.79289996772522" calcext:value-type="float">
            <text:p>1,7928999677</text:p>
          </table:table-cell>
          <table:table-cell office:value-type="float" office:value="1.0992216809356" calcext:value-type="float">
            <text:p>1,0992216809</text:p>
          </table:table-cell>
          <table:table-cell office:value-type="float" office:value="0.89267303494925" calcext:value-type="float">
            <text:p>0,8926730349</text:p>
          </table:table-cell>
          <table:table-cell office:value-type="float" office:value="-0.361172519176806" calcext:value-type="float">
            <text:p>-0,3611725192</text:p>
          </table:table-cell>
          <table:table-cell office:value-type="float" office:value="-0.315033758279684" calcext:value-type="float">
            <text:p>-0,3150337583</text:p>
          </table:table-cell>
          <table:table-cell office:value-type="float" office:value="0.155199979102782" calcext:value-type="float">
            <text:p>0,1551999791</text:p>
          </table:table-cell>
          <table:table-cell office:value-type="float" office:value="0.357385047877941" calcext:value-type="float">
            <text:p>0,3573850479</text:p>
          </table:table-cell>
          <table:table-cell office:value-type="float" office:value="0.250626764087279" calcext:value-type="float">
            <text:p>0,2506267641</text:p>
          </table:table-cell>
          <table:table-cell office:value-type="float" office:value="-0.247301294684565" calcext:value-type="float">
            <text:p>-0,2473012947</text:p>
          </table:table-cell>
          <table:table-cell office:value-type="float" office:value="-0.145598496099565" calcext:value-type="float">
            <text:p>-0,1455984961</text:p>
          </table:table-cell>
          <table:table-cell office:value-type="float" office:value="-0.636050971585499" calcext:value-type="float">
            <text:p>-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78528919941446" calcext:value-type="float">
            <text:p>-0,6785289199</text:p>
          </table:table-cell>
          <table:table-cell office:value-type="float" office:value="-0.852550380317659" calcext:value-type="float">
            <text:p>-0,8525503803</text:p>
          </table:table-cell>
          <table:table-cell office:value-type="float" office:value="-0.660974447917971" calcext:value-type="float">
            <text:p>-0,6609744479</text:p>
          </table:table-cell>
          <table:table-cell office:value-type="float" office:value="-0.815638525762636" calcext:value-type="float">
            <text:p>-0,8156385258</text:p>
          </table:table-cell>
          <table:table-cell office:value-type="float" office:value="-0.36902250402559" calcext:value-type="float">
            <text:p>-0,369022504</text:p>
          </table:table-cell>
          <table:table-cell office:value-type="float" office:value="-0.0955918807183359" calcext:value-type="float">
            <text:p>-0,0955918807</text:p>
          </table:table-cell>
          <table:table-cell office:value-type="float" office:value="0.18207451283912" calcext:value-type="float">
            <text:p>0,1820745128</text:p>
          </table:table-cell>
          <table:table-cell office:value-type="float" office:value="-0.14327289545945" calcext:value-type="float">
            <text:p>-0,1432728955</text:p>
          </table:table-cell>
          <table:table-cell office:value-type="float" office:value="0.383065088179228" calcext:value-type="float">
            <text:p>0,3830650882</text:p>
          </table:table-cell>
          <table:table-cell office:value-type="float" office:value="0.367516528384087" calcext:value-type="float">
            <text:p>0,3675165284</text:p>
          </table:table-cell>
          <table:table-cell office:value-type="float" office:value="0.168795948384109" calcext:value-type="float">
            <text:p>0,1687959484</text:p>
          </table:table-cell>
          <table:table-cell office:value-type="float" office:value="0.278071297695212" calcext:value-type="float">
            <text:p>0,2780712977</text:p>
          </table:table-cell>
          <table:table-cell office:value-type="float" office:value="-0.364282321203513" calcext:value-type="float">
            <text:p>-0,3642823212</text:p>
          </table:table-cell>
          <table:table-cell office:value-type="float" office:value="-1.27861835990569" calcext:value-type="float">
            <text:p>-1,2786183599</text:p>
          </table:table-cell>
          <table:table-cell office:value-type="float" office:value="-0.790062423586613" calcext:value-type="float">
            <text:p>-0,7900624236</text:p>
          </table:table-cell>
          <table:table-cell office:value-type="float" office:value="-0.102729425248819" calcext:value-type="float">
            <text:p>-0,1027294252</text:p>
          </table:table-cell>
          <table:table-cell office:value-type="float" office:value="0.43120926147005" calcext:value-type="float">
            <text:p>0,4312092615</text:p>
          </table:table-cell>
          <table:table-cell office:value-type="float" office:value="0.61025659571615" calcext:value-type="float">
            <text:p>0,6102565957</text:p>
          </table:table-cell>
          <table:table-cell office:value-type="float" office:value="0.584328713002475" calcext:value-type="float">
            <text:p>0,584328713</text:p>
          </table:table-cell>
          <table:table-cell office:value-type="float" office:value="0.277171992694079" calcext:value-type="float">
            <text:p>0,2771719927</text:p>
          </table:table-cell>
          <table:table-cell office:value-type="float" office:value="0.223413294161028" calcext:value-type="float">
            <text:p>0,2234132942</text:p>
          </table:table-cell>
          <table:table-cell office:value-type="float" office:value="0.478343400147661" calcext:value-type="float">
            <text:p>0,4783434001</text:p>
          </table:table-cell>
          <table:table-cell office:value-type="float" office:value="0.790245553293993" calcext:value-type="float">
            <text:p>0,7902455533</text:p>
          </table:table-cell>
          <table:table-cell office:value-type="float" office:value="1.18896164375598" calcext:value-type="float">
            <text:p>1,1889616438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385705329871987" calcext:value-type="float">
            <text:p>0,3857053299</text:p>
          </table:table-cell>
          <table:table-cell office:value-type="float" office:value="-0.570307469424496" calcext:value-type="float">
            <text:p>-0,5703074694</text:p>
          </table:table-cell>
          <table:table-cell office:value-type="float" office:value="-1.8057327278513" calcext:value-type="float">
            <text:p>-1,8057327279</text:p>
          </table:table-cell>
          <table:table-cell office:value-type="float" office:value="-2.77377997782838" calcext:value-type="float">
            <text:p>-2,7737799778</text:p>
          </table:table-cell>
          <table:table-cell office:value-type="float" office:value="-1.60611994800611" calcext:value-type="float">
            <text:p>-1,606119948</text:p>
          </table:table-cell>
          <table:table-cell office:value-type="float" office:value="-0.265663593550761" calcext:value-type="float">
            <text:p>-0,2656635936</text:p>
          </table:table-cell>
          <table:table-cell office:value-type="float" office:value="0.291694344306215" calcext:value-type="float">
            <text:p>0,2916943443</text:p>
          </table:table-cell>
          <table:table-cell office:value-type="float" office:value="0.724894173067392" calcext:value-type="float">
            <text:p>0,7248941731</text:p>
          </table:table-cell>
          <table:table-cell office:value-type="float" office:value="1.0597143450442" calcext:value-type="float">
            <text:p>1,059714345</text:p>
          </table:table-cell>
          <table:table-cell office:value-type="float" office:value="0.818308145976631" calcext:value-type="float">
            <text:p>0,818308146</text:p>
          </table:table-cell>
          <table:table-cell office:value-type="float" office:value="0.214106437871476" calcext:value-type="float">
            <text:p>0,2141064379</text:p>
          </table:table-cell>
          <table:table-cell office:value-type="float" office:value="-0.289272253003577" calcext:value-type="float">
            <text:p>-0,289272253</text:p>
          </table:table-cell>
          <table:table-cell office:value-type="float" office:value="-0.660646184494836" calcext:value-type="float">
            <text:p>-0,6606461845</text:p>
          </table:table-cell>
          <table:table-cell office:value-type="float" office:value="-0.480724352339204" calcext:value-type="float">
            <text:p>-0,4807243523</text:p>
          </table:table-cell>
          <table:table-cell office:value-type="float" office:value="0.262787400831711" calcext:value-type="float">
            <text:p>0,2627874008</text:p>
          </table:table-cell>
          <table:table-cell office:value-type="float" office:value="-0.0116883124561774" calcext:value-type="float">
            <text:p>-0,0116883125</text:p>
          </table:table-cell>
          <table:table-cell office:value-type="float" office:value="-0.0165947284778161" calcext:value-type="float">
            <text:p>-0,0165947285</text:p>
          </table:table-cell>
          <table:table-cell office:value-type="float" office:value="0.345699917871915" calcext:value-type="float">
            <text:p>0,3456999179</text:p>
          </table:table-cell>
          <table:table-cell office:value-type="float" office:value="0.409630223558241" calcext:value-type="float">
            <text:p>0,4096302236</text:p>
          </table:table-cell>
          <table:table-cell office:value-type="float" office:value="0.160919652592511" calcext:value-type="float">
            <text:p>0,1609196526</text:p>
          </table:table-cell>
          <table:table-cell office:value-type="float" office:value="0.181800646610427" calcext:value-type="float">
            <text:p>0,1818006466</text:p>
          </table:table-cell>
          <table:table-cell office:value-type="float" office:value="0.18228295505189" calcext:value-type="float">
            <text:p>0,1822829551</text:p>
          </table:table-cell>
          <table:table-cell office:value-type="float" office:value="0.139385745621454" calcext:value-type="float">
            <text:p>0,1393857456</text:p>
          </table:table-cell>
          <table:table-cell office:value-type="float" office:value="-0.152973371384413" calcext:value-type="float">
            <text:p>-0,1529733714</text:p>
          </table:table-cell>
          <table:table-cell office:value-type="float" office:value="-0.351262034493104" calcext:value-type="float">
            <text:p>-0,3512620345</text:p>
          </table:table-cell>
          <table:table-cell office:value-type="float" office:value="-0.39138953790889" calcext:value-type="float">
            <text:p>-0,3913895379</text:p>
          </table:table-cell>
          <table:table-cell office:value-type="float" office:value="-0.373677084397361" calcext:value-type="float">
            <text:p>-0,3736770844</text:p>
          </table:table-cell>
          <table:table-cell office:value-type="float" office:value="-0.347008890973794" calcext:value-type="float">
            <text:p>-0,347008891</text:p>
          </table:table-cell>
          <table:table-cell office:value-type="float" office:value="-0.164365439102444" calcext:value-type="float">
            <text:p>-0,1643654391</text:p>
          </table:table-cell>
          <table:table-cell office:value-type="float" office:value="-0.578472649383098" calcext:value-type="float">
            <text:p>-0,5784726494</text:p>
          </table:table-cell>
          <table:table-cell office:value-type="float" office:value="-0.0784503763634504" calcext:value-type="float">
            <text:p>-0,0784503764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-0.340039280191277" calcext:value-type="float">
            <text:p>-0,3400392802</text:p>
          </table:table-cell>
          <table:table-cell office:value-type="float" office:value="-0.841235755241931" calcext:value-type="float">
            <text:p>-0,8412357552</text:p>
          </table:table-cell>
          <table:table-cell office:value-type="float" office:value="-0.318025485792749" calcext:value-type="float">
            <text:p>-0,3180254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04468105101931" calcext:value-type="float">
            <text:p>-0,0304468105</text:p>
          </table:table-cell>
          <table:table-cell office:value-type="float" office:value="-0.737258869812068" calcext:value-type="float">
            <text:p>-0,7372588698</text:p>
          </table:table-cell>
          <table:table-cell office:value-type="float" office:value="-0.465804827469751" calcext:value-type="float">
            <text:p>-0,4658048275</text:p>
          </table:table-cell>
          <table:table-cell office:value-type="float" office:value="0.0999398984136037" calcext:value-type="float">
            <text:p>0,0999398984</text:p>
          </table:table-cell>
          <table:table-cell office:value-type="float" office:value="-0.190811636227866" calcext:value-type="float">
            <text:p>-0,1908116362</text:p>
          </table:table-cell>
          <table:table-cell office:value-type="float" office:value="-0.122662147824413" calcext:value-type="float">
            <text:p>-0,1226621478</text:p>
          </table:table-cell>
          <table:table-cell office:value-type="float" office:value="-0.416748329387318" calcext:value-type="float">
            <text:p>-0,4167483294</text:p>
          </table:table-cell>
          <table:table-cell office:value-type="float" office:value="0.836150012845316" calcext:value-type="float">
            <text:p>0,8361500128</text:p>
          </table:table-cell>
          <table:table-cell office:value-type="float" office:value="0.595925953055007" calcext:value-type="float">
            <text:p>0,5959259531</text:p>
          </table:table-cell>
          <table:table-cell office:value-type="float" office:value="-0.0104154481728285" calcext:value-type="float">
            <text:p>-0,0104154482</text:p>
          </table:table-cell>
          <table:table-cell office:value-type="float" office:value="0.226819555641146" calcext:value-type="float">
            <text:p>0,2268195556</text:p>
          </table:table-cell>
          <table:table-cell office:value-type="float" office:value="0.35231883289496" calcext:value-type="float">
            <text:p>0,3523188329</text:p>
          </table:table-cell>
          <table:table-cell office:value-type="float" office:value="-0.0109958636390544" calcext:value-type="float">
            <text:p>-0,0109958636</text:p>
          </table:table-cell>
          <table:table-cell office:value-type="float" office:value="-0.558141537990216" calcext:value-type="float">
            <text:p>-0,558141538</text:p>
          </table:table-cell>
          <table:table-cell office:value-type="float" office:value="-1.04611469395418" calcext:value-type="float">
            <text:p>-1,046114694</text:p>
          </table:table-cell>
          <table:table-cell office:value-type="float" office:value="-0.163765318074478" calcext:value-type="float">
            <text:p>-0,1637653181</text:p>
          </table:table-cell>
          <table:table-cell office:value-type="float" office:value="0.451309605232506" calcext:value-type="float">
            <text:p>0,4513096052</text:p>
          </table:table-cell>
          <table:table-cell office:value-type="float" office:value="0.997211279215363" calcext:value-type="float">
            <text:p>0,9972112792</text:p>
          </table:table-cell>
          <table:table-cell office:value-type="float" office:value="1.33048643939038" calcext:value-type="float">
            <text:p>1,3304864394</text:p>
          </table:table-cell>
          <table:table-cell office:value-type="float" office:value="0.860832246540265" calcext:value-type="float">
            <text:p>0,8608322465</text:p>
          </table:table-cell>
          <table:table-cell office:value-type="float" office:value="0.745486721141486" calcext:value-type="float">
            <text:p>0,7454867211</text:p>
          </table:table-cell>
          <table:table-cell office:value-type="float" office:value="0.720641527673437" calcext:value-type="float">
            <text:p>0,7206415277</text:p>
          </table:table-cell>
          <table:table-cell office:value-type="float" office:value="0.976514864287923" calcext:value-type="float">
            <text:p>0,9765148643</text:p>
          </table:table-cell>
          <table:table-cell office:value-type="float" office:value="1.03087951173355" calcext:value-type="float">
            <text:p>1,0308795117</text:p>
          </table:table-cell>
          <table:table-cell office:value-type="float" office:value="0.997850626182351" calcext:value-type="float">
            <text:p>0,9978506262</text:p>
          </table:table-cell>
          <table:table-cell office:value-type="float" office:value="0.210767939820758" calcext:value-type="float">
            <text:p>0,2107679398</text:p>
          </table:table-cell>
          <table:table-cell office:value-type="float" office:value="-1.01238734936383" calcext:value-type="float">
            <text:p>-1,0123873494</text:p>
          </table:table-cell>
          <table:table-cell office:value-type="float" office:value="-1.41617002868375" calcext:value-type="float">
            <text:p>-1,4161700287</text:p>
          </table:table-cell>
          <table:table-cell office:value-type="float" office:value="-1.22872126268748" calcext:value-type="float">
            <text:p>-1,2287212627</text:p>
          </table:table-cell>
          <table:table-cell office:value-type="float" office:value="-0.225368685413352" calcext:value-type="float">
            <text:p>-0,2253686854</text:p>
          </table:table-cell>
          <table:table-cell office:value-type="float" office:value="1.12410514386342" calcext:value-type="float">
            <text:p>1,1241051439</text:p>
          </table:table-cell>
          <table:table-cell office:value-type="float" office:value="1.99449525134137" calcext:value-type="float">
            <text:p>1,9944952513</text:p>
          </table:table-cell>
          <table:table-cell office:value-type="float" office:value="2.66956685111592" calcext:value-type="float">
            <text:p>2,6695668511</text:p>
          </table:table-cell>
          <table:table-cell office:value-type="float" office:value="2.25543365295981" calcext:value-type="float">
            <text:p>2,255433653</text:p>
          </table:table-cell>
          <table:table-cell office:value-type="float" office:value="1.36822048175437" calcext:value-type="float">
            <text:p>1,3682204818</text:p>
          </table:table-cell>
          <table:table-cell office:value-type="float" office:value="0.561295834030881" calcext:value-type="float">
            <text:p>0,561295834</text:p>
          </table:table-cell>
          <table:table-cell office:value-type="float" office:value="-0.632314132285918" calcext:value-type="float">
            <text:p>-0,6323141323</text:p>
          </table:table-cell>
          <table:table-cell office:value-type="float" office:value="-0.647498996743695" calcext:value-type="float">
            <text:p>-0,6474989967</text:p>
          </table:table-cell>
          <table:table-cell office:value-type="float" office:value="0.3877943573729" calcext:value-type="float">
            <text:p>0,3877943574</text:p>
          </table:table-cell>
          <table:table-cell office:value-type="float" office:value="1.35871441005107" calcext:value-type="float">
            <text:p>1,3587144101</text:p>
          </table:table-cell>
          <table:table-cell office:value-type="float" office:value="1.50896113809251" calcext:value-type="float">
            <text:p>1,5089611381</text:p>
          </table:table-cell>
          <table:table-cell office:value-type="float" office:value="0.741428761633856" calcext:value-type="float">
            <text:p>0,7414287616</text:p>
          </table:table-cell>
          <table:table-cell office:value-type="float" office:value="0.0104321515278724" calcext:value-type="float">
            <text:p>0,0104321515</text:p>
          </table:table-cell>
          <table:table-cell office:value-type="float" office:value="-0.720979203002692" calcext:value-type="float">
            <text:p>-0,720979203</text:p>
          </table:table-cell>
          <table:table-cell office:value-type="float" office:value="-0.715564848618338" calcext:value-type="float">
            <text:p>-0,7155648486</text:p>
          </table:table-cell>
          <table:table-cell office:value-type="float" office:value="-0.319924341160443" calcext:value-type="float">
            <text:p>-0,3199243412</text:p>
          </table:table-cell>
          <table:table-cell office:value-type="float" office:value="0.0408267817308649" calcext:value-type="float">
            <text:p>0,0408267817</text:p>
          </table:table-cell>
          <table:table-cell office:value-type="float" office:value="0.405340156807216" calcext:value-type="float">
            <text:p>0,4053401568</text:p>
          </table:table-cell>
          <table:table-cell office:value-type="float" office:value="0.88168288597925" calcext:value-type="float">
            <text:p>0,881682886</text:p>
          </table:table-cell>
          <table:table-cell office:value-type="float" office:value="0.270764484921768" calcext:value-type="float">
            <text:p>0,2707644849</text:p>
          </table:table-cell>
          <table:table-cell office:value-type="float" office:value="0.233168235349977" calcext:value-type="float">
            <text:p>0,2331682353</text:p>
          </table:table-cell>
          <table:table-cell office:value-type="float" office:value="-0.259497975275945" calcext:value-type="float">
            <text:p>-0,2594979753</text:p>
          </table:table-cell>
          <table:table-cell office:value-type="float" office:value="-0.630281455034034" calcext:value-type="float">
            <text:p>-0,630281455</text:p>
          </table:table-cell>
          <table:table-cell office:value-type="float" office:value="-1.06837535416589" calcext:value-type="float">
            <text:p>-1,0683753542</text:p>
          </table:table-cell>
          <table:table-cell office:value-type="float" office:value="0" calcext:value-type="float">
            <text:p>0</text:p>
          </table:table-cell>
          <table:table-cell office:value-type="float" office:value="-0.183050878181384" calcext:value-type="float">
            <text:p>-0,1830508782</text:p>
          </table:table-cell>
          <table:table-cell office:value-type="float" office:value="-0.751880292261836" calcext:value-type="float">
            <text:p>-0,7518802923</text:p>
          </table:table-cell>
          <table:table-cell office:value-type="float" office:value="0.185475971013424" calcext:value-type="float">
            <text:p>0,185475971</text:p>
          </table:table-cell>
          <table:table-cell office:value-type="float" office:value="0.161776106777295" calcext:value-type="float">
            <text:p>0,1617761068</text:p>
          </table:table-cell>
          <table:table-cell office:value-type="float" office:value="-0.298148892930703" calcext:value-type="float">
            <text:p>-0,2981488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26255347142703" calcext:value-type="float">
            <text:p>-0,4262553471</text:p>
          </table:table-cell>
          <table:table-cell office:value-type="float" office:value="-0.570389578290818" calcext:value-type="float">
            <text:p>-0,5703895783</text:p>
          </table:table-cell>
          <table:table-cell office:value-type="float" office:value="0.242010329355793" calcext:value-type="float">
            <text:p>0,2420103294</text:p>
          </table:table-cell>
          <table:table-cell office:value-type="float" office:value="0.394386480836479" calcext:value-type="float">
            <text:p>0,3943864808</text:p>
          </table:table-cell>
          <table:table-cell office:value-type="float" office:value="-0.354621625819713" calcext:value-type="float">
            <text:p>-0,3546216258</text:p>
          </table:table-cell>
          <table:table-cell office:value-type="float" office:value="-0.968607994889333" calcext:value-type="float">
            <text:p>-0,9686079949</text:p>
          </table:table-cell>
          <table:table-cell office:value-type="float" office:value="-1.10944069823304" calcext:value-type="float">
            <text:p>-1,1094406982</text:p>
          </table:table-cell>
          <table:table-cell office:value-type="float" office:value="-0.792698397009253" calcext:value-type="float">
            <text:p>-0,792698397</text:p>
          </table:table-cell>
          <table:table-cell office:value-type="float" office:value="-0.172738281218638" calcext:value-type="float">
            <text:p>-0,1727382812</text:p>
          </table:table-cell>
          <table:table-cell office:value-type="float" office:value="-0.334038302114282" calcext:value-type="float">
            <text:p>-0,3340383021</text:p>
          </table:table-cell>
          <table:table-cell office:value-type="float" office:value="-0.167288841702108" calcext:value-type="float">
            <text:p>-0,1672888417</text:p>
          </table:table-cell>
          <table:table-cell office:value-type="float" office:value="-0.0724627386805237" calcext:value-type="float">
            <text:p>-0,0724627387</text:p>
          </table:table-cell>
          <table:table-cell office:value-type="float" office:value="-0.37421406900653" calcext:value-type="float">
            <text:p>-0,374214069</text:p>
          </table:table-cell>
          <table:table-cell office:value-type="float" office:value="-0.831132333804603" calcext:value-type="float">
            <text:p>-0,8311323338</text:p>
          </table:table-cell>
          <table:table-cell office:value-type="float" office:value="-1.01009213120285" calcext:value-type="float">
            <text:p>-1,0100921312</text:p>
          </table:table-cell>
          <table:table-cell office:value-type="float" office:value="-0.650762969986245" calcext:value-type="float">
            <text:p>-0,65076297</text:p>
          </table:table-cell>
          <table:table-cell office:value-type="float" office:value="-0.0121360566112942" calcext:value-type="float">
            <text:p>-0,0121360566</text:p>
          </table:table-cell>
          <table:table-cell office:value-type="float" office:value="0.165564602722489" calcext:value-type="float">
            <text:p>0,1655646027</text:p>
          </table:table-cell>
          <table:table-cell office:value-type="float" office:value="0.432771481304984" calcext:value-type="float">
            <text:p>0,4327714813</text:p>
          </table:table-cell>
          <table:table-cell office:value-type="float" office:value="0.193411225671143" calcext:value-type="float">
            <text:p>0,1934112257</text:p>
          </table:table-cell>
          <table:table-cell office:value-type="float" office:value="0.188504966948367" calcext:value-type="float">
            <text:p>0,1885049669</text:p>
          </table:table-cell>
          <table:table-cell office:value-type="float" office:value="0.26730954714134" calcext:value-type="float">
            <text:p>0,2673095471</text:p>
          </table:table-cell>
          <table:table-cell office:value-type="float" office:value="0.0555610176569879" calcext:value-type="float">
            <text:p>0,0555610177</text:p>
          </table:table-cell>
          <table:table-cell office:value-type="float" office:value="0.0121279942556884" calcext:value-type="float">
            <text:p>0,0121279943</text:p>
          </table:table-cell>
          <table:table-cell office:value-type="float" office:value="0.223332361915608" calcext:value-type="float">
            <text:p>0,2233323619</text:p>
          </table:table-cell>
          <table:table-cell office:value-type="float" office:value="0.671085120389294" calcext:value-type="float">
            <text:p>0,6710851204</text:p>
          </table:table-cell>
          <table:table-cell office:value-type="float" office:value="1.02093585532951" calcext:value-type="float">
            <text:p>1,0209358553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862852024915702" calcext:value-type="float">
            <text:p>0,8628520249</text:p>
          </table:table-cell>
          <table:table-cell office:value-type="float" office:value="0.232616723537198" calcext:value-type="float">
            <text:p>0,2326167235</text:p>
          </table:table-cell>
          <table:table-cell office:value-type="float" office:value="-1.02643814113324" calcext:value-type="float">
            <text:p>-1,0264381411</text:p>
          </table:table-cell>
          <table:table-cell office:value-type="float" office:value="-1.19585301926181" calcext:value-type="float">
            <text:p>-1,1958530193</text:p>
          </table:table-cell>
          <table:table-cell office:value-type="float" office:value="-0.582530187174397" calcext:value-type="float">
            <text:p>-0,5825301872</text:p>
          </table:table-cell>
          <table:table-cell office:value-type="float" office:value="0.580561725452697" calcext:value-type="float">
            <text:p>0,5805617255</text:p>
          </table:table-cell>
          <table:table-cell office:value-type="float" office:value="1.5654171158473" calcext:value-type="float">
            <text:p>1,5654171158</text:p>
          </table:table-cell>
          <table:table-cell office:value-type="float" office:value="1.89212541691017" calcext:value-type="float">
            <text:p>1,8921254169</text:p>
          </table:table-cell>
          <table:table-cell office:value-type="float" office:value="1.86443052980548" calcext:value-type="float">
            <text:p>1,8644305298</text:p>
          </table:table-cell>
          <table:table-cell office:value-type="float" office:value="1.58188841191407" calcext:value-type="float">
            <text:p>1,5818884119</text:p>
          </table:table-cell>
          <table:table-cell office:value-type="float" office:value="0.940853408496687" calcext:value-type="float">
            <text:p>0,9408534085</text:p>
          </table:table-cell>
          <table:table-cell office:value-type="float" office:value="0.392641877920012" calcext:value-type="float">
            <text:p>0,3926418779</text:p>
          </table:table-cell>
          <table:table-cell office:value-type="float" office:value="0.5335714636245" calcext:value-type="float">
            <text:p>0,5335714636</text:p>
          </table:table-cell>
          <table:table-cell office:value-type="float" office:value="0.432648278171634" calcext:value-type="float">
            <text:p>0,4326482782</text:p>
          </table:table-cell>
          <table:table-cell office:value-type="float" office:value="0.934217155789141" calcext:value-type="float">
            <text:p>0,9342171558</text:p>
          </table:table-cell>
          <table:table-cell office:value-type="float" office:value="1.41194886581797" calcext:value-type="float">
            <text:p>1,4119488658</text:p>
          </table:table-cell>
          <table:table-cell office:value-type="float" office:value="0.900886251808894" calcext:value-type="float">
            <text:p>0,9008862518</text:p>
          </table:table-cell>
          <table:table-cell office:value-type="float" office:value="0.373680589850179" calcext:value-type="float">
            <text:p>0,3736805899</text:p>
          </table:table-cell>
          <table:table-cell office:value-type="float" office:value="-0.37089118614659" calcext:value-type="float">
            <text:p>-0,3708911861</text:p>
          </table:table-cell>
          <table:table-cell office:value-type="float" office:value="-0.765820533414425" calcext:value-type="float">
            <text:p>-0,7658205334</text:p>
          </table:table-cell>
          <table:table-cell office:value-type="float" office:value="-0.431106773901526" calcext:value-type="float">
            <text:p>-0,4311067739</text:p>
          </table:table-cell>
          <table:table-cell office:value-type="float" office:value="-0.461031420272199" calcext:value-type="float">
            <text:p>-0,4610314203</text:p>
          </table:table-cell>
          <table:table-cell office:value-type="float" office:value="-0.957655252330262" calcext:value-type="float">
            <text:p>-0,9576552523</text:p>
          </table:table-cell>
          <table:table-cell office:value-type="float" office:value="-0.311397570331134" calcext:value-type="float">
            <text:p>-0,3113975703</text:p>
          </table:table-cell>
          <table:table-cell office:value-type="float" office:value="0.0637363269135541" calcext:value-type="float">
            <text:p>0,0637363269</text:p>
          </table:table-cell>
          <table:table-cell office:value-type="float" office:value="-1.02728399439027" calcext:value-type="float">
            <text:p>-1,0272839944</text:p>
          </table:table-cell>
          <table:table-cell office:value-type="float" office:value="-0.564363560373754" calcext:value-type="float">
            <text:p>-0,5643635604</text:p>
          </table:table-cell>
          <table:table-cell office:value-type="float" office:value="-0.183050878181384" calcext:value-type="float">
            <text:p>-0,1830508782</text:p>
          </table:table-cell>
          <table:table-cell office:value-type="float" office:value="-0.838303314360897" calcext:value-type="float">
            <text:p>-0,8383033144</text:p>
          </table:table-cell>
          <table:table-cell office:value-type="float" office:value="-0.757360214971481" calcext:value-type="float">
            <text:p>-0,757360215</text:p>
          </table:table-cell>
          <table:table-cell office:value-type="float" office:value="-0.501505931009613" calcext:value-type="float">
            <text:p>-0,501505931</text:p>
          </table:table-cell>
          <table:table-cell office:value-type="float" office:value="-0.536668007275265" calcext:value-type="float">
            <text:p>-0,5366680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08857169708307" calcext:value-type="float">
            <text:p>-0,4088571697</text:p>
          </table:table-cell>
          <table:table-cell office:value-type="float" office:value="-0.412622248125273" calcext:value-type="float">
            <text:p>-0,4126222481</text:p>
          </table:table-cell>
          <table:table-cell office:value-type="float" office:value="-0.429373164986083" calcext:value-type="float">
            <text:p>-0,429373165</text:p>
          </table:table-cell>
          <table:table-cell office:value-type="float" office:value="-0.166566497356006" calcext:value-type="float">
            <text:p>-0,1665664974</text:p>
          </table:table-cell>
          <table:table-cell office:value-type="float" office:value="-0.32581986940796" calcext:value-type="float">
            <text:p>-0,3258198694</text:p>
          </table:table-cell>
          <table:table-cell office:value-type="float" office:value="-0.300310775708046" calcext:value-type="float">
            <text:p>-0,3003107757</text:p>
          </table:table-cell>
          <table:table-cell office:value-type="float" office:value="-0.436169610756825" calcext:value-type="float">
            <text:p>-0,4361696108</text:p>
          </table:table-cell>
          <table:table-cell office:value-type="float" office:value="-0.780954717053561" calcext:value-type="float">
            <text:p>-0,7809547171</text:p>
          </table:table-cell>
          <table:table-cell office:value-type="float" office:value="-0.975189954361454" calcext:value-type="float">
            <text:p>-0,9751899544</text:p>
          </table:table-cell>
          <table:table-cell office:value-type="float" office:value="-0.427033375085964" calcext:value-type="float">
            <text:p>-0,4270333751</text:p>
          </table:table-cell>
          <table:table-cell office:value-type="float" office:value="0.118307874537076" calcext:value-type="float">
            <text:p>0,1183078745</text:p>
          </table:table-cell>
          <table:table-cell office:value-type="float" office:value="-0.118153529572676" calcext:value-type="float">
            <text:p>-0,1181535296</text:p>
          </table:table-cell>
          <table:table-cell office:value-type="float" office:value="-0.0826463299322478" calcext:value-type="float">
            <text:p>-0,0826463299</text:p>
          </table:table-cell>
          <table:table-cell office:value-type="float" office:value="-0.814108408898584" calcext:value-type="float">
            <text:p>-0,8141084089</text:p>
          </table:table-cell>
          <table:table-cell office:value-type="float" office:value="-1.04562790256565" calcext:value-type="float">
            <text:p>-1,0456279026</text:p>
          </table:table-cell>
          <table:table-cell office:value-type="float" office:value="-0.836879460081387" calcext:value-type="float">
            <text:p>-0,8368794601</text:p>
          </table:table-cell>
          <table:table-cell office:value-type="float" office:value="-0.277233043214254" calcext:value-type="float">
            <text:p>-0,2772330432</text:p>
          </table:table-cell>
          <table:table-cell office:value-type="float" office:value="-0.153328881505123" calcext:value-type="float">
            <text:p>-0,1533288815</text:p>
          </table:table-cell>
          <table:table-cell office:value-type="float" office:value="0.025776357820673" calcext:value-type="float">
            <text:p>0,0257763578</text:p>
          </table:table-cell>
          <table:table-cell office:value-type="float" office:value="-0.098228535872352" calcext:value-type="float">
            <text:p>-0,0982285359</text:p>
          </table:table-cell>
          <table:table-cell office:value-type="float" office:value="0.128385070082119" calcext:value-type="float">
            <text:p>0,1283850701</text:p>
          </table:table-cell>
          <table:table-cell office:value-type="float" office:value="0.447079125628206" calcext:value-type="float">
            <text:p>0,4470791256</text:p>
          </table:table-cell>
          <table:table-cell office:value-type="float" office:value="0.392124880010828" calcext:value-type="float">
            <text:p>0,39212488</text:p>
          </table:table-cell>
          <table:table-cell office:value-type="float" office:value="0.334983565476095" calcext:value-type="float">
            <text:p>0,3349835655</text:p>
          </table:table-cell>
          <table:table-cell office:value-type="float" office:value="0.561801334544564" calcext:value-type="float">
            <text:p>0,5618013345</text:p>
          </table:table-cell>
          <table:table-cell office:value-type="float" office:value="0.748647722243333" calcext:value-type="float">
            <text:p>0,7486477222</text:p>
          </table:table-cell>
          <table:table-cell office:value-type="float" office:value="0.813329281877333" calcext:value-type="float">
            <text:p>0,8133292819</text:p>
          </table:table-cell>
          <table:table-cell office:value-type="float" office:value="0.559047769584595" calcext:value-type="float">
            <text:p>0,5590477696</text:p>
          </table:table-cell>
          <table:table-cell office:value-type="float" office:value="0.171488197908957" calcext:value-type="float">
            <text:p>0,1714881979</text:p>
          </table:table-cell>
          <table:table-cell office:value-type="float" office:value="-0.553342410517405" calcext:value-type="float">
            <text:p>-0,5533424105</text:p>
          </table:table-cell>
          <table:table-cell office:value-type="float" office:value="-1.65730155589758" calcext:value-type="float">
            <text:p>-1,6573015559</text:p>
          </table:table-cell>
          <table:table-cell office:value-type="float" office:value="-0.630753847414564" calcext:value-type="float">
            <text:p>-0,6307538474</text:p>
          </table:table-cell>
          <table:table-cell office:value-type="float" office:value="0.388837689360799" calcext:value-type="float">
            <text:p>0,3888376894</text:p>
          </table:table-cell>
          <table:table-cell office:value-type="float" office:value="1.09214796099127" calcext:value-type="float">
            <text:p>1,092147961</text:p>
          </table:table-cell>
          <table:table-cell office:value-type="float" office:value="1.91234426662919" calcext:value-type="float">
            <text:p>1,9123442666</text:p>
          </table:table-cell>
          <table:table-cell office:value-type="float" office:value="2.52100391965911" calcext:value-type="float">
            <text:p>2,5210039197</text:p>
          </table:table-cell>
          <table:table-cell office:value-type="float" office:value="2.39128950357568" calcext:value-type="float">
            <text:p>2,3912895036</text:p>
          </table:table-cell>
          <table:table-cell office:value-type="float" office:value="1.54197730624097" calcext:value-type="float">
            <text:p>1,5419773062</text:p>
          </table:table-cell>
          <table:table-cell office:value-type="float" office:value="0.72384931214294" calcext:value-type="float">
            <text:p>0,7238493121</text:p>
          </table:table-cell>
          <table:table-cell office:value-type="float" office:value="-0.0439378295320328" calcext:value-type="float">
            <text:p>-0,0439378295</text:p>
          </table:table-cell>
          <table:table-cell office:value-type="float" office:value="0.0274675342720169" calcext:value-type="float">
            <text:p>0,0274675343</text:p>
          </table:table-cell>
          <table:table-cell office:value-type="float" office:value="0.528067966919077" calcext:value-type="float">
            <text:p>0,5280679669</text:p>
          </table:table-cell>
          <table:table-cell office:value-type="float" office:value="1.51769818262394" calcext:value-type="float">
            <text:p>1,5176981826</text:p>
          </table:table-cell>
          <table:table-cell office:value-type="float" office:value="2.0744094654552" calcext:value-type="float">
            <text:p>2,0744094655</text:p>
          </table:table-cell>
          <table:table-cell office:value-type="float" office:value="1.63557679684192" calcext:value-type="float">
            <text:p>1,6355767968</text:p>
          </table:table-cell>
          <table:table-cell office:value-type="float" office:value="0.979185002174846" calcext:value-type="float">
            <text:p>0,9791850022</text:p>
          </table:table-cell>
          <table:table-cell office:value-type="float" office:value="0.0776283877981235" calcext:value-type="float">
            <text:p>0,0776283878</text:p>
          </table:table-cell>
          <table:table-cell office:value-type="float" office:value="-0.655273217921547" calcext:value-type="float">
            <text:p>-0,6552732179</text:p>
          </table:table-cell>
          <table:table-cell office:value-type="float" office:value="-0.447794778052553" calcext:value-type="float">
            <text:p>-0,4477947781</text:p>
          </table:table-cell>
          <table:table-cell office:value-type="float" office:value="-0.585436724155173" calcext:value-type="float">
            <text:p>-0,5854367242</text:p>
          </table:table-cell>
          <table:table-cell office:value-type="float" office:value="-0.774451638840994" calcext:value-type="float">
            <text:p>-0,7744516388</text:p>
          </table:table-cell>
          <table:table-cell office:value-type="float" office:value="-0.207598380220756" calcext:value-type="float">
            <text:p>-0,2075983802</text:p>
          </table:table-cell>
          <table:table-cell office:value-type="float" office:value="-0.672772339643069" calcext:value-type="float">
            <text:p>-0,6727723396</text:p>
          </table:table-cell>
          <table:table-cell office:value-type="float" office:value="-0.630067516559368" calcext:value-type="float">
            <text:p>-0,6300675166</text:p>
          </table:table-cell>
          <table:table-cell office:value-type="float" office:value="-0.832436251551287" calcext:value-type="float">
            <text:p>-0,8324362516</text:p>
          </table:table-cell>
          <table:table-cell office:value-type="float" office:value="-1.05472172666417" calcext:value-type="float">
            <text:p>-1,0547217267</text:p>
          </table:table-cell>
          <table:table-cell office:value-type="float" office:value="-0.302480577346715" calcext:value-type="float">
            <text:p>-0,3024805773</text:p>
          </table:table-cell>
          <table:table-cell office:value-type="float" office:value="-0.525515251204701" calcext:value-type="float">
            <text:p>-0,5255152512</text:p>
          </table:table-cell>
          <table:table-cell office:value-type="float" office:value="-0.59857159507599" calcext:value-type="float">
            <text:p>-0,5985715951</text:p>
          </table:table-cell>
          <table:table-cell office:value-type="float" office:value="-0.238519114344562" calcext:value-type="float">
            <text:p>-0,238519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3127673571352" calcext:value-type="float">
            <text:p>-0,2131276736</text:p>
          </table:table-cell>
          <table:table-cell office:value-type="float" office:value="-0.521845784393727" calcext:value-type="float">
            <text:p>-0,5218457844</text:p>
          </table:table-cell>
          <table:table-cell office:value-type="float" office:value="0.169147004388457" calcext:value-type="float">
            <text:p>0,1691470044</text:p>
          </table:table-cell>
          <table:table-cell office:value-type="float" office:value="0.413729686981048" calcext:value-type="float">
            <text:p>0,413729687</text:p>
          </table:table-cell>
          <table:table-cell office:value-type="float" office:value="-0.052203183496303" calcext:value-type="float">
            <text:p>-0,0522031835</text:p>
          </table:table-cell>
          <table:table-cell office:value-type="float" office:value="-0.192029707283737" calcext:value-type="float">
            <text:p>-0,1920297073</text:p>
          </table:table-cell>
          <table:table-cell office:value-type="float" office:value="1.65161813646508" calcext:value-type="float">
            <text:p>1,6516181365</text:p>
          </table:table-cell>
          <table:table-cell office:value-type="float" office:value="2.75271858161436" calcext:value-type="float">
            <text:p>2,7527185816</text:p>
          </table:table-cell>
          <table:table-cell office:value-type="float" office:value="3.17052879488585" calcext:value-type="float">
            <text:p>3,1705287949</text:p>
          </table:table-cell>
          <table:table-cell office:value-type="float" office:value="3.08074077740588" calcext:value-type="float">
            <text:p>3,0807407774</text:p>
          </table:table-cell>
          <table:table-cell office:value-type="float" office:value="3.01873468404794" calcext:value-type="float">
            <text:p>3,018734684</text:p>
          </table:table-cell>
          <table:table-cell office:value-type="float" office:value="1.43961687240666" calcext:value-type="float">
            <text:p>1,4396168724</text:p>
          </table:table-cell>
          <table:table-cell office:value-type="float" office:value="0.747364022177022" calcext:value-type="float">
            <text:p>0,7473640222</text:p>
          </table:table-cell>
          <table:table-cell office:value-type="float" office:value="0.0322238578578228" calcext:value-type="float">
            <text:p>0,0322238579</text:p>
          </table:table-cell>
          <table:table-cell office:value-type="float" office:value="-0.575387421244225" calcext:value-type="float">
            <text:p>-0,5753874212</text:p>
          </table:table-cell>
          <table:table-cell office:value-type="float" office:value="-1.12830435681235" calcext:value-type="float">
            <text:p>-1,1283043568</text:p>
          </table:table-cell>
          <table:table-cell office:value-type="float" office:value="-0.492648048064727" calcext:value-type="float">
            <text:p>-0,4926480481</text:p>
          </table:table-cell>
          <table:table-cell office:value-type="float" office:value="0.27186243079836" calcext:value-type="float">
            <text:p>0,2718624308</text:p>
          </table:table-cell>
          <table:table-cell office:value-type="float" office:value="1.00799125582948" calcext:value-type="float">
            <text:p>1,0079912558</text:p>
          </table:table-cell>
          <table:table-cell office:value-type="float" office:value="1.01731258856948" calcext:value-type="float">
            <text:p>1,0173125886</text:p>
          </table:table-cell>
          <table:table-cell office:value-type="float" office:value="0.920416227507152" calcext:value-type="float">
            <text:p>0,9204162275</text:p>
          </table:table-cell>
          <table:table-cell office:value-type="float" office:value="0.808181496327911" calcext:value-type="float">
            <text:p>0,8081814963</text:p>
          </table:table-cell>
          <table:table-cell office:value-type="float" office:value="0.641150160588551" calcext:value-type="float">
            <text:p>0,6411501606</text:p>
          </table:table-cell>
          <table:table-cell office:value-type="float" office:value="0.926746043814016" calcext:value-type="float">
            <text:p>0,9267460438</text:p>
          </table:table-cell>
          <table:table-cell office:value-type="float" office:value="0.619777925754831" calcext:value-type="float">
            <text:p>0,6197779258</text:p>
          </table:table-cell>
          <table:table-cell office:value-type="float" office:value="0.227207839126777" calcext:value-type="float">
            <text:p>0,2272078391</text:p>
          </table:table-cell>
          <table:table-cell office:value-type="float" office:value="0.503954780262332" calcext:value-type="float">
            <text:p>0,5039547803</text:p>
          </table:table-cell>
          <table:table-cell office:value-type="float" office:value="0.460392280834373" calcext:value-type="float">
            <text:p>0,4603922808</text:p>
          </table:table-cell>
          <table:table-cell office:value-type="float" office:value="-0.42247699242134" calcext:value-type="float">
            <text:p>-0,4224769924</text:p>
          </table:table-cell>
          <table:table-cell office:value-type="float" office:value="-1.04983302200089" calcext:value-type="float">
            <text:p>-1,049833022</text:p>
          </table:table-cell>
          <table:table-cell office:value-type="float" office:value="-0.662873891735715" calcext:value-type="float">
            <text:p>-0,6628738917</text:p>
          </table:table-cell>
          <table:table-cell office:value-type="float" office:value="0.160853955139923" calcext:value-type="float">
            <text:p>0,1608539551</text:p>
          </table:table-cell>
          <table:table-cell office:value-type="float" office:value="1.25076930463131" calcext:value-type="float">
            <text:p>1,2507693046</text:p>
          </table:table-cell>
          <table:table-cell office:value-type="float" office:value="1.46621566491424" calcext:value-type="float">
            <text:p>1,4662156649</text:p>
          </table:table-cell>
          <table:table-cell office:value-type="float" office:value="0.979615764471435" calcext:value-type="float">
            <text:p>0,9796157645</text:p>
          </table:table-cell>
          <table:table-cell office:value-type="float" office:value="0.748331342976079" calcext:value-type="float">
            <text:p>0,748331343</text:p>
          </table:table-cell>
          <table:table-cell office:value-type="float" office:value="0.832387160299919" calcext:value-type="float">
            <text:p>0,8323871603</text:p>
          </table:table-cell>
          <table:table-cell office:value-type="float" office:value="0.355913154120175" calcext:value-type="float">
            <text:p>0,3559131541</text:p>
          </table:table-cell>
          <table:table-cell office:value-type="float" office:value="0.46565462342575" calcext:value-type="float">
            <text:p>0,4656546234</text:p>
          </table:table-cell>
          <table:table-cell office:value-type="float" office:value="0.535929576776067" calcext:value-type="float">
            <text:p>0,5359295768</text:p>
          </table:table-cell>
          <table:table-cell office:value-type="float" office:value="0.00584415622808872" calcext:value-type="float">
            <text:p>0,0058441562</text:p>
          </table:table-cell>
          <table:table-cell office:value-type="float" office:value="-0.509695231818638" calcext:value-type="float">
            <text:p>-0,5096952318</text:p>
          </table:table-cell>
          <table:table-cell office:value-type="float" office:value="-0.252170283484093" calcext:value-type="float">
            <text:p>-0,2521702835</text:p>
          </table:table-cell>
          <table:table-cell office:value-type="float" office:value="0.367616867295858" calcext:value-type="float">
            <text:p>0,3676168673</text:p>
          </table:table-cell>
          <table:table-cell office:value-type="float" office:value="0.0639721569732523" calcext:value-type="float">
            <text:p>0,063972157</text:p>
          </table:table-cell>
          <table:table-cell office:value-type="float" office:value="-0.00186653641283806" calcext:value-type="float">
            <text:p>-0,0018665364</text:p>
          </table:table-cell>
          <table:table-cell office:value-type="float" office:value="-0.153531700311844" calcext:value-type="float">
            <text:p>-0,1535317003</text:p>
          </table:table-cell>
          <table:table-cell office:value-type="float" office:value="0.110547315492877" calcext:value-type="float">
            <text:p>0,1105473155</text:p>
          </table:table-cell>
          <table:table-cell office:value-type="float" office:value="-0.255882730315744" calcext:value-type="float">
            <text:p>-0,2558827303</text:p>
          </table:table-cell>
          <table:table-cell office:value-type="float" office:value="0.292718362077586" calcext:value-type="float">
            <text:p>0,2927183621</text:p>
          </table:table-cell>
          <table:table-cell office:value-type="float" office:value="-0.441354159769599" calcext:value-type="float">
            <text:p>-0,4413541598</text:p>
          </table:table-cell>
          <table:table-cell office:value-type="float" office:value="0.0934192710993401" calcext:value-type="float">
            <text:p>0,0934192711</text:p>
          </table:table-cell>
          <table:table-cell office:value-type="float" office:value="-0.502808801206926" calcext:value-type="float">
            <text:p>-0,5028088012</text:p>
          </table:table-cell>
          <table:table-cell office:value-type="float" office:value="1.28752927296914" calcext:value-type="float">
            <text:p>1,287529273</text:p>
          </table:table-cell>
          <table:table-cell office:value-type="float" office:value="0.507927204336379" calcext:value-type="float">
            <text:p>0,5079272043</text:p>
          </table:table-cell>
          <table:table-cell office:value-type="float" office:value="1.0024214757552" calcext:value-type="float">
            <text:p>1,0024214758</text:p>
          </table:table-cell>
          <table:table-cell office:value-type="float" office:value="0.371618995025965" calcext:value-type="float">
            <text:p>0,371618995</text:p>
          </table:table-cell>
          <table:table-cell office:value-type="float" office:value="1.49926409902518" calcext:value-type="float">
            <text:p>1,499264099</text:p>
          </table:table-cell>
          <table:table-cell office:value-type="float" office:value="1.55305062506203" calcext:value-type="float">
            <text:p>1,5530506251</text:p>
          </table:table-cell>
          <table:table-cell office:value-type="float" office:value="0.636050971585499" calcext:value-type="float">
            <text:p>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933141268163" calcext:value-type="float">
            <text:p>-0,1609331413</text:p>
          </table:table-cell>
          <table:table-cell office:value-type="float" office:value="-0.409588261006704" calcext:value-type="float">
            <text:p>-0,409588261</text:p>
          </table:table-cell>
          <table:table-cell office:value-type="float" office:value="-0.135317603510766" calcext:value-type="float">
            <text:p>-0,1353176035</text:p>
          </table:table-cell>
          <table:table-cell office:value-type="float" office:value="-0.299819695240811" calcext:value-type="float">
            <text:p>-0,2998196952</text:p>
          </table:table-cell>
          <table:table-cell office:value-type="float" office:value="-0.291617783669003" calcext:value-type="float">
            <text:p>-0,2916177837</text:p>
          </table:table-cell>
          <table:table-cell office:value-type="float" office:value="-0.391672927191058" calcext:value-type="float">
            <text:p>-0,3916729272</text:p>
          </table:table-cell>
          <table:table-cell office:value-type="float" office:value="-0.798700196320939" calcext:value-type="float">
            <text:p>-0,7987001963</text:p>
          </table:table-cell>
          <table:table-cell office:value-type="float" office:value="-0.0211386239202467" calcext:value-type="float">
            <text:p>-0,0211386239</text:p>
          </table:table-cell>
          <table:table-cell office:value-type="float" office:value="0.760639717542217" calcext:value-type="float">
            <text:p>0,7606397175</text:p>
          </table:table-cell>
          <table:table-cell office:value-type="float" office:value="0.974588364743228" calcext:value-type="float">
            <text:p>0,9745883647</text:p>
          </table:table-cell>
          <table:table-cell office:value-type="float" office:value="1.91251837945923" calcext:value-type="float">
            <text:p>1,9125183795</text:p>
          </table:table-cell>
          <table:table-cell office:value-type="float" office:value="1.96220529323566" calcext:value-type="float">
            <text:p>1,9622052932</text:p>
          </table:table-cell>
          <table:table-cell office:value-type="float" office:value="1.24395141232787" calcext:value-type="float">
            <text:p>1,2439514123</text:p>
          </table:table-cell>
          <table:table-cell office:value-type="float" office:value="0.38243031306737" calcext:value-type="float">
            <text:p>0,3824303131</text:p>
          </table:table-cell>
          <table:table-cell office:value-type="float" office:value="0.0253131522036373" calcext:value-type="float">
            <text:p>0,0253131522</text:p>
          </table:table-cell>
          <table:table-cell office:value-type="float" office:value="0.361917054642285" calcext:value-type="float">
            <text:p>0,3619170546</text:p>
          </table:table-cell>
          <table:table-cell office:value-type="float" office:value="0.506680363521536" calcext:value-type="float">
            <text:p>0,5066803635</text:p>
          </table:table-cell>
          <table:table-cell office:value-type="float" office:value="0.0799145542009245" calcext:value-type="float">
            <text:p>0,0799145542</text:p>
          </table:table-cell>
          <table:table-cell office:value-type="float" office:value="-0.10136116646776" calcext:value-type="float">
            <text:p>-0,1013611665</text:p>
          </table:table-cell>
          <table:table-cell office:value-type="float" office:value="-0.159526188102773" calcext:value-type="float">
            <text:p>-0,1595261881</text:p>
          </table:table-cell>
          <table:table-cell office:value-type="float" office:value="0.424330110785008" calcext:value-type="float">
            <text:p>0,4243301108</text:p>
          </table:table-cell>
          <table:table-cell office:value-type="float" office:value="1.06923818856536" calcext:value-type="float">
            <text:p>1,0692381886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1.19021626385139" calcext:value-type="float">
            <text:p>1,1902162639</text:p>
          </table:table-cell>
          <table:table-cell office:value-type="float" office:value="1.11094580762773" calcext:value-type="float">
            <text:p>1,1109458076</text:p>
          </table:table-cell>
          <table:table-cell office:value-type="float" office:value="0.68120198150069" calcext:value-type="float">
            <text:p>0,6812019815</text:p>
          </table:table-cell>
          <table:table-cell office:value-type="float" office:value="0.317923007580679" calcext:value-type="float">
            <text:p>0,3179230076</text:p>
          </table:table-cell>
          <table:table-cell office:value-type="float" office:value="-0.1526208843059" calcext:value-type="float">
            <text:p>-0,1526208843</text:p>
          </table:table-cell>
          <table:table-cell office:value-type="float" office:value="-0.945682489439689" calcext:value-type="float">
            <text:p>-0,9456824894</text:p>
          </table:table-cell>
          <table:table-cell office:value-type="float" office:value="-1.2641031490371" calcext:value-type="float">
            <text:p>-1,264103149</text:p>
          </table:table-cell>
          <table:table-cell office:value-type="float" office:value="-1.11288979426761" calcext:value-type="float">
            <text:p>-1,1128897943</text:p>
          </table:table-cell>
          <table:table-cell office:value-type="float" office:value="-0.155695373488205" calcext:value-type="float">
            <text:p>-0,1556953735</text:p>
          </table:table-cell>
          <table:table-cell office:value-type="float" office:value="0.117183961177227" calcext:value-type="float">
            <text:p>0,1171839612</text:p>
          </table:table-cell>
          <table:table-cell office:value-type="float" office:value="-0.0875707630571104" calcext:value-type="float">
            <text:p>-0,0875707631</text:p>
          </table:table-cell>
          <table:table-cell office:value-type="float" office:value="-0.649282459611262" calcext:value-type="float">
            <text:p>-0,6492824596</text:p>
          </table:table-cell>
          <table:table-cell office:value-type="float" office:value="-0.487844642258881" calcext:value-type="float">
            <text:p>-0,4878446423</text:p>
          </table:table-cell>
          <table:table-cell office:value-type="float" office:value="0.060438727212563" calcext:value-type="float">
            <text:p>0,0604387272</text:p>
          </table:table-cell>
          <table:table-cell office:value-type="float" office:value="0.112690180724066" calcext:value-type="float">
            <text:p>0,1126901807</text:p>
          </table:table-cell>
          <table:table-cell office:value-type="float" office:value="1.43061959818396" calcext:value-type="float">
            <text:p>1,4306195982</text:p>
          </table:table-cell>
          <table:table-cell office:value-type="float" office:value="1.52495052942704" calcext:value-type="float">
            <text:p>1,5249505294</text:p>
          </table:table-cell>
          <table:table-cell office:value-type="float" office:value="0.371688336106442" calcext:value-type="float">
            <text:p>0,3716883361</text:p>
          </table:table-cell>
          <table:table-cell office:value-type="float" office:value="-1.18711575503806" calcext:value-type="float">
            <text:p>-1,187115755</text:p>
          </table:table-cell>
          <table:table-cell office:value-type="float" office:value="0.651469876447491" calcext:value-type="float">
            <text:p>0,6514698764</text:p>
          </table:table-cell>
          <table:table-cell office:value-type="float" office:value="1.20788399254353" calcext:value-type="float">
            <text:p>1,2078839925</text:p>
          </table:table-cell>
          <table:table-cell office:value-type="float" office:value="1.74769294823834" calcext:value-type="float">
            <text:p>1,7476929482</text:p>
          </table:table-cell>
          <table:table-cell office:value-type="float" office:value="1.81091362773548" calcext:value-type="float">
            <text:p>1,8109136277</text:p>
          </table:table-cell>
          <table:table-cell office:value-type="float" office:value="1.21042782455592" calcext:value-type="float">
            <text:p>1,2104278246</text:p>
          </table:table-cell>
          <table:table-cell office:value-type="float" office:value="0.124966530557166" calcext:value-type="float">
            <text:p>0,1249665306</text:p>
          </table:table-cell>
          <table:table-cell office:value-type="float" office:value="0.425544105851184" calcext:value-type="float">
            <text:p>0,4255441059</text:p>
          </table:table-cell>
          <table:table-cell office:value-type="float" office:value="0.64398039657069" calcext:value-type="float">
            <text:p>0,6439803966</text:p>
          </table:table-cell>
          <table:table-cell office:value-type="float" office:value="-0.116584117674988" calcext:value-type="float">
            <text:p>-0,1165841177</text:p>
          </table:table-cell>
          <table:table-cell office:value-type="float" office:value="-0.768114006816797" calcext:value-type="float">
            <text:p>-0,7681140068</text:p>
          </table:table-cell>
          <table:table-cell office:value-type="float" office:value="0.573626942221986" calcext:value-type="float">
            <text:p>0,5736269422</text:p>
          </table:table-cell>
          <table:table-cell office:value-type="float" office:value="0.602673276708961" calcext:value-type="float">
            <text:p>0,6026732767</text:p>
          </table:table-cell>
          <table:table-cell office:value-type="float" office:value="1.36858163390635" calcext:value-type="float">
            <text:p>1,3685816339</text:p>
          </table:table-cell>
          <table:table-cell office:value-type="float" office:value="1.10702197757313" calcext:value-type="float">
            <text:p>1,1070219776</text:p>
          </table:table-cell>
          <table:table-cell office:value-type="float" office:value="0.872872523200522" calcext:value-type="float">
            <text:p>0,8728725232</text:p>
          </table:table-cell>
          <table:table-cell office:value-type="float" office:value="0.989205178738261" calcext:value-type="float">
            <text:p>0,9892051787</text:p>
          </table:table-cell>
          <table:table-cell office:value-type="float" office:value="0.808880533886473" calcext:value-type="float">
            <text:p>0,8088805339</text:p>
          </table:table-cell>
          <table:table-cell office:value-type="float" office:value="0.298148892930703" calcext:value-type="float">
            <text:p>0,2981488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702645539498" calcext:value-type="float">
            <text:p>1,7702645539</text:p>
          </table:table-cell>
          <table:table-cell office:value-type="float" office:value="1.21662883454584" calcext:value-type="float">
            <text:p>1,2166288345</text:p>
          </table:table-cell>
          <table:table-cell office:value-type="float" office:value="0.286248776657389" calcext:value-type="float">
            <text:p>0,2862487767</text:p>
          </table:table-cell>
          <table:table-cell office:value-type="float" office:value="-0.231043851171234" calcext:value-type="float">
            <text:p>-0,2310438512</text:p>
          </table:table-cell>
          <table:table-cell office:value-type="float" office:value="-0.792048301323218" calcext:value-type="float">
            <text:p>-0,7920483013</text:p>
          </table:table-cell>
          <table:table-cell office:value-type="float" office:value="0.57270533846295" calcext:value-type="float">
            <text:p>0,5727053385</text:p>
          </table:table-cell>
          <table:table-cell office:value-type="float" office:value="-0.0882049862198402" calcext:value-type="float">
            <text:p>-0,0882049862</text:p>
          </table:table-cell>
          <table:table-cell office:value-type="float" office:value="0.935971292468703" calcext:value-type="float">
            <text:p>0,9359712925</text:p>
          </table:table-cell>
          <table:table-cell office:value-type="float" office:value="1.55379984499601" calcext:value-type="float">
            <text:p>1,553799845</text:p>
          </table:table-cell>
          <table:table-cell office:value-type="float" office:value="1.5444621719137" calcext:value-type="float">
            <text:p>1,5444621719</text:p>
          </table:table-cell>
          <table:table-cell office:value-type="float" office:value="1.82812040526718" calcext:value-type="float">
            <text:p>1,8281204053</text:p>
          </table:table-cell>
          <table:table-cell office:value-type="float" office:value="2.24277530605779" calcext:value-type="float">
            <text:p>2,2427753061</text:p>
          </table:table-cell>
          <table:table-cell office:value-type="float" office:value="2.03352536266771" calcext:value-type="float">
            <text:p>2,0335253627</text:p>
          </table:table-cell>
          <table:table-cell office:value-type="float" office:value="0.931451891286505" calcext:value-type="float">
            <text:p>0,9314518913</text:p>
          </table:table-cell>
          <table:table-cell office:value-type="float" office:value="0.114395976304901" calcext:value-type="float">
            <text:p>0,1143959763</text:p>
          </table:table-cell>
          <table:table-cell office:value-type="float" office:value="0.191274452869141" calcext:value-type="float">
            <text:p>0,1912744529</text:p>
          </table:table-cell>
          <table:table-cell office:value-type="float" office:value="0.337913326270725" calcext:value-type="float">
            <text:p>0,3379133263</text:p>
          </table:table-cell>
          <table:table-cell office:value-type="float" office:value="0.0734143273041985" calcext:value-type="float">
            <text:p>0,0734143273</text:p>
          </table:table-cell>
          <table:table-cell office:value-type="float" office:value="0.360675202287763" calcext:value-type="float">
            <text:p>0,3606752023</text:p>
          </table:table-cell>
          <table:table-cell office:value-type="float" office:value="0.675035636053025" calcext:value-type="float">
            <text:p>0,6750356361</text:p>
          </table:table-cell>
          <table:table-cell office:value-type="float" office:value="0.591502211103416" calcext:value-type="float">
            <text:p>0,5915022111</text:p>
          </table:table-cell>
          <table:table-cell office:value-type="float" office:value="0.747606964446467" calcext:value-type="float">
            <text:p>0,7476069644</text:p>
          </table:table-cell>
          <table:table-cell office:value-type="float" office:value="0.675925761568104" calcext:value-type="float">
            <text:p>0,6759257616</text:p>
          </table:table-cell>
          <table:table-cell office:value-type="float" office:value="0.941383278260537" calcext:value-type="float">
            <text:p>0,9413832783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89239145720109" calcext:value-type="float">
            <text:p>0,8923914572</text:p>
          </table:table-cell>
          <table:table-cell office:value-type="float" office:value="0.963131672133018" calcext:value-type="float">
            <text:p>0,9631316721</text:p>
          </table:table-cell>
          <table:table-cell office:value-type="float" office:value="0.0172857907639279" calcext:value-type="float">
            <text:p>0,0172857908</text:p>
          </table:table-cell>
          <table:table-cell office:value-type="float" office:value="-1.10301874868626" calcext:value-type="float">
            <text:p>-1,1030187487</text:p>
          </table:table-cell>
          <table:table-cell office:value-type="float" office:value="-1.42854301397187" calcext:value-type="float">
            <text:p>-1,428543014</text:p>
          </table:table-cell>
          <table:table-cell office:value-type="float" office:value="-0.758671669533263" calcext:value-type="float">
            <text:p>-0,7586716695</text:p>
          </table:table-cell>
          <table:table-cell office:value-type="float" office:value="-0.284190952812807" calcext:value-type="float">
            <text:p>-0,2841909528</text:p>
          </table:table-cell>
          <table:table-cell office:value-type="float" office:value="-0.223714834974706" calcext:value-type="float">
            <text:p>-0,223714835</text:p>
          </table:table-cell>
          <table:table-cell office:value-type="float" office:value="-0.28001021767644" calcext:value-type="float">
            <text:p>-0,2800102177</text:p>
          </table:table-cell>
          <table:table-cell office:value-type="float" office:value="-0.873492331251169" calcext:value-type="float">
            <text:p>-0,8734923313</text:p>
          </table:table-cell>
          <table:table-cell office:value-type="float" office:value="0.194039875170878" calcext:value-type="float">
            <text:p>0,1940398752</text:p>
          </table:table-cell>
          <table:table-cell office:value-type="float" office:value="0.66107463006293" calcext:value-type="float">
            <text:p>0,6610746301</text:p>
          </table:table-cell>
          <table:table-cell office:value-type="float" office:value="0.169504813505782" calcext:value-type="float">
            <text:p>0,1695048135</text:p>
          </table:table-cell>
          <table:table-cell office:value-type="float" office:value="-0.511366134463229" calcext:value-type="float">
            <text:p>-0,5113661345</text:p>
          </table:table-cell>
          <table:table-cell office:value-type="float" office:value="-0.917097244436121" calcext:value-type="float">
            <text:p>-0,9170972444</text:p>
          </table:table-cell>
          <table:table-cell office:value-type="float" office:value="-0.803571481362199" calcext:value-type="float">
            <text:p>-0,8035714814</text:p>
          </table:table-cell>
          <table:table-cell office:value-type="float" office:value="0.100753708615312" calcext:value-type="float">
            <text:p>0,1007537086</text:p>
          </table:table-cell>
          <table:table-cell office:value-type="float" office:value="1.60834998210753" calcext:value-type="float">
            <text:p>1,6083499821</text:p>
          </table:table-cell>
          <table:table-cell office:value-type="float" office:value="2.21245335031732" calcext:value-type="float">
            <text:p>2,2124533503</text:p>
          </table:table-cell>
          <table:table-cell office:value-type="float" office:value="1.17590057611659" calcext:value-type="float">
            <text:p>1,1759005761</text:p>
          </table:table-cell>
          <table:table-cell office:value-type="float" office:value="0.156415751395829" calcext:value-type="float">
            <text:p>0,1564157514</text:p>
          </table:table-cell>
          <table:table-cell office:value-type="float" office:value="-0.720506443785546" calcext:value-type="float">
            <text:p>-0,7205064438</text:p>
          </table:table-cell>
          <table:table-cell office:value-type="float" office:value="-0.60080062767868" calcext:value-type="float">
            <text:p>-0,6008006277</text:p>
          </table:table-cell>
          <table:table-cell office:value-type="float" office:value="-0.378261427423274" calcext:value-type="float">
            <text:p>-0,3782614274</text:p>
          </table:table-cell>
          <table:table-cell office:value-type="float" office:value="-0.680570191830388" calcext:value-type="float">
            <text:p>-0,6805701918</text:p>
          </table:table-cell>
          <table:table-cell office:value-type="float" office:value="0.124911554651773" calcext:value-type="float">
            <text:p>0,1249115547</text:p>
          </table:table-cell>
          <table:table-cell office:value-type="float" office:value="-0.685074654728494" calcext:value-type="float">
            <text:p>-0,6850746547</text:p>
          </table:table-cell>
          <table:table-cell office:value-type="float" office:value="-0.998535788312345" calcext:value-type="float">
            <text:p>-0,9985357883</text:p>
          </table:table-cell>
          <table:table-cell office:value-type="float" office:value="-0.0821827195512219" calcext:value-type="float">
            <text:p>-0,0821827196</text:p>
          </table:table-cell>
          <table:table-cell office:value-type="float" office:value="-0.0423272670280316" calcext:value-type="float">
            <text:p>-0,042327267</text:p>
          </table:table-cell>
          <table:table-cell office:value-type="float" office:value="0.461985549695875" calcext:value-type="float">
            <text:p>0,4619855497</text:p>
          </table:table-cell>
          <table:table-cell office:value-type="float" office:value="0.458042017125026" calcext:value-type="float">
            <text:p>0,4580420171</text:p>
          </table:table-cell>
          <table:table-cell office:value-type="float" office:value="0.417320934780204" calcext:value-type="float">
            <text:p>0,4173209348</text:p>
          </table:table-cell>
          <table:table-cell office:value-type="float" office:value="-0.388262656265507" calcext:value-type="float">
            <text:p>-0,3882626563</text:p>
          </table:table-cell>
          <table:table-cell office:value-type="float" office:value="-0.0397531857240936" calcext:value-type="float">
            <text:p>-0,0397531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8161149926808" calcext:value-type="float">
            <text:p>0,8481611499</text:p>
          </table:table-cell>
          <table:table-cell office:value-type="float" office:value="0.0394418325413864" calcext:value-type="float">
            <text:p>0,0394418325</text:p>
          </table:table-cell>
          <table:table-cell office:value-type="float" office:value="0.952427747787313" calcext:value-type="float">
            <text:p>0,9524277478</text:p>
          </table:table-cell>
          <table:table-cell office:value-type="float" office:value="-0.714624004785446" calcext:value-type="float">
            <text:p>-0,7146240048</text:p>
          </table:table-cell>
          <table:table-cell office:value-type="float" office:value="0.801048850201891" calcext:value-type="float">
            <text:p>0,8010488502</text:p>
          </table:table-cell>
          <table:table-cell office:value-type="float" office:value="0.0871324222476867" calcext:value-type="float">
            <text:p>0,0871324222</text:p>
          </table:table-cell>
          <table:table-cell office:value-type="float" office:value="-0.175600752382618" calcext:value-type="float">
            <text:p>-0,1756007524</text:p>
          </table:table-cell>
          <table:table-cell office:value-type="float" office:value="0.237222335104991" calcext:value-type="float">
            <text:p>0,2372223351</text:p>
          </table:table-cell>
          <table:table-cell office:value-type="float" office:value="0.793582470439659" calcext:value-type="float">
            <text:p>0,7935824704</text:p>
          </table:table-cell>
          <table:table-cell office:value-type="float" office:value="0.648733629050454" calcext:value-type="float">
            <text:p>0,6487336291</text:p>
          </table:table-cell>
          <table:table-cell office:value-type="float" office:value="0.877136088924564" calcext:value-type="float">
            <text:p>0,8771360889</text:p>
          </table:table-cell>
          <table:table-cell office:value-type="float" office:value="1.28612437175333" calcext:value-type="float">
            <text:p>1,2861243718</text:p>
          </table:table-cell>
          <table:table-cell office:value-type="float" office:value="0.73956050604608" calcext:value-type="float">
            <text:p>0,739560506</text:p>
          </table:table-cell>
          <table:table-cell office:value-type="float" office:value="0.686428972103436" calcext:value-type="float">
            <text:p>0,6864289721</text:p>
          </table:table-cell>
          <table:table-cell office:value-type="float" office:value="0.0720451255026609" calcext:value-type="float">
            <text:p>0,0720451255</text:p>
          </table:table-cell>
          <table:table-cell office:value-type="float" office:value="0.0537287788958264" calcext:value-type="float">
            <text:p>0,0537287789</text:p>
          </table:table-cell>
          <table:table-cell office:value-type="float" office:value="-0.098226208197663" calcext:value-type="float">
            <text:p>-0,0982262082</text:p>
          </table:table-cell>
          <table:table-cell office:value-type="float" office:value="-0.242037860331029" calcext:value-type="float">
            <text:p>-0,2420378603</text:p>
          </table:table-cell>
          <table:table-cell office:value-type="float" office:value="-0.752553364042657" calcext:value-type="float">
            <text:p>-0,752553364</text:p>
          </table:table-cell>
          <table:table-cell office:value-type="float" office:value="-0.00190365379597561" calcext:value-type="float">
            <text:p>-0,0019036538</text:p>
          </table:table-cell>
          <table:table-cell office:value-type="float" office:value="0.24241893897681" calcext:value-type="float">
            <text:p>0,242418939</text:p>
          </table:table-cell>
          <table:table-cell office:value-type="float" office:value="-0.128574328961259" calcext:value-type="float">
            <text:p>-0,128574329</text:p>
          </table:table-cell>
          <table:table-cell office:value-type="float" office:value="-0.468871033896739" calcext:value-type="float">
            <text:p>-0,4688710339</text:p>
          </table:table-cell>
          <table:table-cell office:value-type="float" office:value="-0.0752772057249657" calcext:value-type="float">
            <text:p>-0,0752772057</text:p>
          </table:table-cell>
          <table:table-cell office:value-type="float" office:value="-0.500966742359143" calcext:value-type="float">
            <text:p>-0,5009667424</text:p>
          </table:table-cell>
          <table:table-cell office:value-type="float" office:value="0.365471607649195" calcext:value-type="float">
            <text:p>0,3654716076</text:p>
          </table:table-cell>
          <table:table-cell office:value-type="float" office:value="0.999361054558986" calcext:value-type="float">
            <text:p>0,9993610546</text:p>
          </table:table-cell>
          <table:table-cell office:value-type="float" office:value="0.787557491390667" calcext:value-type="float">
            <text:p>0,7875574914</text:p>
          </table:table-cell>
          <table:table-cell office:value-type="float" office:value="0.498231487614132" calcext:value-type="float">
            <text:p>0,4982314876</text:p>
          </table:table-cell>
          <table:table-cell office:value-type="float" office:value="0.290601028527969" calcext:value-type="float">
            <text:p>0,2906010285</text:p>
          </table:table-cell>
          <table:table-cell office:value-type="float" office:value="0.340432590856163" calcext:value-type="float">
            <text:p>0,3404325909</text:p>
          </table:table-cell>
          <table:table-cell office:value-type="float" office:value="1.42376853587407" calcext:value-type="float">
            <text:p>1,4237685359</text:p>
          </table:table-cell>
          <table:table-cell office:value-type="float" office:value="1.02947562587928" calcext:value-type="float">
            <text:p>1,0294756259</text:p>
          </table:table-cell>
          <table:table-cell office:value-type="float" office:value="-0.40455530291322" calcext:value-type="float">
            <text:p>-0,4045553029</text:p>
          </table:table-cell>
          <table:table-cell office:value-type="float" office:value="-1.07223257891821" calcext:value-type="float">
            <text:p>-1,0722325789</text:p>
          </table:table-cell>
          <table:table-cell office:value-type="float" office:value="-0.534792826690469" calcext:value-type="float">
            <text:p>-0,5347928267</text:p>
          </table:table-cell>
          <table:table-cell office:value-type="float" office:value="-0.0100036514007001" calcext:value-type="float">
            <text:p>-0,0100036514</text:p>
          </table:table-cell>
          <table:table-cell office:value-type="float" office:value="0.766762771343331" calcext:value-type="float">
            <text:p>0,7667627713</text:p>
          </table:table-cell>
          <table:table-cell office:value-type="float" office:value="1.46728927187337" calcext:value-type="float">
            <text:p>1,4672892719</text:p>
          </table:table-cell>
          <table:table-cell office:value-type="float" office:value="0.824743844782804" calcext:value-type="float">
            <text:p>0,8247438448</text:p>
          </table:table-cell>
          <table:table-cell office:value-type="float" office:value="1.43240269150455" calcext:value-type="float">
            <text:p>1,4324026915</text:p>
          </table:table-cell>
          <table:table-cell office:value-type="float" office:value="2.80213843725409" calcext:value-type="float">
            <text:p>2,8021384373</text:p>
          </table:table-cell>
          <table:table-cell office:value-type="float" office:value="2.83286873386195" calcext:value-type="float">
            <text:p>2,8328687339</text:p>
          </table:table-cell>
          <table:table-cell office:value-type="float" office:value="2.91542682920756" calcext:value-type="float">
            <text:p>2,9154268292</text:p>
          </table:table-cell>
          <table:table-cell office:value-type="float" office:value="2.81543441359602" calcext:value-type="float">
            <text:p>2,8154344136</text:p>
          </table:table-cell>
          <table:table-cell office:value-type="float" office:value="1.77656935773926" calcext:value-type="float">
            <text:p>1,7765693577</text:p>
          </table:table-cell>
          <table:table-cell office:value-type="float" office:value="1.73600076120396" calcext:value-type="float">
            <text:p>1,7360007612</text:p>
          </table:table-cell>
          <table:table-cell office:value-type="float" office:value="2.4320409408433" calcext:value-type="float">
            <text:p>2,4320409408</text:p>
          </table:table-cell>
          <table:table-cell office:value-type="float" office:value="2.29181923674102" calcext:value-type="float">
            <text:p>2,2918192367</text:p>
          </table:table-cell>
          <table:table-cell office:value-type="float" office:value="1.29527875219332" calcext:value-type="float">
            <text:p>1,2952787522</text:p>
          </table:table-cell>
          <table:table-cell office:value-type="float" office:value="1.89865563070695" calcext:value-type="float">
            <text:p>1,8986556307</text:p>
          </table:table-cell>
          <table:table-cell office:value-type="float" office:value="0.643554978684343" calcext:value-type="float">
            <text:p>0,6435549787</text:p>
          </table:table-cell>
          <table:table-cell office:value-type="float" office:value="-0.856899506282226" calcext:value-type="float">
            <text:p>-0,8568995063</text:p>
          </table:table-cell>
          <table:table-cell office:value-type="float" office:value="0" calcext:value-type="float">
            <text:p>0</text:p>
          </table:table-cell>
          <table:table-cell office:value-type="float" office:value="0.649018094429817" calcext:value-type="float">
            <text:p>0,6490180944</text:p>
          </table:table-cell>
          <table:table-cell office:value-type="float" office:value="0.113317210302762" calcext:value-type="float">
            <text:p>0,1133172103</text:p>
          </table:table-cell>
          <table:table-cell office:value-type="float" office:value="-0.0604961154693432" calcext:value-type="float">
            <text:p>-0,0604961155</text:p>
          </table:table-cell>
          <table:table-cell office:value-type="float" office:value="-0.571884243958057" calcext:value-type="float">
            <text:p>-0,571884244</text:p>
          </table:table-cell>
          <table:table-cell office:value-type="float" office:value="-0.339729824232318" calcext:value-type="float">
            <text:p>-0,3397298242</text:p>
          </table:table-cell>
          <table:table-cell office:value-type="float" office:value="-0.715557343033686" calcext:value-type="float">
            <text:p>-0,715557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413985533507" calcext:value-type="float">
            <text:p>-0,5741398553</text:p>
          </table:table-cell>
          <table:table-cell office:value-type="float" office:value="0.291262763382545" calcext:value-type="float">
            <text:p>0,2912627634</text:p>
          </table:table-cell>
          <table:table-cell office:value-type="float" office:value="0.882166684425953" calcext:value-type="float">
            <text:p>0,8821666844</text:p>
          </table:table-cell>
          <table:table-cell office:value-type="float" office:value="0.531938168975633" calcext:value-type="float">
            <text:p>0,531938169</text:p>
          </table:table-cell>
          <table:table-cell office:value-type="float" office:value="0.471628761242462" calcext:value-type="float">
            <text:p>0,4716287612</text:p>
          </table:table-cell>
          <table:table-cell office:value-type="float" office:value="0.0177648627883632" calcext:value-type="float">
            <text:p>0,0177648628</text:p>
          </table:table-cell>
          <table:table-cell office:value-type="float" office:value="-0.185311393067371" calcext:value-type="float">
            <text:p>-0,1853113931</text:p>
          </table:table-cell>
          <table:table-cell office:value-type="float" office:value="1.19668098748508" calcext:value-type="float">
            <text:p>1,1966809875</text:p>
          </table:table-cell>
          <table:table-cell office:value-type="float" office:value="0.864536092064918" calcext:value-type="float">
            <text:p>0,8645360921</text:p>
          </table:table-cell>
          <table:table-cell office:value-type="float" office:value="0.839187538496459" calcext:value-type="float">
            <text:p>0,8391875385</text:p>
          </table:table-cell>
          <table:table-cell office:value-type="float" office:value="1.33906428695786" calcext:value-type="float">
            <text:p>1,339064287</text:p>
          </table:table-cell>
          <table:table-cell office:value-type="float" office:value="1.89723869993588" calcext:value-type="float">
            <text:p>1,8972386999</text:p>
          </table:table-cell>
          <table:table-cell office:value-type="float" office:value="1.60433197546591" calcext:value-type="float">
            <text:p>1,6043319755</text:p>
          </table:table-cell>
          <table:table-cell office:value-type="float" office:value="0.800124470582924" calcext:value-type="float">
            <text:p>0,8001244706</text:p>
          </table:table-cell>
          <table:table-cell office:value-type="float" office:value="0.368987872506872" calcext:value-type="float">
            <text:p>0,3689878725</text:p>
          </table:table-cell>
          <table:table-cell office:value-type="float" office:value="0.171932092466644" calcext:value-type="float">
            <text:p>0,1719320925</text:p>
          </table:table-cell>
          <table:table-cell office:value-type="float" office:value="-0.0060680283056471" calcext:value-type="float">
            <text:p>-0,0060680283</text:p>
          </table:table-cell>
          <table:table-cell office:value-type="float" office:value="-0.282186320575513" calcext:value-type="float">
            <text:p>-0,2821863206</text:p>
          </table:table-cell>
          <table:table-cell office:value-type="float" office:value="0.000581421604977523" calcext:value-type="float">
            <text:p>0,0005814216</text:p>
          </table:table-cell>
          <table:table-cell office:value-type="float" office:value="0.700163866159906" calcext:value-type="float">
            <text:p>0,7001638662</text:p>
          </table:table-cell>
          <table:table-cell office:value-type="float" office:value="0.764104495654905" calcext:value-type="float">
            <text:p>0,7641044957</text:p>
          </table:table-cell>
          <table:table-cell office:value-type="float" office:value="0.568228189391094" calcext:value-type="float">
            <text:p>0,5682281894</text:p>
          </table:table-cell>
          <table:table-cell office:value-type="float" office:value="-0.132706891094388" calcext:value-type="float">
            <text:p>-0,1327068911</text:p>
          </table:table-cell>
          <table:table-cell office:value-type="float" office:value="-0.0112915808587449" calcext:value-type="float">
            <text:p>-0,0112915809</text:p>
          </table:table-cell>
          <table:table-cell office:value-type="float" office:value="0.219249503379674" calcext:value-type="float">
            <text:p>0,2192495034</text:p>
          </table:table-cell>
          <table:table-cell office:value-type="float" office:value="0.481815510430253" calcext:value-type="float">
            <text:p>0,4818155104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1.10544739958583" calcext:value-type="float">
            <text:p>1,1054473996</text:p>
          </table:table-cell>
          <table:table-cell office:value-type="float" office:value="0.826223477789517" calcext:value-type="float">
            <text:p>0,8262234778</text:p>
          </table:table-cell>
          <table:table-cell office:value-type="float" office:value="0.185957478114936" calcext:value-type="float">
            <text:p>0,1859574781</text:p>
          </table:table-cell>
          <table:table-cell office:value-type="float" office:value="0.454455311746903" calcext:value-type="float">
            <text:p>0,4544553117</text:p>
          </table:table-cell>
          <table:table-cell office:value-type="float" office:value="0.990447677129785" calcext:value-type="float">
            <text:p>0,9904476771</text:p>
          </table:table-cell>
          <table:table-cell office:value-type="float" office:value="0.513285119206036" calcext:value-type="float">
            <text:p>0,5132851192</text:p>
          </table:table-cell>
          <table:table-cell office:value-type="float" office:value="-0.326714624640232" calcext:value-type="float">
            <text:p>-0,3267146246</text:p>
          </table:table-cell>
          <table:table-cell office:value-type="float" office:value="-1.0911418452011" calcext:value-type="float">
            <text:p>-1,0911418452</text:p>
          </table:table-cell>
          <table:table-cell office:value-type="float" office:value="0.054709779438423" calcext:value-type="float">
            <text:p>0,0547097794</text:p>
          </table:table-cell>
          <table:table-cell office:value-type="float" office:value="0.0433491560697004" calcext:value-type="float">
            <text:p>0,0433491561</text:p>
          </table:table-cell>
          <table:table-cell office:value-type="float" office:value="0.472359674201709" calcext:value-type="float">
            <text:p>0,4723596742</text:p>
          </table:table-cell>
          <table:table-cell office:value-type="float" office:value="1.73100952785883" calcext:value-type="float">
            <text:p>1,7310095279</text:p>
          </table:table-cell>
          <table:table-cell office:value-type="float" office:value="1.22941965053643" calcext:value-type="float">
            <text:p>1,2294196505</text:p>
          </table:table-cell>
          <table:table-cell office:value-type="float" office:value="0.0105194812105598" calcext:value-type="float">
            <text:p>0,0105194812</text:p>
          </table:table-cell>
          <table:table-cell office:value-type="float" office:value="1.33113429147054" calcext:value-type="float">
            <text:p>1,3311342915</text:p>
          </table:table-cell>
          <table:table-cell office:value-type="float" office:value="1.85656324259829" calcext:value-type="float">
            <text:p>1,8565632426</text:p>
          </table:table-cell>
          <table:table-cell office:value-type="float" office:value="2.35874985873097" calcext:value-type="float">
            <text:p>2,3587498587</text:p>
          </table:table-cell>
          <table:table-cell office:value-type="float" office:value="2.51535883191737" calcext:value-type="float">
            <text:p>2,5153588319</text:p>
          </table:table-cell>
          <table:table-cell office:value-type="float" office:value="0.748481101548062" calcext:value-type="float">
            <text:p>0,7484811015</text:p>
          </table:table-cell>
          <table:table-cell office:value-type="float" office:value="0.442194297901903" calcext:value-type="float">
            <text:p>0,4421942979</text:p>
          </table:table-cell>
          <table:table-cell office:value-type="float" office:value="1.77356345290746" calcext:value-type="float">
            <text:p>1,7735634529</text:p>
          </table:table-cell>
          <table:table-cell office:value-type="float" office:value="1.39066701258557" calcext:value-type="float">
            <text:p>1,3906670126</text:p>
          </table:table-cell>
          <table:table-cell office:value-type="float" office:value="-0.329308157337285" calcext:value-type="float">
            <text:p>-0,3293081573</text:p>
          </table:table-cell>
          <table:table-cell office:value-type="float" office:value="1.42399172303022" calcext:value-type="float">
            <text:p>1,423991723</text:p>
          </table:table-cell>
          <table:table-cell office:value-type="float" office:value="1.27673003835765" calcext:value-type="float">
            <text:p>1,2767300384</text:p>
          </table:table-cell>
          <table:table-cell office:value-type="float" office:value="-0.24786349355271" calcext:value-type="float">
            <text:p>-0,2478634936</text:p>
          </table:table-cell>
          <table:table-cell office:value-type="float" office:value="0.698553116185386" calcext:value-type="float">
            <text:p>0,6985531162</text:p>
          </table:table-cell>
          <table:table-cell office:value-type="float" office:value="1.34036345588767" calcext:value-type="float">
            <text:p>1,3403634559</text:p>
          </table:table-cell>
          <table:table-cell office:value-type="float" office:value="-0.984988058785545" calcext:value-type="float">
            <text:p>-0,9849880588</text:p>
          </table:table-cell>
          <table:table-cell office:value-type="float" office:value="0.85558791878071" calcext:value-type="float">
            <text:p>0,8555879188</text:p>
          </table:table-cell>
          <table:table-cell office:value-type="float" office:value="-0.340039280191277" calcext:value-type="float">
            <text:p>-0,3400392802</text:p>
          </table:table-cell>
          <table:table-cell office:value-type="float" office:value="-0.339729824232318" calcext:value-type="float">
            <text:p>-0,3397298242</text:p>
          </table:table-cell>
          <table:table-cell office:value-type="float" office:value="-0.695680750171639" calcext:value-type="float">
            <text:p>-0,695680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833131870256" calcext:value-type="float">
            <text:p>0,1783313187</text:p>
          </table:table-cell>
          <table:table-cell office:value-type="float" office:value="0.227549033892614" calcext:value-type="float">
            <text:p>0,2275490339</text:p>
          </table:table-cell>
          <table:table-cell office:value-type="float" office:value="0.421566380168155" calcext:value-type="float">
            <text:p>0,4215663802</text:p>
          </table:table-cell>
          <table:table-cell office:value-type="float" office:value="0.572773826391944" calcext:value-type="float">
            <text:p>0,5727738264</text:p>
          </table:table-cell>
          <table:table-cell office:value-type="float" office:value="1.2384755257054" calcext:value-type="float">
            <text:p>1,2384755257</text:p>
          </table:table-cell>
          <table:table-cell office:value-type="float" office:value="1.9989700366144" calcext:value-type="float">
            <text:p>1,9989700366</text:p>
          </table:table-cell>
          <table:table-cell office:value-type="float" office:value="1.9316082762088" calcext:value-type="float">
            <text:p>1,9316082762</text:p>
          </table:table-cell>
          <table:table-cell office:value-type="float" office:value="1.64763829778368" calcext:value-type="float">
            <text:p>1,6476382978</text:p>
          </table:table-cell>
          <table:table-cell office:value-type="float" office:value="1.75061167640893" calcext:value-type="float">
            <text:p>1,7506116764</text:p>
          </table:table-cell>
          <table:table-cell office:value-type="float" office:value="3.04354274821721" calcext:value-type="float">
            <text:p>3,0435427482</text:p>
          </table:table-cell>
          <table:table-cell office:value-type="float" office:value="3.33598064060914" calcext:value-type="float">
            <text:p>3,3359806406</text:p>
          </table:table-cell>
          <table:table-cell office:value-type="float" office:value="2.27632948061921" calcext:value-type="float">
            <text:p>2,2763294806</text:p>
          </table:table-cell>
          <table:table-cell office:value-type="float" office:value="1.7987104681821" calcext:value-type="float">
            <text:p>1,7987104682</text:p>
          </table:table-cell>
          <table:table-cell office:value-type="float" office:value="0.317982597351725" calcext:value-type="float">
            <text:p>0,3179825974</text:p>
          </table:table-cell>
          <table:table-cell office:value-type="float" office:value="-0.396734981653167" calcext:value-type="float">
            <text:p>-0,3967349817</text:p>
          </table:table-cell>
          <table:table-cell office:value-type="float" office:value="-0.082097574152822" calcext:value-type="float">
            <text:p>-0,0820975742</text:p>
          </table:table-cell>
          <table:table-cell office:value-type="float" office:value="-0.0557500100581331" calcext:value-type="float">
            <text:p>-0,0557500101</text:p>
          </table:table-cell>
          <table:table-cell office:value-type="float" office:value="-0.0990328686030593" calcext:value-type="float">
            <text:p>-0,0990328686</text:p>
          </table:table-cell>
          <table:table-cell office:value-type="float" office:value="0.619989238107767" calcext:value-type="float">
            <text:p>0,6199892381</text:p>
          </table:table-cell>
          <table:table-cell office:value-type="float" office:value="0.799915325069039" calcext:value-type="float">
            <text:p>0,7999153251</text:p>
          </table:table-cell>
          <table:table-cell office:value-type="float" office:value="1.07905518117358" calcext:value-type="float">
            <text:p>1,0790551812</text:p>
          </table:table-cell>
          <table:table-cell office:value-type="float" office:value="0.585423540376795" calcext:value-type="float">
            <text:p>0,5854235404</text:p>
          </table:table-cell>
          <table:table-cell office:value-type="float" office:value="0.044768589766782" calcext:value-type="float">
            <text:p>0,0447685898</text:p>
          </table:table-cell>
          <table:table-cell office:value-type="float" office:value="0.164355232499507" calcext:value-type="float">
            <text:p>0,1643552325</text:p>
          </table:table-cell>
          <table:table-cell office:value-type="float" office:value="-0.00408285853593434" calcext:value-type="float">
            <text:p>-0,0040828585</text:p>
          </table:table-cell>
          <table:table-cell office:value-type="float" office:value="0.298868938665835" calcext:value-type="float">
            <text:p>0,2988689387</text:p>
          </table:table-cell>
          <table:table-cell office:value-type="float" office:value="0.594731772183576" calcext:value-type="float">
            <text:p>0,5947317722</text:p>
          </table:table-cell>
          <table:table-cell office:value-type="float" office:value="1.0544332365996" calcext:value-type="float">
            <text:p>1,0544332366</text:p>
          </table:table-cell>
          <table:table-cell office:value-type="float" office:value="0.570656114886362" calcext:value-type="float">
            <text:p>0,5706561149</text:p>
          </table:table-cell>
          <table:table-cell office:value-type="float" office:value="-0.554248415282885" calcext:value-type="float">
            <text:p>-0,5542484153</text:p>
          </table:table-cell>
          <table:table-cell office:value-type="float" office:value="-0.794654249486488" calcext:value-type="float">
            <text:p>-0,7946542495</text:p>
          </table:table-cell>
          <table:table-cell office:value-type="float" office:value="-0.713291153842046" calcext:value-type="float">
            <text:p>-0,7132911538</text:p>
          </table:table-cell>
          <table:table-cell office:value-type="float" office:value="-0.740873804137014" calcext:value-type="float">
            <text:p>-0,7408738041</text:p>
          </table:table-cell>
          <table:table-cell office:value-type="float" office:value="-0.25925270347031" calcext:value-type="float">
            <text:p>-0,2592527035</text:p>
          </table:table-cell>
          <table:table-cell office:value-type="float" office:value="-0.560524679099767" calcext:value-type="float">
            <text:p>-0,5605246791</text:p>
          </table:table-cell>
          <table:table-cell office:value-type="float" office:value="-0.0210130986770416" calcext:value-type="float">
            <text:p>-0,0210130987</text:p>
          </table:table-cell>
          <table:table-cell office:value-type="float" office:value="-0.497681657184829" calcext:value-type="float">
            <text:p>-0,4976816572</text:p>
          </table:table-cell>
          <table:table-cell office:value-type="float" office:value="0.123959198796473" calcext:value-type="float">
            <text:p>0,1239591988</text:p>
          </table:table-cell>
          <table:table-cell office:value-type="float" office:value="1.58634013028966" calcext:value-type="float">
            <text:p>1,5863401303</text:p>
          </table:table-cell>
          <table:table-cell office:value-type="float" office:value="0.751980560207464" calcext:value-type="float">
            <text:p>0,7519805602</text:p>
          </table:table-cell>
          <table:table-cell office:value-type="float" office:value="-0.826363690651745" calcext:value-type="float">
            <text:p>-0,8263636907</text:p>
          </table:table-cell>
          <table:table-cell office:value-type="float" office:value="0.711202649049262" calcext:value-type="float">
            <text:p>0,711202649</text:p>
          </table:table-cell>
          <table:table-cell office:value-type="float" office:value="1.7479249749632" calcext:value-type="float">
            <text:p>1,747924975</text:p>
          </table:table-cell>
          <table:table-cell office:value-type="float" office:value="2.25071551405627" calcext:value-type="float">
            <text:p>2,2507155141</text:p>
          </table:table-cell>
          <table:table-cell office:value-type="float" office:value="1.3434152964383" calcext:value-type="float">
            <text:p>1,3434152964</text:p>
          </table:table-cell>
          <table:table-cell office:value-type="float" office:value="-0.219131374867188" calcext:value-type="float">
            <text:p>-0,2191313749</text:p>
          </table:table-cell>
          <table:table-cell office:value-type="float" office:value="0.242085564911185" calcext:value-type="float">
            <text:p>0,2420855649</text:p>
          </table:table-cell>
          <table:table-cell office:value-type="float" office:value="1.60854354717172" calcext:value-type="float">
            <text:p>1,6085435472</text:p>
          </table:table-cell>
          <table:table-cell office:value-type="float" office:value="1.77449110805918" calcext:value-type="float">
            <text:p>1,7744911081</text:p>
          </table:table-cell>
          <table:table-cell office:value-type="float" office:value="0.885473045284699" calcext:value-type="float">
            <text:p>0,8854730453</text:p>
          </table:table-cell>
          <table:table-cell office:value-type="float" office:value="1.72377945419447" calcext:value-type="float">
            <text:p>1,7237794542</text:p>
          </table:table-cell>
          <table:table-cell office:value-type="float" office:value="0.550135707585003" calcext:value-type="float">
            <text:p>0,5501357076</text:p>
          </table:table-cell>
          <table:table-cell office:value-type="float" office:value="1.46593551901174" calcext:value-type="float">
            <text:p>1,465935519</text:p>
          </table:table-cell>
          <table:table-cell office:value-type="float" office:value="0.71225023611059" calcext:value-type="float">
            <text:p>0,7122502361</text:p>
          </table:table-cell>
          <table:table-cell office:value-type="float" office:value="0.084654534056063" calcext:value-type="float">
            <text:p>0,0846545341</text:p>
          </table:table-cell>
          <table:table-cell office:value-type="float" office:value="-0.409685298786908" calcext:value-type="float">
            <text:p>-0,4096852988</text:p>
          </table:table-cell>
          <table:table-cell office:value-type="float" office:value="-0.285195972926903" calcext:value-type="float">
            <text:p>-0,2851959729</text:p>
          </table:table-cell>
          <table:table-cell office:value-type="float" office:value="-0.479146258451345" calcext:value-type="float">
            <text:p>-0,4791462585</text:p>
          </table:table-cell>
          <table:table-cell office:value-type="float" office:value="-0.145598496099565" calcext:value-type="float">
            <text:p>-0,1455984961</text:p>
          </table:table-cell>
          <table:table-cell office:value-type="float" office:value="0.0795063714481874" calcext:value-type="float">
            <text:p>0,0795063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14896816309" calcext:value-type="float">
            <text:p>0,4871489682</text:p>
          </table:table-cell>
          <table:table-cell office:value-type="float" office:value="0.961773916586113" calcext:value-type="float">
            <text:p>0,9617739166</text:p>
          </table:table-cell>
          <table:table-cell office:value-type="float" office:value="0.0988859410270981" calcext:value-type="float">
            <text:p>0,098885941</text:p>
          </table:table-cell>
          <table:table-cell office:value-type="float" office:value="-0.394386480836479" calcext:value-type="float">
            <text:p>-0,3943864808</text:p>
          </table:table-cell>
          <table:table-cell office:value-type="float" office:value="-0.331220198735164" calcext:value-type="float">
            <text:p>-0,3312201987</text:p>
          </table:table-cell>
          <table:table-cell office:value-type="float" office:value="0.178494573730698" calcext:value-type="float">
            <text:p>0,1784945737</text:p>
          </table:table-cell>
          <table:table-cell office:value-type="float" office:value="0.352010724822298" calcext:value-type="float">
            <text:p>0,3520107248</text:p>
          </table:table-cell>
          <table:table-cell office:value-type="float" office:value="0.856114268769994" calcext:value-type="float">
            <text:p>0,8561142688</text:p>
          </table:table-cell>
          <table:table-cell office:value-type="float" office:value="0.949849375209575" calcext:value-type="float">
            <text:p>0,9498493752</text:p>
          </table:table-cell>
          <table:table-cell office:value-type="float" office:value="1.70590161859254" calcext:value-type="float">
            <text:p>1,7059016186</text:p>
          </table:table-cell>
          <table:table-cell office:value-type="float" office:value="2.25839936297845" calcext:value-type="float">
            <text:p>2,258399363</text:p>
          </table:table-cell>
          <table:table-cell office:value-type="float" office:value="2.03502499122003" calcext:value-type="float">
            <text:p>2,0350249912</text:p>
          </table:table-cell>
          <table:table-cell office:value-type="float" office:value="2.06757706942091" calcext:value-type="float">
            <text:p>2,0675770694</text:p>
          </table:table-cell>
          <table:table-cell office:value-type="float" office:value="0.671229039151633" calcext:value-type="float">
            <text:p>0,6712290392</text:p>
          </table:table-cell>
          <table:table-cell office:value-type="float" office:value="0.0647432546746882" calcext:value-type="float">
            <text:p>0,0647432547</text:p>
          </table:table-cell>
          <table:table-cell office:value-type="float" office:value="0.0120352464726651" calcext:value-type="float">
            <text:p>0,0120352465</text:p>
          </table:table-cell>
          <table:table-cell office:value-type="float" office:value="-0.0238928614534855" calcext:value-type="float">
            <text:p>-0,0238928615</text:p>
          </table:table-cell>
          <table:table-cell office:value-type="float" office:value="-0.368601101673163" calcext:value-type="float">
            <text:p>-0,3686011017</text:p>
          </table:table-cell>
          <table:table-cell office:value-type="float" office:value="0.423856350028661" calcext:value-type="float">
            <text:p>0,42385635</text:p>
          </table:table-cell>
          <table:table-cell office:value-type="float" office:value="0.954492013302275" calcext:value-type="float">
            <text:p>0,9544920133</text:p>
          </table:table-cell>
          <table:table-cell office:value-type="float" office:value="0.998378158282094" calcext:value-type="float">
            <text:p>0,9983781583</text:p>
          </table:table-cell>
          <table:table-cell office:value-type="float" office:value="0.788641324753252" calcext:value-type="float">
            <text:p>0,7886413248</text:p>
          </table:table-cell>
          <table:table-cell office:value-type="float" office:value="0.0439691506638034" calcext:value-type="float">
            <text:p>0,0439691507</text:p>
          </table:table-cell>
          <table:table-cell office:value-type="float" office:value="-0.0309472956869304" calcext:value-type="float">
            <text:p>-0,0309472957</text:p>
          </table:table-cell>
          <table:table-cell office:value-type="float" office:value="0.0310297248731007" calcext:value-type="float">
            <text:p>0,0310297249</text:p>
          </table:table-cell>
          <table:table-cell office:value-type="float" office:value="0.525655241912971" calcext:value-type="float">
            <text:p>0,5256552419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1.05274681798849" calcext:value-type="float">
            <text:p>1,052746818</text:p>
          </table:table-cell>
          <table:table-cell office:value-type="float" office:value="0.905724074392942" calcext:value-type="float">
            <text:p>0,9057240744</text:p>
          </table:table-cell>
          <table:table-cell office:value-type="float" office:value="-0.0106455559943999" calcext:value-type="float">
            <text:p>-0,010645556</text:p>
          </table:table-cell>
          <table:table-cell office:value-type="float" office:value="0.0142528401113422" calcext:value-type="float">
            <text:p>0,0142528401</text:p>
          </table:table-cell>
          <table:table-cell office:value-type="float" office:value="0.504134115963314" calcext:value-type="float">
            <text:p>0,504134116</text:p>
          </table:table-cell>
          <table:table-cell office:value-type="float" office:value="0.326371858815913" calcext:value-type="float">
            <text:p>0,3263718588</text:p>
          </table:table-cell>
          <table:table-cell office:value-type="float" office:value="-0.260550048108193" calcext:value-type="float">
            <text:p>-0,2605500481</text:p>
          </table:table-cell>
          <table:table-cell office:value-type="float" office:value="-0.908223636668711" calcext:value-type="float">
            <text:p>-0,9082236367</text:p>
          </table:table-cell>
          <table:table-cell office:value-type="float" office:value="-0.364416350930674" calcext:value-type="float">
            <text:p>-0,3644163509</text:p>
          </table:table-cell>
          <table:table-cell office:value-type="float" office:value="-0.608972279017618" calcext:value-type="float">
            <text:p>-0,608972279</text:p>
          </table:table-cell>
          <table:table-cell office:value-type="float" office:value="0.390189750757078" calcext:value-type="float">
            <text:p>0,3901897508</text:p>
          </table:table-cell>
          <table:table-cell office:value-type="float" office:value="1.64862834313194" calcext:value-type="float">
            <text:p>1,6486283431</text:p>
          </table:table-cell>
          <table:table-cell office:value-type="float" office:value="1.3519977991672" calcext:value-type="float">
            <text:p>1,3519977992</text:p>
          </table:table-cell>
          <table:table-cell office:value-type="float" office:value="-0.160129880649631" calcext:value-type="float">
            <text:p>-0,1601298806</text:p>
          </table:table-cell>
          <table:table-cell office:value-type="float" office:value="1.13733156960461" calcext:value-type="float">
            <text:p>1,1373315696</text:p>
          </table:table-cell>
          <table:table-cell office:value-type="float" office:value="1.13062938800357" calcext:value-type="float">
            <text:p>1,130629388</text:p>
          </table:table-cell>
          <table:table-cell office:value-type="float" office:value="1.9093569944244" calcext:value-type="float">
            <text:p>1,9093569944</text:p>
          </table:table-cell>
          <table:table-cell office:value-type="float" office:value="2.25023710920347" calcext:value-type="float">
            <text:p>2,2502371092</text:p>
          </table:table-cell>
          <table:table-cell office:value-type="float" office:value="0.513297513530466" calcext:value-type="float">
            <text:p>0,5132975135</text:p>
          </table:table-cell>
          <table:table-cell office:value-type="float" office:value="-0.0879788395045399" calcext:value-type="float">
            <text:p>-0,0879788395</text:p>
          </table:table-cell>
          <table:table-cell office:value-type="float" office:value="0.934044709164455" calcext:value-type="float">
            <text:p>0,9340447092</text:p>
          </table:table-cell>
          <table:table-cell office:value-type="float" office:value="1.27663231755355" calcext:value-type="float">
            <text:p>1,2766323176</text:p>
          </table:table-cell>
          <table:table-cell office:value-type="float" office:value="-0.256128566817888" calcext:value-type="float">
            <text:p>-0,2561285668</text:p>
          </table:table-cell>
          <table:table-cell office:value-type="float" office:value="1.58221302558913" calcext:value-type="float">
            <text:p>1,5822130256</text:p>
          </table:table-cell>
          <table:table-cell office:value-type="float" office:value="0.280257813298021" calcext:value-type="float">
            <text:p>0,2802578133</text:p>
          </table:table-cell>
          <table:table-cell office:value-type="float" office:value="-1.08351755753042" calcext:value-type="float">
            <text:p>-1,0835175575</text:p>
          </table:table-cell>
          <table:table-cell office:value-type="float" office:value="-0.356125118055295" calcext:value-type="float">
            <text:p>-0,3561251181</text:p>
          </table:table-cell>
          <table:table-cell office:value-type="float" office:value="0.338618136224252" calcext:value-type="float">
            <text:p>0,3386181362</text:p>
          </table:table-cell>
          <table:table-cell office:value-type="float" office:value="-0.461985549695875" calcext:value-type="float">
            <text:p>-0,4619855497</text:p>
          </table:table-cell>
          <table:table-cell office:value-type="float" office:value="-0.0432115110495308" calcext:value-type="float">
            <text:p>-0,043211511</text:p>
          </table:table-cell>
          <table:table-cell office:value-type="float" office:value="-0.108194316424497" calcext:value-type="float">
            <text:p>-0,1081943164</text:p>
          </table:table-cell>
          <table:table-cell office:value-type="float" office:value="-0.501505931009613" calcext:value-type="float">
            <text:p>-0,501505931</text:p>
          </table:table-cell>
          <table:table-cell office:value-type="float" office:value="0.0993829643102343" calcext:value-type="float">
            <text:p>0,0993829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26413428133812" calcext:value-type="float">
            <text:p>-0,0826413428</text:p>
          </table:table-cell>
          <table:table-cell office:value-type="float" office:value="-0.354976492872477" calcext:value-type="float">
            <text:p>-0,3549764929</text:p>
          </table:table-cell>
          <table:table-cell office:value-type="float" office:value="0.176953789206386" calcext:value-type="float">
            <text:p>0,1769537892</text:p>
          </table:table-cell>
          <table:table-cell office:value-type="float" office:value="-0.256834792697325" calcext:value-type="float">
            <text:p>-0,2568347927</text:p>
          </table:table-cell>
          <table:table-cell office:value-type="float" office:value="0.131408013628625" calcext:value-type="float">
            <text:p>0,1314080136</text:p>
          </table:table-cell>
          <table:table-cell office:value-type="float" office:value="1.11241878889037" calcext:value-type="float">
            <text:p>1,1124187889</text:p>
          </table:table-cell>
          <table:table-cell office:value-type="float" office:value="0.59639518205525" calcext:value-type="float">
            <text:p>0,5963951821</text:p>
          </table:table-cell>
          <table:table-cell office:value-type="float" office:value="0.329997406754963" calcext:value-type="float">
            <text:p>0,3299974068</text:p>
          </table:table-cell>
          <table:table-cell office:value-type="float" office:value="1.28856844987302" calcext:value-type="float">
            <text:p>1,2885684499</text:p>
          </table:table-cell>
          <table:table-cell office:value-type="float" office:value="1.55487762008652" calcext:value-type="float">
            <text:p>1,5548776201</text:p>
          </table:table-cell>
          <table:table-cell office:value-type="float" office:value="0.946462996296608" calcext:value-type="float">
            <text:p>0,9464629963</text:p>
          </table:table-cell>
          <table:table-cell office:value-type="float" office:value="0.841353079162534" calcext:value-type="float">
            <text:p>0,8413530792</text:p>
          </table:table-cell>
          <table:table-cell office:value-type="float" office:value="0.92471666151661" calcext:value-type="float">
            <text:p>0,9247166615</text:p>
          </table:table-cell>
          <table:table-cell office:value-type="float" office:value="0.303998659036065" calcext:value-type="float">
            <text:p>0,303998659</text:p>
          </table:table-cell>
          <table:table-cell office:value-type="float" office:value="0.250210773705187" calcext:value-type="float">
            <text:p>0,2502107737</text:p>
          </table:table-cell>
          <table:table-cell office:value-type="float" office:value="-0.0193423604024972" calcext:value-type="float">
            <text:p>-0,0193423604</text:p>
          </table:table-cell>
          <table:table-cell office:value-type="float" office:value="-0.288231344518239" calcext:value-type="float">
            <text:p>-0,2882313445</text:p>
          </table:table-cell>
          <table:table-cell office:value-type="float" office:value="-0.880207195074297" calcext:value-type="float">
            <text:p>-0,8802071951</text:p>
          </table:table-cell>
          <table:table-cell office:value-type="float" office:value="-0.348659155784893" calcext:value-type="float">
            <text:p>-0,3486591558</text:p>
          </table:table-cell>
          <table:table-cell office:value-type="float" office:value="-0.379588566917578" calcext:value-type="float">
            <text:p>-0,3795885669</text:p>
          </table:table-cell>
          <table:table-cell office:value-type="float" office:value="-0.499189079141047" calcext:value-type="float">
            <text:p>-0,4991890791</text:p>
          </table:table-cell>
          <table:table-cell office:value-type="float" office:value="-1.16146779839775" calcext:value-type="float">
            <text:p>-1,1614677984</text:p>
          </table:table-cell>
          <table:table-cell office:value-type="float" office:value="-1.04646578579852" calcext:value-type="float">
            <text:p>-1,0464657858</text:p>
          </table:table-cell>
          <table:table-cell office:value-type="float" office:value="-0.887016407459174" calcext:value-type="float">
            <text:p>-0,8870164075</text:p>
          </table:table-cell>
          <table:table-cell office:value-type="float" office:value="-0.409918997007807" calcext:value-type="float">
            <text:p>-0,409918997</text:p>
          </table:table-cell>
          <table:table-cell office:value-type="float" office:value="-0.121823869216398" calcext:value-type="float">
            <text:p>-0,1218238692</text:p>
          </table:table-cell>
          <table:table-cell office:value-type="float" office:value="-0.338683664925897" calcext:value-type="float">
            <text:p>-0,3386836649</text:p>
          </table:table-cell>
          <table:table-cell office:value-type="float" office:value="0.15599372152813" calcext:value-type="float">
            <text:p>0,1559937215</text:p>
          </table:table-cell>
          <table:table-cell office:value-type="float" office:value="0.488241883852445" calcext:value-type="float">
            <text:p>0,4882418839</text:p>
          </table:table-cell>
          <table:table-cell office:value-type="float" office:value="1.13499746995608" calcext:value-type="float">
            <text:p>1,13499747</text:p>
          </table:table-cell>
          <table:table-cell office:value-type="float" office:value="2.04189458578724" calcext:value-type="float">
            <text:p>2,0418945858</text:p>
          </table:table-cell>
          <table:table-cell office:value-type="float" office:value="1.2722938201009" calcext:value-type="float">
            <text:p>1,2722938201</text:p>
          </table:table-cell>
          <table:table-cell office:value-type="float" office:value="0.454693138617422" calcext:value-type="float">
            <text:p>0,4546931386</text:p>
          </table:table-cell>
          <table:table-cell office:value-type="float" office:value="-0.043893493581712" calcext:value-type="float">
            <text:p>-0,0438934936</text:p>
          </table:table-cell>
          <table:table-cell office:value-type="float" office:value="-0.664332691958864" calcext:value-type="float">
            <text:p>-0,664332692</text:p>
          </table:table-cell>
          <table:table-cell office:value-type="float" office:value="-0.781649409346883" calcext:value-type="float">
            <text:p>-0,7816494093</text:p>
          </table:table-cell>
          <table:table-cell office:value-type="float" office:value="-0.679414657630881" calcext:value-type="float">
            <text:p>-0,6794146576</text:p>
          </table:table-cell>
          <table:table-cell office:value-type="float" office:value="-0.613691942526475" calcext:value-type="float">
            <text:p>-0,6136919425</text:p>
          </table:table-cell>
          <table:table-cell office:value-type="float" office:value="0.38678970877867" calcext:value-type="float">
            <text:p>0,3867897088</text:p>
          </table:table-cell>
          <table:table-cell office:value-type="float" office:value="1.5383837511948" calcext:value-type="float">
            <text:p>1,5383837512</text:p>
          </table:table-cell>
          <table:table-cell office:value-type="float" office:value="1.9829222081905" calcext:value-type="float">
            <text:p>1,9829222082</text:p>
          </table:table-cell>
          <table:table-cell office:value-type="float" office:value="1.55634846366947" calcext:value-type="float">
            <text:p>1,5563484637</text:p>
          </table:table-cell>
          <table:table-cell office:value-type="float" office:value="2.36450110319677" calcext:value-type="float">
            <text:p>2,3645011032</text:p>
          </table:table-cell>
          <table:table-cell office:value-type="float" office:value="2.43827514022763" calcext:value-type="float">
            <text:p>2,4382751402</text:p>
          </table:table-cell>
          <table:table-cell office:value-type="float" office:value="3.66290061679839" calcext:value-type="float">
            <text:p>3,6629006168</text:p>
          </table:table-cell>
          <table:table-cell office:value-type="float" office:value="3.50199561776677" calcext:value-type="float">
            <text:p>3,5019956178</text:p>
          </table:table-cell>
          <table:table-cell office:value-type="float" office:value="3.51052820375958" calcext:value-type="float">
            <text:p>3,5105282038</text:p>
          </table:table-cell>
          <table:table-cell office:value-type="float" office:value="3.17222731414343" calcext:value-type="float">
            <text:p>3,1722273141</text:p>
          </table:table-cell>
          <table:table-cell office:value-type="float" office:value="3.16237678661958" calcext:value-type="float">
            <text:p>3,1623767866</text:p>
          </table:table-cell>
          <table:table-cell office:value-type="float" office:value="2.42224444619203" calcext:value-type="float">
            <text:p>2,4222444462</text:p>
          </table:table-cell>
          <table:table-cell office:value-type="float" office:value="-0.707832143026715" calcext:value-type="float">
            <text:p>-0,707832143</text:p>
          </table:table-cell>
          <table:table-cell office:value-type="float" office:value="-0.373677084397361" calcext:value-type="float">
            <text:p>-0,3736770844</text:p>
          </table:table-cell>
          <table:table-cell office:value-type="float" office:value="1.49426277541777" calcext:value-type="float">
            <text:p>1,4942627754</text:p>
          </table:table-cell>
          <table:table-cell office:value-type="float" office:value="0.15066831917724" calcext:value-type="float">
            <text:p>0,1506683192</text:p>
          </table:table-cell>
          <table:table-cell office:value-type="float" office:value="-0.507927204336379" calcext:value-type="float">
            <text:p>-0,5079272043</text:p>
          </table:table-cell>
          <table:table-cell office:value-type="float" office:value="-0.653753136362087" calcext:value-type="float">
            <text:p>-0,6537531364</text:p>
          </table:table-cell>
          <table:table-cell office:value-type="float" office:value="0.0432115110495308" calcext:value-type="float">
            <text:p>0,043211511</text:p>
          </table:table-cell>
          <table:table-cell office:value-type="float" office:value="0.448233596615775" calcext:value-type="float">
            <text:p>0,4482335966</text:p>
          </table:table-cell>
          <table:table-cell office:value-type="float" office:value="0.0970656640663767" calcext:value-type="float">
            <text:p>0,0970656641</text:p>
          </table:table-cell>
          <table:table-cell office:value-type="float" office:value="-0.218642521482515" calcext:value-type="float">
            <text:p>-0,2186425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04586665845263" calcext:value-type="float">
            <text:p>-0,6045866658</text:p>
          </table:table-cell>
          <table:table-cell office:value-type="float" office:value="-0.103155562031318" calcext:value-type="float">
            <text:p>-0,103155562</text:p>
          </table:table-cell>
          <table:table-cell office:value-type="float" office:value="-0.247214852567745" calcext:value-type="float">
            <text:p>-0,2472148526</text:p>
          </table:table-cell>
          <table:table-cell office:value-type="float" office:value="-0.437371383379964" calcext:value-type="float">
            <text:p>-0,4373713834</text:p>
          </table:table-cell>
          <table:table-cell office:value-type="float" office:value="-0.721844020069569" calcext:value-type="float">
            <text:p>-0,7218440201</text:p>
          </table:table-cell>
          <table:table-cell office:value-type="float" office:value="-0.129429714600933" calcext:value-type="float">
            <text:p>-0,1294297146</text:p>
          </table:table-cell>
          <table:table-cell office:value-type="float" office:value="0.677317187761526" calcext:value-type="float">
            <text:p>0,6773171878</text:p>
          </table:table-cell>
          <table:table-cell office:value-type="float" office:value="0.120959903543634" calcext:value-type="float">
            <text:p>0,1209599035</text:p>
          </table:table-cell>
          <table:table-cell office:value-type="float" office:value="0.0392778976854117" calcext:value-type="float">
            <text:p>0,0392778977</text:p>
          </table:table-cell>
          <table:table-cell office:value-type="float" office:value="0.21946837221317" calcext:value-type="float">
            <text:p>0,2194683722</text:p>
          </table:table-cell>
          <table:table-cell office:value-type="float" office:value="0.568932772455366" calcext:value-type="float">
            <text:p>0,5689327725</text:p>
          </table:table-cell>
          <table:table-cell office:value-type="float" office:value="0.430849879740848" calcext:value-type="float">
            <text:p>0,4308498797</text:p>
          </table:table-cell>
          <table:table-cell office:value-type="float" office:value="0.073423992686589" calcext:value-type="float">
            <text:p>0,0734239927</text:p>
          </table:table-cell>
          <table:table-cell office:value-type="float" office:value="-0.160511291971042" calcext:value-type="float">
            <text:p>-0,160511292</text:p>
          </table:table-cell>
          <table:table-cell office:value-type="float" office:value="-0.460991444939324" calcext:value-type="float">
            <text:p>-0,4609914449</text:p>
          </table:table-cell>
          <table:table-cell office:value-type="float" office:value="-0.685579218710741" calcext:value-type="float">
            <text:p>-0,6855792187</text:p>
          </table:table-cell>
          <table:table-cell office:value-type="float" office:value="-0.617042628330494" calcext:value-type="float">
            <text:p>-0,6170426283</text:p>
          </table:table-cell>
          <table:table-cell office:value-type="float" office:value="-0.479487325205546" calcext:value-type="float">
            <text:p>-0,4794873252</text:p>
          </table:table-cell>
          <table:table-cell office:value-type="float" office:value="-0.422693506818706" calcext:value-type="float">
            <text:p>-0,4226935068</text:p>
          </table:table-cell>
          <table:table-cell office:value-type="float" office:value="-0.664755905554756" calcext:value-type="float">
            <text:p>-0,6647559056</text:p>
          </table:table-cell>
          <table:table-cell office:value-type="float" office:value="-1.09456999326809" calcext:value-type="float">
            <text:p>-1,0945699933</text:p>
          </table:table-cell>
          <table:table-cell office:value-type="float" office:value="-1.38696137836932" calcext:value-type="float">
            <text:p>-1,3869613784</text:p>
          </table:table-cell>
          <table:table-cell office:value-type="float" office:value="-1.23233537724096" calcext:value-type="float">
            <text:p>-1,2323353772</text:p>
          </table:table-cell>
          <table:table-cell office:value-type="float" office:value="-0.71304242089481" calcext:value-type="float">
            <text:p>-0,7130424209</text:p>
          </table:table-cell>
          <table:table-cell office:value-type="float" office:value="-0.327445254581934" calcext:value-type="float">
            <text:p>-0,3274452546</text:p>
          </table:table-cell>
          <table:table-cell office:value-type="float" office:value="0.0682888125019256" calcext:value-type="float">
            <text:p>0,0682888125</text:p>
          </table:table-cell>
          <table:table-cell office:value-type="float" office:value="0.528379083021411" calcext:value-type="float">
            <text:p>0,528379083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1.24786800323072" calcext:value-type="float">
            <text:p>1,2478680032</text:p>
          </table:table-cell>
          <table:table-cell office:value-type="float" office:value="0.406569638509513" calcext:value-type="float">
            <text:p>0,4065696385</text:p>
          </table:table-cell>
          <table:table-cell office:value-type="float" office:value="0.0324777832045343" calcext:value-type="float">
            <text:p>0,0324777832</text:p>
          </table:table-cell>
          <table:table-cell office:value-type="float" office:value="0.339528465076688" calcext:value-type="float">
            <text:p>0,3395284651</text:p>
          </table:table-cell>
          <table:table-cell office:value-type="float" office:value="0.700682610840692" calcext:value-type="float">
            <text:p>0,7006826108</text:p>
          </table:table-cell>
          <table:table-cell office:value-type="float" office:value="0.143356582486085" calcext:value-type="float">
            <text:p>0,1433565825</text:p>
          </table:table-cell>
          <table:table-cell office:value-type="float" office:value="-0.493763392019382" calcext:value-type="float">
            <text:p>-0,493763392</text:p>
          </table:table-cell>
          <table:table-cell office:value-type="float" office:value="-0.780892180565729" calcext:value-type="float">
            <text:p>-0,7808921806</text:p>
          </table:table-cell>
          <table:table-cell office:value-type="float" office:value="-0.622310480885218" calcext:value-type="float">
            <text:p>-0,6223104809</text:p>
          </table:table-cell>
          <table:table-cell office:value-type="float" office:value="-0.852689034145431" calcext:value-type="float">
            <text:p>-0,8526890341</text:p>
          </table:table-cell>
          <table:table-cell office:value-type="float" office:value="-0.628910019988175" calcext:value-type="float">
            <text:p>-0,62891002</text:p>
          </table:table-cell>
          <table:table-cell office:value-type="float" office:value="-0.083677777261642" calcext:value-type="float">
            <text:p>-0,0836777773</text:p>
          </table:table-cell>
          <table:table-cell office:value-type="float" office:value="0.296883136386907" calcext:value-type="float">
            <text:p>0,2968831364</text:p>
          </table:table-cell>
          <table:table-cell office:value-type="float" office:value="1.22149054974211" calcext:value-type="float">
            <text:p>1,2214905497</text:p>
          </table:table-cell>
          <table:table-cell office:value-type="float" office:value="1.12199588329085" calcext:value-type="float">
            <text:p>1,1219958833</text:p>
          </table:table-cell>
          <table:table-cell office:value-type="float" office:value="-0.381121160380195" calcext:value-type="float">
            <text:p>-0,3811211604</text:p>
          </table:table-cell>
          <table:table-cell office:value-type="float" office:value="-0.0138496422313228" calcext:value-type="float">
            <text:p>-0,0138496422</text:p>
          </table:table-cell>
          <table:table-cell office:value-type="float" office:value="-0.0907136696639296" calcext:value-type="float">
            <text:p>-0,0907136697</text:p>
          </table:table-cell>
          <table:table-cell office:value-type="float" office:value="0.538798513828457" calcext:value-type="float">
            <text:p>0,5387985138</text:p>
          </table:table-cell>
          <table:table-cell office:value-type="float" office:value="0.967689544314461" calcext:value-type="float">
            <text:p>0,9676895443</text:p>
          </table:table-cell>
          <table:table-cell office:value-type="float" office:value="0.748178852771035" calcext:value-type="float">
            <text:p>0,7481788528</text:p>
          </table:table-cell>
          <table:table-cell office:value-type="float" office:value="-0.0219538771558188" calcext:value-type="float">
            <text:p>-0,0219538772</text:p>
          </table:table-cell>
          <table:table-cell office:value-type="float" office:value="0.499646218607093" calcext:value-type="float">
            <text:p>0,4996462186</text:p>
          </table:table-cell>
          <table:table-cell office:value-type="float" office:value="-0.18683854219868" calcext:value-type="float">
            <text:p>-0,1868385422</text:p>
          </table:table-cell>
          <table:table-cell office:value-type="float" office:value="0.10622721152259" calcext:value-type="float">
            <text:p>0,1062272115</text:p>
          </table:table-cell>
          <table:table-cell office:value-type="float" office:value="0" calcext:value-type="float">
            <text:p>0</text:p>
          </table:table-cell>
          <table:table-cell office:value-type="float" office:value="-0.705454450467193" calcext:value-type="float">
            <text:p>-0,7054544505</text:p>
          </table:table-cell>
          <table:table-cell office:value-type="float" office:value="-0.427118715756564" calcext:value-type="float">
            <text:p>-0,4271187158</text:p>
          </table:table-cell>
          <table:table-cell office:value-type="float" office:value="-0.665457270162774" calcext:value-type="float">
            <text:p>-0,6654572702</text:p>
          </table:table-cell>
          <table:table-cell office:value-type="float" office:value="0.170019640095639" calcext:value-type="float">
            <text:p>0,1700196401</text:p>
          </table:table-cell>
          <table:table-cell office:value-type="float" office:value="-0.0647104427109178" calcext:value-type="float">
            <text:p>-0,0647104427</text:p>
          </table:table-cell>
          <table:table-cell office:value-type="float" office:value="-0.695680750171639" calcext:value-type="float">
            <text:p>-0,695680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13167193819129" calcext:value-type="float">
            <text:p>-0,3131671938</text:p>
          </table:table-cell>
          <table:table-cell office:value-type="float" office:value="-0.297330737619682" calcext:value-type="float">
            <text:p>-0,2973307376</text:p>
          </table:table-cell>
          <table:table-cell office:value-type="float" office:value="-0.158737957964552" calcext:value-type="float">
            <text:p>-0,158737958</text:p>
          </table:table-cell>
          <table:table-cell office:value-type="float" office:value="0.334207617275599" calcext:value-type="float">
            <text:p>0,3342076173</text:p>
          </table:table-cell>
          <table:table-cell office:value-type="float" office:value="-0.293417893444738" calcext:value-type="float">
            <text:p>-0,2934178934</text:p>
          </table:table-cell>
          <table:table-cell office:value-type="float" office:value="-0.241094566413502" calcext:value-type="float">
            <text:p>-0,2410945664</text:p>
          </table:table-cell>
          <table:table-cell office:value-type="float" office:value="0.478249053724088" calcext:value-type="float">
            <text:p>0,4782490537</text:p>
          </table:table-cell>
          <table:table-cell office:value-type="float" office:value="-0.400459486489119" calcext:value-type="float">
            <text:p>-0,4004594865</text:p>
          </table:table-cell>
          <table:table-cell office:value-type="float" office:value="-0.409250353302836" calcext:value-type="float">
            <text:p>-0,4092503533</text:p>
          </table:table-cell>
          <table:table-cell office:value-type="float" office:value="-0.191197870029778" calcext:value-type="float">
            <text:p>-0,19119787</text:p>
          </table:table-cell>
          <table:table-cell office:value-type="float" office:value="0.171810161748111" calcext:value-type="float">
            <text:p>0,1718101617</text:p>
          </table:table-cell>
          <table:table-cell office:value-type="float" office:value="0.208821192749292" calcext:value-type="float">
            <text:p>0,2088211927</text:p>
          </table:table-cell>
          <table:table-cell office:value-type="float" office:value="0.181963807962417" calcext:value-type="float">
            <text:p>0,181963808</text:p>
          </table:table-cell>
          <table:table-cell office:value-type="float" office:value="0.0881596111204591" calcext:value-type="float">
            <text:p>0,0881596111</text:p>
          </table:table-cell>
          <table:table-cell office:value-type="float" office:value="0.181086396533715" calcext:value-type="float">
            <text:p>0,1810863965</text:p>
          </table:table-cell>
          <table:table-cell office:value-type="float" office:value="-0.496453916997433" calcext:value-type="float">
            <text:p>-0,496453917</text:p>
          </table:table-cell>
          <table:table-cell office:value-type="float" office:value="-0.513506895365389" calcext:value-type="float">
            <text:p>-0,5135068954</text:p>
          </table:table-cell>
          <table:table-cell office:value-type="float" office:value="-0.557107681678215" calcext:value-type="float">
            <text:p>-0,5571076817</text:p>
          </table:table-cell>
          <table:table-cell office:value-type="float" office:value="-0.745188690379608" calcext:value-type="float">
            <text:p>-0,7451886904</text:p>
          </table:table-cell>
          <table:table-cell office:value-type="float" office:value="-0.866543207928192" calcext:value-type="float">
            <text:p>-0,8665432079</text:p>
          </table:table-cell>
          <table:table-cell office:value-type="float" office:value="-0.804830877403009" calcext:value-type="float">
            <text:p>-0,8048308774</text:p>
          </table:table-cell>
          <table:table-cell office:value-type="float" office:value="-1.11027254887214" calcext:value-type="float">
            <text:p>-1,1102725489</text:p>
          </table:table-cell>
          <table:table-cell office:value-type="float" office:value="-0.839810777678643" calcext:value-type="float">
            <text:p>-0,8398107777</text:p>
          </table:table-cell>
          <table:table-cell office:value-type="float" office:value="-0.289817242041117" calcext:value-type="float">
            <text:p>-0,289817242</text:p>
          </table:table-cell>
          <table:table-cell office:value-type="float" office:value="0.125752042906777" calcext:value-type="float">
            <text:p>0,1257520429</text:p>
          </table:table-cell>
          <table:table-cell office:value-type="float" office:value="0.185475787042267" calcext:value-type="float">
            <text:p>0,185475787</text:p>
          </table:table-cell>
          <table:table-cell office:value-type="float" office:value="0.559316533182911" calcext:value-type="float">
            <text:p>0,5593165332</text:p>
          </table:table-cell>
          <table:table-cell office:value-type="float" office:value="1.09448567861358" calcext:value-type="float">
            <text:p>1,0944856786</text:p>
          </table:table-cell>
          <table:table-cell office:value-type="float" office:value="1.00520387851974" calcext:value-type="float">
            <text:p>1,0052038785</text:p>
          </table:table-cell>
          <table:table-cell office:value-type="float" office:value="0.412005667102398" calcext:value-type="float">
            <text:p>0,4120056671</text:p>
          </table:table-cell>
          <table:table-cell office:value-type="float" office:value="0.590441425596105" calcext:value-type="float">
            <text:p>0,5904414256</text:p>
          </table:table-cell>
          <table:table-cell office:value-type="float" office:value="0.362507601525248" calcext:value-type="float">
            <text:p>0,3625076015</text:p>
          </table:table-cell>
          <table:table-cell office:value-type="float" office:value="0.00435808120080602" calcext:value-type="float">
            <text:p>0,0043580812</text:p>
          </table:table-cell>
          <table:table-cell office:value-type="float" office:value="0.00583805087047412" calcext:value-type="float">
            <text:p>0,0058380509</text:p>
          </table:table-cell>
          <table:table-cell office:value-type="float" office:value="-0.364485755187422" calcext:value-type="float">
            <text:p>-0,3644857552</text:p>
          </table:table-cell>
          <table:table-cell office:value-type="float" office:value="-0.744545199070306" calcext:value-type="float">
            <text:p>-0,7445451991</text:p>
          </table:table-cell>
          <table:table-cell office:value-type="float" office:value="-0.613140467101242" calcext:value-type="float">
            <text:p>-0,6131404671</text:p>
          </table:table-cell>
          <table:table-cell office:value-type="float" office:value="-0.704783171945095" calcext:value-type="float">
            <text:p>-0,7047831719</text:p>
          </table:table-cell>
          <table:table-cell office:value-type="float" office:value="-0.24061333831816" calcext:value-type="float">
            <text:p>-0,2406133383</text:p>
          </table:table-cell>
          <table:table-cell office:value-type="float" office:value="-0.166515978162799" calcext:value-type="float">
            <text:p>-0,1665159782</text:p>
          </table:table-cell>
          <table:table-cell office:value-type="float" office:value="-0.0923376684038018" calcext:value-type="float">
            <text:p>-0,0923376684</text:p>
          </table:table-cell>
          <table:table-cell office:value-type="float" office:value="0.156464582790838" calcext:value-type="float">
            <text:p>0,1564645828</text:p>
          </table:table-cell>
          <table:table-cell office:value-type="float" office:value="-0.749316263191675" calcext:value-type="float">
            <text:p>-0,7493162632</text:p>
          </table:table-cell>
          <table:table-cell office:value-type="float" office:value="-0.465147872904963" calcext:value-type="float">
            <text:p>-0,4651478729</text:p>
          </table:table-cell>
          <table:table-cell office:value-type="float" office:value="-0.0204447099605241" calcext:value-type="float">
            <text:p>-0,02044471</text:p>
          </table:table-cell>
          <table:table-cell office:value-type="float" office:value="0.499858451358032" calcext:value-type="float">
            <text:p>0,4998584514</text:p>
          </table:table-cell>
          <table:table-cell office:value-type="float" office:value="1.07817205275171" calcext:value-type="float">
            <text:p>1,0781720528</text:p>
          </table:table-cell>
          <table:table-cell office:value-type="float" office:value="1.13911799007878" calcext:value-type="float">
            <text:p>1,1391179901</text:p>
          </table:table-cell>
          <table:table-cell office:value-type="float" office:value="0.178005377610953" calcext:value-type="float">
            <text:p>0,1780053776</text:p>
          </table:table-cell>
          <table:table-cell office:value-type="float" office:value="-0.175631017246552" calcext:value-type="float">
            <text:p>-0,1756310172</text:p>
          </table:table-cell>
          <table:table-cell office:value-type="float" office:value="0.416371848839244" calcext:value-type="float">
            <text:p>0,4163718488</text:p>
          </table:table-cell>
          <table:table-cell office:value-type="float" office:value="0.373677084397361" calcext:value-type="float">
            <text:p>0,3736770844</text:p>
          </table:table-cell>
          <table:table-cell office:value-type="float" office:value="-0.502808801206926" calcext:value-type="float">
            <text:p>-0,5028088012</text:p>
          </table:table-cell>
          <table:table-cell office:value-type="float" office:value="-0.15066831917724" calcext:value-type="float">
            <text:p>-0,1506683192</text:p>
          </table:table-cell>
          <table:table-cell office:value-type="float" office:value="0.225745424149502" calcext:value-type="float">
            <text:p>0,2257454241</text:p>
          </table:table-cell>
          <table:table-cell office:value-type="float" office:value="-0.531719217574498" calcext:value-type="float">
            <text:p>-0,5317192176</text:p>
          </table:table-cell>
          <table:table-cell office:value-type="float" office:value="-0.0604961154693432" calcext:value-type="float">
            <text:p>-0,0604961155</text:p>
          </table:table-cell>
          <table:table-cell office:value-type="float" office:value="-0.0309126618355707" calcext:value-type="float">
            <text:p>-0,0309126618</text:p>
          </table:table-cell>
          <table:table-cell office:value-type="float" office:value="-0.258841770843671" calcext:value-type="float">
            <text:p>-0,2588417708</text:p>
          </table:table-cell>
          <table:table-cell office:value-type="float" office:value="-0.576421192999358" calcext:value-type="float">
            <text:p>-0,57642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48121629679031" calcext:value-type="float">
            <text:p>-0,7481216297</text:p>
          </table:table-cell>
          <table:table-cell office:value-type="float" office:value="-0.124393471861295" calcext:value-type="float">
            <text:p>-0,1243934719</text:p>
          </table:table-cell>
          <table:table-cell office:value-type="float" office:value="-0.317475915929104" calcext:value-type="float">
            <text:p>-0,3174759159</text:p>
          </table:table-cell>
          <table:table-cell office:value-type="float" office:value="0.2589840378245" calcext:value-type="float">
            <text:p>0,2589840378</text:p>
          </table:table-cell>
          <table:table-cell office:value-type="float" office:value="0.559834140253457" calcext:value-type="float">
            <text:p>0,5598341403</text:p>
          </table:table-cell>
          <table:table-cell office:value-type="float" office:value="0.379829685332149" calcext:value-type="float">
            <text:p>0,3798296853</text:p>
          </table:table-cell>
          <table:table-cell office:value-type="float" office:value="-0.588302981484622" calcext:value-type="float">
            <text:p>-0,5883029815</text:p>
          </table:table-cell>
          <table:table-cell office:value-type="float" office:value="-0.146795999446158" calcext:value-type="float">
            <text:p>-0,1467959994</text:p>
          </table:table-cell>
          <table:table-cell office:value-type="float" office:value="0.127125238745257" calcext:value-type="float">
            <text:p>0,1271252387</text:p>
          </table:table-cell>
          <table:table-cell office:value-type="float" office:value="0.026038620432071" calcext:value-type="float">
            <text:p>0,0260386204</text:p>
          </table:table-cell>
          <table:table-cell office:value-type="float" office:value="0.175577928453113" calcext:value-type="float">
            <text:p>0,1755779285</text:p>
          </table:table-cell>
          <table:table-cell office:value-type="float" office:value="0.15813297160331" calcext:value-type="float">
            <text:p>0,1581329716</text:p>
          </table:table-cell>
          <table:table-cell office:value-type="float" office:value="0.208921409142034" calcext:value-type="float">
            <text:p>0,2089214091</text:p>
          </table:table-cell>
          <table:table-cell office:value-type="float" office:value="-0.105791533344551" calcext:value-type="float">
            <text:p>-0,1057915333</text:p>
          </table:table-cell>
          <table:table-cell office:value-type="float" office:value="-0.456123531054009" calcext:value-type="float">
            <text:p>-0,4561235311</text:p>
          </table:table-cell>
          <table:table-cell office:value-type="float" office:value="-0.705781239575571" calcext:value-type="float">
            <text:p>-0,7057812396</text:p>
          </table:table-cell>
          <table:table-cell office:value-type="float" office:value="-0.400489868172711" calcext:value-type="float">
            <text:p>-0,4004898682</text:p>
          </table:table-cell>
          <table:table-cell office:value-type="float" office:value="-0.409131928205689" calcext:value-type="float">
            <text:p>-0,4091319282</text:p>
          </table:table-cell>
          <table:table-cell office:value-type="float" office:value="-0.609136034814852" calcext:value-type="float">
            <text:p>-0,6091360348</text:p>
          </table:table-cell>
          <table:table-cell office:value-type="float" office:value="-0.791539248366745" calcext:value-type="float">
            <text:p>-0,7915392484</text:p>
          </table:table-cell>
          <table:table-cell office:value-type="float" office:value="-0.910331599645717" calcext:value-type="float">
            <text:p>-0,9103315996</text:p>
          </table:table-cell>
          <table:table-cell office:value-type="float" office:value="-1.03406587973097" calcext:value-type="float">
            <text:p>-1,0340658797</text:p>
          </table:table-cell>
          <table:table-cell office:value-type="float" office:value="-0.752671915454015" calcext:value-type="float">
            <text:p>-0,7526719155</text:p>
          </table:table-cell>
          <table:table-cell office:value-type="float" office:value="-0.0522758373090039" calcext:value-type="float">
            <text:p>-0,0522758373</text:p>
          </table:table-cell>
          <table:table-cell office:value-type="float" office:value="0.113911753152568" calcext:value-type="float">
            <text:p>0,1139117532</text:p>
          </table:table-cell>
          <table:table-cell office:value-type="float" office:value="0.125617692133172" calcext:value-type="float">
            <text:p>0,1256176921</text:p>
          </table:table-cell>
          <table:table-cell office:value-type="float" office:value="0.637067230299312" calcext:value-type="float">
            <text:p>0,6370672303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865765659346194" calcext:value-type="float">
            <text:p>0,8657656593</text:p>
          </table:table-cell>
          <table:table-cell office:value-type="float" office:value="0.199094547214408" calcext:value-type="float">
            <text:p>0,1990945472</text:p>
          </table:table-cell>
          <table:table-cell office:value-type="float" office:value="0.551187702010769" calcext:value-type="float">
            <text:p>0,551187702</text:p>
          </table:table-cell>
          <table:table-cell office:value-type="float" office:value="0.0783166487124406" calcext:value-type="float">
            <text:p>0,0783166487</text:p>
          </table:table-cell>
          <table:table-cell office:value-type="float" office:value="-0.466798919730772" calcext:value-type="float">
            <text:p>-0,4667989197</text:p>
          </table:table-cell>
          <table:table-cell office:value-type="float" office:value="-0.77040649079626" calcext:value-type="float">
            <text:p>-0,7704064908</text:p>
          </table:table-cell>
          <table:table-cell office:value-type="float" office:value="-0.632688613689548" calcext:value-type="float">
            <text:p>-0,6326886137</text:p>
          </table:table-cell>
          <table:table-cell office:value-type="float" office:value="-0.912649988486637" calcext:value-type="float">
            <text:p>-0,9126499885</text:p>
          </table:table-cell>
          <table:table-cell office:value-type="float" office:value="-0.538946719212717" calcext:value-type="float">
            <text:p>-0,5389467192</text:p>
          </table:table-cell>
          <table:table-cell office:value-type="float" office:value="-0.819351522347895" calcext:value-type="float">
            <text:p>-0,8193515223</text:p>
          </table:table-cell>
          <table:table-cell office:value-type="float" office:value="-0.216501772056632" calcext:value-type="float">
            <text:p>-0,2165017721</text:p>
          </table:table-cell>
          <table:table-cell office:value-type="float" office:value="-0.411112557850675" calcext:value-type="float">
            <text:p>-0,4111125579</text:p>
          </table:table-cell>
          <table:table-cell office:value-type="float" office:value="-0.365259764255545" calcext:value-type="float">
            <text:p>-0,3652597643</text:p>
          </table:table-cell>
          <table:table-cell office:value-type="float" office:value="0.193802721865924" calcext:value-type="float">
            <text:p>0,1938027219</text:p>
          </table:table-cell>
          <table:table-cell office:value-type="float" office:value="-0.610460729062061" calcext:value-type="float">
            <text:p>-0,6104607291</text:p>
          </table:table-cell>
          <table:table-cell office:value-type="float" office:value="-0.819260447116483" calcext:value-type="float">
            <text:p>-0,8192604471</text:p>
          </table:table-cell>
          <table:table-cell office:value-type="float" office:value="-0.538157526702824" calcext:value-type="float">
            <text:p>-0,5381575267</text:p>
          </table:table-cell>
          <table:table-cell office:value-type="float" office:value="0.337096476158554" calcext:value-type="float">
            <text:p>0,3370964762</text:p>
          </table:table-cell>
          <table:table-cell office:value-type="float" office:value="0.909114674880245" calcext:value-type="float">
            <text:p>0,9091146749</text:p>
          </table:table-cell>
          <table:table-cell office:value-type="float" office:value="0.74339064331442" calcext:value-type="float">
            <text:p>0,7433906433</text:p>
          </table:table-cell>
          <table:table-cell office:value-type="float" office:value="0.191912047736808" calcext:value-type="float">
            <text:p>0,1919120477</text:p>
          </table:table-cell>
          <table:table-cell office:value-type="float" office:value="-0.987924472011854" calcext:value-type="float">
            <text:p>-0,987924472</text:p>
          </table:table-cell>
          <table:table-cell office:value-type="float" office:value="0.383062100932105" calcext:value-type="float">
            <text:p>0,3830621009</text:p>
          </table:table-cell>
          <table:table-cell office:value-type="float" office:value="-0.435956598463587" calcext:value-type="float">
            <text:p>-0,4359565985</text:p>
          </table:table-cell>
          <table:table-cell office:value-type="float" office:value="-0.573626942221986" calcext:value-type="float">
            <text:p>-0,5736269422</text:p>
          </table:table-cell>
          <table:table-cell office:value-type="float" office:value="-0.260245278578869" calcext:value-type="float">
            <text:p>-0,2602452786</text:p>
          </table:table-cell>
          <table:table-cell office:value-type="float" office:value="-0.098763623065407" calcext:value-type="float">
            <text:p>-0,0987636231</text:p>
          </table:table-cell>
          <table:table-cell office:value-type="float" office:value="0.270217963029663" calcext:value-type="float">
            <text:p>0,270217963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-0.525515251204701" calcext:value-type="float">
            <text:p>-0,5255152512</text:p>
          </table:table-cell>
          <table:table-cell office:value-type="float" office:value="-0.485328320331884" calcext:value-type="float">
            <text:p>-0,4853283203</text:p>
          </table:table-cell>
          <table:table-cell office:value-type="float" office:value="-0.914323271654155" calcext:value-type="float">
            <text:p>-0,9143232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8738608964975" calcext:value-type="float">
            <text:p>-0,108738609</text:p>
          </table:table-cell>
          <table:table-cell office:value-type="float" office:value="-0.56735559117225" calcext:value-type="float">
            <text:p>-0,5673555912</text:p>
          </table:table-cell>
          <table:table-cell office:value-type="float" office:value="0.0962836794211218" calcext:value-type="float">
            <text:p>0,0962836794</text:p>
          </table:table-cell>
          <table:table-cell office:value-type="float" office:value="-0.67163910224196" calcext:value-type="float">
            <text:p>-0,6716391022</text:p>
          </table:table-cell>
          <table:table-cell office:value-type="float" office:value="-0.158409660264644" calcext:value-type="float">
            <text:p>-0,1584096603</text:p>
          </table:table-cell>
          <table:table-cell office:value-type="float" office:value="-0.0803648554711674" calcext:value-type="float">
            <text:p>-0,0803648555</text:p>
          </table:table-cell>
          <table:table-cell office:value-type="float" office:value="-0.0784943455350871" calcext:value-type="float">
            <text:p>-0,0784943455</text:p>
          </table:table-cell>
          <table:table-cell office:value-type="float" office:value="-0.315904990808132" calcext:value-type="float">
            <text:p>-0,3159049908</text:p>
          </table:table-cell>
          <table:table-cell office:value-type="float" office:value="-0.326471128073367" calcext:value-type="float">
            <text:p>-0,3264711281</text:p>
          </table:table-cell>
          <table:table-cell office:value-type="float" office:value="-0.057284964950556" calcext:value-type="float">
            <text:p>-0,057284965</text:p>
          </table:table-cell>
          <table:table-cell office:value-type="float" office:value="-0.037677667050024" calcext:value-type="float">
            <text:p>-0,0376776671</text:p>
          </table:table-cell>
          <table:table-cell office:value-type="float" office:value="0.164558239072519" calcext:value-type="float">
            <text:p>0,1645582391</text:p>
          </table:table-cell>
          <table:table-cell office:value-type="float" office:value="-0.379179942908038" calcext:value-type="float">
            <text:p>-0,3791799429</text:p>
          </table:table-cell>
          <table:table-cell office:value-type="float" office:value="-0.65906909279019" calcext:value-type="float">
            <text:p>-0,6590690928</text:p>
          </table:table-cell>
          <table:table-cell office:value-type="float" office:value="-0.37823690888897" calcext:value-type="float">
            <text:p>-0,3782369089</text:p>
          </table:table-cell>
          <table:table-cell office:value-type="float" office:value="-0.542015921501093" calcext:value-type="float">
            <text:p>-0,5420159215</text:p>
          </table:table-cell>
          <table:table-cell office:value-type="float" office:value="-0.669758624235803" calcext:value-type="float">
            <text:p>-0,6697586242</text:p>
          </table:table-cell>
          <table:table-cell office:value-type="float" office:value="-0.544107227884763" calcext:value-type="float">
            <text:p>-0,5441072279</text:p>
          </table:table-cell>
          <table:table-cell office:value-type="float" office:value="-0.771934084208577" calcext:value-type="float">
            <text:p>-0,7719340842</text:p>
          </table:table-cell>
          <table:table-cell office:value-type="float" office:value="-0.882533899814389" calcext:value-type="float">
            <text:p>-0,8825338998</text:p>
          </table:table-cell>
          <table:table-cell office:value-type="float" office:value="-0.880853456666137" calcext:value-type="float">
            <text:p>-0,8808534567</text:p>
          </table:table-cell>
          <table:table-cell office:value-type="float" office:value="-1.17944475624644" calcext:value-type="float">
            <text:p>-1,1794447562</text:p>
          </table:table-cell>
          <table:table-cell office:value-type="float" office:value="-0.874586378658197" calcext:value-type="float">
            <text:p>-0,8745863787</text:p>
          </table:table-cell>
          <table:table-cell office:value-type="float" office:value="-0.189865841106302" calcext:value-type="float">
            <text:p>-0,1898658411</text:p>
          </table:table-cell>
          <table:table-cell office:value-type="float" office:value="0.245379798009653" calcext:value-type="float">
            <text:p>0,245379798</text:p>
          </table:table-cell>
          <table:table-cell office:value-type="float" office:value="0.358305497695289" calcext:value-type="float">
            <text:p>0,3583054977</text:p>
          </table:table-cell>
          <table:table-cell office:value-type="float" office:value="0.701791632610872" calcext:value-type="float">
            <text:p>0,7017916326</text:p>
          </table:table-cell>
          <table:table-cell office:value-type="float" office:value="1.03293139930789" calcext:value-type="float">
            <text:p>1,0329313993</text:p>
          </table:table-cell>
          <table:table-cell office:value-type="float" office:value="0.886161100359638" calcext:value-type="float">
            <text:p>0,8861611004</text:p>
          </table:table-cell>
          <table:table-cell office:value-type="float" office:value="0.430578764794755" calcext:value-type="float">
            <text:p>0,4305787648</text:p>
          </table:table-cell>
          <table:table-cell office:value-type="float" office:value="0.746054401237975" calcext:value-type="float">
            <text:p>0,7460544012</text:p>
          </table:table-cell>
          <table:table-cell office:value-type="float" office:value="0.362507601525248" calcext:value-type="float">
            <text:p>0,3625076015</text:p>
          </table:table-cell>
          <table:table-cell office:value-type="float" office:value="-0.00435808120080575" calcext:value-type="float">
            <text:p>-0,0043580812</text:p>
          </table:table-cell>
          <table:table-cell office:value-type="float" office:value="-0.216872778632795" calcext:value-type="float">
            <text:p>-0,2168727786</text:p>
          </table:table-cell>
          <table:table-cell office:value-type="float" office:value="-0.602974052387874" calcext:value-type="float">
            <text:p>-0,6029740524</text:p>
          </table:table-cell>
          <table:table-cell office:value-type="float" office:value="-0.84298494062041" calcext:value-type="float">
            <text:p>-0,8429849406</text:p>
          </table:table-cell>
          <table:table-cell office:value-type="float" office:value="-0.35971463161684" calcext:value-type="float">
            <text:p>-0,3597146316</text:p>
          </table:table-cell>
          <table:table-cell office:value-type="float" office:value="-0.415075499000309" calcext:value-type="float">
            <text:p>-0,415075499</text:p>
          </table:table-cell>
          <table:table-cell office:value-type="float" office:value="-0.0497301054144005" calcext:value-type="float">
            <text:p>-0,0497301054</text:p>
          </table:table-cell>
          <table:table-cell office:value-type="float" office:value="-0.35178249504309" calcext:value-type="float">
            <text:p>-0,351782495</text:p>
          </table:table-cell>
          <table:table-cell office:value-type="float" office:value="-0.0917532527809928" calcext:value-type="float">
            <text:p>-0,0917532528</text:p>
          </table:table-cell>
          <table:table-cell office:value-type="float" office:value="0.416646218568026" calcext:value-type="float">
            <text:p>0,4166462186</text:p>
          </table:table-cell>
          <table:table-cell office:value-type="float" office:value="-0.0816585654078304" calcext:value-type="float">
            <text:p>-0,0816585654</text:p>
          </table:table-cell>
          <table:table-cell office:value-type="float" office:value="-0.589687464682743" calcext:value-type="float">
            <text:p>-0,5896874647</text:p>
          </table:table-cell>
          <table:table-cell office:value-type="float" office:value="-0.584323000807233" calcext:value-type="float">
            <text:p>-0,5843230008</text:p>
          </table:table-cell>
          <table:table-cell office:value-type="float" office:value="0.54241548157074" calcext:value-type="float">
            <text:p>0,5424154816</text:p>
          </table:table-cell>
          <table:table-cell office:value-type="float" office:value="1.05862119952848" calcext:value-type="float">
            <text:p>1,0586211995</text:p>
          </table:table-cell>
          <table:table-cell office:value-type="float" office:value="0.482242637150087" calcext:value-type="float">
            <text:p>0,4822426372</text:p>
          </table:table-cell>
          <table:table-cell office:value-type="float" office:value="-0.308728076793996" calcext:value-type="float">
            <text:p>-0,3087280768</text:p>
          </table:table-cell>
          <table:table-cell office:value-type="float" office:value="-0.0146359181038792" calcext:value-type="float">
            <text:p>-0,0146359181</text:p>
          </table:table-cell>
          <table:table-cell office:value-type="float" office:value="0.582920588374942" calcext:value-type="float">
            <text:p>0,5829205884</text:p>
          </table:table-cell>
          <table:table-cell office:value-type="float" office:value="0.207598380220756" calcext:value-type="float">
            <text:p>0,2075983802</text:p>
          </table:table-cell>
          <table:table-cell office:value-type="float" office:value="-0.0212454423045179" calcext:value-type="float">
            <text:p>-0,0212454423</text:p>
          </table:table-cell>
          <table:table-cell office:value-type="float" office:value="-0.630067516559368" calcext:value-type="float">
            <text:p>-0,6300675166</text:p>
          </table:table-cell>
          <table:table-cell office:value-type="float" office:value="-0.423272670280316" calcext:value-type="float">
            <text:p>-0,4232726703</text:p>
          </table:table-cell>
          <table:table-cell office:value-type="float" office:value="-0.461985549695875" calcext:value-type="float">
            <text:p>-0,4619855497</text:p>
          </table:table-cell>
          <table:table-cell office:value-type="float" office:value="-0.544465039224088" calcext:value-type="float">
            <text:p>-0,5444650392</text:p>
          </table:table-cell>
          <table:table-cell office:value-type="float" office:value="-0.340039280191277" calcext:value-type="float">
            <text:p>-0,3400392802</text:p>
          </table:table-cell>
          <table:table-cell office:value-type="float" office:value="-0.825058144564202" calcext:value-type="float">
            <text:p>-0,8250581446</text:p>
          </table:table-cell>
          <table:table-cell office:value-type="float" office:value="-0.735433935895733" calcext:value-type="float">
            <text:p>-0,7354339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3325274810238" calcext:value-type="float">
            <text:p>0,7133252748</text:p>
          </table:table-cell>
          <table:table-cell office:value-type="float" office:value="-0.606797423713636" calcext:value-type="float">
            <text:p>-0,6067974237</text:p>
          </table:table-cell>
          <table:table-cell office:value-type="float" office:value="-0.197771882054196" calcext:value-type="float">
            <text:p>-0,1977718821</text:p>
          </table:table-cell>
          <table:table-cell office:value-type="float" office:value="-0.394386480836479" calcext:value-type="float">
            <text:p>-0,3943864808</text:p>
          </table:table-cell>
          <table:table-cell office:value-type="float" office:value="-0.387023601782936" calcext:value-type="float">
            <text:p>-0,3870236018</text:p>
          </table:table-cell>
          <table:table-cell office:value-type="float" office:value="-0.728359374322896" calcext:value-type="float">
            <text:p>-0,7283593743</text:p>
          </table:table-cell>
          <table:table-cell office:value-type="float" office:value="-0.0267042618830709" calcext:value-type="float">
            <text:p>-0,0267042619</text:p>
          </table:table-cell>
          <table:table-cell office:value-type="float" office:value="0.668215389478911" calcext:value-type="float">
            <text:p>0,6682153895</text:p>
          </table:table-cell>
          <table:table-cell office:value-type="float" office:value="0.492029578532306" calcext:value-type="float">
            <text:p>0,4920295785</text:p>
          </table:table-cell>
          <table:table-cell office:value-type="float" office:value="0.481342497701426" calcext:value-type="float">
            <text:p>0,4813424977</text:p>
          </table:table-cell>
          <table:table-cell office:value-type="float" office:value="0.325535043312209" calcext:value-type="float">
            <text:p>0,3255350433</text:p>
          </table:table-cell>
          <table:table-cell office:value-type="float" office:value="0.398723542394803" calcext:value-type="float">
            <text:p>0,3987235424</text:p>
          </table:table-cell>
          <table:table-cell office:value-type="float" office:value="0.158553259569591" calcext:value-type="float">
            <text:p>0,1585532596</text:p>
          </table:table-cell>
          <table:table-cell office:value-type="float" office:value="-0.314334613443292" calcext:value-type="float">
            <text:p>-0,3143346134</text:p>
          </table:table-cell>
          <table:table-cell office:value-type="float" office:value="-0.804179373854027" calcext:value-type="float">
            <text:p>-0,8041793739</text:p>
          </table:table-cell>
          <table:table-cell office:value-type="float" office:value="-0.39544381267328" calcext:value-type="float">
            <text:p>-0,3954438127</text:p>
          </table:table-cell>
          <table:table-cell office:value-type="float" office:value="-0.387595308023211" calcext:value-type="float">
            <text:p>-0,387595308</text:p>
          </table:table-cell>
          <table:table-cell office:value-type="float" office:value="-0.558637146830385" calcext:value-type="float">
            <text:p>-0,5586371468</text:p>
          </table:table-cell>
          <table:table-cell office:value-type="float" office:value="-0.429670566078437" calcext:value-type="float">
            <text:p>-0,4296705661</text:p>
          </table:table-cell>
          <table:table-cell office:value-type="float" office:value="-0.416900181318704" calcext:value-type="float">
            <text:p>-0,4169001813</text:p>
          </table:table-cell>
          <table:table-cell office:value-type="float" office:value="-0.428984554413363" calcext:value-type="float">
            <text:p>-0,4289845544</text:p>
          </table:table-cell>
          <table:table-cell office:value-type="float" office:value="-0.275516419202697" calcext:value-type="float">
            <text:p>-0,2755164192</text:p>
          </table:table-cell>
          <table:table-cell office:value-type="float" office:value="0.0323772836706188" calcext:value-type="float">
            <text:p>0,0323772837</text:p>
          </table:table-cell>
          <table:table-cell office:value-type="float" office:value="0.27434359419765" calcext:value-type="float">
            <text:p>0,2743435942</text:p>
          </table:table-cell>
          <table:table-cell office:value-type="float" office:value="0.680612517940253" calcext:value-type="float">
            <text:p>0,6806125179</text:p>
          </table:table-cell>
          <table:table-cell office:value-type="float" office:value="0.913046715303524" calcext:value-type="float">
            <text:p>0,9130467153</text:p>
          </table:table-cell>
          <table:table-cell office:value-type="float" office:value="0.986741831466794" calcext:value-type="float">
            <text:p>0,9867418315</text:p>
          </table:table-cell>
          <table:table-cell office:value-type="float" office:value="1.05106039937737" calcext:value-type="float">
            <text:p>1,0510603994</text:p>
          </table:table-cell>
          <table:table-cell office:value-type="float" office:value="1.10551614962668" calcext:value-type="float">
            <text:p>1,1055161496</text:p>
          </table:table-cell>
          <table:table-cell office:value-type="float" office:value="1.11914238656017" calcext:value-type="float">
            <text:p>1,1191423866</text:p>
          </table:table-cell>
          <table:table-cell office:value-type="float" office:value="0.725960233212148" calcext:value-type="float">
            <text:p>0,7259602332</text:p>
          </table:table-cell>
          <table:table-cell office:value-type="float" office:value="-0.421596809535832" calcext:value-type="float">
            <text:p>-0,4215968095</text:p>
          </table:table-cell>
          <table:table-cell office:value-type="float" office:value="-0.0406754245408555" calcext:value-type="float">
            <text:p>-0,0406754245</text:p>
          </table:table-cell>
          <table:table-cell office:value-type="float" office:value="-0.132545377170392" calcext:value-type="float">
            <text:p>-0,1325453772</text:p>
          </table:table-cell>
          <table:table-cell office:value-type="float" office:value="-0.693275446473482" calcext:value-type="float">
            <text:p>-0,6932754465</text:p>
          </table:table-cell>
          <table:table-cell office:value-type="float" office:value="-1.04932978348505" calcext:value-type="float">
            <text:p>-1,0493297835</text:p>
          </table:table-cell>
          <table:table-cell office:value-type="float" office:value="-0.762361600495019" calcext:value-type="float">
            <text:p>-0,7623616005</text:p>
          </table:table-cell>
          <table:table-cell office:value-type="float" office:value="-0.515088034392917" calcext:value-type="float">
            <text:p>-0,5150880344</text:p>
          </table:table-cell>
          <table:table-cell office:value-type="float" office:value="-0.594249643487229" calcext:value-type="float">
            <text:p>-0,5942496435</text:p>
          </table:table-cell>
          <table:table-cell office:value-type="float" office:value="-0.972509284228112" calcext:value-type="float">
            <text:p>-0,9725092842</text:p>
          </table:table-cell>
          <table:table-cell office:value-type="float" office:value="-0.893571487274765" calcext:value-type="float">
            <text:p>-0,8935714873</text:p>
          </table:table-cell>
          <table:table-cell office:value-type="float" office:value="-0.202100086104832" calcext:value-type="float">
            <text:p>-0,2021000861</text:p>
          </table:table-cell>
          <table:table-cell office:value-type="float" office:value="0.137776346040524" calcext:value-type="float">
            <text:p>0,137776346</text:p>
          </table:table-cell>
          <table:table-cell office:value-type="float" office:value="-0.109534821684072" calcext:value-type="float">
            <text:p>-0,1095348217</text:p>
          </table:table-cell>
          <table:table-cell office:value-type="float" office:value="-0.468909315546211" calcext:value-type="float">
            <text:p>-0,4689093155</text:p>
          </table:table-cell>
          <table:table-cell office:value-type="float" office:value="-0.366214444198827" calcext:value-type="float">
            <text:p>-0,3662144442</text:p>
          </table:table-cell>
          <table:table-cell office:value-type="float" office:value="-0.120180244813391" calcext:value-type="float">
            <text:p>-0,1201802448</text:p>
          </table:table-cell>
          <table:table-cell office:value-type="float" office:value="0.0496661852214377" calcext:value-type="float">
            <text:p>0,0496661852</text:p>
          </table:table-cell>
          <table:table-cell office:value-type="float" office:value="0.136285367233386" calcext:value-type="float">
            <text:p>0,1362853672</text:p>
          </table:table-cell>
          <table:table-cell office:value-type="float" office:value="-0.570800806051293" calcext:value-type="float">
            <text:p>-0,5708008061</text:p>
          </table:table-cell>
          <table:table-cell office:value-type="float" office:value="-0.416371848839244" calcext:value-type="float">
            <text:p>-0,4163718488</text:p>
          </table:table-cell>
          <table:table-cell office:value-type="float" office:value="-0.321777489342172" calcext:value-type="float">
            <text:p>-0,3217774893</text:p>
          </table:table-cell>
          <table:table-cell office:value-type="float" office:value="-0.219536237146686" calcext:value-type="float">
            <text:p>-0,2195362371</text:p>
          </table:table-cell>
          <table:table-cell office:value-type="float" office:value="-0.917707034988645" calcext:value-type="float">
            <text:p>-0,917707035</text:p>
          </table:table-cell>
          <table:table-cell office:value-type="float" office:value="0.0564363560373754" calcext:value-type="float">
            <text:p>0,056436356</text:p>
          </table:table-cell>
          <table:table-cell office:value-type="float" office:value="-0.461985549695875" calcext:value-type="float">
            <text:p>-0,4619855497</text:p>
          </table:table-cell>
          <table:table-cell office:value-type="float" office:value="0.198772950827842" calcext:value-type="float">
            <text:p>0,1987729508</text:p>
          </table:table-cell>
          <table:table-cell office:value-type="float" office:value="-0.216388632848995" calcext:value-type="float">
            <text:p>-0,2163886328</text:p>
          </table:table-cell>
          <table:table-cell office:value-type="float" office:value="-0.679459648464637" calcext:value-type="float">
            <text:p>-0,6794596485</text:p>
          </table:table-cell>
          <table:table-cell office:value-type="float" office:value="-0.775187121619827" calcext:value-type="float">
            <text:p>-0,775187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237121486664" calcext:value-type="float">
            <text:p>0,6002371215</text:p>
          </table:table-cell>
          <table:table-cell office:value-type="float" office:value="0.342840544398205" calcext:value-type="float">
            <text:p>0,3428405444</text:p>
          </table:table-cell>
          <table:table-cell office:value-type="float" office:value="0.418964118562178" calcext:value-type="float">
            <text:p>0,4189641186</text:p>
          </table:table-cell>
          <table:table-cell office:value-type="float" office:value="-0.409431196726699" calcext:value-type="float">
            <text:p>-0,4094311967</text:p>
          </table:table-cell>
          <table:table-cell office:value-type="float" office:value="-0.052203183496303" calcext:value-type="float">
            <text:p>-0,0522031835</text:p>
          </table:table-cell>
          <table:table-cell office:value-type="float" office:value="-1.13272148921993" calcext:value-type="float">
            <text:p>-1,1327214892</text:p>
          </table:table-cell>
          <table:table-cell office:value-type="float" office:value="-0.180456072724994" calcext:value-type="float">
            <text:p>-0,1804560727</text:p>
          </table:table-cell>
          <table:table-cell office:value-type="float" office:value="-0.152667839424004" calcext:value-type="float">
            <text:p>-0,1526678394</text:p>
          </table:table-cell>
          <table:table-cell office:value-type="float" office:value="-0.0874249980739805" calcext:value-type="float">
            <text:p>-0,0874249981</text:p>
          </table:table-cell>
          <table:table-cell office:value-type="float" office:value="0.0171110934267895" calcext:value-type="float">
            <text:p>0,0171110934</text:p>
          </table:table-cell>
          <table:table-cell office:value-type="float" office:value="-0.0195923868660125" calcext:value-type="float">
            <text:p>-0,0195923869</text:p>
          </table:table-cell>
          <table:table-cell office:value-type="float" office:value="0.112442180711158" calcext:value-type="float">
            <text:p>0,1124421807</text:p>
          </table:table-cell>
          <table:table-cell office:value-type="float" office:value="-0.093287488292623" calcext:value-type="float">
            <text:p>-0,0932874883</text:p>
          </table:table-cell>
          <table:table-cell office:value-type="float" office:value="-0.316158605397508" calcext:value-type="float">
            <text:p>-0,3161586054</text:p>
          </table:table-cell>
          <table:table-cell office:value-type="float" office:value="-0.614330732326745" calcext:value-type="float">
            <text:p>-0,6143307323</text:p>
          </table:table-cell>
          <table:table-cell office:value-type="float" office:value="-0.508918993701264" calcext:value-type="float">
            <text:p>-0,5089189937</text:p>
          </table:table-cell>
          <table:table-cell office:value-type="float" office:value="-0.264338483064753" calcext:value-type="float">
            <text:p>-0,2643384831</text:p>
          </table:table-cell>
          <table:table-cell office:value-type="float" office:value="-0.129239805358433" calcext:value-type="float">
            <text:p>-0,1292398054</text:p>
          </table:table-cell>
          <table:table-cell office:value-type="float" office:value="0.342457325331799" calcext:value-type="float">
            <text:p>0,3424573253</text:p>
          </table:table-cell>
          <table:table-cell office:value-type="float" office:value="0.479340025826711" calcext:value-type="float">
            <text:p>0,4793400258</text:p>
          </table:table-cell>
          <table:table-cell office:value-type="float" office:value="0.616325910454642" calcext:value-type="float">
            <text:p>0,6163259105</text:p>
          </table:table-cell>
          <table:table-cell office:value-type="float" office:value="0.499837588879786" calcext:value-type="float">
            <text:p>0,4998375889</text:p>
          </table:table-cell>
          <table:table-cell office:value-type="float" office:value="0.376935537054241" calcext:value-type="float">
            <text:p>0,3769355371</text:p>
          </table:table-cell>
          <table:table-cell office:value-type="float" office:value="0.89663516152403" calcext:value-type="float">
            <text:p>0,8966351615</text:p>
          </table:table-cell>
          <table:table-cell office:value-type="float" office:value="0.933749747168182" calcext:value-type="float">
            <text:p>0,9337497472</text:p>
          </table:table-cell>
          <table:table-cell office:value-type="float" office:value="0.965317164379072" calcext:value-type="float">
            <text:p>0,9653171644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907293212779826" calcext:value-type="float">
            <text:p>0,9072932128</text:p>
          </table:table-cell>
          <table:table-cell office:value-type="float" office:value="0.594797657310438" calcext:value-type="float">
            <text:p>0,5947976573</text:p>
          </table:table-cell>
          <table:table-cell office:value-type="float" office:value="0.0817669300846426" calcext:value-type="float">
            <text:p>0,0817669301</text:p>
          </table:table-cell>
          <table:table-cell office:value-type="float" office:value="-0.337628753457211" calcext:value-type="float">
            <text:p>-0,3376287535</text:p>
          </table:table-cell>
          <table:table-cell office:value-type="float" office:value="-0.509761659583369" calcext:value-type="float">
            <text:p>-0,5097616596</text:p>
          </table:table-cell>
          <table:table-cell office:value-type="float" office:value="-0.607225980645631" calcext:value-type="float">
            <text:p>-0,6072259806</text:p>
          </table:table-cell>
          <table:table-cell office:value-type="float" office:value="-0.568453175499121" calcext:value-type="float">
            <text:p>-0,5684531755</text:p>
          </table:table-cell>
          <table:table-cell office:value-type="float" office:value="-0.594098274336724" calcext:value-type="float">
            <text:p>-0,5940982743</text:p>
          </table:table-cell>
          <table:table-cell office:value-type="float" office:value="-1.0035174422252" calcext:value-type="float">
            <text:p>-1,0035174422</text:p>
          </table:table-cell>
          <table:table-cell office:value-type="float" office:value="-0.881571779686695" calcext:value-type="float">
            <text:p>-0,8815717797</text:p>
          </table:table-cell>
          <table:table-cell office:value-type="float" office:value="-0.670037032888508" calcext:value-type="float">
            <text:p>-0,6700370329</text:p>
          </table:table-cell>
          <table:table-cell office:value-type="float" office:value="-0.813765361326553" calcext:value-type="float">
            <text:p>-0,8137653613</text:p>
          </table:table-cell>
          <table:table-cell office:value-type="float" office:value="-0.838736784124216" calcext:value-type="float">
            <text:p>-0,8387367841</text:p>
          </table:table-cell>
          <table:table-cell office:value-type="float" office:value="-1.2909741107848" calcext:value-type="float">
            <text:p>-1,2909741108</text:p>
          </table:table-cell>
          <table:table-cell office:value-type="float" office:value="-0.66497447686106" calcext:value-type="float">
            <text:p>-0,6649744769</text:p>
          </table:table-cell>
          <table:table-cell office:value-type="float" office:value="0.0759028955993486" calcext:value-type="float">
            <text:p>0,0759028956</text:p>
          </table:table-cell>
          <table:table-cell office:value-type="float" office:value="0.518414806737628" calcext:value-type="float">
            <text:p>0,5184148067</text:p>
          </table:table-cell>
          <table:table-cell office:value-type="float" office:value="0.316563251001661" calcext:value-type="float">
            <text:p>0,316563251</text:p>
          </table:table-cell>
          <table:table-cell office:value-type="float" office:value="0.576013137001825" calcext:value-type="float">
            <text:p>0,576013137</text:p>
          </table:table-cell>
          <table:table-cell office:value-type="float" office:value="0.636552779944612" calcext:value-type="float">
            <text:p>0,6365527799</text:p>
          </table:table-cell>
          <table:table-cell office:value-type="float" office:value="0.224298901000041" calcext:value-type="float">
            <text:p>0,224298901</text:p>
          </table:table-cell>
          <table:table-cell office:value-type="float" office:value="0.283696070567456" calcext:value-type="float">
            <text:p>0,2836960706</text:p>
          </table:table-cell>
          <table:table-cell office:value-type="float" office:value="0.109769385779095" calcext:value-type="float">
            <text:p>0,1097693858</text:p>
          </table:table-cell>
          <table:table-cell office:value-type="float" office:value="0.224840798373192" calcext:value-type="float">
            <text:p>0,2248407984</text:p>
          </table:table-cell>
          <table:table-cell office:value-type="float" office:value="0.18683854219868" calcext:value-type="float">
            <text:p>0,1868385422</text:p>
          </table:table-cell>
          <table:table-cell office:value-type="float" office:value="-0.970208531906321" calcext:value-type="float">
            <text:p>-0,9702085319</text:p>
          </table:table-cell>
          <table:table-cell office:value-type="float" office:value="-0.972495514689459" calcext:value-type="float">
            <text:p>-0,9724955147</text:p>
          </table:table-cell>
          <table:table-cell office:value-type="float" office:value="-0.225745424149502" calcext:value-type="float">
            <text:p>-0,2257454241</text:p>
          </table:table-cell>
          <table:table-cell office:value-type="float" office:value="-0.915254390906922" calcext:value-type="float">
            <text:p>-0,9152543909</text:p>
          </table:table-cell>
          <table:table-cell office:value-type="float" office:value="-0.596318852483525" calcext:value-type="float">
            <text:p>-0,5963188525</text:p>
          </table:table-cell>
          <table:table-cell office:value-type="float" office:value="-0.633709567629199" calcext:value-type="float">
            <text:p>-0,6337095676</text:p>
          </table:table-cell>
          <table:table-cell office:value-type="float" office:value="-0.59857159507599" calcext:value-type="float">
            <text:p>-0,5985715951</text:p>
          </table:table-cell>
          <table:table-cell office:value-type="float" office:value="-0.516791414413218" calcext:value-type="float">
            <text:p>-0,5167914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34954435859902" calcext:value-type="float">
            <text:p>0,0434954436</text:p>
          </table:table-cell>
          <table:table-cell office:value-type="float" office:value="0.0303398711856818" calcext:value-type="float">
            <text:p>0,0303398712</text:p>
          </table:table-cell>
          <table:table-cell office:value-type="float" office:value="0.205578666872125" calcext:value-type="float">
            <text:p>0,2055786669</text:p>
          </table:table-cell>
          <table:table-cell office:value-type="float" office:value="-0.0891936727777322" calcext:value-type="float">
            <text:p>-0,0891936728</text:p>
          </table:table-cell>
          <table:table-cell office:value-type="float" office:value="0.293417893444738" calcext:value-type="float">
            <text:p>0,2934178934</text:p>
          </table:table-cell>
          <table:table-cell office:value-type="float" office:value="-0.26308915843719" calcext:value-type="float">
            <text:p>-0,2630891584</text:p>
          </table:table-cell>
          <table:table-cell office:value-type="float" office:value="-0.305075961512658" calcext:value-type="float">
            <text:p>-0,3050759615</text:p>
          </table:table-cell>
          <table:table-cell office:value-type="float" office:value="0.0258360959025237" calcext:value-type="float">
            <text:p>0,0258360959</text:p>
          </table:table-cell>
          <table:table-cell office:value-type="float" office:value="0.0603950469786437" calcext:value-type="float">
            <text:p>0,060395047</text:p>
          </table:table-cell>
          <table:table-cell office:value-type="float" office:value="0.166647170765254" calcext:value-type="float">
            <text:p>0,1666471708</text:p>
          </table:table-cell>
          <table:table-cell office:value-type="float" office:value="0.304435549764196" calcext:value-type="float">
            <text:p>0,3044355498</text:p>
          </table:table-cell>
          <table:table-cell office:value-type="float" office:value="0.435133391386987" calcext:value-type="float">
            <text:p>0,4351333914</text:p>
          </table:table-cell>
          <table:table-cell office:value-type="float" office:value="-0.183382629077134" calcext:value-type="float">
            <text:p>-0,1833826291</text:p>
          </table:table-cell>
          <table:table-cell office:value-type="float" office:value="-0.542941605038413" calcext:value-type="float">
            <text:p>-0,542941605</text:p>
          </table:table-cell>
          <table:table-cell office:value-type="float" office:value="-0.675179655893181" calcext:value-type="float">
            <text:p>-0,6751796559</text:p>
          </table:table-cell>
          <table:table-cell office:value-type="float" office:value="-0.56393726329059" calcext:value-type="float">
            <text:p>-0,5639372633</text:p>
          </table:table-cell>
          <table:table-cell office:value-type="float" office:value="-0.494165055141139" calcext:value-type="float">
            <text:p>-0,4941650551</text:p>
          </table:table-cell>
          <table:table-cell office:value-type="float" office:value="-0.317746385363484" calcext:value-type="float">
            <text:p>-0,3177463854</text:p>
          </table:table-cell>
          <table:table-cell office:value-type="float" office:value="0.266097287878076" calcext:value-type="float">
            <text:p>0,2660972879</text:p>
          </table:table-cell>
          <table:table-cell office:value-type="float" office:value="0.282121492563616" calcext:value-type="float">
            <text:p>0,2821214926</text:p>
          </table:table-cell>
          <table:table-cell office:value-type="float" office:value="0.558145365100207" calcext:value-type="float">
            <text:p>0,5581453651</text:p>
          </table:table-cell>
          <table:table-cell office:value-type="float" office:value="0.576825864883944" calcext:value-type="float">
            <text:p>0,5768258649</text:p>
          </table:table-cell>
          <table:table-cell office:value-type="float" office:value="0.31817676298534" calcext:value-type="float">
            <text:p>0,318176763</text:p>
          </table:table-cell>
          <table:table-cell office:value-type="float" office:value="0.754026677345068" calcext:value-type="float">
            <text:p>0,7540266773</text:p>
          </table:table-cell>
          <table:table-cell office:value-type="float" office:value="0.65407393745668" calcext:value-type="float">
            <text:p>0,6540739375</text:p>
          </table:table-cell>
          <table:table-cell office:value-type="float" office:value="0.811456568309919" calcext:value-type="float">
            <text:p>0,8114565683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1.02028325972453" calcext:value-type="float">
            <text:p>1,0202832597</text:p>
          </table:table-cell>
          <table:table-cell office:value-type="float" office:value="0.681790456735128" calcext:value-type="float">
            <text:p>0,6817904567</text:p>
          </table:table-cell>
          <table:table-cell office:value-type="float" office:value="0.0360136894278617" calcext:value-type="float">
            <text:p>0,0360136894</text:p>
          </table:table-cell>
          <table:table-cell office:value-type="float" office:value="-0.281084699245" calcext:value-type="float">
            <text:p>-0,2810846992</text:p>
          </table:table-cell>
          <table:table-cell office:value-type="float" office:value="-0.53039598619024" calcext:value-type="float">
            <text:p>-0,5303959862</text:p>
          </table:table-cell>
          <table:table-cell office:value-type="float" office:value="-0.505053188048958" calcext:value-type="float">
            <text:p>-0,505053188</text:p>
          </table:table-cell>
          <table:table-cell office:value-type="float" office:value="-0.64586140555948" calcext:value-type="float">
            <text:p>-0,6458614056</text:p>
          </table:table-cell>
          <table:table-cell office:value-type="float" office:value="-0.741513370664512" calcext:value-type="float">
            <text:p>-0,7415133707</text:p>
          </table:table-cell>
          <table:table-cell office:value-type="float" office:value="-1.11331561549262" calcext:value-type="float">
            <text:p>-1,1133156155</text:p>
          </table:table-cell>
          <table:table-cell office:value-type="float" office:value="-1.0349611011641" calcext:value-type="float">
            <text:p>-1,0349611012</text:p>
          </table:table-cell>
          <table:table-cell office:value-type="float" office:value="-0.875696612709928" calcext:value-type="float">
            <text:p>-0,8756966127</text:p>
          </table:table-cell>
          <table:table-cell office:value-type="float" office:value="-0.88559773581402" calcext:value-type="float">
            <text:p>-0,8855977358</text:p>
          </table:table-cell>
          <table:table-cell office:value-type="float" office:value="-0.950680298855509" calcext:value-type="float">
            <text:p>-0,9506802989</text:p>
          </table:table-cell>
          <table:table-cell office:value-type="float" office:value="-1.30616891697783" calcext:value-type="float">
            <text:p>-1,306168917</text:p>
          </table:table-cell>
          <table:table-cell office:value-type="float" office:value="-0.743206768256479" calcext:value-type="float">
            <text:p>-0,7432067683</text:p>
          </table:table-cell>
          <table:table-cell office:value-type="float" office:value="-0.118350960436899" calcext:value-type="float">
            <text:p>-0,1183509604</text:p>
          </table:table-cell>
          <table:table-cell office:value-type="float" office:value="0.207816065797862" calcext:value-type="float">
            <text:p>0,2078160658</text:p>
          </table:table-cell>
          <table:table-cell office:value-type="float" office:value="0.262483695622211" calcext:value-type="float">
            <text:p>0,2624836956</text:p>
          </table:table-cell>
          <table:table-cell office:value-type="float" office:value="0.622303240040209" calcext:value-type="float">
            <text:p>0,62230324</text:p>
          </table:table-cell>
          <table:table-cell office:value-type="float" office:value="0.804460107626479" calcext:value-type="float">
            <text:p>0,8044601076</text:p>
          </table:table-cell>
          <table:table-cell office:value-type="float" office:value="0.461414882057227" calcext:value-type="float">
            <text:p>0,4614148821</text:p>
          </table:table-cell>
          <table:table-cell office:value-type="float" office:value="0.0834400207551339" calcext:value-type="float">
            <text:p>0,0834400208</text:p>
          </table:table-cell>
          <table:table-cell office:value-type="float" office:value="-0.0658616314674568" calcext:value-type="float">
            <text:p>-0,0658616315</text:p>
          </table:table-cell>
          <table:table-cell office:value-type="float" office:value="0.39138953790889" calcext:value-type="float">
            <text:p>0,3913895379</text:p>
          </table:table-cell>
          <table:table-cell office:value-type="float" office:value="-0.18683854219868" calcext:value-type="float">
            <text:p>-0,1868385422</text:p>
          </table:table-cell>
          <table:table-cell office:value-type="float" office:value="-0.347008890973794" calcext:value-type="float">
            <text:p>-0,347008891</text:p>
          </table:table-cell>
          <table:table-cell office:value-type="float" office:value="-0.123274079326833" calcext:value-type="float">
            <text:p>-0,1232740793</text:p>
          </table:table-cell>
          <table:table-cell office:value-type="float" office:value="-0.522036293345723" calcext:value-type="float">
            <text:p>-0,5220362933</text:p>
          </table:table-cell>
          <table:table-cell office:value-type="float" office:value="-0.740920221210365" calcext:value-type="float">
            <text:p>-0,7409202212</text:p>
          </table:table-cell>
          <table:table-cell office:value-type="float" office:value="-0.544465039224088" calcext:value-type="float">
            <text:p>-0,5444650392</text:p>
          </table:table-cell>
          <table:table-cell office:value-type="float" office:value="-0.69553489130034" calcext:value-type="float">
            <text:p>-0,6955348913</text:p>
          </table:table-cell>
          <table:table-cell office:value-type="float" office:value="-0.469150709654154" calcext:value-type="float">
            <text:p>-0,4691507097</text:p>
          </table:table-cell>
          <table:table-cell office:value-type="float" office:value="0.139136150034328" calcext:value-type="float">
            <text:p>0,13913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714896816309" calcext:value-type="float">
            <text:p>-0,4871489682</text:p>
          </table:table-cell>
          <table:table-cell office:value-type="float" office:value="1.32281838369573" calcext:value-type="float">
            <text:p>1,3228183837</text:p>
          </table:table-cell>
          <table:table-cell office:value-type="float" office:value="0.0624542785434305" calcext:value-type="float">
            <text:p>0,0624542785</text:p>
          </table:table-cell>
          <table:table-cell office:value-type="float" office:value="-0.463162324906056" calcext:value-type="float">
            <text:p>-0,4631623249</text:p>
          </table:table-cell>
          <table:table-cell office:value-type="float" office:value="-0.988260266878288" calcext:value-type="float">
            <text:p>-0,9882602669</text:p>
          </table:table-cell>
          <table:table-cell office:value-type="float" office:value="-0.636997222839884" calcext:value-type="float">
            <text:p>-0,6369972228</text:p>
          </table:table-cell>
          <table:table-cell office:value-type="float" office:value="0.0655468246220831" calcext:value-type="float">
            <text:p>0,0655468246</text:p>
          </table:table-cell>
          <table:table-cell office:value-type="float" office:value="-0.0610671357696017" calcext:value-type="float">
            <text:p>-0,0610671358</text:p>
          </table:table-cell>
          <table:table-cell office:value-type="float" office:value="0.156689247755782" calcext:value-type="float">
            <text:p>0,1566892478</text:p>
          </table:table-cell>
          <table:table-cell office:value-type="float" office:value="0.332550380946735" calcext:value-type="float">
            <text:p>0,3325503809</text:p>
          </table:table-cell>
          <table:table-cell office:value-type="float" office:value="0.695529733743447" calcext:value-type="float">
            <text:p>0,6955297337</text:p>
          </table:table-cell>
          <table:table-cell office:value-type="float" office:value="0.279499134910592" calcext:value-type="float">
            <text:p>0,2794991349</text:p>
          </table:table-cell>
          <table:table-cell office:value-type="float" office:value="0.0124146847537709" calcext:value-type="float">
            <text:p>0,0124146848</text:p>
          </table:table-cell>
          <table:table-cell office:value-type="float" office:value="-0.306430648308354" calcext:value-type="float">
            <text:p>-0,3064306483</text:p>
          </table:table-cell>
          <table:table-cell office:value-type="float" office:value="-0.451742408557226" calcext:value-type="float">
            <text:p>-0,4517424086</text:p>
          </table:table-cell>
          <table:table-cell office:value-type="float" office:value="-0.53986677034526" calcext:value-type="float">
            <text:p>-0,5398667703</text:p>
          </table:table-cell>
          <table:table-cell office:value-type="float" office:value="-0.298091890514916" calcext:value-type="float">
            <text:p>-0,2980918905</text:p>
          </table:table-cell>
          <table:table-cell office:value-type="float" office:value="0.0122357212173663" calcext:value-type="float">
            <text:p>0,0122357212</text:p>
          </table:table-cell>
          <table:table-cell office:value-type="float" office:value="0.726195584617007" calcext:value-type="float">
            <text:p>0,7261955846</text:p>
          </table:table-cell>
          <table:table-cell office:value-type="float" office:value="0.698640943123125" calcext:value-type="float">
            <text:p>0,6986409431</text:p>
          </table:table-cell>
          <table:table-cell office:value-type="float" office:value="0.681488121251608" calcext:value-type="float">
            <text:p>0,6814881213</text:p>
          </table:table-cell>
          <table:table-cell office:value-type="float" office:value="0.545561590364489" calcext:value-type="float">
            <text:p>0,5455615904</text:p>
          </table:table-cell>
          <table:table-cell office:value-type="float" office:value="0.42769992009336" calcext:value-type="float">
            <text:p>0,4276999201</text:p>
          </table:table-cell>
          <table:table-cell office:value-type="float" office:value="0.915036256256799" calcext:value-type="float">
            <text:p>0,9150362563</text:p>
          </table:table-cell>
          <table:table-cell office:value-type="float" office:value="0.863932866203705" calcext:value-type="float">
            <text:p>0,8639328662</text:p>
          </table:table-cell>
          <table:table-cell office:value-type="float" office:value="0.850237869236939" calcext:value-type="float">
            <text:p>0,8502378692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1.05359002729405" calcext:value-type="float">
            <text:p>1,0535900273</text:p>
          </table:table-cell>
          <table:table-cell office:value-type="float" office:value="0.780854027371856" calcext:value-type="float">
            <text:p>0,7808540274</text:p>
          </table:table-cell>
          <table:table-cell office:value-type="float" office:value="0.140204237458155" calcext:value-type="float">
            <text:p>0,1402042375</text:p>
          </table:table-cell>
          <table:table-cell office:value-type="float" office:value="-0.423613100358425" calcext:value-type="float">
            <text:p>-0,4236131004</text:p>
          </table:table-cell>
          <table:table-cell office:value-type="float" office:value="-0.494285914628216" calcext:value-type="float">
            <text:p>-0,4942859146</text:p>
          </table:table-cell>
          <table:table-cell office:value-type="float" office:value="-0.521517050363113" calcext:value-type="float">
            <text:p>-0,5215170504</text:p>
          </table:table-cell>
          <table:table-cell office:value-type="float" office:value="-0.474611913358908" calcext:value-type="float">
            <text:p>-0,4746119134</text:p>
          </table:table-cell>
          <table:table-cell office:value-type="float" office:value="-0.311231086880525" calcext:value-type="float">
            <text:p>-0,3112310869</text:p>
          </table:table-cell>
          <table:table-cell office:value-type="float" office:value="-0.738865983211646" calcext:value-type="float">
            <text:p>-0,7388659832</text:p>
          </table:table-cell>
          <table:table-cell office:value-type="float" office:value="-0.987860575819133" calcext:value-type="float">
            <text:p>-0,9878605758</text:p>
          </table:table-cell>
          <table:table-cell office:value-type="float" office:value="-1.13910991015243" calcext:value-type="float">
            <text:p>-1,1391099102</text:p>
          </table:table-cell>
          <table:table-cell office:value-type="float" office:value="-0.701244718772758" calcext:value-type="float">
            <text:p>-0,7012447188</text:p>
          </table:table-cell>
          <table:table-cell office:value-type="float" office:value="-0.730711292408518" calcext:value-type="float">
            <text:p>-0,7307112924</text:p>
          </table:table-cell>
          <table:table-cell office:value-type="float" office:value="-1.26058449839874" calcext:value-type="float">
            <text:p>-1,2605844984</text:p>
          </table:table-cell>
          <table:table-cell office:value-type="float" office:value="-1.1746697086797" calcext:value-type="float">
            <text:p>-1,1746697087</text:p>
          </table:table-cell>
          <table:table-cell office:value-type="float" office:value="-0.539234315182103" calcext:value-type="float">
            <text:p>-0,5392343152</text:p>
          </table:table-cell>
          <table:table-cell office:value-type="float" office:value="-0.0262583476639899" calcext:value-type="float">
            <text:p>-0,0262583477</text:p>
          </table:table-cell>
          <table:table-cell office:value-type="float" office:value="0.0494630079690094" calcext:value-type="float">
            <text:p>0,049463008</text:p>
          </table:table-cell>
          <table:table-cell office:value-type="float" office:value="0.32664387224666" calcext:value-type="float">
            <text:p>0,3266438722</text:p>
          </table:table-cell>
          <table:table-cell office:value-type="float" office:value="0.189183256189501" calcext:value-type="float">
            <text:p>0,1891832562</text:p>
          </table:table-cell>
          <table:table-cell office:value-type="float" office:value="-0.0977302354357319" calcext:value-type="float">
            <text:p>-0,0977302354</text:p>
          </table:table-cell>
          <table:table-cell office:value-type="float" office:value="-0.350448087171563" calcext:value-type="float">
            <text:p>-0,3504480872</text:p>
          </table:table-cell>
          <table:table-cell office:value-type="float" office:value="-0.900108963388578" calcext:value-type="float">
            <text:p>-0,9001089634</text:p>
          </table:table-cell>
          <table:table-cell office:value-type="float" office:value="0.524628529537448" calcext:value-type="float">
            <text:p>0,5246285295</text:p>
          </table:table-cell>
          <table:table-cell office:value-type="float" office:value="0.280257813298021" calcext:value-type="float">
            <text:p>0,2802578133</text:p>
          </table:table-cell>
          <table:table-cell office:value-type="float" office:value="0.10622721152259" calcext:value-type="float">
            <text:p>0,1062272115</text:p>
          </table:table-cell>
          <table:table-cell office:value-type="float" office:value="0.0958798394764255" calcext:value-type="float">
            <text:p>0,0958798395</text:p>
          </table:table-cell>
          <table:table-cell office:value-type="float" office:value="-0.578472649383098" calcext:value-type="float">
            <text:p>-0,5784726494</text:p>
          </table:table-cell>
          <table:table-cell office:value-type="float" office:value="-0.740920221210365" calcext:value-type="float">
            <text:p>-0,7409202212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-0.216388632848995" calcext:value-type="float">
            <text:p>-0,2163886328</text:p>
          </table:table-cell>
          <table:table-cell office:value-type="float" office:value="-0.113243274744106" calcext:value-type="float">
            <text:p>-0,1132432747</text:p>
          </table:table-cell>
          <table:table-cell office:value-type="float" office:value="-0.357778671516843" calcext:value-type="float">
            <text:p>-0,3577786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21905802784104" calcext:value-type="float">
            <text:p>-0,4219058028</text:p>
          </table:table-cell>
          <table:table-cell office:value-type="float" office:value="0.239684982366886" calcext:value-type="float">
            <text:p>0,2396849824</text:p>
          </table:table-cell>
          <table:table-cell office:value-type="float" office:value="-0.0364316624836676" calcext:value-type="float">
            <text:p>-0,0364316625</text:p>
          </table:table-cell>
          <table:table-cell office:value-type="float" office:value="-0.779101358600674" calcext:value-type="float">
            <text:p>-0,7791013586</text:p>
          </table:table-cell>
          <table:table-cell office:value-type="float" office:value="0.17281053847052" calcext:value-type="float">
            <text:p>0,1728105385</text:p>
          </table:table-cell>
          <table:table-cell office:value-type="float" office:value="0.709748565687467" calcext:value-type="float">
            <text:p>0,7097485657</text:p>
          </table:table-cell>
          <table:table-cell office:value-type="float" office:value="0.900661923510846" calcext:value-type="float">
            <text:p>0,9006619235</text:p>
          </table:table-cell>
          <table:table-cell office:value-type="float" office:value="0.917181404539596" calcext:value-type="float">
            <text:p>0,9171814045</text:p>
          </table:table-cell>
          <table:table-cell office:value-type="float" office:value="0.918595994255592" calcext:value-type="float">
            <text:p>0,9185959943</text:p>
          </table:table-cell>
          <table:table-cell office:value-type="float" office:value="1.01848203918586" calcext:value-type="float">
            <text:p>1,0184820392</text:p>
          </table:table-cell>
          <table:table-cell office:value-type="float" office:value="0.919335076020591" calcext:value-type="float">
            <text:p>0,919335076</text:p>
          </table:table-cell>
          <table:table-cell office:value-type="float" office:value="0.890613463093136" calcext:value-type="float">
            <text:p>0,8906134631</text:p>
          </table:table-cell>
          <table:table-cell office:value-type="float" office:value="0.294760086582394" calcext:value-type="float">
            <text:p>0,2947600866</text:p>
          </table:table-cell>
          <table:table-cell office:value-type="float" office:value="-0.538077626493836" calcext:value-type="float">
            <text:p>-0,5380776265</text:p>
          </table:table-cell>
          <table:table-cell office:value-type="float" office:value="-0.697085268377098" calcext:value-type="float">
            <text:p>-0,6970852684</text:p>
          </table:table-cell>
          <table:table-cell office:value-type="float" office:value="-0.397592963829113" calcext:value-type="float">
            <text:p>-0,3975929638</text:p>
          </table:table-cell>
          <table:table-cell office:value-type="float" office:value="-0.123636076727561" calcext:value-type="float">
            <text:p>-0,1236360767</text:p>
          </table:table-cell>
          <table:table-cell office:value-type="float" office:value="0.341453095222132" calcext:value-type="float">
            <text:p>0,3414530952</text:p>
          </table:table-cell>
          <table:table-cell office:value-type="float" office:value="0.828525787093062" calcext:value-type="float">
            <text:p>0,8285257871</text:p>
          </table:table-cell>
          <table:table-cell office:value-type="float" office:value="0.658283482648438" calcext:value-type="float">
            <text:p>0,6582834826</text:p>
          </table:table-cell>
          <table:table-cell office:value-type="float" office:value="0.710966264231188" calcext:value-type="float">
            <text:p>0,7109662642</text:p>
          </table:table-cell>
          <table:table-cell office:value-type="float" office:value="0.498274375153813" calcext:value-type="float">
            <text:p>0,4982743752</text:p>
          </table:table-cell>
          <table:table-cell office:value-type="float" office:value="0.717896314474462" calcext:value-type="float">
            <text:p>0,7178963145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1.08359065543697" calcext:value-type="float">
            <text:p>1,0835906554</text:p>
          </table:table-cell>
          <table:table-cell office:value-type="float" office:value="0.813142711828485" calcext:value-type="float">
            <text:p>0,8131427118</text:p>
          </table:table-cell>
          <table:table-cell office:value-type="float" office:value="0.82147071613036" calcext:value-type="float">
            <text:p>0,8214707161</text:p>
          </table:table-cell>
          <table:table-cell office:value-type="float" office:value="0.841522886946344" calcext:value-type="float">
            <text:p>0,8415228869</text:p>
          </table:table-cell>
          <table:table-cell office:value-type="float" office:value="0.631842437926693" calcext:value-type="float">
            <text:p>0,6318424379</text:p>
          </table:table-cell>
          <table:table-cell office:value-type="float" office:value="0.0640998371577672" calcext:value-type="float">
            <text:p>0,0640998372</text:p>
          </table:table-cell>
          <table:table-cell office:value-type="float" office:value="-0.528757002819148" calcext:value-type="float">
            <text:p>-0,5287570028</text:p>
          </table:table-cell>
          <table:table-cell office:value-type="float" office:value="-0.691249941330162" calcext:value-type="float">
            <text:p>-0,6912499413</text:p>
          </table:table-cell>
          <table:table-cell office:value-type="float" office:value="-0.905512427278572" calcext:value-type="float">
            <text:p>-0,9055124273</text:p>
          </table:table-cell>
          <table:table-cell office:value-type="float" office:value="-0.571047864774887" calcext:value-type="float">
            <text:p>-0,5710478648</text:p>
          </table:table-cell>
          <table:table-cell office:value-type="float" office:value="-0.349049619446292" calcext:value-type="float">
            <text:p>-0,3490496194</text:p>
          </table:table-cell>
          <table:table-cell office:value-type="float" office:value="-0.713498819042965" calcext:value-type="float">
            <text:p>-0,713498819</text:p>
          </table:table-cell>
          <table:table-cell office:value-type="float" office:value="-1.05955341085748" calcext:value-type="float">
            <text:p>-1,0595534109</text:p>
          </table:table-cell>
          <table:table-cell office:value-type="float" office:value="-1.17808193098617" calcext:value-type="float">
            <text:p>-1,178081931</text:p>
          </table:table-cell>
          <table:table-cell office:value-type="float" office:value="-0.712798177606406" calcext:value-type="float">
            <text:p>-0,7127981776</text:p>
          </table:table-cell>
          <table:table-cell office:value-type="float" office:value="-0.739107056013365" calcext:value-type="float">
            <text:p>-0,739107056</text:p>
          </table:table-cell>
          <table:table-cell office:value-type="float" office:value="-1.02214292429272" calcext:value-type="float">
            <text:p>-1,0221429243</text:p>
          </table:table-cell>
          <table:table-cell office:value-type="float" office:value="-0.827365748393975" calcext:value-type="float">
            <text:p>-0,8273657484</text:p>
          </table:table-cell>
          <table:table-cell office:value-type="float" office:value="-0.421962542834294" calcext:value-type="float">
            <text:p>-0,4219625428</text:p>
          </table:table-cell>
          <table:table-cell office:value-type="float" office:value="0.104283152151274" calcext:value-type="float">
            <text:p>0,1042831522</text:p>
          </table:table-cell>
          <table:table-cell office:value-type="float" office:value="0.399001597616677" calcext:value-type="float">
            <text:p>0,3990015976</text:p>
          </table:table-cell>
          <table:table-cell office:value-type="float" office:value="0.837328234799153" calcext:value-type="float">
            <text:p>0,8373282348</text:p>
          </table:table-cell>
          <table:table-cell office:value-type="float" office:value="1.08967255464773" calcext:value-type="float">
            <text:p>1,0896725546</text:p>
          </table:table-cell>
          <table:table-cell office:value-type="float" office:value="0.831508068707294" calcext:value-type="float">
            <text:p>0,8315080687</text:p>
          </table:table-cell>
          <table:table-cell office:value-type="float" office:value="0.517328128681831" calcext:value-type="float">
            <text:p>0,5173281287</text:p>
          </table:table-cell>
          <table:table-cell office:value-type="float" office:value="0.0292718362077587" calcext:value-type="float">
            <text:p>0,0292718362</text:p>
          </table:table-cell>
          <table:table-cell office:value-type="float" office:value="-0.0166548739535698" calcext:value-type="float">
            <text:p>-0,016654874</text:p>
          </table:table-cell>
          <table:table-cell office:value-type="float" office:value="0.373677084397361" calcext:value-type="float">
            <text:p>0,3736770844</text:p>
          </table:table-cell>
          <table:table-cell office:value-type="float" office:value="-0.276190749958734" calcext:value-type="float">
            <text:p>-0,27619075</text:p>
          </table:table-cell>
          <table:table-cell office:value-type="float" office:value="-0.835524315437423" calcext:value-type="float">
            <text:p>-0,8355243154</text:p>
          </table:table-cell>
          <table:table-cell office:value-type="float" office:value="-0.536145382355066" calcext:value-type="float">
            <text:p>-0,5361453824</text:p>
          </table:table-cell>
          <table:table-cell office:value-type="float" office:value="0.0435835424241392" calcext:value-type="float">
            <text:p>0,0435835424</text:p>
          </table:table-cell>
          <table:table-cell office:value-type="float" office:value="-0.33704978618634" calcext:value-type="float">
            <text:p>-0,3370497862</text:p>
          </table:table-cell>
          <table:table-cell office:value-type="float" office:value="-0.757360214971481" calcext:value-type="float">
            <text:p>-0,757360215</text:p>
          </table:table-cell>
          <table:table-cell office:value-type="float" office:value="-0.792702923208743" calcext:value-type="float">
            <text:p>-0,7927029232</text:p>
          </table:table-cell>
          <table:table-cell office:value-type="float" office:value="0.636050971585499" calcext:value-type="float">
            <text:p>0,6360509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401246370095" calcext:value-type="float">
            <text:p>0,4654012464</text:p>
          </table:table-cell>
          <table:table-cell office:value-type="float" office:value="-0.151699355928409" calcext:value-type="float">
            <text:p>-0,1516993559</text:p>
          </table:table-cell>
          <table:table-cell office:value-type="float" office:value="0.143124388328695" calcext:value-type="float">
            <text:p>0,1431243883</text:p>
          </table:table-cell>
          <table:table-cell office:value-type="float" office:value="0.278327243969068" calcext:value-type="float">
            <text:p>0,278327244</text:p>
          </table:table-cell>
          <table:table-cell office:value-type="float" office:value="-0.17281053847052" calcext:value-type="float">
            <text:p>-0,1728105385</text:p>
          </table:table-cell>
          <table:table-cell office:value-type="float" office:value="0.286775642155008" calcext:value-type="float">
            <text:p>0,2867756422</text:p>
          </table:table-cell>
          <table:table-cell office:value-type="float" office:value="1.03499245298326" calcext:value-type="float">
            <text:p>1,034992453</text:p>
          </table:table-cell>
          <table:table-cell office:value-type="float" office:value="0.661169181505496" calcext:value-type="float">
            <text:p>0,6611691815</text:p>
          </table:table-cell>
          <table:table-cell office:value-type="float" office:value="0.289304945317278" calcext:value-type="float">
            <text:p>0,2893049453</text:p>
          </table:table-cell>
          <table:table-cell office:value-type="float" office:value="0.621951048034609" calcext:value-type="float">
            <text:p>0,621951048</text:p>
          </table:table-cell>
          <table:table-cell office:value-type="float" office:value="0.708340140540455" calcext:value-type="float">
            <text:p>0,7083401405</text:p>
          </table:table-cell>
          <table:table-cell office:value-type="float" office:value="0.758538520670507" calcext:value-type="float">
            <text:p>0,7585385207</text:p>
          </table:table-cell>
          <table:table-cell office:value-type="float" office:value="0.338034130581254" calcext:value-type="float">
            <text:p>0,3380341306</text:p>
          </table:table-cell>
          <table:table-cell office:value-type="float" office:value="-0.514365731089023" calcext:value-type="float">
            <text:p>-0,5143657311</text:p>
          </table:table-cell>
          <table:table-cell office:value-type="float" office:value="-0.504802669907159" calcext:value-type="float">
            <text:p>-0,5048026699</text:p>
          </table:table-cell>
          <table:table-cell office:value-type="float" office:value="-0.108747048485152" calcext:value-type="float">
            <text:p>-0,1087470485</text:p>
          </table:table-cell>
          <table:table-cell office:value-type="float" office:value="-0.0811598785880304" calcext:value-type="float">
            <text:p>-0,0811598786</text:p>
          </table:table-cell>
          <table:table-cell office:value-type="float" office:value="0.109356758380212" calcext:value-type="float">
            <text:p>0,1093567584</text:p>
          </table:table-cell>
          <table:table-cell office:value-type="float" office:value="0.48432419694633" calcext:value-type="float">
            <text:p>0,4843241969</text:p>
          </table:table-cell>
          <table:table-cell office:value-type="float" office:value="0.575284177143892" calcext:value-type="float">
            <text:p>0,5752841771</text:p>
          </table:table-cell>
          <table:table-cell office:value-type="float" office:value="0.695063581834309" calcext:value-type="float">
            <text:p>0,6950635818</text:p>
          </table:table-cell>
          <table:table-cell office:value-type="float" office:value="0.313815155489029" calcext:value-type="float">
            <text:p>0,3138151555</text:p>
          </table:table-cell>
          <table:table-cell office:value-type="float" office:value="0.48206177909588" calcext:value-type="float">
            <text:p>0,4820617791</text:p>
          </table:table-cell>
          <table:table-cell office:value-type="float" office:value="0.951838445722338" calcext:value-type="float">
            <text:p>0,9518384457</text:p>
          </table:table-cell>
          <table:table-cell office:value-type="float" office:value="0.652849079895899" calcext:value-type="float">
            <text:p>0,6528490799</text:p>
          </table:table-cell>
          <table:table-cell office:value-type="float" office:value="0.534929031265084" calcext:value-type="float">
            <text:p>0,5349290313</text:p>
          </table:table-cell>
          <table:table-cell office:value-type="float" office:value="0.751047309841682" calcext:value-type="float">
            <text:p>0,7510473098</text:p>
          </table:table-cell>
          <table:table-cell office:value-type="float" office:value="1.11134986472473" calcext:value-type="float">
            <text:p>1,1113498647</text:p>
          </table:table-cell>
          <table:table-cell office:value-type="float" office:value="0.735900810444265" calcext:value-type="float">
            <text:p>0,7359008104</text:p>
          </table:table-cell>
          <table:table-cell office:value-type="float" office:value="-0.00113250595685139" calcext:value-type="float">
            <text:p>-0,001132506</text:p>
          </table:table-cell>
          <table:table-cell office:value-type="float" office:value="-0.453053393047427" calcext:value-type="float">
            <text:p>-0,453053393</text:p>
          </table:table-cell>
          <table:table-cell office:value-type="float" office:value="-0.859138325995154" calcext:value-type="float">
            <text:p>-0,859138326</text:p>
          </table:table-cell>
          <table:table-cell office:value-type="float" office:value="-1.09775223135857" calcext:value-type="float">
            <text:p>-1,0977522314</text:p>
          </table:table-cell>
          <table:table-cell office:value-type="float" office:value="-1.02511848803398" calcext:value-type="float">
            <text:p>-1,025118488</text:p>
          </table:table-cell>
          <table:table-cell office:value-type="float" office:value="-0.837989219046571" calcext:value-type="float">
            <text:p>-0,837989219</text:p>
          </table:table-cell>
          <table:table-cell office:value-type="float" office:value="-1.18563096409289" calcext:value-type="float">
            <text:p>-1,1856309641</text:p>
          </table:table-cell>
          <table:table-cell office:value-type="float" office:value="-0.984109206543871" calcext:value-type="float">
            <text:p>-0,9841092065</text:p>
          </table:table-cell>
          <table:table-cell office:value-type="float" office:value="-1.02876744152678" calcext:value-type="float">
            <text:p>-1,0287674415</text:p>
          </table:table-cell>
          <table:table-cell office:value-type="float" office:value="-0.975011460700518" calcext:value-type="float">
            <text:p>-0,9750114607</text:p>
          </table:table-cell>
          <table:table-cell office:value-type="float" office:value="-0.925493008040968" calcext:value-type="float">
            <text:p>-0,925493008</text:p>
          </table:table-cell>
          <table:table-cell office:value-type="float" office:value="-1.00636370247688" calcext:value-type="float">
            <text:p>-1,0063637025</text:p>
          </table:table-cell>
          <table:table-cell office:value-type="float" office:value="-0.848109158991245" calcext:value-type="float">
            <text:p>-0,848109159</text:p>
          </table:table-cell>
          <table:table-cell office:value-type="float" office:value="-0.188138456864737" calcext:value-type="float">
            <text:p>-0,1881384569</text:p>
          </table:table-cell>
          <table:table-cell office:value-type="float" office:value="0.359364243744318" calcext:value-type="float">
            <text:p>0,3593642437</text:p>
          </table:table-cell>
          <table:table-cell office:value-type="float" office:value="0.220275262155322" calcext:value-type="float">
            <text:p>0,2202752622</text:p>
          </table:table-cell>
          <table:table-cell office:value-type="float" office:value="0.596171730260476" calcext:value-type="float">
            <text:p>0,5961717303</text:p>
          </table:table-cell>
          <table:table-cell office:value-type="float" office:value="0.772258702317628" calcext:value-type="float">
            <text:p>0,7722587023</text:p>
          </table:table-cell>
          <table:table-cell office:value-type="float" office:value="0.410146561828646" calcext:value-type="float">
            <text:p>0,4101465618</text:p>
          </table:table-cell>
          <table:table-cell office:value-type="float" office:value="0.150192037359241" calcext:value-type="float">
            <text:p>0,1501920374</text:p>
          </table:table-cell>
          <table:table-cell office:value-type="float" office:value="-0.314672239233405" calcext:value-type="float">
            <text:p>-0,3146722392</text:p>
          </table:table-cell>
          <table:table-cell office:value-type="float" office:value="-0.0749469327910639" calcext:value-type="float">
            <text:p>-0,0749469328</text:p>
          </table:table-cell>
          <table:table-cell office:value-type="float" office:value="0.0622795140662267" calcext:value-type="float">
            <text:p>0,0622795141</text:p>
          </table:table-cell>
          <table:table-cell office:value-type="float" office:value="-0.800244993470177" calcext:value-type="float">
            <text:p>-0,8002449935</text:p>
          </table:table-cell>
          <table:table-cell office:value-type="float" office:value="-0.547884797008146" calcext:value-type="float">
            <text:p>-0,547884797</text:p>
          </table:table-cell>
          <table:table-cell office:value-type="float" office:value="-0.18341815712147" calcext:value-type="float">
            <text:p>-0,1834181571</text:p>
          </table:table-cell>
          <table:table-cell office:value-type="float" office:value="-0.392251881817252" calcext:value-type="float">
            <text:p>-0,3922518818</text:p>
          </table:table-cell>
          <table:table-cell office:value-type="float" office:value="-0.250626764087279" calcext:value-type="float">
            <text:p>-0,2506267641</text:p>
          </table:table-cell>
          <table:table-cell office:value-type="float" office:value="-0.556427913040272" calcext:value-type="float">
            <text:p>-0,556427913</text:p>
          </table:table-cell>
          <table:table-cell office:value-type="float" office:value="-0.954479029986038" calcext:value-type="float">
            <text:p>-0,95447903</text:p>
          </table:table-cell>
          <table:table-cell office:value-type="float" office:value="-0.43728504296503" calcext:value-type="float">
            <text:p>-0,437285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379951778357" calcext:value-type="float">
            <text:p>0,1913799518</text:p>
          </table:table-cell>
          <table:table-cell office:value-type="float" office:value="0.212379098299773" calcext:value-type="float">
            <text:p>0,2123790983</text:p>
          </table:table-cell>
          <table:table-cell office:value-type="float" office:value="0.377327932866558" calcext:value-type="float">
            <text:p>0,3773279329</text:p>
          </table:table-cell>
          <table:table-cell office:value-type="float" office:value="0.875817389323516" calcext:value-type="float">
            <text:p>0,8758173893</text:p>
          </table:table-cell>
          <table:table-cell office:value-type="float" office:value="0.903655107418763" calcext:value-type="float">
            <text:p>0,9036551074</text:p>
          </table:table-cell>
          <table:table-cell office:value-type="float" office:value="0.307078342484566" calcext:value-type="float">
            <text:p>0,3070783425</text:p>
          </table:table-cell>
          <table:table-cell office:value-type="float" office:value="0.45235401189808" calcext:value-type="float">
            <text:p>0,4523540119</text:p>
          </table:table-cell>
          <table:table-cell office:value-type="float" office:value="1.42803148261223" calcext:value-type="float">
            <text:p>1,4280314826</text:p>
          </table:table-cell>
          <table:table-cell office:value-type="float" office:value="1.34347303803542" calcext:value-type="float">
            <text:p>1,343473038</text:p>
          </table:table-cell>
          <table:table-cell office:value-type="float" office:value="1.61662634853972" calcext:value-type="float">
            <text:p>1,6166263485</text:p>
          </table:table-cell>
          <table:table-cell office:value-type="float" office:value="1.27576580631382" calcext:value-type="float">
            <text:p>1,2757658063</text:p>
          </table:table-cell>
          <table:table-cell office:value-type="float" office:value="0.584342380394174" calcext:value-type="float">
            <text:p>0,5843423804</text:p>
          </table:table-cell>
          <table:table-cell office:value-type="float" office:value="0.203246124683167" calcext:value-type="float">
            <text:p>0,2032461247</text:p>
          </table:table-cell>
          <table:table-cell office:value-type="float" office:value="-0.63900518129381" calcext:value-type="float">
            <text:p>-0,6390051813</text:p>
          </table:table-cell>
          <table:table-cell office:value-type="float" office:value="-0.52476111683695" calcext:value-type="float">
            <text:p>-0,5247611168</text:p>
          </table:table-cell>
          <table:table-cell office:value-type="float" office:value="-0.431549552091275" calcext:value-type="float">
            <text:p>-0,4315495521</text:p>
          </table:table-cell>
          <table:table-cell office:value-type="float" office:value="-0.377734762026534" calcext:value-type="float">
            <text:p>-0,377734762</text:p>
          </table:table-cell>
          <table:table-cell office:value-type="float" office:value="-0.384278119482914" calcext:value-type="float">
            <text:p>-0,3842781195</text:p>
          </table:table-cell>
          <table:table-cell office:value-type="float" office:value="-0.742475389556379" calcext:value-type="float">
            <text:p>-0,7424753896</text:p>
          </table:table-cell>
          <table:table-cell office:value-type="float" office:value="-1.36530050247386" calcext:value-type="float">
            <text:p>-1,3653005025</text:p>
          </table:table-cell>
          <table:table-cell office:value-type="float" office:value="-1.30906227047477" calcext:value-type="float">
            <text:p>-1,3090622705</text:p>
          </table:table-cell>
          <table:table-cell office:value-type="float" office:value="-0.18641323682225" calcext:value-type="float">
            <text:p>-0,1864132368</text:p>
          </table:table-cell>
          <table:table-cell office:value-type="float" office:value="0.406914503415925" calcext:value-type="float">
            <text:p>0,4069145034</text:p>
          </table:table-cell>
          <table:table-cell office:value-type="float" office:value="0.555378495570854" calcext:value-type="float">
            <text:p>0,5553784956</text:p>
          </table:table-cell>
          <table:table-cell office:value-type="float" office:value="0.501783314066329" calcext:value-type="float">
            <text:p>0,5017833141</text:p>
          </table:table-cell>
          <table:table-cell office:value-type="float" office:value="0.400037549779799" calcext:value-type="float">
            <text:p>0,4000375498</text:p>
          </table:table-cell>
          <table:table-cell office:value-type="float" office:value="0.696906772059056" calcext:value-type="float">
            <text:p>0,6969067721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452862037196471" calcext:value-type="float">
            <text:p>0,4528620372</text:p>
          </table:table-cell>
          <table:table-cell office:value-type="float" office:value="-0.317328169109654" calcext:value-type="float">
            <text:p>-0,3173281691</text:p>
          </table:table-cell>
          <table:table-cell office:value-type="float" office:value="0.73296982670953" calcext:value-type="float">
            <text:p>0,7329698267</text:p>
          </table:table-cell>
          <table:table-cell office:value-type="float" office:value="1.03593698805857" calcext:value-type="float">
            <text:p>1,0359369881</text:p>
          </table:table-cell>
          <table:table-cell office:value-type="float" office:value="0.506990113027094" calcext:value-type="float">
            <text:p>0,506990113</text:p>
          </table:table-cell>
          <table:table-cell office:value-type="float" office:value="-0.577534587964302" calcext:value-type="float">
            <text:p>-0,577534588</text:p>
          </table:table-cell>
          <table:table-cell office:value-type="float" office:value="-0.824868503666611" calcext:value-type="float">
            <text:p>-0,8248685037</text:p>
          </table:table-cell>
          <table:table-cell office:value-type="float" office:value="-1.05160146982851" calcext:value-type="float">
            <text:p>-1,0516014698</text:p>
          </table:table-cell>
          <table:table-cell office:value-type="float" office:value="-0.564789485331192" calcext:value-type="float">
            <text:p>-0,5647894853</text:p>
          </table:table-cell>
          <table:table-cell office:value-type="float" office:value="-0.539034697796781" calcext:value-type="float">
            <text:p>-0,5390346978</text:p>
          </table:table-cell>
          <table:table-cell office:value-type="float" office:value="-0.479719703744974" calcext:value-type="float">
            <text:p>-0,4797197037</text:p>
          </table:table-cell>
          <table:table-cell office:value-type="float" office:value="-0.936127641940441" calcext:value-type="float">
            <text:p>-0,9361276419</text:p>
          </table:table-cell>
          <table:table-cell office:value-type="float" office:value="-0.521883151168322" calcext:value-type="float">
            <text:p>-0,5218831512</text:p>
          </table:table-cell>
          <table:table-cell office:value-type="float" office:value="-1.1059201192716" calcext:value-type="float">
            <text:p>-1,1059201193</text:p>
          </table:table-cell>
          <table:table-cell office:value-type="float" office:value="-1.14214072762053" calcext:value-type="float">
            <text:p>-1,1421407276</text:p>
          </table:table-cell>
          <table:table-cell office:value-type="float" office:value="-0.289592062808574" calcext:value-type="float">
            <text:p>-0,2895920628</text:p>
          </table:table-cell>
          <table:table-cell office:value-type="float" office:value="-0.555304702798747" calcext:value-type="float">
            <text:p>-0,5553047028</text:p>
          </table:table-cell>
          <table:table-cell office:value-type="float" office:value="-0.472233712448029" calcext:value-type="float">
            <text:p>-0,4722337124</text:p>
          </table:table-cell>
          <table:table-cell office:value-type="float" office:value="-0.431843846195487" calcext:value-type="float">
            <text:p>-0,4318438462</text:p>
          </table:table-cell>
          <table:table-cell office:value-type="float" office:value="0.421361506878648" calcext:value-type="float">
            <text:p>0,4213615069</text:p>
          </table:table-cell>
          <table:table-cell office:value-type="float" office:value="0.792680197173774" calcext:value-type="float">
            <text:p>0,7926801972</text:p>
          </table:table-cell>
          <table:table-cell office:value-type="float" office:value="0.702524068986208" calcext:value-type="float">
            <text:p>0,702524069</text:p>
          </table:table-cell>
          <table:table-cell office:value-type="float" office:value="0.0582920588374941" calcext:value-type="float">
            <text:p>0,0582920588</text:p>
          </table:table-cell>
          <table:table-cell office:value-type="float" office:value="-0.238738137253869" calcext:value-type="float">
            <text:p>-0,2387381373</text:p>
          </table:table-cell>
          <table:table-cell office:value-type="float" office:value="-0.715263224252106" calcext:value-type="float">
            <text:p>-0,7152632243</text:p>
          </table:table-cell>
          <table:table-cell office:value-type="float" office:value="-0.684855996260183" calcext:value-type="float">
            <text:p>-0,6848559963</text:p>
          </table:table-cell>
          <table:table-cell office:value-type="float" office:value="-0.451490848299003" calcext:value-type="float">
            <text:p>-0,4514908483</text:p>
          </table:table-cell>
          <table:table-cell office:value-type="float" office:value="0.514285800604842" calcext:value-type="float">
            <text:p>0,5142858006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108194316424497" calcext:value-type="float">
            <text:p>-0,1081943164</text:p>
          </table:table-cell>
          <table:table-cell office:value-type="float" office:value="0.0161776106777295" calcext:value-type="float">
            <text:p>0,0161776107</text:p>
          </table:table-cell>
          <table:table-cell office:value-type="float" office:value="0.993829643102342" calcext:value-type="float">
            <text:p>0,9938296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833131870256" calcext:value-type="float">
            <text:p>-0,1783313187</text:p>
          </table:table-cell>
          <table:table-cell office:value-type="float" office:value="0.115291510505591" calcext:value-type="float">
            <text:p>0,1152915105</text:p>
          </table:table-cell>
          <table:table-cell office:value-type="float" office:value="-0.455395781045846" calcext:value-type="float">
            <text:p>-0,455395781</text:p>
          </table:table-cell>
          <table:table-cell office:value-type="float" office:value="-0.566326091010421" calcext:value-type="float">
            <text:p>-0,566326091</text:p>
          </table:table-cell>
          <table:table-cell office:value-type="float" office:value="-0.417625467970424" calcext:value-type="float">
            <text:p>-0,417625468</text:p>
          </table:table-cell>
          <table:table-cell office:value-type="float" office:value="1.19870526529099" calcext:value-type="float">
            <text:p>1,1987052653</text:p>
          </table:table-cell>
          <table:table-cell office:value-type="float" office:value="1.5512748493893" calcext:value-type="float">
            <text:p>1,5512748494</text:p>
          </table:table-cell>
          <table:table-cell office:value-type="float" office:value="0.672912861461188" calcext:value-type="float">
            <text:p>0,6729128615</text:p>
          </table:table-cell>
          <table:table-cell office:value-type="float" office:value="0.680394550227935" calcext:value-type="float">
            <text:p>0,6803945502</text:p>
          </table:table-cell>
          <table:table-cell office:value-type="float" office:value="0.639806102045173" calcext:value-type="float">
            <text:p>0,639806102</text:p>
          </table:table-cell>
          <table:table-cell office:value-type="float" office:value="0.648055873260417" calcext:value-type="float">
            <text:p>0,6480558733</text:p>
          </table:table-cell>
          <table:table-cell office:value-type="float" office:value="0.315908983902776" calcext:value-type="float">
            <text:p>0,3159089839</text:p>
          </table:table-cell>
          <table:table-cell office:value-type="float" office:value="-0.258580148157119" calcext:value-type="float">
            <text:p>-0,2585801482</text:p>
          </table:table-cell>
          <table:table-cell office:value-type="float" office:value="-1.10473112693706" calcext:value-type="float">
            <text:p>-1,1047311269</text:p>
          </table:table-cell>
          <table:table-cell office:value-type="float" office:value="-0.494580050747997" calcext:value-type="float">
            <text:p>-0,4945800507</text:p>
          </table:table-cell>
          <table:table-cell office:value-type="float" office:value="-0.364066205798117" calcext:value-type="float">
            <text:p>-0,3640662058</text:p>
          </table:table-cell>
          <table:table-cell office:value-type="float" office:value="-0.133496622724237" calcext:value-type="float">
            <text:p>-0,1334966227</text:p>
          </table:table-cell>
          <table:table-cell office:value-type="float" office:value="-0.313922722483057" calcext:value-type="float">
            <text:p>-0,3139227225</text:p>
          </table:table-cell>
          <table:table-cell office:value-type="float" office:value="-0.897521150883736" calcext:value-type="float">
            <text:p>-0,8975211509</text:p>
          </table:table-cell>
          <table:table-cell office:value-type="float" office:value="-1.40299284763418" calcext:value-type="float">
            <text:p>-1,4029928476</text:p>
          </table:table-cell>
          <table:table-cell office:value-type="float" office:value="-0.793970508936848" calcext:value-type="float">
            <text:p>-0,7939705089</text:p>
          </table:table-cell>
          <table:table-cell office:value-type="float" office:value="0.0898847892434331" calcext:value-type="float">
            <text:p>0,0898847892</text:p>
          </table:table-cell>
          <table:table-cell office:value-type="float" office:value="0.448885056322283" calcext:value-type="float">
            <text:p>0,4488850563</text:p>
          </table:table-cell>
          <table:table-cell office:value-type="float" office:value="0.613927433356938" calcext:value-type="float">
            <text:p>0,6139274334</text:p>
          </table:table-cell>
          <table:table-cell office:value-type="float" office:value="0.697352237937584" calcext:value-type="float">
            <text:p>0,6973522379</text:p>
          </table:table-cell>
          <table:table-cell office:value-type="float" office:value="0.739795468770861" calcext:value-type="float">
            <text:p>0,7397954688</text:p>
          </table:table-cell>
          <table:table-cell office:value-type="float" office:value="1.03029850472049" calcext:value-type="float">
            <text:p>1,0302985047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53943860313109" calcext:value-type="float">
            <text:p>0,5394386031</text:p>
          </table:table-cell>
          <table:table-cell office:value-type="float" office:value="0.0577578037994013" calcext:value-type="float">
            <text:p>0,0577578038</text:p>
          </table:table-cell>
          <table:table-cell office:value-type="float" office:value="0.5315608402181" calcext:value-type="float">
            <text:p>0,5315608402</text:p>
          </table:table-cell>
          <table:table-cell office:value-type="float" office:value="0.586671422390796" calcext:value-type="float">
            <text:p>0,5866714224</text:p>
          </table:table-cell>
          <table:table-cell office:value-type="float" office:value="0.120089348644431" calcext:value-type="float">
            <text:p>0,1200893486</text:p>
          </table:table-cell>
          <table:table-cell office:value-type="float" office:value="-0.88154568144158" calcext:value-type="float">
            <text:p>-0,8815456814</text:p>
          </table:table-cell>
          <table:table-cell office:value-type="float" office:value="-0.879280882154093" calcext:value-type="float">
            <text:p>-0,8792808822</text:p>
          </table:table-cell>
          <table:table-cell office:value-type="float" office:value="-0.985722565868061" calcext:value-type="float">
            <text:p>-0,9857225659</text:p>
          </table:table-cell>
          <table:table-cell office:value-type="float" office:value="-0.872818584711082" calcext:value-type="float">
            <text:p>-0,8728185847</text:p>
          </table:table-cell>
          <table:table-cell office:value-type="float" office:value="-0.80573479217707" calcext:value-type="float">
            <text:p>-0,8057347922</text:p>
          </table:table-cell>
          <table:table-cell office:value-type="float" office:value="-0.582193860356466" calcext:value-type="float">
            <text:p>-0,5821938604</text:p>
          </table:table-cell>
          <table:table-cell office:value-type="float" office:value="-0.884633625164046" calcext:value-type="float">
            <text:p>-0,8846336252</text:p>
          </table:table-cell>
          <table:table-cell office:value-type="float" office:value="-0.814675378195567" calcext:value-type="float">
            <text:p>-0,8146753782</text:p>
          </table:table-cell>
          <table:table-cell office:value-type="float" office:value="-0.838626457003922" calcext:value-type="float">
            <text:p>-0,838626457</text:p>
          </table:table-cell>
          <table:table-cell office:value-type="float" office:value="-0.178785493425954" calcext:value-type="float">
            <text:p>-0,1787854934</text:p>
          </table:table-cell>
          <table:table-cell office:value-type="float" office:value="-0.328604465052216" calcext:value-type="float">
            <text:p>-0,3286044651</text:p>
          </table:table-cell>
          <table:table-cell office:value-type="float" office:value="-0.381194914747834" calcext:value-type="float">
            <text:p>-0,3811949147</text:p>
          </table:table-cell>
          <table:table-cell office:value-type="float" office:value="-0.0959399716198763" calcext:value-type="float">
            <text:p>-0,0959399716</text:p>
          </table:table-cell>
          <table:table-cell office:value-type="float" office:value="0.580200320654123" calcext:value-type="float">
            <text:p>0,5802003207</text:p>
          </table:table-cell>
          <table:table-cell office:value-type="float" office:value="0.932442574157312" calcext:value-type="float">
            <text:p>0,9324425742</text:p>
          </table:table-cell>
          <table:table-cell office:value-type="float" office:value="1.14312828434534" calcext:value-type="float">
            <text:p>1,1431282843</text:p>
          </table:table-cell>
          <table:table-cell office:value-type="float" office:value="0.812293454765303" calcext:value-type="float">
            <text:p>0,8122934548</text:p>
          </table:table-cell>
          <table:table-cell office:value-type="float" office:value="0.532955966514233" calcext:value-type="float">
            <text:p>0,5329559665</text:p>
          </table:table-cell>
          <table:table-cell office:value-type="float" office:value="0.0207598380220756" calcext:value-type="float">
            <text:p>0,020759838</text:p>
          </table:table-cell>
          <table:table-cell office:value-type="float" office:value="0.03540907050753" calcext:value-type="float">
            <text:p>0,0354090705</text:p>
          </table:table-cell>
          <table:table-cell office:value-type="float" office:value="1.45189471207159" calcext:value-type="float">
            <text:p>1,4518947121</text:p>
          </table:table-cell>
          <table:table-cell office:value-type="float" office:value="-0.592581738392442" calcext:value-type="float">
            <text:p>-0,5925817384</text:p>
          </table:table-cell>
          <table:table-cell office:value-type="float" office:value="0.566586051513809" calcext:value-type="float">
            <text:p>0,5665860515</text:p>
          </table:table-cell>
          <table:table-cell office:value-type="float" office:value="0.0950653243089678" calcext:value-type="float">
            <text:p>0,0950653243</text:p>
          </table:table-cell>
          <table:table-cell office:value-type="float" office:value="0.881010862313764" calcext:value-type="float">
            <text:p>0,8810108623</text:p>
          </table:table-cell>
          <table:table-cell office:value-type="float" office:value="2.0869117774271" calcext:value-type="float">
            <text:p>2,0869117774</text:p>
          </table:table-cell>
          <table:table-cell office:value-type="float" office:value="2.06716565765287" calcext:value-type="float">
            <text:p>2,0671656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7876604142811" calcext:value-type="float">
            <text:p>1,2787660414</text:p>
          </table:table-cell>
          <table:table-cell office:value-type="float" office:value="0.391384338295295" calcext:value-type="float">
            <text:p>0,3913843383</text:p>
          </table:table-cell>
          <table:table-cell office:value-type="float" office:value="-0.424168641774131" calcext:value-type="float">
            <text:p>-0,4241686418</text:p>
          </table:table-cell>
          <table:table-cell office:value-type="float" office:value="-0.319162901385379" calcext:value-type="float">
            <text:p>-0,3191629014</text:p>
          </table:table-cell>
          <table:table-cell office:value-type="float" office:value="-0.493230078551277" calcext:value-type="float">
            <text:p>-0,4932300786</text:p>
          </table:table-cell>
          <table:table-cell office:value-type="float" office:value="0.422126977685395" calcext:value-type="float">
            <text:p>0,4221269777</text:p>
          </table:table-cell>
          <table:table-cell office:value-type="float" office:value="0.303457521398533" calcext:value-type="float">
            <text:p>0,3034575214</text:p>
          </table:table-cell>
          <table:table-cell office:value-type="float" office:value="0.066938975747448" calcext:value-type="float">
            <text:p>0,0669389757</text:p>
          </table:table-cell>
          <table:table-cell office:value-type="float" office:value="-0.223419439522395" calcext:value-type="float">
            <text:p>-0,2234194395</text:p>
          </table:table-cell>
          <table:table-cell office:value-type="float" office:value="0.524492211560287" calcext:value-type="float">
            <text:p>0,5244922116</text:p>
          </table:table-cell>
          <table:table-cell office:value-type="float" office:value="0.352662963588227" calcext:value-type="float">
            <text:p>0,3526629636</text:p>
          </table:table-cell>
          <table:table-cell office:value-type="float" office:value="-0.083171517795872" calcext:value-type="float">
            <text:p>-0,0831715178</text:p>
          </table:table-cell>
          <table:table-cell office:value-type="float" office:value="-0.540216139428384" calcext:value-type="float">
            <text:p>-0,5402161394</text:p>
          </table:table-cell>
          <table:table-cell office:value-type="float" office:value="-1.11141909743586" calcext:value-type="float">
            <text:p>-1,1114190974</text:p>
          </table:table-cell>
          <table:table-cell office:value-type="float" office:value="-1.03881282312621" calcext:value-type="float">
            <text:p>-1,0388128231</text:p>
          </table:table-cell>
          <table:table-cell office:value-type="float" office:value="-0.663657876921244" calcext:value-type="float">
            <text:p>-0,6636578769</text:p>
          </table:table-cell>
          <table:table-cell office:value-type="float" office:value="-0.51616165774911" calcext:value-type="float">
            <text:p>-0,5161616577</text:p>
          </table:table-cell>
          <table:table-cell office:value-type="float" office:value="-0.51390029112939" calcext:value-type="float">
            <text:p>-0,5139002911</text:p>
          </table:table-cell>
          <table:table-cell office:value-type="float" office:value="-0.92542938792266" calcext:value-type="float">
            <text:p>-0,9254293879</text:p>
          </table:table-cell>
          <table:table-cell office:value-type="float" office:value="-1.53434495955651" calcext:value-type="float">
            <text:p>-1,5343449596</text:p>
          </table:table-cell>
          <table:table-cell office:value-type="float" office:value="-1.16865322101941" calcext:value-type="float">
            <text:p>-1,168653221</text:p>
          </table:table-cell>
          <table:table-cell office:value-type="float" office:value="-0.297401411366316" calcext:value-type="float">
            <text:p>-0,2974014114</text:p>
          </table:table-cell>
          <table:table-cell office:value-type="float" office:value="0.253422195644103" calcext:value-type="float">
            <text:p>0,2534221956</text:p>
          </table:table-cell>
          <table:table-cell office:value-type="float" office:value="0.622291567326379" calcext:value-type="float">
            <text:p>0,6222915673</text:p>
          </table:table-cell>
          <table:table-cell office:value-type="float" office:value="0.903536594002267" calcext:value-type="float">
            <text:p>0,903536594</text:p>
          </table:table-cell>
          <table:table-cell office:value-type="float" office:value="1.02896908220494" calcext:value-type="float">
            <text:p>1,0289690822</text:p>
          </table:table-cell>
          <table:table-cell office:value-type="float" office:value="0.913061851476906" calcext:value-type="float">
            <text:p>0,9130618515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75837741890806" calcext:value-type="float">
            <text:p>0,7583774189</text:p>
          </table:table-cell>
          <table:table-cell office:value-type="float" office:value="0.411099662336917" calcext:value-type="float">
            <text:p>0,4110996623</text:p>
          </table:table-cell>
          <table:table-cell office:value-type="float" office:value="1.3147660869922" calcext:value-type="float">
            <text:p>1,314766087</text:p>
          </table:table-cell>
          <table:table-cell office:value-type="float" office:value="1.41110656272894" calcext:value-type="float">
            <text:p>1,4111065627</text:p>
          </table:table-cell>
          <table:table-cell office:value-type="float" office:value="0.622237149226185" calcext:value-type="float">
            <text:p>0,6222371492</text:p>
          </table:table-cell>
          <table:table-cell office:value-type="float" office:value="-0.74575694267648" calcext:value-type="float">
            <text:p>-0,7457569427</text:p>
          </table:table-cell>
          <table:table-cell office:value-type="float" office:value="-0.783190937165561" calcext:value-type="float">
            <text:p>-0,7831909372</text:p>
          </table:table-cell>
          <table:table-cell office:value-type="float" office:value="-0.668443706564264" calcext:value-type="float">
            <text:p>-0,6684437066</text:p>
          </table:table-cell>
          <table:table-cell office:value-type="float" office:value="-0.832387160299919" calcext:value-type="float">
            <text:p>-0,8323871603</text:p>
          </table:table-cell>
          <table:table-cell office:value-type="float" office:value="-0.792118062006246" calcext:value-type="float">
            <text:p>-0,792118062</text:p>
          </table:table-cell>
          <table:table-cell office:value-type="float" office:value="-0.455105813186331" calcext:value-type="float">
            <text:p>-0,4551058132</text:p>
          </table:table-cell>
          <table:table-cell office:value-type="float" office:value="-1.37438650211346" calcext:value-type="float">
            <text:p>-1,3743865021</text:p>
          </table:table-cell>
          <table:table-cell office:value-type="float" office:value="-0.645779263203804" calcext:value-type="float">
            <text:p>-0,6457792632</text:p>
          </table:table-cell>
          <table:table-cell office:value-type="float" office:value="-1.25823601994299" calcext:value-type="float">
            <text:p>-1,2582360199</text:p>
          </table:table-cell>
          <table:table-cell office:value-type="float" office:value="-1.21480605895261" calcext:value-type="float">
            <text:p>-1,214806059</text:p>
          </table:table-cell>
          <table:table-cell office:value-type="float" office:value="-0.351111620192778" calcext:value-type="float">
            <text:p>-0,3511116202</text:p>
          </table:table-cell>
          <table:table-cell office:value-type="float" office:value="-0.375918860564473" calcext:value-type="float">
            <text:p>-0,3759188606</text:p>
          </table:table-cell>
          <table:table-cell office:value-type="float" office:value="-0.34082954898423" calcext:value-type="float">
            <text:p>-0,340829549</text:p>
          </table:table-cell>
          <table:table-cell office:value-type="float" office:value="0.0488771330580778" calcext:value-type="float">
            <text:p>0,0488771331</text:p>
          </table:table-cell>
          <table:table-cell office:value-type="float" office:value="0.358878241600065" calcext:value-type="float">
            <text:p>0,3588782416</text:p>
          </table:table-cell>
          <table:table-cell office:value-type="float" office:value="0.24475739421506" calcext:value-type="float">
            <text:p>0,2447573942</text:p>
          </table:table-cell>
          <table:table-cell office:value-type="float" office:value="0.409805706908621" calcext:value-type="float">
            <text:p>0,4098057069</text:p>
          </table:table-cell>
          <table:table-cell office:value-type="float" office:value="0.133238991628558" calcext:value-type="float">
            <text:p>0,1332389916</text:p>
          </table:table-cell>
          <table:table-cell office:value-type="float" office:value="0.477476274507739" calcext:value-type="float">
            <text:p>0,4774762745</text:p>
          </table:table-cell>
          <table:table-cell office:value-type="float" office:value="-0.941881275500297" calcext:value-type="float">
            <text:p>-0,9418812755</text:p>
          </table:table-cell>
          <table:table-cell office:value-type="float" office:value="-0.575279036858553" calcext:value-type="float">
            <text:p>-0,5752790369</text:p>
          </table:table-cell>
          <table:table-cell office:value-type="float" office:value="-0.18341815712147" calcext:value-type="float">
            <text:p>-0,1834181571</text:p>
          </table:table-cell>
          <table:table-cell office:value-type="float" office:value="0.357385047877941" calcext:value-type="float">
            <text:p>0,3573850479</text:p>
          </table:table-cell>
          <table:table-cell office:value-type="float" office:value="1.39141065579489" calcext:value-type="float">
            <text:p>1,3914106558</text:p>
          </table:table-cell>
          <table:table-cell office:value-type="float" office:value="1.23650647342283" calcext:value-type="float">
            <text:p>1,2365064734</text:p>
          </table:table-cell>
          <table:table-cell office:value-type="float" office:value="0.210308938810483" calcext:value-type="float">
            <text:p>0,2103089388</text:p>
          </table:table-cell>
          <table:table-cell office:value-type="float" office:value="-0.43728504296503" calcext:value-type="float">
            <text:p>-0,437285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9185419475169" calcext:value-type="float">
            <text:p>0,1391854195</text:p>
          </table:table-cell>
          <table:table-cell office:value-type="float" office:value="0.16686929152125" calcext:value-type="float">
            <text:p>0,1668692915</text:p>
          </table:table-cell>
          <table:table-cell office:value-type="float" office:value="-0.538668152437086" calcext:value-type="float">
            <text:p>-0,5386681524</text:p>
          </table:table-cell>
          <table:table-cell office:value-type="float" office:value="-0.362147803928865" calcext:value-type="float">
            <text:p>-0,3621478039</text:p>
          </table:table-cell>
          <table:table-cell office:value-type="float" office:value="-0.739845117826915" calcext:value-type="float">
            <text:p>-0,7398451178</text:p>
          </table:table-cell>
          <table:table-cell office:value-type="float" office:value="-0.987218803524761" calcext:value-type="float">
            <text:p>-0,9872188035</text:p>
          </table:table-cell>
          <table:table-cell office:value-type="float" office:value="-0.670843427305023" calcext:value-type="float">
            <text:p>-0,6708434273</text:p>
          </table:table-cell>
          <table:table-cell office:value-type="float" office:value="0.327648670763825" calcext:value-type="float">
            <text:p>0,3276486708</text:p>
          </table:table-cell>
          <table:table-cell office:value-type="float" office:value="0.270721853939234" calcext:value-type="float">
            <text:p>0,2707218539</text:p>
          </table:table-cell>
          <table:table-cell office:value-type="float" office:value="0.394299109399932" calcext:value-type="float">
            <text:p>0,3942991094</text:p>
          </table:table-cell>
          <table:table-cell office:value-type="float" office:value="0.355677176952229" calcext:value-type="float">
            <text:p>0,355677177</text:p>
          </table:table-cell>
          <table:table-cell office:value-type="float" office:value="-0.0346250524729596" calcext:value-type="float">
            <text:p>-0,0346250525</text:p>
          </table:table-cell>
          <table:table-cell office:value-type="float" office:value="-0.691320588145712" calcext:value-type="float">
            <text:p>-0,6913205881</text:p>
          </table:table-cell>
          <table:table-cell office:value-type="float" office:value="-1.50479336222852" calcext:value-type="float">
            <text:p>-1,5047933622</text:p>
          </table:table-cell>
          <table:table-cell office:value-type="float" office:value="-0.737488953625212" calcext:value-type="float">
            <text:p>-0,7374889536</text:p>
          </table:table-cell>
          <table:table-cell office:value-type="float" office:value="-0.575542679532089" calcext:value-type="float">
            <text:p>-0,5755426795</text:p>
          </table:table-cell>
          <table:table-cell office:value-type="float" office:value="-0.343981354576372" calcext:value-type="float">
            <text:p>-0,3439813546</text:p>
          </table:table-cell>
          <table:table-cell office:value-type="float" office:value="-0.194242074325692" calcext:value-type="float">
            <text:p>-0,1942420743</text:p>
          </table:table-cell>
          <table:table-cell office:value-type="float" office:value="-0.246328953308838" calcext:value-type="float">
            <text:p>-0,2463289533</text:p>
          </table:table-cell>
          <table:table-cell office:value-type="float" office:value="-0.332377952777378" calcext:value-type="float">
            <text:p>-0,3323779528</text:p>
          </table:table-cell>
          <table:table-cell office:value-type="float" office:value="-0.185014134227101" calcext:value-type="float">
            <text:p>-0,1850141342</text:p>
          </table:table-cell>
          <table:table-cell office:value-type="float" office:value="0.292320966756904" calcext:value-type="float">
            <text:p>0,2923209668</text:p>
          </table:table-cell>
          <table:table-cell office:value-type="float" office:value="0.425701322335914" calcext:value-type="float">
            <text:p>0,4257013223</text:p>
          </table:table-cell>
          <table:table-cell office:value-type="float" office:value="0.774518805570197" calcext:value-type="float">
            <text:p>0,7745188056</text:p>
          </table:table-cell>
          <table:table-cell office:value-type="float" office:value="0.906802880831015" calcext:value-type="float">
            <text:p>0,9068028808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781170616577879" calcext:value-type="float">
            <text:p>0,7811706166</text:p>
          </table:table-cell>
          <table:table-cell office:value-type="float" office:value="0.11973572138916" calcext:value-type="float">
            <text:p>0,1197357214</text:p>
          </table:table-cell>
          <table:table-cell office:value-type="float" office:value="0.13111354937214" calcext:value-type="float">
            <text:p>0,1311135494</text:p>
          </table:table-cell>
          <table:table-cell office:value-type="float" office:value="1.03578994813594" calcext:value-type="float">
            <text:p>1,0357899481</text:p>
          </table:table-cell>
          <table:table-cell office:value-type="float" office:value="1.27037199484211" calcext:value-type="float">
            <text:p>1,2703719948</text:p>
          </table:table-cell>
          <table:table-cell office:value-type="float" office:value="0.127088693419589" calcext:value-type="float">
            <text:p>0,1270886934</text:p>
          </table:table-cell>
          <table:table-cell office:value-type="float" office:value="-1.06385604424119" calcext:value-type="float">
            <text:p>-1,0638560442</text:p>
          </table:table-cell>
          <table:table-cell office:value-type="float" office:value="-0.848247169069247" calcext:value-type="float">
            <text:p>-0,8482471691</text:p>
          </table:table-cell>
          <table:table-cell office:value-type="float" office:value="-0.573645394479728" calcext:value-type="float">
            <text:p>-0,5736453945</text:p>
          </table:table-cell>
          <table:table-cell office:value-type="float" office:value="-0.508289819350056" calcext:value-type="float">
            <text:p>-0,5082898194</text:p>
          </table:table-cell>
          <table:table-cell office:value-type="float" office:value="-0.170062073811901" calcext:value-type="float">
            <text:p>-0,1700620738</text:p>
          </table:table-cell>
          <table:table-cell office:value-type="float" office:value="-0.663932981432621" calcext:value-type="float">
            <text:p>-0,6639329814</text:p>
          </table:table-cell>
          <table:table-cell office:value-type="float" office:value="-0.942360381388033" calcext:value-type="float">
            <text:p>-0,9423603814</text:p>
          </table:table-cell>
          <table:table-cell office:value-type="float" office:value="-1.12643161698364" calcext:value-type="float">
            <text:p>-1,126431617</text:p>
          </table:table-cell>
          <table:table-cell office:value-type="float" office:value="-1.02155850866991" calcext:value-type="float">
            <text:p>-1,0215585087</text:p>
          </table:table-cell>
          <table:table-cell office:value-type="float" office:value="-0.222250827827894" calcext:value-type="float">
            <text:p>-0,2222508278</text:p>
          </table:table-cell>
          <table:table-cell office:value-type="float" office:value="0.201088713933819" calcext:value-type="float">
            <text:p>0,2010887139</text:p>
          </table:table-cell>
          <table:table-cell office:value-type="float" office:value="0.0637702728982609" calcext:value-type="float">
            <text:p>0,0637702729</text:p>
          </table:table-cell>
          <table:table-cell office:value-type="float" office:value="-0.0270397776897254" calcext:value-type="float">
            <text:p>-0,0270397777</text:p>
          </table:table-cell>
          <table:table-cell office:value-type="float" office:value="0.191506635957185" calcext:value-type="float">
            <text:p>0,191506636</text:p>
          </table:table-cell>
          <table:table-cell office:value-type="float" office:value="-0.0293262798348466" calcext:value-type="float">
            <text:p>-0,0293262798</text:p>
          </table:table-cell>
          <table:table-cell office:value-type="float" office:value="-1.18557990528593" calcext:value-type="float">
            <text:p>-1,1855799053</text:p>
          </table:table-cell>
          <table:table-cell office:value-type="float" office:value="-0.814930869375143" calcext:value-type="float">
            <text:p>-0,8149308694</text:p>
          </table:table-cell>
          <table:table-cell office:value-type="float" office:value="-0.461031420272199" calcext:value-type="float">
            <text:p>-0,4610314203</text:p>
          </table:table-cell>
          <table:table-cell office:value-type="float" office:value="0.349752353024965" calcext:value-type="float">
            <text:p>0,349752353</text:p>
          </table:table-cell>
          <table:table-cell office:value-type="float" office:value="0.332157408353209" calcext:value-type="float">
            <text:p>0,3321574084</text:p>
          </table:table-cell>
          <table:table-cell office:value-type="float" office:value="0.474481544800902" calcext:value-type="float">
            <text:p>0,4744815448</text:p>
          </table:table-cell>
          <table:table-cell office:value-type="float" office:value="-0.630067516559368" calcext:value-type="float">
            <text:p>-0,6300675166</text:p>
          </table:table-cell>
          <table:table-cell office:value-type="float" office:value="-0.507927204336379" calcext:value-type="float">
            <text:p>-0,5079272043</text:p>
          </table:table-cell>
          <table:table-cell office:value-type="float" office:value="-0.130750627272417" calcext:value-type="float">
            <text:p>-0,1307506273</text:p>
          </table:table-cell>
          <table:table-cell office:value-type="float" office:value="-0.33704978618634" calcext:value-type="float">
            <text:p>-0,3370497862</text:p>
          </table:table-cell>
          <table:table-cell office:value-type="float" office:value="-0.340039280191277" calcext:value-type="float">
            <text:p>-0,3400392802</text:p>
          </table:table-cell>
          <table:table-cell office:value-type="float" office:value="-0.0485328320331883" calcext:value-type="float">
            <text:p>-0,048532832</text:p>
          </table:table-cell>
          <table:table-cell office:value-type="float" office:value="1.2323487574469" calcext:value-type="float">
            <text:p>1,2323487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1787242040772" calcext:value-type="float">
            <text:p>-0,121787242</text:p>
          </table:table-cell>
          <table:table-cell office:value-type="float" office:value="0.191141188469795" calcext:value-type="float">
            <text:p>0,1911411885</text:p>
          </table:table-cell>
          <table:table-cell office:value-type="float" office:value="0.221192236507983" calcext:value-type="float">
            <text:p>0,2211922365</text:p>
          </table:table-cell>
          <table:table-cell office:value-type="float" office:value="-0.501848737195193" calcext:value-type="float">
            <text:p>-0,5018487372</text:p>
          </table:table-cell>
          <table:table-cell office:value-type="float" office:value="0.592236116216679" calcext:value-type="float">
            <text:p>0,5922361162</text:p>
          </table:table-cell>
          <table:table-cell office:value-type="float" office:value="0.109127014271375" calcext:value-type="float">
            <text:p>0,1091270143</text:p>
          </table:table-cell>
          <table:table-cell office:value-type="float" office:value="0.759857633581927" calcext:value-type="float">
            <text:p>0,7598576336</text:p>
          </table:table-cell>
          <table:table-cell office:value-type="float" office:value="0.563696637873247" calcext:value-type="float">
            <text:p>0,5636966379</text:p>
          </table:table-cell>
          <table:table-cell office:value-type="float" office:value="1.3400942941485" calcext:value-type="float">
            <text:p>1,3400942941</text:p>
          </table:table-cell>
          <table:table-cell office:value-type="float" office:value="0.213516687542982" calcext:value-type="float">
            <text:p>0,2135166875</text:p>
          </table:table-cell>
          <table:table-cell office:value-type="float" office:value="-0.481520584899309" calcext:value-type="float">
            <text:p>-0,4815205849</text:p>
          </table:table-cell>
          <table:table-cell office:value-type="float" office:value="-0.648595055086264" calcext:value-type="float">
            <text:p>-0,6485950551</text:p>
          </table:table-cell>
          <table:table-cell office:value-type="float" office:value="-0.284828338779378" calcext:value-type="float">
            <text:p>-0,2848283388</text:p>
          </table:table-cell>
          <table:table-cell office:value-type="float" office:value="-1.31692219094424" calcext:value-type="float">
            <text:p>-1,3169221909</text:p>
          </table:table-cell>
          <table:table-cell office:value-type="float" office:value="-1.05000902506243" calcext:value-type="float">
            <text:p>-1,0500090251</text:p>
          </table:table-cell>
          <table:table-cell office:value-type="float" office:value="-0.332688598922955" calcext:value-type="float">
            <text:p>-0,3326885989</text:p>
          </table:table-cell>
          <table:table-cell office:value-type="float" office:value="0.0060680283056471" calcext:value-type="float">
            <text:p>0,0060680283</text:p>
          </table:table-cell>
          <table:table-cell office:value-type="float" office:value="-0.261538541021207" calcext:value-type="float">
            <text:p>-0,261538541</text:p>
          </table:table-cell>
          <table:table-cell office:value-type="float" office:value="0.282377092817448" calcext:value-type="float">
            <text:p>0,2823770928</text:p>
          </table:table-cell>
          <table:table-cell office:value-type="float" office:value="-0.239098916774563" calcext:value-type="float">
            <text:p>-0,2390989168</text:p>
          </table:table-cell>
          <table:table-cell office:value-type="float" office:value="-0.152820899130981" calcext:value-type="float">
            <text:p>-0,1528208991</text:p>
          </table:table-cell>
          <table:table-cell office:value-type="float" office:value="-0.61668781489625" calcext:value-type="float">
            <text:p>-0,6166878149</text:p>
          </table:table-cell>
          <table:table-cell office:value-type="float" office:value="-1.06685148292446" calcext:value-type="float">
            <text:p>-1,0668514829</text:p>
          </table:table-cell>
          <table:table-cell office:value-type="float" office:value="-0.600126612307362" calcext:value-type="float">
            <text:p>-0,6001266123</text:p>
          </table:table-cell>
          <table:table-cell office:value-type="float" office:value="-0.204142926796717" calcext:value-type="float">
            <text:p>-0,2041429268</text:p>
          </table:table-cell>
          <table:table-cell office:value-type="float" office:value="-0.476335543994914" calcext:value-type="float">
            <text:p>-0,476335544</text:p>
          </table:table-cell>
          <table:table-cell office:value-type="float" office:value="-0.143289242853264" calcext:value-type="float">
            <text:p>-0,1432892429</text:p>
          </table:table-cell>
          <table:table-cell office:value-type="float" office:value="0.320841140764613" calcext:value-type="float">
            <text:p>0,3208411408</text:p>
          </table:table-cell>
          <table:table-cell office:value-type="float" office:value="-0.007075969331195" calcext:value-type="float">
            <text:p>-0,0070759693</text:p>
          </table:table-cell>
          <table:table-cell office:value-type="float" office:value="-1.00317377657863" calcext:value-type="float">
            <text:p>-1,0031737766</text:p>
          </table:table-cell>
          <table:table-cell office:value-type="float" office:value="-1.68066686755551" calcext:value-type="float">
            <text:p>-1,6806668676</text:p>
          </table:table-cell>
          <table:table-cell office:value-type="float" office:value="-0.793483650427839" calcext:value-type="float">
            <text:p>-0,7934836504</text:p>
          </table:table-cell>
          <table:table-cell office:value-type="float" office:value="0.585435574641601" calcext:value-type="float">
            <text:p>0,5854355746</text:p>
          </table:table-cell>
          <table:table-cell office:value-type="float" office:value="1.74557721027174" calcext:value-type="float">
            <text:p>1,7455772103</text:p>
          </table:table-cell>
          <table:table-cell office:value-type="float" office:value="2.08754440729101" calcext:value-type="float">
            <text:p>2,0875444073</text:p>
          </table:table-cell>
          <table:table-cell office:value-type="float" office:value="2.00495250530221" calcext:value-type="float">
            <text:p>2,0049525053</text:p>
          </table:table-cell>
          <table:table-cell office:value-type="float" office:value="1.51263545554752" calcext:value-type="float">
            <text:p>1,5126354555</text:p>
          </table:table-cell>
          <table:table-cell office:value-type="float" office:value="1.39454098646031" calcext:value-type="float">
            <text:p>1,3945409865</text:p>
          </table:table-cell>
          <table:table-cell office:value-type="float" office:value="1.05889961831875" calcext:value-type="float">
            <text:p>1,0588996183</text:p>
          </table:table-cell>
          <table:table-cell office:value-type="float" office:value="-0.020429691438461" calcext:value-type="float">
            <text:p>-0,0204296914</text:p>
          </table:table-cell>
          <table:table-cell office:value-type="float" office:value="-1.2185065735565" calcext:value-type="float">
            <text:p>-1,2185065736</text:p>
          </table:table-cell>
          <table:table-cell office:value-type="float" office:value="0.226992178821556" calcext:value-type="float">
            <text:p>0,2269921788</text:p>
          </table:table-cell>
          <table:table-cell office:value-type="float" office:value="0.431315506273077" calcext:value-type="float">
            <text:p>0,4313155063</text:p>
          </table:table-cell>
          <table:table-cell office:value-type="float" office:value="1.85984125311517" calcext:value-type="float">
            <text:p>1,8598412531</text:p>
          </table:table-cell>
          <table:table-cell office:value-type="float" office:value="0.765687363360268" calcext:value-type="float">
            <text:p>0,7656873634</text:p>
          </table:table-cell>
          <table:table-cell office:value-type="float" office:value="0.128791012485826" calcext:value-type="float">
            <text:p>0,1287910125</text:p>
          </table:table-cell>
          <table:table-cell office:value-type="float" office:value="0.039676731541263" calcext:value-type="float">
            <text:p>0,0396767315</text:p>
          </table:table-cell>
          <table:table-cell office:value-type="float" office:value="0.900399874014449" calcext:value-type="float">
            <text:p>0,900399874</text:p>
          </table:table-cell>
          <table:table-cell office:value-type="float" office:value="-0.178005377610953" calcext:value-type="float">
            <text:p>-0,1780053776</text:p>
          </table:table-cell>
          <table:table-cell office:value-type="float" office:value="1.06110406253125" calcext:value-type="float">
            <text:p>1,0611040625</text:p>
          </table:table-cell>
          <table:table-cell office:value-type="float" office:value="0.774451638840994" calcext:value-type="float">
            <text:p>0,7744516388</text:p>
          </table:table-cell>
          <table:table-cell office:value-type="float" office:value="-0.903052953960288" calcext:value-type="float">
            <text:p>-0,903052954</text:p>
          </table:table-cell>
          <table:table-cell office:value-type="float" office:value="-0.431990660191866" calcext:value-type="float">
            <text:p>-0,4319906602</text:p>
          </table:table-cell>
          <table:table-cell office:value-type="float" office:value="0.904009915063441" calcext:value-type="float">
            <text:p>0,9040099151</text:p>
          </table:table-cell>
          <table:table-cell office:value-type="float" office:value="-0.0423272670280316" calcext:value-type="float">
            <text:p>-0,042327267</text:p>
          </table:table-cell>
          <table:table-cell office:value-type="float" office:value="1.71719157151108" calcext:value-type="float">
            <text:p>1,7171915715</text:p>
          </table:table-cell>
          <table:table-cell office:value-type="float" office:value="2.08279483258738" calcext:value-type="float">
            <text:p>2,0827948326</text:p>
          </table:table-cell>
          <table:table-cell office:value-type="float" office:value="0.401864603862419" calcext:value-type="float">
            <text:p>0,4018646039</text:p>
          </table:table-cell>
          <table:table-cell office:value-type="float" office:value="0.420617877620966" calcext:value-type="float">
            <text:p>0,4206178776</text:p>
          </table:table-cell>
          <table:table-cell office:value-type="float" office:value="-0.417408450102984" calcext:value-type="float">
            <text:p>-0,4174084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78647480684778" calcext:value-type="float">
            <text:p>0,9786474807</text:p>
          </table:table-cell>
          <table:table-cell office:value-type="float" office:value="0.652307230492159" calcext:value-type="float">
            <text:p>0,6523072305</text:p>
          </table:table-cell>
          <table:table-cell office:value-type="float" office:value="1.30113080298813" calcext:value-type="float">
            <text:p>1,301130803</text:p>
          </table:table-cell>
          <table:table-cell office:value-type="float" office:value="0.534087414102807" calcext:value-type="float">
            <text:p>0,5340874141</text:p>
          </table:table-cell>
          <table:table-cell office:value-type="float" office:value="1.0044612548599" calcext:value-type="float">
            <text:p>1,0044612549</text:p>
          </table:table-cell>
          <table:table-cell office:value-type="float" office:value="2.81107804979673" calcext:value-type="float">
            <text:p>2,8110780498</text:p>
          </table:table-cell>
          <table:table-cell office:value-type="float" office:value="1.75843518399737" calcext:value-type="float">
            <text:p>1,758435184</text:p>
          </table:table-cell>
          <table:table-cell office:value-type="float" office:value="2.77150846954346" calcext:value-type="float">
            <text:p>2,7715084695</text:p>
          </table:table-cell>
          <table:table-cell office:value-type="float" office:value="1.53268269570278" calcext:value-type="float">
            <text:p>1,5326826957</text:p>
          </table:table-cell>
          <table:table-cell office:value-type="float" office:value="0.779670691794582" calcext:value-type="float">
            <text:p>0,7796706918</text:p>
          </table:table-cell>
          <table:table-cell office:value-type="float" office:value="2.01198742047129" calcext:value-type="float">
            <text:p>2,0119874205</text:p>
          </table:table-cell>
          <table:table-cell office:value-type="float" office:value="2.89958042513248" calcext:value-type="float">
            <text:p>2,8995804251</text:p>
          </table:table-cell>
          <table:table-cell office:value-type="float" office:value="3.03592248021506" calcext:value-type="float">
            <text:p>3,0359224802</text:p>
          </table:table-cell>
          <table:table-cell office:value-type="float" office:value="3.03147462790765" calcext:value-type="float">
            <text:p>3,0314746279</text:p>
          </table:table-cell>
          <table:table-cell office:value-type="float" office:value="2.26211958250585" calcext:value-type="float">
            <text:p>2,2621195825</text:p>
          </table:table-cell>
          <table:table-cell office:value-type="float" office:value="2.7496239887728" calcext:value-type="float">
            <text:p>2,7496239888</text:p>
          </table:table-cell>
          <table:table-cell office:value-type="float" office:value="2.62290523511598" calcext:value-type="float">
            <text:p>2,6229052351</text:p>
          </table:table-cell>
          <table:table-cell office:value-type="float" office:value="1.98486340122966" calcext:value-type="float">
            <text:p>1,9848634012</text:p>
          </table:table-cell>
          <table:table-cell office:value-type="float" office:value="1.42428912499343" calcext:value-type="float">
            <text:p>1,424289125</text:p>
          </table:table-cell>
          <table:table-cell office:value-type="float" office:value="0.911088706754027" calcext:value-type="float">
            <text:p>0,9110887068</text:p>
          </table:table-cell>
          <table:table-cell office:value-type="float" office:value="-0.374294841780195" calcext:value-type="float">
            <text:p>-0,3742948418</text:p>
          </table:table-cell>
          <table:table-cell office:value-type="float" office:value="-1.01491651158781" calcext:value-type="float">
            <text:p>-1,0149165116</text:p>
          </table:table-cell>
          <table:table-cell office:value-type="float" office:value="-1.21514743652693" calcext:value-type="float">
            <text:p>-1,2151474365</text:p>
          </table:table-cell>
          <table:table-cell office:value-type="float" office:value="-1.2843127710076" calcext:value-type="float">
            <text:p>-1,284312771</text:p>
          </table:table-cell>
          <table:table-cell office:value-type="float" office:value="-1.61722026608359" calcext:value-type="float">
            <text:p>-1,6172202661</text:p>
          </table:table-cell>
          <table:table-cell office:value-type="float" office:value="-1.83157339704239" calcext:value-type="float">
            <text:p>-1,831573397</text:p>
          </table:table-cell>
          <table:table-cell office:value-type="float" office:value="-1.70359511744577" calcext:value-type="float">
            <text:p>-1,7035951174</text:p>
          </table:table-cell>
          <table:table-cell office:value-type="float" office:value="-1.91914437944878" calcext:value-type="float">
            <text:p>-1,9191443794</text:p>
          </table:table-cell>
          <table:table-cell office:value-type="float" office:value="-0.992716873817632" calcext:value-type="float">
            <text:p>-0,9927168738</text:p>
          </table:table-cell>
          <table:table-cell office:value-type="float" office:value="-1.83171513461083" calcext:value-type="float">
            <text:p>-1,8317151346</text:p>
          </table:table-cell>
          <table:table-cell office:value-type="float" office:value="-0.521280103088608" calcext:value-type="float">
            <text:p>-0,5212801031</text:p>
          </table:table-cell>
          <table:table-cell office:value-type="float" office:value="-0.632629695287916" calcext:value-type="float">
            <text:p>-0,6326296953</text:p>
          </table:table-cell>
          <table:table-cell office:value-type="float" office:value="-0.933597839461544" calcext:value-type="float">
            <text:p>-0,9335978395</text:p>
          </table:table-cell>
          <table:table-cell office:value-type="float" office:value="-0.505748184668103" calcext:value-type="float">
            <text:p>-0,5057481847</text:p>
          </table:table-cell>
          <table:table-cell office:value-type="float" office:value="-0.702923031311688" calcext:value-type="float">
            <text:p>-0,7029230313</text:p>
          </table:table-cell>
          <table:table-cell office:value-type="float" office:value="0.367445266055292" calcext:value-type="float">
            <text:p>0,3674452661</text:p>
          </table:table-cell>
          <table:table-cell office:value-type="float" office:value="0.321784120055853" calcext:value-type="float">
            <text:p>0,3217841201</text:p>
          </table:table-cell>
          <table:table-cell office:value-type="float" office:value="-0.971952808745067" calcext:value-type="float">
            <text:p>-0,9719528087</text:p>
          </table:table-cell>
          <table:table-cell office:value-type="float" office:value="-0.49981267562958" calcext:value-type="float">
            <text:p>-0,4998126756</text:p>
          </table:table-cell>
          <table:table-cell office:value-type="float" office:value="-0.453651093448567" calcext:value-type="float">
            <text:p>-0,4536510934</text:p>
          </table:table-cell>
          <table:table-cell office:value-type="float" office:value="-0.538246788606971" calcext:value-type="float">
            <text:p>-0,5382467886</text:p>
          </table:table-cell>
          <table:table-cell office:value-type="float" office:value="-1.10710545702002" calcext:value-type="float">
            <text:p>-1,107105457</text:p>
          </table:table-cell>
          <table:table-cell office:value-type="float" office:value="-0.593193719636617" calcext:value-type="float">
            <text:p>-0,5931937196</text:p>
          </table:table-cell>
          <table:table-cell office:value-type="float" office:value="-0.111785537198128" calcext:value-type="float">
            <text:p>-0,1117855372</text:p>
          </table:table-cell>
          <table:table-cell office:value-type="float" office:value="-0.56651631793839" calcext:value-type="float">
            <text:p>-0,5665163179</text:p>
          </table:table-cell>
          <table:table-cell office:value-type="float" office:value="-0.754454018069144" calcext:value-type="float">
            <text:p>-0,7544540181</text:p>
          </table:table-cell>
          <table:table-cell office:value-type="float" office:value="-0.55949941724129" calcext:value-type="float">
            <text:p>-0,5594994172</text:p>
          </table:table-cell>
          <table:table-cell office:value-type="float" office:value="-0.0624832652785828" calcext:value-type="float">
            <text:p>-0,0624832653</text:p>
          </table:table-cell>
          <table:table-cell office:value-type="float" office:value="-0.105690692956503" calcext:value-type="float">
            <text:p>-0,105690693</text:p>
          </table:table-cell>
          <table:table-cell office:value-type="float" office:value="-0.86351916812888" calcext:value-type="float">
            <text:p>-0,8635191681</text:p>
          </table:table-cell>
          <table:table-cell office:value-type="float" office:value="-0.116584117674988" calcext:value-type="float">
            <text:p>-0,1165841177</text:p>
          </table:table-cell>
          <table:table-cell office:value-type="float" office:value="-0.311397570331134" calcext:value-type="float">
            <text:p>-0,3113975703</text:p>
          </table:table-cell>
          <table:table-cell office:value-type="float" office:value="-0.0920635833195779" calcext:value-type="float">
            <text:p>-0,0920635833</text:p>
          </table:table-cell>
          <table:table-cell office:value-type="float" office:value="-0.616370396634165" calcext:value-type="float">
            <text:p>-0,6163703966</text:p>
          </table:table-cell>
          <table:table-cell office:value-type="float" office:value="0.268072691177533" calcext:value-type="float">
            <text:p>0,2680726912</text:p>
          </table:table-cell>
          <table:table-cell office:value-type="float" office:value="2.13559357878282" calcext:value-type="float">
            <text:p>2,1355935788</text:p>
          </table:table-cell>
          <table:table-cell office:value-type="float" office:value="1.39141065579489" calcext:value-type="float">
            <text:p>1,3914106558</text:p>
          </table:table-cell>
          <table:table-cell office:value-type="float" office:value="-0.139106978260068" calcext:value-type="float">
            <text:p>-0,1391069783</text:p>
          </table:table-cell>
          <table:table-cell office:value-type="float" office:value="-0.194131328132753" calcext:value-type="float">
            <text:p>-0,1941313281</text:p>
          </table:table-cell>
          <table:table-cell office:value-type="float" office:value="-0.178889335758422" calcext:value-type="float">
            <text:p>-0,178889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7884508192367" calcext:value-type="float">
            <text:p>0,1478845082</text:p>
          </table:table-cell>
          <table:table-cell office:value-type="float" office:value="0.831312470487682" calcext:value-type="float">
            <text:p>0,8313124705</text:p>
          </table:table-cell>
          <table:table-cell office:value-type="float" office:value="1.96730977411806" calcext:value-type="float">
            <text:p>1,9673097741</text:p>
          </table:table-cell>
          <table:table-cell office:value-type="float" office:value="1.38088999420947" calcext:value-type="float">
            <text:p>1,3808899942</text:p>
          </table:table-cell>
          <table:table-cell office:value-type="float" office:value="0.628238311731371" calcext:value-type="float">
            <text:p>0,6282383117</text:p>
          </table:table-cell>
          <table:table-cell office:value-type="float" office:value="2.29843486647539" calcext:value-type="float">
            <text:p>2,2984348665</text:p>
          </table:table-cell>
          <table:table-cell office:value-type="float" office:value="2.20350621538188" calcext:value-type="float">
            <text:p>2,2035062154</text:p>
          </table:table-cell>
          <table:table-cell office:value-type="float" office:value="3.11207518825855" calcext:value-type="float">
            <text:p>3,1120751883</text:p>
          </table:table-cell>
          <table:table-cell office:value-type="float" office:value="3.44251767778268" calcext:value-type="float">
            <text:p>3,4425176778</text:p>
          </table:table-cell>
          <table:table-cell office:value-type="float" office:value="3.25110775109" calcext:value-type="float">
            <text:p>3,2511077511</text:p>
          </table:table-cell>
          <table:table-cell office:value-type="float" office:value="3.07826539798698" calcext:value-type="float">
            <text:p>3,078265398</text:p>
          </table:table-cell>
          <table:table-cell office:value-type="float" office:value="3.26225107783895" calcext:value-type="float">
            <text:p>3,2622510778</text:p>
          </table:table-cell>
          <table:table-cell office:value-type="float" office:value="2.06048296384733" calcext:value-type="float">
            <text:p>2,0604829638</text:p>
          </table:table-cell>
          <table:table-cell office:value-type="float" office:value="1.52546527104298" calcext:value-type="float">
            <text:p>1,525465271</text:p>
          </table:table-cell>
          <table:table-cell office:value-type="float" office:value="1.78263006480233" calcext:value-type="float">
            <text:p>1,7826300648</text:p>
          </table:table-cell>
          <table:table-cell office:value-type="float" office:value="1.66946061785111" calcext:value-type="float">
            <text:p>1,6694606179</text:p>
          </table:table-cell>
          <table:table-cell office:value-type="float" office:value="1.39375025145333" calcext:value-type="float">
            <text:p>1,3937502515</text:p>
          </table:table-cell>
          <table:table-cell office:value-type="float" office:value="1.47899280214917" calcext:value-type="float">
            <text:p>1,4789928021</text:p>
          </table:table-cell>
          <table:table-cell office:value-type="float" office:value="1.77508015999657" calcext:value-type="float">
            <text:p>1,77508016</text:p>
          </table:table-cell>
          <table:table-cell office:value-type="float" office:value="1.21605404486935" calcext:value-type="float">
            <text:p>1,2160540449</text:p>
          </table:table-cell>
          <table:table-cell office:value-type="float" office:value="0.697002933346124" calcext:value-type="float">
            <text:p>0,6970029333</text:p>
          </table:table-cell>
          <table:table-cell office:value-type="float" office:value="0.0343907019714006" calcext:value-type="float">
            <text:p>0,034390702</text:p>
          </table:table-cell>
          <table:table-cell office:value-type="float" office:value="-1.08084166722658" calcext:value-type="float">
            <text:p>-1,0808416672</text:p>
          </table:table-cell>
          <table:table-cell office:value-type="float" office:value="-1.39555575280116" calcext:value-type="float">
            <text:p>-1,3955557528</text:p>
          </table:table-cell>
          <table:table-cell office:value-type="float" office:value="-0.767577404755655" calcext:value-type="float">
            <text:p>-0,7675774048</text:p>
          </table:table-cell>
          <table:table-cell office:value-type="float" office:value="-2.16332213432026" calcext:value-type="float">
            <text:p>-2,1633221343</text:p>
          </table:table-cell>
          <table:table-cell office:value-type="float" office:value="-0.971273106386045" calcext:value-type="float">
            <text:p>-0,9712731064</text:p>
          </table:table-cell>
          <table:table-cell office:value-type="float" office:value="0.511828048473378" calcext:value-type="float">
            <text:p>0,5118280485</text:p>
          </table:table-cell>
          <table:table-cell office:value-type="float" office:value="-0.321332254334261" calcext:value-type="float">
            <text:p>-0,3213322543</text:p>
          </table:table-cell>
          <table:table-cell office:value-type="float" office:value="1.10645831984344" calcext:value-type="float">
            <text:p>1,1064583198</text:p>
          </table:table-cell>
          <table:table-cell office:value-type="float" office:value="1.68627454235342" calcext:value-type="float">
            <text:p>1,6862745424</text:p>
          </table:table-cell>
          <table:table-cell office:value-type="float" office:value="0.351252514285137" calcext:value-type="float">
            <text:p>0,3512525143</text:p>
          </table:table-cell>
          <table:table-cell office:value-type="float" office:value="-0.992674051294692" calcext:value-type="float">
            <text:p>-0,9926740513</text:p>
          </table:table-cell>
          <table:table-cell office:value-type="float" office:value="-0.346607242421107" calcext:value-type="float">
            <text:p>-0,3466072424</text:p>
          </table:table-cell>
          <table:table-cell office:value-type="float" office:value="0.42623029815194" calcext:value-type="float">
            <text:p>0,4262302982</text:p>
          </table:table-cell>
          <table:table-cell office:value-type="float" office:value="-0.063796524812279" calcext:value-type="float">
            <text:p>-0,0637965248</text:p>
          </table:table-cell>
          <table:table-cell office:value-type="float" office:value="1.27254782193072" calcext:value-type="float">
            <text:p>1,2725478219</text:p>
          </table:table-cell>
          <table:table-cell office:value-type="float" office:value="1.70396944103181" calcext:value-type="float">
            <text:p>1,703969441</text:p>
          </table:table-cell>
          <table:table-cell office:value-type="float" office:value="1.2759037146725" calcext:value-type="float">
            <text:p>1,2759037147</text:p>
          </table:table-cell>
          <table:table-cell office:value-type="float" office:value="1.08501251653306" calcext:value-type="float">
            <text:p>1,0850125165</text:p>
          </table:table-cell>
          <table:table-cell office:value-type="float" office:value="1.19922085800381" calcext:value-type="float">
            <text:p>1,199220858</text:p>
          </table:table-cell>
          <table:table-cell office:value-type="float" office:value="0.0806029668922496" calcext:value-type="float">
            <text:p>0,0806029669</text:p>
          </table:table-cell>
          <table:table-cell office:value-type="float" office:value="-0.0694277670648073" calcext:value-type="float">
            <text:p>-0,0694277671</text:p>
          </table:table-cell>
          <table:table-cell office:value-type="float" office:value="0.333856134585013" calcext:value-type="float">
            <text:p>0,3338561346</text:p>
          </table:table-cell>
          <table:table-cell office:value-type="float" office:value="0.4161487737126" calcext:value-type="float">
            <text:p>0,4161487737</text:p>
          </table:table-cell>
          <table:table-cell office:value-type="float" office:value="-0.774612611327794" calcext:value-type="float">
            <text:p>-0,7746126113</text:p>
          </table:table-cell>
          <table:table-cell office:value-type="float" office:value="0.381241637853006" calcext:value-type="float">
            <text:p>0,3812416379</text:p>
          </table:table-cell>
          <table:table-cell office:value-type="float" office:value="-0.0592789952642964" calcext:value-type="float">
            <text:p>-0,0592789953</text:p>
          </table:table-cell>
          <table:table-cell office:value-type="float" office:value="-0.88168288597925" calcext:value-type="float">
            <text:p>-0,881682886</text:p>
          </table:table-cell>
          <table:table-cell office:value-type="float" office:value="-0.534211010791595" calcext:value-type="float">
            <text:p>-0,5342110108</text:p>
          </table:table-cell>
          <table:table-cell office:value-type="float" office:value="-0.882708319539198" calcext:value-type="float">
            <text:p>-0,8827083195</text:p>
          </table:table-cell>
          <table:table-cell office:value-type="float" office:value="1.22483044330246" calcext:value-type="float">
            <text:p>1,2248304433</text:p>
          </table:table-cell>
          <table:table-cell office:value-type="float" office:value="0.998535788312346" calcext:value-type="float">
            <text:p>0,9985357883</text:p>
          </table:table-cell>
          <table:table-cell office:value-type="float" office:value="0.0273942398504071" calcext:value-type="float">
            <text:p>0,0273942399</text:p>
          </table:table-cell>
          <table:table-cell office:value-type="float" office:value="1.4814543459811" calcext:value-type="float">
            <text:p>1,481454346</text:p>
          </table:table-cell>
          <table:table-cell office:value-type="float" office:value="3.05956467817457" calcext:value-type="float">
            <text:p>3,0595646782</text:p>
          </table:table-cell>
          <table:table-cell office:value-type="float" office:value="4.43350103368186" calcext:value-type="float">
            <text:p>4,4335010337</text:p>
          </table:table-cell>
          <table:table-cell office:value-type="float" office:value="1.63837107728525" calcext:value-type="float">
            <text:p>1,6383710773</text:p>
          </table:table-cell>
          <table:table-cell office:value-type="float" office:value="0.501505931009613" calcext:value-type="float">
            <text:p>0,501505931</text:p>
          </table:table-cell>
          <table:table-cell office:value-type="float" office:value="0.496914821551171" calcext:value-type="float">
            <text:p>0,4969148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56741677900674" calcext:value-type="float">
            <text:p>-0,5567416779</text:p>
          </table:table-cell>
          <table:table-cell office:value-type="float" office:value="-0.415656235243841" calcext:value-type="float">
            <text:p>-0,4156562352</text:p>
          </table:table-cell>
          <table:table-cell office:value-type="float" office:value="0.728633249673354" calcext:value-type="float">
            <text:p>0,7286332497</text:p>
          </table:table-cell>
          <table:table-cell office:value-type="float" office:value="-0.506147227449541" calcext:value-type="float">
            <text:p>-0,5061472274</text:p>
          </table:table-cell>
          <table:table-cell office:value-type="float" office:value="-0.756046105808526" calcext:value-type="float">
            <text:p>-0,7560461058</text:p>
          </table:table-cell>
          <table:table-cell office:value-type="float" office:value="-0.936462052700866" calcext:value-type="float">
            <text:p>-0,9364620527</text:p>
          </table:table-cell>
          <table:table-cell office:value-type="float" office:value="0.0461255432525771" calcext:value-type="float">
            <text:p>0,0461255433</text:p>
          </table:table-cell>
          <table:table-cell office:value-type="float" office:value="0.182027039313236" calcext:value-type="float">
            <text:p>0,1820270393</text:p>
          </table:table-cell>
          <table:table-cell office:value-type="float" office:value="-0.780912180863719" calcext:value-type="float">
            <text:p>-0,7809121809</text:p>
          </table:table-cell>
          <table:table-cell office:value-type="float" office:value="-0.416617926913135" calcext:value-type="float">
            <text:p>-0,4166179269</text:p>
          </table:table-cell>
          <table:table-cell office:value-type="float" office:value="-1.03010741714766" calcext:value-type="float">
            <text:p>-1,0301074171</text:p>
          </table:table-cell>
          <table:table-cell office:value-type="float" office:value="-0.355888425933409" calcext:value-type="float">
            <text:p>-0,3558884259</text:p>
          </table:table-cell>
          <table:table-cell office:value-type="float" office:value="-1.74195762359343" calcext:value-type="float">
            <text:p>-1,7419576236</text:p>
          </table:table-cell>
          <table:table-cell office:value-type="float" office:value="-0.334398524939672" calcext:value-type="float">
            <text:p>-0,3343985249</text:p>
          </table:table-cell>
          <table:table-cell office:value-type="float" office:value="-0.529629030722265" calcext:value-type="float">
            <text:p>-0,5296290307</text:p>
          </table:table-cell>
          <table:table-cell office:value-type="float" office:value="-0.393724491748613" calcext:value-type="float">
            <text:p>-0,3937244917</text:p>
          </table:table-cell>
          <table:table-cell office:value-type="float" office:value="-0.906790979925145" calcext:value-type="float">
            <text:p>-0,9067909799</text:p>
          </table:table-cell>
          <table:table-cell office:value-type="float" office:value="-0.536077535835866" calcext:value-type="float">
            <text:p>-0,5360775358</text:p>
          </table:table-cell>
          <table:table-cell office:value-type="float" office:value="-0.112214369760674" calcext:value-type="float">
            <text:p>-0,1122143698</text:p>
          </table:table-cell>
          <table:table-cell office:value-type="float" office:value="-0.552821062351377" calcext:value-type="float">
            <text:p>-0,5528210624</text:p>
          </table:table-cell>
          <table:table-cell office:value-type="float" office:value="-1.33272235891891" calcext:value-type="float">
            <text:p>-1,3327223589</text:p>
          </table:table-cell>
          <table:table-cell office:value-type="float" office:value="-1.15638735378834" calcext:value-type="float">
            <text:p>-1,1563873538</text:p>
          </table:table-cell>
          <table:table-cell office:value-type="float" office:value="-0.575995873695824" calcext:value-type="float">
            <text:p>-0,5759958737</text:p>
          </table:table-cell>
          <table:table-cell office:value-type="float" office:value="-0.89454412803167" calcext:value-type="float">
            <text:p>-0,894544128</text:p>
          </table:table-cell>
          <table:table-cell office:value-type="float" office:value="-1.66213170997887" calcext:value-type="float">
            <text:p>-1,66213171</text:p>
          </table:table-cell>
          <table:table-cell office:value-type="float" office:value="-0.932015829887393" calcext:value-type="float">
            <text:p>-0,9320158299</text:p>
          </table:table-cell>
          <table:table-cell office:value-type="float" office:value="-0.895557767832899" calcext:value-type="float">
            <text:p>-0,8955577678</text:p>
          </table:table-cell>
          <table:table-cell office:value-type="float" office:value="-2.02328072868512" calcext:value-type="float">
            <text:p>-2,0232807287</text:p>
          </table:table-cell>
          <table:table-cell office:value-type="float" office:value="-1.96378960615161" calcext:value-type="float">
            <text:p>-1,9637896062</text:p>
          </table:table-cell>
          <table:table-cell office:value-type="float" office:value="-1.13816848663527" calcext:value-type="float">
            <text:p>-1,1381684866</text:p>
          </table:table-cell>
          <table:table-cell office:value-type="float" office:value="0.633900905279871" calcext:value-type="float">
            <text:p>0,6339009053</text:p>
          </table:table-cell>
          <table:table-cell office:value-type="float" office:value="1.42752023162077" calcext:value-type="float">
            <text:p>1,4275202316</text:p>
          </table:table-cell>
          <table:table-cell office:value-type="float" office:value="1.06918258793106" calcext:value-type="float">
            <text:p>1,0691825879</text:p>
          </table:table-cell>
          <table:table-cell office:value-type="float" office:value="-0.00583805087047388" calcext:value-type="float">
            <text:p>-0,0058380509</text:p>
          </table:table-cell>
          <table:table-cell office:value-type="float" office:value="0.318563251357561" calcext:value-type="float">
            <text:p>0,3185632514</text:p>
          </table:table-cell>
          <table:table-cell office:value-type="float" office:value="-0.075533570920176" calcext:value-type="float">
            <text:p>-0,0755335709</text:p>
          </table:table-cell>
          <table:table-cell office:value-type="float" office:value="0.977440105610071" calcext:value-type="float">
            <text:p>0,9774401056</text:p>
          </table:table-cell>
          <table:table-cell office:value-type="float" office:value="2.67028774074068" calcext:value-type="float">
            <text:p>2,6702877407</text:p>
          </table:table-cell>
          <table:table-cell office:value-type="float" office:value="3.52732121434262" calcext:value-type="float">
            <text:p>3,5273212143</text:p>
          </table:table-cell>
          <table:table-cell office:value-type="float" office:value="3.57463628415703" calcext:value-type="float">
            <text:p>3,5746362842</text:p>
          </table:table-cell>
          <table:table-cell office:value-type="float" office:value="2.06064948602408" calcext:value-type="float">
            <text:p>2,060649486</text:p>
          </table:table-cell>
          <table:table-cell office:value-type="float" office:value="1.51426897360072" calcext:value-type="float">
            <text:p>1,5142689736</text:p>
          </table:table-cell>
          <table:table-cell office:value-type="float" office:value="0.708307115806245" calcext:value-type="float">
            <text:p>0,7083071158</text:p>
          </table:table-cell>
          <table:table-cell office:value-type="float" office:value="1.06908986917673" calcext:value-type="float">
            <text:p>1,0690898692</text:p>
          </table:table-cell>
          <table:table-cell office:value-type="float" office:value="1.85651156577016" calcext:value-type="float">
            <text:p>1,8565115658</text:p>
          </table:table-cell>
          <table:table-cell office:value-type="float" office:value="1.82211284621251" calcext:value-type="float">
            <text:p>1,8221128462</text:p>
          </table:table-cell>
          <table:table-cell office:value-type="float" office:value="1.8843572356626" calcext:value-type="float">
            <text:p>1,8843572357</text:p>
          </table:table-cell>
          <table:table-cell office:value-type="float" office:value="1.2736973306788" calcext:value-type="float">
            <text:p>1,2736973307</text:p>
          </table:table-cell>
          <table:table-cell office:value-type="float" office:value="0.650832161890046" calcext:value-type="float">
            <text:p>0,6508321619</text:p>
          </table:table-cell>
          <table:table-cell office:value-type="float" office:value="0.841565290973061" calcext:value-type="float">
            <text:p>0,841565291</text:p>
          </table:table-cell>
          <table:table-cell office:value-type="float" office:value="0.849398571632058" calcext:value-type="float">
            <text:p>0,8493985716</text:p>
          </table:table-cell>
          <table:table-cell office:value-type="float" office:value="0.0726594330772647" calcext:value-type="float">
            <text:p>0,0726594331</text:p>
          </table:table-cell>
          <table:table-cell office:value-type="float" office:value="-0.842735878079213" calcext:value-type="float">
            <text:p>-0,8427358781</text:p>
          </table:table-cell>
          <table:table-cell office:value-type="float" office:value="0.780735835736608" calcext:value-type="float">
            <text:p>0,7807358357</text:p>
          </table:table-cell>
          <table:table-cell office:value-type="float" office:value="0.141090890093439" calcext:value-type="float">
            <text:p>0,1410908901</text:p>
          </table:table-cell>
          <table:table-cell office:value-type="float" office:value="0.0784503763634504" calcext:value-type="float">
            <text:p>0,0784503764</text:p>
          </table:table-cell>
          <table:table-cell office:value-type="float" office:value="-0.164203741988217" calcext:value-type="float">
            <text:p>-0,164203742</text:p>
          </table:table-cell>
          <table:table-cell office:value-type="float" office:value="-0.216388632848995" calcext:value-type="float">
            <text:p>-0,2163886328</text:p>
          </table:table-cell>
          <table:table-cell office:value-type="float" office:value="-0.388262656265507" calcext:value-type="float">
            <text:p>-0,3882626563</text:p>
          </table:table-cell>
          <table:table-cell office:value-type="float" office:value="1.272101943171" calcext:value-type="float">
            <text:p>1,2721019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2265668749187" calcext:value-type="float">
            <text:p>2,3226566875</text:p>
          </table:table-cell>
          <table:table-cell office:value-type="float" office:value="1.08616738844741" calcext:value-type="float">
            <text:p>1,0861673884</text:p>
          </table:table-cell>
          <table:table-cell office:value-type="float" office:value="0.359112101624724" calcext:value-type="float">
            <text:p>0,3591121016</text:p>
          </table:table-cell>
          <table:table-cell office:value-type="float" office:value="-0.0999398984136036" calcext:value-type="float">
            <text:p>-0,0999398984</text:p>
          </table:table-cell>
          <table:table-cell office:value-type="float" office:value="-0.0630038421507105" calcext:value-type="float">
            <text:p>-0,0630038422</text:p>
          </table:table-cell>
          <table:table-cell office:value-type="float" office:value="-0.461040486650381" calcext:value-type="float">
            <text:p>-0,4610404867</text:p>
          </table:table-cell>
          <table:table-cell office:value-type="float" office:value="0.225772395920509" calcext:value-type="float">
            <text:p>0,2257723959</text:p>
          </table:table-cell>
          <table:table-cell office:value-type="float" office:value="1.58069932203623" calcext:value-type="float">
            <text:p>1,580699322</text:p>
          </table:table-cell>
          <table:table-cell office:value-type="float" office:value="1.72442641128533" calcext:value-type="float">
            <text:p>1,7244264113</text:p>
          </table:table-cell>
          <table:table-cell office:value-type="float" office:value="1.96033613824306" calcext:value-type="float">
            <text:p>1,9603361382</text:p>
          </table:table-cell>
          <table:table-cell office:value-type="float" office:value="1.43476556126492" calcext:value-type="float">
            <text:p>1,4347655613</text:p>
          </table:table-cell>
          <table:table-cell office:value-type="float" office:value="1.04339204513877" calcext:value-type="float">
            <text:p>1,0433920451</text:p>
          </table:table-cell>
          <table:table-cell office:value-type="float" office:value="1.14676216596977" calcext:value-type="float">
            <text:p>1,146762166</text:p>
          </table:table-cell>
          <table:table-cell office:value-type="float" office:value="0.804988449127501" calcext:value-type="float">
            <text:p>0,8049884491</text:p>
          </table:table-cell>
          <table:table-cell office:value-type="float" office:value="0.832900065777384" calcext:value-type="float">
            <text:p>0,8329000658</text:p>
          </table:table-cell>
          <table:table-cell office:value-type="float" office:value="0.979583096828702" calcext:value-type="float">
            <text:p>0,9795830968</text:p>
          </table:table-cell>
          <table:table-cell office:value-type="float" office:value="1.60120096915264" calcext:value-type="float">
            <text:p>1,6012009692</text:p>
          </table:table-cell>
          <table:table-cell office:value-type="float" office:value="0.959739382987178" calcext:value-type="float">
            <text:p>0,959739383</text:p>
          </table:table-cell>
          <table:table-cell office:value-type="float" office:value="-0.898296379690372" calcext:value-type="float">
            <text:p>-0,8982963797</text:p>
          </table:table-cell>
          <table:table-cell office:value-type="float" office:value="-0.300396569004984" calcext:value-type="float">
            <text:p>-0,300396569</text:p>
          </table:table-cell>
          <table:table-cell office:value-type="float" office:value="-0.786988843494316" calcext:value-type="float">
            <text:p>-0,7869888435</text:p>
          </table:table-cell>
          <table:table-cell office:value-type="float" office:value="-0.921123688029442" calcext:value-type="float">
            <text:p>-0,921123688</text:p>
          </table:table-cell>
          <table:table-cell office:value-type="float" office:value="-0.506444671736716" calcext:value-type="float">
            <text:p>-0,5064446717</text:p>
          </table:table-cell>
          <table:table-cell office:value-type="float" office:value="-0.663275823776638" calcext:value-type="float">
            <text:p>-0,6632758238</text:p>
          </table:table-cell>
          <table:table-cell office:value-type="float" office:value="-1.6535577070534" calcext:value-type="float">
            <text:p>-1,6535577071</text:p>
          </table:table-cell>
          <table:table-cell office:value-type="float" office:value="-2.21727872691438" calcext:value-type="float">
            <text:p>-2,2172787269</text:p>
          </table:table-cell>
          <table:table-cell office:value-type="float" office:value="-0.187660059532258" calcext:value-type="float">
            <text:p>-0,1876600595</text:p>
          </table:table-cell>
          <table:table-cell office:value-type="float" office:value="1.13032207409977" calcext:value-type="float">
            <text:p>1,1303220741</text:p>
          </table:table-cell>
          <table:table-cell office:value-type="float" office:value="0.18897000449191" calcext:value-type="float">
            <text:p>0,1889700045</text:p>
          </table:table-cell>
          <table:table-cell office:value-type="float" office:value="-0.610420710742696" calcext:value-type="float">
            <text:p>-0,6104207107</text:p>
          </table:table-cell>
          <table:table-cell office:value-type="float" office:value="0.0932275935151741" calcext:value-type="float">
            <text:p>0,0932275935</text:p>
          </table:table-cell>
          <table:table-cell office:value-type="float" office:value="0.545402769177055" calcext:value-type="float">
            <text:p>0,5454027692</text:p>
          </table:table-cell>
          <table:table-cell office:value-type="float" office:value="-0.49924241311455" calcext:value-type="float">
            <text:p>-0,4992424131</text:p>
          </table:table-cell>
          <table:table-cell office:value-type="float" office:value="-1.09387775384178" calcext:value-type="float">
            <text:p>-1,0938777538</text:p>
          </table:table-cell>
          <table:table-cell office:value-type="float" office:value="-0.454015342485973" calcext:value-type="float">
            <text:p>-0,4540153425</text:p>
          </table:table-cell>
          <table:table-cell office:value-type="float" office:value="0.367066651664715" calcext:value-type="float">
            <text:p>0,3670666517</text:p>
          </table:table-cell>
          <table:table-cell office:value-type="float" office:value="0.642317783686618" calcext:value-type="float">
            <text:p>0,6423177837</text:p>
          </table:table-cell>
          <table:table-cell office:value-type="float" office:value="0.042258817771525" calcext:value-type="float">
            <text:p>0,0422588178</text:p>
          </table:table-cell>
          <table:table-cell office:value-type="float" office:value="-0.00351627007980626" calcext:value-type="float">
            <text:p>-0,0035162701</text:p>
          </table:table-cell>
          <table:table-cell office:value-type="float" office:value="-0.196181009566592" calcext:value-type="float">
            <text:p>-0,1961810096</text:p>
          </table:table-cell>
          <table:table-cell office:value-type="float" office:value="-0.360000023650265" calcext:value-type="float">
            <text:p>-0,3600000237</text:p>
          </table:table-cell>
          <table:table-cell office:value-type="float" office:value="-0.00414868211945407" calcext:value-type="float">
            <text:p>-0,0041486821</text:p>
          </table:table-cell>
          <table:table-cell office:value-type="float" office:value="-0.272315127813777" calcext:value-type="float">
            <text:p>-0,2723151278</text:p>
          </table:table-cell>
          <table:table-cell office:value-type="float" office:value="-0.702223240385557" calcext:value-type="float">
            <text:p>-0,7022232404</text:p>
          </table:table-cell>
          <table:table-cell office:value-type="float" office:value="-0.519691337061061" calcext:value-type="float">
            <text:p>-0,5196913371</text:p>
          </table:table-cell>
          <table:table-cell office:value-type="float" office:value="-0.511804284400196" calcext:value-type="float">
            <text:p>-0,5118042844</text:p>
          </table:table-cell>
          <table:table-cell office:value-type="float" office:value="-0.758458100042406" calcext:value-type="float">
            <text:p>-0,7584581</text:p>
          </table:table-cell>
          <table:table-cell office:value-type="float" office:value="-1.11508596497163" calcext:value-type="float">
            <text:p>-1,115085965</text:p>
          </table:table-cell>
          <table:table-cell office:value-type="float" office:value="-0.603549483462137" calcext:value-type="float">
            <text:p>-0,6035494835</text:p>
          </table:table-cell>
          <table:table-cell office:value-type="float" office:value="-0.973288553907975" calcext:value-type="float">
            <text:p>-0,9732885539</text:p>
          </table:table-cell>
          <table:table-cell office:value-type="float" office:value="0.141566428605343" calcext:value-type="float">
            <text:p>0,1415664286</text:p>
          </table:table-cell>
          <table:table-cell office:value-type="float" office:value="-0.861533277916137" calcext:value-type="float">
            <text:p>-0,8615332779</text:p>
          </table:table-cell>
          <table:table-cell office:value-type="float" office:value="-0.587790570424998" calcext:value-type="float">
            <text:p>-0,5877905704</text:p>
          </table:table-cell>
          <table:table-cell office:value-type="float" office:value="0.164365439102444" calcext:value-type="float">
            <text:p>0,1643654391</text:p>
          </table:table-cell>
          <table:table-cell office:value-type="float" office:value="0.493818115327035" calcext:value-type="float">
            <text:p>0,4938181153</text:p>
          </table:table-cell>
          <table:table-cell office:value-type="float" office:value="-0.932687807876578" calcext:value-type="float">
            <text:p>-0,9326878079</text:p>
          </table:table-cell>
          <table:table-cell office:value-type="float" office:value="0.216057555247654" calcext:value-type="float">
            <text:p>0,2160575552</text:p>
          </table:table-cell>
          <table:table-cell office:value-type="float" office:value="-0.154563309177853" calcext:value-type="float">
            <text:p>-0,1545633092</text:p>
          </table:table-cell>
          <table:table-cell office:value-type="float" office:value="0.695637259142367" calcext:value-type="float">
            <text:p>0,6956372591</text:p>
          </table:table-cell>
          <table:table-cell office:value-type="float" office:value="0.81494030734392" calcext:value-type="float">
            <text:p>0,8149403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87109447915312" calcext:value-type="float">
            <text:p>0,3871094479</text:p>
          </table:table-cell>
          <table:table-cell office:value-type="float" office:value="1.96602365283218" calcext:value-type="float">
            <text:p>1,9660236528</text:p>
          </table:table-cell>
          <table:table-cell office:value-type="float" office:value="2.54501185064479" calcext:value-type="float">
            <text:p>2,5450118506</text:p>
          </table:table-cell>
          <table:table-cell office:value-type="float" office:value="2.07939466054111" calcext:value-type="float">
            <text:p>2,0793946605</text:p>
          </table:table-cell>
          <table:table-cell office:value-type="float" office:value="1.88831515474558" calcext:value-type="float">
            <text:p>1,8883151547</text:p>
          </table:table-cell>
          <table:table-cell office:value-type="float" office:value="1.33405660082138" calcext:value-type="float">
            <text:p>1,3340566008</text:p>
          </table:table-cell>
          <table:table-cell office:value-type="float" office:value="-0.547841978631485" calcext:value-type="float">
            <text:p>-0,5478419786</text:p>
          </table:table-cell>
          <table:table-cell office:value-type="float" office:value="0.328823038759394" calcext:value-type="float">
            <text:p>0,3288230388</text:p>
          </table:table-cell>
          <table:table-cell office:value-type="float" office:value="0.473446487154262" calcext:value-type="float">
            <text:p>0,4734464872</text:p>
          </table:table-cell>
          <table:table-cell office:value-type="float" office:value="1.25654942599337" calcext:value-type="float">
            <text:p>1,256549426</text:p>
          </table:table-cell>
          <table:table-cell office:value-type="float" office:value="-0.348141643542224" calcext:value-type="float">
            <text:p>-0,3481416435</text:p>
          </table:table-cell>
          <table:table-cell office:value-type="float" office:value="-1.30825584859172" calcext:value-type="float">
            <text:p>-1,3082558486</text:p>
          </table:table-cell>
          <table:table-cell office:value-type="float" office:value="-1.50856155022253" calcext:value-type="float">
            <text:p>-1,5085615502</text:p>
          </table:table-cell>
          <table:table-cell office:value-type="float" office:value="0.572125476305875" calcext:value-type="float">
            <text:p>0,5721254763</text:p>
          </table:table-cell>
          <table:table-cell office:value-type="float" office:value="1.26663119295894" calcext:value-type="float">
            <text:p>1,266631193</text:p>
          </table:table-cell>
          <table:table-cell office:value-type="float" office:value="1.02858374318169" calcext:value-type="float">
            <text:p>1,0285837432</text:p>
          </table:table-cell>
          <table:table-cell office:value-type="float" office:value="0.783534154966687" calcext:value-type="float">
            <text:p>0,783534155</text:p>
          </table:table-cell>
          <table:table-cell office:value-type="float" office:value="0.221390080776724" calcext:value-type="float">
            <text:p>0,2213900808</text:p>
          </table:table-cell>
          <table:table-cell office:value-type="float" office:value="-0.90139729491692" calcext:value-type="float">
            <text:p>-0,9013972949</text:p>
          </table:table-cell>
          <table:table-cell office:value-type="float" office:value="-0.453831064960635" calcext:value-type="float">
            <text:p>-0,453831065</text:p>
          </table:table-cell>
          <table:table-cell office:value-type="float" office:value="0.599647487453037" calcext:value-type="float">
            <text:p>0,5996474875</text:p>
          </table:table-cell>
          <table:table-cell office:value-type="float" office:value="1.20601938958798" calcext:value-type="float">
            <text:p>1,2060193896</text:p>
          </table:table-cell>
          <table:table-cell office:value-type="float" office:value="0.956528886713467" calcext:value-type="float">
            <text:p>0,9565288867</text:p>
          </table:table-cell>
          <table:table-cell office:value-type="float" office:value="-0.596362752021114" calcext:value-type="float">
            <text:p>-0,596362752</text:p>
          </table:table-cell>
          <table:table-cell office:value-type="float" office:value="-0.793299413532041" calcext:value-type="float">
            <text:p>-0,7932994135</text:p>
          </table:table-cell>
          <table:table-cell office:value-type="float" office:value="-0.303084297462251" calcext:value-type="float">
            <text:p>-0,3030842975</text:p>
          </table:table-cell>
          <table:table-cell office:value-type="float" office:value="-0.709525995151247" calcext:value-type="float">
            <text:p>-0,7095259952</text:p>
          </table:table-cell>
          <table:table-cell office:value-type="float" office:value="-0.796832793751798" calcext:value-type="float">
            <text:p>-0,7968327938</text:p>
          </table:table-cell>
          <table:table-cell office:value-type="float" office:value="-1.92757729251549" calcext:value-type="float">
            <text:p>-1,9275772925</text:p>
          </table:table-cell>
          <table:table-cell office:value-type="float" office:value="-1.77690184629924" calcext:value-type="float">
            <text:p>-1,7769018463</text:p>
          </table:table-cell>
          <table:table-cell office:value-type="float" office:value="0.424080406591583" calcext:value-type="float">
            <text:p>0,4240804066</text:p>
          </table:table-cell>
          <table:table-cell office:value-type="float" office:value="0.950585909821058" calcext:value-type="float">
            <text:p>0,9505859098</text:p>
          </table:table-cell>
          <table:table-cell office:value-type="float" office:value="-0.458566988573694" calcext:value-type="float">
            <text:p>-0,4585669886</text:p>
          </table:table-cell>
          <table:table-cell office:value-type="float" office:value="-0.70813394817787" calcext:value-type="float">
            <text:p>-0,7081339482</text:p>
          </table:table-cell>
          <table:table-cell office:value-type="float" office:value="-0.061165687874226" calcext:value-type="float">
            <text:p>-0,0611656879</text:p>
          </table:table-cell>
          <table:table-cell office:value-type="float" office:value="0.738865983211646" calcext:value-type="float">
            <text:p>0,7388659832</text:p>
          </table:table-cell>
          <table:table-cell office:value-type="float" office:value="1.28797011784014" calcext:value-type="float">
            <text:p>1,2879701178</text:p>
          </table:table-cell>
          <table:table-cell office:value-type="float" office:value="0.54279103715425" calcext:value-type="float">
            <text:p>0,5427910372</text:p>
          </table:table-cell>
          <table:table-cell office:value-type="float" office:value="1.32814544157247" calcext:value-type="float">
            <text:p>1,3281454416</text:p>
          </table:table-cell>
          <table:table-cell office:value-type="float" office:value="1.87645316568331" calcext:value-type="float">
            <text:p>1,8764531657</text:p>
          </table:table-cell>
          <table:table-cell office:value-type="float" office:value="1.41545463844309" calcext:value-type="float">
            <text:p>1,4154546384</text:p>
          </table:table-cell>
          <table:table-cell office:value-type="float" office:value="-0.0438574966913711" calcext:value-type="float">
            <text:p>-0,0438574967</text:p>
          </table:table-cell>
          <table:table-cell office:value-type="float" office:value="-0.193174667947158" calcext:value-type="float">
            <text:p>-0,1931746679</text:p>
          </table:table-cell>
          <table:table-cell office:value-type="float" office:value="-0.0210066781311921" calcext:value-type="float">
            <text:p>-0,0210066781</text:p>
          </table:table-cell>
          <table:table-cell office:value-type="float" office:value="-0.116073192033942" calcext:value-type="float">
            <text:p>-0,116073192</text:p>
          </table:table-cell>
          <table:table-cell office:value-type="float" office:value="-0.460287879405865" calcext:value-type="float">
            <text:p>-0,4602878794</text:p>
          </table:table-cell>
          <table:table-cell office:value-type="float" office:value="0.123630395382197" calcext:value-type="float">
            <text:p>0,1236303954</text:p>
          </table:table-cell>
          <table:table-cell office:value-type="float" office:value="0.426167911900077" calcext:value-type="float">
            <text:p>0,4261679119</text:p>
          </table:table-cell>
          <table:table-cell office:value-type="float" office:value="0.166880041510268" calcext:value-type="float">
            <text:p>0,1668800415</text:p>
          </table:table-cell>
          <table:table-cell office:value-type="float" office:value="-0.146359181038793" calcext:value-type="float">
            <text:p>-0,146359181</text:p>
          </table:table-cell>
          <table:table-cell office:value-type="float" office:value="0.466336470699953" calcext:value-type="float">
            <text:p>0,4663364707</text:p>
          </table:table-cell>
          <table:table-cell office:value-type="float" office:value="0.903052953960288" calcext:value-type="float">
            <text:p>0,903052954</text:p>
          </table:table-cell>
          <table:table-cell office:value-type="float" office:value="2.15995330095933" calcext:value-type="float">
            <text:p>2,159953301</text:p>
          </table:table-cell>
          <table:table-cell office:value-type="float" office:value="0.520490557157739" calcext:value-type="float">
            <text:p>0,5204905572</text:p>
          </table:table-cell>
          <table:table-cell office:value-type="float" office:value="-0.0705454450467193" calcext:value-type="float">
            <text:p>-0,070545445</text:p>
          </table:table-cell>
          <table:table-cell office:value-type="float" office:value="1.21162247939107" calcext:value-type="float">
            <text:p>1,2116224794</text:p>
          </table:table-cell>
          <table:table-cell office:value-type="float" office:value="0.5617496436439" calcext:value-type="float">
            <text:p>0,5617496436</text:p>
          </table:table-cell>
          <table:table-cell office:value-type="float" office:value="1.31378812801175" calcext:value-type="float">
            <text:p>1,313788128</text:p>
          </table:table-cell>
          <table:table-cell office:value-type="float" office:value="-0.452973098976425" calcext:value-type="float">
            <text:p>-0,452973099</text:p>
          </table:table-cell>
          <table:table-cell office:value-type="float" office:value="0.993829643102342" calcext:value-type="float">
            <text:p>0,9938296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6571740835231" calcext:value-type="float">
            <text:p>1,2657174084</text:p>
          </table:table-cell>
          <table:table-cell office:value-type="float" office:value="0.728156908456363" calcext:value-type="float">
            <text:p>0,7281569085</text:p>
          </table:table-cell>
          <table:table-cell office:value-type="float" office:value="1.29852854138216" calcext:value-type="float">
            <text:p>1,2985285414</text:p>
          </table:table-cell>
          <table:table-cell office:value-type="float" office:value="-0.261133282951674" calcext:value-type="float">
            <text:p>-0,261133283</text:p>
          </table:table-cell>
          <table:table-cell office:value-type="float" office:value="0.959458510466535" calcext:value-type="float">
            <text:p>0,9594585105</text:p>
          </table:table-cell>
          <table:table-cell office:value-type="float" office:value="0.000845945847064826" calcext:value-type="float">
            <text:p>0,0008459458</text:p>
          </table:table-cell>
          <table:table-cell office:value-type="float" office:value="-0.0687837048503342" calcext:value-type="float">
            <text:p>-0,0687837049</text:p>
          </table:table-cell>
          <table:table-cell office:value-type="float" office:value="-0.596578941749186" calcext:value-type="float">
            <text:p>-0,5965789417</text:p>
          </table:table-cell>
          <table:table-cell office:value-type="float" office:value="-0.0485694433744334" calcext:value-type="float">
            <text:p>-0,0485694434</text:p>
          </table:table-cell>
          <table:table-cell office:value-type="float" office:value="0.754376031946285" calcext:value-type="float">
            <text:p>0,7543760319</text:p>
          </table:table-cell>
          <table:table-cell office:value-type="float" office:value="0.417468550914268" calcext:value-type="float">
            <text:p>0,4174685509</text:p>
          </table:table-cell>
          <table:table-cell office:value-type="float" office:value="0.425138530879329" calcext:value-type="float">
            <text:p>0,4251385309</text:p>
          </table:table-cell>
          <table:table-cell office:value-type="float" office:value="0.0124146847537709" calcext:value-type="float">
            <text:p>0,0124146848</text:p>
          </table:table-cell>
          <table:table-cell office:value-type="float" office:value="0.601917344891409" calcext:value-type="float">
            <text:p>0,6019173449</text:p>
          </table:table-cell>
          <table:table-cell office:value-type="float" office:value="1.36739701038496" calcext:value-type="float">
            <text:p>1,3673970104</text:p>
          </table:table-cell>
          <table:table-cell office:value-type="float" office:value="0.571244377220423" calcext:value-type="float">
            <text:p>0,5712443772</text:p>
          </table:table-cell>
          <table:table-cell office:value-type="float" office:value="-0.177110576171076" calcext:value-type="float">
            <text:p>-0,1771105762</text:p>
          </table:table-cell>
          <table:table-cell office:value-type="float" office:value="-0.949797859498068" calcext:value-type="float">
            <text:p>-0,9497978595</text:p>
          </table:table-cell>
          <table:table-cell office:value-type="float" office:value="0.901784909320238" calcext:value-type="float">
            <text:p>0,9017849093</text:p>
          </table:table-cell>
          <table:table-cell office:value-type="float" office:value="1.51416622931917" calcext:value-type="float">
            <text:p>1,5141662293</text:p>
          </table:table-cell>
          <table:table-cell office:value-type="float" office:value="0.641925350410592" calcext:value-type="float">
            <text:p>0,6419253504</text:p>
          </table:table-cell>
          <table:table-cell office:value-type="float" office:value="-0.506872050646664" calcext:value-type="float">
            <text:p>-0,5068720506</text:p>
          </table:table-cell>
          <table:table-cell office:value-type="float" office:value="-0.0751472756799545" calcext:value-type="float">
            <text:p>-0,0751472757</text:p>
          </table:table-cell>
          <table:table-cell office:value-type="float" office:value="0.915454462955271" calcext:value-type="float">
            <text:p>0,915454463</text:p>
          </table:table-cell>
          <table:table-cell office:value-type="float" office:value="0.16413091314456" calcext:value-type="float">
            <text:p>0,1641309131</text:p>
          </table:table-cell>
          <table:table-cell office:value-type="float" office:value="0.284536718758024" calcext:value-type="float">
            <text:p>0,2845367188</text:p>
          </table:table-cell>
          <table:table-cell office:value-type="float" office:value="0.576413545114266" calcext:value-type="float">
            <text:p>0,5764135451</text:p>
          </table:table-cell>
          <table:table-cell office:value-type="float" office:value="-0.51773051361228" calcext:value-type="float">
            <text:p>-0,5177305136</text:p>
          </table:table-cell>
          <table:table-cell office:value-type="float" office:value="-1.59875283535997" calcext:value-type="float">
            <text:p>-1,5987528354</text:p>
          </table:table-cell>
          <table:table-cell office:value-type="float" office:value="-2.2507423386457" calcext:value-type="float">
            <text:p>-2,2507423386</text:p>
          </table:table-cell>
          <table:table-cell office:value-type="float" office:value="-1.67552649899077" calcext:value-type="float">
            <text:p>-1,675526499</text:p>
          </table:table-cell>
          <table:table-cell office:value-type="float" office:value="-1.72202834773701" calcext:value-type="float">
            <text:p>-1,7220283477</text:p>
          </table:table-cell>
          <table:table-cell office:value-type="float" office:value="-1.41492369652834" calcext:value-type="float">
            <text:p>-1,4149236965</text:p>
          </table:table-cell>
          <table:table-cell office:value-type="float" office:value="0.214278089357029" calcext:value-type="float">
            <text:p>0,2142780894</text:p>
          </table:table-cell>
          <table:table-cell office:value-type="float" office:value="0.207808977414957" calcext:value-type="float">
            <text:p>0,2078089774</text:p>
          </table:table-cell>
          <table:table-cell office:value-type="float" office:value="-0.818375005232884" calcext:value-type="float">
            <text:p>-0,8183750052</text:p>
          </table:table-cell>
          <table:table-cell office:value-type="float" office:value="-0.478507992000154" calcext:value-type="float">
            <text:p>-0,478507992</text:p>
          </table:table-cell>
          <table:table-cell office:value-type="float" office:value="0.377042563005937" calcext:value-type="float">
            <text:p>0,377042563</text:p>
          </table:table-cell>
          <table:table-cell office:value-type="float" office:value="0.729877203708321" calcext:value-type="float">
            <text:p>0,7298772037</text:p>
          </table:table-cell>
          <table:table-cell office:value-type="float" office:value="-0.131253771022442" calcext:value-type="float">
            <text:p>-0,131253771</text:p>
          </table:table-cell>
          <table:table-cell office:value-type="float" office:value="-0.843896159336011" calcext:value-type="float">
            <text:p>-0,8438961593</text:p>
          </table:table-cell>
          <table:table-cell office:value-type="float" office:value="-0.151130562922968" calcext:value-type="float">
            <text:p>-0,1511305629</text:p>
          </table:table-cell>
          <table:table-cell office:value-type="float" office:value="-0.249292448579852" calcext:value-type="float">
            <text:p>-0,2492924486</text:p>
          </table:table-cell>
          <table:table-cell office:value-type="float" office:value="-0.255081091593044" calcext:value-type="float">
            <text:p>-0,2550810916</text:p>
          </table:table-cell>
          <table:table-cell office:value-type="float" office:value="0.439231510764805" calcext:value-type="float">
            <text:p>0,4392315108</text:p>
          </table:table-cell>
          <table:table-cell office:value-type="float" office:value="0.855993598927534" calcext:value-type="float">
            <text:p>0,8559935989</text:p>
          </table:table-cell>
          <table:table-cell office:value-type="float" office:value="0.124780445571798" calcext:value-type="float">
            <text:p>0,1247804456</text:p>
          </table:table-cell>
          <table:table-cell office:value-type="float" office:value="-0.844325148764439" calcext:value-type="float">
            <text:p>-0,8443251488</text:p>
          </table:table-cell>
          <table:table-cell office:value-type="float" office:value="-0.450576112077724" calcext:value-type="float">
            <text:p>-0,4505761121</text:p>
          </table:table-cell>
          <table:table-cell office:value-type="float" office:value="-0.00731795905193962" calcext:value-type="float">
            <text:p>-0,0073179591</text:p>
          </table:table-cell>
          <table:table-cell office:value-type="float" office:value="-0.724487016980285" calcext:value-type="float">
            <text:p>-0,724487017</text:p>
          </table:table-cell>
          <table:table-cell office:value-type="float" office:value="-0.342537327364247" calcext:value-type="float">
            <text:p>-0,3425373274</text:p>
          </table:table-cell>
          <table:table-cell office:value-type="float" office:value="0.347008890973794" calcext:value-type="float">
            <text:p>0,347008891</text:p>
          </table:table-cell>
          <table:table-cell office:value-type="float" office:value="-0.657461756409775" calcext:value-type="float">
            <text:p>-0,6574617564</text:p>
          </table:table-cell>
          <table:table-cell office:value-type="float" office:value="0.649018094429817" calcext:value-type="float">
            <text:p>0,6490180944</text:p>
          </table:table-cell>
          <table:table-cell office:value-type="float" office:value="0.496852383635186" calcext:value-type="float">
            <text:p>0,4968523836</text:p>
          </table:table-cell>
          <table:table-cell office:value-type="float" office:value="0.440757412705214" calcext:value-type="float">
            <text:p>0,4407574127</text:p>
          </table:table-cell>
          <table:table-cell office:value-type="float" office:value="-0.170019640095639" calcext:value-type="float">
            <text:p>-0,1700196401</text:p>
          </table:table-cell>
          <table:table-cell office:value-type="float" office:value="-0.258841770843671" calcext:value-type="float">
            <text:p>-0,2588417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217477217929951" calcext:value-type="float">
            <text:p>-0,0217477218</text:p>
          </table:table-cell>
          <table:table-cell office:value-type="float" office:value="0.203277136944068" calcext:value-type="float">
            <text:p>0,2032771369</text:p>
          </table:table-cell>
          <table:table-cell office:value-type="float" office:value="0.366918886442653" calcext:value-type="float">
            <text:p>0,3669188864</text:p>
          </table:table-cell>
          <table:table-cell office:value-type="float" office:value="0.0741489568875124" calcext:value-type="float">
            <text:p>0,0741489569</text:p>
          </table:table-cell>
          <table:table-cell office:value-type="float" office:value="0.039602415066161" calcext:value-type="float">
            <text:p>0,0396024151</text:p>
          </table:table-cell>
          <table:table-cell office:value-type="float" office:value="-0.559170204909912" calcext:value-type="float">
            <text:p>-0,5591702049</text:p>
          </table:table-cell>
          <table:table-cell office:value-type="float" office:value="-0.512236296120723" calcext:value-type="float">
            <text:p>-0,5122362961</text:p>
          </table:table-cell>
          <table:table-cell office:value-type="float" office:value="-1.20137845946736" calcext:value-type="float">
            <text:p>-1,2013784595</text:p>
          </table:table-cell>
          <table:table-cell office:value-type="float" office:value="-0.708269187295001" calcext:value-type="float">
            <text:p>-0,7082691873</text:p>
          </table:table-cell>
          <table:table-cell office:value-type="float" office:value="-0.250714716731655" calcext:value-type="float">
            <text:p>-0,2507147167</text:p>
          </table:table-cell>
          <table:table-cell office:value-type="float" office:value="-0.822880248372529" calcext:value-type="float">
            <text:p>-0,8228802484</text:p>
          </table:table-cell>
          <table:table-cell office:value-type="float" office:value="-0.597192915332592" calcext:value-type="float">
            <text:p>-0,5971929153</text:p>
          </table:table-cell>
          <table:table-cell office:value-type="float" office:value="0.846681500207191" calcext:value-type="float">
            <text:p>0,8466815002</text:p>
          </table:table-cell>
          <table:table-cell office:value-type="float" office:value="0.478493889322767" calcext:value-type="float">
            <text:p>0,4784938893</text:p>
          </table:table-cell>
          <table:table-cell office:value-type="float" office:value="-0.537417692938768" calcext:value-type="float">
            <text:p>-0,5374176929</text:p>
          </table:table-cell>
          <table:table-cell office:value-type="float" office:value="-0.821405571759389" calcext:value-type="float">
            <text:p>-0,8214055718</text:p>
          </table:table-cell>
          <table:table-cell office:value-type="float" office:value="-1.03725358849656" calcext:value-type="float">
            <text:p>-1,0372535885</text:p>
          </table:table-cell>
          <table:table-cell office:value-type="float" office:value="0.0432073905488251" calcext:value-type="float">
            <text:p>0,0432073905</text:p>
          </table:table-cell>
          <table:table-cell office:value-type="float" office:value="1.18280535172607" calcext:value-type="float">
            <text:p>1,1828053517</text:p>
          </table:table-cell>
          <table:table-cell office:value-type="float" office:value="1.71328841637824" calcext:value-type="float">
            <text:p>1,7132884164</text:p>
          </table:table-cell>
          <table:table-cell office:value-type="float" office:value="1.4060298460655" calcext:value-type="float">
            <text:p>1,4060298461</text:p>
          </table:table-cell>
          <table:table-cell office:value-type="float" office:value="0.875790489976232" calcext:value-type="float">
            <text:p>0,87579049</text:p>
          </table:table-cell>
          <table:table-cell office:value-type="float" office:value="-0.113920072174399" calcext:value-type="float">
            <text:p>-0,1139200722</text:p>
          </table:table-cell>
          <table:table-cell office:value-type="float" office:value="-1.12873987917601" calcext:value-type="float">
            <text:p>-1,1287398792</text:p>
          </table:table-cell>
          <table:table-cell office:value-type="float" office:value="-1.566592820238" calcext:value-type="float">
            <text:p>-1,5665928202</text:p>
          </table:table-cell>
          <table:table-cell office:value-type="float" office:value="-0.0754549224558315" calcext:value-type="float">
            <text:p>-0,0754549225</text:p>
          </table:table-cell>
          <table:table-cell office:value-type="float" office:value="0.87723954076359" calcext:value-type="float">
            <text:p>0,8772395408</text:p>
          </table:table-cell>
          <table:table-cell office:value-type="float" office:value="0.0143345581944771" calcext:value-type="float">
            <text:p>0,0143345582</text:p>
          </table:table-cell>
          <table:table-cell office:value-type="float" office:value="-0.812487772617198" calcext:value-type="float">
            <text:p>-0,8124877726</text:p>
          </table:table-cell>
          <table:table-cell office:value-type="float" office:value="-2.02831816872016" calcext:value-type="float">
            <text:p>-2,0283181687</text:p>
          </table:table-cell>
          <table:table-cell office:value-type="float" office:value="-0.886246271185607" calcext:value-type="float">
            <text:p>-0,8862462712</text:p>
          </table:table-cell>
          <table:table-cell office:value-type="float" office:value="-0.0937923936675931" calcext:value-type="float">
            <text:p>-0,0937923937</text:p>
          </table:table-cell>
          <table:table-cell office:value-type="float" office:value="-0.359299583444225" calcext:value-type="float">
            <text:p>-0,3592995834</text:p>
          </table:table-cell>
          <table:table-cell office:value-type="float" office:value="-0.0888681076949936" calcext:value-type="float">
            <text:p>-0,0888681077</text:p>
          </table:table-cell>
          <table:table-cell office:value-type="float" office:value="0.108245901884671" calcext:value-type="float">
            <text:p>0,1082459019</text:p>
          </table:table-cell>
          <table:table-cell office:value-type="float" office:value="-0.388269057537045" calcext:value-type="float">
            <text:p>-0,3882690575</text:p>
          </table:table-cell>
          <table:table-cell office:value-type="float" office:value="-0.250091285017502" calcext:value-type="float">
            <text:p>-0,250091285</text:p>
          </table:table-cell>
          <table:table-cell office:value-type="float" office:value="-0.188286510293126" calcext:value-type="float">
            <text:p>-0,1882865103</text:p>
          </table:table-cell>
          <table:table-cell office:value-type="float" office:value="-0.580184563168005" calcext:value-type="float">
            <text:p>-0,5801845632</text:p>
          </table:table-cell>
          <table:table-cell office:value-type="float" office:value="0.00643675209704928" calcext:value-type="float">
            <text:p>0,0064367521</text:p>
          </table:table-cell>
          <table:table-cell office:value-type="float" office:value="-0.0216233780439281" calcext:value-type="float">
            <text:p>-0,021623378</text:p>
          </table:table-cell>
          <table:table-cell office:value-type="float" office:value="-0.421387569561688" calcext:value-type="float">
            <text:p>-0,4213875696</text:p>
          </table:table-cell>
          <table:table-cell office:value-type="float" office:value="-0.0751834368732887" calcext:value-type="float">
            <text:p>-0,0751834369</text:p>
          </table:table-cell>
          <table:table-cell office:value-type="float" office:value="-0.508661706176717" calcext:value-type="float">
            <text:p>-0,5086617062</text:p>
          </table:table-cell>
          <table:table-cell office:value-type="float" office:value="-0.326455852595463" calcext:value-type="float">
            <text:p>-0,3264558526</text:p>
          </table:table-cell>
          <table:table-cell office:value-type="float" office:value="0.0429303374952755" calcext:value-type="float">
            <text:p>0,0429303375</text:p>
          </table:table-cell>
          <table:table-cell office:value-type="float" office:value="0.508897208898809" calcext:value-type="float">
            <text:p>0,5088972089</text:p>
          </table:table-cell>
          <table:table-cell office:value-type="float" office:value="0.613617707735826" calcext:value-type="float">
            <text:p>0,6136177077</text:p>
          </table:table-cell>
          <table:table-cell office:value-type="float" office:value="0.917840228306475" calcext:value-type="float">
            <text:p>0,9178402283</text:p>
          </table:table-cell>
          <table:table-cell office:value-type="float" office:value="1.90266935350431" calcext:value-type="float">
            <text:p>1,9026693535</text:p>
          </table:table-cell>
          <table:table-cell office:value-type="float" office:value="-0.649540084189221" calcext:value-type="float">
            <text:p>-0,6495400842</text:p>
          </table:table-cell>
          <table:table-cell office:value-type="float" office:value="0.321777489342172" calcext:value-type="float">
            <text:p>0,3217774893</text:p>
          </table:table-cell>
          <table:table-cell office:value-type="float" office:value="0.46031791659789" calcext:value-type="float">
            <text:p>0,4603179166</text:p>
          </table:table-cell>
          <table:table-cell office:value-type="float" office:value="0.71225023611059" calcext:value-type="float">
            <text:p>0,7122502361</text:p>
          </table:table-cell>
          <table:table-cell office:value-type="float" office:value="-0.239854513158846" calcext:value-type="float">
            <text:p>-0,2398545132</text:p>
          </table:table-cell>
          <table:table-cell office:value-type="float" office:value="-0.339951630908285" calcext:value-type="float">
            <text:p>-0,3399516309</text:p>
          </table:table-cell>
          <table:table-cell office:value-type="float" office:value="0.0950653243089678" calcext:value-type="float">
            <text:p>0,0950653243</text:p>
          </table:table-cell>
          <table:table-cell office:value-type="float" office:value="0.540971582122487" calcext:value-type="float">
            <text:p>0,5409715821</text:p>
          </table:table-cell>
          <table:table-cell office:value-type="float" office:value="-0.0808880533886473" calcext:value-type="float">
            <text:p>-0,0808880534</text:p>
          </table:table-cell>
          <table:table-cell office:value-type="float" office:value="-0.616174378723452" calcext:value-type="float">
            <text:p>-0,6161743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78370838950337" calcext:value-type="float">
            <text:p>-0,278370839</text:p>
          </table:table-cell>
          <table:table-cell office:value-type="float" office:value="-0.409588261006704" calcext:value-type="float">
            <text:p>-0,409588261</text:p>
          </table:table-cell>
          <table:table-cell office:value-type="float" office:value="0.0104090464239052" calcext:value-type="float">
            <text:p>0,0104090464</text:p>
          </table:table-cell>
          <table:table-cell office:value-type="float" office:value="-0.796295319618068" calcext:value-type="float">
            <text:p>-0,7962953196</text:p>
          </table:table-cell>
          <table:table-cell office:value-type="float" office:value="-0.788448081771749" calcext:value-type="float">
            <text:p>-0,7884480818</text:p>
          </table:table-cell>
          <table:table-cell office:value-type="float" office:value="-0.423818869379525" calcext:value-type="float">
            <text:p>-0,4238188694</text:p>
          </table:table-cell>
          <table:table-cell office:value-type="float" office:value="-0.0218489415406944" calcext:value-type="float">
            <text:p>-0,0218489415</text:p>
          </table:table-cell>
          <table:table-cell office:value-type="float" office:value="-0.497932030121368" calcext:value-type="float">
            <text:p>-0,4979320301</text:p>
          </table:table-cell>
          <table:table-cell office:value-type="float" office:value="-0.473446487154261" calcext:value-type="float">
            <text:p>-0,4734464872</text:p>
          </table:table-cell>
          <table:table-cell office:value-type="float" office:value="-1.17024999827565" calcext:value-type="float">
            <text:p>-1,1702499983</text:p>
          </table:table-cell>
          <table:table-cell office:value-type="float" office:value="-1.0903916844277" calcext:value-type="float">
            <text:p>-1,0903916844</text:p>
          </table:table-cell>
          <table:table-cell office:value-type="float" office:value="-1.02411624273115" calcext:value-type="float">
            <text:p>-1,0241162427</text:p>
          </table:table-cell>
          <table:table-cell office:value-type="float" office:value="-0.974375400531694" calcext:value-type="float">
            <text:p>-0,9743754005</text:p>
          </table:table-cell>
          <table:table-cell office:value-type="float" office:value="-1.16796284801656" calcext:value-type="float">
            <text:p>-1,167962848</text:p>
          </table:table-cell>
          <table:table-cell office:value-type="float" office:value="-1.27490664656398" calcext:value-type="float">
            <text:p>-1,2749066466</text:p>
          </table:table-cell>
          <table:table-cell office:value-type="float" office:value="-0.822695062452889" calcext:value-type="float">
            <text:p>-0,8226950625</text:p>
          </table:table-cell>
          <table:table-cell office:value-type="float" office:value="-0.0978469564285601" calcext:value-type="float">
            <text:p>-0,0978469564</text:p>
          </table:table-cell>
          <table:table-cell office:value-type="float" office:value="-0.171682463331173" calcext:value-type="float">
            <text:p>-0,1716824633</text:p>
          </table:table-cell>
          <table:table-cell office:value-type="float" office:value="-0.430833409288392" calcext:value-type="float">
            <text:p>-0,4308334093</text:p>
          </table:table-cell>
          <table:table-cell office:value-type="float" office:value="-0.415757989041119" calcext:value-type="float">
            <text:p>-0,415757989</text:p>
          </table:table-cell>
          <table:table-cell office:value-type="float" office:value="-0.0422778629575557" calcext:value-type="float">
            <text:p>-0,042277863</text:p>
          </table:table-cell>
          <table:table-cell office:value-type="float" office:value="0.391975841787667" calcext:value-type="float">
            <text:p>0,3919758418</text:p>
          </table:table-cell>
          <table:table-cell office:value-type="float" office:value="0.881781330585001" calcext:value-type="float">
            <text:p>0,8817813306</text:p>
          </table:table-cell>
          <table:table-cell office:value-type="float" office:value="1.14337711362253" calcext:value-type="float">
            <text:p>1,1433771136</text:p>
          </table:table-cell>
          <table:table-cell office:value-type="float" office:value="0.814938563772493" calcext:value-type="float">
            <text:p>0,8149385638</text:p>
          </table:table-cell>
          <table:table-cell office:value-type="float" office:value="0" calcext:value-type="float">
            <text:p>0</text:p>
          </table:table-cell>
          <table:table-cell office:value-type="float" office:value="0.339090736638548" calcext:value-type="float">
            <text:p>0,3390907366</text:p>
          </table:table-cell>
          <table:table-cell office:value-type="float" office:value="0.669508188612623" calcext:value-type="float">
            <text:p>0,6695081886</text:p>
          </table:table-cell>
          <table:table-cell office:value-type="float" office:value="0.208532978525213" calcext:value-type="float">
            <text:p>0,2085329785</text:p>
          </table:table-cell>
          <table:table-cell office:value-type="float" office:value="0.373500464569463" calcext:value-type="float">
            <text:p>0,3735004646</text:p>
          </table:table-cell>
          <table:table-cell office:value-type="float" office:value="0.432491918788441" calcext:value-type="float">
            <text:p>0,4324919188</text:p>
          </table:table-cell>
          <table:table-cell office:value-type="float" office:value="0.299666697767961" calcext:value-type="float">
            <text:p>0,2996666978</text:p>
          </table:table-cell>
          <table:table-cell office:value-type="float" office:value="-0.39271153931707" calcext:value-type="float">
            <text:p>-0,3927115393</text:p>
          </table:table-cell>
          <table:table-cell office:value-type="float" office:value="-1.38578029736549" calcext:value-type="float">
            <text:p>-1,3857802974</text:p>
          </table:table-cell>
          <table:table-cell office:value-type="float" office:value="-1.11275243523868" calcext:value-type="float">
            <text:p>-1,1127524352</text:p>
          </table:table-cell>
          <table:table-cell office:value-type="float" office:value="-0.796415370579399" calcext:value-type="float">
            <text:p>-0,7964153706</text:p>
          </table:table-cell>
          <table:table-cell office:value-type="float" office:value="-0.612306829484518" calcext:value-type="float">
            <text:p>-0,6123068295</text:p>
          </table:table-cell>
          <table:table-cell office:value-type="float" office:value="-0.824516488964415" calcext:value-type="float">
            <text:p>-0,824516489</text:p>
          </table:table-cell>
          <table:table-cell office:value-type="float" office:value="-1.07447167152932" calcext:value-type="float">
            <text:p>-1,0744716715</text:p>
          </table:table-cell>
          <table:table-cell office:value-type="float" office:value="-1.30330237025908" calcext:value-type="float">
            <text:p>-1,3033023703</text:p>
          </table:table-cell>
          <table:table-cell office:value-type="float" office:value="-1.15422085504752" calcext:value-type="float">
            <text:p>-1,154220855</text:p>
          </table:table-cell>
          <table:table-cell office:value-type="float" office:value="-0.61044894043395" calcext:value-type="float">
            <text:p>-0,6104489404</text:p>
          </table:table-cell>
          <table:table-cell office:value-type="float" office:value="-0.452179809328822" calcext:value-type="float">
            <text:p>-0,4521798093</text:p>
          </table:table-cell>
          <table:table-cell office:value-type="float" office:value="-0.294843732341372" calcext:value-type="float">
            <text:p>-0,2948437323</text:p>
          </table:table-cell>
          <table:table-cell office:value-type="float" office:value="-0.730733504395501" calcext:value-type="float">
            <text:p>-0,7307335044</text:p>
          </table:table-cell>
          <table:table-cell office:value-type="float" office:value="-0.39234595397856" calcext:value-type="float">
            <text:p>-0,392345954</text:p>
          </table:table-cell>
          <table:table-cell office:value-type="float" office:value="-0.171932503345473" calcext:value-type="float">
            <text:p>-0,1719325033</text:p>
          </table:table-cell>
          <table:table-cell office:value-type="float" office:value="-0.429372181914364" calcext:value-type="float">
            <text:p>-0,4293721819</text:p>
          </table:table-cell>
          <table:table-cell office:value-type="float" office:value="-0.987373578935753" calcext:value-type="float">
            <text:p>-0,9873735789</text:p>
          </table:table-cell>
          <table:table-cell office:value-type="float" office:value="0.139041221986854" calcext:value-type="float">
            <text:p>0,139041222</text:p>
          </table:table-cell>
          <table:table-cell office:value-type="float" office:value="-0.174876176512483" calcext:value-type="float">
            <text:p>-0,1748761765</text:p>
          </table:table-cell>
          <table:table-cell office:value-type="float" office:value="-0.249118056264907" calcext:value-type="float">
            <text:p>-0,2491180563</text:p>
          </table:table-cell>
          <table:table-cell office:value-type="float" office:value="1.80586259588403" calcext:value-type="float">
            <text:p>1,8058625959</text:p>
          </table:table-cell>
          <table:table-cell office:value-type="float" office:value="1.17795231356751" calcext:value-type="float">
            <text:p>1,1779523136</text:p>
          </table:table-cell>
          <table:table-cell office:value-type="float" office:value="0.126981801084095" calcext:value-type="float">
            <text:p>0,1269818011</text:p>
          </table:table-cell>
          <table:table-cell office:value-type="float" office:value="-0.00871670848482778" calcext:value-type="float">
            <text:p>-0,0087167085</text:p>
          </table:table-cell>
          <table:table-cell office:value-type="float" office:value="-0.475326621544839" calcext:value-type="float">
            <text:p>-0,4753266215</text:p>
          </table:table-cell>
          <table:table-cell office:value-type="float" office:value="-0.355495611109063" calcext:value-type="float">
            <text:p>-0,3554956111</text:p>
          </table:table-cell>
          <table:table-cell office:value-type="float" office:value="-0.129420885421836" calcext:value-type="float">
            <text:p>-0,1294208854</text:p>
          </table:table-cell>
          <table:table-cell office:value-type="float" office:value="-0.258395707206609" calcext:value-type="float">
            <text:p>-0,2583957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822063883775214" calcext:value-type="float">
            <text:p>-0,8220638838</text:p>
          </table:table-cell>
          <table:table-cell office:value-type="float" office:value="-0.743326844049204" calcext:value-type="float">
            <text:p>-0,743326844</text:p>
          </table:table-cell>
          <table:table-cell office:value-type="float" office:value="-0.497031966741466" calcext:value-type="float">
            <text:p>-0,4970319667</text:p>
          </table:table-cell>
          <table:table-cell office:value-type="float" office:value="-0.224596115789711" calcext:value-type="float">
            <text:p>-0,2245961158</text:p>
          </table:table-cell>
          <table:table-cell office:value-type="float" office:value="-0.567034579356395" calcext:value-type="float">
            <text:p>-0,5670345794</text:p>
          </table:table-cell>
          <table:table-cell office:value-type="float" office:value="-1.07858095500777" calcext:value-type="float">
            <text:p>-1,078580955</text:p>
          </table:table-cell>
          <table:table-cell office:value-type="float" office:value="-1.09001941686353" calcext:value-type="float">
            <text:p>-1,0900194169</text:p>
          </table:table-cell>
          <table:table-cell office:value-type="float" office:value="-0.997038428238306" calcext:value-type="float">
            <text:p>-0,9970384282</text:p>
          </table:table-cell>
          <table:table-cell office:value-type="float" office:value="-1.01320082308927" calcext:value-type="float">
            <text:p>-1,0132008231</text:p>
          </table:table-cell>
          <table:table-cell office:value-type="float" office:value="-1.02071392093718" calcext:value-type="float">
            <text:p>-1,0207139209</text:p>
          </table:table-cell>
          <table:table-cell office:value-type="float" office:value="-1.32323966679685" calcext:value-type="float">
            <text:p>-1,3232396668</text:p>
          </table:table-cell>
          <table:table-cell office:value-type="float" office:value="-1.06695135919254" calcext:value-type="float">
            <text:p>-1,0669513592</text:p>
          </table:table-cell>
          <table:table-cell office:value-type="float" office:value="-0.862288532469075" calcext:value-type="float">
            <text:p>-0,8622885325</text:p>
          </table:table-cell>
          <table:table-cell office:value-type="float" office:value="-0.983131663322636" calcext:value-type="float">
            <text:p>-0,9831316633</text:p>
          </table:table-cell>
          <table:table-cell office:value-type="float" office:value="-1.06558634949544" calcext:value-type="float">
            <text:p>-1,0655863495</text:p>
          </table:table-cell>
          <table:table-cell office:value-type="float" office:value="-0.919836694696542" calcext:value-type="float">
            <text:p>-0,9198366947</text:p>
          </table:table-cell>
          <table:table-cell office:value-type="float" office:value="-0.723233123679319" calcext:value-type="float">
            <text:p>-0,7232331237</text:p>
          </table:table-cell>
          <table:table-cell office:value-type="float" office:value="-0.861853613248247" calcext:value-type="float">
            <text:p>-0,8618536132</text:p>
          </table:table-cell>
          <table:table-cell office:value-type="float" office:value="-1.21187643197495" calcext:value-type="float">
            <text:p>-1,211876432</text:p>
          </table:table-cell>
          <table:table-cell office:value-type="float" office:value="-1.6451376104823" calcext:value-type="float">
            <text:p>-1,6451376105</text:p>
          </table:table-cell>
          <table:table-cell office:value-type="float" office:value="-1.67947840923134" calcext:value-type="float">
            <text:p>-1,6794784092</text:p>
          </table:table-cell>
          <table:table-cell office:value-type="float" office:value="-1.14661726800101" calcext:value-type="float">
            <text:p>-1,146617268</text:p>
          </table:table-cell>
          <table:table-cell office:value-type="float" office:value="-1.04526662714405" calcext:value-type="float">
            <text:p>-1,0452666271</text:p>
          </table:table-cell>
          <table:table-cell office:value-type="float" office:value="-0.534468160647254" calcext:value-type="float">
            <text:p>-0,5344681606</text:p>
          </table:table-cell>
          <table:table-cell office:value-type="float" office:value="-0.227415220451543" calcext:value-type="float">
            <text:p>-0,2274152205</text:p>
          </table:table-cell>
          <table:table-cell office:value-type="float" office:value="-0.0290859756952647" calcext:value-type="float">
            <text:p>-0,0290859757</text:p>
          </table:table-cell>
          <table:table-cell office:value-type="float" office:value="0.0806001991049611" calcext:value-type="float">
            <text:p>0,0806001991</text:p>
          </table:table-cell>
          <table:table-cell office:value-type="float" office:value="0.52110335083451" calcext:value-type="float">
            <text:p>0,5211033508</text:p>
          </table:table-cell>
          <table:table-cell office:value-type="float" office:value="1.21207192308467" calcext:value-type="float">
            <text:p>1,2120719231</text:p>
          </table:table-cell>
          <table:table-cell office:value-type="float" office:value="1.4267310044409" calcext:value-type="float">
            <text:p>1,4267310044</text:p>
          </table:table-cell>
          <table:table-cell office:value-type="float" office:value="1.21429524686306" calcext:value-type="float">
            <text:p>1,2142952469</text:p>
          </table:table-cell>
          <table:table-cell office:value-type="float" office:value="1.3660862137685" calcext:value-type="float">
            <text:p>1,3660862138</text:p>
          </table:table-cell>
          <table:table-cell office:value-type="float" office:value="1.86186913523321" calcext:value-type="float">
            <text:p>1,8618691352</text:p>
          </table:table-cell>
          <table:table-cell office:value-type="float" office:value="1.1003644770312" calcext:value-type="float">
            <text:p>1,100364477</text:p>
          </table:table-cell>
          <table:table-cell office:value-type="float" office:value="0.730708075645721" calcext:value-type="float">
            <text:p>0,7307080756</text:p>
          </table:table-cell>
          <table:table-cell office:value-type="float" office:value="0.487466027868303" calcext:value-type="float">
            <text:p>0,4874660279</text:p>
          </table:table-cell>
          <table:table-cell office:value-type="float" office:value="0.368467826592453" calcext:value-type="float">
            <text:p>0,3684678266</text:p>
          </table:table-cell>
          <table:table-cell office:value-type="float" office:value="0.541851952314883" calcext:value-type="float">
            <text:p>0,5418519523</text:p>
          </table:table-cell>
          <table:table-cell office:value-type="float" office:value="0.799700281007328" calcext:value-type="float">
            <text:p>0,799700281</text:p>
          </table:table-cell>
          <table:table-cell office:value-type="float" office:value="0.542086470086288" calcext:value-type="float">
            <text:p>0,5420864701</text:p>
          </table:table-cell>
          <table:table-cell office:value-type="float" office:value="-0.364090933009927" calcext:value-type="float">
            <text:p>-0,364090933</text:p>
          </table:table-cell>
          <table:table-cell office:value-type="float" office:value="-1.14977761596297" calcext:value-type="float">
            <text:p>-1,149777616</text:p>
          </table:table-cell>
          <table:table-cell office:value-type="float" office:value="-1.0306246250812" calcext:value-type="float">
            <text:p>-1,0306246251</text:p>
          </table:table-cell>
          <table:table-cell office:value-type="float" office:value="-0.381121160380195" calcext:value-type="float">
            <text:p>-0,3811211604</text:p>
          </table:table-cell>
          <table:table-cell office:value-type="float" office:value="0.0349538589647668" calcext:value-type="float">
            <text:p>0,034953859</text:p>
          </table:table-cell>
          <table:table-cell office:value-type="float" office:value="-0.390852724848289" calcext:value-type="float">
            <text:p>-0,3908527248</text:p>
          </table:table-cell>
          <table:table-cell office:value-type="float" office:value="-0.706705841510324" calcext:value-type="float">
            <text:p>-0,7067058415</text:p>
          </table:table-cell>
          <table:table-cell office:value-type="float" office:value="-0.395727346764357" calcext:value-type="float">
            <text:p>-0,3957273468</text:p>
          </table:table-cell>
          <table:table-cell office:value-type="float" office:value="-0.609112151512479" calcext:value-type="float">
            <text:p>-0,6091121515</text:p>
          </table:table-cell>
          <table:table-cell office:value-type="float" office:value="-0.775703659505604" calcext:value-type="float">
            <text:p>-0,7757036595</text:p>
          </table:table-cell>
          <table:table-cell office:value-type="float" office:value="-0.641212647212436" calcext:value-type="float">
            <text:p>-0,6412126472</text:p>
          </table:table-cell>
          <table:table-cell office:value-type="float" office:value="-0.539755788573965" calcext:value-type="float">
            <text:p>-0,5397557886</text:p>
          </table:table-cell>
          <table:table-cell office:value-type="float" office:value="0.347008890973794" calcext:value-type="float">
            <text:p>0,347008891</text:p>
          </table:table-cell>
          <table:table-cell office:value-type="float" office:value="-0.56158191693335" calcext:value-type="float">
            <text:p>-0,5615819169</text:p>
          </table:table-cell>
          <table:table-cell office:value-type="float" office:value="-0.268072691177533" calcext:value-type="float">
            <text:p>-0,2680726912</text:p>
          </table:table-cell>
          <table:table-cell office:value-type="float" office:value="0.427118715756564" calcext:value-type="float">
            <text:p>0,4271187158</text:p>
          </table:table-cell>
          <table:table-cell office:value-type="float" office:value="-0.302480577346715" calcext:value-type="float">
            <text:p>-0,3024805773</text:p>
          </table:table-cell>
          <table:table-cell office:value-type="float" office:value="-0.850098200478193" calcext:value-type="float">
            <text:p>-0,8500982005</text:p>
          </table:table-cell>
          <table:table-cell office:value-type="float" office:value="-0.177953717455024" calcext:value-type="float">
            <text:p>-0,1779537175</text:p>
          </table:table-cell>
          <table:table-cell office:value-type="float" office:value="-0.337902078654796" calcext:value-type="float">
            <text:p>-0,3379020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48082109431253" calcext:value-type="float">
            <text:p>-0,6480821094</text:p>
          </table:table-cell>
          <table:table-cell office:value-type="float" office:value="-0.673545140322136" calcext:value-type="float">
            <text:p>-0,6735451403</text:p>
          </table:table-cell>
          <table:table-cell office:value-type="float" office:value="-0.749451342521164" calcext:value-type="float">
            <text:p>-0,7494513425</text:p>
          </table:table-cell>
          <table:table-cell office:value-type="float" office:value="-0.409431196726699" calcext:value-type="float">
            <text:p>-0,4094311967</text:p>
          </table:table-cell>
          <table:table-cell office:value-type="float" office:value="-0.505830846981419" calcext:value-type="float">
            <text:p>-0,505830847</text:p>
          </table:table-cell>
          <table:table-cell office:value-type="float" office:value="-0.635305331145755" calcext:value-type="float">
            <text:p>-0,6353053311</text:p>
          </table:table-cell>
          <table:table-cell office:value-type="float" office:value="-0.876385321798963" calcext:value-type="float">
            <text:p>-0,8763853218</text:p>
          </table:table-cell>
          <table:table-cell office:value-type="float" office:value="-0.19142198327779" calcext:value-type="float">
            <text:p>-0,1914219833</text:p>
          </table:table-cell>
          <table:table-cell office:value-type="float" office:value="-0.433746246482985" calcext:value-type="float">
            <text:p>-0,4337462465</text:p>
          </table:table-cell>
          <table:table-cell office:value-type="float" office:value="-0.434472980923699" calcext:value-type="float">
            <text:p>-0,4344729809</text:p>
          </table:table-cell>
          <table:table-cell office:value-type="float" office:value="-0.867339895491557" calcext:value-type="float">
            <text:p>-0,8673398955</text:p>
          </table:table-cell>
          <table:table-cell office:value-type="float" office:value="-0.910603184108453" calcext:value-type="float">
            <text:p>-0,9106031841</text:p>
          </table:table-cell>
          <table:table-cell office:value-type="float" office:value="-0.543053781657817" calcext:value-type="float">
            <text:p>-0,5430537817</text:p>
          </table:table-cell>
          <table:table-cell office:value-type="float" office:value="0.347774465937259" calcext:value-type="float">
            <text:p>0,3477744659</text:p>
          </table:table-cell>
          <table:table-cell office:value-type="float" office:value="0.199584469297912" calcext:value-type="float">
            <text:p>0,1995844693</text:p>
          </table:table-cell>
          <table:table-cell office:value-type="float" office:value="-0.139264994897981" calcext:value-type="float">
            <text:p>-0,1392649949</text:p>
          </table:table-cell>
          <table:table-cell office:value-type="float" office:value="0.325777269659431" calcext:value-type="float">
            <text:p>0,3257772697</text:p>
          </table:table-cell>
          <table:table-cell office:value-type="float" office:value="1.05112492582938" calcext:value-type="float">
            <text:p>1,0511249258</text:p>
          </table:table-cell>
          <table:table-cell office:value-type="float" office:value="1.13241547929468" calcext:value-type="float">
            <text:p>1,1324154793</text:p>
          </table:table-cell>
          <table:table-cell office:value-type="float" office:value="1.23661350586589" calcext:value-type="float">
            <text:p>1,2366135059</text:p>
          </table:table-cell>
          <table:table-cell office:value-type="float" office:value="1.35638244736305" calcext:value-type="float">
            <text:p>1,3563824474</text:p>
          </table:table-cell>
          <table:table-cell office:value-type="float" office:value="1.24978937391521" calcext:value-type="float">
            <text:p>1,2497893739</text:p>
          </table:table-cell>
          <table:table-cell office:value-type="float" office:value="0.992503646347488" calcext:value-type="float">
            <text:p>0,9925036463</text:p>
          </table:table-cell>
          <table:table-cell office:value-type="float" office:value="0.439535240094102" calcext:value-type="float">
            <text:p>0,4395352401</text:p>
          </table:table-cell>
          <table:table-cell office:value-type="float" office:value="-0.154332052658318" calcext:value-type="float">
            <text:p>-0,1543320527</text:p>
          </table:table-cell>
          <table:table-cell office:value-type="float" office:value="-1.01547993405641" calcext:value-type="float">
            <text:p>-1,0154799341</text:p>
          </table:table-cell>
          <table:table-cell office:value-type="float" office:value="-1.77727509743565" calcext:value-type="float">
            <text:p>-1,7772750974</text:p>
          </table:table-cell>
          <table:table-cell office:value-type="float" office:value="-2.73494938257562" calcext:value-type="float">
            <text:p>-2,7349493826</text:p>
          </table:table-cell>
          <table:table-cell office:value-type="float" office:value="-1.16087520380603" calcext:value-type="float">
            <text:p>-1,1608752038</text:p>
          </table:table-cell>
          <table:table-cell office:value-type="float" office:value="-1.68856638166486" calcext:value-type="float">
            <text:p>-1,6885663817</text:p>
          </table:table-cell>
          <table:table-cell office:value-type="float" office:value="-1.40121774012657" calcext:value-type="float">
            <text:p>-1,4012177401</text:p>
          </table:table-cell>
          <table:table-cell office:value-type="float" office:value="-1.43549258508251" calcext:value-type="float">
            <text:p>-1,4354925851</text:p>
          </table:table-cell>
          <table:table-cell office:value-type="float" office:value="-1.06288758175212" calcext:value-type="float">
            <text:p>-1,0628875818</text:p>
          </table:table-cell>
          <table:table-cell office:value-type="float" office:value="-0.501423702541826" calcext:value-type="float">
            <text:p>-0,5014237025</text:p>
          </table:table-cell>
          <table:table-cell office:value-type="float" office:value="-0.246399316767781" calcext:value-type="float">
            <text:p>-0,2463993168</text:p>
          </table:table-cell>
          <table:table-cell office:value-type="float" office:value="0.165643795877579" calcext:value-type="float">
            <text:p>0,1656437959</text:p>
          </table:table-cell>
          <table:table-cell office:value-type="float" office:value="0.132965199867639" calcext:value-type="float">
            <text:p>0,1329651999</text:p>
          </table:table-cell>
          <table:table-cell office:value-type="float" office:value="-0.722156241473388" calcext:value-type="float">
            <text:p>-0,7221562415</text:p>
          </table:table-cell>
          <table:table-cell office:value-type="float" office:value="-0.927290652474578" calcext:value-type="float">
            <text:p>-0,9272906525</text:p>
          </table:table-cell>
          <table:table-cell office:value-type="float" office:value="-0.946762275839914" calcext:value-type="float">
            <text:p>-0,9467622758</text:p>
          </table:table-cell>
          <table:table-cell office:value-type="float" office:value="-0.907013046599369" calcext:value-type="float">
            <text:p>-0,9070130466</text:p>
          </table:table-cell>
          <table:table-cell office:value-type="float" office:value="-0.955382225222842" calcext:value-type="float">
            <text:p>-0,9553822252</text:p>
          </table:table-cell>
          <table:table-cell office:value-type="float" office:value="-0.600388306897219" calcext:value-type="float">
            <text:p>-0,6003883069</text:p>
          </table:table-cell>
          <table:table-cell office:value-type="float" office:value="-0.718728487488636" calcext:value-type="float">
            <text:p>-0,7187284875</text:p>
          </table:table-cell>
          <table:table-cell office:value-type="float" office:value="-0.528924431881942" calcext:value-type="float">
            <text:p>-0,5289244319</text:p>
          </table:table-cell>
          <table:table-cell office:value-type="float" office:value="-0.411011318106941" calcext:value-type="float">
            <text:p>-0,4110113181</text:p>
          </table:table-cell>
          <table:table-cell office:value-type="float" office:value="0.213334310171139" calcext:value-type="float">
            <text:p>0,2133343102</text:p>
          </table:table-cell>
          <table:table-cell office:value-type="float" office:value="-0.14259001563574" calcext:value-type="float">
            <text:p>-0,1425900156</text:p>
          </table:table-cell>
          <table:table-cell office:value-type="float" office:value="-0.820493537425485" calcext:value-type="float">
            <text:p>-0,8204935374</text:p>
          </table:table-cell>
          <table:table-cell office:value-type="float" office:value="0.636662437518751" calcext:value-type="float">
            <text:p>0,6366624375</text:p>
          </table:table-cell>
          <table:table-cell office:value-type="float" office:value="0.291460294187471" calcext:value-type="float">
            <text:p>0,2914602942</text:p>
          </table:table-cell>
          <table:table-cell office:value-type="float" office:value="0.643554978684343" calcext:value-type="float">
            <text:p>0,6435549787</text:p>
          </table:table-cell>
          <table:table-cell office:value-type="float" office:value="0.446154288394878" calcext:value-type="float">
            <text:p>0,4461542884</text:p>
          </table:table-cell>
          <table:table-cell office:value-type="float" office:value="-0.0684855996260183" calcext:value-type="float">
            <text:p>-0,0684855996</text:p>
          </table:table-cell>
          <table:table-cell office:value-type="float" office:value="0.324509047214908" calcext:value-type="float">
            <text:p>0,3245090472</text:p>
          </table:table-cell>
          <table:table-cell office:value-type="float" office:value="-0.862954139997955" calcext:value-type="float">
            <text:p>-0,86295414</text:p>
          </table:table-cell>
          <table:table-cell office:value-type="float" office:value="-0.00864230220990626" calcext:value-type="float">
            <text:p>-0,0086423022</text:p>
          </table:table-cell>
          <table:table-cell office:value-type="float" office:value="0" calcext:value-type="float">
            <text:p>0</text:p>
          </table:table-cell>
          <table:table-cell office:value-type="float" office:value="-0.0808880533886473" calcext:value-type="float">
            <text:p>-0,0808880534</text:p>
          </table:table-cell>
          <table:table-cell office:value-type="float" office:value="-0.417408450102984" calcext:value-type="float">
            <text:p>-0,4174084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00237121486664" calcext:value-type="float">
            <text:p>-0,6002371215</text:p>
          </table:table-cell>
          <table:table-cell office:value-type="float" office:value="-0.746360831167772" calcext:value-type="float">
            <text:p>-0,7463608312</text:p>
          </table:table-cell>
          <table:table-cell office:value-type="float" office:value="-0.234203544537864" calcext:value-type="float">
            <text:p>-0,2342035445</text:p>
          </table:table-cell>
          <table:table-cell office:value-type="float" office:value="0.104238388667952" calcext:value-type="float">
            <text:p>0,1042383887</text:p>
          </table:table-cell>
          <table:table-cell office:value-type="float" office:value="1.02966279172018" calcext:value-type="float">
            <text:p>1,0296627917</text:p>
          </table:table-cell>
          <table:table-cell office:value-type="float" office:value="1.12933770583167" calcext:value-type="float">
            <text:p>1,1293377058</text:p>
          </table:table-cell>
          <table:table-cell office:value-type="float" office:value="0.521946936805477" calcext:value-type="float">
            <text:p>0,5219469368</text:p>
          </table:table-cell>
          <table:table-cell office:value-type="float" office:value="-0.157365311406281" calcext:value-type="float">
            <text:p>-0,1573653114</text:p>
          </table:table-cell>
          <table:table-cell office:value-type="float" office:value="-0.479359288956366" calcext:value-type="float">
            <text:p>-0,479359289</text:p>
          </table:table-cell>
          <table:table-cell office:value-type="float" office:value="0.0528212014479154" calcext:value-type="float">
            <text:p>0,0528212014</text:p>
          </table:table-cell>
          <table:table-cell office:value-type="float" office:value="-0.26525077603217" calcext:value-type="float">
            <text:p>-0,265250776</text:p>
          </table:table-cell>
          <table:table-cell office:value-type="float" office:value="0.040336401334479" calcext:value-type="float">
            <text:p>0,0403364013</text:p>
          </table:table-cell>
          <table:table-cell office:value-type="float" office:value="1.0169400339732" calcext:value-type="float">
            <text:p>1,016940034</text:p>
          </table:table-cell>
          <table:table-cell office:value-type="float" office:value="0.107615525298767" calcext:value-type="float">
            <text:p>0,1076155253</text:p>
          </table:table-cell>
          <table:table-cell office:value-type="float" office:value="0.0408904766366452" calcext:value-type="float">
            <text:p>0,0408904766</text:p>
          </table:table-cell>
          <table:table-cell office:value-type="float" office:value="0.979583096828702" calcext:value-type="float">
            <text:p>0,9795830968</text:p>
          </table:table-cell>
          <table:table-cell office:value-type="float" office:value="0.355738159418564" calcext:value-type="float">
            <text:p>0,3557381594</text:p>
          </table:table-cell>
          <table:table-cell office:value-type="float" office:value="-0.807557600346184" calcext:value-type="float">
            <text:p>-0,8075576003</text:p>
          </table:table-cell>
          <table:table-cell office:value-type="float" office:value="-0.513782891598528" calcext:value-type="float">
            <text:p>-0,5137828916</text:p>
          </table:table-cell>
          <table:table-cell office:value-type="float" office:value="-0.577949292458258" calcext:value-type="float">
            <text:p>-0,5779492925</text:p>
          </table:table-cell>
          <table:table-cell office:value-type="float" office:value="-1.02203824672623" calcext:value-type="float">
            <text:p>-1,0220382467</text:p>
          </table:table-cell>
          <table:table-cell office:value-type="float" office:value="-0.864066387031437" calcext:value-type="float">
            <text:p>-0,864066387</text:p>
          </table:table-cell>
          <table:table-cell office:value-type="float" office:value="-0.233036498518157" calcext:value-type="float">
            <text:p>-0,2330364985</text:p>
          </table:table-cell>
          <table:table-cell office:value-type="float" office:value="-0.997004769157318" calcext:value-type="float">
            <text:p>-0,9970047692</text:p>
          </table:table-cell>
          <table:table-cell office:value-type="float" office:value="-0.490759596019307" calcext:value-type="float">
            <text:p>-0,490759596</text:p>
          </table:table-cell>
          <table:table-cell office:value-type="float" office:value="0.482658582189536" calcext:value-type="float">
            <text:p>0,4826585822</text:p>
          </table:table-cell>
          <table:table-cell office:value-type="float" office:value="0.361886752547022" calcext:value-type="float">
            <text:p>0,3618867525</text:p>
          </table:table-cell>
          <table:table-cell office:value-type="float" office:value="0.147561628472555" calcext:value-type="float">
            <text:p>0,1475616285</text:p>
          </table:table-cell>
          <table:table-cell office:value-type="float" office:value="-0.718835237351384" calcext:value-type="float">
            <text:p>-0,7188352374</text:p>
          </table:table-cell>
          <table:table-cell office:value-type="float" office:value="-0.657532958547698" calcext:value-type="float">
            <text:p>-0,6575329585</text:p>
          </table:table-cell>
          <table:table-cell office:value-type="float" office:value="0.222671420100154" calcext:value-type="float">
            <text:p>0,2226714201</text:p>
          </table:table-cell>
          <table:table-cell office:value-type="float" office:value="0.506009963836666" calcext:value-type="float">
            <text:p>0,5060099638</text:p>
          </table:table-cell>
          <table:table-cell office:value-type="float" office:value="-0.0329277246283116" calcext:value-type="float">
            <text:p>-0,0329277246</text:p>
          </table:table-cell>
          <table:table-cell office:value-type="float" office:value="0.0391365632428077" calcext:value-type="float">
            <text:p>0,0391365632</text:p>
          </table:table-cell>
          <table:table-cell office:value-type="float" office:value="1.64954405563646" calcext:value-type="float">
            <text:p>1,6495440556</text:p>
          </table:table-cell>
          <table:table-cell office:value-type="float" office:value="1.72250616993153" calcext:value-type="float">
            <text:p>1,7225061699</text:p>
          </table:table-cell>
          <table:table-cell office:value-type="float" office:value="0.33137095264819" calcext:value-type="float">
            <text:p>0,3313709526</text:p>
          </table:table-cell>
          <table:table-cell office:value-type="float" office:value="-1.15507435242167" calcext:value-type="float">
            <text:p>-1,1550743524</text:p>
          </table:table-cell>
          <table:table-cell office:value-type="float" office:value="0.426473328250767" calcext:value-type="float">
            <text:p>0,4264733283</text:p>
          </table:table-cell>
          <table:table-cell office:value-type="float" office:value="1.86581853178383" calcext:value-type="float">
            <text:p>1,8658185318</text:p>
          </table:table-cell>
          <table:table-cell office:value-type="float" office:value="0.534740294870118" calcext:value-type="float">
            <text:p>0,5347402949</text:p>
          </table:table-cell>
          <table:table-cell office:value-type="float" office:value="-0.0823809735148728" calcext:value-type="float">
            <text:p>-0,0823809735</text:p>
          </table:table-cell>
          <table:table-cell office:value-type="float" office:value="-0.0219434911448356" calcext:value-type="float">
            <text:p>-0,0219434911</text:p>
          </table:table-cell>
          <table:table-cell office:value-type="float" office:value="0.95580385496923" calcext:value-type="float">
            <text:p>0,955803855</text:p>
          </table:table-cell>
          <table:table-cell office:value-type="float" office:value="0.301394595224498" calcext:value-type="float">
            <text:p>0,3013945952</text:p>
          </table:table-cell>
          <table:table-cell office:value-type="float" office:value="0.266168092470707" calcext:value-type="float">
            <text:p>0,2661680925</text:p>
          </table:table-cell>
          <table:table-cell office:value-type="float" office:value="-0.618151976910983" calcext:value-type="float">
            <text:p>-0,6181519769</text:p>
          </table:table-cell>
          <table:table-cell office:value-type="float" office:value="-0.389318806735785" calcext:value-type="float">
            <text:p>-0,3893188067</text:p>
          </table:table-cell>
          <table:table-cell office:value-type="float" office:value="-0.837181541576512" calcext:value-type="float">
            <text:p>-0,8371815416</text:p>
          </table:table-cell>
          <table:table-cell office:value-type="float" office:value="-0.812293454765302" calcext:value-type="float">
            <text:p>-0,8122934548</text:p>
          </table:table-cell>
          <table:table-cell office:value-type="float" office:value="0.399716974885674" calcext:value-type="float">
            <text:p>0,3997169749</text:p>
          </table:table-cell>
          <table:table-cell office:value-type="float" office:value="-0.570895545607079" calcext:value-type="float">
            <text:p>-0,5708955456</text:p>
          </table:table-cell>
          <table:table-cell office:value-type="float" office:value="-0.00708181410150595" calcext:value-type="float">
            <text:p>-0,0070818141</text:p>
          </table:table-cell>
          <table:table-cell office:value-type="float" office:value="1.38340911244557" calcext:value-type="float">
            <text:p>1,3834091124</text:p>
          </table:table-cell>
          <table:table-cell office:value-type="float" office:value="0.0705454450467192" calcext:value-type="float">
            <text:p>0,070545445</text:p>
          </table:table-cell>
          <table:table-cell office:value-type="float" office:value="1.45569031696625" calcext:value-type="float">
            <text:p>1,455690317</text:p>
          </table:table-cell>
          <table:table-cell office:value-type="float" office:value="1.70253353535151" calcext:value-type="float">
            <text:p>1,7025335354</text:p>
          </table:table-cell>
          <table:table-cell office:value-type="float" office:value="-0.0772816545889267" calcext:value-type="float">
            <text:p>-0,0772816546</text:p>
          </table:table-cell>
          <table:table-cell office:value-type="float" office:value="2.02220133471618" calcext:value-type="float">
            <text:p>2,0222013347</text:p>
          </table:table-cell>
          <table:table-cell office:value-type="float" office:value="0.973953050240295" calcext:value-type="float">
            <text:p>0,9739530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52352613294297" calcext:value-type="float">
            <text:p>-0,4523526133</text:p>
          </table:table-cell>
          <table:table-cell office:value-type="float" office:value="0.379248389821023" calcext:value-type="float">
            <text:p>0,3792483898</text:p>
          </table:table-cell>
          <table:table-cell office:value-type="float" office:value="0.679190279159805" calcext:value-type="float">
            <text:p>0,6791902792</text:p>
          </table:table-cell>
          <table:table-cell office:value-type="float" office:value="0.0182685835809814" calcext:value-type="float">
            <text:p>0,0182685836</text:p>
          </table:table-cell>
          <table:table-cell office:value-type="float" office:value="-0.0504030737205684" calcext:value-type="float">
            <text:p>-0,0504030737</text:p>
          </table:table-cell>
          <table:table-cell office:value-type="float" office:value="-0.958456644724554" calcext:value-type="float">
            <text:p>-0,9584566447</text:p>
          </table:table-cell>
          <table:table-cell office:value-type="float" office:value="-0.871530001456586" calcext:value-type="float">
            <text:p>-0,8715300015</text:p>
          </table:table-cell>
          <table:table-cell office:value-type="float" office:value="-0.913658300552888" calcext:value-type="float">
            <text:p>-0,9136583006</text:p>
          </table:table-cell>
          <table:table-cell office:value-type="float" office:value="-0.397424749698626" calcext:value-type="float">
            <text:p>-0,3974247497</text:p>
          </table:table-cell>
          <table:table-cell office:value-type="float" office:value="0.220212332796943" calcext:value-type="float">
            <text:p>0,2202123328</text:p>
          </table:table-cell>
          <table:table-cell office:value-type="float" office:value="-0.458160431328294" calcext:value-type="float">
            <text:p>-0,4581604313</text:p>
          </table:table-cell>
          <table:table-cell office:value-type="float" office:value="-0.420855019233189" calcext:value-type="float">
            <text:p>-0,4208550192</text:p>
          </table:table-cell>
          <table:table-cell office:value-type="float" office:value="0.274187180419002" calcext:value-type="float">
            <text:p>0,2741871804</text:p>
          </table:table-cell>
          <table:table-cell office:value-type="float" office:value="-0.481533875913128" calcext:value-type="float">
            <text:p>-0,4815338759</text:p>
          </table:table-cell>
          <table:table-cell office:value-type="float" office:value="-1.08311083948257" calcext:value-type="float">
            <text:p>-1,0831108395</text:p>
          </table:table-cell>
          <table:table-cell office:value-type="float" office:value="-0.282398461876462" calcext:value-type="float">
            <text:p>-0,2823984619</text:p>
          </table:table-cell>
          <table:table-cell office:value-type="float" office:value="0.217311263695988" calcext:value-type="float">
            <text:p>0,2173112637</text:p>
          </table:table-cell>
          <table:table-cell office:value-type="float" office:value="0.0481781522933803" calcext:value-type="float">
            <text:p>0,0481781523</text:p>
          </table:table-cell>
          <table:table-cell office:value-type="float" office:value="0.612236950041399" calcext:value-type="float">
            <text:p>0,61223695</text:p>
          </table:table-cell>
          <table:table-cell office:value-type="float" office:value="0.332758683536573" calcext:value-type="float">
            <text:p>0,3327586835</text:p>
          </table:table-cell>
          <table:table-cell office:value-type="float" office:value="-0.145839233688449" calcext:value-type="float">
            <text:p>-0,1458392337</text:p>
          </table:table-cell>
          <table:table-cell office:value-type="float" office:value="-0.810917120348364" calcext:value-type="float">
            <text:p>-0,8109171203</text:p>
          </table:table-cell>
          <table:table-cell office:value-type="float" office:value="-1.01848541719428" calcext:value-type="float">
            <text:p>-1,0184854172</text:p>
          </table:table-cell>
          <table:table-cell office:value-type="float" office:value="-1.37757286476686" calcext:value-type="float">
            <text:p>-1,3775728648</text:p>
          </table:table-cell>
          <table:table-cell office:value-type="float" office:value="-0.312338677998976" calcext:value-type="float">
            <text:p>-0,312338678</text:p>
          </table:table-cell>
          <table:table-cell office:value-type="float" office:value="0.588042552099915" calcext:value-type="float">
            <text:p>0,5880425521</text:p>
          </table:table-cell>
          <table:table-cell office:value-type="float" office:value="0.619563146655306" calcext:value-type="float">
            <text:p>0,6195631467</text:p>
          </table:table-cell>
          <table:table-cell office:value-type="float" office:value="-0.986133282849448" calcext:value-type="float">
            <text:p>-0,9861332828</text:p>
          </table:table-cell>
          <table:table-cell office:value-type="float" office:value="-1.44641137799424" calcext:value-type="float">
            <text:p>-1,446411378</text:p>
          </table:table-cell>
          <table:table-cell office:value-type="float" office:value="-1.68584836736842" calcext:value-type="float">
            <text:p>-1,6858483674</text:p>
          </table:table-cell>
          <table:table-cell office:value-type="float" office:value="-1.56570953419846" calcext:value-type="float">
            <text:p>-1,5657095342</text:p>
          </table:table-cell>
          <table:table-cell office:value-type="float" office:value="-0.295446040052918" calcext:value-type="float">
            <text:p>-0,2954460401</text:p>
          </table:table-cell>
          <table:table-cell office:value-type="float" office:value="0.20725097266055" calcext:value-type="float">
            <text:p>0,2072509727</text:p>
          </table:table-cell>
          <table:table-cell office:value-type="float" office:value="-0.185304059110972" calcext:value-type="float">
            <text:p>-0,1853040591</text:p>
          </table:table-cell>
          <table:table-cell office:value-type="float" office:value="-0.0399410012301728" calcext:value-type="float">
            <text:p>-0,0399410012</text:p>
          </table:table-cell>
          <table:table-cell office:value-type="float" office:value="0.339806415543147" calcext:value-type="float">
            <text:p>0,3398064155</text:p>
          </table:table-cell>
          <table:table-cell office:value-type="float" office:value="1.01620425478778" calcext:value-type="float">
            <text:p>1,0162042548</text:p>
          </table:table-cell>
          <table:table-cell office:value-type="float" office:value="0.470481504522975" calcext:value-type="float">
            <text:p>0,4704815045</text:p>
          </table:table-cell>
          <table:table-cell office:value-type="float" office:value="1.33819192751478" calcext:value-type="float">
            <text:p>1,3381919275</text:p>
          </table:table-cell>
          <table:table-cell office:value-type="float" office:value="1.25236807105635" calcext:value-type="float">
            <text:p>1,2523680711</text:p>
          </table:table-cell>
          <table:table-cell office:value-type="float" office:value="0.313831189448364" calcext:value-type="float">
            <text:p>0,3138311894</text:p>
          </table:table-cell>
          <table:table-cell office:value-type="float" office:value="0.208026774846909" calcext:value-type="float">
            <text:p>0,2080267748</text:p>
          </table:table-cell>
          <table:table-cell office:value-type="float" office:value="0.0902920701205522" calcext:value-type="float">
            <text:p>0,0902920701</text:p>
          </table:table-cell>
          <table:table-cell office:value-type="float" office:value="0.390874260941106" calcext:value-type="float">
            <text:p>0,3908742609</text:p>
          </table:table-cell>
          <table:table-cell office:value-type="float" office:value="-0.214339701199042" calcext:value-type="float">
            <text:p>-0,2143397012</text:p>
          </table:table-cell>
          <table:table-cell office:value-type="float" office:value="-0.365467829633692" calcext:value-type="float">
            <text:p>-0,3654678296</text:p>
          </table:table-cell>
          <table:table-cell office:value-type="float" office:value="-0.454844849987523" calcext:value-type="float">
            <text:p>-0,45484485</text:p>
          </table:table-cell>
          <table:table-cell office:value-type="float" office:value="-0.741788508307277" calcext:value-type="float">
            <text:p>-0,7417885083</text:p>
          </table:table-cell>
          <table:table-cell office:value-type="float" office:value="0.00834400207551326" calcext:value-type="float">
            <text:p>0,0083440021</text:p>
          </table:table-cell>
          <table:table-cell office:value-type="float" office:value="-0.0878155086232759" calcext:value-type="float">
            <text:p>-0,0878155086</text:p>
          </table:table-cell>
          <table:table-cell office:value-type="float" office:value="-0.507973655583878" calcext:value-type="float">
            <text:p>-0,5079736556</text:p>
          </table:table-cell>
          <table:table-cell office:value-type="float" office:value="-0.321777489342172" calcext:value-type="float">
            <text:p>-0,3217774893</text:p>
          </table:table-cell>
          <table:table-cell office:value-type="float" office:value="-0.545299685815962" calcext:value-type="float">
            <text:p>-0,5452996858</text:p>
          </table:table-cell>
          <table:table-cell office:value-type="float" office:value="1.1094667139415" calcext:value-type="float">
            <text:p>1,1094667139</text:p>
          </table:table-cell>
          <table:table-cell office:value-type="float" office:value="1.59432705805586" calcext:value-type="float">
            <text:p>1,5943270581</text:p>
          </table:table-cell>
          <table:table-cell office:value-type="float" office:value="-0.252784546060007" calcext:value-type="float">
            <text:p>-0,2527845461</text:p>
          </table:table-cell>
          <table:table-cell office:value-type="float" office:value="0.942010940879771" calcext:value-type="float">
            <text:p>0,9420109409</text:p>
          </table:table-cell>
          <table:table-cell office:value-type="float" office:value="2.13297366665438" calcext:value-type="float">
            <text:p>2,1329736667</text:p>
          </table:table-cell>
          <table:table-cell office:value-type="float" office:value="1.34274168625154" calcext:value-type="float">
            <text:p>1,3427416863</text:p>
          </table:table-cell>
          <table:table-cell office:value-type="float" office:value="0.178889335758422" calcext:value-type="float">
            <text:p>0,178889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4468105101931" calcext:value-type="float">
            <text:p>0,3044681051</text:p>
          </table:table-cell>
          <table:table-cell office:value-type="float" office:value="0.931434045400432" calcext:value-type="float">
            <text:p>0,9314340454</text:p>
          </table:table-cell>
          <table:table-cell office:value-type="float" office:value="0.798894313034713" calcext:value-type="float">
            <text:p>0,798894313</text:p>
          </table:table-cell>
          <table:table-cell office:value-type="float" office:value="1.03271228360724" calcext:value-type="float">
            <text:p>1,0327122836</text:p>
          </table:table-cell>
          <table:table-cell office:value-type="float" office:value="1.78210867797724" calcext:value-type="float">
            <text:p>1,782108678</text:p>
          </table:table-cell>
          <table:table-cell office:value-type="float" office:value="2.3221213501932" calcext:value-type="float">
            <text:p>2,3221213502</text:p>
          </table:table-cell>
          <table:table-cell office:value-type="float" office:value="1.79080398627988" calcext:value-type="float">
            <text:p>1,7908039863</text:p>
          </table:table-cell>
          <table:table-cell office:value-type="float" office:value="1.07102361195917" calcext:value-type="float">
            <text:p>1,071023612</text:p>
          </table:table-cell>
          <table:table-cell office:value-type="float" office:value="-0.0536375592048092" calcext:value-type="float">
            <text:p>-0,0536375592</text:p>
          </table:table-cell>
          <table:table-cell office:value-type="float" office:value="-0.723129687427799" calcext:value-type="float">
            <text:p>-0,7231296874</text:p>
          </table:table-cell>
          <table:table-cell office:value-type="float" office:value="0.171810161748111" calcext:value-type="float">
            <text:p>0,1718101617</text:p>
          </table:table-cell>
          <table:table-cell office:value-type="float" office:value="0.824219032577977" calcext:value-type="float">
            <text:p>0,8242190326</text:p>
          </table:table-cell>
          <table:table-cell office:value-type="float" office:value="0.0975439516367731" calcext:value-type="float">
            <text:p>0,0975439516</text:p>
          </table:table-cell>
          <table:table-cell office:value-type="float" office:value="0.00911995977108197" calcext:value-type="float">
            <text:p>0,0091199598</text:p>
          </table:table-cell>
          <table:table-cell office:value-type="float" office:value="0.204452383183227" calcext:value-type="float">
            <text:p>0,2044523832</text:p>
          </table:table-cell>
          <table:table-cell office:value-type="float" office:value="0.553621337742592" calcext:value-type="float">
            <text:p>0,5536213377</text:p>
          </table:table-cell>
          <table:table-cell office:value-type="float" office:value="0.968609018288925" calcext:value-type="float">
            <text:p>0,9686090183</text:p>
          </table:table-cell>
          <table:table-cell office:value-type="float" office:value="0.333423403173235" calcext:value-type="float">
            <text:p>0,3334234032</text:p>
          </table:table-cell>
          <table:table-cell office:value-type="float" office:value="-0.000581421604977738" calcext:value-type="float">
            <text:p>-0,0005814216</text:p>
          </table:table-cell>
          <table:table-cell office:value-type="float" office:value="0.383776605268725" calcext:value-type="float">
            <text:p>0,3837766053</text:p>
          </table:table-cell>
          <table:table-cell office:value-type="float" office:value="-0.870768828804701" calcext:value-type="float">
            <text:p>-0,8707688288</text:p>
          </table:table-cell>
          <table:table-cell office:value-type="float" office:value="-1.82114399075825" calcext:value-type="float">
            <text:p>-1,8211439908</text:p>
          </table:table-cell>
          <table:table-cell office:value-type="float" office:value="-1.38183048949789" calcext:value-type="float">
            <text:p>-1,3818304895</text:p>
          </table:table-cell>
          <table:table-cell office:value-type="float" office:value="0.911690602669023" calcext:value-type="float">
            <text:p>0,9116906027</text:p>
          </table:table-cell>
          <table:table-cell office:value-type="float" office:value="0.881897443761816" calcext:value-type="float">
            <text:p>0,8818974438</text:p>
          </table:table-cell>
          <table:table-cell office:value-type="float" office:value="-1.23299244795144" calcext:value-type="float">
            <text:p>-1,232992448</text:p>
          </table:table-cell>
          <table:table-cell office:value-type="float" office:value="-1.90713097377142" calcext:value-type="float">
            <text:p>-1,9071309738</text:p>
          </table:table-cell>
          <table:table-cell office:value-type="float" office:value="-0.297652884861783" calcext:value-type="float">
            <text:p>-0,2976528849</text:p>
          </table:table-cell>
          <table:table-cell office:value-type="float" office:value="0.507804857885749" calcext:value-type="float">
            <text:p>0,5078048579</text:p>
          </table:table-cell>
          <table:table-cell office:value-type="float" office:value="-0.847793959298668" calcext:value-type="float">
            <text:p>-0,8477939593</text:p>
          </table:table-cell>
          <table:table-cell office:value-type="float" office:value="0.134817848266305" calcext:value-type="float">
            <text:p>0,1348178483</text:p>
          </table:table-cell>
          <table:table-cell office:value-type="float" office:value="1.25025260758902" calcext:value-type="float">
            <text:p>1,2502526076</text:p>
          </table:table-cell>
          <table:table-cell office:value-type="float" office:value="0.910354739723913" calcext:value-type="float">
            <text:p>0,9103547397</text:p>
          </table:table-cell>
          <table:table-cell office:value-type="float" office:value="2.32592271161812" calcext:value-type="float">
            <text:p>2,3259227116</text:p>
          </table:table-cell>
          <table:table-cell office:value-type="float" office:value="1.82744552005298" calcext:value-type="float">
            <text:p>1,8274455201</text:p>
          </table:table-cell>
          <table:table-cell office:value-type="float" office:value="1.48473633264897" calcext:value-type="float">
            <text:p>1,4847363326</text:p>
          </table:table-cell>
          <table:table-cell office:value-type="float" office:value="1.89735921566612" calcext:value-type="float">
            <text:p>1,8973592157</text:p>
          </table:table-cell>
          <table:table-cell office:value-type="float" office:value="0.598197042676916" calcext:value-type="float">
            <text:p>0,5981970427</text:p>
          </table:table-cell>
          <table:table-cell office:value-type="float" office:value="0.087404427698037" calcext:value-type="float">
            <text:p>0,0874044277</text:p>
          </table:table-cell>
          <table:table-cell office:value-type="float" office:value="0.214091971923599" calcext:value-type="float">
            <text:p>0,2140919719</text:p>
          </table:table-cell>
          <table:table-cell office:value-type="float" office:value="0.125064943281099" calcext:value-type="float">
            <text:p>0,1250649433</text:p>
          </table:table-cell>
          <table:table-cell office:value-type="float" office:value="0.26492298677085" calcext:value-type="float">
            <text:p>0,2649229868</text:p>
          </table:table-cell>
          <table:table-cell office:value-type="float" office:value="-1.22272010493927" calcext:value-type="float">
            <text:p>-1,2227201049</text:p>
          </table:table-cell>
          <table:table-cell office:value-type="float" office:value="0.067521465421688" calcext:value-type="float">
            <text:p>0,0675214654</text:p>
          </table:table-cell>
          <table:table-cell office:value-type="float" office:value="0.0481439944231691" calcext:value-type="float">
            <text:p>0,0481439944</text:p>
          </table:table-cell>
          <table:table-cell office:value-type="float" office:value="0.313204810074226" calcext:value-type="float">
            <text:p>0,3132048101</text:p>
          </table:table-cell>
          <table:table-cell office:value-type="float" office:value="0.270836819651231" calcext:value-type="float">
            <text:p>0,2708368197</text:p>
          </table:table-cell>
          <table:table-cell office:value-type="float" office:value="-0.0528704552357238" calcext:value-type="float">
            <text:p>-0,0528704552</text:p>
          </table:table-cell>
          <table:table-cell office:value-type="float" office:value="0.0139066701258557" calcext:value-type="float">
            <text:p>0,0139066701</text:p>
          </table:table-cell>
          <table:table-cell office:value-type="float" office:value="-0.841565290973061" calcext:value-type="float">
            <text:p>-0,841565291</text:p>
          </table:table-cell>
          <table:table-cell office:value-type="float" office:value="0.124911554651773" calcext:value-type="float">
            <text:p>0,1249115547</text:p>
          </table:table-cell>
          <table:table-cell office:value-type="float" office:value="-0.861533277916137" calcext:value-type="float">
            <text:p>-0,8615332779</text:p>
          </table:table-cell>
          <table:table-cell office:value-type="float" office:value="0.81440862167319" calcext:value-type="float">
            <text:p>0,8144086217</text:p>
          </table:table-cell>
          <table:table-cell office:value-type="float" office:value="-0.30133663835448" calcext:value-type="float">
            <text:p>-0,3013366384</text:p>
          </table:table-cell>
          <table:table-cell office:value-type="float" office:value="1.93294519428011" calcext:value-type="float">
            <text:p>1,9329451943</text:p>
          </table:table-cell>
          <table:table-cell office:value-type="float" office:value="0.130750627272417" calcext:value-type="float">
            <text:p>0,1307506273</text:p>
          </table:table-cell>
          <table:table-cell office:value-type="float" office:value="1.59882590883264" calcext:value-type="float">
            <text:p>1,5988259088</text:p>
          </table:table-cell>
          <table:table-cell office:value-type="float" office:value="-0.139106978260068" calcext:value-type="float">
            <text:p>-0,1391069783</text:p>
          </table:table-cell>
          <table:table-cell office:value-type="float" office:value="2.20015505217121" calcext:value-type="float">
            <text:p>2,2001550522</text:p>
          </table:table-cell>
          <table:table-cell office:value-type="float" office:value="0.397531857240937" calcext:value-type="float">
            <text:p>0,3975318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39343500466278" calcext:value-type="float">
            <text:p>0,5393435005</text:p>
          </table:table-cell>
          <table:table-cell office:value-type="float" office:value="-0.582525526765091" calcext:value-type="float">
            <text:p>-0,5825255268</text:p>
          </table:table-cell>
          <table:table-cell office:value-type="float" office:value="-0.395543764108392" calcext:value-type="float">
            <text:p>-0,3955437641</text:p>
          </table:table-cell>
          <table:table-cell office:value-type="float" office:value="0.0612534861244669" calcext:value-type="float">
            <text:p>0,0612534861</text:p>
          </table:table-cell>
          <table:table-cell office:value-type="float" office:value="0.201612294882274" calcext:value-type="float">
            <text:p>0,2016122949</text:p>
          </table:table-cell>
          <table:table-cell office:value-type="float" office:value="0.445813461403213" calcext:value-type="float">
            <text:p>0,4458134614</text:p>
          </table:table-cell>
          <table:table-cell office:value-type="float" office:value="0.992913010016" calcext:value-type="float">
            <text:p>0,99291301</text:p>
          </table:table-cell>
          <table:table-cell office:value-type="float" office:value="0.493234558139091" calcext:value-type="float">
            <text:p>0,4932345581</text:p>
          </table:table-cell>
          <table:table-cell office:value-type="float" office:value="-0.0477247574027042" calcext:value-type="float">
            <text:p>-0,0477247574</text:p>
          </table:table-cell>
          <table:table-cell office:value-type="float" office:value="0.80942911514552" calcext:value-type="float">
            <text:p>0,8094291151</text:p>
          </table:table-cell>
          <table:table-cell office:value-type="float" office:value="0.0602842672800388" calcext:value-type="float">
            <text:p>0,0602842673</text:p>
          </table:table-cell>
          <table:table-cell office:value-type="float" office:value="-0.180978367049387" calcext:value-type="float">
            <text:p>-0,180978367</text:p>
          </table:table-cell>
          <table:table-cell office:value-type="float" office:value="-0.120245089472241" calcext:value-type="float">
            <text:p>-0,1202450895</text:p>
          </table:table-cell>
          <table:table-cell office:value-type="float" office:value="-0.760604644908236" calcext:value-type="float">
            <text:p>-0,7606046449</text:p>
          </table:table-cell>
          <table:table-cell office:value-type="float" office:value="0.328097395870226" calcext:value-type="float">
            <text:p>0,3280973959</text:p>
          </table:table-cell>
          <table:table-cell office:value-type="float" office:value="0.112185690334485" calcext:value-type="float">
            <text:p>0,1121856903</text:p>
          </table:table-cell>
          <table:table-cell office:value-type="float" office:value="-0.297712638745813" calcext:value-type="float">
            <text:p>-0,2977126387</text:p>
          </table:table-cell>
          <table:table-cell office:value-type="float" office:value="-0.565902106303197" calcext:value-type="float">
            <text:p>-0,5659021063</text:p>
          </table:table-cell>
          <table:table-cell office:value-type="float" office:value="-0.719606139760594" calcext:value-type="float">
            <text:p>-0,7196061398</text:p>
          </table:table-cell>
          <table:table-cell office:value-type="float" office:value="-0.493807794676127" calcext:value-type="float">
            <text:p>-0,4938077947</text:p>
          </table:table-cell>
          <table:table-cell office:value-type="float" office:value="-1.17098044283358" calcext:value-type="float">
            <text:p>-1,1709804428</text:p>
          </table:table-cell>
          <table:table-cell office:value-type="float" office:value="-0.17898797162388" calcext:value-type="float">
            <text:p>-0,1789879716</text:p>
          </table:table-cell>
          <table:table-cell office:value-type="float" office:value="-0.456879447352065" calcext:value-type="float">
            <text:p>-0,4568794474</text:p>
          </table:table-cell>
          <table:table-cell office:value-type="float" office:value="-1.50136204751458" calcext:value-type="float">
            <text:p>-1,5013620475</text:p>
          </table:table-cell>
          <table:table-cell office:value-type="float" office:value="-1.89852921920947" calcext:value-type="float">
            <text:p>-1,8985292192</text:p>
          </table:table-cell>
          <table:table-cell office:value-type="float" office:value="-0.820308821782391" calcext:value-type="float">
            <text:p>-0,8203088218</text:p>
          </table:table-cell>
          <table:table-cell office:value-type="float" office:value="0.280472410016758" calcext:value-type="float">
            <text:p>0,28047241</text:p>
          </table:table-cell>
          <table:table-cell office:value-type="float" office:value="-0.15936655875036" calcext:value-type="float">
            <text:p>-0,1593665588</text:p>
          </table:table-cell>
          <table:table-cell office:value-type="float" office:value="0.0736733277424403" calcext:value-type="float">
            <text:p>0,0736733277</text:p>
          </table:table-cell>
          <table:table-cell office:value-type="float" office:value="1.17259666772354" calcext:value-type="float">
            <text:p>1,1725966677</text:p>
          </table:table-cell>
          <table:table-cell office:value-type="float" office:value="0.479689848337477" calcext:value-type="float">
            <text:p>0,4796898483</text:p>
          </table:table-cell>
          <table:table-cell office:value-type="float" office:value="-0.296383963989595" calcext:value-type="float">
            <text:p>-0,296383964</text:p>
          </table:table-cell>
          <table:table-cell office:value-type="float" office:value="1.37424827198748" calcext:value-type="float">
            <text:p>1,374248272</text:p>
          </table:table-cell>
          <table:table-cell office:value-type="float" office:value="2.2428926547936" calcext:value-type="float">
            <text:p>2,2428926548</text:p>
          </table:table-cell>
          <table:table-cell office:value-type="float" office:value="1.81741203182124" calcext:value-type="float">
            <text:p>1,8174120318</text:p>
          </table:table-cell>
          <table:table-cell office:value-type="float" office:value="1.64337576230087" calcext:value-type="float">
            <text:p>1,6433757623</text:p>
          </table:table-cell>
          <table:table-cell office:value-type="float" office:value="1.13624807159618" calcext:value-type="float">
            <text:p>1,1362480716</text:p>
          </table:table-cell>
          <table:table-cell office:value-type="float" office:value="0.744694277618202" calcext:value-type="float">
            <text:p>0,7446942776</text:p>
          </table:table-cell>
          <table:table-cell office:value-type="float" office:value="-0.795179362333292" calcext:value-type="float">
            <text:p>-0,7951793623</text:p>
          </table:table-cell>
          <table:table-cell office:value-type="float" office:value="1.85070615729511" calcext:value-type="float">
            <text:p>1,8507061573</text:p>
          </table:table-cell>
          <table:table-cell office:value-type="float" office:value="2.76253264901754" calcext:value-type="float">
            <text:p>2,762532649</text:p>
          </table:table-cell>
          <table:table-cell office:value-type="float" office:value="2.08975045045642" calcext:value-type="float">
            <text:p>2,0897504505</text:p>
          </table:table-cell>
          <table:table-cell office:value-type="float" office:value="0.867307494265544" calcext:value-type="float">
            <text:p>0,8673074943</text:p>
          </table:table-cell>
          <table:table-cell office:value-type="float" office:value="0.019506201121821" calcext:value-type="float">
            <text:p>0,0195062011</text:p>
          </table:table-cell>
          <table:table-cell office:value-type="float" office:value="0.592237082082274" calcext:value-type="float">
            <text:p>0,5922370821</text:p>
          </table:table-cell>
          <table:table-cell office:value-type="float" office:value="1.65039149623141" calcext:value-type="float">
            <text:p>1,6503914962</text:p>
          </table:table-cell>
          <table:table-cell office:value-type="float" office:value="1.47953956892275" calcext:value-type="float">
            <text:p>1,4795395689</text:p>
          </table:table-cell>
          <table:table-cell office:value-type="float" office:value="-0.14739642065717" calcext:value-type="float">
            <text:p>-0,1473964207</text:p>
          </table:table-cell>
          <table:table-cell office:value-type="float" office:value="-0.642488159814532" calcext:value-type="float">
            <text:p>-0,6424881598</text:p>
          </table:table-cell>
          <table:table-cell office:value-type="float" office:value="2.1222081250625" calcext:value-type="float">
            <text:p>2,1222081251</text:p>
          </table:table-cell>
          <table:table-cell office:value-type="float" office:value="2.38997441233726" calcext:value-type="float">
            <text:p>2,3899744123</text:p>
          </table:table-cell>
          <table:table-cell office:value-type="float" office:value="2.40814121056077" calcext:value-type="float">
            <text:p>2,4081412106</text:p>
          </table:table-cell>
          <table:table-cell office:value-type="float" office:value="0.88522676268825" calcext:value-type="float">
            <text:p>0,8852267627</text:p>
          </table:table-cell>
          <table:table-cell office:value-type="float" office:value="0.835524315437423" calcext:value-type="float">
            <text:p>0,8355243154</text:p>
          </table:table-cell>
          <table:table-cell office:value-type="float" office:value="0.479709026317691" calcext:value-type="float">
            <text:p>0,4797090263</text:p>
          </table:table-cell>
          <table:table-cell office:value-type="float" office:value="-0.357385047877941" calcext:value-type="float">
            <text:p>-0,3573850479</text:p>
          </table:table-cell>
          <table:table-cell office:value-type="float" office:value="0.613603456903337" calcext:value-type="float">
            <text:p>0,6136034569</text:p>
          </table:table-cell>
          <table:table-cell office:value-type="float" office:value="-0.664622229464769" calcext:value-type="float">
            <text:p>-0,6646222295</text:p>
          </table:table-cell>
          <table:table-cell office:value-type="float" office:value="0.145598496099565" calcext:value-type="float">
            <text:p>0,1455984961</text:p>
          </table:table-cell>
          <table:table-cell office:value-type="float" office:value="0.278272300068656" calcext:value-type="float">
            <text:p>0,278272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6583596909564" calcext:value-type="float">
            <text:p>-0,1565835969</text:p>
          </table:table-cell>
          <table:table-cell office:value-type="float" office:value="0.907162148451886" calcext:value-type="float">
            <text:p>0,9071621485</text:p>
          </table:table-cell>
          <table:table-cell office:value-type="float" office:value="0.0910791562091693" calcext:value-type="float">
            <text:p>0,0910791562</text:p>
          </table:table-cell>
          <table:table-cell office:value-type="float" office:value="0.71677324991262" calcext:value-type="float">
            <text:p>0,7167732499</text:p>
          </table:table-cell>
          <table:table-cell office:value-type="float" office:value="1.37348375888549" calcext:value-type="float">
            <text:p>1,3734837589</text:p>
          </table:table-cell>
          <table:table-cell office:value-type="float" office:value="-0.190337815589607" calcext:value-type="float">
            <text:p>-0,1903378156</text:p>
          </table:table-cell>
          <table:table-cell office:value-type="float" office:value="-0.811647717233943" calcext:value-type="float">
            <text:p>-0,8116477172</text:p>
          </table:table-cell>
          <table:table-cell office:value-type="float" office:value="-1.05927993200348" calcext:value-type="float">
            <text:p>-1,059279932</text:p>
          </table:table-cell>
          <table:table-cell office:value-type="float" office:value="-0.410095039274566" calcext:value-type="float">
            <text:p>-0,4100950393</text:p>
          </table:table-cell>
          <table:table-cell office:value-type="float" office:value="-0.474646852447465" calcext:value-type="float">
            <text:p>-0,4746468524</text:p>
          </table:table-cell>
          <table:table-cell office:value-type="float" office:value="-0.76184242775149" calcext:value-type="float">
            <text:p>-0,7618424278</text:p>
          </table:table-cell>
          <table:table-cell office:value-type="float" office:value="-0.635030601540156" calcext:value-type="float">
            <text:p>-0,6350306015</text:p>
          </table:table-cell>
          <table:table-cell office:value-type="float" office:value="0.624635995754027" calcext:value-type="float">
            <text:p>0,6246359958</text:p>
          </table:table-cell>
          <table:table-cell office:value-type="float" office:value="1.01413952654431" calcext:value-type="float">
            <text:p>1,0141395265</text:p>
          </table:table-cell>
          <table:table-cell office:value-type="float" office:value="0.463425401881981" calcext:value-type="float">
            <text:p>0,4634254019</text:p>
          </table:table-cell>
          <table:table-cell office:value-type="float" office:value="1.16655924738618" calcext:value-type="float">
            <text:p>1,1665592474</text:p>
          </table:table-cell>
          <table:table-cell office:value-type="float" office:value="1.26745941234205" calcext:value-type="float">
            <text:p>1,2674594123</text:p>
          </table:table-cell>
          <table:table-cell office:value-type="float" office:value="1.18801205694867" calcext:value-type="float">
            <text:p>1,1880120569</text:p>
          </table:table-cell>
          <table:table-cell office:value-type="float" office:value="1.08822743731638" calcext:value-type="float">
            <text:p>1,0882274373</text:p>
          </table:table-cell>
          <table:table-cell office:value-type="float" office:value="0.0156099611270017" calcext:value-type="float">
            <text:p>0,0156099611</text:p>
          </table:table-cell>
          <table:table-cell office:value-type="float" office:value="-0.301763095238333" calcext:value-type="float">
            <text:p>-0,3017630952</text:p>
          </table:table-cell>
          <table:table-cell office:value-type="float" office:value="-0.112160584838545" calcext:value-type="float">
            <text:p>-0,1121605848</text:p>
          </table:table-cell>
          <table:table-cell office:value-type="float" office:value="0.340561057868731" calcext:value-type="float">
            <text:p>0,3405610579</text:p>
          </table:table-cell>
          <table:table-cell office:value-type="float" office:value="0.322437364521934" calcext:value-type="float">
            <text:p>0,3224373645</text:p>
          </table:table-cell>
          <table:table-cell office:value-type="float" office:value="-0.584257056492203" calcext:value-type="float">
            <text:p>-0,5842570565</text:p>
          </table:table-cell>
          <table:table-cell office:value-type="float" office:value="-1.13098076507819" calcext:value-type="float">
            <text:p>-1,1309807651</text:p>
          </table:table-cell>
          <table:table-cell office:value-type="float" office:value="-1.33315985893307" calcext:value-type="float">
            <text:p>-1,3331598589</text:p>
          </table:table-cell>
          <table:table-cell office:value-type="float" office:value="-2.04984182181018" calcext:value-type="float">
            <text:p>-2,0498418218</text:p>
          </table:table-cell>
          <table:table-cell office:value-type="float" office:value="-2.53569442150818" calcext:value-type="float">
            <text:p>-2,5356944215</text:p>
          </table:table-cell>
          <table:table-cell office:value-type="float" office:value="-2.4727135061885" calcext:value-type="float">
            <text:p>-2,4727135062</text:p>
          </table:table-cell>
          <table:table-cell office:value-type="float" office:value="-1.4428079948777" calcext:value-type="float">
            <text:p>-1,4428079949</text:p>
          </table:table-cell>
          <table:table-cell office:value-type="float" office:value="0.0923855077625796" calcext:value-type="float">
            <text:p>0,0923855078</text:p>
          </table:table-cell>
          <table:table-cell office:value-type="float" office:value="0.999453288718168" calcext:value-type="float">
            <text:p>0,9994532887</text:p>
          </table:table-cell>
          <table:table-cell office:value-type="float" office:value="0.118707034366306" calcext:value-type="float">
            <text:p>0,1187070344</text:p>
          </table:table-cell>
          <table:table-cell office:value-type="float" office:value="-0.244083896406611" calcext:value-type="float">
            <text:p>-0,2440838964</text:p>
          </table:table-cell>
          <table:table-cell office:value-type="float" office:value="0.969063532682658" calcext:value-type="float">
            <text:p>0,9690635327</text:p>
          </table:table-cell>
          <table:table-cell office:value-type="float" office:value="2.41296408161053" calcext:value-type="float">
            <text:p>2,4129640816</text:p>
          </table:table-cell>
          <table:table-cell office:value-type="float" office:value="2.48012306076882" calcext:value-type="float">
            <text:p>2,4801230608</text:p>
          </table:table-cell>
          <table:table-cell office:value-type="float" office:value="0.369208358379639" calcext:value-type="float">
            <text:p>0,3692083584</text:p>
          </table:table-cell>
          <table:table-cell office:value-type="float" office:value="0.197300444713905" calcext:value-type="float">
            <text:p>0,1973004447</text:p>
          </table:table-cell>
          <table:table-cell office:value-type="float" office:value="2.04603909545386" calcext:value-type="float">
            <text:p>2,0460390955</text:p>
          </table:table-cell>
          <table:table-cell office:value-type="float" office:value="2.32741066901371" calcext:value-type="float">
            <text:p>2,327410669</text:p>
          </table:table-cell>
          <table:table-cell office:value-type="float" office:value="0.347858294050096" calcext:value-type="float">
            <text:p>0,3478582941</text:p>
          </table:table-cell>
          <table:table-cell office:value-type="float" office:value="-0.268585384677382" calcext:value-type="float">
            <text:p>-0,2685853847</text:p>
          </table:table-cell>
          <table:table-cell office:value-type="float" office:value="-0.145091490042428" calcext:value-type="float">
            <text:p>-0,14509149</text:p>
          </table:table-cell>
          <table:table-cell office:value-type="float" office:value="0.0556227851025742" calcext:value-type="float">
            <text:p>0,0556227851</text:p>
          </table:table-cell>
          <table:table-cell office:value-type="float" office:value="-0.260486367944814" calcext:value-type="float">
            <text:p>-0,2604863679</text:p>
          </table:table-cell>
          <table:table-cell office:value-type="float" office:value="0.0769024803428711" calcext:value-type="float">
            <text:p>0,0769024803</text:p>
          </table:table-cell>
          <table:table-cell office:value-type="float" office:value="0.203037383837493" calcext:value-type="float">
            <text:p>0,2030373838</text:p>
          </table:table-cell>
          <table:table-cell office:value-type="float" office:value="0.270764484921768" calcext:value-type="float">
            <text:p>0,2707644849</text:p>
          </table:table-cell>
          <table:table-cell office:value-type="float" office:value="1.84036357186946" calcext:value-type="float">
            <text:p>1,8403635719</text:p>
          </table:table-cell>
          <table:table-cell office:value-type="float" office:value="2.2524424253952" calcext:value-type="float">
            <text:p>2,2524424254</text:p>
          </table:table-cell>
          <table:table-cell office:value-type="float" office:value="0.502808801206926" calcext:value-type="float">
            <text:p>0,5028088012</text:p>
          </table:table-cell>
          <table:table-cell office:value-type="float" office:value="0.369822237980499" calcext:value-type="float">
            <text:p>0,369822238</text:p>
          </table:table-cell>
          <table:table-cell office:value-type="float" office:value="0.465599937308347" calcext:value-type="float">
            <text:p>0,4655999373</text:p>
          </table:table-cell>
          <table:table-cell office:value-type="float" office:value="-0.775787055149677" calcext:value-type="float">
            <text:p>-0,7757870551</text:p>
          </table:table-cell>
          <table:table-cell office:value-type="float" office:value="-0.250626764087279" calcext:value-type="float">
            <text:p>-0,2506267641</text:p>
          </table:table-cell>
          <table:table-cell office:value-type="float" office:value="-0.324582949273492" calcext:value-type="float">
            <text:p>-0,3245829493</text:p>
          </table:table-cell>
          <table:table-cell office:value-type="float" office:value="0.776525312531014" calcext:value-type="float">
            <text:p>0,7765253125</text:p>
          </table:table-cell>
          <table:table-cell office:value-type="float" office:value="0.437285042965031" calcext:value-type="float">
            <text:p>0,437285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436535245771" calcext:value-type="float">
            <text:p>-0,4436535246</text:p>
          </table:table-cell>
          <table:table-cell office:value-type="float" office:value="-0.482403951852341" calcext:value-type="float">
            <text:p>-0,4824039519</text:p>
          </table:table-cell>
          <table:table-cell office:value-type="float" office:value="0.775473958580927" calcext:value-type="float">
            <text:p>0,7754739586</text:p>
          </table:table-cell>
          <table:table-cell office:value-type="float" office:value="2.77575008174557" calcext:value-type="float">
            <text:p>2,7757500817</text:p>
          </table:table-cell>
          <table:table-cell office:value-type="float" office:value="3.4922129649251" calcext:value-type="float">
            <text:p>3,4922129649</text:p>
          </table:table-cell>
          <table:table-cell office:value-type="float" office:value="2.77047264913761" calcext:value-type="float">
            <text:p>2,7704726491</text:p>
          </table:table-cell>
          <table:table-cell office:value-type="float" office:value="3.03862131427064" calcext:value-type="float">
            <text:p>3,0386213143</text:p>
          </table:table-cell>
          <table:table-cell office:value-type="float" office:value="3.51018593875653" calcext:value-type="float">
            <text:p>3,5101859388</text:p>
          </table:table-cell>
          <table:table-cell office:value-type="float" office:value="2.92303580516917" calcext:value-type="float">
            <text:p>2,9230358052</text:p>
          </table:table-cell>
          <table:table-cell office:value-type="float" office:value="3.04726255113608" calcext:value-type="float">
            <text:p>3,0472625511</text:p>
          </table:table-cell>
          <table:table-cell office:value-type="float" office:value="2.70073517414574" calcext:value-type="float">
            <text:p>2,7007351741</text:p>
          </table:table-cell>
          <table:table-cell office:value-type="float" office:value="2.09071064261984" calcext:value-type="float">
            <text:p>2,0907106426</text:p>
          </table:table-cell>
          <table:table-cell office:value-type="float" office:value="2.00940540371753" calcext:value-type="float">
            <text:p>2,0094054037</text:p>
          </table:table-cell>
          <table:table-cell office:value-type="float" office:value="1.52181728713454" calcext:value-type="float">
            <text:p>1,5218172871</text:p>
          </table:table-cell>
          <table:table-cell office:value-type="float" office:value="1.05341656478215" calcext:value-type="float">
            <text:p>1,0534165648</text:p>
          </table:table-cell>
          <table:table-cell office:value-type="float" office:value="1.69267145033411" calcext:value-type="float">
            <text:p>1,6926714503</text:p>
          </table:table-cell>
          <table:table-cell office:value-type="float" office:value="1.97514321348814" calcext:value-type="float">
            <text:p>1,9751432135</text:p>
          </table:table-cell>
          <table:table-cell office:value-type="float" office:value="1.58911429310546" calcext:value-type="float">
            <text:p>1,5891142931</text:p>
          </table:table-cell>
          <table:table-cell office:value-type="float" office:value="1.49832347602724" calcext:value-type="float">
            <text:p>1,498323476</text:p>
          </table:table-cell>
          <table:table-cell office:value-type="float" office:value="1.49931772971055" calcext:value-type="float">
            <text:p>1,4993177297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1.00631883609496" calcext:value-type="float">
            <text:p>1,0063188361</text:p>
          </table:table-cell>
          <table:table-cell office:value-type="float" office:value="0.33656386235384" calcext:value-type="float">
            <text:p>0,3365638624</text:p>
          </table:table-cell>
          <table:table-cell office:value-type="float" office:value="-0.633583148185124" calcext:value-type="float">
            <text:p>-0,6335831482</text:p>
          </table:table-cell>
          <table:table-cell office:value-type="float" office:value="-1.08154922616901" calcext:value-type="float">
            <text:p>-1,0815492262</text:p>
          </table:table-cell>
          <table:table-cell office:value-type="float" office:value="-0.684152732658181" calcext:value-type="float">
            <text:p>-0,6841527327</text:p>
          </table:table-cell>
          <table:table-cell office:value-type="float" office:value="-0.817399999003846" calcext:value-type="float">
            <text:p>-0,817399999</text:p>
          </table:table-cell>
          <table:table-cell office:value-type="float" office:value="-1.41153237750319" calcext:value-type="float">
            <text:p>-1,4115323775</text:p>
          </table:table-cell>
          <table:table-cell office:value-type="float" office:value="-2.46659966215651" calcext:value-type="float">
            <text:p>-2,4665996622</text:p>
          </table:table-cell>
          <table:table-cell office:value-type="float" office:value="-1.6699932839725" calcext:value-type="float">
            <text:p>-1,669993284</text:p>
          </table:table-cell>
          <table:table-cell office:value-type="float" office:value="-1.35448711681069" calcext:value-type="float">
            <text:p>-1,3544871168</text:p>
          </table:table-cell>
          <table:table-cell office:value-type="float" office:value="-1.73937994056552" calcext:value-type="float">
            <text:p>-1,7393799406</text:p>
          </table:table-cell>
          <table:table-cell office:value-type="float" office:value="-0.662428342522506" calcext:value-type="float">
            <text:p>-0,6624283425</text:p>
          </table:table-cell>
          <table:table-cell office:value-type="float" office:value="-0.649320991260502" calcext:value-type="float">
            <text:p>-0,6493209913</text:p>
          </table:table-cell>
          <table:table-cell office:value-type="float" office:value="-1.07995064678878" calcext:value-type="float">
            <text:p>-1,0799506468</text:p>
          </table:table-cell>
          <table:table-cell office:value-type="float" office:value="-0.630203653115954" calcext:value-type="float">
            <text:p>-0,6302036531</text:p>
          </table:table-cell>
          <table:table-cell office:value-type="float" office:value="-0.771531614278994" calcext:value-type="float">
            <text:p>-0,7715316143</text:p>
          </table:table-cell>
          <table:table-cell office:value-type="float" office:value="-0.319758387804537" calcext:value-type="float">
            <text:p>-0,3197583878</text:p>
          </table:table-cell>
          <table:table-cell office:value-type="float" office:value="0.168780963830692" calcext:value-type="float">
            <text:p>0,1687809638</text:p>
          </table:table-cell>
          <table:table-cell office:value-type="float" office:value="0.232002934280606" calcext:value-type="float">
            <text:p>0,2320029343</text:p>
          </table:table-cell>
          <table:table-cell office:value-type="float" office:value="0.266493524000846" calcext:value-type="float">
            <text:p>0,266493524</text:p>
          </table:table-cell>
          <table:table-cell office:value-type="float" office:value="-0.957160231845465" calcext:value-type="float">
            <text:p>-0,9571602318</text:p>
          </table:table-cell>
          <table:table-cell office:value-type="float" office:value="-0.690320647654741" calcext:value-type="float">
            <text:p>-0,6903206477</text:p>
          </table:table-cell>
          <table:table-cell office:value-type="float" office:value="-0.297094447855428" calcext:value-type="float">
            <text:p>-0,2970944479</text:p>
          </table:table-cell>
          <table:table-cell office:value-type="float" office:value="-0.226870329884524" calcext:value-type="float">
            <text:p>-0,2268703299</text:p>
          </table:table-cell>
          <table:table-cell office:value-type="float" office:value="-0.520763659181819" calcext:value-type="float">
            <text:p>-0,5207636592</text:p>
          </table:table-cell>
          <table:table-cell office:value-type="float" office:value="-1.08507235388933" calcext:value-type="float">
            <text:p>-1,0850723539</text:p>
          </table:table-cell>
          <table:table-cell office:value-type="float" office:value="-0.805873908593003" calcext:value-type="float">
            <text:p>-0,8058739086</text:p>
          </table:table-cell>
          <table:table-cell office:value-type="float" office:value="-0.208600051887835" calcext:value-type="float">
            <text:p>-0,2086000519</text:p>
          </table:table-cell>
          <table:table-cell office:value-type="float" office:value="-0.4244416250125" calcext:value-type="float">
            <text:p>-0,424441625</text:p>
          </table:table-cell>
          <table:table-cell office:value-type="float" office:value="0.116584117674988" calcext:value-type="float">
            <text:p>0,1165841177</text:p>
          </table:table-cell>
          <table:table-cell office:value-type="float" office:value="-0.228358218242832" calcext:value-type="float">
            <text:p>-0,2283582182</text:p>
          </table:table-cell>
          <table:table-cell office:value-type="float" office:value="-0.856899506282226" calcext:value-type="float">
            <text:p>-0,8568995063</text:p>
          </table:table-cell>
          <table:table-cell office:value-type="float" office:value="0.0684855996260181" calcext:value-type="float">
            <text:p>0,0684855996</text:p>
          </table:table-cell>
          <table:table-cell office:value-type="float" office:value="0.649018094429817" calcext:value-type="float">
            <text:p>0,6490180944</text:p>
          </table:table-cell>
          <table:table-cell office:value-type="float" office:value="-1.08958856060348" calcext:value-type="float">
            <text:p>-1,0895885606</text:p>
          </table:table-cell>
          <table:table-cell office:value-type="float" office:value="2.1000794370072" calcext:value-type="float">
            <text:p>2,100079437</text:p>
          </table:table-cell>
          <table:table-cell office:value-type="float" office:value="0.556427913040272" calcext:value-type="float">
            <text:p>0,556427913</text:p>
          </table:table-cell>
          <table:table-cell office:value-type="float" office:value="0.841235755241931" calcext:value-type="float">
            <text:p>0,8412357552</text:p>
          </table:table-cell>
          <table:table-cell office:value-type="float" office:value="0.198765928620468" calcext:value-type="float">
            <text:p>0,1987659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9640134034917" calcext:value-type="float">
            <text:p>1,8964013403</text:p>
          </table:table-cell>
          <table:table-cell office:value-type="float" office:value="0.810074560657704" calcext:value-type="float">
            <text:p>0,8100745607</text:p>
          </table:table-cell>
          <table:table-cell office:value-type="float" office:value="1.29852854138216" calcext:value-type="float">
            <text:p>1,2985285414</text:p>
          </table:table-cell>
          <table:table-cell office:value-type="float" office:value="-0.147223291211438" calcext:value-type="float">
            <text:p>-0,1472232912</text:p>
          </table:table-cell>
          <table:table-cell office:value-type="float" office:value="-0.300618332547676" calcext:value-type="float">
            <text:p>-0,3006183325</text:p>
          </table:table-cell>
          <table:table-cell office:value-type="float" office:value="-0.254629699966541" calcext:value-type="float">
            <text:p>-0,2546297</text:p>
          </table:table-cell>
          <table:table-cell office:value-type="float" office:value="-0.483104374066464" calcext:value-type="float">
            <text:p>-0,4831043741</text:p>
          </table:table-cell>
          <table:table-cell office:value-type="float" office:value="0.0105693119601234" calcext:value-type="float">
            <text:p>0,010569312</text:p>
          </table:table-cell>
          <table:table-cell office:value-type="float" office:value="0.701511699521167" calcext:value-type="float">
            <text:p>0,7015116995</text:p>
          </table:table-cell>
          <table:table-cell office:value-type="float" office:value="0.0104154481728285" calcext:value-type="float">
            <text:p>0,0104154482</text:p>
          </table:table-cell>
          <table:table-cell office:value-type="float" office:value="0.467956624761301" calcext:value-type="float">
            <text:p>0,4679566248</text:p>
          </table:table-cell>
          <table:table-cell office:value-type="float" office:value="1.16975563869988" calcext:value-type="float">
            <text:p>1,1697556387</text:p>
          </table:table-cell>
          <table:table-cell office:value-type="float" office:value="0.714731136538538" calcext:value-type="float">
            <text:p>0,7147311365</text:p>
          </table:table-cell>
          <table:table-cell office:value-type="float" office:value="-0.502813782045652" calcext:value-type="float">
            <text:p>-0,502813782</text:p>
          </table:table-cell>
          <table:table-cell office:value-type="float" office:value="0.0111962019362242" calcext:value-type="float">
            <text:p>0,0111962019</text:p>
          </table:table-cell>
          <table:table-cell office:value-type="float" office:value="0.426391589317276" calcext:value-type="float">
            <text:p>0,4263915893</text:p>
          </table:table-cell>
          <table:table-cell office:value-type="float" office:value="1.04408012034041" calcext:value-type="float">
            <text:p>1,0440801203</text:p>
          </table:table-cell>
          <table:table-cell office:value-type="float" office:value="1.18877678952476" calcext:value-type="float">
            <text:p>1,1887767895</text:p>
          </table:table-cell>
          <table:table-cell office:value-type="float" office:value="0.673092411362387" calcext:value-type="float">
            <text:p>0,6730924114</text:p>
          </table:table-cell>
          <table:table-cell office:value-type="float" office:value="-0.215874340463658" calcext:value-type="float">
            <text:p>-0,2158743405</text:p>
          </table:table-cell>
          <table:table-cell office:value-type="float" office:value="-1.13684785622565" calcext:value-type="float">
            <text:p>-1,1368478562</text:p>
          </table:table-cell>
          <table:table-cell office:value-type="float" office:value="-1.81176470840242" calcext:value-type="float">
            <text:p>-1,8117647084</text:p>
          </table:table-cell>
          <table:table-cell office:value-type="float" office:value="-1.96462159556903" calcext:value-type="float">
            <text:p>-1,9646215956</text:p>
          </table:table-cell>
          <table:table-cell office:value-type="float" office:value="-2.21607729520328" calcext:value-type="float">
            <text:p>-2,2160772952</text:p>
          </table:table-cell>
          <table:table-cell office:value-type="float" office:value="-1.92996722993616" calcext:value-type="float">
            <text:p>-1,9299672299</text:p>
          </table:table-cell>
          <table:table-cell office:value-type="float" office:value="-2.02716604519605" calcext:value-type="float">
            <text:p>-2,0271660452</text:p>
          </table:table-cell>
          <table:table-cell office:value-type="float" office:value="-1.82042469897669" calcext:value-type="float">
            <text:p>-1,820424699</text:p>
          </table:table-cell>
          <table:table-cell office:value-type="float" office:value="-1.12315479500254" calcext:value-type="float">
            <text:p>-1,123154795</text:p>
          </table:table-cell>
          <table:table-cell office:value-type="float" office:value="0.075754495192792" calcext:value-type="float">
            <text:p>0,0757544952</text:p>
          </table:table-cell>
          <table:table-cell office:value-type="float" office:value="0.635335841793418" calcext:value-type="float">
            <text:p>0,6353358418</text:p>
          </table:table-cell>
          <table:table-cell office:value-type="float" office:value="1.42645227671714" calcext:value-type="float">
            <text:p>1,4264522767</text:p>
          </table:table-cell>
          <table:table-cell office:value-type="float" office:value="1.72812485332541" calcext:value-type="float">
            <text:p>1,7281248533</text:p>
          </table:table-cell>
          <table:table-cell office:value-type="float" office:value="1.35730017842879" calcext:value-type="float">
            <text:p>1,3573001784</text:p>
          </table:table-cell>
          <table:table-cell office:value-type="float" office:value="1.48394604163198" calcext:value-type="float">
            <text:p>1,4839460416</text:p>
          </table:table-cell>
          <table:table-cell office:value-type="float" office:value="1.66420838459053" calcext:value-type="float">
            <text:p>1,6642083846</text:p>
          </table:table-cell>
          <table:table-cell office:value-type="float" office:value="1.87698084128708" calcext:value-type="float">
            <text:p>1,8769808413</text:p>
          </table:table-cell>
          <table:table-cell office:value-type="float" office:value="2.43797321011228" calcext:value-type="float">
            <text:p>2,4379732101</text:p>
          </table:table-cell>
          <table:table-cell office:value-type="float" office:value="3.22716505048543" calcext:value-type="float">
            <text:p>3,2271650505</text:p>
          </table:table-cell>
          <table:table-cell office:value-type="float" office:value="2.97275519032749" calcext:value-type="float">
            <text:p>2,9727551903</text:p>
          </table:table-cell>
          <table:table-cell office:value-type="float" office:value="2.39587107403651" calcext:value-type="float">
            <text:p>2,395871074</text:p>
          </table:table-cell>
          <table:table-cell office:value-type="float" office:value="2.45922094077973" calcext:value-type="float">
            <text:p>2,4592209408</text:p>
          </table:table-cell>
          <table:table-cell office:value-type="float" office:value="2.04292960939401" calcext:value-type="float">
            <text:p>2,0429296094</text:p>
          </table:table-cell>
          <table:table-cell office:value-type="float" office:value="1.72130500209898" calcext:value-type="float">
            <text:p>1,7213050021</text:p>
          </table:table-cell>
          <table:table-cell office:value-type="float" office:value="1.39694409572426" calcext:value-type="float">
            <text:p>1,3969440957</text:p>
          </table:table-cell>
          <table:table-cell office:value-type="float" office:value="0.00791408127504139" calcext:value-type="float">
            <text:p>0,0079140813</text:p>
          </table:table-cell>
          <table:table-cell office:value-type="float" office:value="0.00186653641283806" calcext:value-type="float">
            <text:p>0,0018665364</text:p>
          </table:table-cell>
          <table:table-cell office:value-type="float" office:value="0.332939529889729" calcext:value-type="float">
            <text:p>0,3329395299</text:p>
          </table:table-cell>
          <table:table-cell office:value-type="float" office:value="0.668090297978693" calcext:value-type="float">
            <text:p>0,668090298</text:p>
          </table:table-cell>
          <table:table-cell office:value-type="float" office:value="0.364354757297419" calcext:value-type="float">
            <text:p>0,3643547573</text:p>
          </table:table-cell>
          <table:table-cell office:value-type="float" office:value="0.409805706908621" calcext:value-type="float">
            <text:p>0,4098057069</text:p>
          </table:table-cell>
          <table:table-cell office:value-type="float" office:value="-0.0333097479071396" calcext:value-type="float">
            <text:p>-0,0333097479</text:p>
          </table:table-cell>
          <table:table-cell office:value-type="float" office:value="0.280257813298021" calcext:value-type="float">
            <text:p>0,2802578133</text:p>
          </table:table-cell>
          <table:table-cell office:value-type="float" office:value="1.33846286518463" calcext:value-type="float">
            <text:p>1,3384628652</text:p>
          </table:table-cell>
          <table:table-cell office:value-type="float" office:value="-0.684855996260183" calcext:value-type="float">
            <text:p>-0,6848559963</text:p>
          </table:table-cell>
          <table:table-cell office:value-type="float" office:value="-0.55025447136441" calcext:value-type="float">
            <text:p>-0,5502544714</text:p>
          </table:table-cell>
          <table:table-cell office:value-type="float" office:value="-0.740920221210365" calcext:value-type="float">
            <text:p>-0,7409202212</text:p>
          </table:table-cell>
          <table:table-cell office:value-type="float" office:value="-0.613603456903337" calcext:value-type="float">
            <text:p>-0,6136034569</text:p>
          </table:table-cell>
          <table:table-cell office:value-type="float" office:value="1.60745841544967" calcext:value-type="float">
            <text:p>1,6074584154</text:p>
          </table:table-cell>
          <table:table-cell office:value-type="float" office:value="0.727992480497825" calcext:value-type="float">
            <text:p>0,7279924805</text:p>
          </table:table-cell>
          <table:table-cell office:value-type="float" office:value="0.516791414413218" calcext:value-type="float">
            <text:p>0,5167914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91498512521689" calcext:value-type="float">
            <text:p>-0,4914985125</text:p>
          </table:table-cell>
          <table:table-cell office:value-type="float" office:value="-0.479369964733773" calcext:value-type="float">
            <text:p>-0,4793699647</text:p>
          </table:table-cell>
          <table:table-cell office:value-type="float" office:value="-0.538668152437086" calcext:value-type="float">
            <text:p>-0,5386681524</text:p>
          </table:table-cell>
          <table:table-cell office:value-type="float" office:value="-0.783399848855022" calcext:value-type="float">
            <text:p>-0,7833998489</text:p>
          </table:table-cell>
          <table:table-cell office:value-type="float" office:value="-0.745245447154119" calcext:value-type="float">
            <text:p>-0,7452454472</text:p>
          </table:table-cell>
          <table:table-cell office:value-type="float" office:value="0.230943216248723" calcext:value-type="float">
            <text:p>0,2309432162</text:p>
          </table:table-cell>
          <table:table-cell office:value-type="float" office:value="-0.0752574653068362" calcext:value-type="float">
            <text:p>-0,0752574653</text:p>
          </table:table-cell>
          <table:table-cell office:value-type="float" office:value="-0.799744604982669" calcext:value-type="float">
            <text:p>-0,799744605</text:p>
          </table:table-cell>
          <table:table-cell office:value-type="float" office:value="-0.499631752277869" calcext:value-type="float">
            <text:p>-0,4996317523</text:p>
          </table:table-cell>
          <table:table-cell office:value-type="float" office:value="-0.810917036313067" calcext:value-type="float">
            <text:p>-0,8109170363</text:p>
          </table:table-cell>
          <table:table-cell office:value-type="float" office:value="-1.13635843822873" calcext:value-type="float">
            <text:p>-1,1363584382</text:p>
          </table:table-cell>
          <table:table-cell office:value-type="float" office:value="-1.33395691846856" calcext:value-type="float">
            <text:p>-1,3339569185</text:p>
          </table:table-cell>
          <table:table-cell office:value-type="float" office:value="-1.12406102813431" calcext:value-type="float">
            <text:p>-1,1240610281</text:p>
          </table:table-cell>
          <table:table-cell office:value-type="float" office:value="-0.989819633821429" calcext:value-type="float">
            <text:p>-0,9898196338</text:p>
          </table:table-cell>
          <table:table-cell office:value-type="float" office:value="-0.533523361830517" calcext:value-type="float">
            <text:p>-0,5335233618</text:p>
          </table:table-cell>
          <table:table-cell office:value-type="float" office:value="-0.19901139703014" calcext:value-type="float">
            <text:p>-0,199011397</text:p>
          </table:table-cell>
          <table:table-cell office:value-type="float" office:value="0.0561292618272362" calcext:value-type="float">
            <text:p>0,0561292618</text:p>
          </table:table-cell>
          <table:table-cell office:value-type="float" office:value="0.051237082597722" calcext:value-type="float">
            <text:p>0,0512370826</text:p>
          </table:table-cell>
          <table:table-cell office:value-type="float" office:value="-0.0412809339534089" calcext:value-type="float">
            <text:p>-0,041280934</text:p>
          </table:table-cell>
          <table:table-cell office:value-type="float" office:value="-0.459922757107758" calcext:value-type="float">
            <text:p>-0,4599227571</text:p>
          </table:table-cell>
          <table:table-cell office:value-type="float" office:value="-0.670239882483084" calcext:value-type="float">
            <text:p>-0,6702398825</text:p>
          </table:table-cell>
          <table:table-cell office:value-type="float" office:value="-1.00592803266346" calcext:value-type="float">
            <text:p>-1,0059280327</text:p>
          </table:table-cell>
          <table:table-cell office:value-type="float" office:value="-1.47536486454635" calcext:value-type="float">
            <text:p>-1,4753648645</text:p>
          </table:table-cell>
          <table:table-cell office:value-type="float" office:value="-1.24332851455734" calcext:value-type="float">
            <text:p>-1,2433285146</text:p>
          </table:table-cell>
          <table:table-cell office:value-type="float" office:value="-1.12074466811397" calcext:value-type="float">
            <text:p>-1,1207446681</text:p>
          </table:table-cell>
          <table:table-cell office:value-type="float" office:value="-0.980913991925809" calcext:value-type="float">
            <text:p>-0,9809139919</text:p>
          </table:table-cell>
          <table:table-cell office:value-type="float" office:value="0.0390788844145263" calcext:value-type="float">
            <text:p>0,0390788844</text:p>
          </table:table-cell>
          <table:table-cell office:value-type="float" office:value="0.920784561668745" calcext:value-type="float">
            <text:p>0,9207845617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36466967800547" calcext:value-type="float">
            <text:p>1,364669678</text:p>
          </table:table-cell>
          <table:table-cell office:value-type="float" office:value="1.57926141496006" calcext:value-type="float">
            <text:p>1,579261415</text:p>
          </table:table-cell>
          <table:table-cell office:value-type="float" office:value="1.53585044630684" calcext:value-type="float">
            <text:p>1,5358504463</text:p>
          </table:table-cell>
          <table:table-cell office:value-type="float" office:value="1.62217466918889" calcext:value-type="float">
            <text:p>1,6221746692</text:p>
          </table:table-cell>
          <table:table-cell office:value-type="float" office:value="1.14231195365609" calcext:value-type="float">
            <text:p>1,1423119537</text:p>
          </table:table-cell>
          <table:table-cell office:value-type="float" office:value="0.98501841198083" calcext:value-type="float">
            <text:p>0,985018412</text:p>
          </table:table-cell>
          <table:table-cell office:value-type="float" office:value="0.963762931214575" calcext:value-type="float">
            <text:p>0,9637629312</text:p>
          </table:table-cell>
          <table:table-cell office:value-type="float" office:value="0.94242732570762" calcext:value-type="float">
            <text:p>0,9424273257</text:p>
          </table:table-cell>
          <table:table-cell office:value-type="float" office:value="0.255900618727566" calcext:value-type="float">
            <text:p>0,2559006187</text:p>
          </table:table-cell>
          <table:table-cell office:value-type="float" office:value="-0.585710130436272" calcext:value-type="float">
            <text:p>-0,5857101304</text:p>
          </table:table-cell>
          <table:table-cell office:value-type="float" office:value="-1.07157929476531" calcext:value-type="float">
            <text:p>-1,0715792948</text:p>
          </table:table-cell>
          <table:table-cell office:value-type="float" office:value="-1.13902604885449" calcext:value-type="float">
            <text:p>-1,1390260489</text:p>
          </table:table-cell>
          <table:table-cell office:value-type="float" office:value="-0.331894569556322" calcext:value-type="float">
            <text:p>-0,3318945696</text:p>
          </table:table-cell>
          <table:table-cell office:value-type="float" office:value="0.329152367172531" calcext:value-type="float">
            <text:p>0,3291523672</text:p>
          </table:table-cell>
          <table:table-cell office:value-type="float" office:value="0.83276474020082" calcext:value-type="float">
            <text:p>0,8327647402</text:p>
          </table:table-cell>
          <table:table-cell office:value-type="float" office:value="0.56783533148423" calcext:value-type="float">
            <text:p>0,5678353315</text:p>
          </table:table-cell>
          <table:table-cell office:value-type="float" office:value="0.339336319853959" calcext:value-type="float">
            <text:p>0,3393363199</text:p>
          </table:table-cell>
          <table:table-cell office:value-type="float" office:value="-0.00172507528440271" calcext:value-type="float">
            <text:p>-0,0017250753</text:p>
          </table:table-cell>
          <table:table-cell office:value-type="float" office:value="0.663283892957263" calcext:value-type="float">
            <text:p>0,663283893</text:p>
          </table:table-cell>
          <table:table-cell office:value-type="float" office:value="0.714802844468982" calcext:value-type="float">
            <text:p>0,7148028445</text:p>
          </table:table-cell>
          <table:table-cell office:value-type="float" office:value="-0.0878155086232759" calcext:value-type="float">
            <text:p>-0,0878155086</text:p>
          </table:table-cell>
          <table:table-cell office:value-type="float" office:value="-0.266477983257116" calcext:value-type="float">
            <text:p>-0,2664779833</text:p>
          </table:table-cell>
          <table:table-cell office:value-type="float" office:value="-0.238738137253869" calcext:value-type="float">
            <text:p>-0,2387381373</text:p>
          </table:table-cell>
          <table:table-cell office:value-type="float" office:value="-1.12600844213945" calcext:value-type="float">
            <text:p>-1,1260084421</text:p>
          </table:table-cell>
          <table:table-cell office:value-type="float" office:value="-0.123274079326833" calcext:value-type="float">
            <text:p>-0,1232740793</text:p>
          </table:table-cell>
          <table:table-cell office:value-type="float" office:value="-0.155199979102782" calcext:value-type="float">
            <text:p>-0,1551999791</text:p>
          </table:table-cell>
          <table:table-cell office:value-type="float" office:value="-0.740920221210365" calcext:value-type="float">
            <text:p>-0,7409202212</text:p>
          </table:table-cell>
          <table:table-cell office:value-type="float" office:value="-0.527180434804276" calcext:value-type="float">
            <text:p>-0,5271804348</text:p>
          </table:table-cell>
          <table:table-cell office:value-type="float" office:value="-0.324582949273492" calcext:value-type="float">
            <text:p>-0,3245829493</text:p>
          </table:table-cell>
          <table:table-cell office:value-type="float" office:value="0.0970656640663767" calcext:value-type="float">
            <text:p>0,0970656641</text:p>
          </table:table-cell>
          <table:table-cell office:value-type="float" office:value="-0.238519114344562" calcext:value-type="float">
            <text:p>-0,238519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2720383308936" calcext:value-type="float">
            <text:p>0,2827203833</text:p>
          </table:table-cell>
          <table:table-cell office:value-type="float" office:value="1.01941967183891" calcext:value-type="float">
            <text:p>1,0194196718</text:p>
          </table:table-cell>
          <table:table-cell office:value-type="float" office:value="0.122306295480884" calcext:value-type="float">
            <text:p>0,1223062955</text:p>
          </table:table-cell>
          <table:table-cell office:value-type="float" office:value="-0.574923071519118" calcext:value-type="float">
            <text:p>-0,5749230715</text:p>
          </table:table-cell>
          <table:table-cell office:value-type="float" office:value="-0.268216356584453" calcext:value-type="float">
            <text:p>-0,2682163566</text:p>
          </table:table-cell>
          <table:table-cell office:value-type="float" office:value="-0.178494573730698" calcext:value-type="float">
            <text:p>-0,1784945737</text:p>
          </table:table-cell>
          <table:table-cell office:value-type="float" office:value="-0.123810668730602" calcext:value-type="float">
            <text:p>-0,1238106687</text:p>
          </table:table-cell>
          <table:table-cell office:value-type="float" office:value="-0.946540604428827" calcext:value-type="float">
            <text:p>-0,9465406044</text:p>
          </table:table-cell>
          <table:table-cell office:value-type="float" office:value="-0.664345516765079" calcext:value-type="float">
            <text:p>-0,6643455168</text:p>
          </table:table-cell>
          <table:table-cell office:value-type="float" office:value="-0.717178002757612" calcext:value-type="float">
            <text:p>-0,7171780028</text:p>
          </table:table-cell>
          <table:table-cell office:value-type="float" office:value="-1.38201682739489" calcext:value-type="float">
            <text:p>-1,3820168274</text:p>
          </table:table-cell>
          <table:table-cell office:value-type="float" office:value="-1.44104470962204" calcext:value-type="float">
            <text:p>-1,4410447096</text:p>
          </table:table-cell>
          <table:table-cell office:value-type="float" office:value="-1.28013135075314" calcext:value-type="float">
            <text:p>-1,2801313508</text:p>
          </table:table-cell>
          <table:table-cell office:value-type="float" office:value="-1.1387789767491" calcext:value-type="float">
            <text:p>-1,1387789767</text:p>
          </table:table-cell>
          <table:table-cell office:value-type="float" office:value="-0.657655165906047" calcext:value-type="float">
            <text:p>-0,6576551659</text:p>
          </table:table-cell>
          <table:table-cell office:value-type="float" office:value="-0.96196005735087" calcext:value-type="float">
            <text:p>-0,9619600574</text:p>
          </table:table-cell>
          <table:table-cell office:value-type="float" office:value="-0.722474620141113" calcext:value-type="float">
            <text:p>-0,7224746201</text:p>
          </table:table-cell>
          <table:table-cell office:value-type="float" office:value="-0.575078897216222" calcext:value-type="float">
            <text:p>-0,5750788972</text:p>
          </table:table-cell>
          <table:table-cell office:value-type="float" office:value="-0.396723341796374" calcext:value-type="float">
            <text:p>-0,3967233418</text:p>
          </table:table-cell>
          <table:table-cell office:value-type="float" office:value="-0.825043555175919" calcext:value-type="float">
            <text:p>-0,8250435552</text:p>
          </table:table-cell>
          <table:table-cell office:value-type="float" office:value="-1.57708064940753" calcext:value-type="float">
            <text:p>-1,5770806494</text:p>
          </table:table-cell>
          <table:table-cell office:value-type="float" office:value="-1.69882251670088" calcext:value-type="float">
            <text:p>-1,6988225167</text:p>
          </table:table-cell>
          <table:table-cell office:value-type="float" office:value="-1.45338028921444" calcext:value-type="float">
            <text:p>-1,4533802892</text:p>
          </table:table-cell>
          <table:table-cell office:value-type="float" office:value="-1.14003146003475" calcext:value-type="float">
            <text:p>-1,14003146</text:p>
          </table:table-cell>
          <table:table-cell office:value-type="float" office:value="-1.06235979105011" calcext:value-type="float">
            <text:p>-1,0623597911</text:p>
          </table:table-cell>
          <table:table-cell office:value-type="float" office:value="-2.08196570954945" calcext:value-type="float">
            <text:p>-2,0819657095</text:p>
          </table:table-cell>
          <table:table-cell office:value-type="float" office:value="-2.67934601267097" calcext:value-type="float">
            <text:p>-2,6793460127</text:p>
          </table:table-cell>
          <table:table-cell office:value-type="float" office:value="-1.8790919374348" calcext:value-type="float">
            <text:p>-1,8790919374</text:p>
          </table:table-cell>
          <table:table-cell office:value-type="float" office:value="-0.500312655064484" calcext:value-type="float">
            <text:p>-0,5003126551</text:p>
          </table:table-cell>
          <table:table-cell office:value-type="float" office:value="1.02944791477757" calcext:value-type="float">
            <text:p>1,0294479148</text:p>
          </table:table-cell>
          <table:table-cell office:value-type="float" office:value="1.49187514935937" calcext:value-type="float">
            <text:p>1,4918751494</text:p>
          </table:table-cell>
          <table:table-cell office:value-type="float" office:value="1.38531365447035" calcext:value-type="float">
            <text:p>1,3853136545</text:p>
          </table:table-cell>
          <table:table-cell office:value-type="float" office:value="2.00278042739261" calcext:value-type="float">
            <text:p>2,0027804274</text:p>
          </table:table-cell>
          <table:table-cell office:value-type="float" office:value="2.56203943571285" calcext:value-type="float">
            <text:p>2,5620394357</text:p>
          </table:table-cell>
          <table:table-cell office:value-type="float" office:value="2.65212107202282" calcext:value-type="float">
            <text:p>2,652121072</text:p>
          </table:table-cell>
          <table:table-cell office:value-type="float" office:value="2.17646482423374" calcext:value-type="float">
            <text:p>2,1764648242</text:p>
          </table:table-cell>
          <table:table-cell office:value-type="float" office:value="1.02245653691322" calcext:value-type="float">
            <text:p>1,0224565369</text:p>
          </table:table-cell>
          <table:table-cell office:value-type="float" office:value="-0.0422588177715245" calcext:value-type="float">
            <text:p>-0,0422588178</text:p>
          </table:table-cell>
          <table:table-cell office:value-type="float" office:value="-0.249655175666233" calcext:value-type="float">
            <text:p>-0,2496551757</text:p>
          </table:table-cell>
          <table:table-cell office:value-type="float" office:value="-0.223047453102102" calcext:value-type="float">
            <text:p>-0,2230474531</text:p>
          </table:table-cell>
          <table:table-cell office:value-type="float" office:value="0.422532495290815" calcext:value-type="float">
            <text:p>0,4225324953</text:p>
          </table:table-cell>
          <table:table-cell office:value-type="float" office:value="0.811956357664574" calcext:value-type="float">
            <text:p>0,8119563577</text:p>
          </table:table-cell>
          <table:table-cell office:value-type="float" office:value="-0.468007901302146" calcext:value-type="float">
            <text:p>-0,4680079013</text:p>
          </table:table-cell>
          <table:table-cell office:value-type="float" office:value="0.338357565613126" calcext:value-type="float">
            <text:p>0,3383575656</text:p>
          </table:table-cell>
          <table:table-cell office:value-type="float" office:value="0.0672696908378529" calcext:value-type="float">
            <text:p>0,0672696908</text:p>
          </table:table-cell>
          <table:table-cell office:value-type="float" office:value="0.163881897047182" calcext:value-type="float">
            <text:p>0,163881897</text:p>
          </table:table-cell>
          <table:table-cell office:value-type="float" office:value="0.710155992079129" calcext:value-type="float">
            <text:p>0,7101559921</text:p>
          </table:table-cell>
          <table:table-cell office:value-type="float" office:value="0.563951522514388" calcext:value-type="float">
            <text:p>0,5639515225</text:p>
          </table:table-cell>
          <table:table-cell office:value-type="float" office:value="0.333760083020536" calcext:value-type="float">
            <text:p>0,333760083</text:p>
          </table:table-cell>
          <table:table-cell office:value-type="float" office:value="-0.336626116389224" calcext:value-type="float">
            <text:p>-0,3366261164</text:p>
          </table:table-cell>
          <table:table-cell office:value-type="float" office:value="0.258150546280331" calcext:value-type="float">
            <text:p>0,2581505463</text:p>
          </table:table-cell>
          <table:table-cell office:value-type="float" office:value="-0.820013601871986" calcext:value-type="float">
            <text:p>-0,8200136019</text:p>
          </table:table-cell>
          <table:table-cell office:value-type="float" office:value="-0.616117826831022" calcext:value-type="float">
            <text:p>-0,6161178268</text:p>
          </table:table-cell>
          <table:table-cell office:value-type="float" office:value="-0.136971199252037" calcext:value-type="float">
            <text:p>-0,1369711993</text:p>
          </table:table-cell>
          <table:table-cell office:value-type="float" office:value="0.0423272670280316" calcext:value-type="float">
            <text:p>0,042327267</text:p>
          </table:table-cell>
          <table:table-cell office:value-type="float" office:value="0.113317210302762" calcext:value-type="float">
            <text:p>0,1133172103</text:p>
          </table:table-cell>
          <table:table-cell office:value-type="float" office:value="0.78644950110146" calcext:value-type="float">
            <text:p>0,7864495011</text:p>
          </table:table-cell>
          <table:table-cell office:value-type="float" office:value="1.5765457536141" calcext:value-type="float">
            <text:p>1,5765457536</text:p>
          </table:table-cell>
          <table:table-cell office:value-type="float" office:value="0.501505931009613" calcext:value-type="float">
            <text:p>0,501505931</text:p>
          </table:table-cell>
          <table:table-cell office:value-type="float" office:value="-0.834816900205967" calcext:value-type="float">
            <text:p>-0,8348169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7437697682173" calcext:value-type="float">
            <text:p>-0,1174376977</text:p>
          </table:table-cell>
          <table:table-cell office:value-type="float" office:value="-0.855584367436227" calcext:value-type="float">
            <text:p>-0,8555843674</text:p>
          </table:table-cell>
          <table:table-cell office:value-type="float" office:value="-0.533463629225134" calcext:value-type="float">
            <text:p>-0,5334636292</text:p>
          </table:table-cell>
          <table:table-cell office:value-type="float" office:value="-0.813489280635462" calcext:value-type="float">
            <text:p>-0,8134892806</text:p>
          </table:table-cell>
          <table:table-cell office:value-type="float" office:value="-0.885654009661417" calcext:value-type="float">
            <text:p>-0,8856540097</text:p>
          </table:table-cell>
          <table:table-cell office:value-type="float" office:value="-1.30360255032704" calcext:value-type="float">
            <text:p>-1,3036025503</text:p>
          </table:table-cell>
          <table:table-cell office:value-type="float" office:value="-0.855345600315331" calcext:value-type="float">
            <text:p>-0,8553456003</text:p>
          </table:table-cell>
          <table:table-cell office:value-type="float" office:value="-1.0698492439636" calcext:value-type="float">
            <text:p>-1,069849244</text:p>
          </table:table-cell>
          <table:table-cell office:value-type="float" office:value="-0.859467976234542" calcext:value-type="float">
            <text:p>-0,8594679762</text:p>
          </table:table-cell>
          <table:table-cell office:value-type="float" office:value="-0.540859344403303" calcext:value-type="float">
            <text:p>-0,5408593444</text:p>
          </table:table-cell>
          <table:table-cell office:value-type="float" office:value="-1.06024955078768" calcext:value-type="float">
            <text:p>-1,0602495508</text:p>
          </table:table-cell>
          <table:table-cell office:value-type="float" office:value="-1.10550296400779" calcext:value-type="float">
            <text:p>-1,105502964</text:p>
          </table:table-cell>
          <table:table-cell office:value-type="float" office:value="-1.01835885508791" calcext:value-type="float">
            <text:p>-1,0183588551</text:p>
          </table:table-cell>
          <table:table-cell office:value-type="float" office:value="-1.45372158751047" calcext:value-type="float">
            <text:p>-1,4537215875</text:p>
          </table:table-cell>
          <table:table-cell office:value-type="float" office:value="-1.35620080844874" calcext:value-type="float">
            <text:p>-1,3562008084</text:p>
          </table:table-cell>
          <table:table-cell office:value-type="float" office:value="-1.24006021691567" calcext:value-type="float">
            <text:p>-1,2400602169</text:p>
          </table:table-cell>
          <table:table-cell office:value-type="float" office:value="-0.932959351993248" calcext:value-type="float">
            <text:p>-0,932959352</text:p>
          </table:table-cell>
          <table:table-cell office:value-type="float" office:value="-0.594961944194442" calcext:value-type="float">
            <text:p>-0,5949619442</text:p>
          </table:table-cell>
          <table:table-cell office:value-type="float" office:value="-0.354085757431351" calcext:value-type="float">
            <text:p>-0,3540857574</text:p>
          </table:table-cell>
          <table:table-cell office:value-type="float" office:value="-0.613737983822604" calcext:value-type="float">
            <text:p>-0,6137379838</text:p>
          </table:table-cell>
          <table:table-cell office:value-type="float" office:value="-0.912270951157531" calcext:value-type="float">
            <text:p>-0,9122709512</text:p>
          </table:table-cell>
          <table:table-cell office:value-type="float" office:value="-0.736664468364658" calcext:value-type="float">
            <text:p>-0,7366644684</text:p>
          </table:table-cell>
          <table:table-cell office:value-type="float" office:value="-0.273408173218558" calcext:value-type="float">
            <text:p>-0,2734081732</text:p>
          </table:table-cell>
          <table:table-cell office:value-type="float" office:value="0.224995203777951" calcext:value-type="float">
            <text:p>0,2249952038</text:p>
          </table:table-cell>
          <table:table-cell office:value-type="float" office:value="0.597730489660786" calcext:value-type="float">
            <text:p>0,5977304897</text:p>
          </table:table-cell>
          <table:table-cell office:value-type="float" office:value="0.523969098394405" calcext:value-type="float">
            <text:p>0,5239690984</text:p>
          </table:table-cell>
          <table:table-cell office:value-type="float" office:value="0.181146912129836" calcext:value-type="float">
            <text:p>0,1811469121</text:p>
          </table:table-cell>
          <table:table-cell office:value-type="float" office:value="0.437625629584321" calcext:value-type="float">
            <text:p>0,4376256296</text:p>
          </table:table-cell>
          <table:table-cell office:value-type="float" office:value="1.17502714246842" calcext:value-type="float">
            <text:p>1,1750271425</text:p>
          </table:table-cell>
          <table:table-cell office:value-type="float" office:value="1.60702595277159" calcext:value-type="float">
            <text:p>1,6070259528</text:p>
          </table:table-cell>
          <table:table-cell office:value-type="float" office:value="2.02460425516037" calcext:value-type="float">
            <text:p>2,0246042552</text:p>
          </table:table-cell>
          <table:table-cell office:value-type="float" office:value="2.16050778813301" calcext:value-type="float">
            <text:p>2,1605077881</text:p>
          </table:table-cell>
          <table:table-cell office:value-type="float" office:value="2.80660429331904" calcext:value-type="float">
            <text:p>2,8066042933</text:p>
          </table:table-cell>
          <table:table-cell office:value-type="float" office:value="2.65371845678992" calcext:value-type="float">
            <text:p>2,6537184568</text:p>
          </table:table-cell>
          <table:table-cell office:value-type="float" office:value="1.8386367184653" calcext:value-type="float">
            <text:p>1,8386367185</text:p>
          </table:table-cell>
          <table:table-cell office:value-type="float" office:value="0.79338645545478" calcext:value-type="float">
            <text:p>0,7933864555</text:p>
          </table:table-cell>
          <table:table-cell office:value-type="float" office:value="-0.143802488885064" calcext:value-type="float">
            <text:p>-0,1438024889</text:p>
          </table:table-cell>
          <table:table-cell office:value-type="float" office:value="-0.551242800708555" calcext:value-type="float">
            <text:p>-0,5512428007</text:p>
          </table:table-cell>
          <table:table-cell office:value-type="float" office:value="-0.733895798085243" calcext:value-type="float">
            <text:p>-0,7338957981</text:p>
          </table:table-cell>
          <table:table-cell office:value-type="float" office:value="0.181628352651523" calcext:value-type="float">
            <text:p>0,1816283527</text:p>
          </table:table-cell>
          <table:table-cell office:value-type="float" office:value="0.698376669256602" calcext:value-type="float">
            <text:p>0,6983766693</text:p>
          </table:table-cell>
          <table:table-cell office:value-type="float" office:value="0.980274317939566" calcext:value-type="float">
            <text:p>0,9802743179</text:p>
          </table:table-cell>
          <table:table-cell office:value-type="float" office:value="0.812628631084971" calcext:value-type="float">
            <text:p>0,8126286311</text:p>
          </table:table-cell>
          <table:table-cell office:value-type="float" office:value="0.916041214220902" calcext:value-type="float">
            <text:p>0,9160412142</text:p>
          </table:table-cell>
          <table:table-cell office:value-type="float" office:value="0.836254588062721" calcext:value-type="float">
            <text:p>0,8362545881</text:p>
          </table:table-cell>
          <table:table-cell office:value-type="float" office:value="0.605131105042099" calcext:value-type="float">
            <text:p>0,605131105</text:p>
          </table:table-cell>
          <table:table-cell office:value-type="float" office:value="0.0304763300244484" calcext:value-type="float">
            <text:p>0,03047633</text:p>
          </table:table-cell>
          <table:table-cell office:value-type="float" office:value="-0.525500282342953" calcext:value-type="float">
            <text:p>-0,5255002823</text:p>
          </table:table-cell>
          <table:table-cell office:value-type="float" office:value="-0.305946742768825" calcext:value-type="float">
            <text:p>-0,3059467428</text:p>
          </table:table-cell>
          <table:table-cell office:value-type="float" office:value="-0.417123665960561" calcext:value-type="float">
            <text:p>-0,417123666</text:p>
          </table:table-cell>
          <table:table-cell office:value-type="float" office:value="-0.557938277444587" calcext:value-type="float">
            <text:p>-0,5579382774</text:p>
          </table:table-cell>
          <table:table-cell office:value-type="float" office:value="-0.0622795140662267" calcext:value-type="float">
            <text:p>-0,0622795141</text:p>
          </table:table-cell>
          <table:table-cell office:value-type="float" office:value="-0.361172519176806" calcext:value-type="float">
            <text:p>-0,3611725192</text:p>
          </table:table-cell>
          <table:table-cell office:value-type="float" office:value="-0.41091359775611" calcext:value-type="float">
            <text:p>-0,4109135978</text:p>
          </table:table-cell>
          <table:table-cell office:value-type="float" office:value="-0.634909005420473" calcext:value-type="float">
            <text:p>-0,6349090054</text:p>
          </table:table-cell>
          <table:table-cell office:value-type="float" office:value="-1.0024214757552" calcext:value-type="float">
            <text:p>-1,0024214758</text:p>
          </table:table-cell>
          <table:table-cell office:value-type="float" office:value="-0.907441732040147" calcext:value-type="float">
            <text:p>-0,907441732</text:p>
          </table:table-cell>
          <table:table-cell office:value-type="float" office:value="-0.525515251204701" calcext:value-type="float">
            <text:p>-0,5255152512</text:p>
          </table:table-cell>
          <table:table-cell office:value-type="float" office:value="-0.113243274744106" calcext:value-type="float">
            <text:p>-0,1132432747</text:p>
          </table:table-cell>
          <table:table-cell office:value-type="float" office:value="-0.178889335758422" calcext:value-type="float">
            <text:p>-0,178889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2182676228855" calcext:value-type="float">
            <text:p>-0,2218267623</text:p>
          </table:table-cell>
          <table:table-cell office:value-type="float" office:value="-0.0242718969485455" calcext:value-type="float">
            <text:p>-0,0242718969</text:p>
          </table:table-cell>
          <table:table-cell office:value-type="float" office:value="-0.143124388328694" calcext:value-type="float">
            <text:p>-0,1431243883</text:p>
          </table:table-cell>
          <table:table-cell office:value-type="float" office:value="-0.0999398984136036" calcext:value-type="float">
            <text:p>-0,0999398984</text:p>
          </table:table-cell>
          <table:table-cell office:value-type="float" office:value="0.00900054887867294" calcext:value-type="float">
            <text:p>0,0090005489</text:p>
          </table:table-cell>
          <table:table-cell office:value-type="float" office:value="-0.669143165028351" calcext:value-type="float">
            <text:p>-0,669143165</text:p>
          </table:table-cell>
          <table:table-cell office:value-type="float" office:value="-0.617434903538882" calcext:value-type="float">
            <text:p>-0,6174349035</text:p>
          </table:table-cell>
          <table:table-cell office:value-type="float" office:value="-0.573091581837801" calcext:value-type="float">
            <text:p>-0,5730915818</text:p>
          </table:table-cell>
          <table:table-cell office:value-type="float" office:value="-0.758950345598758" calcext:value-type="float">
            <text:p>-0,7589503456</text:p>
          </table:table-cell>
          <table:table-cell office:value-type="float" office:value="-0.900936266949656" calcext:value-type="float">
            <text:p>-0,9009362669</text:p>
          </table:table-cell>
          <table:table-cell office:value-type="float" office:value="-0.428018297688275" calcext:value-type="float">
            <text:p>-0,4280182977</text:p>
          </table:table-cell>
          <table:table-cell office:value-type="float" office:value="0.703566787878386" calcext:value-type="float">
            <text:p>0,7035667879</text:p>
          </table:table-cell>
          <table:table-cell office:value-type="float" office:value="1.36313238596407" calcext:value-type="float">
            <text:p>1,363132386</text:p>
          </table:table-cell>
          <table:table-cell office:value-type="float" office:value="1.44520962505746" calcext:value-type="float">
            <text:p>1,4452096251</text:p>
          </table:table-cell>
          <table:table-cell office:value-type="float" office:value="1.69938873736344" calcext:value-type="float">
            <text:p>1,6993887374</text:p>
          </table:table-cell>
          <table:table-cell office:value-type="float" office:value="1.78551478026609" calcext:value-type="float">
            <text:p>1,7855147803</text:p>
          </table:table-cell>
          <table:table-cell office:value-type="float" office:value="0.784671910273996" calcext:value-type="float">
            <text:p>0,7846719103</text:p>
          </table:table-cell>
          <table:table-cell office:value-type="float" office:value="0.0516194488857646" calcext:value-type="float">
            <text:p>0,0516194489</text:p>
          </table:table-cell>
          <table:table-cell office:value-type="float" office:value="-0.661076364859517" calcext:value-type="float">
            <text:p>-0,6610763649</text:p>
          </table:table-cell>
          <table:table-cell office:value-type="float" office:value="-0.79191997912594" calcext:value-type="float">
            <text:p>-0,7919199791</text:p>
          </table:table-cell>
          <table:table-cell office:value-type="float" office:value="-0.508885836700119" calcext:value-type="float">
            <text:p>-0,5088858367</text:p>
          </table:table-cell>
          <table:table-cell office:value-type="float" office:value="-0.00820687206135689" calcext:value-type="float">
            <text:p>-0,0082068721</text:p>
          </table:table-cell>
          <table:table-cell office:value-type="float" office:value="0.156690064183736" calcext:value-type="float">
            <text:p>0,1566900642</text:p>
          </table:table-cell>
          <table:table-cell office:value-type="float" office:value="0.93176452419568" calcext:value-type="float">
            <text:p>0,9317645242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0864148553265107" calcext:value-type="float">
            <text:p>0,0864148553</text:p>
          </table:table-cell>
          <table:table-cell office:value-type="float" office:value="-0.758374600669405" calcext:value-type="float">
            <text:p>-0,7583746007</text:p>
          </table:table-cell>
          <table:table-cell office:value-type="float" office:value="-0.483580536737202" calcext:value-type="float">
            <text:p>-0,4835805367</text:p>
          </table:table-cell>
          <table:table-cell office:value-type="float" office:value="0.760458586358412" calcext:value-type="float">
            <text:p>0,7604585864</text:p>
          </table:table-cell>
          <table:table-cell office:value-type="float" office:value="0.23578774021638" calcext:value-type="float">
            <text:p>0,2357877402</text:p>
          </table:table-cell>
          <table:table-cell office:value-type="float" office:value="-0.0623853821266959" calcext:value-type="float">
            <text:p>-0,0623853821</text:p>
          </table:table-cell>
          <table:table-cell office:value-type="float" office:value="0.322176872248183" calcext:value-type="float">
            <text:p>0,3221768722</text:p>
          </table:table-cell>
          <table:table-cell office:value-type="float" office:value="-0.281822584318785" calcext:value-type="float">
            <text:p>-0,2818225843</text:p>
          </table:table-cell>
          <table:table-cell office:value-type="float" office:value="-0.187898748386738" calcext:value-type="float">
            <text:p>-0,1878987484</text:p>
          </table:table-cell>
          <table:table-cell office:value-type="float" office:value="-0.0970547034723522" calcext:value-type="float">
            <text:p>-0,0970547035</text:p>
          </table:table-cell>
          <table:table-cell office:value-type="float" office:value="-0.373124481913952" calcext:value-type="float">
            <text:p>-0,3731244819</text:p>
          </table:table-cell>
          <table:table-cell office:value-type="float" office:value="-0.94576187617452" calcext:value-type="float">
            <text:p>-0,9457618762</text:p>
          </table:table-cell>
          <table:table-cell office:value-type="float" office:value="-1.18512506728143" calcext:value-type="float">
            <text:p>-1,1851250673</text:p>
          </table:table-cell>
          <table:table-cell office:value-type="float" office:value="-0.897151194647668" calcext:value-type="float">
            <text:p>-0,8971511946</text:p>
          </table:table-cell>
          <table:table-cell office:value-type="float" office:value="-1.21710586391599" calcext:value-type="float">
            <text:p>-1,2171058639</text:p>
          </table:table-cell>
          <table:table-cell office:value-type="float" office:value="-0.622402638291449" calcext:value-type="float">
            <text:p>-0,6224026383</text:p>
          </table:table-cell>
          <table:table-cell office:value-type="float" office:value="-0.870037907336931" calcext:value-type="float">
            <text:p>-0,8700379073</text:p>
          </table:table-cell>
          <table:table-cell office:value-type="float" office:value="-0.419084707930054" calcext:value-type="float">
            <text:p>-0,4190847079</text:p>
          </table:table-cell>
          <table:table-cell office:value-type="float" office:value="0.0930295745809925" calcext:value-type="float">
            <text:p>0,0930295746</text:p>
          </table:table-cell>
          <table:table-cell office:value-type="float" office:value="-0.245996026299208" calcext:value-type="float">
            <text:p>-0,2459960263</text:p>
          </table:table-cell>
          <table:table-cell office:value-type="float" office:value="0.52524334657263" calcext:value-type="float">
            <text:p>0,5252433466</text:p>
          </table:table-cell>
          <table:table-cell office:value-type="float" office:value="0.518097610415624" calcext:value-type="float">
            <text:p>0,5180976104</text:p>
          </table:table-cell>
          <table:table-cell office:value-type="float" office:value="-0.623230517778685" calcext:value-type="float">
            <text:p>-0,6232305178</text:p>
          </table:table-cell>
          <table:table-cell office:value-type="float" office:value="-0.253101396290573" calcext:value-type="float">
            <text:p>-0,2531013963</text:p>
          </table:table-cell>
          <table:table-cell office:value-type="float" office:value="0.665934273726509" calcext:value-type="float">
            <text:p>0,6659342737</text:p>
          </table:table-cell>
          <table:table-cell office:value-type="float" office:value="0.241495672326762" calcext:value-type="float">
            <text:p>0,2414956723</text:p>
          </table:table-cell>
          <table:table-cell office:value-type="float" office:value="-0.124559028132454" calcext:value-type="float">
            <text:p>-0,1245590281</text:p>
          </table:table-cell>
          <table:table-cell office:value-type="float" office:value="0.375336147379818" calcext:value-type="float">
            <text:p>0,3753361474</text:p>
          </table:table-cell>
          <table:table-cell office:value-type="float" office:value="-0.671158876334979" calcext:value-type="float">
            <text:p>-0,6711588763</text:p>
          </table:table-cell>
          <table:table-cell office:value-type="float" office:value="0" calcext:value-type="float">
            <text:p>0</text:p>
          </table:table-cell>
          <table:table-cell office:value-type="float" office:value="0.967554641815889" calcext:value-type="float">
            <text:p>0,9675546418</text:p>
          </table:table-cell>
          <table:table-cell office:value-type="float" office:value="0.682741874582587" calcext:value-type="float">
            <text:p>0,6827418746</text:p>
          </table:table-cell>
          <table:table-cell office:value-type="float" office:value="-0.0154563309177854" calcext:value-type="float">
            <text:p>-0,0154563309</text:p>
          </table:table-cell>
          <table:table-cell office:value-type="float" office:value="-0.517683541687342" calcext:value-type="float">
            <text:p>-0,5176835417</text:p>
          </table:table-cell>
          <table:table-cell office:value-type="float" office:value="-0.675804157309593" calcext:value-type="float">
            <text:p>-0,6758041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56741677900674" calcext:value-type="float">
            <text:p>-0,5567416779</text:p>
          </table:table-cell>
          <table:table-cell office:value-type="float" office:value="-0.10012157491275" calcext:value-type="float">
            <text:p>-0,1001215749</text:p>
          </table:table-cell>
          <table:table-cell office:value-type="float" office:value="-0.398146025714368" calcext:value-type="float">
            <text:p>-0,3981460257</text:p>
          </table:table-cell>
          <table:table-cell office:value-type="float" office:value="-0.149372536338612" calcext:value-type="float">
            <text:p>-0,1493725363</text:p>
          </table:table-cell>
          <table:table-cell office:value-type="float" office:value="-0.376222943128529" calcext:value-type="float">
            <text:p>-0,3762229431</text:p>
          </table:table-cell>
          <table:table-cell office:value-type="float" office:value="-1.21900796562055" calcext:value-type="float">
            <text:p>-1,2190079656</text:p>
          </table:table-cell>
          <table:table-cell office:value-type="float" office:value="-1.22273150622182" calcext:value-type="float">
            <text:p>-1,2227315062</text:p>
          </table:table-cell>
          <table:table-cell office:value-type="float" office:value="-0.551952957917554" calcext:value-type="float">
            <text:p>-0,5519529579</text:p>
          </table:table-cell>
          <table:table-cell office:value-type="float" office:value="0.315490210440886" calcext:value-type="float">
            <text:p>0,3154902104</text:p>
          </table:table-cell>
          <table:table-cell office:value-type="float" office:value="0.627902732704797" calcext:value-type="float">
            <text:p>0,6279027327</text:p>
          </table:table-cell>
          <table:table-cell office:value-type="float" office:value="0.850008168648546" calcext:value-type="float">
            <text:p>0,8500081686</text:p>
          </table:table-cell>
          <table:table-cell office:value-type="float" office:value="0.565066577986547" calcext:value-type="float">
            <text:p>0,565066578</text:p>
          </table:table-cell>
          <table:table-cell office:value-type="float" office:value="-0.147202690651858" calcext:value-type="float">
            <text:p>-0,1472026907</text:p>
          </table:table-cell>
          <table:table-cell office:value-type="float" office:value="-0.938139861785298" calcext:value-type="float">
            <text:p>-0,9381398618</text:p>
          </table:table-cell>
          <table:table-cell office:value-type="float" office:value="-0.749171946949968" calcext:value-type="float">
            <text:p>-0,7491719469</text:p>
          </table:table-cell>
          <table:table-cell office:value-type="float" office:value="0.599183342246253" calcext:value-type="float">
            <text:p>0,5991833422</text:p>
          </table:table-cell>
          <table:table-cell office:value-type="float" office:value="1.40740331514103" calcext:value-type="float">
            <text:p>1,4074033151</text:p>
          </table:table-cell>
          <table:table-cell office:value-type="float" office:value="1.28780965812782" calcext:value-type="float">
            <text:p>1,2878096581</text:p>
          </table:table-cell>
          <table:table-cell office:value-type="float" office:value="1.40180748960096" calcext:value-type="float">
            <text:p>1,4018074896</text:p>
          </table:table-cell>
          <table:table-cell office:value-type="float" office:value="1.51378549855997" calcext:value-type="float">
            <text:p>1,5137854986</text:p>
          </table:table-cell>
          <table:table-cell office:value-type="float" office:value="1.42736271269546" calcext:value-type="float">
            <text:p>1,4273627127</text:p>
          </table:table-cell>
          <table:table-cell office:value-type="float" office:value="0.603400498225481" calcext:value-type="float">
            <text:p>0,6034004982</text:p>
          </table:table-cell>
          <table:table-cell office:value-type="float" office:value="-0.482861218198858" calcext:value-type="float">
            <text:p>-0,4828612182</text:p>
          </table:table-cell>
          <table:table-cell office:value-type="float" office:value="-0.247160158796969" calcext:value-type="float">
            <text:p>-0,2471601588</text:p>
          </table:table-cell>
          <table:table-cell office:value-type="float" office:value="-0.0685920234036969" calcext:value-type="float">
            <text:p>-0,0685920234</text:p>
          </table:table-cell>
          <table:table-cell office:value-type="float" office:value="-0.282429039359816" calcext:value-type="float">
            <text:p>-0,2824290394</text:p>
          </table:table-cell>
          <table:table-cell office:value-type="float" office:value="-1.3738670301982" calcext:value-type="float">
            <text:p>-1,3738670302</text:p>
          </table:table-cell>
          <table:table-cell office:value-type="float" office:value="-2.32219842750524" calcext:value-type="float">
            <text:p>-2,3221984275</text:p>
          </table:table-cell>
          <table:table-cell office:value-type="float" office:value="-1.97461167689344" calcext:value-type="float">
            <text:p>-1,9746116769</text:p>
          </table:table-cell>
          <table:table-cell office:value-type="float" office:value="-0.975993633614202" calcext:value-type="float">
            <text:p>-0,9759936336</text:p>
          </table:table-cell>
          <table:table-cell office:value-type="float" office:value="-0.519878184389131" calcext:value-type="float">
            <text:p>-0,5198781844</text:p>
          </table:table-cell>
          <table:table-cell office:value-type="float" office:value="-1.05704027663378" calcext:value-type="float">
            <text:p>-1,0570402766</text:p>
          </table:table-cell>
          <table:table-cell office:value-type="float" office:value="-0.815929647039783" calcext:value-type="float">
            <text:p>-0,815929647</text:p>
          </table:table-cell>
          <table:table-cell office:value-type="float" office:value="-0.0732999720403962" calcext:value-type="float">
            <text:p>-0,073299972</text:p>
          </table:table-cell>
          <table:table-cell office:value-type="float" office:value="0.330526256556937" calcext:value-type="float">
            <text:p>0,3305262566</text:p>
          </table:table-cell>
          <table:table-cell office:value-type="float" office:value="0.706305145621996" calcext:value-type="float">
            <text:p>0,7063051456</text:p>
          </table:table-cell>
          <table:table-cell office:value-type="float" office:value="1.02995927546375" calcext:value-type="float">
            <text:p>1,0299592755</text:p>
          </table:table-cell>
          <table:table-cell office:value-type="float" office:value="0.105647044428812" calcext:value-type="float">
            <text:p>0,1056470444</text:p>
          </table:table-cell>
          <table:table-cell office:value-type="float" office:value="-0.0562603212768977" calcext:value-type="float">
            <text:p>-0,0562603213</text:p>
          </table:table-cell>
          <table:table-cell office:value-type="float" office:value="-0.281258080762375" calcext:value-type="float">
            <text:p>-0,2812580808</text:p>
          </table:table-cell>
          <table:table-cell office:value-type="float" office:value="-0.322013008167688" calcext:value-type="float">
            <text:p>-0,3220130082</text:p>
          </table:table-cell>
          <table:table-cell office:value-type="float" office:value="-0.275591026506589" calcext:value-type="float">
            <text:p>-0,2755910265</text:p>
          </table:table-cell>
          <table:table-cell office:value-type="float" office:value="-1.00040735858668" calcext:value-type="float">
            <text:p>-1,0004073586</text:p>
          </table:table-cell>
          <table:table-cell office:value-type="float" office:value="-0.651957260571634" calcext:value-type="float">
            <text:p>-0,6519572606</text:p>
          </table:table-cell>
          <table:table-cell office:value-type="float" office:value="-0.0659506772920128" calcext:value-type="float">
            <text:p>-0,0659506773</text:p>
          </table:table-cell>
          <table:table-cell office:value-type="float" office:value="0.548388398091822" calcext:value-type="float">
            <text:p>0,5483883981</text:p>
          </table:table-cell>
          <table:table-cell office:value-type="float" office:value="0.223684761877556" calcext:value-type="float">
            <text:p>0,2236847619</text:p>
          </table:table-cell>
          <table:table-cell office:value-type="float" office:value="0.0993323704428751" calcext:value-type="float">
            <text:p>0,0993323704</text:p>
          </table:table-cell>
          <table:table-cell office:value-type="float" office:value="0.394949431574301" calcext:value-type="float">
            <text:p>0,3949494316</text:p>
          </table:table-cell>
          <table:table-cell office:value-type="float" office:value="0.497621215531897" calcext:value-type="float">
            <text:p>0,4976212155</text:p>
          </table:table-cell>
          <table:table-cell office:value-type="float" office:value="-0.174876176512483" calcext:value-type="float">
            <text:p>-0,1748761765</text:p>
          </table:table-cell>
          <table:table-cell office:value-type="float" office:value="-0.269877894286983" calcext:value-type="float">
            <text:p>-0,2698778943</text:p>
          </table:table-cell>
          <table:table-cell office:value-type="float" office:value="0.120390839725602" calcext:value-type="float">
            <text:p>0,1203908397</text:p>
          </table:table-cell>
          <table:table-cell office:value-type="float" office:value="-0.780735835736608" calcext:value-type="float">
            <text:p>-0,7807358357</text:p>
          </table:table-cell>
          <table:table-cell office:value-type="float" office:value="0.18341815712147" calcext:value-type="float">
            <text:p>0,1834181571</text:p>
          </table:table-cell>
          <table:table-cell office:value-type="float" office:value="-0.374818464847597" calcext:value-type="float">
            <text:p>-0,3748184648</text:p>
          </table:table-cell>
          <table:table-cell office:value-type="float" office:value="0.993864754139208" calcext:value-type="float">
            <text:p>0,9938647541</text:p>
          </table:table-cell>
          <table:table-cell office:value-type="float" office:value="-0.587340574875843" calcext:value-type="float">
            <text:p>-0,5873405749</text:p>
          </table:table-cell>
          <table:table-cell office:value-type="float" office:value="0.436795488298695" calcext:value-type="float">
            <text:p>0,4367954883</text:p>
          </table:table-cell>
          <table:table-cell office:value-type="float" office:value="0.0993829643102343" calcext:value-type="float">
            <text:p>0,0993829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69632229985362" calcext:value-type="float">
            <text:p>-0,16963223</text:p>
          </table:table-cell>
          <table:table-cell office:value-type="float" office:value="0" calcext:value-type="float">
            <text:p>0</text:p>
          </table:table-cell>
          <table:table-cell office:value-type="float" office:value="-0.379930194472534" calcext:value-type="float">
            <text:p>-0,3799301945</text:p>
          </table:table-cell>
          <table:table-cell office:value-type="float" office:value="0.390087990582131" calcext:value-type="float">
            <text:p>0,3900879906</text:p>
          </table:table-cell>
          <table:table-cell office:value-type="float" office:value="-0.98105982777535" calcext:value-type="float">
            <text:p>-0,9810598278</text:p>
          </table:table-cell>
          <table:table-cell office:value-type="float" office:value="-0.224175649472204" calcext:value-type="float">
            <text:p>-0,2241756495</text:p>
          </table:table-cell>
          <table:table-cell office:value-type="float" office:value="0.599632062283501" calcext:value-type="float">
            <text:p>0,5996320623</text:p>
          </table:table-cell>
          <table:table-cell office:value-type="float" office:value="0.387541438537857" calcext:value-type="float">
            <text:p>0,3875414385</text:p>
          </table:table-cell>
          <table:table-cell office:value-type="float" office:value="0.225108811465853" calcext:value-type="float">
            <text:p>0,2251088115</text:p>
          </table:table-cell>
          <table:table-cell office:value-type="float" office:value="0.519284487473873" calcext:value-type="float">
            <text:p>0,5192844875</text:p>
          </table:table-cell>
          <table:table-cell office:value-type="float" office:value="0.270525649419174" calcext:value-type="float">
            <text:p>0,2705256494</text:p>
          </table:table-cell>
          <table:table-cell office:value-type="float" office:value="0.870623742077819" calcext:value-type="float">
            <text:p>0,8706237421</text:p>
          </table:table-cell>
          <table:table-cell office:value-type="float" office:value="0.89846847089435" calcext:value-type="float">
            <text:p>0,8984684709</text:p>
          </table:table-cell>
          <table:table-cell office:value-type="float" office:value="-0.0845116272120263" calcext:value-type="float">
            <text:p>-0,0845116272</text:p>
          </table:table-cell>
          <table:table-cell office:value-type="float" office:value="-0.0491659302416811" calcext:value-type="float">
            <text:p>-0,0491659302</text:p>
          </table:table-cell>
          <table:table-cell office:value-type="float" office:value="0.488287142605268" calcext:value-type="float">
            <text:p>0,4882871426</text:p>
          </table:table-cell>
          <table:table-cell office:value-type="float" office:value="1.4805989065779" calcext:value-type="float">
            <text:p>1,4805989066</text:p>
          </table:table-cell>
          <table:table-cell office:value-type="float" office:value="0.783850890487536" calcext:value-type="float">
            <text:p>0,7838508905</text:p>
          </table:table-cell>
          <table:table-cell office:value-type="float" office:value="-0.823099185446604" calcext:value-type="float">
            <text:p>-0,8230991854</text:p>
          </table:table-cell>
          <table:table-cell office:value-type="float" office:value="-1.06376174119129" calcext:value-type="float">
            <text:p>-1,0637617412</text:p>
          </table:table-cell>
          <table:table-cell office:value-type="float" office:value="0.502679911862313" calcext:value-type="float">
            <text:p>0,5026799119</text:p>
          </table:table-cell>
          <table:table-cell office:value-type="float" office:value="0.239953306936817" calcext:value-type="float">
            <text:p>0,2399533069</text:p>
          </table:table-cell>
          <table:table-cell office:value-type="float" office:value="-1.44058926356679" calcext:value-type="float">
            <text:p>-1,4405892636</text:p>
          </table:table-cell>
          <table:table-cell office:value-type="float" office:value="-1.74015807234211" calcext:value-type="float">
            <text:p>-1,7401580723</text:p>
          </table:table-cell>
          <table:table-cell office:value-type="float" office:value="-0.472795018461196" calcext:value-type="float">
            <text:p>-0,4727950185</text:p>
          </table:table-cell>
          <table:table-cell office:value-type="float" office:value="-0.694691129649219" calcext:value-type="float">
            <text:p>-0,6946911296</text:p>
          </table:table-cell>
          <table:table-cell office:value-type="float" office:value="-1.01320149278913" calcext:value-type="float">
            <text:p>-1,0132014928</text:p>
          </table:table-cell>
          <table:table-cell office:value-type="float" office:value="0.546821234654012" calcext:value-type="float">
            <text:p>0,5468212347</text:p>
          </table:table-cell>
          <table:table-cell office:value-type="float" office:value="0.637253473297607" calcext:value-type="float">
            <text:p>0,6372534733</text:p>
          </table:table-cell>
          <table:table-cell office:value-type="float" office:value="-0.900342235696555" calcext:value-type="float">
            <text:p>-0,9003422357</text:p>
          </table:table-cell>
          <table:table-cell office:value-type="float" office:value="-1.23158557748994" calcext:value-type="float">
            <text:p>-1,2315855775</text:p>
          </table:table-cell>
          <table:table-cell office:value-type="float" office:value="-1.19632198123015" calcext:value-type="float">
            <text:p>-1,1963219812</text:p>
          </table:table-cell>
          <table:table-cell office:value-type="float" office:value="-1.64880738763826" calcext:value-type="float">
            <text:p>-1,6488073876</text:p>
          </table:table-cell>
          <table:table-cell office:value-type="float" office:value="-0.831381688776766" calcext:value-type="float">
            <text:p>-0,8313816888</text:p>
          </table:table-cell>
          <table:table-cell office:value-type="float" office:value="-0.0337665469337211" calcext:value-type="float">
            <text:p>-0,0337665469</text:p>
          </table:table-cell>
          <table:table-cell office:value-type="float" office:value="-0.697597014638718" calcext:value-type="float">
            <text:p>-0,6975970146</text:p>
          </table:table-cell>
          <table:table-cell office:value-type="float" office:value="-0.60772182259253" calcext:value-type="float">
            <text:p>-0,6077218226</text:p>
          </table:table-cell>
          <table:table-cell office:value-type="float" office:value="-0.500532219382726" calcext:value-type="float">
            <text:p>-0,5005322194</text:p>
          </table:table-cell>
          <table:table-cell office:value-type="float" office:value="-1.05538334823894" calcext:value-type="float">
            <text:p>-1,0553833482</text:p>
          </table:table-cell>
          <table:table-cell office:value-type="float" office:value="-1.4432317636732" calcext:value-type="float">
            <text:p>-1,4432317637</text:p>
          </table:table-cell>
          <table:table-cell office:value-type="float" office:value="-0.55928575102809" calcext:value-type="float">
            <text:p>-0,559285751</text:p>
          </table:table-cell>
          <table:table-cell office:value-type="float" office:value="-0.5144365828123" calcext:value-type="float">
            <text:p>-0,5144365828</text:p>
          </table:table-cell>
          <table:table-cell office:value-type="float" office:value="-0.2845459261568" calcext:value-type="float">
            <text:p>-0,2845459262</text:p>
          </table:table-cell>
          <table:table-cell office:value-type="float" office:value="0.0817759970107112" calcext:value-type="float">
            <text:p>0,081775997</text:p>
          </table:table-cell>
          <table:table-cell office:value-type="float" office:value="-0.3112871968183" calcext:value-type="float">
            <text:p>-0,3112871968</text:p>
          </table:table-cell>
          <table:table-cell office:value-type="float" office:value="-0.411011318106941" calcext:value-type="float">
            <text:p>-0,4110113181</text:p>
          </table:table-cell>
          <table:table-cell office:value-type="float" office:value="-0.958566833033124" calcext:value-type="float">
            <text:p>-0,958566833</text:p>
          </table:table-cell>
          <table:table-cell office:value-type="float" office:value="-0.604004897692967" calcext:value-type="float">
            <text:p>-0,6040048977</text:p>
          </table:table-cell>
          <table:table-cell office:value-type="float" office:value="-0.942872234533015" calcext:value-type="float">
            <text:p>-0,9428722345</text:p>
          </table:table-cell>
          <table:table-cell office:value-type="float" office:value="-0.263446525869828" calcext:value-type="float">
            <text:p>-0,2634465259</text:p>
          </table:table-cell>
          <table:table-cell office:value-type="float" office:value="-0.399716974885674" calcext:value-type="float">
            <text:p>-0,3997169749</text:p>
          </table:table-cell>
          <table:table-cell office:value-type="float" office:value="-0.788873844838872" calcext:value-type="float">
            <text:p>-0,7888738448</text:p>
          </table:table-cell>
          <table:table-cell office:value-type="float" office:value="0.0070818141015062" calcext:value-type="float">
            <text:p>0,0070818141</text:p>
          </table:table-cell>
          <table:table-cell office:value-type="float" office:value="0.671158876334979" calcext:value-type="float">
            <text:p>0,6711588763</text:p>
          </table:table-cell>
          <table:table-cell office:value-type="float" office:value="1.62254523607454" calcext:value-type="float">
            <text:p>1,6225452361</text:p>
          </table:table-cell>
          <table:table-cell office:value-type="float" office:value="1.24648931333038" calcext:value-type="float">
            <text:p>1,2464893133</text:p>
          </table:table-cell>
          <table:table-cell office:value-type="float" office:value="0.682741874582587" calcext:value-type="float">
            <text:p>0,6827418746</text:p>
          </table:table-cell>
          <table:table-cell office:value-type="float" office:value="0.525515251204701" calcext:value-type="float">
            <text:p>0,5255152512</text:p>
          </table:table-cell>
          <table:table-cell office:value-type="float" office:value="-0.194131328132753" calcext:value-type="float">
            <text:p>-0,1941313281</text:p>
          </table:table-cell>
          <table:table-cell office:value-type="float" office:value="0.437285042965031" calcext:value-type="float">
            <text:p>0,437285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21945323031882" calcext:value-type="float">
            <text:p>0,0521945323</text:p>
          </table:table-cell>
          <table:table-cell office:value-type="float" office:value="-0.273058840671136" calcext:value-type="float">
            <text:p>-0,2730588407</text:p>
          </table:table-cell>
          <table:table-cell office:value-type="float" office:value="-0.049442970513549" calcext:value-type="float">
            <text:p>-0,0494429705</text:p>
          </table:table-cell>
          <table:table-cell office:value-type="float" office:value="0.276177998841894" calcext:value-type="float">
            <text:p>0,2761779988</text:p>
          </table:table-cell>
          <table:table-cell office:value-type="float" office:value="-0.531032383841703" calcext:value-type="float">
            <text:p>-0,5310323838</text:p>
          </table:table-cell>
          <table:table-cell office:value-type="float" office:value="-0.691137757052039" calcext:value-type="float">
            <text:p>-0,6911377571</text:p>
          </table:table-cell>
          <table:table-cell office:value-type="float" office:value="-0.27918091968665" calcext:value-type="float">
            <text:p>-0,2791809197</text:p>
          </table:table-cell>
          <table:table-cell office:value-type="float" office:value="-0.47914214219226" calcext:value-type="float">
            <text:p>-0,4791421422</text:p>
          </table:table-cell>
          <table:table-cell office:value-type="float" office:value="-0.805408074043868" calcext:value-type="float">
            <text:p>-0,805408074</text:p>
          </table:table-cell>
          <table:table-cell office:value-type="float" office:value="-1.06758343771491" calcext:value-type="float">
            <text:p>-1,0675834377</text:p>
          </table:table-cell>
          <table:table-cell office:value-type="float" office:value="-0.236615749074152" calcext:value-type="float">
            <text:p>-0,2366157491</text:p>
          </table:table-cell>
          <table:table-cell office:value-type="float" office:value="-0.0403364013344786" calcext:value-type="float">
            <text:p>-0,0403364013</text:p>
          </table:table-cell>
          <table:table-cell office:value-type="float" office:value="0.189057913536" calcext:value-type="float">
            <text:p>0,1890579135</text:p>
          </table:table-cell>
          <table:table-cell office:value-type="float" office:value="-0.124639450204787" calcext:value-type="float">
            <text:p>-0,1246394502</text:p>
          </table:table-cell>
          <table:table-cell office:value-type="float" office:value="0.483870640200304" calcext:value-type="float">
            <text:p>0,4838706402</text:p>
          </table:table-cell>
          <table:table-cell office:value-type="float" office:value="0.838168950774887" calcext:value-type="float">
            <text:p>0,8381689508</text:p>
          </table:table-cell>
          <table:table-cell office:value-type="float" office:value="-0.0261683720681034" calcext:value-type="float">
            <text:p>-0,0261683721</text:p>
          </table:table-cell>
          <table:table-cell office:value-type="float" office:value="-0.0107062560651957" calcext:value-type="float">
            <text:p>-0,0107062561</text:p>
          </table:table-cell>
          <table:table-cell office:value-type="float" office:value="0.946360565701853" calcext:value-type="float">
            <text:p>0,9463605657</text:p>
          </table:table-cell>
          <table:table-cell office:value-type="float" office:value="0.716535288805298" calcext:value-type="float">
            <text:p>0,7165352888</text:p>
          </table:table-cell>
          <table:table-cell office:value-type="float" office:value="-0.435966219855895" calcext:value-type="float">
            <text:p>-0,4359662199</text:p>
          </table:table-cell>
          <table:table-cell office:value-type="float" office:value="-0.862893976736957" calcext:value-type="float">
            <text:p>-0,8628939767</text:p>
          </table:table-cell>
          <table:table-cell office:value-type="float" office:value="-0.00399719551489121" calcext:value-type="float">
            <text:p>-0,0039971955</text:p>
          </table:table-cell>
          <table:table-cell office:value-type="float" office:value="0.480101289845889" calcext:value-type="float">
            <text:p>0,4801012898</text:p>
          </table:table-cell>
          <table:table-cell office:value-type="float" office:value="0.232722936548257" calcext:value-type="float">
            <text:p>0,2327229365</text:p>
          </table:table-cell>
          <table:table-cell office:value-type="float" office:value="0.58930715973884" calcext:value-type="float">
            <text:p>0,5893071597</text:p>
          </table:table-cell>
          <table:table-cell office:value-type="float" office:value="0.599616632735391" calcext:value-type="float">
            <text:p>0,5996166327</text:p>
          </table:table-cell>
          <table:table-cell office:value-type="float" office:value="0.672037816529295" calcext:value-type="float">
            <text:p>0,6720378165</text:p>
          </table:table-cell>
          <table:table-cell office:value-type="float" office:value="0.750052749106655" calcext:value-type="float">
            <text:p>0,7500527491</text:p>
          </table:table-cell>
          <table:table-cell office:value-type="float" office:value="0.902154245227516" calcext:value-type="float">
            <text:p>0,9021542452</text:p>
          </table:table-cell>
          <table:table-cell office:value-type="float" office:value="0.297440417405557" calcext:value-type="float">
            <text:p>0,2974404174</text:p>
          </table:table-cell>
          <table:table-cell office:value-type="float" office:value="-0.867579641425237" calcext:value-type="float">
            <text:p>-0,8675796414</text:p>
          </table:table-cell>
          <table:table-cell office:value-type="float" office:value="-0.2193567537739" calcext:value-type="float">
            <text:p>-0,2193567538</text:p>
          </table:table-cell>
          <table:table-cell office:value-type="float" office:value="-0.819705587035818" calcext:value-type="float">
            <text:p>-0,819705587</text:p>
          </table:table-cell>
          <table:table-cell office:value-type="float" office:value="-0.254889191425402" calcext:value-type="float">
            <text:p>-0,2548891914</text:p>
          </table:table-cell>
          <table:table-cell office:value-type="float" office:value="0.890690353833152" calcext:value-type="float">
            <text:p>0,8906903538</text:p>
          </table:table-cell>
          <table:table-cell office:value-type="float" office:value="0.674412831930531" calcext:value-type="float">
            <text:p>0,6744128319</text:p>
          </table:table-cell>
          <table:table-cell office:value-type="float" office:value="-1.00857711748039" calcext:value-type="float">
            <text:p>-1,0085771175</text:p>
          </table:table-cell>
          <table:table-cell office:value-type="float" office:value="-0.62941234428529" calcext:value-type="float">
            <text:p>-0,6294123443</text:p>
          </table:table-cell>
          <table:table-cell office:value-type="float" office:value="-1.1359468157358" calcext:value-type="float">
            <text:p>-1,1359468157</text:p>
          </table:table-cell>
          <table:table-cell office:value-type="float" office:value="0.424285742159241" calcext:value-type="float">
            <text:p>0,4242857422</text:p>
          </table:table-cell>
          <table:table-cell office:value-type="float" office:value="0.766913523224788" calcext:value-type="float">
            <text:p>0,7669135232</text:p>
          </table:table-cell>
          <table:table-cell office:value-type="float" office:value="0.316921568829508" calcext:value-type="float">
            <text:p>0,3169215688</text:p>
          </table:table-cell>
          <table:table-cell office:value-type="float" office:value="-0.524416714775111" calcext:value-type="float">
            <text:p>-0,5244167148</text:p>
          </table:table-cell>
          <table:table-cell office:value-type="float" office:value="-0.040889419921048" calcext:value-type="float">
            <text:p>-0,0408894199</text:p>
          </table:table-cell>
          <table:table-cell office:value-type="float" office:value="0.353521996591528" calcext:value-type="float">
            <text:p>0,3535219966</text:p>
          </table:table-cell>
          <table:table-cell office:value-type="float" office:value="-0.320288977804109" calcext:value-type="float">
            <text:p>-0,3202889778</text:p>
          </table:table-cell>
          <table:table-cell office:value-type="float" office:value="-0.235513846050043" calcext:value-type="float">
            <text:p>-0,2355138461</text:p>
          </table:table-cell>
          <table:table-cell office:value-type="float" office:value="-0.842744209626854" calcext:value-type="float">
            <text:p>-0,8427442096</text:p>
          </table:table-cell>
          <table:table-cell office:value-type="float" office:value="0.343944075441164" calcext:value-type="float">
            <text:p>0,3439440754</text:p>
          </table:table-cell>
          <table:table-cell office:value-type="float" office:value="-0.649540084189221" calcext:value-type="float">
            <text:p>-0,6495400842</text:p>
          </table:table-cell>
          <table:table-cell office:value-type="float" office:value="0.498236112529814" calcext:value-type="float">
            <text:p>0,4982361125</text:p>
          </table:table-cell>
          <table:table-cell office:value-type="float" office:value="0.715263224252106" calcext:value-type="float">
            <text:p>0,7152632243</text:p>
          </table:table-cell>
          <table:table-cell office:value-type="float" office:value="0" calcext:value-type="float">
            <text:p>0</text:p>
          </table:table-cell>
          <table:table-cell office:value-type="float" office:value="0.522036293345723" calcext:value-type="float">
            <text:p>0,5220362933</text:p>
          </table:table-cell>
          <table:table-cell office:value-type="float" office:value="0.444552132726219" calcext:value-type="float">
            <text:p>0,4445521327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602796905793628" calcext:value-type="float">
            <text:p>-0,6027969058</text:p>
          </table:table-cell>
          <table:table-cell office:value-type="float" office:value="0.0323552213554588" calcext:value-type="float">
            <text:p>0,0323552214</text:p>
          </table:table-cell>
          <table:table-cell office:value-type="float" office:value="-0.596297785861405" calcext:value-type="float">
            <text:p>-0,5962977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43534963833768" calcext:value-type="float">
            <text:p>-0,1435349638</text:p>
          </table:table-cell>
          <table:table-cell office:value-type="float" office:value="-0.288228776263977" calcext:value-type="float">
            <text:p>-0,2882287763</text:p>
          </table:table-cell>
          <table:table-cell office:value-type="float" office:value="-0.741644557703235" calcext:value-type="float">
            <text:p>-0,7416445577</text:p>
          </table:table-cell>
          <table:table-cell office:value-type="float" office:value="-0.538385904357155" calcext:value-type="float">
            <text:p>-0,5383859044</text:p>
          </table:table-cell>
          <table:table-cell office:value-type="float" office:value="-0.550833591374783" calcext:value-type="float">
            <text:p>-0,5508335914</text:p>
          </table:table-cell>
          <table:table-cell office:value-type="float" office:value="-0.593008038792509" calcext:value-type="float">
            <text:p>-0,5930080388</text:p>
          </table:table-cell>
          <table:table-cell office:value-type="float" office:value="-0.106007827475221" calcext:value-type="float">
            <text:p>-0,1060078275</text:p>
          </table:table-cell>
          <table:table-cell office:value-type="float" office:value="-0.531988701992877" calcext:value-type="float">
            <text:p>-0,531988702</text:p>
          </table:table-cell>
          <table:table-cell office:value-type="float" office:value="-0.702356385492896" calcext:value-type="float">
            <text:p>-0,7023563855</text:p>
          </table:table-cell>
          <table:table-cell office:value-type="float" office:value="-1.17694564352961" calcext:value-type="float">
            <text:p>-1,1769456435</text:p>
          </table:table-cell>
          <table:table-cell office:value-type="float" office:value="-1.14540107832074" calcext:value-type="float">
            <text:p>-1,1454010783</text:p>
          </table:table-cell>
          <table:table-cell office:value-type="float" office:value="-1.32182030213783" calcext:value-type="float">
            <text:p>-1,3218203021</text:p>
          </table:table-cell>
          <table:table-cell office:value-type="float" office:value="0.257161327042402" calcext:value-type="float">
            <text:p>0,257161327</text:p>
          </table:table-cell>
          <table:table-cell office:value-type="float" office:value="0.634141202749233" calcext:value-type="float">
            <text:p>0,6341412027</text:p>
          </table:table-cell>
          <table:table-cell office:value-type="float" office:value="0.949243207636411" calcext:value-type="float">
            <text:p>0,9492432076</text:p>
          </table:table-cell>
          <table:table-cell office:value-type="float" office:value="0.668386009464077" calcext:value-type="float">
            <text:p>0,6683860095</text:p>
          </table:table-cell>
          <table:table-cell office:value-type="float" office:value="0.0345119109883681" calcext:value-type="float">
            <text:p>0,034511911</text:p>
          </table:table-cell>
          <table:table-cell office:value-type="float" office:value="0.182388719396368" calcext:value-type="float">
            <text:p>0,1823887194</text:p>
          </table:table-cell>
          <table:table-cell office:value-type="float" office:value="0.805656537297276" calcext:value-type="float">
            <text:p>0,8056565373</text:p>
          </table:table-cell>
          <table:table-cell office:value-type="float" office:value="1.74184322331787" calcext:value-type="float">
            <text:p>1,7418432233</text:p>
          </table:table-cell>
          <table:table-cell office:value-type="float" office:value="0.951833721998547" calcext:value-type="float">
            <text:p>0,951833722</text:p>
          </table:table-cell>
          <table:table-cell office:value-type="float" office:value="-0.56158453105571" calcext:value-type="float">
            <text:p>-0,5615845311</text:p>
          </table:table-cell>
          <table:table-cell office:value-type="float" office:value="-1.53532279726971" calcext:value-type="float">
            <text:p>-1,5353227973</text:p>
          </table:table-cell>
          <table:table-cell office:value-type="float" office:value="-0.432007519521606" calcext:value-type="float">
            <text:p>-0,4320075195</text:p>
          </table:table-cell>
          <table:table-cell office:value-type="float" office:value="0.212716929722178" calcext:value-type="float">
            <text:p>0,2127169297</text:p>
          </table:table-cell>
          <table:table-cell office:value-type="float" office:value="-0.633568427101199" calcext:value-type="float">
            <text:p>-0,6335684271</text:p>
          </table:table-cell>
          <table:table-cell office:value-type="float" office:value="-1.25418794667871" calcext:value-type="float">
            <text:p>-1,2541879467</text:p>
          </table:table-cell>
          <table:table-cell office:value-type="float" office:value="-0.772379723890632" calcext:value-type="float">
            <text:p>-0,7723797239</text:p>
          </table:table-cell>
          <table:table-cell office:value-type="float" office:value="-0.869095527266757" calcext:value-type="float">
            <text:p>-0,8690955273</text:p>
          </table:table-cell>
          <table:table-cell office:value-type="float" office:value="0.0740658895780561" calcext:value-type="float">
            <text:p>0,0740658896</text:p>
          </table:table-cell>
          <table:table-cell office:value-type="float" office:value="-0.491839810399605" calcext:value-type="float">
            <text:p>-0,4918398104</text:p>
          </table:table-cell>
          <table:table-cell office:value-type="float" office:value="-1.26901108632254" calcext:value-type="float">
            <text:p>-1,2690110863</text:p>
          </table:table-cell>
          <table:table-cell office:value-type="float" office:value="-0.0101688561352139" calcext:value-type="float">
            <text:p>-0,0101688561</text:p>
          </table:table-cell>
          <table:table-cell office:value-type="float" office:value="0.771271387221515" calcext:value-type="float">
            <text:p>0,7712713872</text:p>
          </table:table-cell>
          <table:table-cell office:value-type="float" office:value="0.145292627663382" calcext:value-type="float">
            <text:p>0,1452926277</text:p>
          </table:table-cell>
          <table:table-cell office:value-type="float" office:value="0.480272354447334" calcext:value-type="float">
            <text:p>0,4802723544</text:p>
          </table:table-cell>
          <table:table-cell office:value-type="float" office:value="0.407648794578528" calcext:value-type="float">
            <text:p>0,4076487946</text:p>
          </table:table-cell>
          <table:table-cell office:value-type="float" office:value="0.894008767077589" calcext:value-type="float">
            <text:p>0,8940087671</text:p>
          </table:table-cell>
          <table:table-cell office:value-type="float" office:value="1.82846044149917" calcext:value-type="float">
            <text:p>1,8284604415</text:p>
          </table:table-cell>
          <table:table-cell office:value-type="float" office:value="1.51823391854317" calcext:value-type="float">
            <text:p>1,5182339185</text:p>
          </table:table-cell>
          <table:table-cell office:value-type="float" office:value="0.556948088536855" calcext:value-type="float">
            <text:p>0,5569480885</text:p>
          </table:table-cell>
          <table:table-cell office:value-type="float" office:value="-0.250698933789865" calcext:value-type="float">
            <text:p>-0,2506989338</text:p>
          </table:table-cell>
          <table:table-cell office:value-type="float" office:value="-0.247134072401671" calcext:value-type="float">
            <text:p>-0,2471340724</text:p>
          </table:table-cell>
          <table:table-cell office:value-type="float" office:value="-0.699222286366815" calcext:value-type="float">
            <text:p>-0,6992222864</text:p>
          </table:table-cell>
          <table:table-cell office:value-type="float" office:value="-0.108818617531821" calcext:value-type="float">
            <text:p>-0,1088186175</text:p>
          </table:table-cell>
          <table:table-cell office:value-type="float" office:value="0.281100383773412" calcext:value-type="float">
            <text:p>0,2811003838</text:p>
          </table:table-cell>
          <table:table-cell office:value-type="float" office:value="-0.522697811174031" calcext:value-type="float">
            <text:p>-0,5226978112</text:p>
          </table:table-cell>
          <table:table-cell office:value-type="float" office:value="-0.262750141171476" calcext:value-type="float">
            <text:p>-0,2627501412</text:p>
          </table:table-cell>
          <table:table-cell office:value-type="float" office:value="-0.289258738617798" calcext:value-type="float">
            <text:p>-0,2892587386</text:p>
          </table:table-cell>
          <table:table-cell office:value-type="float" office:value="1.39773017892048" calcext:value-type="float">
            <text:p>1,3977301789</text:p>
          </table:table-cell>
          <table:table-cell office:value-type="float" office:value="1.01594731116776" calcext:value-type="float">
            <text:p>1,0159473112</text:p>
          </table:table-cell>
          <table:table-cell office:value-type="float" office:value="0.446336517474625" calcext:value-type="float">
            <text:p>0,4463365175</text:p>
          </table:table-cell>
          <table:table-cell office:value-type="float" office:value="-0.304518006364758" calcext:value-type="float">
            <text:p>-0,3045180064</text:p>
          </table:table-cell>
          <table:table-cell office:value-type="float" office:value="2.43808734668625" calcext:value-type="float">
            <text:p>2,4380873467</text:p>
          </table:table-cell>
          <table:table-cell office:value-type="float" office:value="1.80596339319601" calcext:value-type="float">
            <text:p>1,8059633932</text:p>
          </table:table-cell>
          <table:table-cell office:value-type="float" office:value="0.357385047877941" calcext:value-type="float">
            <text:p>0,3573850479</text:p>
          </table:table-cell>
          <table:table-cell office:value-type="float" office:value="0.613603456903337" calcext:value-type="float">
            <text:p>0,6136034569</text:p>
          </table:table-cell>
          <table:table-cell office:value-type="float" office:value="0.571884243958057" calcext:value-type="float">
            <text:p>0,571884244</text:p>
          </table:table-cell>
          <table:table-cell office:value-type="float" office:value="-0.695637259142366" calcext:value-type="float">
            <text:p>-0,6956372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30802492740189" calcext:value-type="float">
            <text:p>0,9308024927</text:p>
          </table:table-cell>
          <table:table-cell office:value-type="float" office:value="0.512743823038022" calcext:value-type="float">
            <text:p>0,512743823</text:p>
          </table:table-cell>
          <table:table-cell office:value-type="float" office:value="-0.765064912157021" calcext:value-type="float">
            <text:p>-0,7650649122</text:p>
          </table:table-cell>
          <table:table-cell office:value-type="float" office:value="0.301968940367985" calcext:value-type="float">
            <text:p>0,3019689404</text:p>
          </table:table-cell>
          <table:table-cell office:value-type="float" office:value="-0.624638092179902" calcext:value-type="float">
            <text:p>-0,6246380922</text:p>
          </table:table-cell>
          <table:table-cell office:value-type="float" office:value="-0.411975627520616" calcext:value-type="float">
            <text:p>-0,4119756275</text:p>
          </table:table-cell>
          <table:table-cell office:value-type="float" office:value="0.962162647847615" calcext:value-type="float">
            <text:p>0,9621626478</text:p>
          </table:table-cell>
          <table:table-cell office:value-type="float" office:value="0.433341790365058" calcext:value-type="float">
            <text:p>0,4333417904</text:p>
          </table:table-cell>
          <table:table-cell office:value-type="float" office:value="-0.46331025549351" calcext:value-type="float">
            <text:p>-0,4633102555</text:p>
          </table:table-cell>
          <table:table-cell office:value-type="float" office:value="-0.413642084578042" calcext:value-type="float">
            <text:p>-0,4136420846</text:p>
          </table:table-cell>
          <table:table-cell office:value-type="float" office:value="-0.858297255399552" calcext:value-type="float">
            <text:p>-0,8582972554</text:p>
          </table:table-cell>
          <table:table-cell office:value-type="float" office:value="-0.082457599188182" calcext:value-type="float">
            <text:p>-0,0824575992</text:p>
          </table:table-cell>
          <table:table-cell office:value-type="float" office:value="-0.448702177529157" calcext:value-type="float">
            <text:p>-0,4487021775</text:p>
          </table:table-cell>
          <table:table-cell office:value-type="float" office:value="-0.4079662004264" calcext:value-type="float">
            <text:p>-0,4079662004</text:p>
          </table:table-cell>
          <table:table-cell office:value-type="float" office:value="-0.83143969161179" calcext:value-type="float">
            <text:p>-0,8314396916</text:p>
          </table:table-cell>
          <table:table-cell office:value-type="float" office:value="-0.434558363709441" calcext:value-type="float">
            <text:p>-0,4345583637</text:p>
          </table:table-cell>
          <table:table-cell office:value-type="float" office:value="-0.233619089767415" calcext:value-type="float">
            <text:p>-0,2336190898</text:p>
          </table:table-cell>
          <table:table-cell office:value-type="float" office:value="1.14671649784006" calcext:value-type="float">
            <text:p>1,1467164978</text:p>
          </table:table-cell>
          <table:table-cell office:value-type="float" office:value="1.54871334845863" calcext:value-type="float">
            <text:p>1,5487133485</text:p>
          </table:table-cell>
          <table:table-cell office:value-type="float" office:value="1.07632585624473" calcext:value-type="float">
            <text:p>1,0763258562</text:p>
          </table:table-cell>
          <table:table-cell office:value-type="float" office:value="0.713681356347729" calcext:value-type="float">
            <text:p>0,7136813563</text:p>
          </table:table-cell>
          <table:table-cell office:value-type="float" office:value="0.911744405673606" calcext:value-type="float">
            <text:p>0,9117444057</text:p>
          </table:table-cell>
          <table:table-cell office:value-type="float" office:value="1.06605204382149" calcext:value-type="float">
            <text:p>1,0660520438</text:p>
          </table:table-cell>
          <table:table-cell office:value-type="float" office:value="0.639856248662204" calcext:value-type="float">
            <text:p>0,6398562487</text:p>
          </table:table-cell>
          <table:table-cell office:value-type="float" office:value="-0.238847224352158" calcext:value-type="float">
            <text:p>-0,2388472244</text:p>
          </table:table-cell>
          <table:table-cell office:value-type="float" office:value="-1.81429042597709" calcext:value-type="float">
            <text:p>-1,814290426</text:p>
          </table:table-cell>
          <table:table-cell office:value-type="float" office:value="-2.19900139174242" calcext:value-type="float">
            <text:p>-2,1990013917</text:p>
          </table:table-cell>
          <table:table-cell office:value-type="float" office:value="-0.695647677084903" calcext:value-type="float">
            <text:p>-0,6956476771</text:p>
          </table:table-cell>
          <table:table-cell office:value-type="float" office:value="-0.450364636256049" calcext:value-type="float">
            <text:p>-0,4503646363</text:p>
          </table:table-cell>
          <table:table-cell office:value-type="float" office:value="-0.541111346183414" calcext:value-type="float">
            <text:p>-0,5411113462</text:p>
          </table:table-cell>
          <table:table-cell office:value-type="float" office:value="1.22831443385783" calcext:value-type="float">
            <text:p>1,2283144339</text:p>
          </table:table-cell>
          <table:table-cell office:value-type="float" office:value="1.54945034338864" calcext:value-type="float">
            <text:p>1,5494503434</text:p>
          </table:table-cell>
          <table:table-cell office:value-type="float" office:value="0.616426374291777" calcext:value-type="float">
            <text:p>0,6164263743</text:p>
          </table:table-cell>
          <table:table-cell office:value-type="float" office:value="0.263577185596588" calcext:value-type="float">
            <text:p>0,2635771856</text:p>
          </table:table-cell>
          <table:table-cell office:value-type="float" office:value="0.938710004757442" calcext:value-type="float">
            <text:p>0,9387100048</text:p>
          </table:table-cell>
          <table:table-cell office:value-type="float" office:value="0.892583425786039" calcext:value-type="float">
            <text:p>0,8925834258</text:p>
          </table:table-cell>
          <table:table-cell office:value-type="float" office:value="-0.719846082042043" calcext:value-type="float">
            <text:p>-0,719846082</text:p>
          </table:table-cell>
          <table:table-cell office:value-type="float" office:value="0.33055786345726" calcext:value-type="float">
            <text:p>0,3305578635</text:p>
          </table:table-cell>
          <table:table-cell office:value-type="float" office:value="0.892127951676517" calcext:value-type="float">
            <text:p>0,8921279517</text:p>
          </table:table-cell>
          <table:table-cell office:value-type="float" office:value="0.867282380380696" calcext:value-type="float">
            <text:p>0,8672823804</text:p>
          </table:table-cell>
          <table:table-cell office:value-type="float" office:value="-0.0227922092895461" calcext:value-type="float">
            <text:p>-0,0227922093</text:p>
          </table:table-cell>
          <table:table-cell office:value-type="float" office:value="-0.583778841094603" calcext:value-type="float">
            <text:p>-0,5837788411</text:p>
          </table:table-cell>
          <table:table-cell office:value-type="float" office:value="0.909036100377035" calcext:value-type="float">
            <text:p>0,9090361004</text:p>
          </table:table-cell>
          <table:table-cell office:value-type="float" office:value="0.661710361132544" calcext:value-type="float">
            <text:p>0,6617103611</text:p>
          </table:table-cell>
          <table:table-cell office:value-type="float" office:value="-0.353495630285188" calcext:value-type="float">
            <text:p>-0,3534956303</text:p>
          </table:table-cell>
          <table:table-cell office:value-type="float" office:value="0.116845179443663" calcext:value-type="float">
            <text:p>0,1168451794</text:p>
          </table:table-cell>
          <table:table-cell office:value-type="float" office:value="0.376641437094599" calcext:value-type="float">
            <text:p>0,3766414371</text:p>
          </table:table-cell>
          <table:table-cell office:value-type="float" office:value="-0.584779277607249" calcext:value-type="float">
            <text:p>-0,5847792776</text:p>
          </table:table-cell>
          <table:table-cell office:value-type="float" office:value="0.756522854846549" calcext:value-type="float">
            <text:p>0,7565228548</text:p>
          </table:table-cell>
          <table:table-cell office:value-type="float" office:value="3.35162524578837" calcext:value-type="float">
            <text:p>3,3516252458</text:p>
          </table:table-cell>
          <table:table-cell office:value-type="float" office:value="0.591248025351727" calcext:value-type="float">
            <text:p>0,5912480254</text:p>
          </table:table-cell>
          <table:table-cell office:value-type="float" office:value="0.934192710993402" calcext:value-type="float">
            <text:p>0,934192711</text:p>
          </table:table-cell>
          <table:table-cell office:value-type="float" office:value="1.70671719846295" calcext:value-type="float">
            <text:p>1,7067171985</text:p>
          </table:table-cell>
          <table:table-cell office:value-type="float" office:value="0.575279036858553" calcext:value-type="float">
            <text:p>0,5752790369</text:p>
          </table:table-cell>
          <table:table-cell office:value-type="float" office:value="-0.282181780186877" calcext:value-type="float">
            <text:p>-0,2821817802</text:p>
          </table:table-cell>
          <table:table-cell office:value-type="float" office:value="0.0784503763634504" calcext:value-type="float">
            <text:p>0,0784503764</text:p>
          </table:table-cell>
          <table:table-cell office:value-type="float" office:value="0.354334390606152" calcext:value-type="float">
            <text:p>0,3543343906</text:p>
          </table:table-cell>
          <table:table-cell office:value-type="float" office:value="0.726447553135911" calcext:value-type="float">
            <text:p>0,7264475531</text:p>
          </table:table-cell>
          <table:table-cell office:value-type="float" office:value="-0.0808880533886473" calcext:value-type="float">
            <text:p>-0,0808880534</text:p>
          </table:table-cell>
          <table:table-cell office:value-type="float" office:value="1.03358282882644" calcext:value-type="float">
            <text:p>1,0335828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956899758891783" calcext:value-type="float">
            <text:p>-0,0956899759</text:p>
          </table:table-cell>
          <table:table-cell office:value-type="float" office:value="-0.533981732868" calcext:value-type="float">
            <text:p>-0,5339817329</text:p>
          </table:table-cell>
          <table:table-cell office:value-type="float" office:value="0.49442970513549" calcext:value-type="float">
            <text:p>0,4944297051</text:p>
          </table:table-cell>
          <table:table-cell office:value-type="float" office:value="0.276177998841894" calcext:value-type="float">
            <text:p>0,2761779988</text:p>
          </table:table-cell>
          <table:table-cell office:value-type="float" office:value="0.039602415066161" calcext:value-type="float">
            <text:p>0,0396024151</text:p>
          </table:table-cell>
          <table:table-cell office:value-type="float" office:value="0.863710709853282" calcext:value-type="float">
            <text:p>0,8637107099</text:p>
          </table:table-cell>
          <table:table-cell office:value-type="float" office:value="0.444261811327452" calcext:value-type="float">
            <text:p>0,4442618113</text:p>
          </table:table-cell>
          <table:table-cell office:value-type="float" office:value="1.08041855592372" calcext:value-type="float">
            <text:p>1,0804185559</text:p>
          </table:table-cell>
          <table:table-cell office:value-type="float" office:value="0.0409672696288703" calcext:value-type="float">
            <text:p>0,0409672696</text:p>
          </table:table-cell>
          <table:table-cell office:value-type="float" office:value="-0.186734106527138" calcext:value-type="float">
            <text:p>-0,1867341065</text:p>
          </table:table-cell>
          <table:table-cell office:value-type="float" office:value="0.0595307139390384" calcext:value-type="float">
            <text:p>0,0595307139</text:p>
          </table:table-cell>
          <table:table-cell office:value-type="float" office:value="-0.503669577725216" calcext:value-type="float">
            <text:p>-0,5036695777</text:p>
          </table:table-cell>
          <table:table-cell office:value-type="float" office:value="-0.803407456208332" calcext:value-type="float">
            <text:p>-0,8034074562</text:p>
          </table:table-cell>
          <table:table-cell office:value-type="float" office:value="-0.544157599674557" calcext:value-type="float">
            <text:p>-0,5441575997</text:p>
          </table:table-cell>
          <table:table-cell office:value-type="float" office:value="-0.368014289729809" calcext:value-type="float">
            <text:p>-0,3680142897</text:p>
          </table:table-cell>
          <table:table-cell office:value-type="float" office:value="-0.31807437106329" calcext:value-type="float">
            <text:p>-0,3180743711</text:p>
          </table:table-cell>
          <table:table-cell office:value-type="float" office:value="-0.274578280830533" calcext:value-type="float">
            <text:p>-0,2745782808</text:p>
          </table:table-cell>
          <table:table-cell office:value-type="float" office:value="-0.911561230693798" calcext:value-type="float">
            <text:p>-0,9115612307</text:p>
          </table:table-cell>
          <table:table-cell office:value-type="float" office:value="-0.208342741783635" calcext:value-type="float">
            <text:p>-0,2083427418</text:p>
          </table:table-cell>
          <table:table-cell office:value-type="float" office:value="0.164856418731506" calcext:value-type="float">
            <text:p>0,1648564187</text:p>
          </table:table-cell>
          <table:table-cell office:value-type="float" office:value="-0.651622107969665" calcext:value-type="float">
            <text:p>-0,651622108</text:p>
          </table:table-cell>
          <table:table-cell office:value-type="float" office:value="-0.692894484037421" calcext:value-type="float">
            <text:p>-0,692894484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0.706769320417729" calcext:value-type="float">
            <text:p>0,7067693204</text:p>
          </table:table-cell>
          <table:table-cell office:value-type="float" office:value="-1.01785663300843" calcext:value-type="float">
            <text:p>-1,017856633</text:p>
          </table:table-cell>
          <table:table-cell office:value-type="float" office:value="-0.929065078729902" calcext:value-type="float">
            <text:p>-0,9290650787</text:p>
          </table:table-cell>
          <table:table-cell office:value-type="float" office:value="-0.512503286228009" calcext:value-type="float">
            <text:p>-0,5125032862</text:p>
          </table:table-cell>
          <table:table-cell office:value-type="float" office:value="-0.0742024188890562" calcext:value-type="float">
            <text:p>-0,0742024189</text:p>
          </table:table-cell>
          <table:table-cell office:value-type="float" office:value="-0.500728888554554" calcext:value-type="float">
            <text:p>-0,5007288886</text:p>
          </table:table-cell>
          <table:table-cell office:value-type="float" office:value="-1.06161108395214" calcext:value-type="float">
            <text:p>-1,061611084</text:p>
          </table:table-cell>
          <table:table-cell office:value-type="float" office:value="-1.13204934982712" calcext:value-type="float">
            <text:p>-1,1320493498</text:p>
          </table:table-cell>
          <table:table-cell office:value-type="float" office:value="-1.11378467480267" calcext:value-type="float">
            <text:p>-1,1137846748</text:p>
          </table:table-cell>
          <table:table-cell office:value-type="float" office:value="-1.22316812369287" calcext:value-type="float">
            <text:p>-1,2231681237</text:p>
          </table:table-cell>
          <table:table-cell office:value-type="float" office:value="-0.0802191434424394" calcext:value-type="float">
            <text:p>-0,0802191434</text:p>
          </table:table-cell>
          <table:table-cell office:value-type="float" office:value="-0.0943533797176546" calcext:value-type="float">
            <text:p>-0,0943533797</text:p>
          </table:table-cell>
          <table:table-cell office:value-type="float" office:value="0.00624713744452577" calcext:value-type="float">
            <text:p>0,0062471374</text:p>
          </table:table-cell>
          <table:table-cell office:value-type="float" office:value="-0.190069376613302" calcext:value-type="float">
            <text:p>-0,1900693766</text:p>
          </table:table-cell>
          <table:table-cell office:value-type="float" office:value="-0.510392610196081" calcext:value-type="float">
            <text:p>-0,5103926102</text:p>
          </table:table-cell>
          <table:table-cell office:value-type="float" office:value="-0.220520366433553" calcext:value-type="float">
            <text:p>-0,2205203664</text:p>
          </table:table-cell>
          <table:table-cell office:value-type="float" office:value="-0.818027233898927" calcext:value-type="float">
            <text:p>-0,8180272339</text:p>
          </table:table-cell>
          <table:table-cell office:value-type="float" office:value="-1.11740267081056" calcext:value-type="float">
            <text:p>-1,1174026708</text:p>
          </table:table-cell>
          <table:table-cell office:value-type="float" office:value="-1.25468000669774" calcext:value-type="float">
            <text:p>-1,2546800067</text:p>
          </table:table-cell>
          <table:table-cell office:value-type="float" office:value="-1.08602294698784" calcext:value-type="float">
            <text:p>-1,086022947</text:p>
          </table:table-cell>
          <table:table-cell office:value-type="float" office:value="-0.600941042253025" calcext:value-type="float">
            <text:p>-0,6009410423</text:p>
          </table:table-cell>
          <table:table-cell office:value-type="float" office:value="-0.457038193633648" calcext:value-type="float">
            <text:p>-0,4570381936</text:p>
          </table:table-cell>
          <table:table-cell office:value-type="float" office:value="-0.516283971791007" calcext:value-type="float">
            <text:p>-0,5162839718</text:p>
          </table:table-cell>
          <table:table-cell office:value-type="float" office:value="-0.594000922929344" calcext:value-type="float">
            <text:p>-0,5940009229</text:p>
          </table:table-cell>
          <table:table-cell office:value-type="float" office:value="-0.881174253928731" calcext:value-type="float">
            <text:p>-0,8811742539</text:p>
          </table:table-cell>
          <table:table-cell office:value-type="float" office:value="-0.628581489688677" calcext:value-type="float">
            <text:p>-0,6285814897</text:p>
          </table:table-cell>
          <table:table-cell office:value-type="float" office:value="-0.256128566817888" calcext:value-type="float">
            <text:p>-0,2561285668</text:p>
          </table:table-cell>
          <table:table-cell office:value-type="float" office:value="1.39900941209986" calcext:value-type="float">
            <text:p>1,3990094121</text:p>
          </table:table-cell>
          <table:table-cell office:value-type="float" office:value="2.82333797100228" calcext:value-type="float">
            <text:p>2,823337971</text:p>
          </table:table-cell>
          <table:table-cell office:value-type="float" office:value="0.729426852455118" calcext:value-type="float">
            <text:p>0,7294268525</text:p>
          </table:table-cell>
          <table:table-cell office:value-type="float" office:value="-1.02728399439027" calcext:value-type="float">
            <text:p>-1,0272839944</text:p>
          </table:table-cell>
          <table:table-cell office:value-type="float" office:value="0.352727225233596" calcext:value-type="float">
            <text:p>0,3527272252</text:p>
          </table:table-cell>
          <table:table-cell office:value-type="float" office:value="0.479418966665531" calcext:value-type="float">
            <text:p>0,4794189667</text:p>
          </table:table-cell>
          <table:table-cell office:value-type="float" office:value="0.302480577346715" calcext:value-type="float">
            <text:p>0,3024805773</text:p>
          </table:table-cell>
          <table:table-cell office:value-type="float" office:value="1.88567237196981" calcext:value-type="float">
            <text:p>1,885672372</text:p>
          </table:table-cell>
          <table:table-cell office:value-type="float" office:value="0.727992480497825" calcext:value-type="float">
            <text:p>0,7279924805</text:p>
          </table:table-cell>
          <table:table-cell office:value-type="float" office:value="0.337902078654796" calcext:value-type="float">
            <text:p>0,3379020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82838944052268" calcext:value-type="float">
            <text:p>-0,5828389441</text:p>
          </table:table-cell>
          <table:table-cell office:value-type="float" office:value="-0.430826170836682" calcext:value-type="float">
            <text:p>-0,4308261708</text:p>
          </table:table-cell>
          <table:table-cell office:value-type="float" office:value="0.143124388328695" calcext:value-type="float">
            <text:p>0,1431243883</text:p>
          </table:table-cell>
          <table:table-cell office:value-type="float" office:value="-0.175163477864703" calcext:value-type="float">
            <text:p>-0,1751634779</text:p>
          </table:table-cell>
          <table:table-cell office:value-type="float" office:value="0.100806147441137" calcext:value-type="float">
            <text:p>0,1008061474</text:p>
          </table:table-cell>
          <table:table-cell office:value-type="float" office:value="-0.36460266008498" calcext:value-type="float">
            <text:p>-0,3646026601</text:p>
          </table:table-cell>
          <table:table-cell office:value-type="float" office:value="-0.0801127856492126" calcext:value-type="float">
            <text:p>-0,0801127856</text:p>
          </table:table-cell>
          <table:table-cell office:value-type="float" office:value="-0.267755902989792" calcext:value-type="float">
            <text:p>-0,267755903</text:p>
          </table:table-cell>
          <table:table-cell office:value-type="float" office:value="-0.964209036728973" calcext:value-type="float">
            <text:p>-0,9642090367</text:p>
          </table:table-cell>
          <table:table-cell office:value-type="float" office:value="-0.369004449551634" calcext:value-type="float">
            <text:p>-0,3690044496</text:p>
          </table:table-cell>
          <table:table-cell office:value-type="float" office:value="-0.712107907245458" calcext:value-type="float">
            <text:p>-0,7121079072</text:p>
          </table:table-cell>
          <table:table-cell office:value-type="float" office:value="-1.58311451255233" calcext:value-type="float">
            <text:p>-1,5831145126</text:p>
          </table:table-cell>
          <table:table-cell office:value-type="float" office:value="-1.41562876720859" calcext:value-type="float">
            <text:p>-1,4156287672</text:p>
          </table:table-cell>
          <table:table-cell office:value-type="float" office:value="-1.2761863706334" calcext:value-type="float">
            <text:p>-1,2761863706</text:p>
          </table:table-cell>
          <table:table-cell office:value-type="float" office:value="-0.785194509701298" calcext:value-type="float">
            <text:p>-0,7851945097</text:p>
          </table:table-cell>
          <table:table-cell office:value-type="float" office:value="-1.0015044386182" calcext:value-type="float">
            <text:p>-1,0015044386</text:p>
          </table:table-cell>
          <table:table-cell office:value-type="float" office:value="-0.70540829053148" calcext:value-type="float">
            <text:p>-0,7054082905</text:p>
          </table:table-cell>
          <table:table-cell office:value-type="float" office:value="-0.510076628248963" calcext:value-type="float">
            <text:p>-0,5100766282</text:p>
          </table:table-cell>
          <table:table-cell office:value-type="float" office:value="-0.25795738540839" calcext:value-type="float">
            <text:p>-0,2579573854</text:p>
          </table:table-cell>
          <table:table-cell office:value-type="float" office:value="-0.573761254107111" calcext:value-type="float">
            <text:p>-0,5737612541</text:p>
          </table:table-cell>
          <table:table-cell office:value-type="float" office:value="-0.485613618558345" calcext:value-type="float">
            <text:p>-0,4856136186</text:p>
          </table:table-cell>
          <table:table-cell office:value-type="float" office:value="0.837882557121393" calcext:value-type="float">
            <text:p>0,8378825571</text:p>
          </table:table-cell>
          <table:table-cell office:value-type="float" office:value="1.04286830983512" calcext:value-type="float">
            <text:p>1,0428683098</text:p>
          </table:table-cell>
          <table:table-cell office:value-type="float" office:value="0.753190263948124" calcext:value-type="float">
            <text:p>0,7531902639</text:p>
          </table:table-cell>
          <table:table-cell office:value-type="float" office:value="-0.124935471199591" calcext:value-type="float">
            <text:p>-0,1249354712</text:p>
          </table:table-cell>
          <table:table-cell office:value-type="float" office:value="-0.256293814822042" calcext:value-type="float">
            <text:p>-0,2562938148</text:p>
          </table:table-cell>
          <table:table-cell office:value-type="float" office:value="-0.725401791944649" calcext:value-type="float">
            <text:p>-0,7254017919</text:p>
          </table:table-cell>
          <table:table-cell office:value-type="float" office:value="-0.32843002451463" calcext:value-type="float">
            <text:p>-0,3284300245</text:p>
          </table:table-cell>
          <table:table-cell office:value-type="float" office:value="0.413736089129864" calcext:value-type="float">
            <text:p>0,4137360891</text:p>
          </table:table-cell>
          <table:table-cell office:value-type="float" office:value="0.681089082450198" calcext:value-type="float">
            <text:p>0,6810890825</text:p>
          </table:table-cell>
          <table:table-cell office:value-type="float" office:value="0.435763062420552" calcext:value-type="float">
            <text:p>0,4357630624</text:p>
          </table:table-cell>
          <table:table-cell office:value-type="float" office:value="0.947303176042692" calcext:value-type="float">
            <text:p>0,947303176</text:p>
          </table:table-cell>
          <table:table-cell office:value-type="float" office:value="2.03183430206465" calcext:value-type="float">
            <text:p>2,0318343021</text:p>
          </table:table-cell>
          <table:table-cell office:value-type="float" office:value="2.39078994351228" calcext:value-type="float">
            <text:p>2,3907899435</text:p>
          </table:table-cell>
          <table:table-cell office:value-type="float" office:value="2.12999378057912" calcext:value-type="float">
            <text:p>2,1299937806</text:p>
          </table:table-cell>
          <table:table-cell office:value-type="float" office:value="1.3189032295761" calcext:value-type="float">
            <text:p>1,3189032296</text:p>
          </table:table-cell>
          <table:table-cell office:value-type="float" office:value="0.401813331261453" calcext:value-type="float">
            <text:p>0,4018133313</text:p>
          </table:table-cell>
          <table:table-cell office:value-type="float" office:value="-0.355443611700491" calcext:value-type="float">
            <text:p>-0,3554436117</text:p>
          </table:table-cell>
          <table:table-cell office:value-type="float" office:value="-0.0753486445672734" calcext:value-type="float">
            <text:p>-0,0753486446</text:p>
          </table:table-cell>
          <table:table-cell office:value-type="float" office:value="0.493391041178176" calcext:value-type="float">
            <text:p>0,4933910412</text:p>
          </table:table-cell>
          <table:table-cell office:value-type="float" office:value="0.392727298527562" calcext:value-type="float">
            <text:p>0,3927272985</text:p>
          </table:table-cell>
          <table:table-cell office:value-type="float" office:value="-0.148759887426137" calcext:value-type="float">
            <text:p>-0,1487598874</text:p>
          </table:table-cell>
          <table:table-cell office:value-type="float" office:value="0.554342948429367" calcext:value-type="float">
            <text:p>0,5543429484</text:p>
          </table:table-cell>
          <table:table-cell office:value-type="float" office:value="0.321102080005361" calcext:value-type="float">
            <text:p>0,32110208</text:p>
          </table:table-cell>
          <table:table-cell office:value-type="float" office:value="-0.209063647015681" calcext:value-type="float">
            <text:p>-0,209063647</text:p>
          </table:table-cell>
          <table:table-cell office:value-type="float" office:value="-0.431916525930727" calcext:value-type="float">
            <text:p>-0,4319165259</text:p>
          </table:table-cell>
          <table:table-cell office:value-type="float" office:value="-0.634252679565408" calcext:value-type="float">
            <text:p>-0,6342526796</text:p>
          </table:table-cell>
          <table:table-cell office:value-type="float" office:value="-0.57516646756439" calcext:value-type="float">
            <text:p>-0,5751664676</text:p>
          </table:table-cell>
          <table:table-cell office:value-type="float" office:value="-0.75930418887172" calcext:value-type="float">
            <text:p>-0,7593041889</text:p>
          </table:table-cell>
          <table:table-cell office:value-type="float" office:value="-0.0512257133635776" calcext:value-type="float">
            <text:p>-0,0512257134</text:p>
          </table:table-cell>
          <table:table-cell office:value-type="float" office:value="-0.0416371848839245" calcext:value-type="float">
            <text:p>-0,0416371849</text:p>
          </table:table-cell>
          <table:table-cell office:value-type="float" office:value="0.280257813298021" calcext:value-type="float">
            <text:p>0,2802578133</text:p>
          </table:table-cell>
          <table:table-cell office:value-type="float" office:value="1.35262649338765" calcext:value-type="float">
            <text:p>1,3526264934</text:p>
          </table:table-cell>
          <table:table-cell office:value-type="float" office:value="0.71225023611059" calcext:value-type="float">
            <text:p>0,7122502361</text:p>
          </table:table-cell>
          <table:table-cell office:value-type="float" office:value="-0.141090890093439" calcext:value-type="float">
            <text:p>-0,1410908901</text:p>
          </table:table-cell>
          <table:table-cell office:value-type="float" office:value="1.05472172666417" calcext:value-type="float">
            <text:p>1,0547217267</text:p>
          </table:table-cell>
          <table:table-cell office:value-type="float" office:value="2.72232519612044" calcext:value-type="float">
            <text:p>2,7223251961</text:p>
          </table:table-cell>
          <table:table-cell office:value-type="float" office:value="0.448233596615775" calcext:value-type="float">
            <text:p>0,4482335966</text:p>
          </table:table-cell>
          <table:table-cell office:value-type="float" office:value="0.210308938810483" calcext:value-type="float">
            <text:p>0,2103089388</text:p>
          </table:table-cell>
          <table:table-cell office:value-type="float" office:value="1.37148490748123" calcext:value-type="float">
            <text:p>1,3714849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56702157652896" calcext:value-type="float">
            <text:p>-0,4567021577</text:p>
          </table:table-cell>
          <table:table-cell office:value-type="float" office:value="-0.8677203159105" calcext:value-type="float">
            <text:p>-0,8677203159</text:p>
          </table:table-cell>
          <table:table-cell office:value-type="float" office:value="-0.382532456078511" calcext:value-type="float">
            <text:p>-0,3825324561</text:p>
          </table:table-cell>
          <table:table-cell office:value-type="float" office:value="-0.503997982322367" calcext:value-type="float">
            <text:p>-0,5039979823</text:p>
          </table:table-cell>
          <table:table-cell office:value-type="float" office:value="-0.801048850201891" calcext:value-type="float">
            <text:p>-0,8010488502</text:p>
          </table:table-cell>
          <table:table-cell office:value-type="float" office:value="-0.726667482628766" calcext:value-type="float">
            <text:p>-0,7266674826</text:p>
          </table:table-cell>
          <table:table-cell office:value-type="float" office:value="-1.67751317829109" calcext:value-type="float">
            <text:p>-1,6775131783</text:p>
          </table:table-cell>
          <table:table-cell office:value-type="float" office:value="-0.849068060796578" calcext:value-type="float">
            <text:p>-0,8490680608</text:p>
          </table:table-cell>
          <table:table-cell office:value-type="float" office:value="-0.617887788319968" calcext:value-type="float">
            <text:p>-0,6178877883</text:p>
          </table:table-cell>
          <table:table-cell office:value-type="float" office:value="-1.00360282751039" calcext:value-type="float">
            <text:p>-1,0036028275</text:p>
          </table:table-cell>
          <table:table-cell office:value-type="float" office:value="-0.825894461736531" calcext:value-type="float">
            <text:p>-0,8258944617</text:p>
          </table:table-cell>
          <table:table-cell office:value-type="float" office:value="-1.40677661645293" calcext:value-type="float">
            <text:p>-1,4067766165</text:p>
          </table:table-cell>
          <table:table-cell office:value-type="float" office:value="-1.02687178177621" calcext:value-type="float">
            <text:p>-1,0268717818</text:p>
          </table:table-cell>
          <table:table-cell office:value-type="float" office:value="-0.52774167208661" calcext:value-type="float">
            <text:p>-0,5277416721</text:p>
          </table:table-cell>
          <table:table-cell office:value-type="float" office:value="-0.475595186595269" calcext:value-type="float">
            <text:p>-0,4755951866</text:p>
          </table:table-cell>
          <table:table-cell office:value-type="float" office:value="-0.41693532423161" calcext:value-type="float">
            <text:p>-0,4169353242</text:p>
          </table:table-cell>
          <table:table-cell office:value-type="float" office:value="-0.427795995548123" calcext:value-type="float">
            <text:p>-0,4277959955</text:p>
          </table:table-cell>
          <table:table-cell office:value-type="float" office:value="-0.784997989351664" calcext:value-type="float">
            <text:p>-0,7849979894</text:p>
          </table:table-cell>
          <table:table-cell office:value-type="float" office:value="-1.21381450399154" calcext:value-type="float">
            <text:p>-1,213814504</text:p>
          </table:table-cell>
          <table:table-cell office:value-type="float" office:value="-1.67826118653228" calcext:value-type="float">
            <text:p>-1,6782611865</text:p>
          </table:table-cell>
          <table:table-cell office:value-type="float" office:value="-1.87069846829625" calcext:value-type="float">
            <text:p>-1,8706984683</text:p>
          </table:table-cell>
          <table:table-cell office:value-type="float" office:value="-1.36468558277421" calcext:value-type="float">
            <text:p>-1,3646855828</text:p>
          </table:table-cell>
          <table:table-cell office:value-type="float" office:value="-0.940140385102413" calcext:value-type="float">
            <text:p>-0,9401403851</text:p>
          </table:table-cell>
          <table:table-cell office:value-type="float" office:value="-0.45124502765132" calcext:value-type="float">
            <text:p>-0,4512450277</text:p>
          </table:table-cell>
          <table:table-cell office:value-type="float" office:value="-0.177604346313144" calcext:value-type="float">
            <text:p>-0,1776043463</text:p>
          </table:table-cell>
          <table:table-cell office:value-type="float" office:value="0.24196159491423" calcext:value-type="float">
            <text:p>0,2419615949</text:p>
          </table:table-cell>
          <table:table-cell office:value-type="float" office:value="0.4632476089972" calcext:value-type="float">
            <text:p>0,463247609</text:p>
          </table:table-cell>
          <table:table-cell office:value-type="float" office:value="0.804843282154595" calcext:value-type="float">
            <text:p>0,8048432822</text:p>
          </table:table-cell>
          <table:table-cell office:value-type="float" office:value="0.657232680820981" calcext:value-type="float">
            <text:p>0,6572326808</text:p>
          </table:table-cell>
          <table:table-cell office:value-type="float" office:value="0.528427279466682" calcext:value-type="float">
            <text:p>0,5284272795</text:p>
          </table:table-cell>
          <table:table-cell office:value-type="float" office:value="0.648854704740951" calcext:value-type="float">
            <text:p>0,6488547047</text:p>
          </table:table-cell>
          <table:table-cell office:value-type="float" office:value="0.4150313419791" calcext:value-type="float">
            <text:p>0,415031342</text:p>
          </table:table-cell>
          <table:table-cell office:value-type="float" office:value="0.347193802330875" calcext:value-type="float">
            <text:p>0,3471938023</text:p>
          </table:table-cell>
          <table:table-cell office:value-type="float" office:value="0.754405906929035" calcext:value-type="float">
            <text:p>0,7544059069</text:p>
          </table:table-cell>
          <table:table-cell office:value-type="float" office:value="0.779331903230279" calcext:value-type="float">
            <text:p>0,7793319032</text:p>
          </table:table-cell>
          <table:table-cell office:value-type="float" office:value="0.271655825239229" calcext:value-type="float">
            <text:p>0,2716558252</text:p>
          </table:table-cell>
          <table:table-cell office:value-type="float" office:value="-0.743604754118706" calcext:value-type="float">
            <text:p>-0,7436047541</text:p>
          </table:table-cell>
          <table:table-cell office:value-type="float" office:value="-1.27527721186068" calcext:value-type="float">
            <text:p>-1,2752772119</text:p>
          </table:table-cell>
          <table:table-cell office:value-type="float" office:value="-0.992592811099548" calcext:value-type="float">
            <text:p>-0,9925928111</text:p>
          </table:table-cell>
          <table:table-cell office:value-type="float" office:value="-0.923254137746343" calcext:value-type="float">
            <text:p>-0,9232541377</text:p>
          </table:table-cell>
          <table:table-cell office:value-type="float" office:value="-0.753311737800636" calcext:value-type="float">
            <text:p>-0,7533117378</text:p>
          </table:table-cell>
          <table:table-cell office:value-type="float" office:value="-0.411312198700157" calcext:value-type="float">
            <text:p>-0,4113121987</text:p>
          </table:table-cell>
          <table:table-cell office:value-type="float" office:value="0.303971311760425" calcext:value-type="float">
            <text:p>0,3039713118</text:p>
          </table:table-cell>
          <table:table-cell office:value-type="float" office:value="0.133542453834005" calcext:value-type="float">
            <text:p>0,1335424538</text:p>
          </table:table-cell>
          <table:table-cell office:value-type="float" office:value="-0.543433580886185" calcext:value-type="float">
            <text:p>-0,5434335809</text:p>
          </table:table-cell>
          <table:table-cell office:value-type="float" office:value="-0.472980327013164" calcext:value-type="float">
            <text:p>-0,472980327</text:p>
          </table:table-cell>
          <table:table-cell office:value-type="float" office:value="-0.802160007247275" calcext:value-type="float">
            <text:p>-0,8021600072</text:p>
          </table:table-cell>
          <table:table-cell office:value-type="float" office:value="-0.769024803428711" calcext:value-type="float">
            <text:p>-0,7690248034</text:p>
          </table:table-cell>
          <table:table-cell office:value-type="float" office:value="-0.486733454404949" calcext:value-type="float">
            <text:p>-0,4867334544</text:p>
          </table:table-cell>
          <table:table-cell office:value-type="float" office:value="-0.768385700453664" calcext:value-type="float">
            <text:p>-0,7683857005</text:p>
          </table:table-cell>
          <table:table-cell office:value-type="float" office:value="0.0832743697678488" calcext:value-type="float">
            <text:p>0,0832743698</text:p>
          </table:table-cell>
          <table:table-cell office:value-type="float" office:value="0.114179109121416" calcext:value-type="float">
            <text:p>0,1141791091</text:p>
          </table:table-cell>
          <table:table-cell office:value-type="float" office:value="0.545299685815962" calcext:value-type="float">
            <text:p>0,5452996858</text:p>
          </table:table-cell>
          <table:table-cell office:value-type="float" office:value="-0.917707034988645" calcext:value-type="float">
            <text:p>-0,917707035</text:p>
          </table:table-cell>
          <table:table-cell office:value-type="float" office:value="-0.522036293345723" calcext:value-type="float">
            <text:p>-0,5220362933</text:p>
          </table:table-cell>
          <table:table-cell office:value-type="float" office:value="-0.880387556967611" calcext:value-type="float">
            <text:p>-0,880387557</text:p>
          </table:table-cell>
          <table:table-cell office:value-type="float" office:value="0.924726336459959" calcext:value-type="float">
            <text:p>0,9247263365</text:p>
          </table:table-cell>
          <table:table-cell office:value-type="float" office:value="0" calcext:value-type="float">
            <text:p>0</text:p>
          </table:table-cell>
          <table:table-cell office:value-type="float" office:value="-0.275019381521401" calcext:value-type="float">
            <text:p>-0,2750193815</text:p>
          </table:table-cell>
          <table:table-cell office:value-type="float" office:value="0.357778671516843" calcext:value-type="float">
            <text:p>0,3577786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87188488410867" calcext:value-type="float">
            <text:p>-0,5871884884</text:p>
          </table:table-cell>
          <table:table-cell office:value-type="float" office:value="-0.373180415583886" calcext:value-type="float">
            <text:p>-0,3731804156</text:p>
          </table:table-cell>
          <table:table-cell office:value-type="float" office:value="-0.746849080915187" calcext:value-type="float">
            <text:p>-0,7468490809</text:p>
          </table:table-cell>
          <table:table-cell office:value-type="float" office:value="-0.809190790381114" calcext:value-type="float">
            <text:p>-0,8091907904</text:p>
          </table:table-cell>
          <table:table-cell office:value-type="float" office:value="-0.657040068143124" calcext:value-type="float">
            <text:p>-0,6570400681</text:p>
          </table:table-cell>
          <table:table-cell office:value-type="float" office:value="-0.78419180022918" calcext:value-type="float">
            <text:p>-0,7841918002</text:p>
          </table:table-cell>
          <table:table-cell office:value-type="float" office:value="-0.970254848418243" calcext:value-type="float">
            <text:p>-0,9702548484</text:p>
          </table:table-cell>
          <table:table-cell office:value-type="float" office:value="-1.2495275472857" calcext:value-type="float">
            <text:p>-1,2495275473</text:p>
          </table:table-cell>
          <table:table-cell office:value-type="float" office:value="-0.927042853972885" calcext:value-type="float">
            <text:p>-0,927042854</text:p>
          </table:table-cell>
          <table:table-cell office:value-type="float" office:value="-0.880849331187772" calcext:value-type="float">
            <text:p>-0,8808493312</text:p>
          </table:table-cell>
          <table:table-cell office:value-type="float" office:value="-1.02483254376066" calcext:value-type="float">
            <text:p>-1,0248325438</text:p>
          </table:table-cell>
          <table:table-cell office:value-type="float" office:value="-0.636458438755536" calcext:value-type="float">
            <text:p>-0,6364584388</text:p>
          </table:table-cell>
          <table:table-cell office:value-type="float" office:value="-0.779287497258148" calcext:value-type="float">
            <text:p>-0,7792874973</text:p>
          </table:table-cell>
          <table:table-cell office:value-type="float" office:value="-0.0261438846771018" calcext:value-type="float">
            <text:p>-0,0261438847</text:p>
          </table:table-cell>
          <table:table-cell office:value-type="float" office:value="-0.312033280048687" calcext:value-type="float">
            <text:p>-0,31203328</text:p>
          </table:table-cell>
          <table:table-cell office:value-type="float" office:value="-0.106597897329319" calcext:value-type="float">
            <text:p>-0,1065978973</text:p>
          </table:table-cell>
          <table:table-cell office:value-type="float" office:value="0.154355470024899" calcext:value-type="float">
            <text:p>0,15435547</text:p>
          </table:table-cell>
          <table:table-cell office:value-type="float" office:value="-0.32845264142868" calcext:value-type="float">
            <text:p>-0,3284526414</text:p>
          </table:table-cell>
          <table:table-cell office:value-type="float" office:value="-0.725032741407051" calcext:value-type="float">
            <text:p>-0,7250327414</text:p>
          </table:table-cell>
          <table:table-cell office:value-type="float" office:value="-0.921368437252296" calcext:value-type="float">
            <text:p>-0,9213684373</text:p>
          </table:table-cell>
          <table:table-cell office:value-type="float" office:value="-0.728032557535156" calcext:value-type="float">
            <text:p>-0,7280325575</text:p>
          </table:table-cell>
          <table:table-cell office:value-type="float" office:value="-0.767928742884113" calcext:value-type="float">
            <text:p>-0,7679287429</text:p>
          </table:table-cell>
          <table:table-cell office:value-type="float" office:value="-0.990105329038553" calcext:value-type="float">
            <text:p>-0,990105329</text:p>
          </table:table-cell>
          <table:table-cell office:value-type="float" office:value="-0.819266922306705" calcext:value-type="float">
            <text:p>-0,8192669223</text:p>
          </table:table-cell>
          <table:table-cell office:value-type="float" office:value="-0.405836138471873" calcext:value-type="float">
            <text:p>-0,4058361385</text:p>
          </table:table-cell>
          <table:table-cell office:value-type="float" office:value="-0.410575946770837" calcext:value-type="float">
            <text:p>-0,4105759468</text:p>
          </table:table-cell>
          <table:table-cell office:value-type="float" office:value="-0.335427091224686" calcext:value-type="float">
            <text:p>-0,3354270912</text:p>
          </table:table-cell>
          <table:table-cell office:value-type="float" office:value="0.000843209305557834" calcext:value-type="float">
            <text:p>0,0008432093</text:p>
          </table:table-cell>
          <table:table-cell office:value-type="float" office:value="0.718419003861313" calcext:value-type="float">
            <text:p>0,7184190039</text:p>
          </table:table-cell>
          <table:table-cell office:value-type="float" office:value="1.77961986059568" calcext:value-type="float">
            <text:p>1,7796198606</text:p>
          </table:table-cell>
          <table:table-cell office:value-type="float" office:value="1.65636694343126" calcext:value-type="float">
            <text:p>1,6563669434</text:p>
          </table:table-cell>
          <table:table-cell office:value-type="float" office:value="0.965123730839535" calcext:value-type="float">
            <text:p>0,9651237308</text:p>
          </table:table-cell>
          <table:table-cell office:value-type="float" office:value="1.16021806190345" calcext:value-type="float">
            <text:p>1,1602180619</text:p>
          </table:table-cell>
          <table:table-cell office:value-type="float" office:value="1.16782639820112" calcext:value-type="float">
            <text:p>1,1678263982</text:p>
          </table:table-cell>
          <table:table-cell office:value-type="float" office:value="1.48514920999343" calcext:value-type="float">
            <text:p>1,48514921</text:p>
          </table:table-cell>
          <table:table-cell office:value-type="float" office:value="1.00578912856866" calcext:value-type="float">
            <text:p>1,0057891286</text:p>
          </table:table-cell>
          <table:table-cell office:value-type="float" office:value="0.761111144069931" calcext:value-type="float">
            <text:p>0,7611111441</text:p>
          </table:table-cell>
          <table:table-cell office:value-type="float" office:value="0.261065585344086" calcext:value-type="float">
            <text:p>0,2610655853</text:p>
          </table:table-cell>
          <table:table-cell office:value-type="float" office:value="-0.397840843315204" calcext:value-type="float">
            <text:p>-0,3978408433</text:p>
          </table:table-cell>
          <table:table-cell office:value-type="float" office:value="-0.734069597850457" calcext:value-type="float">
            <text:p>-0,7340695979</text:p>
          </table:table-cell>
          <table:table-cell office:value-type="float" office:value="-0.219155858553327" calcext:value-type="float">
            <text:p>-0,2191558586</text:p>
          </table:table-cell>
          <table:table-cell office:value-type="float" office:value="-0.593854211956134" calcext:value-type="float">
            <text:p>-0,593854212</text:p>
          </table:table-cell>
          <table:table-cell office:value-type="float" office:value="-0.529161893017261" calcext:value-type="float">
            <text:p>-0,529161893</text:p>
          </table:table-cell>
          <table:table-cell office:value-type="float" office:value="-0.42463499365195" calcext:value-type="float">
            <text:p>-0,4246349937</text:p>
          </table:table-cell>
          <table:table-cell office:value-type="float" office:value="-0.221594275701163" calcext:value-type="float">
            <text:p>-0,2215942757</text:p>
          </table:table-cell>
          <table:table-cell office:value-type="float" office:value="-0.315444653769632" calcext:value-type="float">
            <text:p>-0,3154446538</text:p>
          </table:table-cell>
          <table:table-cell office:value-type="float" office:value="-0.749257698525591" calcext:value-type="float">
            <text:p>-0,7492576985</text:p>
          </table:table-cell>
          <table:table-cell office:value-type="float" office:value="-1.00774291949304" calcext:value-type="float">
            <text:p>-1,0077429195</text:p>
          </table:table-cell>
          <table:table-cell office:value-type="float" office:value="-1.00684291711195" calcext:value-type="float">
            <text:p>-1,0068429171</text:p>
          </table:table-cell>
          <table:table-cell office:value-type="float" office:value="-0.43175958406444" calcext:value-type="float">
            <text:p>-0,4317595841</text:p>
          </table:table-cell>
          <table:table-cell office:value-type="float" office:value="-0.974310126283831" calcext:value-type="float">
            <text:p>-0,9743101263</text:p>
          </table:table-cell>
          <table:table-cell office:value-type="float" office:value="-0.467096355496701" calcext:value-type="float">
            <text:p>-0,4670963555</text:p>
          </table:table-cell>
          <table:table-cell office:value-type="float" office:value="-0.446154288394878" calcext:value-type="float">
            <text:p>-0,4461542884</text:p>
          </table:table-cell>
          <table:table-cell office:value-type="float" office:value="0.493096317307331" calcext:value-type="float">
            <text:p>0,4930963173</text:p>
          </table:table-cell>
          <table:table-cell office:value-type="float" office:value="0.55025447136441" calcext:value-type="float">
            <text:p>0,5502544714</text:p>
          </table:table-cell>
          <table:table-cell office:value-type="float" office:value="-0.252784546060007" calcext:value-type="float">
            <text:p>-0,2527845461</text:p>
          </table:table-cell>
          <table:table-cell office:value-type="float" office:value="0.509895830384463" calcext:value-type="float">
            <text:p>0,5098958304</text:p>
          </table:table-cell>
          <table:table-cell office:value-type="float" office:value="-0.123650647342283" calcext:value-type="float">
            <text:p>-0,1236506473</text:p>
          </table:table-cell>
          <table:table-cell office:value-type="float" office:value="-0.0970656640663767" calcext:value-type="float">
            <text:p>-0,0970656641</text:p>
          </table:table-cell>
          <table:table-cell office:value-type="float" office:value="-0.556544600137312" calcext:value-type="float">
            <text:p>-0,5565446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739422540961833" calcext:value-type="float">
            <text:p>-0,0739422541</text:p>
          </table:table-cell>
          <table:table-cell office:value-type="float" office:value="0.0333738583042501" calcext:value-type="float">
            <text:p>0,0333738583</text:p>
          </table:table-cell>
          <table:table-cell office:value-type="float" office:value="0.187362835630291" calcext:value-type="float">
            <text:p>0,1873628356</text:p>
          </table:table-cell>
          <table:table-cell office:value-type="float" office:value="-0.332058372148425" calcext:value-type="float">
            <text:p>-0,3320583721</text:p>
          </table:table-cell>
          <table:table-cell office:value-type="float" office:value="-0.907255326970232" calcext:value-type="float">
            <text:p>-0,907255327</text:p>
          </table:table-cell>
          <table:table-cell office:value-type="float" office:value="-0.818029634111777" calcext:value-type="float">
            <text:p>-0,8180296341</text:p>
          </table:table-cell>
          <table:table-cell office:value-type="float" office:value="0.371432006191804" calcext:value-type="float">
            <text:p>0,3714320062</text:p>
          </table:table-cell>
          <table:table-cell office:value-type="float" office:value="0.315904990808132" calcext:value-type="float">
            <text:p>0,3159049908</text:p>
          </table:table-cell>
          <table:table-cell office:value-type="float" office:value="-0.698977641605979" calcext:value-type="float">
            <text:p>-0,6989776416</text:p>
          </table:table-cell>
          <table:table-cell office:value-type="float" office:value="-0.934414493219461" calcext:value-type="float">
            <text:p>-0,9344144932</text:p>
          </table:table-cell>
          <table:table-cell office:value-type="float" office:value="-1.03915005723967" calcext:value-type="float">
            <text:p>-1,0391500572</text:p>
          </table:table-cell>
          <table:table-cell office:value-type="float" office:value="-0.396581786571733" calcext:value-type="float">
            <text:p>-0,3965817866</text:p>
          </table:table-cell>
          <table:table-cell office:value-type="float" office:value="-0.823980362371724" calcext:value-type="float">
            <text:p>-0,8239803624</text:p>
          </table:table-cell>
          <table:table-cell office:value-type="float" office:value="-0.571517478987803" calcext:value-type="float">
            <text:p>-0,571517479</text:p>
          </table:table-cell>
          <table:table-cell office:value-type="float" office:value="-0.400629312761419" calcext:value-type="float">
            <text:p>-0,4006293128</text:p>
          </table:table-cell>
          <table:table-cell office:value-type="float" office:value="0.10143993455532" calcext:value-type="float">
            <text:p>0,1014399346</text:p>
          </table:table-cell>
          <table:table-cell office:value-type="float" office:value="1.43243393190183" calcext:value-type="float">
            <text:p>1,4324339319</text:p>
          </table:table-cell>
          <table:table-cell office:value-type="float" office:value="0.814822559818995" calcext:value-type="float">
            <text:p>0,8148225598</text:p>
          </table:table-cell>
          <table:table-cell office:value-type="float" office:value="-0.716892838937365" calcext:value-type="float">
            <text:p>-0,7168928389</text:p>
          </table:table-cell>
          <table:table-cell office:value-type="float" office:value="-1.40527723218935" calcext:value-type="float">
            <text:p>-1,4052772322</text:p>
          </table:table-cell>
          <table:table-cell office:value-type="float" office:value="-1.09146703084919" calcext:value-type="float">
            <text:p>-1,0914670308</text:p>
          </table:table-cell>
          <table:table-cell office:value-type="float" office:value="-0.414642440814272" calcext:value-type="float">
            <text:p>-0,4146424408</text:p>
          </table:table-cell>
          <table:table-cell office:value-type="float" office:value="-0.161886418353094" calcext:value-type="float">
            <text:p>-0,1618864184</text:p>
          </table:table-cell>
          <table:table-cell office:value-type="float" office:value="0.0112915808587445" calcext:value-type="float">
            <text:p>0,0112915809</text:p>
          </table:table-cell>
          <table:table-cell office:value-type="float" office:value="0.362557837990969" calcext:value-type="float">
            <text:p>0,362557838</text:p>
          </table:table-cell>
          <table:table-cell office:value-type="float" office:value="0.571602652793896" calcext:value-type="float">
            <text:p>0,5716026528</text:p>
          </table:table-cell>
          <table:table-cell office:value-type="float" office:value="0.524715437607549" calcext:value-type="float">
            <text:p>0,5247154376</text:p>
          </table:table-cell>
          <table:table-cell office:value-type="float" office:value="0.239471442778319" calcext:value-type="float">
            <text:p>0,2394714428</text:p>
          </table:table-cell>
          <table:table-cell office:value-type="float" office:value="0.797919600464738" calcext:value-type="float">
            <text:p>0,7979196005</text:p>
          </table:table-cell>
          <table:table-cell office:value-type="float" office:value="1.49694637376567" calcext:value-type="float">
            <text:p>1,4969463738</text:p>
          </table:table-cell>
          <table:table-cell office:value-type="float" office:value="1.8769354854822" calcext:value-type="float">
            <text:p>1,8769354855</text:p>
          </table:table-cell>
          <table:table-cell office:value-type="float" office:value="1.50630584230155" calcext:value-type="float">
            <text:p>1,5063058423</text:p>
          </table:table-cell>
          <table:table-cell office:value-type="float" office:value="1.41395523403927" calcext:value-type="float">
            <text:p>1,413955234</text:p>
          </table:table-cell>
          <table:table-cell office:value-type="float" office:value="1.77282144766728" calcext:value-type="float">
            <text:p>1,7728214477</text:p>
          </table:table-cell>
          <table:table-cell office:value-type="float" office:value="2.27277803618456" calcext:value-type="float">
            <text:p>2,2727780362</text:p>
          </table:table-cell>
          <table:table-cell office:value-type="float" office:value="2.57022379043416" calcext:value-type="float">
            <text:p>2,5702237904</text:p>
          </table:table-cell>
          <table:table-cell office:value-type="float" office:value="2.52592197867677" calcext:value-type="float">
            <text:p>2,5259219787</text:p>
          </table:table-cell>
          <table:table-cell office:value-type="float" office:value="2.00072025027185" calcext:value-type="float">
            <text:p>2,0007202503</text:p>
          </table:table-cell>
          <table:table-cell office:value-type="float" office:value="1.54715883511468" calcext:value-type="float">
            <text:p>1,5471588351</text:p>
          </table:table-cell>
          <table:table-cell office:value-type="float" office:value="0.71447948277248" calcext:value-type="float">
            <text:p>0,7144794828</text:p>
          </table:table-cell>
          <table:table-cell office:value-type="float" office:value="0.247792224070962" calcext:value-type="float">
            <text:p>0,2477922241</text:p>
          </table:table-cell>
          <table:table-cell office:value-type="float" office:value="-0.0711202649049263" calcext:value-type="float">
            <text:p>-0,0711202649</text:p>
          </table:table-cell>
          <table:table-cell office:value-type="float" office:value="0.507578131235456" calcext:value-type="float">
            <text:p>0,5075781312</text:p>
          </table:table-cell>
          <table:table-cell office:value-type="float" office:value="0.390874260941106" calcext:value-type="float">
            <text:p>0,3908742609</text:p>
          </table:table-cell>
          <table:table-cell office:value-type="float" office:value="0.600810670130236" calcext:value-type="float">
            <text:p>0,6008106701</text:p>
          </table:table-cell>
          <table:table-cell office:value-type="float" office:value="0.520017044616683" calcext:value-type="float">
            <text:p>0,5200170446</text:p>
          </table:table-cell>
          <table:table-cell office:value-type="float" office:value="0.0914289900733453" calcext:value-type="float">
            <text:p>0,0914289901</text:p>
          </table:table-cell>
          <table:table-cell office:value-type="float" office:value="-0.770626938435854" calcext:value-type="float">
            <text:p>-0,7706269384</text:p>
          </table:table-cell>
          <table:table-cell office:value-type="float" office:value="-0.767648190947233" calcext:value-type="float">
            <text:p>-0,7676481909</text:p>
          </table:table-cell>
          <table:table-cell office:value-type="float" office:value="1.49286364659569" calcext:value-type="float">
            <text:p>1,4928636466</text:p>
          </table:table-cell>
          <table:table-cell office:value-type="float" office:value="-0.7161595800035" calcext:value-type="float">
            <text:p>-0,71615958</text:p>
          </table:table-cell>
          <table:table-cell office:value-type="float" office:value="-0.249118056264907" calcext:value-type="float">
            <text:p>-0,2491180563</text:p>
          </table:table-cell>
          <table:table-cell office:value-type="float" office:value="-0.757754108861141" calcext:value-type="float">
            <text:p>-0,7577541089</text:p>
          </table:table-cell>
          <table:table-cell office:value-type="float" office:value="0.821827195512219" calcext:value-type="float">
            <text:p>0,8218271955</text:p>
          </table:table-cell>
          <table:table-cell office:value-type="float" office:value="0.437381759289659" calcext:value-type="float">
            <text:p>0,4373817593</text:p>
          </table:table-cell>
          <table:table-cell office:value-type="float" office:value="-0.845520723028299" calcext:value-type="float">
            <text:p>-0,845520723</text:p>
          </table:table-cell>
          <table:table-cell office:value-type="float" office:value="0.78644950110146" calcext:value-type="float">
            <text:p>0,7864495011</text:p>
          </table:table-cell>
          <table:table-cell office:value-type="float" office:value="-0.139106978260068" calcext:value-type="float">
            <text:p>-0,1391069783</text:p>
          </table:table-cell>
          <table:table-cell office:value-type="float" office:value="0.0970656640663767" calcext:value-type="float">
            <text:p>0,0970656641</text:p>
          </table:table-cell>
          <table:table-cell office:value-type="float" office:value="0.536668007275265" calcext:value-type="float">
            <text:p>0,5366680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6136786399371" calcext:value-type="float">
            <text:p>0,1261367864</text:p>
          </table:table-cell>
          <table:table-cell office:value-type="float" office:value="0.421724209480977" calcext:value-type="float">
            <text:p>0,4217242095</text:p>
          </table:table-cell>
          <table:table-cell office:value-type="float" office:value="0.117101772268932" calcext:value-type="float">
            <text:p>0,1171017723</text:p>
          </table:table-cell>
          <table:table-cell office:value-type="float" office:value="-0.433072893125616" calcext:value-type="float">
            <text:p>-0,4330728931</text:p>
          </table:table-cell>
          <table:table-cell office:value-type="float" office:value="1.24207574525687" calcext:value-type="float">
            <text:p>1,2420757453</text:p>
          </table:table-cell>
          <table:table-cell office:value-type="float" office:value="0.67929451519313" calcext:value-type="float">
            <text:p>0,6792945152</text:p>
          </table:table-cell>
          <table:table-cell office:value-type="float" office:value="0.871530001456586" calcext:value-type="float">
            <text:p>0,8715300015</text:p>
          </table:table-cell>
          <table:table-cell office:value-type="float" office:value="1.20255282746293" calcext:value-type="float">
            <text:p>1,2025528275</text:p>
          </table:table-cell>
          <table:table-cell office:value-type="float" office:value="-0.570585373903129" calcext:value-type="float">
            <text:p>-0,5705853739</text:p>
          </table:table-cell>
          <table:table-cell office:value-type="float" office:value="-0.939622217305875" calcext:value-type="float">
            <text:p>-0,9396222173</text:p>
          </table:table-cell>
          <table:table-cell office:value-type="float" office:value="-1.02257188373766" calcext:value-type="float">
            <text:p>-1,0225718837</text:p>
          </table:table-cell>
          <table:table-cell office:value-type="float" office:value="-1.16333037123067" calcext:value-type="float">
            <text:p>-1,1633303712</text:p>
          </table:table-cell>
          <table:table-cell office:value-type="float" office:value="-0.786381602831731" calcext:value-type="float">
            <text:p>-0,7863816028</text:p>
          </table:table-cell>
          <table:table-cell office:value-type="float" office:value="-0.782492548358833" calcext:value-type="float">
            <text:p>-0,7824925484</text:p>
          </table:table-cell>
          <table:table-cell office:value-type="float" office:value="-0.471214064098485" calcext:value-type="float">
            <text:p>-0,4712140641</text:p>
          </table:table-cell>
          <table:table-cell office:value-type="float" office:value="-0.0756501206853229" calcext:value-type="float">
            <text:p>-0,0756501207</text:p>
          </table:table-cell>
          <table:table-cell office:value-type="float" office:value="-0.407695651785667" calcext:value-type="float">
            <text:p>-0,4076956518</text:p>
          </table:table-cell>
          <table:table-cell office:value-type="float" office:value="-0.357512479319925" calcext:value-type="float">
            <text:p>-0,3575124793</text:p>
          </table:table-cell>
          <table:table-cell office:value-type="float" office:value="0.258732614215026" calcext:value-type="float">
            <text:p>0,2587326142</text:p>
          </table:table-cell>
          <table:table-cell office:value-type="float" office:value="-1.23851715966187" calcext:value-type="float">
            <text:p>-1,2385171597</text:p>
          </table:table-cell>
          <table:table-cell office:value-type="float" office:value="-0.465056492533112" calcext:value-type="float">
            <text:p>-0,4650564925</text:p>
          </table:table-cell>
          <table:table-cell office:value-type="float" office:value="-0.540871949186571" calcext:value-type="float">
            <text:p>-0,5408719492</text:p>
          </table:table-cell>
          <table:table-cell office:value-type="float" office:value="-1.33906049748856" calcext:value-type="float">
            <text:p>-1,3390604975</text:p>
          </table:table-cell>
          <table:table-cell office:value-type="float" office:value="-0.50895755204046" calcext:value-type="float">
            <text:p>-0,508957552</text:p>
          </table:table-cell>
          <table:table-cell office:value-type="float" office:value="-0.836985999866538" calcext:value-type="float">
            <text:p>-0,8369859999</text:p>
          </table:table-cell>
          <table:table-cell office:value-type="float" office:value="-0.771410659743975" calcext:value-type="float">
            <text:p>-0,7714106597</text:p>
          </table:table-cell>
          <table:table-cell office:value-type="float" office:value="-1.40439740864705" calcext:value-type="float">
            <text:p>-1,4043974086</text:p>
          </table:table-cell>
          <table:table-cell office:value-type="float" office:value="-1.54686747104516" calcext:value-type="float">
            <text:p>-1,546867471</text:p>
          </table:table-cell>
          <table:table-cell office:value-type="float" office:value="-0.0511967192786455" calcext:value-type="float">
            <text:p>-0,0511967193</text:p>
          </table:table-cell>
          <table:table-cell office:value-type="float" office:value="1.1721436653408" calcext:value-type="float">
            <text:p>1,1721436653</text:p>
          </table:table-cell>
          <table:table-cell office:value-type="float" office:value="1.47131367510039" calcext:value-type="float">
            <text:p>1,4713136751</text:p>
          </table:table-cell>
          <table:table-cell office:value-type="float" office:value="-0.100357861224325" calcext:value-type="float">
            <text:p>-0,1003578612</text:p>
          </table:table-cell>
          <table:table-cell office:value-type="float" office:value="-0.25809525333662" calcext:value-type="float">
            <text:p>-0,2580952533</text:p>
          </table:table-cell>
          <table:table-cell office:value-type="float" office:value="0.683916848270719" calcext:value-type="float">
            <text:p>0,6839168483</text:p>
          </table:table-cell>
          <table:table-cell office:value-type="float" office:value="1.40796853128778" calcext:value-type="float">
            <text:p>1,4079685313</text:p>
          </table:table-cell>
          <table:table-cell office:value-type="float" office:value="1.55288692295289" calcext:value-type="float">
            <text:p>1,552886923</text:p>
          </table:table-cell>
          <table:table-cell office:value-type="float" office:value="1.25003960627915" calcext:value-type="float">
            <text:p>1,2500396063</text:p>
          </table:table-cell>
          <table:table-cell office:value-type="float" office:value="1.83731948822196" calcext:value-type="float">
            <text:p>1,8373194882</text:p>
          </table:table-cell>
          <table:table-cell office:value-type="float" office:value="3.02097832285055" calcext:value-type="float">
            <text:p>3,0209783229</text:p>
          </table:table-cell>
          <table:table-cell office:value-type="float" office:value="3.46940938030961" calcext:value-type="float">
            <text:p>3,4694093803</text:p>
          </table:table-cell>
          <table:table-cell office:value-type="float" office:value="3.01324695120254" calcext:value-type="float">
            <text:p>3,0132469512</text:p>
          </table:table-cell>
          <table:table-cell office:value-type="float" office:value="2.84243992070022" calcext:value-type="float">
            <text:p>2,8424399207</text:p>
          </table:table-cell>
          <table:table-cell office:value-type="float" office:value="3.96241893377643" calcext:value-type="float">
            <text:p>3,9624189338</text:p>
          </table:table-cell>
          <table:table-cell office:value-type="float" office:value="4.49017745054226" calcext:value-type="float">
            <text:p>4,4901774505</text:p>
          </table:table-cell>
          <table:table-cell office:value-type="float" office:value="2.98690617455526" calcext:value-type="float">
            <text:p>2,9869061746</text:p>
          </table:table-cell>
          <table:table-cell office:value-type="float" office:value="2.46420137222881" calcext:value-type="float">
            <text:p>2,4642013722</text:p>
          </table:table-cell>
          <table:table-cell office:value-type="float" office:value="2.391529369277" calcext:value-type="float">
            <text:p>2,3915293693</text:p>
          </table:table-cell>
          <table:table-cell office:value-type="float" office:value="1.72710153770031" calcext:value-type="float">
            <text:p>1,7271015377</text:p>
          </table:table-cell>
          <table:table-cell office:value-type="float" office:value="1.41569901881211" calcext:value-type="float">
            <text:p>1,4156990188</text:p>
          </table:table-cell>
          <table:table-cell office:value-type="float" office:value="0.197584894402371" calcext:value-type="float">
            <text:p>0,1975848944</text:p>
          </table:table-cell>
          <table:table-cell office:value-type="float" office:value="0.557938277444587" calcext:value-type="float">
            <text:p>0,5579382774</text:p>
          </table:table-cell>
          <table:table-cell office:value-type="float" office:value="-0.18683854219868" calcext:value-type="float">
            <text:p>-0,1868385422</text:p>
          </table:table-cell>
          <table:table-cell office:value-type="float" office:value="0.81440862167319" calcext:value-type="float">
            <text:p>0,8144086217</text:p>
          </table:table-cell>
          <table:table-cell office:value-type="float" office:value="0.041091359775611" calcext:value-type="float">
            <text:p>0,0410913598</text:p>
          </table:table-cell>
          <table:table-cell office:value-type="float" office:value="0.790108984523256" calcext:value-type="float">
            <text:p>0,7901089845</text:p>
          </table:table-cell>
          <table:table-cell office:value-type="float" office:value="2.25762749757041" calcext:value-type="float">
            <text:p>2,2576274976</text:p>
          </table:table-cell>
          <table:table-cell office:value-type="float" office:value="-0.596318852483525" calcext:value-type="float">
            <text:p>-0,5963188525</text:p>
          </table:table-cell>
          <table:table-cell office:value-type="float" office:value="2.17934265940773" calcext:value-type="float">
            <text:p>2,1793426594</text:p>
          </table:table-cell>
          <table:table-cell office:value-type="float" office:value="3.08992363944633" calcext:value-type="float">
            <text:p>3,0899236394</text:p>
          </table:table-cell>
          <table:table-cell office:value-type="float" office:value="2.52432729347995" calcext:value-type="float">
            <text:p>2,5243272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47963548687921" calcext:value-type="float">
            <text:p>0,3479635487</text:p>
          </table:table-cell>
          <table:table-cell office:value-type="float" office:value="0.0940536006756136" calcext:value-type="float">
            <text:p>0,0940536007</text:p>
          </table:table-cell>
          <table:table-cell office:value-type="float" office:value="-0.366918886442653" calcext:value-type="float">
            <text:p>-0,3669188864</text:p>
          </table:table-cell>
          <table:table-cell office:value-type="float" office:value="0.963936439537661" calcext:value-type="float">
            <text:p>0,9639364395</text:p>
          </table:table-cell>
          <table:table-cell office:value-type="float" office:value="1.70110373806918" calcext:value-type="float">
            <text:p>1,7011037381</text:p>
          </table:table-cell>
          <table:table-cell office:value-type="float" office:value="1.40173226858657" calcext:value-type="float">
            <text:p>1,4017322686</text:p>
          </table:table-cell>
          <table:table-cell office:value-type="float" office:value="-0.241956797061764" calcext:value-type="float">
            <text:p>-0,2419567971</text:p>
          </table:table-cell>
          <table:table-cell office:value-type="float" office:value="0.272453374972069" calcext:value-type="float">
            <text:p>0,272453375</text:p>
          </table:table-cell>
          <table:table-cell office:value-type="float" office:value="0.0595503610069143" calcext:value-type="float">
            <text:p>0,059550361</text:p>
          </table:table-cell>
          <table:table-cell office:value-type="float" office:value="0.722385726844026" calcext:value-type="float">
            <text:p>0,7223857268</text:p>
          </table:table-cell>
          <table:table-cell office:value-type="float" office:value="0.819866035008527" calcext:value-type="float">
            <text:p>0,819866035</text:p>
          </table:table-cell>
          <table:table-cell office:value-type="float" office:value="0.320906414156605" calcext:value-type="float">
            <text:p>0,3209064142</text:p>
          </table:table-cell>
          <table:table-cell office:value-type="float" office:value="-0.731756989915138" calcext:value-type="float">
            <text:p>-0,7317569899</text:p>
          </table:table-cell>
          <table:table-cell office:value-type="float" office:value="0.318590594669797" calcext:value-type="float">
            <text:p>0,3185905947</text:p>
          </table:table-cell>
          <table:table-cell office:value-type="float" office:value="1.05536373033628" calcext:value-type="float">
            <text:p>1,0553637303</text:p>
          </table:table-cell>
          <table:table-cell office:value-type="float" office:value="1.82591882199575" calcext:value-type="float">
            <text:p>1,825918822</text:p>
          </table:table-cell>
          <table:table-cell office:value-type="float" office:value="1.61788804699317" calcext:value-type="float">
            <text:p>1,617888047</text:p>
          </table:table-cell>
          <table:table-cell office:value-type="float" office:value="1.74741393635514" calcext:value-type="float">
            <text:p>1,7474139364</text:p>
          </table:table-cell>
          <table:table-cell office:value-type="float" office:value="1.72236460114527" calcext:value-type="float">
            <text:p>1,7223646011</text:p>
          </table:table-cell>
          <table:table-cell office:value-type="float" office:value="1.61125257291393" calcext:value-type="float">
            <text:p>1,6112525729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0.804273462012979" calcext:value-type="float">
            <text:p>0,804273462</text:p>
          </table:table-cell>
          <table:table-cell office:value-type="float" office:value="-0.210252484083278" calcext:value-type="float">
            <text:p>-0,2102524841</text:p>
          </table:table-cell>
          <table:table-cell office:value-type="float" office:value="-0.423225178853694" calcext:value-type="float">
            <text:p>-0,4232251789</text:p>
          </table:table-cell>
          <table:table-cell office:value-type="float" office:value="0.411143854568587" calcext:value-type="float">
            <text:p>0,4111438546</text:p>
          </table:table-cell>
          <table:table-cell office:value-type="float" office:value="0.0885225347247185" calcext:value-type="float">
            <text:p>0,0885225347</text:p>
          </table:table-cell>
          <table:table-cell office:value-type="float" office:value="-0.547511453516023" calcext:value-type="float">
            <text:p>-0,5475114535</text:p>
          </table:table-cell>
          <table:table-cell office:value-type="float" office:value="-1.31709293528075" calcext:value-type="float">
            <text:p>-1,3170929353</text:p>
          </table:table-cell>
          <table:table-cell office:value-type="float" office:value="-1.58917946508835" calcext:value-type="float">
            <text:p>-1,5891794651</text:p>
          </table:table-cell>
          <table:table-cell office:value-type="float" office:value="-2.13703874057786" calcext:value-type="float">
            <text:p>-2,1370387406</text:p>
          </table:table-cell>
          <table:table-cell office:value-type="float" office:value="-1.15214351785295" calcext:value-type="float">
            <text:p>-1,1521435179</text:p>
          </table:table-cell>
          <table:table-cell office:value-type="float" office:value="0.622781493952819" calcext:value-type="float">
            <text:p>0,622781494</text:p>
          </table:table-cell>
          <table:table-cell office:value-type="float" office:value="0.795591934769355" calcext:value-type="float">
            <text:p>0,7955919348</text:p>
          </table:table-cell>
          <table:table-cell office:value-type="float" office:value="1.49302745409716" calcext:value-type="float">
            <text:p>1,4930274541</text:p>
          </table:table-cell>
          <table:table-cell office:value-type="float" office:value="1.60941010270952" calcext:value-type="float">
            <text:p>1,6094101027</text:p>
          </table:table-cell>
          <table:table-cell office:value-type="float" office:value="1.44271013529489" calcext:value-type="float">
            <text:p>1,4427101353</text:p>
          </table:table-cell>
          <table:table-cell office:value-type="float" office:value="1.00244923411182" calcext:value-type="float">
            <text:p>1,0024492341</text:p>
          </table:table-cell>
          <table:table-cell office:value-type="float" office:value="-0.801039367980234" calcext:value-type="float">
            <text:p>-0,801039368</text:p>
          </table:table-cell>
          <table:table-cell office:value-type="float" office:value="0.955923137410141" calcext:value-type="float">
            <text:p>0,9559231374</text:p>
          </table:table-cell>
          <table:table-cell office:value-type="float" office:value="2.03149493358615" calcext:value-type="float">
            <text:p>2,0314949336</text:p>
          </table:table-cell>
          <table:table-cell office:value-type="float" office:value="1.04025980859979" calcext:value-type="float">
            <text:p>1,0402598086</text:p>
          </table:table-cell>
          <table:table-cell office:value-type="float" office:value="0.430870271549011" calcext:value-type="float">
            <text:p>0,4308702715</text:p>
          </table:table-cell>
          <table:table-cell office:value-type="float" office:value="0.108997996998117" calcext:value-type="float">
            <text:p>0,108997997</text:p>
          </table:table-cell>
          <table:table-cell office:value-type="float" office:value="0.773495898330672" calcext:value-type="float">
            <text:p>0,7734958983</text:p>
          </table:table-cell>
          <table:table-cell office:value-type="float" office:value="-0.0699077179295337" calcext:value-type="float">
            <text:p>-0,0699077179</text:p>
          </table:table-cell>
          <table:table-cell office:value-type="float" office:value="-0.0578626287979798" calcext:value-type="float">
            <text:p>-0,0578626288</text:p>
          </table:table-cell>
          <table:table-cell office:value-type="float" office:value="0.020125878318032" calcext:value-type="float">
            <text:p>0,0201258783</text:p>
          </table:table-cell>
          <table:table-cell office:value-type="float" office:value="-0.148998555664313" calcext:value-type="float">
            <text:p>-0,1489985557</text:p>
          </table:table-cell>
          <table:table-cell office:value-type="float" office:value="-0.0695333506292785" calcext:value-type="float">
            <text:p>-0,0695333506</text:p>
          </table:table-cell>
          <table:table-cell office:value-type="float" office:value="-0.453713461220259" calcext:value-type="float">
            <text:p>-0,4537134612</text:p>
          </table:table-cell>
          <table:table-cell office:value-type="float" office:value="-0.574593151398157" calcext:value-type="float">
            <text:p>-0,5745931514</text:p>
          </table:table-cell>
          <table:table-cell office:value-type="float" office:value="0.550135707585003" calcext:value-type="float">
            <text:p>0,5501357076</text:p>
          </table:table-cell>
          <table:table-cell office:value-type="float" office:value="0.446154288394878" calcext:value-type="float">
            <text:p>0,4461542884</text:p>
          </table:table-cell>
          <table:table-cell office:value-type="float" office:value="0.616370396634165" calcext:value-type="float">
            <text:p>0,6163703966</text:p>
          </table:table-cell>
          <table:table-cell office:value-type="float" office:value="0.211636335140158" calcext:value-type="float">
            <text:p>0,2116363351</text:p>
          </table:table-cell>
          <table:table-cell office:value-type="float" office:value="-0.305084796968974" calcext:value-type="float">
            <text:p>-0,305084797</text:p>
          </table:table-cell>
          <table:table-cell office:value-type="float" office:value="-0.527180434804276" calcext:value-type="float">
            <text:p>-0,5271804348</text:p>
          </table:table-cell>
          <table:table-cell office:value-type="float" office:value="0.989205178738261" calcext:value-type="float">
            <text:p>0,9892051787</text:p>
          </table:table-cell>
          <table:table-cell office:value-type="float" office:value="-0.129420885421836" calcext:value-type="float">
            <text:p>-0,1294208854</text:p>
          </table:table-cell>
          <table:table-cell office:value-type="float" office:value="-0.655927564447546" calcext:value-type="float">
            <text:p>-0,6559275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30683931996857" calcext:value-type="float">
            <text:p>0,630683932</text:p>
          </table:table-cell>
          <table:table-cell office:value-type="float" office:value="-0.0819176522013409" calcext:value-type="float">
            <text:p>-0,0819176522</text:p>
          </table:table-cell>
          <table:table-cell office:value-type="float" office:value="-0.288851038263365" calcext:value-type="float">
            <text:p>-0,2888510383</text:p>
          </table:table-cell>
          <table:table-cell office:value-type="float" office:value="-0.463162324906056" calcext:value-type="float">
            <text:p>-0,4631623249</text:p>
          </table:table-cell>
          <table:table-cell office:value-type="float" office:value="-0.802848959977626" calcext:value-type="float">
            <text:p>-0,80284896</text:p>
          </table:table-cell>
          <table:table-cell office:value-type="float" office:value="-0.318921584343475" calcext:value-type="float">
            <text:p>-0,3189215843</text:p>
          </table:table-cell>
          <table:table-cell office:value-type="float" office:value="-0.369813566077679" calcext:value-type="float">
            <text:p>-0,3698135661</text:p>
          </table:table-cell>
          <table:table-cell office:value-type="float" office:value="-0.105693119601234" calcext:value-type="float">
            <text:p>-0,1056931196</text:p>
          </table:table-cell>
          <table:table-cell office:value-type="float" office:value="-0.447261222030654" calcext:value-type="float">
            <text:p>-0,447261222</text:p>
          </table:table-cell>
          <table:table-cell office:value-type="float" office:value="-0.760327716616472" calcext:value-type="float">
            <text:p>-0,7603277166</text:p>
          </table:table-cell>
          <table:table-cell office:value-type="float" office:value="-0.515430485244331" calcext:value-type="float">
            <text:p>-0,5154304852</text:p>
          </table:table-cell>
          <table:table-cell office:value-type="float" office:value="0.0531869362728968" calcext:value-type="float">
            <text:p>0,0531869363</text:p>
          </table:table-cell>
          <table:table-cell office:value-type="float" office:value="-0.0109958636390544" calcext:value-type="float">
            <text:p>-0,0109958636</text:p>
          </table:table-cell>
          <table:table-cell office:value-type="float" office:value="-0.992251623093718" calcext:value-type="float">
            <text:p>-0,9922516231</text:p>
          </table:table-cell>
          <table:table-cell office:value-type="float" office:value="-1.08067688253991" calcext:value-type="float">
            <text:p>-1,0806768825</text:p>
          </table:table-cell>
          <table:table-cell office:value-type="float" office:value="-0.637868063051247" calcext:value-type="float">
            <text:p>-0,6378680631</text:p>
          </table:table-cell>
          <table:table-cell office:value-type="float" office:value="-0.319709241353784" calcext:value-type="float">
            <text:p>-0,3197092414</text:p>
          </table:table-cell>
          <table:table-cell office:value-type="float" office:value="-0.0370895299401419" calcext:value-type="float">
            <text:p>-0,0370895299</text:p>
          </table:table-cell>
          <table:table-cell office:value-type="float" office:value="-0.991323836486786" calcext:value-type="float">
            <text:p>-0,9913238365</text:p>
          </table:table-cell>
          <table:table-cell office:value-type="float" office:value="-0.82580501669431" calcext:value-type="float">
            <text:p>-0,8258050167</text:p>
          </table:table-cell>
          <table:table-cell office:value-type="float" office:value="-0.0380112896315639" calcext:value-type="float">
            <text:p>-0,0380112896</text:p>
          </table:table-cell>
          <table:table-cell office:value-type="float" office:value="0.132482363276191" calcext:value-type="float">
            <text:p>0,1324823633</text:p>
          </table:table-cell>
          <table:table-cell office:value-type="float" office:value="0.557209054775835" calcext:value-type="float">
            <text:p>0,5572090548</text:p>
          </table:table-cell>
          <table:table-cell office:value-type="float" office:value="0.655748103204141" calcext:value-type="float">
            <text:p>0,6557481032</text:p>
          </table:table-cell>
          <table:table-cell office:value-type="float" office:value="0.203734640943123" calcext:value-type="float">
            <text:p>0,2037346409</text:p>
          </table:table-cell>
          <table:table-cell office:value-type="float" office:value="-0.560642719923217" calcext:value-type="float">
            <text:p>-0,5606427199</text:p>
          </table:table-cell>
          <table:table-cell office:value-type="float" office:value="-0.700163345760267" calcext:value-type="float">
            <text:p>-0,7001633458</text:p>
          </table:table-cell>
          <table:table-cell office:value-type="float" office:value="-1.22982077215555" calcext:value-type="float">
            <text:p>-1,2298207722</text:p>
          </table:table-cell>
          <table:table-cell office:value-type="float" office:value="-1.14547456467343" calcext:value-type="float">
            <text:p>-1,1454745647</text:p>
          </table:table-cell>
          <table:table-cell office:value-type="float" office:value="-0.752210456540442" calcext:value-type="float">
            <text:p>-0,7522104565</text:p>
          </table:table-cell>
          <table:table-cell office:value-type="float" office:value="0.105844861810461" calcext:value-type="float">
            <text:p>0,1058448618</text:p>
          </table:table-cell>
          <table:table-cell office:value-type="float" office:value="0.782697525156066" calcext:value-type="float">
            <text:p>0,7826975252</text:p>
          </table:table-cell>
          <table:table-cell office:value-type="float" office:value="1.62701698163423" calcext:value-type="float">
            <text:p>1,6270169816</text:p>
          </table:table-cell>
          <table:table-cell office:value-type="float" office:value="1.30966941194301" calcext:value-type="float">
            <text:p>1,3096694119</text:p>
          </table:table-cell>
          <table:table-cell office:value-type="float" office:value="1.0706889653441" calcext:value-type="float">
            <text:p>1,0706889653</text:p>
          </table:table-cell>
          <table:table-cell office:value-type="float" office:value="0.82594729304443" calcext:value-type="float">
            <text:p>0,825947293</text:p>
          </table:table-cell>
          <table:table-cell office:value-type="float" office:value="0.764445694536831" calcext:value-type="float">
            <text:p>0,7644456945</text:p>
          </table:table-cell>
          <table:table-cell office:value-type="float" office:value="0.447943468378162" calcext:value-type="float">
            <text:p>0,4479434684</text:p>
          </table:table-cell>
          <table:table-cell office:value-type="float" office:value="0.658044829220854" calcext:value-type="float">
            <text:p>0,6580448292</text:p>
          </table:table-cell>
          <table:table-cell office:value-type="float" office:value="1.80368988110797" calcext:value-type="float">
            <text:p>1,8036898811</text:p>
          </table:table-cell>
          <table:table-cell office:value-type="float" office:value="2.68889628054362" calcext:value-type="float">
            <text:p>2,6888962805</text:p>
          </table:table-cell>
          <table:table-cell office:value-type="float" office:value="2.47854123193668" calcext:value-type="float">
            <text:p>2,4785412319</text:p>
          </table:table-cell>
          <table:table-cell office:value-type="float" office:value="2.92208161589341" calcext:value-type="float">
            <text:p>2,9220816159</text:p>
          </table:table-cell>
          <table:table-cell office:value-type="float" office:value="1.73305094582333" calcext:value-type="float">
            <text:p>1,7330509458</text:p>
          </table:table-cell>
          <table:table-cell office:value-type="float" office:value="1.14226573069766" calcext:value-type="float">
            <text:p>1,1422657307</text:p>
          </table:table-cell>
          <table:table-cell office:value-type="float" office:value="0.973958700218899" calcext:value-type="float">
            <text:p>0,9739587002</text:p>
          </table:table-cell>
          <table:table-cell office:value-type="float" office:value="0.535348363259651" calcext:value-type="float">
            <text:p>0,5353483633</text:p>
          </table:table-cell>
          <table:table-cell office:value-type="float" office:value="0.331641946478632" calcext:value-type="float">
            <text:p>0,3316419465</text:p>
          </table:table-cell>
          <table:table-cell office:value-type="float" office:value="-0.361573423272248" calcext:value-type="float">
            <text:p>-0,3615734233</text:p>
          </table:table-cell>
          <table:table-cell office:value-type="float" office:value="0.65861631467457" calcext:value-type="float">
            <text:p>0,6586163147</text:p>
          </table:table-cell>
          <table:table-cell office:value-type="float" office:value="-0.607902899305297" calcext:value-type="float">
            <text:p>-0,6079028993</text:p>
          </table:table-cell>
          <table:table-cell office:value-type="float" office:value="-1.10027141517001" calcext:value-type="float">
            <text:p>-1,1002714152</text:p>
          </table:table-cell>
          <table:table-cell office:value-type="float" office:value="-0.715263224252106" calcext:value-type="float">
            <text:p>-0,7152632243</text:p>
          </table:table-cell>
          <table:table-cell office:value-type="float" office:value="-0.945101274839052" calcext:value-type="float">
            <text:p>-0,9451012748</text:p>
          </table:table-cell>
          <table:table-cell office:value-type="float" office:value="-0.973527141644726" calcext:value-type="float">
            <text:p>-0,9735271416</text:p>
          </table:table-cell>
          <table:table-cell office:value-type="float" office:value="0.0784503763634504" calcext:value-type="float">
            <text:p>0,0784503764</text:p>
          </table:table-cell>
          <table:table-cell office:value-type="float" office:value="0.63088806132315" calcext:value-type="float">
            <text:p>0,6308880613</text:p>
          </table:table-cell>
          <table:table-cell office:value-type="float" office:value="-0.0618253236711414" calcext:value-type="float">
            <text:p>-0,0618253237</text:p>
          </table:table-cell>
          <table:table-cell office:value-type="float" office:value="0.339729824232318" calcext:value-type="float">
            <text:p>0,3397298242</text:p>
          </table:table-cell>
          <table:table-cell office:value-type="float" office:value="0.139136150034328" calcext:value-type="float">
            <text:p>0,13913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65282685626763" calcext:value-type="float">
            <text:p>-0,1652826856</text:p>
          </table:table-cell>
          <table:table-cell office:value-type="float" office:value="-0.819176522013409" calcext:value-type="float">
            <text:p>-0,819176522</text:p>
          </table:table-cell>
          <table:table-cell office:value-type="float" office:value="0.778076220186903" calcext:value-type="float">
            <text:p>0,7780762202</text:p>
          </table:table-cell>
          <table:table-cell office:value-type="float" office:value="0.0247163189625042" calcext:value-type="float">
            <text:p>0,024716319</text:p>
          </table:table-cell>
          <table:table-cell office:value-type="float" office:value="-0.525632054514499" calcext:value-type="float">
            <text:p>-0,5256320545</text:p>
          </table:table-cell>
          <table:table-cell office:value-type="float" office:value="-0.391672927191058" calcext:value-type="float">
            <text:p>-0,3916729272</text:p>
          </table:table-cell>
          <table:table-cell office:value-type="float" office:value="-0.272707159230148" calcext:value-type="float">
            <text:p>-0,2727071592</text:p>
          </table:table-cell>
          <table:table-cell office:value-type="float" office:value="0.391064542524565" calcext:value-type="float">
            <text:p>0,3910645425</text:p>
          </table:table-cell>
          <table:table-cell office:value-type="float" office:value="-0.660966772878162" calcext:value-type="float">
            <text:p>-0,6609667729</text:p>
          </table:table-cell>
          <table:table-cell office:value-type="float" office:value="-1.09734186106585" calcext:value-type="float">
            <text:p>-1,0973418611</text:p>
          </table:table-cell>
          <table:table-cell office:value-type="float" office:value="-0.594553586049382" calcext:value-type="float">
            <text:p>-0,594553586</text:p>
          </table:table-cell>
          <table:table-cell office:value-type="float" office:value="0.701425032055316" calcext:value-type="float">
            <text:p>0,7014250321</text:p>
          </table:table-cell>
          <table:table-cell office:value-type="float" office:value="0.39549638572728" calcext:value-type="float">
            <text:p>0,3954963857</text:p>
          </table:table-cell>
          <table:table-cell office:value-type="float" office:value="0.00729596781686544" calcext:value-type="float">
            <text:p>0,0072959678</text:p>
          </table:table-cell>
          <table:table-cell office:value-type="float" office:value="-1.29048397099699" calcext:value-type="float">
            <text:p>-1,290483971</text:p>
          </table:table-cell>
          <table:table-cell office:value-type="float" office:value="-1.06382982213736" calcext:value-type="float">
            <text:p>-1,0638298221</text:p>
          </table:table-cell>
          <table:table-cell office:value-type="float" office:value="-0.348911627574711" calcext:value-type="float">
            <text:p>-0,3489116276</text:p>
          </table:table-cell>
          <table:table-cell office:value-type="float" office:value="0.336482333477577" calcext:value-type="float">
            <text:p>0,3364823335</text:p>
          </table:table-cell>
          <table:table-cell office:value-type="float" office:value="-0.205629440960407" calcext:value-type="float">
            <text:p>-0,205629441</text:p>
          </table:table-cell>
          <table:table-cell office:value-type="float" office:value="0.076907613357423" calcext:value-type="float">
            <text:p>0,0769076134</text:p>
          </table:table-cell>
          <table:table-cell office:value-type="float" office:value="0.119076182825409" calcext:value-type="float">
            <text:p>0,1190761828</text:p>
          </table:table-cell>
          <table:table-cell office:value-type="float" office:value="0.229010810855008" calcext:value-type="float">
            <text:p>0,2290108109</text:p>
          </table:table-cell>
          <table:table-cell office:value-type="float" office:value="0.497650841603956" calcext:value-type="float">
            <text:p>0,4976508416</text:p>
          </table:table-cell>
          <table:table-cell office:value-type="float" office:value="0.744826129978683" calcext:value-type="float">
            <text:p>0,74482613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437132707188253" calcext:value-type="float">
            <text:p>0,4371327072</text:p>
          </table:table-cell>
          <table:table-cell office:value-type="float" office:value="-0.363515039397627" calcext:value-type="float">
            <text:p>-0,3635150394</text:p>
          </table:table-cell>
          <table:table-cell office:value-type="float" office:value="-0.941021585002124" calcext:value-type="float">
            <text:p>-0,941021585</text:p>
          </table:table-cell>
          <table:table-cell office:value-type="float" office:value="-0.828720878729939" calcext:value-type="float">
            <text:p>-0,8287208787</text:p>
          </table:table-cell>
          <table:table-cell office:value-type="float" office:value="-0.698303172994334" calcext:value-type="float">
            <text:p>-0,698303173</text:p>
          </table:table-cell>
          <table:table-cell office:value-type="float" office:value="-0.17874463418323" calcext:value-type="float">
            <text:p>-0,1787446342</text:p>
          </table:table-cell>
          <table:table-cell office:value-type="float" office:value="0.11067502452776" calcext:value-type="float">
            <text:p>0,1106750245</text:p>
          </table:table-cell>
          <table:table-cell office:value-type="float" office:value="0.713272623198576" calcext:value-type="float">
            <text:p>0,7132726232</text:p>
          </table:table-cell>
          <table:table-cell office:value-type="float" office:value="0.777325662198303" calcext:value-type="float">
            <text:p>0,7773256622</text:p>
          </table:table-cell>
          <table:table-cell office:value-type="float" office:value="0.859985712477681" calcext:value-type="float">
            <text:p>0,8599857125</text:p>
          </table:table-cell>
          <table:table-cell office:value-type="float" office:value="0.779756337393997" calcext:value-type="float">
            <text:p>0,7797563374</text:p>
          </table:table-cell>
          <table:table-cell office:value-type="float" office:value="0.498932113609916" calcext:value-type="float">
            <text:p>0,4989321136</text:p>
          </table:table-cell>
          <table:table-cell office:value-type="float" office:value="-0.324453812001373" calcext:value-type="float">
            <text:p>-0,324453812</text:p>
          </table:table-cell>
          <table:table-cell office:value-type="float" office:value="-0.818788604297704" calcext:value-type="float">
            <text:p>-0,8187886043</text:p>
          </table:table-cell>
          <table:table-cell office:value-type="float" office:value="0.595819357157309" calcext:value-type="float">
            <text:p>0,5958193572</text:p>
          </table:table-cell>
          <table:table-cell office:value-type="float" office:value="0.883636421687014" calcext:value-type="float">
            <text:p>0,8836364217</text:p>
          </table:table-cell>
          <table:table-cell office:value-type="float" office:value="1.55042177492739" calcext:value-type="float">
            <text:p>1,5504217749</text:p>
          </table:table-cell>
          <table:table-cell office:value-type="float" office:value="1.43208259422278" calcext:value-type="float">
            <text:p>1,4320825942</text:p>
          </table:table-cell>
          <table:table-cell office:value-type="float" office:value="0.526667430289167" calcext:value-type="float">
            <text:p>0,5266674303</text:p>
          </table:table-cell>
          <table:table-cell office:value-type="float" office:value="0.0699077179295335" calcext:value-type="float">
            <text:p>0,0699077179</text:p>
          </table:table-cell>
          <table:table-cell office:value-type="float" office:value="-0.0668220035796025" calcext:value-type="float">
            <text:p>-0,0668220036</text:p>
          </table:table-cell>
          <table:table-cell office:value-type="float" office:value="-0.420343344299468" calcext:value-type="float">
            <text:p>-0,4203433443</text:p>
          </table:table-cell>
          <table:table-cell office:value-type="float" office:value="0.0128170800571451" calcext:value-type="float">
            <text:p>0,0128170801</text:p>
          </table:table-cell>
          <table:table-cell office:value-type="float" office:value="-0.339322751070879" calcext:value-type="float">
            <text:p>-0,3393227511</text:p>
          </table:table-cell>
          <table:table-cell office:value-type="float" office:value="-0.797657536661423" calcext:value-type="float">
            <text:p>-0,7976575367</text:p>
          </table:table-cell>
          <table:table-cell office:value-type="float" office:value="-0.941000378376692" calcext:value-type="float">
            <text:p>-0,9410003784</text:p>
          </table:table-cell>
          <table:table-cell office:value-type="float" office:value="-0.217978299231794" calcext:value-type="float">
            <text:p>-0,2179782992</text:p>
          </table:table-cell>
          <table:table-cell office:value-type="float" office:value="0.31868163456777" calcext:value-type="float">
            <text:p>0,3186816346</text:p>
          </table:table-cell>
          <table:table-cell office:value-type="float" office:value="0.260245278578869" calcext:value-type="float">
            <text:p>0,2602452786</text:p>
          </table:table-cell>
          <table:table-cell office:value-type="float" office:value="0.268072691177533" calcext:value-type="float">
            <text:p>0,2680726912</text:p>
          </table:table-cell>
          <table:table-cell office:value-type="float" office:value="1.24648931333038" calcext:value-type="float">
            <text:p>1,2464893133</text:p>
          </table:table-cell>
          <table:table-cell office:value-type="float" office:value="0.216057555247654" calcext:value-type="float">
            <text:p>0,2160575552</text:p>
          </table:table-cell>
          <table:table-cell office:value-type="float" office:value="-0.556427913040272" calcext:value-type="float">
            <text:p>-0,556427913</text:p>
          </table:table-cell>
          <table:table-cell office:value-type="float" office:value="-0.145598496099565" calcext:value-type="float">
            <text:p>-0,1455984961</text:p>
          </table:table-cell>
          <table:table-cell office:value-type="float" office:value="1.37148490748123" calcext:value-type="float">
            <text:p>1,3714849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17556258425505" calcext:value-type="float">
            <text:p>-0,4175562584</text:p>
          </table:table-cell>
          <table:table-cell office:value-type="float" office:value="-0.691749063033545" calcext:value-type="float">
            <text:p>-0,691749063</text:p>
          </table:table-cell>
          <table:table-cell office:value-type="float" office:value="-0.403350548926321" calcext:value-type="float">
            <text:p>-0,4033505489</text:p>
          </table:table-cell>
          <table:table-cell office:value-type="float" office:value="-0.643698915588695" calcext:value-type="float">
            <text:p>-0,6436989156</text:p>
          </table:table-cell>
          <table:table-cell office:value-type="float" office:value="-0.340220747613837" calcext:value-type="float">
            <text:p>-0,3402207476</text:p>
          </table:table-cell>
          <table:table-cell office:value-type="float" office:value="-0.428894544461914" calcext:value-type="float">
            <text:p>-0,4288945445</text:p>
          </table:table-cell>
          <table:table-cell office:value-type="float" office:value="-0.745291672554797" calcext:value-type="float">
            <text:p>-0,7452916726</text:p>
          </table:table-cell>
          <table:table-cell office:value-type="float" office:value="-1.16262431561357" calcext:value-type="float">
            <text:p>-1,1626243156</text:p>
          </table:table-cell>
          <table:table-cell office:value-type="float" office:value="-0.526661703373206" calcext:value-type="float">
            <text:p>-0,5266617034</text:p>
          </table:table-cell>
          <table:table-cell office:value-type="float" office:value="-0.671052446563658" calcext:value-type="float">
            <text:p>-0,6710524466</text:p>
          </table:table-cell>
          <table:table-cell office:value-type="float" office:value="-0.605103332823389" calcext:value-type="float">
            <text:p>-0,6051033328</text:p>
          </table:table-cell>
          <table:table-cell office:value-type="float" office:value="-0.724984346109082" calcext:value-type="float">
            <text:p>-0,7249843461</text:p>
          </table:table-cell>
          <table:table-cell office:value-type="float" office:value="-0.391949332940489" calcext:value-type="float">
            <text:p>-0,3919493329</text:p>
          </table:table-cell>
          <table:table-cell office:value-type="float" office:value="-0.153823321472249" calcext:value-type="float">
            <text:p>-0,1538233215</text:p>
          </table:table-cell>
          <table:table-cell office:value-type="float" office:value="-0.10417335714574" calcext:value-type="float">
            <text:p>-0,1041733571</text:p>
          </table:table-cell>
          <table:table-cell office:value-type="float" office:value="-0.456479705498938" calcext:value-type="float">
            <text:p>-0,4564797055</text:p>
          </table:table-cell>
          <table:table-cell office:value-type="float" office:value="-0.261683720681033" calcext:value-type="float">
            <text:p>-0,2616837207</text:p>
          </table:table-cell>
          <table:table-cell office:value-type="float" office:value="-0.209919092135443" calcext:value-type="float">
            <text:p>-0,2099190921</text:p>
          </table:table-cell>
          <table:table-cell office:value-type="float" office:value="-0.105624924904262" calcext:value-type="float">
            <text:p>-0,1056249249</text:p>
          </table:table-cell>
          <table:table-cell office:value-type="float" office:value="-0.341134760238866" calcext:value-type="float">
            <text:p>-0,3411347602</text:p>
          </table:table-cell>
          <table:table-cell office:value-type="float" office:value="-0.498025468233958" calcext:value-type="float">
            <text:p>-0,4980254682</text:p>
          </table:table-cell>
          <table:table-cell office:value-type="float" office:value="-0.384159773157803" calcext:value-type="float">
            <text:p>-0,3841597732</text:p>
          </table:table-cell>
          <table:table-cell office:value-type="float" office:value="-0.304986017786199" calcext:value-type="float">
            <text:p>-0,3049860178</text:p>
          </table:table-cell>
          <table:table-cell office:value-type="float" office:value="-0.102042434427175" calcext:value-type="float">
            <text:p>-0,1020424344</text:p>
          </table:table-cell>
          <table:table-cell office:value-type="float" office:value="0.437274149198567" calcext:value-type="float">
            <text:p>0,4372741492</text:p>
          </table:table-cell>
          <table:table-cell office:value-type="float" office:value="0.538722854181858" calcext:value-type="float">
            <text:p>0,5387228542</text:p>
          </table:table-cell>
          <table:table-cell office:value-type="float" office:value="0.708304780013293" calcext:value-type="float">
            <text:p>0,70830478</text:p>
          </table:table-cell>
          <table:table-cell office:value-type="float" office:value="0.693961258473789" calcext:value-type="float">
            <text:p>0,6939612585</text:p>
          </table:table-cell>
          <table:table-cell office:value-type="float" office:value="0.308429016142082" calcext:value-type="float">
            <text:p>0,3084290161</text:p>
          </table:table-cell>
          <table:table-cell office:value-type="float" office:value="0.301020083330999" calcext:value-type="float">
            <text:p>0,3010200833</text:p>
          </table:table-cell>
          <table:table-cell office:value-type="float" office:value="0.728764070611101" calcext:value-type="float">
            <text:p>0,7287640706</text:p>
          </table:table-cell>
          <table:table-cell office:value-type="float" office:value="0.333431959488294" calcext:value-type="float">
            <text:p>0,3334319595</text:p>
          </table:table-cell>
          <table:table-cell office:value-type="float" office:value="-0.120573579888965" calcext:value-type="float">
            <text:p>-0,1205735799</text:p>
          </table:table-cell>
          <table:table-cell office:value-type="float" office:value="-0.524343457811094" calcext:value-type="float">
            <text:p>-0,5243434578</text:p>
          </table:table-cell>
          <table:table-cell office:value-type="float" office:value="-0.681312441274106" calcext:value-type="float">
            <text:p>-0,6813124413</text:p>
          </table:table-cell>
          <table:table-cell office:value-type="float" office:value="-0.412121764143416" calcext:value-type="float">
            <text:p>-0,4121217641</text:p>
          </table:table-cell>
          <table:table-cell office:value-type="float" office:value="-0.278434963986152" calcext:value-type="float">
            <text:p>-0,278434964</text:p>
          </table:table-cell>
          <table:table-cell office:value-type="float" office:value="-0.213172258536358" calcext:value-type="float">
            <text:p>-0,2131722585</text:p>
          </table:table-cell>
          <table:table-cell office:value-type="float" office:value="0.0150697289134547" calcext:value-type="float">
            <text:p>0,0150697289</text:p>
          </table:table-cell>
          <table:table-cell office:value-type="float" office:value="-0.403276511819485" calcext:value-type="float">
            <text:p>-0,4032765118</text:p>
          </table:table-cell>
          <table:table-cell office:value-type="float" office:value="-0.547013022949104" calcext:value-type="float">
            <text:p>-0,5470130229</text:p>
          </table:table-cell>
          <table:table-cell office:value-type="float" office:value="0.107865735105805" calcext:value-type="float">
            <text:p>0,1078657351</text:p>
          </table:table-cell>
          <table:table-cell office:value-type="float" office:value="0.234903274058648" calcext:value-type="float">
            <text:p>0,2349032741</text:p>
          </table:table-cell>
          <table:table-cell office:value-type="float" office:value="-0.0607693188795195" calcext:value-type="float">
            <text:p>-0,0607693189</text:p>
          </table:table-cell>
          <table:table-cell office:value-type="float" office:value="-0.00857358804796181" calcext:value-type="float">
            <text:p>-0,008573588</text:p>
          </table:table-cell>
          <table:table-cell office:value-type="float" office:value="0.0541295559723039" calcext:value-type="float">
            <text:p>0,054129556</text:p>
          </table:table-cell>
          <table:table-cell office:value-type="float" office:value="-0.104079542158965" calcext:value-type="float">
            <text:p>-0,1040795422</text:p>
          </table:table-cell>
          <table:table-cell office:value-type="float" office:value="-0.104138775464305" calcext:value-type="float">
            <text:p>-0,1041387755</text:p>
          </table:table-cell>
          <table:table-cell office:value-type="float" office:value="-0.339322751070879" calcext:value-type="float">
            <text:p>-0,3393227511</text:p>
          </table:table-cell>
          <table:table-cell office:value-type="float" office:value="0.578118765103233" calcext:value-type="float">
            <text:p>0,5781187651</text:p>
          </table:table-cell>
          <table:table-cell office:value-type="float" office:value="-0.0249823109303546" calcext:value-type="float">
            <text:p>-0,0249823109</text:p>
          </table:table-cell>
          <table:table-cell office:value-type="float" office:value="-0.726594330772646" calcext:value-type="float">
            <text:p>-0,7265943308</text:p>
          </table:table-cell>
          <table:table-cell office:value-type="float" office:value="-0.956044903703309" calcext:value-type="float">
            <text:p>-0,9560449037</text:p>
          </table:table-cell>
          <table:table-cell office:value-type="float" office:value="-0.986192634614663" calcext:value-type="float">
            <text:p>-0,9861926346</text:p>
          </table:table-cell>
          <table:table-cell office:value-type="float" office:value="-0.747781717495224" calcext:value-type="float">
            <text:p>-0,7477817175</text:p>
          </table:table-cell>
          <table:table-cell office:value-type="float" office:value="-0.357385047877941" calcext:value-type="float">
            <text:p>-0,3573850479</text:p>
          </table:table-cell>
          <table:table-cell office:value-type="float" office:value="1.35684144695527" calcext:value-type="float">
            <text:p>1,356841447</text:p>
          </table:table-cell>
          <table:table-cell office:value-type="float" office:value="1.2674191352584" calcext:value-type="float">
            <text:p>1,2674191353</text:p>
          </table:table-cell>
          <table:table-cell office:value-type="float" office:value="-0.58239398439826" calcext:value-type="float">
            <text:p>-0,5823939844</text:p>
          </table:table-cell>
          <table:table-cell office:value-type="float" office:value="0.218642521482515" calcext:value-type="float">
            <text:p>0,2186425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521945323031882" calcext:value-type="float">
            <text:p>-0,0521945323</text:p>
          </table:table-cell>
          <table:table-cell office:value-type="float" office:value="-0.558253629816545" calcext:value-type="float">
            <text:p>-0,5582536298</text:p>
          </table:table-cell>
          <table:table-cell office:value-type="float" office:value="-0.439782211409988" calcext:value-type="float">
            <text:p>-0,4397822114</text:p>
          </table:table-cell>
          <table:table-cell office:value-type="float" office:value="-0.620057219189778" calcext:value-type="float">
            <text:p>-0,6200572192</text:p>
          </table:table-cell>
          <table:table-cell office:value-type="float" office:value="-0.030601866187488" calcext:value-type="float">
            <text:p>-0,0306018662</text:p>
          </table:table-cell>
          <table:table-cell office:value-type="float" office:value="0.176802682036568" calcext:value-type="float">
            <text:p>0,176802682</text:p>
          </table:table-cell>
          <table:table-cell office:value-type="float" office:value="0.112481587931723" calcext:value-type="float">
            <text:p>0,1124815879</text:p>
          </table:table-cell>
          <table:table-cell office:value-type="float" office:value="-0.286545790918901" calcext:value-type="float">
            <text:p>-0,2865457909</text:p>
          </table:table-cell>
          <table:table-cell office:value-type="float" office:value="-0.306198664751864" calcext:value-type="float">
            <text:p>-0,3061986648</text:p>
          </table:table-cell>
          <table:table-cell office:value-type="float" office:value="-0.712714239254971" calcext:value-type="float">
            <text:p>-0,7127142393</text:p>
          </table:table-cell>
          <table:table-cell office:value-type="float" office:value="-0.515430485244331" calcext:value-type="float">
            <text:p>-0,5154304852</text:p>
          </table:table-cell>
          <table:table-cell office:value-type="float" office:value="-1.22115777845355" calcext:value-type="float">
            <text:p>-1,2211577785</text:p>
          </table:table-cell>
          <table:table-cell office:value-type="float" office:value="-1.16520684046109" calcext:value-type="float">
            <text:p>-1,1652068405</text:p>
          </table:table-cell>
          <table:table-cell office:value-type="float" office:value="-1.15276291506476" calcext:value-type="float">
            <text:p>-1,1527629151</text:p>
          </table:table-cell>
          <table:table-cell office:value-type="float" office:value="-1.04903544228537" calcext:value-type="float">
            <text:p>-1,0490354423</text:p>
          </table:table-cell>
          <table:table-cell office:value-type="float" office:value="-0.822265232221722" calcext:value-type="float">
            <text:p>-0,8222652322</text:p>
          </table:table-cell>
          <table:table-cell office:value-type="float" office:value="-0.50971437767436" calcext:value-type="float">
            <text:p>-0,5097143777</text:p>
          </table:table-cell>
          <table:table-cell office:value-type="float" office:value="-0.424426579727398" calcext:value-type="float">
            <text:p>-0,4244265797</text:p>
          </table:table-cell>
          <table:table-cell office:value-type="float" office:value="-0.409127002702562" calcext:value-type="float">
            <text:p>-0,4091270027</text:p>
          </table:table-cell>
          <table:table-cell office:value-type="float" office:value="-0.576807100180673" calcext:value-type="float">
            <text:p>-0,5768071002</text:p>
          </table:table-cell>
          <table:table-cell office:value-type="float" office:value="-0.28663615344618" calcext:value-type="float">
            <text:p>-0,2866361534</text:p>
          </table:table-cell>
          <table:table-cell office:value-type="float" office:value="-0.208689032417362" calcext:value-type="float">
            <text:p>-0,2086890324</text:p>
          </table:table-cell>
          <table:table-cell office:value-type="float" office:value="0.00999298878722826" calcext:value-type="float">
            <text:p>0,0099929888</text:p>
          </table:table-cell>
          <table:table-cell office:value-type="float" office:value="0.261379186545018" calcext:value-type="float">
            <text:p>0,2613791865</text:p>
          </table:table-cell>
          <table:table-cell office:value-type="float" office:value="0.311113820438196" calcext:value-type="float">
            <text:p>0,3111138204</text:p>
          </table:table-cell>
          <table:table-cell office:value-type="float" office:value="0.657595972240766" calcext:value-type="float">
            <text:p>0,6575959722</text:p>
          </table:table-cell>
          <table:table-cell office:value-type="float" office:value="0.54995388379193" calcext:value-type="float">
            <text:p>0,5499538838</text:p>
          </table:table-cell>
          <table:table-cell office:value-type="float" office:value="0.2656109312506" calcext:value-type="float">
            <text:p>0,2656109313</text:p>
          </table:table-cell>
          <table:table-cell office:value-type="float" office:value="0.491987985263078" calcext:value-type="float">
            <text:p>0,4919879853</text:p>
          </table:table-cell>
          <table:table-cell office:value-type="float" office:value="0.502153141267738" calcext:value-type="float">
            <text:p>0,5021531413</text:p>
          </table:table-cell>
          <table:table-cell office:value-type="float" office:value="0.70259492155421" calcext:value-type="float">
            <text:p>0,7025949216</text:p>
          </table:table-cell>
          <table:table-cell office:value-type="float" office:value="0.94542732816934" calcext:value-type="float">
            <text:p>0,9454273282</text:p>
          </table:table-cell>
          <table:table-cell office:value-type="float" office:value="0.97669442022507" calcext:value-type="float">
            <text:p>0,9766944202</text:p>
          </table:table-cell>
          <table:table-cell office:value-type="float" office:value="1.14923112505813" calcext:value-type="float">
            <text:p>1,1492311251</text:p>
          </table:table-cell>
          <table:table-cell office:value-type="float" office:value="1.30068738788693" calcext:value-type="float">
            <text:p>1,3006873879</text:p>
          </table:table-cell>
          <table:table-cell office:value-type="float" office:value="1.34502762252594" calcext:value-type="float">
            <text:p>1,3450276225</text:p>
          </table:table-cell>
          <table:table-cell office:value-type="float" office:value="1.32965199867639" calcext:value-type="float">
            <text:p>1,3296519987</text:p>
          </table:table-cell>
          <table:table-cell office:value-type="float" office:value="0.934389415170379" calcext:value-type="float">
            <text:p>0,9343894152</text:p>
          </table:table-cell>
          <table:table-cell office:value-type="float" office:value="0.529952133456489" calcext:value-type="float">
            <text:p>0,5299521335</text:p>
          </table:table-cell>
          <table:table-cell office:value-type="float" office:value="0.27566090502581" calcext:value-type="float">
            <text:p>0,275660905</text:p>
          </table:table-cell>
          <table:table-cell office:value-type="float" office:value="-0.050259743561563" calcext:value-type="float">
            <text:p>-0,0502597436</text:p>
          </table:table-cell>
          <table:table-cell office:value-type="float" office:value="-0.545848033145309" calcext:value-type="float">
            <text:p>-0,5458480331</text:p>
          </table:table-cell>
          <table:table-cell office:value-type="float" office:value="-0.649311500269311" calcext:value-type="float">
            <text:p>-0,6493115003</text:p>
          </table:table-cell>
          <table:table-cell office:value-type="float" office:value="-0.0900286205622509" calcext:value-type="float">
            <text:p>-0,0900286206</text:p>
          </table:table-cell>
          <table:table-cell office:value-type="float" office:value="-0.174769294823834" calcext:value-type="float">
            <text:p>-0,1747692948</text:p>
          </table:table-cell>
          <table:table-cell office:value-type="float" office:value="-0.175827730089345" calcext:value-type="float">
            <text:p>-0,1758277301</text:p>
          </table:table-cell>
          <table:table-cell office:value-type="float" office:value="-0.649203332030232" calcext:value-type="float">
            <text:p>-0,649203332</text:p>
          </table:table-cell>
          <table:table-cell office:value-type="float" office:value="-0.813884583628719" calcext:value-type="float">
            <text:p>-0,8138845836</text:p>
          </table:table-cell>
          <table:table-cell office:value-type="float" office:value="-0.745397518745864" calcext:value-type="float">
            <text:p>-0,7453975187</text:p>
          </table:table-cell>
          <table:table-cell office:value-type="float" office:value="-0.636662437518751" calcext:value-type="float">
            <text:p>-0,6366624375</text:p>
          </table:table-cell>
          <table:table-cell office:value-type="float" office:value="-1.00761987419097" calcext:value-type="float">
            <text:p>-1,0076198742</text:p>
          </table:table-cell>
          <table:table-cell office:value-type="float" office:value="-0.643554978684343" calcext:value-type="float">
            <text:p>-0,6435549787</text:p>
          </table:table-cell>
          <table:table-cell office:value-type="float" office:value="-0.658608711440058" calcext:value-type="float">
            <text:p>-0,6586087114</text:p>
          </table:table-cell>
          <table:table-cell office:value-type="float" office:value="0.041091359775611" calcext:value-type="float">
            <text:p>0,0410913598</text:p>
          </table:table-cell>
          <table:table-cell office:value-type="float" office:value="0.832436251551287" calcext:value-type="float">
            <text:p>0,8324362516</text:p>
          </table:table-cell>
          <table:table-cell office:value-type="float" office:value="0.932687807876578" calcext:value-type="float">
            <text:p>0,9326878079</text:p>
          </table:table-cell>
          <table:table-cell office:value-type="float" office:value="-0.216057555247654" calcext:value-type="float">
            <text:p>-0,2160575552</text:p>
          </table:table-cell>
          <table:table-cell office:value-type="float" office:value="-0.618253236711413" calcext:value-type="float">
            <text:p>-0,6182532367</text:p>
          </table:table-cell>
          <table:table-cell office:value-type="float" office:value="-0.938301419308308" calcext:value-type="float">
            <text:p>-0,9383014193</text:p>
          </table:table-cell>
          <table:table-cell office:value-type="float" office:value="-0.596297785861405" calcext:value-type="float">
            <text:p>-0,5962977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13048633075797" calcext:value-type="float">
            <text:p>-0,0130486331</text:p>
          </table:table-cell>
          <table:table-cell office:value-type="float" office:value="-0.876822277266204" calcext:value-type="float">
            <text:p>-0,8768222773</text:p>
          </table:table-cell>
          <table:table-cell office:value-type="float" office:value="-0.697406110401639" calcext:value-type="float">
            <text:p>-0,6974061104</text:p>
          </table:table-cell>
          <table:table-cell office:value-type="float" office:value="-0.738265701184363" calcext:value-type="float">
            <text:p>-0,7382657012</text:p>
          </table:table-cell>
          <table:table-cell office:value-type="float" office:value="-0.324019759632225" calcext:value-type="float">
            <text:p>-0,3240197596</text:p>
          </table:table-cell>
          <table:table-cell office:value-type="float" office:value="-0.0262243212590127" calcext:value-type="float">
            <text:p>-0,0262243213</text:p>
          </table:table-cell>
          <table:table-cell office:value-type="float" office:value="-0.292128440599654" calcext:value-type="float">
            <text:p>-0,2921284406</text:p>
          </table:table-cell>
          <table:table-cell office:value-type="float" office:value="-0.547255485935277" calcext:value-type="float">
            <text:p>-0,5472554859</text:p>
          </table:table-cell>
          <table:table-cell office:value-type="float" office:value="0.0857356261305221" calcext:value-type="float">
            <text:p>0,0857356261</text:p>
          </table:table-cell>
          <table:table-cell office:value-type="float" office:value="-0.276753337163726" calcext:value-type="float">
            <text:p>-0,2767533372</text:p>
          </table:table-cell>
          <table:table-cell office:value-type="float" office:value="-0.60736399284639" calcext:value-type="float">
            <text:p>-0,6073639928</text:p>
          </table:table-cell>
          <table:table-cell office:value-type="float" office:value="-1.10121945236165" calcext:value-type="float">
            <text:p>-1,1012194524</text:p>
          </table:table-cell>
          <table:table-cell office:value-type="float" office:value="-1.43407344169991" calcext:value-type="float">
            <text:p>-1,4340734417</text:p>
          </table:table-cell>
          <table:table-cell office:value-type="float" office:value="-0.711356862144393" calcext:value-type="float">
            <text:p>-0,7113568621</text:p>
          </table:table-cell>
          <table:table-cell office:value-type="float" office:value="-1.02664303841292" calcext:value-type="float">
            <text:p>-1,0266430384</text:p>
          </table:table-cell>
          <table:table-cell office:value-type="float" office:value="-0.946915999260039" calcext:value-type="float">
            <text:p>-0,9469159993</text:p>
          </table:table-cell>
          <table:table-cell office:value-type="float" office:value="-0.187350373936855" calcext:value-type="float">
            <text:p>-0,1873503739</text:p>
          </table:table-cell>
          <table:table-cell office:value-type="float" office:value="-0.383895753194871" calcext:value-type="float">
            <text:p>-0,3838957532</text:p>
          </table:table-cell>
          <table:table-cell office:value-type="float" office:value="-0.486649883366241" calcext:value-type="float">
            <text:p>-0,4866498834</text:p>
          </table:table-cell>
          <table:table-cell office:value-type="float" office:value="-0.284405877118787" calcext:value-type="float">
            <text:p>-0,2844058771</text:p>
          </table:table-cell>
          <table:table-cell office:value-type="float" office:value="-0.0849435962174743" calcext:value-type="float">
            <text:p>-0,0849435962</text:p>
          </table:table-cell>
          <table:table-cell office:value-type="float" office:value="0.232918845169939" calcext:value-type="float">
            <text:p>0,2329188452</text:p>
          </table:table-cell>
          <table:table-cell office:value-type="float" office:value="0.709901923444679" calcext:value-type="float">
            <text:p>0,7099019234</text:p>
          </table:table-cell>
          <table:table-cell office:value-type="float" office:value="0.932182730894152" calcext:value-type="float">
            <text:p>0,9321827309</text:p>
          </table:table-cell>
          <table:table-cell office:value-type="float" office:value="0.845560002792" calcext:value-type="float">
            <text:p>0,8455600028</text:p>
          </table:table-cell>
          <table:table-cell office:value-type="float" office:value="1.01042150350072" calcext:value-type="float">
            <text:p>1,0104215035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738651351668334" calcext:value-type="float">
            <text:p>0,7386513517</text:p>
          </table:table-cell>
          <table:table-cell office:value-type="float" office:value="0.722997572252086" calcext:value-type="float">
            <text:p>0,7229975723</text:p>
          </table:table-cell>
          <table:table-cell office:value-type="float" office:value="0.553342410517404" calcext:value-type="float">
            <text:p>0,5533424105</text:p>
          </table:table-cell>
          <table:table-cell office:value-type="float" office:value="0.745587095004817" calcext:value-type="float">
            <text:p>0,745587095</text:p>
          </table:table-cell>
          <table:table-cell office:value-type="float" office:value="0.832407493799891" calcext:value-type="float">
            <text:p>0,8324074938</text:p>
          </table:table-cell>
          <table:table-cell office:value-type="float" office:value="0.811571565838978" calcext:value-type="float">
            <text:p>0,8115715658</text:p>
          </table:table-cell>
          <table:table-cell office:value-type="float" office:value="1.06230903431996" calcext:value-type="float">
            <text:p>1,0623090343</text:p>
          </table:table-cell>
          <table:table-cell office:value-type="float" office:value="1.21463093113013" calcext:value-type="float">
            <text:p>1,2146309311</text:p>
          </table:table-cell>
          <table:table-cell office:value-type="float" office:value="0.850935842822534" calcext:value-type="float">
            <text:p>0,8509358428</text:p>
          </table:table-cell>
          <table:table-cell office:value-type="float" office:value="0.718178806808593" calcext:value-type="float">
            <text:p>0,7181788068</text:p>
          </table:table-cell>
          <table:table-cell office:value-type="float" office:value="0.393476547694863" calcext:value-type="float">
            <text:p>0,3934765477</text:p>
          </table:table-cell>
          <table:table-cell office:value-type="float" office:value="-0.375738574242137" calcext:value-type="float">
            <text:p>-0,3757385742</text:p>
          </table:table-cell>
          <table:table-cell office:value-type="float" office:value="-0.63220099944498" calcext:value-type="float">
            <text:p>-0,6322009994</text:p>
          </table:table-cell>
          <table:table-cell office:value-type="float" office:value="-0.443571457711934" calcext:value-type="float">
            <text:p>-0,4435714577</text:p>
          </table:table-cell>
          <table:table-cell office:value-type="float" office:value="-1.06621130469969" calcext:value-type="float">
            <text:p>-1,0662113047</text:p>
          </table:table-cell>
          <table:table-cell office:value-type="float" office:value="-1.05580568049331" calcext:value-type="float">
            <text:p>-1,0558056805</text:p>
          </table:table-cell>
          <table:table-cell office:value-type="float" office:value="-0.968557909548882" calcext:value-type="float">
            <text:p>-0,9685579095</text:p>
          </table:table-cell>
          <table:table-cell office:value-type="float" office:value="-0.743264133080984" calcext:value-type="float">
            <text:p>-0,7432641331</text:p>
          </table:table-cell>
          <table:table-cell office:value-type="float" office:value="-0.684272248946432" calcext:value-type="float">
            <text:p>-0,6842722489</text:p>
          </table:table-cell>
          <table:table-cell office:value-type="float" office:value="-0.891863922036218" calcext:value-type="float">
            <text:p>-0,891863922</text:p>
          </table:table-cell>
          <table:table-cell office:value-type="float" office:value="-0.644058272871545" calcext:value-type="float">
            <text:p>-0,6440582729</text:p>
          </table:table-cell>
          <table:table-cell office:value-type="float" office:value="-0.912277560256133" calcext:value-type="float">
            <text:p>-0,9122775603</text:p>
          </table:table-cell>
          <table:table-cell office:value-type="float" office:value="-0.775703659505604" calcext:value-type="float">
            <text:p>-0,7757036595</text:p>
          </table:table-cell>
          <table:table-cell office:value-type="float" office:value="-0.73281445395707" calcext:value-type="float">
            <text:p>-0,732814454</text:p>
          </table:table-cell>
          <table:table-cell office:value-type="float" office:value="-0.830393520883023" calcext:value-type="float">
            <text:p>-0,8303935209</text:p>
          </table:table-cell>
          <table:table-cell office:value-type="float" office:value="0.474481544800902" calcext:value-type="float">
            <text:p>0,4744815448</text:p>
          </table:table-cell>
          <table:table-cell office:value-type="float" office:value="0.0958798394764255" calcext:value-type="float">
            <text:p>0,0958798395</text:p>
          </table:table-cell>
          <table:table-cell office:value-type="float" office:value="-0.43738175928966" calcext:value-type="float">
            <text:p>-0,4373817593</text:p>
          </table:table-cell>
          <table:table-cell office:value-type="float" office:value="-0.20048429515104" calcext:value-type="float">
            <text:p>-0,2004842952</text:p>
          </table:table-cell>
          <table:table-cell office:value-type="float" office:value="-0.509895830384463" calcext:value-type="float">
            <text:p>-0,5098958304</text:p>
          </table:table-cell>
          <table:table-cell office:value-type="float" office:value="-0.355495611109063" calcext:value-type="float">
            <text:p>-0,3554956111</text:p>
          </table:table-cell>
          <table:table-cell office:value-type="float" office:value="-0.695637259142366" calcext:value-type="float">
            <text:p>-0,6956372591</text:p>
          </table:table-cell>
          <table:table-cell office:value-type="float" office:value="-0.516791414413218" calcext:value-type="float">
            <text:p>-0,5167914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48003068935698" calcext:value-type="float">
            <text:p>-0,4480030689</text:p>
          </table:table-cell>
          <table:table-cell office:value-type="float" office:value="-0.473301990496636" calcext:value-type="float">
            <text:p>-0,4733019905</text:p>
          </table:table-cell>
          <table:table-cell office:value-type="float" office:value="-0.325282700747033" calcext:value-type="float">
            <text:p>-0,3252827007</text:p>
          </table:table-cell>
          <table:table-cell office:value-type="float" office:value="-0.570624581264769" calcext:value-type="float">
            <text:p>-0,5706245813</text:p>
          </table:table-cell>
          <table:table-cell office:value-type="float" office:value="-0.473428871018196" calcext:value-type="float">
            <text:p>-0,473428871</text:p>
          </table:table-cell>
          <table:table-cell office:value-type="float" office:value="-0.381521577026279" calcext:value-type="float">
            <text:p>-0,381521577</text:p>
          </table:table-cell>
          <table:table-cell office:value-type="float" office:value="-0.318023482425663" calcext:value-type="float">
            <text:p>-0,3180234824</text:p>
          </table:table-cell>
          <table:table-cell office:value-type="float" office:value="-0.593055837762479" calcext:value-type="float">
            <text:p>-0,5930558378</text:p>
          </table:table-cell>
          <table:table-cell office:value-type="float" office:value="-0.22848755535277" calcext:value-type="float">
            <text:p>-0,2284875554</text:p>
          </table:table-cell>
          <table:table-cell office:value-type="float" office:value="-0.388347424729744" calcext:value-type="float">
            <text:p>-0,3883474247</text:p>
          </table:table-cell>
          <table:table-cell office:value-type="float" office:value="-1.02483254376066" calcext:value-type="float">
            <text:p>-1,0248325438</text:p>
          </table:table-cell>
          <table:table-cell office:value-type="float" office:value="-1.42105498860672" calcext:value-type="float">
            <text:p>-1,4210549886</text:p>
          </table:table-cell>
          <table:table-cell office:value-type="float" office:value="-1.42697933612632" calcext:value-type="float">
            <text:p>-1,4269793361</text:p>
          </table:table-cell>
          <table:table-cell office:value-type="float" office:value="-0.934491877876865" calcext:value-type="float">
            <text:p>-0,9344918779</text:p>
          </table:table-cell>
          <table:table-cell office:value-type="float" office:value="-0.98137143927949" calcext:value-type="float">
            <text:p>-0,9813714393</text:p>
          </table:table-cell>
          <table:table-cell office:value-type="float" office:value="-0.990758682839033" calcext:value-type="float">
            <text:p>-0,9907586828</text:p>
          </table:table-cell>
          <table:table-cell office:value-type="float" office:value="-0.392904832790652" calcext:value-type="float">
            <text:p>-0,3929048328</text:p>
          </table:table-cell>
          <table:table-cell office:value-type="float" office:value="-0.2802744891353" calcext:value-type="float">
            <text:p>-0,2802744891</text:p>
          </table:table-cell>
          <table:table-cell office:value-type="float" office:value="-0.44827605743772" calcext:value-type="float">
            <text:p>-0,4482760574</text:p>
          </table:table-cell>
          <table:table-cell office:value-type="float" office:value="-0.32666699138945" calcext:value-type="float">
            <text:p>-0,3266669914</text:p>
          </table:table-cell>
          <table:table-cell office:value-type="float" office:value="-0.0845557259151115" calcext:value-type="float">
            <text:p>-0,0845557259</text:p>
          </table:table-cell>
          <table:table-cell office:value-type="float" office:value="0.176643151034921" calcext:value-type="float">
            <text:p>0,176643151</text:p>
          </table:table-cell>
          <table:table-cell office:value-type="float" office:value="0.490855609228641" calcext:value-type="float">
            <text:p>0,4908556092</text:p>
          </table:table-cell>
          <table:table-cell office:value-type="float" office:value="0.602217645799721" calcext:value-type="float">
            <text:p>0,6022176458</text:p>
          </table:table-cell>
          <table:table-cell office:value-type="float" office:value="0.756961972562225" calcext:value-type="float">
            <text:p>0,7569619726</text:p>
          </table:table-cell>
          <table:table-cell office:value-type="float" office:value="0.951406480350903" calcext:value-type="float">
            <text:p>0,9514064804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60415946743192" calcext:value-type="float">
            <text:p>0,6041594674</text:p>
          </table:table-cell>
          <table:table-cell office:value-type="float" office:value="0.322580954804471" calcext:value-type="float">
            <text:p>0,3225809548</text:p>
          </table:table-cell>
          <table:table-cell office:value-type="float" office:value="0.24665979740215" calcext:value-type="float">
            <text:p>0,2466597974</text:p>
          </table:table-cell>
          <table:table-cell office:value-type="float" office:value="0.412397750762614" calcext:value-type="float">
            <text:p>0,4123977508</text:p>
          </table:table-cell>
          <table:table-cell office:value-type="float" office:value="0.390176357657188" calcext:value-type="float">
            <text:p>0,3901763577</text:p>
          </table:table-cell>
          <table:table-cell office:value-type="float" office:value="0.418375795277373" calcext:value-type="float">
            <text:p>0,4183757953</text:p>
          </table:table-cell>
          <table:table-cell office:value-type="float" office:value="0.641536923433203" calcext:value-type="float">
            <text:p>0,6415369234</text:p>
          </table:table-cell>
          <table:table-cell office:value-type="float" office:value="0.798627072906691" calcext:value-type="float">
            <text:p>0,7986270729</text:p>
          </table:table-cell>
          <table:table-cell office:value-type="float" office:value="0.704033459278532" calcext:value-type="float">
            <text:p>0,7040334593</text:p>
          </table:table-cell>
          <table:table-cell office:value-type="float" office:value="0.63106367586083" calcext:value-type="float">
            <text:p>0,6310636759</text:p>
          </table:table-cell>
          <table:table-cell office:value-type="float" office:value="0.177487034640404" calcext:value-type="float">
            <text:p>0,1774870346</text:p>
          </table:table-cell>
          <table:table-cell office:value-type="float" office:value="-0.497301054144004" calcext:value-type="float">
            <text:p>-0,4973010541</text:p>
          </table:table-cell>
          <table:table-cell office:value-type="float" office:value="-0.498428499341084" calcext:value-type="float">
            <text:p>-0,4984284993</text:p>
          </table:table-cell>
          <table:table-cell office:value-type="float" office:value="-0.367013011123971" calcext:value-type="float">
            <text:p>-0,3670130111</text:p>
          </table:table-cell>
          <table:table-cell office:value-type="float" office:value="-0.835663112632883" calcext:value-type="float">
            <text:p>-0,8356631126</text:p>
          </table:table-cell>
          <table:table-cell office:value-type="float" office:value="-1.20545309551383" calcext:value-type="float">
            <text:p>-1,2054530955</text:p>
          </table:table-cell>
          <table:table-cell office:value-type="float" office:value="-0.96405647852077" calcext:value-type="float">
            <text:p>-0,9640564785</text:p>
          </table:table-cell>
          <table:table-cell office:value-type="float" office:value="-0.565856811165469" calcext:value-type="float">
            <text:p>-0,5658568112</text:p>
          </table:table-cell>
          <table:table-cell office:value-type="float" office:value="-0.528976419398306" calcext:value-type="float">
            <text:p>-0,5289764194</text:p>
          </table:table-cell>
          <table:table-cell office:value-type="float" office:value="-0.884963620898607" calcext:value-type="float">
            <text:p>-0,8849636209</text:p>
          </table:table-cell>
          <table:table-cell office:value-type="float" office:value="-0.900399874014449" calcext:value-type="float">
            <text:p>-0,900399874</text:p>
          </table:table-cell>
          <table:table-cell office:value-type="float" office:value="-0.959560238684042" calcext:value-type="float">
            <text:p>-0,9595602387</text:p>
          </table:table-cell>
          <table:table-cell office:value-type="float" office:value="-0.965970594856035" calcext:value-type="float">
            <text:p>-0,9659705949</text:p>
          </table:table-cell>
          <table:table-cell office:value-type="float" office:value="-0.999292437214186" calcext:value-type="float">
            <text:p>-0,9992924372</text:p>
          </table:table-cell>
          <table:table-cell office:value-type="float" office:value="-0.757734087805759" calcext:value-type="float">
            <text:p>-0,7577340878</text:p>
          </table:table-cell>
          <table:table-cell office:value-type="float" office:value="-0.304518006364758" calcext:value-type="float">
            <text:p>-0,3045180064</text:p>
          </table:table-cell>
          <table:table-cell office:value-type="float" office:value="-0.86291855528783" calcext:value-type="float">
            <text:p>-0,8629185553</text:p>
          </table:table-cell>
          <table:table-cell office:value-type="float" office:value="-0.352727225233596" calcext:value-type="float">
            <text:p>-0,3527272252</text:p>
          </table:table-cell>
          <table:table-cell office:value-type="float" office:value="-0.357385047877941" calcext:value-type="float">
            <text:p>-0,3573850479</text:p>
          </table:table-cell>
          <table:table-cell office:value-type="float" office:value="-0.734595687842023" calcext:value-type="float">
            <text:p>-0,7345956878</text:p>
          </table:table-cell>
          <table:table-cell office:value-type="float" office:value="-0.262757625602351" calcext:value-type="float">
            <text:p>-0,2627576256</text:p>
          </table:table-cell>
          <table:table-cell office:value-type="float" office:value="0.355907434910048" calcext:value-type="float">
            <text:p>0,3559074349</text:p>
          </table:table-cell>
          <table:table-cell office:value-type="float" office:value="0.0993829643102343" calcext:value-type="float">
            <text:p>0,0993829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26176306647149" calcext:value-type="float">
            <text:p>-0,2261763066</text:p>
          </table:table-cell>
          <table:table-cell office:value-type="float" office:value="-0.412622248125273" calcext:value-type="float">
            <text:p>-0,4126222481</text:p>
          </table:table-cell>
          <table:table-cell office:value-type="float" office:value="0.41115733374425" calcext:value-type="float">
            <text:p>0,4111573337</text:p>
          </table:table-cell>
          <table:table-cell office:value-type="float" office:value="-0.334207617275599" calcext:value-type="float">
            <text:p>-0,3342076173</text:p>
          </table:table-cell>
          <table:table-cell office:value-type="float" office:value="-0.653439848591655" calcext:value-type="float">
            <text:p>-0,6534398486</text:p>
          </table:table-cell>
          <table:table-cell office:value-type="float" office:value="-0.965224211501073" calcext:value-type="float">
            <text:p>-0,9652242115</text:p>
          </table:table-cell>
          <table:table-cell office:value-type="float" office:value="-1.1450463807438" calcext:value-type="float">
            <text:p>-1,1450463807</text:p>
          </table:table-cell>
          <table:table-cell office:value-type="float" office:value="-0.688179645403589" calcext:value-type="float">
            <text:p>-0,6881796454</text:p>
          </table:table-cell>
          <table:table-cell office:value-type="float" office:value="-1.06810541125167" calcext:value-type="float">
            <text:p>-1,0681054113</text:p>
          </table:table-cell>
          <table:table-cell office:value-type="float" office:value="-1.00434678809417" calcext:value-type="float">
            <text:p>-1,0043467881</text:p>
          </table:table-cell>
          <table:table-cell office:value-type="float" office:value="-1.29761885320283" calcext:value-type="float">
            <text:p>-1,2976188532</text:p>
          </table:table-cell>
          <table:table-cell office:value-type="float" office:value="-0.454409193794614" calcext:value-type="float">
            <text:p>-0,4544091938</text:p>
          </table:table-cell>
          <table:table-cell office:value-type="float" office:value="-1.13470218649468" calcext:value-type="float">
            <text:p>-1,1347021865</text:p>
          </table:table-cell>
          <table:table-cell office:value-type="float" office:value="-1.13269900356838" calcext:value-type="float">
            <text:p>-1,1326990036</text:p>
          </table:table-cell>
          <table:table-cell office:value-type="float" office:value="-0.927337595152494" calcext:value-type="float">
            <text:p>-0,9273375952</text:p>
          </table:table-cell>
          <table:table-cell office:value-type="float" office:value="-0.584139284155421" calcext:value-type="float">
            <text:p>-0,5841392842</text:p>
          </table:table-cell>
          <table:table-cell office:value-type="float" office:value="-0.574945681960067" calcext:value-type="float">
            <text:p>-0,574945682</text:p>
          </table:table-cell>
          <table:table-cell office:value-type="float" office:value="-1.26486768084525" calcext:value-type="float">
            <text:p>-1,2648676808</text:p>
          </table:table-cell>
          <table:table-cell office:value-type="float" office:value="-1.17582829246634" calcext:value-type="float">
            <text:p>-1,1758282925</text:p>
          </table:table-cell>
          <table:table-cell office:value-type="float" office:value="-1.27126000495265" calcext:value-type="float">
            <text:p>-1,271260005</text:p>
          </table:table-cell>
          <table:table-cell office:value-type="float" office:value="-1.62944314022653" calcext:value-type="float">
            <text:p>-1,6294431402</text:p>
          </table:table-cell>
          <table:table-cell office:value-type="float" office:value="-2.22875196980565" calcext:value-type="float">
            <text:p>-2,2287519698</text:p>
          </table:table-cell>
          <table:table-cell office:value-type="float" office:value="-2.01138878309326" calcext:value-type="float">
            <text:p>-2,0113887831</text:p>
          </table:table-cell>
          <table:table-cell office:value-type="float" office:value="-2.40176106932486" calcext:value-type="float">
            <text:p>-2,4017610693</text:p>
          </table:table-cell>
          <table:table-cell office:value-type="float" office:value="-2.69264520444869" calcext:value-type="float">
            <text:p>-2,6926452044</text:p>
          </table:table-cell>
          <table:table-cell office:value-type="float" office:value="-2.27797989358275" calcext:value-type="float">
            <text:p>-2,2779798936</text:p>
          </table:table-cell>
          <table:table-cell office:value-type="float" office:value="-1.14549979940081" calcext:value-type="float">
            <text:p>-1,1454997994</text:p>
          </table:table-cell>
          <table:table-cell office:value-type="float" office:value="-0.357520745556363" calcext:value-type="float">
            <text:p>-0,3575207456</text:p>
          </table:table-cell>
          <table:table-cell office:value-type="float" office:value="-0.194797273352894" calcext:value-type="float">
            <text:p>-0,1947972734</text:p>
          </table:table-cell>
          <table:table-cell office:value-type="float" office:value="0.0160815845872841" calcext:value-type="float">
            <text:p>0,0160815846</text:p>
          </table:table-cell>
          <table:table-cell office:value-type="float" office:value="1.00120360454266" calcext:value-type="float">
            <text:p>1,0012036045</text:p>
          </table:table-cell>
          <table:table-cell office:value-type="float" office:value="0.506478925805004" calcext:value-type="float">
            <text:p>0,5064789258</text:p>
          </table:table-cell>
          <table:table-cell office:value-type="float" office:value="0.97911557644774" calcext:value-type="float">
            <text:p>0,9791155764</text:p>
          </table:table-cell>
          <table:table-cell office:value-type="float" office:value="2.13305080878616" calcext:value-type="float">
            <text:p>2,1330508088</text:p>
          </table:table-cell>
          <table:table-cell office:value-type="float" office:value="2.45183721078167" calcext:value-type="float">
            <text:p>2,4518372108</text:p>
          </table:table-cell>
          <table:table-cell office:value-type="float" office:value="2.45853254521385" calcext:value-type="float">
            <text:p>2,4585325452</text:p>
          </table:table-cell>
          <table:table-cell office:value-type="float" office:value="1.96029885572885" calcext:value-type="float">
            <text:p>1,9602988557</text:p>
          </table:table-cell>
          <table:table-cell office:value-type="float" office:value="1.49596214911197" calcext:value-type="float">
            <text:p>1,4959621491</text:p>
          </table:table-cell>
          <table:table-cell office:value-type="float" office:value="1.46929856906183" calcext:value-type="float">
            <text:p>1,4692985691</text:p>
          </table:table-cell>
          <table:table-cell office:value-type="float" office:value="1.88484892928815" calcext:value-type="float">
            <text:p>1,8848489293</text:p>
          </table:table-cell>
          <table:table-cell office:value-type="float" office:value="1.66850660311933" calcext:value-type="float">
            <text:p>1,6685066031</text:p>
          </table:table-cell>
          <table:table-cell office:value-type="float" office:value="1.39988388087863" calcext:value-type="float">
            <text:p>1,3998838809</text:p>
          </table:table-cell>
          <table:table-cell office:value-type="float" office:value="0.84932102611404" calcext:value-type="float">
            <text:p>0,8493210261</text:p>
          </table:table-cell>
          <table:table-cell office:value-type="float" office:value="0.104283152151274" calcext:value-type="float">
            <text:p>0,1042831522</text:p>
          </table:table-cell>
          <table:table-cell office:value-type="float" office:value="-0.228189343430364" calcext:value-type="float">
            <text:p>-0,2281893434</text:p>
          </table:table-cell>
          <table:table-cell office:value-type="float" office:value="-0.428183453105051" calcext:value-type="float">
            <text:p>-0,4281834531</text:p>
          </table:table-cell>
          <table:table-cell office:value-type="float" office:value="-0.121330295002993" calcext:value-type="float">
            <text:p>-0,121330295</text:p>
          </table:table-cell>
          <table:table-cell office:value-type="float" office:value="0.318824866421486" calcext:value-type="float">
            <text:p>0,3188248664</text:p>
          </table:table-cell>
          <table:table-cell office:value-type="float" office:value="0.322634746919852" calcext:value-type="float">
            <text:p>0,3226347469</text:p>
          </table:table-cell>
          <table:table-cell office:value-type="float" office:value="0.0585436724155175" calcext:value-type="float">
            <text:p>0,0585436724</text:p>
          </table:table-cell>
          <table:table-cell office:value-type="float" office:value="-0.424699285816029" calcext:value-type="float">
            <text:p>-0,4246992858</text:p>
          </table:table-cell>
          <table:table-cell office:value-type="float" office:value="-0.747354168794721" calcext:value-type="float">
            <text:p>-0,7473541688</text:p>
          </table:table-cell>
          <table:table-cell office:value-type="float" office:value="1.12600844213945" calcext:value-type="float">
            <text:p>1,1260084421</text:p>
          </table:table-cell>
          <table:table-cell office:value-type="float" office:value="1.06837535416589" calcext:value-type="float">
            <text:p>1,0683753542</text:p>
          </table:table-cell>
          <table:table-cell office:value-type="float" office:value="0.0564363560373754" calcext:value-type="float">
            <text:p>0,056436356</text:p>
          </table:table-cell>
          <table:table-cell office:value-type="float" office:value="-0.32251821393863" calcext:value-type="float">
            <text:p>-0,3225182139</text:p>
          </table:table-cell>
          <table:table-cell office:value-type="float" office:value="0.907441732040146" calcext:value-type="float">
            <text:p>0,907441732</text:p>
          </table:table-cell>
          <table:table-cell office:value-type="float" office:value="1.87021604105203" calcext:value-type="float">
            <text:p>1,8702160411</text:p>
          </table:table-cell>
          <table:table-cell office:value-type="float" office:value="3.72085045587777" calcext:value-type="float">
            <text:p>3,7208504559</text:p>
          </table:table-cell>
          <table:table-cell office:value-type="float" office:value="0.198765928620468" calcext:value-type="float">
            <text:p>0,1987659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521945323031882" calcext:value-type="float">
            <text:p>-0,0521945323</text:p>
          </table:table-cell>
          <table:table-cell office:value-type="float" office:value="-0.282160802026841" calcext:value-type="float">
            <text:p>-0,282160802</text:p>
          </table:table-cell>
          <table:table-cell office:value-type="float" office:value="-0.182158312418338" calcext:value-type="float">
            <text:p>-0,1821583124</text:p>
          </table:table-cell>
          <table:table-cell office:value-type="float" office:value="-0.647997405843043" calcext:value-type="float">
            <text:p>-0,6479974058</text:p>
          </table:table-cell>
          <table:table-cell office:value-type="float" office:value="-0.482429419896869" calcext:value-type="float">
            <text:p>-0,4824294199</text:p>
          </table:table-cell>
          <table:table-cell office:value-type="float" office:value="-0.230943216248723" calcext:value-type="float">
            <text:p>-0,2309432162</text:p>
          </table:table-cell>
          <table:table-cell office:value-type="float" office:value="-0.264614958659521" calcext:value-type="float">
            <text:p>-0,2646149587</text:p>
          </table:table-cell>
          <table:table-cell office:value-type="float" office:value="-0.250140383056253" calcext:value-type="float">
            <text:p>-0,2501403831</text:p>
          </table:table-cell>
          <table:table-cell office:value-type="float" office:value="-0.313800838497427" calcext:value-type="float">
            <text:p>-0,3138008385</text:p>
          </table:table-cell>
          <table:table-cell office:value-type="float" office:value="-0.633110456791211" calcext:value-type="float">
            <text:p>-0,6331104568</text:p>
          </table:table-cell>
          <table:table-cell office:value-type="float" office:value="-0.787463241345506" calcext:value-type="float">
            <text:p>-0,7874632413</text:p>
          </table:table-cell>
          <table:table-cell office:value-type="float" office:value="-0.99127598677741" calcext:value-type="float">
            <text:p>-0,9912759868</text:p>
          </table:table-cell>
          <table:table-cell office:value-type="float" office:value="-1.02687178177621" calcext:value-type="float">
            <text:p>-1,0268717818</text:p>
          </table:table-cell>
          <table:table-cell office:value-type="float" office:value="-0.637789186657666" calcext:value-type="float">
            <text:p>-0,6377891867</text:p>
          </table:table-cell>
          <table:table-cell office:value-type="float" office:value="-0.207859922902948" calcext:value-type="float">
            <text:p>-0,2078599229</text:p>
          </table:table-cell>
          <table:table-cell office:value-type="float" office:value="-0.390715680130447" calcext:value-type="float">
            <text:p>-0,3907156801</text:p>
          </table:table-cell>
          <table:table-cell office:value-type="float" office:value="-0.438035793313903" calcext:value-type="float">
            <text:p>-0,4380357933</text:p>
          </table:table-cell>
          <table:table-cell office:value-type="float" office:value="-0.7333785404659" calcext:value-type="float">
            <text:p>-0,7333785405</text:p>
          </table:table-cell>
          <table:table-cell office:value-type="float" office:value="-1.39676850235782" calcext:value-type="float">
            <text:p>-1,3967685024</text:p>
          </table:table-cell>
          <table:table-cell office:value-type="float" office:value="-1.58383995825188" calcext:value-type="float">
            <text:p>-1,5838399583</text:p>
          </table:table-cell>
          <table:table-cell office:value-type="float" office:value="-1.618194901458" calcext:value-type="float">
            <text:p>-1,6181949015</text:p>
          </table:table-cell>
          <table:table-cell office:value-type="float" office:value="-1.9844998251224" calcext:value-type="float">
            <text:p>-1,9844998251</text:p>
          </table:table-cell>
          <table:table-cell office:value-type="float" office:value="-1.75556827014022" calcext:value-type="float">
            <text:p>-1,7555682701</text:p>
          </table:table-cell>
          <table:table-cell office:value-type="float" office:value="-0.668712510856775" calcext:value-type="float">
            <text:p>-0,6687125109</text:p>
          </table:table-cell>
          <table:table-cell office:value-type="float" office:value="0.501783314066329" calcext:value-type="float">
            <text:p>0,5017833141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499884063135818" calcext:value-type="float">
            <text:p>0,4998840631</text:p>
          </table:table-cell>
          <table:table-cell office:value-type="float" office:value="-0.243265884653327" calcext:value-type="float">
            <text:p>-0,2432658847</text:p>
          </table:table-cell>
          <table:table-cell office:value-type="float" office:value="-0.529032765879333" calcext:value-type="float">
            <text:p>-0,5290327659</text:p>
          </table:table-cell>
          <table:table-cell office:value-type="float" office:value="-0.64937891565837" calcext:value-type="float">
            <text:p>-0,6493789157</text:p>
          </table:table-cell>
          <table:table-cell office:value-type="float" office:value="-0.604927918824028" calcext:value-type="float">
            <text:p>-0,6049279188</text:p>
          </table:table-cell>
          <table:table-cell office:value-type="float" office:value="-1.05094377104538" calcext:value-type="float">
            <text:p>-1,050943771</text:p>
          </table:table-cell>
          <table:table-cell office:value-type="float" office:value="-1.10985801247192" calcext:value-type="float">
            <text:p>-1,1098580125</text:p>
          </table:table-cell>
          <table:table-cell office:value-type="float" office:value="-0.613427789612402" calcext:value-type="float">
            <text:p>-0,6134277896</text:p>
          </table:table-cell>
          <table:table-cell office:value-type="float" office:value="-0.0106123433220267" calcext:value-type="float">
            <text:p>-0,0106123433</text:p>
          </table:table-cell>
          <table:table-cell office:value-type="float" office:value="-0.328447983825828" calcext:value-type="float">
            <text:p>-0,3284479838</text:p>
          </table:table-cell>
          <table:table-cell office:value-type="float" office:value="-0.835721710766819" calcext:value-type="float">
            <text:p>-0,8357217108</text:p>
          </table:table-cell>
          <table:table-cell office:value-type="float" office:value="-1.28842439961182" calcext:value-type="float">
            <text:p>-1,2884243996</text:p>
          </table:table-cell>
          <table:table-cell office:value-type="float" office:value="-1.15886215344466" calcext:value-type="float">
            <text:p>-1,1588621534</text:p>
          </table:table-cell>
          <table:table-cell office:value-type="float" office:value="-0.833699325961308" calcext:value-type="float">
            <text:p>-0,833699326</text:p>
          </table:table-cell>
          <table:table-cell office:value-type="float" office:value="-0.206883130474341" calcext:value-type="float">
            <text:p>-0,2068831305</text:p>
          </table:table-cell>
          <table:table-cell office:value-type="float" office:value="-0.317670516575337" calcext:value-type="float">
            <text:p>-0,3176705166</text:p>
          </table:table-cell>
          <table:table-cell office:value-type="float" office:value="-0.459374396589424" calcext:value-type="float">
            <text:p>-0,4593743966</text:p>
          </table:table-cell>
          <table:table-cell office:value-type="float" office:value="-0.626449151412329" calcext:value-type="float">
            <text:p>-0,6264491514</text:p>
          </table:table-cell>
          <table:table-cell office:value-type="float" office:value="-0.422084334668882" calcext:value-type="float">
            <text:p>-0,4220843347</text:p>
          </table:table-cell>
          <table:table-cell office:value-type="float" office:value="-0.405785016150994" calcext:value-type="float">
            <text:p>-0,4057850162</text:p>
          </table:table-cell>
          <table:table-cell office:value-type="float" office:value="-0.775708852886433" calcext:value-type="float">
            <text:p>-0,7757088529</text:p>
          </table:table-cell>
          <table:table-cell office:value-type="float" office:value="-0.499866122228662" calcext:value-type="float">
            <text:p>-0,4998661222</text:p>
          </table:table-cell>
          <table:table-cell office:value-type="float" office:value="-0.250320062265402" calcext:value-type="float">
            <text:p>-0,2503200623</text:p>
          </table:table-cell>
          <table:table-cell office:value-type="float" office:value="-0.314672239233405" calcext:value-type="float">
            <text:p>-0,3146722392</text:p>
          </table:table-cell>
          <table:table-cell office:value-type="float" office:value="-0.474663907676738" calcext:value-type="float">
            <text:p>-0,4746639077</text:p>
          </table:table-cell>
          <table:table-cell office:value-type="float" office:value="0.269877894286983" calcext:value-type="float">
            <text:p>0,2698778943</text:p>
          </table:table-cell>
          <table:table-cell office:value-type="float" office:value="-0.729426852455118" calcext:value-type="float">
            <text:p>-0,7294268525</text:p>
          </table:table-cell>
          <table:table-cell office:value-type="float" office:value="-0.56158191693335" calcext:value-type="float">
            <text:p>-0,5615819169</text:p>
          </table:table-cell>
          <table:table-cell office:value-type="float" office:value="-0.0282181780186878" calcext:value-type="float">
            <text:p>-0,028218178</text:p>
          </table:table-cell>
          <table:table-cell office:value-type="float" office:value="-0.828087306058644" calcext:value-type="float">
            <text:p>-0,8280873061</text:p>
          </table:table-cell>
          <table:table-cell office:value-type="float" office:value="-0.216057555247654" calcext:value-type="float">
            <text:p>-0,2160575552</text:p>
          </table:table-cell>
          <table:table-cell office:value-type="float" office:value="-0.525515251204701" calcext:value-type="float">
            <text:p>-0,5255152512</text:p>
          </table:table-cell>
          <table:table-cell office:value-type="float" office:value="-0.88976858727512" calcext:value-type="float">
            <text:p>-0,8897685873</text:p>
          </table:table-cell>
          <table:table-cell office:value-type="float" office:value="-0.715557343033686" calcext:value-type="float">
            <text:p>-0,715557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708975730451639" calcext:value-type="float">
            <text:p>-0,7089757305</text:p>
          </table:table-cell>
          <table:table-cell office:value-type="float" office:value="-0.564321604053682" calcext:value-type="float">
            <text:p>-0,5643216041</text:p>
          </table:table-cell>
          <table:table-cell office:value-type="float" office:value="-0.715621941643472" calcext:value-type="float">
            <text:p>-0,7156219416</text:p>
          </table:table-cell>
          <table:table-cell office:value-type="float" office:value="-0.714624004785446" calcext:value-type="float">
            <text:p>-0,7146240048</text:p>
          </table:table-cell>
          <table:table-cell office:value-type="float" office:value="-0.734444788499711" calcext:value-type="float">
            <text:p>-0,7344447885</text:p>
          </table:table-cell>
          <table:table-cell office:value-type="float" office:value="-1.07858095500777" calcext:value-type="float">
            <text:p>-1,078580955</text:p>
          </table:table-cell>
          <table:table-cell office:value-type="float" office:value="-0.878003761913089" calcext:value-type="float">
            <text:p>-0,8780037619</text:p>
          </table:table-cell>
          <table:table-cell office:value-type="float" office:value="-0.641204925580818" calcext:value-type="float">
            <text:p>-0,6412049256</text:p>
          </table:table-cell>
          <table:table-cell office:value-type="float" office:value="-0.395735377755168" calcext:value-type="float">
            <text:p>-0,3957353778</text:p>
          </table:table-cell>
          <table:table-cell office:value-type="float" office:value="-0.531931817398021" calcext:value-type="float">
            <text:p>-0,5319318174</text:p>
          </table:table-cell>
          <table:table-cell office:value-type="float" office:value="-0.987908430051635" calcext:value-type="float">
            <text:p>-0,9879084301</text:p>
          </table:table-cell>
          <table:table-cell office:value-type="float" office:value="-1.18760360389213" calcext:value-type="float">
            <text:p>-1,1876036039</text:p>
          </table:table-cell>
          <table:table-cell office:value-type="float" office:value="-1.21983145337768" calcext:value-type="float">
            <text:p>-1,2198314534</text:p>
          </table:table-cell>
          <table:table-cell office:value-type="float" office:value="-1.15519490433705" calcext:value-type="float">
            <text:p>-1,1551949043</text:p>
          </table:table-cell>
          <table:table-cell office:value-type="float" office:value="-0.647432546746886" calcext:value-type="float">
            <text:p>-0,6474325467</text:p>
          </table:table-cell>
          <table:table-cell office:value-type="float" office:value="-0.593595549241087" calcext:value-type="float">
            <text:p>-0,5935955492</text:p>
          </table:table-cell>
          <table:table-cell office:value-type="float" office:value="-0.688721212690951" calcext:value-type="float">
            <text:p>-0,6887212127</text:p>
          </table:table-cell>
          <table:table-cell office:value-type="float" office:value="-0.882883759090596" calcext:value-type="float">
            <text:p>-0,8828837591</text:p>
          </table:table-cell>
          <table:table-cell office:value-type="float" office:value="-1.26149107559971" calcext:value-type="float">
            <text:p>-1,2614910756</text:p>
          </table:table-cell>
          <table:table-cell office:value-type="float" office:value="-1.57584461230878" calcext:value-type="float">
            <text:p>-1,5758446123</text:p>
          </table:table-cell>
          <table:table-cell office:value-type="float" office:value="-1.56350518882483" calcext:value-type="float">
            <text:p>-1,5635051888</text:p>
          </table:table-cell>
          <table:table-cell office:value-type="float" office:value="-1.46942090241438" calcext:value-type="float">
            <text:p>-1,4694209024</text:p>
          </table:table-cell>
          <table:table-cell office:value-type="float" office:value="-1.10282624255849" calcext:value-type="float">
            <text:p>-1,1028262426</text:p>
          </table:table-cell>
          <table:table-cell office:value-type="float" office:value="-0.341674872651648" calcext:value-type="float">
            <text:p>-0,3416748727</text:p>
          </table:table-cell>
          <table:table-cell office:value-type="float" office:value="0.390321276035322" calcext:value-type="float">
            <text:p>0,390321276</text:p>
          </table:table-cell>
          <table:table-cell office:value-type="float" office:value="0.87553002201543" calcext:value-type="float">
            <text:p>0,875530022</text:p>
          </table:table-cell>
          <table:table-cell office:value-type="float" office:value="0.335427091224686" calcext:value-type="float">
            <text:p>0,3354270912</text:p>
          </table:table-cell>
          <table:table-cell office:value-type="float" office:value="-0.63367179312643" calcext:value-type="float">
            <text:p>-0,6336717931</text:p>
          </table:table-cell>
          <table:table-cell office:value-type="float" office:value="-0.891155902240482" calcext:value-type="float">
            <text:p>-0,8911559022</text:p>
          </table:table-cell>
          <table:table-cell office:value-type="float" office:value="-1.14722853429008" calcext:value-type="float">
            <text:p>-1,1472285343</text:p>
          </table:table-cell>
          <table:table-cell office:value-type="float" office:value="-1.01709201647006" calcext:value-type="float">
            <text:p>-1,0170920165</text:p>
          </table:table-cell>
          <table:table-cell office:value-type="float" office:value="-1.35342424062337" calcext:value-type="float">
            <text:p>-1,3534242406</text:p>
          </table:table-cell>
          <table:table-cell office:value-type="float" office:value="-0.992189820050158" calcext:value-type="float">
            <text:p>-0,9921898201</text:p>
          </table:table-cell>
          <table:table-cell office:value-type="float" office:value="-0.577102139751675" calcext:value-type="float">
            <text:p>-0,5771021398</text:p>
          </table:table-cell>
          <table:table-cell office:value-type="float" office:value="-0.296180854532924" calcext:value-type="float">
            <text:p>-0,2961808545</text:p>
          </table:table-cell>
          <table:table-cell office:value-type="float" office:value="-0.562810291593191" calcext:value-type="float">
            <text:p>-0,5628102916</text:p>
          </table:table-cell>
          <table:table-cell office:value-type="float" office:value="-1.03120973188883" calcext:value-type="float">
            <text:p>-1,0312097319</text:p>
          </table:table-cell>
          <table:table-cell office:value-type="float" office:value="-1.17667330372712" calcext:value-type="float">
            <text:p>-1,1766733037</text:p>
          </table:table-cell>
          <table:table-cell office:value-type="float" office:value="-0.496296405549774" calcext:value-type="float">
            <text:p>-0,4962964055</text:p>
          </table:table-cell>
          <table:table-cell office:value-type="float" office:value="-0.18386722294615" calcext:value-type="float">
            <text:p>-0,1838672229</text:p>
          </table:table-cell>
          <table:table-cell office:value-type="float" office:value="0.227337677272651" calcext:value-type="float">
            <text:p>0,2273376773</text:p>
          </table:table-cell>
          <table:table-cell office:value-type="float" office:value="0.349674635782554" calcext:value-type="float">
            <text:p>0,3496746358</text:p>
          </table:table-cell>
          <table:table-cell office:value-type="float" office:value="0.0356132069399787" calcext:value-type="float">
            <text:p>0,0356132069</text:p>
          </table:table-cell>
          <table:table-cell office:value-type="float" office:value="-0.222820835891571" calcext:value-type="float">
            <text:p>-0,2228208359</text:p>
          </table:table-cell>
          <table:table-cell office:value-type="float" office:value="-0.249293560163808" calcext:value-type="float">
            <text:p>-0,2492935602</text:p>
          </table:table-cell>
          <table:table-cell office:value-type="float" office:value="-0.0265048170623004" calcext:value-type="float">
            <text:p>-0,0265048171</text:p>
          </table:table-cell>
          <table:table-cell office:value-type="float" office:value="-0.469795502452347" calcext:value-type="float">
            <text:p>-0,4697955025</text:p>
          </table:table-cell>
          <table:table-cell office:value-type="float" office:value="-0.71775648320013" calcext:value-type="float">
            <text:p>-0,7177564832</text:p>
          </table:table-cell>
          <table:table-cell office:value-type="float" office:value="-0.475608118304264" calcext:value-type="float">
            <text:p>-0,4756081183</text:p>
          </table:table-cell>
          <table:table-cell office:value-type="float" office:value="-0.578118765103233" calcext:value-type="float">
            <text:p>-0,5781187651</text:p>
          </table:table-cell>
          <table:table-cell office:value-type="float" office:value="-0.965982689307047" calcext:value-type="float">
            <text:p>-0,9659826893</text:p>
          </table:table-cell>
          <table:table-cell office:value-type="float" office:value="-0.467096355496701" calcext:value-type="float">
            <text:p>-0,4670963555</text:p>
          </table:table-cell>
          <table:table-cell office:value-type="float" office:value="-0.998535788312345" calcext:value-type="float">
            <text:p>-0,9985357883</text:p>
          </table:table-cell>
          <table:table-cell office:value-type="float" office:value="-0.904009915063441" calcext:value-type="float">
            <text:p>-0,9040099151</text:p>
          </table:table-cell>
          <table:table-cell office:value-type="float" office:value="-0.324509047214909" calcext:value-type="float">
            <text:p>-0,3245090472</text:p>
          </table:table-cell>
          <table:table-cell office:value-type="float" office:value="-0.566586051513809" calcext:value-type="float">
            <text:p>-0,5665860515</text:p>
          </table:table-cell>
          <table:table-cell office:value-type="float" office:value="-0.579034248063713" calcext:value-type="float">
            <text:p>-0,5790342481</text:p>
          </table:table-cell>
          <table:table-cell office:value-type="float" office:value="-0.340039280191277" calcext:value-type="float">
            <text:p>-0,3400392802</text:p>
          </table:table-cell>
          <table:table-cell office:value-type="float" office:value="-0.938301419308308" calcext:value-type="float">
            <text:p>-0,9383014193</text:p>
          </table:table-cell>
          <table:table-cell office:value-type="float" office:value="-0.357778671516843" calcext:value-type="float">
            <text:p>-0,3577786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3088153323574" calcext:value-type="float">
            <text:p>-0,1130881533</text:p>
          </table:table-cell>
          <table:table-cell office:value-type="float" office:value="-0.618933372187909" calcext:value-type="float">
            <text:p>-0,6189333722</text:p>
          </table:table-cell>
          <table:table-cell office:value-type="float" office:value="-0.0468407089075726" calcext:value-type="float">
            <text:p>-0,0468407089</text:p>
          </table:table-cell>
          <table:table-cell office:value-type="float" office:value="-0.433072893125616" calcext:value-type="float">
            <text:p>-0,4330728931</text:p>
          </table:table-cell>
          <table:table-cell office:value-type="float" office:value="0.327619979183695" calcext:value-type="float">
            <text:p>0,3276199792</text:p>
          </table:table-cell>
          <table:table-cell office:value-type="float" office:value="1.02782420418388" calcext:value-type="float">
            <text:p>1,0278242042</text:p>
          </table:table-cell>
          <table:table-cell office:value-type="float" office:value="0.136758189643605" calcext:value-type="float">
            <text:p>0,1367581896</text:p>
          </table:table-cell>
          <table:table-cell office:value-type="float" office:value="-0.602450781727033" calcext:value-type="float">
            <text:p>-0,6024507817</text:p>
          </table:table-cell>
          <table:table-cell office:value-type="float" office:value="-0.173582967190367" calcext:value-type="float">
            <text:p>-0,1735829672</text:p>
          </table:table-cell>
          <table:table-cell office:value-type="float" office:value="-0.337758105033149" calcext:value-type="float">
            <text:p>-0,337758105</text:p>
          </table:table-cell>
          <table:table-cell office:value-type="float" office:value="-1.05874244410568" calcext:value-type="float">
            <text:p>-1,0587424441</text:p>
          </table:table-cell>
          <table:table-cell office:value-type="float" office:value="-1.58597018698309" calcext:value-type="float">
            <text:p>-1,585970187</text:p>
          </table:table-cell>
          <table:table-cell office:value-type="float" office:value="-0.982888327219994" calcext:value-type="float">
            <text:p>-0,9828883272</text:p>
          </table:table-cell>
          <table:table-cell office:value-type="float" office:value="0.142879369746951" calcext:value-type="float">
            <text:p>0,1428793697</text:p>
          </table:table-cell>
          <table:table-cell office:value-type="float" office:value="1.34695177206664" calcext:value-type="float">
            <text:p>1,3469517721</text:p>
          </table:table-cell>
          <table:table-cell office:value-type="float" office:value="2.11734371872671" calcext:value-type="float">
            <text:p>2,1173437187</text:p>
          </table:table-cell>
          <table:table-cell office:value-type="float" office:value="1.99372655017419" calcext:value-type="float">
            <text:p>1,9937265502</text:p>
          </table:table-cell>
          <table:table-cell office:value-type="float" office:value="1.67247014389877" calcext:value-type="float">
            <text:p>1,6724701439</text:p>
          </table:table-cell>
          <table:table-cell office:value-type="float" office:value="1.65375685175792" calcext:value-type="float">
            <text:p>1,6537568518</text:p>
          </table:table-cell>
          <table:table-cell office:value-type="float" office:value="1.27316365874863" calcext:value-type="float">
            <text:p>1,2731636587</text:p>
          </table:table-cell>
          <table:table-cell office:value-type="float" office:value="1.25514829844633" calcext:value-type="float">
            <text:p>1,2551482984</text:p>
          </table:table-cell>
          <table:table-cell office:value-type="float" office:value="1.07627265033224" calcext:value-type="float">
            <text:p>1,0762726503</text:p>
          </table:table-cell>
          <table:table-cell office:value-type="float" office:value="0.964123558191761" calcext:value-type="float">
            <text:p>0,9641235582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1.02643063593389" calcext:value-type="float">
            <text:p>1,0264306359</text:p>
          </table:table-cell>
          <table:table-cell office:value-type="float" office:value="0.743589291687635" calcext:value-type="float">
            <text:p>0,7435892917</text:p>
          </table:table-cell>
          <table:table-cell office:value-type="float" office:value="0.771400895474247" calcext:value-type="float">
            <text:p>0,7714008955</text:p>
          </table:table-cell>
          <table:table-cell office:value-type="float" office:value="-0.000843209305557366" calcext:value-type="float">
            <text:p>-0,0008432093</text:p>
          </table:table-cell>
          <table:table-cell office:value-type="float" office:value="-0.993549340797772" calcext:value-type="float">
            <text:p>-0,9935493408</text:p>
          </table:table-cell>
          <table:table-cell office:value-type="float" office:value="-1.28086423719849" calcext:value-type="float">
            <text:p>-1,2808642372</text:p>
          </table:table-cell>
          <table:table-cell office:value-type="float" office:value="-0.346974878120387" calcext:value-type="float">
            <text:p>-0,3469748781</text:p>
          </table:table-cell>
          <table:table-cell office:value-type="float" office:value="0.147723020026459" calcext:value-type="float">
            <text:p>0,14772302</text:p>
          </table:table-cell>
          <table:table-cell office:value-type="float" office:value="0.0576235180995456" calcext:value-type="float">
            <text:p>0,0576235181</text:p>
          </table:table-cell>
          <table:table-cell office:value-type="float" office:value="-0.220764812546444" calcext:value-type="float">
            <text:p>-0,2207648125</text:p>
          </table:table-cell>
          <table:table-cell office:value-type="float" office:value="-0.257976418573628" calcext:value-type="float">
            <text:p>-0,2579764186</text:p>
          </table:table-cell>
          <table:table-cell office:value-type="float" office:value="-0.705547916840842" calcext:value-type="float">
            <text:p>-0,7055479168</text:p>
          </table:table-cell>
          <table:table-cell office:value-type="float" office:value="-0.217579417965227" calcext:value-type="float">
            <text:p>-0,217579418</text:p>
          </table:table-cell>
          <table:table-cell office:value-type="float" office:value="-0.409440989964106" calcext:value-type="float">
            <text:p>-0,40944099</text:p>
          </table:table-cell>
          <table:table-cell office:value-type="float" office:value="-0.621375155531448" calcext:value-type="float">
            <text:p>-0,6213751555</text:p>
          </table:table-cell>
          <table:table-cell office:value-type="float" office:value="-0.725114116671953" calcext:value-type="float">
            <text:p>-0,7251141167</text:p>
          </table:table-cell>
          <table:table-cell office:value-type="float" office:value="-1.02272733991553" calcext:value-type="float">
            <text:p>-1,0227273399</text:p>
          </table:table-cell>
          <table:table-cell office:value-type="float" office:value="-1.11540282125893" calcext:value-type="float">
            <text:p>-1,1154028213</text:p>
          </table:table-cell>
          <table:table-cell office:value-type="float" office:value="-0.986018184065474" calcext:value-type="float">
            <text:p>-0,9860181841</text:p>
          </table:table-cell>
          <table:table-cell office:value-type="float" office:value="-0.386372829912993" calcext:value-type="float">
            <text:p>-0,3863728299</text:p>
          </table:table-cell>
          <table:table-cell office:value-type="float" office:value="-0.215658714744882" calcext:value-type="float">
            <text:p>-0,2156587147</text:p>
          </table:table-cell>
          <table:table-cell office:value-type="float" office:value="-0.480446472664516" calcext:value-type="float">
            <text:p>-0,4804464727</text:p>
          </table:table-cell>
          <table:table-cell office:value-type="float" office:value="-0.67910463695988" calcext:value-type="float">
            <text:p>-0,679104637</text:p>
          </table:table-cell>
          <table:table-cell office:value-type="float" office:value="-0.570360062542961" calcext:value-type="float">
            <text:p>-0,5703600625</text:p>
          </table:table-cell>
          <table:table-cell office:value-type="float" office:value="-0.589642813336281" calcext:value-type="float">
            <text:p>-0,5896428133</text:p>
          </table:table-cell>
          <table:table-cell office:value-type="float" office:value="-1.26600691598556" calcext:value-type="float">
            <text:p>-1,266006916</text:p>
          </table:table-cell>
          <table:table-cell office:value-type="float" office:value="0.408044411862459" calcext:value-type="float">
            <text:p>0,4080444119</text:p>
          </table:table-cell>
          <table:table-cell office:value-type="float" office:value="0.134938947143491" calcext:value-type="float">
            <text:p>0,1349389471</text:p>
          </table:table-cell>
          <table:table-cell office:value-type="float" office:value="-0.205372608943674" calcext:value-type="float">
            <text:p>-0,2053726089</text:p>
          </table:table-cell>
          <table:table-cell office:value-type="float" office:value="-0.356125118055295" calcext:value-type="float">
            <text:p>-0,3561251181</text:p>
          </table:table-cell>
          <table:table-cell office:value-type="float" office:value="-0.451490848299003" calcext:value-type="float">
            <text:p>-0,4514908483</text:p>
          </table:table-cell>
          <table:table-cell office:value-type="float" office:value="-0.0610169593937947" calcext:value-type="float">
            <text:p>-0,0610169594</text:p>
          </table:table-cell>
          <table:table-cell office:value-type="float" office:value="-0.181488346408029" calcext:value-type="float">
            <text:p>-0,1814883464</text:p>
          </table:table-cell>
          <table:table-cell office:value-type="float" office:value="-0.0618253236711414" calcext:value-type="float">
            <text:p>-0,0618253237</text:p>
          </table:table-cell>
          <table:table-cell office:value-type="float" office:value="0.145598496099565" calcext:value-type="float">
            <text:p>0,1455984961</text:p>
          </table:table-cell>
          <table:table-cell office:value-type="float" office:value="0.0198765928620469" calcext:value-type="float">
            <text:p>0,0198765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69750790728694" calcext:value-type="float">
            <text:p>0,4697507907</text:p>
          </table:table-cell>
          <table:table-cell office:value-type="float" office:value="-0.0424758196599545" calcext:value-type="float">
            <text:p>-0,0424758197</text:p>
          </table:table-cell>
          <table:table-cell office:value-type="float" office:value="0.346100793594843" calcext:value-type="float">
            <text:p>0,3461007936</text:p>
          </table:table-cell>
          <table:table-cell office:value-type="float" office:value="0.211700645026666" calcext:value-type="float">
            <text:p>0,211700645</text:p>
          </table:table-cell>
          <table:table-cell office:value-type="float" office:value="0.304218552099145" calcext:value-type="float">
            <text:p>0,3042185521</text:p>
          </table:table-cell>
          <table:table-cell office:value-type="float" office:value="-0.198797274060256" calcext:value-type="float">
            <text:p>-0,1987972741</text:p>
          </table:table-cell>
          <table:table-cell office:value-type="float" office:value="0.107626267589346" calcext:value-type="float">
            <text:p>0,1076262676</text:p>
          </table:table-cell>
          <table:table-cell office:value-type="float" office:value="0.125657375525911" calcext:value-type="float">
            <text:p>0,1256573755</text:p>
          </table:table-cell>
          <table:table-cell office:value-type="float" office:value="-0.242847216872168" calcext:value-type="float">
            <text:p>-0,2428472169</text:p>
          </table:table-cell>
          <table:table-cell office:value-type="float" office:value="-0.730569293265534" calcext:value-type="float">
            <text:p>-0,7305692933</text:p>
          </table:table-cell>
          <table:table-cell office:value-type="float" office:value="-1.42496936783192" calcext:value-type="float">
            <text:p>-1,4249693678</text:p>
          </table:table-cell>
          <table:table-cell office:value-type="float" office:value="-1.28612437175333" calcext:value-type="float">
            <text:p>-1,2861243718</text:p>
          </table:table-cell>
          <table:table-cell office:value-type="float" office:value="-0.662944165851378" calcext:value-type="float">
            <text:p>-0,6629441659</text:p>
          </table:table-cell>
          <table:table-cell office:value-type="float" office:value="0.27116680386017" calcext:value-type="float">
            <text:p>0,2711668039</text:p>
          </table:table-cell>
          <table:table-cell office:value-type="float" office:value="0.868922628528715" calcext:value-type="float">
            <text:p>0,8689226285</text:p>
          </table:table-cell>
          <table:table-cell office:value-type="float" office:value="1.36600047464748" calcext:value-type="float">
            <text:p>1,3660004746</text:p>
          </table:table-cell>
          <table:table-cell office:value-type="float" office:value="1.6091652563038" calcext:value-type="float">
            <text:p>1,6091652563</text:p>
          </table:table-cell>
          <table:table-cell office:value-type="float" office:value="1.59064375825763" calcext:value-type="float">
            <text:p>1,5906437583</text:p>
          </table:table-cell>
          <table:table-cell office:value-type="float" office:value="1.41033500647397" calcext:value-type="float">
            <text:p>1,4103350065</text:p>
          </table:table-cell>
          <table:table-cell office:value-type="float" office:value="1.07975243307748" calcext:value-type="float">
            <text:p>1,0797524331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1.23689286067594" calcext:value-type="float">
            <text:p>1,2368928607</text:p>
          </table:table-cell>
          <table:table-cell office:value-type="float" office:value="1.04846438355596" calcext:value-type="float">
            <text:p>1,0484643836</text:p>
          </table:table-cell>
          <table:table-cell office:value-type="float" office:value="1.09402872320283" calcext:value-type="float">
            <text:p>1,0940287232</text:p>
          </table:table-cell>
          <table:table-cell office:value-type="float" office:value="0.778601122802677" calcext:value-type="float">
            <text:p>0,7786011228</text:p>
          </table:table-cell>
          <table:table-cell office:value-type="float" office:value="0.649586790527577" calcext:value-type="float">
            <text:p>0,6495867905</text:p>
          </table:table-cell>
          <table:table-cell office:value-type="float" office:value="0.193359063509376" calcext:value-type="float">
            <text:p>0,1933590635</text:p>
          </table:table-cell>
          <table:table-cell office:value-type="float" office:value="-0.607953909306928" calcext:value-type="float">
            <text:p>-0,6079539093</text:p>
          </table:table-cell>
          <table:table-cell office:value-type="float" office:value="-1.38772245589433" calcext:value-type="float">
            <text:p>-1,3877224559</text:p>
          </table:table-cell>
          <table:table-cell office:value-type="float" office:value="-0.831938875902753" calcext:value-type="float">
            <text:p>-0,8319388759</text:p>
          </table:table-cell>
          <table:table-cell office:value-type="float" office:value="-0.126406336069447" calcext:value-type="float">
            <text:p>-0,1264063361</text:p>
          </table:table-cell>
          <table:table-cell office:value-type="float" office:value="-0.415500303947438" calcext:value-type="float">
            <text:p>-0,4155003039</text:p>
          </table:table-cell>
          <table:table-cell office:value-type="float" office:value="-0.514737812939638" calcext:value-type="float">
            <text:p>-0,5147378129</text:p>
          </table:table-cell>
          <table:table-cell office:value-type="float" office:value="-0.286929389078483" calcext:value-type="float">
            <text:p>-0,2869293891</text:p>
          </table:table-cell>
          <table:table-cell office:value-type="float" office:value="-0.534669151733375" calcext:value-type="float">
            <text:p>-0,5346691517</text:p>
          </table:table-cell>
          <table:table-cell office:value-type="float" office:value="-1.00806081491212" calcext:value-type="float">
            <text:p>-1,0080608149</text:p>
          </table:table-cell>
          <table:table-cell office:value-type="float" office:value="-0.779867990446244" calcext:value-type="float">
            <text:p>-0,7798679904</text:p>
          </table:table-cell>
          <table:table-cell office:value-type="float" office:value="-0.926407194035757" calcext:value-type="float">
            <text:p>-0,926407194</text:p>
          </table:table-cell>
          <table:table-cell office:value-type="float" office:value="-0.994602108288009" calcext:value-type="float">
            <text:p>-0,9946021083</text:p>
          </table:table-cell>
          <table:table-cell office:value-type="float" office:value="-0.542646187659945" calcext:value-type="float">
            <text:p>-0,5426461877</text:p>
          </table:table-cell>
          <table:table-cell office:value-type="float" office:value="-0.777857193958608" calcext:value-type="float">
            <text:p>-0,777857194</text:p>
          </table:table-cell>
          <table:table-cell office:value-type="float" office:value="-0.979088980191151" calcext:value-type="float">
            <text:p>-0,9790889802</text:p>
          </table:table-cell>
          <table:table-cell office:value-type="float" office:value="-1.32919999639618" calcext:value-type="float">
            <text:p>-1,3291999964</text:p>
          </table:table-cell>
          <table:table-cell office:value-type="float" office:value="-0.381871398884881" calcext:value-type="float">
            <text:p>-0,3818713989</text:p>
          </table:table-cell>
          <table:table-cell office:value-type="float" office:value="-0.234124904386645" calcext:value-type="float">
            <text:p>-0,2341249044</text:p>
          </table:table-cell>
          <table:table-cell office:value-type="float" office:value="-0.528976419398306" calcext:value-type="float">
            <text:p>-0,5289764194</text:p>
          </table:table-cell>
          <table:table-cell office:value-type="float" office:value="-0.0776283877981235" calcext:value-type="float">
            <text:p>-0,0776283878</text:p>
          </table:table-cell>
          <table:table-cell office:value-type="float" office:value="-0.166622040742887" calcext:value-type="float">
            <text:p>-0,1666220407</text:p>
          </table:table-cell>
          <table:table-cell office:value-type="float" office:value="-0.522890796732174" calcext:value-type="float">
            <text:p>-0,5228907967</text:p>
          </table:table-cell>
          <table:table-cell office:value-type="float" office:value="-0.0658616314674568" calcext:value-type="float">
            <text:p>-0,0658616315</text:p>
          </table:table-cell>
          <table:table-cell office:value-type="float" office:value="-0.882708319539198" calcext:value-type="float">
            <text:p>-0,8827083195</text:p>
          </table:table-cell>
          <table:table-cell office:value-type="float" office:value="0.373677084397361" calcext:value-type="float">
            <text:p>0,3736770844</text:p>
          </table:table-cell>
          <table:table-cell office:value-type="float" office:value="0.219536237146686" calcext:value-type="float">
            <text:p>0,2195362371</text:p>
          </table:table-cell>
          <table:table-cell office:value-type="float" office:value="-0.835524315437423" calcext:value-type="float">
            <text:p>-0,8355243154</text:p>
          </table:table-cell>
          <table:table-cell office:value-type="float" office:value="-0.564363560373754" calcext:value-type="float">
            <text:p>-0,5643635604</text:p>
          </table:table-cell>
          <table:table-cell office:value-type="float" office:value="1.75205840545039" calcext:value-type="float">
            <text:p>1,7520584055</text:p>
          </table:table-cell>
          <table:table-cell office:value-type="float" office:value="1.33955684253545" calcext:value-type="float">
            <text:p>1,3395568425</text:p>
          </table:table-cell>
          <table:table-cell office:value-type="float" office:value="-0.664622229464769" calcext:value-type="float">
            <text:p>-0,6646222295</text:p>
          </table:table-cell>
          <table:table-cell office:value-type="float" office:value="0.0808880533886473" calcext:value-type="float">
            <text:p>0,0808880534</text:p>
          </table:table-cell>
          <table:table-cell office:value-type="float" office:value="-0.0397531857240936" calcext:value-type="float">
            <text:p>-0,0397531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21945323031882" calcext:value-type="float">
            <text:p>-0,521945323</text:p>
          </table:table-cell>
          <table:table-cell office:value-type="float" office:value="-0.673545140322136" calcext:value-type="float">
            <text:p>-0,6735451403</text:p>
          </table:table-cell>
          <table:table-cell office:value-type="float" office:value="-0.741644557703235" calcext:value-type="float">
            <text:p>-0,7416445577</text:p>
          </table:table-cell>
          <table:table-cell office:value-type="float" office:value="0.0419102799798983" calcext:value-type="float">
            <text:p>0,04191028</text:p>
          </table:table-cell>
          <table:table-cell office:value-type="float" office:value="0.228613941518293" calcext:value-type="float">
            <text:p>0,2286139415</text:p>
          </table:table-cell>
          <table:table-cell office:value-type="float" office:value="-0.0583702634474796" calcext:value-type="float">
            <text:p>-0,0583702634</text:p>
          </table:table-cell>
          <table:table-cell office:value-type="float" office:value="-0.0882049862198402" calcext:value-type="float">
            <text:p>-0,0882049862</text:p>
          </table:table-cell>
          <table:table-cell office:value-type="float" office:value="-0.736328733221929" calcext:value-type="float">
            <text:p>-0,7363287332</text:p>
          </table:table-cell>
          <table:table-cell office:value-type="float" office:value="-0.887342613301609" calcext:value-type="float">
            <text:p>-0,8873426133</text:p>
          </table:table-cell>
          <table:table-cell office:value-type="float" office:value="-1.06460759537982" calcext:value-type="float">
            <text:p>-1,0646075954</text:p>
          </table:table-cell>
          <table:table-cell office:value-type="float" office:value="-0.860557915422553" calcext:value-type="float">
            <text:p>-0,8605579154</text:p>
          </table:table-cell>
          <table:table-cell office:value-type="float" office:value="-0.769961218393545" calcext:value-type="float">
            <text:p>-0,7699612184</text:p>
          </table:table-cell>
          <table:table-cell office:value-type="float" office:value="-0.310367118844278" calcext:value-type="float">
            <text:p>-0,3103671188</text:p>
          </table:table-cell>
          <table:table-cell office:value-type="float" office:value="0.100319557481902" calcext:value-type="float">
            <text:p>0,1003195575</text:p>
          </table:table-cell>
          <table:table-cell office:value-type="float" office:value="0.632342013702409" calcext:value-type="float">
            <text:p>0,6323420137</text:p>
          </table:table-cell>
          <table:table-cell office:value-type="float" office:value="0.733720204601401" calcext:value-type="float">
            <text:p>0,7337202046</text:p>
          </table:table-cell>
          <table:table-cell office:value-type="float" office:value="0.874554579551394" calcext:value-type="float">
            <text:p>0,8745545796</text:p>
          </table:table-cell>
          <table:table-cell office:value-type="float" office:value="0.992622883758851" calcext:value-type="float">
            <text:p>0,9926228838</text:p>
          </table:table-cell>
          <table:table-cell office:value-type="float" office:value="1.0506288401945" calcext:value-type="float">
            <text:p>1,0506288402</text:p>
          </table:table-cell>
          <table:table-cell office:value-type="float" office:value="0.949161782673543" calcext:value-type="float">
            <text:p>0,9491617827</text:p>
          </table:table-cell>
          <table:table-cell office:value-type="float" office:value="1.28617792263536" calcext:value-type="float">
            <text:p>1,2861779226</text:p>
          </table:table-cell>
          <table:table-cell office:value-type="float" office:value="1.30958229893367" calcext:value-type="float">
            <text:p>1,3095822989</text:p>
          </table:table-cell>
          <table:table-cell office:value-type="float" office:value="1.05845737234319" calcext:value-type="float">
            <text:p>1,0584573723</text:p>
          </table:table-cell>
          <table:table-cell office:value-type="float" office:value="1.02335179116105" calcext:value-type="float">
            <text:p>1,0233517912</text:p>
          </table:table-cell>
          <table:table-cell office:value-type="float" office:value="0.590789630149698" calcext:value-type="float">
            <text:p>0,5907896301</text:p>
          </table:table-cell>
          <table:table-cell office:value-type="float" office:value="0.147537557874531" calcext:value-type="float">
            <text:p>0,1475375579</text:p>
          </table:table-cell>
          <table:table-cell office:value-type="float" office:value="-0.388753485582009" calcext:value-type="float">
            <text:p>-0,3887534856</text:p>
          </table:table-cell>
          <table:table-cell office:value-type="float" office:value="-1.19187635340547" calcext:value-type="float">
            <text:p>-1,1918763534</text:p>
          </table:table-cell>
          <table:table-cell office:value-type="float" office:value="-0.861187090955421" calcext:value-type="float">
            <text:p>-0,861187091</text:p>
          </table:table-cell>
          <table:table-cell office:value-type="float" office:value="0.0369196941933429" calcext:value-type="float">
            <text:p>0,0369196942</text:p>
          </table:table-cell>
          <table:table-cell office:value-type="float" office:value="0.0119163089455483" calcext:value-type="float">
            <text:p>0,0119163089</text:p>
          </table:table-cell>
          <table:table-cell office:value-type="float" office:value="-0.516327127140101" calcext:value-type="float">
            <text:p>-0,5163271271</text:p>
          </table:table-cell>
          <table:table-cell office:value-type="float" office:value="-0.0857089302825173" calcext:value-type="float">
            <text:p>-0,0857089303</text:p>
          </table:table-cell>
          <table:table-cell office:value-type="float" office:value="-0.0754622131035347" calcext:value-type="float">
            <text:p>-0,0754622131</text:p>
          </table:table-cell>
          <table:table-cell office:value-type="float" office:value="-0.80094249326786" calcext:value-type="float">
            <text:p>-0,8009424933</text:p>
          </table:table-cell>
          <table:table-cell office:value-type="float" office:value="-0.961869859261689" calcext:value-type="float">
            <text:p>-0,9618698593</text:p>
          </table:table-cell>
          <table:table-cell office:value-type="float" office:value="-1.11874168164496" calcext:value-type="float">
            <text:p>-1,1187416816</text:p>
          </table:table-cell>
          <table:table-cell office:value-type="float" office:value="-1.2518000908765" calcext:value-type="float">
            <text:p>-1,2518000909</text:p>
          </table:table-cell>
          <table:table-cell office:value-type="float" office:value="-0.573152023008393" calcext:value-type="float">
            <text:p>-0,573152023</text:p>
          </table:table-cell>
          <table:table-cell office:value-type="float" office:value="-0.34226729629093" calcext:value-type="float">
            <text:p>-0,3422672963</text:p>
          </table:table-cell>
          <table:table-cell office:value-type="float" office:value="-0.536493541738544" calcext:value-type="float">
            <text:p>-0,5364935417</text:p>
          </table:table-cell>
          <table:table-cell office:value-type="float" office:value="-1.07095265569335" calcext:value-type="float">
            <text:p>-1,0709526557</text:p>
          </table:table-cell>
          <table:table-cell office:value-type="float" office:value="-1.48676145740336" calcext:value-type="float">
            <text:p>-1,4867614574</text:p>
          </table:table-cell>
          <table:table-cell office:value-type="float" office:value="-0.749488266180739" calcext:value-type="float">
            <text:p>-0,7494882662</text:p>
          </table:table-cell>
          <table:table-cell office:value-type="float" office:value="-0.545412101204946" calcext:value-type="float">
            <text:p>-0,5454121012</text:p>
          </table:table-cell>
          <table:table-cell office:value-type="float" office:value="-0.749227716113197" calcext:value-type="float">
            <text:p>-0,7492277161</text:p>
          </table:table-cell>
          <table:table-cell office:value-type="float" office:value="-0.583650471222928" calcext:value-type="float">
            <text:p>-0,5836504712</text:p>
          </table:table-cell>
          <table:table-cell office:value-type="float" office:value="-0.6312411928144" calcext:value-type="float">
            <text:p>-0,6312411928</text:p>
          </table:table-cell>
          <table:table-cell office:value-type="float" office:value="-0.51454679465666" calcext:value-type="float">
            <text:p>-0,5145467947</text:p>
          </table:table-cell>
          <table:table-cell office:value-type="float" office:value="-0.570800806051293" calcext:value-type="float">
            <text:p>-0,5708008061</text:p>
          </table:table-cell>
          <table:table-cell office:value-type="float" office:value="0.183203613489267" calcext:value-type="float">
            <text:p>0,1832036135</text:p>
          </table:table-cell>
          <table:table-cell office:value-type="float" office:value="-0.882293115938213" calcext:value-type="float">
            <text:p>-0,8822931159</text:p>
          </table:table-cell>
          <table:table-cell office:value-type="float" office:value="-0.24786349355271" calcext:value-type="float">
            <text:p>-0,2478634936</text:p>
          </table:table-cell>
          <table:table-cell office:value-type="float" office:value="0.287639518429277" calcext:value-type="float">
            <text:p>0,2876395184</text:p>
          </table:table-cell>
          <table:table-cell office:value-type="float" office:value="0.112872712074751" calcext:value-type="float">
            <text:p>0,1128727121</text:p>
          </table:table-cell>
          <table:table-cell office:value-type="float" office:value="-0.183050878181384" calcext:value-type="float">
            <text:p>-0,1830508782</text:p>
          </table:table-cell>
          <table:table-cell office:value-type="float" office:value="-0.976580149719396" calcext:value-type="float">
            <text:p>-0,9765801497</text:p>
          </table:table-cell>
          <table:table-cell office:value-type="float" office:value="-0.540971582122487" calcext:value-type="float">
            <text:p>-0,5409715821</text:p>
          </table:table-cell>
          <table:table-cell office:value-type="float" office:value="-0.614749205753719" calcext:value-type="float">
            <text:p>-0,6147492058</text:p>
          </table:table-cell>
          <table:table-cell office:value-type="float" office:value="-0.516791414413218" calcext:value-type="float">
            <text:p>-0,5167914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34954435859899" calcext:value-type="float">
            <text:p>0,0043495444</text:p>
          </table:table-cell>
          <table:table-cell office:value-type="float" office:value="0.185073214232659" calcext:value-type="float">
            <text:p>0,1850732142</text:p>
          </table:table-cell>
          <table:table-cell office:value-type="float" office:value="-0.788485266610808" calcext:value-type="float">
            <text:p>-0,7884852666</text:p>
          </table:table-cell>
          <table:table-cell office:value-type="float" office:value="-0.140775555829915" calcext:value-type="float">
            <text:p>-0,1407755558</text:p>
          </table:table-cell>
          <table:table-cell office:value-type="float" office:value="-0.30601866187488" calcext:value-type="float">
            <text:p>-0,3060186619</text:p>
          </table:table-cell>
          <table:table-cell office:value-type="float" office:value="0.897548543735879" calcext:value-type="float">
            <text:p>0,8975485437</text:p>
          </table:table-cell>
          <table:table-cell office:value-type="float" office:value="1.84744939027427" calcext:value-type="float">
            <text:p>1,8474493903</text:p>
          </table:table-cell>
          <table:table-cell office:value-type="float" office:value="0.0786826557031407" calcext:value-type="float">
            <text:p>0,0786826557</text:p>
          </table:table-cell>
          <table:table-cell office:value-type="float" office:value="-0.652519913160869" calcext:value-type="float">
            <text:p>-0,6525199132</text:p>
          </table:table-cell>
          <table:table-cell office:value-type="float" office:value="-0.143584392668277" calcext:value-type="float">
            <text:p>-0,1435843927</text:p>
          </table:table-cell>
          <table:table-cell office:value-type="float" office:value="0.347388090201223" calcext:value-type="float">
            <text:p>0,3473880902</text:p>
          </table:table-cell>
          <table:table-cell office:value-type="float" office:value="0.619324392170979" calcext:value-type="float">
            <text:p>0,6193243922</text:p>
          </table:table-cell>
          <table:table-cell office:value-type="float" office:value="1.02970942400565" calcext:value-type="float">
            <text:p>1,029709424</text:p>
          </table:table-cell>
          <table:table-cell office:value-type="float" office:value="0.966107738416616" calcext:value-type="float">
            <text:p>0,9661077384</text:p>
          </table:table-cell>
          <table:table-cell office:value-type="float" office:value="1.29875942460202" calcext:value-type="float">
            <text:p>1,2987594246</text:p>
          </table:table-cell>
          <table:table-cell office:value-type="float" office:value="1.79067274304009" calcext:value-type="float">
            <text:p>1,790672743</text:p>
          </table:table-cell>
          <table:table-cell office:value-type="float" office:value="1.91635918927719" calcext:value-type="float">
            <text:p>1,9163591893</text:p>
          </table:table-cell>
          <table:table-cell office:value-type="float" office:value="2.10377931681094" calcext:value-type="float">
            <text:p>2,1037793168</text:p>
          </table:table-cell>
          <table:table-cell office:value-type="float" office:value="2.19021518595057" calcext:value-type="float">
            <text:p>2,190215186</text:p>
          </table:table-cell>
          <table:table-cell office:value-type="float" office:value="1.52025792146629" calcext:value-type="float">
            <text:p>1,5202579215</text:p>
          </table:table-cell>
          <table:table-cell office:value-type="float" office:value="1.13995081864455" calcext:value-type="float">
            <text:p>1,1399508186</text:p>
          </table:table-cell>
          <table:table-cell office:value-type="float" office:value="1.05516926503161" calcext:value-type="float">
            <text:p>1,055169265</text:p>
          </table:table-cell>
          <table:table-cell office:value-type="float" office:value="0.194663421575202" calcext:value-type="float">
            <text:p>0,1946634216</text:p>
          </table:table-cell>
          <table:table-cell office:value-type="float" office:value="-0.769082118490062" calcext:value-type="float">
            <text:p>-0,7690821185</text:p>
          </table:table-cell>
          <table:table-cell office:value-type="float" office:value="-1.26772757540761" calcext:value-type="float">
            <text:p>-1,2677275754</text:p>
          </table:table-cell>
          <table:table-cell office:value-type="float" office:value="-1.7291401782895" calcext:value-type="float">
            <text:p>-1,7291401783</text:p>
          </table:table-cell>
          <table:table-cell office:value-type="float" office:value="-0.193359063509376" calcext:value-type="float">
            <text:p>-0,1933590635</text:p>
          </table:table-cell>
          <table:table-cell office:value-type="float" office:value="0.587716885973549" calcext:value-type="float">
            <text:p>0,587716886</text:p>
          </table:table-cell>
          <table:table-cell office:value-type="float" office:value="0.91779484560498" calcext:value-type="float">
            <text:p>0,9177948456</text:p>
          </table:table-cell>
          <table:table-cell office:value-type="float" office:value="0.879957128473236" calcext:value-type="float">
            <text:p>0,8799571285</text:p>
          </table:table-cell>
          <table:table-cell office:value-type="float" office:value="-0.244634813058616" calcext:value-type="float">
            <text:p>-0,2446348131</text:p>
          </table:table-cell>
          <table:table-cell office:value-type="float" office:value="-1.39609977974213" calcext:value-type="float">
            <text:p>-1,3960997797</text:p>
          </table:table-cell>
          <table:table-cell office:value-type="float" office:value="-1.06676143170839" calcext:value-type="float">
            <text:p>-1,0667614317</text:p>
          </table:table-cell>
          <table:table-cell office:value-type="float" office:value="-0.443908090262341" calcext:value-type="float">
            <text:p>-0,4439080903</text:p>
          </table:table-cell>
          <table:table-cell office:value-type="float" office:value="-0.0322229333596081" calcext:value-type="float">
            <text:p>-0,0322229334</text:p>
          </table:table-cell>
          <table:table-cell office:value-type="float" office:value="-0.340563644324302" calcext:value-type="float">
            <text:p>-0,3405636443</text:p>
          </table:table-cell>
          <table:table-cell office:value-type="float" office:value="-0.719012444425318" calcext:value-type="float">
            <text:p>-0,7190124444</text:p>
          </table:table-cell>
          <table:table-cell office:value-type="float" office:value="-0.502879931481144" calcext:value-type="float">
            <text:p>-0,5028799315</text:p>
          </table:table-cell>
          <table:table-cell office:value-type="float" office:value="-0.181339071258571" calcext:value-type="float">
            <text:p>-0,1813390713</text:p>
          </table:table-cell>
          <table:table-cell office:value-type="float" office:value="0.00531731694973647" calcext:value-type="float">
            <text:p>0,0053173169</text:p>
          </table:table-cell>
          <table:table-cell office:value-type="float" office:value="-0.575649388466739" calcext:value-type="float">
            <text:p>-0,5756493885</text:p>
          </table:table-cell>
          <table:table-cell office:value-type="float" office:value="-1.41944195372749" calcext:value-type="float">
            <text:p>-1,4194419537</text:p>
          </table:table-cell>
          <table:table-cell office:value-type="float" office:value="-1.3486253819998" calcext:value-type="float">
            <text:p>-1,348625382</text:p>
          </table:table-cell>
          <table:table-cell office:value-type="float" office:value="-0.471900019447132" calcext:value-type="float">
            <text:p>-0,4719000194</text:p>
          </table:table-cell>
          <table:table-cell office:value-type="float" office:value="-0.0982665091650992" calcext:value-type="float">
            <text:p>-0,0982665092</text:p>
          </table:table-cell>
          <table:table-cell office:value-type="float" office:value="-0.699951154814272" calcext:value-type="float">
            <text:p>-0,6999511548</text:p>
          </table:table-cell>
          <table:table-cell office:value-type="float" office:value="-0.291537723064063" calcext:value-type="float">
            <text:p>-0,2915377231</text:p>
          </table:table-cell>
          <table:table-cell office:value-type="float" office:value="-0.240320251071472" calcext:value-type="float">
            <text:p>-0,2403202511</text:p>
          </table:table-cell>
          <table:table-cell office:value-type="float" office:value="-0.383824095473617" calcext:value-type="float">
            <text:p>-0,3838240955</text:p>
          </table:table-cell>
          <table:table-cell office:value-type="float" office:value="0.446395502168319" calcext:value-type="float">
            <text:p>0,4463955022</text:p>
          </table:table-cell>
          <table:table-cell office:value-type="float" office:value="-0.199858487442837" calcext:value-type="float">
            <text:p>-0,1998584874</text:p>
          </table:table-cell>
          <table:table-cell office:value-type="float" office:value="-0.51899595055189" calcext:value-type="float">
            <text:p>-0,5189959506</text:p>
          </table:table-cell>
          <table:table-cell office:value-type="float" office:value="-1.04102667292138" calcext:value-type="float">
            <text:p>-1,0410266729</text:p>
          </table:table-cell>
          <table:table-cell office:value-type="float" office:value="0.397216477830906" calcext:value-type="float">
            <text:p>0,3972164778</text:p>
          </table:table-cell>
          <table:table-cell office:value-type="float" office:value="1.07229076471013" calcext:value-type="float">
            <text:p>1,0722907647</text:p>
          </table:table-cell>
          <table:table-cell office:value-type="float" office:value="-0.217917712120696" calcext:value-type="float">
            <text:p>-0,2179177121</text:p>
          </table:table-cell>
          <table:table-cell office:value-type="float" office:value="-0.579034248063713" calcext:value-type="float">
            <text:p>-0,5790342481</text:p>
          </table:table-cell>
          <table:table-cell office:value-type="float" office:value="-0.448233596615775" calcext:value-type="float">
            <text:p>-0,4482335966</text:p>
          </table:table-cell>
          <table:table-cell office:value-type="float" office:value="0.647104427109178" calcext:value-type="float">
            <text:p>0,6471044271</text:p>
          </table:table-cell>
          <table:table-cell office:value-type="float" office:value="2.18642521482515" calcext:value-type="float">
            <text:p>2,1864252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56741677900674" calcext:value-type="float">
            <text:p>-0,5567416779</text:p>
          </table:table-cell>
          <table:table-cell office:value-type="float" office:value="-0.345874531516773" calcext:value-type="float">
            <text:p>-0,3458745315</text:p>
          </table:table-cell>
          <table:table-cell office:value-type="float" office:value="-0.489225181923537" calcext:value-type="float">
            <text:p>-0,4892251819</text:p>
          </table:table-cell>
          <table:table-cell office:value-type="float" office:value="0.104238388667952" calcext:value-type="float">
            <text:p>0,1042383887</text:p>
          </table:table-cell>
          <table:table-cell office:value-type="float" office:value="0.385223492007202" calcext:value-type="float">
            <text:p>0,385223492</text:p>
          </table:table-cell>
          <table:table-cell office:value-type="float" office:value="0.148040523236361" calcext:value-type="float">
            <text:p>0,1480405232</text:p>
          </table:table-cell>
          <table:table-cell office:value-type="float" office:value="0.902280363624971" calcext:value-type="float">
            <text:p>0,9022803636</text:p>
          </table:table-cell>
          <table:table-cell office:value-type="float" office:value="1.1156495957908" calcext:value-type="float">
            <text:p>1,1156495958</text:p>
          </table:table-cell>
          <table:table-cell office:value-type="float" office:value="0.99123898782431" calcext:value-type="float">
            <text:p>0,9912389878</text:p>
          </table:table-cell>
          <table:table-cell office:value-type="float" office:value="0.86745804067985" calcext:value-type="float">
            <text:p>0,8674580407</text:p>
          </table:table-cell>
          <table:table-cell office:value-type="float" office:value="0.749032020954481" calcext:value-type="float">
            <text:p>0,749032021</text:p>
          </table:table-cell>
          <table:table-cell office:value-type="float" office:value="0.767105543962786" calcext:value-type="float">
            <text:p>0,767105544</text:p>
          </table:table-cell>
          <table:table-cell office:value-type="float" office:value="0.930391945975476" calcext:value-type="float">
            <text:p>0,930391946</text:p>
          </table:table-cell>
          <table:table-cell office:value-type="float" office:value="1.45311359019239" calcext:value-type="float">
            <text:p>1,4531135902</text:p>
          </table:table-cell>
          <table:table-cell office:value-type="float" office:value="2.01336918296625" calcext:value-type="float">
            <text:p>2,013369183</text:p>
          </table:table-cell>
          <table:table-cell office:value-type="float" office:value="2.33010968315419" calcext:value-type="float">
            <text:p>2,3301096832</text:p>
          </table:table-cell>
          <table:table-cell office:value-type="float" office:value="2.62290523511598" calcext:value-type="float">
            <text:p>2,6229052351</text:p>
          </table:table-cell>
          <table:table-cell office:value-type="float" office:value="2.13933938159891" calcext:value-type="float">
            <text:p>2,1393393816</text:p>
          </table:table-cell>
          <table:table-cell office:value-type="float" office:value="1.61266972500617" calcext:value-type="float">
            <text:p>1,612669725</text:p>
          </table:table-cell>
          <table:table-cell office:value-type="float" office:value="0.984189012519498" calcext:value-type="float">
            <text:p>0,9841890125</text:p>
          </table:table-cell>
          <table:table-cell office:value-type="float" office:value="0.76216514414309" calcext:value-type="float">
            <text:p>0,7621651441</text:p>
          </table:table-cell>
          <table:table-cell office:value-type="float" office:value="0.850388266929175" calcext:value-type="float">
            <text:p>0,8503882669</text:p>
          </table:table-cell>
          <table:table-cell office:value-type="float" office:value="0.121914463204182" calcext:value-type="float">
            <text:p>0,1219144632</text:p>
          </table:table-cell>
          <table:table-cell office:value-type="float" office:value="-0.367185481258442" calcext:value-type="float">
            <text:p>-0,3671854813</text:p>
          </table:table-cell>
          <table:table-cell office:value-type="float" office:value="-0.0212308643868589" calcext:value-type="float">
            <text:p>-0,0212308644</text:p>
          </table:table-cell>
          <table:table-cell office:value-type="float" office:value="0.384862258112704" calcext:value-type="float">
            <text:p>0,3848622581</text:p>
          </table:table-cell>
          <table:table-cell office:value-type="float" office:value="-0.462840537284549" calcext:value-type="float">
            <text:p>-0,4628405373</text:p>
          </table:table-cell>
          <table:table-cell office:value-type="float" office:value="-1.05864928312739" calcext:value-type="float">
            <text:p>-1,0586492831</text:p>
          </table:table-cell>
          <table:table-cell office:value-type="float" office:value="-0.215192714366338" calcext:value-type="float">
            <text:p>-0,2151927144</text:p>
          </table:table-cell>
          <table:table-cell office:value-type="float" office:value="0.489469074551007" calcext:value-type="float">
            <text:p>0,4894690746</text:p>
          </table:table-cell>
          <table:table-cell office:value-type="float" office:value="0.514737815824384" calcext:value-type="float">
            <text:p>0,5147378158</text:p>
          </table:table-cell>
          <table:table-cell office:value-type="float" office:value="-0.0286066800686157" calcext:value-type="float">
            <text:p>-0,0286066801</text:p>
          </table:table-cell>
          <table:table-cell office:value-type="float" office:value="0.0939408614395954" calcext:value-type="float">
            <text:p>0,0939408614</text:p>
          </table:table-cell>
          <table:table-cell office:value-type="float" office:value="0.208223814380241" calcext:value-type="float">
            <text:p>0,2082238144</text:p>
          </table:table-cell>
          <table:table-cell office:value-type="float" office:value="-0.539299992455714" calcext:value-type="float">
            <text:p>-0,5392999925</text:p>
          </table:table-cell>
          <table:table-cell office:value-type="float" office:value="-0.46815669394886" calcext:value-type="float">
            <text:p>-0,4681566939</text:p>
          </table:table-cell>
          <table:table-cell office:value-type="float" office:value="-0.288855434195215" calcext:value-type="float">
            <text:p>-0,2888554342</text:p>
          </table:table-cell>
          <table:table-cell office:value-type="float" office:value="-0.83954184639429" calcext:value-type="float">
            <text:p>-0,8395418464</text:p>
          </table:table-cell>
          <table:table-cell office:value-type="float" office:value="-0.628910019988175" calcext:value-type="float">
            <text:p>-0,62891002</text:p>
          </table:table-cell>
          <table:table-cell office:value-type="float" office:value="0.207375361039721" calcext:value-type="float">
            <text:p>0,207375361</text:p>
          </table:table-cell>
          <table:table-cell office:value-type="float" office:value="-0.366428595501163" calcext:value-type="float">
            <text:p>-0,3664285955</text:p>
          </table:table-cell>
          <table:table-cell office:value-type="float" office:value="-0.235289543060464" calcext:value-type="float">
            <text:p>-0,2352895431</text:p>
          </table:table-cell>
          <table:table-cell office:value-type="float" office:value="-0.68600389529838" calcext:value-type="float">
            <text:p>-0,6860038953</text:p>
          </table:table-cell>
          <table:table-cell office:value-type="float" office:value="-0.486154551036155" calcext:value-type="float">
            <text:p>-0,486154551</text:p>
          </table:table-cell>
          <table:table-cell office:value-type="float" office:value="0.307330156180779" calcext:value-type="float">
            <text:p>0,3073301562</text:p>
          </table:table-cell>
          <table:table-cell office:value-type="float" office:value="0.732802195680222" calcext:value-type="float">
            <text:p>0,7328021957</text:p>
          </table:table-cell>
          <table:table-cell office:value-type="float" office:value="1.05057084820127" calcext:value-type="float">
            <text:p>1,0505708482</text:p>
          </table:table-cell>
          <table:table-cell office:value-type="float" office:value="1.14873080012164" calcext:value-type="float">
            <text:p>1,1487308001</text:p>
          </table:table-cell>
          <table:table-cell office:value-type="float" office:value="0.90671489220579" calcext:value-type="float">
            <text:p>0,9067148922</text:p>
          </table:table-cell>
          <table:table-cell office:value-type="float" office:value="0.124405303882974" calcext:value-type="float">
            <text:p>0,1244053039</text:p>
          </table:table-cell>
          <table:table-cell office:value-type="float" office:value="-0.141566428605343" calcext:value-type="float">
            <text:p>-0,1415664286</text:p>
          </table:table-cell>
          <table:table-cell office:value-type="float" office:value="0.166078704176605" calcext:value-type="float">
            <text:p>0,1660787042</text:p>
          </table:table-cell>
          <table:table-cell office:value-type="float" office:value="-0.31868163456777" calcext:value-type="float">
            <text:p>-0,3186816346</text:p>
          </table:table-cell>
          <table:table-cell office:value-type="float" office:value="-0.219153918803259" calcext:value-type="float">
            <text:p>-0,2191539188</text:p>
          </table:table-cell>
          <table:table-cell office:value-type="float" office:value="0" calcext:value-type="float">
            <text:p>0</text:p>
          </table:table-cell>
          <table:table-cell office:value-type="float" office:value="-0.148184044242073" calcext:value-type="float">
            <text:p>-0,1481840442</text:p>
          </table:table-cell>
          <table:table-cell office:value-type="float" office:value="0.354334390606152" calcext:value-type="float">
            <text:p>0,3543343906</text:p>
          </table:table-cell>
          <table:table-cell office:value-type="float" office:value="-0.602796905793628" calcext:value-type="float">
            <text:p>-0,6027969058</text:p>
          </table:table-cell>
          <table:table-cell office:value-type="float" office:value="-0.177953717455024" calcext:value-type="float">
            <text:p>-0,1779537175</text:p>
          </table:table-cell>
          <table:table-cell office:value-type="float" office:value="-0.675804157309593" calcext:value-type="float">
            <text:p>-0,6758041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52431653789852" calcext:value-type="float">
            <text:p>0,6524316538</text:p>
          </table:table-cell>
          <table:table-cell office:value-type="float" office:value="0.0303398711856818" calcext:value-type="float">
            <text:p>0,0303398712</text:p>
          </table:table-cell>
          <table:table-cell office:value-type="float" office:value="0.208180928478101" calcext:value-type="float">
            <text:p>0,2081809285</text:p>
          </table:table-cell>
          <table:table-cell office:value-type="float" office:value="-0.194506684009272" calcext:value-type="float">
            <text:p>-0,194506684</text:p>
          </table:table-cell>
          <table:table-cell office:value-type="float" office:value="2.09172755940359" calcext:value-type="float">
            <text:p>2,0917275594</text:p>
          </table:table-cell>
          <table:table-cell office:value-type="float" office:value="1.20716472376164" calcext:value-type="float">
            <text:p>1,2071647238</text:p>
          </table:table-cell>
          <table:table-cell office:value-type="float" office:value="-0.295365320827905" calcext:value-type="float">
            <text:p>-0,2953653208</text:p>
          </table:table-cell>
          <table:table-cell office:value-type="float" office:value="-0.357007870653056" calcext:value-type="float">
            <text:p>-0,3570078707</text:p>
          </table:table-cell>
          <table:table-cell office:value-type="float" office:value="0.21666195174856" calcext:value-type="float">
            <text:p>0,2166619517</text:p>
          </table:table-cell>
          <table:table-cell office:value-type="float" office:value="0.170366973684122" calcext:value-type="float">
            <text:p>0,1703669737</text:p>
          </table:table-cell>
          <table:table-cell office:value-type="float" office:value="0.66840181346743" calcext:value-type="float">
            <text:p>0,6684018135</text:p>
          </table:table-cell>
          <table:table-cell office:value-type="float" office:value="0.447983926325405" calcext:value-type="float">
            <text:p>0,4479839263</text:p>
          </table:table-cell>
          <table:table-cell office:value-type="float" office:value="0.742398148275514" calcext:value-type="float">
            <text:p>0,7423981483</text:p>
          </table:table-cell>
          <table:table-cell office:value-type="float" office:value="0.652989119609469" calcext:value-type="float">
            <text:p>0,6529891196</text:p>
          </table:table-cell>
          <table:table-cell office:value-type="float" office:value="1.47643828141602" calcext:value-type="float">
            <text:p>1,4764382814</text:p>
          </table:table-cell>
          <table:table-cell office:value-type="float" office:value="2.07221154445422" calcext:value-type="float">
            <text:p>2,0722115445</text:p>
          </table:table-cell>
          <table:table-cell office:value-type="float" office:value="2.52392052338011" calcext:value-type="float">
            <text:p>2,5239205234</text:p>
          </table:table-cell>
          <table:table-cell office:value-type="float" office:value="2.41540784156574" calcext:value-type="float">
            <text:p>2,4154078416</text:p>
          </table:table-cell>
          <table:table-cell office:value-type="float" office:value="2.12935972462958" calcext:value-type="float">
            <text:p>2,1293597246</text:p>
          </table:table-cell>
          <table:table-cell office:value-type="float" office:value="1.2126274680366" calcext:value-type="float">
            <text:p>1,212627468</text:p>
          </table:table-cell>
          <table:table-cell office:value-type="float" office:value="0.878914105154322" calcext:value-type="float">
            <text:p>0,8789141052</text:p>
          </table:table-cell>
          <table:table-cell office:value-type="float" office:value="0.942617876761567" calcext:value-type="float">
            <text:p>0,9426178768</text:p>
          </table:table-cell>
          <table:table-cell office:value-type="float" office:value="-0.459677484212489" calcext:value-type="float">
            <text:p>-0,4596774842</text:p>
          </table:table-cell>
          <table:table-cell office:value-type="float" office:value="-1.23454617388943" calcext:value-type="float">
            <text:p>-1,2345461739</text:p>
          </table:table-cell>
          <table:table-cell office:value-type="float" office:value="-0.516481604795693" calcext:value-type="float">
            <text:p>-0,5164816048</text:p>
          </table:table-cell>
          <table:table-cell office:value-type="float" office:value="-0.31699498149042" calcext:value-type="float">
            <text:p>-0,3169949815</text:p>
          </table:table-cell>
          <table:table-cell office:value-type="float" office:value="-0.434345517398956" calcext:value-type="float">
            <text:p>-0,4343455174</text:p>
          </table:table-cell>
          <table:table-cell office:value-type="float" office:value="-0.976857980488316" calcext:value-type="float">
            <text:p>-0,9768579805</text:p>
          </table:table-cell>
          <table:table-cell office:value-type="float" office:value="-0.511967192786451" calcext:value-type="float">
            <text:p>-0,5119671928</text:p>
          </table:table-cell>
          <table:table-cell office:value-type="float" office:value="-0.561949455789472" calcext:value-type="float">
            <text:p>-0,5619494558</text:p>
          </table:table-cell>
          <table:table-cell office:value-type="float" office:value="-0.0815449376862054" calcext:value-type="float">
            <text:p>-0,0815449377</text:p>
          </table:table-cell>
          <table:table-cell office:value-type="float" office:value="-0.458644805034531" calcext:value-type="float">
            <text:p>-0,458644805</text:p>
          </table:table-cell>
          <table:table-cell office:value-type="float" office:value="0.027601180938438" calcext:value-type="float">
            <text:p>0,0276011809</text:p>
          </table:table-cell>
          <table:table-cell office:value-type="float" office:value="0.165843889542726" calcext:value-type="float">
            <text:p>0,1658438895</text:p>
          </table:table-cell>
          <table:table-cell office:value-type="float" office:value="-0.313932410635222" calcext:value-type="float">
            <text:p>-0,3139324106</text:p>
          </table:table-cell>
          <table:table-cell office:value-type="float" office:value="-0.823675606700966" calcext:value-type="float">
            <text:p>-0,8236756067</text:p>
          </table:table-cell>
          <table:table-cell office:value-type="float" office:value="-0.729849733442743" calcext:value-type="float">
            <text:p>-0,7298497334</text:p>
          </table:table-cell>
          <table:table-cell office:value-type="float" office:value="-1.062574495744" calcext:value-type="float">
            <text:p>-1,0625744957</text:p>
          </table:table-cell>
          <table:table-cell office:value-type="float" office:value="-0.133618263032632" calcext:value-type="float">
            <text:p>-0,133618263</text:p>
          </table:table-cell>
          <table:table-cell office:value-type="float" office:value="0.223047453102102" calcext:value-type="float">
            <text:p>0,2230474531</text:p>
          </table:table-cell>
          <table:table-cell office:value-type="float" office:value="0.0315584436316792" calcext:value-type="float">
            <text:p>0,0315584436</text:p>
          </table:table-cell>
          <table:table-cell office:value-type="float" office:value="0.15587191391663" calcext:value-type="float">
            <text:p>0,1558719139</text:p>
          </table:table-cell>
          <table:table-cell office:value-type="float" office:value="-0.368722597105841" calcext:value-type="float">
            <text:p>-0,3687225971</text:p>
          </table:table-cell>
          <table:table-cell office:value-type="float" office:value="-0.895034536089711" calcext:value-type="float">
            <text:p>-0,8950345361</text:p>
          </table:table-cell>
          <table:table-cell office:value-type="float" office:value="-0.164876693230032" calcext:value-type="float">
            <text:p>-0,1648766932</text:p>
          </table:table-cell>
          <table:table-cell office:value-type="float" office:value="0.736535268505898" calcext:value-type="float">
            <text:p>0,7365352685</text:p>
          </table:table-cell>
          <table:table-cell office:value-type="float" office:value="1.35878429901456" calcext:value-type="float">
            <text:p>1,358784299</text:p>
          </table:table-cell>
          <table:table-cell office:value-type="float" office:value="0.469425557092942" calcext:value-type="float">
            <text:p>0,4694255571</text:p>
          </table:table-cell>
          <table:table-cell office:value-type="float" office:value="-0.0667520166041072" calcext:value-type="float">
            <text:p>-0,0667520166</text:p>
          </table:table-cell>
          <table:table-cell office:value-type="float" office:value="-0.124405303882974" calcext:value-type="float">
            <text:p>-0,1244053039</text:p>
          </table:table-cell>
          <table:table-cell office:value-type="float" office:value="-0.383062100932105" calcext:value-type="float">
            <text:p>-0,3830621009</text:p>
          </table:table-cell>
          <table:table-cell office:value-type="float" office:value="-0.70583449275057" calcext:value-type="float">
            <text:p>-0,7058344928</text:p>
          </table:table-cell>
          <table:table-cell office:value-type="float" office:value="-0.729426852455118" calcext:value-type="float">
            <text:p>-0,7294268525</text:p>
          </table:table-cell>
          <table:table-cell office:value-type="float" office:value="-0.205456798878055" calcext:value-type="float">
            <text:p>-0,2054567989</text:p>
          </table:table-cell>
          <table:table-cell office:value-type="float" office:value="0.380945403252284" calcext:value-type="float">
            <text:p>0,3809454033</text:p>
          </table:table-cell>
          <table:table-cell office:value-type="float" office:value="-0.0610169593937947" calcext:value-type="float">
            <text:p>-0,0610169594</text:p>
          </table:table-cell>
          <table:table-cell office:value-type="float" office:value="0.0259269066297185" calcext:value-type="float">
            <text:p>0,0259269066</text:p>
          </table:table-cell>
          <table:table-cell office:value-type="float" office:value="0.0618253236711414" calcext:value-type="float">
            <text:p>0,0618253237</text:p>
          </table:table-cell>
          <table:table-cell office:value-type="float" office:value="-0.339729824232318" calcext:value-type="float">
            <text:p>-0,3397298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73981774343961" calcext:value-type="float">
            <text:p>-0,1739817743</text:p>
          </table:table-cell>
          <table:table-cell office:value-type="float" office:value="0.188107201351227" calcext:value-type="float">
            <text:p>0,1881072014</text:p>
          </table:table-cell>
          <table:table-cell office:value-type="float" office:value="1.58737957964552" calcext:value-type="float">
            <text:p>1,5873795796</text:p>
          </table:table-cell>
          <table:table-cell office:value-type="float" office:value="0.824235506271334" calcext:value-type="float">
            <text:p>0,8242355063</text:p>
          </table:table-cell>
          <table:table-cell office:value-type="float" office:value="-0.676841275676205" calcext:value-type="float">
            <text:p>-0,6768412757</text:p>
          </table:table-cell>
          <table:table-cell office:value-type="float" office:value="-0.733435049405285" calcext:value-type="float">
            <text:p>-0,7334350494</text:p>
          </table:table-cell>
          <table:table-cell office:value-type="float" office:value="0.573737020457493" calcext:value-type="float">
            <text:p>0,5737370205</text:p>
          </table:table-cell>
          <table:table-cell office:value-type="float" office:value="0.999387164229444" calcext:value-type="float">
            <text:p>0,9993871642</text:p>
          </table:table-cell>
          <table:table-cell office:value-type="float" office:value="0.296062433091113" calcext:value-type="float">
            <text:p>0,2960624331</text:p>
          </table:table-cell>
          <table:table-cell office:value-type="float" office:value="-0.0133912905079222" calcext:value-type="float">
            <text:p>-0,0133912905</text:p>
          </table:table-cell>
          <table:table-cell office:value-type="float" office:value="-0.0821373141690527" calcext:value-type="float">
            <text:p>-0,0821373142</text:p>
          </table:table-cell>
          <table:table-cell office:value-type="float" office:value="-0.690716252939967" calcext:value-type="float">
            <text:p>-0,6907162529</text:p>
          </table:table-cell>
          <table:table-cell office:value-type="float" office:value="-0.471403315364624" calcext:value-type="float">
            <text:p>-0,4714033154</text:p>
          </table:table-cell>
          <table:table-cell office:value-type="float" office:value="1.23605854764064" calcext:value-type="float">
            <text:p>1,2360585476</text:p>
          </table:table-cell>
          <table:table-cell office:value-type="float" office:value="2.18131221200962" calcext:value-type="float">
            <text:p>2,181312212</text:p>
          </table:table-cell>
          <table:table-cell office:value-type="float" office:value="2.04599190035306" calcext:value-type="float">
            <text:p>2,0459919004</text:p>
          </table:table-cell>
          <table:table-cell office:value-type="float" office:value="1.82875203061441" calcext:value-type="float">
            <text:p>1,8287520306</text:p>
          </table:table-cell>
          <table:table-cell office:value-type="float" office:value="0.932591376536147" calcext:value-type="float">
            <text:p>0,9325913765</text:p>
          </table:table-cell>
          <table:table-cell office:value-type="float" office:value="-0.0579483532960998" calcext:value-type="float">
            <text:p>-0,0579483533</text:p>
          </table:table-cell>
          <table:table-cell office:value-type="float" office:value="-0.996753127572938" calcext:value-type="float">
            <text:p>-0,9967531276</text:p>
          </table:table-cell>
          <table:table-cell office:value-type="float" office:value="-0.39911854113142" calcext:value-type="float">
            <text:p>-0,3991185411</text:p>
          </table:table-cell>
          <table:table-cell office:value-type="float" office:value="0.359539156973732" calcext:value-type="float">
            <text:p>0,359539157</text:p>
          </table:table-cell>
          <table:table-cell office:value-type="float" office:value="0.639151562831105" calcext:value-type="float">
            <text:p>0,6391515628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0.508724173577417" calcext:value-type="float">
            <text:p>0,5087241736</text:p>
          </table:table-cell>
          <table:table-cell office:value-type="float" office:value="-0.315308837971854" calcext:value-type="float">
            <text:p>-0,315308838</text:p>
          </table:table-cell>
          <table:table-cell office:value-type="float" office:value="-0.197429780635889" calcext:value-type="float">
            <text:p>-0,1974297806</text:p>
          </table:table-cell>
          <table:table-cell office:value-type="float" office:value="-0.622288467501405" calcext:value-type="float">
            <text:p>-0,6222884675</text:p>
          </table:table-cell>
          <table:table-cell office:value-type="float" office:value="-0.847451385783102" calcext:value-type="float">
            <text:p>-0,8474513858</text:p>
          </table:table-cell>
          <table:table-cell office:value-type="float" office:value="-0.394338574175523" calcext:value-type="float">
            <text:p>-0,3943385742</text:p>
          </table:table-cell>
          <table:table-cell office:value-type="float" office:value="-0.309590379467685" calcext:value-type="float">
            <text:p>-0,3095903795</text:p>
          </table:table-cell>
          <table:table-cell office:value-type="float" office:value="-1.26807316238586" calcext:value-type="float">
            <text:p>-1,2680731624</text:p>
          </table:table-cell>
          <table:table-cell office:value-type="float" office:value="-1.08661491273429" calcext:value-type="float">
            <text:p>-1,0866149127</text:p>
          </table:table-cell>
          <table:table-cell office:value-type="float" office:value="-1.26382990140447" calcext:value-type="float">
            <text:p>-1,2638299014</text:p>
          </table:table-cell>
          <table:table-cell office:value-type="float" office:value="0.323965898866957" calcext:value-type="float">
            <text:p>0,3239658989</text:p>
          </table:table-cell>
          <table:table-cell office:value-type="float" office:value="1.49003693411705" calcext:value-type="float">
            <text:p>1,4900369341</text:p>
          </table:table-cell>
          <table:table-cell office:value-type="float" office:value="1.77398084839081" calcext:value-type="float">
            <text:p>1,7739808484</text:p>
          </table:table-cell>
          <table:table-cell office:value-type="float" office:value="0.179365204319138" calcext:value-type="float">
            <text:p>0,1793652043</text:p>
          </table:table-cell>
          <table:table-cell office:value-type="float" office:value="-1.12822037132064" calcext:value-type="float">
            <text:p>-1,1282203713</text:p>
          </table:table-cell>
          <table:table-cell office:value-type="float" office:value="-0.0506544404159103" calcext:value-type="float">
            <text:p>-0,0506544404</text:p>
          </table:table-cell>
          <table:table-cell office:value-type="float" office:value="0.937987074608239" calcext:value-type="float">
            <text:p>0,9379870746</text:p>
          </table:table-cell>
          <table:table-cell office:value-type="float" office:value="0.843367807997583" calcext:value-type="float">
            <text:p>0,843367808</text:p>
          </table:table-cell>
          <table:table-cell office:value-type="float" office:value="0.154323896739908" calcext:value-type="float">
            <text:p>0,1543238967</text:p>
          </table:table-cell>
          <table:table-cell office:value-type="float" office:value="0.167303186544849" calcext:value-type="float">
            <text:p>0,1673031865</text:p>
          </table:table-cell>
          <table:table-cell office:value-type="float" office:value="0.545412101204945" calcext:value-type="float">
            <text:p>0,5454121012</text:p>
          </table:table-cell>
          <table:table-cell office:value-type="float" office:value="0.502098295053438" calcext:value-type="float">
            <text:p>0,5020982951</text:p>
          </table:table-cell>
          <table:table-cell office:value-type="float" office:value="1.08507235388933" calcext:value-type="float">
            <text:p>1,0850723539</text:p>
          </table:table-cell>
          <table:table-cell office:value-type="float" office:value="1.4739642065717" calcext:value-type="float">
            <text:p>1,4739642066</text:p>
          </table:table-cell>
          <table:table-cell office:value-type="float" office:value="2.55604596913227" calcext:value-type="float">
            <text:p>2,5560459691</text:p>
          </table:table-cell>
          <table:table-cell office:value-type="float" office:value="1.60263303237479" calcext:value-type="float">
            <text:p>1,6026330324</text:p>
          </table:table-cell>
          <table:table-cell office:value-type="float" office:value="0.0333097479071395" calcext:value-type="float">
            <text:p>0,0333097479</text:p>
          </table:table-cell>
          <table:table-cell office:value-type="float" office:value="-0.217978299231794" calcext:value-type="float">
            <text:p>-0,2179782992</text:p>
          </table:table-cell>
          <table:table-cell office:value-type="float" office:value="-0.885226762688249" calcext:value-type="float">
            <text:p>-0,8852267627</text:p>
          </table:table-cell>
          <table:table-cell office:value-type="float" office:value="0.273942398504073" calcext:value-type="float">
            <text:p>0,2739423985</text:p>
          </table:table-cell>
          <table:table-cell office:value-type="float" office:value="-0.634909005420473" calcext:value-type="float">
            <text:p>-0,6349090054</text:p>
          </table:table-cell>
          <table:table-cell office:value-type="float" office:value="-0.20048429515104" calcext:value-type="float">
            <text:p>-0,2004842952</text:p>
          </table:table-cell>
          <table:table-cell office:value-type="float" office:value="0.527180434804276" calcext:value-type="float">
            <text:p>0,5271804348</text:p>
          </table:table-cell>
          <table:table-cell office:value-type="float" office:value="-0.0154563309177854" calcext:value-type="float">
            <text:p>-0,0154563309</text:p>
          </table:table-cell>
          <table:table-cell office:value-type="float" office:value="0.0647104427109178" calcext:value-type="float">
            <text:p>0,0647104427</text:p>
          </table:table-cell>
          <table:table-cell office:value-type="float" office:value="-0.576421192999358" calcext:value-type="float">
            <text:p>-0,576421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00079040495555" calcext:value-type="float">
            <text:p>0,2000790405</text:p>
          </table:table-cell>
          <table:table-cell office:value-type="float" office:value="-0.2002431498255" calcext:value-type="float">
            <text:p>-0,2002431498</text:p>
          </table:table-cell>
          <table:table-cell office:value-type="float" office:value="0.723428726461401" calcext:value-type="float">
            <text:p>0,7234287265</text:p>
          </table:table-cell>
          <table:table-cell office:value-type="float" office:value="0.256834792697326" calcext:value-type="float">
            <text:p>0,2568347927</text:p>
          </table:table-cell>
          <table:table-cell office:value-type="float" office:value="0.907255326970232" calcext:value-type="float">
            <text:p>0,907255327</text:p>
          </table:table-cell>
          <table:table-cell office:value-type="float" office:value="0.0871324222476867" calcext:value-type="float">
            <text:p>0,0871324222</text:p>
          </table:table-cell>
          <table:table-cell office:value-type="float" office:value="1.21949462599357" calcext:value-type="float">
            <text:p>1,219494626</text:p>
          </table:table-cell>
          <table:table-cell office:value-type="float" office:value="0.732805629235221" calcext:value-type="float">
            <text:p>0,7328056292</text:p>
          </table:table-cell>
          <table:table-cell office:value-type="float" office:value="-0.0696865926676654" calcext:value-type="float">
            <text:p>-0,0696865927</text:p>
          </table:table-cell>
          <table:table-cell office:value-type="float" office:value="-0.0119033693403752" calcext:value-type="float">
            <text:p>-0,0119033693</text:p>
          </table:table-cell>
          <table:table-cell office:value-type="float" office:value="0.0889192942380572" calcext:value-type="float">
            <text:p>0,0889192942</text:p>
          </table:table-cell>
          <table:table-cell office:value-type="float" office:value="-1.13120403388463" calcext:value-type="float">
            <text:p>-1,1312040339</text:p>
          </table:table-cell>
          <table:table-cell office:value-type="float" office:value="-0.631730101327611" calcext:value-type="float">
            <text:p>-0,6317301013</text:p>
          </table:table-cell>
          <table:table-cell office:value-type="float" office:value="0.730204779004629" calcext:value-type="float">
            <text:p>0,730204779</text:p>
          </table:table-cell>
          <table:table-cell office:value-type="float" office:value="1.15369559081964" calcext:value-type="float">
            <text:p>1,1536955908</text:p>
          </table:table-cell>
          <table:table-cell office:value-type="float" office:value="1.83322593592559" calcext:value-type="float">
            <text:p>1,8332259359</text:p>
          </table:table-cell>
          <table:table-cell office:value-type="float" office:value="2.26716707569741" calcext:value-type="float">
            <text:p>2,2671670757</text:p>
          </table:table-cell>
          <table:table-cell office:value-type="float" office:value="2.13245678841414" calcext:value-type="float">
            <text:p>2,1324567884</text:p>
          </table:table-cell>
          <table:table-cell office:value-type="float" office:value="1.19559662703558" calcext:value-type="float">
            <text:p>1,195596627</text:p>
          </table:table-cell>
          <table:table-cell office:value-type="float" office:value="-0.366262990345747" calcext:value-type="float">
            <text:p>-0,3662629903</text:p>
          </table:table-cell>
          <table:table-cell office:value-type="float" office:value="-0.41657270473775" calcext:value-type="float">
            <text:p>-0,4165727047</text:p>
          </table:table-cell>
          <table:table-cell office:value-type="float" office:value="0.118413439742436" calcext:value-type="float">
            <text:p>0,1184134397</text:p>
          </table:table-cell>
          <table:table-cell office:value-type="float" office:value="0.302987420028754" calcext:value-type="float">
            <text:p>0,30298742</text:p>
          </table:table-cell>
          <table:table-cell office:value-type="float" office:value="0.576707037192928" calcext:value-type="float">
            <text:p>0,5767070372</text:p>
          </table:table-cell>
          <table:table-cell office:value-type="float" office:value="0.0293965814587271" calcext:value-type="float">
            <text:p>0,0293965815</text:p>
          </table:table-cell>
          <table:table-cell office:value-type="float" office:value="-0.483080118069178" calcext:value-type="float">
            <text:p>-0,4830801181</text:p>
          </table:table-cell>
          <table:table-cell office:value-type="float" office:value="-0.690800696369286" calcext:value-type="float">
            <text:p>-0,6908006964</text:p>
          </table:table-cell>
          <table:table-cell office:value-type="float" office:value="-1.33775156326691" calcext:value-type="float">
            <text:p>-1,3377515633</text:p>
          </table:table-cell>
          <table:table-cell office:value-type="float" office:value="-1.37898155260286" calcext:value-type="float">
            <text:p>-1,3789815526</text:p>
          </table:table-cell>
          <table:table-cell office:value-type="float" office:value="-0.740432394589192" calcext:value-type="float">
            <text:p>-0,7404323946</text:p>
          </table:table-cell>
          <table:table-cell office:value-type="float" office:value="-1.04606500292591" calcext:value-type="float">
            <text:p>-1,0460650029</text:p>
          </table:table-cell>
          <table:table-cell office:value-type="float" office:value="-1.06548159206386" calcext:value-type="float">
            <text:p>-1,0654815921</text:p>
          </table:table-cell>
          <table:table-cell office:value-type="float" office:value="-0.953935551731972" calcext:value-type="float">
            <text:p>-0,9539355517</text:p>
          </table:table-cell>
          <table:table-cell office:value-type="float" office:value="-1.18728656776937" calcext:value-type="float">
            <text:p>-1,1872865678</text:p>
          </table:table-cell>
          <table:table-cell office:value-type="float" office:value="0.230577277633123" calcext:value-type="float">
            <text:p>0,2305772776</text:p>
          </table:table-cell>
          <table:table-cell office:value-type="float" office:value="0.996323768804225" calcext:value-type="float">
            <text:p>0,9963237688</text:p>
          </table:table-cell>
          <table:table-cell office:value-type="float" office:value="0.735268377951456" calcext:value-type="float">
            <text:p>0,735268378</text:p>
          </table:table-cell>
          <table:table-cell office:value-type="float" office:value="-0.366243087353214" calcext:value-type="float">
            <text:p>-0,3662430874</text:p>
          </table:table-cell>
          <table:table-cell office:value-type="float" office:value="-0.922267409503426" calcext:value-type="float">
            <text:p>-0,9222674095</text:p>
          </table:table-cell>
          <table:table-cell office:value-type="float" office:value="0.259429095389773" calcext:value-type="float">
            <text:p>0,2594290954</text:p>
          </table:table-cell>
          <table:table-cell office:value-type="float" office:value="0.815259793818376" calcext:value-type="float">
            <text:p>0,8152597938</text:p>
          </table:table-cell>
          <table:table-cell office:value-type="float" office:value="0.310558490084844" calcext:value-type="float">
            <text:p>0,3105584901</text:p>
          </table:table-cell>
          <table:table-cell office:value-type="float" office:value="-0.389586900161586" calcext:value-type="float">
            <text:p>-0,3895869002</text:p>
          </table:table-cell>
          <table:table-cell office:value-type="float" office:value="-0.0120038160749669" calcext:value-type="float">
            <text:p>-0,0120038161</text:p>
          </table:table-cell>
          <table:table-cell office:value-type="float" office:value="0.133879874902786" calcext:value-type="float">
            <text:p>0,1338798749</text:p>
          </table:table-cell>
          <table:table-cell office:value-type="float" office:value="-0.361734756808016" calcext:value-type="float">
            <text:p>-0,3617347568</text:p>
          </table:table-cell>
          <table:table-cell office:value-type="float" office:value="0.199533707895917" calcext:value-type="float">
            <text:p>0,1995337079</text:p>
          </table:table-cell>
          <table:table-cell office:value-type="float" office:value="0.826701663685864" calcext:value-type="float">
            <text:p>0,8267016637</text:p>
          </table:table-cell>
          <table:table-cell office:value-type="float" office:value="0.837181541576512" calcext:value-type="float">
            <text:p>0,8371815416</text:p>
          </table:table-cell>
          <table:table-cell office:value-type="float" office:value="-0.819611413817242" calcext:value-type="float">
            <text:p>-0,8196114138</text:p>
          </table:table-cell>
          <table:table-cell office:value-type="float" office:value="0.965982689307047" calcext:value-type="float">
            <text:p>0,9659826893</text:p>
          </table:table-cell>
          <table:table-cell office:value-type="float" office:value="-0.0103799190110377" calcext:value-type="float">
            <text:p>-0,010379919</text:p>
          </table:table-cell>
          <table:table-cell office:value-type="float" office:value="0.17704535253765" calcext:value-type="float">
            <text:p>0,1770453525</text:p>
          </table:table-cell>
          <table:table-cell office:value-type="float" office:value="-0.109576959401629" calcext:value-type="float">
            <text:p>-0,1095769594</text:p>
          </table:table-cell>
          <table:table-cell office:value-type="float" office:value="-0.395054492261628" calcext:value-type="float">
            <text:p>-0,3950544923</text:p>
          </table:table-cell>
          <table:table-cell office:value-type="float" office:value="0.0958837933331061" calcext:value-type="float">
            <text:p>0,0958837933</text:p>
          </table:table-cell>
          <table:table-cell office:value-type="float" office:value="0.769164896681648" calcext:value-type="float">
            <text:p>0,7691648967</text:p>
          </table:table-cell>
          <table:table-cell office:value-type="float" office:value="1.59200208453189" calcext:value-type="float">
            <text:p>1,5920020845</text:p>
          </table:table-cell>
          <table:table-cell office:value-type="float" office:value="2.52370726572579" calcext:value-type="float">
            <text:p>2,5237072657</text:p>
          </table:table-cell>
          <table:table-cell office:value-type="float" office:value="2.38519114344562" calcext:value-type="float">
            <text:p>2,385191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436535245771" calcext:value-type="float">
            <text:p>-0,4436535246</text:p>
          </table:table-cell>
          <table:table-cell office:value-type="float" office:value="0.640171282017886" calcext:value-type="float">
            <text:p>0,640171282</text:p>
          </table:table-cell>
          <table:table-cell office:value-type="float" office:value="0.723428726461401" calcext:value-type="float">
            <text:p>0,7234287265</text:p>
          </table:table-cell>
          <table:table-cell office:value-type="float" office:value="0.166566497356006" calcext:value-type="float">
            <text:p>0,1665664974</text:p>
          </table:table-cell>
          <table:table-cell office:value-type="float" office:value="0.80464906975336" calcext:value-type="float">
            <text:p>0,8046490698</text:p>
          </table:table-cell>
          <table:table-cell office:value-type="float" office:value="2.81784561657325" calcext:value-type="float">
            <text:p>2,8178456166</text:p>
          </table:table-cell>
          <table:table-cell office:value-type="float" office:value="1.99796432088794" calcext:value-type="float">
            <text:p>1,9979643209</text:p>
          </table:table-cell>
          <table:table-cell office:value-type="float" office:value="1.11095212380852" calcext:value-type="float">
            <text:p>1,1109521238</text:p>
          </table:table-cell>
          <table:table-cell office:value-type="float" office:value="1.59941288746939" calcext:value-type="float">
            <text:p>1,5994128875</text:p>
          </table:table-cell>
          <table:table-cell office:value-type="float" office:value="1.8301430360827" calcext:value-type="float">
            <text:p>1,8301430361</text:p>
          </table:table-cell>
          <table:table-cell office:value-type="float" office:value="0.577975412547371" calcext:value-type="float">
            <text:p>0,5779754125</text:p>
          </table:table-cell>
          <table:table-cell office:value-type="float" office:value="-0.916314532969972" calcext:value-type="float">
            <text:p>-0,916314533</text:p>
          </table:table-cell>
          <table:table-cell office:value-type="float" office:value="0.467856262577832" calcext:value-type="float">
            <text:p>0,4678562626</text:p>
          </table:table-cell>
          <table:table-cell office:value-type="float" office:value="1.76076023313689" calcext:value-type="float">
            <text:p>1,7607602331</text:p>
          </table:table-cell>
          <table:table-cell office:value-type="float" office:value="2.01775030546304" calcext:value-type="float">
            <text:p>2,0177503055</text:p>
          </table:table-cell>
          <table:table-cell office:value-type="float" office:value="2.88158186974094" calcext:value-type="float">
            <text:p>2,8815818697</text:p>
          </table:table-cell>
          <table:table-cell office:value-type="float" office:value="2.62290523511598" calcext:value-type="float">
            <text:p>2,6229052351</text:p>
          </table:table-cell>
          <table:table-cell office:value-type="float" office:value="2.14507487591955" calcext:value-type="float">
            <text:p>2,1450748759</text:p>
          </table:table-cell>
          <table:table-cell office:value-type="float" office:value="0.721156597373867" calcext:value-type="float">
            <text:p>0,7211565974</text:p>
          </table:table-cell>
          <table:table-cell office:value-type="float" office:value="-0.319433106964742" calcext:value-type="float">
            <text:p>-0,319433107</text:p>
          </table:table-cell>
          <table:table-cell office:value-type="float" office:value="-0.456135475578766" calcext:value-type="float">
            <text:p>-0,4561354756</text:p>
          </table:table-cell>
          <table:table-cell office:value-type="float" office:value="-0.631929148724484" calcext:value-type="float">
            <text:p>-0,6319291487</text:p>
          </table:table-cell>
          <table:table-cell office:value-type="float" office:value="0.0339761618765755" calcext:value-type="float">
            <text:p>0,0339761619</text:p>
          </table:table-cell>
          <table:table-cell office:value-type="float" office:value="0.600126612307361" calcext:value-type="float">
            <text:p>0,6001266123</text:p>
          </table:table-cell>
          <table:table-cell office:value-type="float" office:value="0.366640696526903" calcext:value-type="float">
            <text:p>0,3666406965</text:p>
          </table:table-cell>
          <table:table-cell office:value-type="float" office:value="0.0611227025480197" calcext:value-type="float">
            <text:p>0,0611227025</text:p>
          </table:table-cell>
          <table:table-cell office:value-type="float" office:value="0.264189541510705" calcext:value-type="float">
            <text:p>0,2641895415</text:p>
          </table:table-cell>
          <table:table-cell office:value-type="float" office:value="-0.470510792501062" calcext:value-type="float">
            <text:p>-0,4705107925</text:p>
          </table:table-cell>
          <table:table-cell office:value-type="float" office:value="-1.85307149779291" calcext:value-type="float">
            <text:p>-1,8530714978</text:p>
          </table:table-cell>
          <table:table-cell office:value-type="float" office:value="-1.57486278359702" calcext:value-type="float">
            <text:p>-1,5748627836</text:p>
          </table:table-cell>
          <table:table-cell office:value-type="float" office:value="0.652125848373063" calcext:value-type="float">
            <text:p>0,6521258484</text:p>
          </table:table-cell>
          <table:table-cell office:value-type="float" office:value="1.15646021392142" calcext:value-type="float">
            <text:p>1,1564602139</text:p>
          </table:table-cell>
          <table:table-cell office:value-type="float" office:value="-0.488589325734802" calcext:value-type="float">
            <text:p>-0,4885893257</text:p>
          </table:table-cell>
          <table:table-cell office:value-type="float" office:value="0.381635547643952" calcext:value-type="float">
            <text:p>0,3816355476</text:p>
          </table:table-cell>
          <table:table-cell office:value-type="float" office:value="2.08445718014278" calcext:value-type="float">
            <text:p>2,0844571801</text:p>
          </table:table-cell>
          <table:table-cell office:value-type="float" office:value="1.50253120900611" calcext:value-type="float">
            <text:p>1,502531209</text:p>
          </table:table-cell>
          <table:table-cell office:value-type="float" office:value="0.724431088934031" calcext:value-type="float">
            <text:p>0,7244310889</text:p>
          </table:table-cell>
          <table:table-cell office:value-type="float" office:value="1.28138126331657" calcext:value-type="float">
            <text:p>1,2813812633</text:p>
          </table:table-cell>
          <table:table-cell office:value-type="float" office:value="1.08401583317451" calcext:value-type="float">
            <text:p>1,0840158332</text:p>
          </table:table-cell>
          <table:table-cell office:value-type="float" office:value="0.047855852547628" calcext:value-type="float">
            <text:p>0,0478558525</text:p>
          </table:table-cell>
          <table:table-cell office:value-type="float" office:value="-1.16532475188089" calcext:value-type="float">
            <text:p>-1,1653247519</text:p>
          </table:table-cell>
          <table:table-cell office:value-type="float" office:value="-0.760986834482711" calcext:value-type="float">
            <text:p>-0,7609868345</text:p>
          </table:table-cell>
          <table:table-cell office:value-type="float" office:value="0.368003138379781" calcext:value-type="float">
            <text:p>0,3680031384</text:p>
          </table:table-cell>
          <table:table-cell office:value-type="float" office:value="0.776496852349414" calcext:value-type="float">
            <text:p>0,7764968523</text:p>
          </table:table-cell>
          <table:table-cell office:value-type="float" office:value="0.394385050206236" calcext:value-type="float">
            <text:p>0,3943850502</text:p>
          </table:table-cell>
          <table:table-cell office:value-type="float" office:value="-0.413251161802346" calcext:value-type="float">
            <text:p>-0,4132511618</text:p>
          </table:table-cell>
          <table:table-cell office:value-type="float" office:value="-0.604351374635761" calcext:value-type="float">
            <text:p>-0,6043513746</text:p>
          </table:table-cell>
          <table:table-cell office:value-type="float" office:value="-0.698530863114412" calcext:value-type="float">
            <text:p>-0,6985308631</text:p>
          </table:table-cell>
          <table:table-cell office:value-type="float" office:value="-0.764866856922062" calcext:value-type="float">
            <text:p>-0,7648668569</text:p>
          </table:table-cell>
          <table:table-cell office:value-type="float" office:value="0.790339577609483" calcext:value-type="float">
            <text:p>0,7903395776</text:p>
          </table:table-cell>
          <table:table-cell office:value-type="float" office:value="-0.932672941399907" calcext:value-type="float">
            <text:p>-0,9326729414</text:p>
          </table:table-cell>
          <table:table-cell office:value-type="float" office:value="0.975712387037553" calcext:value-type="float">
            <text:p>0,975712387</text:p>
          </table:table-cell>
          <table:table-cell office:value-type="float" office:value="-0.672772339643069" calcext:value-type="float">
            <text:p>-0,6727723396</text:p>
          </table:table-cell>
          <table:table-cell office:value-type="float" office:value="1.45189471207159" calcext:value-type="float">
            <text:p>1,4518947121</text:p>
          </table:table-cell>
          <table:table-cell office:value-type="float" office:value="0.719563539476536" calcext:value-type="float">
            <text:p>0,7195635395</text:p>
          </table:table-cell>
          <table:table-cell office:value-type="float" office:value="-0.810653889088988" calcext:value-type="float">
            <text:p>-0,8106538891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-0.370951942026848" calcext:value-type="float">
            <text:p>-0,370951942</text:p>
          </table:table-cell>
          <table:table-cell office:value-type="float" office:value="0.808880533886473" calcext:value-type="float">
            <text:p>0,8088805339</text:p>
          </table:table-cell>
          <table:table-cell office:value-type="float" office:value="0.477038228689124" calcext:value-type="float">
            <text:p>0,4770382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9185419475169" calcext:value-type="float">
            <text:p>0,1391854195</text:p>
          </table:table-cell>
          <table:table-cell office:value-type="float" office:value="-0.351942505753909" calcext:value-type="float">
            <text:p>-0,3519425058</text:p>
          </table:table-cell>
          <table:table-cell office:value-type="float" office:value="-0.231601282931887" calcext:value-type="float">
            <text:p>-0,2316012829</text:p>
          </table:table-cell>
          <table:table-cell office:value-type="float" office:value="-0.815638525762636" calcext:value-type="float">
            <text:p>-0,8156385258</text:p>
          </table:table-cell>
          <table:table-cell office:value-type="float" office:value="-0.491429968775542" calcext:value-type="float">
            <text:p>-0,4914299688</text:p>
          </table:table-cell>
          <table:table-cell office:value-type="float" office:value="-0.373062118555629" calcext:value-type="float">
            <text:p>-0,3730621186</text:p>
          </table:table-cell>
          <table:table-cell office:value-type="float" office:value="0.313168162083286" calcext:value-type="float">
            <text:p>0,3131681621</text:p>
          </table:table-cell>
          <table:table-cell office:value-type="float" office:value="-0.0481490878183399" calcext:value-type="float">
            <text:p>-0,0481490878</text:p>
          </table:table-cell>
          <table:table-cell office:value-type="float" office:value="0.000422342985864828" calcext:value-type="float">
            <text:p>0,000422343</text:p>
          </table:table-cell>
          <table:table-cell office:value-type="float" office:value="-0.144328353252051" calcext:value-type="float">
            <text:p>-0,1443283533</text:p>
          </table:table-cell>
          <table:table-cell office:value-type="float" office:value="-0.91782796933859" calcext:value-type="float">
            <text:p>-0,9178279693</text:p>
          </table:table-cell>
          <table:table-cell office:value-type="float" office:value="-0.216674297433881" calcext:value-type="float">
            <text:p>-0,2166742974</text:p>
          </table:table-cell>
          <table:table-cell office:value-type="float" office:value="-0.77857808670079" calcext:value-type="float">
            <text:p>-0,7785780867</text:p>
          </table:table-cell>
          <table:table-cell office:value-type="float" office:value="-0.110047514571056" calcext:value-type="float">
            <text:p>-0,1100475146</text:p>
          </table:table-cell>
          <table:table-cell office:value-type="float" office:value="0.0598753407893733" calcext:value-type="float">
            <text:p>0,0598753408</text:p>
          </table:table-cell>
          <table:table-cell office:value-type="float" office:value="-0.0296582859504958" calcext:value-type="float">
            <text:p>-0,029658286</text:p>
          </table:table-cell>
          <table:table-cell office:value-type="float" office:value="-0.904515469310527" calcext:value-type="float">
            <text:p>-0,9045154693</text:p>
          </table:table-cell>
          <table:table-cell office:value-type="float" office:value="-0.872559869313443" calcext:value-type="float">
            <text:p>-0,8725598693</text:p>
          </table:table-cell>
          <table:table-cell office:value-type="float" office:value="-0.526961781311354" calcext:value-type="float">
            <text:p>-0,5269617813</text:p>
          </table:table-cell>
          <table:table-cell office:value-type="float" office:value="-0.574903446384697" calcext:value-type="float">
            <text:p>-0,5749034464</text:p>
          </table:table-cell>
          <table:table-cell office:value-type="float" office:value="-1.00031750979391" calcext:value-type="float">
            <text:p>-1,0003175098</text:p>
          </table:table-cell>
          <table:table-cell office:value-type="float" office:value="-1.65935137012007" calcext:value-type="float">
            <text:p>-1,6593513701</text:p>
          </table:table-cell>
          <table:table-cell office:value-type="float" office:value="-1.11481782910316" calcext:value-type="float">
            <text:p>-1,1148178291</text:p>
          </table:table-cell>
          <table:table-cell office:value-type="float" office:value="-0.547850774998358" calcext:value-type="float">
            <text:p>-0,547850775</text:p>
          </table:table-cell>
          <table:table-cell office:value-type="float" office:value="-0.456055298463865" calcext:value-type="float">
            <text:p>-0,4560552985</text:p>
          </table:table-cell>
          <table:table-cell office:value-type="float" office:value="-0.515116844921933" calcext:value-type="float">
            <text:p>-0,5151168449</text:p>
          </table:table-cell>
          <table:table-cell office:value-type="float" office:value="-0.369214043374745" calcext:value-type="float">
            <text:p>-0,3692140434</text:p>
          </table:table-cell>
          <table:table-cell office:value-type="float" office:value="0.14924804708367" calcext:value-type="float">
            <text:p>0,1492480471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08335519832368" calcext:value-type="float">
            <text:p>1,0833551983</text:p>
          </table:table-cell>
          <table:table-cell office:value-type="float" office:value="0.282953924177635" calcext:value-type="float">
            <text:p>0,2829539242</text:p>
          </table:table-cell>
          <table:table-cell office:value-type="float" office:value="0.0694063713140192" calcext:value-type="float">
            <text:p>0,0694063713</text:p>
          </table:table-cell>
          <table:table-cell office:value-type="float" office:value="0.608678674379233" calcext:value-type="float">
            <text:p>0,6086786744</text:p>
          </table:table-cell>
          <table:table-cell office:value-type="float" office:value="0.327579521065488" calcext:value-type="float">
            <text:p>0,3275795211</text:p>
          </table:table-cell>
          <table:table-cell office:value-type="float" office:value="-0.511514948121681" calcext:value-type="float">
            <text:p>-0,5115149481</text:p>
          </table:table-cell>
          <table:table-cell office:value-type="float" office:value="-0.916436132392411" calcext:value-type="float">
            <text:p>-0,9164361324</text:p>
          </table:table-cell>
          <table:table-cell office:value-type="float" office:value="-1.05371794754041" calcext:value-type="float">
            <text:p>-1,0537179475</text:p>
          </table:table-cell>
          <table:table-cell office:value-type="float" office:value="-0.573311294433685" calcext:value-type="float">
            <text:p>-0,5733112944</text:p>
          </table:table-cell>
          <table:table-cell office:value-type="float" office:value="-0.137636857409553" calcext:value-type="float">
            <text:p>-0,1376368574</text:p>
          </table:table-cell>
          <table:table-cell office:value-type="float" office:value="-0.351222777469433" calcext:value-type="float">
            <text:p>-0,3512227775</text:p>
          </table:table-cell>
          <table:table-cell office:value-type="float" office:value="0.101688318368744" calcext:value-type="float">
            <text:p>0,1016883184</text:p>
          </table:table-cell>
          <table:table-cell office:value-type="float" office:value="0.23114086094101" calcext:value-type="float">
            <text:p>0,2311408609</text:p>
          </table:table-cell>
          <table:table-cell office:value-type="float" office:value="-0.354333422584638" calcext:value-type="float">
            <text:p>-0,3543334226</text:p>
          </table:table-cell>
          <table:table-cell office:value-type="float" office:value="-0.721729441507378" calcext:value-type="float">
            <text:p>-0,7217294415</text:p>
          </table:table-cell>
          <table:table-cell office:value-type="float" office:value="-0.755135254993546" calcext:value-type="float">
            <text:p>-0,755135255</text:p>
          </table:table-cell>
          <table:table-cell office:value-type="float" office:value="-0.20942538552043" calcext:value-type="float">
            <text:p>-0,2094253855</text:p>
          </table:table-cell>
          <table:table-cell office:value-type="float" office:value="0.00172507528440271" calcext:value-type="float">
            <text:p>0,0017250753</text:p>
          </table:table-cell>
          <table:table-cell office:value-type="float" office:value="-0.756207723371566" calcext:value-type="float">
            <text:p>-0,7562077234</text:p>
          </table:table-cell>
          <table:table-cell office:value-type="float" office:value="-0.664738832015901" calcext:value-type="float">
            <text:p>-0,664738832</text:p>
          </table:table-cell>
          <table:table-cell office:value-type="float" office:value="1.01719630821961" calcext:value-type="float">
            <text:p>1,0171963082</text:p>
          </table:table-cell>
          <table:table-cell office:value-type="float" office:value="-0.0582920588374943" calcext:value-type="float">
            <text:p>-0,0582920588</text:p>
          </table:table-cell>
          <table:table-cell office:value-type="float" office:value="0.0415196760441511" calcext:value-type="float">
            <text:p>0,041519676</text:p>
          </table:table-cell>
          <table:table-cell office:value-type="float" office:value="0.347008890973794" calcext:value-type="float">
            <text:p>0,347008891</text:p>
          </table:table-cell>
          <table:table-cell office:value-type="float" office:value="-0.575279036858553" calcext:value-type="float">
            <text:p>-0,5752790369</text:p>
          </table:table-cell>
          <table:table-cell office:value-type="float" office:value="-0.0705454450467193" calcext:value-type="float">
            <text:p>-0,070545445</text:p>
          </table:table-cell>
          <table:table-cell office:value-type="float" office:value="-0.932687807876578" calcext:value-type="float">
            <text:p>-0,9326878079</text:p>
          </table:table-cell>
          <table:table-cell office:value-type="float" office:value="-0.423472808285402" calcext:value-type="float">
            <text:p>-0,4234728083</text:p>
          </table:table-cell>
          <table:table-cell office:value-type="float" office:value="-0.772816545889267" calcext:value-type="float">
            <text:p>-0,7728165459</text:p>
          </table:table-cell>
          <table:table-cell office:value-type="float" office:value="-0.323552213554589" calcext:value-type="float">
            <text:p>-0,3235522136</text:p>
          </table:table-cell>
          <table:table-cell office:value-type="float" office:value="0.477038228689124" calcext:value-type="float">
            <text:p>0,4770382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474474683637" calcext:value-type="float">
            <text:p>1,0047447468</text:p>
          </table:table-cell>
          <table:table-cell office:value-type="float" office:value="0.391384338295295" calcext:value-type="float">
            <text:p>0,3913843383</text:p>
          </table:table-cell>
          <table:table-cell office:value-type="float" office:value="0.0104090464239052" calcext:value-type="float">
            <text:p>0,0104090464</text:p>
          </table:table-cell>
          <table:table-cell office:value-type="float" office:value="0.0333132994712013" calcext:value-type="float">
            <text:p>0,0333132995</text:p>
          </table:table-cell>
          <table:table-cell office:value-type="float" office:value="-1.0044612548599" calcext:value-type="float">
            <text:p>-1,0044612549</text:p>
          </table:table-cell>
          <table:table-cell office:value-type="float" office:value="-0.0532945883650902" calcext:value-type="float">
            <text:p>-0,0532945884</text:p>
          </table:table-cell>
          <table:table-cell office:value-type="float" office:value="1.17903362314043" calcext:value-type="float">
            <text:p>1,1790336231</text:p>
          </table:table-cell>
          <table:table-cell office:value-type="float" office:value="0.728108157252944" calcext:value-type="float">
            <text:p>0,7281081573</text:p>
          </table:table-cell>
          <table:table-cell office:value-type="float" office:value="0.0637737908655607" calcext:value-type="float">
            <text:p>0,0637737909</text:p>
          </table:table-cell>
          <table:table-cell office:value-type="float" office:value="-0.309487602849758" calcext:value-type="float">
            <text:p>-0,3094876028</text:p>
          </table:table-cell>
          <table:table-cell office:value-type="float" office:value="0.335331236745216" calcext:value-type="float">
            <text:p>0,3353312367</text:p>
          </table:table-cell>
          <table:table-cell office:value-type="float" office:value="0.54864645000968" calcext:value-type="float">
            <text:p>0,54864645</text:p>
          </table:table-cell>
          <table:table-cell office:value-type="float" office:value="1.35178181704634" calcext:value-type="float">
            <text:p>1,351781817</text:p>
          </table:table-cell>
          <table:table-cell office:value-type="float" office:value="1.80818402394652" calcext:value-type="float">
            <text:p>1,8081840239</text:p>
          </table:table-cell>
          <table:table-cell office:value-type="float" office:value="0.805152956631089" calcext:value-type="float">
            <text:p>0,8051529566</text:p>
          </table:table-cell>
          <table:table-cell office:value-type="float" office:value="-0.350741468631952" calcext:value-type="float">
            <text:p>-0,3507414686</text:p>
          </table:table-cell>
          <table:table-cell office:value-type="float" office:value="-0.348911627574711" calcext:value-type="float">
            <text:p>-0,3489116276</text:p>
          </table:table-cell>
          <table:table-cell office:value-type="float" office:value="-0.184300550836582" calcext:value-type="float">
            <text:p>-0,1843005508</text:p>
          </table:table-cell>
          <table:table-cell office:value-type="float" office:value="-0.556032861560233" calcext:value-type="float">
            <text:p>-0,5560328616</text:p>
          </table:table-cell>
          <table:table-cell office:value-type="float" office:value="-0.453069603442245" calcext:value-type="float">
            <text:p>-0,4530696034</text:p>
          </table:table-cell>
          <table:table-cell office:value-type="float" office:value="-0.665973309157092" calcext:value-type="float">
            <text:p>-0,6659733092</text:p>
          </table:table-cell>
          <table:table-cell office:value-type="float" office:value="-1.66833984904442" calcext:value-type="float">
            <text:p>-1,668339849</text:p>
          </table:table-cell>
          <table:table-cell office:value-type="float" office:value="-0.232636778966668" calcext:value-type="float">
            <text:p>-0,232636779</text:p>
          </table:table-cell>
          <table:table-cell office:value-type="float" office:value="0.828467469673089" calcext:value-type="float">
            <text:p>0,8284674697</text:p>
          </table:table-cell>
          <table:table-cell office:value-type="float" office:value="0.69694395208399" calcext:value-type="float">
            <text:p>0,6969439521</text:p>
          </table:table-cell>
          <table:table-cell office:value-type="float" office:value="-0.00674457407426446" calcext:value-type="float">
            <text:p>-0,0067445741</text:p>
          </table:table-cell>
          <table:table-cell office:value-type="float" office:value="-0.251570318418514" calcext:value-type="float">
            <text:p>-0,2515703184</text:p>
          </table:table-cell>
          <table:table-cell office:value-type="float" office:value="0.451538583126019" calcext:value-type="float">
            <text:p>0,4515385831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0376019576669" calcext:value-type="float">
            <text:p>1,0376019577</text:p>
          </table:table-cell>
          <table:table-cell office:value-type="float" office:value="0.244634813058616" calcext:value-type="float">
            <text:p>0,2446348131</text:p>
          </table:table-cell>
          <table:table-cell office:value-type="float" office:value="0.131778313102969" calcext:value-type="float">
            <text:p>0,1317783131</text:p>
          </table:table-cell>
          <table:table-cell office:value-type="float" office:value="2.01198082103875" calcext:value-type="float">
            <text:p>2,011980821</text:p>
          </table:table-cell>
          <table:table-cell office:value-type="float" office:value="1.49735193622344" calcext:value-type="float">
            <text:p>1,4973519362</text:p>
          </table:table-cell>
          <table:table-cell office:value-type="float" office:value="0.303898922403488" calcext:value-type="float">
            <text:p>0,3038989224</text:p>
          </table:table-cell>
          <table:table-cell office:value-type="float" office:value="-0.626038894819604" calcext:value-type="float">
            <text:p>-0,6260388948</text:p>
          </table:table-cell>
          <table:table-cell office:value-type="float" office:value="-0.610639554251067" calcext:value-type="float">
            <text:p>-0,6106395543</text:p>
          </table:table-cell>
          <table:table-cell office:value-type="float" office:value="-0.453577977414365" calcext:value-type="float">
            <text:p>-0,4535779774</text:p>
          </table:table-cell>
          <table:table-cell office:value-type="float" office:value="1.17694582814081" calcext:value-type="float">
            <text:p>1,1769458281</text:p>
          </table:table-cell>
          <table:table-cell office:value-type="float" office:value="1.12027472367342" calcext:value-type="float">
            <text:p>1,1202747237</text:p>
          </table:table-cell>
          <table:table-cell office:value-type="float" office:value="-0.146688321325027" calcext:value-type="float">
            <text:p>-0,1466883213</text:p>
          </table:table-cell>
          <table:table-cell office:value-type="float" office:value="0.680383867590461" calcext:value-type="float">
            <text:p>0,6803838676</text:p>
          </table:table-cell>
          <table:table-cell office:value-type="float" office:value="0.40253715723067" calcext:value-type="float">
            <text:p>0,4025371572</text:p>
          </table:table-cell>
          <table:table-cell office:value-type="float" office:value="0.0225071551405625" calcext:value-type="float">
            <text:p>0,0225071551</text:p>
          </table:table-cell>
          <table:table-cell office:value-type="float" office:value="-0.743923639853904" calcext:value-type="float">
            <text:p>-0,7439236399</text:p>
          </table:table-cell>
          <table:table-cell office:value-type="float" office:value="-0.552868085482633" calcext:value-type="float">
            <text:p>-0,5528680855</text:p>
          </table:table-cell>
          <table:table-cell office:value-type="float" office:value="-0.79870985667847" calcext:value-type="float">
            <text:p>-0,7987098567</text:p>
          </table:table-cell>
          <table:table-cell office:value-type="float" office:value="-0.597596357664394" calcext:value-type="float">
            <text:p>-0,5975963577</text:p>
          </table:table-cell>
          <table:table-cell office:value-type="float" office:value="-0.789898863148603" calcext:value-type="float">
            <text:p>-0,7898988631</text:p>
          </table:table-cell>
          <table:table-cell office:value-type="float" office:value="-0.665934273726509" calcext:value-type="float">
            <text:p>-0,6659342737</text:p>
          </table:table-cell>
          <table:table-cell office:value-type="float" office:value="-0.149893865582128" calcext:value-type="float">
            <text:p>-0,1498938656</text:p>
          </table:table-cell>
          <table:table-cell office:value-type="float" office:value="-0.487856193518776" calcext:value-type="float">
            <text:p>-0,4878561935</text:p>
          </table:table-cell>
          <table:table-cell office:value-type="float" office:value="-0.899390390891261" calcext:value-type="float">
            <text:p>-0,8993903909</text:p>
          </table:table-cell>
          <table:table-cell office:value-type="float" office:value="0.219153918803258" calcext:value-type="float">
            <text:p>0,2191539188</text:p>
          </table:table-cell>
          <table:table-cell office:value-type="float" office:value="1.2557089218316" calcext:value-type="float">
            <text:p>1,2557089218</text:p>
          </table:table-cell>
          <table:table-cell office:value-type="float" office:value="1.43825689999659" calcext:value-type="float">
            <text:p>1,4382569</text:p>
          </table:table-cell>
          <table:table-cell office:value-type="float" office:value="0.181488346408029" calcext:value-type="float">
            <text:p>0,1814883464</text:p>
          </table:table-cell>
          <table:table-cell office:value-type="float" office:value="0.417320934780204" calcext:value-type="float">
            <text:p>0,4173209348</text:p>
          </table:table-cell>
          <table:table-cell office:value-type="float" office:value="0.857413365919661" calcext:value-type="float">
            <text:p>0,8574133659</text:p>
          </table:table-cell>
          <table:table-cell office:value-type="float" office:value="0.0596297785861405" calcext:value-type="float">
            <text:p>0,0596297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4021294591738" calcext:value-type="float">
            <text:p>0,2740212946</text:p>
          </table:table-cell>
          <table:table-cell office:value-type="float" office:value="0.279126814908273" calcext:value-type="float">
            <text:p>0,2791268149</text:p>
          </table:table-cell>
          <table:table-cell office:value-type="float" office:value="1.11376796735784" calcext:value-type="float">
            <text:p>1,1137679674</text:p>
          </table:table-cell>
          <table:table-cell office:value-type="float" office:value="0.791996829363719" calcext:value-type="float">
            <text:p>0,7919968294</text:p>
          </table:table-cell>
          <table:table-cell office:value-type="float" office:value="-0.187211416676397" calcext:value-type="float">
            <text:p>-0,1872114167</text:p>
          </table:table-cell>
          <table:table-cell office:value-type="float" office:value="0.219099974389814" calcext:value-type="float">
            <text:p>0,2190999744</text:p>
          </table:table-cell>
          <table:table-cell office:value-type="float" office:value="-1.49624788550903" calcext:value-type="float">
            <text:p>-1,4962478855</text:p>
          </table:table-cell>
          <table:table-cell office:value-type="float" office:value="-0.524942494019461" calcext:value-type="float">
            <text:p>-0,524942494</text:p>
          </table:table-cell>
          <table:table-cell office:value-type="float" office:value="-0.19301074454014" calcext:value-type="float">
            <text:p>-0,1930107445</text:p>
          </table:table-cell>
          <table:table-cell office:value-type="float" office:value="-0.504405275798403" calcext:value-type="float">
            <text:p>-0,5044052758</text:p>
          </table:table-cell>
          <table:table-cell office:value-type="float" office:value="-0.984140663346632" calcext:value-type="float">
            <text:p>-0,9841406633</text:p>
          </table:table-cell>
          <table:table-cell office:value-type="float" office:value="-1.2111629179459" calcext:value-type="float">
            <text:p>-1,2111629179</text:p>
          </table:table-cell>
          <table:table-cell office:value-type="float" office:value="-1.69371770569306" calcext:value-type="float">
            <text:p>-1,6937177057</text:p>
          </table:table-cell>
          <table:table-cell office:value-type="float" office:value="-0.984955655276852" calcext:value-type="float">
            <text:p>-0,9849556553</text:p>
          </table:table-cell>
          <table:table-cell office:value-type="float" office:value="-0.862594340477806" calcext:value-type="float">
            <text:p>-0,8625943405</text:p>
          </table:table-cell>
          <table:table-cell office:value-type="float" office:value="-0.428540740473109" calcext:value-type="float">
            <text:p>-0,4285407405</text:p>
          </table:table-cell>
          <table:table-cell office:value-type="float" office:value="-0.579496703189302" calcext:value-type="float">
            <text:p>-0,5794967032</text:p>
          </table:table-cell>
          <table:table-cell office:value-type="float" office:value="-0.379689724026402" calcext:value-type="float">
            <text:p>-0,379689724</text:p>
          </table:table-cell>
          <table:table-cell office:value-type="float" office:value="-0.219195945076551" calcext:value-type="float">
            <text:p>-0,2191959451</text:p>
          </table:table-cell>
          <table:table-cell office:value-type="float" office:value="-0.533403793632424" calcext:value-type="float">
            <text:p>-0,5334037936</text:p>
          </table:table-cell>
          <table:table-cell office:value-type="float" office:value="-1.04996490849636" calcext:value-type="float">
            <text:p>-1,0499649085</text:p>
          </table:table-cell>
          <table:table-cell office:value-type="float" office:value="-2.05328122906521" calcext:value-type="float">
            <text:p>-2,0532812291</text:p>
          </table:table-cell>
          <table:table-cell office:value-type="float" office:value="-2.31397648357052" calcext:value-type="float">
            <text:p>-2,3139764836</text:p>
          </table:table-cell>
          <table:table-cell office:value-type="float" office:value="-1.7389034522467" calcext:value-type="float">
            <text:p>-1,7389034522</text:p>
          </table:table-cell>
          <table:table-cell office:value-type="float" office:value="-2.3317205098721" calcext:value-type="float">
            <text:p>-2,3317205099</text:p>
          </table:table-cell>
          <table:table-cell office:value-type="float" office:value="-2.07353499195662" calcext:value-type="float">
            <text:p>-2,073534992</text:p>
          </table:table-cell>
          <table:table-cell office:value-type="float" office:value="-1.21633027740214" calcext:value-type="float">
            <text:p>-1,2163302774</text:p>
          </table:table-cell>
          <table:table-cell office:value-type="float" office:value="0.0847425352085246" calcext:value-type="float">
            <text:p>0,0847425352</text:p>
          </table:table-cell>
          <table:table-cell office:value-type="float" office:value="0.927368215876597" calcext:value-type="float">
            <text:p>0,9273682159</text:p>
          </table:table-cell>
          <table:table-cell office:value-type="float" office:value="0.788450647159674" calcext:value-type="float">
            <text:p>0,7884506472</text:p>
          </table:table-cell>
          <table:table-cell office:value-type="float" office:value="-0.064254607059331" calcext:value-type="float">
            <text:p>-0,0642546071</text:p>
          </table:table-cell>
          <table:table-cell office:value-type="float" office:value="-0.850228048596733" calcext:value-type="float">
            <text:p>-0,8502280486</text:p>
          </table:table-cell>
          <table:table-cell office:value-type="float" office:value="0.706977617019634" calcext:value-type="float">
            <text:p>0,706977617</text:p>
          </table:table-cell>
          <table:table-cell office:value-type="float" office:value="1.19723287665981" calcext:value-type="float">
            <text:p>1,1972328767</text:p>
          </table:table-cell>
          <table:table-cell office:value-type="float" office:value="0.20047681293792" calcext:value-type="float">
            <text:p>0,2004768129</text:p>
          </table:table-cell>
          <table:table-cell office:value-type="float" office:value="0.515104878380448" calcext:value-type="float">
            <text:p>0,5151048784</text:p>
          </table:table-cell>
          <table:table-cell office:value-type="float" office:value="1.37383479236281" calcext:value-type="float">
            <text:p>1,3738347924</text:p>
          </table:table-cell>
          <table:table-cell office:value-type="float" office:value="1.57155847868104" calcext:value-type="float">
            <text:p>1,5715584787</text:p>
          </table:table-cell>
          <table:table-cell office:value-type="float" office:value="1.34874073775419" calcext:value-type="float">
            <text:p>1,3487407378</text:p>
          </table:table-cell>
          <table:table-cell office:value-type="float" office:value="0.264466553552681" calcext:value-type="float">
            <text:p>0,2644665536</text:p>
          </table:table-cell>
          <table:table-cell office:value-type="float" office:value="-0.177077933711088" calcext:value-type="float">
            <text:p>-0,1770779337</text:p>
          </table:table-cell>
          <table:table-cell office:value-type="float" office:value="-1.06561863582548" calcext:value-type="float">
            <text:p>-1,0656186358</text:p>
          </table:table-cell>
          <table:table-cell office:value-type="float" office:value="-1.60115539484693" calcext:value-type="float">
            <text:p>-1,6011553948</text:p>
          </table:table-cell>
          <table:table-cell office:value-type="float" office:value="-1.333173822826" calcext:value-type="float">
            <text:p>-1,3331738228</text:p>
          </table:table-cell>
          <table:table-cell office:value-type="float" office:value="-0.976070023921789" calcext:value-type="float">
            <text:p>-0,9760700239</text:p>
          </table:table-cell>
          <table:table-cell office:value-type="float" office:value="-0.906016774791594" calcext:value-type="float">
            <text:p>-0,9060167748</text:p>
          </table:table-cell>
          <table:table-cell office:value-type="float" office:value="-1.16902601773026" calcext:value-type="float">
            <text:p>-1,1690260177</text:p>
          </table:table-cell>
          <table:table-cell office:value-type="float" office:value="-1.2512674405788" calcext:value-type="float">
            <text:p>-1,2512674406</text:p>
          </table:table-cell>
          <table:table-cell office:value-type="float" office:value="-1.2432563092515" calcext:value-type="float">
            <text:p>-1,2432563093</text:p>
          </table:table-cell>
          <table:table-cell office:value-type="float" office:value="-1.3099146702972" calcext:value-type="float">
            <text:p>-1,3099146703</text:p>
          </table:table-cell>
          <table:table-cell office:value-type="float" office:value="-1.1575137397731" calcext:value-type="float">
            <text:p>-1,1575137398</text:p>
          </table:table-cell>
          <table:table-cell office:value-type="float" office:value="-0.602035302640192" calcext:value-type="float">
            <text:p>-0,6020353026</text:p>
          </table:table-cell>
          <table:table-cell office:value-type="float" office:value="2.0041533907262" calcext:value-type="float">
            <text:p>2,0041533907</text:p>
          </table:table-cell>
          <table:table-cell office:value-type="float" office:value="1.52038031169761" calcext:value-type="float">
            <text:p>1,5203803117</text:p>
          </table:table-cell>
          <table:table-cell office:value-type="float" office:value="-0.352727225233596" calcext:value-type="float">
            <text:p>-0,3527272252</text:p>
          </table:table-cell>
          <table:table-cell office:value-type="float" office:value="1.19418906242141" calcext:value-type="float">
            <text:p>1,1941890624</text:p>
          </table:table-cell>
          <table:table-cell office:value-type="float" office:value="1.80624116187039" calcext:value-type="float">
            <text:p>1,8062411619</text:p>
          </table:table-cell>
          <table:table-cell office:value-type="float" office:value="0.355495611109062" calcext:value-type="float">
            <text:p>0,3554956111</text:p>
          </table:table-cell>
          <table:table-cell office:value-type="float" office:value="1.21332080082971" calcext:value-type="float">
            <text:p>1,2133208008</text:p>
          </table:table-cell>
          <table:table-cell office:value-type="float" office:value="1.15284238599872" calcext:value-type="float">
            <text:p>1,152842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2273572798743" calcext:value-type="float">
            <text:p>0,2522735728</text:p>
          </table:table-cell>
          <table:table-cell office:value-type="float" office:value="0.439928132192386" calcext:value-type="float">
            <text:p>0,4399281322</text:p>
          </table:table-cell>
          <table:table-cell office:value-type="float" office:value="-0.171749265994433" calcext:value-type="float">
            <text:p>-0,171749266</text:p>
          </table:table-cell>
          <table:table-cell office:value-type="float" office:value="-0.572773826391944" calcext:value-type="float">
            <text:p>-0,5727738264</text:p>
          </table:table-cell>
          <table:table-cell office:value-type="float" office:value="-0.433826455952035" calcext:value-type="float">
            <text:p>-0,433826456</text:p>
          </table:table-cell>
          <table:table-cell office:value-type="float" office:value="0.115894581047894" calcext:value-type="float">
            <text:p>0,115894581</text:p>
          </table:table-cell>
          <table:table-cell office:value-type="float" office:value="0.212824875007505" calcext:value-type="float">
            <text:p>0,212824875</text:p>
          </table:table-cell>
          <table:table-cell office:value-type="float" office:value="0.836150012845316" calcext:value-type="float">
            <text:p>0,8361500128</text:p>
          </table:table-cell>
          <table:table-cell office:value-type="float" office:value="0.492029578532306" calcext:value-type="float">
            <text:p>0,4920295785</text:p>
          </table:table-cell>
          <table:table-cell office:value-type="float" office:value="0.903912109284749" calcext:value-type="float">
            <text:p>0,9039121093</text:p>
          </table:table-cell>
          <table:table-cell office:value-type="float" office:value="0.557629472340358" calcext:value-type="float">
            <text:p>0,5576294723</text:p>
          </table:table-cell>
          <table:table-cell office:value-type="float" office:value="1.25613979023036" calcext:value-type="float">
            <text:p>1,2561397902</text:p>
          </table:table-cell>
          <table:table-cell office:value-type="float" office:value="2.62730199917665" calcext:value-type="float">
            <text:p>2,6273019992</text:p>
          </table:table-cell>
          <table:table-cell office:value-type="float" office:value="3.27528155245457" calcext:value-type="float">
            <text:p>3,2752815525</text:p>
          </table:table-cell>
          <table:table-cell office:value-type="float" office:value="3.49662254382171" calcext:value-type="float">
            <text:p>3,4966225438</text:p>
          </table:table-cell>
          <table:table-cell office:value-type="float" office:value="2.98345163452743" calcext:value-type="float">
            <text:p>2,9834516345</text:p>
          </table:table-cell>
          <table:table-cell office:value-type="float" office:value="2.43631336471733" calcext:value-type="float">
            <text:p>2,4363133647</text:p>
          </table:table-cell>
          <table:table-cell office:value-type="float" office:value="2.04260071072411" calcext:value-type="float">
            <text:p>2,0426007107</text:p>
          </table:table-cell>
          <table:table-cell office:value-type="float" office:value="1.1180737463719" calcext:value-type="float">
            <text:p>1,1180737464</text:p>
          </table:table-cell>
          <table:table-cell office:value-type="float" office:value="-0.115361420036135" calcext:value-type="float">
            <text:p>-0,11536142</text:p>
          </table:table-cell>
          <table:table-cell office:value-type="float" office:value="-1.59143185059496" calcext:value-type="float">
            <text:p>-1,5914318506</text:p>
          </table:table-cell>
          <table:table-cell office:value-type="float" office:value="-1.04110034149785" calcext:value-type="float">
            <text:p>-1,0411003415</text:p>
          </table:table-cell>
          <table:table-cell office:value-type="float" office:value="-0.442489543498457" calcext:value-type="float">
            <text:p>-0,4424895435</text:p>
          </table:table-cell>
          <table:table-cell office:value-type="float" office:value="-1.72008415081546" calcext:value-type="float">
            <text:p>-1,7200841508</text:p>
          </table:table-cell>
          <table:table-cell office:value-type="float" office:value="-2.11002129137086" calcext:value-type="float">
            <text:p>-2,1100212914</text:p>
          </table:table-cell>
          <table:table-cell office:value-type="float" office:value="-0.743167755807993" calcext:value-type="float">
            <text:p>-0,7431677558</text:p>
          </table:table-cell>
          <table:table-cell office:value-type="float" office:value="-0.841417230050274" calcext:value-type="float">
            <text:p>-0,8414172301</text:p>
          </table:table-cell>
          <table:table-cell office:value-type="float" office:value="-1.50470700576729" calcext:value-type="float">
            <text:p>-1,5047070058</text:p>
          </table:table-cell>
          <table:table-cell office:value-type="float" office:value="-1.41394516576876" calcext:value-type="float">
            <text:p>-1,4139451658</text:p>
          </table:table-cell>
          <table:table-cell office:value-type="float" office:value="-0.455040893462737" calcext:value-type="float">
            <text:p>-0,4550408935</text:p>
          </table:table-cell>
          <table:table-cell office:value-type="float" office:value="0.316132666731908" calcext:value-type="float">
            <text:p>0,3161326667</text:p>
          </table:table-cell>
          <table:table-cell office:value-type="float" office:value="0.2260396687389" calcext:value-type="float">
            <text:p>0,2260396687</text:p>
          </table:table-cell>
          <table:table-cell office:value-type="float" office:value="-0.296833752899339" calcext:value-type="float">
            <text:p>-0,2968337529</text:p>
          </table:table-cell>
          <table:table-cell office:value-type="float" office:value="-0.567588279073865" calcext:value-type="float">
            <text:p>-0,5675882791</text:p>
          </table:table-cell>
          <table:table-cell office:value-type="float" office:value="-0.663946788565336" calcext:value-type="float">
            <text:p>-0,6639467886</text:p>
          </table:table-cell>
          <table:table-cell office:value-type="float" office:value="-0.134597415850238" calcext:value-type="float">
            <text:p>-0,1345974159</text:p>
          </table:table-cell>
          <table:table-cell office:value-type="float" office:value="0.310113193421703" calcext:value-type="float">
            <text:p>0,3101131934</text:p>
          </table:table-cell>
          <table:table-cell office:value-type="float" office:value="0.4840982346938" calcext:value-type="float">
            <text:p>0,4840982347</text:p>
          </table:table-cell>
          <table:table-cell office:value-type="float" office:value="0.612333318183375" calcext:value-type="float">
            <text:p>0,6123333182</text:p>
          </table:table-cell>
          <table:table-cell office:value-type="float" office:value="0.288534409219909" calcext:value-type="float">
            <text:p>0,2885344092</text:p>
          </table:table-cell>
          <table:table-cell office:value-type="float" office:value="0.0654545497545936" calcext:value-type="float">
            <text:p>0,0654545498</text:p>
          </table:table-cell>
          <table:table-cell office:value-type="float" office:value="0.117941105967336" calcext:value-type="float">
            <text:p>0,117941106</text:p>
          </table:table-cell>
          <table:table-cell office:value-type="float" office:value="-1.08098673590542" calcext:value-type="float">
            <text:p>-1,0809867359</text:p>
          </table:table-cell>
          <table:table-cell office:value-type="float" office:value="-0.404378554025444" calcext:value-type="float">
            <text:p>-0,404378554</text:p>
          </table:table-cell>
          <table:table-cell office:value-type="float" office:value="-0.189937950600997" calcext:value-type="float">
            <text:p>-0,1899379506</text:p>
          </table:table-cell>
          <table:table-cell office:value-type="float" office:value="-0.0929535133593353" calcext:value-type="float">
            <text:p>-0,0929535134</text:p>
          </table:table-cell>
          <table:table-cell office:value-type="float" office:value="-0.45254474960832" calcext:value-type="float">
            <text:p>-0,4525447496</text:p>
          </table:table-cell>
          <table:table-cell office:value-type="float" office:value="-0.459812747050083" calcext:value-type="float">
            <text:p>-0,4598127471</text:p>
          </table:table-cell>
          <table:table-cell office:value-type="float" office:value="-0.508984126606318" calcext:value-type="float">
            <text:p>-0,5089841266</text:p>
          </table:table-cell>
          <table:table-cell office:value-type="float" office:value="-0.717159987090087" calcext:value-type="float">
            <text:p>-0,7171599871</text:p>
          </table:table-cell>
          <table:table-cell office:value-type="float" office:value="-0.291460294187471" calcext:value-type="float">
            <text:p>-0,2914602942</text:p>
          </table:table-cell>
          <table:table-cell office:value-type="float" office:value="-0.716214411761608" calcext:value-type="float">
            <text:p>-0,7162144118</text:p>
          </table:table-cell>
          <table:table-cell office:value-type="float" office:value="-1.15433569854548" calcext:value-type="float">
            <text:p>-1,1543356985</text:p>
          </table:table-cell>
          <table:table-cell office:value-type="float" office:value="-0.753341595886201" calcext:value-type="float">
            <text:p>-0,7533415959</text:p>
          </table:table-cell>
          <table:table-cell office:value-type="float" office:value="-0.874763518579319" calcext:value-type="float">
            <text:p>-0,8747635186</text:p>
          </table:table-cell>
          <table:table-cell office:value-type="float" office:value="0.357385047877941" calcext:value-type="float">
            <text:p>0,3573850479</text:p>
          </table:table-cell>
          <table:table-cell office:value-type="float" office:value="-0.0432115110495308" calcext:value-type="float">
            <text:p>-0,043211511</text:p>
          </table:table-cell>
          <table:table-cell office:value-type="float" office:value="-0.479146258451345" calcext:value-type="float">
            <text:p>-0,4791462585</text:p>
          </table:table-cell>
          <table:table-cell office:value-type="float" office:value="-0.210308938810483" calcext:value-type="float">
            <text:p>-0,2103089388</text:p>
          </table:table-cell>
          <table:table-cell office:value-type="float" office:value="0.178889335758422" calcext:value-type="float">
            <text:p>0,178889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56702157652896" calcext:value-type="float">
            <text:p>-0,4567021577</text:p>
          </table:table-cell>
          <table:table-cell office:value-type="float" office:value="0.00303398711856816" calcext:value-type="float">
            <text:p>0,0030339871</text:p>
          </table:table-cell>
          <table:table-cell office:value-type="float" office:value="-0.45279351943987" calcext:value-type="float">
            <text:p>-0,4527935194</text:p>
          </table:table-cell>
          <table:table-cell office:value-type="float" office:value="-0.27402875371472" calcext:value-type="float">
            <text:p>-0,2740287537</text:p>
          </table:table-cell>
          <table:table-cell office:value-type="float" office:value="-0.480629310121135" calcext:value-type="float">
            <text:p>-0,4806293101</text:p>
          </table:table-cell>
          <table:table-cell office:value-type="float" office:value="-1.3865052433394" calcext:value-type="float">
            <text:p>-1,3865052433</text:p>
          </table:table-cell>
          <table:table-cell office:value-type="float" office:value="-1.43636560128639" calcext:value-type="float">
            <text:p>-1,4363656013</text:p>
          </table:table-cell>
          <table:table-cell office:value-type="float" office:value="-0.636507453598541" calcext:value-type="float">
            <text:p>-0,6365074536</text:p>
          </table:table-cell>
          <table:table-cell office:value-type="float" office:value="-0.338296731677577" calcext:value-type="float">
            <text:p>-0,3382967317</text:p>
          </table:table-cell>
          <table:table-cell office:value-type="float" office:value="-0.735777017351948" calcext:value-type="float">
            <text:p>-0,7357770174</text:p>
          </table:table-cell>
          <table:table-cell office:value-type="float" office:value="-1.28104067970082" calcext:value-type="float">
            <text:p>-1,2810406797</text:p>
          </table:table-cell>
          <table:table-cell office:value-type="float" office:value="-1.17332523173833" calcext:value-type="float">
            <text:p>-1,1733252317</text:p>
          </table:table-cell>
          <table:table-cell office:value-type="float" office:value="-0.435223376939348" calcext:value-type="float">
            <text:p>-0,4352233769</text:p>
          </table:table-cell>
          <table:table-cell office:value-type="float" office:value="-0.154431318790321" calcext:value-type="float">
            <text:p>-0,1544313188</text:p>
          </table:table-cell>
          <table:table-cell office:value-type="float" office:value="-0.460991444939324" calcext:value-type="float">
            <text:p>-0,4609914449</text:p>
          </table:table-cell>
          <table:table-cell office:value-type="float" office:value="-0.436277684634108" calcext:value-type="float">
            <text:p>-0,4362776846</text:p>
          </table:table-cell>
          <table:table-cell office:value-type="float" office:value="-0.614767117715876" calcext:value-type="float">
            <text:p>-0,6147671177</text:p>
          </table:table-cell>
          <table:table-cell office:value-type="float" office:value="-0.318893484227612" calcext:value-type="float">
            <text:p>-0,3188934842</text:p>
          </table:table-cell>
          <table:table-cell office:value-type="float" office:value="0.571537437692968" calcext:value-type="float">
            <text:p>0,5715374377</text:p>
          </table:table-cell>
          <table:table-cell office:value-type="float" office:value="0.876822938426462" calcext:value-type="float">
            <text:p>0,8768229384</text:p>
          </table:table-cell>
          <table:table-cell office:value-type="float" office:value="0.64968275645785" calcext:value-type="float">
            <text:p>0,6496827565</text:p>
          </table:table-cell>
          <table:table-cell office:value-type="float" office:value="0.729239203166287" calcext:value-type="float">
            <text:p>0,7292392032</text:p>
          </table:table-cell>
          <table:table-cell office:value-type="float" office:value="-0.673527444259169" calcext:value-type="float">
            <text:p>-0,6735274443</text:p>
          </table:table-cell>
          <table:table-cell office:value-type="float" office:value="-1.3934647193088" calcext:value-type="float">
            <text:p>-1,3934647193</text:p>
          </table:table-cell>
          <table:table-cell office:value-type="float" office:value="-0.50545788674867" calcext:value-type="float">
            <text:p>-0,5054578867</text:p>
          </table:table-cell>
          <table:table-cell office:value-type="float" office:value="0.307721192138307" calcext:value-type="float">
            <text:p>0,3077211921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5708526998624" calcext:value-type="float">
            <text:p>0,5708526999</text:p>
          </table:table-cell>
          <table:table-cell office:value-type="float" office:value="-0.211030379465635" calcext:value-type="float">
            <text:p>-0,2110303795</text:p>
          </table:table-cell>
          <table:table-cell office:value-type="float" office:value="-0.67067002764717" calcext:value-type="float">
            <text:p>-0,6706700276</text:p>
          </table:table-cell>
          <table:table-cell office:value-type="float" office:value="-0.450249555648475" calcext:value-type="float">
            <text:p>-0,4502495556</text:p>
          </table:table-cell>
          <table:table-cell office:value-type="float" office:value="-0.806614585541302" calcext:value-type="float">
            <text:p>-0,8066145855</text:p>
          </table:table-cell>
          <table:table-cell office:value-type="float" office:value="-0.530233212764726" calcext:value-type="float">
            <text:p>-0,5302332128</text:p>
          </table:table-cell>
          <table:table-cell office:value-type="float" office:value="-0.376013720879791" calcext:value-type="float">
            <text:p>-0,3760137209</text:p>
          </table:table-cell>
          <table:table-cell office:value-type="float" office:value="-0.142977207302213" calcext:value-type="float">
            <text:p>-0,1429772073</text:p>
          </table:table-cell>
          <table:table-cell office:value-type="float" office:value="-0.194418489561455" calcext:value-type="float">
            <text:p>-0,1944184896</text:p>
          </table:table-cell>
          <table:table-cell office:value-type="float" office:value="0.388058310585491" calcext:value-type="float">
            <text:p>0,3880583106</text:p>
          </table:table-cell>
          <table:table-cell office:value-type="float" office:value="0.680366966121547" calcext:value-type="float">
            <text:p>0,6803669661</text:p>
          </table:table-cell>
          <table:table-cell office:value-type="float" office:value="0.555068348312247" calcext:value-type="float">
            <text:p>0,5550683483</text:p>
          </table:table-cell>
          <table:table-cell office:value-type="float" office:value="-0.144686992790197" calcext:value-type="float">
            <text:p>-0,1446869928</text:p>
          </table:table-cell>
          <table:table-cell office:value-type="float" office:value="-0.475129901343613" calcext:value-type="float">
            <text:p>-0,4751299013</text:p>
          </table:table-cell>
          <table:table-cell office:value-type="float" office:value="-0.650157755005867" calcext:value-type="float">
            <text:p>-0,650157755</text:p>
          </table:table-cell>
          <table:table-cell office:value-type="float" office:value="-1.22991469219987" calcext:value-type="float">
            <text:p>-1,2299146922</text:p>
          </table:table-cell>
          <table:table-cell office:value-type="float" office:value="-1.08034344674701" calcext:value-type="float">
            <text:p>-1,0803434467</text:p>
          </table:table-cell>
          <table:table-cell office:value-type="float" office:value="-0.386470968931195" calcext:value-type="float">
            <text:p>-0,3864709689</text:p>
          </table:table-cell>
          <table:table-cell office:value-type="float" office:value="-0.263181634210166" calcext:value-type="float">
            <text:p>-0,2631816342</text:p>
          </table:table-cell>
          <table:table-cell office:value-type="float" office:value="-0.166182252397464" calcext:value-type="float">
            <text:p>-0,1661822524</text:p>
          </table:table-cell>
          <table:table-cell office:value-type="float" office:value="-0.538317362400098" calcext:value-type="float">
            <text:p>-0,5383173624</text:p>
          </table:table-cell>
          <table:table-cell office:value-type="float" office:value="-0.870557549878565" calcext:value-type="float">
            <text:p>-0,8705575499</text:p>
          </table:table-cell>
          <table:table-cell office:value-type="float" office:value="0.278082443973707" calcext:value-type="float">
            <text:p>0,278082444</text:p>
          </table:table-cell>
          <table:table-cell office:value-type="float" office:value="0.408044411862459" calcext:value-type="float">
            <text:p>0,4080444119</text:p>
          </table:table-cell>
          <table:table-cell office:value-type="float" office:value="0.197218461209718" calcext:value-type="float">
            <text:p>0,1972184612</text:p>
          </table:table-cell>
          <table:table-cell office:value-type="float" office:value="2.40073498041053" calcext:value-type="float">
            <text:p>2,4007349804</text:p>
          </table:table-cell>
          <table:table-cell office:value-type="float" office:value="1.79432271020168" calcext:value-type="float">
            <text:p>1,7943227102</text:p>
          </table:table-cell>
          <table:table-cell office:value-type="float" office:value="-0.0141090890093439" calcext:value-type="float">
            <text:p>-0,014109089</text:p>
          </table:table-cell>
          <table:table-cell office:value-type="float" office:value="0.862954139997955" calcext:value-type="float">
            <text:p>0,86295414</text:p>
          </table:table-cell>
          <table:table-cell office:value-type="float" office:value="-0.579034248063713" calcext:value-type="float">
            <text:p>-0,5790342481</text:p>
          </table:table-cell>
          <table:table-cell office:value-type="float" office:value="0.525515251204701" calcext:value-type="float">
            <text:p>0,5255152512</text:p>
          </table:table-cell>
          <table:table-cell office:value-type="float" office:value="-0.88976858727512" calcext:value-type="float">
            <text:p>-0,8897685873</text:p>
          </table:table-cell>
          <table:table-cell office:value-type="float" office:value="-0.178889335758422" calcext:value-type="float">
            <text:p>-0,178889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82680863061159" calcext:value-type="float">
            <text:p>0,1826808631</text:p>
          </table:table-cell>
          <table:table-cell office:value-type="float" office:value="-0.655341217610727" calcext:value-type="float">
            <text:p>-0,6553412176</text:p>
          </table:table-cell>
          <table:table-cell office:value-type="float" office:value="-0.5152477979833" calcext:value-type="float">
            <text:p>-0,515247798</text:p>
          </table:table-cell>
          <table:table-cell office:value-type="float" office:value="-0.349252333165819" calcext:value-type="float">
            <text:p>-0,3492523332</text:p>
          </table:table-cell>
          <table:table-cell office:value-type="float" office:value="-0.383423382231467" calcext:value-type="float">
            <text:p>-0,3834233822</text:p>
          </table:table-cell>
          <table:table-cell office:value-type="float" office:value="-0.278316183684359" calcext:value-type="float">
            <text:p>-0,2783161837</text:p>
          </table:table-cell>
          <table:table-cell office:value-type="float" office:value="-0.0704021449644595" calcext:value-type="float">
            <text:p>-0,070402145</text:p>
          </table:table-cell>
          <table:table-cell office:value-type="float" office:value="0.0199642559246776" calcext:value-type="float">
            <text:p>0,0199642559</text:p>
          </table:table-cell>
          <table:table-cell office:value-type="float" office:value="-0.615353730404781" calcext:value-type="float">
            <text:p>-0,6153537304</text:p>
          </table:table-cell>
          <table:table-cell office:value-type="float" office:value="-0.226164017467131" calcext:value-type="float">
            <text:p>-0,2261640175</text:p>
          </table:table-cell>
          <table:table-cell office:value-type="float" office:value="-0.431786064393277" calcext:value-type="float">
            <text:p>-0,4317860644</text:p>
          </table:table-cell>
          <table:table-cell office:value-type="float" office:value="-0.79994579991652" calcext:value-type="float">
            <text:p>-0,7999457999</text:p>
          </table:table-cell>
          <table:table-cell office:value-type="float" office:value="-0.906981397582651" calcext:value-type="float">
            <text:p>-0,9069813976</text:p>
          </table:table-cell>
          <table:table-cell office:value-type="float" office:value="-0.891324068293744" calcext:value-type="float">
            <text:p>-0,8913240683</text:p>
          </table:table-cell>
          <table:table-cell office:value-type="float" office:value="-0.327610604481695" calcext:value-type="float">
            <text:p>-0,3276106045</text:p>
          </table:table-cell>
          <table:table-cell office:value-type="float" office:value="0.991618343301366" calcext:value-type="float">
            <text:p>0,9916183433</text:p>
          </table:table-cell>
          <table:table-cell office:value-type="float" office:value="1.42067712705964" calcext:value-type="float">
            <text:p>1,4206771271</text:p>
          </table:table-cell>
          <table:table-cell office:value-type="float" office:value="0.732996174177857" calcext:value-type="float">
            <text:p>0,7329961742</text:p>
          </table:table-cell>
          <table:table-cell office:value-type="float" office:value="-0.487037497769559" calcext:value-type="float">
            <text:p>-0,4870374978</text:p>
          </table:table-cell>
          <table:table-cell office:value-type="float" office:value="-0.837226939470165" calcext:value-type="float">
            <text:p>-0,8372269395</text:p>
          </table:table-cell>
          <table:table-cell office:value-type="float" office:value="-0.677609418227979" calcext:value-type="float">
            <text:p>-0,6776094182</text:p>
          </table:table-cell>
          <table:table-cell office:value-type="float" office:value="-0.42050449228667" calcext:value-type="float">
            <text:p>-0,4205044923</text:p>
          </table:table-cell>
          <table:table-cell office:value-type="float" office:value="-0.485659255059282" calcext:value-type="float">
            <text:p>-0,4856592551</text:p>
          </table:table-cell>
          <table:table-cell office:value-type="float" office:value="-0.339583839159288" calcext:value-type="float">
            <text:p>-0,3395838392</text:p>
          </table:table-cell>
          <table:table-cell office:value-type="float" office:value="0.376031271159552" calcext:value-type="float">
            <text:p>0,3760312712</text:p>
          </table:table-cell>
          <table:table-cell office:value-type="float" office:value="0.958572590304808" calcext:value-type="float">
            <text:p>0,9585725903</text:p>
          </table:table-cell>
          <table:table-cell office:value-type="float" office:value="0.963538743845669" calcext:value-type="float">
            <text:p>0,9635387438</text:p>
          </table:table-cell>
          <table:table-cell office:value-type="float" office:value="0.778703793682314" calcext:value-type="float">
            <text:p>0,7787037937</text:p>
          </table:table-cell>
          <table:table-cell office:value-type="float" office:value="0.255983596393226" calcext:value-type="float">
            <text:p>0,2559835964</text:p>
          </table:table-cell>
          <table:table-cell office:value-type="float" office:value="0.754022466071404" calcext:value-type="float">
            <text:p>0,7540224661</text:p>
          </table:table-cell>
          <table:table-cell office:value-type="float" office:value="1.66804959926023" calcext:value-type="float">
            <text:p>1,6680495993</text:p>
          </table:table-cell>
          <table:table-cell office:value-type="float" office:value="1.43314777524083" calcext:value-type="float">
            <text:p>1,4331477752</text:p>
          </table:table-cell>
          <table:table-cell office:value-type="float" office:value="1.3359940036693" calcext:value-type="float">
            <text:p>1,3359940037</text:p>
          </table:table-cell>
          <table:table-cell office:value-type="float" office:value="1.11247302698478" calcext:value-type="float">
            <text:p>1,112473027</text:p>
          </table:table-cell>
          <table:table-cell office:value-type="float" office:value="1.20073840896312" calcext:value-type="float">
            <text:p>1,200738409</text:p>
          </table:table-cell>
          <table:table-cell office:value-type="float" office:value="1.0451650251887" calcext:value-type="float">
            <text:p>1,0451650252</text:p>
          </table:table-cell>
          <table:table-cell office:value-type="float" office:value="1.10540347977736" calcext:value-type="float">
            <text:p>1,1054034798</text:p>
          </table:table-cell>
          <table:table-cell office:value-type="float" office:value="0.99308221763083" calcext:value-type="float">
            <text:p>0,9930822176</text:p>
          </table:table-cell>
          <table:table-cell office:value-type="float" office:value="0.0447068624432487" calcext:value-type="float">
            <text:p>0,0447068624</text:p>
          </table:table-cell>
          <table:table-cell office:value-type="float" office:value="-0.696568520415473" calcext:value-type="float">
            <text:p>-0,6965685204</text:p>
          </table:table-cell>
          <table:table-cell office:value-type="float" office:value="-0.345974048702852" calcext:value-type="float">
            <text:p>-0,3459740487</text:p>
          </table:table-cell>
          <table:table-cell office:value-type="float" office:value="-0.248920927167242" calcext:value-type="float">
            <text:p>-0,2489209272</text:p>
          </table:table-cell>
          <table:table-cell office:value-type="float" office:value="-0.0133099864321134" calcext:value-type="float">
            <text:p>-0,0133099864</text:p>
          </table:table-cell>
          <table:table-cell office:value-type="float" office:value="0.000750238504685341" calcext:value-type="float">
            <text:p>0,0007502385</text:p>
          </table:table-cell>
          <table:table-cell office:value-type="float" office:value="-0.0837573601608563" calcext:value-type="float">
            <text:p>-0,0837573602</text:p>
          </table:table-cell>
          <table:table-cell office:value-type="float" office:value="0.119085023139068" calcext:value-type="float">
            <text:p>0,1190850231</text:p>
          </table:table-cell>
          <table:table-cell office:value-type="float" office:value="-0.307638425718489" calcext:value-type="float">
            <text:p>-0,3076384257</text:p>
          </table:table-cell>
          <table:table-cell office:value-type="float" office:value="-0.495059717207233" calcext:value-type="float">
            <text:p>-0,4950597172</text:p>
          </table:table-cell>
          <table:table-cell office:value-type="float" office:value="-0.339322751070879" calcext:value-type="float">
            <text:p>-0,3393227511</text:p>
          </table:table-cell>
          <table:table-cell office:value-type="float" office:value="0" calcext:value-type="float">
            <text:p>0</text:p>
          </table:table-cell>
          <table:table-cell office:value-type="float" office:value="-0.782779075817779" calcext:value-type="float">
            <text:p>-0,7827790758</text:p>
          </table:table-cell>
          <table:table-cell office:value-type="float" office:value="-0.311397570331134" calcext:value-type="float">
            <text:p>-0,3113975703</text:p>
          </table:table-cell>
          <table:table-cell office:value-type="float" office:value="-1.21099021135753" calcext:value-type="float">
            <text:p>-1,2109902114</text:p>
          </table:table-cell>
          <table:table-cell office:value-type="float" office:value="-1.02728399439027" calcext:value-type="float">
            <text:p>-1,0272839944</text:p>
          </table:table-cell>
          <table:table-cell office:value-type="float" office:value="-0.098763623065407" calcext:value-type="float">
            <text:p>-0,0987636231</text:p>
          </table:table-cell>
          <table:table-cell office:value-type="float" office:value="-0.514285800604842" calcext:value-type="float">
            <text:p>-0,5142858006</text:p>
          </table:table-cell>
          <table:table-cell office:value-type="float" office:value="1.04571856739865" calcext:value-type="float">
            <text:p>1,0457185674</text:p>
          </table:table-cell>
          <table:table-cell office:value-type="float" office:value="1.14376848791611" calcext:value-type="float">
            <text:p>1,1437684879</text:p>
          </table:table-cell>
          <table:table-cell office:value-type="float" office:value="0.0970656640663767" calcext:value-type="float">
            <text:p>0,0970656641</text:p>
          </table:table-cell>
          <table:table-cell office:value-type="float" office:value="0.69568075017164" calcext:value-type="float">
            <text:p>0,6956807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6563836785676" calcext:value-type="float">
            <text:p>1,0656383679</text:p>
          </table:table-cell>
          <table:table-cell office:value-type="float" office:value="0.609831410832204" calcext:value-type="float">
            <text:p>0,6098314108</text:p>
          </table:table-cell>
          <table:table-cell office:value-type="float" office:value="1.2386765244447" calcext:value-type="float">
            <text:p>1,2386765244</text:p>
          </table:table-cell>
          <table:table-cell office:value-type="float" office:value="1.74411242070192" calcext:value-type="float">
            <text:p>1,7441124207</text:p>
          </table:table-cell>
          <table:table-cell office:value-type="float" office:value="2.08452712030065" calcext:value-type="float">
            <text:p>2,0845271203</text:p>
          </table:table-cell>
          <table:table-cell office:value-type="float" office:value="3.63502930483796" calcext:value-type="float">
            <text:p>3,6350293048</text:p>
          </table:table-cell>
          <table:table-cell office:value-type="float" office:value="3.1373461612323" calcext:value-type="float">
            <text:p>3,1373461612</text:p>
          </table:table-cell>
          <table:table-cell office:value-type="float" office:value="1.45739068250146" calcext:value-type="float">
            <text:p>1,4573906825</text:p>
          </table:table-cell>
          <table:table-cell office:value-type="float" office:value="1.94911287976531" calcext:value-type="float">
            <text:p>1,9491128798</text:p>
          </table:table-cell>
          <table:table-cell office:value-type="float" office:value="1.43956372960164" calcext:value-type="float">
            <text:p>1,4395637296</text:p>
          </table:table-cell>
          <table:table-cell office:value-type="float" office:value="0.582496732593375" calcext:value-type="float">
            <text:p>0,5824967326</text:p>
          </table:table-cell>
          <table:table-cell office:value-type="float" office:value="0.298774937318218" calcext:value-type="float">
            <text:p>0,2987749373</text:p>
          </table:table-cell>
          <table:table-cell office:value-type="float" office:value="-0.240135473665802" calcext:value-type="float">
            <text:p>-0,2401354737</text:p>
          </table:table-cell>
          <table:table-cell office:value-type="float" office:value="-0.851196245300983" calcext:value-type="float">
            <text:p>-0,8511962453</text:p>
          </table:table-cell>
          <table:table-cell office:value-type="float" office:value="-0.601187364836394" calcext:value-type="float">
            <text:p>-0,6011873648</text:p>
          </table:table-cell>
          <table:table-cell office:value-type="float" office:value="-0.265205252629797" calcext:value-type="float">
            <text:p>-0,2652052526</text:p>
          </table:table-cell>
          <table:table-cell office:value-type="float" office:value="0.527159959053095" calcext:value-type="float">
            <text:p>0,5271599591</text:p>
          </table:table-cell>
          <table:table-cell office:value-type="float" office:value="0.8721775030254" calcext:value-type="float">
            <text:p>0,872177503</text:p>
          </table:table-cell>
          <table:table-cell office:value-type="float" office:value="0.928142688745888" calcext:value-type="float">
            <text:p>0,9281426887</text:p>
          </table:table-cell>
          <table:table-cell office:value-type="float" office:value="0.968579051392497" calcext:value-type="float">
            <text:p>0,9685790514</text:p>
          </table:table-cell>
          <table:table-cell office:value-type="float" office:value="0.830818187661323" calcext:value-type="float">
            <text:p>0,8308181877</text:p>
          </table:table-cell>
          <table:table-cell office:value-type="float" office:value="0.45489519425807" calcext:value-type="float">
            <text:p>0,4548951943</text:p>
          </table:table-cell>
          <table:table-cell office:value-type="float" office:value="0.651143149375779" calcext:value-type="float">
            <text:p>0,6511431494</text:p>
          </table:table-cell>
          <table:table-cell office:value-type="float" office:value="0.160591372213259" calcext:value-type="float">
            <text:p>0,1605913722</text:p>
          </table:table-cell>
          <table:table-cell office:value-type="float" office:value="-1.26119500175012" calcext:value-type="float">
            <text:p>-1,2611950018</text:p>
          </table:table-cell>
          <table:table-cell office:value-type="float" office:value="-2.08618106834586" calcext:value-type="float">
            <text:p>-2,0861810683</text:p>
          </table:table-cell>
          <table:table-cell office:value-type="float" office:value="-1.65433944021496" calcext:value-type="float">
            <text:p>-1,6543394402</text:p>
          </table:table-cell>
          <table:table-cell office:value-type="float" office:value="-1.48868602896169" calcext:value-type="float">
            <text:p>-1,488686029</text:p>
          </table:table-cell>
          <table:table-cell office:value-type="float" office:value="-0.965661696963063" calcext:value-type="float">
            <text:p>-0,965661697</text:p>
          </table:table-cell>
          <table:table-cell office:value-type="float" office:value="0.0949039991841144" calcext:value-type="float">
            <text:p>0,0949039992</text:p>
          </table:table-cell>
          <table:table-cell office:value-type="float" office:value="1.18952801650565" calcext:value-type="float">
            <text:p>1,1895280165</text:p>
          </table:table-cell>
          <table:table-cell office:value-type="float" office:value="1.42189268800071" calcext:value-type="float">
            <text:p>1,421892688</text:p>
          </table:table-cell>
          <table:table-cell office:value-type="float" office:value="1.83620487927291" calcext:value-type="float">
            <text:p>1,8362048793</text:p>
          </table:table-cell>
          <table:table-cell office:value-type="float" office:value="1.88525798295049" calcext:value-type="float">
            <text:p>1,885257983</text:p>
          </table:table-cell>
          <table:table-cell office:value-type="float" office:value="1.12703086079922" calcext:value-type="float">
            <text:p>1,1270308608</text:p>
          </table:table-cell>
          <table:table-cell office:value-type="float" office:value="1.00276021344404" calcext:value-type="float">
            <text:p>1,0027602134</text:p>
          </table:table-cell>
          <table:table-cell office:value-type="float" office:value="1.38467208138024" calcext:value-type="float">
            <text:p>1,3846720814</text:p>
          </table:table-cell>
          <table:table-cell office:value-type="float" office:value="1.94954012652634" calcext:value-type="float">
            <text:p>1,9495401265</text:p>
          </table:table-cell>
          <table:table-cell office:value-type="float" office:value="1.7335211493444" calcext:value-type="float">
            <text:p>1,7335211493</text:p>
          </table:table-cell>
          <table:table-cell office:value-type="float" office:value="1.41916390800597" calcext:value-type="float">
            <text:p>1,419163908</text:p>
          </table:table-cell>
          <table:table-cell office:value-type="float" office:value="0.861428628020277" calcext:value-type="float">
            <text:p>0,861428628</text:p>
          </table:table-cell>
          <table:table-cell office:value-type="float" office:value="-0.391161456977094" calcext:value-type="float">
            <text:p>-0,391161457</text:p>
          </table:table-cell>
          <table:table-cell office:value-type="float" office:value="-0.432034964999137" calcext:value-type="float">
            <text:p>-0,432034965</text:p>
          </table:table-cell>
          <table:table-cell office:value-type="float" office:value="0.562678878514068" calcext:value-type="float">
            <text:p>0,5626788785</text:p>
          </table:table-cell>
          <table:table-cell office:value-type="float" office:value="0.278971364945214" calcext:value-type="float">
            <text:p>0,2789713649</text:p>
          </table:table-cell>
          <table:table-cell office:value-type="float" office:value="0.320670955725579" calcext:value-type="float">
            <text:p>0,3206709557</text:p>
          </table:table-cell>
          <table:table-cell office:value-type="float" office:value="-0.474395703210754" calcext:value-type="float">
            <text:p>-0,4743957032</text:p>
          </table:table-cell>
          <table:table-cell office:value-type="float" office:value="-0.916421224085881" calcext:value-type="float">
            <text:p>-0,9164212241</text:p>
          </table:table-cell>
          <table:table-cell office:value-type="float" office:value="-0.0305946742768826" calcext:value-type="float">
            <text:p>-0,0305946743</text:p>
          </table:table-cell>
          <table:table-cell office:value-type="float" office:value="-0.0292718362077585" calcext:value-type="float">
            <text:p>-0,0292718362</text:p>
          </table:table-cell>
          <table:table-cell office:value-type="float" office:value="-0.266477983257116" calcext:value-type="float">
            <text:p>-0,2664779833</text:p>
          </table:table-cell>
          <table:table-cell office:value-type="float" office:value="0.820013601871986" calcext:value-type="float">
            <text:p>0,8200136019</text:p>
          </table:table-cell>
          <table:table-cell office:value-type="float" office:value="0.31868163456777" calcext:value-type="float">
            <text:p>0,3186816346</text:p>
          </table:table-cell>
          <table:table-cell office:value-type="float" office:value="-0.397216477830906" calcext:value-type="float">
            <text:p>-0,3972164778</text:p>
          </table:table-cell>
          <table:table-cell office:value-type="float" office:value="-0.465599937308347" calcext:value-type="float">
            <text:p>-0,4655999373</text:p>
          </table:table-cell>
          <table:table-cell office:value-type="float" office:value="-0.252784546060007" calcext:value-type="float">
            <text:p>-0,2527845461</text:p>
          </table:table-cell>
          <table:table-cell office:value-type="float" office:value="-0.181488346408029" calcext:value-type="float">
            <text:p>-0,1814883464</text:p>
          </table:table-cell>
          <table:table-cell office:value-type="float" office:value="0.370951942026848" calcext:value-type="float">
            <text:p>0,370951942</text:p>
          </table:table-cell>
          <table:table-cell office:value-type="float" office:value="-0.58239398439826" calcext:value-type="float">
            <text:p>-0,5823939844</text:p>
          </table:table-cell>
          <table:table-cell office:value-type="float" office:value="-0.516791414413218" calcext:value-type="float">
            <text:p>-0,5167914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61091222259273" calcext:value-type="float">
            <text:p>-0,5610912223</text:p>
          </table:table-cell>
          <table:table-cell office:value-type="float" office:value="0.533981732868" calcext:value-type="float">
            <text:p>0,5339817329</text:p>
          </table:table-cell>
          <table:table-cell office:value-type="float" office:value="-0.114499510662955" calcext:value-type="float">
            <text:p>-0,1144995107</text:p>
          </table:table-cell>
          <table:table-cell office:value-type="float" office:value="-0.308416675749508" calcext:value-type="float">
            <text:p>-0,3084166757</text:p>
          </table:table-cell>
          <table:table-cell office:value-type="float" office:value="0.048602963944834" calcext:value-type="float">
            <text:p>0,0486029639</text:p>
          </table:table-cell>
          <table:table-cell office:value-type="float" office:value="0.26308915843719" calcext:value-type="float">
            <text:p>0,2630891584</text:p>
          </table:table-cell>
          <table:table-cell office:value-type="float" office:value="2.09345228762135" calcext:value-type="float">
            <text:p>2,0934522876</text:p>
          </table:table-cell>
          <table:table-cell office:value-type="float" office:value="1.48440114639955" calcext:value-type="float">
            <text:p>1,4844011464</text:p>
          </table:table-cell>
          <table:table-cell office:value-type="float" office:value="-1.22268294407813" calcext:value-type="float">
            <text:p>-1,2226829441</text:p>
          </table:table-cell>
          <table:table-cell office:value-type="float" office:value="0.0431497138588605" calcext:value-type="float">
            <text:p>0,0431497139</text:p>
          </table:table-cell>
          <table:table-cell office:value-type="float" office:value="-0.596814246072384" calcext:value-type="float">
            <text:p>-0,5968142461</text:p>
          </table:table-cell>
          <table:table-cell office:value-type="float" office:value="-0.427280286702398" calcext:value-type="float">
            <text:p>-0,4272802867</text:p>
          </table:table-cell>
          <table:table-cell office:value-type="float" office:value="0.380598764022755" calcext:value-type="float">
            <text:p>0,380598764</text:p>
          </table:table-cell>
          <table:table-cell office:value-type="float" office:value="-0.894364054884105" calcext:value-type="float">
            <text:p>-0,8943640549</text:p>
          </table:table-cell>
          <table:table-cell office:value-type="float" office:value="-0.315440819768408" calcext:value-type="float">
            <text:p>-0,3154408198</text:p>
          </table:table-cell>
          <table:table-cell office:value-type="float" office:value="-0.253170006157132" calcext:value-type="float">
            <text:p>-0,2531700062</text:p>
          </table:table-cell>
          <table:table-cell office:value-type="float" office:value="-0.187729625705958" calcext:value-type="float">
            <text:p>-0,1877296257</text:p>
          </table:table-cell>
          <table:table-cell office:value-type="float" office:value="-0.342982560374302" calcext:value-type="float">
            <text:p>-0,3429825604</text:p>
          </table:table-cell>
          <table:table-cell office:value-type="float" office:value="-0.79519094840768" calcext:value-type="float">
            <text:p>-0,7951909484</text:p>
          </table:table-cell>
          <table:table-cell office:value-type="float" office:value="-1.81570499060174" calcext:value-type="float">
            <text:p>-1,8157049906</text:p>
          </table:table-cell>
          <table:table-cell office:value-type="float" office:value="-1.83695375199067" calcext:value-type="float">
            <text:p>-1,836953752</text:p>
          </table:table-cell>
          <table:table-cell office:value-type="float" office:value="-2.13769477026773" calcext:value-type="float">
            <text:p>-2,1376947703</text:p>
          </table:table-cell>
          <table:table-cell office:value-type="float" office:value="-2.13010548988553" calcext:value-type="float">
            <text:p>-2,1301054899</text:p>
          </table:table-cell>
          <table:table-cell office:value-type="float" office:value="-2.1755112454515" calcext:value-type="float">
            <text:p>-2,1755112455</text:p>
          </table:table-cell>
          <table:table-cell office:value-type="float" office:value="-1.93323351676491" calcext:value-type="float">
            <text:p>-1,9332335168</text:p>
          </table:table-cell>
          <table:table-cell office:value-type="float" office:value="-2.09714100121654" calcext:value-type="float">
            <text:p>-2,0971410012</text:p>
          </table:table-cell>
          <table:table-cell office:value-type="float" office:value="-2.61340039522146" calcext:value-type="float">
            <text:p>-2,6134003952</text:p>
          </table:table-cell>
          <table:table-cell office:value-type="float" office:value="-0.827609933404646" calcext:value-type="float">
            <text:p>-0,8276099334</text:p>
          </table:table-cell>
          <table:table-cell office:value-type="float" office:value="0.13152978286221" calcext:value-type="float">
            <text:p>0,1315297829</text:p>
          </table:table-cell>
          <table:table-cell office:value-type="float" office:value="0.0994340230115185" calcext:value-type="float">
            <text:p>0,099434023</text:p>
          </table:table-cell>
          <table:table-cell office:value-type="float" office:value="-0.0689276693909187" calcext:value-type="float">
            <text:p>-0,0689276694</text:p>
          </table:table-cell>
          <table:table-cell office:value-type="float" office:value="0.806145623572964" calcext:value-type="float">
            <text:p>0,8061456236</text:p>
          </table:table-cell>
          <table:table-cell office:value-type="float" office:value="1.59602618198405" calcext:value-type="float">
            <text:p>1,596026182</text:p>
          </table:table-cell>
          <table:table-cell office:value-type="float" office:value="1.17777270709156" calcext:value-type="float">
            <text:p>1,1777727071</text:p>
          </table:table-cell>
          <table:table-cell office:value-type="float" office:value="1.0023840646896" calcext:value-type="float">
            <text:p>1,0023840647</text:p>
          </table:table-cell>
          <table:table-cell office:value-type="float" office:value="1.63239594497413" calcext:value-type="float">
            <text:p>1,632395945</text:p>
          </table:table-cell>
          <table:table-cell office:value-type="float" office:value="2.35460944843978" calcext:value-type="float">
            <text:p>2,3546094484</text:p>
          </table:table-cell>
          <table:table-cell office:value-type="float" office:value="2.8759473205621" calcext:value-type="float">
            <text:p>2,8759473206</text:p>
          </table:table-cell>
          <table:table-cell office:value-type="float" office:value="3.45297721836958" calcext:value-type="float">
            <text:p>3,4529772184</text:p>
          </table:table-cell>
          <table:table-cell office:value-type="float" office:value="3.64739956873237" calcext:value-type="float">
            <text:p>3,6473995687</text:p>
          </table:table-cell>
          <table:table-cell office:value-type="float" office:value="3.74025998597678" calcext:value-type="float">
            <text:p>3,740259986</text:p>
          </table:table-cell>
          <table:table-cell office:value-type="float" office:value="3.23597205317414" calcext:value-type="float">
            <text:p>3,2359720532</text:p>
          </table:table-cell>
          <table:table-cell office:value-type="float" office:value="2.42781347109007" calcext:value-type="float">
            <text:p>2,4278134711</text:p>
          </table:table-cell>
          <table:table-cell office:value-type="float" office:value="0.796003053471235" calcext:value-type="float">
            <text:p>0,7960030535</text:p>
          </table:table-cell>
          <table:table-cell office:value-type="float" office:value="1.93037632433721" calcext:value-type="float">
            <text:p>1,9303763243</text:p>
          </table:table-cell>
          <table:table-cell office:value-type="float" office:value="3.20558963540808" calcext:value-type="float">
            <text:p>3,2055896354</text:p>
          </table:table-cell>
          <table:table-cell office:value-type="float" office:value="3.81184135343526" calcext:value-type="float">
            <text:p>3,8118413534</text:p>
          </table:table-cell>
          <table:table-cell office:value-type="float" office:value="3.40293475517205" calcext:value-type="float">
            <text:p>3,4029347552</text:p>
          </table:table-cell>
          <table:table-cell office:value-type="float" office:value="4.26656639461252" calcext:value-type="float">
            <text:p>4,2665663946</text:p>
          </table:table-cell>
          <table:table-cell office:value-type="float" office:value="4.3907754311638" calcext:value-type="float">
            <text:p>4,3907754312</text:p>
          </table:table-cell>
          <table:table-cell office:value-type="float" office:value="2.14015130303372" calcext:value-type="float">
            <text:p>2,140151303</text:p>
          </table:table-cell>
          <table:table-cell office:value-type="float" office:value="0.61241522165123" calcext:value-type="float">
            <text:p>0,6124152217</text:p>
          </table:table-cell>
          <table:table-cell office:value-type="float" office:value="0.757754108861142" calcext:value-type="float">
            <text:p>0,7577541089</text:p>
          </table:table-cell>
          <table:table-cell office:value-type="float" office:value="0.30133663835448" calcext:value-type="float">
            <text:p>0,3013366384</text:p>
          </table:table-cell>
          <table:table-cell office:value-type="float" office:value="1.79185430418667" calcext:value-type="float">
            <text:p>1,7918543042</text:p>
          </table:table-cell>
          <table:table-cell office:value-type="float" office:value="1.22905589636072" calcext:value-type="float">
            <text:p>1,2290558964</text:p>
          </table:table-cell>
          <table:table-cell office:value-type="float" office:value="-0.527180434804276" calcext:value-type="float">
            <text:p>-0,5271804348</text:p>
          </table:table-cell>
          <table:table-cell office:value-type="float" office:value="1.5765457536141" calcext:value-type="float">
            <text:p>1,5765457536</text:p>
          </table:table-cell>
          <table:table-cell office:value-type="float" office:value="0.679459648464637" calcext:value-type="float">
            <text:p>0,6794596485</text:p>
          </table:table-cell>
          <table:table-cell office:value-type="float" office:value="1.61000402182579" calcext:value-type="float">
            <text:p>1,610004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334914915612124" calcext:value-type="float">
            <text:p>-0,3349149156</text:p>
          </table:table-cell>
          <table:table-cell office:value-type="float" office:value="0.0364078454228182" calcext:value-type="float">
            <text:p>0,0364078454</text:p>
          </table:table-cell>
          <table:table-cell office:value-type="float" office:value="0.666178971129924" calcext:value-type="float">
            <text:p>0,6661789711</text:p>
          </table:table-cell>
          <table:table-cell office:value-type="float" office:value="1.30996490501272" calcext:value-type="float">
            <text:p>1,309964905</text:p>
          </table:table-cell>
          <table:table-cell office:value-type="float" office:value="0.968459059345208" calcext:value-type="float">
            <text:p>0,9684590593</text:p>
          </table:table-cell>
          <table:table-cell office:value-type="float" office:value="1.37466200148049" calcext:value-type="float">
            <text:p>1,3746620015</text:p>
          </table:table-cell>
          <table:table-cell office:value-type="float" office:value="0.986439249559498" calcext:value-type="float">
            <text:p>0,9864392496</text:p>
          </table:table-cell>
          <table:table-cell office:value-type="float" office:value="-0.0023487359911386" calcext:value-type="float">
            <text:p>-0,002348736</text:p>
          </table:table-cell>
          <table:table-cell office:value-type="float" office:value="-0.535108563090499" calcext:value-type="float">
            <text:p>-0,5351085631</text:p>
          </table:table-cell>
          <table:table-cell office:value-type="float" office:value="-0.460511601355769" calcext:value-type="float">
            <text:p>-0,4605116014</text:p>
          </table:table-cell>
          <table:table-cell office:value-type="float" office:value="-1.05572823074168" calcext:value-type="float">
            <text:p>-1,0557282307</text:p>
          </table:table-cell>
          <table:table-cell office:value-type="float" office:value="-0.694285845978417" calcext:value-type="float">
            <text:p>-0,694285846</text:p>
          </table:table-cell>
          <table:table-cell office:value-type="float" office:value="-0.237297831436368" calcext:value-type="float">
            <text:p>-0,2372978314</text:p>
          </table:table-cell>
          <table:table-cell office:value-type="float" office:value="-0.0109439517252985" calcext:value-type="float">
            <text:p>-0,0109439517</text:p>
          </table:table-cell>
          <table:table-cell office:value-type="float" office:value="0.285746545067986" calcext:value-type="float">
            <text:p>0,2857465451</text:p>
          </table:table-cell>
          <table:table-cell office:value-type="float" office:value="0.636148742126581" calcext:value-type="float">
            <text:p>0,6361487421</text:p>
          </table:table-cell>
          <table:table-cell office:value-type="float" office:value="1.46618733935199" calcext:value-type="float">
            <text:p>1,4661873394</text:p>
          </table:table-cell>
          <table:table-cell office:value-type="float" office:value="1.9592448599308" calcext:value-type="float">
            <text:p>1,9592448599</text:p>
          </table:table-cell>
          <table:table-cell office:value-type="float" office:value="1.86229340074321" calcext:value-type="float">
            <text:p>1,8622934007</text:p>
          </table:table-cell>
          <table:table-cell office:value-type="float" office:value="0.806007017216161" calcext:value-type="float">
            <text:p>0,8060070172</text:p>
          </table:table-cell>
          <table:table-cell office:value-type="float" office:value="0.216819499020859" calcext:value-type="float">
            <text:p>0,216819499</text:p>
          </table:table-cell>
          <table:table-cell office:value-type="float" office:value="0.194229305452114" calcext:value-type="float">
            <text:p>0,1942293055</text:p>
          </table:table-cell>
          <table:table-cell office:value-type="float" office:value="0.534824759892444" calcext:value-type="float">
            <text:p>0,5348247599</text:p>
          </table:table-cell>
          <table:table-cell office:value-type="float" office:value="0.299435996105972" calcext:value-type="float">
            <text:p>0,2994359961</text:p>
          </table:table-cell>
          <table:table-cell office:value-type="float" office:value="-0.0890063160833686" calcext:value-type="float">
            <text:p>-0,0890063161</text:p>
          </table:table-cell>
          <table:table-cell office:value-type="float" office:value="-0.4223789514008" calcext:value-type="float">
            <text:p>-0,4223789514</text:p>
          </table:table-cell>
          <table:table-cell office:value-type="float" office:value="-0.983485257765584" calcext:value-type="float">
            <text:p>-0,9834852578</text:p>
          </table:table-cell>
          <table:table-cell office:value-type="float" office:value="-1.0088999340995" calcext:value-type="float">
            <text:p>-1,0088999341</text:p>
          </table:table-cell>
          <table:table-cell office:value-type="float" office:value="-0.755880017967639" calcext:value-type="float">
            <text:p>-0,755880018</text:p>
          </table:table-cell>
          <table:table-cell office:value-type="float" office:value="-0.865461052225543" calcext:value-type="float">
            <text:p>-0,8654610522</text:p>
          </table:table-cell>
          <table:table-cell office:value-type="float" office:value="-1.52925964801207" calcext:value-type="float">
            <text:p>-1,529259648</text:p>
          </table:table-cell>
          <table:table-cell office:value-type="float" office:value="-1.82519998077136" calcext:value-type="float">
            <text:p>-1,8251999808</text:p>
          </table:table-cell>
          <table:table-cell office:value-type="float" office:value="-1.58585732584884" calcext:value-type="float">
            <text:p>-1,5858573258</text:p>
          </table:table-cell>
          <table:table-cell office:value-type="float" office:value="-0.237197844626297" calcext:value-type="float">
            <text:p>-0,2371978446</text:p>
          </table:table-cell>
          <table:table-cell office:value-type="float" office:value="0.185812483983847" calcext:value-type="float">
            <text:p>0,185812484</text:p>
          </table:table-cell>
          <table:table-cell office:value-type="float" office:value="-0.509425662521788" calcext:value-type="float">
            <text:p>-0,5094256625</text:p>
          </table:table-cell>
          <table:table-cell office:value-type="float" office:value="-1.0783102572338" calcext:value-type="float">
            <text:p>-1,0783102572</text:p>
          </table:table-cell>
          <table:table-cell office:value-type="float" office:value="-0.76535414408428" calcext:value-type="float">
            <text:p>-0,7653541441</text:p>
          </table:table-cell>
          <table:table-cell office:value-type="float" office:value="-0.215999447759517" calcext:value-type="float">
            <text:p>-0,2159994478</text:p>
          </table:table-cell>
          <table:table-cell office:value-type="float" office:value="-0.448053917712002" calcext:value-type="float">
            <text:p>-0,4480539177</text:p>
          </table:table-cell>
          <table:table-cell office:value-type="float" office:value="0.338961061229146" calcext:value-type="float">
            <text:p>0,3389610612</text:p>
          </table:table-cell>
          <table:table-cell office:value-type="float" office:value="-0.0426721589429558" calcext:value-type="float">
            <text:p>-0,0426721589</text:p>
          </table:table-cell>
          <table:table-cell office:value-type="float" office:value="-0.366564220927661" calcext:value-type="float">
            <text:p>-0,3665642209</text:p>
          </table:table-cell>
          <table:table-cell office:value-type="float" office:value="-0.163551994021423" calcext:value-type="float">
            <text:p>-0,163551994</text:p>
          </table:table-cell>
          <table:table-cell office:value-type="float" office:value="0.0501225147419297" calcext:value-type="float">
            <text:p>0,0501225147</text:p>
          </table:table-cell>
          <table:table-cell office:value-type="float" office:value="-0.590945428304529" calcext:value-type="float">
            <text:p>-0,5909454283</text:p>
          </table:table-cell>
          <table:table-cell office:value-type="float" office:value="-0.602051274256557" calcext:value-type="float">
            <text:p>-0,6020512743</text:p>
          </table:table-cell>
          <table:table-cell office:value-type="float" office:value="-0.48865117717866" calcext:value-type="float">
            <text:p>-0,4886511772</text:p>
          </table:table-cell>
          <table:table-cell office:value-type="float" office:value="-0.634144157739019" calcext:value-type="float">
            <text:p>-0,6341441577</text:p>
          </table:table-cell>
          <table:table-cell office:value-type="float" office:value="-0.878155086232759" calcext:value-type="float">
            <text:p>-0,8781550862</text:p>
          </table:table-cell>
          <table:table-cell office:value-type="float" office:value="-0.441354159769599" calcext:value-type="float">
            <text:p>-0,4413541598</text:p>
          </table:table-cell>
          <table:table-cell office:value-type="float" office:value="-0.550135707585003" calcext:value-type="float">
            <text:p>-0,5501357076</text:p>
          </table:table-cell>
          <table:table-cell office:value-type="float" office:value="-1.14017207034247" calcext:value-type="float">
            <text:p>-1,1401720703</text:p>
          </table:table-cell>
          <table:table-cell office:value-type="float" office:value="-0.123274079326833" calcext:value-type="float">
            <text:p>-0,1232740793</text:p>
          </table:table-cell>
          <table:table-cell office:value-type="float" office:value="0.747781717495224" calcext:value-type="float">
            <text:p>0,7477817175</text:p>
          </table:table-cell>
          <table:table-cell office:value-type="float" office:value="-0.252784546060007" calcext:value-type="float">
            <text:p>-0,2527845461</text:p>
          </table:table-cell>
          <table:table-cell office:value-type="float" office:value="-0.838303314360897" calcext:value-type="float">
            <text:p>-0,8383033144</text:p>
          </table:table-cell>
          <table:table-cell office:value-type="float" office:value="-0.602796905793628" calcext:value-type="float">
            <text:p>-0,6027969058</text:p>
          </table:table-cell>
          <table:table-cell office:value-type="float" office:value="-0.663282037786908" calcext:value-type="float">
            <text:p>-0,6632820378</text:p>
          </table:table-cell>
          <table:table-cell office:value-type="float" office:value="0.178889335758422" calcext:value-type="float">
            <text:p>0,178889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26334387638258" calcext:value-type="float">
            <text:p>-0,6263343876</text:p>
          </table:table-cell>
          <table:table-cell office:value-type="float" office:value="-0.470268003378068" calcext:value-type="float">
            <text:p>-0,4702680034</text:p>
          </table:table-cell>
          <table:table-cell office:value-type="float" office:value="-0.135317603510766" calcext:value-type="float">
            <text:p>-0,1353176035</text:p>
          </table:table-cell>
          <table:table-cell office:value-type="float" office:value="-0.0182685835809812" calcext:value-type="float">
            <text:p>-0,0182685836</text:p>
          </table:table-cell>
          <table:table-cell office:value-type="float" office:value="0.586835786889475" calcext:value-type="float">
            <text:p>0,5868357869</text:p>
          </table:table-cell>
          <table:table-cell office:value-type="float" office:value="-0.286775642155008" calcext:value-type="float">
            <text:p>-0,2867756422</text:p>
          </table:table-cell>
          <table:table-cell office:value-type="float" office:value="-1.06088749480927" calcext:value-type="float">
            <text:p>-1,0608874948</text:p>
          </table:table-cell>
          <table:table-cell office:value-type="float" office:value="-1.01230521218071" calcext:value-type="float">
            <text:p>-1,0123052122</text:p>
          </table:table-cell>
          <table:table-cell office:value-type="float" office:value="-0.701511699521167" calcext:value-type="float">
            <text:p>-0,7015116995</text:p>
          </table:table-cell>
          <table:table-cell office:value-type="float" office:value="-0.0528212014479154" calcext:value-type="float">
            <text:p>-0,0528212014</text:p>
          </table:table-cell>
          <table:table-cell office:value-type="float" office:value="-0.209487828798135" calcext:value-type="float">
            <text:p>-0,2094878288</text:p>
          </table:table-cell>
          <table:table-cell office:value-type="float" office:value="-0.944871277277568" calcext:value-type="float">
            <text:p>-0,9448712773</text:p>
          </table:table-cell>
          <table:table-cell office:value-type="float" office:value="-0.678551198113262" calcext:value-type="float">
            <text:p>-0,6785511981</text:p>
          </table:table-cell>
          <table:table-cell office:value-type="float" office:value="-1.21417064419005" calcext:value-type="float">
            <text:p>-1,2141706442</text:p>
          </table:table-cell>
          <table:table-cell office:value-type="float" office:value="-0.310572905883093" calcext:value-type="float">
            <text:p>-0,3105729059</text:p>
          </table:table-cell>
          <table:table-cell office:value-type="float" office:value="0.891467899439546" calcext:value-type="float">
            <text:p>0,8914678994</text:p>
          </table:table-cell>
          <table:table-cell office:value-type="float" office:value="1.57275708646992" calcext:value-type="float">
            <text:p>1,5727570865</text:p>
          </table:table-cell>
          <table:table-cell office:value-type="float" office:value="1.56502521695877" calcext:value-type="float">
            <text:p>1,565025217</text:p>
          </table:table-cell>
          <table:table-cell office:value-type="float" office:value="0.725807970213688" calcext:value-type="float">
            <text:p>0,7258079702</text:p>
          </table:table-cell>
          <table:table-cell office:value-type="float" office:value="-0.732525980691495" calcext:value-type="float">
            <text:p>-0,7325259807</text:p>
          </table:table-cell>
          <table:table-cell office:value-type="float" office:value="-0.947955018974917" calcext:value-type="float">
            <text:p>-0,947955019</text:p>
          </table:table-cell>
          <table:table-cell office:value-type="float" office:value="-1.57376541862307" calcext:value-type="float">
            <text:p>-1,5737654186</text:p>
          </table:table-cell>
          <table:table-cell office:value-type="float" office:value="-1.28749667534646" calcext:value-type="float">
            <text:p>-1,2874966753</text:p>
          </table:table-cell>
          <table:table-cell office:value-type="float" office:value="0.157245718625483" calcext:value-type="float">
            <text:p>0,1572457186</text:p>
          </table:table-cell>
          <table:table-cell office:value-type="float" office:value="0.596913917953599" calcext:value-type="float">
            <text:p>0,596913918</text:p>
          </table:table-cell>
          <table:table-cell office:value-type="float" office:value="0.285801326396948" calcext:value-type="float">
            <text:p>0,2858013264</text:p>
          </table:table-cell>
          <table:table-cell office:value-type="float" office:value="0.128634661197816" calcext:value-type="float">
            <text:p>0,1286346612</text:p>
          </table:table-cell>
          <table:table-cell office:value-type="float" office:value="0.22893132645885" calcext:value-type="float">
            <text:p>0,2289313265</text:p>
          </table:table-cell>
          <table:table-cell office:value-type="float" office:value="-0.48116591452125" calcext:value-type="float">
            <text:p>-0,4811659145</text:p>
          </table:table-cell>
          <table:table-cell office:value-type="float" office:value="-1.103740305547" calcext:value-type="float">
            <text:p>-1,1037403055</text:p>
          </table:table-cell>
          <table:table-cell office:value-type="float" office:value="-0.639975886310935" calcext:value-type="float">
            <text:p>-0,6399758863</text:p>
          </table:table-cell>
          <table:table-cell office:value-type="float" office:value="-0.202122608353663" calcext:value-type="float">
            <text:p>-0,2021226084</text:p>
          </table:table-cell>
          <table:table-cell office:value-type="float" office:value="-0.262453334537426" calcext:value-type="float">
            <text:p>-0,2624533345</text:p>
          </table:table-cell>
          <table:table-cell office:value-type="float" office:value="-0.785974626450857" calcext:value-type="float">
            <text:p>-0,7859746265</text:p>
          </table:table-cell>
          <table:table-cell office:value-type="float" office:value="-0.193144648460884" calcext:value-type="float">
            <text:p>-0,1931446485</text:p>
          </table:table-cell>
          <table:table-cell office:value-type="float" office:value="-0.00624713744452598" calcext:value-type="float">
            <text:p>-0,0062471374</text:p>
          </table:table-cell>
          <table:table-cell office:value-type="float" office:value="-0.698171504007193" calcext:value-type="float">
            <text:p>-0,698171504</text:p>
          </table:table-cell>
          <table:table-cell office:value-type="float" office:value="-0.97617869052222" calcext:value-type="float">
            <text:p>-0,9761786905</text:p>
          </table:table-cell>
          <table:table-cell office:value-type="float" office:value="-0.57968223887089" calcext:value-type="float">
            <text:p>-0,5796822389</text:p>
          </table:table-cell>
          <table:table-cell office:value-type="float" office:value="-0.487234147867955" calcext:value-type="float">
            <text:p>-0,4872341479</text:p>
          </table:table-cell>
          <table:table-cell office:value-type="float" office:value="-0.830454600011407" calcext:value-type="float">
            <text:p>-0,8304546</text:p>
          </table:table-cell>
          <table:table-cell office:value-type="float" office:value="-0.899671351047317" calcext:value-type="float">
            <text:p>-0,899671351</text:p>
          </table:table-cell>
          <table:table-cell office:value-type="float" office:value="-0.985298725339414" calcext:value-type="float">
            <text:p>-0,9852987253</text:p>
          </table:table-cell>
          <table:table-cell office:value-type="float" office:value="-0.61969700487016" calcext:value-type="float">
            <text:p>-0,6196970049</text:p>
          </table:table-cell>
          <table:table-cell office:value-type="float" office:value="-0.325796345822543" calcext:value-type="float">
            <text:p>-0,3257963458</text:p>
          </table:table-cell>
          <table:table-cell office:value-type="float" office:value="-0.19225325052232" calcext:value-type="float">
            <text:p>-0,1922532505</text:p>
          </table:table-cell>
          <table:table-cell office:value-type="float" office:value="-0.67910463695988" calcext:value-type="float">
            <text:p>-0,679104637</text:p>
          </table:table-cell>
          <table:table-cell office:value-type="float" office:value="-0.599198492671537" calcext:value-type="float">
            <text:p>-0,5991984927</text:p>
          </table:table-cell>
          <table:table-cell office:value-type="float" office:value="-0.948434902583357" calcext:value-type="float">
            <text:p>-0,9484349026</text:p>
          </table:table-cell>
          <table:table-cell office:value-type="float" office:value="0" calcext:value-type="float">
            <text:p>0</text:p>
          </table:table-cell>
          <table:table-cell office:value-type="float" office:value="-0.691177269073146" calcext:value-type="float">
            <text:p>-0,6911772691</text:p>
          </table:table-cell>
          <table:table-cell office:value-type="float" office:value="1.26635011934661" calcext:value-type="float">
            <text:p>1,2663501193</text:p>
          </table:table-cell>
          <table:table-cell office:value-type="float" office:value="0.262027121755722" calcext:value-type="float">
            <text:p>0,2620271218</text:p>
          </table:table-cell>
          <table:table-cell office:value-type="float" office:value="0.588976156783757" calcext:value-type="float">
            <text:p>0,5889761568</text:p>
          </table:table-cell>
          <table:table-cell office:value-type="float" office:value="0.592581738392442" calcext:value-type="float">
            <text:p>0,5925817384</text:p>
          </table:table-cell>
          <table:table-cell office:value-type="float" office:value="-0.148184044242073" calcext:value-type="float">
            <text:p>-0,1481840442</text:p>
          </table:table-cell>
          <table:table-cell office:value-type="float" office:value="-0.0259269066297185" calcext:value-type="float">
            <text:p>-0,0259269066</text:p>
          </table:table-cell>
          <table:table-cell office:value-type="float" office:value="-0.417320934780204" calcext:value-type="float">
            <text:p>-0,4173209348</text:p>
          </table:table-cell>
          <table:table-cell office:value-type="float" office:value="0.129420885421836" calcext:value-type="float">
            <text:p>0,1294208854</text:p>
          </table:table-cell>
          <table:table-cell office:value-type="float" office:value="-0.159012742896375" calcext:value-type="float">
            <text:p>-0,1590127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61012181763718" calcext:value-type="float">
            <text:p>0,3610121818</text:p>
          </table:table-cell>
          <table:table-cell office:value-type="float" office:value="0.555219642697977" calcext:value-type="float">
            <text:p>0,5552196427</text:p>
          </table:table-cell>
          <table:table-cell office:value-type="float" office:value="0.908189300485716" calcext:value-type="float">
            <text:p>0,9081893005</text:p>
          </table:table-cell>
          <table:table-cell office:value-type="float" office:value="0.839280222161554" calcext:value-type="float">
            <text:p>0,8392802222</text:p>
          </table:table-cell>
          <table:table-cell office:value-type="float" office:value="-0.982859937551084" calcext:value-type="float">
            <text:p>-0,9828599376</text:p>
          </table:table-cell>
          <table:table-cell office:value-type="float" office:value="-1.22069985731468" calcext:value-type="float">
            <text:p>-1,2206998573</text:p>
          </table:table-cell>
          <table:table-cell office:value-type="float" office:value="-0.143231950100108" calcext:value-type="float">
            <text:p>-0,1432319501</text:p>
          </table:table-cell>
          <table:table-cell office:value-type="float" office:value="-0.123308639534773" calcext:value-type="float">
            <text:p>-0,1233086395</text:p>
          </table:table-cell>
          <table:table-cell office:value-type="float" office:value="0.424454700793963" calcext:value-type="float">
            <text:p>0,4244547008</text:p>
          </table:table-cell>
          <table:table-cell office:value-type="float" office:value="-0.786366337048543" calcext:value-type="float">
            <text:p>-0,786366337</text:p>
          </table:table-cell>
          <table:table-cell office:value-type="float" office:value="-0.362459157021233" calcext:value-type="float">
            <text:p>-0,362459157</text:p>
          </table:table-cell>
          <table:table-cell office:value-type="float" office:value="0.0460477501959979" calcext:value-type="float">
            <text:p>0,0460477502</text:p>
          </table:table-cell>
          <table:table-cell office:value-type="float" office:value="0.122373321144315" calcext:value-type="float">
            <text:p>0,1223733211</text:p>
          </table:table-cell>
          <table:table-cell office:value-type="float" office:value="-0.0541117613084198" calcext:value-type="float">
            <text:p>-0,0541117613</text:p>
          </table:table-cell>
          <table:table-cell office:value-type="float" office:value="0.199584469297912" calcext:value-type="float">
            <text:p>0,1995844693</text:p>
          </table:table-cell>
          <table:table-cell office:value-type="float" office:value="0.178809376165309" calcext:value-type="float">
            <text:p>0,1788093762</text:p>
          </table:table-cell>
          <table:table-cell office:value-type="float" office:value="0.876450838396909" calcext:value-type="float">
            <text:p>0,8764508384</text:p>
          </table:table-cell>
          <table:table-cell office:value-type="float" office:value="1.61664466584454" calcext:value-type="float">
            <text:p>1,6166446658</text:p>
          </table:table-cell>
          <table:table-cell office:value-type="float" office:value="1.82740810444456" calcext:value-type="float">
            <text:p>1,8274081044</text:p>
          </table:table-cell>
          <table:table-cell office:value-type="float" office:value="1.24727396712336" calcext:value-type="float">
            <text:p>1,2472739671</text:p>
          </table:table-cell>
          <table:table-cell office:value-type="float" office:value="0.579866102032529" calcext:value-type="float">
            <text:p>0,579866102</text:p>
          </table:table-cell>
          <table:table-cell office:value-type="float" office:value="-1.44284626907285" calcext:value-type="float">
            <text:p>-1,4428462691</text:p>
          </table:table-cell>
          <table:table-cell office:value-type="float" office:value="-1.13880100219251" calcext:value-type="float">
            <text:p>-1,1388010022</text:p>
          </table:table-cell>
          <table:table-cell office:value-type="float" office:value="-0.393950709960652" calcext:value-type="float">
            <text:p>-0,39395071</text:p>
          </table:table-cell>
          <table:table-cell office:value-type="float" office:value="-1.64661684754232" calcext:value-type="float">
            <text:p>-1,6466168475</text:p>
          </table:table-cell>
          <table:table-cell office:value-type="float" office:value="-1.71270027898348" calcext:value-type="float">
            <text:p>-1,712700279</text:p>
          </table:table-cell>
          <table:table-cell office:value-type="float" office:value="-0.528379083021411" calcext:value-type="float">
            <text:p>-0,528379083</text:p>
          </table:table-cell>
          <table:table-cell office:value-type="float" office:value="0.307771396528473" calcext:value-type="float">
            <text:p>0,3077713965</text:p>
          </table:table-cell>
          <table:table-cell office:value-type="float" office:value="-0.216025181346478" calcext:value-type="float">
            <text:p>-0,2160251813</text:p>
          </table:table-cell>
          <table:table-cell office:value-type="float" office:value="-0.485845055489084" calcext:value-type="float">
            <text:p>-0,4858450555</text:p>
          </table:table-cell>
          <table:table-cell office:value-type="float" office:value="0.432959225021599" calcext:value-type="float">
            <text:p>0,432959225</text:p>
          </table:table-cell>
          <table:table-cell office:value-type="float" office:value="1.10862609315095" calcext:value-type="float">
            <text:p>1,1086260932</text:p>
          </table:table-cell>
          <table:table-cell office:value-type="float" office:value="0.102657023841207" calcext:value-type="float">
            <text:p>0,1026570238</text:p>
          </table:table-cell>
          <table:table-cell office:value-type="float" office:value="-0.973224702518654" calcext:value-type="float">
            <text:p>-0,9732247025</text:p>
          </table:table-cell>
          <table:table-cell office:value-type="float" office:value="-0.247171123554837" calcext:value-type="float">
            <text:p>-0,2471711236</text:p>
          </table:table-cell>
          <table:table-cell office:value-type="float" office:value="0.554480775000489" calcext:value-type="float">
            <text:p>0,554480775</text:p>
          </table:table-cell>
          <table:table-cell office:value-type="float" office:value="0.966602816592645" calcext:value-type="float">
            <text:p>0,9666028166</text:p>
          </table:table-cell>
          <table:table-cell office:value-type="float" office:value="0.0107994756527231" calcext:value-type="float">
            <text:p>0,0107994757</text:p>
          </table:table-cell>
          <table:table-cell office:value-type="float" office:value="-0.349617710792149" calcext:value-type="float">
            <text:p>-0,3496177108</text:p>
          </table:table-cell>
          <table:table-cell office:value-type="float" office:value="-0.521936637434656" calcext:value-type="float">
            <text:p>-0,5219366374</text:p>
          </table:table-cell>
          <table:table-cell office:value-type="float" office:value="-0.535324710492927" calcext:value-type="float">
            <text:p>-0,5353247105</text:p>
          </table:table-cell>
          <table:table-cell office:value-type="float" office:value="-0.0728982715275494" calcext:value-type="float">
            <text:p>-0,0728982715</text:p>
          </table:table-cell>
          <table:table-cell office:value-type="float" office:value="-0.870904787895845" calcext:value-type="float">
            <text:p>-0,8709047879</text:p>
          </table:table-cell>
          <table:table-cell office:value-type="float" office:value="-0.798253768985291" calcext:value-type="float">
            <text:p>-0,798253769</text:p>
          </table:table-cell>
          <table:table-cell office:value-type="float" office:value="-0.57047335857591" calcext:value-type="float">
            <text:p>-0,5704733586</text:p>
          </table:table-cell>
          <table:table-cell office:value-type="float" office:value="-0.324404028551255" calcext:value-type="float">
            <text:p>-0,3244040286</text:p>
          </table:table-cell>
          <table:table-cell office:value-type="float" office:value="-0.293837823443267" calcext:value-type="float">
            <text:p>-0,2938378234</text:p>
          </table:table-cell>
          <table:table-cell office:value-type="float" office:value="0.102536640457161" calcext:value-type="float">
            <text:p>0,1025366405</text:p>
          </table:table-cell>
          <table:table-cell office:value-type="float" office:value="0.403293433649815" calcext:value-type="float">
            <text:p>0,4032934336</text:p>
          </table:table-cell>
          <table:table-cell office:value-type="float" office:value="-0.812293454765302" calcext:value-type="float">
            <text:p>-0,8122934548</text:p>
          </table:table-cell>
          <table:table-cell office:value-type="float" office:value="-0.416371848839244" calcext:value-type="float">
            <text:p>-0,4163718488</text:p>
          </table:table-cell>
          <table:table-cell office:value-type="float" office:value="-0.28025781329802" calcext:value-type="float">
            <text:p>-0,2802578133</text:p>
          </table:table-cell>
          <table:table-cell office:value-type="float" office:value="-0.899390390891261" calcext:value-type="float">
            <text:p>-0,8993903909</text:p>
          </table:table-cell>
          <table:table-cell office:value-type="float" office:value="0.506793437232535" calcext:value-type="float">
            <text:p>0,5067934372</text:p>
          </table:table-cell>
          <table:table-cell office:value-type="float" office:value="1.59432705805586" calcext:value-type="float">
            <text:p>1,5943270581</text:p>
          </table:table-cell>
          <table:table-cell office:value-type="float" office:value="0.566586051513809" calcext:value-type="float">
            <text:p>0,5665860515</text:p>
          </table:table-cell>
          <table:table-cell office:value-type="float" office:value="2.92974044915819" calcext:value-type="float">
            <text:p>2,9297404492</text:p>
          </table:table-cell>
          <table:table-cell office:value-type="float" office:value="1.91658503380538" calcext:value-type="float">
            <text:p>1,9165850338</text:p>
          </table:table-cell>
          <table:table-cell office:value-type="float" office:value="-0.29119699219913" calcext:value-type="float">
            <text:p>-0,2911969922</text:p>
          </table:table-cell>
          <table:table-cell office:value-type="float" office:value="-0.298148892930703" calcext:value-type="float">
            <text:p>-0,2981488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56702157652897" calcext:value-type="float">
            <text:p>0,4567021577</text:p>
          </table:table-cell>
          <table:table-cell office:value-type="float" office:value="-0.263956879315432" calcext:value-type="float">
            <text:p>-0,2639568793</text:p>
          </table:table-cell>
          <table:table-cell office:value-type="float" office:value="-0.189965097236267" calcext:value-type="float">
            <text:p>-0,1899650972</text:p>
          </table:table-cell>
          <table:table-cell office:value-type="float" office:value="0.0870444276505582" calcext:value-type="float">
            <text:p>0,0870444277</text:p>
          </table:table-cell>
          <table:table-cell office:value-type="float" office:value="0.0972059278896677" calcext:value-type="float">
            <text:p>0,0972059279</text:p>
          </table:table-cell>
          <table:table-cell office:value-type="float" office:value="0.100667555800725" calcext:value-type="float">
            <text:p>0,1006675558</text:p>
          </table:table-cell>
          <table:table-cell office:value-type="float" office:value="-0.366576685849428" calcext:value-type="float">
            <text:p>-0,3665766858</text:p>
          </table:table-cell>
          <table:table-cell office:value-type="float" office:value="0.0598927677740326" calcext:value-type="float">
            <text:p>0,0598927678</text:p>
          </table:table-cell>
          <table:table-cell office:value-type="float" office:value="-0.644917739415305" calcext:value-type="float">
            <text:p>-0,6449177394</text:p>
          </table:table-cell>
          <table:table-cell office:value-type="float" office:value="-0.672540367731205" calcext:value-type="float">
            <text:p>-0,6725403677</text:p>
          </table:table-cell>
          <table:table-cell office:value-type="float" office:value="-0.582496732593374" calcext:value-type="float">
            <text:p>-0,5824967326</text:p>
          </table:table-cell>
          <table:table-cell office:value-type="float" office:value="-1.40534877923755" calcext:value-type="float">
            <text:p>-1,4053487792</text:p>
          </table:table-cell>
          <table:table-cell office:value-type="float" office:value="-1.07865875246337" calcext:value-type="float">
            <text:p>-1,0786587525</text:p>
          </table:table-cell>
          <table:table-cell office:value-type="float" office:value="-1.11932306257079" calcext:value-type="float">
            <text:p>-1,1193230626</text:p>
          </table:table-cell>
          <table:table-cell office:value-type="float" office:value="-0.799798251357243" calcext:value-type="float">
            <text:p>-0,7997982514</text:p>
          </table:table-cell>
          <table:table-cell office:value-type="float" office:value="-0.588437586467087" calcext:value-type="float">
            <text:p>-0,5884375865</text:p>
          </table:table-cell>
          <table:table-cell office:value-type="float" office:value="-0.546881051046449" calcext:value-type="float">
            <text:p>-0,546881051</text:p>
          </table:table-cell>
          <table:table-cell office:value-type="float" office:value="-0.947503661769812" calcext:value-type="float">
            <text:p>-0,9475036618</text:p>
          </table:table-cell>
          <table:table-cell office:value-type="float" office:value="-1.49444733199406" calcext:value-type="float">
            <text:p>-1,494447332</text:p>
          </table:table-cell>
          <table:table-cell office:value-type="float" office:value="-1.47761607643643" calcext:value-type="float">
            <text:p>-1,4776160764</text:p>
          </table:table-cell>
          <table:table-cell office:value-type="float" office:value="-1.04414685396092" calcext:value-type="float">
            <text:p>-1,044146854</text:p>
          </table:table-cell>
          <table:table-cell office:value-type="float" office:value="-0.196574126041073" calcext:value-type="float">
            <text:p>-0,196574126</text:p>
          </table:table-cell>
          <table:table-cell office:value-type="float" office:value="0.858997316150122" calcext:value-type="float">
            <text:p>0,8589973162</text:p>
          </table:table-cell>
          <table:table-cell office:value-type="float" office:value="0.994913735664956" calcext:value-type="float">
            <text:p>0,9949137357</text:p>
          </table:table-cell>
          <table:table-cell office:value-type="float" office:value="0.598547061367973" calcext:value-type="float">
            <text:p>0,5985470614</text:p>
          </table:table-cell>
          <table:table-cell office:value-type="float" office:value="0.517224524320141" calcext:value-type="float">
            <text:p>0,5172245243</text:p>
          </table:table-cell>
          <table:table-cell office:value-type="float" office:value="0.446557668778496" calcext:value-type="float">
            <text:p>0,4465576688</text:p>
          </table:table-cell>
          <table:table-cell office:value-type="float" office:value="0.638309444306997" calcext:value-type="float">
            <text:p>0,6383094443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00770380040603" calcext:value-type="float">
            <text:p>1,0077038004</text:p>
          </table:table-cell>
          <table:table-cell office:value-type="float" office:value="0.793252330787011" calcext:value-type="float">
            <text:p>0,7932523308</text:p>
          </table:table-cell>
          <table:table-cell office:value-type="float" office:value="0.564161247910574" calcext:value-type="float">
            <text:p>0,5641612479</text:p>
          </table:table-cell>
          <table:table-cell office:value-type="float" office:value="0.873553165139329" calcext:value-type="float">
            <text:p>0,8735531651</text:p>
          </table:table-cell>
          <table:table-cell office:value-type="float" office:value="1.44805283998388" calcext:value-type="float">
            <text:p>1,44805284</text:p>
          </table:table-cell>
          <table:table-cell office:value-type="float" office:value="1.42687779757066" calcext:value-type="float">
            <text:p>1,4268777976</text:p>
          </table:table-cell>
          <table:table-cell office:value-type="float" office:value="0.730915081009522" calcext:value-type="float">
            <text:p>0,730915081</text:p>
          </table:table-cell>
          <table:table-cell office:value-type="float" office:value="-0.130464287017464" calcext:value-type="float">
            <text:p>-0,130464287</text:p>
          </table:table-cell>
          <table:table-cell office:value-type="float" office:value="-0.830620540420302" calcext:value-type="float">
            <text:p>-0,8306205404</text:p>
          </table:table-cell>
          <table:table-cell office:value-type="float" office:value="-0.64498439749586" calcext:value-type="float">
            <text:p>-0,6449843975</text:p>
          </table:table-cell>
          <table:table-cell office:value-type="float" office:value="-0.0752820136567949" calcext:value-type="float">
            <text:p>-0,0752820137</text:p>
          </table:table-cell>
          <table:table-cell office:value-type="float" office:value="-0.351233789308132" calcext:value-type="float">
            <text:p>-0,3512337893</text:p>
          </table:table-cell>
          <table:table-cell office:value-type="float" office:value="-0.336635920549984" calcext:value-type="float">
            <text:p>-0,3366359205</text:p>
          </table:table-cell>
          <table:table-cell office:value-type="float" office:value="0.374478266914322" calcext:value-type="float">
            <text:p>0,3744782669</text:p>
          </table:table-cell>
          <table:table-cell office:value-type="float" office:value="-0.0945300515903636" calcext:value-type="float">
            <text:p>-0,0945300516</text:p>
          </table:table-cell>
          <table:table-cell office:value-type="float" office:value="-0.596853629492716" calcext:value-type="float">
            <text:p>-0,5968536295</text:p>
          </table:table-cell>
          <table:table-cell office:value-type="float" office:value="-0.387119652022613" calcext:value-type="float">
            <text:p>-0,387119652</text:p>
          </table:table-cell>
          <table:table-cell office:value-type="float" office:value="-0.481296004348365" calcext:value-type="float">
            <text:p>-0,4812960043</text:p>
          </table:table-cell>
          <table:table-cell office:value-type="float" office:value="-0.520693877321523" calcext:value-type="float">
            <text:p>-0,5206938773</text:p>
          </table:table-cell>
          <table:table-cell office:value-type="float" office:value="-1.1848482947229" calcext:value-type="float">
            <text:p>-1,1848482947</text:p>
          </table:table-cell>
          <table:table-cell office:value-type="float" office:value="-0.812293454765302" calcext:value-type="float">
            <text:p>-0,8122934548</text:p>
          </table:table-cell>
          <table:table-cell office:value-type="float" office:value="-0.857726008608843" calcext:value-type="float">
            <text:p>-0,8577260086</text:p>
          </table:table-cell>
          <table:table-cell office:value-type="float" office:value="-0.954952549015477" calcext:value-type="float">
            <text:p>-0,954952549</text:p>
          </table:table-cell>
          <table:table-cell office:value-type="float" office:value="-0.899390390891261" calcext:value-type="float">
            <text:p>-0,8993903909</text:p>
          </table:table-cell>
          <table:table-cell office:value-type="float" office:value="-0.452004957531721" calcext:value-type="float">
            <text:p>-0,4520049575</text:p>
          </table:table-cell>
          <table:table-cell office:value-type="float" office:value="-0.296290869196221" calcext:value-type="float">
            <text:p>-0,2962908692</text:p>
          </table:table-cell>
          <table:table-cell office:value-type="float" office:value="-0.0958837933331061" calcext:value-type="float">
            <text:p>-0,0958837933</text:p>
          </table:table-cell>
          <table:table-cell office:value-type="float" office:value="1.44326446905433" calcext:value-type="float">
            <text:p>1,4432644691</text:p>
          </table:table-cell>
          <table:table-cell office:value-type="float" office:value="1.14376848791611" calcext:value-type="float">
            <text:p>1,1437684879</text:p>
          </table:table-cell>
          <table:table-cell office:value-type="float" office:value="-0.210308938810483" calcext:value-type="float">
            <text:p>-0,2103089388</text:p>
          </table:table-cell>
          <table:table-cell office:value-type="float" office:value="-0.238519114344562" calcext:value-type="float">
            <text:p>-0,238519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95887577128065" calcext:value-type="float">
            <text:p>-0,5958875771</text:p>
          </table:table-cell>
          <table:table-cell office:value-type="float" office:value="-0.288228776263977" calcext:value-type="float">
            <text:p>-0,2882287763</text:p>
          </table:table-cell>
          <table:table-cell office:value-type="float" office:value="-0.356509840018748" calcext:value-type="float">
            <text:p>-0,35650984</text:p>
          </table:table-cell>
          <table:table-cell office:value-type="float" office:value="0.138626310702741" calcext:value-type="float">
            <text:p>0,1386263107</text:p>
          </table:table-cell>
          <table:table-cell office:value-type="float" office:value="0.0576035128235069" calcext:value-type="float">
            <text:p>0,0576035128</text:p>
          </table:table-cell>
          <table:table-cell office:value-type="float" office:value="-0.214024299307425" calcext:value-type="float">
            <text:p>-0,2140242993</text:p>
          </table:table-cell>
          <table:table-cell office:value-type="float" office:value="-0.161034791355488" calcext:value-type="float">
            <text:p>-0,1610347914</text:p>
          </table:table-cell>
          <table:table-cell office:value-type="float" office:value="-0.292417630896747" calcext:value-type="float">
            <text:p>-0,2924176309</text:p>
          </table:table-cell>
          <table:table-cell office:value-type="float" office:value="-0.658432714962974" calcext:value-type="float">
            <text:p>-0,658432715</text:p>
          </table:table-cell>
          <table:table-cell office:value-type="float" office:value="-0.734289096184401" calcext:value-type="float">
            <text:p>-0,7342890962</text:p>
          </table:table-cell>
          <table:table-cell office:value-type="float" office:value="-0.504127185129324" calcext:value-type="float">
            <text:p>-0,5041271851</text:p>
          </table:table-cell>
          <table:table-cell office:value-type="float" office:value="-1.13691538274615" calcext:value-type="float">
            <text:p>-1,1369153827</text:p>
          </table:table-cell>
          <table:table-cell office:value-type="float" office:value="-1.65328130392364" calcext:value-type="float">
            <text:p>-1,6532813039</text:p>
          </table:table-cell>
          <table:table-cell office:value-type="float" office:value="-0.580637438758885" calcext:value-type="float">
            <text:p>-0,5806374388</text:p>
          </table:table-cell>
          <table:table-cell office:value-type="float" office:value="0.0739922910567866" calcext:value-type="float">
            <text:p>0,0739922911</text:p>
          </table:table-cell>
          <table:table-cell office:value-type="float" office:value="-0.436277684634108" calcext:value-type="float">
            <text:p>-0,4362776846</text:p>
          </table:table-cell>
          <table:table-cell office:value-type="float" office:value="-0.690238219767362" calcext:value-type="float">
            <text:p>-0,6902382198</text:p>
          </table:table-cell>
          <table:table-cell office:value-type="float" office:value="-0.775438832150597" calcext:value-type="float">
            <text:p>-0,7754388322</text:p>
          </table:table-cell>
          <table:table-cell office:value-type="float" office:value="-1.0421013233215" calcext:value-type="float">
            <text:p>-1,0421013233</text:p>
          </table:table-cell>
          <table:table-cell office:value-type="float" office:value="-1.26935635115668" calcext:value-type="float">
            <text:p>-1,2693563512</text:p>
          </table:table-cell>
          <table:table-cell office:value-type="float" office:value="-1.49989445923732" calcext:value-type="float">
            <text:p>-1,4998944592</text:p>
          </table:table-cell>
          <table:table-cell office:value-type="float" office:value="-0.855468711538587" calcext:value-type="float">
            <text:p>-0,8554687115</text:p>
          </table:table-cell>
          <table:table-cell office:value-type="float" office:value="-0.145098197190551" calcext:value-type="float">
            <text:p>-0,1450981972</text:p>
          </table:table-cell>
          <table:table-cell office:value-type="float" office:value="-0.0217467483205459" calcext:value-type="float">
            <text:p>-0,0217467483</text:p>
          </table:table-cell>
          <table:table-cell office:value-type="float" office:value="0.184545205824232" calcext:value-type="float">
            <text:p>0,1845452058</text:p>
          </table:table-cell>
          <table:table-cell office:value-type="float" office:value="0.278635216443042" calcext:value-type="float">
            <text:p>0,2786352164</text:p>
          </table:table-cell>
          <table:table-cell office:value-type="float" office:value="-0.165678187049086" calcext:value-type="float">
            <text:p>-0,165678187</text:p>
          </table:table-cell>
          <table:table-cell office:value-type="float" office:value="0.101606721319674" calcext:value-type="float">
            <text:p>0,1016067213</text:p>
          </table:table-cell>
          <table:table-cell office:value-type="float" office:value="0.273881636466248" calcext:value-type="float">
            <text:p>0,2738816365</text:p>
          </table:table-cell>
          <table:table-cell office:value-type="float" office:value="0.142922251754598" calcext:value-type="float">
            <text:p>0,1429222518</text:p>
          </table:table-cell>
          <table:table-cell office:value-type="float" office:value="-0.0268701084066294" calcext:value-type="float">
            <text:p>-0,0268701084</text:p>
          </table:table-cell>
          <table:table-cell office:value-type="float" office:value="-0.453955185351151" calcext:value-type="float">
            <text:p>-0,4539551854</text:p>
          </table:table-cell>
          <table:table-cell office:value-type="float" office:value="0.699229917107091" calcext:value-type="float">
            <text:p>0,6992299171</text:p>
          </table:table-cell>
          <table:table-cell office:value-type="float" office:value="2.26192037614922" calcext:value-type="float">
            <text:p>2,2619203761</text:p>
          </table:table-cell>
          <table:table-cell office:value-type="float" office:value="2.10143692945803" calcext:value-type="float">
            <text:p>2,1014369295</text:p>
          </table:table-cell>
          <table:table-cell office:value-type="float" office:value="1.32761136055938" calcext:value-type="float">
            <text:p>1,3276113606</text:p>
          </table:table-cell>
          <table:table-cell office:value-type="float" office:value="0.159641603602839" calcext:value-type="float">
            <text:p>0,1596416036</text:p>
          </table:table-cell>
          <table:table-cell office:value-type="float" office:value="0.0107994756527231" calcext:value-type="float">
            <text:p>0,0107994757</text:p>
          </table:table-cell>
          <table:table-cell office:value-type="float" office:value="-0.0668091315163159" calcext:value-type="float">
            <text:p>-0,0668091315</text:p>
          </table:table-cell>
          <table:table-cell office:value-type="float" office:value="-0.102148457192305" calcext:value-type="float">
            <text:p>-0,1021484572</text:p>
          </table:table-cell>
          <table:table-cell office:value-type="float" office:value="0.0859090965529041" calcext:value-type="float">
            <text:p>0,0859090966</text:p>
          </table:table-cell>
          <table:table-cell office:value-type="float" office:value="0.677420523219422" calcext:value-type="float">
            <text:p>0,6774205232</text:p>
          </table:table-cell>
          <table:table-cell office:value-type="float" office:value="1.55151274274877" calcext:value-type="float">
            <text:p>1,5515127427</text:p>
          </table:table-cell>
          <table:table-cell office:value-type="float" office:value="0.512412898700144" calcext:value-type="float">
            <text:p>0,5124128987</text:p>
          </table:table-cell>
          <table:table-cell office:value-type="float" office:value="-0.476163890048332" calcext:value-type="float">
            <text:p>-0,47616389</text:p>
          </table:table-cell>
          <table:table-cell office:value-type="float" office:value="-0.766399851111307" calcext:value-type="float">
            <text:p>-0,7663998511</text:p>
          </table:table-cell>
          <table:table-cell office:value-type="float" office:value="-0.252436016617601" calcext:value-type="float">
            <text:p>-0,2524360166</text:p>
          </table:table-cell>
          <table:table-cell office:value-type="float" office:value="-0.0528704552357238" calcext:value-type="float">
            <text:p>-0,0528704552</text:p>
          </table:table-cell>
          <table:table-cell office:value-type="float" office:value="-0.222506722013691" calcext:value-type="float">
            <text:p>-0,222506722</text:p>
          </table:table-cell>
          <table:table-cell office:value-type="float" office:value="-0.175631017246552" calcext:value-type="float">
            <text:p>-0,1756310172</text:p>
          </table:table-cell>
          <table:table-cell office:value-type="float" office:value="1.34071735326237" calcext:value-type="float">
            <text:p>1,3407173533</text:p>
          </table:table-cell>
          <table:table-cell office:value-type="float" office:value="-0.0207598380220756" calcext:value-type="float">
            <text:p>-0,020759838</text:p>
          </table:table-cell>
          <table:table-cell office:value-type="float" office:value="0.233699865349698" calcext:value-type="float">
            <text:p>0,2336998653</text:p>
          </table:table-cell>
          <table:table-cell office:value-type="float" office:value="0.123274079326833" calcext:value-type="float">
            <text:p>0,1232740793</text:p>
          </table:table-cell>
          <table:table-cell office:value-type="float" office:value="-0.691345361457849" calcext:value-type="float">
            <text:p>-0,6913453615</text:p>
          </table:table-cell>
          <table:table-cell office:value-type="float" office:value="0.496852383635186" calcext:value-type="float">
            <text:p>0,4968523836</text:p>
          </table:table-cell>
          <table:table-cell office:value-type="float" office:value="0.665457270162774" calcext:value-type="float">
            <text:p>0,6654572702</text:p>
          </table:table-cell>
          <table:table-cell office:value-type="float" office:value="-0.23184496376678" calcext:value-type="float">
            <text:p>-0,2318449638</text:p>
          </table:table-cell>
          <table:table-cell office:value-type="float" office:value="0.113243274744106" calcext:value-type="float">
            <text:p>0,1132432747</text:p>
          </table:table-cell>
          <table:table-cell office:value-type="float" office:value="1.09321260741258" calcext:value-type="float">
            <text:p>1,0932126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95927097375842" calcext:value-type="float">
            <text:p>-0,6959270974</text:p>
          </table:table-cell>
          <table:table-cell office:value-type="float" office:value="-0.230583021011182" calcext:value-type="float">
            <text:p>-0,230583021</text:p>
          </table:table-cell>
          <table:table-cell office:value-type="float" office:value="0.442384473015965" calcext:value-type="float">
            <text:p>0,442384473</text:p>
          </table:table-cell>
          <table:table-cell office:value-type="float" office:value="0.00752235794511002" calcext:value-type="float">
            <text:p>0,0075223579</text:p>
          </table:table-cell>
          <table:table-cell office:value-type="float" office:value="-0.676841275676205" calcext:value-type="float">
            <text:p>-0,6768412757</text:p>
          </table:table-cell>
          <table:table-cell office:value-type="float" office:value="-0.481343186979939" calcext:value-type="float">
            <text:p>-0,481343187</text:p>
          </table:table-cell>
          <table:table-cell office:value-type="float" office:value="-1.04793997389627" calcext:value-type="float">
            <text:p>-1,0479399739</text:p>
          </table:table-cell>
          <table:table-cell office:value-type="float" office:value="0.0105693119601234" calcext:value-type="float">
            <text:p>0,010569312</text:p>
          </table:table-cell>
          <table:table-cell office:value-type="float" office:value="0.328160500016825" calcext:value-type="float">
            <text:p>0,3281605</text:p>
          </table:table-cell>
          <table:table-cell office:value-type="float" office:value="0.48431834003652" calcext:value-type="float">
            <text:p>0,48431834</text:p>
          </table:table-cell>
          <table:table-cell office:value-type="float" office:value="-0.483781244922311" calcext:value-type="float">
            <text:p>-0,4837812449</text:p>
          </table:table-cell>
          <table:table-cell office:value-type="float" office:value="-1.11978133616159" calcext:value-type="float">
            <text:p>-1,1197813362</text:p>
          </table:table-cell>
          <table:table-cell office:value-type="float" office:value="-0.171322649602042" calcext:value-type="float">
            <text:p>-0,1713226496</text:p>
          </table:table-cell>
          <table:table-cell office:value-type="float" office:value="0.248670903091501" calcext:value-type="float">
            <text:p>0,2486709031</text:p>
          </table:table-cell>
          <table:table-cell office:value-type="float" office:value="0.719477672249546" calcext:value-type="float">
            <text:p>0,7194776722</text:p>
          </table:table-cell>
          <table:table-cell office:value-type="float" office:value="-0.16978294131081" calcext:value-type="float">
            <text:p>-0,1697829413</text:p>
          </table:table-cell>
          <table:table-cell office:value-type="float" office:value="-0.917030777690924" calcext:value-type="float">
            <text:p>-0,9170307777</text:p>
          </table:table-cell>
          <table:table-cell office:value-type="float" office:value="-0.856882851503692" calcext:value-type="float">
            <text:p>-0,8568828515</text:p>
          </table:table-cell>
          <table:table-cell office:value-type="float" office:value="-0.766119868158801" calcext:value-type="float">
            <text:p>-0,7661198682</text:p>
          </table:table-cell>
          <table:table-cell office:value-type="float" office:value="-1.07746804852231" calcext:value-type="float">
            <text:p>-1,0774680485</text:p>
          </table:table-cell>
          <table:table-cell office:value-type="float" office:value="-1.42891419390491" calcext:value-type="float">
            <text:p>-1,4289141939</text:p>
          </table:table-cell>
          <table:table-cell office:value-type="float" office:value="-1.07314622288029" calcext:value-type="float">
            <text:p>-1,0731462229</text:p>
          </table:table-cell>
          <table:table-cell office:value-type="float" office:value="-0.245028085062831" calcext:value-type="float">
            <text:p>-0,2450280851</text:p>
          </table:table-cell>
          <table:table-cell office:value-type="float" office:value="0.439953446792574" calcext:value-type="float">
            <text:p>0,4399534468</text:p>
          </table:table-cell>
          <table:table-cell office:value-type="float" office:value="-0.0755328829147854" calcext:value-type="float">
            <text:p>-0,0755328829</text:p>
          </table:table-cell>
          <table:table-cell office:value-type="float" office:value="-0.282850575239458" calcext:value-type="float">
            <text:p>-0,2828505752</text:p>
          </table:table-cell>
          <table:table-cell office:value-type="float" office:value="-0.186845916106955" calcext:value-type="float">
            <text:p>-0,1868459161</text:p>
          </table:table-cell>
          <table:table-cell office:value-type="float" office:value="0.522368164792846" calcext:value-type="float">
            <text:p>0,5223681648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60793195753707" calcext:value-type="float">
            <text:p>1,6079319575</text:p>
          </table:table-cell>
          <table:table-cell office:value-type="float" office:value="1.91245075920226" calcext:value-type="float">
            <text:p>1,9124507592</text:p>
          </table:table-cell>
          <table:table-cell office:value-type="float" office:value="1.53772629418019" calcext:value-type="float">
            <text:p>1,5377262942</text:p>
          </table:table-cell>
          <table:table-cell office:value-type="float" office:value="1.44785142115665" calcext:value-type="float">
            <text:p>1,4478514212</text:p>
          </table:table-cell>
          <table:table-cell office:value-type="float" office:value="0.940791086571577" calcext:value-type="float">
            <text:p>0,9407910866</text:p>
          </table:table-cell>
          <table:table-cell office:value-type="float" office:value="0.489518454690571" calcext:value-type="float">
            <text:p>0,4895184547</text:p>
          </table:table-cell>
          <table:table-cell office:value-type="float" office:value="0.505260904225437" calcext:value-type="float">
            <text:p>0,5052609042</text:p>
          </table:table-cell>
          <table:table-cell office:value-type="float" office:value="-0.0433491560697004" calcext:value-type="float">
            <text:p>-0,0433491561</text:p>
          </table:table-cell>
          <table:table-cell office:value-type="float" office:value="-0.723095326312756" calcext:value-type="float">
            <text:p>-0,7230953263</text:p>
          </table:table-cell>
          <table:table-cell office:value-type="float" office:value="-0.57968223887089" calcext:value-type="float">
            <text:p>-0,5796822389</text:p>
          </table:table-cell>
          <table:table-cell office:value-type="float" office:value="-1.08501251653306" calcext:value-type="float">
            <text:p>-1,0850125165</text:p>
          </table:table-cell>
          <table:table-cell office:value-type="float" office:value="-0.831039015634216" calcext:value-type="float">
            <text:p>-0,8310390156</text:p>
          </table:table-cell>
          <table:table-cell office:value-type="float" office:value="-0.41309020532278" calcext:value-type="float">
            <text:p>-0,4130902053</text:p>
          </table:table-cell>
          <table:table-cell office:value-type="float" office:value="0.361528009845239" calcext:value-type="float">
            <text:p>0,3615280098</text:p>
          </table:table-cell>
          <table:table-cell office:value-type="float" office:value="-0.0540171723373506" calcext:value-type="float">
            <text:p>-0,0540171723</text:p>
          </table:table-cell>
          <table:table-cell office:value-type="float" office:value="-0.848125709975284" calcext:value-type="float">
            <text:p>-0,84812571</text:p>
          </table:table-cell>
          <table:table-cell office:value-type="float" office:value="-0.746987872417791" calcext:value-type="float">
            <text:p>-0,7469878724</text:p>
          </table:table-cell>
          <table:table-cell office:value-type="float" office:value="-0.761908250611211" calcext:value-type="float">
            <text:p>-0,7619082506</text:p>
          </table:table-cell>
          <table:table-cell office:value-type="float" office:value="-0.578370737578676" calcext:value-type="float">
            <text:p>-0,5783707376</text:p>
          </table:table-cell>
          <table:table-cell office:value-type="float" office:value="-0.984592244910582" calcext:value-type="float">
            <text:p>-0,9845922449</text:p>
          </table:table-cell>
          <table:table-cell office:value-type="float" office:value="0.182948976298492" calcext:value-type="float">
            <text:p>0,1829489763</text:p>
          </table:table-cell>
          <table:table-cell office:value-type="float" office:value="0.499646218607093" calcext:value-type="float">
            <text:p>0,4996462186</text:p>
          </table:table-cell>
          <table:table-cell office:value-type="float" office:value="0.61241522165123" calcext:value-type="float">
            <text:p>0,6124152217</text:p>
          </table:table-cell>
          <table:table-cell office:value-type="float" office:value="0.95604490370331" calcext:value-type="float">
            <text:p>0,9560449037</text:p>
          </table:table-cell>
          <table:table-cell office:value-type="float" office:value="-0.520490557157739" calcext:value-type="float">
            <text:p>-0,5204905572</text:p>
          </table:table-cell>
          <table:table-cell office:value-type="float" office:value="-0.423272670280316" calcext:value-type="float">
            <text:p>-0,4232726703</text:p>
          </table:table-cell>
          <table:table-cell office:value-type="float" office:value="-0.00871670848482778" calcext:value-type="float">
            <text:p>-0,0087167085</text:p>
          </table:table-cell>
          <table:table-cell office:value-type="float" office:value="-0.319765181766528" calcext:value-type="float">
            <text:p>-0,3197651818</text:p>
          </table:table-cell>
          <table:table-cell office:value-type="float" office:value="-0.092737985506712" calcext:value-type="float">
            <text:p>-0,0927379855</text:p>
          </table:table-cell>
          <table:table-cell office:value-type="float" office:value="2.10308938810483" calcext:value-type="float">
            <text:p>2,1030893881</text:p>
          </table:table-cell>
          <table:table-cell office:value-type="float" office:value="1.03358282882644" calcext:value-type="float">
            <text:p>1,0335828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87188488410867" calcext:value-type="float">
            <text:p>-0,5871884884</text:p>
          </table:table-cell>
          <table:table-cell office:value-type="float" office:value="-0.118325497624159" calcext:value-type="float">
            <text:p>-0,1183254976</text:p>
          </table:table-cell>
          <table:table-cell office:value-type="float" office:value="-0.327884962353009" calcext:value-type="float">
            <text:p>-0,3278849624</text:p>
          </table:table-cell>
          <table:table-cell office:value-type="float" office:value="-0.218148380408189" calcext:value-type="float">
            <text:p>-0,2181483804</text:p>
          </table:table-cell>
          <table:table-cell office:value-type="float" office:value="-0.576035128235068" calcext:value-type="float">
            <text:p>-0,5760351282</text:p>
          </table:table-cell>
          <table:table-cell office:value-type="float" office:value="0.423818869379525" calcext:value-type="float">
            <text:p>0,4238188694</text:p>
          </table:table-cell>
          <table:table-cell office:value-type="float" office:value="0.615816463424756" calcext:value-type="float">
            <text:p>0,6158164634</text:p>
          </table:table-cell>
          <table:table-cell office:value-type="float" office:value="-0.567219741859955" calcext:value-type="float">
            <text:p>-0,5672197419</text:p>
          </table:table-cell>
          <table:table-cell office:value-type="float" office:value="-0.660966772878162" calcext:value-type="float">
            <text:p>-0,6609667729</text:p>
          </table:table-cell>
          <table:table-cell office:value-type="float" office:value="-0.345197710870884" calcext:value-type="float">
            <text:p>-0,3451977109</text:p>
          </table:table-cell>
          <table:table-cell office:value-type="float" office:value="-0.0874121875560562" calcext:value-type="float">
            <text:p>-0,0874121876</text:p>
          </table:table-cell>
          <table:table-cell office:value-type="float" office:value="0.890613463093136" calcext:value-type="float">
            <text:p>0,8906134631</text:p>
          </table:table-cell>
          <table:table-cell office:value-type="float" office:value="0.779287497258148" calcext:value-type="float">
            <text:p>0,7792874973</text:p>
          </table:table-cell>
          <table:table-cell office:value-type="float" office:value="-0.0839036298939539" calcext:value-type="float">
            <text:p>-0,0839036299</text:p>
          </table:table-cell>
          <table:table-cell office:value-type="float" office:value="-0.235607032049243" calcext:value-type="float">
            <text:p>-0,235607032</text:p>
          </table:table-cell>
          <table:table-cell office:value-type="float" office:value="0.997206136306533" calcext:value-type="float">
            <text:p>0,9972061363</text:p>
          </table:table-cell>
          <table:table-cell office:value-type="float" office:value="1.60347647976726" calcext:value-type="float">
            <text:p>1,6034764798</text:p>
          </table:table-cell>
          <table:table-cell office:value-type="float" office:value="1.52028836125778" calcext:value-type="float">
            <text:p>1,5202883613</text:p>
          </table:table-cell>
          <table:table-cell office:value-type="float" office:value="0.744801075976289" calcext:value-type="float">
            <text:p>0,744801076</text:p>
          </table:table-cell>
          <table:table-cell office:value-type="float" office:value="-0.392152681971018" calcext:value-type="float">
            <text:p>-0,392152682</text:p>
          </table:table-cell>
          <table:table-cell office:value-type="float" office:value="-0.716396448464269" calcext:value-type="float">
            <text:p>-0,7163964485</text:p>
          </table:table-cell>
          <table:table-cell office:value-type="float" office:value="-0.907836371358674" calcext:value-type="float">
            <text:p>-0,9078363714</text:p>
          </table:table-cell>
          <table:table-cell office:value-type="float" office:value="-0.580792508313693" calcext:value-type="float">
            <text:p>-0,5807925083</text:p>
          </table:table-cell>
          <table:table-cell office:value-type="float" office:value="0.15682751192701" calcext:value-type="float">
            <text:p>0,1568275119</text:p>
          </table:table-cell>
          <table:table-cell office:value-type="float" office:value="0.562617906251751" calcext:value-type="float">
            <text:p>0,5626179063</text:p>
          </table:table-cell>
          <table:table-cell office:value-type="float" office:value="0.60869781020235" calcext:value-type="float">
            <text:p>0,6086978102</text:p>
          </table:table-cell>
          <table:table-cell office:value-type="float" office:value="0.799488843647188" calcext:value-type="float">
            <text:p>0,7994888436</text:p>
          </table:table-cell>
          <table:table-cell office:value-type="float" office:value="0.877780887085315" calcext:value-type="float">
            <text:p>0,8777808871</text:p>
          </table:table-cell>
          <table:table-cell office:value-type="float" office:value="1.0701363029707" calcext:value-type="float">
            <text:p>1,070136303</text:p>
          </table:table-cell>
          <table:table-cell office:value-type="float" office:value="1.1340914651906" calcext:value-type="float">
            <text:p>1,1340914652</text:p>
          </table:table-cell>
          <table:table-cell office:value-type="float" office:value="1.11242248803445" calcext:value-type="float">
            <text:p>1,112422488</text:p>
          </table:table-cell>
          <table:table-cell office:value-type="float" office:value="1.12738457188447" calcext:value-type="float">
            <text:p>1,1273845719</text:p>
          </table:table-cell>
          <table:table-cell office:value-type="float" office:value="1.76018057388108" calcext:value-type="float">
            <text:p>1,7601805739</text:p>
          </table:table-cell>
          <table:table-cell office:value-type="float" office:value="2.27575871895331" calcext:value-type="float">
            <text:p>2,275758719</text:p>
          </table:table-cell>
          <table:table-cell office:value-type="float" office:value="2.62086289714704" calcext:value-type="float">
            <text:p>2,6208628971</text:p>
          </table:table-cell>
          <table:table-cell office:value-type="float" office:value="2.54069186796913" calcext:value-type="float">
            <text:p>2,540691868</text:p>
          </table:table-cell>
          <table:table-cell office:value-type="float" office:value="2.64930034595207" calcext:value-type="float">
            <text:p>2,649300346</text:p>
          </table:table-cell>
          <table:table-cell office:value-type="float" office:value="2.47026266995546" calcext:value-type="float">
            <text:p>2,47026267</text:p>
          </table:table-cell>
          <table:table-cell office:value-type="float" office:value="1.89376260012414" calcext:value-type="float">
            <text:p>1,8937626001</text:p>
          </table:table-cell>
          <table:table-cell office:value-type="float" office:value="1.13930512117774" calcext:value-type="float">
            <text:p>1,1393051212</text:p>
          </table:table-cell>
          <table:table-cell office:value-type="float" office:value="0.188181830544457" calcext:value-type="float">
            <text:p>0,1881818305</text:p>
          </table:table-cell>
          <table:table-cell office:value-type="float" office:value="-0.404200172209664" calcext:value-type="float">
            <text:p>-0,4042001722</text:p>
          </table:table-cell>
          <table:table-cell office:value-type="float" office:value="-0.783850282042564" calcext:value-type="float">
            <text:p>-0,783850282</text:p>
          </table:table-cell>
          <table:table-cell office:value-type="float" office:value="-0.807256631041516" calcext:value-type="float">
            <text:p>-0,807256631</text:p>
          </table:table-cell>
          <table:table-cell office:value-type="float" office:value="0.0646316637461723" calcext:value-type="float">
            <text:p>0,0646316637</text:p>
          </table:table-cell>
          <table:table-cell office:value-type="float" office:value="0.54092225244047" calcext:value-type="float">
            <text:p>0,5409222524</text:p>
          </table:table-cell>
          <table:table-cell office:value-type="float" office:value="0.102929491969364" calcext:value-type="float">
            <text:p>0,102929492</text:p>
          </table:table-cell>
          <table:table-cell office:value-type="float" office:value="-0.140987880628597" calcext:value-type="float">
            <text:p>-0,1409878806</text:p>
          </table:table-cell>
          <table:table-cell office:value-type="float" office:value="-0.753741520821378" calcext:value-type="float">
            <text:p>-0,7537415208</text:p>
          </table:table-cell>
          <table:table-cell office:value-type="float" office:value="0.190266935350431" calcext:value-type="float">
            <text:p>0,1902669354</text:p>
          </table:table-cell>
          <table:table-cell office:value-type="float" office:value="1.41566428605343" calcext:value-type="float">
            <text:p>1,4156642861</text:p>
          </table:table-cell>
          <table:table-cell office:value-type="float" office:value="1.0172320630817" calcext:value-type="float">
            <text:p>1,0172320631</text:p>
          </table:table-cell>
          <table:table-cell office:value-type="float" office:value="-0.0637363269135538" calcext:value-type="float">
            <text:p>-0,0637363269</text:p>
          </table:table-cell>
          <table:table-cell office:value-type="float" office:value="-0.506793437232535" calcext:value-type="float">
            <text:p>-0,5067934372</text:p>
          </table:table-cell>
          <table:table-cell office:value-type="float" office:value="0.155199979102782" calcext:value-type="float">
            <text:p>0,1551999791</text:p>
          </table:table-cell>
          <table:table-cell office:value-type="float" office:value="0.409685298786908" calcext:value-type="float">
            <text:p>0,4096852988</text:p>
          </table:table-cell>
          <table:table-cell office:value-type="float" office:value="0.181488346408029" calcext:value-type="float">
            <text:p>0,1814883464</text:p>
          </table:table-cell>
          <table:table-cell office:value-type="float" office:value="0.896467193231549" calcext:value-type="float">
            <text:p>0,8964671932</text:p>
          </table:table-cell>
          <table:table-cell office:value-type="float" office:value="-0.0647104427109178" calcext:value-type="float">
            <text:p>-0,0647104427</text:p>
          </table:table-cell>
          <table:table-cell office:value-type="float" office:value="1.13296579313667" calcext:value-type="float">
            <text:p>1,1329657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82917984547823" calcext:value-type="float">
            <text:p>0,7829179845</text:p>
          </table:table-cell>
          <table:table-cell office:value-type="float" office:value="1.04672555590602" calcext:value-type="float">
            <text:p>1,0467255559</text:p>
          </table:table-cell>
          <table:table-cell office:value-type="float" office:value="0.140522126722718" calcext:value-type="float">
            <text:p>0,1405221267</text:p>
          </table:table-cell>
          <table:table-cell office:value-type="float" office:value="0.351401578292994" calcext:value-type="float">
            <text:p>0,3514015783</text:p>
          </table:table-cell>
          <table:table-cell office:value-type="float" office:value="-0.232214161069762" calcext:value-type="float">
            <text:p>-0,2322141611</text:p>
          </table:table-cell>
          <table:table-cell office:value-type="float" office:value="1.51508901209327" calcext:value-type="float">
            <text:p>1,5150890121</text:p>
          </table:table-cell>
          <table:table-cell office:value-type="float" office:value="0.175600752382618" calcext:value-type="float">
            <text:p>0,1756007524</text:p>
          </table:table-cell>
          <table:table-cell office:value-type="float" office:value="-0.113913695570219" calcext:value-type="float">
            <text:p>-0,1139136956</text:p>
          </table:table-cell>
          <table:table-cell office:value-type="float" office:value="-0.793582470439659" calcext:value-type="float">
            <text:p>-0,7935824704</text:p>
          </table:table-cell>
          <table:table-cell office:value-type="float" office:value="0.261874125488257" calcext:value-type="float">
            <text:p>0,2618741255</text:p>
          </table:table-cell>
          <table:table-cell office:value-type="float" office:value="0.158999754951102" calcext:value-type="float">
            <text:p>0,158999755</text:p>
          </table:table-cell>
          <table:table-cell office:value-type="float" office:value="0.600762508371041" calcext:value-type="float">
            <text:p>0,6007625084</text:p>
          </table:table-cell>
          <table:table-cell office:value-type="float" office:value="0.317461224417862" calcext:value-type="float">
            <text:p>0,3174612244</text:p>
          </table:table-cell>
          <table:table-cell office:value-type="float" office:value="-0.120383468978282" calcext:value-type="float">
            <text:p>-0,120383469</text:p>
          </table:table-cell>
          <table:table-cell office:value-type="float" office:value="0.202018426240569" calcext:value-type="float">
            <text:p>0,2020184262</text:p>
          </table:table-cell>
          <table:table-cell office:value-type="float" office:value="0.294003878117961" calcext:value-type="float">
            <text:p>0,2940038781</text:p>
          </table:table-cell>
          <table:table-cell office:value-type="float" office:value="0.424382729626197" calcext:value-type="float">
            <text:p>0,4243827296</text:p>
          </table:table-cell>
          <table:table-cell office:value-type="float" office:value="0.642757730199779" calcext:value-type="float">
            <text:p>0,6427577302</text:p>
          </table:table-cell>
          <table:table-cell office:value-type="float" office:value="1.05140406900114" calcext:value-type="float">
            <text:p>1,051404069</text:p>
          </table:table-cell>
          <table:table-cell office:value-type="float" office:value="1.0550049337298" calcext:value-type="float">
            <text:p>1,0550049337</text:p>
          </table:table-cell>
          <table:table-cell office:value-type="float" office:value="1.03095926368058" calcext:value-type="float">
            <text:p>1,0309592637</text:p>
          </table:table-cell>
          <table:table-cell office:value-type="float" office:value="0.644825661963759" calcext:value-type="float">
            <text:p>0,644825662</text:p>
          </table:table-cell>
          <table:table-cell office:value-type="float" office:value="0.244628365511342" calcext:value-type="float">
            <text:p>0,2446283655</text:p>
          </table:table-cell>
          <table:table-cell office:value-type="float" office:value="0.259288153052658" calcext:value-type="float">
            <text:p>0,2592881531</text:p>
          </table:table-cell>
          <table:table-cell office:value-type="float" office:value="0.471978446754008" calcext:value-type="float">
            <text:p>0,4719784468</text:p>
          </table:table-cell>
          <table:table-cell office:value-type="float" office:value="0.573288796312462" calcext:value-type="float">
            <text:p>0,5732887963</text:p>
          </table:table-cell>
          <table:table-cell office:value-type="float" office:value="0.0797860556796581" calcext:value-type="float">
            <text:p>0,0797860557</text:p>
          </table:table-cell>
          <table:table-cell office:value-type="float" office:value="-0.599521816251353" calcext:value-type="float">
            <text:p>-0,5995218163</text:p>
          </table:table-cell>
          <table:table-cell office:value-type="float" office:value="-1.56961649105505" calcext:value-type="float">
            <text:p>-1,5696164911</text:p>
          </table:table-cell>
          <table:table-cell office:value-type="float" office:value="-2.37758300581301" calcext:value-type="float">
            <text:p>-2,3775830058</text:p>
          </table:table-cell>
          <table:table-cell office:value-type="float" office:value="-0.989053642480536" calcext:value-type="float">
            <text:p>-0,9890536425</text:p>
          </table:table-cell>
          <table:table-cell office:value-type="float" office:value="1.38109299675531" calcext:value-type="float">
            <text:p>1,3810929968</text:p>
          </table:table-cell>
          <table:table-cell office:value-type="float" office:value="1.99503272748006" calcext:value-type="float">
            <text:p>1,9950327275</text:p>
          </table:table-cell>
          <table:table-cell office:value-type="float" office:value="1.96309866122348" calcext:value-type="float">
            <text:p>1,9630986612</text:p>
          </table:table-cell>
          <table:table-cell office:value-type="float" office:value="1.7552815854632" calcext:value-type="float">
            <text:p>1,7552815855</text:p>
          </table:table-cell>
          <table:table-cell office:value-type="float" office:value="1.61157215349238" calcext:value-type="float">
            <text:p>1,6115721535</text:p>
          </table:table-cell>
          <table:table-cell office:value-type="float" office:value="1.32965199867639" calcext:value-type="float">
            <text:p>1,3296519987</text:p>
          </table:table-cell>
          <table:table-cell office:value-type="float" office:value="-0.655950760298" calcext:value-type="float">
            <text:p>-0,6559507603</text:p>
          </table:table-cell>
          <table:table-cell office:value-type="float" office:value="0.0406882680663276" calcext:value-type="float">
            <text:p>0,0406882681</text:p>
          </table:table-cell>
          <table:table-cell office:value-type="float" office:value="1.2439723074515" calcext:value-type="float">
            <text:p>1,2439723075</text:p>
          </table:table-cell>
          <table:table-cell office:value-type="float" office:value="1.53409100987329" calcext:value-type="float">
            <text:p>1,5340910099</text:p>
          </table:table-cell>
          <table:table-cell office:value-type="float" office:value="1.40640323849492" calcext:value-type="float">
            <text:p>1,4064032385</text:p>
          </table:table-cell>
          <table:table-cell office:value-type="float" office:value="1.27955734429803" calcext:value-type="float">
            <text:p>1,2795573443</text:p>
          </table:table-cell>
          <table:table-cell office:value-type="float" office:value="1.57550085983939" calcext:value-type="float">
            <text:p>1,5755008598</text:p>
          </table:table-cell>
          <table:table-cell office:value-type="float" office:value="0.112775658169342" calcext:value-type="float">
            <text:p>0,1127756582</text:p>
          </table:table-cell>
          <table:table-cell office:value-type="float" office:value="-0.576013137001825" calcext:value-type="float">
            <text:p>-0,576013137</text:p>
          </table:table-cell>
          <table:table-cell office:value-type="float" office:value="-0.406542742024246" calcext:value-type="float">
            <text:p>-0,406542742</text:p>
          </table:table-cell>
          <table:table-cell office:value-type="float" office:value="-0.581575007592963" calcext:value-type="float">
            <text:p>-0,5815750076</text:p>
          </table:table-cell>
          <table:table-cell office:value-type="float" office:value="0.0778773527047917" calcext:value-type="float">
            <text:p>0,0778773527</text:p>
          </table:table-cell>
          <table:table-cell office:value-type="float" office:value="0.409805706908621" calcext:value-type="float">
            <text:p>0,4098057069</text:p>
          </table:table-cell>
          <table:table-cell office:value-type="float" office:value="-0.607902899305297" calcext:value-type="float">
            <text:p>-0,6079028993</text:p>
          </table:table-cell>
          <table:table-cell office:value-type="float" office:value="-0.539755788573965" calcext:value-type="float">
            <text:p>-0,5397557886</text:p>
          </table:table-cell>
          <table:table-cell office:value-type="float" office:value="0.474481544800902" calcext:value-type="float">
            <text:p>0,4744815448</text:p>
          </table:table-cell>
          <table:table-cell office:value-type="float" office:value="1.24643791319353" calcext:value-type="float">
            <text:p>1,2464379132</text:p>
          </table:table-cell>
          <table:table-cell office:value-type="float" office:value="-0.0846545340560631" calcext:value-type="float">
            <text:p>-0,0846545341</text:p>
          </table:table-cell>
          <table:table-cell office:value-type="float" office:value="2.25762749757041" calcext:value-type="float">
            <text:p>2,2576274976</text:p>
          </table:table-cell>
          <table:table-cell office:value-type="float" office:value="2.41120231656382" calcext:value-type="float">
            <text:p>2,4112023166</text:p>
          </table:table-cell>
          <table:table-cell office:value-type="float" office:value="0.680078560382555" calcext:value-type="float">
            <text:p>0,6800785604</text:p>
          </table:table-cell>
          <table:table-cell office:value-type="float" office:value="0.0970656640663767" calcext:value-type="float">
            <text:p>0,0970656641</text:p>
          </table:table-cell>
          <table:table-cell office:value-type="float" office:value="0.0397531857240938" calcext:value-type="float">
            <text:p>0,0397531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74100335087293" calcext:value-type="float">
            <text:p>-0,4741003351</text:p>
          </table:table-cell>
          <table:table-cell office:value-type="float" office:value="0.831312470487682" calcext:value-type="float">
            <text:p>0,8313124705</text:p>
          </table:table-cell>
          <table:table-cell office:value-type="float" office:value="0.728633249673354" calcext:value-type="float">
            <text:p>0,7286332497</text:p>
          </table:table-cell>
          <table:table-cell office:value-type="float" office:value="0.342804597784296" calcext:value-type="float">
            <text:p>0,3428045978</text:p>
          </table:table-cell>
          <table:table-cell office:value-type="float" office:value="1.3896847468671" calcext:value-type="float">
            <text:p>1,3896847469</text:p>
          </table:table-cell>
          <table:table-cell office:value-type="float" office:value="1.62675386390584" calcext:value-type="float">
            <text:p>1,6267538639</text:p>
          </table:table-cell>
          <table:table-cell office:value-type="float" office:value="0.570500140229242" calcext:value-type="float">
            <text:p>0,5705001402</text:p>
          </table:table-cell>
          <table:table-cell office:value-type="float" office:value="0.38284396655558" calcext:value-type="float">
            <text:p>0,3828439666</text:p>
          </table:table-cell>
          <table:table-cell office:value-type="float" office:value="-0.87467232372567" calcext:value-type="float">
            <text:p>-0,8746723237</text:p>
          </table:table-cell>
          <table:table-cell office:value-type="float" office:value="-0.714202160422518" calcext:value-type="float">
            <text:p>-0,7142021604</text:p>
          </table:table-cell>
          <table:table-cell office:value-type="float" office:value="-0.0791231008050507" calcext:value-type="float">
            <text:p>-0,0791231008</text:p>
          </table:table-cell>
          <table:table-cell office:value-type="float" office:value="0.877762928154718" calcext:value-type="float">
            <text:p>0,8777629282</text:p>
          </table:table-cell>
          <table:table-cell office:value-type="float" office:value="0.0180899692126379" calcext:value-type="float">
            <text:p>0,0180899692</text:p>
          </table:table-cell>
          <table:table-cell office:value-type="float" office:value="-0.424382128014347" calcext:value-type="float">
            <text:p>-0,424382128</text:p>
          </table:table-cell>
          <table:table-cell office:value-type="float" office:value="-0.834360439942979" calcext:value-type="float">
            <text:p>-0,8343604399</text:p>
          </table:table-cell>
          <table:table-cell office:value-type="float" office:value="-0.821405571759389" calcext:value-type="float">
            <text:p>-0,8214055718</text:p>
          </table:table-cell>
          <table:table-cell office:value-type="float" office:value="-0.436139534468388" calcext:value-type="float">
            <text:p>-0,4361395345</text:p>
          </table:table-cell>
          <table:table-cell office:value-type="float" office:value="0.1755061262116" calcext:value-type="float">
            <text:p>0,1755061262</text:p>
          </table:table-cell>
          <table:table-cell office:value-type="float" office:value="-0.414941218752338" calcext:value-type="float">
            <text:p>-0,4149412188</text:p>
          </table:table-cell>
          <table:table-cell office:value-type="float" office:value="0.303442415078545" calcext:value-type="float">
            <text:p>0,3034424151</text:p>
          </table:table-cell>
          <table:table-cell office:value-type="float" office:value="0.500740560350499" calcext:value-type="float">
            <text:p>0,5007405604</text:p>
          </table:table-cell>
          <table:table-cell office:value-type="float" office:value="0.401355124143503" calcext:value-type="float">
            <text:p>0,4013551241</text:p>
          </table:table-cell>
          <table:table-cell office:value-type="float" office:value="0.347756009795536" calcext:value-type="float">
            <text:p>0,3477560098</text:p>
          </table:table-cell>
          <table:table-cell office:value-type="float" office:value="0.530286093662532" calcext:value-type="float">
            <text:p>0,5302860937</text:p>
          </table:table-cell>
          <table:table-cell office:value-type="float" office:value="1.13870924567209" calcext:value-type="float">
            <text:p>1,1387092457</text:p>
          </table:table-cell>
          <table:table-cell office:value-type="float" office:value="0.816093462985976" calcext:value-type="float">
            <text:p>0,816093463</text:p>
          </table:table-cell>
          <table:table-cell office:value-type="float" office:value="0.0337869521500593" calcext:value-type="float">
            <text:p>0,0337869522</text:p>
          </table:table-cell>
          <table:table-cell office:value-type="float" office:value="-0.552723699792914" calcext:value-type="float">
            <text:p>-0,5527236998</text:p>
          </table:table-cell>
          <table:table-cell office:value-type="float" office:value="-0.570656114886362" calcext:value-type="float">
            <text:p>-0,5706561149</text:p>
          </table:table-cell>
          <table:table-cell office:value-type="float" office:value="-0.310080130985807" calcext:value-type="float">
            <text:p>-0,310080131</text:p>
          </table:table-cell>
          <table:table-cell office:value-type="float" office:value="0.3343576098251" calcext:value-type="float">
            <text:p>0,3343576098</text:p>
          </table:table-cell>
          <table:table-cell office:value-type="float" office:value="0.396272863245581" calcext:value-type="float">
            <text:p>0,3962728632</text:p>
          </table:table-cell>
          <table:table-cell office:value-type="float" office:value="1.05175026312784" calcext:value-type="float">
            <text:p>1,0517502631</text:p>
          </table:table-cell>
          <table:table-cell office:value-type="float" office:value="0.912681952750776" calcext:value-type="float">
            <text:p>0,9126819528</text:p>
          </table:table-cell>
          <table:table-cell office:value-type="float" office:value="1.09152774859462" calcext:value-type="float">
            <text:p>1,0915277486</text:p>
          </table:table-cell>
          <table:table-cell office:value-type="float" office:value="1.0852981505899" calcext:value-type="float">
            <text:p>1,0852981506</text:p>
          </table:table-cell>
          <table:table-cell office:value-type="float" office:value="0.817798502007232" calcext:value-type="float">
            <text:p>0,817798502</text:p>
          </table:table-cell>
          <table:table-cell office:value-type="float" office:value="-0.139923641065715" calcext:value-type="float">
            <text:p>-0,1399236411</text:p>
          </table:table-cell>
          <table:table-cell office:value-type="float" office:value="-1.18448069259754" calcext:value-type="float">
            <text:p>-1,1844806926</text:p>
          </table:table-cell>
          <table:table-cell office:value-type="float" office:value="0.0170713859965222" calcext:value-type="float">
            <text:p>0,017071386</text:p>
          </table:table-cell>
          <table:table-cell office:value-type="float" office:value="0.483311720062937" calcext:value-type="float">
            <text:p>0,4833117201</text:p>
          </table:table-cell>
          <table:table-cell office:value-type="float" office:value="1.59783528486401" calcext:value-type="float">
            <text:p>1,5978352849</text:p>
          </table:table-cell>
          <table:table-cell office:value-type="float" office:value="1.54431815548817" calcext:value-type="float">
            <text:p>1,5443181555</text:p>
          </table:table-cell>
          <table:table-cell office:value-type="float" office:value="0.519915283746999" calcext:value-type="float">
            <text:p>0,5199152837</text:p>
          </table:table-cell>
          <table:table-cell office:value-type="float" office:value="0.150367544225789" calcext:value-type="float">
            <text:p>0,1503675442</text:p>
          </table:table-cell>
          <table:table-cell office:value-type="float" office:value="0.0966865861850115" calcext:value-type="float">
            <text:p>0,0966865862</text:p>
          </table:table-cell>
          <table:table-cell office:value-type="float" office:value="-0.205283958843926" calcext:value-type="float">
            <text:p>-0,2052839588</text:p>
          </table:table-cell>
          <table:table-cell office:value-type="float" office:value="-0.0416555101857219" calcext:value-type="float">
            <text:p>-0,0416555102</text:p>
          </table:table-cell>
          <table:table-cell office:value-type="float" office:value="-0.397730765599472" calcext:value-type="float">
            <text:p>-0,3977307656</text:p>
          </table:table-cell>
          <table:table-cell office:value-type="float" office:value="-0.768385700453664" calcext:value-type="float">
            <text:p>-0,7683857005</text:p>
          </table:table-cell>
          <table:table-cell office:value-type="float" office:value="-0.582920588374942" calcext:value-type="float">
            <text:p>-0,5829205884</text:p>
          </table:table-cell>
          <table:table-cell office:value-type="float" office:value="-0.923812791982364" calcext:value-type="float">
            <text:p>-0,923812792</text:p>
          </table:table-cell>
          <table:table-cell office:value-type="float" office:value="0.10622721152259" calcext:value-type="float">
            <text:p>0,1062272115</text:p>
          </table:table-cell>
          <table:table-cell office:value-type="float" office:value="-0.260245278578869" calcext:value-type="float">
            <text:p>-0,2602452786</text:p>
          </table:table-cell>
          <table:table-cell office:value-type="float" office:value="0.677236272448505" calcext:value-type="float">
            <text:p>0,6772362724</text:p>
          </table:table-cell>
          <table:table-cell office:value-type="float" office:value="0.00871670848482793" calcext:value-type="float">
            <text:p>0,0087167085</text:p>
          </table:table-cell>
          <table:table-cell office:value-type="float" office:value="0.285195972926903" calcext:value-type="float">
            <text:p>0,2851959729</text:p>
          </table:table-cell>
          <table:table-cell office:value-type="float" office:value="0.23184496376678" calcext:value-type="float">
            <text:p>0,2318449638</text:p>
          </table:table-cell>
          <table:table-cell office:value-type="float" office:value="-0.550038763042801" calcext:value-type="float">
            <text:p>-0,550038763</text:p>
          </table:table-cell>
          <table:table-cell office:value-type="float" office:value="1.68951039327398" calcext:value-type="float">
            <text:p>1,6895103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43693044824877" calcext:value-type="float">
            <text:p>0,5436930448</text:p>
          </table:table-cell>
          <table:table-cell office:value-type="float" office:value="1.22876478302011" calcext:value-type="float">
            <text:p>1,228764783</text:p>
          </table:table-cell>
          <table:table-cell office:value-type="float" office:value="-0.0442384473015963" calcext:value-type="float">
            <text:p>-0,0442384473</text:p>
          </table:table-cell>
          <table:table-cell office:value-type="float" office:value="-0.362147803928865" calcext:value-type="float">
            <text:p>-0,3621478039</text:p>
          </table:table-cell>
          <table:table-cell office:value-type="float" office:value="-0.45902799281232" calcext:value-type="float">
            <text:p>-0,4590279928</text:p>
          </table:table-cell>
          <table:table-cell office:value-type="float" office:value="-0.219099974389814" calcext:value-type="float">
            <text:p>-0,2190999744</text:p>
          </table:table-cell>
          <table:table-cell office:value-type="float" office:value="0.0218489415406944" calcext:value-type="float">
            <text:p>0,0218489415</text:p>
          </table:table-cell>
          <table:table-cell office:value-type="float" office:value="-0.509675710077061" calcext:value-type="float">
            <text:p>-0,5096757101</text:p>
          </table:table-cell>
          <table:table-cell office:value-type="float" office:value="-1.0343179723825" calcext:value-type="float">
            <text:p>-1,0343179724</text:p>
          </table:table-cell>
          <table:table-cell office:value-type="float" office:value="-0.702298791082143" calcext:value-type="float">
            <text:p>-0,7022987911</text:p>
          </table:table-cell>
          <table:table-cell office:value-type="float" office:value="-0.881657408970567" calcext:value-type="float">
            <text:p>-0,881657409</text:p>
          </table:table-cell>
          <table:table-cell office:value-type="float" office:value="-1.07908797552327" calcext:value-type="float">
            <text:p>-1,0790879755</text:p>
          </table:table-cell>
          <table:table-cell office:value-type="float" office:value="-0.276315412091077" calcext:value-type="float">
            <text:p>-0,2763154121</text:p>
          </table:table-cell>
          <table:table-cell office:value-type="float" office:value="0.00486397854457719" calcext:value-type="float">
            <text:p>0,0048639785</text:p>
          </table:table-cell>
          <table:table-cell office:value-type="float" office:value="-0.349516216965612" calcext:value-type="float">
            <text:p>-0,349516217</text:p>
          </table:table-cell>
          <table:table-cell office:value-type="float" office:value="-0.776703227718062" calcext:value-type="float">
            <text:p>-0,7767032277</text:p>
          </table:table-cell>
          <table:table-cell office:value-type="float" office:value="-0.525263700207581" calcext:value-type="float">
            <text:p>-0,5252637002</text:p>
          </table:table-cell>
          <table:table-cell office:value-type="float" office:value="-1.04921309438917" calcext:value-type="float">
            <text:p>-1,0492130944</text:p>
          </table:table-cell>
          <table:table-cell office:value-type="float" office:value="-1.26304153321298" calcext:value-type="float">
            <text:p>-1,2630415332</text:p>
          </table:table-cell>
          <table:table-cell office:value-type="float" office:value="-1.52863399816858" calcext:value-type="float">
            <text:p>-1,5286339982</text:p>
          </table:table-cell>
          <table:table-cell office:value-type="float" office:value="-1.90405531429946" calcext:value-type="float">
            <text:p>-1,9040553143</text:p>
          </table:table-cell>
          <table:table-cell office:value-type="float" office:value="-1.36703040336317" calcext:value-type="float">
            <text:p>-1,3670304034</text:p>
          </table:table-cell>
          <table:table-cell office:value-type="float" office:value="-2.22523874313994" calcext:value-type="float">
            <text:p>-2,2252387431</text:p>
          </table:table-cell>
          <table:table-cell office:value-type="float" office:value="-1.97435382348645" calcext:value-type="float">
            <text:p>-1,9743538235</text:p>
          </table:table-cell>
          <table:table-cell office:value-type="float" office:value="-0.594055916978446" calcext:value-type="float">
            <text:p>-0,594055917</text:p>
          </table:table-cell>
          <table:table-cell office:value-type="float" office:value="0.139528376161342" calcext:value-type="float">
            <text:p>0,1395283762</text:p>
          </table:table-cell>
          <table:table-cell office:value-type="float" office:value="-0.121307370370093" calcext:value-type="float">
            <text:p>-0,1213073704</text:p>
          </table:table-cell>
          <table:table-cell office:value-type="float" office:value="-0.556939746320702" calcext:value-type="float">
            <text:p>-0,5569397463</text:p>
          </table:table-cell>
          <table:table-cell office:value-type="float" office:value="-0.5098860253361" calcext:value-type="float">
            <text:p>-0,5098860253</text:p>
          </table:table-cell>
          <table:table-cell office:value-type="float" office:value="0.10124603254248" calcext:value-type="float">
            <text:p>0,1012460325</text:p>
          </table:table-cell>
          <table:table-cell office:value-type="float" office:value="1.28766232546899" calcext:value-type="float">
            <text:p>1,2876623255</text:p>
          </table:table-cell>
          <table:table-cell office:value-type="float" office:value="2.17785938096152" calcext:value-type="float">
            <text:p>2,177859381</text:p>
          </table:table-cell>
          <table:table-cell office:value-type="float" office:value="2.1906621502718" calcext:value-type="float">
            <text:p>2,1906621503</text:p>
          </table:table-cell>
          <table:table-cell office:value-type="float" office:value="1.42556553292724" calcext:value-type="float">
            <text:p>1,4255655329</text:p>
          </table:table-cell>
          <table:table-cell office:value-type="float" office:value="2.02695757450708" calcext:value-type="float">
            <text:p>2,0269575745</text:p>
          </table:table-cell>
          <table:table-cell office:value-type="float" office:value="2.57022379043416" calcext:value-type="float">
            <text:p>2,5702237904</text:p>
          </table:table-cell>
          <table:table-cell office:value-type="float" office:value="2.68181221300435" calcext:value-type="float">
            <text:p>2,681812213</text:p>
          </table:table-cell>
          <table:table-cell office:value-type="float" office:value="2.22516152688062" calcext:value-type="float">
            <text:p>2,2251615269</text:p>
          </table:table-cell>
          <table:table-cell office:value-type="float" office:value="1.41253592348782" calcext:value-type="float">
            <text:p>1,4125359235</text:p>
          </table:table-cell>
          <table:table-cell office:value-type="float" office:value="0.391522442772699" calcext:value-type="float">
            <text:p>0,3915224428</text:p>
          </table:table-cell>
          <table:table-cell office:value-type="float" office:value="-0.00584415622808872" calcext:value-type="float">
            <text:p>-0,0058441562</text:p>
          </table:table-cell>
          <table:table-cell office:value-type="float" office:value="-0.0871223245085346" calcext:value-type="float">
            <text:p>-0,0871223245</text:p>
          </table:table-cell>
          <table:table-cell office:value-type="float" office:value="0.519808929578478" calcext:value-type="float">
            <text:p>0,5198089296</text:p>
          </table:table-cell>
          <table:table-cell office:value-type="float" office:value="1.18987826843108" calcext:value-type="float">
            <text:p>1,1898782684</text:p>
          </table:table-cell>
          <table:table-cell office:value-type="float" office:value="1.01366190997824" calcext:value-type="float">
            <text:p>1,01366191</text:p>
          </table:table-cell>
          <table:table-cell office:value-type="float" office:value="0.731308966549952" calcext:value-type="float">
            <text:p>0,7313089665</text:p>
          </table:table-cell>
          <table:table-cell office:value-type="float" office:value="0.344440031785747" calcext:value-type="float">
            <text:p>0,3444400318</text:p>
          </table:table-cell>
          <table:table-cell office:value-type="float" office:value="0.475834097121515" calcext:value-type="float">
            <text:p>0,4758340971</text:p>
          </table:table-cell>
          <table:table-cell office:value-type="float" office:value="0.311509410819167" calcext:value-type="float">
            <text:p>0,3115094108</text:p>
          </table:table-cell>
          <table:table-cell office:value-type="float" office:value="-1.05378610347931" calcext:value-type="float">
            <text:p>-1,0537861035</text:p>
          </table:table-cell>
          <table:table-cell office:value-type="float" office:value="-0.34142491604818" calcext:value-type="float">
            <text:p>-0,341424916</text:p>
          </table:table-cell>
          <table:table-cell office:value-type="float" office:value="0.508616031540852" calcext:value-type="float">
            <text:p>0,5086160315</text:p>
          </table:table-cell>
          <table:table-cell office:value-type="float" office:value="2.07497153174126" calcext:value-type="float">
            <text:p>2,0749715317</text:p>
          </table:table-cell>
          <table:table-cell office:value-type="float" office:value="-0.684855996260183" calcext:value-type="float">
            <text:p>-0,6848559963</text:p>
          </table:table-cell>
          <table:table-cell office:value-type="float" office:value="1.79185430418667" calcext:value-type="float">
            <text:p>1,7918543042</text:p>
          </table:table-cell>
          <table:table-cell office:value-type="float" office:value="0.688619970301399" calcext:value-type="float">
            <text:p>0,6886199703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0.587340574875843" calcext:value-type="float">
            <text:p>0,5873405749</text:p>
          </table:table-cell>
          <table:table-cell office:value-type="float" office:value="0.469150709654154" calcext:value-type="float">
            <text:p>0,46915070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21905802784104" calcext:value-type="float">
            <text:p>-0,4219058028</text:p>
          </table:table-cell>
          <table:table-cell office:value-type="float" office:value="-0.728156908456363" calcext:value-type="float">
            <text:p>-0,7281569085</text:p>
          </table:table-cell>
          <table:table-cell office:value-type="float" office:value="-0.0910791562091691" calcext:value-type="float">
            <text:p>-0,0910791562</text:p>
          </table:table-cell>
          <table:table-cell office:value-type="float" office:value="-0.278327243969068" calcext:value-type="float">
            <text:p>-0,278327244</text:p>
          </table:table-cell>
          <table:table-cell office:value-type="float" office:value="-0.972059278896677" calcext:value-type="float">
            <text:p>-0,9720592789</text:p>
          </table:table-cell>
          <table:table-cell office:value-type="float" office:value="-0.26139726674306" calcext:value-type="float">
            <text:p>-0,2613972667</text:p>
          </table:table-cell>
          <table:table-cell office:value-type="float" office:value="-0.483104374066464" calcext:value-type="float">
            <text:p>-0,4831043741</text:p>
          </table:table-cell>
          <table:table-cell office:value-type="float" office:value="-0.564871005868816" calcext:value-type="float">
            <text:p>-0,5648710059</text:p>
          </table:table-cell>
          <table:table-cell office:value-type="float" office:value="-0.672792376482372" calcext:value-type="float">
            <text:p>-0,6727923765</text:p>
          </table:table-cell>
          <table:table-cell office:value-type="float" office:value="-0.6866756188229" calcext:value-type="float">
            <text:p>-0,6866756188</text:p>
          </table:table-cell>
          <table:table-cell office:value-type="float" office:value="-1.12882290481873" calcext:value-type="float">
            <text:p>-1,1288229048</text:p>
          </table:table-cell>
          <table:table-cell office:value-type="float" office:value="-1.1754669875614" calcext:value-type="float">
            <text:p>-1,1754669876</text:p>
          </table:table-cell>
          <table:table-cell office:value-type="float" office:value="-1.00275182282603" calcext:value-type="float">
            <text:p>-1,0027518228</text:p>
          </table:table-cell>
          <table:table-cell office:value-type="float" office:value="-0.72473280314198" calcext:value-type="float">
            <text:p>-0,7247328031</text:p>
          </table:table-cell>
          <table:table-cell office:value-type="float" office:value="-0.243395694265747" calcext:value-type="float">
            <text:p>-0,2433956943</text:p>
          </table:table-cell>
          <table:table-cell office:value-type="float" office:value="-0.0485708161218267" calcext:value-type="float">
            <text:p>-0,0485708161</text:p>
          </table:table-cell>
          <table:table-cell office:value-type="float" office:value="0.167629281943502" calcext:value-type="float">
            <text:p>0,1676292819</text:p>
          </table:table-cell>
          <table:table-cell office:value-type="float" office:value="-0.00994152348911018" calcext:value-type="float">
            <text:p>-0,0099415235</text:p>
          </table:table-cell>
          <table:table-cell office:value-type="float" office:value="-0.437422854144805" calcext:value-type="float">
            <text:p>-0,4374228541</text:p>
          </table:table-cell>
          <table:table-cell office:value-type="float" office:value="-0.887864130443121" calcext:value-type="float">
            <text:p>-0,8878641304</text:p>
          </table:table-cell>
          <table:table-cell office:value-type="float" office:value="-0.811812542845541" calcext:value-type="float">
            <text:p>-0,8118125428</text:p>
          </table:table-cell>
          <table:table-cell office:value-type="float" office:value="-0.923859312049894" calcext:value-type="float">
            <text:p>-0,923859312</text:p>
          </table:table-cell>
          <table:table-cell office:value-type="float" office:value="-0.932945433175608" calcext:value-type="float">
            <text:p>-0,9329454332</text:p>
          </table:table-cell>
          <table:table-cell office:value-type="float" office:value="-0.430334692727718" calcext:value-type="float">
            <text:p>-0,4303346927</text:p>
          </table:table-cell>
          <table:table-cell office:value-type="float" office:value="-0.107379179495073" calcext:value-type="float">
            <text:p>-0,1073791795</text:p>
          </table:table-cell>
          <table:table-cell office:value-type="float" office:value="0.354511674778515" calcext:value-type="float">
            <text:p>0,3545116748</text:p>
          </table:table-cell>
          <table:table-cell office:value-type="float" office:value="0.57763476025222" calcext:value-type="float">
            <text:p>0,5776347603</text:p>
          </table:table-cell>
          <table:table-cell office:value-type="float" office:value="-0.385768257292537" calcext:value-type="float">
            <text:p>-0,3857682573</text:p>
          </table:table-cell>
          <table:table-cell office:value-type="float" office:value="-1.456817215246" calcext:value-type="float">
            <text:p>-1,4568172152</text:p>
          </table:table-cell>
          <table:table-cell office:value-type="float" office:value="-1.19887080592248" calcext:value-type="float">
            <text:p>-1,1988708059</text:p>
          </table:table-cell>
          <table:table-cell office:value-type="float" office:value="0.00771055284711937" calcext:value-type="float">
            <text:p>0,0077105528</text:p>
          </table:table-cell>
          <table:table-cell office:value-type="float" office:value="0.138812742628038" calcext:value-type="float">
            <text:p>0,1388127426</text:p>
          </table:table-cell>
          <table:table-cell office:value-type="float" office:value="-0.425155032700848" calcext:value-type="float">
            <text:p>-0,4251550327</text:p>
          </table:table-cell>
          <table:table-cell office:value-type="float" office:value="0.369959445903004" calcext:value-type="float">
            <text:p>0,3699594459</text:p>
          </table:table-cell>
          <table:table-cell office:value-type="float" office:value="0.79013719824907" calcext:value-type="float">
            <text:p>0,7901371982</text:p>
          </table:table-cell>
          <table:table-cell office:value-type="float" office:value="0.723342793197975" calcext:value-type="float">
            <text:p>0,7233427932</text:p>
          </table:table-cell>
          <table:table-cell office:value-type="float" office:value="0.701506054474093" calcext:value-type="float">
            <text:p>0,7015060545</text:p>
          </table:table-cell>
          <table:table-cell office:value-type="float" office:value="0.833437794938404" calcext:value-type="float">
            <text:p>0,8334377949</text:p>
          </table:table-cell>
          <table:table-cell office:value-type="float" office:value="0.888109357299595" calcext:value-type="float">
            <text:p>0,8881093573</text:p>
          </table:table-cell>
          <table:table-cell office:value-type="float" office:value="0.940045664956037" calcext:value-type="float">
            <text:p>0,940045665</text:p>
          </table:table-cell>
          <table:table-cell office:value-type="float" office:value="0.935649412117004" calcext:value-type="float">
            <text:p>0,9356494121</text:p>
          </table:table-cell>
          <table:table-cell office:value-type="float" office:value="0.250106264915657" calcext:value-type="float">
            <text:p>0,2501062649</text:p>
          </table:table-cell>
          <table:table-cell office:value-type="float" office:value="0.0507218401872423" calcext:value-type="float">
            <text:p>0,0507218402</text:p>
          </table:table-cell>
          <table:table-cell office:value-type="float" office:value="-0.621197481879531" calcext:value-type="float">
            <text:p>-0,6211974819</text:p>
          </table:table-cell>
          <table:table-cell office:value-type="float" office:value="-0.913416880494377" calcext:value-type="float">
            <text:p>-0,9134168805</text:p>
          </table:table-cell>
          <table:table-cell office:value-type="float" office:value="-0.512550898965331" calcext:value-type="float">
            <text:p>-0,512550899</text:p>
          </table:table-cell>
          <table:table-cell office:value-type="float" office:value="-0.728556795112758" calcext:value-type="float">
            <text:p>-0,7285567951</text:p>
          </table:table-cell>
          <table:table-cell office:value-type="float" office:value="-1.07983899481448" calcext:value-type="float">
            <text:p>-1,0798389948</text:p>
          </table:table-cell>
          <table:table-cell office:value-type="float" office:value="-0.942872234533015" calcext:value-type="float">
            <text:p>-0,9428722345</text:p>
          </table:table-cell>
          <table:table-cell office:value-type="float" office:value="-0.746431823297845" calcext:value-type="float">
            <text:p>-0,7464318233</text:p>
          </table:table-cell>
          <table:table-cell office:value-type="float" office:value="-0.249823109303547" calcext:value-type="float">
            <text:p>-0,2498231093</text:p>
          </table:table-cell>
          <table:table-cell office:value-type="float" office:value="-0.539755788573965" calcext:value-type="float">
            <text:p>-0,5397557886</text:p>
          </table:table-cell>
          <table:table-cell office:value-type="float" office:value="-0.956044903703309" calcext:value-type="float">
            <text:p>-0,9560449037</text:p>
          </table:table-cell>
          <table:table-cell office:value-type="float" office:value="-0.725947356035794" calcext:value-type="float">
            <text:p>-0,725947356</text:p>
          </table:table-cell>
          <table:table-cell office:value-type="float" office:value="0" calcext:value-type="float">
            <text:p>0</text:p>
          </table:table-cell>
          <table:table-cell office:value-type="float" office:value="-0.514285800604842" calcext:value-type="float">
            <text:p>-0,5142858006</text:p>
          </table:table-cell>
          <table:table-cell office:value-type="float" office:value="-0.11234992872878" calcext:value-type="float">
            <text:p>-0,1123499287</text:p>
          </table:table-cell>
          <table:table-cell office:value-type="float" office:value="-0.69553489130034" calcext:value-type="float">
            <text:p>-0,6955348913</text:p>
          </table:table-cell>
          <table:table-cell office:value-type="float" office:value="-0.194131328132753" calcext:value-type="float">
            <text:p>-0,1941313281</text:p>
          </table:table-cell>
          <table:table-cell office:value-type="float" office:value="-0.596297785861405" calcext:value-type="float">
            <text:p>-0,5962977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13285754562461" calcext:value-type="float">
            <text:p>-0,6132857546</text:p>
          </table:table-cell>
          <table:table-cell office:value-type="float" office:value="-0.794904625064863" calcext:value-type="float">
            <text:p>-0,7949046251</text:p>
          </table:table-cell>
          <table:table-cell office:value-type="float" office:value="-0.681792540765781" calcext:value-type="float">
            <text:p>-0,6817925408</text:p>
          </table:table-cell>
          <table:table-cell office:value-type="float" office:value="-0.452416099270184" calcext:value-type="float">
            <text:p>-0,4524160993</text:p>
          </table:table-cell>
          <table:table-cell office:value-type="float" office:value="-0.0702042812536488" calcext:value-type="float">
            <text:p>-0,0702042813</text:p>
          </table:table-cell>
          <table:table-cell office:value-type="float" office:value="-0.405208060744097" calcext:value-type="float">
            <text:p>-0,4052080607</text:p>
          </table:table-cell>
          <table:table-cell office:value-type="float" office:value="-0.123810668730602" calcext:value-type="float">
            <text:p>-0,1238106687</text:p>
          </table:table-cell>
          <table:table-cell office:value-type="float" office:value="-0.474444670209983" calcext:value-type="float">
            <text:p>-0,4744446702</text:p>
          </table:table-cell>
          <table:table-cell office:value-type="float" office:value="-0.799495272241763" calcext:value-type="float">
            <text:p>-0,7994952722</text:p>
          </table:table-cell>
          <table:table-cell office:value-type="float" office:value="-0.748424347276097" calcext:value-type="float">
            <text:p>-0,7484243473</text:p>
          </table:table-cell>
          <table:table-cell office:value-type="float" office:value="-0.703065267153452" calcext:value-type="float">
            <text:p>-0,7030652672</text:p>
          </table:table-cell>
          <table:table-cell office:value-type="float" office:value="-0.448697844933095" calcext:value-type="float">
            <text:p>-0,4486978449</text:p>
          </table:table-cell>
          <table:table-cell office:value-type="float" office:value="0.106056878325073" calcext:value-type="float">
            <text:p>0,1060568783</text:p>
          </table:table-cell>
          <table:table-cell office:value-type="float" office:value="-0.141055377792734" calcext:value-type="float">
            <text:p>-0,1410553778</text:p>
          </table:table-cell>
          <table:table-cell office:value-type="float" office:value="-0.280878631182672" calcext:value-type="float">
            <text:p>-0,2808786312</text:p>
          </table:table-cell>
          <table:table-cell office:value-type="float" office:value="-0.205888680728805" calcext:value-type="float">
            <text:p>-0,2058886807</text:p>
          </table:table-cell>
          <table:table-cell office:value-type="float" office:value="-0.0572670171345449" calcext:value-type="float">
            <text:p>-0,0572670171</text:p>
          </table:table-cell>
          <table:table-cell office:value-type="float" office:value="-0.264597471325549" calcext:value-type="float">
            <text:p>-0,2645974713</text:p>
          </table:table-cell>
          <table:table-cell office:value-type="float" office:value="-0.164929928611976" calcext:value-type="float">
            <text:p>-0,1649299286</text:p>
          </table:table-cell>
          <table:table-cell office:value-type="float" office:value="-0.27945637724925" calcext:value-type="float">
            <text:p>-0,2794563772</text:p>
          </table:table-cell>
          <table:table-cell office:value-type="float" office:value="-0.198589594809803" calcext:value-type="float">
            <text:p>-0,1985895948</text:p>
          </table:table-cell>
          <table:table-cell office:value-type="float" office:value="-0.0722986348262395" calcext:value-type="float">
            <text:p>-0,0722986348</text:p>
          </table:table-cell>
          <table:table-cell office:value-type="float" office:value="-0.089137459982074" calcext:value-type="float">
            <text:p>-0,08913746</text:p>
          </table:table-cell>
          <table:table-cell office:value-type="float" office:value="0.247578365495441" calcext:value-type="float">
            <text:p>0,2475783655</text:p>
          </table:table-cell>
          <table:table-cell office:value-type="float" office:value="0.671630229161198" calcext:value-type="float">
            <text:p>0,6716302292</text:p>
          </table:table-cell>
          <table:table-cell office:value-type="float" office:value="0.789958238448202" calcext:value-type="float">
            <text:p>0,7899582384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524897792709518" calcext:value-type="float">
            <text:p>0,5248977927</text:p>
          </table:table-cell>
          <table:table-cell office:value-type="float" office:value="-0.00749220282126524" calcext:value-type="float">
            <text:p>-0,0074922028</text:p>
          </table:table-cell>
          <table:table-cell office:value-type="float" office:value="-0.219479654437727" calcext:value-type="float">
            <text:p>-0,2194796544</text:p>
          </table:table-cell>
          <table:table-cell office:value-type="float" office:value="-0.353517165384609" calcext:value-type="float">
            <text:p>-0,3535171654</text:p>
          </table:table-cell>
          <table:table-cell office:value-type="float" office:value="-0.633098657256254" calcext:value-type="float">
            <text:p>-0,6330986573</text:p>
          </table:table-cell>
          <table:table-cell office:value-type="float" office:value="-0.91374435843565" calcext:value-type="float">
            <text:p>-0,9137443584</text:p>
          </table:table-cell>
          <table:table-cell office:value-type="float" office:value="-1.2205850801417" calcext:value-type="float">
            <text:p>-1,2205850801</text:p>
          </table:table-cell>
          <table:table-cell office:value-type="float" office:value="-0.755019989438" calcext:value-type="float">
            <text:p>-0,7550199894</text:p>
          </table:table-cell>
          <table:table-cell office:value-type="float" office:value="-0.399248874863787" calcext:value-type="float">
            <text:p>-0,3992488749</text:p>
          </table:table-cell>
          <table:table-cell office:value-type="float" office:value="-0.35304553068304" calcext:value-type="float">
            <text:p>-0,3530455307</text:p>
          </table:table-cell>
          <table:table-cell office:value-type="float" office:value="-0.164809389308946" calcext:value-type="float">
            <text:p>-0,1648093893</text:p>
          </table:table-cell>
          <table:table-cell office:value-type="float" office:value="-0.264222580282572" calcext:value-type="float">
            <text:p>-0,2642225803</text:p>
          </table:table-cell>
          <table:table-cell office:value-type="float" office:value="-0.748062537191868" calcext:value-type="float">
            <text:p>-0,7480625372</text:p>
          </table:table-cell>
          <table:table-cell office:value-type="float" office:value="-0.632337703879199" calcext:value-type="float">
            <text:p>-0,6323377039</text:p>
          </table:table-cell>
          <table:table-cell office:value-type="float" office:value="-0.418424225190649" calcext:value-type="float">
            <text:p>-0,4184242252</text:p>
          </table:table-cell>
          <table:table-cell office:value-type="float" office:value="-0.337785871885254" calcext:value-type="float">
            <text:p>-0,3377858719</text:p>
          </table:table-cell>
          <table:table-cell office:value-type="float" office:value="-0.264834192153955" calcext:value-type="float">
            <text:p>-0,2648341922</text:p>
          </table:table-cell>
          <table:table-cell office:value-type="float" office:value="-0.377237874110313" calcext:value-type="float">
            <text:p>-0,3772378741</text:p>
          </table:table-cell>
          <table:table-cell office:value-type="float" office:value="-0.802983964802933" calcext:value-type="float">
            <text:p>-0,8029839648</text:p>
          </table:table-cell>
          <table:table-cell office:value-type="float" office:value="-0.629652478807001" calcext:value-type="float">
            <text:p>-0,6296524788</text:p>
          </table:table-cell>
          <table:table-cell office:value-type="float" office:value="-0.482242637150087" calcext:value-type="float">
            <text:p>-0,4822426372</text:p>
          </table:table-cell>
          <table:table-cell office:value-type="float" office:value="-0.801024199249287" calcext:value-type="float">
            <text:p>-0,8010241992</text:p>
          </table:table-cell>
          <table:table-cell office:value-type="float" office:value="-0.980606512959914" calcext:value-type="float">
            <text:p>-0,980606513</text:p>
          </table:table-cell>
          <table:table-cell office:value-type="float" office:value="-1.03260218512133" calcext:value-type="float">
            <text:p>-1,0326021851</text:p>
          </table:table-cell>
          <table:table-cell office:value-type="float" office:value="-0.643554978684343" calcext:value-type="float">
            <text:p>-0,6435549787</text:p>
          </table:table-cell>
          <table:table-cell office:value-type="float" office:value="-0.81440862167319" calcext:value-type="float">
            <text:p>-0,8144086217</text:p>
          </table:table-cell>
          <table:table-cell office:value-type="float" office:value="-0.191759678952851" calcext:value-type="float">
            <text:p>-0,191759679</text:p>
          </table:table-cell>
          <table:table-cell office:value-type="float" office:value="0.55025447136441" calcext:value-type="float">
            <text:p>0,5502544714</text:p>
          </table:table-cell>
          <table:table-cell office:value-type="float" office:value="-0.32251821393863" calcext:value-type="float">
            <text:p>-0,3225182139</text:p>
          </table:table-cell>
          <table:table-cell office:value-type="float" office:value="-0.509895830384463" calcext:value-type="float">
            <text:p>-0,5098958304</text:p>
          </table:table-cell>
          <table:table-cell office:value-type="float" office:value="0.092737985506712" calcext:value-type="float">
            <text:p>0,0927379855</text:p>
          </table:table-cell>
          <table:table-cell office:value-type="float" office:value="-0.0970656640663767" calcext:value-type="float">
            <text:p>-0,0970656641</text:p>
          </table:table-cell>
          <table:table-cell office:value-type="float" office:value="-0.457161635827077" calcext:value-type="float">
            <text:p>-0,4571616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2720383308936" calcext:value-type="float">
            <text:p>0,2827203833</text:p>
          </table:table-cell>
          <table:table-cell office:value-type="float" office:value="0.212379098299773" calcext:value-type="float">
            <text:p>0,2123790983</text:p>
          </table:table-cell>
          <table:table-cell office:value-type="float" office:value="-0.223794498113959" calcext:value-type="float">
            <text:p>-0,2237944981</text:p>
          </table:table-cell>
          <table:table-cell office:value-type="float" office:value="-0.813489280635462" calcext:value-type="float">
            <text:p>-0,8134892806</text:p>
          </table:table-cell>
          <table:table-cell office:value-type="float" office:value="-0.89105433898862" calcext:value-type="float">
            <text:p>-0,891054339</text:p>
          </table:table-cell>
          <table:table-cell office:value-type="float" office:value="-0.523640479333185" calcext:value-type="float">
            <text:p>-0,5236404793</text:p>
          </table:table-cell>
          <table:table-cell office:value-type="float" office:value="-0.282417799914901" calcext:value-type="float">
            <text:p>-0,2824177999</text:p>
          </table:table-cell>
          <table:table-cell office:value-type="float" office:value="-0.0164411519379697" calcext:value-type="float">
            <text:p>-0,0164411519</text:p>
          </table:table-cell>
          <table:table-cell office:value-type="float" office:value="-0.464154941465239" calcext:value-type="float">
            <text:p>-0,4641549415</text:p>
          </table:table-cell>
          <table:table-cell office:value-type="float" office:value="-0.798269706388919" calcext:value-type="float">
            <text:p>-0,7982697064</text:p>
          </table:table-cell>
          <table:table-cell office:value-type="float" office:value="-1.29611174652083" calcext:value-type="float">
            <text:p>-1,2961117465</text:p>
          </table:table-cell>
          <table:table-cell office:value-type="float" office:value="-0.914886695754592" calcext:value-type="float">
            <text:p>-0,9148866958</text:p>
          </table:table-cell>
          <table:table-cell office:value-type="float" office:value="-0.621798353524594" calcext:value-type="float">
            <text:p>-0,6217983535</text:p>
          </table:table-cell>
          <table:table-cell office:value-type="float" office:value="-0.469373929551685" calcext:value-type="float">
            <text:p>-0,4693739296</text:p>
          </table:table-cell>
          <table:table-cell office:value-type="float" office:value="-0.0438112249678347" calcext:value-type="float">
            <text:p>-0,043811225</text:p>
          </table:table-cell>
          <table:table-cell office:value-type="float" office:value="-0.312056747826958" calcext:value-type="float">
            <text:p>-0,3120567478</text:p>
          </table:table-cell>
          <table:table-cell office:value-type="float" office:value="-0.154734721794002" calcext:value-type="float">
            <text:p>-0,1547347218</text:p>
          </table:table-cell>
          <table:table-cell office:value-type="float" office:value="-0.286392349743983" calcext:value-type="float">
            <text:p>-0,2863923497</text:p>
          </table:table-cell>
          <table:table-cell office:value-type="float" office:value="-0.408739388299244" calcext:value-type="float">
            <text:p>-0,4087393883</text:p>
          </table:table-cell>
          <table:table-cell office:value-type="float" office:value="-0.196076340985509" calcext:value-type="float">
            <text:p>-0,196076341</text:p>
          </table:table-cell>
          <table:table-cell office:value-type="float" office:value="-0.300599484331244" calcext:value-type="float">
            <text:p>-0,3005994843</text:p>
          </table:table-cell>
          <table:table-cell office:value-type="float" office:value="-0.153194945145329" calcext:value-type="float">
            <text:p>-0,1531949451</text:p>
          </table:table-cell>
          <table:table-cell office:value-type="float" office:value="-0.0683520433046397" calcext:value-type="float">
            <text:p>-0,0683520433</text:p>
          </table:table-cell>
          <table:table-cell office:value-type="float" office:value="0.226668030571839" calcext:value-type="float">
            <text:p>0,2266680306</text:p>
          </table:table-cell>
          <table:table-cell office:value-type="float" office:value="0.527913608696309" calcext:value-type="float">
            <text:p>0,5279136087</text:p>
          </table:table-cell>
          <table:table-cell office:value-type="float" office:value="0.587199480340632" calcext:value-type="float">
            <text:p>0,5871994803</text:p>
          </table:table-cell>
          <table:table-cell office:value-type="float" office:value="1.00628127367406" calcext:value-type="float">
            <text:p>1,0062812737</text:p>
          </table:table-cell>
          <table:table-cell office:value-type="float" office:value="0.765212444793394" calcext:value-type="float">
            <text:p>0,7652124448</text:p>
          </table:table-cell>
          <table:table-cell office:value-type="float" office:value="0.113215509299117" calcext:value-type="float">
            <text:p>0,1132155093</text:p>
          </table:table-cell>
          <table:table-cell office:value-type="float" office:value="0.11166508734551" calcext:value-type="float">
            <text:p>0,1116650873</text:p>
          </table:table-cell>
          <table:table-cell office:value-type="float" office:value="0.571281870036596" calcext:value-type="float">
            <text:p>0,57128187</text:p>
          </table:table-cell>
          <table:table-cell office:value-type="float" office:value="0.160384993171585" calcext:value-type="float">
            <text:p>0,1603849932</text:p>
          </table:table-cell>
          <table:table-cell office:value-type="float" office:value="-0.539917837655405" calcext:value-type="float">
            <text:p>-0,5399178377</text:p>
          </table:table-cell>
          <table:table-cell office:value-type="float" office:value="-0.773866076497281" calcext:value-type="float">
            <text:p>-0,7738660765</text:p>
          </table:table-cell>
          <table:table-cell office:value-type="float" office:value="-0.56438371303505" calcext:value-type="float">
            <text:p>-0,564383713</text:p>
          </table:table-cell>
          <table:table-cell office:value-type="float" office:value="-0.246288661070549" calcext:value-type="float">
            <text:p>-0,2462886611</text:p>
          </table:table-cell>
          <table:table-cell office:value-type="float" office:value="-0.136716569142901" calcext:value-type="float">
            <text:p>-0,1367165691</text:p>
          </table:table-cell>
          <table:table-cell office:value-type="float" office:value="0.038502478414056" calcext:value-type="float">
            <text:p>0,0385024784</text:p>
          </table:table-cell>
          <table:table-cell office:value-type="float" office:value="-0.0557579969797823" calcext:value-type="float">
            <text:p>-0,055757997</text:p>
          </table:table-cell>
          <table:table-cell office:value-type="float" office:value="-0.504025675077649" calcext:value-type="float">
            <text:p>-0,5040256751</text:p>
          </table:table-cell>
          <table:table-cell office:value-type="float" office:value="-0.609545494589653" calcext:value-type="float">
            <text:p>-0,6095454946</text:p>
          </table:table-cell>
          <table:table-cell office:value-type="float" office:value="0.0420794900687481" calcext:value-type="float">
            <text:p>0,0420794901</text:p>
          </table:table-cell>
          <table:table-cell office:value-type="float" office:value="-0.0751834368732887" calcext:value-type="float">
            <text:p>-0,0751834369</text:p>
          </table:table-cell>
          <table:table-cell office:value-type="float" office:value="0.0180057241124501" calcext:value-type="float">
            <text:p>0,0180057241</text:p>
          </table:table-cell>
          <table:table-cell office:value-type="float" office:value="-0.00461654741044093" calcext:value-type="float">
            <text:p>-0,0046165474</text:p>
          </table:table-cell>
          <table:table-cell office:value-type="float" office:value="-0.397572255934507" calcext:value-type="float">
            <text:p>-0,3975722559</text:p>
          </table:table-cell>
          <table:table-cell office:value-type="float" office:value="0.0856787391253362" calcext:value-type="float">
            <text:p>0,0856787391</text:p>
          </table:table-cell>
          <table:table-cell office:value-type="float" office:value="0.221094630985754" calcext:value-type="float">
            <text:p>0,221094631</text:p>
          </table:table-cell>
          <table:table-cell office:value-type="float" office:value="-0.139066701258557" calcext:value-type="float">
            <text:p>-0,1390667013</text:p>
          </table:table-cell>
          <table:table-cell office:value-type="float" office:value="-0.629344478466811" calcext:value-type="float">
            <text:p>-0,6293444785</text:p>
          </table:table-cell>
          <table:table-cell office:value-type="float" office:value="-0.524628529537448" calcext:value-type="float">
            <text:p>-0,5246285295</text:p>
          </table:table-cell>
          <table:table-cell office:value-type="float" office:value="-0.508616031540852" calcext:value-type="float">
            <text:p>-0,5086160315</text:p>
          </table:table-cell>
          <table:table-cell office:value-type="float" office:value="-0.332845262770782" calcext:value-type="float">
            <text:p>-0,3328452628</text:p>
          </table:table-cell>
          <table:table-cell office:value-type="float" office:value="0.205456798878055" calcext:value-type="float">
            <text:p>0,2054567989</text:p>
          </table:table-cell>
          <table:table-cell office:value-type="float" office:value="-0.338618136224252" calcext:value-type="float">
            <text:p>-0,3386181362</text:p>
          </table:table-cell>
          <table:table-cell office:value-type="float" office:value="0.584019468483465" calcext:value-type="float">
            <text:p>0,5840194685</text:p>
          </table:table-cell>
          <table:table-cell office:value-type="float" office:value="-0.319765181766528" calcext:value-type="float">
            <text:p>-0,3197651818</text:p>
          </table:table-cell>
          <table:table-cell office:value-type="float" office:value="-0.046368992753356" calcext:value-type="float">
            <text:p>-0,0463689928</text:p>
          </table:table-cell>
          <table:table-cell office:value-type="float" office:value="-0.226486549488212" calcext:value-type="float">
            <text:p>-0,2264865495</text:p>
          </table:table-cell>
          <table:table-cell office:value-type="float" office:value="0.675804157309593" calcext:value-type="float">
            <text:p>0,6758041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7437697682173" calcext:value-type="float">
            <text:p>-0,1174376977</text:p>
          </table:table-cell>
          <table:table-cell office:value-type="float" office:value="-0.582525526765091" calcext:value-type="float">
            <text:p>-0,5825255268</text:p>
          </table:table-cell>
          <table:table-cell office:value-type="float" office:value="-0.572497553314778" calcext:value-type="float">
            <text:p>-0,5724975533</text:p>
          </table:table-cell>
          <table:table-cell office:value-type="float" office:value="-0.42017742236257" calcext:value-type="float">
            <text:p>-0,4201774224</text:p>
          </table:table-cell>
          <table:table-cell office:value-type="float" office:value="-0.140408562507298" calcext:value-type="float">
            <text:p>-0,1404085625</text:p>
          </table:table-cell>
          <table:table-cell office:value-type="float" office:value="-1.20716472376164" calcext:value-type="float">
            <text:p>-1,2071647238</text:p>
          </table:table-cell>
          <table:table-cell office:value-type="float" office:value="-0.288891560371403" calcext:value-type="float">
            <text:p>-0,2888915604</text:p>
          </table:table-cell>
          <table:table-cell office:value-type="float" office:value="-0.33469487873724" calcext:value-type="float">
            <text:p>-0,3346948787</text:p>
          </table:table-cell>
          <table:table-cell office:value-type="float" office:value="-0.15837861969924" calcext:value-type="float">
            <text:p>-0,1583786197</text:p>
          </table:table-cell>
          <table:table-cell office:value-type="float" office:value="-0.46497536485841" calcext:value-type="float">
            <text:p>-0,4649753649</text:p>
          </table:table-cell>
          <table:table-cell office:value-type="float" office:value="-0.381297990546245" calcext:value-type="float">
            <text:p>-0,3812979905</text:p>
          </table:table-cell>
          <table:table-cell office:value-type="float" office:value="-0.787809183585792" calcext:value-type="float">
            <text:p>-0,7878091836</text:p>
          </table:table-cell>
          <table:table-cell office:value-type="float" office:value="-0.423872808021614" calcext:value-type="float">
            <text:p>-0,423872808</text:p>
          </table:table-cell>
          <table:table-cell office:value-type="float" office:value="-0.140447380474662" calcext:value-type="float">
            <text:p>-0,1404473805</text:p>
          </table:table-cell>
          <table:table-cell office:value-type="float" office:value="-0.0978450690948304" calcext:value-type="float">
            <text:p>-0,0978450691</text:p>
          </table:table-cell>
          <table:table-cell office:value-type="float" office:value="-0.408338719608278" calcext:value-type="float">
            <text:p>-0,4083387196</text:p>
          </table:table-cell>
          <table:table-cell office:value-type="float" office:value="-0.209346976544826" calcext:value-type="float">
            <text:p>-0,2093469765</text:p>
          </table:table-cell>
          <table:table-cell office:value-type="float" office:value="-0.179712155380069" calcext:value-type="float">
            <text:p>-0,1797121554</text:p>
          </table:table-cell>
          <table:table-cell office:value-type="float" office:value="-0.00872132407466392" calcext:value-type="float">
            <text:p>-0,0087213241</text:p>
          </table:table-cell>
          <table:table-cell office:value-type="float" office:value="-0.253185954864784" calcext:value-type="float">
            <text:p>-0,2531859549</text:p>
          </table:table-cell>
          <table:table-cell office:value-type="float" office:value="-0.329301886706098" calcext:value-type="float">
            <text:p>-0,3293018867</text:p>
          </table:table-cell>
          <table:table-cell office:value-type="float" office:value="-0.231355631443967" calcext:value-type="float">
            <text:p>-0,2313556314</text:p>
          </table:table-cell>
          <table:table-cell office:value-type="float" office:value="-0.120315584998225" calcext:value-type="float">
            <text:p>-0,120315585</text:p>
          </table:table-cell>
          <table:table-cell office:value-type="float" office:value="0.205339488949766" calcext:value-type="float">
            <text:p>0,2053394889</text:p>
          </table:table-cell>
          <table:table-cell office:value-type="float" office:value="0.701843382327112" calcext:value-type="float">
            <text:p>0,7018433823</text:p>
          </table:table-cell>
          <table:table-cell office:value-type="float" office:value="0.78405673613322" calcext:value-type="float">
            <text:p>0,7840567361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1.03967707375235" calcext:value-type="float">
            <text:p>1,0396770738</text:p>
          </table:table-cell>
          <table:table-cell office:value-type="float" office:value="0.693028760967026" calcext:value-type="float">
            <text:p>0,693028761</text:p>
          </table:table-cell>
          <table:table-cell office:value-type="float" office:value="0.710081234945584" calcext:value-type="float">
            <text:p>0,7100812349</text:p>
          </table:table-cell>
          <table:table-cell office:value-type="float" office:value="0.839982954102888" calcext:value-type="float">
            <text:p>0,8399829541</text:p>
          </table:table-cell>
          <table:table-cell office:value-type="float" office:value="0.324990644058211" calcext:value-type="float">
            <text:p>0,3249906441</text:p>
          </table:table-cell>
          <table:table-cell office:value-type="float" office:value="-0.0939408614395951" calcext:value-type="float">
            <text:p>-0,0939408614</text:p>
          </table:table-cell>
          <table:table-cell office:value-type="float" office:value="-0.568453175499121" calcext:value-type="float">
            <text:p>-0,5684531755</text:p>
          </table:table-cell>
          <table:table-cell office:value-type="float" office:value="-0.660473658023581" calcext:value-type="float">
            <text:p>-0,660473658</text:p>
          </table:table-cell>
          <table:table-cell office:value-type="float" office:value="-0.201233548591847" calcext:value-type="float">
            <text:p>-0,2012335486</text:p>
          </table:table-cell>
          <table:table-cell office:value-type="float" office:value="-0.180482544020964" calcext:value-type="float">
            <text:p>-0,180482544</text:p>
          </table:table-cell>
          <table:table-cell office:value-type="float" office:value="-0.0107994756527228" calcext:value-type="float">
            <text:p>-0,0107994757</text:p>
          </table:table-cell>
          <table:table-cell office:value-type="float" office:value="0.279794633493142" calcext:value-type="float">
            <text:p>0,2797946335</text:p>
          </table:table-cell>
          <table:table-cell office:value-type="float" office:value="-0.368014304679127" calcext:value-type="float">
            <text:p>-0,3680143047</text:p>
          </table:table-cell>
          <table:table-cell office:value-type="float" office:value="-0.832792262502642" calcext:value-type="float">
            <text:p>-0,8327922625</text:p>
          </table:table-cell>
          <table:table-cell office:value-type="float" office:value="0.120904450338375" calcext:value-type="float">
            <text:p>0,1209044503</text:p>
          </table:table-cell>
          <table:table-cell office:value-type="float" office:value="-0.016187821336354" calcext:value-type="float">
            <text:p>-0,0161878213</text:p>
          </table:table-cell>
          <table:table-cell office:value-type="float" office:value="-0.17705628710576" calcext:value-type="float">
            <text:p>-0,1770562871</text:p>
          </table:table-cell>
          <table:table-cell office:value-type="float" office:value="-0.0105521083667222" calcext:value-type="float">
            <text:p>-0,0105521084</text:p>
          </table:table-cell>
          <table:table-cell office:value-type="float" office:value="-0.12655116879042" calcext:value-type="float">
            <text:p>-0,1265511688</text:p>
          </table:table-cell>
          <table:table-cell office:value-type="float" office:value="0.239785464531981" calcext:value-type="float">
            <text:p>0,2397854645</text:p>
          </table:table-cell>
          <table:table-cell office:value-type="float" office:value="-0.0576768602571534" calcext:value-type="float">
            <text:p>-0,0576768603</text:p>
          </table:table-cell>
          <table:table-cell office:value-type="float" office:value="0.119597363082359" calcext:value-type="float">
            <text:p>0,1195973631</text:p>
          </table:table-cell>
          <table:table-cell office:value-type="float" office:value="0.329308157337285" calcext:value-type="float">
            <text:p>0,3293081573</text:p>
          </table:table-cell>
          <table:table-cell office:value-type="float" office:value="-0.891035756515983" calcext:value-type="float">
            <text:p>-0,8910357565</text:p>
          </table:table-cell>
          <table:table-cell office:value-type="float" office:value="-0.394436922419436" calcext:value-type="float">
            <text:p>-0,3944369224</text:p>
          </table:table-cell>
          <table:table-cell office:value-type="float" office:value="-0.715263224252106" calcext:value-type="float">
            <text:p>-0,7152632243</text:p>
          </table:table-cell>
          <table:table-cell office:value-type="float" office:value="-0.506793437232535" calcext:value-type="float">
            <text:p>-0,5067934372</text:p>
          </table:table-cell>
          <table:table-cell office:value-type="float" office:value="0" calcext:value-type="float">
            <text:p>0</text:p>
          </table:table-cell>
          <table:table-cell office:value-type="float" office:value="-0.549152634544153" calcext:value-type="float">
            <text:p>-0,5491526345</text:p>
          </table:table-cell>
          <table:table-cell office:value-type="float" office:value="-0.250626764087279" calcext:value-type="float">
            <text:p>-0,2506267641</text:p>
          </table:table-cell>
          <table:table-cell office:value-type="float" office:value="-0.448233596615775" calcext:value-type="float">
            <text:p>-0,4482335966</text:p>
          </table:table-cell>
          <table:table-cell office:value-type="float" office:value="-0.905946197952849" calcext:value-type="float">
            <text:p>-0,905946198</text:p>
          </table:table-cell>
          <table:table-cell office:value-type="float" office:value="-0.695680750171639" calcext:value-type="float">
            <text:p>-0,6956807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330565371253525" calcext:value-type="float">
            <text:p>-0,3305653713</text:p>
          </table:table-cell>
          <table:table-cell office:value-type="float" office:value="-0.625001346425045" calcext:value-type="float">
            <text:p>-0,6250013464</text:p>
          </table:table-cell>
          <table:table-cell office:value-type="float" office:value="-0.59852016937454" calcext:value-type="float">
            <text:p>-0,5985201694</text:p>
          </table:table-cell>
          <table:table-cell office:value-type="float" office:value="-0.381491010073433" calcext:value-type="float">
            <text:p>-0,3814910101</text:p>
          </table:table-cell>
          <table:table-cell office:value-type="float" office:value="-0.950457961587862" calcext:value-type="float">
            <text:p>-0,9504579616</text:p>
          </table:table-cell>
          <table:table-cell office:value-type="float" office:value="-0.89754854373588" calcext:value-type="float">
            <text:p>-0,8975485437</text:p>
          </table:table-cell>
          <table:table-cell office:value-type="float" office:value="-0.343918524251671" calcext:value-type="float">
            <text:p>-0,3439185243</text:p>
          </table:table-cell>
          <table:table-cell office:value-type="float" office:value="-0.241919807087269" calcext:value-type="float">
            <text:p>-0,2419198071</text:p>
          </table:table-cell>
          <table:table-cell office:value-type="float" office:value="-0.484427404786742" calcext:value-type="float">
            <text:p>-0,4844274048</text:p>
          </table:table-cell>
          <table:table-cell office:value-type="float" office:value="-0.238067386807506" calcext:value-type="float">
            <text:p>-0,2380673868</text:p>
          </table:table-cell>
          <table:table-cell office:value-type="float" office:value="-0.253947475917163" calcext:value-type="float">
            <text:p>-0,2539474759</text:p>
          </table:table-cell>
          <table:table-cell office:value-type="float" office:value="-0.268076437187553" calcext:value-type="float">
            <text:p>-0,2680764372</text:p>
          </table:table-cell>
          <table:table-cell office:value-type="float" office:value="-0.277024822648436" calcext:value-type="float">
            <text:p>-0,2770248226</text:p>
          </table:table-cell>
          <table:table-cell office:value-type="float" office:value="-0.144703361701167" calcext:value-type="float">
            <text:p>-0,1447033617</text:p>
          </table:table-cell>
          <table:table-cell office:value-type="float" office:value="-0.543259189601146" calcext:value-type="float">
            <text:p>-0,5432591896</text:p>
          </table:table-cell>
          <table:table-cell office:value-type="float" office:value="-0.440146156714607" calcext:value-type="float">
            <text:p>-0,4401461567</text:p>
          </table:table-cell>
          <table:table-cell office:value-type="float" office:value="-0.207071465930209" calcext:value-type="float">
            <text:p>-0,2070714659</text:p>
          </table:table-cell>
          <table:table-cell office:value-type="float" office:value="-0.101709432619358" calcext:value-type="float">
            <text:p>-0,1017094326</text:p>
          </table:table-cell>
          <table:table-cell office:value-type="float" office:value="-0.1253932594735" calcext:value-type="float">
            <text:p>-0,1253932595</text:p>
          </table:table-cell>
          <table:table-cell office:value-type="float" office:value="-0.331997222018182" calcext:value-type="float">
            <text:p>-0,331997222</text:p>
          </table:table-cell>
          <table:table-cell office:value-type="float" office:value="-0.252891437140608" calcext:value-type="float">
            <text:p>-0,2528914371</text:p>
          </table:table-cell>
          <table:table-cell office:value-type="float" office:value="-0.257148657922517" calcext:value-type="float">
            <text:p>-0,2571486579</text:p>
          </table:table-cell>
          <table:table-cell office:value-type="float" office:value="-0.456879447352065" calcext:value-type="float">
            <text:p>-0,4568794474</text:p>
          </table:table-cell>
          <table:table-cell office:value-type="float" office:value="0.0539486641028914" calcext:value-type="float">
            <text:p>0,0539486641</text:p>
          </table:table-cell>
          <table:table-cell office:value-type="float" office:value="0.934566318875369" calcext:value-type="float">
            <text:p>0,9345663189</text:p>
          </table:table-cell>
          <table:table-cell office:value-type="float" office:value="0.975012489610827" calcext:value-type="float">
            <text:p>0,9750124896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95240491062715" calcext:value-type="float">
            <text:p>0,9524049106</text:p>
          </table:table-cell>
          <table:table-cell office:value-type="float" office:value="0.763372220788904" calcext:value-type="float">
            <text:p>0,7633722208</text:p>
          </table:table-cell>
          <table:table-cell office:value-type="float" office:value="0.478597017365237" calcext:value-type="float">
            <text:p>0,4785970174</text:p>
          </table:table-cell>
          <table:table-cell office:value-type="float" office:value="0.462399517710602" calcext:value-type="float">
            <text:p>0,4623995177</text:p>
          </table:table-cell>
          <table:table-cell office:value-type="float" office:value="0.0126619731451253" calcext:value-type="float">
            <text:p>0,0126619731</text:p>
          </table:table-cell>
          <table:table-cell office:value-type="float" office:value="-0.491494713202006" calcext:value-type="float">
            <text:p>-0,4914947132</text:p>
          </table:table-cell>
          <table:table-cell office:value-type="float" office:value="-0.763919767606844" calcext:value-type="float">
            <text:p>-0,7639197676</text:p>
          </table:table-cell>
          <table:table-cell office:value-type="float" office:value="-0.909767250242824" calcext:value-type="float">
            <text:p>-0,9097672502</text:p>
          </table:table-cell>
          <table:table-cell office:value-type="float" office:value="-0.346242860182962" calcext:value-type="float">
            <text:p>-0,3462428602</text:p>
          </table:table-cell>
          <table:table-cell office:value-type="float" office:value="-0.251758560250952" calcext:value-type="float">
            <text:p>-0,2517585603</text:p>
          </table:table-cell>
          <table:table-cell office:value-type="float" office:value="-0.0122081029117735" calcext:value-type="float">
            <text:p>-0,0122081029</text:p>
          </table:table-cell>
          <table:table-cell office:value-type="float" office:value="0.239608689723929" calcext:value-type="float">
            <text:p>0,2396086897</text:p>
          </table:table-cell>
          <table:table-cell office:value-type="float" office:value="-0.31372170003445" calcext:value-type="float">
            <text:p>-0,3137217</text:p>
          </table:table-cell>
          <table:table-cell office:value-type="float" office:value="-1.0075325337225" calcext:value-type="float">
            <text:p>-1,0075325337</text:p>
          </table:table-cell>
          <table:table-cell office:value-type="float" office:value="-0.229362854318387" calcext:value-type="float">
            <text:p>-0,2293628543</text:p>
          </table:table-cell>
          <table:table-cell office:value-type="float" office:value="-0.300374018130124" calcext:value-type="float">
            <text:p>-0,3003740181</text:p>
          </table:table-cell>
          <table:table-cell office:value-type="float" office:value="-0.11478649121687" calcext:value-type="float">
            <text:p>-0,1147864912</text:p>
          </table:table-cell>
          <table:table-cell office:value-type="float" office:value="-0.237422438251246" calcext:value-type="float">
            <text:p>-0,2374224383</text:p>
          </table:table-cell>
          <table:table-cell office:value-type="float" office:value="-0.297525904206387" calcext:value-type="float">
            <text:p>-0,2975259042</text:p>
          </table:table-cell>
          <table:table-cell office:value-type="float" office:value="0.115580044054984" calcext:value-type="float">
            <text:p>0,1155800441</text:p>
          </table:table-cell>
          <table:table-cell office:value-type="float" office:value="0.270760816207192" calcext:value-type="float">
            <text:p>0,2707608162</text:p>
          </table:table-cell>
          <table:table-cell office:value-type="float" office:value="-0.0973466908809898" calcext:value-type="float">
            <text:p>-0,0973466909</text:p>
          </table:table-cell>
          <table:table-cell office:value-type="float" office:value="-0.43175958406444" calcext:value-type="float">
            <text:p>-0,4317595841</text:p>
          </table:table-cell>
          <table:table-cell office:value-type="float" office:value="-0.757796764887425" calcext:value-type="float">
            <text:p>-0,7577967649</text:p>
          </table:table-cell>
          <table:table-cell office:value-type="float" office:value="-0.674694735717457" calcext:value-type="float">
            <text:p>-0,6746947357</text:p>
          </table:table-cell>
          <table:table-cell office:value-type="float" office:value="-0.771917737064153" calcext:value-type="float">
            <text:p>-0,7719177371</text:p>
          </table:table-cell>
          <table:table-cell office:value-type="float" office:value="-0.780735835736608" calcext:value-type="float">
            <text:p>-0,7807358357</text:p>
          </table:table-cell>
          <table:table-cell office:value-type="float" office:value="-0.874763518579319" calcext:value-type="float">
            <text:p>-0,8747635186</text:p>
          </table:table-cell>
          <table:table-cell office:value-type="float" office:value="-0.392251881817252" calcext:value-type="float">
            <text:p>-0,3922518818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-0.726447553135911" calcext:value-type="float">
            <text:p>-0,7264475531</text:p>
          </table:table-cell>
          <table:table-cell office:value-type="float" office:value="-0.485328320331884" calcext:value-type="float">
            <text:p>-0,4853283203</text:p>
          </table:table-cell>
          <table:table-cell office:value-type="float" office:value="-0.397531857240937" calcext:value-type="float">
            <text:p>-0,3975318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26255347142703" calcext:value-type="float">
            <text:p>-0,4262553471</text:p>
          </table:table-cell>
          <table:table-cell office:value-type="float" office:value="-0.916264109807591" calcext:value-type="float">
            <text:p>-0,9162641098</text:p>
          </table:table-cell>
          <table:table-cell office:value-type="float" office:value="-0.663576709523947" calcext:value-type="float">
            <text:p>-0,6635767095</text:p>
          </table:table-cell>
          <table:table-cell office:value-type="float" office:value="0.0333132994712013" calcext:value-type="float">
            <text:p>0,0333132995</text:p>
          </table:table-cell>
          <table:table-cell office:value-type="float" office:value="-0.180010977573459" calcext:value-type="float">
            <text:p>-0,1800109776</text:p>
          </table:table-cell>
          <table:table-cell office:value-type="float" office:value="-0.242786458107632" calcext:value-type="float">
            <text:p>-0,2427864581</text:p>
          </table:table-cell>
          <table:table-cell office:value-type="float" office:value="-0.224153955806383" calcext:value-type="float">
            <text:p>-0,2241539558</text:p>
          </table:table-cell>
          <table:table-cell office:value-type="float" office:value="-0.211386239202468" calcext:value-type="float">
            <text:p>-0,2113862392</text:p>
          </table:table-cell>
          <table:table-cell office:value-type="float" office:value="0.159223305670969" calcext:value-type="float">
            <text:p>0,1592233057</text:p>
          </table:table-cell>
          <table:table-cell office:value-type="float" office:value="-0.253690559066748" calcext:value-type="float">
            <text:p>-0,2536905591</text:p>
          </table:table-cell>
          <table:table-cell office:value-type="float" office:value="-0.539544192156347" calcext:value-type="float">
            <text:p>-0,5395441922</text:p>
          </table:table-cell>
          <table:table-cell office:value-type="float" office:value="-0.992703823992791" calcext:value-type="float">
            <text:p>-0,992703824</text:p>
          </table:table-cell>
          <table:table-cell office:value-type="float" office:value="-1.24111377009843" calcext:value-type="float">
            <text:p>-1,2411137701</text:p>
          </table:table-cell>
          <table:table-cell office:value-type="float" office:value="-0.957595775963606" calcext:value-type="float">
            <text:p>-0,957595776</text:p>
          </table:table-cell>
          <table:table-cell office:value-type="float" office:value="-0.788602049421019" calcext:value-type="float">
            <text:p>-0,7886020494</text:p>
          </table:table-cell>
          <table:table-cell office:value-type="float" office:value="-0.81753709967889" calcext:value-type="float">
            <text:p>-0,8175370997</text:p>
          </table:table-cell>
          <table:table-cell office:value-type="float" office:value="-0.35915142534049" calcext:value-type="float">
            <text:p>-0,3591514253</text:p>
          </table:table-cell>
          <table:table-cell office:value-type="float" office:value="-0.323099513396082" calcext:value-type="float">
            <text:p>-0,3230995134</text:p>
          </table:table-cell>
          <table:table-cell office:value-type="float" office:value="-0.275012419154399" calcext:value-type="float">
            <text:p>-0,2750124192</text:p>
          </table:table-cell>
          <table:table-cell office:value-type="float" office:value="0.00190365379597603" calcext:value-type="float">
            <text:p>0,0019036538</text:p>
          </table:table-cell>
          <table:table-cell office:value-type="float" office:value="0.192383669971996" calcext:value-type="float">
            <text:p>0,19238367</text:p>
          </table:table-cell>
          <table:table-cell office:value-type="float" office:value="0.519768563885939" calcext:value-type="float">
            <text:p>0,5197685639</text:p>
          </table:table-cell>
          <table:table-cell office:value-type="float" office:value="0.90976169918924" calcext:value-type="float">
            <text:p>0,9097616992</text:p>
          </table:table-cell>
          <table:table-cell office:value-type="float" office:value="0.853978078279883" calcext:value-type="float">
            <text:p>0,8539780783</text:p>
          </table:table-cell>
          <table:table-cell office:value-type="float" office:value="0.808814275968591" calcext:value-type="float">
            <text:p>0,808814276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962724600420367" calcext:value-type="float">
            <text:p>0,9627246004</text:p>
          </table:table-cell>
          <table:table-cell office:value-type="float" office:value="0.747505049376687" calcext:value-type="float">
            <text:p>0,7475050494</text:p>
          </table:table-cell>
          <table:table-cell office:value-type="float" office:value="0.572737282336713" calcext:value-type="float">
            <text:p>0,5727372823</text:p>
          </table:table-cell>
          <table:table-cell office:value-type="float" office:value="0.40339862183033" calcext:value-type="float">
            <text:p>0,4033986218</text:p>
          </table:table-cell>
          <table:table-cell office:value-type="float" office:value="0.465670661342713" calcext:value-type="float">
            <text:p>0,4656706613</text:p>
          </table:table-cell>
          <table:table-cell office:value-type="float" office:value="0.539775225557" calcext:value-type="float">
            <text:p>0,5397752256</text:p>
          </table:table-cell>
          <table:table-cell office:value-type="float" office:value="0.595604430776815" calcext:value-type="float">
            <text:p>0,5956044308</text:p>
          </table:table-cell>
          <table:table-cell office:value-type="float" office:value="0.812353967421148" calcext:value-type="float">
            <text:p>0,8123539674</text:p>
          </table:table-cell>
          <table:table-cell office:value-type="float" office:value="0.927518806345123" calcext:value-type="float">
            <text:p>0,9275188063</text:p>
          </table:table-cell>
          <table:table-cell office:value-type="float" office:value="0.797551213751131" calcext:value-type="float">
            <text:p>0,7975512138</text:p>
          </table:table-cell>
          <table:table-cell office:value-type="float" office:value="0.734851559143094" calcext:value-type="float">
            <text:p>0,7348515591</text:p>
          </table:table-cell>
          <table:table-cell office:value-type="float" office:value="0.311306624250232" calcext:value-type="float">
            <text:p>0,3113066243</text:p>
          </table:table-cell>
          <table:table-cell office:value-type="float" office:value="-0.504333594303617" calcext:value-type="float">
            <text:p>-0,5043335943</text:p>
          </table:table-cell>
          <table:table-cell office:value-type="float" office:value="-0.576788959652989" calcext:value-type="float">
            <text:p>-0,5767889597</text:p>
          </table:table-cell>
          <table:table-cell office:value-type="float" office:value="-0.535324710492927" calcext:value-type="float">
            <text:p>-0,5353247105</text:p>
          </table:table-cell>
          <table:table-cell office:value-type="float" office:value="-1.05317258946712" calcext:value-type="float">
            <text:p>-1,0531725895</text:p>
          </table:table-cell>
          <table:table-cell office:value-type="float" office:value="-1.16300503067628" calcext:value-type="float">
            <text:p>-1,1630050307</text:p>
          </table:table-cell>
          <table:table-cell office:value-type="float" office:value="-1.05183438356896" calcext:value-type="float">
            <text:p>-1,0518343836</text:p>
          </table:table-cell>
          <table:table-cell office:value-type="float" office:value="-0.624552913955361" calcext:value-type="float">
            <text:p>-0,624552914</text:p>
          </table:table-cell>
          <table:table-cell office:value-type="float" office:value="-0.698457925684002" calcext:value-type="float">
            <text:p>-0,6984579257</text:p>
          </table:table-cell>
          <table:table-cell office:value-type="float" office:value="-0.963167033791531" calcext:value-type="float">
            <text:p>-0,9631670338</text:p>
          </table:table-cell>
          <table:table-cell office:value-type="float" office:value="-1.06862404976448" calcext:value-type="float">
            <text:p>-1,0686240498</text:p>
          </table:table-cell>
          <table:table-cell office:value-type="float" office:value="-1.040218925414" calcext:value-type="float">
            <text:p>-1,0402189254</text:p>
          </table:table-cell>
          <table:table-cell office:value-type="float" office:value="-0.461031420272199" calcext:value-type="float">
            <text:p>-0,4610314203</text:p>
          </table:table-cell>
          <table:table-cell office:value-type="float" office:value="-0.39138953790889" calcext:value-type="float">
            <text:p>-0,3913895379</text:p>
          </table:table-cell>
          <table:table-cell office:value-type="float" office:value="-0.373677084397361" calcext:value-type="float">
            <text:p>-0,3736770844</text:p>
          </table:table-cell>
          <table:table-cell office:value-type="float" office:value="-0.771917737064153" calcext:value-type="float">
            <text:p>-0,7719177371</text:p>
          </table:table-cell>
          <table:table-cell office:value-type="float" office:value="-1.09576959401629" calcext:value-type="float">
            <text:p>-1,095769594</text:p>
          </table:table-cell>
          <table:table-cell office:value-type="float" office:value="-0.902981696598007" calcext:value-type="float">
            <text:p>-0,9029816966</text:p>
          </table:table-cell>
          <table:table-cell office:value-type="float" office:value="-0.409685298786908" calcext:value-type="float">
            <text:p>-0,4096852988</text:p>
          </table:table-cell>
          <table:table-cell office:value-type="float" office:value="-0.354334390606152" calcext:value-type="float">
            <text:p>-0,3543343906</text:p>
          </table:table-cell>
          <table:table-cell office:value-type="float" office:value="-0.556427913040272" calcext:value-type="float">
            <text:p>-0,556427913</text:p>
          </table:table-cell>
          <table:table-cell office:value-type="float" office:value="-0.663282037786908" calcext:value-type="float">
            <text:p>-0,6632820378</text:p>
          </table:table-cell>
          <table:table-cell office:value-type="float" office:value="-0.735433935895733" calcext:value-type="float">
            <text:p>-0,7354339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04507625349708" calcext:value-type="float">
            <text:p>-0,4045076253</text:p>
          </table:table-cell>
          <table:table-cell office:value-type="float" office:value="-0.797938612183432" calcext:value-type="float">
            <text:p>-0,7979386122</text:p>
          </table:table-cell>
          <table:table-cell office:value-type="float" office:value="-0.759860388945069" calcext:value-type="float">
            <text:p>-0,7598603889</text:p>
          </table:table-cell>
          <table:table-cell office:value-type="float" office:value="-0.325610636766902" calcext:value-type="float">
            <text:p>-0,3256106368</text:p>
          </table:table-cell>
          <table:table-cell office:value-type="float" office:value="-0.115207025647013" calcext:value-type="float">
            <text:p>-0,1152070256</text:p>
          </table:table-cell>
          <table:table-cell office:value-type="float" office:value="0.0126891877059738" calcext:value-type="float">
            <text:p>0,0126891877</text:p>
          </table:table-cell>
          <table:table-cell office:value-type="float" office:value="-0.062309944393832" calcext:value-type="float">
            <text:p>-0,0623099444</text:p>
          </table:table-cell>
          <table:table-cell office:value-type="float" office:value="-0.279499582945485" calcext:value-type="float">
            <text:p>-0,2794995829</text:p>
          </table:table-cell>
          <table:table-cell office:value-type="float" office:value="0.0620844189221023" calcext:value-type="float">
            <text:p>0,0620844189</text:p>
          </table:table-cell>
          <table:table-cell office:value-type="float" office:value="0.0624926890369703" calcext:value-type="float">
            <text:p>0,062492689</text:p>
          </table:table-cell>
          <table:table-cell office:value-type="float" office:value="-0.506387845152325" calcext:value-type="float">
            <text:p>-0,5063878452</text:p>
          </table:table-cell>
          <table:table-cell office:value-type="float" office:value="-0.984136800700512" calcext:value-type="float">
            <text:p>-0,9841368007</text:p>
          </table:table-cell>
          <table:table-cell office:value-type="float" office:value="-1.02332472898942" calcext:value-type="float">
            <text:p>-1,023324729</text:p>
          </table:table-cell>
          <table:table-cell office:value-type="float" office:value="-0.995291609684078" calcext:value-type="float">
            <text:p>-0,9952916097</text:p>
          </table:table-cell>
          <table:table-cell office:value-type="float" office:value="-0.682481526721153" calcext:value-type="float">
            <text:p>-0,6824815267</text:p>
          </table:table-cell>
          <table:table-cell office:value-type="float" office:value="-0.357618752330618" calcext:value-type="float">
            <text:p>-0,3576187523</text:p>
          </table:table-cell>
          <table:table-cell office:value-type="float" office:value="-0.161561253637855" calcext:value-type="float">
            <text:p>-0,1615612536</text:p>
          </table:table-cell>
          <table:table-cell office:value-type="float" office:value="-0.37089529940142" calcext:value-type="float">
            <text:p>-0,3708952994</text:p>
          </table:table-cell>
          <table:table-cell office:value-type="float" office:value="-0.188962021617716" calcext:value-type="float">
            <text:p>-0,1889620216</text:p>
          </table:table-cell>
          <table:table-cell office:value-type="float" office:value="0.111173381684988" calcext:value-type="float">
            <text:p>0,1111733817</text:p>
          </table:table-cell>
          <table:table-cell office:value-type="float" office:value="0.240479587464996" calcext:value-type="float">
            <text:p>0,2404795875</text:p>
          </table:table-cell>
          <table:table-cell office:value-type="float" office:value="0.819905599272707" calcext:value-type="float">
            <text:p>0,8199055993</text:p>
          </table:table-cell>
          <table:table-cell office:value-type="float" office:value="1.20035781312183" calcext:value-type="float">
            <text:p>1,2003578131</text:p>
          </table:table-cell>
          <table:table-cell office:value-type="float" office:value="0.820939749100593" calcext:value-type="float">
            <text:p>0,8209397491</text:p>
          </table:table-cell>
          <table:table-cell office:value-type="float" office:value="0.49361759699446" calcext:value-type="float">
            <text:p>0,493617597</text:p>
          </table:table-cell>
          <table:table-cell office:value-type="float" office:value="0.68668194793603" calcext:value-type="float">
            <text:p>0,6866819479</text:p>
          </table:table-cell>
          <table:table-cell office:value-type="float" office:value="0.75348974011759" calcext:value-type="float">
            <text:p>0,7534897401</text:p>
          </table:table-cell>
          <table:table-cell office:value-type="float" office:value="0.729797653959981" calcext:value-type="float">
            <text:p>0,729797654</text:p>
          </table:table-cell>
          <table:table-cell office:value-type="float" office:value="0.591051555899806" calcext:value-type="float">
            <text:p>0,5910515559</text:p>
          </table:table-cell>
          <table:table-cell office:value-type="float" office:value="0.4142706790161" calcext:value-type="float">
            <text:p>0,414270679</text:p>
          </table:table-cell>
          <table:table-cell office:value-type="float" office:value="0.433426531254759" calcext:value-type="float">
            <text:p>0,4334265313</text:p>
          </table:table-cell>
          <table:table-cell office:value-type="float" office:value="0.294508116116243" calcext:value-type="float">
            <text:p>0,2945081161</text:p>
          </table:table-cell>
          <table:table-cell office:value-type="float" office:value="0.315234540191632" calcext:value-type="float">
            <text:p>0,3152345402</text:p>
          </table:table-cell>
          <table:table-cell office:value-type="float" office:value="0.712890878516775" calcext:value-type="float">
            <text:p>0,7128908785</text:p>
          </table:table-cell>
          <table:table-cell office:value-type="float" office:value="0.981159378045548" calcext:value-type="float">
            <text:p>0,981159378</text:p>
          </table:table-cell>
          <table:table-cell office:value-type="float" office:value="0.784678324471502" calcext:value-type="float">
            <text:p>0,7846783245</text:p>
          </table:table-cell>
          <table:table-cell office:value-type="float" office:value="0.86739994020237" calcext:value-type="float">
            <text:p>0,8673999402</text:p>
          </table:table-cell>
          <table:table-cell office:value-type="float" office:value="0.288768588105419" calcext:value-type="float">
            <text:p>0,2887685881</text:p>
          </table:table-cell>
          <table:table-cell office:value-type="float" office:value="-0.277785336304681" calcext:value-type="float">
            <text:p>-0,2777853363</text:p>
          </table:table-cell>
          <table:table-cell office:value-type="float" office:value="-0.888551648179642" calcext:value-type="float">
            <text:p>-0,8885516482</text:p>
          </table:table-cell>
          <table:table-cell office:value-type="float" office:value="-0.88071434357297" calcext:value-type="float">
            <text:p>-0,8807143436</text:p>
          </table:table-cell>
          <table:table-cell office:value-type="float" office:value="-1.19719112589959" calcext:value-type="float">
            <text:p>-1,1971911259</text:p>
          </table:table-cell>
          <table:table-cell office:value-type="float" office:value="-0.831334557962536" calcext:value-type="float">
            <text:p>-0,831334558</text:p>
          </table:table-cell>
          <table:table-cell office:value-type="float" office:value="-0.895784774594396" calcext:value-type="float">
            <text:p>-0,8957847746</text:p>
          </table:table-cell>
          <table:table-cell office:value-type="float" office:value="-0.945732712367463" calcext:value-type="float">
            <text:p>-0,9457327124</text:p>
          </table:table-cell>
          <table:table-cell office:value-type="float" office:value="-0.552868085482633" calcext:value-type="float">
            <text:p>-0,5528680855</text:p>
          </table:table-cell>
          <table:table-cell office:value-type="float" office:value="-0.699805540372713" calcext:value-type="float">
            <text:p>-0,6998055404</text:p>
          </table:table-cell>
          <table:table-cell office:value-type="float" office:value="-0.786648288507286" calcext:value-type="float">
            <text:p>-0,7866482885</text:p>
          </table:table-cell>
          <table:table-cell office:value-type="float" office:value="-0.70924017641864" calcext:value-type="float">
            <text:p>-0,7092401764</text:p>
          </table:table-cell>
          <table:table-cell office:value-type="float" office:value="-0.622026519414871" calcext:value-type="float">
            <text:p>-0,6220265194</text:p>
          </table:table-cell>
          <table:table-cell office:value-type="float" office:value="-0.949327815353477" calcext:value-type="float">
            <text:p>-0,9493278154</text:p>
          </table:table-cell>
          <table:table-cell office:value-type="float" office:value="-0.79925376384991" calcext:value-type="float">
            <text:p>-0,7992537638</text:p>
          </table:table-cell>
          <table:table-cell office:value-type="float" office:value="-0.162881724334638" calcext:value-type="float">
            <text:p>-0,1628817243</text:p>
          </table:table-cell>
          <table:table-cell office:value-type="float" office:value="0.123274079326833" calcext:value-type="float">
            <text:p>0,1232740793</text:p>
          </table:table-cell>
          <table:table-cell office:value-type="float" office:value="0.296290869196221" calcext:value-type="float">
            <text:p>0,2962908692</text:p>
          </table:table-cell>
          <table:table-cell office:value-type="float" office:value="-0.775787055149677" calcext:value-type="float">
            <text:p>-0,7757870551</text:p>
          </table:table-cell>
          <table:table-cell office:value-type="float" office:value="-0.388903599445777" calcext:value-type="float">
            <text:p>-0,3889035994</text:p>
          </table:table-cell>
          <table:table-cell office:value-type="float" office:value="-0.46368992753356" calcext:value-type="float">
            <text:p>-0,4636899275</text:p>
          </table:table-cell>
          <table:table-cell office:value-type="float" office:value="-0.550038763042801" calcext:value-type="float">
            <text:p>-0,550038763</text:p>
          </table:table-cell>
          <table:table-cell office:value-type="float" office:value="-0.457161635827077" calcext:value-type="float">
            <text:p>-0,4571616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1763529892106" calcext:value-type="float">
            <text:p>-0,6176352989</text:p>
          </table:table-cell>
          <table:table-cell office:value-type="float" office:value="-0.282160802026841" calcext:value-type="float">
            <text:p>-0,282160802</text:p>
          </table:table-cell>
          <table:table-cell office:value-type="float" office:value="-0.262828422203602" calcext:value-type="float">
            <text:p>-0,2628284222</text:p>
          </table:table-cell>
          <table:table-cell office:value-type="float" office:value="0.00967160307228435" calcext:value-type="float">
            <text:p>0,0096716031</text:p>
          </table:table-cell>
          <table:table-cell office:value-type="float" office:value="0.0756046105808528" calcext:value-type="float">
            <text:p>0,0756046106</text:p>
          </table:table-cell>
          <table:table-cell office:value-type="float" office:value="-0.254629699966541" calcext:value-type="float">
            <text:p>-0,2546297</text:p>
          </table:table-cell>
          <table:table-cell office:value-type="float" office:value="-0.923320085108603" calcext:value-type="float">
            <text:p>-0,9233200851</text:p>
          </table:table-cell>
          <table:table-cell office:value-type="float" office:value="-0.252489119047392" calcext:value-type="float">
            <text:p>-0,252489119</text:p>
          </table:table-cell>
          <table:table-cell office:value-type="float" office:value="-0.247915332702544" calcext:value-type="float">
            <text:p>-0,2479153327</text:p>
          </table:table-cell>
          <table:table-cell office:value-type="float" office:value="-0.475390813031239" calcext:value-type="float">
            <text:p>-0,475390813</text:p>
          </table:table-cell>
          <table:table-cell office:value-type="float" office:value="-1.10998407129371" calcext:value-type="float">
            <text:p>-1,1099840713</text:p>
          </table:table-cell>
          <table:table-cell office:value-type="float" office:value="-0.9919899053851" calcext:value-type="float">
            <text:p>-0,9919899054</text:p>
          </table:table-cell>
          <table:table-cell office:value-type="float" office:value="-1.13328336537996" calcext:value-type="float">
            <text:p>-1,1332833654</text:p>
          </table:table-cell>
          <table:table-cell office:value-type="float" office:value="-1.19045874878523" calcext:value-type="float">
            <text:p>-1,1904587488</text:p>
          </table:table-cell>
          <table:table-cell office:value-type="float" office:value="-1.14931446832286" calcext:value-type="float">
            <text:p>-1,1493144683</text:p>
          </table:table-cell>
          <table:table-cell office:value-type="float" office:value="-0.749194092923399" calcext:value-type="float">
            <text:p>-0,7491940929</text:p>
          </table:table-cell>
          <table:table-cell office:value-type="float" office:value="-0.149425197026561" calcext:value-type="float">
            <text:p>-0,149425197</text:p>
          </table:table-cell>
          <table:table-cell office:value-type="float" office:value="-0.281421587999428" calcext:value-type="float">
            <text:p>-0,281421588</text:p>
          </table:table-cell>
          <table:table-cell office:value-type="float" office:value="-0.263771601458166" calcext:value-type="float">
            <text:p>-0,2637716015</text:p>
          </table:table-cell>
          <table:table-cell office:value-type="float" office:value="-0.181608572136093" calcext:value-type="float">
            <text:p>-0,1816085721</text:p>
          </table:table-cell>
          <table:table-cell office:value-type="float" office:value="0.0380112896315639" calcext:value-type="float">
            <text:p>0,0380112896</text:p>
          </table:table-cell>
          <table:table-cell office:value-type="float" office:value="0.591285591849192" calcext:value-type="float">
            <text:p>0,5912855918</text:p>
          </table:table-cell>
          <table:table-cell office:value-type="float" office:value="0.895371795335632" calcext:value-type="float">
            <text:p>0,8953717953</text:p>
          </table:table-cell>
          <table:table-cell office:value-type="float" office:value="0.721406554864249" calcext:value-type="float">
            <text:p>0,7214065549</text:p>
          </table:table-cell>
          <table:table-cell office:value-type="float" office:value="0.343368402872077" calcext:value-type="float">
            <text:p>0,3433684029</text:p>
          </table:table-cell>
          <table:table-cell office:value-type="float" office:value="0.510479950245876" calcext:value-type="float">
            <text:p>0,5104799502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1.07045421340519" calcext:value-type="float">
            <text:p>1,0704542134</text:p>
          </table:table-cell>
          <table:table-cell office:value-type="float" office:value="1.09011551049408" calcext:value-type="float">
            <text:p>1,0901155105</text:p>
          </table:table-cell>
          <table:table-cell office:value-type="float" office:value="0.925257366747276" calcext:value-type="float">
            <text:p>0,9252573667</text:p>
          </table:table-cell>
          <table:table-cell office:value-type="float" office:value="0.973632536786296" calcext:value-type="float">
            <text:p>0,9736325368</text:p>
          </table:table-cell>
          <table:table-cell office:value-type="float" office:value="1.17897038840165" calcext:value-type="float">
            <text:p>1,1789703884</text:p>
          </table:table-cell>
          <table:table-cell office:value-type="float" office:value="1.29725550410658" calcext:value-type="float">
            <text:p>1,2972555041</text:p>
          </table:table-cell>
          <table:table-cell office:value-type="float" office:value="1.48913542018351" calcext:value-type="float">
            <text:p>1,4891354202</text:p>
          </table:table-cell>
          <table:table-cell office:value-type="float" office:value="1.6063228755613" calcext:value-type="float">
            <text:p>1,6063228756</text:p>
          </table:table-cell>
          <table:table-cell office:value-type="float" office:value="1.31322401371745" calcext:value-type="float">
            <text:p>1,3132240137</text:p>
          </table:table-cell>
          <table:table-cell office:value-type="float" office:value="1.18960087906658" calcext:value-type="float">
            <text:p>1,1896008791</text:p>
          </table:table-cell>
          <table:table-cell office:value-type="float" office:value="0.832029167679353" calcext:value-type="float">
            <text:p>0,8320291677</text:p>
          </table:table-cell>
          <table:table-cell office:value-type="float" office:value="0.303403875457554" calcext:value-type="float">
            <text:p>0,3034038755</text:p>
          </table:table-cell>
          <table:table-cell office:value-type="float" office:value="-0.232002934280606" calcext:value-type="float">
            <text:p>-0,2320029343</text:p>
          </table:table-cell>
          <table:table-cell office:value-type="float" office:value="-0.513701332448998" calcext:value-type="float">
            <text:p>-0,5137013324</text:p>
          </table:table-cell>
          <table:table-cell office:value-type="float" office:value="-0.852257841110699" calcext:value-type="float">
            <text:p>-0,8522578411</text:p>
          </table:table-cell>
          <table:table-cell office:value-type="float" office:value="-1.05005001068483" calcext:value-type="float">
            <text:p>-1,0500500107</text:p>
          </table:table-cell>
          <table:table-cell office:value-type="float" office:value="-0.699222286366815" calcext:value-type="float">
            <text:p>-0,6992222864</text:p>
          </table:table-cell>
          <table:table-cell office:value-type="float" office:value="-0.804598262962556" calcext:value-type="float">
            <text:p>-0,804598263</text:p>
          </table:table-cell>
          <table:table-cell office:value-type="float" office:value="-0.657394124601564" calcext:value-type="float">
            <text:p>-0,6573941246</text:p>
          </table:table-cell>
          <table:table-cell office:value-type="float" office:value="-0.933265728861884" calcext:value-type="float">
            <text:p>-0,9332657289</text:p>
          </table:table-cell>
          <table:table-cell office:value-type="float" office:value="-0.756207723371566" calcext:value-type="float">
            <text:p>-0,7562077234</text:p>
          </table:table-cell>
          <table:table-cell office:value-type="float" office:value="-0.962341572709213" calcext:value-type="float">
            <text:p>-0,9623415727</text:p>
          </table:table-cell>
          <table:table-cell office:value-type="float" office:value="-0.614708560362932" calcext:value-type="float">
            <text:p>-0,6147085604</text:p>
          </table:table-cell>
          <table:table-cell office:value-type="float" office:value="-0.766124201864209" calcext:value-type="float">
            <text:p>-0,7661242019</text:p>
          </table:table-cell>
          <table:table-cell office:value-type="float" office:value="-0.435956598463587" calcext:value-type="float">
            <text:p>-0,4359565985</text:p>
          </table:table-cell>
          <table:table-cell office:value-type="float" office:value="-0.587790570424998" calcext:value-type="float">
            <text:p>-0,5877905704</text:p>
          </table:table-cell>
          <table:table-cell office:value-type="float" office:value="-0.972495514689459" calcext:value-type="float">
            <text:p>-0,9724955147</text:p>
          </table:table-cell>
          <table:table-cell office:value-type="float" office:value="-0.832436251551287" calcext:value-type="float">
            <text:p>-0,8324362516</text:p>
          </table:table-cell>
          <table:table-cell office:value-type="float" office:value="-0.688619970301399" calcext:value-type="float">
            <text:p>-0,6886199703</text:p>
          </table:table-cell>
          <table:table-cell office:value-type="float" office:value="-0.0259269066297185" calcext:value-type="float">
            <text:p>-0,0259269066</text:p>
          </table:table-cell>
          <table:table-cell office:value-type="float" office:value="-0.123650647342283" calcext:value-type="float">
            <text:p>-0,1236506473</text:p>
          </table:table-cell>
          <table:table-cell office:value-type="float" office:value="-0.647104427109178" calcext:value-type="float">
            <text:p>-0,6471044271</text:p>
          </table:table-cell>
          <table:table-cell office:value-type="float" office:value="-0.457161635827077" calcext:value-type="float">
            <text:p>-0,4571616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700276641734441" calcext:value-type="float">
            <text:p>-0,7002766417</text:p>
          </table:table-cell>
          <table:table-cell office:value-type="float" office:value="-0.643205269136454" calcext:value-type="float">
            <text:p>-0,6432052691</text:p>
          </table:table-cell>
          <table:table-cell office:value-type="float" office:value="-0.830121452306428" calcext:value-type="float">
            <text:p>-0,8301214523</text:p>
          </table:table-cell>
          <table:table-cell office:value-type="float" office:value="-0.822086261144159" calcext:value-type="float">
            <text:p>-0,8220862611</text:p>
          </table:table-cell>
          <table:table-cell office:value-type="float" office:value="-0.770446984014403" calcext:value-type="float">
            <text:p>-0,770446984</text:p>
          </table:table-cell>
          <table:table-cell office:value-type="float" office:value="-0.513489129168406" calcext:value-type="float">
            <text:p>-0,5134891292</text:p>
          </table:table-cell>
          <table:table-cell office:value-type="float" office:value="-1.03175557275501" calcext:value-type="float">
            <text:p>-1,0317555728</text:p>
          </table:table-cell>
          <table:table-cell office:value-type="float" office:value="-0.199642559246775" calcext:value-type="float">
            <text:p>-0,1996425592</text:p>
          </table:table-cell>
          <table:table-cell office:value-type="float" office:value="-0.579876919592151" calcext:value-type="float">
            <text:p>-0,5798769196</text:p>
          </table:table-cell>
          <table:table-cell office:value-type="float" office:value="-0.479110615950106" calcext:value-type="float">
            <text:p>-0,479110616</text:p>
          </table:table-cell>
          <table:table-cell office:value-type="float" office:value="-0.957012743070615" calcext:value-type="float">
            <text:p>-0,9570127431</text:p>
          </table:table-cell>
          <table:table-cell office:value-type="float" office:value="-1.12906227806156" calcext:value-type="float">
            <text:p>-1,1290622781</text:p>
          </table:table-cell>
          <table:table-cell office:value-type="float" office:value="-1.40711584052029" calcext:value-type="float">
            <text:p>-1,4071158405</text:p>
          </table:table-cell>
          <table:table-cell office:value-type="float" office:value="-1.34853805148399" calcext:value-type="float">
            <text:p>-1,3485380515</text:p>
          </table:table-cell>
          <table:table-cell office:value-type="float" office:value="-0.966280906235014" calcext:value-type="float">
            <text:p>-0,9662809062</text:p>
          </table:table-cell>
          <table:table-cell office:value-type="float" office:value="-0.752202904541565" calcext:value-type="float">
            <text:p>-0,7522029045</text:p>
          </table:table-cell>
          <table:table-cell office:value-type="float" office:value="-0.396697350481682" calcext:value-type="float">
            <text:p>-0,3966973505</text:p>
          </table:table-cell>
          <table:table-cell office:value-type="float" office:value="0.0489428848694656" calcext:value-type="float">
            <text:p>0,0489428849</text:p>
          </table:table-cell>
          <table:table-cell office:value-type="float" office:value="0.0393428619368165" calcext:value-type="float">
            <text:p>0,0393428619</text:p>
          </table:table-cell>
          <table:table-cell office:value-type="float" office:value="-0.0765268825982279" calcext:value-type="float">
            <text:p>-0,0765268826</text:p>
          </table:table-cell>
          <table:table-cell office:value-type="float" office:value="-0.10317350042853" calcext:value-type="float">
            <text:p>-0,1031735004</text:p>
          </table:table-cell>
          <table:table-cell office:value-type="float" office:value="-0.0324366848139344" calcext:value-type="float">
            <text:p>-0,0324366848</text:p>
          </table:table-cell>
          <table:table-cell office:value-type="float" office:value="-0.275406770976004" calcext:value-type="float">
            <text:p>-0,275406771</text:p>
          </table:table-cell>
          <table:table-cell office:value-type="float" office:value="-0.412770011391893" calcext:value-type="float">
            <text:p>-0,4127700114</text:p>
          </table:table-cell>
          <table:table-cell office:value-type="float" office:value="-0.919868028146005" calcext:value-type="float">
            <text:p>-0,9198680281</text:p>
          </table:table-cell>
          <table:table-cell office:value-type="float" office:value="-0.800075099559598" calcext:value-type="float">
            <text:p>-0,8000750996</text:p>
          </table:table-cell>
          <table:table-cell office:value-type="float" office:value="-0.223889441958225" calcext:value-type="float">
            <text:p>-0,223889442</text:p>
          </table:table-cell>
          <table:table-cell office:value-type="float" office:value="0.503395955417803" calcext:value-type="float">
            <text:p>0,5033959554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1.40181587339018" calcext:value-type="float">
            <text:p>1,4018158734</text:p>
          </table:table-cell>
          <table:table-cell office:value-type="float" office:value="1.29560653143269" calcext:value-type="float">
            <text:p>1,2956065314</text:p>
          </table:table-cell>
          <table:table-cell office:value-type="float" office:value="0.882117462443715" calcext:value-type="float">
            <text:p>0,8821174624</text:p>
          </table:table-cell>
          <table:table-cell office:value-type="float" office:value="0.753463816494898" calcext:value-type="float">
            <text:p>0,7534638165</text:p>
          </table:table-cell>
          <table:table-cell office:value-type="float" office:value="0.867274890424866" calcext:value-type="float">
            <text:p>0,8672748904</text:p>
          </table:table-cell>
          <table:table-cell office:value-type="float" office:value="0.901277375585202" calcext:value-type="float">
            <text:p>0,9012773756</text:p>
          </table:table-cell>
          <table:table-cell office:value-type="float" office:value="0.872138248694863" calcext:value-type="float">
            <text:p>0,8721382487</text:p>
          </table:table-cell>
          <table:table-cell office:value-type="float" office:value="0.62439457492703" calcext:value-type="float">
            <text:p>0,6243945749</text:p>
          </table:table-cell>
          <table:table-cell office:value-type="float" office:value="0.159174880272743" calcext:value-type="float">
            <text:p>0,1591748803</text:p>
          </table:table-cell>
          <table:table-cell office:value-type="float" office:value="0.275776039116221" calcext:value-type="float">
            <text:p>0,2757760391</text:p>
          </table:table-cell>
          <table:table-cell office:value-type="float" office:value="0.0405795240900938" calcext:value-type="float">
            <text:p>0,0405795241</text:p>
          </table:table-cell>
          <table:table-cell office:value-type="float" office:value="-0.0543506529212249" calcext:value-type="float">
            <text:p>-0,0543506529</text:p>
          </table:table-cell>
          <table:table-cell office:value-type="float" office:value="-0.480061788108252" calcext:value-type="float">
            <text:p>-0,4800617881</text:p>
          </table:table-cell>
          <table:table-cell office:value-type="float" office:value="-0.44642413952034" calcext:value-type="float">
            <text:p>-0,4464241395</text:p>
          </table:table-cell>
          <table:table-cell office:value-type="float" office:value="-0.214568212340031" calcext:value-type="float">
            <text:p>-0,2145682123</text:p>
          </table:table-cell>
          <table:table-cell office:value-type="float" office:value="-0.1015640430297" calcext:value-type="float">
            <text:p>-0,101564043</text:p>
          </table:table-cell>
          <table:table-cell office:value-type="float" office:value="-0.393092568543695" calcext:value-type="float">
            <text:p>-0,3930925685</text:p>
          </table:table-cell>
          <table:table-cell office:value-type="float" office:value="-0.476695803589958" calcext:value-type="float">
            <text:p>-0,4766958036</text:p>
          </table:table-cell>
          <table:table-cell office:value-type="float" office:value="-0.352469701571492" calcext:value-type="float">
            <text:p>-0,3524697016</text:p>
          </table:table-cell>
          <table:table-cell office:value-type="float" office:value="-0.39216809754913" calcext:value-type="float">
            <text:p>-0,3921680975</text:p>
          </table:table-cell>
          <table:table-cell office:value-type="float" office:value="-0.182948976298491" calcext:value-type="float">
            <text:p>-0,1829489763</text:p>
          </table:table-cell>
          <table:table-cell office:value-type="float" office:value="-0.916018067446337" calcext:value-type="float">
            <text:p>-0,9160180674</text:p>
          </table:table-cell>
          <table:table-cell office:value-type="float" office:value="-0.685074654728494" calcext:value-type="float">
            <text:p>-0,6850746547</text:p>
          </table:table-cell>
          <table:table-cell office:value-type="float" office:value="-1.02686304471837" calcext:value-type="float">
            <text:p>-1,0268630447</text:p>
          </table:table-cell>
          <table:table-cell office:value-type="float" office:value="-0.999889754539867" calcext:value-type="float">
            <text:p>-0,9998897545</text:p>
          </table:table-cell>
          <table:table-cell office:value-type="float" office:value="-0.493818115327035" calcext:value-type="float">
            <text:p>-0,4938181153</text:p>
          </table:table-cell>
          <table:table-cell office:value-type="float" office:value="-0.862954139997955" calcext:value-type="float">
            <text:p>-0,86295414</text:p>
          </table:table-cell>
          <table:table-cell office:value-type="float" office:value="-0.440757412705214" calcext:value-type="float">
            <text:p>-0,4407574127</text:p>
          </table:table-cell>
          <table:table-cell office:value-type="float" office:value="-0.370951942026848" calcext:value-type="float">
            <text:p>-0,370951942</text:p>
          </table:table-cell>
          <table:table-cell office:value-type="float" office:value="-0.210308938810483" calcext:value-type="float">
            <text:p>-0,2103089388</text:p>
          </table:table-cell>
          <table:table-cell office:value-type="float" office:value="-0.43728504296503" calcext:value-type="float">
            <text:p>-0,437285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682878464300045" calcext:value-type="float">
            <text:p>-0,6828784643</text:p>
          </table:table-cell>
          <table:table-cell office:value-type="float" office:value="-0.621967359306477" calcext:value-type="float">
            <text:p>-0,6219673593</text:p>
          </table:table-cell>
          <table:table-cell office:value-type="float" office:value="-0.541270414043063" calcext:value-type="float">
            <text:p>-0,541270414</text:p>
          </table:table-cell>
          <table:table-cell office:value-type="float" office:value="0.114984614303824" calcext:value-type="float">
            <text:p>0,1149846143</text:p>
          </table:table-cell>
          <table:table-cell office:value-type="float" office:value="-0.669640836573266" calcext:value-type="float">
            <text:p>-0,6696408366</text:p>
          </table:table-cell>
          <table:table-cell office:value-type="float" office:value="-0.195413490671996" calcext:value-type="float">
            <text:p>-0,1954134907</text:p>
          </table:table-cell>
          <table:table-cell office:value-type="float" office:value="-0.59639518205525" calcext:value-type="float">
            <text:p>-0,5963951821</text:p>
          </table:table-cell>
          <table:table-cell office:value-type="float" office:value="-0.449782942303028" calcext:value-type="float">
            <text:p>-0,4497829423</text:p>
          </table:table-cell>
          <table:table-cell office:value-type="float" office:value="-1.1872061332655" calcext:value-type="float">
            <text:p>-1,1872061333</text:p>
          </table:table-cell>
          <table:table-cell office:value-type="float" office:value="-0.68890750057422" calcext:value-type="float">
            <text:p>-0,6889075006</text:p>
          </table:table-cell>
          <table:table-cell office:value-type="float" office:value="-1.47621099501995" calcext:value-type="float">
            <text:p>-1,476210995</text:p>
          </table:table-cell>
          <table:table-cell office:value-type="float" office:value="-0.668584776101581" calcext:value-type="float">
            <text:p>-0,6685847761</text:p>
          </table:table-cell>
          <table:table-cell office:value-type="float" office:value="-0.853066195223416" calcext:value-type="float">
            <text:p>-0,8530661952</text:p>
          </table:table-cell>
          <table:table-cell office:value-type="float" office:value="-1.0798032368961" calcext:value-type="float">
            <text:p>-1,0798032369</text:p>
          </table:table-cell>
          <table:table-cell office:value-type="float" office:value="-0.67810040422437" calcext:value-type="float">
            <text:p>-0,6781004042</text:p>
          </table:table-cell>
          <table:table-cell office:value-type="float" office:value="-0.782291020723228" calcext:value-type="float">
            <text:p>-0,7822910207</text:p>
          </table:table-cell>
          <table:table-cell office:value-type="float" office:value="-0.831319877873658" calcext:value-type="float">
            <text:p>-0,8313198779</text:p>
          </table:table-cell>
          <table:table-cell office:value-type="float" office:value="-0.625551247237858" calcext:value-type="float">
            <text:p>-0,6255512472</text:p>
          </table:table-cell>
          <table:table-cell office:value-type="float" office:value="-1.36537173568903" calcext:value-type="float">
            <text:p>-1,3653717357</text:p>
          </table:table-cell>
          <table:table-cell office:value-type="float" office:value="-1.48523069162033" calcext:value-type="float">
            <text:p>-1,4852306916</text:p>
          </table:table-cell>
          <table:table-cell office:value-type="float" office:value="-1.22023997123367" calcext:value-type="float">
            <text:p>-1,2202399712</text:p>
          </table:table-cell>
          <table:table-cell office:value-type="float" office:value="-1.97004009815716" calcext:value-type="float">
            <text:p>-1,9700400982</text:p>
          </table:table-cell>
          <table:table-cell office:value-type="float" office:value="-2.53022476092614" calcext:value-type="float">
            <text:p>-2,5302247609</text:p>
          </table:table-cell>
          <table:table-cell office:value-type="float" office:value="-2.32481103680601" calcext:value-type="float">
            <text:p>-2,3248110368</text:p>
          </table:table-cell>
          <table:table-cell office:value-type="float" office:value="-2.78287637809284" calcext:value-type="float">
            <text:p>-2,7828763781</text:p>
          </table:table-cell>
          <table:table-cell office:value-type="float" office:value="-2.48368940284781" calcext:value-type="float">
            <text:p>-2,4836894028</text:p>
          </table:table-cell>
          <table:table-cell office:value-type="float" office:value="-1.6514899382264" calcext:value-type="float">
            <text:p>-1,6514899382</text:p>
          </table:table-cell>
          <table:table-cell office:value-type="float" office:value="-1.03883386444679" calcext:value-type="float">
            <text:p>-1,0388338644</text:p>
          </table:table-cell>
          <table:table-cell office:value-type="float" office:value="-0.666806051092598" calcext:value-type="float">
            <text:p>-0,6668060511</text:p>
          </table:table-cell>
          <table:table-cell office:value-type="float" office:value="-0.255266842674218" calcext:value-type="float">
            <text:p>-0,2552668427</text:p>
          </table:table-cell>
          <table:table-cell office:value-type="float" office:value="0.560066520440785" calcext:value-type="float">
            <text:p>0,5600665204</text:p>
          </table:table-cell>
          <table:table-cell office:value-type="float" office:value="0.793952612396177" calcext:value-type="float">
            <text:p>0,7939526124</text:p>
          </table:table-cell>
          <table:table-cell office:value-type="float" office:value="1.38102750941096" calcext:value-type="float">
            <text:p>1,3810275094</text:p>
          </table:table-cell>
          <table:table-cell office:value-type="float" office:value="2.32938229731914" calcext:value-type="float">
            <text:p>2,3293822973</text:p>
          </table:table-cell>
          <table:table-cell office:value-type="float" office:value="2.65212107202282" calcext:value-type="float">
            <text:p>2,652121072</text:p>
          </table:table-cell>
          <table:table-cell office:value-type="float" office:value="2.38735303978531" calcext:value-type="float">
            <text:p>2,3873530398</text:p>
          </table:table-cell>
          <table:table-cell office:value-type="float" office:value="2.24915428992407" calcext:value-type="float">
            <text:p>2,2491542899</text:p>
          </table:table-cell>
          <table:table-cell office:value-type="float" office:value="1.85281438807152" calcext:value-type="float">
            <text:p>1,8528143881</text:p>
          </table:table-cell>
          <table:table-cell office:value-type="float" office:value="1.93997643545873" calcext:value-type="float">
            <text:p>1,9399764355</text:p>
          </table:table-cell>
          <table:table-cell office:value-type="float" office:value="1.984478657399" calcext:value-type="float">
            <text:p>1,9844786574</text:p>
          </table:table-cell>
          <table:table-cell office:value-type="float" office:value="1.46512996638184" calcext:value-type="float">
            <text:p>1,4651299664</text:p>
          </table:table-cell>
          <table:table-cell office:value-type="float" office:value="1.0134637748952" calcext:value-type="float">
            <text:p>1,0134637749</text:p>
          </table:table-cell>
          <table:table-cell office:value-type="float" office:value="0.424840377738535" calcext:value-type="float">
            <text:p>0,4248403777</text:p>
          </table:table-cell>
          <table:table-cell office:value-type="float" office:value="-0.0540171723373506" calcext:value-type="float">
            <text:p>-0,0540171723</text:p>
          </table:table-cell>
          <table:table-cell office:value-type="float" office:value="-0.0389108996022876" calcext:value-type="float">
            <text:p>-0,0389108996</text:p>
          </table:table-cell>
          <table:table-cell office:value-type="float" office:value="-0.181054032045292" calcext:value-type="float">
            <text:p>-0,181054032</text:p>
          </table:table-cell>
          <table:table-cell office:value-type="float" office:value="-0.158131901070251" calcext:value-type="float">
            <text:p>-0,1581319011</text:p>
          </table:table-cell>
          <table:table-cell office:value-type="float" office:value="0.131375070585738" calcext:value-type="float">
            <text:p>0,1313750706</text:p>
          </table:table-cell>
          <table:table-cell office:value-type="float" office:value="-0.255882730315744" calcext:value-type="float">
            <text:p>-0,2558827303</text:p>
          </table:table-cell>
          <table:table-cell office:value-type="float" office:value="0.395169788804742" calcext:value-type="float">
            <text:p>0,3951697888</text:p>
          </table:table-cell>
          <table:table-cell office:value-type="float" office:value="0.941000378376692" calcext:value-type="float">
            <text:p>0,9410003784</text:p>
          </table:table-cell>
          <table:table-cell office:value-type="float" office:value="-0.736974249783683" calcext:value-type="float">
            <text:p>-0,7369742498</text:p>
          </table:table-cell>
          <table:table-cell office:value-type="float" office:value="-0.672772339643069" calcext:value-type="float">
            <text:p>-0,6727723396</text:p>
          </table:table-cell>
          <table:table-cell office:value-type="float" office:value="-0.232851038728462" calcext:value-type="float">
            <text:p>-0,2328510387</text:p>
          </table:table-cell>
          <table:table-cell office:value-type="float" office:value="0.691345361457849" calcext:value-type="float">
            <text:p>0,6913453615</text:p>
          </table:table-cell>
          <table:table-cell office:value-type="float" office:value="0.636319719392432" calcext:value-type="float">
            <text:p>0,6363197194</text:p>
          </table:table-cell>
          <table:table-cell office:value-type="float" office:value="-0.0950653243089678" calcext:value-type="float">
            <text:p>-0,0950653243</text:p>
          </table:table-cell>
          <table:table-cell office:value-type="float" office:value="-0.401864603862419" calcext:value-type="float">
            <text:p>-0,4018646039</text:p>
          </table:table-cell>
          <table:table-cell office:value-type="float" office:value="0.145598496099565" calcext:value-type="float">
            <text:p>0,1455984961</text:p>
          </table:table-cell>
          <table:table-cell office:value-type="float" office:value="0.198765928620468" calcext:value-type="float">
            <text:p>0,1987659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60933141268164" calcext:value-type="float">
            <text:p>0,1609331413</text:p>
          </table:table-cell>
          <table:table-cell office:value-type="float" office:value="0.400486299651" calcext:value-type="float">
            <text:p>0,4004862997</text:p>
          </table:table-cell>
          <table:table-cell office:value-type="float" office:value="-0.53606589083111" calcext:value-type="float">
            <text:p>-0,5360658908</text:p>
          </table:table-cell>
          <table:table-cell office:value-type="float" office:value="-0.766205887837628" calcext:value-type="float">
            <text:p>-0,7662058878</text:p>
          </table:table-cell>
          <table:table-cell office:value-type="float" office:value="-0.576035128235068" calcext:value-type="float">
            <text:p>-0,5760351282</text:p>
          </table:table-cell>
          <table:table-cell office:value-type="float" office:value="-0.818029634111777" calcext:value-type="float">
            <text:p>-0,8180296341</text:p>
          </table:table-cell>
          <table:table-cell office:value-type="float" office:value="-1.17903362314043" calcext:value-type="float">
            <text:p>-1,1790336231</text:p>
          </table:table-cell>
          <table:table-cell office:value-type="float" office:value="-0.400459486489119" calcext:value-type="float">
            <text:p>-0,4004594865</text:p>
          </table:table-cell>
          <table:table-cell office:value-type="float" office:value="-0.573119431818316" calcext:value-type="float">
            <text:p>-0,5731194318</text:p>
          </table:table-cell>
          <table:table-cell office:value-type="float" office:value="-0.777438810043262" calcext:value-type="float">
            <text:p>-0,77743881</text:p>
          </table:table-cell>
          <table:table-cell office:value-type="float" office:value="-1.44757596806193" calcext:value-type="float">
            <text:p>-1,4475759681</text:p>
          </table:table-cell>
          <table:table-cell office:value-type="float" office:value="-0.307341960610497" calcext:value-type="float">
            <text:p>-0,3073419606</text:p>
          </table:table-cell>
          <table:table-cell office:value-type="float" office:value="-0.518933822707633" calcext:value-type="float">
            <text:p>-0,5189338227</text:p>
          </table:table-cell>
          <table:table-cell office:value-type="float" office:value="-1.06156331735394" calcext:value-type="float">
            <text:p>-1,0615633174</text:p>
          </table:table-cell>
          <table:table-cell office:value-type="float" office:value="-0.662036288402831" calcext:value-type="float">
            <text:p>-0,6620362884</text:p>
          </table:table-cell>
          <table:table-cell office:value-type="float" office:value="-0.350311638400786" calcext:value-type="float">
            <text:p>-0,3503116384</text:p>
          </table:table-cell>
          <table:table-cell office:value-type="float" office:value="-0.384561293870387" calcext:value-type="float">
            <text:p>-0,3845612939</text:p>
          </table:table-cell>
          <table:table-cell office:value-type="float" office:value="-0.985740290574082" calcext:value-type="float">
            <text:p>-0,9857402906</text:p>
          </table:table-cell>
          <table:table-cell office:value-type="float" office:value="-1.26808052045612" calcext:value-type="float">
            <text:p>-1,2680805205</text:p>
          </table:table-cell>
          <table:table-cell office:value-type="float" office:value="-1.6219130341714" calcext:value-type="float">
            <text:p>-1,6219130342</text:p>
          </table:table-cell>
          <table:table-cell office:value-type="float" office:value="-1.53325130524053" calcext:value-type="float">
            <text:p>-1,5332513052</text:p>
          </table:table-cell>
          <table:table-cell office:value-type="float" office:value="-2.3291884516994" calcext:value-type="float">
            <text:p>-2,3291884517</text:p>
          </table:table-cell>
          <table:table-cell office:value-type="float" office:value="-1.97341542570179" calcext:value-type="float">
            <text:p>-1,9734154257</text:p>
          </table:table-cell>
          <table:table-cell office:value-type="float" office:value="-1.92416901966981" calcext:value-type="float">
            <text:p>-1,9241690197</text:p>
          </table:table-cell>
          <table:table-cell office:value-type="float" office:value="-2.57505887861378" calcext:value-type="float">
            <text:p>-2,5750588786</text:p>
          </table:table-cell>
          <table:table-cell office:value-type="float" office:value="-2.22022947807187" calcext:value-type="float">
            <text:p>-2,2202294781</text:p>
          </table:table-cell>
          <table:table-cell office:value-type="float" office:value="-0.644801592839688" calcext:value-type="float">
            <text:p>-0,6448015928</text:p>
          </table:table-cell>
          <table:table-cell office:value-type="float" office:value="0.479786094862194" calcext:value-type="float">
            <text:p>0,4797860949</text:p>
          </table:table-cell>
          <table:table-cell office:value-type="float" office:value="0.690531360026604" calcext:value-type="float">
            <text:p>0,69053136</text:p>
          </table:table-cell>
          <table:table-cell office:value-type="float" office:value="0.7282013302552" calcext:value-type="float">
            <text:p>0,7282013303</text:p>
          </table:table-cell>
          <table:table-cell office:value-type="float" office:value="1.47271559379986" calcext:value-type="float">
            <text:p>1,4727155938</text:p>
          </table:table-cell>
          <table:table-cell office:value-type="float" office:value="0.921041305815766" calcext:value-type="float">
            <text:p>0,9210413058</text:p>
          </table:table-cell>
          <table:table-cell office:value-type="float" office:value="1.27498086685801" calcext:value-type="float">
            <text:p>1,2749808669</text:p>
          </table:table-cell>
          <table:table-cell office:value-type="float" office:value="2.26451506542499" calcext:value-type="float">
            <text:p>2,2645150654</text:p>
          </table:table-cell>
          <table:table-cell office:value-type="float" office:value="2.60774218176708" calcext:value-type="float">
            <text:p>2,6077421818</text:p>
          </table:table-cell>
          <table:table-cell office:value-type="float" office:value="2.32336720777774" calcext:value-type="float">
            <text:p>2,3233672078</text:p>
          </table:table-cell>
          <table:table-cell office:value-type="float" office:value="1.62434289618868" calcext:value-type="float">
            <text:p>1,6243428962</text:p>
          </table:table-cell>
          <table:table-cell office:value-type="float" office:value="1.22362754569548" calcext:value-type="float">
            <text:p>1,2236275457</text:p>
          </table:table-cell>
          <table:table-cell office:value-type="float" office:value="1.52555889033873" calcext:value-type="float">
            <text:p>1,5255588903</text:p>
          </table:table-cell>
          <table:table-cell office:value-type="float" office:value="2.17310347972123" calcext:value-type="float">
            <text:p>2,1731034797</text:p>
          </table:table-cell>
          <table:table-cell office:value-type="float" office:value="1.78597414330391" calcext:value-type="float">
            <text:p>1,7859741433</text:p>
          </table:table-cell>
          <table:table-cell office:value-type="float" office:value="1.65710217228478" calcext:value-type="float">
            <text:p>1,6571021723</text:p>
          </table:table-cell>
          <table:table-cell office:value-type="float" office:value="1.04933055195877" calcext:value-type="float">
            <text:p>1,049330552</text:p>
          </table:table-cell>
          <table:table-cell office:value-type="float" office:value="0.165052471030793" calcext:value-type="float">
            <text:p>0,165052471</text:p>
          </table:table-cell>
          <table:table-cell office:value-type="float" office:value="0.021104216733444" calcext:value-type="float">
            <text:p>0,0211042167</text:p>
          </table:table-cell>
          <table:table-cell office:value-type="float" office:value="-0.5267365757029" calcext:value-type="float">
            <text:p>-0,5267365757</text:p>
          </table:table-cell>
          <table:table-cell office:value-type="float" office:value="-0.0983292912109564" calcext:value-type="float">
            <text:p>-0,0983292912</text:p>
          </table:table-cell>
          <table:table-cell office:value-type="float" office:value="0.322029136435773" calcext:value-type="float">
            <text:p>0,3220291364</text:p>
          </table:table-cell>
          <table:table-cell office:value-type="float" office:value="0.214162719938177" calcext:value-type="float">
            <text:p>0,2141627199</text:p>
          </table:table-cell>
          <table:table-cell office:value-type="float" office:value="0.0658616314674571" calcext:value-type="float">
            <text:p>0,0658616315</text:p>
          </table:table-cell>
          <table:table-cell office:value-type="float" office:value="-0.324770042094611" calcext:value-type="float">
            <text:p>-0,3247700421</text:p>
          </table:table-cell>
          <table:table-cell office:value-type="float" office:value="-0.788873844838872" calcext:value-type="float">
            <text:p>-0,7888738448</text:p>
          </table:table-cell>
          <table:table-cell office:value-type="float" office:value="1.2959719805756" calcext:value-type="float">
            <text:p>1,2959719806</text:p>
          </table:table-cell>
          <table:table-cell office:value-type="float" office:value="0.86291855528783" calcext:value-type="float">
            <text:p>0,8629185553</text:p>
          </table:table-cell>
          <table:table-cell office:value-type="float" office:value="-0.098763623065407" calcext:value-type="float">
            <text:p>-0,0987636231</text:p>
          </table:table-cell>
          <table:table-cell office:value-type="float" office:value="0.496852383635186" calcext:value-type="float">
            <text:p>0,4968523836</text:p>
          </table:table-cell>
          <table:table-cell office:value-type="float" office:value="0.233342159667466" calcext:value-type="float">
            <text:p>0,2333421597</text:p>
          </table:table-cell>
          <table:table-cell office:value-type="float" office:value="0.355495611109062" calcext:value-type="float">
            <text:p>0,3554956111</text:p>
          </table:table-cell>
          <table:table-cell office:value-type="float" office:value="0.355907434910048" calcext:value-type="float">
            <text:p>0,3559074349</text:p>
          </table:table-cell>
          <table:table-cell office:value-type="float" office:value="0.834816900205967" calcext:value-type="float">
            <text:p>0,8348169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08936210203862" calcext:value-type="float">
            <text:p>0,6089362102</text:p>
          </table:table-cell>
          <table:table-cell office:value-type="float" office:value="0.288228776263977" calcext:value-type="float">
            <text:p>0,2882287763</text:p>
          </table:table-cell>
          <table:table-cell office:value-type="float" office:value="-0.0676588017553828" calcext:value-type="float">
            <text:p>-0,0676588018</text:p>
          </table:table-cell>
          <table:table-cell office:value-type="float" office:value="-0.317013656258205" calcext:value-type="float">
            <text:p>-0,3170136563</text:p>
          </table:table-cell>
          <table:table-cell office:value-type="float" office:value="0.351021406268244" calcext:value-type="float">
            <text:p>0,3510214063</text:p>
          </table:table-cell>
          <table:table-cell office:value-type="float" office:value="0.711440457381597" calcext:value-type="float">
            <text:p>0,7114404574</text:p>
          </table:table-cell>
          <table:table-cell office:value-type="float" office:value="0.148087270442484" calcext:value-type="float">
            <text:p>0,1480872704</text:p>
          </table:table-cell>
          <table:table-cell office:value-type="float" office:value="-0.537860541970723" calcext:value-type="float">
            <text:p>-0,537860542</text:p>
          </table:table-cell>
          <table:table-cell office:value-type="float" office:value="-1.15510806633979" calcext:value-type="float">
            <text:p>-1,1551080663</text:p>
          </table:table-cell>
          <table:table-cell office:value-type="float" office:value="-0.980540049413415" calcext:value-type="float">
            <text:p>-0,9805400494</text:p>
          </table:table-cell>
          <table:table-cell office:value-type="float" office:value="-1.01126858362265" calcext:value-type="float">
            <text:p>-1,0112685836</text:p>
          </table:table-cell>
          <table:table-cell office:value-type="float" office:value="0.038908564119099" calcext:value-type="float">
            <text:p>0,0389085641</text:p>
          </table:table-cell>
          <table:table-cell office:value-type="float" office:value="-0.833912110174741" calcext:value-type="float">
            <text:p>-0,8339121102</text:p>
          </table:table-cell>
          <table:table-cell office:value-type="float" office:value="-0.93570787251301" calcext:value-type="float">
            <text:p>-0,9357078725</text:p>
          </table:table-cell>
          <table:table-cell office:value-type="float" office:value="-0.7759454733192" calcext:value-type="float">
            <text:p>-0,7759454733</text:p>
          </table:table-cell>
          <table:table-cell office:value-type="float" office:value="-0.592306058547587" calcext:value-type="float">
            <text:p>-0,5923060585</text:p>
          </table:table-cell>
          <table:table-cell office:value-type="float" office:value="-0.629557936710891" calcext:value-type="float">
            <text:p>-0,6295579367</text:p>
          </table:table-cell>
          <table:table-cell office:value-type="float" office:value="-0.916914358726396" calcext:value-type="float">
            <text:p>-0,9169143587</text:p>
          </table:table-cell>
          <table:table-cell office:value-type="float" office:value="-0.966128900271091" calcext:value-type="float">
            <text:p>-0,9661289003</text:p>
          </table:table-cell>
          <table:table-cell office:value-type="float" office:value="-1.63295422618806" calcext:value-type="float">
            <text:p>-1,6329542262</text:p>
          </table:table-cell>
          <table:table-cell office:value-type="float" office:value="-1.59337120210678" calcext:value-type="float">
            <text:p>-1,5933712021</text:p>
          </table:table-cell>
          <table:table-cell office:value-type="float" office:value="-2.51286606450119" calcext:value-type="float">
            <text:p>-2,5128660645</text:p>
          </table:table-cell>
          <table:table-cell office:value-type="float" office:value="-1.83751077819549" calcext:value-type="float">
            <text:p>-1,8375107782</text:p>
          </table:table-cell>
          <table:table-cell office:value-type="float" office:value="-1.85600132781887" calcext:value-type="float">
            <text:p>-1,8560013278</text:p>
          </table:table-cell>
          <table:table-cell office:value-type="float" office:value="-2.84616068539982" calcext:value-type="float">
            <text:p>-2,8461606854</text:p>
          </table:table-cell>
          <table:table-cell office:value-type="float" office:value="-2.36987471534461" calcext:value-type="float">
            <text:p>-2,3698747153</text:p>
          </table:table-cell>
          <table:table-cell office:value-type="float" office:value="-1.10031483929651" calcext:value-type="float">
            <text:p>-1,1003148393</text:p>
          </table:table-cell>
          <table:table-cell office:value-type="float" office:value="-0.133227070278078" calcext:value-type="float">
            <text:p>-0,1332270703</text:p>
          </table:table-cell>
          <table:table-cell office:value-type="float" office:value="0.00707596933119454" calcext:value-type="float">
            <text:p>0,0070759693</text:p>
          </table:table-cell>
          <table:table-cell office:value-type="float" office:value="0.16829038518806" calcext:value-type="float">
            <text:p>0,1682903852</text:p>
          </table:table-cell>
          <table:table-cell office:value-type="float" office:value="1.00914781050636" calcext:value-type="float">
            <text:p>1,0091478105</text:p>
          </table:table-cell>
          <table:table-cell office:value-type="float" office:value="0.50507203989999" calcext:value-type="float">
            <text:p>0,5050720399</text:p>
          </table:table-cell>
          <table:table-cell office:value-type="float" office:value="1.30209781655192" calcext:value-type="float">
            <text:p>1,3020978166</text:p>
          </table:table-cell>
          <table:table-cell office:value-type="float" office:value="2.24764958513251" calcext:value-type="float">
            <text:p>2,2476495851</text:p>
          </table:table-cell>
          <table:table-cell office:value-type="float" office:value="2.46611563634221" calcext:value-type="float">
            <text:p>2,4661156363</text:p>
          </table:table-cell>
          <table:table-cell office:value-type="float" office:value="2.42067110615611" calcext:value-type="float">
            <text:p>2,4206711062</text:p>
          </table:table-cell>
          <table:table-cell office:value-type="float" office:value="1.93779064007728" calcext:value-type="float">
            <text:p>1,9377906401</text:p>
          </table:table-cell>
          <table:table-cell office:value-type="float" office:value="1.71148211974675" calcext:value-type="float">
            <text:p>1,7114821197</text:p>
          </table:table-cell>
          <table:table-cell office:value-type="float" office:value="1.8063581724261" calcext:value-type="float">
            <text:p>1,8063581724</text:p>
          </table:table-cell>
          <table:table-cell office:value-type="float" office:value="2.20500738141965" calcext:value-type="float">
            <text:p>2,2050073814</text:p>
          </table:table-cell>
          <table:table-cell office:value-type="float" office:value="2.01038974246252" calcext:value-type="float">
            <text:p>2,0103897425</text:p>
          </table:table-cell>
          <table:table-cell office:value-type="float" office:value="1.60257663585767" calcext:value-type="float">
            <text:p>1,6025766359</text:p>
          </table:table-cell>
          <table:table-cell office:value-type="float" office:value="1.13422668163387" calcext:value-type="float">
            <text:p>1,1342266816</text:p>
          </table:table-cell>
          <table:table-cell office:value-type="float" office:value="0.375869490847397" calcext:value-type="float">
            <text:p>0,3758694908</text:p>
          </table:table-cell>
          <table:table-cell office:value-type="float" office:value="0.0276992844626452" calcext:value-type="float">
            <text:p>0,0276992845</text:p>
          </table:table-cell>
          <table:table-cell office:value-type="float" office:value="-0.30797850811828" calcext:value-type="float">
            <text:p>-0,3079785081</text:p>
          </table:table-cell>
          <table:table-cell office:value-type="float" office:value="-0.244385665290389" calcext:value-type="float">
            <text:p>-0,2443856653</text:p>
          </table:table-cell>
          <table:table-cell office:value-type="float" office:value="-0.0464619152071513" calcext:value-type="float">
            <text:p>-0,0464619152</text:p>
          </table:table-cell>
          <table:table-cell office:value-type="float" office:value="0.330978748995365" calcext:value-type="float">
            <text:p>0,330978749</text:p>
          </table:table-cell>
          <table:table-cell office:value-type="float" office:value="-0.0292718362077585" calcext:value-type="float">
            <text:p>-0,0292718362</text:p>
          </table:table-cell>
          <table:table-cell office:value-type="float" office:value="-0.674522395119576" calcext:value-type="float">
            <text:p>-0,6745223951</text:p>
          </table:table-cell>
          <table:table-cell office:value-type="float" office:value="-0.238738137253869" calcext:value-type="float">
            <text:p>-0,2387381373</text:p>
          </table:table-cell>
          <table:table-cell office:value-type="float" office:value="0.913554019094274" calcext:value-type="float">
            <text:p>0,9135540191</text:p>
          </table:table-cell>
          <table:table-cell office:value-type="float" office:value="0.917707034988645" calcext:value-type="float">
            <text:p>0,917707035</text:p>
          </table:table-cell>
          <table:table-cell office:value-type="float" office:value="0.084654534056063" calcext:value-type="float">
            <text:p>0,0846545341</text:p>
          </table:table-cell>
          <table:table-cell office:value-type="float" office:value="0.0261501254544835" calcext:value-type="float">
            <text:p>0,0261501255</text:p>
          </table:table-cell>
          <table:table-cell office:value-type="float" office:value="1.30498763369583" calcext:value-type="float">
            <text:p>1,3049876337</text:p>
          </table:table-cell>
          <table:table-cell office:value-type="float" office:value="0.139106978260068" calcext:value-type="float">
            <text:p>0,1391069783</text:p>
          </table:table-cell>
          <table:table-cell office:value-type="float" office:value="0.226486549488212" calcext:value-type="float">
            <text:p>0,2264865495</text:p>
          </table:table-cell>
          <table:table-cell office:value-type="float" office:value="0.298148892930703" calcext:value-type="float">
            <text:p>0,2981488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43534963833768" calcext:value-type="float">
            <text:p>-0,1435349638</text:p>
          </table:table-cell>
          <table:table-cell office:value-type="float" office:value="-0.503641861682318" calcext:value-type="float">
            <text:p>-0,5036418617</text:p>
          </table:table-cell>
          <table:table-cell office:value-type="float" office:value="-0.421566380168154" calcext:value-type="float">
            <text:p>-0,4215663802</text:p>
          </table:table-cell>
          <table:table-cell office:value-type="float" office:value="-0.0741489568875123" calcext:value-type="float">
            <text:p>-0,0741489569</text:p>
          </table:table-cell>
          <table:table-cell office:value-type="float" office:value="-0.421225687521893" calcext:value-type="float">
            <text:p>-0,4212256875</text:p>
          </table:table-cell>
          <table:table-cell office:value-type="float" office:value="-1.13779716430232" calcext:value-type="float">
            <text:p>-1,1377971643</text:p>
          </table:table-cell>
          <table:table-cell office:value-type="float" office:value="-0.287273120257278" calcext:value-type="float">
            <text:p>-0,2872731203</text:p>
          </table:table-cell>
          <table:table-cell office:value-type="float" office:value="-0.173806463344251" calcext:value-type="float">
            <text:p>-0,1738064633</text:p>
          </table:table-cell>
          <table:table-cell office:value-type="float" office:value="-0.576498175705234" calcext:value-type="float">
            <text:p>-0,5764981757</text:p>
          </table:table-cell>
          <table:table-cell office:value-type="float" office:value="-0.470927049528598" calcext:value-type="float">
            <text:p>-0,4709270495</text:p>
          </table:table-cell>
          <table:table-cell office:value-type="float" office:value="-0.547079725566352" calcext:value-type="float">
            <text:p>-0,5470797256</text:p>
          </table:table-cell>
          <table:table-cell office:value-type="float" office:value="-0.834213893085635" calcext:value-type="float">
            <text:p>-0,8342138931</text:p>
          </table:table-cell>
          <table:table-cell office:value-type="float" office:value="-0.855194426895491" calcext:value-type="float">
            <text:p>-0,8551944269</text:p>
          </table:table-cell>
          <table:table-cell office:value-type="float" office:value="-0.952731797419029" calcext:value-type="float">
            <text:p>-0,9527317974</text:p>
          </table:table-cell>
          <table:table-cell office:value-type="float" office:value="-1.05341656478215" calcext:value-type="float">
            <text:p>-1,0534165648</text:p>
          </table:table-cell>
          <table:table-cell office:value-type="float" office:value="-0.927143808626375" calcext:value-type="float">
            <text:p>-0,9271438086</text:p>
          </table:table-cell>
          <table:table-cell office:value-type="float" office:value="-0.704649786993274" calcext:value-type="float">
            <text:p>-0,704649787</text:p>
          </table:table-cell>
          <table:table-cell office:value-type="float" office:value="-0.702406871134441" calcext:value-type="float">
            <text:p>-0,7024068711</text:p>
          </table:table-cell>
          <table:table-cell office:value-type="float" office:value="-0.181984962357985" calcext:value-type="float">
            <text:p>-0,1819849624</text:p>
          </table:table-cell>
          <table:table-cell office:value-type="float" office:value="-0.672751251497854" calcext:value-type="float">
            <text:p>-0,6727512515</text:p>
          </table:table-cell>
          <table:table-cell office:value-type="float" office:value="-1.50493677316804" calcext:value-type="float">
            <text:p>-1,5049367732</text:p>
          </table:table-cell>
          <table:table-cell office:value-type="float" office:value="-1.57845505980098" calcext:value-type="float">
            <text:p>-1,5784550598</text:p>
          </table:table-cell>
          <table:table-cell office:value-type="float" office:value="-1.1208136223755" calcext:value-type="float">
            <text:p>-1,1208136224</text:p>
          </table:table-cell>
          <table:table-cell office:value-type="float" office:value="-0.475501016162698" calcext:value-type="float">
            <text:p>-0,4755010162</text:p>
          </table:table-cell>
          <table:table-cell office:value-type="float" office:value="-0.640192218434503" calcext:value-type="float">
            <text:p>-0,6401922184</text:p>
          </table:table-cell>
          <table:table-cell office:value-type="float" office:value="-0.88396073960826" calcext:value-type="float">
            <text:p>-0,8839607396</text:p>
          </table:table-cell>
          <table:table-cell office:value-type="float" office:value="-1.09258047675614" calcext:value-type="float">
            <text:p>-1,0925804768</text:p>
          </table:table-cell>
          <table:table-cell office:value-type="float" office:value="-0.177917163472624" calcext:value-type="float">
            <text:p>-0,1779171635</text:p>
          </table:table-cell>
          <table:table-cell office:value-type="float" office:value="1.24412190182008" calcext:value-type="float">
            <text:p>1,2441219018</text:p>
          </table:table-cell>
          <table:table-cell office:value-type="float" office:value="1.77961986059568" calcext:value-type="float">
            <text:p>1,7796198606</text:p>
          </table:table-cell>
          <table:table-cell office:value-type="float" office:value="2.16946918743959" calcext:value-type="float">
            <text:p>2,1694691874</text:p>
          </table:table-cell>
          <table:table-cell office:value-type="float" office:value="2.12861837428603" calcext:value-type="float">
            <text:p>2,1286183743</text:p>
          </table:table-cell>
          <table:table-cell office:value-type="float" office:value="1.81586716700248" calcext:value-type="float">
            <text:p>1,815867167</text:p>
          </table:table-cell>
          <table:table-cell office:value-type="float" office:value="1.31312899764403" calcext:value-type="float">
            <text:p>1,3131289976</text:p>
          </table:table-cell>
          <table:table-cell office:value-type="float" office:value="0.895102921288751" calcext:value-type="float">
            <text:p>0,8951029213</text:p>
          </table:table-cell>
          <table:table-cell office:value-type="float" office:value="0.523055780582572" calcext:value-type="float">
            <text:p>0,5230557806</text:p>
          </table:table-cell>
          <table:table-cell office:value-type="float" office:value="0.673579194313805" calcext:value-type="float">
            <text:p>0,6735791943</text:p>
          </table:table-cell>
          <table:table-cell office:value-type="float" office:value="-0.535278358439312" calcext:value-type="float">
            <text:p>-0,5352783584</text:p>
          </table:table-cell>
          <table:table-cell office:value-type="float" office:value="-1.07296469863797" calcext:value-type="float">
            <text:p>-1,0729646986</text:p>
          </table:table-cell>
          <table:table-cell office:value-type="float" office:value="-0.720636376082701" calcext:value-type="float">
            <text:p>-0,7206363761</text:p>
          </table:table-cell>
          <table:table-cell office:value-type="float" office:value="-0.515454579317425" calcext:value-type="float">
            <text:p>-0,5154545793</text:p>
          </table:table-cell>
          <table:table-cell office:value-type="float" office:value="-0.472357092743552" calcext:value-type="float">
            <text:p>-0,4723570927</text:p>
          </table:table-cell>
          <table:table-cell office:value-type="float" office:value="0.269437292909536" calcext:value-type="float">
            <text:p>0,2694372929</text:p>
          </table:table-cell>
          <table:table-cell office:value-type="float" office:value="1.55224346619414" calcext:value-type="float">
            <text:p>1,5522434662</text:p>
          </table:table-cell>
          <table:table-cell office:value-type="float" office:value="1.49971840162037" calcext:value-type="float">
            <text:p>1,4997184016</text:p>
          </table:table-cell>
          <table:table-cell office:value-type="float" office:value="0.896310785444836" calcext:value-type="float">
            <text:p>0,8963107854</text:p>
          </table:table-cell>
          <table:table-cell office:value-type="float" office:value="0.0695780364709106" calcext:value-type="float">
            <text:p>0,0695780365</text:p>
          </table:table-cell>
          <table:table-cell office:value-type="float" office:value="-0.892389198978733" calcext:value-type="float">
            <text:p>-0,892389199</text:p>
          </table:table-cell>
          <table:table-cell office:value-type="float" office:value="-0.812149535349972" calcext:value-type="float">
            <text:p>-0,8121495353</text:p>
          </table:table-cell>
          <table:table-cell office:value-type="float" office:value="0.0585436724155175" calcext:value-type="float">
            <text:p>0,0585436724</text:p>
          </table:table-cell>
          <table:table-cell office:value-type="float" office:value="-0.116584117674988" calcext:value-type="float">
            <text:p>-0,1165841177</text:p>
          </table:table-cell>
          <table:table-cell office:value-type="float" office:value="-0.89267303494925" calcext:value-type="float">
            <text:p>-0,8926730349</text:p>
          </table:table-cell>
          <table:table-cell office:value-type="float" office:value="-0.403663403785842" calcext:value-type="float">
            <text:p>-0,4036634038</text:p>
          </table:table-cell>
          <table:table-cell office:value-type="float" office:value="0.369822237980499" calcext:value-type="float">
            <text:p>0,369822238</text:p>
          </table:table-cell>
          <table:table-cell office:value-type="float" office:value="-0.888872607588663" calcext:value-type="float">
            <text:p>-0,8888726076</text:p>
          </table:table-cell>
          <table:table-cell office:value-type="float" office:value="-0.810653889088988" calcext:value-type="float">
            <text:p>-0,8106538891</text:p>
          </table:table-cell>
          <table:table-cell office:value-type="float" office:value="-0.0259269066297185" calcext:value-type="float">
            <text:p>-0,0259269066</text:p>
          </table:table-cell>
          <table:table-cell office:value-type="float" office:value="-0.247301294684565" calcext:value-type="float">
            <text:p>-0,2473012947</text:p>
          </table:table-cell>
          <table:table-cell office:value-type="float" office:value="0.0485328320331883" calcext:value-type="float">
            <text:p>0,048532832</text:p>
          </table:table-cell>
          <table:table-cell office:value-type="float" office:value="-0.81494030734392" calcext:value-type="float">
            <text:p>-0,8149403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835112516851011" calcext:value-type="float">
            <text:p>-0,8351125169</text:p>
          </table:table-cell>
          <table:table-cell office:value-type="float" office:value="-0.697817037270682" calcext:value-type="float">
            <text:p>-0,6978170373</text:p>
          </table:table-cell>
          <table:table-cell office:value-type="float" office:value="-0.653167663100042" calcext:value-type="float">
            <text:p>-0,6531676631</text:p>
          </table:table-cell>
          <table:table-cell office:value-type="float" office:value="-0.114984614303823" calcext:value-type="float">
            <text:p>-0,1149846143</text:p>
          </table:table-cell>
          <table:table-cell office:value-type="float" office:value="-0.171010428694786" calcext:value-type="float">
            <text:p>-0,1710104287</text:p>
          </table:table-cell>
          <table:table-cell office:value-type="float" office:value="0.46611616173277" calcext:value-type="float">
            <text:p>0,4661161617</text:p>
          </table:table-cell>
          <table:table-cell office:value-type="float" office:value="0.280799359800776" calcext:value-type="float">
            <text:p>0,2807993598</text:p>
          </table:table-cell>
          <table:table-cell office:value-type="float" office:value="-0.11156495957908" calcext:value-type="float">
            <text:p>-0,1115649596</text:p>
          </table:table-cell>
          <table:table-cell office:value-type="float" office:value="-0.239468472985251" calcext:value-type="float">
            <text:p>-0,239468473</text:p>
          </table:table-cell>
          <table:table-cell office:value-type="float" office:value="-0.696347106411955" calcext:value-type="float">
            <text:p>-0,6963471064</text:p>
          </table:table-cell>
          <table:table-cell office:value-type="float" office:value="-0.987908430051635" calcext:value-type="float">
            <text:p>-0,9879084301</text:p>
          </table:table-cell>
          <table:table-cell office:value-type="float" office:value="-0.889185625877757" calcext:value-type="float">
            <text:p>-0,8891856259</text:p>
          </table:table-cell>
          <table:table-cell office:value-type="float" office:value="-0.738141684931364" calcext:value-type="float">
            <text:p>-0,7381416849</text:p>
          </table:table-cell>
          <table:table-cell office:value-type="float" office:value="-0.771548596633534" calcext:value-type="float">
            <text:p>-0,7715485966</text:p>
          </table:table-cell>
          <table:table-cell office:value-type="float" office:value="-0.47267443826408" calcext:value-type="float">
            <text:p>-0,4726744383</text:p>
          </table:table-cell>
          <table:table-cell office:value-type="float" office:value="-0.56522675398409" calcext:value-type="float">
            <text:p>-0,565226754</text:p>
          </table:table-cell>
          <table:table-cell office:value-type="float" office:value="-0.609457592948435" calcext:value-type="float">
            <text:p>-0,6094575929</text:p>
          </table:table-cell>
          <table:table-cell office:value-type="float" office:value="-0.739878767362626" calcext:value-type="float">
            <text:p>-0,7398787674</text:p>
          </table:table-cell>
          <table:table-cell office:value-type="float" office:value="-1.12194989040508" calcext:value-type="float">
            <text:p>-1,1219498904</text:p>
          </table:table-cell>
          <table:table-cell office:value-type="float" office:value="-1.4642904998646" calcext:value-type="float">
            <text:p>-1,4642904999</text:p>
          </table:table-cell>
          <table:table-cell office:value-type="float" office:value="-1.52045158526255" calcext:value-type="float">
            <text:p>-1,5204515853</text:p>
          </table:table-cell>
          <table:table-cell office:value-type="float" office:value="-1.82661523879916" calcext:value-type="float">
            <text:p>-1,8266152388</text:p>
          </table:table-cell>
          <table:table-cell office:value-type="float" office:value="-1.45058225235402" calcext:value-type="float">
            <text:p>-1,4505822524</text:p>
          </table:table-cell>
          <table:table-cell office:value-type="float" office:value="-0.483865150132138" calcext:value-type="float">
            <text:p>-0,4838651501</text:p>
          </table:table-cell>
          <table:table-cell office:value-type="float" office:value="0.528321894549902" calcext:value-type="float">
            <text:p>0,5283218945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407478784363969" calcext:value-type="float">
            <text:p>0,4074787844</text:p>
          </table:table-cell>
          <table:table-cell office:value-type="float" office:value="-0.293015233681217" calcext:value-type="float">
            <text:p>-0,2930152337</text:p>
          </table:table-cell>
          <table:table-cell office:value-type="float" office:value="-0.517794461647436" calcext:value-type="float">
            <text:p>-0,5177944616</text:p>
          </table:table-cell>
          <table:table-cell office:value-type="float" office:value="-0.972369614552279" calcext:value-type="float">
            <text:p>-0,9723696146</text:p>
          </table:table-cell>
          <table:table-cell office:value-type="float" office:value="-0.780635062491725" calcext:value-type="float">
            <text:p>-0,7806350625</text:p>
          </table:table-cell>
          <table:table-cell office:value-type="float" office:value="-1.05141273301372" calcext:value-type="float">
            <text:p>-1,051412733</text:p>
          </table:table-cell>
          <table:table-cell office:value-type="float" office:value="-0.96458863911172" calcext:value-type="float">
            <text:p>-0,9645886391</text:p>
          </table:table-cell>
          <table:table-cell office:value-type="float" office:value="-0.555047280907662" calcext:value-type="float">
            <text:p>-0,5550472809</text:p>
          </table:table-cell>
          <table:table-cell office:value-type="float" office:value="0.00752511617380069" calcext:value-type="float">
            <text:p>0,0075251162</text:p>
          </table:table-cell>
          <table:table-cell office:value-type="float" office:value="-0.357222677509704" calcext:value-type="float">
            <text:p>-0,3572226775</text:p>
          </table:table-cell>
          <table:table-cell office:value-type="float" office:value="-0.945345057366158" calcext:value-type="float">
            <text:p>-0,9453450574</text:p>
          </table:table-cell>
          <table:table-cell office:value-type="float" office:value="-1.1170414164273" calcext:value-type="float">
            <text:p>-1,1170414164</text:p>
          </table:table-cell>
          <table:table-cell office:value-type="float" office:value="-0.838379251885195" calcext:value-type="float">
            <text:p>-0,8383792519</text:p>
          </table:table-cell>
          <table:table-cell office:value-type="float" office:value="-0.454210811022223" calcext:value-type="float">
            <text:p>-0,454210811</text:p>
          </table:table-cell>
          <table:table-cell office:value-type="float" office:value="0.014025974947413" calcext:value-type="float">
            <text:p>0,0140259749</text:p>
          </table:table-cell>
          <table:table-cell office:value-type="float" office:value="0.0331894569556324" calcext:value-type="float">
            <text:p>0,033189457</text:p>
          </table:table-cell>
          <table:table-cell office:value-type="float" office:value="-0.174468741069593" calcext:value-type="float">
            <text:p>-0,1744687411</text:p>
          </table:table-cell>
          <table:table-cell office:value-type="float" office:value="-0.621947720384217" calcext:value-type="float">
            <text:p>-0,6219477204</text:p>
          </table:table-cell>
          <table:table-cell office:value-type="float" office:value="-0.36206921833315" calcext:value-type="float">
            <text:p>-0,3620692183</text:p>
          </table:table-cell>
          <table:table-cell office:value-type="float" office:value="-0.185533719436103" calcext:value-type="float">
            <text:p>-0,1855337194</text:p>
          </table:table-cell>
          <table:table-cell office:value-type="float" office:value="-0.730856895491962" calcext:value-type="float">
            <text:p>-0,7308568955</text:p>
          </table:table-cell>
          <table:table-cell office:value-type="float" office:value="-0.554338712471529" calcext:value-type="float">
            <text:p>-0,5543387125</text:p>
          </table:table-cell>
          <table:table-cell office:value-type="float" office:value="-0.308728076793996" calcext:value-type="float">
            <text:p>-0,3087280768</text:p>
          </table:table-cell>
          <table:table-cell office:value-type="float" office:value="-0.907426922440518" calcext:value-type="float">
            <text:p>-0,9074269224</text:p>
          </table:table-cell>
          <table:table-cell office:value-type="float" office:value="-0.499646218607093" calcext:value-type="float">
            <text:p>-0,4996462186</text:p>
          </table:table-cell>
          <table:table-cell office:value-type="float" office:value="0.051899595055189" calcext:value-type="float">
            <text:p>0,0518995951</text:p>
          </table:table-cell>
          <table:table-cell office:value-type="float" office:value="-0.573626942221986" calcext:value-type="float">
            <text:p>-0,5736269422</text:p>
          </table:table-cell>
          <table:table-cell office:value-type="float" office:value="-0.794432955661812" calcext:value-type="float">
            <text:p>-0,7944329557</text:p>
          </table:table-cell>
          <table:table-cell office:value-type="float" office:value="-0.55025447136441" calcext:value-type="float">
            <text:p>-0,5502544714</text:p>
          </table:table-cell>
          <table:table-cell office:value-type="float" office:value="-1.12445539454279" calcext:value-type="float">
            <text:p>-1,1244553945</text:p>
          </table:table-cell>
          <table:table-cell office:value-type="float" office:value="-0.717311083422211" calcext:value-type="float">
            <text:p>-0,7173110834</text:p>
          </table:table-cell>
          <table:table-cell office:value-type="float" office:value="-0.139106978260068" calcext:value-type="float">
            <text:p>-0,1391069783</text:p>
          </table:table-cell>
          <table:table-cell office:value-type="float" office:value="-0.647104427109178" calcext:value-type="float">
            <text:p>-0,6471044271</text:p>
          </table:table-cell>
          <table:table-cell office:value-type="float" office:value="-0.735433935895733" calcext:value-type="float">
            <text:p>-0,7354339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69908871719802" calcext:value-type="float">
            <text:p>-0,0869908872</text:p>
          </table:table-cell>
          <table:table-cell office:value-type="float" office:value="-0.370146428465318" calcext:value-type="float">
            <text:p>-0,3701464285</text:p>
          </table:table-cell>
          <table:table-cell office:value-type="float" office:value="-0.551679460466968" calcext:value-type="float">
            <text:p>-0,5516794605</text:p>
          </table:table-cell>
          <table:table-cell office:value-type="float" office:value="-0.493251756686496" calcext:value-type="float">
            <text:p>-0,4932517567</text:p>
          </table:table-cell>
          <table:table-cell office:value-type="float" office:value="-0.0270016466360188" calcext:value-type="float">
            <text:p>-0,0270016466</text:p>
          </table:table-cell>
          <table:table-cell office:value-type="float" office:value="-0.521948587639055" calcext:value-type="float">
            <text:p>-0,5219485876</text:p>
          </table:table-cell>
          <table:table-cell office:value-type="float" office:value="-0.74043635221242" calcext:value-type="float">
            <text:p>-0,7404363522</text:p>
          </table:table-cell>
          <table:table-cell office:value-type="float" office:value="-0.722236317275098" calcext:value-type="float">
            <text:p>-0,7222363173</text:p>
          </table:table-cell>
          <table:table-cell office:value-type="float" office:value="-0.450639965917571" calcext:value-type="float">
            <text:p>-0,4506399659</text:p>
          </table:table-cell>
          <table:table-cell office:value-type="float" office:value="-0.543835186738396" calcext:value-type="float">
            <text:p>-0,5438351867</text:p>
          </table:table-cell>
          <table:table-cell office:value-type="float" office:value="-0.892960709085574" calcext:value-type="float">
            <text:p>-0,8929607091</text:p>
          </table:table-cell>
          <table:table-cell office:value-type="float" office:value="-0.936304253985289" calcext:value-type="float">
            <text:p>-0,936304254</text:p>
          </table:table-cell>
          <table:table-cell office:value-type="float" office:value="-0.956640136597736" calcext:value-type="float">
            <text:p>-0,9566401366</text:p>
          </table:table-cell>
          <table:table-cell office:value-type="float" office:value="-0.741756728048" calcext:value-type="float">
            <text:p>-0,741756728</text:p>
          </table:table-cell>
          <table:table-cell office:value-type="float" office:value="-0.553481808760308" calcext:value-type="float">
            <text:p>-0,5534818088</text:p>
          </table:table-cell>
          <table:table-cell office:value-type="float" office:value="-0.485278330987101" calcext:value-type="float">
            <text:p>-0,485278331</text:p>
          </table:table-cell>
          <table:table-cell office:value-type="float" office:value="-0.557120848812228" calcext:value-type="float">
            <text:p>-0,5571208488</text:p>
          </table:table-cell>
          <table:table-cell office:value-type="float" office:value="-0.778497762454938" calcext:value-type="float">
            <text:p>-0,7784977625</text:p>
          </table:table-cell>
          <table:table-cell office:value-type="float" office:value="-1.14443152579755" calcext:value-type="float">
            <text:p>-1,1444315258</text:p>
          </table:table-cell>
          <table:table-cell office:value-type="float" office:value="-1.52254230602146" calcext:value-type="float">
            <text:p>-1,522542306</text:p>
          </table:table-cell>
          <table:table-cell office:value-type="float" office:value="-1.45373789325613" calcext:value-type="float">
            <text:p>-1,4537378933</text:p>
          </table:table-cell>
          <table:table-cell office:value-type="float" office:value="-1.49794955291339" calcext:value-type="float">
            <text:p>-1,4979495529</text:p>
          </table:table-cell>
          <table:table-cell office:value-type="float" office:value="-1.08204082588105" calcext:value-type="float">
            <text:p>-1,0820408259</text:p>
          </table:table-cell>
          <table:table-cell office:value-type="float" office:value="-0.22666803057184" calcext:value-type="float">
            <text:p>-0,2266680306</text:p>
          </table:table-cell>
          <table:table-cell office:value-type="float" office:value="0.755328829147851" calcext:value-type="float">
            <text:p>0,7553288291</text:p>
          </table:table-cell>
          <table:table-cell office:value-type="float" office:value="1.03487058451992" calcext:value-type="float">
            <text:p>1,0348705845</text:p>
          </table:table-cell>
          <table:table-cell office:value-type="float" office:value="0.256862250682982" calcext:value-type="float">
            <text:p>0,2568622507</text:p>
          </table:table-cell>
          <table:table-cell office:value-type="float" office:value="-0.505925583334475" calcext:value-type="float">
            <text:p>-0,5059255833</text:p>
          </table:table-cell>
          <table:table-cell office:value-type="float" office:value="-0.644329442628803" calcext:value-type="float">
            <text:p>-0,6443294426</text:p>
          </table:table-cell>
          <table:table-cell office:value-type="float" office:value="-1.0847142054719" calcext:value-type="float">
            <text:p>-1,0847142055</text:p>
          </table:table-cell>
          <table:table-cell office:value-type="float" office:value="-1.00821319804005" calcext:value-type="float">
            <text:p>-1,008213198</text:p>
          </table:table-cell>
          <table:table-cell office:value-type="float" office:value="-1.53631940827518" calcext:value-type="float">
            <text:p>-1,5363194083</text:p>
          </table:table-cell>
          <table:table-cell office:value-type="float" office:value="-1.24592699218597" calcext:value-type="float">
            <text:p>-1,2459269922</text:p>
          </table:table-cell>
          <table:table-cell office:value-type="float" office:value="-0.833976378052533" calcext:value-type="float">
            <text:p>-0,8339763781</text:p>
          </table:table-cell>
          <table:table-cell office:value-type="float" office:value="-0.453629439092445" calcext:value-type="float">
            <text:p>-0,4536294391</text:p>
          </table:table-cell>
          <table:table-cell office:value-type="float" office:value="-0.539336199377397" calcext:value-type="float">
            <text:p>-0,5393361994</text:p>
          </table:table-cell>
          <table:table-cell office:value-type="float" office:value="-1.09790074122683" calcext:value-type="float">
            <text:p>-1,0979007412</text:p>
          </table:table-cell>
          <table:table-cell office:value-type="float" office:value="-0.953640654377407" calcext:value-type="float">
            <text:p>-0,9536406544</text:p>
          </table:table-cell>
          <table:table-cell office:value-type="float" office:value="-0.538993970804562" calcext:value-type="float">
            <text:p>-0,5389939708</text:p>
          </table:table-cell>
          <table:table-cell office:value-type="float" office:value="-0.167635413310112" calcext:value-type="float">
            <text:p>-0,1676354133</text:p>
          </table:table-cell>
          <table:table-cell office:value-type="float" office:value="0.324350670658924" calcext:value-type="float">
            <text:p>0,3243506707</text:p>
          </table:table-cell>
          <table:table-cell office:value-type="float" office:value="0.27796170200342" calcext:value-type="float">
            <text:p>0,277961702</text:p>
          </table:table-cell>
          <table:table-cell office:value-type="float" office:value="-0.232744897880468" calcext:value-type="float">
            <text:p>-0,2327448979</text:p>
          </table:table-cell>
          <table:table-cell office:value-type="float" office:value="-0.811007823564943" calcext:value-type="float">
            <text:p>-0,8110078236</text:p>
          </table:table-cell>
          <table:table-cell office:value-type="float" office:value="-0.476163890048332" calcext:value-type="float">
            <text:p>-0,47616389</text:p>
          </table:table-cell>
          <table:table-cell office:value-type="float" office:value="-0.22659752051854" calcext:value-type="float">
            <text:p>-0,2265975205</text:p>
          </table:table-cell>
          <table:table-cell office:value-type="float" office:value="-0.661853884115852" calcext:value-type="float">
            <text:p>-0,6618538841</text:p>
          </table:table-cell>
          <table:table-cell office:value-type="float" office:value="-0.86034649883587" calcext:value-type="float">
            <text:p>-0,8603464988</text:p>
          </table:table-cell>
          <table:table-cell office:value-type="float" office:value="-0.506202792581147" calcext:value-type="float">
            <text:p>-0,5062027926</text:p>
          </table:table-cell>
          <table:table-cell office:value-type="float" office:value="-0.614708560362932" calcext:value-type="float">
            <text:p>-0,6147085604</text:p>
          </table:table-cell>
          <table:table-cell office:value-type="float" office:value="0.00832743697678483" calcext:value-type="float">
            <text:p>0,008327437</text:p>
          </table:table-cell>
          <table:table-cell office:value-type="float" office:value="-0.415196760441512" calcext:value-type="float">
            <text:p>-0,4151967604</text:p>
          </table:table-cell>
          <table:table-cell office:value-type="float" office:value="-0.46031791659789" calcext:value-type="float">
            <text:p>-0,4603179166</text:p>
          </table:table-cell>
          <table:table-cell office:value-type="float" office:value="-0.164365439102444" calcext:value-type="float">
            <text:p>-0,1643654391</text:p>
          </table:table-cell>
          <table:table-cell office:value-type="float" office:value="0.169309068112126" calcext:value-type="float">
            <text:p>0,1693090681</text:p>
          </table:table-cell>
          <table:table-cell office:value-type="float" office:value="-0.427118715756564" calcext:value-type="float">
            <text:p>-0,4271187158</text:p>
          </table:table-cell>
          <table:table-cell office:value-type="float" office:value="-0.544465039224088" calcext:value-type="float">
            <text:p>-0,5444650392</text:p>
          </table:table-cell>
          <table:table-cell office:value-type="float" office:value="-0.602796905793628" calcext:value-type="float">
            <text:p>-0,6027969058</text:p>
          </table:table-cell>
          <table:table-cell office:value-type="float" office:value="-0.242664160165942" calcext:value-type="float">
            <text:p>-0,2426641602</text:p>
          </table:table-cell>
          <table:table-cell office:value-type="float" office:value="-0.596297785861405" calcext:value-type="float">
            <text:p>-0,5962977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387109447915312" calcext:value-type="float">
            <text:p>-0,3871094479</text:p>
          </table:table-cell>
          <table:table-cell office:value-type="float" office:value="-0.260922892196863" calcext:value-type="float">
            <text:p>-0,2609228922</text:p>
          </table:table-cell>
          <table:table-cell office:value-type="float" office:value="-0.660974447917971" calcext:value-type="float">
            <text:p>-0,6609744479</text:p>
          </table:table-cell>
          <table:table-cell office:value-type="float" office:value="-0.714624004785446" calcext:value-type="float">
            <text:p>-0,7146240048</text:p>
          </table:table-cell>
          <table:table-cell office:value-type="float" office:value="-0.73804500805118" calcext:value-type="float">
            <text:p>-0,7380450081</text:p>
          </table:table-cell>
          <table:table-cell office:value-type="float" office:value="-1.32898092573899" calcext:value-type="float">
            <text:p>-1,3289809257</text:p>
          </table:table-cell>
          <table:table-cell office:value-type="float" office:value="-0.664369666848522" calcext:value-type="float">
            <text:p>-0,6643696668</text:p>
          </table:table-cell>
          <table:table-cell office:value-type="float" office:value="-0.196119455260067" calcext:value-type="float">
            <text:p>-0,1961194553</text:p>
          </table:table-cell>
          <table:table-cell office:value-type="float" office:value="-0.622111218178615" calcext:value-type="float">
            <text:p>-0,6221112182</text:p>
          </table:table-cell>
          <table:table-cell office:value-type="float" office:value="-0.601864112272726" calcext:value-type="float">
            <text:p>-0,6018641123</text:p>
          </table:table-cell>
          <table:table-cell office:value-type="float" office:value="-0.743757147567478" calcext:value-type="float">
            <text:p>-0,7437571476</text:p>
          </table:table-cell>
          <table:table-cell office:value-type="float" office:value="-1.18688968528444" calcext:value-type="float">
            <text:p>-1,1868896853</text:p>
          </table:table-cell>
          <table:table-cell office:value-type="float" office:value="-1.5227497613697" calcext:value-type="float">
            <text:p>-1,5227497614</text:p>
          </table:table-cell>
          <table:table-cell office:value-type="float" office:value="-1.19349873537559" calcext:value-type="float">
            <text:p>-1,1934987354</text:p>
          </table:table-cell>
          <table:table-cell office:value-type="float" office:value="-0.634289179256536" calcext:value-type="float">
            <text:p>-0,6342891793</text:p>
          </table:table-cell>
          <table:table-cell office:value-type="float" office:value="-0.709649711656071" calcext:value-type="float">
            <text:p>-0,7096497117</text:p>
          </table:table-cell>
          <table:table-cell office:value-type="float" office:value="-0.765330070049746" calcext:value-type="float">
            <text:p>-0,76533007</text:p>
          </table:table-cell>
          <table:table-cell office:value-type="float" office:value="-0.672964666955153" calcext:value-type="float">
            <text:p>-0,672964667</text:p>
          </table:table-cell>
          <table:table-cell office:value-type="float" office:value="-0.526574166908035" calcext:value-type="float">
            <text:p>-0,5265741669</text:p>
          </table:table-cell>
          <table:table-cell office:value-type="float" office:value="-0.829231593527066" calcext:value-type="float">
            <text:p>-0,8292315935</text:p>
          </table:table-cell>
          <table:table-cell office:value-type="float" office:value="-0.923131319623692" calcext:value-type="float">
            <text:p>-0,9231313196</text:p>
          </table:table-cell>
          <table:table-cell office:value-type="float" office:value="-0.387286200609748" calcext:value-type="float">
            <text:p>-0,3872862006</text:p>
          </table:table-cell>
          <table:table-cell office:value-type="float" office:value="0.194263702023713" calcext:value-type="float">
            <text:p>0,194263702</text:p>
          </table:table-cell>
          <table:table-cell office:value-type="float" office:value="0.741062269692435" calcext:value-type="float">
            <text:p>0,7410622697</text:p>
          </table:table-cell>
          <table:table-cell office:value-type="float" office:value="0.750021113051137" calcext:value-type="float">
            <text:p>0,7500211131</text:p>
          </table:table-cell>
          <table:table-cell office:value-type="float" office:value="-0.0143322199078119" calcext:value-type="float">
            <text:p>-0,0143322199</text:p>
          </table:table-cell>
          <table:table-cell office:value-type="float" office:value="-0.243428884165488" calcext:value-type="float">
            <text:p>-0,2434288842</text:p>
          </table:table-cell>
          <table:table-cell office:value-type="float" office:value="-0.116362884166929" calcext:value-type="float">
            <text:p>-0,1163628842</text:p>
          </table:table-cell>
          <table:table-cell office:value-type="float" office:value="-0.39292441462635" calcext:value-type="float">
            <text:p>-0,3929244146</text:p>
          </table:table-cell>
          <table:table-cell office:value-type="float" office:value="-1.04122597672882" calcext:value-type="float">
            <text:p>-1,0412259767</text:p>
          </table:table-cell>
          <table:table-cell office:value-type="float" office:value="-1.26055856394578" calcext:value-type="float">
            <text:p>-1,2605585639</text:p>
          </table:table-cell>
          <table:table-cell office:value-type="float" office:value="-0.782228563187727" calcext:value-type="float">
            <text:p>-0,7822285632</text:p>
          </table:table-cell>
          <table:table-cell office:value-type="float" office:value="-0.600446743222155" calcext:value-type="float">
            <text:p>-0,6004467432</text:p>
          </table:table-cell>
          <table:table-cell office:value-type="float" office:value="-0.260982496320821" calcext:value-type="float">
            <text:p>-0,2609824963</text:p>
          </table:table-cell>
          <table:table-cell office:value-type="float" office:value="-0.442052337286598" calcext:value-type="float">
            <text:p>-0,4420523373</text:p>
          </table:table-cell>
          <table:table-cell office:value-type="float" office:value="-0.349650389698158" calcext:value-type="float">
            <text:p>-0,3496503897</text:p>
          </table:table-cell>
          <table:table-cell office:value-type="float" office:value="0.0512687134285878" calcext:value-type="float">
            <text:p>0,0512687134</text:p>
          </table:table-cell>
          <table:table-cell office:value-type="float" office:value="-0.120202859439003" calcext:value-type="float">
            <text:p>-0,1202028594</text:p>
          </table:table-cell>
          <table:table-cell office:value-type="float" office:value="0.0431998895519034" calcext:value-type="float">
            <text:p>0,0431998896</text:p>
          </table:table-cell>
          <table:table-cell office:value-type="float" office:value="0.0142727981282399" calcext:value-type="float">
            <text:p>0,0142727981</text:p>
          </table:table-cell>
          <table:table-cell office:value-type="float" office:value="0.0508441591843718" calcext:value-type="float">
            <text:p>0,0508441592</text:p>
          </table:table-cell>
          <table:table-cell office:value-type="float" office:value="-0.200914748356417" calcext:value-type="float">
            <text:p>-0,2009147484</text:p>
          </table:table-cell>
          <table:table-cell office:value-type="float" office:value="-0.512614342317877" calcext:value-type="float">
            <text:p>-0,5126143423</text:p>
          </table:table-cell>
          <table:table-cell office:value-type="float" office:value="0.00900286205622493" calcext:value-type="float">
            <text:p>0,0090028621</text:p>
          </table:table-cell>
          <table:table-cell office:value-type="float" office:value="0.244017505980447" calcext:value-type="float">
            <text:p>0,244017506</text:p>
          </table:table-cell>
          <table:table-cell office:value-type="float" office:value="0.375920433545585" calcext:value-type="float">
            <text:p>0,3759204335</text:p>
          </table:table-cell>
          <table:table-cell office:value-type="float" office:value="-0.136280947467817" calcext:value-type="float">
            <text:p>-0,1362809475</text:p>
          </table:table-cell>
          <table:table-cell office:value-type="float" office:value="-0.200266875892893" calcext:value-type="float">
            <text:p>-0,2002668759</text:p>
          </table:table-cell>
          <table:table-cell office:value-type="float" office:value="-0.00556266805034224" calcext:value-type="float">
            <text:p>-0,0055626681</text:p>
          </table:table-cell>
          <table:table-cell office:value-type="float" office:value="-0.504939174583837" calcext:value-type="float">
            <text:p>-0,5049391746</text:p>
          </table:table-cell>
          <table:table-cell office:value-type="float" office:value="-0.957655252330262" calcext:value-type="float">
            <text:p>-0,9576552523</text:p>
          </table:table-cell>
          <table:table-cell office:value-type="float" office:value="-0.539755788573965" calcext:value-type="float">
            <text:p>-0,5397557886</text:p>
          </table:table-cell>
          <table:table-cell office:value-type="float" office:value="-0.332845262770782" calcext:value-type="float">
            <text:p>-0,3328452628</text:p>
          </table:table-cell>
          <table:table-cell office:value-type="float" office:value="0.273942398504073" calcext:value-type="float">
            <text:p>0,2739423985</text:p>
          </table:table-cell>
          <table:table-cell office:value-type="float" office:value="-0.888872607588663" calcext:value-type="float">
            <text:p>-0,8888726076</text:p>
          </table:table-cell>
          <table:table-cell office:value-type="float" office:value="-0.810653889088988" calcext:value-type="float">
            <text:p>-0,8106538891</text:p>
          </table:table-cell>
          <table:table-cell office:value-type="float" office:value="-0.596318852483525" calcext:value-type="float">
            <text:p>-0,5963188525</text:p>
          </table:table-cell>
          <table:table-cell office:value-type="float" office:value="0.0154563309177852" calcext:value-type="float">
            <text:p>0,0154563309</text:p>
          </table:table-cell>
          <table:table-cell office:value-type="float" office:value="-0.404440266943236" calcext:value-type="float">
            <text:p>-0,4044402669</text:p>
          </table:table-cell>
          <table:table-cell office:value-type="float" office:value="-0.0993829643102341" calcext:value-type="float">
            <text:p>-0,0993829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517595778673283" calcext:value-type="float">
            <text:p>-0,5175957787</text:p>
          </table:table-cell>
          <table:table-cell office:value-type="float" office:value="-0.652307230492159" calcext:value-type="float">
            <text:p>-0,6523072305</text:p>
          </table:table-cell>
          <table:table-cell office:value-type="float" office:value="-0.57770207652673" calcext:value-type="float">
            <text:p>-0,5777020765</text:p>
          </table:table-cell>
          <table:table-cell office:value-type="float" office:value="-0.134327820448392" calcext:value-type="float">
            <text:p>-0,1343278204</text:p>
          </table:table-cell>
          <table:table-cell office:value-type="float" office:value="0.0972059278896677" calcext:value-type="float">
            <text:p>0,0972059279</text:p>
          </table:table-cell>
          <table:table-cell office:value-type="float" office:value="-0.0989756641065957" calcext:value-type="float">
            <text:p>-0,0989756641</text:p>
          </table:table-cell>
          <table:table-cell office:value-type="float" office:value="-0.106007827475221" calcext:value-type="float">
            <text:p>-0,1060078275</text:p>
          </table:table-cell>
          <table:table-cell office:value-type="float" office:value="-0.536686173975154" calcext:value-type="float">
            <text:p>-0,536686174</text:p>
          </table:table-cell>
          <table:table-cell office:value-type="float" office:value="-0.491184892560576" calcext:value-type="float">
            <text:p>-0,4911848926</text:p>
          </table:table-cell>
          <table:table-cell office:value-type="float" office:value="-0.586240940013483" calcext:value-type="float">
            <text:p>-0,58624094</text:p>
          </table:table-cell>
          <table:table-cell office:value-type="float" office:value="-0.961534063116618" calcext:value-type="float">
            <text:p>-0,9615340631</text:p>
          </table:table-cell>
          <table:table-cell office:value-type="float" office:value="-1.42034106999903" calcext:value-type="float">
            <text:p>-1,42034107</text:p>
          </table:table-cell>
          <table:table-cell office:value-type="float" office:value="-0.775740444471356" calcext:value-type="float">
            <text:p>-0,7757404445</text:p>
          </table:table-cell>
          <table:table-cell office:value-type="float" office:value="0.360542409616774" calcext:value-type="float">
            <text:p>0,3605424096</text:p>
          </table:table-cell>
          <table:table-cell office:value-type="float" office:value="0.967254489012077" calcext:value-type="float">
            <text:p>0,967254489</text:p>
          </table:table-cell>
          <table:table-cell office:value-type="float" office:value="1.51429190439996" calcext:value-type="float">
            <text:p>1,5142919044</text:p>
          </table:table-cell>
          <table:table-cell office:value-type="float" office:value="1.76503773340511" calcext:value-type="float">
            <text:p>1,7650377334</text:p>
          </table:table-cell>
          <table:table-cell office:value-type="float" office:value="1.58452589764895" calcext:value-type="float">
            <text:p>1,5845258976</text:p>
          </table:table-cell>
          <table:table-cell office:value-type="float" office:value="1.47390376861818" calcext:value-type="float">
            <text:p>1,4739037686</text:p>
          </table:table-cell>
          <table:table-cell office:value-type="float" office:value="1.02949597286372" calcext:value-type="float">
            <text:p>1,0294959729</text:p>
          </table:table-cell>
          <table:table-cell office:value-type="float" office:value="0.822285041009339" calcext:value-type="float">
            <text:p>0,822285041</text:p>
          </table:table-cell>
          <table:table-cell office:value-type="float" office:value="0.737055271796151" calcext:value-type="float">
            <text:p>0,7370552718</text:p>
          </table:table-cell>
          <table:table-cell office:value-type="float" office:value="0.748674719939124" calcext:value-type="float">
            <text:p>0,7486747199</text:p>
          </table:table-cell>
          <table:table-cell office:value-type="float" office:value="0.798356587383103" calcext:value-type="float">
            <text:p>0,7983565874</text:p>
          </table:table-cell>
          <table:table-cell office:value-type="float" office:value="0.722257675006783" calcext:value-type="float">
            <text:p>0,722257675</text:p>
          </table:table-cell>
          <table:table-cell office:value-type="float" office:value="0.894499136599297" calcext:value-type="float">
            <text:p>0,8944991366</text:p>
          </table:table-cell>
          <table:table-cell office:value-type="float" office:value="1.03559043698495" calcext:value-type="float">
            <text:p>1,035590437</text:p>
          </table:table-cell>
          <table:table-cell office:value-type="float" office:value="0.765212444793394" calcext:value-type="float">
            <text:p>0,7652124448</text:p>
          </table:table-cell>
          <table:table-cell office:value-type="float" office:value="-0.0191467405432333" calcext:value-type="float">
            <text:p>-0,0191467405</text:p>
          </table:table-cell>
          <table:table-cell office:value-type="float" office:value="-0.639865865620822" calcext:value-type="float">
            <text:p>-0,6398658656</text:p>
          </table:table-cell>
          <table:table-cell office:value-type="float" office:value="-0.938584569299389" calcext:value-type="float">
            <text:p>-0,9385845693</text:p>
          </table:table-cell>
          <table:table-cell office:value-type="float" office:value="-0.627002151667861" calcext:value-type="float">
            <text:p>-0,6270021517</text:p>
          </table:table-cell>
          <table:table-cell office:value-type="float" office:value="-1.04884487566064" calcext:value-type="float">
            <text:p>-1,0488448757</text:p>
          </table:table-cell>
          <table:table-cell office:value-type="float" office:value="-0.604778825359848" calcext:value-type="float">
            <text:p>-0,6047788254</text:p>
          </table:table-cell>
          <table:table-cell office:value-type="float" office:value="-0.215527045285522" calcext:value-type="float">
            <text:p>-0,2155270453</text:p>
          </table:table-cell>
          <table:table-cell office:value-type="float" office:value="-0.354193762385086" calcext:value-type="float">
            <text:p>-0,3541937624</text:p>
          </table:table-cell>
          <table:table-cell office:value-type="float" office:value="-0.380972390843328" calcext:value-type="float">
            <text:p>-0,3809723908</text:p>
          </table:table-cell>
          <table:table-cell office:value-type="float" office:value="-0.716521732437185" calcext:value-type="float">
            <text:p>-0,7165217324</text:p>
          </table:table-cell>
          <table:table-cell office:value-type="float" office:value="-1.23772706809174" calcext:value-type="float">
            <text:p>-1,2377270681</text:p>
          </table:table-cell>
          <table:table-cell office:value-type="float" office:value="-1.490807757434" calcext:value-type="float">
            <text:p>-1,4908077574</text:p>
          </table:table-cell>
          <table:table-cell office:value-type="float" office:value="-1.23136371725829" calcext:value-type="float">
            <text:p>-1,2313637173</text:p>
          </table:table-cell>
          <table:table-cell office:value-type="float" office:value="-1.2819427749113" calcext:value-type="float">
            <text:p>-1,2819427749</text:p>
          </table:table-cell>
          <table:table-cell office:value-type="float" office:value="-1.171638535389" calcext:value-type="float">
            <text:p>-1,1716385354</text:p>
          </table:table-cell>
          <table:table-cell office:value-type="float" office:value="-1.00982102730658" calcext:value-type="float">
            <text:p>-1,0098210273</text:p>
          </table:table-cell>
          <table:table-cell office:value-type="float" office:value="-0.732712024714262" calcext:value-type="float">
            <text:p>-0,7327120247</text:p>
          </table:table-cell>
          <table:table-cell office:value-type="float" office:value="-0.887351410663213" calcext:value-type="float">
            <text:p>-0,8873514107</text:p>
          </table:table-cell>
          <table:table-cell office:value-type="float" office:value="-0.792959605730461" calcext:value-type="float">
            <text:p>-0,7929596057</text:p>
          </table:table-cell>
          <table:table-cell office:value-type="float" office:value="-0.839518743743009" calcext:value-type="float">
            <text:p>-0,8395187437</text:p>
          </table:table-cell>
          <table:table-cell office:value-type="float" office:value="-0.737053516670351" calcext:value-type="float">
            <text:p>-0,7370535167</text:p>
          </table:table-cell>
          <table:table-cell office:value-type="float" office:value="-0.519575092687716" calcext:value-type="float">
            <text:p>-0,5195750927</text:p>
          </table:table-cell>
          <table:table-cell office:value-type="float" office:value="-0.124911554651773" calcext:value-type="float">
            <text:p>-0,1249115547</text:p>
          </table:table-cell>
          <table:table-cell office:value-type="float" office:value="-0.384057003408398" calcext:value-type="float">
            <text:p>-0,3840570034</text:p>
          </table:table-cell>
          <table:table-cell office:value-type="float" office:value="-1.02686304471837" calcext:value-type="float">
            <text:p>-1,0268630447</text:p>
          </table:table-cell>
          <table:table-cell office:value-type="float" office:value="0.328730878204888" calcext:value-type="float">
            <text:p>0,3287308782</text:p>
          </table:table-cell>
          <table:table-cell office:value-type="float" office:value="-0.310399958205565" calcext:value-type="float">
            <text:p>-0,3103999582</text:p>
          </table:table-cell>
          <table:table-cell office:value-type="float" office:value="0.148184044242073" calcext:value-type="float">
            <text:p>0,1481840442</text:p>
          </table:table-cell>
          <table:table-cell office:value-type="float" office:value="0.285195972926903" calcext:value-type="float">
            <text:p>0,2851959729</text:p>
          </table:table-cell>
          <table:table-cell office:value-type="float" office:value="-0.0309126618355707" calcext:value-type="float">
            <text:p>-0,0309126618</text:p>
          </table:table-cell>
          <table:table-cell office:value-type="float" office:value="-0.145598496099565" calcext:value-type="float">
            <text:p>-0,1455984961</text:p>
          </table:table-cell>
          <table:table-cell office:value-type="float" office:value="-0.278272300068656" calcext:value-type="float">
            <text:p>-0,278272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78449879445892" calcext:value-type="float">
            <text:p>0,0478449879</text:p>
          </table:table-cell>
          <table:table-cell office:value-type="float" office:value="-0.361044467109613" calcext:value-type="float">
            <text:p>-0,3610444671</text:p>
          </table:table-cell>
          <table:table-cell office:value-type="float" office:value="0.32007817753508" calcext:value-type="float">
            <text:p>0,3200781775</text:p>
          </table:table-cell>
          <table:table-cell office:value-type="float" office:value="-0.00107462256358717" calcext:value-type="float">
            <text:p>-0,0010746226</text:p>
          </table:table-cell>
          <table:table-cell office:value-type="float" office:value="0.0576035128235069" calcext:value-type="float">
            <text:p>0,0576035128</text:p>
          </table:table-cell>
          <table:table-cell office:value-type="float" office:value="-0.303694559096306" calcext:value-type="float">
            <text:p>-0,3036945591</text:p>
          </table:table-cell>
          <table:table-cell office:value-type="float" office:value="0.502525655435971" calcext:value-type="float">
            <text:p>0,5025256554</text:p>
          </table:table-cell>
          <table:table-cell office:value-type="float" office:value="-0.0258360959025237" calcext:value-type="float">
            <text:p>-0,0258360959</text:p>
          </table:table-cell>
          <table:table-cell office:value-type="float" office:value="-0.116989007084505" calcext:value-type="float">
            <text:p>-0,1169890071</text:p>
          </table:table-cell>
          <table:table-cell office:value-type="float" office:value="-0.333294341530508" calcext:value-type="float">
            <text:p>-0,3332943415</text:p>
          </table:table-cell>
          <table:table-cell office:value-type="float" office:value="-0.987154876710635" calcext:value-type="float">
            <text:p>-0,9871548767</text:p>
          </table:table-cell>
          <table:table-cell office:value-type="float" office:value="-1.59310937305999" calcext:value-type="float">
            <text:p>-1,5931093731</text:p>
          </table:table-cell>
          <table:table-cell office:value-type="float" office:value="-0.809082740667199" calcext:value-type="float">
            <text:p>-0,8090827407</text:p>
          </table:table-cell>
          <table:table-cell office:value-type="float" office:value="0.0243198927228853" calcext:value-type="float">
            <text:p>0,0243198927</text:p>
          </table:table-cell>
          <table:table-cell office:value-type="float" office:value="1.42435160284315" calcext:value-type="float">
            <text:p>1,4243516028</text:p>
          </table:table-cell>
          <table:table-cell office:value-type="float" office:value="2.24844193923253" calcext:value-type="float">
            <text:p>2,2484419392</text:p>
          </table:table-cell>
          <table:table-cell office:value-type="float" office:value="2.11812113043996" calcext:value-type="float">
            <text:p>2,1181211304</text:p>
          </table:table-cell>
          <table:table-cell office:value-type="float" office:value="1.70076524921393" calcext:value-type="float">
            <text:p>1,7007652492</text:p>
          </table:table-cell>
          <table:table-cell office:value-type="float" office:value="1.82004343078151" calcext:value-type="float">
            <text:p>1,8200434308</text:p>
          </table:table-cell>
          <table:table-cell office:value-type="float" office:value="1.37862607904569" calcext:value-type="float">
            <text:p>1,378626079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1.30020301657783" calcext:value-type="float">
            <text:p>1,3002030166</text:p>
          </table:table-cell>
          <table:table-cell office:value-type="float" office:value="1.14919371053122" calcext:value-type="float">
            <text:p>1,1491937105</text:p>
          </table:table-cell>
          <table:table-cell office:value-type="float" office:value="1.16094179495835" calcext:value-type="float">
            <text:p>1,160941795</text:p>
          </table:table-cell>
          <table:table-cell office:value-type="float" office:value="0.734097964760993" calcext:value-type="float">
            <text:p>0,7340979648</text:p>
          </table:table-cell>
          <table:table-cell office:value-type="float" office:value="0.918526681738864" calcext:value-type="float">
            <text:p>0,9185266817</text:p>
          </table:table-cell>
          <table:table-cell office:value-type="float" office:value="0.903292130373274" calcext:value-type="float">
            <text:p>0,9032921304</text:p>
          </table:table-cell>
          <table:table-cell office:value-type="float" office:value="0.132383860972521" calcext:value-type="float">
            <text:p>0,132383861</text:p>
          </table:table-cell>
          <table:table-cell office:value-type="float" office:value="-0.988138305426859" calcext:value-type="float">
            <text:p>-0,9881383054</text:p>
          </table:table-cell>
          <table:table-cell office:value-type="float" office:value="-1.01902885997454" calcext:value-type="float">
            <text:p>-1,01902886</text:p>
          </table:table-cell>
          <table:table-cell office:value-type="float" office:value="-0.0824795501525231" calcext:value-type="float">
            <text:p>-0,0824795502</text:p>
          </table:table-cell>
          <table:table-cell office:value-type="float" office:value="-0.135530008849672" calcext:value-type="float">
            <text:p>-0,1355300088</text:p>
          </table:table-cell>
          <table:table-cell office:value-type="float" office:value="-0.257126790847552" calcext:value-type="float">
            <text:p>-0,2571267908</text:p>
          </table:table-cell>
          <table:table-cell office:value-type="float" office:value="-0.146383719974479" calcext:value-type="float">
            <text:p>-0,14638372</text:p>
          </table:table-cell>
          <table:table-cell office:value-type="float" office:value="-0.349435522839821" calcext:value-type="float">
            <text:p>-0,3494355228</text:p>
          </table:table-cell>
          <table:table-cell office:value-type="float" office:value="-0.938395767045895" calcext:value-type="float">
            <text:p>-0,938395767</text:p>
          </table:table-cell>
          <table:table-cell office:value-type="float" office:value="-0.154639777902489" calcext:value-type="float">
            <text:p>-0,1546397779</text:p>
          </table:table-cell>
          <table:table-cell office:value-type="float" office:value="-0.58176305798799" calcext:value-type="float">
            <text:p>-0,581763058</text:p>
          </table:table-cell>
          <table:table-cell office:value-type="float" office:value="-1.06643448277548" calcext:value-type="float">
            <text:p>-1,0664344828</text:p>
          </table:table-cell>
          <table:table-cell office:value-type="float" office:value="-0.961874650328639" calcext:value-type="float">
            <text:p>-0,9618746503</text:p>
          </table:table-cell>
          <table:table-cell office:value-type="float" office:value="-1.11097409895967" calcext:value-type="float">
            <text:p>-1,110974099</text:p>
          </table:table-cell>
          <table:table-cell office:value-type="float" office:value="-1.2748307484208" calcext:value-type="float">
            <text:p>-1,2748307484</text:p>
          </table:table-cell>
          <table:table-cell office:value-type="float" office:value="-0.958678752475187" calcext:value-type="float">
            <text:p>-0,9586787525</text:p>
          </table:table-cell>
          <table:table-cell office:value-type="float" office:value="-0.238575844489965" calcext:value-type="float">
            <text:p>-0,2385758445</text:p>
          </table:table-cell>
          <table:table-cell office:value-type="float" office:value="-0.0870548940254569" calcext:value-type="float">
            <text:p>-0,087054894</text:p>
          </table:table-cell>
          <table:table-cell office:value-type="float" office:value="-0.614090479823721" calcext:value-type="float">
            <text:p>-0,6140904798</text:p>
          </table:table-cell>
          <table:table-cell office:value-type="float" office:value="-0.54109861420766" calcext:value-type="float">
            <text:p>-0,5410986142</text:p>
          </table:table-cell>
          <table:table-cell office:value-type="float" office:value="-0.499866122228662" calcext:value-type="float">
            <text:p>-0,4998661222</text:p>
          </table:table-cell>
          <table:table-cell office:value-type="float" office:value="-0.684208170192099" calcext:value-type="float">
            <text:p>-0,6842081702</text:p>
          </table:table-cell>
          <table:table-cell office:value-type="float" office:value="-0.614708560362932" calcext:value-type="float">
            <text:p>-0,6147085604</text:p>
          </table:table-cell>
          <table:table-cell office:value-type="float" office:value="0.133238991628558" calcext:value-type="float">
            <text:p>0,1332389916</text:p>
          </table:table-cell>
          <table:table-cell office:value-type="float" office:value="-0.238738137253869" calcext:value-type="float">
            <text:p>-0,2387381373</text:p>
          </table:table-cell>
          <table:table-cell office:value-type="float" office:value="0.786081365267166" calcext:value-type="float">
            <text:p>0,7860813653</text:p>
          </table:table-cell>
          <table:table-cell office:value-type="float" office:value="-0.178062559027648" calcext:value-type="float">
            <text:p>-0,178062559</text:p>
          </table:table-cell>
          <table:table-cell office:value-type="float" office:value="-0.8042180735326" calcext:value-type="float">
            <text:p>-0,8042180735</text:p>
          </table:table-cell>
          <table:table-cell office:value-type="float" office:value="0.165617461211729" calcext:value-type="float">
            <text:p>0,1656174612</text:p>
          </table:table-cell>
          <table:table-cell office:value-type="float" office:value="-0.250626764087279" calcext:value-type="float">
            <text:p>-0,2506267641</text:p>
          </table:table-cell>
          <table:table-cell office:value-type="float" office:value="-0.494602589369131" calcext:value-type="float">
            <text:p>-0,4946025894</text:p>
          </table:table-cell>
          <table:table-cell office:value-type="float" office:value="-0.452973098976425" calcext:value-type="float">
            <text:p>-0,452973099</text:p>
          </table:table-cell>
          <table:table-cell office:value-type="float" office:value="-0.576421192999358" calcext:value-type="float">
            <text:p>-0,576421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30486330757971" calcext:value-type="float">
            <text:p>0,0130486331</text:p>
          </table:table-cell>
          <table:table-cell office:value-type="float" office:value="0.130461446098432" calcext:value-type="float">
            <text:p>0,1304614461</text:p>
          </table:table-cell>
          <table:table-cell office:value-type="float" office:value="-0.81450788267057" calcext:value-type="float">
            <text:p>-0,8145078827</text:p>
          </table:table-cell>
          <table:table-cell office:value-type="float" office:value="-0.293371959859288" calcext:value-type="float">
            <text:p>-0,2933719599</text:p>
          </table:table-cell>
          <table:table-cell office:value-type="float" office:value="-0.514831395860092" calcext:value-type="float">
            <text:p>-0,5148313959</text:p>
          </table:table-cell>
          <table:table-cell office:value-type="float" office:value="-0.104051339188985" calcext:value-type="float">
            <text:p>-0,1040513392</text:p>
          </table:table-cell>
          <table:table-cell office:value-type="float" office:value="1.0819272162929" calcext:value-type="float">
            <text:p>1,0819272163</text:p>
          </table:table-cell>
          <table:table-cell office:value-type="float" office:value="0.270104638980931" calcext:value-type="float">
            <text:p>0,270104639</text:p>
          </table:table-cell>
          <table:table-cell office:value-type="float" office:value="-0.388133204009604" calcext:value-type="float">
            <text:p>-0,388133204</text:p>
          </table:table-cell>
          <table:table-cell office:value-type="float" office:value="-1.09882978223339" calcext:value-type="float">
            <text:p>-1,0988297822</text:p>
          </table:table-cell>
          <table:table-cell office:value-type="float" office:value="-1.26069473949381" calcext:value-type="float">
            <text:p>-1,2606947395</text:p>
          </table:table-cell>
          <table:table-cell office:value-type="float" office:value="-0.791378776624242" calcext:value-type="float">
            <text:p>-0,7913787766</text:p>
          </table:table-cell>
          <table:table-cell office:value-type="float" office:value="-0.259289558714477" calcext:value-type="float">
            <text:p>-0,2592895587</text:p>
          </table:table-cell>
          <table:table-cell office:value-type="float" office:value="0.746012709274505" calcext:value-type="float">
            <text:p>0,7460127093</text:p>
          </table:table-cell>
          <table:table-cell office:value-type="float" office:value="1.17122008080677" calcext:value-type="float">
            <text:p>1,1712200808</text:p>
          </table:table-cell>
          <table:table-cell office:value-type="float" office:value="1.63335487843311" calcext:value-type="float">
            <text:p>1,6333548784</text:p>
          </table:table-cell>
          <table:table-cell office:value-type="float" office:value="1.68274009950977" calcext:value-type="float">
            <text:p>1,6827400995</text:p>
          </table:table-cell>
          <table:table-cell office:value-type="float" office:value="1.55890735635009" calcext:value-type="float">
            <text:p>1,5589073564</text:p>
          </table:table-cell>
          <table:table-cell office:value-type="float" office:value="1.30180297354482" calcext:value-type="float">
            <text:p>1,3018029735</text:p>
          </table:table-cell>
          <table:table-cell office:value-type="float" office:value="1.21909989094291" calcext:value-type="float">
            <text:p>1,2190998909</text:p>
          </table:table-cell>
          <table:table-cell office:value-type="float" office:value="1.48282816593335" calcext:value-type="float">
            <text:p>1,4828281659</text:p>
          </table:table-cell>
          <table:table-cell office:value-type="float" office:value="0.869146831640848" calcext:value-type="float">
            <text:p>0,8691468316</text:p>
          </table:table-cell>
          <table:table-cell office:value-type="float" office:value="0.423702724578469" calcext:value-type="float">
            <text:p>0,4237027246</text:p>
          </table:table-cell>
          <table:table-cell office:value-type="float" office:value="0.742316889787851" calcext:value-type="float">
            <text:p>0,7423168898</text:p>
          </table:table-cell>
          <table:table-cell office:value-type="float" office:value="0.757370258415819" calcext:value-type="float">
            <text:p>0,7573702584</text:p>
          </table:table-cell>
          <table:table-cell office:value-type="float" office:value="0.794595133124258" calcext:value-type="float">
            <text:p>0,7945951331</text:p>
          </table:table-cell>
          <table:table-cell office:value-type="float" office:value="0.565829680585332" calcext:value-type="float">
            <text:p>0,5658296806</text:p>
          </table:table-cell>
          <table:table-cell office:value-type="float" office:value="-0.345294210625779" calcext:value-type="float">
            <text:p>-0,3452942106</text:p>
          </table:table-cell>
          <table:table-cell office:value-type="float" office:value="-1.59750413488976" calcext:value-type="float">
            <text:p>-1,5975041349</text:p>
          </table:table-cell>
          <table:table-cell office:value-type="float" office:value="-1.65277919342837" calcext:value-type="float">
            <text:p>-1,6527791934</text:p>
          </table:table-cell>
          <table:table-cell office:value-type="float" office:value="-0.893255864682988" calcext:value-type="float">
            <text:p>-0,8932558647</text:p>
          </table:table-cell>
          <table:table-cell office:value-type="float" office:value="-0.94308251832765" calcext:value-type="float">
            <text:p>-0,9430825183</text:p>
          </table:table-cell>
          <table:table-cell office:value-type="float" office:value="-0.791718084813083" calcext:value-type="float">
            <text:p>-0,7917180848</text:p>
          </table:table-cell>
          <table:table-cell office:value-type="float" office:value="-0.856896133321801" calcext:value-type="float">
            <text:p>-0,8568961333</text:p>
          </table:table-cell>
          <table:table-cell office:value-type="float" office:value="-0.806731044170784" calcext:value-type="float">
            <text:p>-0,8067310442</text:p>
          </table:table-cell>
          <table:table-cell office:value-type="float" office:value="-1.08264784985586" calcext:value-type="float">
            <text:p>-1,0826478499</text:p>
          </table:table-cell>
          <table:table-cell office:value-type="float" office:value="-0.829469428641382" calcext:value-type="float">
            <text:p>-0,8294694286</text:p>
          </table:table-cell>
          <table:table-cell office:value-type="float" office:value="-0.823577404125047" calcext:value-type="float">
            <text:p>-0,8235774041</text:p>
          </table:table-cell>
          <table:table-cell office:value-type="float" office:value="-0.755495742861194" calcext:value-type="float">
            <text:p>-0,7554957429</text:p>
          </table:table-cell>
          <table:table-cell office:value-type="float" office:value="-0.742465361455304" calcext:value-type="float">
            <text:p>-0,7424653615</text:p>
          </table:table-cell>
          <table:table-cell office:value-type="float" office:value="-0.86493512175713" calcext:value-type="float">
            <text:p>-0,8649351218</text:p>
          </table:table-cell>
          <table:table-cell office:value-type="float" office:value="-1.19185710603172" calcext:value-type="float">
            <text:p>-1,191857106</text:p>
          </table:table-cell>
          <table:table-cell office:value-type="float" office:value="-1.05292784558907" calcext:value-type="float">
            <text:p>-1,0529278456</text:p>
          </table:table-cell>
          <table:table-cell office:value-type="float" office:value="-0.297094447855428" calcext:value-type="float">
            <text:p>-0,2970944479</text:p>
          </table:table-cell>
          <table:table-cell office:value-type="float" office:value="-0.428019895625163" calcext:value-type="float">
            <text:p>-0,4280198956</text:p>
          </table:table-cell>
          <table:table-cell office:value-type="float" office:value="-0.417730849193158" calcext:value-type="float">
            <text:p>-0,4177308492</text:p>
          </table:table-cell>
          <table:table-cell office:value-type="float" office:value="-0.198383657706315" calcext:value-type="float">
            <text:p>-0,1983836577</text:p>
          </table:table-cell>
          <table:table-cell office:value-type="float" office:value="-0.297997111328625" calcext:value-type="float">
            <text:p>-0,2979971113</text:p>
          </table:table-cell>
          <table:table-cell office:value-type="float" office:value="0.139066701258557" calcext:value-type="float">
            <text:p>0,1390667013</text:p>
          </table:table-cell>
          <table:table-cell office:value-type="float" office:value="0.980606512959915" calcext:value-type="float">
            <text:p>0,980606513</text:p>
          </table:table-cell>
          <table:table-cell office:value-type="float" office:value="0.124911554651773" calcext:value-type="float">
            <text:p>0,1249115547</text:p>
          </table:table-cell>
          <table:table-cell office:value-type="float" office:value="-0.0830393520883024" calcext:value-type="float">
            <text:p>-0,0830393521</text:p>
          </table:table-cell>
          <table:table-cell office:value-type="float" office:value="0.0212454423045181" calcext:value-type="float">
            <text:p>0,0212454423</text:p>
          </table:table-cell>
          <table:table-cell office:value-type="float" office:value="-0.972495514689459" calcext:value-type="float">
            <text:p>-0,9724955147</text:p>
          </table:table-cell>
          <table:table-cell office:value-type="float" office:value="-0.324509047214909" calcext:value-type="float">
            <text:p>-0,3245090472</text:p>
          </table:table-cell>
          <table:table-cell office:value-type="float" office:value="0.0610169593937949" calcext:value-type="float">
            <text:p>0,0610169594</text:p>
          </table:table-cell>
          <table:table-cell office:value-type="float" office:value="-0.0604961154693432" calcext:value-type="float">
            <text:p>-0,0604961155</text:p>
          </table:table-cell>
          <table:table-cell office:value-type="float" office:value="-0.309126618355707" calcext:value-type="float">
            <text:p>-0,3091266184</text:p>
          </table:table-cell>
          <table:table-cell office:value-type="float" office:value="-0.339729824232318" calcext:value-type="float">
            <text:p>-0,3397298242</text:p>
          </table:table-cell>
          <table:table-cell office:value-type="float" office:value="-0.457161635827077" calcext:value-type="float">
            <text:p>-0,4571616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87267528906421" calcext:value-type="float">
            <text:p>0,7872675289</text:p>
          </table:table-cell>
          <table:table-cell office:value-type="float" office:value="0.342840544398205" calcext:value-type="float">
            <text:p>0,3428405444</text:p>
          </table:table-cell>
          <table:table-cell office:value-type="float" office:value="0.598520169374541" calcext:value-type="float">
            <text:p>0,5985201694</text:p>
          </table:table-cell>
          <table:table-cell office:value-type="float" office:value="-0.667340611987612" calcext:value-type="float">
            <text:p>-0,667340612</text:p>
          </table:table-cell>
          <table:table-cell office:value-type="float" office:value="-0.795648520874687" calcext:value-type="float">
            <text:p>-0,7956485209</text:p>
          </table:table-cell>
          <table:table-cell office:value-type="float" office:value="0.164959440177659" calcext:value-type="float">
            <text:p>0,1649594402</text:p>
          </table:table-cell>
          <table:table-cell office:value-type="float" office:value="-0.0250858217689453" calcext:value-type="float">
            <text:p>-0,0250858218</text:p>
          </table:table-cell>
          <table:table-cell office:value-type="float" office:value="-0.0598927677740326" calcext:value-type="float">
            <text:p>-0,0598927678</text:p>
          </table:table-cell>
          <table:table-cell office:value-type="float" office:value="0.658432714962974" calcext:value-type="float">
            <text:p>0,658432715</text:p>
          </table:table-cell>
          <table:table-cell office:value-type="float" office:value="0.323622853941453" calcext:value-type="float">
            <text:p>0,3236228539</text:p>
          </table:table-cell>
          <table:table-cell office:value-type="float" office:value="0.0941941676250606" calcext:value-type="float">
            <text:p>0,0941941676</text:p>
          </table:table-cell>
          <table:table-cell office:value-type="float" office:value="0.594337240901833" calcext:value-type="float">
            <text:p>0,5943372409</text:p>
          </table:table-cell>
          <table:table-cell office:value-type="float" office:value="0.842425036863041" calcext:value-type="float">
            <text:p>0,8424250369</text:p>
          </table:table-cell>
          <table:table-cell office:value-type="float" office:value="1.23362655836835" calcext:value-type="float">
            <text:p>1,2336265584</text:p>
          </table:table-cell>
          <table:table-cell office:value-type="float" office:value="1.94473159718331" calcext:value-type="float">
            <text:p>1,9447315972</text:p>
          </table:table-cell>
          <table:table-cell office:value-type="float" office:value="1.93767468209907" calcext:value-type="float">
            <text:p>1,9376746821</text:p>
          </table:table-cell>
          <table:table-cell office:value-type="float" office:value="2.44162288948477" calcext:value-type="float">
            <text:p>2,4416228895</text:p>
          </table:table-cell>
          <table:table-cell office:value-type="float" office:value="2.34887610744631" calcext:value-type="float">
            <text:p>2,3488761074</text:p>
          </table:table-cell>
          <table:table-cell office:value-type="float" office:value="1.75259852460411" calcext:value-type="float">
            <text:p>1,7525985246</text:p>
          </table:table-cell>
          <table:table-cell office:value-type="float" office:value="1.08241754839185" calcext:value-type="float">
            <text:p>1,0824175484</text:p>
          </table:table-cell>
          <table:table-cell office:value-type="float" office:value="0.536812498470248" calcext:value-type="float">
            <text:p>0,5368124985</text:p>
          </table:table-cell>
          <table:table-cell office:value-type="float" office:value="0.612779780581317" calcext:value-type="float">
            <text:p>0,6127797806</text:p>
          </table:table-cell>
          <table:table-cell office:value-type="float" office:value="-0.0119915865446736" calcext:value-type="float">
            <text:p>-0,0119915865</text:p>
          </table:table-cell>
          <table:table-cell office:value-type="float" office:value="-0.226249823873368" calcext:value-type="float">
            <text:p>-0,2262498239</text:p>
          </table:table-cell>
          <table:table-cell office:value-type="float" office:value="-0.107379179495073" calcext:value-type="float">
            <text:p>-0,1073791795</text:p>
          </table:table-cell>
          <table:table-cell office:value-type="float" office:value="0.197700327551871" calcext:value-type="float">
            <text:p>0,1977003276</text:p>
          </table:table-cell>
          <table:table-cell office:value-type="float" office:value="-0.571121612849799" calcext:value-type="float">
            <text:p>-0,5711216128</text:p>
          </table:table-cell>
          <table:table-cell office:value-type="float" office:value="-0.520681746181731" calcext:value-type="float">
            <text:p>-0,5206817462</text:p>
          </table:table-cell>
          <table:table-cell office:value-type="float" office:value="0.861187090955421" calcext:value-type="float">
            <text:p>0,861187091</text:p>
          </table:table-cell>
          <table:table-cell office:value-type="float" office:value="1.12593742230128" calcext:value-type="float">
            <text:p>1,1259374223</text:p>
          </table:table-cell>
          <table:table-cell office:value-type="float" office:value="0.308188460768208" calcext:value-type="float">
            <text:p>0,3081884608</text:p>
          </table:table-cell>
          <table:table-cell office:value-type="float" office:value="-0.656077793704815" calcext:value-type="float">
            <text:p>-0,6560777937</text:p>
          </table:table-cell>
          <table:table-cell office:value-type="float" office:value="-0.132679361002315" calcext:value-type="float">
            <text:p>-0,132679361</text:p>
          </table:table-cell>
          <table:table-cell office:value-type="float" office:value="0.55158769520664" calcext:value-type="float">
            <text:p>0,5515876952</text:p>
          </table:table-cell>
          <table:table-cell office:value-type="float" office:value="-0.0847057948794486" calcext:value-type="float">
            <text:p>-0,0847057949</text:p>
          </table:table-cell>
          <table:table-cell office:value-type="float" office:value="-0.87554577821006" calcext:value-type="float">
            <text:p>-0,8755457782</text:p>
          </table:table-cell>
          <table:table-cell office:value-type="float" office:value="-0.425155184529753" calcext:value-type="float">
            <text:p>-0,4251551845</text:p>
          </table:table-cell>
          <table:table-cell office:value-type="float" office:value="-0.666750235950723" calcext:value-type="float">
            <text:p>-0,666750236</text:p>
          </table:table-cell>
          <table:table-cell office:value-type="float" office:value="-1.2196433933956" calcext:value-type="float">
            <text:p>-1,2196433934</text:p>
          </table:table-cell>
          <table:table-cell office:value-type="float" office:value="-0.83649791382959" calcext:value-type="float">
            <text:p>-0,8364979138</text:p>
          </table:table-cell>
          <table:table-cell office:value-type="float" office:value="-0.592597441528196" calcext:value-type="float">
            <text:p>-0,5925974415</text:p>
          </table:table-cell>
          <table:table-cell office:value-type="float" office:value="-0.154093907294007" calcext:value-type="float">
            <text:p>-0,1540939073</text:p>
          </table:table-cell>
          <table:table-cell office:value-type="float" office:value="-0.377356101818563" calcext:value-type="float">
            <text:p>-0,3773561018</text:p>
          </table:table-cell>
          <table:table-cell office:value-type="float" office:value="-0.604692234776452" calcext:value-type="float">
            <text:p>-0,6046922348</text:p>
          </table:table-cell>
          <table:table-cell office:value-type="float" office:value="0.486056491642134" calcext:value-type="float">
            <text:p>0,4860564916</text:p>
          </table:table-cell>
          <table:table-cell office:value-type="float" office:value="1.13373421715784" calcext:value-type="float">
            <text:p>1,1337342172</text:p>
          </table:table-cell>
          <table:table-cell office:value-type="float" office:value="0.986168037583568" calcext:value-type="float">
            <text:p>0,9861680376</text:p>
          </table:table-cell>
          <table:table-cell office:value-type="float" office:value="0.450199937007224" calcext:value-type="float">
            <text:p>0,450199937</text:p>
          </table:table-cell>
          <table:table-cell office:value-type="float" office:value="0.606330817487308" calcext:value-type="float">
            <text:p>0,6063308175</text:p>
          </table:table-cell>
          <table:table-cell office:value-type="float" office:value="1.65385874573836" calcext:value-type="float">
            <text:p>1,6538587457</text:p>
          </table:table-cell>
          <table:table-cell office:value-type="float" office:value="-0.216513361396407" calcext:value-type="float">
            <text:p>-0,2165133614</text:p>
          </table:table-cell>
          <table:table-cell office:value-type="float" office:value="-0.89267303494925" calcext:value-type="float">
            <text:p>-0,8926730349</text:p>
          </table:table-cell>
          <table:table-cell office:value-type="float" office:value="-0.842735878079213" calcext:value-type="float">
            <text:p>-0,8427358781</text:p>
          </table:table-cell>
          <table:table-cell office:value-type="float" office:value="0.164365439102444" calcext:value-type="float">
            <text:p>0,1643654391</text:p>
          </table:table-cell>
          <table:table-cell office:value-type="float" office:value="0.634909005420473" calcext:value-type="float">
            <text:p>0,6349090054</text:p>
          </table:table-cell>
          <table:table-cell office:value-type="float" office:value="0.32251821393863" calcext:value-type="float">
            <text:p>0,3225182139</text:p>
          </table:table-cell>
          <table:table-cell office:value-type="float" office:value="0.0259269066297185" calcext:value-type="float">
            <text:p>0,0259269066</text:p>
          </table:table-cell>
          <table:table-cell office:value-type="float" office:value="0.046368992753356" calcext:value-type="float">
            <text:p>0,0463689928</text:p>
          </table:table-cell>
          <table:table-cell office:value-type="float" office:value="-0.550038763042801" calcext:value-type="float">
            <text:p>-0,550038763</text:p>
          </table:table-cell>
          <table:table-cell office:value-type="float" office:value="0.496914821551171" calcext:value-type="float">
            <text:p>0,4969148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478449879445892" calcext:value-type="float">
            <text:p>-0,0478449879</text:p>
          </table:table-cell>
          <table:table-cell office:value-type="float" office:value="0.0970875877941818" calcext:value-type="float">
            <text:p>0,0970875878</text:p>
          </table:table-cell>
          <table:table-cell office:value-type="float" office:value="0.127510818692837" calcext:value-type="float">
            <text:p>0,1275108187</text:p>
          </table:table-cell>
          <table:table-cell office:value-type="float" office:value="-0.439520628507139" calcext:value-type="float">
            <text:p>-0,4395206285</text:p>
          </table:table-cell>
          <table:table-cell office:value-type="float" office:value="0.820850057734972" calcext:value-type="float">
            <text:p>0,8208500577</text:p>
          </table:table-cell>
          <table:table-cell office:value-type="float" office:value="0.410283735826486" calcext:value-type="float">
            <text:p>0,4102837358</text:p>
          </table:table-cell>
          <table:table-cell office:value-type="float" office:value="0.53165757749023" calcext:value-type="float">
            <text:p>0,5316575775</text:p>
          </table:table-cell>
          <table:table-cell office:value-type="float" office:value="-0.131529215503758" calcext:value-type="float">
            <text:p>-0,1315292155</text:p>
          </table:table-cell>
          <table:table-cell office:value-type="float" office:value="-0.317179582384345" calcext:value-type="float">
            <text:p>-0,3171795824</text:p>
          </table:table-cell>
          <table:table-cell office:value-type="float" office:value="-0.0349661474373525" calcext:value-type="float">
            <text:p>-0,0349661474</text:p>
          </table:table-cell>
          <table:table-cell office:value-type="float" office:value="1.37975616737189" calcext:value-type="float">
            <text:p>1,3797561674</text:p>
          </table:table-cell>
          <table:table-cell office:value-type="float" office:value="1.15833294097684" calcext:value-type="float">
            <text:p>1,158332941</text:p>
          </table:table-cell>
          <table:table-cell office:value-type="float" office:value="0.94599897823736" calcext:value-type="float">
            <text:p>0,9459989782</text:p>
          </table:table-cell>
          <table:table-cell office:value-type="float" office:value="1.37832992006952" calcext:value-type="float">
            <text:p>1,3783299201</text:p>
          </table:table-cell>
          <table:table-cell office:value-type="float" office:value="1.79723380645827" calcext:value-type="float">
            <text:p>1,7972338065</text:p>
          </table:table-cell>
          <table:table-cell office:value-type="float" office:value="2.16032674184338" calcext:value-type="float">
            <text:p>2,1603267418</text:p>
          </table:table-cell>
          <table:table-cell office:value-type="float" office:value="2.55426066490834" calcext:value-type="float">
            <text:p>2,5542606649</text:p>
          </table:table-cell>
          <table:table-cell office:value-type="float" office:value="2.41540784156574" calcext:value-type="float">
            <text:p>2,4154078416</text:p>
          </table:table-cell>
          <table:table-cell office:value-type="float" office:value="1.96035984478277" calcext:value-type="float">
            <text:p>1,9603598448</text:p>
          </table:table-cell>
          <table:table-cell office:value-type="float" office:value="1.15247200808376" calcext:value-type="float">
            <text:p>1,1524720081</text:p>
          </table:table-cell>
          <table:table-cell office:value-type="float" office:value="0.748201813258026" calcext:value-type="float">
            <text:p>0,7482018133</text:p>
          </table:table-cell>
          <table:table-cell office:value-type="float" office:value="0.707745014434162" calcext:value-type="float">
            <text:p>0,7077450144</text:p>
          </table:table-cell>
          <table:table-cell office:value-type="float" office:value="-0.31377984791896" calcext:value-type="float">
            <text:p>-0,3137798479</text:p>
          </table:table-cell>
          <table:table-cell office:value-type="float" office:value="-0.489301837212274" calcext:value-type="float">
            <text:p>-0,4893018372</text:p>
          </table:table-cell>
          <table:table-cell office:value-type="float" office:value="0.218024645818893" calcext:value-type="float">
            <text:p>0,2180246458</text:p>
          </table:table-cell>
          <table:table-cell office:value-type="float" office:value="0.277792144683759" calcext:value-type="float">
            <text:p>0,2777921447</text:p>
          </table:table-cell>
          <table:table-cell office:value-type="float" office:value="-0.755118026968195" calcext:value-type="float">
            <text:p>-0,755118027</text:p>
          </table:table-cell>
          <table:table-cell office:value-type="float" office:value="-1.8255481465319" calcext:value-type="float">
            <text:p>-1,8255481465</text:p>
          </table:table-cell>
          <table:table-cell office:value-type="float" office:value="-0.748804048636444" calcext:value-type="float">
            <text:p>-0,7488040486</text:p>
          </table:table-cell>
          <table:table-cell office:value-type="float" office:value="0.252095825995035" calcext:value-type="float">
            <text:p>0,252095826</text:p>
          </table:table-cell>
          <table:table-cell office:value-type="float" office:value="0.396976645068375" calcext:value-type="float">
            <text:p>0,3969766451</text:p>
          </table:table-cell>
          <table:table-cell office:value-type="float" office:value="-0.11301983436945" calcext:value-type="float">
            <text:p>-0,1130198344</text:p>
          </table:table-cell>
          <table:table-cell office:value-type="float" office:value="-0.0803823865926431" calcext:value-type="float">
            <text:p>-0,0803823866</text:p>
          </table:table-cell>
          <table:table-cell office:value-type="float" office:value="-0.0127572222725172" calcext:value-type="float">
            <text:p>-0,0127572223</text:p>
          </table:table-cell>
          <table:table-cell office:value-type="float" office:value="-0.59718550148495" calcext:value-type="float">
            <text:p>-0,5971855015</text:p>
          </table:table-cell>
          <table:table-cell office:value-type="float" office:value="-0.67753045193812" calcext:value-type="float">
            <text:p>-0,6775304519</text:p>
          </table:table-cell>
          <table:table-cell office:value-type="float" office:value="-0.388891948202216" calcext:value-type="float">
            <text:p>-0,3888919482</text:p>
          </table:table-cell>
          <table:table-cell office:value-type="float" office:value="-0.592092991221029" calcext:value-type="float">
            <text:p>-0,5920929912</text:p>
          </table:table-cell>
          <table:table-cell office:value-type="float" office:value="-0.920258112314965" calcext:value-type="float">
            <text:p>-0,9202581123</text:p>
          </table:table-cell>
          <table:table-cell office:value-type="float" office:value="-0.215211407070912" calcext:value-type="float">
            <text:p>-0,2152114071</text:p>
          </table:table-cell>
          <table:table-cell office:value-type="float" office:value="-0.206883130474341" calcext:value-type="float">
            <text:p>-0,2068831305</text:p>
          </table:table-cell>
          <table:table-cell office:value-type="float" office:value="-0.250106264915657" calcext:value-type="float">
            <text:p>-0,2501062649</text:p>
          </table:table-cell>
          <table:table-cell office:value-type="float" office:value="-1.0903396993442" calcext:value-type="float">
            <text:p>-1,0903396993</text:p>
          </table:table-cell>
          <table:table-cell office:value-type="float" office:value="-0.128290784301208" calcext:value-type="float">
            <text:p>-0,1282907843</text:p>
          </table:table-cell>
          <table:table-cell office:value-type="float" office:value="0.124646780081904" calcext:value-type="float">
            <text:p>0,1246467801</text:p>
          </table:table-cell>
          <table:table-cell office:value-type="float" office:value="0.363227985938286" calcext:value-type="float">
            <text:p>0,3632279859</text:p>
          </table:table-cell>
          <table:table-cell office:value-type="float" office:value="0.934415779051486" calcext:value-type="float">
            <text:p>0,9344157791</text:p>
          </table:table-cell>
          <table:table-cell office:value-type="float" office:value="0.996527974443038" calcext:value-type="float">
            <text:p>0,9965279744</text:p>
          </table:table-cell>
          <table:table-cell office:value-type="float" office:value="0.164098707485097" calcext:value-type="float">
            <text:p>0,1640987075</text:p>
          </table:table-cell>
          <table:table-cell office:value-type="float" office:value="0.329308157337285" calcext:value-type="float">
            <text:p>0,3293081573</text:p>
          </table:table-cell>
          <table:table-cell office:value-type="float" office:value="-0.366407226978535" calcext:value-type="float">
            <text:p>-0,366407227</text:p>
          </table:table-cell>
          <table:table-cell office:value-type="float" office:value="-0.861533277916137" calcext:value-type="float">
            <text:p>-0,8615332779</text:p>
          </table:table-cell>
          <table:table-cell office:value-type="float" office:value="0.10622721152259" calcext:value-type="float">
            <text:p>0,1062272115</text:p>
          </table:table-cell>
          <table:table-cell office:value-type="float" office:value="-0.205456798878055" calcext:value-type="float">
            <text:p>-0,2054567989</text:p>
          </table:table-cell>
          <table:table-cell office:value-type="float" office:value="0.0282181780186877" calcext:value-type="float">
            <text:p>0,028218178</text:p>
          </table:table-cell>
          <table:table-cell office:value-type="float" office:value="0.444552132726219" calcext:value-type="float">
            <text:p>0,4445521327</text:p>
          </table:table-cell>
          <table:table-cell office:value-type="float" office:value="-0.492611225964651" calcext:value-type="float">
            <text:p>-0,492611226</text:p>
          </table:table-cell>
          <table:table-cell office:value-type="float" office:value="-0.432777265697989" calcext:value-type="float">
            <text:p>-0,4327772657</text:p>
          </table:table-cell>
          <table:table-cell office:value-type="float" office:value="-0.825058144564202" calcext:value-type="float">
            <text:p>-0,8250581446</text:p>
          </table:table-cell>
          <table:table-cell office:value-type="float" office:value="0.31802548579275" calcext:value-type="float">
            <text:p>0,3180254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95887577128065" calcext:value-type="float">
            <text:p>0,5958875771</text:p>
          </table:table-cell>
          <table:table-cell office:value-type="float" office:value="4.01699894498427" calcext:value-type="float">
            <text:p>4,016998945</text:p>
          </table:table-cell>
          <table:table-cell office:value-type="float" office:value="3.36472425652731" calcext:value-type="float">
            <text:p>3,3647242565</text:p>
          </table:table-cell>
          <table:table-cell office:value-type="float" office:value="2.10733484719437" calcext:value-type="float">
            <text:p>2,1073348472</text:p>
          </table:table-cell>
          <table:table-cell office:value-type="float" office:value="0.909055436745966" calcext:value-type="float">
            <text:p>0,9090554367</text:p>
          </table:table-cell>
          <table:table-cell office:value-type="float" office:value="0.650532356392923" calcext:value-type="float">
            <text:p>0,6505323564</text:p>
          </table:table-cell>
          <table:table-cell office:value-type="float" office:value="1.68722381897584" calcext:value-type="float">
            <text:p>1,687223819</text:p>
          </table:table-cell>
          <table:table-cell office:value-type="float" office:value="1.34700009091795" calcext:value-type="float">
            <text:p>1,3470000909</text:p>
          </table:table-cell>
          <table:table-cell office:value-type="float" office:value="1.24126603545618" calcext:value-type="float">
            <text:p>1,2412660355</text:p>
          </table:table-cell>
          <table:table-cell office:value-type="float" office:value="1.42170867559107" calcext:value-type="float">
            <text:p>1,4217086756</text:p>
          </table:table-cell>
          <table:table-cell office:value-type="float" office:value="0.598321352754385" calcext:value-type="float">
            <text:p>0,5983213528</text:p>
          </table:table-cell>
          <table:table-cell office:value-type="float" office:value="-1.50172779127568" calcext:value-type="float">
            <text:p>-1,5017277913</text:p>
          </table:table-cell>
          <table:table-cell office:value-type="float" office:value="0.0280217170156549" calcext:value-type="float">
            <text:p>0,028021717</text:p>
          </table:table-cell>
          <table:table-cell office:value-type="float" office:value="1.57228106453453" calcext:value-type="float">
            <text:p>1,5722810645</text:p>
          </table:table-cell>
          <table:table-cell office:value-type="float" office:value="1.64876243295617" calcext:value-type="float">
            <text:p>1,648762433</text:p>
          </table:table-cell>
          <table:table-cell office:value-type="float" office:value="1.80958527321142" calcext:value-type="float">
            <text:p>1,8095852732</text:p>
          </table:table-cell>
          <table:table-cell office:value-type="float" office:value="1.99713981609612" calcext:value-type="float">
            <text:p>1,9971398161</text:p>
          </table:table-cell>
          <table:table-cell office:value-type="float" office:value="1.22548395317686" calcext:value-type="float">
            <text:p>1,2254839532</text:p>
          </table:table-cell>
          <table:table-cell office:value-type="float" office:value="0.0389552475334981" calcext:value-type="float">
            <text:p>0,0389552475</text:p>
          </table:table-cell>
          <table:table-cell office:value-type="float" office:value="-0.572619061829526" calcext:value-type="float">
            <text:p>-0,5726190618</text:p>
          </table:table-cell>
          <table:table-cell office:value-type="float" office:value="-0.221861812951576" calcext:value-type="float">
            <text:p>-0,221861813</text:p>
          </table:table-cell>
          <table:table-cell office:value-type="float" office:value="0.350159874617896" calcext:value-type="float">
            <text:p>0,3501598746</text:p>
          </table:table-cell>
          <table:table-cell office:value-type="float" office:value="0.525231490656705" calcext:value-type="float">
            <text:p>0,5252314907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0.633251358923415" calcext:value-type="float">
            <text:p>0,6332513589</text:p>
          </table:table-cell>
          <table:table-cell office:value-type="float" office:value="-0.190955753477607" calcext:value-type="float">
            <text:p>-0,1909557535</text:p>
          </table:table-cell>
          <table:table-cell office:value-type="float" office:value="-0.181961055555139" calcext:value-type="float">
            <text:p>-0,1819610556</text:p>
          </table:table-cell>
          <table:table-cell office:value-type="float" office:value="-0.971798724654971" calcext:value-type="float">
            <text:p>-0,9717987247</text:p>
          </table:table-cell>
          <table:table-cell office:value-type="float" office:value="-1.19292518254144" calcext:value-type="float">
            <text:p>-1,1929251825</text:p>
          </table:table-cell>
          <table:table-cell office:value-type="float" office:value="-0.731825349317124" calcext:value-type="float">
            <text:p>-0,7318253493</text:p>
          </table:table-cell>
          <table:table-cell office:value-type="float" office:value="-0.388565132871517" calcext:value-type="float">
            <text:p>-0,3885651329</text:p>
          </table:table-cell>
          <table:table-cell office:value-type="float" office:value="-1.65215301445465" calcext:value-type="float">
            <text:p>-1,6521530145</text:p>
          </table:table-cell>
          <table:table-cell office:value-type="float" office:value="-1.20525156764512" calcext:value-type="float">
            <text:p>-1,2052515676</text:p>
          </table:table-cell>
          <table:table-cell office:value-type="float" office:value="-1.34469771716585" calcext:value-type="float">
            <text:p>-1,3446977172</text:p>
          </table:table-cell>
          <table:table-cell office:value-type="float" office:value="0.181181643261508" calcext:value-type="float">
            <text:p>0,1811816433</text:p>
          </table:table-cell>
          <table:table-cell office:value-type="float" office:value="1.37645261694386" calcext:value-type="float">
            <text:p>1,3764526169</text:p>
          </table:table-cell>
          <table:table-cell office:value-type="float" office:value="1.67269387795873" calcext:value-type="float">
            <text:p>1,672693878</text:p>
          </table:table-cell>
          <table:table-cell office:value-type="float" office:value="0.220684937251296" calcext:value-type="float">
            <text:p>0,2206849373</text:p>
          </table:table-cell>
          <table:table-cell office:value-type="float" office:value="-1.11666691248699" calcext:value-type="float">
            <text:p>-1,1166669125</text:p>
          </table:table-cell>
          <table:table-cell office:value-type="float" office:value="0.137970381906319" calcext:value-type="float">
            <text:p>0,1379703819</text:p>
          </table:table-cell>
          <table:table-cell office:value-type="float" office:value="0.801233818870963" calcext:value-type="float">
            <text:p>0,8012338189</text:p>
          </table:table-cell>
          <table:table-cell office:value-type="float" office:value="0.839811794752337" calcext:value-type="float">
            <text:p>0,8398117948</text:p>
          </table:table-cell>
          <table:table-cell office:value-type="float" office:value="0.111156373176297" calcext:value-type="float">
            <text:p>0,1111563732</text:p>
          </table:table-cell>
          <table:table-cell office:value-type="float" office:value="0.211567258321289" calcext:value-type="float">
            <text:p>0,2115672583</text:p>
          </table:table-cell>
          <table:table-cell office:value-type="float" office:value="0.532881472519463" calcext:value-type="float">
            <text:p>0,5328814725</text:p>
          </table:table-cell>
          <table:table-cell office:value-type="float" office:value="0.366214444198827" calcext:value-type="float">
            <text:p>0,3662144442</text:p>
          </table:table-cell>
          <table:table-cell office:value-type="float" office:value="0.656103633167843" calcext:value-type="float">
            <text:p>0,6561036332</text:p>
          </table:table-cell>
          <table:table-cell office:value-type="float" office:value="1.61975849222172" calcext:value-type="float">
            <text:p>1,6197584922</text:p>
          </table:table-cell>
          <table:table-cell office:value-type="float" office:value="1.5992670644734" calcext:value-type="float">
            <text:p>1,5992670645</text:p>
          </table:table-cell>
          <table:table-cell office:value-type="float" office:value="-0.20490285345431" calcext:value-type="float">
            <text:p>-0,2049028535</text:p>
          </table:table-cell>
          <table:table-cell office:value-type="float" office:value="0.69950470604993" calcext:value-type="float">
            <text:p>0,699504706</text:p>
          </table:table-cell>
          <table:table-cell office:value-type="float" office:value="-0.0415196760441513" calcext:value-type="float">
            <text:p>-0,041519676</text:p>
          </table:table-cell>
          <table:table-cell office:value-type="float" office:value="-0.347008890973794" calcext:value-type="float">
            <text:p>-0,347008891</text:p>
          </table:table-cell>
          <table:table-cell office:value-type="float" office:value="1.53407743162281" calcext:value-type="float">
            <text:p>1,5340774316</text:p>
          </table:table-cell>
          <table:table-cell office:value-type="float" office:value="1.2557089218316" calcext:value-type="float">
            <text:p>1,2557089218</text:p>
          </table:table-cell>
          <table:table-cell office:value-type="float" office:value="-0.0958837933331061" calcext:value-type="float">
            <text:p>-0,0958837933</text:p>
          </table:table-cell>
          <table:table-cell office:value-type="float" office:value="0.319765181766528" calcext:value-type="float">
            <text:p>0,3197651818</text:p>
          </table:table-cell>
          <table:table-cell office:value-type="float" office:value="0.556427913040272" calcext:value-type="float">
            <text:p>0,556427913</text:p>
          </table:table-cell>
          <table:table-cell office:value-type="float" office:value="0.744170091175555" calcext:value-type="float">
            <text:p>0,7441700912</text:p>
          </table:table-cell>
          <table:table-cell office:value-type="float" office:value="0.298148892930703" calcext:value-type="float">
            <text:p>0,2981488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3151385720018" calcext:value-type="float">
            <text:p>2,7315138572</text:p>
          </table:table-cell>
          <table:table-cell office:value-type="float" office:value="0.442962119310954" calcext:value-type="float">
            <text:p>0,4429621193</text:p>
          </table:table-cell>
          <table:table-cell office:value-type="float" office:value="0.101488202633074" calcext:value-type="float">
            <text:p>0,1014882026</text:p>
          </table:table-cell>
          <table:table-cell office:value-type="float" office:value="-0.51044571770389" calcext:value-type="float">
            <text:p>-0,5104457177</text:p>
          </table:table-cell>
          <table:table-cell office:value-type="float" office:value="-0.432026346176301" calcext:value-type="float">
            <text:p>-0,4320263462</text:p>
          </table:table-cell>
          <table:table-cell office:value-type="float" office:value="-0.655608031475313" calcext:value-type="float">
            <text:p>-0,6556080315</text:p>
          </table:table-cell>
          <table:table-cell office:value-type="float" office:value="1.73254014217136" calcext:value-type="float">
            <text:p>1,7325401422</text:p>
          </table:table-cell>
          <table:table-cell office:value-type="float" office:value="2.33581794318727" calcext:value-type="float">
            <text:p>2,3358179432</text:p>
          </table:table-cell>
          <table:table-cell office:value-type="float" office:value="1.11033970983814" calcext:value-type="float">
            <text:p>1,1103397098</text:p>
          </table:table-cell>
          <table:table-cell office:value-type="float" office:value="0.689651461157994" calcext:value-type="float">
            <text:p>0,6896514612</text:p>
          </table:table-cell>
          <table:table-cell office:value-type="float" office:value="0.345880983519222" calcext:value-type="float">
            <text:p>0,3458809835</text:p>
          </table:table-cell>
          <table:table-cell office:value-type="float" office:value="-1.10264728957703" calcext:value-type="float">
            <text:p>-1,1026472896</text:p>
          </table:table-cell>
          <table:table-cell office:value-type="float" office:value="-1.14889039764185" calcext:value-type="float">
            <text:p>-1,1488903976</text:p>
          </table:table-cell>
          <table:table-cell office:value-type="float" office:value="1.0384594192672" calcext:value-type="float">
            <text:p>1,0384594193</text:p>
          </table:table-cell>
          <table:table-cell office:value-type="float" office:value="1.90822224304345" calcext:value-type="float">
            <text:p>1,908222243</text:p>
          </table:table-cell>
          <table:table-cell office:value-type="float" office:value="1.56974000422046" calcext:value-type="float">
            <text:p>1,5697400042</text:p>
          </table:table-cell>
          <table:table-cell office:value-type="float" office:value="1.51018054456793" calcext:value-type="float">
            <text:p>1,5101805446</text:p>
          </table:table-cell>
          <table:table-cell office:value-type="float" office:value="0.745231895395223" calcext:value-type="float">
            <text:p>0,7452318954</text:p>
          </table:table-cell>
          <table:table-cell office:value-type="float" office:value="-0.218808330673232" calcext:value-type="float">
            <text:p>-0,2188083307</text:p>
          </table:table-cell>
          <table:table-cell office:value-type="float" office:value="-1.02949597286372" calcext:value-type="float">
            <text:p>-1,0294959729</text:p>
          </table:table-cell>
          <table:table-cell office:value-type="float" office:value="-0.341325866079348" calcext:value-type="float">
            <text:p>-0,3413258661</text:p>
          </table:table-cell>
          <table:table-cell office:value-type="float" office:value="0.40956199620486" calcext:value-type="float">
            <text:p>0,4095619962</text:p>
          </table:table-cell>
          <table:table-cell office:value-type="float" office:value="0.657938381751094" calcext:value-type="float">
            <text:p>0,6579383818</text:p>
          </table:table-cell>
          <table:table-cell office:value-type="float" office:value="0.969821333756635" calcext:value-type="float">
            <text:p>0,9698213338</text:p>
          </table:table-cell>
          <table:table-cell office:value-type="float" office:value="0.882305729615409" calcext:value-type="float">
            <text:p>0,8823057296</text:p>
          </table:table-cell>
          <table:table-cell office:value-type="float" office:value="-0.547153571774688" calcext:value-type="float">
            <text:p>-0,5471535718</text:p>
          </table:table-cell>
          <table:table-cell office:value-type="float" office:value="-0.582926692516687" calcext:value-type="float">
            <text:p>-0,5829266925</text:p>
          </table:table-cell>
          <table:table-cell office:value-type="float" office:value="-0.214596768264373" calcext:value-type="float">
            <text:p>-0,2145967683</text:p>
          </table:table-cell>
          <table:table-cell office:value-type="float" office:value="-0.732987176013773" calcext:value-type="float">
            <text:p>-0,732987176</text:p>
          </table:table-cell>
          <table:table-cell office:value-type="float" office:value="-0.13431520648253" calcext:value-type="float">
            <text:p>-0,1343152065</text:p>
          </table:table-cell>
          <table:table-cell office:value-type="float" office:value="-0.0698622818572361" calcext:value-type="float">
            <text:p>-0,0698622819</text:p>
          </table:table-cell>
          <table:table-cell office:value-type="float" office:value="-0.889151891968784" calcext:value-type="float">
            <text:p>-0,889151892</text:p>
          </table:table-cell>
          <table:table-cell office:value-type="float" office:value="-0.548634000057017" calcext:value-type="float">
            <text:p>-0,5486340001</text:p>
          </table:table-cell>
          <table:table-cell office:value-type="float" office:value="-0.654510369812034" calcext:value-type="float">
            <text:p>-0,6545103698</text:p>
          </table:table-cell>
          <table:table-cell office:value-type="float" office:value="0.84030463940774" calcext:value-type="float">
            <text:p>0,8403046394</text:p>
          </table:table-cell>
          <table:table-cell office:value-type="float" office:value="1.58923390444831" calcext:value-type="float">
            <text:p>1,5892339044</text:p>
          </table:table-cell>
          <table:table-cell office:value-type="float" office:value="1.96405022500412" calcext:value-type="float">
            <text:p>1,964050225</text:p>
          </table:table-cell>
          <table:table-cell office:value-type="float" office:value="0.608996518329639" calcext:value-type="float">
            <text:p>0,6089965183</text:p>
          </table:table-cell>
          <table:table-cell office:value-type="float" office:value="-0.712798177606406" calcext:value-type="float">
            <text:p>-0,7127981776</text:p>
          </table:table-cell>
          <table:table-cell office:value-type="float" office:value="0.40719453483508" calcext:value-type="float">
            <text:p>0,4071945348</text:p>
          </table:table-cell>
          <table:table-cell office:value-type="float" office:value="1.10279228024034" calcext:value-type="float">
            <text:p>1,1027922802</text:p>
          </table:table-cell>
          <table:table-cell office:value-type="float" office:value="1.04131921198296" calcext:value-type="float">
            <text:p>1,041319212</text:p>
          </table:table-cell>
          <table:table-cell office:value-type="float" office:value="0.596071554540857" calcext:value-type="float">
            <text:p>0,5960715545</text:p>
          </table:table-cell>
          <table:table-cell office:value-type="float" office:value="0.343609235145924" calcext:value-type="float">
            <text:p>0,3436092351</text:p>
          </table:table-cell>
          <table:table-cell office:value-type="float" office:value="0.745902160172664" calcext:value-type="float">
            <text:p>0,7459021602</text:p>
          </table:table-cell>
          <table:table-cell office:value-type="float" office:value="1.18301077845676" calcext:value-type="float">
            <text:p>1,1830107785</text:p>
          </table:table-cell>
          <table:table-cell office:value-type="float" office:value="1.58189403579732" calcext:value-type="float">
            <text:p>1,5818940358</text:p>
          </table:table-cell>
          <table:table-cell office:value-type="float" office:value="1.9866474088575" calcext:value-type="float">
            <text:p>1,9866474089</text:p>
          </table:table-cell>
          <table:table-cell office:value-type="float" office:value="2.44479260812543" calcext:value-type="float">
            <text:p>2,4447926081</text:p>
          </table:table-cell>
          <table:table-cell office:value-type="float" office:value="1.3099146702972" calcext:value-type="float">
            <text:p>1,3099146703</text:p>
          </table:table-cell>
          <table:table-cell office:value-type="float" office:value="-0.0916018067446337" calcext:value-type="float">
            <text:p>-0,0916018067</text:p>
          </table:table-cell>
          <table:table-cell office:value-type="float" office:value="0.602035302640192" calcext:value-type="float">
            <text:p>0,6020353026</text:p>
          </table:table-cell>
          <table:table-cell office:value-type="float" office:value="0.60195419862801" calcext:value-type="float">
            <text:p>0,6019541986</text:p>
          </table:table-cell>
          <table:table-cell office:value-type="float" office:value="-0.191759678952851" calcext:value-type="float">
            <text:p>-0,191759679</text:p>
          </table:table-cell>
          <table:table-cell office:value-type="float" office:value="-0.536145382355066" calcext:value-type="float">
            <text:p>-0,5361453824</text:p>
          </table:table-cell>
          <table:table-cell office:value-type="float" office:value="-0.305084796968974" calcext:value-type="float">
            <text:p>-0,305084797</text:p>
          </table:table-cell>
          <table:table-cell office:value-type="float" office:value="3.43099397733274" calcext:value-type="float">
            <text:p>3,4309939773</text:p>
          </table:table-cell>
          <table:table-cell office:value-type="float" office:value="0.680078560382555" calcext:value-type="float">
            <text:p>0,6800785604</text:p>
          </table:table-cell>
          <table:table-cell office:value-type="float" office:value="-0.436795488298695" calcext:value-type="float">
            <text:p>-0,4367954883</text:p>
          </table:table-cell>
          <table:table-cell office:value-type="float" office:value="-0.318025485792749" calcext:value-type="float">
            <text:p>-0,3180254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04468105101931" calcext:value-type="float">
            <text:p>0,0304468105</text:p>
          </table:table-cell>
          <table:table-cell office:value-type="float" office:value="-0.0515777810156591" calcext:value-type="float">
            <text:p>-0,051577781</text:p>
          </table:table-cell>
          <table:table-cell office:value-type="float" office:value="1.05651821202636" calcext:value-type="float">
            <text:p>1,056518212</text:p>
          </table:table-cell>
          <table:table-cell office:value-type="float" office:value="0.16871574248318" calcext:value-type="float">
            <text:p>0,1687157425</text:p>
          </table:table-cell>
          <table:table-cell office:value-type="float" office:value="-0.716443690742366" calcext:value-type="float">
            <text:p>-0,7164436907</text:p>
          </table:table-cell>
          <table:table-cell office:value-type="float" office:value="-0.148040523236361" calcext:value-type="float">
            <text:p>-0,1480405232</text:p>
          </table:table-cell>
          <table:table-cell office:value-type="float" office:value="-0.635237744794262" calcext:value-type="float">
            <text:p>-0,6352377448</text:p>
          </table:table-cell>
          <table:table-cell office:value-type="float" office:value="1.03461820409652" calcext:value-type="float">
            <text:p>1,0346182041</text:p>
          </table:table-cell>
          <table:table-cell office:value-type="float" office:value="1.14328246273558" calcext:value-type="float">
            <text:p>1,1432824627</text:p>
          </table:table-cell>
          <table:table-cell office:value-type="float" office:value="1.37632707998089" calcext:value-type="float">
            <text:p>1,37632708</text:p>
          </table:table-cell>
          <table:table-cell office:value-type="float" office:value="0.547079725566352" calcext:value-type="float">
            <text:p>0,5470797256</text:p>
          </table:table-cell>
          <table:table-cell office:value-type="float" office:value="-1.18046441781523" calcext:value-type="float">
            <text:p>-1,1804644178</text:p>
          </table:table-cell>
          <table:table-cell office:value-type="float" office:value="-0.5160961804782" calcext:value-type="float">
            <text:p>-0,5160961805</text:p>
          </table:table-cell>
          <table:table-cell office:value-type="float" office:value="1.35522602198278" calcext:value-type="float">
            <text:p>1,355226022</text:p>
          </table:table-cell>
          <table:table-cell office:value-type="float" office:value="1.72080755845883" calcext:value-type="float">
            <text:p>1,7208075585</text:p>
          </table:table-cell>
          <table:table-cell office:value-type="float" office:value="1.61487217849295" calcext:value-type="float">
            <text:p>1,6148721785</text:p>
          </table:table-cell>
          <table:table-cell office:value-type="float" office:value="1.67667207120413" calcext:value-type="float">
            <text:p>1,6766720712</text:p>
          </table:table-cell>
          <table:table-cell office:value-type="float" office:value="1.11345063078034" calcext:value-type="float">
            <text:p>1,1134506308</text:p>
          </table:table-cell>
          <table:table-cell office:value-type="float" office:value="0.0618244973292833" calcext:value-type="float">
            <text:p>0,0618244973</text:p>
          </table:table-cell>
          <table:table-cell office:value-type="float" office:value="-0.936978398379298" calcext:value-type="float">
            <text:p>-0,9369783984</text:p>
          </table:table-cell>
          <table:table-cell office:value-type="float" office:value="-0.837024112499129" calcext:value-type="float">
            <text:p>-0,8370241125</text:p>
          </table:table-cell>
          <table:table-cell office:value-type="float" office:value="0.056666497566512" calcext:value-type="float">
            <text:p>0,0566664976</text:p>
          </table:table-cell>
          <table:table-cell office:value-type="float" office:value="0.519635416935857" calcext:value-type="float">
            <text:p>0,5196354169</text:p>
          </table:table-cell>
          <table:table-cell office:value-type="float" office:value="1.26089319589317" calcext:value-type="float">
            <text:p>1,2608931959</text:p>
          </table:table-cell>
          <table:table-cell office:value-type="float" office:value="0.420126143347643" calcext:value-type="float">
            <text:p>0,4201261433</text:p>
          </table:table-cell>
          <table:table-cell office:value-type="float" office:value="-0.181260428245852" calcext:value-type="float">
            <text:p>-0,1812604282</text:p>
          </table:table-cell>
          <table:table-cell office:value-type="float" office:value="0.109909362415856" calcext:value-type="float">
            <text:p>0,1099093624</text:p>
          </table:table-cell>
          <table:table-cell office:value-type="float" office:value="-0.503817560070581" calcext:value-type="float">
            <text:p>-0,5038175601</text:p>
          </table:table-cell>
          <table:table-cell office:value-type="float" office:value="-0.779189093411575" calcext:value-type="float">
            <text:p>-0,7791890934</text:p>
          </table:table-cell>
          <table:table-cell office:value-type="float" office:value="-0.191846509090561" calcext:value-type="float">
            <text:p>-0,1918465091</text:p>
          </table:table-cell>
          <table:table-cell office:value-type="float" office:value="0.0011682655828968" calcext:value-type="float">
            <text:p>0,0011682656</text:p>
          </table:table-cell>
          <table:table-cell office:value-type="float" office:value="-1.1611498336048" calcext:value-type="float">
            <text:p>-1,1611498336</text:p>
          </table:table-cell>
          <table:table-cell office:value-type="float" office:value="-1.01736984476593" calcext:value-type="float">
            <text:p>-1,0173698448</text:p>
          </table:table-cell>
          <table:table-cell office:value-type="float" office:value="-1.03938927905069" calcext:value-type="float">
            <text:p>-1,0393892791</text:p>
          </table:table-cell>
          <table:table-cell office:value-type="float" office:value="0.569400457150917" calcext:value-type="float">
            <text:p>0,5694004572</text:p>
          </table:table-cell>
          <table:table-cell office:value-type="float" office:value="1.30186558200013" calcext:value-type="float">
            <text:p>1,301865582</text:p>
          </table:table-cell>
          <table:table-cell office:value-type="float" office:value="1.40051119609801" calcext:value-type="float">
            <text:p>1,4005111961</text:p>
          </table:table-cell>
          <table:table-cell office:value-type="float" office:value="-0.451230265315947" calcext:value-type="float">
            <text:p>-0,4512302653</text:p>
          </table:table-cell>
          <table:table-cell office:value-type="float" office:value="-0.444054678649798" calcext:value-type="float">
            <text:p>-0,4440546786</text:p>
          </table:table-cell>
          <table:table-cell office:value-type="float" office:value="1.21262812332674" calcext:value-type="float">
            <text:p>1,2126281233</text:p>
          </table:table-cell>
          <table:table-cell office:value-type="float" office:value="1.36168840114467" calcext:value-type="float">
            <text:p>1,3616884011</text:p>
          </table:table-cell>
          <table:table-cell office:value-type="float" office:value="0.942343509990272" calcext:value-type="float">
            <text:p>0,94234351</text:p>
          </table:table-cell>
          <table:table-cell office:value-type="float" office:value="0.126984465149621" calcext:value-type="float">
            <text:p>0,1269844651</text:p>
          </table:table-cell>
          <table:table-cell office:value-type="float" office:value="-0.288841824303888" calcext:value-type="float">
            <text:p>-0,2888418243</text:p>
          </table:table-cell>
          <table:table-cell office:value-type="float" office:value="0.197192525103118" calcext:value-type="float">
            <text:p>0,1971925251</text:p>
          </table:table-cell>
          <table:table-cell office:value-type="float" office:value="0.546895168961552" calcext:value-type="float">
            <text:p>0,546895169</text:p>
          </table:table-cell>
          <table:table-cell office:value-type="float" office:value="0.812510458953692" calcext:value-type="float">
            <text:p>0,812510459</text:p>
          </table:table-cell>
          <table:table-cell office:value-type="float" office:value="1.18718204029307" calcext:value-type="float">
            <text:p>1,1871820403</text:p>
          </table:table-cell>
          <table:table-cell office:value-type="float" office:value="1.34060300013249" calcext:value-type="float">
            <text:p>1,3406030001</text:p>
          </table:table-cell>
          <table:table-cell office:value-type="float" office:value="0" calcext:value-type="float">
            <text:p>0</text:p>
          </table:table-cell>
          <table:table-cell office:value-type="float" office:value="0.857726008608843" calcext:value-type="float">
            <text:p>0,8577260086</text:p>
          </table:table-cell>
          <table:table-cell office:value-type="float" office:value="-0.321777489342172" calcext:value-type="float">
            <text:p>-0,3217774893</text:p>
          </table:table-cell>
          <table:table-cell office:value-type="float" office:value="-0.828572249876201" calcext:value-type="float">
            <text:p>-0,8285722499</text:p>
          </table:table-cell>
          <table:table-cell office:value-type="float" office:value="0.0273942398504071" calcext:value-type="float">
            <text:p>0,0273942399</text:p>
          </table:table-cell>
          <table:table-cell office:value-type="float" office:value="0.423272670280316" calcext:value-type="float">
            <text:p>0,4232726703</text:p>
          </table:table-cell>
          <table:table-cell office:value-type="float" office:value="-0.671186553331743" calcext:value-type="float">
            <text:p>-0,6711865533</text:p>
          </table:table-cell>
          <table:table-cell office:value-type="float" office:value="1.25313382043639" calcext:value-type="float">
            <text:p>1,2531338204</text:p>
          </table:table-cell>
          <table:table-cell office:value-type="float" office:value="0.154563309177853" calcext:value-type="float">
            <text:p>0,1545633092</text:p>
          </table:table-cell>
          <table:table-cell office:value-type="float" office:value="0.711814869820096" calcext:value-type="float">
            <text:p>0,7118148698</text:p>
          </table:table-cell>
          <table:table-cell office:value-type="float" office:value="0.735433935895733" calcext:value-type="float">
            <text:p>0,7354339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8738608964975" calcext:value-type="float">
            <text:p>0,108738609</text:p>
          </table:table-cell>
          <table:table-cell office:value-type="float" office:value="1.51699355928409" calcext:value-type="float">
            <text:p>1,5169935593</text:p>
          </table:table-cell>
          <table:table-cell office:value-type="float" office:value="0.426770903380107" calcext:value-type="float">
            <text:p>0,4267709034</text:p>
          </table:table-cell>
          <table:table-cell office:value-type="float" office:value="-0.422326667489745" calcext:value-type="float">
            <text:p>-0,4223266675</text:p>
          </table:table-cell>
          <table:table-cell office:value-type="float" office:value="1.97832064353231" calcext:value-type="float">
            <text:p>1,9783206435</text:p>
          </table:table-cell>
          <table:table-cell office:value-type="float" office:value="4.90902375051773" calcext:value-type="float">
            <text:p>4,9090237505</text:p>
          </table:table-cell>
          <table:table-cell office:value-type="float" office:value="4.30424148351679" calcext:value-type="float">
            <text:p>4,3042414835</text:p>
          </table:table-cell>
          <table:table-cell office:value-type="float" office:value="2.89129400509153" calcext:value-type="float">
            <text:p>2,8912940051</text:p>
          </table:table-cell>
          <table:table-cell office:value-type="float" office:value="1.61039380510187" calcext:value-type="float">
            <text:p>1,6103938051</text:p>
          </table:table-cell>
          <table:table-cell office:value-type="float" office:value="0.277497297747499" calcext:value-type="float">
            <text:p>0,2774972977</text:p>
          </table:table-cell>
          <table:table-cell office:value-type="float" office:value="0.305189103105196" calcext:value-type="float">
            <text:p>0,3051891031</text:p>
          </table:table-cell>
          <table:table-cell office:value-type="float" office:value="0.522945380132844" calcext:value-type="float">
            <text:p>0,5229453801</text:p>
          </table:table-cell>
          <table:table-cell office:value-type="float" office:value="2.08744056502695" calcext:value-type="float">
            <text:p>2,087440565</text:p>
          </table:table-cell>
          <table:table-cell office:value-type="float" office:value="2.4958289906861" calcext:value-type="float">
            <text:p>2,4958289907</text:p>
          </table:table-cell>
          <table:table-cell office:value-type="float" office:value="2.49529265761243" calcext:value-type="float">
            <text:p>2,4952926576</text:p>
          </table:table-cell>
          <table:table-cell office:value-type="float" office:value="1.76445309893893" calcext:value-type="float">
            <text:p>1,7644530989</text:p>
          </table:table-cell>
          <table:table-cell office:value-type="float" office:value="0.162319757176061" calcext:value-type="float">
            <text:p>0,1623197572</text:p>
          </table:table-cell>
          <table:table-cell office:value-type="float" office:value="-0.640463532471523" calcext:value-type="float">
            <text:p>-0,6404635325</text:p>
          </table:table-cell>
          <table:table-cell office:value-type="float" office:value="-0.648672703953328" calcext:value-type="float">
            <text:p>-0,648672704</text:p>
          </table:table-cell>
          <table:table-cell office:value-type="float" office:value="-0.428702834853754" calcext:value-type="float">
            <text:p>-0,4287028349</text:p>
          </table:table-cell>
          <table:table-cell office:value-type="float" office:value="-0.347919661219518" calcext:value-type="float">
            <text:p>-0,3479196612</text:p>
          </table:table-cell>
          <table:table-cell office:value-type="float" office:value="-1.23493884351847" calcext:value-type="float">
            <text:p>-1,2349388435</text:p>
          </table:table-cell>
          <table:table-cell office:value-type="float" office:value="-2.22523874313994" calcext:value-type="float">
            <text:p>-2,2252387431</text:p>
          </table:table-cell>
          <table:table-cell office:value-type="float" office:value="-0.640692662059149" calcext:value-type="float">
            <text:p>-0,6406926621</text:p>
          </table:table-cell>
          <table:table-cell office:value-type="float" office:value="-0.356433550187067" calcext:value-type="float">
            <text:p>-0,3564335502</text:p>
          </table:table-cell>
          <table:table-cell office:value-type="float" office:value="0.070396491900133" calcext:value-type="float">
            <text:p>0,0703964919</text:p>
          </table:table-cell>
          <table:table-cell office:value-type="float" office:value="-0.251570318418514" calcext:value-type="float">
            <text:p>-0,2515703184</text:p>
          </table:table-cell>
          <table:table-cell office:value-type="float" office:value="0.293436838333996" calcext:value-type="float">
            <text:p>0,2934368383</text:p>
          </table:table-cell>
          <table:table-cell office:value-type="float" office:value="0.526535364938911" calcext:value-type="float">
            <text:p>0,5265353649</text:p>
          </table:table-cell>
          <table:table-cell office:value-type="float" office:value="1.0140458337644" calcext:value-type="float">
            <text:p>1,0140458338</text:p>
          </table:table-cell>
          <table:table-cell office:value-type="float" office:value="1.34981405447911" calcext:value-type="float">
            <text:p>1,3498140545</text:p>
          </table:table-cell>
          <table:table-cell office:value-type="float" office:value="0.353128362158489" calcext:value-type="float">
            <text:p>0,3531283622</text:p>
          </table:table-cell>
          <table:table-cell office:value-type="float" office:value="-1.21009388009046" calcext:value-type="float">
            <text:p>-1,2100938801</text:p>
          </table:table-cell>
          <table:table-cell office:value-type="float" office:value="-0.3215252460887" calcext:value-type="float">
            <text:p>-0,3215252461</text:p>
          </table:table-cell>
          <table:table-cell office:value-type="float" office:value="0.755019989438" calcext:value-type="float">
            <text:p>0,7550199894</text:p>
          </table:table-cell>
          <table:table-cell office:value-type="float" office:value="0.596506972354572" calcext:value-type="float">
            <text:p>0,5965069724</text:p>
          </table:table-cell>
          <table:table-cell office:value-type="float" office:value="-0.711509705874793" calcext:value-type="float">
            <text:p>-0,7115097059</text:p>
          </table:table-cell>
          <table:table-cell office:value-type="float" office:value="-0.388781123498027" calcext:value-type="float">
            <text:p>-0,3887811235</text:p>
          </table:table-cell>
          <table:table-cell office:value-type="float" office:value="-0.0231069176672971" calcext:value-type="float">
            <text:p>-0,0231069177</text:p>
          </table:table-cell>
          <table:table-cell office:value-type="float" office:value="0.589102746273432" calcext:value-type="float">
            <text:p>0,5891027463</text:p>
          </table:table-cell>
          <table:table-cell office:value-type="float" office:value="0.197532480509399" calcext:value-type="float">
            <text:p>0,1975324805</text:p>
          </table:table-cell>
          <table:table-cell office:value-type="float" office:value="-0.768098860973203" calcext:value-type="float">
            <text:p>-0,768098861</text:p>
          </table:table-cell>
          <table:table-cell office:value-type="float" office:value="-0.374478266914323" calcext:value-type="float">
            <text:p>-0,3744782669</text:p>
          </table:table-cell>
          <table:table-cell office:value-type="float" office:value="-0.36236519776306" calcext:value-type="float">
            <text:p>-0,3623651978</text:p>
          </table:table-cell>
          <table:table-cell office:value-type="float" office:value="-0.376578367337393" calcext:value-type="float">
            <text:p>-0,3765783673</text:p>
          </table:table-cell>
          <table:table-cell office:value-type="float" office:value="-0.308725122683415" calcext:value-type="float">
            <text:p>-0,3087251227</text:p>
          </table:table-cell>
          <table:table-cell office:value-type="float" office:value="-0.516947560226022" calcext:value-type="float">
            <text:p>-0,5169475602</text:p>
          </table:table-cell>
          <table:table-cell office:value-type="float" office:value="-0.934044709164455" calcext:value-type="float">
            <text:p>-0,9340447092</text:p>
          </table:table-cell>
          <table:table-cell office:value-type="float" office:value="-0.926184230381988" calcext:value-type="float">
            <text:p>-0,9261842304</text:p>
          </table:table-cell>
          <table:table-cell office:value-type="float" office:value="-0.20490285345431" calcext:value-type="float">
            <text:p>-0,2049028535</text:p>
          </table:table-cell>
          <table:table-cell office:value-type="float" office:value="-0.449681596746384" calcext:value-type="float">
            <text:p>-0,4496815967</text:p>
          </table:table-cell>
          <table:table-cell office:value-type="float" office:value="0.664314816706419" calcext:value-type="float">
            <text:p>0,6643148167</text:p>
          </table:table-cell>
          <table:table-cell office:value-type="float" office:value="-0.31868163456777" calcext:value-type="float">
            <text:p>-0,3186816346</text:p>
          </table:table-cell>
          <table:table-cell office:value-type="float" office:value="-0.191759678952851" calcext:value-type="float">
            <text:p>-0,191759679</text:p>
          </table:table-cell>
          <table:table-cell office:value-type="float" office:value="-0.522036293345723" calcext:value-type="float">
            <text:p>-0,5220362933</text:p>
          </table:table-cell>
          <table:table-cell office:value-type="float" office:value="0.828087306058644" calcext:value-type="float">
            <text:p>0,8280873061</text:p>
          </table:table-cell>
          <table:table-cell office:value-type="float" office:value="-0.458042017125026" calcext:value-type="float">
            <text:p>-0,4580420171</text:p>
          </table:table-cell>
          <table:table-cell office:value-type="float" office:value="-0.293670287437921" calcext:value-type="float">
            <text:p>-0,2936702874</text:p>
          </table:table-cell>
          <table:table-cell office:value-type="float" office:value="0.2750193815214" calcext:value-type="float">
            <text:p>0,27501938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8829575047956" calcext:value-type="float">
            <text:p>-0,8829575048</text:p>
          </table:table-cell>
          <table:table-cell office:value-type="float" office:value="0.00303398711856816" calcext:value-type="float">
            <text:p>0,0030339871</text:p>
          </table:table-cell>
          <table:table-cell office:value-type="float" office:value="-0.447588996227917" calcext:value-type="float">
            <text:p>-0,4475889962</text:p>
          </table:table-cell>
          <table:table-cell office:value-type="float" office:value="-0.456714589524533" calcext:value-type="float">
            <text:p>-0,4567145895</text:p>
          </table:table-cell>
          <table:table-cell office:value-type="float" office:value="-0.343820967165306" calcext:value-type="float">
            <text:p>-0,3438209672</text:p>
          </table:table-cell>
          <table:table-cell office:value-type="float" office:value="0.511797237474276" calcext:value-type="float">
            <text:p>0,5117972375</text:p>
          </table:table-cell>
          <table:table-cell office:value-type="float" office:value="1.42018120014513" calcext:value-type="float">
            <text:p>1,4201812001</text:p>
          </table:table-cell>
          <table:table-cell office:value-type="float" office:value="0.634158717607403" calcext:value-type="float">
            <text:p>0,6341587176</text:p>
          </table:table-cell>
          <table:table-cell office:value-type="float" office:value="-0.130503982632174" calcext:value-type="float">
            <text:p>-0,1305039826</text:p>
          </table:table-cell>
          <table:table-cell office:value-type="float" office:value="-0.293120470006742" calcext:value-type="float">
            <text:p>-0,29312047</text:p>
          </table:table-cell>
          <table:table-cell office:value-type="float" office:value="-0.944955889614607" calcext:value-type="float">
            <text:p>-0,9449558896</text:p>
          </table:table-cell>
          <table:table-cell office:value-type="float" office:value="-0.171697425149418" calcext:value-type="float">
            <text:p>-0,1716974251</text:p>
          </table:table-cell>
          <table:table-cell office:value-type="float" office:value="-0.138689763963558" calcext:value-type="float">
            <text:p>-0,138689764</text:p>
          </table:table-cell>
          <table:table-cell office:value-type="float" office:value="0.260222852134872" calcext:value-type="float">
            <text:p>0,2602228521</text:p>
          </table:table-cell>
          <table:table-cell office:value-type="float" office:value="0.108067688253991" calcext:value-type="float">
            <text:p>0,1080676883</text:p>
          </table:table-cell>
          <table:table-cell office:value-type="float" office:value="-0.27380185725313" calcext:value-type="float">
            <text:p>-0,2738018573</text:p>
          </table:table-cell>
          <table:table-cell office:value-type="float" office:value="-1.03042705665271" calcext:value-type="float">
            <text:p>-1,0304270567</text:p>
          </table:table-cell>
          <table:table-cell office:value-type="float" office:value="-0.768938605253871" calcext:value-type="float">
            <text:p>-0,7689386053</text:p>
          </table:table-cell>
          <table:table-cell office:value-type="float" office:value="-0.508356289952071" calcext:value-type="float">
            <text:p>-0,50835629</text:p>
          </table:table-cell>
          <table:table-cell office:value-type="float" office:value="-0.516270909468642" calcext:value-type="float">
            <text:p>-0,5162709095</text:p>
          </table:table-cell>
          <table:table-cell office:value-type="float" office:value="-0.994499455258465" calcext:value-type="float">
            <text:p>-0,9944994553</text:p>
          </table:table-cell>
          <table:table-cell office:value-type="float" office:value="-1.81918997360079" calcext:value-type="float">
            <text:p>-1,8191899736</text:p>
          </table:table-cell>
          <table:table-cell office:value-type="float" office:value="-0.953730849853043" calcext:value-type="float">
            <text:p>-0,9537308499</text:p>
          </table:table-cell>
          <table:table-cell office:value-type="float" office:value="-0.0568761109921962" calcext:value-type="float">
            <text:p>-0,056876111</text:p>
          </table:table-cell>
          <table:table-cell office:value-type="float" office:value="0.0249054370691994" calcext:value-type="float">
            <text:p>0,0249054371</text:p>
          </table:table-cell>
          <table:table-cell office:value-type="float" office:value="-0.165663600699116" calcext:value-type="float">
            <text:p>-0,1656636007</text:p>
          </table:table-cell>
          <table:table-cell office:value-type="float" office:value="-0.144103386278566" calcext:value-type="float">
            <text:p>-0,1441033863</text:p>
          </table:table-cell>
          <table:table-cell office:value-type="float" office:value="0.504660769376139" calcext:value-type="float">
            <text:p>0,5046607694</text:p>
          </table:table-cell>
          <table:table-cell office:value-type="float" office:value="1.32861730030435" calcext:value-type="float">
            <text:p>1,3286173003</text:p>
          </table:table-cell>
          <table:table-cell office:value-type="float" office:value="0.733184356465345" calcext:value-type="float">
            <text:p>0,7331843565</text:p>
          </table:table-cell>
          <table:table-cell office:value-type="float" office:value="-0.0292066395724233" calcext:value-type="float">
            <text:p>-0,0292066396</text:p>
          </table:table-cell>
          <table:table-cell office:value-type="float" office:value="-0.271528979667682" calcext:value-type="float">
            <text:p>-0,2715289797</text:p>
          </table:table-cell>
          <table:table-cell office:value-type="float" office:value="1.05756103806225" calcext:value-type="float">
            <text:p>1,0575610381</text:p>
          </table:table-cell>
          <table:table-cell office:value-type="float" office:value="0.691700916098017" calcext:value-type="float">
            <text:p>0,6917009161</text:p>
          </table:table-cell>
          <table:table-cell office:value-type="float" office:value="-0.208966687595542" calcext:value-type="float">
            <text:p>-0,2089666876</text:p>
          </table:table-cell>
          <table:table-cell office:value-type="float" office:value="-0.869109333570245" calcext:value-type="float">
            <text:p>-0,8691093336</text:p>
          </table:table-cell>
          <table:table-cell office:value-type="float" office:value="-0.881988598495057" calcext:value-type="float">
            <text:p>-0,8819885985</text:p>
          </table:table-cell>
          <table:table-cell office:value-type="float" office:value="-0.39441563253423" calcext:value-type="float">
            <text:p>-0,3944156325</text:p>
          </table:table-cell>
          <table:table-cell office:value-type="float" office:value="0.323999171639275" calcext:value-type="float">
            <text:p>0,3239991716</text:p>
          </table:table-cell>
          <table:table-cell office:value-type="float" office:value="-0.383686396741508" calcext:value-type="float">
            <text:p>-0,3836863967</text:p>
          </table:table-cell>
          <table:table-cell office:value-type="float" office:value="-0.405584442229357" calcext:value-type="float">
            <text:p>-0,4055844422</text:p>
          </table:table-cell>
          <table:table-cell office:value-type="float" office:value="0.290407748361782" calcext:value-type="float">
            <text:p>0,2904077484</text:p>
          </table:table-cell>
          <table:table-cell office:value-type="float" office:value="-0.0104321515278726" calcext:value-type="float">
            <text:p>-0,0104321515</text:p>
          </table:table-cell>
          <table:table-cell office:value-type="float" office:value="-0.189810341685412" calcext:value-type="float">
            <text:p>-0,1898103417</text:p>
          </table:table-cell>
          <table:table-cell office:value-type="float" office:value="-0.484077971323374" calcext:value-type="float">
            <text:p>-0,4840779713</text:p>
          </table:table-cell>
          <table:table-cell office:value-type="float" office:value="-0.453568348319648" calcext:value-type="float">
            <text:p>-0,4535683483</text:p>
          </table:table-cell>
          <table:table-cell office:value-type="float" office:value="-0.373191286525793" calcext:value-type="float">
            <text:p>-0,3731912865</text:p>
          </table:table-cell>
          <table:table-cell office:value-type="float" office:value="-0.536715227392955" calcext:value-type="float">
            <text:p>-0,5367152274</text:p>
          </table:table-cell>
          <table:table-cell office:value-type="float" office:value="-0.286477404592627" calcext:value-type="float">
            <text:p>-0,2864774046</text:p>
          </table:table-cell>
          <table:table-cell office:value-type="float" office:value="-0.709842028038147" calcext:value-type="float">
            <text:p>-0,709842028</text:p>
          </table:table-cell>
          <table:table-cell office:value-type="float" office:value="-0.258150546280331" calcext:value-type="float">
            <text:p>-0,2581505463</text:p>
          </table:table-cell>
          <table:table-cell office:value-type="float" office:value="0.363297165386323" calcext:value-type="float">
            <text:p>0,3632971654</text:p>
          </table:table-cell>
          <table:table-cell office:value-type="float" office:value="-0.262027121755722" calcext:value-type="float">
            <text:p>-0,2620271218</text:p>
          </table:table-cell>
          <table:table-cell office:value-type="float" office:value="-0.780735835736608" calcext:value-type="float">
            <text:p>-0,7807358357</text:p>
          </table:table-cell>
          <table:table-cell office:value-type="float" office:value="0.55025447136441" calcext:value-type="float">
            <text:p>0,5502544714</text:p>
          </table:table-cell>
          <table:table-cell office:value-type="float" office:value="0.287651379999318" calcext:value-type="float">
            <text:p>0,28765138</text:p>
          </table:table-cell>
          <table:table-cell office:value-type="float" office:value="0.717311083422211" calcext:value-type="float">
            <text:p>0,7173110834</text:p>
          </table:table-cell>
          <table:table-cell office:value-type="float" office:value="-0.649165898546984" calcext:value-type="float">
            <text:p>-0,6491658985</text:p>
          </table:table-cell>
          <table:table-cell office:value-type="float" office:value="-0.58239398439826" calcext:value-type="float">
            <text:p>-0,5823939844</text:p>
          </table:table-cell>
          <table:table-cell office:value-type="float" office:value="-0.775187121619827" calcext:value-type="float">
            <text:p>-0,7751871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04428584854154" calcext:value-type="float">
            <text:p>-0,2044285849</text:p>
          </table:table-cell>
          <table:table-cell office:value-type="float" office:value="-0.491505913208045" calcext:value-type="float">
            <text:p>-0,4915059132</text:p>
          </table:table-cell>
          <table:table-cell office:value-type="float" office:value="-0.824916929094475" calcext:value-type="float">
            <text:p>-0,8249169291</text:p>
          </table:table-cell>
          <table:table-cell office:value-type="float" office:value="-0.643698915588695" calcext:value-type="float">
            <text:p>-0,6436989156</text:p>
          </table:table-cell>
          <table:table-cell office:value-type="float" office:value="-0.367222394249856" calcext:value-type="float">
            <text:p>-0,3672223942</text:p>
          </table:table-cell>
          <table:table-cell office:value-type="float" office:value="-0.758813424817233" calcext:value-type="float">
            <text:p>-0,7588134248</text:p>
          </table:table-cell>
          <table:table-cell office:value-type="float" office:value="-1.14666482085792" calcext:value-type="float">
            <text:p>-1,1466648209</text:p>
          </table:table-cell>
          <table:table-cell office:value-type="float" office:value="-0.446259838316321" calcext:value-type="float">
            <text:p>-0,4462598383</text:p>
          </table:table-cell>
          <table:table-cell office:value-type="float" office:value="-0.105163403480295" calcext:value-type="float">
            <text:p>-0,1051634035</text:p>
          </table:table-cell>
          <table:table-cell office:value-type="float" office:value="-0.579545294759522" calcext:value-type="float">
            <text:p>-0,5795452948</text:p>
          </table:table-cell>
          <table:table-cell office:value-type="float" office:value="-1.01277569030465" calcext:value-type="float">
            <text:p>-1,0127756903</text:p>
          </table:table-cell>
          <table:table-cell office:value-type="float" office:value="-1.29897490669175" calcext:value-type="float">
            <text:p>-1,2989749067</text:p>
          </table:table-cell>
          <table:table-cell office:value-type="float" office:value="-1.16520684046109" calcext:value-type="float">
            <text:p>-1,1652068405</text:p>
          </table:table-cell>
          <table:table-cell office:value-type="float" office:value="-1.06703529321659" calcext:value-type="float">
            <text:p>-1,0670352932</text:p>
          </table:table-cell>
          <table:table-cell office:value-type="float" office:value="-1.20286152106132" calcext:value-type="float">
            <text:p>-1,2028615211</text:p>
          </table:table-cell>
          <table:table-cell office:value-type="float" office:value="-0.780571699798561" calcext:value-type="float">
            <text:p>-0,7805716998</text:p>
          </table:table-cell>
          <table:table-cell office:value-type="float" office:value="-0.552949079352096" calcext:value-type="float">
            <text:p>-0,5529490794</text:p>
          </table:table-cell>
          <table:table-cell office:value-type="float" office:value="-0.0118533549293237" calcext:value-type="float">
            <text:p>-0,0118533549</text:p>
          </table:table-cell>
          <table:table-cell office:value-type="float" office:value="-0.421530663608751" calcext:value-type="float">
            <text:p>-0,4215306636</text:p>
          </table:table-cell>
          <table:table-cell office:value-type="float" office:value="-0.925175744844248" calcext:value-type="float">
            <text:p>-0,9251757448</text:p>
          </table:table-cell>
          <table:table-cell office:value-type="float" office:value="-1.57785639001226" calcext:value-type="float">
            <text:p>-1,57785639</text:p>
          </table:table-cell>
          <table:table-cell office:value-type="float" office:value="-1.77620159613654" calcext:value-type="float">
            <text:p>-1,7762015961</text:p>
          </table:table-cell>
          <table:table-cell office:value-type="float" office:value="-1.96342243691456" calcext:value-type="float">
            <text:p>-1,9634224369</text:p>
          </table:table-cell>
          <table:table-cell office:value-type="float" office:value="-1.96682610291395" calcext:value-type="float">
            <text:p>-1,9668261029</text:p>
          </table:table-cell>
          <table:table-cell office:value-type="float" office:value="-2.63915975762795" calcext:value-type="float">
            <text:p>-2,6391597576</text:p>
          </table:table-cell>
          <table:table-cell office:value-type="float" office:value="-2.3504840648811" calcext:value-type="float">
            <text:p>-2,3504840649</text:p>
          </table:table-cell>
          <table:table-cell office:value-type="float" office:value="-1.37183167163494" calcext:value-type="float">
            <text:p>-1,3718316716</text:p>
          </table:table-cell>
          <table:table-cell office:value-type="float" office:value="-0.393778745695333" calcext:value-type="float">
            <text:p>-0,3937787457</text:p>
          </table:table-cell>
          <table:table-cell office:value-type="float" office:value="0.483663315461672" calcext:value-type="float">
            <text:p>0,4836633155</text:p>
          </table:table-cell>
          <table:table-cell office:value-type="float" office:value="0.650737922806591" calcext:value-type="float">
            <text:p>0,6507379228</text:p>
          </table:table-cell>
          <table:table-cell office:value-type="float" office:value="0.286692374042905" calcext:value-type="float">
            <text:p>0,286692374</text:p>
          </table:table-cell>
          <table:table-cell office:value-type="float" office:value="-0.976378818079646" calcext:value-type="float">
            <text:p>-0,9763788181</text:p>
          </table:table-cell>
          <table:table-cell office:value-type="float" office:value="0.368015745845837" calcext:value-type="float">
            <text:p>0,3680157458</text:p>
          </table:table-cell>
          <table:table-cell office:value-type="float" office:value="0.418826093929934" calcext:value-type="float">
            <text:p>0,4188260939</text:p>
          </table:table-cell>
          <table:table-cell office:value-type="float" office:value="-0.320492768325203" calcext:value-type="float">
            <text:p>-0,3204927683</text:p>
          </table:table-cell>
          <table:table-cell office:value-type="float" office:value="0.00889743817856695" calcext:value-type="float">
            <text:p>0,0088974382</text:p>
          </table:table-cell>
          <table:table-cell office:value-type="float" office:value="0.590632251449667" calcext:value-type="float">
            <text:p>0,5906322514</text:p>
          </table:table-cell>
          <table:table-cell office:value-type="float" office:value="1.15225709790357" calcext:value-type="float">
            <text:p>1,1522570979</text:p>
          </table:table-cell>
          <table:table-cell office:value-type="float" office:value="1.85106503486935" calcext:value-type="float">
            <text:p>1,8510650349</text:p>
          </table:table-cell>
          <table:table-cell office:value-type="float" office:value="1.44043317580492" calcext:value-type="float">
            <text:p>1,4404331758</text:p>
          </table:table-cell>
          <table:table-cell office:value-type="float" office:value="-0.0683766278686379" calcext:value-type="float">
            <text:p>-0,0683766279</text:p>
          </table:table-cell>
          <table:table-cell office:value-type="float" office:value="-0.108458403980013" calcext:value-type="float">
            <text:p>-0,108458404</text:p>
          </table:table-cell>
          <table:table-cell office:value-type="float" office:value="-0.314763192651328" calcext:value-type="float">
            <text:p>-0,3147631927</text:p>
          </table:table-cell>
          <table:table-cell office:value-type="float" office:value="-0.659459645618488" calcext:value-type="float">
            <text:p>-0,6594596456</text:p>
          </table:table-cell>
          <table:table-cell office:value-type="float" office:value="-0.622574393636601" calcext:value-type="float">
            <text:p>-0,6225743936</text:p>
          </table:table-cell>
          <table:table-cell office:value-type="float" office:value="-0.62678292743102" calcext:value-type="float">
            <text:p>-0,6267829274</text:p>
          </table:table-cell>
          <table:table-cell office:value-type="float" office:value="-0.0304763300244484" calcext:value-type="float">
            <text:p>-0,03047633</text:p>
          </table:table-cell>
          <table:table-cell office:value-type="float" office:value="0.280373626250051" calcext:value-type="float">
            <text:p>0,2803736263</text:p>
          </table:table-cell>
          <table:table-cell office:value-type="float" office:value="-0.361573423272248" calcext:value-type="float">
            <text:p>-0,3615734233</text:p>
          </table:table-cell>
          <table:table-cell office:value-type="float" office:value="-0.270764484921767" calcext:value-type="float">
            <text:p>-0,2707644849</text:p>
          </table:table-cell>
          <table:table-cell office:value-type="float" office:value="-0.524628529537448" calcext:value-type="float">
            <text:p>-0,5246285295</text:p>
          </table:table-cell>
          <table:table-cell office:value-type="float" office:value="1.13141117220312" calcext:value-type="float">
            <text:p>1,1314111722</text:p>
          </table:table-cell>
          <table:table-cell office:value-type="float" office:value="2.25909869838041" calcext:value-type="float">
            <text:p>2,2590986984</text:p>
          </table:table-cell>
          <table:table-cell office:value-type="float" office:value="0.71225023611059" calcext:value-type="float">
            <text:p>0,7122502361</text:p>
          </table:table-cell>
          <table:table-cell office:value-type="float" office:value="2.22923606347633" calcext:value-type="float">
            <text:p>2,2292360635</text:p>
          </table:table-cell>
          <table:table-cell office:value-type="float" office:value="-0.47941896666553" calcext:value-type="float">
            <text:p>-0,4794189667</text:p>
          </table:table-cell>
          <table:table-cell office:value-type="float" office:value="-0.717311083422211" calcext:value-type="float">
            <text:p>-0,7173110834</text:p>
          </table:table-cell>
          <table:table-cell office:value-type="float" office:value="-0.154563309177853" calcext:value-type="float">
            <text:p>-0,1545633092</text:p>
          </table:table-cell>
          <table:table-cell office:value-type="float" office:value="0.404440266943236" calcext:value-type="float">
            <text:p>0,4044402669</text:p>
          </table:table-cell>
          <table:table-cell office:value-type="float" office:value="0.636050971585499" calcext:value-type="float">
            <text:p>0,636050971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number number:decimal-places="0" number:min-integer-digits="1" number:grouping="true"/>
      <number:text> </number:text>
    </number:number-style>
    <number:number-style style:name="N107P1" style:volatile="true">
      <number:text>  (</number:text>
      <number:number number:decimal-places="0" number:min-integer-digits="1" number:grouping="true"/>
      <number:text>)</number:text>
    </number:number-style>
    <number:number-style style:name="N107P2" style:volatile="true">
      <number:text>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8P2" style:volatile="true">
      <number:currency-symbol/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0:44:02.508000000</meta:creation-date>
    <dc:date>2015-04-21T11:13:03.299000000</dc:date>
    <meta:editing-duration>PT14M</meta:editing-duration>
    <meta:editing-cycles>1</meta:editing-cycles>
    <meta:document-statistic meta:table-count="1" meta:cell-count="12688" meta:object-count="0"/>
    <meta:generator>LibreOffice/4.4.2.2$Windows_x86 LibreOffice_project/c4c7d32d0d49397cad38d62472b0bc8acff48dd6</meta:generator>
  </office:meta>
</office:document-meta>
</file>